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186.67pt" svg:y="67.55pt">
            <draw:object draw:notify-on-update-of-ranges="Sheet1.AE1:Sheet1.AE1000 Sheet1.AF1:Sheet1.AF1000 Sheet1.AG1:Sheet1.AG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Contacts -799</text:p>
          </table:table-cell>
          <table:table-cell office:value-type="float" office:value="8.49139810979264" calcext:value-type="float">
            <text:p>8.49139810979264</text:p>
          </table:table-cell>
          <table:table-cell/>
          <table:table-cell office:value-type="float" office:value="-0.59214875008799" calcext:value-type="float">
            <text:p>-0.59214875008799</text:p>
          </table:table-cell>
          <table:table-cell/>
          <table:table-cell office:value-type="float" office:value="6692" calcext:value-type="float">
            <text:p>6692</text:p>
          </table:table-cell>
          <table:table-cell/>
          <table:table-cell office:value-type="string" calcext:value-type="string">
            <text:p>Force – 599</text:p>
          </table:table-cell>
          <table:table-cell/>
          <table:table-cell office:value-type="float" office:value="100.09028910254" calcext:value-type="float">
            <text:p>100.09028910254</text:p>
          </table:table-cell>
          <table:table-cell/>
          <table:table-cell office:value-type="float" office:value="-1.83994752857895" calcext:value-type="float">
            <text:p>-1.83994752857895</text:p>
          </table:table-cell>
          <table:table-cell/>
          <table:table-cell office:value-type="float" office:value="49187" calcext:value-type="float">
            <text:p>49187</text:p>
          </table:table-cell>
          <table:table-cell/>
          <table:table-cell office:value-type="string" calcext:value-type="string">
            <text:p>noforcenocontacts</text:p>
          </table:table-cell>
          <table:table-cell/>
          <table:table-cell office:value-type="float" office:value="100.114360758812" calcext:value-type="float">
            <text:p>100.114360758812</text:p>
          </table:table-cell>
          <table:table-cell/>
          <table:table-cell office:value-type="float" office:value="0.811357818574638" calcext:value-type="float">
            <text:p>0.811357818574638</text:p>
          </table:table-cell>
          <table:table-cell/>
          <table:table-cell office:value-type="float" office:value="44945" calcext:value-type="float">
            <text:p>44945</text:p>
          </table:table-cell>
          <table:table-cell table:number-columns-repeated="2"/>
          <table:table-cell office:value-type="string" calcext:value-type="string">
            <text:p>imu</text:p>
          </table:table-cell>
          <table:table-cell office:value-type="float" office:value="-0.0976948010612241" calcext:value-type="float">
            <text:p>-0.097694801061224</text:p>
          </table:table-cell>
          <table:table-cell office:value-type="float" office:value="-0.117365434560383" calcext:value-type="float">
            <text:p>-0.117365434560383</text:p>
          </table:table-cell>
          <table:table-cell office:value-type="float" office:value="-0.163947298656562" calcext:value-type="float">
            <text:p>-0.163947298656562</text:p>
          </table:table-cell>
          <table:table-cell/>
          <table:table-cell office:value-type="string" calcext:value-type="string">
            <text:p>imu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00.098020009481" calcext:value-type="float">
            <text:p>100.098020009481</text:p>
          </table:table-cell>
          <table:table-cell/>
          <table:table-cell office:value-type="float" office:value="-5.30277641268251" calcext:value-type="float">
            <text:p>-5.30277641268251</text:p>
          </table:table-cell>
          <table:table-cell/>
          <table:table-cell office:value-type="float" office:value="47425" calcext:value-type="float">
            <text:p>47425</text:p>
          </table:table-cell>
          <table:table-cell table:number-columns-repeated="3"/>
          <table:table-cell office:value-type="float" office:value="3.66652564995306" calcext:value-type="float">
            <text:p>3.66652564995306</text:p>
          </table:table-cell>
          <table:table-cell/>
          <table:table-cell office:value-type="float" office:value="-0.143247838531754" calcext:value-type="float">
            <text:p>-0.143247838531754</text:p>
          </table:table-cell>
          <table:table-cell/>
          <table:table-cell office:value-type="float" office:value="4905" calcext:value-type="float">
            <text:p>4905</text:p>
          </table:table-cell>
          <table:table-cell table:number-columns-repeated="3"/>
          <table:table-cell office:value-type="float" office:value="100.112522741139" calcext:value-type="float">
            <text:p>100.112522741139</text:p>
          </table:table-cell>
          <table:table-cell/>
          <table:table-cell office:value-type="float" office:value="-1.67702058186613" calcext:value-type="float">
            <text:p>-1.67702058186613</text:p>
          </table:table-cell>
          <table:table-cell/>
          <table:table-cell office:value-type="float" office:value="45632" calcext:value-type="float">
            <text:p>45632</text:p>
          </table:table-cell>
          <table:table-cell table:number-columns-repeated="2"/>
          <table:table-cell office:value-type="string" calcext:value-type="string">
            <text:p>contacts</text:p>
          </table:table-cell>
          <table:table-cell office:value-type="float" office:value="-0.0608679005979465" calcext:value-type="float">
            <text:p>-0.060867900597947</text:p>
          </table:table-cell>
          <table:table-cell office:value-type="float" office:value="-0.0618791991573012" calcext:value-type="float">
            <text:p>-0.061879199157301</text:p>
          </table:table-cell>
          <table:table-cell office:value-type="float" office:value="-0.106428180260966" calcext:value-type="float">
            <text:p>-0.106428180260966</text:p>
          </table:table-cell>
          <table:table-cell/>
          <table:table-cell office:value-type="string" calcext:value-type="string">
            <text:p>contacts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0.112139426311" calcext:value-type="float">
            <text:p>100.112139426311</text:p>
          </table:table-cell>
          <table:table-cell/>
          <table:table-cell office:value-type="float" office:value="-5.48893219415556" calcext:value-type="float">
            <text:p>-5.48893219415556</text:p>
          </table:table-cell>
          <table:table-cell/>
          <table:table-cell office:value-type="float" office:value="45775" calcext:value-type="float">
            <text:p>45775</text:p>
          </table:table-cell>
          <table:table-cell table:number-columns-repeated="3"/>
          <table:table-cell office:value-type="float" office:value="1.06452933105641" calcext:value-type="float">
            <text:p>1.06452933105641</text:p>
          </table:table-cell>
          <table:table-cell/>
          <table:table-cell office:value-type="float" office:value="-0.104965638384143" calcext:value-type="float">
            <text:p>-0.104965638384143</text:p>
          </table:table-cell>
          <table:table-cell/>
          <table:table-cell office:value-type="float" office:value="1626" calcext:value-type="float">
            <text:p>1626</text:p>
          </table:table-cell>
          <table:table-cell table:number-columns-repeated="3"/>
          <table:table-cell office:value-type="float" office:value="100.110606107742" calcext:value-type="float">
            <text:p>100.110606107742</text:p>
          </table:table-cell>
          <table:table-cell/>
          <table:table-cell office:value-type="float" office:value="1.02226518195916" calcext:value-type="float">
            <text:p>1.02226518195916</text:p>
          </table:table-cell>
          <table:table-cell/>
          <table:table-cell office:value-type="float" office:value="45683" calcext:value-type="float">
            <text:p>45683</text:p>
          </table:table-cell>
          <table:table-cell table:number-columns-repeated="2"/>
          <table:table-cell office:value-type="string" calcext:value-type="string">
            <text:p>force</text:p>
          </table:table-cell>
          <table:table-cell office:value-type="float" office:value="-0.050375005622653" calcext:value-type="float">
            <text:p>-0.050375005622653</text:p>
          </table:table-cell>
          <table:table-cell office:value-type="float" office:value="-0.0109628582147733" calcext:value-type="float">
            <text:p>-0.010962858214773</text:p>
          </table:table-cell>
          <table:table-cell office:value-type="float" office:value="-0.0283853154434994" calcext:value-type="float">
            <text:p>-0.028385315443499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.55862759634595" calcext:value-type="float">
            <text:p>8.55862759634595</text:p>
          </table:table-cell>
          <table:table-cell/>
          <table:table-cell office:value-type="float" office:value="-0.445598138083112" calcext:value-type="float">
            <text:p>-0.445598138083112</text:p>
          </table:table-cell>
          <table:table-cell/>
          <table:table-cell office:value-type="float" office:value="7798" calcext:value-type="float">
            <text:p>7798</text:p>
          </table:table-cell>
          <table:table-cell table:number-columns-repeated="3"/>
          <table:table-cell office:value-type="float" office:value="4.12347803419198" calcext:value-type="float">
            <text:p>4.12347803419198</text:p>
          </table:table-cell>
          <table:table-cell/>
          <table:table-cell office:value-type="float" office:value="-0.0378588866132998" calcext:value-type="float">
            <text:p>-0.0378588866133</text:p>
          </table:table-cell>
          <table:table-cell/>
          <table:table-cell office:value-type="float" office:value="5224" calcext:value-type="float">
            <text:p>5224</text:p>
          </table:table-cell>
          <table:table-cell table:number-columns-repeated="3"/>
          <table:table-cell office:value-type="float" office:value="0.340582536187493" calcext:value-type="float">
            <text:p>0.340582536187493</text:p>
          </table:table-cell>
          <table:table-cell/>
          <table:table-cell office:value-type="float" office:value="0.206629686022016" calcext:value-type="float">
            <text:p>0.206629686022016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-0.0207972297325376" calcext:value-type="float">
            <text:p>-0.020797229732538</text:p>
          </table:table-cell>
          <table:table-cell office:value-type="float" office:value="0.00501049547324955" calcext:value-type="float">
            <text:p>0.00501049547325</text:p>
          </table:table-cell>
          <table:table-cell office:value-type="float" office:value="-0.0250465180926049" calcext:value-type="float">
            <text:p>-0.02504651809260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00.090999243249" calcext:value-type="float">
            <text:p>100.090999243249</text:p>
          </table:table-cell>
          <table:table-cell/>
          <table:table-cell office:value-type="float" office:value="-5.84658907550617" calcext:value-type="float">
            <text:p>-5.84658907550617</text:p>
          </table:table-cell>
          <table:table-cell/>
          <table:table-cell office:value-type="float" office:value="44943" calcext:value-type="float">
            <text:p>44943</text:p>
          </table:table-cell>
          <table:table-cell table:number-columns-repeated="3"/>
          <table:table-cell office:value-type="float" office:value="99.9708913590441" calcext:value-type="float">
            <text:p>99.9708913590441</text:p>
          </table:table-cell>
          <table:table-cell/>
          <table:table-cell office:value-type="float" office:value="0.868309331768672" calcext:value-type="float">
            <text:p>0.86830933176867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6664527602" calcext:value-type="float">
            <text:p>100.106664527602</text:p>
          </table:table-cell>
          <table:table-cell/>
          <table:table-cell office:value-type="float" office:value="-0.285966970930178" calcext:value-type="float">
            <text:p>-0.285966970930178</text:p>
          </table:table-cell>
          <table:table-cell/>
          <table:table-cell office:value-type="float" office:value="45886" calcext:value-type="float">
            <text:p>45886</text:p>
          </table:table-cell>
          <table:table-cell table:number-columns-repeated="3"/>
          <table:table-cell office:value-type="float" office:value="0.0373063448336812" calcext:value-type="float">
            <text:p>0.037306344833681</text:p>
          </table:table-cell>
          <table:table-cell office:value-type="float" office:value="0.0378577651408466" calcext:value-type="float">
            <text:p>0.037857765140847</text:p>
          </table:table-cell>
          <table:table-cell office:value-type="float" office:value="-0.0244031385211508" calcext:value-type="float">
            <text:p>-0.02440313852115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.89038480285365" calcext:value-type="float">
            <text:p>2.89038480285365</text:p>
          </table:table-cell>
          <table:table-cell/>
          <table:table-cell office:value-type="float" office:value="-0.351924117535401" calcext:value-type="float">
            <text:p>-0.351924117535401</text:p>
          </table:table-cell>
          <table:table-cell/>
          <table:table-cell office:value-type="float" office:value="2767" calcext:value-type="float">
            <text:p>2767</text:p>
          </table:table-cell>
          <table:table-cell table:number-columns-repeated="3"/>
          <table:table-cell office:value-type="float" office:value="70.5235978371605" calcext:value-type="float">
            <text:p>70.5235978371605</text:p>
          </table:table-cell>
          <table:table-cell/>
          <table:table-cell office:value-type="float" office:value="0.637249344012118" calcext:value-type="float">
            <text:p>0.63724934401211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2522166291" calcext:value-type="float">
            <text:p>100.112522166291</text:p>
          </table:table-cell>
          <table:table-cell/>
          <table:table-cell office:value-type="float" office:value="-3.05393974994615" calcext:value-type="float">
            <text:p>-3.05393974994615</text:p>
          </table:table-cell>
          <table:table-cell/>
          <table:table-cell office:value-type="float" office:value="46262" calcext:value-type="float">
            <text:p>46262</text:p>
          </table:table-cell>
          <table:table-cell table:number-columns-repeated="3"/>
          <table:table-cell office:value-type="float" office:value="0.0490375620682844" calcext:value-type="float">
            <text:p>0.049037562068284</text:p>
          </table:table-cell>
          <table:table-cell office:value-type="float" office:value="0.0419630600481614" calcext:value-type="float">
            <text:p>0.041963060048162</text:p>
          </table:table-cell>
          <table:table-cell office:value-type="float" office:value="-0.0146831700189267" calcext:value-type="float">
            <text:p>-0.014683170018927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00.096049887618" calcext:value-type="float">
            <text:p>100.096049887618</text:p>
          </table:table-cell>
          <table:table-cell/>
          <table:table-cell office:value-type="float" office:value="-5.56952660297009" calcext:value-type="float">
            <text:p>-5.56952660297009</text:p>
          </table:table-cell>
          <table:table-cell/>
          <table:table-cell office:value-type="float" office:value="44498" calcext:value-type="float">
            <text:p>44498</text:p>
          </table:table-cell>
          <table:table-cell table:number-columns-repeated="3"/>
          <table:table-cell office:value-type="float" office:value="7.42490711774141" calcext:value-type="float">
            <text:p>7.42490711774141</text:p>
          </table:table-cell>
          <table:table-cell/>
          <table:table-cell office:value-type="float" office:value="0.249921680371729" calcext:value-type="float">
            <text:p>0.249921680371729</text:p>
          </table:table-cell>
          <table:table-cell/>
          <table:table-cell office:value-type="float" office:value="26033" calcext:value-type="float">
            <text:p>26033</text:p>
          </table:table-cell>
          <table:table-cell table:number-columns-repeated="3"/>
          <table:table-cell office:value-type="float" office:value="100.107166933715" calcext:value-type="float">
            <text:p>100.107166933715</text:p>
          </table:table-cell>
          <table:table-cell/>
          <table:table-cell office:value-type="float" office:value="-1.78114391732659" calcext:value-type="float">
            <text:p>-1.78114391732659</text:p>
          </table:table-cell>
          <table:table-cell/>
          <table:table-cell office:value-type="float" office:value="45549" calcext:value-type="float">
            <text:p>45549</text:p>
          </table:table-cell>
          <table:table-cell table:number-columns-repeated="3"/>
          <table:table-cell office:value-type="float" office:value="0.0516040427633926" calcext:value-type="float">
            <text:p>0.051604042763393</text:p>
          </table:table-cell>
          <table:table-cell office:value-type="float" office:value="0.0516006798043306" calcext:value-type="float">
            <text:p>0.051600679804331</text:p>
          </table:table-cell>
          <table:table-cell office:value-type="float" office:value="-0.0142864533980226" calcext:value-type="float">
            <text:p>-0.01428645339802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4.80998959141449" calcext:value-type="float">
            <text:p>4.80998959141449</text:p>
          </table:table-cell>
          <table:table-cell/>
          <table:table-cell office:value-type="float" office:value="-0.206922627706306" calcext:value-type="float">
            <text:p>-0.206922627706306</text:p>
          </table:table-cell>
          <table:table-cell/>
          <table:table-cell office:value-type="float" office:value="3340" calcext:value-type="float">
            <text:p>3340</text:p>
          </table:table-cell>
          <table:table-cell table:number-columns-repeated="3"/>
          <table:table-cell office:value-type="float" office:value="100.08512844095" calcext:value-type="float">
            <text:p>100.08512844095</text:p>
          </table:table-cell>
          <table:table-cell/>
          <table:table-cell office:value-type="float" office:value="5.84101778330768" calcext:value-type="float">
            <text:p>5.84101778330768</text:p>
          </table:table-cell>
          <table:table-cell/>
          <table:table-cell office:value-type="float" office:value="47183" calcext:value-type="float">
            <text:p>47183</text:p>
          </table:table-cell>
          <table:table-cell table:number-columns-repeated="3"/>
          <table:table-cell office:value-type="float" office:value="100.108663319347" calcext:value-type="float">
            <text:p>100.108663319347</text:p>
          </table:table-cell>
          <table:table-cell/>
          <table:table-cell office:value-type="float" office:value="-1.28084416904766" calcext:value-type="float">
            <text:p>-1.28084416904766</text:p>
          </table:table-cell>
          <table:table-cell/>
          <table:table-cell office:value-type="float" office:value="46230" calcext:value-type="float">
            <text:p>46230</text:p>
          </table:table-cell>
          <table:table-cell table:number-columns-repeated="3"/>
          <table:table-cell office:value-type="float" office:value="0.0753992482650146" calcext:value-type="float">
            <text:p>0.075399248265015</text:p>
          </table:table-cell>
          <table:table-cell office:value-type="float" office:value="0.0564225559548246" calcext:value-type="float">
            <text:p>0.056422555954825</text:p>
          </table:table-cell>
          <table:table-cell office:value-type="float" office:value="-0.00325249078066755" calcext:value-type="float">
            <text:p>-0.00325249078066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100.098604621229" calcext:value-type="float">
            <text:p>100.098604621229</text:p>
          </table:table-cell>
          <table:table-cell/>
          <table:table-cell office:value-type="float" office:value="-3.94250283956057" calcext:value-type="float">
            <text:p>-3.94250283956057</text:p>
          </table:table-cell>
          <table:table-cell/>
          <table:table-cell office:value-type="float" office:value="48756" calcext:value-type="float">
            <text:p>48756</text:p>
          </table:table-cell>
          <table:table-cell table:number-columns-repeated="3"/>
          <table:table-cell office:value-type="float" office:value="97.1601231981098" calcext:value-type="float">
            <text:p>97.1601231981098</text:p>
          </table:table-cell>
          <table:table-cell/>
          <table:table-cell office:value-type="float" office:value="-0.047469421185356" calcext:value-type="float">
            <text:p>-0.04746942118535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146539664998346" calcext:value-type="float">
            <text:p>0.146539664998346</text:p>
          </table:table-cell>
          <table:table-cell/>
          <table:table-cell office:value-type="float" office:value="-0.185450198391546" calcext:value-type="float">
            <text:p>-0.185450198391546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0.104486495360725" calcext:value-type="float">
            <text:p>0.104486495360725</text:p>
          </table:table-cell>
          <table:table-cell office:value-type="float" office:value="0.0577545832508792" calcext:value-type="float">
            <text:p>0.057754583250879</text:p>
          </table:table-cell>
          <table:table-cell office:value-type="float" office:value="0.0460461822456522" calcext:value-type="float">
            <text:p>0.046046182245652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54" calcext:value-type="float">
            <text:p>15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0.148172137674887" calcext:value-type="float">
            <text:p>0.148172137674887</text:p>
          </table:table-cell>
          <table:table-cell/>
          <table:table-cell office:value-type="float" office:value="-0.0865564040076696" calcext:value-type="float">
            <text:p>-0.0865564040076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0.15018688351036" calcext:value-type="float">
            <text:p>0.15018688351036</text:p>
          </table:table-cell>
          <table:table-cell/>
          <table:table-cell office:value-type="float" office:value="0.0191577991763505" calcext:value-type="float">
            <text:p>0.01915779917635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00.111125918723" calcext:value-type="float">
            <text:p>100.111125918723</text:p>
          </table:table-cell>
          <table:table-cell/>
          <table:table-cell office:value-type="float" office:value="0.0207920530609653" calcext:value-type="float">
            <text:p>0.020792053060965</text:p>
          </table:table-cell>
          <table:table-cell/>
          <table:table-cell office:value-type="float" office:value="46666" calcext:value-type="float">
            <text:p>46666</text:p>
          </table:table-cell>
          <table:table-cell table:number-columns-repeated="3"/>
          <table:table-cell office:value-type="float" office:value="0.105649811209845" calcext:value-type="float">
            <text:p>0.105649811209845</text:p>
          </table:table-cell>
          <table:table-cell office:value-type="float" office:value="0.0584466457965085" calcext:value-type="float">
            <text:p>0.058446645796509</text:p>
          </table:table-cell>
          <table:table-cell office:value-type="float" office:value="0.0470561426254089" calcext:value-type="float">
            <text:p>0.047056142625409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75" calcext:value-type="float">
            <text:p>17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100.092195210869" calcext:value-type="float">
            <text:p>100.092195210869</text:p>
          </table:table-cell>
          <table:table-cell/>
          <table:table-cell office:value-type="float" office:value="-4.23102272500529" calcext:value-type="float">
            <text:p>-4.23102272500529</text:p>
          </table:table-cell>
          <table:table-cell/>
          <table:table-cell office:value-type="float" office:value="45006" calcext:value-type="float">
            <text:p>45006</text:p>
          </table:table-cell>
          <table:table-cell table:number-columns-repeated="3"/>
          <table:table-cell office:value-type="float" office:value="8.9795963892565" calcext:value-type="float">
            <text:p>8.9795963892565</text:p>
          </table:table-cell>
          <table:table-cell/>
          <table:table-cell office:value-type="float" office:value="-0.520665229701583" calcext:value-type="float">
            <text:p>-0.520665229701583</text:p>
          </table:table-cell>
          <table:table-cell/>
          <table:table-cell office:value-type="float" office:value="9785" calcext:value-type="float">
            <text:p>9785</text:p>
          </table:table-cell>
          <table:table-cell table:number-columns-repeated="3"/>
          <table:table-cell office:value-type="float" office:value="100.110688926413" calcext:value-type="float">
            <text:p>100.110688926413</text:p>
          </table:table-cell>
          <table:table-cell/>
          <table:table-cell office:value-type="float" office:value="-0.521444092405525" calcext:value-type="float">
            <text:p>-0.521444092405525</text:p>
          </table:table-cell>
          <table:table-cell/>
          <table:table-cell office:value-type="float" office:value="45696" calcext:value-type="float">
            <text:p>45696</text:p>
          </table:table-cell>
          <table:table-cell table:number-columns-repeated="3"/>
          <table:table-cell office:value-type="float" office:value="0.117468440859095" calcext:value-type="float">
            <text:p>0.117468440859095</text:p>
          </table:table-cell>
          <table:table-cell office:value-type="float" office:value="0.0586135444336028" calcext:value-type="float">
            <text:p>0.058613544433603</text:p>
          </table:table-cell>
          <table:table-cell office:value-type="float" office:value="0.061257230514708" calcext:value-type="float">
            <text:p>0.061257230514708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100.109891555222" calcext:value-type="float">
            <text:p>100.109891555222</text:p>
          </table:table-cell>
          <table:table-cell/>
          <table:table-cell office:value-type="float" office:value="-3.83419388036161" calcext:value-type="float">
            <text:p>-3.83419388036161</text:p>
          </table:table-cell>
          <table:table-cell/>
          <table:table-cell office:value-type="float" office:value="47324" calcext:value-type="float">
            <text:p>47324</text:p>
          </table:table-cell>
          <table:table-cell table:number-columns-repeated="3"/>
          <table:table-cell office:value-type="float" office:value="97.275733002232" calcext:value-type="float">
            <text:p>97.275733002232</text:p>
          </table:table-cell>
          <table:table-cell/>
          <table:table-cell office:value-type="float" office:value="-2.75457118976551" calcext:value-type="float">
            <text:p>-2.7545711897655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93882205927406" calcext:value-type="float">
            <text:p>7.93882205927406</text:p>
          </table:table-cell>
          <table:table-cell/>
          <table:table-cell office:value-type="float" office:value="0.0987193318269249" calcext:value-type="float">
            <text:p>0.098719331826925</text:p>
          </table:table-cell>
          <table:table-cell/>
          <table:table-cell office:value-type="float" office:value="6580" calcext:value-type="float">
            <text:p>6580</text:p>
          </table:table-cell>
          <table:table-cell table:number-columns-repeated="3"/>
          <table:table-cell office:value-type="float" office:value="0.146539664998346" calcext:value-type="float">
            <text:p>0.146539664998346</text:p>
          </table:table-cell>
          <table:table-cell office:value-type="float" office:value="0.0635416541511615" calcext:value-type="float">
            <text:p>0.063541654151162</text:p>
          </table:table-cell>
          <table:table-cell office:value-type="float" office:value="0.0782824652810692" calcext:value-type="float">
            <text:p>0.078282465281069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100.127354693811" calcext:value-type="float">
            <text:p>100.127354693811</text:p>
          </table:table-cell>
          <table:table-cell/>
          <table:table-cell office:value-type="float" office:value="-4.03119029970178" calcext:value-type="float">
            <text:p>-4.03119029970178</text:p>
          </table:table-cell>
          <table:table-cell/>
          <table:table-cell office:value-type="float" office:value="43201" calcext:value-type="float">
            <text:p>43201</text:p>
          </table:table-cell>
          <table:table-cell table:number-columns-repeated="3"/>
          <table:table-cell office:value-type="float" office:value="90.0905099046104" calcext:value-type="float">
            <text:p>90.0905099046104</text:p>
          </table:table-cell>
          <table:table-cell/>
          <table:table-cell office:value-type="float" office:value="-0.923589611682526" calcext:value-type="float">
            <text:p>-0.92358961168252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19683444238997" calcext:value-type="float">
            <text:p>3.19683444238997</text:p>
          </table:table-cell>
          <table:table-cell/>
          <table:table-cell office:value-type="float" office:value="-0.137798595754022" calcext:value-type="float">
            <text:p>-0.137798595754022</text:p>
          </table:table-cell>
          <table:table-cell/>
          <table:table-cell office:value-type="float" office:value="2874" calcext:value-type="float">
            <text:p>2874</text:p>
          </table:table-cell>
          <table:table-cell table:number-columns-repeated="3"/>
          <table:table-cell office:value-type="float" office:value="0.14739350742934" calcext:value-type="float">
            <text:p>0.14739350742934</text:p>
          </table:table-cell>
          <table:table-cell office:value-type="float" office:value="0.068786288098248" calcext:value-type="float">
            <text:p>0.068786288098248</text:p>
          </table:table-cell>
          <table:table-cell office:value-type="float" office:value="0.0888863950697591" calcext:value-type="float">
            <text:p>0.08888639506975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100.098033180451" calcext:value-type="float">
            <text:p>100.098033180451</text:p>
          </table:table-cell>
          <table:table-cell/>
          <table:table-cell office:value-type="float" office:value="-5.01991963947711" calcext:value-type="float">
            <text:p>-5.01991963947711</text:p>
          </table:table-cell>
          <table:table-cell/>
          <table:table-cell office:value-type="float" office:value="42595" calcext:value-type="float">
            <text:p>42595</text:p>
          </table:table-cell>
          <table:table-cell table:number-columns-repeated="3"/>
          <table:table-cell office:value-type="float" office:value="100.08384996425" calcext:value-type="float">
            <text:p>100.08384996425</text:p>
          </table:table-cell>
          <table:table-cell/>
          <table:table-cell office:value-type="float" office:value="1.49382590713871" calcext:value-type="float">
            <text:p>1.49382590713871</text:p>
          </table:table-cell>
          <table:table-cell/>
          <table:table-cell office:value-type="float" office:value="47101" calcext:value-type="float">
            <text:p>47101</text:p>
          </table:table-cell>
          <table:table-cell table:number-columns-repeated="3"/>
          <table:table-cell office:value-type="float" office:value="2.01881005732564" calcext:value-type="float">
            <text:p>2.01881005732564</text:p>
          </table:table-cell>
          <table:table-cell/>
          <table:table-cell office:value-type="float" office:value="-0.259526486156605" calcext:value-type="float">
            <text:p>-0.259526486156605</text:p>
          </table:table-cell>
          <table:table-cell/>
          <table:table-cell office:value-type="float" office:value="1376" calcext:value-type="float">
            <text:p>1376</text:p>
          </table:table-cell>
          <table:table-cell table:number-columns-repeated="3"/>
          <table:table-cell office:value-type="float" office:value="0.148995507981975" calcext:value-type="float">
            <text:p>0.148995507981975</text:p>
          </table:table-cell>
          <table:table-cell office:value-type="float" office:value="0.0716507451614568" calcext:value-type="float">
            <text:p>0.071650745161457</text:p>
          </table:table-cell>
          <table:table-cell office:value-type="float" office:value="0.0923208359927039" calcext:value-type="float">
            <text:p>0.092320835992704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285" calcext:value-type="float">
            <text:p>28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100.09482869785" calcext:value-type="float">
            <text:p>100.09482869785</text:p>
          </table:table-cell>
          <table:table-cell/>
          <table:table-cell office:value-type="float" office:value="-3.90319273369298" calcext:value-type="float">
            <text:p>-3.90319273369298</text:p>
          </table:table-cell>
          <table:table-cell/>
          <table:table-cell office:value-type="float" office:value="45616" calcext:value-type="float">
            <text:p>45616</text:p>
          </table:table-cell>
          <table:table-cell table:number-columns-repeated="3"/>
          <table:table-cell office:value-type="float" office:value="1.39554301314028" calcext:value-type="float">
            <text:p>1.39554301314028</text:p>
          </table:table-cell>
          <table:table-cell/>
          <table:table-cell office:value-type="float" office:value="0.12045450084922" calcext:value-type="float">
            <text:p>0.12045450084922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3"/>
          <table:table-cell office:value-type="float" office:value="100.107421084473" calcext:value-type="float">
            <text:p>100.107421084473</text:p>
          </table:table-cell>
          <table:table-cell/>
          <table:table-cell office:value-type="float" office:value="1.28550434934203" calcext:value-type="float">
            <text:p>1.28550434934203</text:p>
          </table:table-cell>
          <table:table-cell/>
          <table:table-cell office:value-type="float" office:value="44499" calcext:value-type="float">
            <text:p>44499</text:p>
          </table:table-cell>
          <table:table-cell table:number-columns-repeated="3"/>
          <table:table-cell office:value-type="float" office:value="0.160001189197865" calcext:value-type="float">
            <text:p>0.160001189197865</text:p>
          </table:table-cell>
          <table:table-cell office:value-type="float" office:value="0.0787814831834985" calcext:value-type="float">
            <text:p>0.078781483183499</text:p>
          </table:table-cell>
          <table:table-cell office:value-type="float" office:value="0.109474139933948" calcext:value-type="float">
            <text:p>0.109474139933948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343" calcext:value-type="float">
            <text:p>34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.08668548308059" calcext:value-type="float">
            <text:p>3.08668548308059</text:p>
          </table:table-cell>
          <table:table-cell/>
          <table:table-cell office:value-type="float" office:value="0.533498189410481" calcext:value-type="float">
            <text:p>0.533498189410481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3"/>
          <table:table-cell office:value-type="float" office:value="2.66120648990702" calcext:value-type="float">
            <text:p>2.66120648990702</text:p>
          </table:table-cell>
          <table:table-cell/>
          <table:table-cell office:value-type="float" office:value="0.354737382324131" calcext:value-type="float">
            <text:p>0.354737382324131</text:p>
          </table:table-cell>
          <table:table-cell/>
          <table:table-cell office:value-type="float" office:value="2535" calcext:value-type="float">
            <text:p>2535</text:p>
          </table:table-cell>
          <table:table-cell table:number-columns-repeated="3"/>
          <table:table-cell office:value-type="float" office:value="100.108198772514" calcext:value-type="float">
            <text:p>100.108198772514</text:p>
          </table:table-cell>
          <table:table-cell/>
          <table:table-cell office:value-type="float" office:value="1.81020531451138" calcext:value-type="float">
            <text:p>1.81020531451138</text:p>
          </table:table-cell>
          <table:table-cell/>
          <table:table-cell office:value-type="float" office:value="45439" calcext:value-type="float">
            <text:p>45439</text:p>
          </table:table-cell>
          <table:table-cell table:number-columns-repeated="3"/>
          <table:table-cell office:value-type="float" office:value="0.166792668467601" calcext:value-type="float">
            <text:p>0.166792668467601</text:p>
          </table:table-cell>
          <table:table-cell office:value-type="float" office:value="0.0797931854963041" calcext:value-type="float">
            <text:p>0.079793185496304</text:p>
          </table:table-cell>
          <table:table-cell office:value-type="float" office:value="0.110336376500536" calcext:value-type="float">
            <text:p>0.110336376500536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361" calcext:value-type="float">
            <text:p>36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3.69023732012688" calcext:value-type="float">
            <text:p>3.69023732012688</text:p>
          </table:table-cell>
          <table:table-cell/>
          <table:table-cell office:value-type="float" office:value="-0.341008284701871" calcext:value-type="float">
            <text:p>-0.341008284701871</text:p>
          </table:table-cell>
          <table:table-cell/>
          <table:table-cell office:value-type="float" office:value="3216" calcext:value-type="float">
            <text:p>3216</text:p>
          </table:table-cell>
          <table:table-cell table:number-columns-repeated="3"/>
          <table:table-cell office:value-type="float" office:value="99.6680760672308" calcext:value-type="float">
            <text:p>99.6680760672308</text:p>
          </table:table-cell>
          <table:table-cell/>
          <table:table-cell office:value-type="float" office:value="-1.16763504046352" calcext:value-type="float">
            <text:p>-1.1676350404635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2131176563187" calcext:value-type="float">
            <text:p>9.02131176563187</text:p>
          </table:table-cell>
          <table:table-cell/>
          <table:table-cell office:value-type="float" office:value="0.456108816105454" calcext:value-type="float">
            <text:p>0.456108816105454</text:p>
          </table:table-cell>
          <table:table-cell/>
          <table:table-cell office:value-type="float" office:value="7614" calcext:value-type="float">
            <text:p>7614</text:p>
          </table:table-cell>
          <table:table-cell table:number-columns-repeated="3"/>
          <table:table-cell office:value-type="float" office:value="0.173413910144364" calcext:value-type="float">
            <text:p>0.173413910144364</text:p>
          </table:table-cell>
          <table:table-cell office:value-type="float" office:value="0.0896470800715038" calcext:value-type="float">
            <text:p>0.089647080071504</text:p>
          </table:table-cell>
          <table:table-cell office:value-type="float" office:value="0.122030996297235" calcext:value-type="float">
            <text:p>0.122030996297235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float" office:value="5.96813124143653" calcext:value-type="float">
            <text:p>5.96813124143653</text:p>
          </table:table-cell>
          <table:table-cell/>
          <table:table-cell office:value-type="float" office:value="-0.714568804899992" calcext:value-type="float">
            <text:p>-0.714568804899992</text:p>
          </table:table-cell>
          <table:table-cell/>
          <table:table-cell office:value-type="float" office:value="4657" calcext:value-type="float">
            <text:p>4657</text:p>
          </table:table-cell>
          <table:table-cell table:number-columns-repeated="3"/>
          <table:table-cell office:value-type="float" office:value="100.081061569022" calcext:value-type="float">
            <text:p>100.081061569022</text:p>
          </table:table-cell>
          <table:table-cell/>
          <table:table-cell office:value-type="float" office:value="-0.889762944765294" calcext:value-type="float">
            <text:p>-0.889762944765294</text:p>
          </table:table-cell>
          <table:table-cell/>
          <table:table-cell office:value-type="float" office:value="48159" calcext:value-type="float">
            <text:p>48159</text:p>
          </table:table-cell>
          <table:table-cell table:number-columns-repeated="3"/>
          <table:table-cell office:value-type="float" office:value="100.10724059331" calcext:value-type="float">
            <text:p>100.10724059331</text:p>
          </table:table-cell>
          <table:table-cell/>
          <table:table-cell office:value-type="float" office:value="-0.653054374632337" calcext:value-type="float">
            <text:p>-0.653054374632337</text:p>
          </table:table-cell>
          <table:table-cell/>
          <table:table-cell office:value-type="float" office:value="45297" calcext:value-type="float">
            <text:p>45297</text:p>
          </table:table-cell>
          <table:table-cell table:number-columns-repeated="3"/>
          <table:table-cell office:value-type="float" office:value="0.181733553792311" calcext:value-type="float">
            <text:p>0.181733553792311</text:p>
          </table:table-cell>
          <table:table-cell office:value-type="float" office:value="0.10175645957551" calcext:value-type="float">
            <text:p>0.10175645957551</text:p>
          </table:table-cell>
          <table:table-cell office:value-type="float" office:value="0.12244714685556" calcext:value-type="float">
            <text:p>0.12244714685556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387" calcext:value-type="float">
            <text:p>38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2.86045630624568" calcext:value-type="float">
            <text:p>2.86045630624568</text:p>
          </table:table-cell>
          <table:table-cell/>
          <table:table-cell office:value-type="float" office:value="-0.216013128664275" calcext:value-type="float">
            <text:p>-0.216013128664275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3"/>
          <table:table-cell office:value-type="float" office:value="100.089878706548" calcext:value-type="float">
            <text:p>100.089878706548</text:p>
          </table:table-cell>
          <table:table-cell/>
          <table:table-cell office:value-type="float" office:value="-1.33516225810972" calcext:value-type="float">
            <text:p>-1.33516225810972</text:p>
          </table:table-cell>
          <table:table-cell/>
          <table:table-cell office:value-type="float" office:value="49734" calcext:value-type="float">
            <text:p>49734</text:p>
          </table:table-cell>
          <table:table-cell table:number-columns-repeated="3"/>
          <table:table-cell office:value-type="float" office:value="100.118781900548" calcext:value-type="float">
            <text:p>100.118781900548</text:p>
          </table:table-cell>
          <table:table-cell/>
          <table:table-cell office:value-type="float" office:value="3.81785504564368" calcext:value-type="float">
            <text:p>3.81785504564368</text:p>
          </table:table-cell>
          <table:table-cell/>
          <table:table-cell office:value-type="float" office:value="45278" calcext:value-type="float">
            <text:p>45278</text:p>
          </table:table-cell>
          <table:table-cell table:number-columns-repeated="3"/>
          <table:table-cell office:value-type="float" office:value="0.191660015820078" calcext:value-type="float">
            <text:p>0.191660015820078</text:p>
          </table:table-cell>
          <table:table-cell office:value-type="float" office:value="0.116513648780983" calcext:value-type="float">
            <text:p>0.116513648780983</text:p>
          </table:table-cell>
          <table:table-cell office:value-type="float" office:value="0.15018688351036" calcext:value-type="float">
            <text:p>0.15018688351036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440" calcext:value-type="float">
            <text:p>44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100.088496702888" calcext:value-type="float">
            <text:p>100.088496702888</text:p>
          </table:table-cell>
          <table:table-cell/>
          <table:table-cell office:value-type="float" office:value="-7.23824123117802" calcext:value-type="float">
            <text:p>-7.23824123117802</text:p>
          </table:table-cell>
          <table:table-cell/>
          <table:table-cell office:value-type="float" office:value="44403" calcext:value-type="float">
            <text:p>44403</text:p>
          </table:table-cell>
          <table:table-cell table:number-columns-repeated="3"/>
          <table:table-cell office:value-type="float" office:value="4.5884304353361" calcext:value-type="float">
            <text:p>4.5884304353361</text:p>
          </table:table-cell>
          <table:table-cell/>
          <table:table-cell office:value-type="float" office:value="-0.222444528927471" calcext:value-type="float">
            <text:p>-0.22244452892747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16283337414895" calcext:value-type="float">
            <text:p>6.16283337414895</text:p>
          </table:table-cell>
          <table:table-cell/>
          <table:table-cell office:value-type="float" office:value="-0.0338243103136098" calcext:value-type="float">
            <text:p>-0.03382431031361</text:p>
          </table:table-cell>
          <table:table-cell/>
          <table:table-cell office:value-type="float" office:value="4387" calcext:value-type="float">
            <text:p>4387</text:p>
          </table:table-cell>
          <table:table-cell table:number-columns-repeated="3"/>
          <table:table-cell office:value-type="float" office:value="0.1925365527183" calcext:value-type="float">
            <text:p>0.1925365527183</text:p>
          </table:table-cell>
          <table:table-cell office:value-type="float" office:value="0.137089426435046" calcext:value-type="float">
            <text:p>0.137089426435046</text:p>
          </table:table-cell>
          <table:table-cell office:value-type="float" office:value="0.160088458442655" calcext:value-type="float">
            <text:p>0.160088458442655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480" calcext:value-type="float">
            <text:p>48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100.098234810958" calcext:value-type="float">
            <text:p>100.098234810958</text:p>
          </table:table-cell>
          <table:table-cell/>
          <table:table-cell office:value-type="float" office:value="-3.63590278472255" calcext:value-type="float">
            <text:p>-3.63590278472255</text:p>
          </table:table-cell>
          <table:table-cell/>
          <table:table-cell office:value-type="float" office:value="44777" calcext:value-type="float">
            <text:p>44777</text:p>
          </table:table-cell>
          <table:table-cell table:number-columns-repeated="3"/>
          <table:table-cell office:value-type="float" office:value="95.6364861146028" calcext:value-type="float">
            <text:p>95.6364861146028</text:p>
          </table:table-cell>
          <table:table-cell/>
          <table:table-cell office:value-type="float" office:value="-0.255197915238075" calcext:value-type="float">
            <text:p>-0.25519791523807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58183074824895" calcext:value-type="float">
            <text:p>6.58183074824895</text:p>
          </table:table-cell>
          <table:table-cell/>
          <table:table-cell office:value-type="float" office:value="-0.154810836971406" calcext:value-type="float">
            <text:p>-0.154810836971406</text:p>
          </table:table-cell>
          <table:table-cell/>
          <table:table-cell office:value-type="float" office:value="4902" calcext:value-type="float">
            <text:p>4902</text:p>
          </table:table-cell>
          <table:table-cell table:number-columns-repeated="3"/>
          <table:table-cell office:value-type="float" office:value="0.196758962948401" calcext:value-type="float">
            <text:p>0.196758962948401</text:p>
          </table:table-cell>
          <table:table-cell office:value-type="float" office:value="0.145204473881916" calcext:value-type="float">
            <text:p>0.145204473881916</text:p>
          </table:table-cell>
          <table:table-cell office:value-type="float" office:value="0.16785850241501" calcext:value-type="float">
            <text:p>0.16785850241501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513" calcext:value-type="float">
            <text:p>51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3.73043896606084" calcext:value-type="float">
            <text:p>3.73043896606084</text:p>
          </table:table-cell>
          <table:table-cell/>
          <table:table-cell office:value-type="float" office:value="-0.356605063819447" calcext:value-type="float">
            <text:p>-0.356605063819447</text:p>
          </table:table-cell>
          <table:table-cell/>
          <table:table-cell office:value-type="float" office:value="3984" calcext:value-type="float">
            <text:p>3984</text:p>
          </table:table-cell>
          <table:table-cell table:number-columns-repeated="3"/>
          <table:table-cell office:value-type="float" office:value="16.009765474592" calcext:value-type="float">
            <text:p>16.009765474592</text:p>
          </table:table-cell>
          <table:table-cell/>
          <table:table-cell office:value-type="float" office:value="-0.792094497117644" calcext:value-type="float">
            <text:p>-0.79209449711764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928482491409726" calcext:value-type="float">
            <text:p>0.928482491409726</text:p>
          </table:table-cell>
          <table:table-cell/>
          <table:table-cell office:value-type="float" office:value="-0.0723925710536598" calcext:value-type="float">
            <text:p>-0.0723925710536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3"/>
          <table:table-cell office:value-type="float" office:value="0.198073022867548" calcext:value-type="float">
            <text:p>0.198073022867548</text:p>
          </table:table-cell>
          <table:table-cell office:value-type="float" office:value="0.148172137674887" calcext:value-type="float">
            <text:p>0.148172137674887</text:p>
          </table:table-cell>
          <table:table-cell office:value-type="float" office:value="0.17194731675258" calcext:value-type="float">
            <text:p>0.17194731675258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536" calcext:value-type="float">
            <text:p>53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9.05952206681268" calcext:value-type="float">
            <text:p>9.05952206681268</text:p>
          </table:table-cell>
          <table:table-cell/>
          <table:table-cell office:value-type="float" office:value="-0.645860281083725" calcext:value-type="float">
            <text:p>-0.645860281083725</text:p>
          </table:table-cell>
          <table:table-cell/>
          <table:table-cell office:value-type="float" office:value="6362" calcext:value-type="float">
            <text:p>6362</text:p>
          </table:table-cell>
          <table:table-cell table:number-columns-repeated="3"/>
          <table:table-cell office:value-type="float" office:value="100.086635450066" calcext:value-type="float">
            <text:p>100.086635450066</text:p>
          </table:table-cell>
          <table:table-cell/>
          <table:table-cell office:value-type="float" office:value="2.24886248809194" calcext:value-type="float">
            <text:p>2.24886248809194</text:p>
          </table:table-cell>
          <table:table-cell/>
          <table:table-cell office:value-type="float" office:value="48560" calcext:value-type="float">
            <text:p>48560</text:p>
          </table:table-cell>
          <table:table-cell table:number-columns-repeated="3"/>
          <table:table-cell office:value-type="float" office:value="8.19076865155874" calcext:value-type="float">
            <text:p>8.19076865155874</text:p>
          </table:table-cell>
          <table:table-cell/>
          <table:table-cell office:value-type="float" office:value="0.0401330501268839" calcext:value-type="float">
            <text:p>0.040133050126884</text:p>
          </table:table-cell>
          <table:table-cell/>
          <table:table-cell office:value-type="float" office:value="6202" calcext:value-type="float">
            <text:p>6202</text:p>
          </table:table-cell>
          <table:table-cell table:number-columns-repeated="3"/>
          <table:table-cell office:value-type="float" office:value="0.211404622536338" calcext:value-type="float">
            <text:p>0.211404622536338</text:p>
          </table:table-cell>
          <table:table-cell office:value-type="float" office:value="0.157012803618022" calcext:value-type="float">
            <text:p>0.157012803618022</text:p>
          </table:table-cell>
          <table:table-cell office:value-type="float" office:value="0.180725009415409" calcext:value-type="float">
            <text:p>0.180725009415409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549" calcext:value-type="float">
            <text:p>54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100.088715914372" calcext:value-type="float">
            <text:p>100.088715914372</text:p>
          </table:table-cell>
          <table:table-cell/>
          <table:table-cell office:value-type="float" office:value="-6.07080532152143" calcext:value-type="float">
            <text:p>-6.07080532152143</text:p>
          </table:table-cell>
          <table:table-cell/>
          <table:table-cell office:value-type="float" office:value="44661" calcext:value-type="float">
            <text:p>44661</text:p>
          </table:table-cell>
          <table:table-cell table:number-columns-repeated="3"/>
          <table:table-cell office:value-type="float" office:value="93.3848671630285" calcext:value-type="float">
            <text:p>93.3848671630285</text:p>
          </table:table-cell>
          <table:table-cell/>
          <table:table-cell office:value-type="float" office:value="-1.67826776149125" calcext:value-type="float">
            <text:p>-1.6782677614912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369863091" calcext:value-type="float">
            <text:p>100.105369863091</text:p>
          </table:table-cell>
          <table:table-cell/>
          <table:table-cell office:value-type="float" office:value="3.53469307700502" calcext:value-type="float">
            <text:p>3.53469307700502</text:p>
          </table:table-cell>
          <table:table-cell/>
          <table:table-cell office:value-type="float" office:value="46014" calcext:value-type="float">
            <text:p>46014</text:p>
          </table:table-cell>
          <table:table-cell table:number-columns-repeated="3"/>
          <table:table-cell office:value-type="float" office:value="0.229563355419948" calcext:value-type="float">
            <text:p>0.229563355419948</text:p>
          </table:table-cell>
          <table:table-cell office:value-type="float" office:value="0.160851553502881" calcext:value-type="float">
            <text:p>0.160851553502881</text:p>
          </table:table-cell>
          <table:table-cell office:value-type="float" office:value="0.180980098447984" calcext:value-type="float">
            <text:p>0.180980098447984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552" calcext:value-type="float">
            <text:p>55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float" office:value="2.58608128210659" calcext:value-type="float">
            <text:p>2.58608128210659</text:p>
          </table:table-cell>
          <table:table-cell/>
          <table:table-cell office:value-type="float" office:value="0.0139534815889037" calcext:value-type="float">
            <text:p>0.013953481588904</text:p>
          </table:table-cell>
          <table:table-cell/>
          <table:table-cell office:value-type="float" office:value="2419" calcext:value-type="float">
            <text:p>2419</text:p>
          </table:table-cell>
          <table:table-cell table:number-columns-repeated="3"/>
          <table:table-cell office:value-type="float" office:value="3.14120893211387" calcext:value-type="float">
            <text:p>3.14120893211387</text:p>
          </table:table-cell>
          <table:table-cell/>
          <table:table-cell office:value-type="float" office:value="0.535620128547048" calcext:value-type="float">
            <text:p>0.535620128547048</text:p>
          </table:table-cell>
          <table:table-cell/>
          <table:table-cell office:value-type="float" office:value="4525" calcext:value-type="float">
            <text:p>4525</text:p>
          </table:table-cell>
          <table:table-cell table:number-columns-repeated="3"/>
          <table:table-cell office:value-type="float" office:value="0.0373063448336812" calcext:value-type="float">
            <text:p>0.037306344833681</text:p>
          </table:table-cell>
          <table:table-cell/>
          <table:table-cell office:value-type="float" office:value="-0.0738413115326449" calcext:value-type="float">
            <text:p>-0.073841311532645</text:p>
          </table:table-cell>
          <table:table-cell/>
          <table:table-cell office:value-type="float" office:value="11104" calcext:value-type="float">
            <text:p>11104</text:p>
          </table:table-cell>
          <table:table-cell table:number-columns-repeated="3"/>
          <table:table-cell office:value-type="float" office:value="0.229794834811068" calcext:value-type="float">
            <text:p>0.229794834811068</text:p>
          </table:table-cell>
          <table:table-cell office:value-type="float" office:value="0.166059399004796" calcext:value-type="float">
            <text:p>0.166059399004796</text:p>
          </table:table-cell>
          <table:table-cell office:value-type="float" office:value="0.181198627519402" calcext:value-type="float">
            <text:p>0.181198627519402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554" calcext:value-type="float">
            <text:p>55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float" office:value="100.092181514868" calcext:value-type="float">
            <text:p>100.092181514868</text:p>
          </table:table-cell>
          <table:table-cell/>
          <table:table-cell office:value-type="float" office:value="-5.93317873066593" calcext:value-type="float">
            <text:p>-5.93317873066593</text:p>
          </table:table-cell>
          <table:table-cell/>
          <table:table-cell office:value-type="float" office:value="45938" calcext:value-type="float">
            <text:p>45938</text:p>
          </table:table-cell>
          <table:table-cell table:number-columns-repeated="3"/>
          <table:table-cell office:value-type="float" office:value="80.4093529570231" calcext:value-type="float">
            <text:p>80.4093529570231</text:p>
          </table:table-cell>
          <table:table-cell/>
          <table:table-cell office:value-type="float" office:value="-1.86624615320726" calcext:value-type="float">
            <text:p>-1.8662461532072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6533840022" calcext:value-type="float">
            <text:p>100.116533840022</text:p>
          </table:table-cell>
          <table:table-cell/>
          <table:table-cell office:value-type="float" office:value="2.40466065658267" calcext:value-type="float">
            <text:p>2.40466065658267</text:p>
          </table:table-cell>
          <table:table-cell/>
          <table:table-cell office:value-type="float" office:value="47371" calcext:value-type="float">
            <text:p>47371</text:p>
          </table:table-cell>
          <table:table-cell table:number-columns-repeated="3"/>
          <table:table-cell office:value-type="float" office:value="0.256540750542288" calcext:value-type="float">
            <text:p>0.256540750542288</text:p>
          </table:table-cell>
          <table:table-cell office:value-type="float" office:value="0.170776345241115" calcext:value-type="float">
            <text:p>0.170776345241115</text:p>
          </table:table-cell>
          <table:table-cell office:value-type="float" office:value="0.182642024954163" calcext:value-type="float">
            <text:p>0.182642024954163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566" calcext:value-type="float">
            <text:p>56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100.106530381009" calcext:value-type="float">
            <text:p>100.106530381009</text:p>
          </table:table-cell>
          <table:table-cell/>
          <table:table-cell office:value-type="float" office:value="-5.15728103365325" calcext:value-type="float">
            <text:p>-5.15728103365325</text:p>
          </table:table-cell>
          <table:table-cell/>
          <table:table-cell office:value-type="float" office:value="46289" calcext:value-type="float">
            <text:p>46289</text:p>
          </table:table-cell>
          <table:table-cell table:number-columns-repeated="3"/>
          <table:table-cell office:value-type="float" office:value="83.2167504729707" calcext:value-type="float">
            <text:p>83.2167504729707</text:p>
          </table:table-cell>
          <table:table-cell/>
          <table:table-cell office:value-type="float" office:value="-2.71652049419878" calcext:value-type="float">
            <text:p>-2.7165204941987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650879101" calcext:value-type="float">
            <text:p>100.105650879101</text:p>
          </table:table-cell>
          <table:table-cell/>
          <table:table-cell office:value-type="float" office:value="-1.21799410985569" calcext:value-type="float">
            <text:p>-1.21799410985569</text:p>
          </table:table-cell>
          <table:table-cell/>
          <table:table-cell office:value-type="float" office:value="44812" calcext:value-type="float">
            <text:p>44812</text:p>
          </table:table-cell>
          <table:table-cell table:number-columns-repeated="3"/>
          <table:table-cell office:value-type="float" office:value="0.265073295028066" calcext:value-type="float">
            <text:p>0.265073295028066</text:p>
          </table:table-cell>
          <table:table-cell office:value-type="float" office:value="0.179223330609039" calcext:value-type="float">
            <text:p>0.179223330609039</text:p>
          </table:table-cell>
          <table:table-cell office:value-type="float" office:value="0.186653667305343" calcext:value-type="float">
            <text:p>0.186653667305343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0.928953378434434" calcext:value-type="float">
            <text:p>0.928953378434434</text:p>
          </table:table-cell>
          <table:table-cell/>
          <table:table-cell office:value-type="float" office:value="-0.269839668372725" calcext:value-type="float">
            <text:p>-0.269839668372725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3"/>
          <table:table-cell office:value-type="float" office:value="87.691995343409" calcext:value-type="float">
            <text:p>87.691995343409</text:p>
          </table:table-cell>
          <table:table-cell/>
          <table:table-cell office:value-type="float" office:value="-0.0362688206557235" calcext:value-type="float">
            <text:p>-0.0362688206557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69389655148909" calcext:value-type="float">
            <text:p>3.69389655148909</text:p>
          </table:table-cell>
          <table:table-cell/>
          <table:table-cell office:value-type="float" office:value="-0.117183567853923" calcext:value-type="float">
            <text:p>-0.117183567853923</text:p>
          </table:table-cell>
          <table:table-cell/>
          <table:table-cell office:value-type="float" office:value="2419" calcext:value-type="float">
            <text:p>2419</text:p>
          </table:table-cell>
          <table:table-cell table:number-columns-repeated="3"/>
          <table:table-cell office:value-type="float" office:value="0.268564414462868" calcext:value-type="float">
            <text:p>0.268564414462868</text:p>
          </table:table-cell>
          <table:table-cell office:value-type="float" office:value="0.180714192485944" calcext:value-type="float">
            <text:p>0.180714192485944</text:p>
          </table:table-cell>
          <table:table-cell office:value-type="float" office:value="0.192593915819104" calcext:value-type="float">
            <text:p>0.19259391581910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617" calcext:value-type="float">
            <text:p>61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float" office:value="92.1562006631301" calcext:value-type="float">
            <text:p>92.1562006631301</text:p>
          </table:table-cell>
          <table:table-cell/>
          <table:table-cell office:value-type="float" office:value="-7.03818215927092" calcext:value-type="float">
            <text:p>-7.0381821592709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23804647338014" calcext:value-type="float">
            <text:p>7.23804647338014</text:p>
          </table:table-cell>
          <table:table-cell/>
          <table:table-cell office:value-type="float" office:value="-0.841878512687771" calcext:value-type="float">
            <text:p>-0.841878512687771</text:p>
          </table:table-cell>
          <table:table-cell/>
          <table:table-cell office:value-type="float" office:value="17561" calcext:value-type="float">
            <text:p>17561</text:p>
          </table:table-cell>
          <table:table-cell table:number-columns-repeated="3"/>
          <table:table-cell office:value-type="float" office:value="99.4278934146822" calcext:value-type="float">
            <text:p>99.4278934146822</text:p>
          </table:table-cell>
          <table:table-cell/>
          <table:table-cell office:value-type="float" office:value="1.70587146604731" calcext:value-type="float">
            <text:p>1.7058714660473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270777457186058" calcext:value-type="float">
            <text:p>0.270777457186058</text:p>
          </table:table-cell>
          <table:table-cell office:value-type="float" office:value="0.181241394933298" calcext:value-type="float">
            <text:p>0.181241394933298</text:p>
          </table:table-cell>
          <table:table-cell office:value-type="float" office:value="0.201100610823538" calcext:value-type="float">
            <text:p>0.20110061082353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4.51550156721675" calcext:value-type="float">
            <text:p>4.51550156721675</text:p>
          </table:table-cell>
          <table:table-cell/>
          <table:table-cell office:value-type="float" office:value="-0.591549515550838" calcext:value-type="float">
            <text:p>-0.59154951555083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42935200334833" calcext:value-type="float">
            <text:p>3.42935200334833</text:p>
          </table:table-cell>
          <table:table-cell/>
          <table:table-cell office:value-type="float" office:value="-0.45830051587953" calcext:value-type="float">
            <text:p>-0.45830051587953</text:p>
          </table:table-cell>
          <table:table-cell/>
          <table:table-cell office:value-type="float" office:value="32763" calcext:value-type="float">
            <text:p>32763</text:p>
          </table:table-cell>
          <table:table-cell table:number-columns-repeated="3"/>
          <table:table-cell office:value-type="float" office:value="1.48732134301982" calcext:value-type="float">
            <text:p>1.48732134301982</text:p>
          </table:table-cell>
          <table:table-cell/>
          <table:table-cell office:value-type="float" office:value="-0.0729285142040347" calcext:value-type="float">
            <text:p>-0.072928514204035</text:p>
          </table:table-cell>
          <table:table-cell/>
          <table:table-cell office:value-type="float" office:value="1725" calcext:value-type="float">
            <text:p>1725</text:p>
          </table:table-cell>
          <table:table-cell table:number-columns-repeated="3"/>
          <table:table-cell office:value-type="float" office:value="0.273870422587039" calcext:value-type="float">
            <text:p>0.273870422587039</text:p>
          </table:table-cell>
          <table:table-cell office:value-type="float" office:value="0.184671167899445" calcext:value-type="float">
            <text:p>0.184671167899445</text:p>
          </table:table-cell>
          <table:table-cell office:value-type="float" office:value="0.207369269932398" calcext:value-type="float">
            <text:p>0.207369269932398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650" calcext:value-type="float">
            <text:p>65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100.101759921927" calcext:value-type="float">
            <text:p>100.101759921927</text:p>
          </table:table-cell>
          <table:table-cell/>
          <table:table-cell office:value-type="float" office:value="-5.39723428223789" calcext:value-type="float">
            <text:p>-5.39723428223789</text:p>
          </table:table-cell>
          <table:table-cell/>
          <table:table-cell office:value-type="float" office:value="46052" calcext:value-type="float">
            <text:p>46052</text:p>
          </table:table-cell>
          <table:table-cell table:number-columns-repeated="3"/>
          <table:table-cell office:value-type="float" office:value="3.62093346833166" calcext:value-type="float">
            <text:p>3.62093346833166</text:p>
          </table:table-cell>
          <table:table-cell/>
          <table:table-cell office:value-type="float" office:value="-0.242974583370521" calcext:value-type="float">
            <text:p>-0.24297458337052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1181200007" calcext:value-type="float">
            <text:p>100.111181200007</text:p>
          </table:table-cell>
          <table:table-cell/>
          <table:table-cell office:value-type="float" office:value="-0.608509376069007" calcext:value-type="float">
            <text:p>-0.608509376069007</text:p>
          </table:table-cell>
          <table:table-cell/>
          <table:table-cell office:value-type="float" office:value="46712" calcext:value-type="float">
            <text:p>46712</text:p>
          </table:table-cell>
          <table:table-cell table:number-columns-repeated="3"/>
          <table:table-cell office:value-type="float" office:value="0.278575519738393" calcext:value-type="float">
            <text:p>0.278575519738393</text:p>
          </table:table-cell>
          <table:table-cell office:value-type="float" office:value="0.226594840632046" calcext:value-type="float">
            <text:p>0.226594840632046</text:p>
          </table:table-cell>
          <table:table-cell office:value-type="float" office:value="0.242845537033524" calcext:value-type="float">
            <text:p>0.242845537033524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661" calcext:value-type="float">
            <text:p>661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100.109488937281" calcext:value-type="float">
            <text:p>100.109488937281</text:p>
          </table:table-cell>
          <table:table-cell/>
          <table:table-cell office:value-type="float" office:value="-1.69275626873873" calcext:value-type="float">
            <text:p>-1.69275626873873</text:p>
          </table:table-cell>
          <table:table-cell/>
          <table:table-cell office:value-type="float" office:value="44220" calcext:value-type="float">
            <text:p>44220</text:p>
          </table:table-cell>
          <table:table-cell table:number-columns-repeated="3"/>
          <table:table-cell office:value-type="float" office:value="0.857471395160426" calcext:value-type="float">
            <text:p>0.857471395160426</text:p>
          </table:table-cell>
          <table:table-cell/>
          <table:table-cell office:value-type="float" office:value="0.107832852232443" calcext:value-type="float">
            <text:p>0.107832852232443</text:p>
          </table:table-cell>
          <table:table-cell/>
          <table:table-cell office:value-type="float" office:value="37348" calcext:value-type="float">
            <text:p>37348</text:p>
          </table:table-cell>
          <table:table-cell table:number-columns-repeated="3"/>
          <table:table-cell office:value-type="float" office:value="100.110465464878" calcext:value-type="float">
            <text:p>100.110465464878</text:p>
          </table:table-cell>
          <table:table-cell/>
          <table:table-cell office:value-type="float" office:value="1.31527257865071" calcext:value-type="float">
            <text:p>1.31527257865071</text:p>
          </table:table-cell>
          <table:table-cell/>
          <table:table-cell office:value-type="float" office:value="45962" calcext:value-type="float">
            <text:p>45962</text:p>
          </table:table-cell>
          <table:table-cell table:number-columns-repeated="3"/>
          <table:table-cell office:value-type="float" office:value="0.294638342815115" calcext:value-type="float">
            <text:p>0.294638342815115</text:p>
          </table:table-cell>
          <table:table-cell office:value-type="float" office:value="0.229798423776417" calcext:value-type="float">
            <text:p>0.229798423776417</text:p>
          </table:table-cell>
          <table:table-cell office:value-type="float" office:value="0.24984757529511" calcext:value-type="float">
            <text:p>0.24984757529511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665" calcext:value-type="float">
            <text:p>66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0.961208285697714" calcext:value-type="float">
            <text:p>0.961208285697714</text:p>
          </table:table-cell>
          <table:table-cell/>
          <table:table-cell office:value-type="float" office:value="-0.312531920745213" calcext:value-type="float">
            <text:p>-0.312531920745213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94.5319882999381" calcext:value-type="float">
            <text:p>94.5319882999381</text:p>
          </table:table-cell>
          <table:table-cell/>
          <table:table-cell office:value-type="float" office:value="0.828553672568612" calcext:value-type="float">
            <text:p>0.82855367256861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4582029031" calcext:value-type="float">
            <text:p>100.104582029031</text:p>
          </table:table-cell>
          <table:table-cell/>
          <table:table-cell office:value-type="float" office:value="0.357226440187218" calcext:value-type="float">
            <text:p>0.357226440187218</text:p>
          </table:table-cell>
          <table:table-cell/>
          <table:table-cell office:value-type="float" office:value="45907" calcext:value-type="float">
            <text:p>45907</text:p>
          </table:table-cell>
          <table:table-cell table:number-columns-repeated="3"/>
          <table:table-cell office:value-type="float" office:value="0.295892643427933" calcext:value-type="float">
            <text:p>0.295892643427933</text:p>
          </table:table-cell>
          <table:table-cell office:value-type="float" office:value="0.293713594575146" calcext:value-type="float">
            <text:p>0.293713594575146</text:p>
          </table:table-cell>
          <table:table-cell office:value-type="float" office:value="0.287384256356873" calcext:value-type="float">
            <text:p>0.287384256356873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702" calcext:value-type="float">
            <text:p>70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/>
          <table:table-cell office:value-type="float" office:value="100.121750271493" calcext:value-type="float">
            <text:p>100.121750271493</text:p>
          </table:table-cell>
          <table:table-cell/>
          <table:table-cell office:value-type="float" office:value="-2.56454715034052" calcext:value-type="float">
            <text:p>-2.56454715034052</text:p>
          </table:table-cell>
          <table:table-cell/>
          <table:table-cell office:value-type="float" office:value="45174" calcext:value-type="float">
            <text:p>45174</text:p>
          </table:table-cell>
          <table:table-cell table:number-columns-repeated="3"/>
          <table:table-cell office:value-type="float" office:value="7.34668722560184" calcext:value-type="float">
            <text:p>7.34668722560184</text:p>
          </table:table-cell>
          <table:table-cell/>
          <table:table-cell office:value-type="float" office:value="-0.763323717151531" calcext:value-type="float">
            <text:p>-0.763323717151531</text:p>
          </table:table-cell>
          <table:table-cell/>
          <table:table-cell office:value-type="float" office:value="9198" calcext:value-type="float">
            <text:p>9198</text:p>
          </table:table-cell>
          <table:table-cell table:number-columns-repeated="3"/>
          <table:table-cell office:value-type="float" office:value="100.11225677986" calcext:value-type="float">
            <text:p>100.11225677986</text:p>
          </table:table-cell>
          <table:table-cell/>
          <table:table-cell office:value-type="float" office:value="-1.33593257989941" calcext:value-type="float">
            <text:p>-1.33593257989941</text:p>
          </table:table-cell>
          <table:table-cell/>
          <table:table-cell office:value-type="float" office:value="45862" calcext:value-type="float">
            <text:p>45862</text:p>
          </table:table-cell>
          <table:table-cell table:number-columns-repeated="3"/>
          <table:table-cell office:value-type="float" office:value="0.304839071419938" calcext:value-type="float">
            <text:p>0.304839071419938</text:p>
          </table:table-cell>
          <table:table-cell office:value-type="float" office:value="0.308360542961983" calcext:value-type="float">
            <text:p>0.308360542961983</text:p>
          </table:table-cell>
          <table:table-cell office:value-type="float" office:value="0.334080763918648" calcext:value-type="float">
            <text:p>0.334080763918648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734" calcext:value-type="float">
            <text:p>73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100.104513008136" calcext:value-type="float">
            <text:p>100.104513008136</text:p>
          </table:table-cell>
          <table:table-cell/>
          <table:table-cell office:value-type="float" office:value="-5.273357270691" calcext:value-type="float">
            <text:p>-5.273357270691</text:p>
          </table:table-cell>
          <table:table-cell/>
          <table:table-cell office:value-type="float" office:value="46501" calcext:value-type="float">
            <text:p>46501</text:p>
          </table:table-cell>
          <table:table-cell table:number-columns-repeated="3"/>
          <table:table-cell office:value-type="float" office:value="100.093645396981" calcext:value-type="float">
            <text:p>100.093645396981</text:p>
          </table:table-cell>
          <table:table-cell/>
          <table:table-cell office:value-type="float" office:value="-2.31037501817525" calcext:value-type="float">
            <text:p>-2.31037501817525</text:p>
          </table:table-cell>
          <table:table-cell/>
          <table:table-cell office:value-type="float" office:value="49417" calcext:value-type="float">
            <text:p>49417</text:p>
          </table:table-cell>
          <table:table-cell table:number-columns-repeated="3"/>
          <table:table-cell office:value-type="float" office:value="1.57528198323982" calcext:value-type="float">
            <text:p>1.57528198323982</text:p>
          </table:table-cell>
          <table:table-cell/>
          <table:table-cell office:value-type="float" office:value="-0.464171697124356" calcext:value-type="float">
            <text:p>-0.464171697124356</text:p>
          </table:table-cell>
          <table:table-cell/>
          <table:table-cell office:value-type="float" office:value="1107" calcext:value-type="float">
            <text:p>1107</text:p>
          </table:table-cell>
          <table:table-cell table:number-columns-repeated="3"/>
          <table:table-cell office:value-type="float" office:value="0.306660706299567" calcext:value-type="float">
            <text:p>0.306660706299567</text:p>
          </table:table-cell>
          <table:table-cell office:value-type="float" office:value="0.366088475544373" calcext:value-type="float">
            <text:p>0.366088475544373</text:p>
          </table:table-cell>
          <table:table-cell office:value-type="float" office:value="0.355576597511825" calcext:value-type="float">
            <text:p>0.355576597511825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741" calcext:value-type="float">
            <text:p>74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office:value-type="float" office:value="0.537043593547888" calcext:value-type="float">
            <text:p>0.537043593547888</text:p>
          </table:table-cell>
          <table:table-cell/>
          <table:table-cell office:value-type="float" office:value="0.117943949676852" calcext:value-type="float">
            <text:p>0.117943949676852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89.0782763944592" calcext:value-type="float">
            <text:p>89.0782763944592</text:p>
          </table:table-cell>
          <table:table-cell/>
          <table:table-cell office:value-type="float" office:value="0.287687033894212" calcext:value-type="float">
            <text:p>0.28768703389421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49654559298488" calcext:value-type="float">
            <text:p>8.49654559298488</text:p>
          </table:table-cell>
          <table:table-cell/>
          <table:table-cell office:value-type="float" office:value="1.28529982081353" calcext:value-type="float">
            <text:p>1.28529982081353</text:p>
          </table:table-cell>
          <table:table-cell/>
          <table:table-cell office:value-type="float" office:value="7506" calcext:value-type="float">
            <text:p>7506</text:p>
          </table:table-cell>
          <table:table-cell table:number-columns-repeated="3"/>
          <table:table-cell office:value-type="float" office:value="0.31104578269137" calcext:value-type="float">
            <text:p>0.31104578269137</text:p>
          </table:table-cell>
          <table:table-cell office:value-type="float" office:value="0.396732987734148" calcext:value-type="float">
            <text:p>0.396732987734148</text:p>
          </table:table-cell>
          <table:table-cell office:value-type="float" office:value="0.384309227011784" calcext:value-type="float">
            <text:p>0.384309227011784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763" calcext:value-type="float">
            <text:p>76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float" office:value="3.8230589773915" calcext:value-type="float">
            <text:p>3.8230589773915</text:p>
          </table:table-cell>
          <table:table-cell/>
          <table:table-cell office:value-type="float" office:value="-0.185098768087313" calcext:value-type="float">
            <text:p>-0.185098768087313</text:p>
          </table:table-cell>
          <table:table-cell/>
          <table:table-cell office:value-type="float" office:value="2628" calcext:value-type="float">
            <text:p>2628</text:p>
          </table:table-cell>
          <table:table-cell table:number-columns-repeated="3"/>
          <table:table-cell office:value-type="float" office:value="6.73249306782033" calcext:value-type="float">
            <text:p>6.73249306782033</text:p>
          </table:table-cell>
          <table:table-cell/>
          <table:table-cell office:value-type="float" office:value="-0.41062085007765" calcext:value-type="float">
            <text:p>-0.41062085007765</text:p>
          </table:table-cell>
          <table:table-cell/>
          <table:table-cell office:value-type="float" office:value="5301" calcext:value-type="float">
            <text:p>5301</text:p>
          </table:table-cell>
          <table:table-cell table:number-columns-repeated="3"/>
          <table:table-cell office:value-type="float" office:value="4.23392128731608" calcext:value-type="float">
            <text:p>4.23392128731608</text:p>
          </table:table-cell>
          <table:table-cell/>
          <table:table-cell office:value-type="float" office:value="0.300741865623061" calcext:value-type="float">
            <text:p>0.300741865623061</text:p>
          </table:table-cell>
          <table:table-cell/>
          <table:table-cell office:value-type="float" office:value="3044" calcext:value-type="float">
            <text:p>3044</text:p>
          </table:table-cell>
          <table:table-cell table:number-columns-repeated="3"/>
          <table:table-cell office:value-type="float" office:value="0.313271473438753" calcext:value-type="float">
            <text:p>0.313271473438753</text:p>
          </table:table-cell>
          <table:table-cell office:value-type="float" office:value="0.48200619249685" calcext:value-type="float">
            <text:p>0.48200619249685</text:p>
          </table:table-cell>
          <table:table-cell office:value-type="float" office:value="0.391435131586268" calcext:value-type="float">
            <text:p>0.391435131586268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778" calcext:value-type="float">
            <text:p>778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float" office:value="5.88709563374096" calcext:value-type="float">
            <text:p>5.88709563374096</text:p>
          </table:table-cell>
          <table:table-cell/>
          <table:table-cell office:value-type="float" office:value="-0.756335170570546" calcext:value-type="float">
            <text:p>-0.756335170570546</text:p>
          </table:table-cell>
          <table:table-cell/>
          <table:table-cell office:value-type="float" office:value="5537" calcext:value-type="float">
            <text:p>5537</text:p>
          </table:table-cell>
          <table:table-cell table:number-columns-repeated="3"/>
          <table:table-cell office:value-type="float" office:value="100.084743717473" calcext:value-type="float">
            <text:p>100.084743717473</text:p>
          </table:table-cell>
          <table:table-cell/>
          <table:table-cell office:value-type="float" office:value="5.71195885445572" calcext:value-type="float">
            <text:p>5.71195885445572</text:p>
          </table:table-cell>
          <table:table-cell/>
          <table:table-cell office:value-type="float" office:value="48375" calcext:value-type="float">
            <text:p>48375</text:p>
          </table:table-cell>
          <table:table-cell table:number-columns-repeated="3"/>
          <table:table-cell office:value-type="float" office:value="9.01403727903404" calcext:value-type="float">
            <text:p>9.01403727903404</text:p>
          </table:table-cell>
          <table:table-cell/>
          <table:table-cell office:value-type="float" office:value="-0.366797477248521" calcext:value-type="float">
            <text:p>-0.366797477248521</text:p>
          </table:table-cell>
          <table:table-cell/>
          <table:table-cell office:value-type="float" office:value="7521" calcext:value-type="float">
            <text:p>7521</text:p>
          </table:table-cell>
          <table:table-cell table:number-columns-repeated="3"/>
          <table:table-cell office:value-type="float" office:value="0.314217218248661" calcext:value-type="float">
            <text:p>0.314217218248661</text:p>
          </table:table-cell>
          <table:table-cell office:value-type="float" office:value="0.513801493373754" calcext:value-type="float">
            <text:p>0.513801493373754</text:p>
          </table:table-cell>
          <table:table-cell office:value-type="float" office:value="0.404803196086015" calcext:value-type="float">
            <text:p>0.404803196086015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793" calcext:value-type="float">
            <text:p>793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2.82691354332156" calcext:value-type="float">
            <text:p>2.82691354332156</text:p>
          </table:table-cell>
          <table:table-cell/>
          <table:table-cell office:value-type="float" office:value="-0.382437164037798" calcext:value-type="float">
            <text:p>-0.38243716403779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43276548903799" calcext:value-type="float">
            <text:p>7.43276548903799</text:p>
          </table:table-cell>
          <table:table-cell/>
          <table:table-cell office:value-type="float" office:value="-0.672369720390865" calcext:value-type="float">
            <text:p>-0.672369720390865</text:p>
          </table:table-cell>
          <table:table-cell/>
          <table:table-cell office:value-type="float" office:value="6649" calcext:value-type="float">
            <text:p>6649</text:p>
          </table:table-cell>
          <table:table-cell table:number-columns-repeated="3"/>
          <table:table-cell office:value-type="float" office:value="3.79599971009971" calcext:value-type="float">
            <text:p>3.79599971009971</text:p>
          </table:table-cell>
          <table:table-cell/>
          <table:table-cell office:value-type="float" office:value="-0.107311175785505" calcext:value-type="float">
            <text:p>-0.107311175785505</text:p>
          </table:table-cell>
          <table:table-cell/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0.327950408341194" calcext:value-type="float">
            <text:p>0.327950408341194</text:p>
          </table:table-cell>
          <table:table-cell office:value-type="float" office:value="0.537043593547888" calcext:value-type="float">
            <text:p>0.537043593547888</text:p>
          </table:table-cell>
          <table:table-cell office:value-type="float" office:value="0.414584640938211" calcext:value-type="float">
            <text:p>0.414584640938211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804" calcext:value-type="float">
            <text:p>80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float" office:value="100.111114656309" calcext:value-type="float">
            <text:p>100.111114656309</text:p>
          </table:table-cell>
          <table:table-cell/>
          <table:table-cell office:value-type="float" office:value="-5.67978919617666" calcext:value-type="float">
            <text:p>-5.67978919617666</text:p>
          </table:table-cell>
          <table:table-cell/>
          <table:table-cell office:value-type="float" office:value="45632" calcext:value-type="float">
            <text:p>45632</text:p>
          </table:table-cell>
          <table:table-cell table:number-columns-repeated="3"/>
          <table:table-cell office:value-type="float" office:value="1.38212306877067" calcext:value-type="float">
            <text:p>1.38212306877067</text:p>
          </table:table-cell>
          <table:table-cell/>
          <table:table-cell office:value-type="float" office:value="-0.0822843728363961" calcext:value-type="float">
            <text:p>-0.082284372836396</text:p>
          </table:table-cell>
          <table:table-cell/>
          <table:table-cell office:value-type="float" office:value="34420" calcext:value-type="float">
            <text:p>34420</text:p>
          </table:table-cell>
          <table:table-cell table:number-columns-repeated="3"/>
          <table:table-cell office:value-type="float" office:value="2.98535442124333" calcext:value-type="float">
            <text:p>2.98535442124333</text:p>
          </table:table-cell>
          <table:table-cell/>
          <table:table-cell office:value-type="float" office:value="0.251291462745694" calcext:value-type="float">
            <text:p>0.251291462745694</text:p>
          </table:table-cell>
          <table:table-cell/>
          <table:table-cell office:value-type="float" office:value="2640" calcext:value-type="float">
            <text:p>2640</text:p>
          </table:table-cell>
          <table:table-cell table:number-columns-repeated="3"/>
          <table:table-cell office:value-type="float" office:value="0.340582536187493" calcext:value-type="float">
            <text:p>0.340582536187493</text:p>
          </table:table-cell>
          <table:table-cell office:value-type="float" office:value="0.546488491710388" calcext:value-type="float">
            <text:p>0.546488491710388</text:p>
          </table:table-cell>
          <table:table-cell office:value-type="float" office:value="0.426101099228605" calcext:value-type="float">
            <text:p>0.426101099228605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809" calcext:value-type="float">
            <text:p>80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100.097301658071" calcext:value-type="float">
            <text:p>100.097301658071</text:p>
          </table:table-cell>
          <table:table-cell/>
          <table:table-cell office:value-type="float" office:value="-4.72346093880503" calcext:value-type="float">
            <text:p>-4.72346093880503</text:p>
          </table:table-cell>
          <table:table-cell/>
          <table:table-cell office:value-type="float" office:value="46548" calcext:value-type="float">
            <text:p>46548</text:p>
          </table:table-cell>
          <table:table-cell table:number-columns-repeated="3"/>
          <table:table-cell office:value-type="float" office:value="82.205935483873" calcext:value-type="float">
            <text:p>82.205935483873</text:p>
          </table:table-cell>
          <table:table-cell/>
          <table:table-cell office:value-type="float" office:value="-0.203697942457902" calcext:value-type="float">
            <text:p>-0.20369794245790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20637817262073" calcext:value-type="float">
            <text:p>5.20637817262073</text:p>
          </table:table-cell>
          <table:table-cell/>
          <table:table-cell office:value-type="float" office:value="-0.0135620830840082" calcext:value-type="float">
            <text:p>-0.013562083084008</text:p>
          </table:table-cell>
          <table:table-cell/>
          <table:table-cell office:value-type="float" office:value="4271" calcext:value-type="float">
            <text:p>4271</text:p>
          </table:table-cell>
          <table:table-cell table:number-columns-repeated="3"/>
          <table:table-cell office:value-type="float" office:value="0.359187554025794" calcext:value-type="float">
            <text:p>0.359187554025794</text:p>
          </table:table-cell>
          <table:table-cell office:value-type="float" office:value="0.554834629877658" calcext:value-type="float">
            <text:p>0.554834629877658</text:p>
          </table:table-cell>
          <table:table-cell office:value-type="float" office:value="0.476042558664484" calcext:value-type="float">
            <text:p>0.476042558664484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820" calcext:value-type="float">
            <text:p>82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float" office:value="100.112929764715" calcext:value-type="float">
            <text:p>100.112929764715</text:p>
          </table:table-cell>
          <table:table-cell/>
          <table:table-cell office:value-type="float" office:value="-3.17315870602371" calcext:value-type="float">
            <text:p>-3.17315870602371</text:p>
          </table:table-cell>
          <table:table-cell/>
          <table:table-cell office:value-type="float" office:value="45395" calcext:value-type="float">
            <text:p>45395</text:p>
          </table:table-cell>
          <table:table-cell table:number-columns-repeated="3"/>
          <table:table-cell office:value-type="float" office:value="100.096195451393" calcext:value-type="float">
            <text:p>100.096195451393</text:p>
          </table:table-cell>
          <table:table-cell/>
          <table:table-cell office:value-type="float" office:value="0.998003746818115" calcext:value-type="float">
            <text:p>0.998003746818115</text:p>
          </table:table-cell>
          <table:table-cell/>
          <table:table-cell office:value-type="float" office:value="48525" calcext:value-type="float">
            <text:p>48525</text:p>
          </table:table-cell>
          <table:table-cell table:number-columns-repeated="3"/>
          <table:table-cell office:value-type="float" office:value="100.111567566832" calcext:value-type="float">
            <text:p>100.111567566832</text:p>
          </table:table-cell>
          <table:table-cell/>
          <table:table-cell office:value-type="float" office:value="0.360342553971884" calcext:value-type="float">
            <text:p>0.360342553971884</text:p>
          </table:table-cell>
          <table:table-cell/>
          <table:table-cell office:value-type="float" office:value="44780" calcext:value-type="float">
            <text:p>44780</text:p>
          </table:table-cell>
          <table:table-cell table:number-columns-repeated="3"/>
          <table:table-cell office:value-type="float" office:value="0.366751367671479" calcext:value-type="float">
            <text:p>0.366751367671479</text:p>
          </table:table-cell>
          <table:table-cell office:value-type="float" office:value="0.557318071220633" calcext:value-type="float">
            <text:p>0.557318071220633</text:p>
          </table:table-cell>
          <table:table-cell office:value-type="float" office:value="0.540901547677007" calcext:value-type="float">
            <text:p>0.540901547677007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841" calcext:value-type="float">
            <text:p>84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float" office:value="100.103527226725" calcext:value-type="float">
            <text:p>100.103527226725</text:p>
          </table:table-cell>
          <table:table-cell/>
          <table:table-cell office:value-type="float" office:value="-6.84534858714078" calcext:value-type="float">
            <text:p>-6.84534858714078</text:p>
          </table:table-cell>
          <table:table-cell/>
          <table:table-cell office:value-type="float" office:value="45607" calcext:value-type="float">
            <text:p>45607</text:p>
          </table:table-cell>
          <table:table-cell table:number-columns-repeated="3"/>
          <table:table-cell office:value-type="float" office:value="81.9357521013757" calcext:value-type="float">
            <text:p>81.9357521013757</text:p>
          </table:table-cell>
          <table:table-cell/>
          <table:table-cell office:value-type="float" office:value="-1.00561110025362" calcext:value-type="float">
            <text:p>-1.0056111002536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256540750542288" calcext:value-type="float">
            <text:p>0.256540750542288</text:p>
          </table:table-cell>
          <table:table-cell/>
          <table:table-cell office:value-type="float" office:value="-0.179479417598209" calcext:value-type="float">
            <text:p>-0.179479417598209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0.366960325973665" calcext:value-type="float">
            <text:p>0.366960325973665</text:p>
          </table:table-cell>
          <table:table-cell office:value-type="float" office:value="0.572898956680454" calcext:value-type="float">
            <text:p>0.572898956680454</text:p>
          </table:table-cell>
          <table:table-cell office:value-type="float" office:value="0.550091283734069" calcext:value-type="float">
            <text:p>0.550091283734069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842" calcext:value-type="float">
            <text:p>84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float" office:value="9.0326440931532" calcext:value-type="float">
            <text:p>9.0326440931532</text:p>
          </table:table-cell>
          <table:table-cell/>
          <table:table-cell office:value-type="float" office:value="-0.69742332075918" calcext:value-type="float">
            <text:p>-0.69742332075918</text:p>
          </table:table-cell>
          <table:table-cell/>
          <table:table-cell office:value-type="float" office:value="7254" calcext:value-type="float">
            <text:p>7254</text:p>
          </table:table-cell>
          <table:table-cell table:number-columns-repeated="3"/>
          <table:table-cell office:value-type="float" office:value="100.087875963256" calcext:value-type="float">
            <text:p>100.087875963256</text:p>
          </table:table-cell>
          <table:table-cell/>
          <table:table-cell office:value-type="float" office:value="1.84003912361095" calcext:value-type="float">
            <text:p>1.84003912361095</text:p>
          </table:table-cell>
          <table:table-cell/>
          <table:table-cell office:value-type="float" office:value="48593" calcext:value-type="float">
            <text:p>48593</text:p>
          </table:table-cell>
          <table:table-cell table:number-columns-repeated="3"/>
          <table:table-cell office:value-type="float" office:value="0.327950408341194" calcext:value-type="float">
            <text:p>0.327950408341194</text:p>
          </table:table-cell>
          <table:table-cell/>
          <table:table-cell office:value-type="float" office:value="0.171731370260068" calcext:value-type="float">
            <text:p>0.171731370260068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0.381225970313255" calcext:value-type="float">
            <text:p>0.381225970313255</text:p>
          </table:table-cell>
          <table:table-cell office:value-type="float" office:value="0.610119214879761" calcext:value-type="float">
            <text:p>0.610119214879761</text:p>
          </table:table-cell>
          <table:table-cell office:value-type="float" office:value="0.574838725338964" calcext:value-type="float">
            <text:p>0.574838725338964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859" calcext:value-type="float">
            <text:p>859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float" office:value="3.24040165996683" calcext:value-type="float">
            <text:p>3.24040165996683</text:p>
          </table:table-cell>
          <table:table-cell/>
          <table:table-cell office:value-type="float" office:value="-0.174762042853764" calcext:value-type="float">
            <text:p>-0.17476204285376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79402439296" calcext:value-type="float">
            <text:p>100.079402439296</text:p>
          </table:table-cell>
          <table:table-cell/>
          <table:table-cell office:value-type="float" office:value="0.506773265530399" calcext:value-type="float">
            <text:p>0.506773265530399</text:p>
          </table:table-cell>
          <table:table-cell/>
          <table:table-cell office:value-type="float" office:value="48536" calcext:value-type="float">
            <text:p>48536</text:p>
          </table:table-cell>
          <table:table-cell table:number-columns-repeated="3"/>
          <table:table-cell office:value-type="float" office:value="100.106817822642" calcext:value-type="float">
            <text:p>100.106817822642</text:p>
          </table:table-cell>
          <table:table-cell/>
          <table:table-cell office:value-type="float" office:value="-0.327293621698883" calcext:value-type="float">
            <text:p>-0.327293621698883</text:p>
          </table:table-cell>
          <table:table-cell/>
          <table:table-cell office:value-type="float" office:value="44775" calcext:value-type="float">
            <text:p>44775</text:p>
          </table:table-cell>
          <table:table-cell table:number-columns-repeated="3"/>
          <table:table-cell office:value-type="float" office:value="0.387861724177285" calcext:value-type="float">
            <text:p>0.387861724177285</text:p>
          </table:table-cell>
          <table:table-cell office:value-type="float" office:value="0.610565403882551" calcext:value-type="float">
            <text:p>0.610565403882551</text:p>
          </table:table-cell>
          <table:table-cell office:value-type="float" office:value="0.577338927441776" calcext:value-type="float">
            <text:p>0.577338927441776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861" calcext:value-type="float">
            <text:p>861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5.63956548203706" calcext:value-type="float">
            <text:p>5.63956548203706</text:p>
          </table:table-cell>
          <table:table-cell/>
          <table:table-cell office:value-type="float" office:value="-0.0800475323764368" calcext:value-type="float">
            <text:p>-0.080047532376437</text:p>
          </table:table-cell>
          <table:table-cell/>
          <table:table-cell office:value-type="float" office:value="3667" calcext:value-type="float">
            <text:p>3667</text:p>
          </table:table-cell>
          <table:table-cell table:number-columns-repeated="3"/>
          <table:table-cell office:value-type="float" office:value="6.19692298617441" calcext:value-type="float">
            <text:p>6.19692298617441</text:p>
          </table:table-cell>
          <table:table-cell/>
          <table:table-cell office:value-type="float" office:value="0.107915774890503" calcext:value-type="float">
            <text:p>0.107915774890503</text:p>
          </table:table-cell>
          <table:table-cell/>
          <table:table-cell office:value-type="float" office:value="4288" calcext:value-type="float">
            <text:p>4288</text:p>
          </table:table-cell>
          <table:table-cell table:number-columns-repeated="3"/>
          <table:table-cell office:value-type="float" office:value="100.106963160529" calcext:value-type="float">
            <text:p>100.106963160529</text:p>
          </table:table-cell>
          <table:table-cell/>
          <table:table-cell office:value-type="float" office:value="-3.74960617157113" calcext:value-type="float">
            <text:p>-3.74960617157113</text:p>
          </table:table-cell>
          <table:table-cell/>
          <table:table-cell office:value-type="float" office:value="42673" calcext:value-type="float">
            <text:p>42673</text:p>
          </table:table-cell>
          <table:table-cell table:number-columns-repeated="3"/>
          <table:table-cell office:value-type="float" office:value="0.412617048757598" calcext:value-type="float">
            <text:p>0.412617048757598</text:p>
          </table:table-cell>
          <table:table-cell office:value-type="float" office:value="0.624305521132911" calcext:value-type="float">
            <text:p>0.624305521132911</text:p>
          </table:table-cell>
          <table:table-cell office:value-type="float" office:value="0.580200128073257" calcext:value-type="float">
            <text:p>0.580200128073257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863" calcext:value-type="float">
            <text:p>863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float" office:value="1.37663601261823" calcext:value-type="float">
            <text:p>1.37663601261823</text:p>
          </table:table-cell>
          <table:table-cell/>
          <table:table-cell office:value-type="float" office:value="-0.102188239040295" calcext:value-type="float">
            <text:p>-0.102188239040295</text:p>
          </table:table-cell>
          <table:table-cell/>
          <table:table-cell office:value-type="float" office:value="1135" calcext:value-type="float">
            <text:p>1135</text:p>
          </table:table-cell>
          <table:table-cell table:number-columns-repeated="3"/>
          <table:table-cell office:value-type="float" office:value="9.0318434231619" calcext:value-type="float">
            <text:p>9.0318434231619</text:p>
          </table:table-cell>
          <table:table-cell/>
          <table:table-cell office:value-type="float" office:value="-0.570876360835175" calcext:value-type="float">
            <text:p>-0.570876360835175</text:p>
          </table:table-cell>
          <table:table-cell/>
          <table:table-cell office:value-type="float" office:value="7275" calcext:value-type="float">
            <text:p>7275</text:p>
          </table:table-cell>
          <table:table-cell table:number-columns-repeated="3"/>
          <table:table-cell office:value-type="float" office:value="0.306660706299567" calcext:value-type="float">
            <text:p>0.306660706299567</text:p>
          </table:table-cell>
          <table:table-cell/>
          <table:table-cell office:value-type="float" office:value="0.268225772112563" calcext:value-type="float">
            <text:p>0.268225772112563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0.419859726368602" calcext:value-type="float">
            <text:p>0.419859726368602</text:p>
          </table:table-cell>
          <table:table-cell office:value-type="float" office:value="0.649075962969841" calcext:value-type="float">
            <text:p>0.649075962969841</text:p>
          </table:table-cell>
          <table:table-cell office:value-type="float" office:value="0.585936142130124" calcext:value-type="float">
            <text:p>0.585936142130124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867" calcext:value-type="float">
            <text:p>86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100.106003987285" calcext:value-type="float">
            <text:p>100.106003987285</text:p>
          </table:table-cell>
          <table:table-cell/>
          <table:table-cell office:value-type="float" office:value="-6.10925335564308" calcext:value-type="float">
            <text:p>-6.10925335564308</text:p>
          </table:table-cell>
          <table:table-cell/>
          <table:table-cell office:value-type="float" office:value="44089" calcext:value-type="float">
            <text:p>44089</text:p>
          </table:table-cell>
          <table:table-cell table:number-columns-repeated="3"/>
          <table:table-cell office:value-type="float" office:value="93.6928918339898" calcext:value-type="float">
            <text:p>93.6928918339898</text:p>
          </table:table-cell>
          <table:table-cell/>
          <table:table-cell office:value-type="float" office:value="-2.59652926179547" calcext:value-type="float">
            <text:p>-2.5965292617954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669095529369004" calcext:value-type="float">
            <text:p>0.669095529369004</text:p>
          </table:table-cell>
          <table:table-cell/>
          <table:table-cell office:value-type="float" office:value="0.308300445581315" calcext:value-type="float">
            <text:p>0.308300445581315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0.424052310806228" calcext:value-type="float">
            <text:p>0.424052310806228</text:p>
          </table:table-cell>
          <table:table-cell office:value-type="float" office:value="0.655624889856308" calcext:value-type="float">
            <text:p>0.655624889856308</text:p>
          </table:table-cell>
          <table:table-cell office:value-type="float" office:value="0.762454181449048" calcext:value-type="float">
            <text:p>0.762454181449048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888" calcext:value-type="float">
            <text:p>88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float" office:value="100.094218457667" calcext:value-type="float">
            <text:p>100.094218457667</text:p>
          </table:table-cell>
          <table:table-cell/>
          <table:table-cell office:value-type="float" office:value="-7.36935833915154" calcext:value-type="float">
            <text:p>-7.36935833915154</text:p>
          </table:table-cell>
          <table:table-cell/>
          <table:table-cell office:value-type="float" office:value="46189" calcext:value-type="float">
            <text:p>46189</text:p>
          </table:table-cell>
          <table:table-cell table:number-columns-repeated="3"/>
          <table:table-cell office:value-type="float" office:value="100.086765609048" calcext:value-type="float">
            <text:p>100.086765609048</text:p>
          </table:table-cell>
          <table:table-cell/>
          <table:table-cell office:value-type="float" office:value="-0.781044582955485" calcext:value-type="float">
            <text:p>-0.781044582955485</text:p>
          </table:table-cell>
          <table:table-cell/>
          <table:table-cell office:value-type="float" office:value="48315" calcext:value-type="float">
            <text:p>48315</text:p>
          </table:table-cell>
          <table:table-cell table:number-columns-repeated="3"/>
          <table:table-cell office:value-type="float" office:value="5.5581492758366" calcext:value-type="float">
            <text:p>5.5581492758366</text:p>
          </table:table-cell>
          <table:table-cell/>
          <table:table-cell office:value-type="float" office:value="0.0477376937396382" calcext:value-type="float">
            <text:p>0.047737693739638</text:p>
          </table:table-cell>
          <table:table-cell/>
          <table:table-cell office:value-type="float" office:value="7095" calcext:value-type="float">
            <text:p>7095</text:p>
          </table:table-cell>
          <table:table-cell table:number-columns-repeated="3"/>
          <table:table-cell office:value-type="float" office:value="0.427582151112523" calcext:value-type="float">
            <text:p>0.427582151112523</text:p>
          </table:table-cell>
          <table:table-cell office:value-type="float" office:value="0.65638086743126" calcext:value-type="float">
            <text:p>0.65638086743126</text:p>
          </table:table-cell>
          <table:table-cell office:value-type="float" office:value="0.78016862540873" calcext:value-type="float">
            <text:p>0.78016862540873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894" calcext:value-type="float">
            <text:p>894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float" office:value="100.093843281139" calcext:value-type="float">
            <text:p>100.093843281139</text:p>
          </table:table-cell>
          <table:table-cell/>
          <table:table-cell office:value-type="float" office:value="-3.48374369128513" calcext:value-type="float">
            <text:p>-3.48374369128513</text:p>
          </table:table-cell>
          <table:table-cell/>
          <table:table-cell office:value-type="float" office:value="43648" calcext:value-type="float">
            <text:p>43648</text:p>
          </table:table-cell>
          <table:table-cell table:number-columns-repeated="3"/>
          <table:table-cell office:value-type="float" office:value="5.02830891637748" calcext:value-type="float">
            <text:p>5.02830891637748</text:p>
          </table:table-cell>
          <table:table-cell/>
          <table:table-cell office:value-type="float" office:value="-0.377447816703556" calcext:value-type="float">
            <text:p>-0.377447816703556</text:p>
          </table:table-cell>
          <table:table-cell/>
          <table:table-cell office:value-type="float" office:value="4252" calcext:value-type="float">
            <text:p>4252</text:p>
          </table:table-cell>
          <table:table-cell table:number-columns-repeated="3"/>
          <table:table-cell office:value-type="float" office:value="100.11344667069" calcext:value-type="float">
            <text:p>100.11344667069</text:p>
          </table:table-cell>
          <table:table-cell/>
          <table:table-cell office:value-type="float" office:value="-1.72365018177201" calcext:value-type="float">
            <text:p>-1.72365018177201</text:p>
          </table:table-cell>
          <table:table-cell/>
          <table:table-cell office:value-type="float" office:value="46120" calcext:value-type="float">
            <text:p>46120</text:p>
          </table:table-cell>
          <table:table-cell table:number-columns-repeated="3"/>
          <table:table-cell office:value-type="float" office:value="0.43476179573192" calcext:value-type="float">
            <text:p>0.43476179573192</text:p>
          </table:table-cell>
          <table:table-cell office:value-type="float" office:value="0.666034251734663" calcext:value-type="float">
            <text:p>0.666034251734663</text:p>
          </table:table-cell>
          <table:table-cell office:value-type="float" office:value="0.80666128923047" calcext:value-type="float">
            <text:p>0.80666128923047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922" calcext:value-type="float">
            <text:p>922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float" office:value="5.49355884466123" calcext:value-type="float">
            <text:p>5.49355884466123</text:p>
          </table:table-cell>
          <table:table-cell/>
          <table:table-cell office:value-type="float" office:value="-0.0969791484648753" calcext:value-type="float">
            <text:p>-0.096979148464875</text:p>
          </table:table-cell>
          <table:table-cell/>
          <table:table-cell office:value-type="float" office:value="3307" calcext:value-type="float">
            <text:p>3307</text:p>
          </table:table-cell>
          <table:table-cell table:number-columns-repeated="3"/>
          <table:table-cell office:value-type="float" office:value="100.09095467816" calcext:value-type="float">
            <text:p>100.09095467816</text:p>
          </table:table-cell>
          <table:table-cell/>
          <table:table-cell office:value-type="float" office:value="-2.44602452251692" calcext:value-type="float">
            <text:p>-2.44602452251692</text:p>
          </table:table-cell>
          <table:table-cell/>
          <table:table-cell office:value-type="float" office:value="48676" calcext:value-type="float">
            <text:p>48676</text:p>
          </table:table-cell>
          <table:table-cell table:number-columns-repeated="3"/>
          <table:table-cell office:value-type="float" office:value="0.762603049374949" calcext:value-type="float">
            <text:p>0.762603049374949</text:p>
          </table:table-cell>
          <table:table-cell/>
          <table:table-cell office:value-type="float" office:value="0.120361786126502" calcext:value-type="float">
            <text:p>0.120361786126502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0.445229803968844" calcext:value-type="float">
            <text:p>0.445229803968844</text:p>
          </table:table-cell>
          <table:table-cell office:value-type="float" office:value="0.694075722451164" calcext:value-type="float">
            <text:p>0.694075722451164</text:p>
          </table:table-cell>
          <table:table-cell office:value-type="float" office:value="0.857471395160426" calcext:value-type="float">
            <text:p>0.857471395160426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929" calcext:value-type="float">
            <text:p>929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float" office:value="100.098417152445" calcext:value-type="float">
            <text:p>100.098417152445</text:p>
          </table:table-cell>
          <table:table-cell/>
          <table:table-cell office:value-type="float" office:value="-4.01027731997459" calcext:value-type="float">
            <text:p>-4.01027731997459</text:p>
          </table:table-cell>
          <table:table-cell/>
          <table:table-cell office:value-type="float" office:value="46829" calcext:value-type="float">
            <text:p>46829</text:p>
          </table:table-cell>
          <table:table-cell table:number-columns-repeated="3"/>
          <table:table-cell office:value-type="float" office:value="100.077173789867" calcext:value-type="float">
            <text:p>100.077173789867</text:p>
          </table:table-cell>
          <table:table-cell/>
          <table:table-cell office:value-type="float" office:value="1.61531299150292" calcext:value-type="float">
            <text:p>1.61531299150292</text:p>
          </table:table-cell>
          <table:table-cell/>
          <table:table-cell office:value-type="float" office:value="49104" calcext:value-type="float">
            <text:p>49104</text:p>
          </table:table-cell>
          <table:table-cell table:number-columns-repeated="3"/>
          <table:table-cell office:value-type="float" office:value="100.110251206756" calcext:value-type="float">
            <text:p>100.110251206756</text:p>
          </table:table-cell>
          <table:table-cell/>
          <table:table-cell office:value-type="float" office:value="-1.22229991748507" calcext:value-type="float">
            <text:p>-1.22229991748507</text:p>
          </table:table-cell>
          <table:table-cell/>
          <table:table-cell office:value-type="float" office:value="43673" calcext:value-type="float">
            <text:p>43673</text:p>
          </table:table-cell>
          <table:table-cell table:number-columns-repeated="3"/>
          <table:table-cell office:value-type="float" office:value="0.513499919560839" calcext:value-type="float">
            <text:p>0.513499919560839</text:p>
          </table:table-cell>
          <table:table-cell office:value-type="float" office:value="0.725550906765491" calcext:value-type="float">
            <text:p>0.725550906765491</text:p>
          </table:table-cell>
          <table:table-cell office:value-type="float" office:value="0.880167613164427" calcext:value-type="float">
            <text:p>0.880167613164427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929" calcext:value-type="float">
            <text:p>929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/>
          <table:table-cell office:value-type="float" office:value="100.100729922008" calcext:value-type="float">
            <text:p>100.100729922008</text:p>
          </table:table-cell>
          <table:table-cell/>
          <table:table-cell office:value-type="float" office:value="-3.42293155580743" calcext:value-type="float">
            <text:p>-3.42293155580743</text:p>
          </table:table-cell>
          <table:table-cell/>
          <table:table-cell office:value-type="float" office:value="46403" calcext:value-type="float">
            <text:p>46403</text:p>
          </table:table-cell>
          <table:table-cell table:number-columns-repeated="3"/>
          <table:table-cell office:value-type="float" office:value="7.83892126889844" calcext:value-type="float">
            <text:p>7.83892126889844</text:p>
          </table:table-cell>
          <table:table-cell/>
          <table:table-cell office:value-type="float" office:value="-0.0755973088094219" calcext:value-type="float">
            <text:p>-0.075597308809422</text:p>
          </table:table-cell>
          <table:table-cell/>
          <table:table-cell office:value-type="float" office:value="8714" calcext:value-type="float">
            <text:p>8714</text:p>
          </table:table-cell>
          <table:table-cell table:number-columns-repeated="3"/>
          <table:table-cell office:value-type="float" office:value="7.32614223968968" calcext:value-type="float">
            <text:p>7.32614223968968</text:p>
          </table:table-cell>
          <table:table-cell/>
          <table:table-cell office:value-type="float" office:value="0.51178107666139" calcext:value-type="float">
            <text:p>0.51178107666139</text:p>
          </table:table-cell>
          <table:table-cell/>
          <table:table-cell office:value-type="float" office:value="6312" calcext:value-type="float">
            <text:p>6312</text:p>
          </table:table-cell>
          <table:table-cell table:number-columns-repeated="3"/>
          <table:table-cell office:value-type="float" office:value="0.523503839084889" calcext:value-type="float">
            <text:p>0.523503839084889</text:p>
          </table:table-cell>
          <table:table-cell office:value-type="float" office:value="0.75313109915236" calcext:value-type="float">
            <text:p>0.75313109915236</text:p>
          </table:table-cell>
          <table:table-cell office:value-type="float" office:value="0.889622383312668" calcext:value-type="float">
            <text:p>0.889622383312668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940" calcext:value-type="float">
            <text:p>94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/>
          <table:table-cell office:value-type="float" office:value="4.89703486846139" calcext:value-type="float">
            <text:p>4.89703486846139</text:p>
          </table:table-cell>
          <table:table-cell/>
          <table:table-cell office:value-type="float" office:value="-0.467749499161507" calcext:value-type="float">
            <text:p>-0.467749499161507</text:p>
          </table:table-cell>
          <table:table-cell/>
          <table:table-cell office:value-type="float" office:value="3193" calcext:value-type="float">
            <text:p>3193</text:p>
          </table:table-cell>
          <table:table-cell table:number-columns-repeated="3"/>
          <table:table-cell office:value-type="float" office:value="6.79295976415989" calcext:value-type="float">
            <text:p>6.79295976415989</text:p>
          </table:table-cell>
          <table:table-cell/>
          <table:table-cell office:value-type="float" office:value="-0.0394631285955017" calcext:value-type="float">
            <text:p>-0.039463128595502</text:p>
          </table:table-cell>
          <table:table-cell/>
          <table:table-cell office:value-type="float" office:value="5128" calcext:value-type="float">
            <text:p>5128</text:p>
          </table:table-cell>
          <table:table-cell table:number-columns-repeated="3"/>
          <table:table-cell office:value-type="float" office:value="3.44035443929881" calcext:value-type="float">
            <text:p>3.44035443929881</text:p>
          </table:table-cell>
          <table:table-cell/>
          <table:table-cell office:value-type="float" office:value="-0.21636462046033" calcext:value-type="float">
            <text:p>-0.21636462046033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3"/>
          <table:table-cell office:value-type="float" office:value="0.52894470406717" calcext:value-type="float">
            <text:p>0.52894470406717</text:p>
          </table:table-cell>
          <table:table-cell office:value-type="float" office:value="0.782117864092903" calcext:value-type="float">
            <text:p>0.782117864092903</text:p>
          </table:table-cell>
          <table:table-cell office:value-type="float" office:value="0.91582209758371" calcext:value-type="float">
            <text:p>0.91582209758371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977" calcext:value-type="float">
            <text:p>977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/>
          <table:table-cell office:value-type="float" office:value="3.70259710533241" calcext:value-type="float">
            <text:p>3.70259710533241</text:p>
          </table:table-cell>
          <table:table-cell/>
          <table:table-cell office:value-type="float" office:value="-0.122426329508423" calcext:value-type="float">
            <text:p>-0.122426329508423</text:p>
          </table:table-cell>
          <table:table-cell/>
          <table:table-cell office:value-type="float" office:value="3989" calcext:value-type="float">
            <text:p>3989</text:p>
          </table:table-cell>
          <table:table-cell table:number-columns-repeated="3"/>
          <table:table-cell office:value-type="float" office:value="3.87648771124105" calcext:value-type="float">
            <text:p>3.87648771124105</text:p>
          </table:table-cell>
          <table:table-cell/>
          <table:table-cell office:value-type="float" office:value="0.142878745426371" calcext:value-type="float">
            <text:p>0.142878745426371</text:p>
          </table:table-cell>
          <table:table-cell/>
          <table:table-cell office:value-type="float" office:value="4459" calcext:value-type="float">
            <text:p>4459</text:p>
          </table:table-cell>
          <table:table-cell table:number-columns-repeated="3"/>
          <table:table-cell office:value-type="float" office:value="100.111980371953" calcext:value-type="float">
            <text:p>100.111980371953</text:p>
          </table:table-cell>
          <table:table-cell/>
          <table:table-cell office:value-type="float" office:value="2.43894470828262" calcext:value-type="float">
            <text:p>2.43894470828262</text:p>
          </table:table-cell>
          <table:table-cell/>
          <table:table-cell office:value-type="float" office:value="44718" calcext:value-type="float">
            <text:p>44718</text:p>
          </table:table-cell>
          <table:table-cell table:number-columns-repeated="3"/>
          <table:table-cell office:value-type="float" office:value="0.54258249531784" calcext:value-type="float">
            <text:p>0.54258249531784</text:p>
          </table:table-cell>
          <table:table-cell office:value-type="float" office:value="0.802420625901988" calcext:value-type="float">
            <text:p>0.802420625901988</text:p>
          </table:table-cell>
          <table:table-cell office:value-type="float" office:value="0.939024727148194" calcext:value-type="float">
            <text:p>0.939024727148194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981" calcext:value-type="float">
            <text:p>98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5.22810584751298" calcext:value-type="float">
            <text:p>5.22810584751298</text:p>
          </table:table-cell>
          <table:table-cell/>
          <table:table-cell office:value-type="float" office:value="-0.325487512280888" calcext:value-type="float">
            <text:p>-0.325487512280888</text:p>
          </table:table-cell>
          <table:table-cell/>
          <table:table-cell office:value-type="float" office:value="3356" calcext:value-type="float">
            <text:p>3356</text:p>
          </table:table-cell>
          <table:table-cell table:number-columns-repeated="3"/>
          <table:table-cell office:value-type="float" office:value="100.086763362906" calcext:value-type="float">
            <text:p>100.086763362906</text:p>
          </table:table-cell>
          <table:table-cell/>
          <table:table-cell office:value-type="float" office:value="4.20414127439083" calcext:value-type="float">
            <text:p>4.20414127439083</text:p>
          </table:table-cell>
          <table:table-cell/>
          <table:table-cell office:value-type="float" office:value="46198" calcext:value-type="float">
            <text:p>46198</text:p>
          </table:table-cell>
          <table:table-cell table:number-columns-repeated="3"/>
          <table:table-cell office:value-type="float" office:value="100.116931241184" calcext:value-type="float">
            <text:p>100.116931241184</text:p>
          </table:table-cell>
          <table:table-cell/>
          <table:table-cell office:value-type="float" office:value="2.9337887999997" calcext:value-type="float">
            <text:p>2.9337887999997</text:p>
          </table:table-cell>
          <table:table-cell/>
          <table:table-cell office:value-type="float" office:value="45606" calcext:value-type="float">
            <text:p>45606</text:p>
          </table:table-cell>
          <table:table-cell table:number-columns-repeated="3"/>
          <table:table-cell office:value-type="float" office:value="0.545544114986005" calcext:value-type="float">
            <text:p>0.545544114986005</text:p>
          </table:table-cell>
          <table:table-cell office:value-type="float" office:value="0.848255931613269" calcext:value-type="float">
            <text:p>0.848255931613269</text:p>
          </table:table-cell>
          <table:table-cell office:value-type="float" office:value="0.94511973874016" calcext:value-type="float">
            <text:p>0.94511973874016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984" calcext:value-type="float">
            <text:p>98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/>
          <table:table-cell office:value-type="float" office:value="5.52634970771249" calcext:value-type="float">
            <text:p>5.52634970771249</text:p>
          </table:table-cell>
          <table:table-cell/>
          <table:table-cell office:value-type="float" office:value="-0.418752783130687" calcext:value-type="float">
            <text:p>-0.418752783130687</text:p>
          </table:table-cell>
          <table:table-cell/>
          <table:table-cell office:value-type="float" office:value="4543" calcext:value-type="float">
            <text:p>4543</text:p>
          </table:table-cell>
          <table:table-cell table:number-columns-repeated="3"/>
          <table:table-cell office:value-type="float" office:value="0.414584640938211" calcext:value-type="float">
            <text:p>0.414584640938211</text:p>
          </table:table-cell>
          <table:table-cell/>
          <table:table-cell office:value-type="float" office:value="0.125331301209684" calcext:value-type="float">
            <text:p>0.125331301209684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3"/>
          <table:table-cell office:value-type="float" office:value="0.196758962948401" calcext:value-type="float">
            <text:p>0.196758962948401</text:p>
          </table:table-cell>
          <table:table-cell/>
          <table:table-cell office:value-type="float" office:value="0.03920141999362" calcext:value-type="float">
            <text:p>0.03920141999362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0.557365174180204" calcext:value-type="float">
            <text:p>0.557365174180204</text:p>
          </table:table-cell>
          <table:table-cell office:value-type="float" office:value="0.86127403115076" calcext:value-type="float">
            <text:p>0.86127403115076</text:p>
          </table:table-cell>
          <table:table-cell office:value-type="float" office:value="0.947494909119275" calcext:value-type="float">
            <text:p>0.947494909119275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986" calcext:value-type="float">
            <text:p>98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/>
          <table:table-cell office:value-type="float" office:value="100.107714834097" calcext:value-type="float">
            <text:p>100.107714834097</text:p>
          </table:table-cell>
          <table:table-cell/>
          <table:table-cell office:value-type="float" office:value="-7.21263075010938" calcext:value-type="float">
            <text:p>-7.21263075010938</text:p>
          </table:table-cell>
          <table:table-cell/>
          <table:table-cell office:value-type="float" office:value="46480" calcext:value-type="float">
            <text:p>46480</text:p>
          </table:table-cell>
          <table:table-cell table:number-columns-repeated="3"/>
          <table:table-cell office:value-type="float" office:value="8.11249914988851" calcext:value-type="float">
            <text:p>8.11249914988851</text:p>
          </table:table-cell>
          <table:table-cell/>
          <table:table-cell office:value-type="float" office:value="0.0876767059524814" calcext:value-type="float">
            <text:p>0.08767670595248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07937585781932" calcext:value-type="float">
            <text:p>1.07937585781932</text:p>
          </table:table-cell>
          <table:table-cell/>
          <table:table-cell office:value-type="float" office:value="0.0623015549813913" calcext:value-type="float">
            <text:p>0.062301554981391</text:p>
          </table:table-cell>
          <table:table-cell/>
          <table:table-cell office:value-type="float" office:value="11355" calcext:value-type="float">
            <text:p>11355</text:p>
          </table:table-cell>
          <table:table-cell table:number-columns-repeated="3"/>
          <table:table-cell office:value-type="float" office:value="0.569531815477605" calcext:value-type="float">
            <text:p>0.569531815477605</text:p>
          </table:table-cell>
          <table:table-cell office:value-type="float" office:value="0.869527957789692" calcext:value-type="float">
            <text:p>0.869527957789692</text:p>
          </table:table-cell>
          <table:table-cell office:value-type="float" office:value="0.948961829211077" calcext:value-type="float">
            <text:p>0.948961829211077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1013" calcext:value-type="float">
            <text:p>1013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5.16875710725867" calcext:value-type="float">
            <text:p>5.16875710725867</text:p>
          </table:table-cell>
          <table:table-cell/>
          <table:table-cell office:value-type="float" office:value="-0.228495465533699" calcext:value-type="float">
            <text:p>-0.228495465533699</text:p>
          </table:table-cell>
          <table:table-cell/>
          <table:table-cell office:value-type="float" office:value="3705" calcext:value-type="float">
            <text:p>3705</text:p>
          </table:table-cell>
          <table:table-cell table:number-columns-repeated="3"/>
          <table:table-cell office:value-type="float" office:value="100.090460983841" calcext:value-type="float">
            <text:p>100.090460983841</text:p>
          </table:table-cell>
          <table:table-cell/>
          <table:table-cell office:value-type="float" office:value="2.36296770317784" calcext:value-type="float">
            <text:p>2.36296770317784</text:p>
          </table:table-cell>
          <table:table-cell/>
          <table:table-cell office:value-type="float" office:value="49298" calcext:value-type="float">
            <text:p>49298</text:p>
          </table:table-cell>
          <table:table-cell table:number-columns-repeated="3"/>
          <table:table-cell office:value-type="float" office:value="100.107009060536" calcext:value-type="float">
            <text:p>100.107009060536</text:p>
          </table:table-cell>
          <table:table-cell/>
          <table:table-cell office:value-type="float" office:value="1.5236142538014" calcext:value-type="float">
            <text:p>1.5236142538014</text:p>
          </table:table-cell>
          <table:table-cell/>
          <table:table-cell office:value-type="float" office:value="47529" calcext:value-type="float">
            <text:p>47529</text:p>
          </table:table-cell>
          <table:table-cell table:number-columns-repeated="3"/>
          <table:table-cell office:value-type="float" office:value="0.575234717515596" calcext:value-type="float">
            <text:p>0.575234717515596</text:p>
          </table:table-cell>
          <table:table-cell office:value-type="float" office:value="0.883448310308534" calcext:value-type="float">
            <text:p>0.883448310308534</text:p>
          </table:table-cell>
          <table:table-cell office:value-type="float" office:value="0.952053909480937" calcext:value-type="float">
            <text:p>0.952053909480937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1022" calcext:value-type="float">
            <text:p>1022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/>
          <table:table-cell office:value-type="float" office:value="100.099577597217" calcext:value-type="float">
            <text:p>100.099577597217</text:p>
          </table:table-cell>
          <table:table-cell/>
          <table:table-cell office:value-type="float" office:value="-5.77386494131727" calcext:value-type="float">
            <text:p>-5.77386494131727</text:p>
          </table:table-cell>
          <table:table-cell/>
          <table:table-cell office:value-type="float" office:value="45530" calcext:value-type="float">
            <text:p>45530</text:p>
          </table:table-cell>
          <table:table-cell table:number-columns-repeated="3"/>
          <table:table-cell office:value-type="float" office:value="100.085094244127" calcext:value-type="float">
            <text:p>100.085094244127</text:p>
          </table:table-cell>
          <table:table-cell/>
          <table:table-cell office:value-type="float" office:value="5.68695162709533" calcext:value-type="float">
            <text:p>5.68695162709533</text:p>
          </table:table-cell>
          <table:table-cell/>
          <table:table-cell office:value-type="float" office:value="47545" calcext:value-type="float">
            <text:p>47545</text:p>
          </table:table-cell>
          <table:table-cell table:number-columns-repeated="3"/>
          <table:table-cell office:value-type="float" office:value="100.116550864172" calcext:value-type="float">
            <text:p>100.116550864172</text:p>
          </table:table-cell>
          <table:table-cell/>
          <table:table-cell office:value-type="float" office:value="1.07226067785908" calcext:value-type="float">
            <text:p>1.07226067785908</text:p>
          </table:table-cell>
          <table:table-cell/>
          <table:table-cell office:value-type="float" office:value="43958" calcext:value-type="float">
            <text:p>43958</text:p>
          </table:table-cell>
          <table:table-cell table:number-columns-repeated="3"/>
          <table:table-cell office:value-type="float" office:value="0.576300319333985" calcext:value-type="float">
            <text:p>0.576300319333985</text:p>
          </table:table-cell>
          <table:table-cell office:value-type="float" office:value="0.898406406160301" calcext:value-type="float">
            <text:p>0.898406406160301</text:p>
          </table:table-cell>
          <table:table-cell office:value-type="float" office:value="0.961790190500854" calcext:value-type="float">
            <text:p>0.961790190500854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1032" calcext:value-type="float">
            <text:p>1032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6.67367433237606" calcext:value-type="float">
            <text:p>6.67367433237606</text:p>
          </table:table-cell>
          <table:table-cell/>
          <table:table-cell office:value-type="float" office:value="-0.154318735274358" calcext:value-type="float">
            <text:p>-0.154318735274358</text:p>
          </table:table-cell>
          <table:table-cell/>
          <table:table-cell office:value-type="float" office:value="5633" calcext:value-type="float">
            <text:p>5633</text:p>
          </table:table-cell>
          <table:table-cell table:number-columns-repeated="3"/>
          <table:table-cell office:value-type="float" office:value="7.31525041120043" calcext:value-type="float">
            <text:p>7.31525041120043</text:p>
          </table:table-cell>
          <table:table-cell/>
          <table:table-cell office:value-type="float" office:value="-0.440748959430078" calcext:value-type="float">
            <text:p>-0.440748959430078</text:p>
          </table:table-cell>
          <table:table-cell/>
          <table:table-cell office:value-type="float" office:value="8058" calcext:value-type="float">
            <text:p>8058</text:p>
          </table:table-cell>
          <table:table-cell table:number-columns-repeated="3"/>
          <table:table-cell office:value-type="float" office:value="8.20482678273578" calcext:value-type="float">
            <text:p>8.20482678273578</text:p>
          </table:table-cell>
          <table:table-cell/>
          <table:table-cell office:value-type="float" office:value="0.244907865556519" calcext:value-type="float">
            <text:p>0.244907865556519</text:p>
          </table:table-cell>
          <table:table-cell/>
          <table:table-cell office:value-type="float" office:value="6364" calcext:value-type="float">
            <text:p>6364</text:p>
          </table:table-cell>
          <table:table-cell table:number-columns-repeated="3"/>
          <table:table-cell office:value-type="float" office:value="0.577402891073464" calcext:value-type="float">
            <text:p>0.577402891073464</text:p>
          </table:table-cell>
          <table:table-cell office:value-type="float" office:value="0.919980288531218" calcext:value-type="float">
            <text:p>0.919980288531218</text:p>
          </table:table-cell>
          <table:table-cell office:value-type="float" office:value="1.03960064550013" calcext:value-type="float">
            <text:p>1.03960064550013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1056" calcext:value-type="float">
            <text:p>105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/>
          <table:table-cell office:value-type="float" office:value="100.104355333459" calcext:value-type="float">
            <text:p>100.104355333459</text:p>
          </table:table-cell>
          <table:table-cell/>
          <table:table-cell office:value-type="float" office:value="-3.28582928544864" calcext:value-type="float">
            <text:p>-3.28582928544864</text:p>
          </table:table-cell>
          <table:table-cell/>
          <table:table-cell office:value-type="float" office:value="46480" calcext:value-type="float">
            <text:p>46480</text:p>
          </table:table-cell>
          <table:table-cell table:number-columns-repeated="3"/>
          <table:table-cell office:value-type="float" office:value="3.24760862417335" calcext:value-type="float">
            <text:p>3.24760862417335</text:p>
          </table:table-cell>
          <table:table-cell/>
          <table:table-cell office:value-type="float" office:value="-0.271438362058362" calcext:value-type="float">
            <text:p>-0.271438362058362</text:p>
          </table:table-cell>
          <table:table-cell/>
          <table:table-cell office:value-type="float" office:value="2576" calcext:value-type="float">
            <text:p>2576</text:p>
          </table:table-cell>
          <table:table-cell table:number-columns-repeated="3"/>
          <table:table-cell office:value-type="float" office:value="100.109841332251" calcext:value-type="float">
            <text:p>100.109841332251</text:p>
          </table:table-cell>
          <table:table-cell/>
          <table:table-cell office:value-type="float" office:value="5.67754086286865" calcext:value-type="float">
            <text:p>5.67754086286865</text:p>
          </table:table-cell>
          <table:table-cell/>
          <table:table-cell office:value-type="float" office:value="45106" calcext:value-type="float">
            <text:p>45106</text:p>
          </table:table-cell>
          <table:table-cell table:number-columns-repeated="3"/>
          <table:table-cell office:value-type="float" office:value="0.582971085973554" calcext:value-type="float">
            <text:p>0.582971085973554</text:p>
          </table:table-cell>
          <table:table-cell office:value-type="float" office:value="0.928953378434434" calcext:value-type="float">
            <text:p>0.928953378434434</text:p>
          </table:table-cell>
          <table:table-cell office:value-type="float" office:value="1.06452933105641" calcext:value-type="float">
            <text:p>1.06452933105641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1067" calcext:value-type="float">
            <text:p>106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100.096917738209" calcext:value-type="float">
            <text:p>100.096917738209</text:p>
          </table:table-cell>
          <table:table-cell/>
          <table:table-cell office:value-type="float" office:value="-5.2370611607464" calcext:value-type="float">
            <text:p>-5.2370611607464</text:p>
          </table:table-cell>
          <table:table-cell/>
          <table:table-cell office:value-type="float" office:value="46547" calcext:value-type="float">
            <text:p>46547</text:p>
          </table:table-cell>
          <table:table-cell table:number-columns-repeated="3"/>
          <table:table-cell office:value-type="float" office:value="2.70554572084605" calcext:value-type="float">
            <text:p>2.70554572084605</text:p>
          </table:table-cell>
          <table:table-cell/>
          <table:table-cell office:value-type="float" office:value="0.0401601224836615" calcext:value-type="float">
            <text:p>0.040160122483662</text:p>
          </table:table-cell>
          <table:table-cell/>
          <table:table-cell office:value-type="float" office:value="2536" calcext:value-type="float">
            <text:p>2536</text:p>
          </table:table-cell>
          <table:table-cell table:number-columns-repeated="3"/>
          <table:table-cell office:value-type="float" office:value="1.32090626790046" calcext:value-type="float">
            <text:p>1.32090626790046</text:p>
          </table:table-cell>
          <table:table-cell/>
          <table:table-cell office:value-type="float" office:value="-0.131034296312527" calcext:value-type="float">
            <text:p>-0.131034296312527</text:p>
          </table:table-cell>
          <table:table-cell/>
          <table:table-cell office:value-type="float" office:value="1498" calcext:value-type="float">
            <text:p>1498</text:p>
          </table:table-cell>
          <table:table-cell table:number-columns-repeated="3"/>
          <table:table-cell office:value-type="float" office:value="0.583658359165257" calcext:value-type="float">
            <text:p>0.583658359165257</text:p>
          </table:table-cell>
          <table:table-cell office:value-type="float" office:value="0.953978206426284" calcext:value-type="float">
            <text:p>0.953978206426284</text:p>
          </table:table-cell>
          <table:table-cell office:value-type="float" office:value="1.10918974008281" calcext:value-type="float">
            <text:p>1.10918974008281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1078" calcext:value-type="float">
            <text:p>107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/>
          <table:table-cell office:value-type="float" office:value="100.109339402791" calcext:value-type="float">
            <text:p>100.109339402791</text:p>
          </table:table-cell>
          <table:table-cell/>
          <table:table-cell office:value-type="float" office:value="-2.35246002064684" calcext:value-type="float">
            <text:p>-2.35246002064684</text:p>
          </table:table-cell>
          <table:table-cell/>
          <table:table-cell office:value-type="float" office:value="47466" calcext:value-type="float">
            <text:p>47466</text:p>
          </table:table-cell>
          <table:table-cell table:number-columns-repeated="3"/>
          <table:table-cell office:value-type="float" office:value="91.5195773937779" calcext:value-type="float">
            <text:p>91.5195773937779</text:p>
          </table:table-cell>
          <table:table-cell/>
          <table:table-cell office:value-type="float" office:value="0.469610013612444" calcext:value-type="float">
            <text:p>0.46961001361244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8.5802228714738" calcext:value-type="float">
            <text:p>88.5802228714738</text:p>
          </table:table-cell>
          <table:table-cell/>
          <table:table-cell office:value-type="float" office:value="1.41121681857996" calcext:value-type="float">
            <text:p>1.4112168185799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584260458772082" calcext:value-type="float">
            <text:p>0.584260458772082</text:p>
          </table:table-cell>
          <table:table-cell office:value-type="float" office:value="0.961208285697714" calcext:value-type="float">
            <text:p>0.961208285697714</text:p>
          </table:table-cell>
          <table:table-cell office:value-type="float" office:value="1.12633548014117" calcext:value-type="float">
            <text:p>1.12633548014117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office:value-type="float" office:value="1088" calcext:value-type="float">
            <text:p>1088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float" office:value="100.106034685094" calcext:value-type="float">
            <text:p>100.106034685094</text:p>
          </table:table-cell>
          <table:table-cell/>
          <table:table-cell office:value-type="float" office:value="-3.63016617541315" calcext:value-type="float">
            <text:p>-3.63016617541315</text:p>
          </table:table-cell>
          <table:table-cell/>
          <table:table-cell office:value-type="float" office:value="47604" calcext:value-type="float">
            <text:p>47604</text:p>
          </table:table-cell>
          <table:table-cell table:number-columns-repeated="3"/>
          <table:table-cell office:value-type="float" office:value="100.088492188468" calcext:value-type="float">
            <text:p>100.088492188468</text:p>
          </table:table-cell>
          <table:table-cell/>
          <table:table-cell office:value-type="float" office:value="-1.40476322862115" calcext:value-type="float">
            <text:p>-1.40476322862115</text:p>
          </table:table-cell>
          <table:table-cell/>
          <table:table-cell office:value-type="float" office:value="48468" calcext:value-type="float">
            <text:p>48468</text:p>
          </table:table-cell>
          <table:table-cell table:number-columns-repeated="3"/>
          <table:table-cell office:value-type="float" office:value="7.36055256957466" calcext:value-type="float">
            <text:p>7.36055256957466</text:p>
          </table:table-cell>
          <table:table-cell/>
          <table:table-cell office:value-type="float" office:value="0.178835796105428" calcext:value-type="float">
            <text:p>0.178835796105428</text:p>
          </table:table-cell>
          <table:table-cell/>
          <table:table-cell office:value-type="float" office:value="6024" calcext:value-type="float">
            <text:p>6024</text:p>
          </table:table-cell>
          <table:table-cell table:number-columns-repeated="3"/>
          <table:table-cell office:value-type="float" office:value="0.611323630140224" calcext:value-type="float">
            <text:p>0.611323630140224</text:p>
          </table:table-cell>
          <table:table-cell office:value-type="float" office:value="1.00758105179748" calcext:value-type="float">
            <text:p>1.00758105179748</text:p>
          </table:table-cell>
          <table:table-cell office:value-type="float" office:value="1.13084846650801" calcext:value-type="float">
            <text:p>1.13084846650801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1098" calcext:value-type="float">
            <text:p>109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float" office:value="0.666034251734663" calcext:value-type="float">
            <text:p>0.666034251734663</text:p>
          </table:table-cell>
          <table:table-cell/>
          <table:table-cell office:value-type="float" office:value="0.0656745950958326" calcext:value-type="float">
            <text:p>0.065674595095833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100.088362644312" calcext:value-type="float">
            <text:p>100.088362644312</text:p>
          </table:table-cell>
          <table:table-cell/>
          <table:table-cell office:value-type="float" office:value="4.0763023541685" calcext:value-type="float">
            <text:p>4.0763023541685</text:p>
          </table:table-cell>
          <table:table-cell/>
          <table:table-cell office:value-type="float" office:value="47560" calcext:value-type="float">
            <text:p>47560</text:p>
          </table:table-cell>
          <table:table-cell table:number-columns-repeated="3"/>
          <table:table-cell office:value-type="float" office:value="3.0429174999186" calcext:value-type="float">
            <text:p>3.0429174999186</text:p>
          </table:table-cell>
          <table:table-cell/>
          <table:table-cell office:value-type="float" office:value="-0.0482873601548543" calcext:value-type="float">
            <text:p>-0.048287360154854</text:p>
          </table:table-cell>
          <table:table-cell/>
          <table:table-cell office:value-type="float" office:value="3046" calcext:value-type="float">
            <text:p>3046</text:p>
          </table:table-cell>
          <table:table-cell table:number-columns-repeated="3"/>
          <table:table-cell office:value-type="float" office:value="0.634718594220302" calcext:value-type="float">
            <text:p>0.634718594220302</text:p>
          </table:table-cell>
          <table:table-cell office:value-type="float" office:value="1.01306201020414" calcext:value-type="float">
            <text:p>1.01306201020414</text:p>
          </table:table-cell>
          <table:table-cell office:value-type="float" office:value="1.15284389510754" calcext:value-type="float">
            <text:p>1.15284389510754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1106" calcext:value-type="float">
            <text:p>1106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/>
          <table:table-cell office:value-type="float" office:value="100.102083267584" calcext:value-type="float">
            <text:p>100.102083267584</text:p>
          </table:table-cell>
          <table:table-cell/>
          <table:table-cell office:value-type="float" office:value="-5.6832935956944" calcext:value-type="float">
            <text:p>-5.6832935956944</text:p>
          </table:table-cell>
          <table:table-cell/>
          <table:table-cell office:value-type="float" office:value="46267" calcext:value-type="float">
            <text:p>46267</text:p>
          </table:table-cell>
          <table:table-cell table:number-columns-repeated="3"/>
          <table:table-cell office:value-type="float" office:value="4.98652397085506" calcext:value-type="float">
            <text:p>4.98652397085506</text:p>
          </table:table-cell>
          <table:table-cell/>
          <table:table-cell office:value-type="float" office:value="-0.690760917382238" calcext:value-type="float">
            <text:p>-0.69076091738223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5635779241746" calcext:value-type="float">
            <text:p>9.05635779241746</text:p>
          </table:table-cell>
          <table:table-cell/>
          <table:table-cell office:value-type="float" office:value="-0.205917826414426" calcext:value-type="float">
            <text:p>-0.205917826414426</text:p>
          </table:table-cell>
          <table:table-cell/>
          <table:table-cell office:value-type="float" office:value="13548" calcext:value-type="float">
            <text:p>13548</text:p>
          </table:table-cell>
          <table:table-cell table:number-columns-repeated="3"/>
          <table:table-cell office:value-type="float" office:value="0.652681024570361" calcext:value-type="float">
            <text:p>0.652681024570361</text:p>
          </table:table-cell>
          <table:table-cell office:value-type="float" office:value="1.01842604491768" calcext:value-type="float">
            <text:p>1.01842604491768</text:p>
          </table:table-cell>
          <table:table-cell office:value-type="float" office:value="1.20674535384034" calcext:value-type="float">
            <text:p>1.20674535384034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1129" calcext:value-type="float">
            <text:p>112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/>
          <table:table-cell office:value-type="float" office:value="100.105598105771" calcext:value-type="float">
            <text:p>100.105598105771</text:p>
          </table:table-cell>
          <table:table-cell/>
          <table:table-cell office:value-type="float" office:value="-6.3050712782173" calcext:value-type="float">
            <text:p>-6.3050712782173</text:p>
          </table:table-cell>
          <table:table-cell/>
          <table:table-cell office:value-type="float" office:value="45064" calcext:value-type="float">
            <text:p>45064</text:p>
          </table:table-cell>
          <table:table-cell table:number-columns-repeated="3"/>
          <table:table-cell office:value-type="float" office:value="8.99753449066675" calcext:value-type="float">
            <text:p>8.99753449066675</text:p>
          </table:table-cell>
          <table:table-cell/>
          <table:table-cell office:value-type="float" office:value="-0.716199686984215" calcext:value-type="float">
            <text:p>-0.716199686984215</text:p>
          </table:table-cell>
          <table:table-cell/>
          <table:table-cell office:value-type="float" office:value="7676" calcext:value-type="float">
            <text:p>7676</text:p>
          </table:table-cell>
          <table:table-cell table:number-columns-repeated="3"/>
          <table:table-cell office:value-type="float" office:value="100.113430656726" calcext:value-type="float">
            <text:p>100.113430656726</text:p>
          </table:table-cell>
          <table:table-cell/>
          <table:table-cell office:value-type="float" office:value="-0.57204958389054" calcext:value-type="float">
            <text:p>-0.57204958389054</text:p>
          </table:table-cell>
          <table:table-cell/>
          <table:table-cell office:value-type="float" office:value="46262" calcext:value-type="float">
            <text:p>46262</text:p>
          </table:table-cell>
          <table:table-cell table:number-columns-repeated="3"/>
          <table:table-cell office:value-type="float" office:value="0.663862385267298" calcext:value-type="float">
            <text:p>0.663862385267298</text:p>
          </table:table-cell>
          <table:table-cell office:value-type="float" office:value="1.02279060649277" calcext:value-type="float">
            <text:p>1.02279060649277</text:p>
          </table:table-cell>
          <table:table-cell office:value-type="float" office:value="1.20955955420169" calcext:value-type="float">
            <text:p>1.20955955420169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1135" calcext:value-type="float">
            <text:p>113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/>
          <table:table-cell office:value-type="float" office:value="7.36907896541188" calcext:value-type="float">
            <text:p>7.36907896541188</text:p>
          </table:table-cell>
          <table:table-cell/>
          <table:table-cell office:value-type="float" office:value="-0.0835080518423466" calcext:value-type="float">
            <text:p>-0.083508051842347</text:p>
          </table:table-cell>
          <table:table-cell/>
          <table:table-cell office:value-type="float" office:value="5033" calcext:value-type="float">
            <text:p>5033</text:p>
          </table:table-cell>
          <table:table-cell table:number-columns-repeated="3"/>
          <table:table-cell office:value-type="float" office:value="100.088070389971" calcext:value-type="float">
            <text:p>100.088070389971</text:p>
          </table:table-cell>
          <table:table-cell/>
          <table:table-cell office:value-type="float" office:value="2.15233476015441" calcext:value-type="float">
            <text:p>2.15233476015441</text:p>
          </table:table-cell>
          <table:table-cell/>
          <table:table-cell office:value-type="float" office:value="46244" calcext:value-type="float">
            <text:p>46244</text:p>
          </table:table-cell>
          <table:table-cell table:number-columns-repeated="3"/>
          <table:table-cell office:value-type="float" office:value="5.63779663048374" calcext:value-type="float">
            <text:p>5.63779663048374</text:p>
          </table:table-cell>
          <table:table-cell/>
          <table:table-cell office:value-type="float" office:value="0.212372604501529" calcext:value-type="float">
            <text:p>0.212372604501529</text:p>
          </table:table-cell>
          <table:table-cell/>
          <table:table-cell office:value-type="float" office:value="5659" calcext:value-type="float">
            <text:p>5659</text:p>
          </table:table-cell>
          <table:table-cell table:number-columns-repeated="3"/>
          <table:table-cell office:value-type="float" office:value="0.669095529369004" calcext:value-type="float">
            <text:p>0.669095529369004</text:p>
          </table:table-cell>
          <table:table-cell office:value-type="float" office:value="1.02560528199362" calcext:value-type="float">
            <text:p>1.02560528199362</text:p>
          </table:table-cell>
          <table:table-cell office:value-type="float" office:value="1.21020585530534" calcext:value-type="float">
            <text:p>1.21020585530534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1149" calcext:value-type="float">
            <text:p>1149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/>
          <table:table-cell office:value-type="float" office:value="100.127008331843" calcext:value-type="float">
            <text:p>100.127008331843</text:p>
          </table:table-cell>
          <table:table-cell/>
          <table:table-cell office:value-type="float" office:value="-3.08043233309737" calcext:value-type="float">
            <text:p>-3.08043233309737</text:p>
          </table:table-cell>
          <table:table-cell/>
          <table:table-cell office:value-type="float" office:value="44181" calcext:value-type="float">
            <text:p>44181</text:p>
          </table:table-cell>
          <table:table-cell table:number-columns-repeated="3"/>
          <table:table-cell office:value-type="float" office:value="5.2152053770129" calcext:value-type="float">
            <text:p>5.2152053770129</text:p>
          </table:table-cell>
          <table:table-cell/>
          <table:table-cell office:value-type="float" office:value="-0.37832379937376" calcext:value-type="float">
            <text:p>-0.37832379937376</text:p>
          </table:table-cell>
          <table:table-cell/>
          <table:table-cell office:value-type="float" office:value="3969" calcext:value-type="float">
            <text:p>3969</text:p>
          </table:table-cell>
          <table:table-cell table:number-columns-repeated="3"/>
          <table:table-cell office:value-type="float" office:value="1.2232754046531" calcext:value-type="float">
            <text:p>1.2232754046531</text:p>
          </table:table-cell>
          <table:table-cell/>
          <table:table-cell office:value-type="float" office:value="-0.0408004702701701" calcext:value-type="float">
            <text:p>-0.04080047027017</text:p>
          </table:table-cell>
          <table:table-cell/>
          <table:table-cell office:value-type="float" office:value="44212" calcext:value-type="float">
            <text:p>44212</text:p>
          </table:table-cell>
          <table:table-cell table:number-columns-repeated="3"/>
          <table:table-cell office:value-type="float" office:value="0.691262042846076" calcext:value-type="float">
            <text:p>0.691262042846076</text:p>
          </table:table-cell>
          <table:table-cell office:value-type="float" office:value="1.02865940615193" calcext:value-type="float">
            <text:p>1.02865940615193</text:p>
          </table:table-cell>
          <table:table-cell office:value-type="float" office:value="1.21343634571763" calcext:value-type="float">
            <text:p>1.21343634571763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1174" calcext:value-type="float">
            <text:p>1174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/>
          <table:table-cell office:value-type="float" office:value="100.114578542751" calcext:value-type="float">
            <text:p>100.114578542751</text:p>
          </table:table-cell>
          <table:table-cell/>
          <table:table-cell office:value-type="float" office:value="-6.09239708544802" calcext:value-type="float">
            <text:p>-6.09239708544802</text:p>
          </table:table-cell>
          <table:table-cell/>
          <table:table-cell office:value-type="float" office:value="45595" calcext:value-type="float">
            <text:p>45595</text:p>
          </table:table-cell>
          <table:table-cell table:number-columns-repeated="3"/>
          <table:table-cell office:value-type="float" office:value="76.8576775604445" calcext:value-type="float">
            <text:p>76.8576775604445</text:p>
          </table:table-cell>
          <table:table-cell/>
          <table:table-cell office:value-type="float" office:value="-1.54603710977063" calcext:value-type="float">
            <text:p>-1.5460371097706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76505550049426" calcext:value-type="float">
            <text:p>2.76505550049426</text:p>
          </table:table-cell>
          <table:table-cell/>
          <table:table-cell office:value-type="float" office:value="-0.27659940180954" calcext:value-type="float">
            <text:p>-0.27659940180954</text:p>
          </table:table-cell>
          <table:table-cell/>
          <table:table-cell office:value-type="float" office:value="2327" calcext:value-type="float">
            <text:p>2327</text:p>
          </table:table-cell>
          <table:table-cell table:number-columns-repeated="3"/>
          <table:table-cell office:value-type="float" office:value="0.708548519187667" calcext:value-type="float">
            <text:p>0.708548519187667</text:p>
          </table:table-cell>
          <table:table-cell office:value-type="float" office:value="1.05151540927398" calcext:value-type="float">
            <text:p>1.05151540927398</text:p>
          </table:table-cell>
          <table:table-cell office:value-type="float" office:value="1.21485191450843" calcext:value-type="float">
            <text:p>1.21485191450843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1187" calcext:value-type="float">
            <text:p>1187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/>
          <table:table-cell office:value-type="float" office:value="100.108832056094" calcext:value-type="float">
            <text:p>100.108832056094</text:p>
          </table:table-cell>
          <table:table-cell/>
          <table:table-cell office:value-type="float" office:value="-5.71079731220653" calcext:value-type="float">
            <text:p>-5.71079731220653</text:p>
          </table:table-cell>
          <table:table-cell/>
          <table:table-cell office:value-type="float" office:value="46524" calcext:value-type="float">
            <text:p>46524</text:p>
          </table:table-cell>
          <table:table-cell table:number-columns-repeated="3"/>
          <table:table-cell office:value-type="float" office:value="6.70121692062889" calcext:value-type="float">
            <text:p>6.70121692062889</text:p>
          </table:table-cell>
          <table:table-cell/>
          <table:table-cell office:value-type="float" office:value="0.0743943393065446" calcext:value-type="float">
            <text:p>0.074394339306545</text:p>
          </table:table-cell>
          <table:table-cell/>
          <table:table-cell office:value-type="float" office:value="6602" calcext:value-type="float">
            <text:p>6602</text:p>
          </table:table-cell>
          <table:table-cell table:number-columns-repeated="3"/>
          <table:table-cell office:value-type="float" office:value="100.119990365355" calcext:value-type="float">
            <text:p>100.119990365355</text:p>
          </table:table-cell>
          <table:table-cell/>
          <table:table-cell office:value-type="float" office:value="-0.2346500884391" calcext:value-type="float">
            <text:p>-0.2346500884391</text:p>
          </table:table-cell>
          <table:table-cell/>
          <table:table-cell office:value-type="float" office:value="46025" calcext:value-type="float">
            <text:p>46025</text:p>
          </table:table-cell>
          <table:table-cell table:number-columns-repeated="3"/>
          <table:table-cell office:value-type="float" office:value="0.715189878320687" calcext:value-type="float">
            <text:p>0.715189878320687</text:p>
          </table:table-cell>
          <table:table-cell office:value-type="float" office:value="1.0730289641432" calcext:value-type="float">
            <text:p>1.0730289641432</text:p>
          </table:table-cell>
          <table:table-cell office:value-type="float" office:value="1.21619087260098" calcext:value-type="float">
            <text:p>1.21619087260098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1215" calcext:value-type="float">
            <text:p>1215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/>
          <table:table-cell office:value-type="float" office:value="0.0516006798043306" calcext:value-type="float">
            <text:p>0.051600679804331</text:p>
          </table:table-cell>
          <table:table-cell/>
          <table:table-cell office:value-type="float" office:value="0.0213191014692395" calcext:value-type="float">
            <text:p>0.021319101469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91210306811271" calcext:value-type="float">
            <text:p>7.91210306811271</text:p>
          </table:table-cell>
          <table:table-cell/>
          <table:table-cell office:value-type="float" office:value="-0.177695547381634" calcext:value-type="float">
            <text:p>-0.177695547381634</text:p>
          </table:table-cell>
          <table:table-cell/>
          <table:table-cell office:value-type="float" office:value="6380" calcext:value-type="float">
            <text:p>6380</text:p>
          </table:table-cell>
          <table:table-cell table:number-columns-repeated="3"/>
          <table:table-cell office:value-type="float" office:value="1.00066973744076" calcext:value-type="float">
            <text:p>1.00066973744076</text:p>
          </table:table-cell>
          <table:table-cell/>
          <table:table-cell office:value-type="float" office:value="-0.00854583909664426" calcext:value-type="float">
            <text:p>-0.008545839096644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0.73976189811583" calcext:value-type="float">
            <text:p>0.73976189811583</text:p>
          </table:table-cell>
          <table:table-cell office:value-type="float" office:value="1.08117809080842" calcext:value-type="float">
            <text:p>1.08117809080842</text:p>
          </table:table-cell>
          <table:table-cell office:value-type="float" office:value="1.2166143441115" calcext:value-type="float">
            <text:p>1.2166143441115</text:p>
          </table:table-cell>
          <table:table-cell table:number-columns-repeated="2"/>
          <table:table-cell office:value-type="float" office:value="935" calcext:value-type="float">
            <text:p>935</text:p>
          </table:table-cell>
          <table:table-cell office:value-type="float" office:value="1231" calcext:value-type="float">
            <text:p>1231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/>
          <table:table-cell office:value-type="float" office:value="3.63235743931204" calcext:value-type="float">
            <text:p>3.63235743931204</text:p>
          </table:table-cell>
          <table:table-cell/>
          <table:table-cell office:value-type="float" office:value="0.182053860400913" calcext:value-type="float">
            <text:p>0.182053860400913</text:p>
          </table:table-cell>
          <table:table-cell/>
          <table:table-cell office:value-type="float" office:value="3579" calcext:value-type="float">
            <text:p>3579</text:p>
          </table:table-cell>
          <table:table-cell table:number-columns-repeated="3"/>
          <table:table-cell office:value-type="float" office:value="4.777132097893" calcext:value-type="float">
            <text:p>4.777132097893</text:p>
          </table:table-cell>
          <table:table-cell/>
          <table:table-cell office:value-type="float" office:value="-0.161450508018727" calcext:value-type="float">
            <text:p>-0.161450508018727</text:p>
          </table:table-cell>
          <table:table-cell/>
          <table:table-cell office:value-type="float" office:value="4253" calcext:value-type="float">
            <text:p>4253</text:p>
          </table:table-cell>
          <table:table-cell table:number-columns-repeated="3"/>
          <table:table-cell office:value-type="float" office:value="100.101239535882" calcext:value-type="float">
            <text:p>100.101239535882</text:p>
          </table:table-cell>
          <table:table-cell/>
          <table:table-cell office:value-type="float" office:value="7.92276004012628" calcext:value-type="float">
            <text:p>7.92276004012628</text:p>
          </table:table-cell>
          <table:table-cell/>
          <table:table-cell office:value-type="float" office:value="46905" calcext:value-type="float">
            <text:p>46905</text:p>
          </table:table-cell>
          <table:table-cell table:number-columns-repeated="3"/>
          <table:table-cell office:value-type="float" office:value="0.740452782598397" calcext:value-type="float">
            <text:p>0.740452782598397</text:p>
          </table:table-cell>
          <table:table-cell office:value-type="float" office:value="1.13515970388184" calcext:value-type="float">
            <text:p>1.13515970388184</text:p>
          </table:table-cell>
          <table:table-cell office:value-type="float" office:value="1.22030313437075" calcext:value-type="float">
            <text:p>1.22030313437075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1252" calcext:value-type="float">
            <text:p>1252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/>
          <table:table-cell office:value-type="float" office:value="100.097253100938" calcext:value-type="float">
            <text:p>100.097253100938</text:p>
          </table:table-cell>
          <table:table-cell/>
          <table:table-cell office:value-type="float" office:value="-2.87859827303508" calcext:value-type="float">
            <text:p>-2.87859827303508</text:p>
          </table:table-cell>
          <table:table-cell/>
          <table:table-cell office:value-type="float" office:value="47204" calcext:value-type="float">
            <text:p>47204</text:p>
          </table:table-cell>
          <table:table-cell table:number-columns-repeated="3"/>
          <table:table-cell office:value-type="float" office:value="9.02258914874773" calcext:value-type="float">
            <text:p>9.02258914874773</text:p>
          </table:table-cell>
          <table:table-cell/>
          <table:table-cell office:value-type="float" office:value="-0.525039453918659" calcext:value-type="float">
            <text:p>-0.525039453918659</text:p>
          </table:table-cell>
          <table:table-cell/>
          <table:table-cell office:value-type="float" office:value="6468" calcext:value-type="float">
            <text:p>6468</text:p>
          </table:table-cell>
          <table:table-cell table:number-columns-repeated="3"/>
          <table:table-cell office:value-type="float" office:value="3.46257630097425" calcext:value-type="float">
            <text:p>3.46257630097425</text:p>
          </table:table-cell>
          <table:table-cell/>
          <table:table-cell office:value-type="float" office:value="0.238947190066698" calcext:value-type="float">
            <text:p>0.238947190066698</text:p>
          </table:table-cell>
          <table:table-cell/>
          <table:table-cell office:value-type="float" office:value="3185" calcext:value-type="float">
            <text:p>3185</text:p>
          </table:table-cell>
          <table:table-cell table:number-columns-repeated="3"/>
          <table:table-cell office:value-type="float" office:value="0.754726608146829" calcext:value-type="float">
            <text:p>0.754726608146829</text:p>
          </table:table-cell>
          <table:table-cell office:value-type="float" office:value="1.15296172268637" calcext:value-type="float">
            <text:p>1.15296172268637</text:p>
          </table:table-cell>
          <table:table-cell office:value-type="float" office:value="1.22051563611164" calcext:value-type="float">
            <text:p>1.22051563611164</text:p>
          </table:table-cell>
          <table:table-cell table:number-columns-repeated="2"/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/>
          <table:table-cell office:value-type="float" office:value="9.01665755048546" calcext:value-type="float">
            <text:p>9.01665755048546</text:p>
          </table:table-cell>
          <table:table-cell/>
          <table:table-cell office:value-type="float" office:value="0.28636734086273" calcext:value-type="float">
            <text:p>0.28636734086273</text:p>
          </table:table-cell>
          <table:table-cell/>
          <table:table-cell office:value-type="float" office:value="7892" calcext:value-type="float">
            <text:p>7892</text:p>
          </table:table-cell>
          <table:table-cell table:number-columns-repeated="3"/>
          <table:table-cell office:value-type="float" office:value="0.061257230514708" calcext:value-type="float">
            <text:p>0.061257230514708</text:p>
          </table:table-cell>
          <table:table-cell/>
          <table:table-cell office:value-type="float" office:value="0.112802701178866" calcext:value-type="float">
            <text:p>0.11280270117886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304839071419938" calcext:value-type="float">
            <text:p>0.304839071419938</text:p>
          </table:table-cell>
          <table:table-cell/>
          <table:table-cell office:value-type="float" office:value="0.221874802917859" calcext:value-type="float">
            <text:p>0.221874802917859</text:p>
          </table:table-cell>
          <table:table-cell/>
          <table:table-cell office:value-type="float" office:value="1725" calcext:value-type="float">
            <text:p>1725</text:p>
          </table:table-cell>
          <table:table-cell table:number-columns-repeated="3"/>
          <table:table-cell office:value-type="float" office:value="0.760422463129374" calcext:value-type="float">
            <text:p>0.760422463129374</text:p>
          </table:table-cell>
          <table:table-cell office:value-type="float" office:value="1.15712052120237" calcext:value-type="float">
            <text:p>1.15712052120237</text:p>
          </table:table-cell>
          <table:table-cell office:value-type="float" office:value="1.22236190487336" calcext:value-type="float">
            <text:p>1.22236190487336</text:p>
          </table:table-cell>
          <table:table-cell table:number-columns-repeated="2"/>
          <table:table-cell office:value-type="float" office:value="944" calcext:value-type="float">
            <text:p>944</text:p>
          </table:table-cell>
          <table:table-cell office:value-type="float" office:value="1274" calcext:value-type="float">
            <text:p>1274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/>
          <table:table-cell office:value-type="float" office:value="2.86639245497799" calcext:value-type="float">
            <text:p>2.86639245497799</text:p>
          </table:table-cell>
          <table:table-cell/>
          <table:table-cell office:value-type="float" office:value="-0.404378070627668" calcext:value-type="float">
            <text:p>-0.404378070627668</text:p>
          </table:table-cell>
          <table:table-cell/>
          <table:table-cell office:value-type="float" office:value="1958" calcext:value-type="float">
            <text:p>1958</text:p>
          </table:table-cell>
          <table:table-cell table:number-columns-repeated="3"/>
          <table:table-cell office:value-type="float" office:value="100.085060898184" calcext:value-type="float">
            <text:p>100.085060898184</text:p>
          </table:table-cell>
          <table:table-cell/>
          <table:table-cell office:value-type="float" office:value="-0.0146116104660852" calcext:value-type="float">
            <text:p>-0.014611610466085</text:p>
          </table:table-cell>
          <table:table-cell/>
          <table:table-cell office:value-type="float" office:value="49577" calcext:value-type="float">
            <text:p>49577</text:p>
          </table:table-cell>
          <table:table-cell table:number-columns-repeated="3"/>
          <table:table-cell office:value-type="float" office:value="1.03467385964428" calcext:value-type="float">
            <text:p>1.03467385964428</text:p>
          </table:table-cell>
          <table:table-cell/>
          <table:table-cell office:value-type="float" office:value="-0.0521463500599645" calcext:value-type="float">
            <text:p>-0.052146350059965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0.762603049374949" calcext:value-type="float">
            <text:p>0.762603049374949</text:p>
          </table:table-cell>
          <table:table-cell office:value-type="float" office:value="1.16012504271154" calcext:value-type="float">
            <text:p>1.16012504271154</text:p>
          </table:table-cell>
          <table:table-cell office:value-type="float" office:value="1.22291650694201" calcext:value-type="float">
            <text:p>1.22291650694201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office:value-type="float" office:value="1288" calcext:value-type="float">
            <text:p>1288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/>
          <table:table-cell office:value-type="float" office:value="100.10861167066" calcext:value-type="float">
            <text:p>100.10861167066</text:p>
          </table:table-cell>
          <table:table-cell/>
          <table:table-cell office:value-type="float" office:value="-3.89524462458284" calcext:value-type="float">
            <text:p>-3.89524462458284</text:p>
          </table:table-cell>
          <table:table-cell/>
          <table:table-cell office:value-type="float" office:value="45301" calcext:value-type="float">
            <text:p>45301</text:p>
          </table:table-cell>
          <table:table-cell table:number-columns-repeated="3"/>
          <table:table-cell office:value-type="float" office:value="100.082585872294" calcext:value-type="float">
            <text:p>100.082585872294</text:p>
          </table:table-cell>
          <table:table-cell/>
          <table:table-cell office:value-type="float" office:value="-2.45125595613755" calcext:value-type="float">
            <text:p>-2.45125595613755</text:p>
          </table:table-cell>
          <table:table-cell/>
          <table:table-cell office:value-type="float" office:value="48121" calcext:value-type="float">
            <text:p>48121</text:p>
          </table:table-cell>
          <table:table-cell table:number-columns-repeated="3"/>
          <table:table-cell office:value-type="float" office:value="9.00165589578593" calcext:value-type="float">
            <text:p>9.00165589578593</text:p>
          </table:table-cell>
          <table:table-cell/>
          <table:table-cell office:value-type="float" office:value="0.69389117086135" calcext:value-type="float">
            <text:p>0.69389117086135</text:p>
          </table:table-cell>
          <table:table-cell/>
          <table:table-cell office:value-type="float" office:value="7232" calcext:value-type="float">
            <text:p>7232</text:p>
          </table:table-cell>
          <table:table-cell table:number-columns-repeated="3"/>
          <table:table-cell office:value-type="float" office:value="0.769736604265022" calcext:value-type="float">
            <text:p>0.769736604265022</text:p>
          </table:table-cell>
          <table:table-cell office:value-type="float" office:value="1.23310918058411" calcext:value-type="float">
            <text:p>1.23310918058411</text:p>
          </table:table-cell>
          <table:table-cell office:value-type="float" office:value="1.22545451167818" calcext:value-type="float">
            <text:p>1.22545451167818</text:p>
          </table:table-cell>
          <table:table-cell table:number-columns-repeated="2"/>
          <table:table-cell office:value-type="float" office:value="961" calcext:value-type="float">
            <text:p>961</text:p>
          </table:table-cell>
          <table:table-cell office:value-type="float" office:value="1295" calcext:value-type="float">
            <text:p>1295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/>
          <table:table-cell office:value-type="float" office:value="4.39519909795888" calcext:value-type="float">
            <text:p>4.39519909795888</text:p>
          </table:table-cell>
          <table:table-cell/>
          <table:table-cell office:value-type="float" office:value="-0.875850105407731" calcext:value-type="float">
            <text:p>-0.875850105407731</text:p>
          </table:table-cell>
          <table:table-cell/>
          <table:table-cell office:value-type="float" office:value="13024" calcext:value-type="float">
            <text:p>13024</text:p>
          </table:table-cell>
          <table:table-cell table:number-columns-repeated="3"/>
          <table:table-cell office:value-type="float" office:value="2.51670061141714" calcext:value-type="float">
            <text:p>2.51670061141714</text:p>
          </table:table-cell>
          <table:table-cell/>
          <table:table-cell office:value-type="float" office:value="-0.226470215460734" calcext:value-type="float">
            <text:p>-0.226470215460734</text:p>
          </table:table-cell>
          <table:table-cell/>
          <table:table-cell office:value-type="float" office:value="1828" calcext:value-type="float">
            <text:p>1828</text:p>
          </table:table-cell>
          <table:table-cell table:number-columns-repeated="3"/>
          <table:table-cell office:value-type="float" office:value="100.10559877952" calcext:value-type="float">
            <text:p>100.10559877952</text:p>
          </table:table-cell>
          <table:table-cell/>
          <table:table-cell office:value-type="float" office:value="3.54257614269879" calcext:value-type="float">
            <text:p>3.54257614269879</text:p>
          </table:table-cell>
          <table:table-cell/>
          <table:table-cell office:value-type="float" office:value="44896" calcext:value-type="float">
            <text:p>44896</text:p>
          </table:table-cell>
          <table:table-cell table:number-columns-repeated="3"/>
          <table:table-cell office:value-type="float" office:value="0.784971766374865" calcext:value-type="float">
            <text:p>0.784971766374865</text:p>
          </table:table-cell>
          <table:table-cell office:value-type="float" office:value="1.27050819235245" calcext:value-type="float">
            <text:p>1.27050819235245</text:p>
          </table:table-cell>
          <table:table-cell office:value-type="float" office:value="1.22592885727621" calcext:value-type="float">
            <text:p>1.22592885727621</text:p>
          </table:table-cell>
          <table:table-cell table:number-columns-repeated="2"/>
          <table:table-cell office:value-type="float" office:value="965" calcext:value-type="float">
            <text:p>965</text:p>
          </table:table-cell>
          <table:table-cell office:value-type="float" office:value="1303" calcext:value-type="float">
            <text:p>1303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/>
          <table:table-cell office:value-type="float" office:value="100.104526195157" calcext:value-type="float">
            <text:p>100.104526195157</text:p>
          </table:table-cell>
          <table:table-cell/>
          <table:table-cell office:value-type="float" office:value="-3.61407567361612" calcext:value-type="float">
            <text:p>-3.61407567361612</text:p>
          </table:table-cell>
          <table:table-cell/>
          <table:table-cell office:value-type="float" office:value="46246" calcext:value-type="float">
            <text:p>46246</text:p>
          </table:table-cell>
          <table:table-cell table:number-columns-repeated="3"/>
          <table:table-cell office:value-type="float" office:value="1.10918974008281" calcext:value-type="float">
            <text:p>1.10918974008281</text:p>
          </table:table-cell>
          <table:table-cell/>
          <table:table-cell office:value-type="float" office:value="0.0921426594908991" calcext:value-type="float">
            <text:p>0.092142659490899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3"/>
          <table:table-cell office:value-type="float" office:value="5.52520508610868" calcext:value-type="float">
            <text:p>5.52520508610868</text:p>
          </table:table-cell>
          <table:table-cell/>
          <table:table-cell office:value-type="float" office:value="-0.077337675842642" calcext:value-type="float">
            <text:p>-0.077337675842642</text:p>
          </table:table-cell>
          <table:table-cell/>
          <table:table-cell office:value-type="float" office:value="4197" calcext:value-type="float">
            <text:p>4197</text:p>
          </table:table-cell>
          <table:table-cell table:number-columns-repeated="3"/>
          <table:table-cell office:value-type="float" office:value="0.793237807188435" calcext:value-type="float">
            <text:p>0.793237807188435</text:p>
          </table:table-cell>
          <table:table-cell office:value-type="float" office:value="1.27371837772666" calcext:value-type="float">
            <text:p>1.27371837772666</text:p>
          </table:table-cell>
          <table:table-cell office:value-type="float" office:value="1.22794148774249" calcext:value-type="float">
            <text:p>1.22794148774249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1309" calcext:value-type="float">
            <text:p>1309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/>
          <table:table-cell office:value-type="float" office:value="3.88834872875674" calcext:value-type="float">
            <text:p>3.88834872875674</text:p>
          </table:table-cell>
          <table:table-cell/>
          <table:table-cell office:value-type="float" office:value="-0.263968804323566" calcext:value-type="float">
            <text:p>-0.263968804323566</text:p>
          </table:table-cell>
          <table:table-cell/>
          <table:table-cell office:value-type="float" office:value="3387" calcext:value-type="float">
            <text:p>3387</text:p>
          </table:table-cell>
          <table:table-cell table:number-columns-repeated="3"/>
          <table:table-cell office:value-type="float" office:value="1.32988110567471" calcext:value-type="float">
            <text:p>1.32988110567471</text:p>
          </table:table-cell>
          <table:table-cell/>
          <table:table-cell office:value-type="float" office:value="-0.00447473762879969" calcext:value-type="float">
            <text:p>-0.0044747376288</text:p>
          </table:table-cell>
          <table:table-cell/>
          <table:table-cell office:value-type="float" office:value="1159" calcext:value-type="float">
            <text:p>1159</text:p>
          </table:table-cell>
          <table:table-cell table:number-columns-repeated="3"/>
          <table:table-cell office:value-type="float" office:value="8.61857895393315" calcext:value-type="float">
            <text:p>8.61857895393315</text:p>
          </table:table-cell>
          <table:table-cell/>
          <table:table-cell office:value-type="float" office:value="-0.340056666447503" calcext:value-type="float">
            <text:p>-0.340056666447503</text:p>
          </table:table-cell>
          <table:table-cell/>
          <table:table-cell office:value-type="float" office:value="7707" calcext:value-type="float">
            <text:p>7707</text:p>
          </table:table-cell>
          <table:table-cell table:number-columns-repeated="3"/>
          <table:table-cell office:value-type="float" office:value="0.793615594895331" calcext:value-type="float">
            <text:p>0.793615594895331</text:p>
          </table:table-cell>
          <table:table-cell office:value-type="float" office:value="1.31356324694242" calcext:value-type="float">
            <text:p>1.31356324694242</text:p>
          </table:table-cell>
          <table:table-cell office:value-type="float" office:value="1.22946200726603" calcext:value-type="float">
            <text:p>1.22946200726603</text:p>
          </table:table-cell>
          <table:table-cell table:number-columns-repeated="2"/>
          <table:table-cell office:value-type="float" office:value="971" calcext:value-type="float">
            <text:p>971</text:p>
          </table:table-cell>
          <table:table-cell office:value-type="float" office:value="1355" calcext:value-type="float">
            <text:p>1355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/>
          <table:table-cell office:value-type="float" office:value="100.101241114425" calcext:value-type="float">
            <text:p>100.101241114425</text:p>
          </table:table-cell>
          <table:table-cell/>
          <table:table-cell office:value-type="float" office:value="-3.68599912284479" calcext:value-type="float">
            <text:p>-3.68599912284479</text:p>
          </table:table-cell>
          <table:table-cell/>
          <table:table-cell office:value-type="float" office:value="46763" calcext:value-type="float">
            <text:p>46763</text:p>
          </table:table-cell>
          <table:table-cell table:number-columns-repeated="3"/>
          <table:table-cell office:value-type="float" office:value="100.090320352675" calcext:value-type="float">
            <text:p>100.090320352675</text:p>
          </table:table-cell>
          <table:table-cell/>
          <table:table-cell office:value-type="float" office:value="5.05256930110407" calcext:value-type="float">
            <text:p>5.05256930110407</text:p>
          </table:table-cell>
          <table:table-cell/>
          <table:table-cell office:value-type="float" office:value="46430" calcext:value-type="float">
            <text:p>46430</text:p>
          </table:table-cell>
          <table:table-cell table:number-columns-repeated="3"/>
          <table:table-cell office:value-type="float" office:value="1.84476452404901" calcext:value-type="float">
            <text:p>1.84476452404901</text:p>
          </table:table-cell>
          <table:table-cell/>
          <table:table-cell office:value-type="float" office:value="0.278774241311495" calcext:value-type="float">
            <text:p>0.278774241311495</text:p>
          </table:table-cell>
          <table:table-cell/>
          <table:table-cell office:value-type="float" office:value="1325" calcext:value-type="float">
            <text:p>1325</text:p>
          </table:table-cell>
          <table:table-cell table:number-columns-repeated="3"/>
          <table:table-cell office:value-type="float" office:value="0.803237418552094" calcext:value-type="float">
            <text:p>0.803237418552094</text:p>
          </table:table-cell>
          <table:table-cell office:value-type="float" office:value="1.31884080771779" calcext:value-type="float">
            <text:p>1.31884080771779</text:p>
          </table:table-cell>
          <table:table-cell office:value-type="float" office:value="1.23409951385865" calcext:value-type="float">
            <text:p>1.23409951385865</text:p>
          </table:table-cell>
          <table:table-cell table:number-columns-repeated="2"/>
          <table:table-cell office:value-type="float" office:value="974" calcext:value-type="float">
            <text:p>974</text:p>
          </table:table-cell>
          <table:table-cell office:value-type="float" office:value="1357" calcext:value-type="float">
            <text:p>135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/>
          <table:table-cell office:value-type="float" office:value="89.1188566396026" calcext:value-type="float">
            <text:p>89.1188566396026</text:p>
          </table:table-cell>
          <table:table-cell/>
          <table:table-cell office:value-type="float" office:value="-5.08071833179977" calcext:value-type="float">
            <text:p>-5.0807183317997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95232808815" calcext:value-type="float">
            <text:p>100.095232808815</text:p>
          </table:table-cell>
          <table:table-cell/>
          <table:table-cell office:value-type="float" office:value="2.12941528357487" calcext:value-type="float">
            <text:p>2.12941528357487</text:p>
          </table:table-cell>
          <table:table-cell/>
          <table:table-cell office:value-type="float" office:value="46325" calcext:value-type="float">
            <text:p>46325</text:p>
          </table:table-cell>
          <table:table-cell table:number-columns-repeated="3"/>
          <table:table-cell office:value-type="float" office:value="6.79174681454613" calcext:value-type="float">
            <text:p>6.79174681454613</text:p>
          </table:table-cell>
          <table:table-cell/>
          <table:table-cell office:value-type="float" office:value="-0.585665397006731" calcext:value-type="float">
            <text:p>-0.585665397006731</text:p>
          </table:table-cell>
          <table:table-cell/>
          <table:table-cell office:value-type="float" office:value="5662" calcext:value-type="float">
            <text:p>5662</text:p>
          </table:table-cell>
          <table:table-cell table:number-columns-repeated="3"/>
          <table:table-cell office:value-type="float" office:value="0.83092868179767" calcext:value-type="float">
            <text:p>0.83092868179767</text:p>
          </table:table-cell>
          <table:table-cell office:value-type="float" office:value="1.33660517993573" calcext:value-type="float">
            <text:p>1.33660517993573</text:p>
          </table:table-cell>
          <table:table-cell office:value-type="float" office:value="1.23489447582575" calcext:value-type="float">
            <text:p>1.23489447582575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387" calcext:value-type="float">
            <text:p>1387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/>
          <table:table-cell office:value-type="float" office:value="2.89856733738575" calcext:value-type="float">
            <text:p>2.89856733738575</text:p>
          </table:table-cell>
          <table:table-cell/>
          <table:table-cell office:value-type="float" office:value="-0.214587932136442" calcext:value-type="float">
            <text:p>-0.214587932136442</text:p>
          </table:table-cell>
          <table:table-cell/>
          <table:table-cell office:value-type="float" office:value="2695" calcext:value-type="float">
            <text:p>2695</text:p>
          </table:table-cell>
          <table:table-cell table:number-columns-repeated="3"/>
          <table:table-cell office:value-type="float" office:value="15.9498685392924" calcext:value-type="float">
            <text:p>15.9498685392924</text:p>
          </table:table-cell>
          <table:table-cell/>
          <table:table-cell office:value-type="float" office:value="-0.221125460582926" calcext:value-type="float">
            <text:p>-0.22112546058292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30563509816202" calcext:value-type="float">
            <text:p>2.30563509816202</text:p>
          </table:table-cell>
          <table:table-cell/>
          <table:table-cell office:value-type="float" office:value="0.285431339524132" calcext:value-type="float">
            <text:p>0.285431339524132</text:p>
          </table:table-cell>
          <table:table-cell/>
          <table:table-cell office:value-type="float" office:value="4339" calcext:value-type="float">
            <text:p>4339</text:p>
          </table:table-cell>
          <table:table-cell table:number-columns-repeated="3"/>
          <table:table-cell office:value-type="float" office:value="0.862573767456828" calcext:value-type="float">
            <text:p>0.862573767456828</text:p>
          </table:table-cell>
          <table:table-cell office:value-type="float" office:value="1.34058177374802" calcext:value-type="float">
            <text:p>1.34058177374802</text:p>
          </table:table-cell>
          <table:table-cell office:value-type="float" office:value="1.23874020638089" calcext:value-type="float">
            <text:p>1.23874020638089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407" calcext:value-type="float">
            <text:p>140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/>
          <table:table-cell office:value-type="float" office:value="9.05178216316662" calcext:value-type="float">
            <text:p>9.05178216316662</text:p>
          </table:table-cell>
          <table:table-cell/>
          <table:table-cell office:value-type="float" office:value="0.182380321709536" calcext:value-type="float">
            <text:p>0.182380321709536</text:p>
          </table:table-cell>
          <table:table-cell/>
          <table:table-cell office:value-type="float" office:value="7277" calcext:value-type="float">
            <text:p>7277</text:p>
          </table:table-cell>
          <table:table-cell table:number-columns-repeated="3"/>
          <table:table-cell office:value-type="float" office:value="9.02468362582331" calcext:value-type="float">
            <text:p>9.02468362582331</text:p>
          </table:table-cell>
          <table:table-cell/>
          <table:table-cell office:value-type="float" office:value="-0.457632616449009" calcext:value-type="float">
            <text:p>-0.457632616449009</text:p>
          </table:table-cell>
          <table:table-cell/>
          <table:table-cell office:value-type="float" office:value="7403" calcext:value-type="float">
            <text:p>7403</text:p>
          </table:table-cell>
          <table:table-cell table:number-columns-repeated="3"/>
          <table:table-cell office:value-type="float" office:value="3.55004445809689" calcext:value-type="float">
            <text:p>3.55004445809689</text:p>
          </table:table-cell>
          <table:table-cell/>
          <table:table-cell office:value-type="float" office:value="-0.621497002867549" calcext:value-type="float">
            <text:p>-0.621497002867549</text:p>
          </table:table-cell>
          <table:table-cell/>
          <table:table-cell office:value-type="float" office:value="4082" calcext:value-type="float">
            <text:p>4082</text:p>
          </table:table-cell>
          <table:table-cell table:number-columns-repeated="3"/>
          <table:table-cell office:value-type="float" office:value="0.882398431694118" calcext:value-type="float">
            <text:p>0.882398431694118</text:p>
          </table:table-cell>
          <table:table-cell office:value-type="float" office:value="1.3415761983862" calcext:value-type="float">
            <text:p>1.3415761983862</text:p>
          </table:table-cell>
          <table:table-cell office:value-type="float" office:value="1.24895238581873" calcext:value-type="float">
            <text:p>1.24895238581873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440" calcext:value-type="float">
            <text:p>14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/>
          <table:table-cell office:value-type="float" office:value="0.848255931613269" calcext:value-type="float">
            <text:p>0.848255931613269</text:p>
          </table:table-cell>
          <table:table-cell/>
          <table:table-cell office:value-type="float" office:value="0.595278850641831" calcext:value-type="float">
            <text:p>0.595278850641831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3"/>
          <table:table-cell office:value-type="float" office:value="100.084466713451" calcext:value-type="float">
            <text:p>100.084466713451</text:p>
          </table:table-cell>
          <table:table-cell/>
          <table:table-cell office:value-type="float" office:value="5.66909760975544" calcext:value-type="float">
            <text:p>5.66909760975544</text:p>
          </table:table-cell>
          <table:table-cell/>
          <table:table-cell office:value-type="float" office:value="48655" calcext:value-type="float">
            <text:p>48655</text:p>
          </table:table-cell>
          <table:table-cell table:number-columns-repeated="3"/>
          <table:table-cell office:value-type="float" office:value="1.82970878122676" calcext:value-type="float">
            <text:p>1.82970878122676</text:p>
          </table:table-cell>
          <table:table-cell/>
          <table:table-cell office:value-type="float" office:value="0.352712910136457" calcext:value-type="float">
            <text:p>0.35271291013645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884516234939273" calcext:value-type="float">
            <text:p>0.884516234939273</text:p>
          </table:table-cell>
          <table:table-cell office:value-type="float" office:value="1.3557753639728" calcext:value-type="float">
            <text:p>1.3557753639728</text:p>
          </table:table-cell>
          <table:table-cell office:value-type="float" office:value="1.30512391854797" calcext:value-type="float">
            <text:p>1.3051239185479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463" calcext:value-type="float">
            <text:p>146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6.49704876893891" calcext:value-type="float">
            <text:p>6.49704876893891</text:p>
          </table:table-cell>
          <table:table-cell/>
          <table:table-cell office:value-type="float" office:value="-0.468668110544936" calcext:value-type="float">
            <text:p>-0.468668110544936</text:p>
          </table:table-cell>
          <table:table-cell/>
          <table:table-cell office:value-type="float" office:value="4593" calcext:value-type="float">
            <text:p>4593</text:p>
          </table:table-cell>
          <table:table-cell table:number-columns-repeated="3"/>
          <table:table-cell office:value-type="float" office:value="100.082854329517" calcext:value-type="float">
            <text:p>100.082854329517</text:p>
          </table:table-cell>
          <table:table-cell/>
          <table:table-cell office:value-type="float" office:value="0.158128470753549" calcext:value-type="float">
            <text:p>0.158128470753549</text:p>
          </table:table-cell>
          <table:table-cell/>
          <table:table-cell office:value-type="float" office:value="48048" calcext:value-type="float">
            <text:p>48048</text:p>
          </table:table-cell>
          <table:table-cell table:number-columns-repeated="3"/>
          <table:table-cell office:value-type="float" office:value="100.106270434789" calcext:value-type="float">
            <text:p>100.106270434789</text:p>
          </table:table-cell>
          <table:table-cell/>
          <table:table-cell office:value-type="float" office:value="1.53571402485118" calcext:value-type="float">
            <text:p>1.53571402485118</text:p>
          </table:table-cell>
          <table:table-cell/>
          <table:table-cell office:value-type="float" office:value="46080" calcext:value-type="float">
            <text:p>46080</text:p>
          </table:table-cell>
          <table:table-cell table:number-columns-repeated="3"/>
          <table:table-cell office:value-type="float" office:value="0.897376971801981" calcext:value-type="float">
            <text:p>0.897376971801981</text:p>
          </table:table-cell>
          <table:table-cell office:value-type="float" office:value="1.35952963083927" calcext:value-type="float">
            <text:p>1.35952963083927</text:p>
          </table:table-cell>
          <table:table-cell office:value-type="float" office:value="1.31264434280469" calcext:value-type="float">
            <text:p>1.31264434280469</text:p>
          </table:table-cell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465" calcext:value-type="float">
            <text:p>146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/>
          <table:table-cell office:value-type="float" office:value="6.14813105180616" calcext:value-type="float">
            <text:p>6.14813105180616</text:p>
          </table:table-cell>
          <table:table-cell/>
          <table:table-cell office:value-type="float" office:value="0.0190119642384305" calcext:value-type="float">
            <text:p>0.019011964238431</text:p>
          </table:table-cell>
          <table:table-cell/>
          <table:table-cell office:value-type="float" office:value="6375" calcext:value-type="float">
            <text:p>6375</text:p>
          </table:table-cell>
          <table:table-cell table:number-columns-repeated="3"/>
          <table:table-cell office:value-type="float" office:value="100.083965448763" calcext:value-type="float">
            <text:p>100.083965448763</text:p>
          </table:table-cell>
          <table:table-cell/>
          <table:table-cell office:value-type="float" office:value="-0.232601369182835" calcext:value-type="float">
            <text:p>-0.232601369182835</text:p>
          </table:table-cell>
          <table:table-cell/>
          <table:table-cell office:value-type="float" office:value="48401" calcext:value-type="float">
            <text:p>48401</text:p>
          </table:table-cell>
          <table:table-cell table:number-columns-repeated="3"/>
          <table:table-cell office:value-type="float" office:value="0.582971085973554" calcext:value-type="float">
            <text:p>0.582971085973554</text:p>
          </table:table-cell>
          <table:table-cell/>
          <table:table-cell office:value-type="float" office:value="0.383180911596848" calcext:value-type="float">
            <text:p>0.383180911596848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3"/>
          <table:table-cell office:value-type="float" office:value="0.928482491409726" calcext:value-type="float">
            <text:p>0.928482491409726</text:p>
          </table:table-cell>
          <table:table-cell office:value-type="float" office:value="1.36301490128677" calcext:value-type="float">
            <text:p>1.36301490128677</text:p>
          </table:table-cell>
          <table:table-cell office:value-type="float" office:value="1.32988110567471" calcext:value-type="float">
            <text:p>1.32988110567471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1499" calcext:value-type="float">
            <text:p>1499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/>
          <table:table-cell office:value-type="float" office:value="100.095754193875" calcext:value-type="float">
            <text:p>100.095754193875</text:p>
          </table:table-cell>
          <table:table-cell/>
          <table:table-cell office:value-type="float" office:value="-4.04169268281602" calcext:value-type="float">
            <text:p>-4.04169268281602</text:p>
          </table:table-cell>
          <table:table-cell/>
          <table:table-cell office:value-type="float" office:value="45898" calcext:value-type="float">
            <text:p>45898</text:p>
          </table:table-cell>
          <table:table-cell table:number-columns-repeated="3"/>
          <table:table-cell office:value-type="float" office:value="100.090494672508" calcext:value-type="float">
            <text:p>100.090494672508</text:p>
          </table:table-cell>
          <table:table-cell/>
          <table:table-cell office:value-type="float" office:value="-0.699289099388188" calcext:value-type="float">
            <text:p>-0.699289099388188</text:p>
          </table:table-cell>
          <table:table-cell/>
          <table:table-cell office:value-type="float" office:value="49536" calcext:value-type="float">
            <text:p>49536</text:p>
          </table:table-cell>
          <table:table-cell table:number-columns-repeated="3"/>
          <table:table-cell office:value-type="float" office:value="7.11397928741664" calcext:value-type="float">
            <text:p>7.11397928741664</text:p>
          </table:table-cell>
          <table:table-cell/>
          <table:table-cell office:value-type="float" office:value="0.487743608004681" calcext:value-type="float">
            <text:p>0.487743608004681</text:p>
          </table:table-cell>
          <table:table-cell/>
          <table:table-cell office:value-type="float" office:value="5683" calcext:value-type="float">
            <text:p>5683</text:p>
          </table:table-cell>
          <table:table-cell table:number-columns-repeated="3"/>
          <table:table-cell office:value-type="float" office:value="0.965708867871594" calcext:value-type="float">
            <text:p>0.965708867871594</text:p>
          </table:table-cell>
          <table:table-cell office:value-type="float" office:value="1.36474330656719" calcext:value-type="float">
            <text:p>1.36474330656719</text:p>
          </table:table-cell>
          <table:table-cell office:value-type="float" office:value="1.33405487563086" calcext:value-type="float">
            <text:p>1.33405487563086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1547" calcext:value-type="float">
            <text:p>1547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/>
          <table:table-cell office:value-type="float" office:value="100.110180129357" calcext:value-type="float">
            <text:p>100.110180129357</text:p>
          </table:table-cell>
          <table:table-cell/>
          <table:table-cell office:value-type="float" office:value="-4.65916518095124" calcext:value-type="float">
            <text:p>-4.65916518095124</text:p>
          </table:table-cell>
          <table:table-cell/>
          <table:table-cell office:value-type="float" office:value="45528" calcext:value-type="float">
            <text:p>45528</text:p>
          </table:table-cell>
          <table:table-cell table:number-columns-repeated="3"/>
          <table:table-cell office:value-type="float" office:value="100.087601865366" calcext:value-type="float">
            <text:p>100.087601865366</text:p>
          </table:table-cell>
          <table:table-cell/>
          <table:table-cell office:value-type="float" office:value="-1.80997598103127" calcext:value-type="float">
            <text:p>-1.80997598103127</text:p>
          </table:table-cell>
          <table:table-cell/>
          <table:table-cell office:value-type="float" office:value="47511" calcext:value-type="float">
            <text:p>47511</text:p>
          </table:table-cell>
          <table:table-cell table:number-columns-repeated="3"/>
          <table:table-cell office:value-type="float" office:value="3.70488264957199" calcext:value-type="float">
            <text:p>3.70488264957199</text:p>
          </table:table-cell>
          <table:table-cell/>
          <table:table-cell office:value-type="float" office:value="0.12175529356278" calcext:value-type="float">
            <text:p>0.12175529356278</text:p>
          </table:table-cell>
          <table:table-cell/>
          <table:table-cell office:value-type="float" office:value="2409" calcext:value-type="float">
            <text:p>2409</text:p>
          </table:table-cell>
          <table:table-cell table:number-columns-repeated="3"/>
          <table:table-cell office:value-type="float" office:value="0.976923657629306" calcext:value-type="float">
            <text:p>0.976923657629306</text:p>
          </table:table-cell>
          <table:table-cell office:value-type="float" office:value="1.36736454038511" calcext:value-type="float">
            <text:p>1.36736454038511</text:p>
          </table:table-cell>
          <table:table-cell office:value-type="float" office:value="1.3501156689714" calcext:value-type="float">
            <text:p>1.3501156689714</text:p>
          </table:table-cell>
          <table:table-cell table:number-columns-repeated="2"/>
          <table:table-cell office:value-type="float" office:value="1061" calcext:value-type="float">
            <text:p>1061</text:p>
          </table:table-cell>
          <table:table-cell office:value-type="float" office:value="1551" calcext:value-type="float">
            <text:p>1551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/>
          <table:table-cell office:value-type="float" office:value="0.181241394933298" calcext:value-type="float">
            <text:p>0.181241394933298</text:p>
          </table:table-cell>
          <table:table-cell/>
          <table:table-cell office:value-type="float" office:value="-0.0450339011470868" calcext:value-type="float">
            <text:p>-0.04503390114708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83798894857536" calcext:value-type="float">
            <text:p>3.83798894857536</text:p>
          </table:table-cell>
          <table:table-cell/>
          <table:table-cell office:value-type="float" office:value="0.450053557076653" calcext:value-type="float">
            <text:p>0.450053557076653</text:p>
          </table:table-cell>
          <table:table-cell/>
          <table:table-cell office:value-type="float" office:value="30071" calcext:value-type="float">
            <text:p>30071</text:p>
          </table:table-cell>
          <table:table-cell table:number-columns-repeated="3"/>
          <table:table-cell office:value-type="float" office:value="3.22953464545208" calcext:value-type="float">
            <text:p>3.22953464545208</text:p>
          </table:table-cell>
          <table:table-cell/>
          <table:table-cell office:value-type="float" office:value="-0.284954911052056" calcext:value-type="float">
            <text:p>-0.284954911052056</text:p>
          </table:table-cell>
          <table:table-cell/>
          <table:table-cell office:value-type="float" office:value="5796" calcext:value-type="float">
            <text:p>5796</text:p>
          </table:table-cell>
          <table:table-cell table:number-columns-repeated="3"/>
          <table:table-cell office:value-type="float" office:value="0.993703041476379" calcext:value-type="float">
            <text:p>0.993703041476379</text:p>
          </table:table-cell>
          <table:table-cell office:value-type="float" office:value="1.3710222739137" calcext:value-type="float">
            <text:p>1.3710222739137</text:p>
          </table:table-cell>
          <table:table-cell office:value-type="float" office:value="1.35121516660604" calcext:value-type="float">
            <text:p>1.3512151666060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1569" calcext:value-type="float">
            <text:p>1569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/>
          <table:table-cell office:value-type="float" office:value="6.46153233885743" calcext:value-type="float">
            <text:p>6.46153233885743</text:p>
          </table:table-cell>
          <table:table-cell/>
          <table:table-cell office:value-type="float" office:value="-0.218797209552836" calcext:value-type="float">
            <text:p>-0.218797209552836</text:p>
          </table:table-cell>
          <table:table-cell/>
          <table:table-cell office:value-type="float" office:value="5168" calcext:value-type="float">
            <text:p>5168</text:p>
          </table:table-cell>
          <table:table-cell table:number-columns-repeated="3"/>
          <table:table-cell office:value-type="float" office:value="8.15264929771923" calcext:value-type="float">
            <text:p>8.15264929771923</text:p>
          </table:table-cell>
          <table:table-cell/>
          <table:table-cell office:value-type="float" office:value="-1.0564627186795" calcext:value-type="float">
            <text:p>-1.0564627186795</text:p>
          </table:table-cell>
          <table:table-cell/>
          <table:table-cell office:value-type="float" office:value="7719" calcext:value-type="float">
            <text:p>7719</text:p>
          </table:table-cell>
          <table:table-cell table:number-columns-repeated="3"/>
          <table:table-cell office:value-type="float" office:value="5.75319061101006" calcext:value-type="float">
            <text:p>5.75319061101006</text:p>
          </table:table-cell>
          <table:table-cell/>
          <table:table-cell office:value-type="float" office:value="0.354040943999286" calcext:value-type="float">
            <text:p>0.354040943999286</text:p>
          </table:table-cell>
          <table:table-cell/>
          <table:table-cell office:value-type="float" office:value="3942" calcext:value-type="float">
            <text:p>3942</text:p>
          </table:table-cell>
          <table:table-cell table:number-columns-repeated="3"/>
          <table:table-cell office:value-type="float" office:value="1.00066973744076" calcext:value-type="float">
            <text:p>1.00066973744076</text:p>
          </table:table-cell>
          <table:table-cell office:value-type="float" office:value="1.37663601261823" calcext:value-type="float">
            <text:p>1.37663601261823</text:p>
          </table:table-cell>
          <table:table-cell office:value-type="float" office:value="1.35722721133708" calcext:value-type="float">
            <text:p>1.35722721133708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office:value-type="float" office:value="1588" calcext:value-type="float">
            <text:p>158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/>
          <table:table-cell office:value-type="float" office:value="51.9904907700927" calcext:value-type="float">
            <text:p>51.9904907700927</text:p>
          </table:table-cell>
          <table:table-cell/>
          <table:table-cell office:value-type="float" office:value="-1.79864114422205" calcext:value-type="float">
            <text:p>-1.7986411442220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7.4058286007531" calcext:value-type="float">
            <text:p>87.4058286007531</text:p>
          </table:table-cell>
          <table:table-cell/>
          <table:table-cell office:value-type="float" office:value="-1.37927272479419" calcext:value-type="float">
            <text:p>-1.3792727247941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64374159710463" calcext:value-type="float">
            <text:p>4.64374159710463</text:p>
          </table:table-cell>
          <table:table-cell/>
          <table:table-cell office:value-type="float" office:value="-0.184080487079099" calcext:value-type="float">
            <text:p>-0.184080487079099</text:p>
          </table:table-cell>
          <table:table-cell/>
          <table:table-cell office:value-type="float" office:value="5427" calcext:value-type="float">
            <text:p>5427</text:p>
          </table:table-cell>
          <table:table-cell table:number-columns-repeated="3"/>
          <table:table-cell office:value-type="float" office:value="1.02938160081375" calcext:value-type="float">
            <text:p>1.02938160081375</text:p>
          </table:table-cell>
          <table:table-cell office:value-type="float" office:value="1.37709750053879" calcext:value-type="float">
            <text:p>1.37709750053879</text:p>
          </table:table-cell>
          <table:table-cell office:value-type="float" office:value="1.36889467877956" calcext:value-type="float">
            <text:p>1.36889467877956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office:value-type="float" office:value="1595" calcext:value-type="float">
            <text:p>159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/>
          <table:table-cell office:value-type="float" office:value="6.13663051356392" calcext:value-type="float">
            <text:p>6.13663051356392</text:p>
          </table:table-cell>
          <table:table-cell/>
          <table:table-cell office:value-type="float" office:value="-0.218227240329175" calcext:value-type="float">
            <text:p>-0.218227240329175</text:p>
          </table:table-cell>
          <table:table-cell/>
          <table:table-cell office:value-type="float" office:value="4577" calcext:value-type="float">
            <text:p>4577</text:p>
          </table:table-cell>
          <table:table-cell table:number-columns-repeated="3"/>
          <table:table-cell office:value-type="float" office:value="100.065993632416" calcext:value-type="float">
            <text:p>100.065993632416</text:p>
          </table:table-cell>
          <table:table-cell/>
          <table:table-cell office:value-type="float" office:value="3.34185057612676" calcext:value-type="float">
            <text:p>3.3418505761267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43132130226476" calcext:value-type="float">
            <text:p>3.43132130226476</text:p>
          </table:table-cell>
          <table:table-cell/>
          <table:table-cell office:value-type="float" office:value="0.110341698948736" calcext:value-type="float">
            <text:p>0.110341698948736</text:p>
          </table:table-cell>
          <table:table-cell/>
          <table:table-cell office:value-type="float" office:value="2407" calcext:value-type="float">
            <text:p>2407</text:p>
          </table:table-cell>
          <table:table-cell table:number-columns-repeated="3"/>
          <table:table-cell office:value-type="float" office:value="1.03467385964428" calcext:value-type="float">
            <text:p>1.03467385964428</text:p>
          </table:table-cell>
          <table:table-cell office:value-type="float" office:value="1.38929341461703" calcext:value-type="float">
            <text:p>1.38929341461703</text:p>
          </table:table-cell>
          <table:table-cell office:value-type="float" office:value="1.38212306877067" calcext:value-type="float">
            <text:p>1.38212306877067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office:value-type="float" office:value="1626" calcext:value-type="float">
            <text:p>1626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/>
          <table:table-cell office:value-type="float" office:value="100.100587947703" calcext:value-type="float">
            <text:p>100.100587947703</text:p>
          </table:table-cell>
          <table:table-cell/>
          <table:table-cell office:value-type="float" office:value="-0.697795325863889" calcext:value-type="float">
            <text:p>-0.697795325863889</text:p>
          </table:table-cell>
          <table:table-cell/>
          <table:table-cell office:value-type="float" office:value="48006" calcext:value-type="float">
            <text:p>48006</text:p>
          </table:table-cell>
          <table:table-cell table:number-columns-repeated="3"/>
          <table:table-cell office:value-type="float" office:value="100.088792611043" calcext:value-type="float">
            <text:p>100.088792611043</text:p>
          </table:table-cell>
          <table:table-cell/>
          <table:table-cell office:value-type="float" office:value="0.889790427371747" calcext:value-type="float">
            <text:p>0.889790427371747</text:p>
          </table:table-cell>
          <table:table-cell/>
          <table:table-cell office:value-type="float" office:value="48891" calcext:value-type="float">
            <text:p>48891</text:p>
          </table:table-cell>
          <table:table-cell table:number-columns-repeated="3"/>
          <table:table-cell office:value-type="float" office:value="100.120790294297" calcext:value-type="float">
            <text:p>100.120790294297</text:p>
          </table:table-cell>
          <table:table-cell/>
          <table:table-cell office:value-type="float" office:value="7.54701063960088" calcext:value-type="float">
            <text:p>7.54701063960088</text:p>
          </table:table-cell>
          <table:table-cell/>
          <table:table-cell office:value-type="float" office:value="46051" calcext:value-type="float">
            <text:p>46051</text:p>
          </table:table-cell>
          <table:table-cell table:number-columns-repeated="3"/>
          <table:table-cell office:value-type="float" office:value="1.05445083358111" calcext:value-type="float">
            <text:p>1.05445083358111</text:p>
          </table:table-cell>
          <table:table-cell office:value-type="float" office:value="1.39063273891615" calcext:value-type="float">
            <text:p>1.39063273891615</text:p>
          </table:table-cell>
          <table:table-cell office:value-type="float" office:value="1.393767771128" calcext:value-type="float">
            <text:p>1.393767771128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office:value-type="float" office:value="1627" calcext:value-type="float">
            <text:p>1627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/>
          <table:table-cell office:value-type="float" office:value="100.086152529221" calcext:value-type="float">
            <text:p>100.086152529221</text:p>
          </table:table-cell>
          <table:table-cell/>
          <table:table-cell office:value-type="float" office:value="-5.74637938748407" calcext:value-type="float">
            <text:p>-5.74637938748407</text:p>
          </table:table-cell>
          <table:table-cell/>
          <table:table-cell office:value-type="float" office:value="45376" calcext:value-type="float">
            <text:p>45376</text:p>
          </table:table-cell>
          <table:table-cell table:number-columns-repeated="3"/>
          <table:table-cell office:value-type="float" office:value="100.087391036479" calcext:value-type="float">
            <text:p>100.087391036479</text:p>
          </table:table-cell>
          <table:table-cell/>
          <table:table-cell office:value-type="float" office:value="-1.92680052745076" calcext:value-type="float">
            <text:p>-1.92680052745076</text:p>
          </table:table-cell>
          <table:table-cell/>
          <table:table-cell office:value-type="float" office:value="48208" calcext:value-type="float">
            <text:p>48208</text:p>
          </table:table-cell>
          <table:table-cell table:number-columns-repeated="3"/>
          <table:table-cell office:value-type="float" office:value="1.8963667865226" calcext:value-type="float">
            <text:p>1.8963667865226</text:p>
          </table:table-cell>
          <table:table-cell/>
          <table:table-cell office:value-type="float" office:value="0.0708765812926848" calcext:value-type="float">
            <text:p>0.070876581292685</text:p>
          </table:table-cell>
          <table:table-cell/>
          <table:table-cell office:value-type="float" office:value="1787" calcext:value-type="float">
            <text:p>1787</text:p>
          </table:table-cell>
          <table:table-cell table:number-columns-repeated="3"/>
          <table:table-cell office:value-type="float" office:value="1.06159550789782" calcext:value-type="float">
            <text:p>1.06159550789782</text:p>
          </table:table-cell>
          <table:table-cell office:value-type="float" office:value="1.39151044881601" calcext:value-type="float">
            <text:p>1.39151044881601</text:p>
          </table:table-cell>
          <table:table-cell office:value-type="float" office:value="1.39554301314028" calcext:value-type="float">
            <text:p>1.39554301314028</text:p>
          </table:table-cell>
          <table:table-cell table:number-columns-repeated="2"/>
          <table:table-cell office:value-type="float" office:value="1116" calcext:value-type="float">
            <text:p>1116</text:p>
          </table:table-cell>
          <table:table-cell office:value-type="float" office:value="1635" calcext:value-type="float">
            <text:p>1635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/>
          <table:table-cell office:value-type="float" office:value="100.096631447906" calcext:value-type="float">
            <text:p>100.096631447906</text:p>
          </table:table-cell>
          <table:table-cell/>
          <table:table-cell office:value-type="float" office:value="-6.40357758587182" calcext:value-type="float">
            <text:p>-6.40357758587182</text:p>
          </table:table-cell>
          <table:table-cell/>
          <table:table-cell office:value-type="float" office:value="44943" calcext:value-type="float">
            <text:p>44943</text:p>
          </table:table-cell>
          <table:table-cell table:number-columns-repeated="3"/>
          <table:table-cell office:value-type="float" office:value="3.02991871402765" calcext:value-type="float">
            <text:p>3.02991871402765</text:p>
          </table:table-cell>
          <table:table-cell/>
          <table:table-cell office:value-type="float" office:value="0.0294563219213208" calcext:value-type="float">
            <text:p>0.029456321921321</text:p>
          </table:table-cell>
          <table:table-cell/>
          <table:table-cell office:value-type="float" office:value="2780" calcext:value-type="float">
            <text:p>2780</text:p>
          </table:table-cell>
          <table:table-cell table:number-columns-repeated="3"/>
          <table:table-cell office:value-type="float" office:value="7.72990556351719" calcext:value-type="float">
            <text:p>7.72990556351719</text:p>
          </table:table-cell>
          <table:table-cell/>
          <table:table-cell office:value-type="float" office:value="-1.08874903601325" calcext:value-type="float">
            <text:p>-1.08874903601325</text:p>
          </table:table-cell>
          <table:table-cell/>
          <table:table-cell office:value-type="float" office:value="6574" calcext:value-type="float">
            <text:p>6574</text:p>
          </table:table-cell>
          <table:table-cell table:number-columns-repeated="3"/>
          <table:table-cell office:value-type="float" office:value="1.07937585781932" calcext:value-type="float">
            <text:p>1.07937585781932</text:p>
          </table:table-cell>
          <table:table-cell office:value-type="float" office:value="1.40045166480085" calcext:value-type="float">
            <text:p>1.40045166480085</text:p>
          </table:table-cell>
          <table:table-cell office:value-type="float" office:value="1.40875507952428" calcext:value-type="float">
            <text:p>1.40875507952428</text:p>
          </table:table-cell>
          <table:table-cell table:number-columns-repeated="2"/>
          <table:table-cell office:value-type="float" office:value="1116" calcext:value-type="float">
            <text:p>1116</text:p>
          </table:table-cell>
          <table:table-cell office:value-type="float" office:value="1640" calcext:value-type="float">
            <text:p>164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/>
          <table:table-cell office:value-type="float" office:value="6.3539187670808" calcext:value-type="float">
            <text:p>6.3539187670808</text:p>
          </table:table-cell>
          <table:table-cell/>
          <table:table-cell office:value-type="float" office:value="-1.07759491808974" calcext:value-type="float">
            <text:p>-1.07759491808974</text:p>
          </table:table-cell>
          <table:table-cell/>
          <table:table-cell office:value-type="float" office:value="4838" calcext:value-type="float">
            <text:p>4838</text:p>
          </table:table-cell>
          <table:table-cell table:number-columns-repeated="3"/>
          <table:table-cell office:value-type="float" office:value="5.3376490196219" calcext:value-type="float">
            <text:p>5.3376490196219</text:p>
          </table:table-cell>
          <table:table-cell/>
          <table:table-cell office:value-type="float" office:value="-0.264530257200626" calcext:value-type="float">
            <text:p>-0.26453025720062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15335820447045" calcext:value-type="float">
            <text:p>9.15335820447045</text:p>
          </table:table-cell>
          <table:table-cell/>
          <table:table-cell office:value-type="float" office:value="0.500745079105843" calcext:value-type="float">
            <text:p>0.500745079105843</text:p>
          </table:table-cell>
          <table:table-cell/>
          <table:table-cell office:value-type="float" office:value="7175" calcext:value-type="float">
            <text:p>7175</text:p>
          </table:table-cell>
          <table:table-cell table:number-columns-repeated="3"/>
          <table:table-cell office:value-type="float" office:value="1.09628406795744" calcext:value-type="float">
            <text:p>1.09628406795744</text:p>
          </table:table-cell>
          <table:table-cell office:value-type="float" office:value="1.41168282070857" calcext:value-type="float">
            <text:p>1.41168282070857</text:p>
          </table:table-cell>
          <table:table-cell office:value-type="float" office:value="1.41705807275334" calcext:value-type="float">
            <text:p>1.41705807275334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1664" calcext:value-type="float">
            <text:p>166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/>
          <table:table-cell office:value-type="float" office:value="100.106823059277" calcext:value-type="float">
            <text:p>100.106823059277</text:p>
          </table:table-cell>
          <table:table-cell/>
          <table:table-cell office:value-type="float" office:value="-3.81858652725965" calcext:value-type="float">
            <text:p>-3.81858652725965</text:p>
          </table:table-cell>
          <table:table-cell/>
          <table:table-cell office:value-type="float" office:value="44451" calcext:value-type="float">
            <text:p>44451</text:p>
          </table:table-cell>
          <table:table-cell table:number-columns-repeated="3"/>
          <table:table-cell office:value-type="float" office:value="97.5789986044529" calcext:value-type="float">
            <text:p>97.5789986044529</text:p>
          </table:table-cell>
          <table:table-cell/>
          <table:table-cell office:value-type="float" office:value="-2.69922890720152" calcext:value-type="float">
            <text:p>-2.6992289072015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4186445422" calcext:value-type="float">
            <text:p>100.114186445422</text:p>
          </table:table-cell>
          <table:table-cell/>
          <table:table-cell office:value-type="float" office:value="-2.74926924537714" calcext:value-type="float">
            <text:p>-2.74926924537714</text:p>
          </table:table-cell>
          <table:table-cell/>
          <table:table-cell office:value-type="float" office:value="44710" calcext:value-type="float">
            <text:p>44710</text:p>
          </table:table-cell>
          <table:table-cell table:number-columns-repeated="3"/>
          <table:table-cell office:value-type="float" office:value="1.10513543422362" calcext:value-type="float">
            <text:p>1.10513543422362</text:p>
          </table:table-cell>
          <table:table-cell office:value-type="float" office:value="1.4280107764716" calcext:value-type="float">
            <text:p>1.4280107764716</text:p>
          </table:table-cell>
          <table:table-cell office:value-type="float" office:value="1.4237612065057" calcext:value-type="float">
            <text:p>1.4237612065057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float" office:value="1672" calcext:value-type="float">
            <text:p>1672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/>
          <table:table-cell office:value-type="float" office:value="100.094110854254" calcext:value-type="float">
            <text:p>100.094110854254</text:p>
          </table:table-cell>
          <table:table-cell/>
          <table:table-cell office:value-type="float" office:value="-4.95518916247034" calcext:value-type="float">
            <text:p>-4.95518916247034</text:p>
          </table:table-cell>
          <table:table-cell/>
          <table:table-cell office:value-type="float" office:value="46425" calcext:value-type="float">
            <text:p>46425</text:p>
          </table:table-cell>
          <table:table-cell table:number-columns-repeated="3"/>
          <table:table-cell office:value-type="float" office:value="8.99171101119331" calcext:value-type="float">
            <text:p>8.99171101119331</text:p>
          </table:table-cell>
          <table:table-cell/>
          <table:table-cell office:value-type="float" office:value="-0.496131493306256" calcext:value-type="float">
            <text:p>-0.496131493306256</text:p>
          </table:table-cell>
          <table:table-cell/>
          <table:table-cell office:value-type="float" office:value="11999" calcext:value-type="float">
            <text:p>11999</text:p>
          </table:table-cell>
          <table:table-cell table:number-columns-repeated="3"/>
          <table:table-cell office:value-type="float" office:value="9.05156837837251" calcext:value-type="float">
            <text:p>9.05156837837251</text:p>
          </table:table-cell>
          <table:table-cell/>
          <table:table-cell office:value-type="float" office:value="0.659710377547602" calcext:value-type="float">
            <text:p>0.659710377547602</text:p>
          </table:table-cell>
          <table:table-cell/>
          <table:table-cell office:value-type="float" office:value="7182" calcext:value-type="float">
            <text:p>7182</text:p>
          </table:table-cell>
          <table:table-cell table:number-columns-repeated="3"/>
          <table:table-cell office:value-type="float" office:value="1.12487213236024" calcext:value-type="float">
            <text:p>1.12487213236024</text:p>
          </table:table-cell>
          <table:table-cell office:value-type="float" office:value="1.43834152394912" calcext:value-type="float">
            <text:p>1.43834152394912</text:p>
          </table:table-cell>
          <table:table-cell office:value-type="float" office:value="1.42406549567323" calcext:value-type="float">
            <text:p>1.42406549567323</text:p>
          </table:table-cell>
          <table:table-cell table:number-columns-repeated="2"/>
          <table:table-cell office:value-type="float" office:value="1168" calcext:value-type="float">
            <text:p>1168</text:p>
          </table:table-cell>
          <table:table-cell office:value-type="float" office:value="1674" calcext:value-type="float">
            <text:p>167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/>
          <table:table-cell office:value-type="float" office:value="100.112366888006" calcext:value-type="float">
            <text:p>100.112366888006</text:p>
          </table:table-cell>
          <table:table-cell/>
          <table:table-cell office:value-type="float" office:value="-2.9494165451137" calcext:value-type="float">
            <text:p>-2.9494165451137</text:p>
          </table:table-cell>
          <table:table-cell/>
          <table:table-cell office:value-type="float" office:value="47329" calcext:value-type="float">
            <text:p>47329</text:p>
          </table:table-cell>
          <table:table-cell table:number-columns-repeated="3"/>
          <table:table-cell office:value-type="float" office:value="2.32367022960297" calcext:value-type="float">
            <text:p>2.32367022960297</text:p>
          </table:table-cell>
          <table:table-cell/>
          <table:table-cell office:value-type="float" office:value="0.0850679914884557" calcext:value-type="float">
            <text:p>0.08506799148845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05747774077706" calcext:value-type="float">
            <text:p>8.05747774077706</text:p>
          </table:table-cell>
          <table:table-cell/>
          <table:table-cell office:value-type="float" office:value="0.950633633501665" calcext:value-type="float">
            <text:p>0.950633633501665</text:p>
          </table:table-cell>
          <table:table-cell/>
          <table:table-cell office:value-type="float" office:value="7398" calcext:value-type="float">
            <text:p>7398</text:p>
          </table:table-cell>
          <table:table-cell table:number-columns-repeated="3"/>
          <table:table-cell office:value-type="float" office:value="1.12984729522876" calcext:value-type="float">
            <text:p>1.12984729522876</text:p>
          </table:table-cell>
          <table:table-cell office:value-type="float" office:value="1.44922757736496" calcext:value-type="float">
            <text:p>1.44922757736496</text:p>
          </table:table-cell>
          <table:table-cell office:value-type="float" office:value="1.43481245184423" calcext:value-type="float">
            <text:p>1.43481245184423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684" calcext:value-type="float">
            <text:p>1684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/>
          <table:table-cell office:value-type="float" office:value="2.15208833104767" calcext:value-type="float">
            <text:p>2.15208833104767</text:p>
          </table:table-cell>
          <table:table-cell/>
          <table:table-cell office:value-type="float" office:value="-0.126068785024145" calcext:value-type="float">
            <text:p>-0.126068785024145</text:p>
          </table:table-cell>
          <table:table-cell/>
          <table:table-cell office:value-type="float" office:value="1732" calcext:value-type="float">
            <text:p>1732</text:p>
          </table:table-cell>
          <table:table-cell table:number-columns-repeated="3"/>
          <table:table-cell office:value-type="float" office:value="93.4825027906222" calcext:value-type="float">
            <text:p>93.4825027906222</text:p>
          </table:table-cell>
          <table:table-cell/>
          <table:table-cell office:value-type="float" office:value="-1.85457916806195" calcext:value-type="float">
            <text:p>-1.8545791680619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44063233293872" calcext:value-type="float">
            <text:p>8.44063233293872</text:p>
          </table:table-cell>
          <table:table-cell/>
          <table:table-cell office:value-type="float" office:value="0.661988388693125" calcext:value-type="float">
            <text:p>0.661988388693125</text:p>
          </table:table-cell>
          <table:table-cell/>
          <table:table-cell office:value-type="float" office:value="8299" calcext:value-type="float">
            <text:p>8299</text:p>
          </table:table-cell>
          <table:table-cell table:number-columns-repeated="3"/>
          <table:table-cell office:value-type="float" office:value="1.13141614929436" calcext:value-type="float">
            <text:p>1.13141614929436</text:p>
          </table:table-cell>
          <table:table-cell office:value-type="float" office:value="1.47215918891709" calcext:value-type="float">
            <text:p>1.47215918891709</text:p>
          </table:table-cell>
          <table:table-cell office:value-type="float" office:value="1.4412565806555" calcext:value-type="float">
            <text:p>1.4412565806555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office:value-type="float" office:value="1708" calcext:value-type="float">
            <text:p>1708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/>
          <table:table-cell office:value-type="float" office:value="1.77635903387908" calcext:value-type="float">
            <text:p>1.77635903387908</text:p>
          </table:table-cell>
          <table:table-cell/>
          <table:table-cell office:value-type="float" office:value="-0.0685892395269612" calcext:value-type="float">
            <text:p>-0.068589239526961</text:p>
          </table:table-cell>
          <table:table-cell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float" office:value="87.455317966218" calcext:value-type="float">
            <text:p>87.455317966218</text:p>
          </table:table-cell>
          <table:table-cell/>
          <table:table-cell office:value-type="float" office:value="-0.290926716662744" calcext:value-type="float">
            <text:p>-0.29092671666274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220916899" calcext:value-type="float">
            <text:p>100.110220916899</text:p>
          </table:table-cell>
          <table:table-cell/>
          <table:table-cell office:value-type="float" office:value="0.981479397760433" calcext:value-type="float">
            <text:p>0.981479397760433</text:p>
          </table:table-cell>
          <table:table-cell/>
          <table:table-cell office:value-type="float" office:value="45861" calcext:value-type="float">
            <text:p>45861</text:p>
          </table:table-cell>
          <table:table-cell table:number-columns-repeated="3"/>
          <table:table-cell office:value-type="float" office:value="1.16062827981408" calcext:value-type="float">
            <text:p>1.16062827981408</text:p>
          </table:table-cell>
          <table:table-cell office:value-type="float" office:value="1.49810499733598" calcext:value-type="float">
            <text:p>1.49810499733598</text:p>
          </table:table-cell>
          <table:table-cell office:value-type="float" office:value="1.46542402205962" calcext:value-type="float">
            <text:p>1.46542402205962</text:p>
          </table:table-cell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1726" calcext:value-type="float">
            <text:p>172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/>
          <table:table-cell office:value-type="float" office:value="3.69996072016794" calcext:value-type="float">
            <text:p>3.69996072016794</text:p>
          </table:table-cell>
          <table:table-cell/>
          <table:table-cell office:value-type="float" office:value="0.0524808735277079" calcext:value-type="float">
            <text:p>0.052480873527708</text:p>
          </table:table-cell>
          <table:table-cell/>
          <table:table-cell office:value-type="float" office:value="7484" calcext:value-type="float">
            <text:p>7484</text:p>
          </table:table-cell>
          <table:table-cell table:number-columns-repeated="3"/>
          <table:table-cell office:value-type="float" office:value="100.081924748494" calcext:value-type="float">
            <text:p>100.081924748494</text:p>
          </table:table-cell>
          <table:table-cell/>
          <table:table-cell office:value-type="float" office:value="-1.03531001408207" calcext:value-type="float">
            <text:p>-1.03531001408207</text:p>
          </table:table-cell>
          <table:table-cell/>
          <table:table-cell office:value-type="float" office:value="48587" calcext:value-type="float">
            <text:p>48587</text:p>
          </table:table-cell>
          <table:table-cell table:number-columns-repeated="3"/>
          <table:table-cell office:value-type="float" office:value="9.27051568857358" calcext:value-type="float">
            <text:p>9.27051568857358</text:p>
          </table:table-cell>
          <table:table-cell/>
          <table:table-cell office:value-type="float" office:value="-0.085311250376838" calcext:value-type="float">
            <text:p>-0.085311250376838</text:p>
          </table:table-cell>
          <table:table-cell/>
          <table:table-cell office:value-type="float" office:value="7912" calcext:value-type="float">
            <text:p>7912</text:p>
          </table:table-cell>
          <table:table-cell table:number-columns-repeated="3"/>
          <table:table-cell office:value-type="float" office:value="1.16233836856011" calcext:value-type="float">
            <text:p>1.16233836856011</text:p>
          </table:table-cell>
          <table:table-cell office:value-type="float" office:value="1.50432874371962" calcext:value-type="float">
            <text:p>1.50432874371962</text:p>
          </table:table-cell>
          <table:table-cell office:value-type="float" office:value="1.47299079877912" calcext:value-type="float">
            <text:p>1.4729907987791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1730" calcext:value-type="float">
            <text:p>1730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/>
          <table:table-cell office:value-type="float" office:value="3.19191006154528" calcext:value-type="float">
            <text:p>3.19191006154528</text:p>
          </table:table-cell>
          <table:table-cell/>
          <table:table-cell office:value-type="float" office:value="0.0669345696914412" calcext:value-type="float">
            <text:p>0.066934569691441</text:p>
          </table:table-cell>
          <table:table-cell/>
          <table:table-cell office:value-type="float" office:value="2389" calcext:value-type="float">
            <text:p>2389</text:p>
          </table:table-cell>
          <table:table-cell table:number-columns-repeated="3"/>
          <table:table-cell office:value-type="float" office:value="100.087907032533" calcext:value-type="float">
            <text:p>100.087907032533</text:p>
          </table:table-cell>
          <table:table-cell/>
          <table:table-cell office:value-type="float" office:value="3.99905881680363" calcext:value-type="float">
            <text:p>3.99905881680363</text:p>
          </table:table-cell>
          <table:table-cell/>
          <table:table-cell office:value-type="float" office:value="49051" calcext:value-type="float">
            <text:p>49051</text:p>
          </table:table-cell>
          <table:table-cell table:number-columns-repeated="3"/>
          <table:table-cell office:value-type="float" office:value="9.07077902469654" calcext:value-type="float">
            <text:p>9.07077902469654</text:p>
          </table:table-cell>
          <table:table-cell/>
          <table:table-cell office:value-type="float" office:value="0.479099563541882" calcext:value-type="float">
            <text:p>0.479099563541882</text:p>
          </table:table-cell>
          <table:table-cell/>
          <table:table-cell office:value-type="float" office:value="7577" calcext:value-type="float">
            <text:p>7577</text:p>
          </table:table-cell>
          <table:table-cell table:number-columns-repeated="3"/>
          <table:table-cell office:value-type="float" office:value="1.17895537541251" calcext:value-type="float">
            <text:p>1.17895537541251</text:p>
          </table:table-cell>
          <table:table-cell office:value-type="float" office:value="1.50851452490122" calcext:value-type="float">
            <text:p>1.50851452490122</text:p>
          </table:table-cell>
          <table:table-cell office:value-type="float" office:value="1.498835570021" calcext:value-type="float">
            <text:p>1.498835570021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office:value-type="float" office:value="1732" calcext:value-type="float">
            <text:p>1732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/>
          <table:table-cell office:value-type="float" office:value="100.103430129582" calcext:value-type="float">
            <text:p>100.103430129582</text:p>
          </table:table-cell>
          <table:table-cell/>
          <table:table-cell office:value-type="float" office:value="-4.43582059995434" calcext:value-type="float">
            <text:p>-4.43582059995434</text:p>
          </table:table-cell>
          <table:table-cell/>
          <table:table-cell office:value-type="float" office:value="45637" calcext:value-type="float">
            <text:p>45637</text:p>
          </table:table-cell>
          <table:table-cell table:number-columns-repeated="3"/>
          <table:table-cell office:value-type="float" office:value="4.91469297565157" calcext:value-type="float">
            <text:p>4.91469297565157</text:p>
          </table:table-cell>
          <table:table-cell/>
          <table:table-cell office:value-type="float" office:value="0.13719541051667" calcext:value-type="float">
            <text:p>0.13719541051667</text:p>
          </table:table-cell>
          <table:table-cell/>
          <table:table-cell office:value-type="float" office:value="5352" calcext:value-type="float">
            <text:p>5352</text:p>
          </table:table-cell>
          <table:table-cell table:number-columns-repeated="3"/>
          <table:table-cell office:value-type="float" office:value="7.26961416745667" calcext:value-type="float">
            <text:p>7.26961416745667</text:p>
          </table:table-cell>
          <table:table-cell/>
          <table:table-cell office:value-type="float" office:value="0.154209970297124" calcext:value-type="float">
            <text:p>0.154209970297124</text:p>
          </table:table-cell>
          <table:table-cell/>
          <table:table-cell office:value-type="float" office:value="5464" calcext:value-type="float">
            <text:p>5464</text:p>
          </table:table-cell>
          <table:table-cell table:number-columns-repeated="3"/>
          <table:table-cell office:value-type="float" office:value="1.19253581697661" calcext:value-type="float">
            <text:p>1.19253581697661</text:p>
          </table:table-cell>
          <table:table-cell office:value-type="float" office:value="1.51139993758123" calcext:value-type="float">
            <text:p>1.51139993758123</text:p>
          </table:table-cell>
          <table:table-cell office:value-type="float" office:value="1.51094517941206" calcext:value-type="float">
            <text:p>1.51094517941206</text:p>
          </table:table-cell>
          <table:table-cell table:number-columns-repeated="2"/>
          <table:table-cell office:value-type="float" office:value="1261" calcext:value-type="float">
            <text:p>1261</text:p>
          </table:table-cell>
          <table:table-cell office:value-type="float" office:value="1753" calcext:value-type="float">
            <text:p>1753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/>
          <table:table-cell office:value-type="float" office:value="8.17425392681319" calcext:value-type="float">
            <text:p>8.17425392681319</text:p>
          </table:table-cell>
          <table:table-cell/>
          <table:table-cell office:value-type="float" office:value="-0.785993617242531" calcext:value-type="float">
            <text:p>-0.785993617242531</text:p>
          </table:table-cell>
          <table:table-cell/>
          <table:table-cell office:value-type="float" office:value="5853" calcext:value-type="float">
            <text:p>5853</text:p>
          </table:table-cell>
          <table:table-cell table:number-columns-repeated="3"/>
          <table:table-cell office:value-type="float" office:value="100.088228594278" calcext:value-type="float">
            <text:p>100.088228594278</text:p>
          </table:table-cell>
          <table:table-cell/>
          <table:table-cell office:value-type="float" office:value="-3.92067724463485" calcext:value-type="float">
            <text:p>-3.92067724463485</text:p>
          </table:table-cell>
          <table:table-cell/>
          <table:table-cell office:value-type="float" office:value="49110" calcext:value-type="float">
            <text:p>49110</text:p>
          </table:table-cell>
          <table:table-cell table:number-columns-repeated="3"/>
          <table:table-cell office:value-type="float" office:value="3.42428635135537" calcext:value-type="float">
            <text:p>3.42428635135537</text:p>
          </table:table-cell>
          <table:table-cell/>
          <table:table-cell office:value-type="float" office:value="-0.0830818172264336" calcext:value-type="float">
            <text:p>-0.083081817226434</text:p>
          </table:table-cell>
          <table:table-cell/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1.19800316857603" calcext:value-type="float">
            <text:p>1.19800316857603</text:p>
          </table:table-cell>
          <table:table-cell office:value-type="float" office:value="1.5212284215804" calcext:value-type="float">
            <text:p>1.5212284215804</text:p>
          </table:table-cell>
          <table:table-cell office:value-type="float" office:value="1.51169528993247" calcext:value-type="float">
            <text:p>1.51169528993247</text:p>
          </table:table-cell>
          <table:table-cell table:number-columns-repeated="2"/>
          <table:table-cell office:value-type="float" office:value="1281" calcext:value-type="float">
            <text:p>1281</text:p>
          </table:table-cell>
          <table:table-cell office:value-type="float" office:value="1754" calcext:value-type="float">
            <text:p>1754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/>
          <table:table-cell office:value-type="float" office:value="100.101815681007" calcext:value-type="float">
            <text:p>100.101815681007</text:p>
          </table:table-cell>
          <table:table-cell/>
          <table:table-cell office:value-type="float" office:value="-4.37197126764623" calcext:value-type="float">
            <text:p>-4.37197126764623</text:p>
          </table:table-cell>
          <table:table-cell/>
          <table:table-cell office:value-type="float" office:value="44508" calcext:value-type="float">
            <text:p>44508</text:p>
          </table:table-cell>
          <table:table-cell table:number-columns-repeated="3"/>
          <table:table-cell office:value-type="float" office:value="85.8310708539444" calcext:value-type="float">
            <text:p>85.8310708539444</text:p>
          </table:table-cell>
          <table:table-cell/>
          <table:table-cell office:value-type="float" office:value="1.16366834203015" calcext:value-type="float">
            <text:p>1.1636683420301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383853624" calcext:value-type="float">
            <text:p>100.105383853624</text:p>
          </table:table-cell>
          <table:table-cell/>
          <table:table-cell office:value-type="float" office:value="-0.320217540905472" calcext:value-type="float">
            <text:p>-0.320217540905472</text:p>
          </table:table-cell>
          <table:table-cell/>
          <table:table-cell office:value-type="float" office:value="45118" calcext:value-type="float">
            <text:p>45118</text:p>
          </table:table-cell>
          <table:table-cell table:number-columns-repeated="3"/>
          <table:table-cell office:value-type="float" office:value="1.21871295141988" calcext:value-type="float">
            <text:p>1.21871295141988</text:p>
          </table:table-cell>
          <table:table-cell office:value-type="float" office:value="1.53430685929062" calcext:value-type="float">
            <text:p>1.53430685929062</text:p>
          </table:table-cell>
          <table:table-cell office:value-type="float" office:value="1.52166604517338" calcext:value-type="float">
            <text:p>1.52166604517338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1770" calcext:value-type="float">
            <text:p>177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/>
          <table:table-cell office:value-type="float" office:value="7.1494115534331" calcext:value-type="float">
            <text:p>7.1494115534331</text:p>
          </table:table-cell>
          <table:table-cell/>
          <table:table-cell office:value-type="float" office:value="0.210165641954968" calcext:value-type="float">
            <text:p>0.210165641954968</text:p>
          </table:table-cell>
          <table:table-cell/>
          <table:table-cell office:value-type="float" office:value="4834" calcext:value-type="float">
            <text:p>4834</text:p>
          </table:table-cell>
          <table:table-cell table:number-columns-repeated="3"/>
          <table:table-cell office:value-type="float" office:value="100.085248144796" calcext:value-type="float">
            <text:p>100.085248144796</text:p>
          </table:table-cell>
          <table:table-cell/>
          <table:table-cell office:value-type="float" office:value="-4.15142125745505" calcext:value-type="float">
            <text:p>-4.15142125745505</text:p>
          </table:table-cell>
          <table:table-cell/>
          <table:table-cell office:value-type="float" office:value="49881" calcext:value-type="float">
            <text:p>49881</text:p>
          </table:table-cell>
          <table:table-cell table:number-columns-repeated="3"/>
          <table:table-cell office:value-type="float" office:value="7.32429287475985" calcext:value-type="float">
            <text:p>7.32429287475985</text:p>
          </table:table-cell>
          <table:table-cell/>
          <table:table-cell office:value-type="float" office:value="0.0496190732352066" calcext:value-type="float">
            <text:p>0.049619073235207</text:p>
          </table:table-cell>
          <table:table-cell/>
          <table:table-cell office:value-type="float" office:value="6472" calcext:value-type="float">
            <text:p>6472</text:p>
          </table:table-cell>
          <table:table-cell table:number-columns-repeated="3"/>
          <table:table-cell office:value-type="float" office:value="1.2232754046531" calcext:value-type="float">
            <text:p>1.2232754046531</text:p>
          </table:table-cell>
          <table:table-cell office:value-type="float" office:value="1.55379988934144" calcext:value-type="float">
            <text:p>1.55379988934144</text:p>
          </table:table-cell>
          <table:table-cell office:value-type="float" office:value="1.56380684273624" calcext:value-type="float">
            <text:p>1.56380684273624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1781" calcext:value-type="float">
            <text:p>1781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/>
          <table:table-cell office:value-type="float" office:value="100.098153363441" calcext:value-type="float">
            <text:p>100.098153363441</text:p>
          </table:table-cell>
          <table:table-cell/>
          <table:table-cell office:value-type="float" office:value="-2.03067436777179" calcext:value-type="float">
            <text:p>-2.03067436777179</text:p>
          </table:table-cell>
          <table:table-cell/>
          <table:table-cell office:value-type="float" office:value="46029" calcext:value-type="float">
            <text:p>46029</text:p>
          </table:table-cell>
          <table:table-cell table:number-columns-repeated="3"/>
          <table:table-cell office:value-type="float" office:value="100.08989751387" calcext:value-type="float">
            <text:p>100.08989751387</text:p>
          </table:table-cell>
          <table:table-cell/>
          <table:table-cell office:value-type="float" office:value="1.11907121108206" calcext:value-type="float">
            <text:p>1.11907121108206</text:p>
          </table:table-cell>
          <table:table-cell/>
          <table:table-cell office:value-type="float" office:value="47535" calcext:value-type="float">
            <text:p>47535</text:p>
          </table:table-cell>
          <table:table-cell table:number-columns-repeated="3"/>
          <table:table-cell office:value-type="float" office:value="100.106550064617" calcext:value-type="float">
            <text:p>100.106550064617</text:p>
          </table:table-cell>
          <table:table-cell/>
          <table:table-cell office:value-type="float" office:value="6.99728164021343" calcext:value-type="float">
            <text:p>6.99728164021343</text:p>
          </table:table-cell>
          <table:table-cell/>
          <table:table-cell office:value-type="float" office:value="45600" calcext:value-type="float">
            <text:p>45600</text:p>
          </table:table-cell>
          <table:table-cell table:number-columns-repeated="3"/>
          <table:table-cell office:value-type="float" office:value="1.23194022955626" calcext:value-type="float">
            <text:p>1.23194022955626</text:p>
          </table:table-cell>
          <table:table-cell office:value-type="float" office:value="1.56879812217386" calcext:value-type="float">
            <text:p>1.56879812217386</text:p>
          </table:table-cell>
          <table:table-cell office:value-type="float" office:value="1.62071159136673" calcext:value-type="float">
            <text:p>1.62071159136673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1805" calcext:value-type="float">
            <text:p>1805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/>
          <table:table-cell office:value-type="float" office:value="8.99867385221267" calcext:value-type="float">
            <text:p>8.99867385221267</text:p>
          </table:table-cell>
          <table:table-cell/>
          <table:table-cell office:value-type="float" office:value="0.269288301801686" calcext:value-type="float">
            <text:p>0.269288301801686</text:p>
          </table:table-cell>
          <table:table-cell/>
          <table:table-cell office:value-type="float" office:value="6246" calcext:value-type="float">
            <text:p>6246</text:p>
          </table:table-cell>
          <table:table-cell table:number-columns-repeated="3"/>
          <table:table-cell office:value-type="float" office:value="9.01017218815756" calcext:value-type="float">
            <text:p>9.01017218815756</text:p>
          </table:table-cell>
          <table:table-cell/>
          <table:table-cell office:value-type="float" office:value="-0.668157207564692" calcext:value-type="float">
            <text:p>-0.668157207564692</text:p>
          </table:table-cell>
          <table:table-cell/>
          <table:table-cell office:value-type="float" office:value="7397" calcext:value-type="float">
            <text:p>7397</text:p>
          </table:table-cell>
          <table:table-cell table:number-columns-repeated="3"/>
          <table:table-cell office:value-type="float" office:value="7.45752114327387" calcext:value-type="float">
            <text:p>7.45752114327387</text:p>
          </table:table-cell>
          <table:table-cell/>
          <table:table-cell office:value-type="float" office:value="-0.557400172821951" calcext:value-type="float">
            <text:p>-0.557400172821951</text:p>
          </table:table-cell>
          <table:table-cell/>
          <table:table-cell office:value-type="float" office:value="6626" calcext:value-type="float">
            <text:p>6626</text:p>
          </table:table-cell>
          <table:table-cell table:number-columns-repeated="3"/>
          <table:table-cell office:value-type="float" office:value="1.23900237358639" calcext:value-type="float">
            <text:p>1.23900237358639</text:p>
          </table:table-cell>
          <table:table-cell office:value-type="float" office:value="1.57053044997014" calcext:value-type="float">
            <text:p>1.57053044997014</text:p>
          </table:table-cell>
          <table:table-cell office:value-type="float" office:value="1.63721368507413" calcext:value-type="float">
            <text:p>1.63721368507413</text:p>
          </table:table-cell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1815" calcext:value-type="float">
            <text:p>1815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/>
          <table:table-cell office:value-type="float" office:value="6.93375580087629" calcext:value-type="float">
            <text:p>6.93375580087629</text:p>
          </table:table-cell>
          <table:table-cell/>
          <table:table-cell office:value-type="float" office:value="-0.324585934406771" calcext:value-type="float">
            <text:p>-0.324585934406771</text:p>
          </table:table-cell>
          <table:table-cell/>
          <table:table-cell office:value-type="float" office:value="5630" calcext:value-type="float">
            <text:p>5630</text:p>
          </table:table-cell>
          <table:table-cell table:number-columns-repeated="3"/>
          <table:table-cell office:value-type="float" office:value="3.71461372258617" calcext:value-type="float">
            <text:p>3.71461372258617</text:p>
          </table:table-cell>
          <table:table-cell/>
          <table:table-cell office:value-type="float" office:value="-0.122401657992566" calcext:value-type="float">
            <text:p>-0.122401657992566</text:p>
          </table:table-cell>
          <table:table-cell/>
          <table:table-cell office:value-type="float" office:value="3748" calcext:value-type="float">
            <text:p>3748</text:p>
          </table:table-cell>
          <table:table-cell table:number-columns-repeated="3"/>
          <table:table-cell office:value-type="float" office:value="0.862573767456828" calcext:value-type="float">
            <text:p>0.862573767456828</text:p>
          </table:table-cell>
          <table:table-cell/>
          <table:table-cell office:value-type="float" office:value="-0.239176602267408" calcext:value-type="float">
            <text:p>-0.239176602267408</text:p>
          </table:table-cell>
          <table:table-cell/>
          <table:table-cell office:value-type="float" office:value="1127" calcext:value-type="float">
            <text:p>1127</text:p>
          </table:table-cell>
          <table:table-cell table:number-columns-repeated="3"/>
          <table:table-cell office:value-type="float" office:value="1.24267955906894" calcext:value-type="float">
            <text:p>1.24267955906894</text:p>
          </table:table-cell>
          <table:table-cell office:value-type="float" office:value="1.58211309557894" calcext:value-type="float">
            <text:p>1.58211309557894</text:p>
          </table:table-cell>
          <table:table-cell office:value-type="float" office:value="1.65311365378528" calcext:value-type="float">
            <text:p>1.65311365378528</text:p>
          </table:table-cell>
          <table:table-cell table:number-columns-repeated="2"/>
          <table:table-cell office:value-type="float" office:value="1345" calcext:value-type="float">
            <text:p>1345</text:p>
          </table:table-cell>
          <table:table-cell office:value-type="float" office:value="1824" calcext:value-type="float">
            <text:p>1824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/>
          <table:table-cell office:value-type="float" office:value="100.117051779368" calcext:value-type="float">
            <text:p>100.117051779368</text:p>
          </table:table-cell>
          <table:table-cell/>
          <table:table-cell office:value-type="float" office:value="-4.85747809781121" calcext:value-type="float">
            <text:p>-4.85747809781121</text:p>
          </table:table-cell>
          <table:table-cell/>
          <table:table-cell office:value-type="float" office:value="43940" calcext:value-type="float">
            <text:p>43940</text:p>
          </table:table-cell>
          <table:table-cell table:number-columns-repeated="3"/>
          <table:table-cell office:value-type="float" office:value="9.15256661880339" calcext:value-type="float">
            <text:p>9.15256661880339</text:p>
          </table:table-cell>
          <table:table-cell/>
          <table:table-cell office:value-type="float" office:value="-0.386127660232556" calcext:value-type="float">
            <text:p>-0.386127660232556</text:p>
          </table:table-cell>
          <table:table-cell/>
          <table:table-cell office:value-type="float" office:value="8421" calcext:value-type="float">
            <text:p>8421</text:p>
          </table:table-cell>
          <table:table-cell table:number-columns-repeated="3"/>
          <table:table-cell office:value-type="float" office:value="3.51159476871652" calcext:value-type="float">
            <text:p>3.51159476871652</text:p>
          </table:table-cell>
          <table:table-cell/>
          <table:table-cell office:value-type="float" office:value="-0.0892322188791827" calcext:value-type="float">
            <text:p>-0.089232218879183</text:p>
          </table:table-cell>
          <table:table-cell/>
          <table:table-cell office:value-type="float" office:value="3123" calcext:value-type="float">
            <text:p>3123</text:p>
          </table:table-cell>
          <table:table-cell table:number-columns-repeated="3"/>
          <table:table-cell office:value-type="float" office:value="1.25566218929174" calcext:value-type="float">
            <text:p>1.25566218929174</text:p>
          </table:table-cell>
          <table:table-cell office:value-type="float" office:value="1.5967068116585" calcext:value-type="float">
            <text:p>1.5967068116585</text:p>
          </table:table-cell>
          <table:table-cell office:value-type="float" office:value="1.66839484666781" calcext:value-type="float">
            <text:p>1.66839484666781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1824" calcext:value-type="float">
            <text:p>1824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/>
          <table:table-cell office:value-type="float" office:value="3.97345065828041" calcext:value-type="float">
            <text:p>3.97345065828041</text:p>
          </table:table-cell>
          <table:table-cell/>
          <table:table-cell office:value-type="float" office:value="-0.0180168766908778" calcext:value-type="float">
            <text:p>-0.018016876690878</text:p>
          </table:table-cell>
          <table:table-cell/>
          <table:table-cell office:value-type="float" office:value="3048" calcext:value-type="float">
            <text:p>3048</text:p>
          </table:table-cell>
          <table:table-cell table:number-columns-repeated="3"/>
          <table:table-cell office:value-type="float" office:value="100.087128634182" calcext:value-type="float">
            <text:p>100.087128634182</text:p>
          </table:table-cell>
          <table:table-cell/>
          <table:table-cell office:value-type="float" office:value="2.14818304178215" calcext:value-type="float">
            <text:p>2.14818304178215</text:p>
          </table:table-cell>
          <table:table-cell/>
          <table:table-cell office:value-type="float" office:value="48158" calcext:value-type="float">
            <text:p>48158</text:p>
          </table:table-cell>
          <table:table-cell table:number-columns-repeated="3"/>
          <table:table-cell office:value-type="float" office:value="100.104011339949" calcext:value-type="float">
            <text:p>100.104011339949</text:p>
          </table:table-cell>
          <table:table-cell/>
          <table:table-cell office:value-type="float" office:value="7.51722861394762" calcext:value-type="float">
            <text:p>7.51722861394762</text:p>
          </table:table-cell>
          <table:table-cell/>
          <table:table-cell office:value-type="float" office:value="45986" calcext:value-type="float">
            <text:p>45986</text:p>
          </table:table-cell>
          <table:table-cell table:number-columns-repeated="3"/>
          <table:table-cell office:value-type="float" office:value="1.2599177987851" calcext:value-type="float">
            <text:p>1.2599177987851</text:p>
          </table:table-cell>
          <table:table-cell office:value-type="float" office:value="1.64227537064244" calcext:value-type="float">
            <text:p>1.64227537064244</text:p>
          </table:table-cell>
          <table:table-cell office:value-type="float" office:value="1.69139237633618" calcext:value-type="float">
            <text:p>1.69139237633618</text:p>
          </table:table-cell>
          <table:table-cell table:number-columns-repeated="2"/>
          <table:table-cell office:value-type="float" office:value="1358" calcext:value-type="float">
            <text:p>1358</text:p>
          </table:table-cell>
          <table:table-cell office:value-type="float" office:value="1827" calcext:value-type="float">
            <text:p>1827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/>
          <table:table-cell office:value-type="float" office:value="5.24245122562097" calcext:value-type="float">
            <text:p>5.24245122562097</text:p>
          </table:table-cell>
          <table:table-cell/>
          <table:table-cell office:value-type="float" office:value="-0.802191021311395" calcext:value-type="float">
            <text:p>-0.802191021311395</text:p>
          </table:table-cell>
          <table:table-cell/>
          <table:table-cell office:value-type="float" office:value="4056" calcext:value-type="float">
            <text:p>4056</text:p>
          </table:table-cell>
          <table:table-cell table:number-columns-repeated="3"/>
          <table:table-cell office:value-type="float" office:value="100.079992897337" calcext:value-type="float">
            <text:p>100.079992897337</text:p>
          </table:table-cell>
          <table:table-cell/>
          <table:table-cell office:value-type="float" office:value="0.396185100320347" calcext:value-type="float">
            <text:p>0.396185100320347</text:p>
          </table:table-cell>
          <table:table-cell/>
          <table:table-cell office:value-type="float" office:value="49833" calcext:value-type="float">
            <text:p>49833</text:p>
          </table:table-cell>
          <table:table-cell table:number-columns-repeated="3"/>
          <table:table-cell office:value-type="float" office:value="5.87678620124344" calcext:value-type="float">
            <text:p>5.87678620124344</text:p>
          </table:table-cell>
          <table:table-cell/>
          <table:table-cell office:value-type="float" office:value="0.343694072402224" calcext:value-type="float">
            <text:p>0.343694072402224</text:p>
          </table:table-cell>
          <table:table-cell/>
          <table:table-cell office:value-type="float" office:value="4171" calcext:value-type="float">
            <text:p>4171</text:p>
          </table:table-cell>
          <table:table-cell table:number-columns-repeated="3"/>
          <table:table-cell office:value-type="float" office:value="1.26535970190402" calcext:value-type="float">
            <text:p>1.26535970190402</text:p>
          </table:table-cell>
          <table:table-cell office:value-type="float" office:value="1.67263170479798" calcext:value-type="float">
            <text:p>1.67263170479798</text:p>
          </table:table-cell>
          <table:table-cell office:value-type="float" office:value="1.6936723621003" calcext:value-type="float">
            <text:p>1.6936723621003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office:value-type="float" office:value="1827" calcext:value-type="float">
            <text:p>1827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/>
          <table:table-cell office:value-type="float" office:value="8.77310570238261" calcext:value-type="float">
            <text:p>8.77310570238261</text:p>
          </table:table-cell>
          <table:table-cell/>
          <table:table-cell office:value-type="float" office:value="-0.400454030822947" calcext:value-type="float">
            <text:p>-0.400454030822947</text:p>
          </table:table-cell>
          <table:table-cell/>
          <table:table-cell office:value-type="float" office:value="7166" calcext:value-type="float">
            <text:p>7166</text:p>
          </table:table-cell>
          <table:table-cell table:number-columns-repeated="3"/>
          <table:table-cell office:value-type="float" office:value="3.77502231675852" calcext:value-type="float">
            <text:p>3.77502231675852</text:p>
          </table:table-cell>
          <table:table-cell/>
          <table:table-cell office:value-type="float" office:value="-0.0598683506890966" calcext:value-type="float">
            <text:p>-0.059868350689097</text:p>
          </table:table-cell>
          <table:table-cell/>
          <table:table-cell office:value-type="float" office:value="2818" calcext:value-type="float">
            <text:p>2818</text:p>
          </table:table-cell>
          <table:table-cell table:number-columns-repeated="3"/>
          <table:table-cell office:value-type="float" office:value="100.108946555058" calcext:value-type="float">
            <text:p>100.108946555058</text:p>
          </table:table-cell>
          <table:table-cell/>
          <table:table-cell office:value-type="float" office:value="-0.873630234424289" calcext:value-type="float">
            <text:p>-0.873630234424289</text:p>
          </table:table-cell>
          <table:table-cell/>
          <table:table-cell office:value-type="float" office:value="44259" calcext:value-type="float">
            <text:p>44259</text:p>
          </table:table-cell>
          <table:table-cell table:number-columns-repeated="3"/>
          <table:table-cell office:value-type="float" office:value="1.27029381162294" calcext:value-type="float">
            <text:p>1.27029381162294</text:p>
          </table:table-cell>
          <table:table-cell office:value-type="float" office:value="1.68389356804779" calcext:value-type="float">
            <text:p>1.68389356804779</text:p>
          </table:table-cell>
          <table:table-cell office:value-type="float" office:value="1.71769937174783" calcext:value-type="float">
            <text:p>1.71769937174783</text:p>
          </table:table-cell>
          <table:table-cell table:number-columns-repeated="2"/>
          <table:table-cell office:value-type="float" office:value="1376" calcext:value-type="float">
            <text:p>1376</text:p>
          </table:table-cell>
          <table:table-cell office:value-type="float" office:value="1831" calcext:value-type="float">
            <text:p>1831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/>
          <table:table-cell office:value-type="float" office:value="100.097199992513" calcext:value-type="float">
            <text:p>100.097199992513</text:p>
          </table:table-cell>
          <table:table-cell/>
          <table:table-cell office:value-type="float" office:value="-0.803202873187975" calcext:value-type="float">
            <text:p>-0.803202873187975</text:p>
          </table:table-cell>
          <table:table-cell/>
          <table:table-cell office:value-type="float" office:value="45654" calcext:value-type="float">
            <text:p>45654</text:p>
          </table:table-cell>
          <table:table-cell table:number-columns-repeated="3"/>
          <table:table-cell office:value-type="float" office:value="8.49062866253914" calcext:value-type="float">
            <text:p>8.49062866253914</text:p>
          </table:table-cell>
          <table:table-cell/>
          <table:table-cell office:value-type="float" office:value="0.272051997231168" calcext:value-type="float">
            <text:p>0.272051997231168</text:p>
          </table:table-cell>
          <table:table-cell/>
          <table:table-cell office:value-type="float" office:value="42843" calcext:value-type="float">
            <text:p>42843</text:p>
          </table:table-cell>
          <table:table-cell table:number-columns-repeated="3"/>
          <table:table-cell office:value-type="float" office:value="100.110640867325" calcext:value-type="float">
            <text:p>100.110640867325</text:p>
          </table:table-cell>
          <table:table-cell/>
          <table:table-cell office:value-type="float" office:value="6.977230008756" calcext:value-type="float">
            <text:p>6.977230008756</text:p>
          </table:table-cell>
          <table:table-cell/>
          <table:table-cell office:value-type="float" office:value="46343" calcext:value-type="float">
            <text:p>46343</text:p>
          </table:table-cell>
          <table:table-cell table:number-columns-repeated="3"/>
          <table:table-cell office:value-type="float" office:value="1.2811128078122" calcext:value-type="float">
            <text:p>1.2811128078122</text:p>
          </table:table-cell>
          <table:table-cell office:value-type="float" office:value="1.72306553662651" calcext:value-type="float">
            <text:p>1.72306553662651</text:p>
          </table:table-cell>
          <table:table-cell office:value-type="float" office:value="1.7376561117973" calcext:value-type="float">
            <text:p>1.7376561117973</text:p>
          </table:table-cell>
          <table:table-cell table:number-columns-repeated="2"/>
          <table:table-cell office:value-type="float" office:value="1378" calcext:value-type="float">
            <text:p>1378</text:p>
          </table:table-cell>
          <table:table-cell office:value-type="float" office:value="1875" calcext:value-type="float">
            <text:p>1875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/>
          <table:table-cell office:value-type="float" office:value="0.0564225559548246" calcext:value-type="float">
            <text:p>0.056422555954825</text:p>
          </table:table-cell>
          <table:table-cell/>
          <table:table-cell office:value-type="float" office:value="-0.0363316422854508" calcext:value-type="float">
            <text:p>-0.036331642285451</text:p>
          </table:table-cell>
          <table:table-cell/>
          <table:table-cell office:value-type="float" office:value="18091" calcext:value-type="float">
            <text:p>18091</text:p>
          </table:table-cell>
          <table:table-cell table:number-columns-repeated="3"/>
          <table:table-cell office:value-type="float" office:value="-0.106428180260966" calcext:value-type="float">
            <text:p>-0.106428180260966</text:p>
          </table:table-cell>
          <table:table-cell/>
          <table:table-cell office:value-type="float" office:value="-0.111270097740761" calcext:value-type="float">
            <text:p>-0.111270097740761</text:p>
          </table:table-cell>
          <table:table-cell/>
          <table:table-cell office:value-type="float" office:value="1532" calcext:value-type="float">
            <text:p>1532</text:p>
          </table:table-cell>
          <table:table-cell table:number-columns-repeated="3"/>
          <table:table-cell office:value-type="float" office:value="1.89164481882205" calcext:value-type="float">
            <text:p>1.89164481882205</text:p>
          </table:table-cell>
          <table:table-cell/>
          <table:table-cell office:value-type="float" office:value="0.367548118520714" calcext:value-type="float">
            <text:p>0.367548118520714</text:p>
          </table:table-cell>
          <table:table-cell/>
          <table:table-cell office:value-type="float" office:value="4371" calcext:value-type="float">
            <text:p>4371</text:p>
          </table:table-cell>
          <table:table-cell table:number-columns-repeated="3"/>
          <table:table-cell office:value-type="float" office:value="1.28189635092729" calcext:value-type="float">
            <text:p>1.28189635092729</text:p>
          </table:table-cell>
          <table:table-cell office:value-type="float" office:value="1.77635903387908" calcext:value-type="float">
            <text:p>1.77635903387908</text:p>
          </table:table-cell>
          <table:table-cell office:value-type="float" office:value="1.7490201514693" calcext:value-type="float">
            <text:p>1.7490201514693</text:p>
          </table:table-cell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876" calcext:value-type="float">
            <text:p>1876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/>
          <table:table-cell office:value-type="float" office:value="100.090032404846" calcext:value-type="float">
            <text:p>100.090032404846</text:p>
          </table:table-cell>
          <table:table-cell/>
          <table:table-cell office:value-type="float" office:value="-5.41985036834984" calcext:value-type="float">
            <text:p>-5.41985036834984</text:p>
          </table:table-cell>
          <table:table-cell/>
          <table:table-cell office:value-type="float" office:value="46597" calcext:value-type="float">
            <text:p>46597</text:p>
          </table:table-cell>
          <table:table-cell table:number-columns-repeated="3"/>
          <table:table-cell office:value-type="float" office:value="6.11621718657132" calcext:value-type="float">
            <text:p>6.11621718657132</text:p>
          </table:table-cell>
          <table:table-cell/>
          <table:table-cell office:value-type="float" office:value="-0.78181480367228" calcext:value-type="float">
            <text:p>-0.7818148036722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33625502374077" calcext:value-type="float">
            <text:p>1.33625502374077</text:p>
          </table:table-cell>
          <table:table-cell/>
          <table:table-cell office:value-type="float" office:value="-0.201629753333507" calcext:value-type="float">
            <text:p>-0.201629753333507</text:p>
          </table:table-cell>
          <table:table-cell/>
          <table:table-cell office:value-type="float" office:value="1097" calcext:value-type="float">
            <text:p>1097</text:p>
          </table:table-cell>
          <table:table-cell table:number-columns-repeated="3"/>
          <table:table-cell office:value-type="float" office:value="1.28499913016157" calcext:value-type="float">
            <text:p>1.28499913016157</text:p>
          </table:table-cell>
          <table:table-cell office:value-type="float" office:value="1.79605915157088" calcext:value-type="float">
            <text:p>1.79605915157088</text:p>
          </table:table-cell>
          <table:table-cell office:value-type="float" office:value="1.750027149867" calcext:value-type="float">
            <text:p>1.750027149867</text:p>
          </table:table-cell>
          <table:table-cell table:number-columns-repeated="2"/>
          <table:table-cell office:value-type="float" office:value="1426" calcext:value-type="float">
            <text:p>1426</text:p>
          </table:table-cell>
          <table:table-cell office:value-type="float" office:value="1884" calcext:value-type="float">
            <text:p>1884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/>
          <table:table-cell office:value-type="float" office:value="3.59564798306462" calcext:value-type="float">
            <text:p>3.59564798306462</text:p>
          </table:table-cell>
          <table:table-cell/>
          <table:table-cell office:value-type="float" office:value="-0.156802221836696" calcext:value-type="float">
            <text:p>-0.15680222183669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91582209758371" calcext:value-type="float">
            <text:p>0.91582209758371</text:p>
          </table:table-cell>
          <table:table-cell/>
          <table:table-cell office:value-type="float" office:value="-0.0322074418796944" calcext:value-type="float">
            <text:p>-0.032207441879694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8.13174316852191" calcext:value-type="float">
            <text:p>8.13174316852191</text:p>
          </table:table-cell>
          <table:table-cell/>
          <table:table-cell office:value-type="float" office:value="-0.554495643350416" calcext:value-type="float">
            <text:p>-0.554495643350416</text:p>
          </table:table-cell>
          <table:table-cell/>
          <table:table-cell office:value-type="float" office:value="6245" calcext:value-type="float">
            <text:p>6245</text:p>
          </table:table-cell>
          <table:table-cell table:number-columns-repeated="3"/>
          <table:table-cell office:value-type="float" office:value="1.29019269419433" calcext:value-type="float">
            <text:p>1.29019269419433</text:p>
          </table:table-cell>
          <table:table-cell office:value-type="float" office:value="1.8117848534143" calcext:value-type="float">
            <text:p>1.8117848534143</text:p>
          </table:table-cell>
          <table:table-cell office:value-type="float" office:value="1.75197129303387" calcext:value-type="float">
            <text:p>1.75197129303387</text:p>
          </table:table-cell>
          <table:table-cell table:number-columns-repeated="2"/>
          <table:table-cell office:value-type="float" office:value="1439" calcext:value-type="float">
            <text:p>1439</text:p>
          </table:table-cell>
          <table:table-cell office:value-type="float" office:value="1884" calcext:value-type="float">
            <text:p>1884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/>
          <table:table-cell office:value-type="float" office:value="5.23437866087424" calcext:value-type="float">
            <text:p>5.23437866087424</text:p>
          </table:table-cell>
          <table:table-cell/>
          <table:table-cell office:value-type="float" office:value="-0.665119088043793" calcext:value-type="float">
            <text:p>-0.665119088043793</text:p>
          </table:table-cell>
          <table:table-cell/>
          <table:table-cell office:value-type="float" office:value="5653" calcext:value-type="float">
            <text:p>5653</text:p>
          </table:table-cell>
          <table:table-cell table:number-columns-repeated="3"/>
          <table:table-cell office:value-type="float" office:value="59.8960039580758" calcext:value-type="float">
            <text:p>59.8960039580758</text:p>
          </table:table-cell>
          <table:table-cell/>
          <table:table-cell office:value-type="float" office:value="-3.86997759901582" calcext:value-type="float">
            <text:p>-3.8699775990158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576300319333985" calcext:value-type="float">
            <text:p>0.576300319333985</text:p>
          </table:table-cell>
          <table:table-cell/>
          <table:table-cell office:value-type="float" office:value="0.185665254599766" calcext:value-type="float">
            <text:p>0.185665254599766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1.31455585956903" calcext:value-type="float">
            <text:p>1.31455585956903</text:p>
          </table:table-cell>
          <table:table-cell office:value-type="float" office:value="1.81398489669989" calcext:value-type="float">
            <text:p>1.81398489669989</text:p>
          </table:table-cell>
          <table:table-cell office:value-type="float" office:value="1.75339959179424" calcext:value-type="float">
            <text:p>1.75339959179424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1925" calcext:value-type="float">
            <text:p>1925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/>
          <table:table-cell office:value-type="float" office:value="8.99258577228899" calcext:value-type="float">
            <text:p>8.99258577228899</text:p>
          </table:table-cell>
          <table:table-cell/>
          <table:table-cell office:value-type="float" office:value="0.236860338810559" calcext:value-type="float">
            <text:p>0.236860338810559</text:p>
          </table:table-cell>
          <table:table-cell/>
          <table:table-cell office:value-type="float" office:value="6149" calcext:value-type="float">
            <text:p>6149</text:p>
          </table:table-cell>
          <table:table-cell table:number-columns-repeated="3"/>
          <table:table-cell office:value-type="float" office:value="2.76648186402528" calcext:value-type="float">
            <text:p>2.76648186402528</text:p>
          </table:table-cell>
          <table:table-cell/>
          <table:table-cell office:value-type="float" office:value="0.236899101997296" calcext:value-type="float">
            <text:p>0.236899101997296</text:p>
          </table:table-cell>
          <table:table-cell/>
          <table:table-cell office:value-type="float" office:value="1941" calcext:value-type="float">
            <text:p>1941</text:p>
          </table:table-cell>
          <table:table-cell table:number-columns-repeated="3"/>
          <table:table-cell office:value-type="float" office:value="1.45363831387573" calcext:value-type="float">
            <text:p>1.45363831387573</text:p>
          </table:table-cell>
          <table:table-cell/>
          <table:table-cell office:value-type="float" office:value="0.179628363105753" calcext:value-type="float">
            <text:p>0.179628363105753</text:p>
          </table:table-cell>
          <table:table-cell/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1.32090626790046" calcext:value-type="float">
            <text:p>1.32090626790046</text:p>
          </table:table-cell>
          <table:table-cell office:value-type="float" office:value="1.84692584739125" calcext:value-type="float">
            <text:p>1.84692584739125</text:p>
          </table:table-cell>
          <table:table-cell office:value-type="float" office:value="1.75402889774831" calcext:value-type="float">
            <text:p>1.75402889774831</text:p>
          </table:table-cell>
          <table:table-cell table:number-columns-repeated="2"/>
          <table:table-cell office:value-type="float" office:value="1441" calcext:value-type="float">
            <text:p>1441</text:p>
          </table:table-cell>
          <table:table-cell office:value-type="float" office:value="1932" calcext:value-type="float">
            <text:p>1932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/>
          <table:table-cell office:value-type="float" office:value="3.01163514643169" calcext:value-type="float">
            <text:p>3.01163514643169</text:p>
          </table:table-cell>
          <table:table-cell/>
          <table:table-cell office:value-type="float" office:value="0.208046519569785" calcext:value-type="float">
            <text:p>0.208046519569785</text:p>
          </table:table-cell>
          <table:table-cell/>
          <table:table-cell office:value-type="float" office:value="2121" calcext:value-type="float">
            <text:p>2121</text:p>
          </table:table-cell>
          <table:table-cell table:number-columns-repeated="3"/>
          <table:table-cell office:value-type="float" office:value="92.6550627206139" calcext:value-type="float">
            <text:p>92.6550627206139</text:p>
          </table:table-cell>
          <table:table-cell/>
          <table:table-cell office:value-type="float" office:value="0.534320949978481" calcext:value-type="float">
            <text:p>0.53432094997848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33141039879041" calcext:value-type="float">
            <text:p>6.33141039879041</text:p>
          </table:table-cell>
          <table:table-cell/>
          <table:table-cell office:value-type="float" office:value="-0.440595898077123" calcext:value-type="float">
            <text:p>-0.440595898077123</text:p>
          </table:table-cell>
          <table:table-cell/>
          <table:table-cell office:value-type="float" office:value="10116" calcext:value-type="float">
            <text:p>10116</text:p>
          </table:table-cell>
          <table:table-cell table:number-columns-repeated="3"/>
          <table:table-cell office:value-type="float" office:value="1.32398803153083" calcext:value-type="float">
            <text:p>1.32398803153083</text:p>
          </table:table-cell>
          <table:table-cell office:value-type="float" office:value="1.86603962746344" calcext:value-type="float">
            <text:p>1.86603962746344</text:p>
          </table:table-cell>
          <table:table-cell office:value-type="float" office:value="1.75925517679832" calcext:value-type="float">
            <text:p>1.75925517679832</text:p>
          </table:table-cell>
          <table:table-cell table:number-columns-repeated="2"/>
          <table:table-cell office:value-type="float" office:value="1443" calcext:value-type="float">
            <text:p>1443</text:p>
          </table:table-cell>
          <table:table-cell office:value-type="float" office:value="1958" calcext:value-type="float">
            <text:p>1958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/>
          <table:table-cell office:value-type="float" office:value="3.56543975967519" calcext:value-type="float">
            <text:p>3.56543975967519</text:p>
          </table:table-cell>
          <table:table-cell/>
          <table:table-cell office:value-type="float" office:value="0.119966535216271" calcext:value-type="float">
            <text:p>0.119966535216271</text:p>
          </table:table-cell>
          <table:table-cell/>
          <table:table-cell office:value-type="float" office:value="4826" calcext:value-type="float">
            <text:p>4826</text:p>
          </table:table-cell>
          <table:table-cell table:number-columns-repeated="3"/>
          <table:table-cell office:value-type="float" office:value="3.23049032970797" calcext:value-type="float">
            <text:p>3.23049032970797</text:p>
          </table:table-cell>
          <table:table-cell/>
          <table:table-cell office:value-type="float" office:value="0.00526309974839616" calcext:value-type="float">
            <text:p>0.005263099748396</text:p>
          </table:table-cell>
          <table:table-cell/>
          <table:table-cell office:value-type="float" office:value="9692" calcext:value-type="float">
            <text:p>9692</text:p>
          </table:table-cell>
          <table:table-cell table:number-columns-repeated="3"/>
          <table:table-cell office:value-type="float" office:value="0.424052310806228" calcext:value-type="float">
            <text:p>0.424052310806228</text:p>
          </table:table-cell>
          <table:table-cell/>
          <table:table-cell office:value-type="float" office:value="0.23685298666843" calcext:value-type="float">
            <text:p>0.23685298666843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1.3331326238497" calcext:value-type="float">
            <text:p>1.3331326238497</text:p>
          </table:table-cell>
          <table:table-cell office:value-type="float" office:value="1.87785015072477" calcext:value-type="float">
            <text:p>1.87785015072477</text:p>
          </table:table-cell>
          <table:table-cell office:value-type="float" office:value="1.76037677081355" calcext:value-type="float">
            <text:p>1.7603767708135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984" calcext:value-type="float">
            <text:p>1984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/>
          <table:table-cell office:value-type="float" office:value="7.75921339471915" calcext:value-type="float">
            <text:p>7.75921339471915</text:p>
          </table:table-cell>
          <table:table-cell/>
          <table:table-cell office:value-type="float" office:value="-1.03836286709655" calcext:value-type="float">
            <text:p>-1.03836286709655</text:p>
          </table:table-cell>
          <table:table-cell/>
          <table:table-cell office:value-type="float" office:value="5972" calcext:value-type="float">
            <text:p>5972</text:p>
          </table:table-cell>
          <table:table-cell table:number-columns-repeated="3"/>
          <table:table-cell office:value-type="float" office:value="8.99775619413342" calcext:value-type="float">
            <text:p>8.99775619413342</text:p>
          </table:table-cell>
          <table:table-cell/>
          <table:table-cell office:value-type="float" office:value="-0.544538024720224" calcext:value-type="float">
            <text:p>-0.544538024720224</text:p>
          </table:table-cell>
          <table:table-cell/>
          <table:table-cell office:value-type="float" office:value="21106" calcext:value-type="float">
            <text:p>21106</text:p>
          </table:table-cell>
          <table:table-cell table:number-columns-repeated="3"/>
          <table:table-cell office:value-type="float" office:value="4.14178319922426" calcext:value-type="float">
            <text:p>4.14178319922426</text:p>
          </table:table-cell>
          <table:table-cell/>
          <table:table-cell office:value-type="float" office:value="-0.2208050477461" calcext:value-type="float">
            <text:p>-0.2208050477461</text:p>
          </table:table-cell>
          <table:table-cell/>
          <table:table-cell office:value-type="float" office:value="4233" calcext:value-type="float">
            <text:p>4233</text:p>
          </table:table-cell>
          <table:table-cell table:number-columns-repeated="3"/>
          <table:table-cell office:value-type="float" office:value="1.33625502374077" calcext:value-type="float">
            <text:p>1.33625502374077</text:p>
          </table:table-cell>
          <table:table-cell office:value-type="float" office:value="1.88047011615099" calcext:value-type="float">
            <text:p>1.88047011615099</text:p>
          </table:table-cell>
          <table:table-cell office:value-type="float" office:value="1.79344450912907" calcext:value-type="float">
            <text:p>1.79344450912907</text:p>
          </table:table-cell>
          <table:table-cell table:number-columns-repeated="2"/>
          <table:table-cell office:value-type="float" office:value="1491" calcext:value-type="float">
            <text:p>1491</text:p>
          </table:table-cell>
          <table:table-cell office:value-type="float" office:value="2015" calcext:value-type="float">
            <text:p>2015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/>
          <table:table-cell office:value-type="float" office:value="100.109229271914" calcext:value-type="float">
            <text:p>100.109229271914</text:p>
          </table:table-cell>
          <table:table-cell/>
          <table:table-cell office:value-type="float" office:value="-3.75623210638586" calcext:value-type="float">
            <text:p>-3.75623210638586</text:p>
          </table:table-cell>
          <table:table-cell/>
          <table:table-cell office:value-type="float" office:value="47893" calcext:value-type="float">
            <text:p>47893</text:p>
          </table:table-cell>
          <table:table-cell table:number-columns-repeated="3"/>
          <table:table-cell office:value-type="float" office:value="8.27818338498758" calcext:value-type="float">
            <text:p>8.27818338498758</text:p>
          </table:table-cell>
          <table:table-cell/>
          <table:table-cell office:value-type="float" office:value="-0.789129734012348" calcext:value-type="float">
            <text:p>-0.789129734012348</text:p>
          </table:table-cell>
          <table:table-cell/>
          <table:table-cell office:value-type="float" office:value="9019" calcext:value-type="float">
            <text:p>9019</text:p>
          </table:table-cell>
          <table:table-cell table:number-columns-repeated="3"/>
          <table:table-cell office:value-type="float" office:value="1.02938160081375" calcext:value-type="float">
            <text:p>1.02938160081375</text:p>
          </table:table-cell>
          <table:table-cell/>
          <table:table-cell office:value-type="float" office:value="-0.0149799672919797" calcext:value-type="float">
            <text:p>-0.01497996729198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3"/>
          <table:table-cell office:value-type="float" office:value="1.33852841950222" calcext:value-type="float">
            <text:p>1.33852841950222</text:p>
          </table:table-cell>
          <table:table-cell office:value-type="float" office:value="1.89711294613053" calcext:value-type="float">
            <text:p>1.89711294613053</text:p>
          </table:table-cell>
          <table:table-cell office:value-type="float" office:value="1.83003366565535" calcext:value-type="float">
            <text:p>1.83003366565535</text:p>
          </table:table-cell>
          <table:table-cell table:number-columns-repeated="2"/>
          <table:table-cell office:value-type="float" office:value="1491" calcext:value-type="float">
            <text:p>1491</text:p>
          </table:table-cell>
          <table:table-cell office:value-type="float" office:value="2038" calcext:value-type="float">
            <text:p>2038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/>
          <table:table-cell office:value-type="float" office:value="100.097362043711" calcext:value-type="float">
            <text:p>100.097362043711</text:p>
          </table:table-cell>
          <table:table-cell/>
          <table:table-cell office:value-type="float" office:value="-7.47403883770479" calcext:value-type="float">
            <text:p>-7.47403883770479</text:p>
          </table:table-cell>
          <table:table-cell/>
          <table:table-cell office:value-type="float" office:value="45954" calcext:value-type="float">
            <text:p>45954</text:p>
          </table:table-cell>
          <table:table-cell table:number-columns-repeated="3"/>
          <table:table-cell office:value-type="float" office:value="7.71550677974243" calcext:value-type="float">
            <text:p>7.71550677974243</text:p>
          </table:table-cell>
          <table:table-cell/>
          <table:table-cell office:value-type="float" office:value="0.032947913814022" calcext:value-type="float">
            <text:p>0.032947913814022</text:p>
          </table:table-cell>
          <table:table-cell/>
          <table:table-cell office:value-type="float" office:value="6271" calcext:value-type="float">
            <text:p>6271</text:p>
          </table:table-cell>
          <table:table-cell table:number-columns-repeated="3"/>
          <table:table-cell office:value-type="float" office:value="100.101142803479" calcext:value-type="float">
            <text:p>100.101142803479</text:p>
          </table:table-cell>
          <table:table-cell/>
          <table:table-cell office:value-type="float" office:value="2.03768960285392" calcext:value-type="float">
            <text:p>2.03768960285392</text:p>
          </table:table-cell>
          <table:table-cell/>
          <table:table-cell office:value-type="float" office:value="44931" calcext:value-type="float">
            <text:p>44931</text:p>
          </table:table-cell>
          <table:table-cell table:number-columns-repeated="3"/>
          <table:table-cell office:value-type="float" office:value="1.34188500614702" calcext:value-type="float">
            <text:p>1.34188500614702</text:p>
          </table:table-cell>
          <table:table-cell office:value-type="float" office:value="1.9002734672639" calcext:value-type="float">
            <text:p>1.9002734672639</text:p>
          </table:table-cell>
          <table:table-cell office:value-type="float" office:value="1.87248455377679" calcext:value-type="float">
            <text:p>1.87248455377679</text:p>
          </table:table-cell>
          <table:table-cell table:number-columns-repeated="2"/>
          <table:table-cell office:value-type="float" office:value="1496" calcext:value-type="float">
            <text:p>1496</text:p>
          </table:table-cell>
          <table:table-cell office:value-type="float" office:value="2045" calcext:value-type="float">
            <text:p>2045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/>
          <table:table-cell office:value-type="float" office:value="8.27632538509033" calcext:value-type="float">
            <text:p>8.27632538509033</text:p>
          </table:table-cell>
          <table:table-cell/>
          <table:table-cell office:value-type="float" office:value="-0.364317168648112" calcext:value-type="float">
            <text:p>-0.364317168648112</text:p>
          </table:table-cell>
          <table:table-cell/>
          <table:table-cell office:value-type="float" office:value="6935" calcext:value-type="float">
            <text:p>6935</text:p>
          </table:table-cell>
          <table:table-cell table:number-columns-repeated="3"/>
          <table:table-cell office:value-type="float" office:value="56.9768663215397" calcext:value-type="float">
            <text:p>56.9768663215397</text:p>
          </table:table-cell>
          <table:table-cell/>
          <table:table-cell office:value-type="float" office:value="1.08773656957563" calcext:value-type="float">
            <text:p>1.0877365695756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97510877453" calcext:value-type="float">
            <text:p>100.097510877453</text:p>
          </table:table-cell>
          <table:table-cell/>
          <table:table-cell office:value-type="float" office:value="-1.34439549025517" calcext:value-type="float">
            <text:p>-1.34439549025517</text:p>
          </table:table-cell>
          <table:table-cell/>
          <table:table-cell office:value-type="float" office:value="45050" calcext:value-type="float">
            <text:p>45050</text:p>
          </table:table-cell>
          <table:table-cell table:number-columns-repeated="3"/>
          <table:table-cell office:value-type="float" office:value="1.34384338479819" calcext:value-type="float">
            <text:p>1.34384338479819</text:p>
          </table:table-cell>
          <table:table-cell office:value-type="float" office:value="1.91562266296265" calcext:value-type="float">
            <text:p>1.91562266296265</text:p>
          </table:table-cell>
          <table:table-cell office:value-type="float" office:value="1.90756159413752" calcext:value-type="float">
            <text:p>1.90756159413752</text:p>
          </table:table-cell>
          <table:table-cell table:number-columns-repeated="2"/>
          <table:table-cell office:value-type="float" office:value="1496" calcext:value-type="float">
            <text:p>1496</text:p>
          </table:table-cell>
          <table:table-cell office:value-type="float" office:value="2076" calcext:value-type="float">
            <text:p>207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/>
          <table:table-cell office:value-type="float" office:value="100.105680121508" calcext:value-type="float">
            <text:p>100.105680121508</text:p>
          </table:table-cell>
          <table:table-cell/>
          <table:table-cell office:value-type="float" office:value="-4.33635899120072" calcext:value-type="float">
            <text:p>-4.33635899120072</text:p>
          </table:table-cell>
          <table:table-cell/>
          <table:table-cell office:value-type="float" office:value="43906" calcext:value-type="float">
            <text:p>43906</text:p>
          </table:table-cell>
          <table:table-cell table:number-columns-repeated="3"/>
          <table:table-cell office:value-type="float" office:value="91.7236260690195" calcext:value-type="float">
            <text:p>91.7236260690195</text:p>
          </table:table-cell>
          <table:table-cell/>
          <table:table-cell office:value-type="float" office:value="-0.728486634285869" calcext:value-type="float">
            <text:p>-0.72848663428586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165754211" calcext:value-type="float">
            <text:p>100.110165754211</text:p>
          </table:table-cell>
          <table:table-cell/>
          <table:table-cell office:value-type="float" office:value="-0.372678201694803" calcext:value-type="float">
            <text:p>-0.372678201694803</text:p>
          </table:table-cell>
          <table:table-cell/>
          <table:table-cell office:value-type="float" office:value="45223" calcext:value-type="float">
            <text:p>45223</text:p>
          </table:table-cell>
          <table:table-cell table:number-columns-repeated="3"/>
          <table:table-cell office:value-type="float" office:value="1.34468092528293" calcext:value-type="float">
            <text:p>1.34468092528293</text:p>
          </table:table-cell>
          <table:table-cell office:value-type="float" office:value="1.94311241509814" calcext:value-type="float">
            <text:p>1.94311241509814</text:p>
          </table:table-cell>
          <table:table-cell office:value-type="float" office:value="1.91105342799196" calcext:value-type="float">
            <text:p>1.91105342799196</text:p>
          </table:table-cell>
          <table:table-cell table:number-columns-repeated="2"/>
          <table:table-cell office:value-type="float" office:value="1496" calcext:value-type="float">
            <text:p>1496</text:p>
          </table:table-cell>
          <table:table-cell office:value-type="float" office:value="2078" calcext:value-type="float">
            <text:p>2078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/>
          <table:table-cell office:value-type="float" office:value="100.102130360503" calcext:value-type="float">
            <text:p>100.102130360503</text:p>
          </table:table-cell>
          <table:table-cell/>
          <table:table-cell office:value-type="float" office:value="-7.25696481972201" calcext:value-type="float">
            <text:p>-7.25696481972201</text:p>
          </table:table-cell>
          <table:table-cell/>
          <table:table-cell office:value-type="float" office:value="46005" calcext:value-type="float">
            <text:p>46005</text:p>
          </table:table-cell>
          <table:table-cell table:number-columns-repeated="3"/>
          <table:table-cell office:value-type="float" office:value="96.2059222300503" calcext:value-type="float">
            <text:p>96.2059222300503</text:p>
          </table:table-cell>
          <table:table-cell/>
          <table:table-cell office:value-type="float" office:value="-6.88677815018281" calcext:value-type="float">
            <text:p>-6.8867781501828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73976189811583" calcext:value-type="float">
            <text:p>0.73976189811583</text:p>
          </table:table-cell>
          <table:table-cell/>
          <table:table-cell office:value-type="float" office:value="0.0422741994160493" calcext:value-type="float">
            <text:p>0.042274199416049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3"/>
          <table:table-cell office:value-type="float" office:value="1.34980109403601" calcext:value-type="float">
            <text:p>1.34980109403601</text:p>
          </table:table-cell>
          <table:table-cell office:value-type="float" office:value="1.95487306045089" calcext:value-type="float">
            <text:p>1.95487306045089</text:p>
          </table:table-cell>
          <table:table-cell office:value-type="float" office:value="1.917903509877" calcext:value-type="float">
            <text:p>1.917903509877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 office:value-type="float" office:value="2080" calcext:value-type="float">
            <text:p>2080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/>
          <table:table-cell office:value-type="float" office:value="100.099242992369" calcext:value-type="float">
            <text:p>100.099242992369</text:p>
          </table:table-cell>
          <table:table-cell/>
          <table:table-cell office:value-type="float" office:value="-4.70508291761311" calcext:value-type="float">
            <text:p>-4.70508291761311</text:p>
          </table:table-cell>
          <table:table-cell/>
          <table:table-cell office:value-type="float" office:value="47558" calcext:value-type="float">
            <text:p>47558</text:p>
          </table:table-cell>
          <table:table-cell table:number-columns-repeated="3"/>
          <table:table-cell office:value-type="float" office:value="99.4825351563196" calcext:value-type="float">
            <text:p>99.4825351563196</text:p>
          </table:table-cell>
          <table:table-cell/>
          <table:table-cell office:value-type="float" office:value="-0.315180682247677" calcext:value-type="float">
            <text:p>-0.31518068224767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99539205221511" calcext:value-type="float">
            <text:p>6.99539205221511</text:p>
          </table:table-cell>
          <table:table-cell/>
          <table:table-cell office:value-type="float" office:value="0.10786133872426" calcext:value-type="float">
            <text:p>0.10786133872426</text:p>
          </table:table-cell>
          <table:table-cell/>
          <table:table-cell office:value-type="float" office:value="5882" calcext:value-type="float">
            <text:p>5882</text:p>
          </table:table-cell>
          <table:table-cell table:number-columns-repeated="3"/>
          <table:table-cell office:value-type="float" office:value="1.35456152624385" calcext:value-type="float">
            <text:p>1.35456152624385</text:p>
          </table:table-cell>
          <table:table-cell office:value-type="float" office:value="1.96959903617726" calcext:value-type="float">
            <text:p>1.96959903617726</text:p>
          </table:table-cell>
          <table:table-cell office:value-type="float" office:value="1.99387457080084" calcext:value-type="float">
            <text:p>1.99387457080084</text:p>
          </table:table-cell>
          <table:table-cell table:number-columns-repeated="2"/>
          <table:table-cell office:value-type="float" office:value="1498" calcext:value-type="float">
            <text:p>1498</text:p>
          </table:table-cell>
          <table:table-cell office:value-type="float" office:value="2087" calcext:value-type="float">
            <text:p>2087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/>
          <table:table-cell office:value-type="float" office:value="9.04076863809484" calcext:value-type="float">
            <text:p>9.04076863809484</text:p>
          </table:table-cell>
          <table:table-cell/>
          <table:table-cell office:value-type="float" office:value="-0.484188981459569" calcext:value-type="float">
            <text:p>-0.484188981459569</text:p>
          </table:table-cell>
          <table:table-cell/>
          <table:table-cell office:value-type="float" office:value="6171" calcext:value-type="float">
            <text:p>6171</text:p>
          </table:table-cell>
          <table:table-cell table:number-columns-repeated="3"/>
          <table:table-cell office:value-type="float" office:value="89.1733819919077" calcext:value-type="float">
            <text:p>89.1733819919077</text:p>
          </table:table-cell>
          <table:table-cell/>
          <table:table-cell office:value-type="float" office:value="1.4211236162976" calcext:value-type="float">
            <text:p>1.421123616297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513499919560839" calcext:value-type="float">
            <text:p>0.513499919560839</text:p>
          </table:table-cell>
          <table:table-cell/>
          <table:table-cell office:value-type="float" office:value="-0.129990798064733" calcext:value-type="float">
            <text:p>-0.12999079806473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35763004499907" calcext:value-type="float">
            <text:p>1.35763004499907</text:p>
          </table:table-cell>
          <table:table-cell office:value-type="float" office:value="1.97839936669151" calcext:value-type="float">
            <text:p>1.97839936669151</text:p>
          </table:table-cell>
          <table:table-cell office:value-type="float" office:value="1.99474351491531" calcext:value-type="float">
            <text:p>1.99474351491531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office:value-type="float" office:value="2094" calcext:value-type="float">
            <text:p>2094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/>
          <table:table-cell office:value-type="float" office:value="100.10735060298" calcext:value-type="float">
            <text:p>100.10735060298</text:p>
          </table:table-cell>
          <table:table-cell/>
          <table:table-cell office:value-type="float" office:value="-4.3509010046942" calcext:value-type="float">
            <text:p>-4.3509010046942</text:p>
          </table:table-cell>
          <table:table-cell/>
          <table:table-cell office:value-type="float" office:value="43467" calcext:value-type="float">
            <text:p>43467</text:p>
          </table:table-cell>
          <table:table-cell table:number-columns-repeated="3"/>
          <table:table-cell office:value-type="float" office:value="0.948961829211077" calcext:value-type="float">
            <text:p>0.948961829211077</text:p>
          </table:table-cell>
          <table:table-cell/>
          <table:table-cell office:value-type="float" office:value="-0.0520295831311293" calcext:value-type="float">
            <text:p>-0.052029583131129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3"/>
          <table:table-cell office:value-type="float" office:value="100.099726083858" calcext:value-type="float">
            <text:p>100.099726083858</text:p>
          </table:table-cell>
          <table:table-cell/>
          <table:table-cell office:value-type="float" office:value="-2.71639196336251" calcext:value-type="float">
            <text:p>-2.71639196336251</text:p>
          </table:table-cell>
          <table:table-cell/>
          <table:table-cell office:value-type="float" office:value="43495" calcext:value-type="float">
            <text:p>43495</text:p>
          </table:table-cell>
          <table:table-cell table:number-columns-repeated="3"/>
          <table:table-cell office:value-type="float" office:value="1.369095345901" calcext:value-type="float">
            <text:p>1.369095345901</text:p>
          </table:table-cell>
          <table:table-cell office:value-type="float" office:value="1.99704383235893" calcext:value-type="float">
            <text:p>1.99704383235893</text:p>
          </table:table-cell>
          <table:table-cell office:value-type="float" office:value="2.03939722133176" calcext:value-type="float">
            <text:p>2.03939722133176</text:p>
          </table:table-cell>
          <table:table-cell table:number-columns-repeated="2"/>
          <table:table-cell office:value-type="float" office:value="1510" calcext:value-type="float">
            <text:p>1510</text:p>
          </table:table-cell>
          <table:table-cell office:value-type="float" office:value="2100" calcext:value-type="float">
            <text:p>210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/>
          <table:table-cell office:value-type="float" office:value="100.099427967248" calcext:value-type="float">
            <text:p>100.099427967248</text:p>
          </table:table-cell>
          <table:table-cell/>
          <table:table-cell office:value-type="float" office:value="-4.30315993802263" calcext:value-type="float">
            <text:p>-4.30315993802263</text:p>
          </table:table-cell>
          <table:table-cell/>
          <table:table-cell office:value-type="float" office:value="46025" calcext:value-type="float">
            <text:p>46025</text:p>
          </table:table-cell>
          <table:table-cell table:number-columns-repeated="3"/>
          <table:table-cell office:value-type="float" office:value="8.99274605562691" calcext:value-type="float">
            <text:p>8.99274605562691</text:p>
          </table:table-cell>
          <table:table-cell/>
          <table:table-cell office:value-type="float" office:value="-0.296521185523732" calcext:value-type="float">
            <text:p>-0.296521185523732</text:p>
          </table:table-cell>
          <table:table-cell/>
          <table:table-cell office:value-type="float" office:value="20274" calcext:value-type="float">
            <text:p>20274</text:p>
          </table:table-cell>
          <table:table-cell table:number-columns-repeated="3"/>
          <table:table-cell office:value-type="float" office:value="100.114759220617" calcext:value-type="float">
            <text:p>100.114759220617</text:p>
          </table:table-cell>
          <table:table-cell/>
          <table:table-cell office:value-type="float" office:value="-1.58405073632763" calcext:value-type="float">
            <text:p>-1.58405073632763</text:p>
          </table:table-cell>
          <table:table-cell/>
          <table:table-cell office:value-type="float" office:value="45071" calcext:value-type="float">
            <text:p>45071</text:p>
          </table:table-cell>
          <table:table-cell table:number-columns-repeated="3"/>
          <table:table-cell office:value-type="float" office:value="1.37675975768448" calcext:value-type="float">
            <text:p>1.37675975768448</text:p>
          </table:table-cell>
          <table:table-cell office:value-type="float" office:value="2.00062229069029" calcext:value-type="float">
            <text:p>2.00062229069029</text:p>
          </table:table-cell>
          <table:table-cell office:value-type="float" office:value="2.04785399548639" calcext:value-type="float">
            <text:p>2.04785399548639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114" calcext:value-type="float">
            <text:p>2114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/>
          <table:table-cell office:value-type="float" office:value="7.30664734442499" calcext:value-type="float">
            <text:p>7.30664734442499</text:p>
          </table:table-cell>
          <table:table-cell/>
          <table:table-cell office:value-type="float" office:value="-1.13398511661134" calcext:value-type="float">
            <text:p>-1.13398511661134</text:p>
          </table:table-cell>
          <table:table-cell/>
          <table:table-cell office:value-type="float" office:value="18932" calcext:value-type="float">
            <text:p>18932</text:p>
          </table:table-cell>
          <table:table-cell table:number-columns-repeated="3"/>
          <table:table-cell office:value-type="float" office:value="100.087240756633" calcext:value-type="float">
            <text:p>100.087240756633</text:p>
          </table:table-cell>
          <table:table-cell/>
          <table:table-cell office:value-type="float" office:value="0.956501340672376" calcext:value-type="float">
            <text:p>0.956501340672376</text:p>
          </table:table-cell>
          <table:table-cell/>
          <table:table-cell office:value-type="float" office:value="48029" calcext:value-type="float">
            <text:p>48029</text:p>
          </table:table-cell>
          <table:table-cell table:number-columns-repeated="3"/>
          <table:table-cell office:value-type="float" office:value="8.43135653676934" calcext:value-type="float">
            <text:p>8.43135653676934</text:p>
          </table:table-cell>
          <table:table-cell/>
          <table:table-cell office:value-type="float" office:value="0.220764765974873" calcext:value-type="float">
            <text:p>0.220764765974873</text:p>
          </table:table-cell>
          <table:table-cell/>
          <table:table-cell office:value-type="float" office:value="6980" calcext:value-type="float">
            <text:p>6980</text:p>
          </table:table-cell>
          <table:table-cell table:number-columns-repeated="3"/>
          <table:table-cell office:value-type="float" office:value="1.37962329277345" calcext:value-type="float">
            <text:p>1.37962329277345</text:p>
          </table:table-cell>
          <table:table-cell office:value-type="float" office:value="2.00113036397545" calcext:value-type="float">
            <text:p>2.00113036397545</text:p>
          </table:table-cell>
          <table:table-cell office:value-type="float" office:value="2.0482270624489" calcext:value-type="float">
            <text:p>2.0482270624489</text:p>
          </table:table-cell>
          <table:table-cell table:number-columns-repeated="2"/>
          <table:table-cell office:value-type="float" office:value="1518" calcext:value-type="float">
            <text:p>1518</text:p>
          </table:table-cell>
          <table:table-cell office:value-type="float" office:value="2117" calcext:value-type="float">
            <text:p>2117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/>
          <table:table-cell office:value-type="float" office:value="2.9027554510795" calcext:value-type="float">
            <text:p>2.9027554510795</text:p>
          </table:table-cell>
          <table:table-cell/>
          <table:table-cell office:value-type="float" office:value="-0.275430242489729" calcext:value-type="float">
            <text:p>-0.27543024248972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88113919399" calcext:value-type="float">
            <text:p>100.088113919399</text:p>
          </table:table-cell>
          <table:table-cell/>
          <table:table-cell office:value-type="float" office:value="1.5528131072812" calcext:value-type="float">
            <text:p>1.5528131072812</text:p>
          </table:table-cell>
          <table:table-cell/>
          <table:table-cell office:value-type="float" office:value="48558" calcext:value-type="float">
            <text:p>48558</text:p>
          </table:table-cell>
          <table:table-cell table:number-columns-repeated="3"/>
          <table:table-cell office:value-type="float" office:value="1.8311974036664" calcext:value-type="float">
            <text:p>1.8311974036664</text:p>
          </table:table-cell>
          <table:table-cell/>
          <table:table-cell office:value-type="float" office:value="0.468620403516348" calcext:value-type="float">
            <text:p>0.468620403516348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3"/>
          <table:table-cell office:value-type="float" office:value="1.38848234998666" calcext:value-type="float">
            <text:p>1.38848234998666</text:p>
          </table:table-cell>
          <table:table-cell office:value-type="float" office:value="2.01732250953059" calcext:value-type="float">
            <text:p>2.01732250953059</text:p>
          </table:table-cell>
          <table:table-cell office:value-type="float" office:value="2.0546842916359" calcext:value-type="float">
            <text:p>2.0546842916359</text:p>
          </table:table-cell>
          <table:table-cell table:number-columns-repeated="2"/>
          <table:table-cell office:value-type="float" office:value="1586" calcext:value-type="float">
            <text:p>1586</text:p>
          </table:table-cell>
          <table:table-cell office:value-type="float" office:value="2119" calcext:value-type="float">
            <text:p>2119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/>
          <table:table-cell office:value-type="float" office:value="100.126067201655" calcext:value-type="float">
            <text:p>100.126067201655</text:p>
          </table:table-cell>
          <table:table-cell/>
          <table:table-cell office:value-type="float" office:value="-5.34871816423555" calcext:value-type="float">
            <text:p>-5.34871816423555</text:p>
          </table:table-cell>
          <table:table-cell/>
          <table:table-cell office:value-type="float" office:value="45737" calcext:value-type="float">
            <text:p>45737</text:p>
          </table:table-cell>
          <table:table-cell table:number-columns-repeated="3"/>
          <table:table-cell office:value-type="float" office:value="3.37354614155851" calcext:value-type="float">
            <text:p>3.37354614155851</text:p>
          </table:table-cell>
          <table:table-cell/>
          <table:table-cell office:value-type="float" office:value="-0.477900997568789" calcext:value-type="float">
            <text:p>-0.477900997568789</text:p>
          </table:table-cell>
          <table:table-cell/>
          <table:table-cell office:value-type="float" office:value="4011" calcext:value-type="float">
            <text:p>4011</text:p>
          </table:table-cell>
          <table:table-cell table:number-columns-repeated="3"/>
          <table:table-cell office:value-type="float" office:value="8.48587782231796" calcext:value-type="float">
            <text:p>8.48587782231796</text:p>
          </table:table-cell>
          <table:table-cell/>
          <table:table-cell office:value-type="float" office:value="0.407623693900843" calcext:value-type="float">
            <text:p>0.407623693900843</text:p>
          </table:table-cell>
          <table:table-cell/>
          <table:table-cell office:value-type="float" office:value="7389" calcext:value-type="float">
            <text:p>7389</text:p>
          </table:table-cell>
          <table:table-cell table:number-columns-repeated="3"/>
          <table:table-cell office:value-type="float" office:value="1.41581009407879" calcext:value-type="float">
            <text:p>1.41581009407879</text:p>
          </table:table-cell>
          <table:table-cell office:value-type="float" office:value="2.03203016317761" calcext:value-type="float">
            <text:p>2.03203016317761</text:p>
          </table:table-cell>
          <table:table-cell office:value-type="float" office:value="2.08136474997084" calcext:value-type="float">
            <text:p>2.08136474997084</text:p>
          </table:table-cell>
          <table:table-cell table:number-columns-repeated="2"/>
          <table:table-cell office:value-type="float" office:value="1593" calcext:value-type="float">
            <text:p>1593</text:p>
          </table:table-cell>
          <table:table-cell office:value-type="float" office:value="2121" calcext:value-type="float">
            <text:p>2121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/>
          <table:table-cell office:value-type="float" office:value="6.77005236812816" calcext:value-type="float">
            <text:p>6.77005236812816</text:p>
          </table:table-cell>
          <table:table-cell/>
          <table:table-cell office:value-type="float" office:value="-0.0427802140313824" calcext:value-type="float">
            <text:p>-0.042780214031382</text:p>
          </table:table-cell>
          <table:table-cell/>
          <table:table-cell office:value-type="float" office:value="5536" calcext:value-type="float">
            <text:p>5536</text:p>
          </table:table-cell>
          <table:table-cell table:number-columns-repeated="3"/>
          <table:table-cell office:value-type="float" office:value="98.9457063852433" calcext:value-type="float">
            <text:p>98.9457063852433</text:p>
          </table:table-cell>
          <table:table-cell/>
          <table:table-cell office:value-type="float" office:value="-3.38912503095002" calcext:value-type="float">
            <text:p>-3.3891250309500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9995841347" calcext:value-type="float">
            <text:p>100.09995841347</text:p>
          </table:table-cell>
          <table:table-cell/>
          <table:table-cell office:value-type="float" office:value="-0.952876026610661" calcext:value-type="float">
            <text:p>-0.952876026610661</text:p>
          </table:table-cell>
          <table:table-cell/>
          <table:table-cell office:value-type="float" office:value="45169" calcext:value-type="float">
            <text:p>45169</text:p>
          </table:table-cell>
          <table:table-cell table:number-columns-repeated="3"/>
          <table:table-cell office:value-type="float" office:value="1.41597242420716" calcext:value-type="float">
            <text:p>1.41597242420716</text:p>
          </table:table-cell>
          <table:table-cell office:value-type="float" office:value="2.05837164775701" calcext:value-type="float">
            <text:p>2.05837164775701</text:p>
          </table:table-cell>
          <table:table-cell office:value-type="float" office:value="2.12312768657695" calcext:value-type="float">
            <text:p>2.12312768657695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2127" calcext:value-type="float">
            <text:p>2127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/>
          <table:table-cell office:value-type="float" office:value="100.109686291727" calcext:value-type="float">
            <text:p>100.109686291727</text:p>
          </table:table-cell>
          <table:table-cell/>
          <table:table-cell office:value-type="float" office:value="-5.2029191491888" calcext:value-type="float">
            <text:p>-5.2029191491888</text:p>
          </table:table-cell>
          <table:table-cell/>
          <table:table-cell office:value-type="float" office:value="44712" calcext:value-type="float">
            <text:p>44712</text:p>
          </table:table-cell>
          <table:table-cell table:number-columns-repeated="3"/>
          <table:table-cell office:value-type="float" office:value="71.5691384621716" calcext:value-type="float">
            <text:p>71.5691384621716</text:p>
          </table:table-cell>
          <table:table-cell/>
          <table:table-cell office:value-type="float" office:value="0.197236776014725" calcext:value-type="float">
            <text:p>0.19723677601472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2734351406" calcext:value-type="float">
            <text:p>100.112734351406</text:p>
          </table:table-cell>
          <table:table-cell/>
          <table:table-cell office:value-type="float" office:value="-2.31812073854242" calcext:value-type="float">
            <text:p>-2.31812073854242</text:p>
          </table:table-cell>
          <table:table-cell/>
          <table:table-cell office:value-type="float" office:value="46762" calcext:value-type="float">
            <text:p>46762</text:p>
          </table:table-cell>
          <table:table-cell table:number-columns-repeated="3"/>
          <table:table-cell office:value-type="float" office:value="1.41754071381621" calcext:value-type="float">
            <text:p>1.41754071381621</text:p>
          </table:table-cell>
          <table:table-cell office:value-type="float" office:value="2.13526441136397" calcext:value-type="float">
            <text:p>2.13526441136397</text:p>
          </table:table-cell>
          <table:table-cell office:value-type="float" office:value="2.18068625937791" calcext:value-type="float">
            <text:p>2.18068625937791</text:p>
          </table:table-cell>
          <table:table-cell table:number-columns-repeated="2"/>
          <table:table-cell office:value-type="float" office:value="1610" calcext:value-type="float">
            <text:p>1610</text:p>
          </table:table-cell>
          <table:table-cell office:value-type="float" office:value="2158" calcext:value-type="float">
            <text:p>2158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/>
          <table:table-cell office:value-type="float" office:value="2.81462231568342" calcext:value-type="float">
            <text:p>2.81462231568342</text:p>
          </table:table-cell>
          <table:table-cell/>
          <table:table-cell office:value-type="float" office:value="-0.393107225896297" calcext:value-type="float">
            <text:p>-0.393107225896297</text:p>
          </table:table-cell>
          <table:table-cell/>
          <table:table-cell office:value-type="float" office:value="2219" calcext:value-type="float">
            <text:p>2219</text:p>
          </table:table-cell>
          <table:table-cell table:number-columns-repeated="3"/>
          <table:table-cell office:value-type="float" office:value="9.04464957491879" calcext:value-type="float">
            <text:p>9.04464957491879</text:p>
          </table:table-cell>
          <table:table-cell/>
          <table:table-cell office:value-type="float" office:value="-0.380557458728867" calcext:value-type="float">
            <text:p>-0.380557458728867</text:p>
          </table:table-cell>
          <table:table-cell/>
          <table:table-cell office:value-type="float" office:value="7509" calcext:value-type="float">
            <text:p>7509</text:p>
          </table:table-cell>
          <table:table-cell table:number-columns-repeated="3"/>
          <table:table-cell office:value-type="float" office:value="100.111830788523" calcext:value-type="float">
            <text:p>100.111830788523</text:p>
          </table:table-cell>
          <table:table-cell/>
          <table:table-cell office:value-type="float" office:value="-4.3190756022216" calcext:value-type="float">
            <text:p>-4.3190756022216</text:p>
          </table:table-cell>
          <table:table-cell/>
          <table:table-cell office:value-type="float" office:value="46005" calcext:value-type="float">
            <text:p>46005</text:p>
          </table:table-cell>
          <table:table-cell table:number-columns-repeated="3"/>
          <table:table-cell office:value-type="float" office:value="1.44898539628674" calcext:value-type="float">
            <text:p>1.44898539628674</text:p>
          </table:table-cell>
          <table:table-cell office:value-type="float" office:value="2.14026949338673" calcext:value-type="float">
            <text:p>2.14026949338673</text:p>
          </table:table-cell>
          <table:table-cell office:value-type="float" office:value="2.20197074773436" calcext:value-type="float">
            <text:p>2.20197074773436</text:p>
          </table:table-cell>
          <table:table-cell table:number-columns-repeated="2"/>
          <table:table-cell office:value-type="float" office:value="1637" calcext:value-type="float">
            <text:p>1637</text:p>
          </table:table-cell>
          <table:table-cell office:value-type="float" office:value="2176" calcext:value-type="float">
            <text:p>2176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/>
          <table:table-cell office:value-type="float" office:value="5.89891816348067" calcext:value-type="float">
            <text:p>5.89891816348067</text:p>
          </table:table-cell>
          <table:table-cell/>
          <table:table-cell office:value-type="float" office:value="-0.218436844998397" calcext:value-type="float">
            <text:p>-0.218436844998397</text:p>
          </table:table-cell>
          <table:table-cell/>
          <table:table-cell office:value-type="float" office:value="4801" calcext:value-type="float">
            <text:p>4801</text:p>
          </table:table-cell>
          <table:table-cell table:number-columns-repeated="3"/>
          <table:table-cell office:value-type="float" office:value="2.76060056416755" calcext:value-type="float">
            <text:p>2.76060056416755</text:p>
          </table:table-cell>
          <table:table-cell/>
          <table:table-cell office:value-type="float" office:value="-0.352834722987152" calcext:value-type="float">
            <text:p>-0.352834722987152</text:p>
          </table:table-cell>
          <table:table-cell/>
          <table:table-cell office:value-type="float" office:value="2399" calcext:value-type="float">
            <text:p>2399</text:p>
          </table:table-cell>
          <table:table-cell table:number-columns-repeated="3"/>
          <table:table-cell office:value-type="float" office:value="3.39122071307931" calcext:value-type="float">
            <text:p>3.39122071307931</text:p>
          </table:table-cell>
          <table:table-cell/>
          <table:table-cell office:value-type="float" office:value="0.258031395775155" calcext:value-type="float">
            <text:p>0.258031395775155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3"/>
          <table:table-cell office:value-type="float" office:value="1.45363831387573" calcext:value-type="float">
            <text:p>1.45363831387573</text:p>
          </table:table-cell>
          <table:table-cell office:value-type="float" office:value="2.14507156714815" calcext:value-type="float">
            <text:p>2.14507156714815</text:p>
          </table:table-cell>
          <table:table-cell office:value-type="float" office:value="2.21047552917279" calcext:value-type="float">
            <text:p>2.21047552917279</text:p>
          </table:table-cell>
          <table:table-cell table:number-columns-repeated="2"/>
          <table:table-cell office:value-type="float" office:value="1641" calcext:value-type="float">
            <text:p>1641</text:p>
          </table:table-cell>
          <table:table-cell office:value-type="float" office:value="2187" calcext:value-type="float">
            <text:p>2187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/>
          <table:table-cell office:value-type="float" office:value="100.097282095604" calcext:value-type="float">
            <text:p>100.097282095604</text:p>
          </table:table-cell>
          <table:table-cell/>
          <table:table-cell office:value-type="float" office:value="-6.48516917722174" calcext:value-type="float">
            <text:p>-6.48516917722174</text:p>
          </table:table-cell>
          <table:table-cell/>
          <table:table-cell office:value-type="float" office:value="44850" calcext:value-type="float">
            <text:p>44850</text:p>
          </table:table-cell>
          <table:table-cell table:number-columns-repeated="3"/>
          <table:table-cell office:value-type="float" office:value="2.24881093896826" calcext:value-type="float">
            <text:p>2.24881093896826</text:p>
          </table:table-cell>
          <table:table-cell/>
          <table:table-cell office:value-type="float" office:value="0.39723645294444" calcext:value-type="float">
            <text:p>0.39723645294444</text:p>
          </table:table-cell>
          <table:table-cell/>
          <table:table-cell office:value-type="float" office:value="1624" calcext:value-type="float">
            <text:p>1624</text:p>
          </table:table-cell>
          <table:table-cell table:number-columns-repeated="3"/>
          <table:table-cell office:value-type="float" office:value="100.115740536469" calcext:value-type="float">
            <text:p>100.115740536469</text:p>
          </table:table-cell>
          <table:table-cell/>
          <table:table-cell office:value-type="float" office:value="0.371398654918275" calcext:value-type="float">
            <text:p>0.371398654918275</text:p>
          </table:table-cell>
          <table:table-cell/>
          <table:table-cell office:value-type="float" office:value="44333" calcext:value-type="float">
            <text:p>44333</text:p>
          </table:table-cell>
          <table:table-cell table:number-columns-repeated="3"/>
          <table:table-cell office:value-type="float" office:value="1.47291776626292" calcext:value-type="float">
            <text:p>1.47291776626292</text:p>
          </table:table-cell>
          <table:table-cell office:value-type="float" office:value="2.15208833104767" calcext:value-type="float">
            <text:p>2.15208833104767</text:p>
          </table:table-cell>
          <table:table-cell office:value-type="float" office:value="2.24881093896826" calcext:value-type="float">
            <text:p>2.24881093896826</text:p>
          </table:table-cell>
          <table:table-cell table:number-columns-repeated="2"/>
          <table:table-cell office:value-type="float" office:value="1647" calcext:value-type="float">
            <text:p>1647</text:p>
          </table:table-cell>
          <table:table-cell office:value-type="float" office:value="2219" calcext:value-type="float">
            <text:p>2219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/>
          <table:table-cell office:value-type="float" office:value="100.094438955849" calcext:value-type="float">
            <text:p>100.094438955849</text:p>
          </table:table-cell>
          <table:table-cell/>
          <table:table-cell office:value-type="float" office:value="-3.94734990500889" calcext:value-type="float">
            <text:p>-3.94734990500889</text:p>
          </table:table-cell>
          <table:table-cell/>
          <table:table-cell office:value-type="float" office:value="48422" calcext:value-type="float">
            <text:p>48422</text:p>
          </table:table-cell>
          <table:table-cell table:number-columns-repeated="3"/>
          <table:table-cell office:value-type="float" office:value="8.91354274210488" calcext:value-type="float">
            <text:p>8.91354274210488</text:p>
          </table:table-cell>
          <table:table-cell/>
          <table:table-cell office:value-type="float" office:value="-0.585758046345659" calcext:value-type="float">
            <text:p>-0.585758046345659</text:p>
          </table:table-cell>
          <table:table-cell/>
          <table:table-cell office:value-type="float" office:value="9713" calcext:value-type="float">
            <text:p>9713</text:p>
          </table:table-cell>
          <table:table-cell table:number-columns-repeated="3"/>
          <table:table-cell office:value-type="float" office:value="100.111426010468" calcext:value-type="float">
            <text:p>100.111426010468</text:p>
          </table:table-cell>
          <table:table-cell/>
          <table:table-cell office:value-type="float" office:value="2.54369469292253" calcext:value-type="float">
            <text:p>2.54369469292253</text:p>
          </table:table-cell>
          <table:table-cell/>
          <table:table-cell office:value-type="float" office:value="46215" calcext:value-type="float">
            <text:p>46215</text:p>
          </table:table-cell>
          <table:table-cell table:number-columns-repeated="3"/>
          <table:table-cell office:value-type="float" office:value="1.47307480663624" calcext:value-type="float">
            <text:p>1.47307480663624</text:p>
          </table:table-cell>
          <table:table-cell office:value-type="float" office:value="2.18339519377575" calcext:value-type="float">
            <text:p>2.18339519377575</text:p>
          </table:table-cell>
          <table:table-cell office:value-type="float" office:value="2.25723886899727" calcext:value-type="float">
            <text:p>2.25723886899727</text:p>
          </table:table-cell>
          <table:table-cell table:number-columns-repeated="2"/>
          <table:table-cell office:value-type="float" office:value="1651" calcext:value-type="float">
            <text:p>1651</text:p>
          </table:table-cell>
          <table:table-cell office:value-type="float" office:value="2221" calcext:value-type="float">
            <text:p>2221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/>
          <table:table-cell office:value-type="float" office:value="4.13122379119278" calcext:value-type="float">
            <text:p>4.13122379119278</text:p>
          </table:table-cell>
          <table:table-cell/>
          <table:table-cell office:value-type="float" office:value="-0.12579218574617" calcext:value-type="float">
            <text:p>-0.12579218574617</text:p>
          </table:table-cell>
          <table:table-cell/>
          <table:table-cell office:value-type="float" office:value="3013" calcext:value-type="float">
            <text:p>3013</text:p>
          </table:table-cell>
          <table:table-cell table:number-columns-repeated="3"/>
          <table:table-cell office:value-type="float" office:value="4.2593875699961" calcext:value-type="float">
            <text:p>4.2593875699961</text:p>
          </table:table-cell>
          <table:table-cell/>
          <table:table-cell office:value-type="float" office:value="-0.0668061808004632" calcext:value-type="float">
            <text:p>-0.06680618080046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56089510522415" calcext:value-type="float">
            <text:p>2.56089510522415</text:p>
          </table:table-cell>
          <table:table-cell/>
          <table:table-cell office:value-type="float" office:value="0.457171978157901" calcext:value-type="float">
            <text:p>0.457171978157901</text:p>
          </table:table-cell>
          <table:table-cell/>
          <table:table-cell office:value-type="float" office:value="1885" calcext:value-type="float">
            <text:p>1885</text:p>
          </table:table-cell>
          <table:table-cell table:number-columns-repeated="3"/>
          <table:table-cell office:value-type="float" office:value="1.47684648407966" calcext:value-type="float">
            <text:p>1.47684648407966</text:p>
          </table:table-cell>
          <table:table-cell office:value-type="float" office:value="2.26987236154336" calcext:value-type="float">
            <text:p>2.26987236154336</text:p>
          </table:table-cell>
          <table:table-cell office:value-type="float" office:value="2.27412590720702" calcext:value-type="float">
            <text:p>2.27412590720702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2234" calcext:value-type="float">
            <text:p>2234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/>
          <table:table-cell office:value-type="float" office:value="5.45077189781022" calcext:value-type="float">
            <text:p>5.45077189781022</text:p>
          </table:table-cell>
          <table:table-cell/>
          <table:table-cell office:value-type="float" office:value="-0.16567056251142" calcext:value-type="float">
            <text:p>-0.16567056251142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3"/>
          <table:table-cell office:value-type="float" office:value="65.8236224203957" calcext:value-type="float">
            <text:p>65.8236224203957</text:p>
          </table:table-cell>
          <table:table-cell/>
          <table:table-cell office:value-type="float" office:value="1.24608960581259" calcext:value-type="float">
            <text:p>1.2460896058125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99501728957965" calcext:value-type="float">
            <text:p>4.99501728957965</text:p>
          </table:table-cell>
          <table:table-cell/>
          <table:table-cell office:value-type="float" office:value="0.861738862544323" calcext:value-type="float">
            <text:p>0.86173886254432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47828093262831" calcext:value-type="float">
            <text:p>1.47828093262831</text:p>
          </table:table-cell>
          <table:table-cell office:value-type="float" office:value="2.28206540470513" calcext:value-type="float">
            <text:p>2.28206540470513</text:p>
          </table:table-cell>
          <table:table-cell office:value-type="float" office:value="2.30983522348484" calcext:value-type="float">
            <text:p>2.30983522348484</text:p>
          </table:table-cell>
          <table:table-cell table:number-columns-repeated="2"/>
          <table:table-cell office:value-type="float" office:value="1674" calcext:value-type="float">
            <text:p>1674</text:p>
          </table:table-cell>
          <table:table-cell office:value-type="float" office:value="2248" calcext:value-type="float">
            <text:p>2248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/>
          <table:table-cell office:value-type="float" office:value="100.098388803579" calcext:value-type="float">
            <text:p>100.098388803579</text:p>
          </table:table-cell>
          <table:table-cell/>
          <table:table-cell office:value-type="float" office:value="-2.40253461944994" calcext:value-type="float">
            <text:p>-2.40253461944994</text:p>
          </table:table-cell>
          <table:table-cell/>
          <table:table-cell office:value-type="float" office:value="44615" calcext:value-type="float">
            <text:p>44615</text:p>
          </table:table-cell>
          <table:table-cell table:number-columns-repeated="3"/>
          <table:table-cell office:value-type="float" office:value="100.091489179113" calcext:value-type="float">
            <text:p>100.091489179113</text:p>
          </table:table-cell>
          <table:table-cell/>
          <table:table-cell office:value-type="float" office:value="1.95765197845757" calcext:value-type="float">
            <text:p>1.95765197845757</text:p>
          </table:table-cell>
          <table:table-cell/>
          <table:table-cell office:value-type="float" office:value="48089" calcext:value-type="float">
            <text:p>48089</text:p>
          </table:table-cell>
          <table:table-cell table:number-columns-repeated="3"/>
          <table:table-cell office:value-type="float" office:value="6.86486672971869" calcext:value-type="float">
            <text:p>6.86486672971869</text:p>
          </table:table-cell>
          <table:table-cell/>
          <table:table-cell office:value-type="float" office:value="-0.116901663725207" calcext:value-type="float">
            <text:p>-0.116901663725207</text:p>
          </table:table-cell>
          <table:table-cell/>
          <table:table-cell office:value-type="float" office:value="5257" calcext:value-type="float">
            <text:p>5257</text:p>
          </table:table-cell>
          <table:table-cell table:number-columns-repeated="3"/>
          <table:table-cell office:value-type="float" office:value="1.48033074461262" calcext:value-type="float">
            <text:p>1.48033074461262</text:p>
          </table:table-cell>
          <table:table-cell office:value-type="float" office:value="2.29937581201482" calcext:value-type="float">
            <text:p>2.29937581201482</text:p>
          </table:table-cell>
          <table:table-cell office:value-type="float" office:value="2.31122837001836" calcext:value-type="float">
            <text:p>2.31122837001836</text:p>
          </table:table-cell>
          <table:table-cell table:number-columns-repeated="2"/>
          <table:table-cell office:value-type="float" office:value="1690" calcext:value-type="float">
            <text:p>1690</text:p>
          </table:table-cell>
          <table:table-cell office:value-type="float" office:value="2248" calcext:value-type="float">
            <text:p>2248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/>
          <table:table-cell office:value-type="float" office:value="100.10051424119" calcext:value-type="float">
            <text:p>100.10051424119</text:p>
          </table:table-cell>
          <table:table-cell/>
          <table:table-cell office:value-type="float" office:value="-5.26278929590021" calcext:value-type="float">
            <text:p>-5.26278929590021</text:p>
          </table:table-cell>
          <table:table-cell/>
          <table:table-cell office:value-type="float" office:value="44475" calcext:value-type="float">
            <text:p>44475</text:p>
          </table:table-cell>
          <table:table-cell table:number-columns-repeated="3"/>
          <table:table-cell office:value-type="float" office:value="0.355576597511825" calcext:value-type="float">
            <text:p>0.355576597511825</text:p>
          </table:table-cell>
          <table:table-cell/>
          <table:table-cell office:value-type="float" office:value="0.187488381719612" calcext:value-type="float">
            <text:p>0.187488381719612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100.111014469655" calcext:value-type="float">
            <text:p>100.111014469655</text:p>
          </table:table-cell>
          <table:table-cell/>
          <table:table-cell office:value-type="float" office:value="-3.717568263861" calcext:value-type="float">
            <text:p>-3.717568263861</text:p>
          </table:table-cell>
          <table:table-cell/>
          <table:table-cell office:value-type="float" office:value="44888" calcext:value-type="float">
            <text:p>44888</text:p>
          </table:table-cell>
          <table:table-cell table:number-columns-repeated="3"/>
          <table:table-cell office:value-type="float" office:value="1.4805198818556" calcext:value-type="float">
            <text:p>1.4805198818556</text:p>
          </table:table-cell>
          <table:table-cell office:value-type="float" office:value="2.35687482331114" calcext:value-type="float">
            <text:p>2.35687482331114</text:p>
          </table:table-cell>
          <table:table-cell office:value-type="float" office:value="2.32367022960297" calcext:value-type="float">
            <text:p>2.32367022960297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274" calcext:value-type="float">
            <text:p>2274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/>
          <table:table-cell office:value-type="float" office:value="9.03169401553334" calcext:value-type="float">
            <text:p>9.03169401553334</text:p>
          </table:table-cell>
          <table:table-cell/>
          <table:table-cell office:value-type="float" office:value="-0.640645240955846" calcext:value-type="float">
            <text:p>-0.640645240955846</text:p>
          </table:table-cell>
          <table:table-cell/>
          <table:table-cell office:value-type="float" office:value="9636" calcext:value-type="float">
            <text:p>9636</text:p>
          </table:table-cell>
          <table:table-cell table:number-columns-repeated="3"/>
          <table:table-cell office:value-type="float" office:value="100.08781459198" calcext:value-type="float">
            <text:p>100.08781459198</text:p>
          </table:table-cell>
          <table:table-cell/>
          <table:table-cell office:value-type="float" office:value="-3.2897027200115" calcext:value-type="float">
            <text:p>-3.2897027200115</text:p>
          </table:table-cell>
          <table:table-cell/>
          <table:table-cell office:value-type="float" office:value="49735" calcext:value-type="float">
            <text:p>49735</text:p>
          </table:table-cell>
          <table:table-cell table:number-columns-repeated="3"/>
          <table:table-cell office:value-type="float" office:value="5.35126411265886" calcext:value-type="float">
            <text:p>5.35126411265886</text:p>
          </table:table-cell>
          <table:table-cell/>
          <table:table-cell office:value-type="float" office:value="0.101086815529461" calcext:value-type="float">
            <text:p>0.101086815529461</text:p>
          </table:table-cell>
          <table:table-cell/>
          <table:table-cell office:value-type="float" office:value="4407" calcext:value-type="float">
            <text:p>4407</text:p>
          </table:table-cell>
          <table:table-cell table:number-columns-repeated="3"/>
          <table:table-cell office:value-type="float" office:value="1.48659647693734" calcext:value-type="float">
            <text:p>1.48659647693734</text:p>
          </table:table-cell>
          <table:table-cell office:value-type="float" office:value="2.35943208282231" calcext:value-type="float">
            <text:p>2.35943208282231</text:p>
          </table:table-cell>
          <table:table-cell office:value-type="float" office:value="2.34268526561141" calcext:value-type="float">
            <text:p>2.34268526561141</text:p>
          </table:table-cell>
          <table:table-cell table:number-columns-repeated="2"/>
          <table:table-cell office:value-type="float" office:value="1725" calcext:value-type="float">
            <text:p>1725</text:p>
          </table:table-cell>
          <table:table-cell office:value-type="float" office:value="2293" calcext:value-type="float">
            <text:p>2293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/>
          <table:table-cell office:value-type="float" office:value="2.55284980022013" calcext:value-type="float">
            <text:p>2.55284980022013</text:p>
          </table:table-cell>
          <table:table-cell/>
          <table:table-cell office:value-type="float" office:value="-0.184454584101114" calcext:value-type="float">
            <text:p>-0.184454584101114</text:p>
          </table:table-cell>
          <table:table-cell/>
          <table:table-cell office:value-type="float" office:value="2158" calcext:value-type="float">
            <text:p>2158</text:p>
          </table:table-cell>
          <table:table-cell table:number-columns-repeated="3"/>
          <table:table-cell office:value-type="float" office:value="0.585936142130124" calcext:value-type="float">
            <text:p>0.585936142130124</text:p>
          </table:table-cell>
          <table:table-cell/>
          <table:table-cell office:value-type="float" office:value="0.211013814282383" calcext:value-type="float">
            <text:p>0.211013814282383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6.45047805582895" calcext:value-type="float">
            <text:p>6.45047805582895</text:p>
          </table:table-cell>
          <table:table-cell/>
          <table:table-cell office:value-type="float" office:value="0.473911524983196" calcext:value-type="float">
            <text:p>0.473911524983196</text:p>
          </table:table-cell>
          <table:table-cell/>
          <table:table-cell office:value-type="float" office:value="5586" calcext:value-type="float">
            <text:p>5586</text:p>
          </table:table-cell>
          <table:table-cell table:number-columns-repeated="3"/>
          <table:table-cell office:value-type="float" office:value="1.48732134301982" calcext:value-type="float">
            <text:p>1.48732134301982</text:p>
          </table:table-cell>
          <table:table-cell office:value-type="float" office:value="2.36604983428649" calcext:value-type="float">
            <text:p>2.36604983428649</text:p>
          </table:table-cell>
          <table:table-cell office:value-type="float" office:value="2.34997673215895" calcext:value-type="float">
            <text:p>2.34997673215895</text:p>
          </table:table-cell>
          <table:table-cell table:number-columns-repeated="2"/>
          <table:table-cell office:value-type="float" office:value="1725" calcext:value-type="float">
            <text:p>1725</text:p>
          </table:table-cell>
          <table:table-cell office:value-type="float" office:value="2329" calcext:value-type="float">
            <text:p>2329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/>
          <table:table-cell office:value-type="float" office:value="6.63513806175577" calcext:value-type="float">
            <text:p>6.63513806175577</text:p>
          </table:table-cell>
          <table:table-cell/>
          <table:table-cell office:value-type="float" office:value="-0.480898706390745" calcext:value-type="float">
            <text:p>-0.480898706390745</text:p>
          </table:table-cell>
          <table:table-cell/>
          <table:table-cell office:value-type="float" office:value="5398" calcext:value-type="float">
            <text:p>5398</text:p>
          </table:table-cell>
          <table:table-cell table:number-columns-repeated="3"/>
          <table:table-cell office:value-type="float" office:value="95.6575022718883" calcext:value-type="float">
            <text:p>95.6575022718883</text:p>
          </table:table-cell>
          <table:table-cell/>
          <table:table-cell office:value-type="float" office:value="-1.938066129109" calcext:value-type="float">
            <text:p>-1.93806612910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85353451453933" calcext:value-type="float">
            <text:p>7.85353451453933</text:p>
          </table:table-cell>
          <table:table-cell/>
          <table:table-cell office:value-type="float" office:value="0.0478752975561494" calcext:value-type="float">
            <text:p>0.04787529755615</text:p>
          </table:table-cell>
          <table:table-cell/>
          <table:table-cell office:value-type="float" office:value="8116" calcext:value-type="float">
            <text:p>8116</text:p>
          </table:table-cell>
          <table:table-cell table:number-columns-repeated="3"/>
          <table:table-cell office:value-type="float" office:value="1.48833475025565" calcext:value-type="float">
            <text:p>1.48833475025565</text:p>
          </table:table-cell>
          <table:table-cell office:value-type="float" office:value="2.36724438019899" calcext:value-type="float">
            <text:p>2.36724438019899</text:p>
          </table:table-cell>
          <table:table-cell office:value-type="float" office:value="2.35294916678321" calcext:value-type="float">
            <text:p>2.35294916678321</text:p>
          </table:table-cell>
          <table:table-cell table:number-columns-repeated="2"/>
          <table:table-cell office:value-type="float" office:value="1736" calcext:value-type="float">
            <text:p>1736</text:p>
          </table:table-cell>
          <table:table-cell office:value-type="float" office:value="2345" calcext:value-type="float">
            <text:p>2345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/>
          <table:table-cell office:value-type="float" office:value="4.42806870811857" calcext:value-type="float">
            <text:p>4.42806870811857</text:p>
          </table:table-cell>
          <table:table-cell/>
          <table:table-cell office:value-type="float" office:value="-0.0594324507663578" calcext:value-type="float">
            <text:p>-0.059432450766358</text:p>
          </table:table-cell>
          <table:table-cell/>
          <table:table-cell office:value-type="float" office:value="3406" calcext:value-type="float">
            <text:p>3406</text:p>
          </table:table-cell>
          <table:table-cell table:number-columns-repeated="3"/>
          <table:table-cell office:value-type="float" office:value="7.25827033657696" calcext:value-type="float">
            <text:p>7.25827033657696</text:p>
          </table:table-cell>
          <table:table-cell/>
          <table:table-cell office:value-type="float" office:value="0.263791821939759" calcext:value-type="float">
            <text:p>0.263791821939759</text:p>
          </table:table-cell>
          <table:table-cell/>
          <table:table-cell office:value-type="float" office:value="10812" calcext:value-type="float">
            <text:p>10812</text:p>
          </table:table-cell>
          <table:table-cell table:number-columns-repeated="3"/>
          <table:table-cell office:value-type="float" office:value="5.60395936925362" calcext:value-type="float">
            <text:p>5.60395936925362</text:p>
          </table:table-cell>
          <table:table-cell/>
          <table:table-cell office:value-type="float" office:value="0.100581932963742" calcext:value-type="float">
            <text:p>0.100581932963742</text:p>
          </table:table-cell>
          <table:table-cell/>
          <table:table-cell office:value-type="float" office:value="5177" calcext:value-type="float">
            <text:p>5177</text:p>
          </table:table-cell>
          <table:table-cell table:number-columns-repeated="3"/>
          <table:table-cell office:value-type="float" office:value="1.49985944015487" calcext:value-type="float">
            <text:p>1.49985944015487</text:p>
          </table:table-cell>
          <table:table-cell office:value-type="float" office:value="2.37281689844564" calcext:value-type="float">
            <text:p>2.37281689844564</text:p>
          </table:table-cell>
          <table:table-cell office:value-type="float" office:value="2.35328594531499" calcext:value-type="float">
            <text:p>2.35328594531499</text:p>
          </table:table-cell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2355" calcext:value-type="float">
            <text:p>235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/>
          <table:table-cell office:value-type="float" office:value="3.83745975314319" calcext:value-type="float">
            <text:p>3.83745975314319</text:p>
          </table:table-cell>
          <table:table-cell/>
          <table:table-cell office:value-type="float" office:value="-1.02441713378438" calcext:value-type="float">
            <text:p>-1.02441713378438</text:p>
          </table:table-cell>
          <table:table-cell/>
          <table:table-cell office:value-type="float" office:value="3239" calcext:value-type="float">
            <text:p>3239</text:p>
          </table:table-cell>
          <table:table-cell table:number-columns-repeated="3"/>
          <table:table-cell office:value-type="float" office:value="1.7490201514693" calcext:value-type="float">
            <text:p>1.7490201514693</text:p>
          </table:table-cell>
          <table:table-cell/>
          <table:table-cell office:value-type="float" office:value="0.0369201902953489" calcext:value-type="float">
            <text:p>0.036920190295349</text:p>
          </table:table-cell>
          <table:table-cell/>
          <table:table-cell office:value-type="float" office:value="1597" calcext:value-type="float">
            <text:p>1597</text:p>
          </table:table-cell>
          <table:table-cell table:number-columns-repeated="3"/>
          <table:table-cell office:value-type="float" office:value="96.0437790036564" calcext:value-type="float">
            <text:p>96.0437790036564</text:p>
          </table:table-cell>
          <table:table-cell/>
          <table:table-cell office:value-type="float" office:value="2.24106932912848" calcext:value-type="float">
            <text:p>2.2410693291284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50209065108863" calcext:value-type="float">
            <text:p>1.50209065108863</text:p>
          </table:table-cell>
          <table:table-cell office:value-type="float" office:value="2.39987713383974" calcext:value-type="float">
            <text:p>2.39987713383974</text:p>
          </table:table-cell>
          <table:table-cell office:value-type="float" office:value="2.38612995241756" calcext:value-type="float">
            <text:p>2.38612995241756</text:p>
          </table:table-cell>
          <table:table-cell table:number-columns-repeated="2"/>
          <table:table-cell office:value-type="float" office:value="1742" calcext:value-type="float">
            <text:p>1742</text:p>
          </table:table-cell>
          <table:table-cell office:value-type="float" office:value="2375" calcext:value-type="float">
            <text:p>2375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/>
          <table:table-cell office:value-type="float" office:value="6.79248397012301" calcext:value-type="float">
            <text:p>6.79248397012301</text:p>
          </table:table-cell>
          <table:table-cell/>
          <table:table-cell office:value-type="float" office:value="-0.663944523945241" calcext:value-type="float">
            <text:p>-0.663944523945241</text:p>
          </table:table-cell>
          <table:table-cell/>
          <table:table-cell office:value-type="float" office:value="4283" calcext:value-type="float">
            <text:p>4283</text:p>
          </table:table-cell>
          <table:table-cell table:number-columns-repeated="3"/>
          <table:table-cell office:value-type="float" office:value="1.76037677081355" calcext:value-type="float">
            <text:p>1.76037677081355</text:p>
          </table:table-cell>
          <table:table-cell/>
          <table:table-cell office:value-type="float" office:value="-0.112173940021528" calcext:value-type="float">
            <text:p>-0.112173940021528</text:p>
          </table:table-cell>
          <table:table-cell/>
          <table:table-cell office:value-type="float" office:value="1730" calcext:value-type="float">
            <text:p>1730</text:p>
          </table:table-cell>
          <table:table-cell table:number-columns-repeated="3"/>
          <table:table-cell office:value-type="float" office:value="100.116250557508" calcext:value-type="float">
            <text:p>100.116250557508</text:p>
          </table:table-cell>
          <table:table-cell/>
          <table:table-cell office:value-type="float" office:value="3.59819129051033" calcext:value-type="float">
            <text:p>3.59819129051033</text:p>
          </table:table-cell>
          <table:table-cell/>
          <table:table-cell office:value-type="float" office:value="46069" calcext:value-type="float">
            <text:p>46069</text:p>
          </table:table-cell>
          <table:table-cell table:number-columns-repeated="3"/>
          <table:table-cell office:value-type="float" office:value="1.51346159575212" calcext:value-type="float">
            <text:p>1.51346159575212</text:p>
          </table:table-cell>
          <table:table-cell office:value-type="float" office:value="2.40911656228584" calcext:value-type="float">
            <text:p>2.40911656228584</text:p>
          </table:table-cell>
          <table:table-cell office:value-type="float" office:value="2.39245833493271" calcext:value-type="float">
            <text:p>2.39245833493271</text:p>
          </table:table-cell>
          <table:table-cell table:number-columns-repeated="2"/>
          <table:table-cell office:value-type="float" office:value="1746" calcext:value-type="float">
            <text:p>1746</text:p>
          </table:table-cell>
          <table:table-cell office:value-type="float" office:value="2375" calcext:value-type="float">
            <text:p>2375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/>
          <table:table-cell office:value-type="float" office:value="8.99417849504543" calcext:value-type="float">
            <text:p>8.99417849504543</text:p>
          </table:table-cell>
          <table:table-cell/>
          <table:table-cell office:value-type="float" office:value="-0.464785652440926" calcext:value-type="float">
            <text:p>-0.464785652440926</text:p>
          </table:table-cell>
          <table:table-cell/>
          <table:table-cell office:value-type="float" office:value="6434" calcext:value-type="float">
            <text:p>6434</text:p>
          </table:table-cell>
          <table:table-cell table:number-columns-repeated="3"/>
          <table:table-cell office:value-type="float" office:value="0.574838725338964" calcext:value-type="float">
            <text:p>0.574838725338964</text:p>
          </table:table-cell>
          <table:table-cell/>
          <table:table-cell office:value-type="float" office:value="0.227456729683516" calcext:value-type="float">
            <text:p>0.227456729683516</text:p>
          </table:table-cell>
          <table:table-cell/>
          <table:table-cell office:value-type="float" office:value="1744" calcext:value-type="float">
            <text:p>1744</text:p>
          </table:table-cell>
          <table:table-cell table:number-columns-repeated="3"/>
          <table:table-cell office:value-type="float" office:value="0.105649811209845" calcext:value-type="float">
            <text:p>0.105649811209845</text:p>
          </table:table-cell>
          <table:table-cell/>
          <table:table-cell office:value-type="float" office:value="0.206783600412011" calcext:value-type="float">
            <text:p>0.206783600412011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1.51762842414456" calcext:value-type="float">
            <text:p>1.51762842414456</text:p>
          </table:table-cell>
          <table:table-cell office:value-type="float" office:value="2.4590070540337" calcext:value-type="float">
            <text:p>2.4590070540337</text:p>
          </table:table-cell>
          <table:table-cell office:value-type="float" office:value="2.41661467939559" calcext:value-type="float">
            <text:p>2.41661467939559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office:value-type="float" office:value="2389" calcext:value-type="float">
            <text:p>2389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/>
          <table:table-cell office:value-type="float" office:value="100.103863616415" calcext:value-type="float">
            <text:p>100.103863616415</text:p>
          </table:table-cell>
          <table:table-cell/>
          <table:table-cell office:value-type="float" office:value="-5.81135276383262" calcext:value-type="float">
            <text:p>-5.81135276383262</text:p>
          </table:table-cell>
          <table:table-cell/>
          <table:table-cell office:value-type="float" office:value="46524" calcext:value-type="float">
            <text:p>46524</text:p>
          </table:table-cell>
          <table:table-cell table:number-columns-repeated="3"/>
          <table:table-cell office:value-type="float" office:value="3.41090945633434" calcext:value-type="float">
            <text:p>3.41090945633434</text:p>
          </table:table-cell>
          <table:table-cell/>
          <table:table-cell office:value-type="float" office:value="-0.405487051667553" calcext:value-type="float">
            <text:p>-0.405487051667553</text:p>
          </table:table-cell>
          <table:table-cell/>
          <table:table-cell office:value-type="float" office:value="3999" calcext:value-type="float">
            <text:p>3999</text:p>
          </table:table-cell>
          <table:table-cell table:number-columns-repeated="3"/>
          <table:table-cell office:value-type="float" office:value="3.77014965437486" calcext:value-type="float">
            <text:p>3.77014965437486</text:p>
          </table:table-cell>
          <table:table-cell/>
          <table:table-cell office:value-type="float" office:value="0.0562131732350034" calcext:value-type="float">
            <text:p>0.056213173235003</text:p>
          </table:table-cell>
          <table:table-cell/>
          <table:table-cell office:value-type="float" office:value="3508" calcext:value-type="float">
            <text:p>3508</text:p>
          </table:table-cell>
          <table:table-cell table:number-columns-repeated="3"/>
          <table:table-cell office:value-type="float" office:value="1.54319832926327" calcext:value-type="float">
            <text:p>1.54319832926327</text:p>
          </table:table-cell>
          <table:table-cell office:value-type="float" office:value="2.47919881316585" calcext:value-type="float">
            <text:p>2.47919881316585</text:p>
          </table:table-cell>
          <table:table-cell office:value-type="float" office:value="2.45383770472004" calcext:value-type="float">
            <text:p>2.45383770472004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2419" calcext:value-type="float">
            <text:p>2419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/>
          <table:table-cell office:value-type="float" office:value="100.09015892784" calcext:value-type="float">
            <text:p>100.09015892784</text:p>
          </table:table-cell>
          <table:table-cell/>
          <table:table-cell office:value-type="float" office:value="-4.43257897308082" calcext:value-type="float">
            <text:p>-4.43257897308082</text:p>
          </table:table-cell>
          <table:table-cell/>
          <table:table-cell office:value-type="float" office:value="49737" calcext:value-type="float">
            <text:p>49737</text:p>
          </table:table-cell>
          <table:table-cell table:number-columns-repeated="3"/>
          <table:table-cell office:value-type="float" office:value="92.5397724107844" calcext:value-type="float">
            <text:p>92.5397724107844</text:p>
          </table:table-cell>
          <table:table-cell/>
          <table:table-cell office:value-type="float" office:value="1.76011749855999" calcext:value-type="float">
            <text:p>1.7601174985599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05976744728117" calcext:value-type="float">
            <text:p>3.05976744728117</text:p>
          </table:table-cell>
          <table:table-cell/>
          <table:table-cell office:value-type="float" office:value="0.242336128616838" calcext:value-type="float">
            <text:p>0.242336128616838</text:p>
          </table:table-cell>
          <table:table-cell/>
          <table:table-cell office:value-type="float" office:value="2584" calcext:value-type="float">
            <text:p>2584</text:p>
          </table:table-cell>
          <table:table-cell table:number-columns-repeated="3"/>
          <table:table-cell office:value-type="float" office:value="1.57422348149664" calcext:value-type="float">
            <text:p>1.57422348149664</text:p>
          </table:table-cell>
          <table:table-cell office:value-type="float" office:value="2.49105052351017" calcext:value-type="float">
            <text:p>2.49105052351017</text:p>
          </table:table-cell>
          <table:table-cell office:value-type="float" office:value="2.51670061141714" calcext:value-type="float">
            <text:p>2.51670061141714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office:value-type="float" office:value="2460" calcext:value-type="float">
            <text:p>2460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/>
          <table:table-cell office:value-type="float" office:value="100.111110598899" calcext:value-type="float">
            <text:p>100.111110598899</text:p>
          </table:table-cell>
          <table:table-cell/>
          <table:table-cell office:value-type="float" office:value="-4.38964819689" calcext:value-type="float">
            <text:p>-4.38964819689</text:p>
          </table:table-cell>
          <table:table-cell/>
          <table:table-cell office:value-type="float" office:value="43891" calcext:value-type="float">
            <text:p>43891</text:p>
          </table:table-cell>
          <table:table-cell table:number-columns-repeated="3"/>
          <table:table-cell office:value-type="float" office:value="84.0032248948129" calcext:value-type="float">
            <text:p>84.0032248948129</text:p>
          </table:table-cell>
          <table:table-cell/>
          <table:table-cell office:value-type="float" office:value="1.67257896691953" calcext:value-type="float">
            <text:p>1.6725789669195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23954764103" calcext:value-type="float">
            <text:p>100.123954764103</text:p>
          </table:table-cell>
          <table:table-cell/>
          <table:table-cell office:value-type="float" office:value="-1.20426658543714" calcext:value-type="float">
            <text:p>-1.20426658543714</text:p>
          </table:table-cell>
          <table:table-cell/>
          <table:table-cell office:value-type="float" office:value="43820" calcext:value-type="float">
            <text:p>43820</text:p>
          </table:table-cell>
          <table:table-cell table:number-columns-repeated="3"/>
          <table:table-cell office:value-type="float" office:value="1.57528198323982" calcext:value-type="float">
            <text:p>1.57528198323982</text:p>
          </table:table-cell>
          <table:table-cell office:value-type="float" office:value="2.54032985968799" calcext:value-type="float">
            <text:p>2.54032985968799</text:p>
          </table:table-cell>
          <table:table-cell office:value-type="float" office:value="2.66120648990702" calcext:value-type="float">
            <text:p>2.66120648990702</text:p>
          </table:table-cell>
          <table:table-cell table:number-columns-repeated="2"/>
          <table:table-cell office:value-type="float" office:value="1812" calcext:value-type="float">
            <text:p>1812</text:p>
          </table:table-cell>
          <table:table-cell office:value-type="float" office:value="2475" calcext:value-type="float">
            <text:p>2475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/>
          <table:table-cell office:value-type="float" office:value="6.1455491121635" calcext:value-type="float">
            <text:p>6.1455491121635</text:p>
          </table:table-cell>
          <table:table-cell/>
          <table:table-cell office:value-type="float" office:value="-0.47271148148792" calcext:value-type="float">
            <text:p>-0.47271148148792</text:p>
          </table:table-cell>
          <table:table-cell/>
          <table:table-cell office:value-type="float" office:value="5061" calcext:value-type="float">
            <text:p>5061</text:p>
          </table:table-cell>
          <table:table-cell table:number-columns-repeated="3"/>
          <table:table-cell office:value-type="float" office:value="100.089513593861" calcext:value-type="float">
            <text:p>100.089513593861</text:p>
          </table:table-cell>
          <table:table-cell/>
          <table:table-cell office:value-type="float" office:value="1.29732432219998" calcext:value-type="float">
            <text:p>1.29732432219998</text:p>
          </table:table-cell>
          <table:table-cell/>
          <table:table-cell office:value-type="float" office:value="49145" calcext:value-type="float">
            <text:p>49145</text:p>
          </table:table-cell>
          <table:table-cell table:number-columns-repeated="3"/>
          <table:table-cell office:value-type="float" office:value="8.29672426034932" calcext:value-type="float">
            <text:p>8.29672426034932</text:p>
          </table:table-cell>
          <table:table-cell/>
          <table:table-cell office:value-type="float" office:value="0.0913004858813618" calcext:value-type="float">
            <text:p>0.091300485881362</text:p>
          </table:table-cell>
          <table:table-cell/>
          <table:table-cell office:value-type="float" office:value="7674" calcext:value-type="float">
            <text:p>7674</text:p>
          </table:table-cell>
          <table:table-cell table:number-columns-repeated="3"/>
          <table:table-cell office:value-type="float" office:value="1.57719652573735" calcext:value-type="float">
            <text:p>1.57719652573735</text:p>
          </table:table-cell>
          <table:table-cell office:value-type="float" office:value="2.54215540587451" calcext:value-type="float">
            <text:p>2.54215540587451</text:p>
          </table:table-cell>
          <table:table-cell office:value-type="float" office:value="2.67190066558676" calcext:value-type="float">
            <text:p>2.67190066558676</text:p>
          </table:table-cell>
          <table:table-cell table:number-columns-repeated="2"/>
          <table:table-cell office:value-type="float" office:value="1842" calcext:value-type="float">
            <text:p>1842</text:p>
          </table:table-cell>
          <table:table-cell office:value-type="float" office:value="2476" calcext:value-type="float">
            <text:p>2476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/>
          <table:table-cell office:value-type="float" office:value="1.36301490128677" calcext:value-type="float">
            <text:p>1.36301490128677</text:p>
          </table:table-cell>
          <table:table-cell/>
          <table:table-cell office:value-type="float" office:value="-0.179612221701315" calcext:value-type="float">
            <text:p>-0.179612221701315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0.961790190500854" calcext:value-type="float">
            <text:p>0.961790190500854</text:p>
          </table:table-cell>
          <table:table-cell/>
          <table:table-cell office:value-type="float" office:value="-0.0242544405136067" calcext:value-type="float">
            <text:p>-0.024254440513607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7.39608628728957" calcext:value-type="float">
            <text:p>7.39608628728957</text:p>
          </table:table-cell>
          <table:table-cell/>
          <table:table-cell office:value-type="float" office:value="0.345834326076813" calcext:value-type="float">
            <text:p>0.345834326076813</text:p>
          </table:table-cell>
          <table:table-cell/>
          <table:table-cell office:value-type="float" office:value="5607" calcext:value-type="float">
            <text:p>5607</text:p>
          </table:table-cell>
          <table:table-cell table:number-columns-repeated="3"/>
          <table:table-cell office:value-type="float" office:value="1.62753958480353" calcext:value-type="float">
            <text:p>1.62753958480353</text:p>
          </table:table-cell>
          <table:table-cell office:value-type="float" office:value="2.55284980022013" calcext:value-type="float">
            <text:p>2.55284980022013</text:p>
          </table:table-cell>
          <table:table-cell office:value-type="float" office:value="2.67834567255853" calcext:value-type="float">
            <text:p>2.67834567255853</text:p>
          </table:table-cell>
          <table:table-cell table:number-columns-repeated="2"/>
          <table:table-cell office:value-type="float" office:value="1852" calcext:value-type="float">
            <text:p>1852</text:p>
          </table:table-cell>
          <table:table-cell office:value-type="float" office:value="2477" calcext:value-type="float">
            <text:p>2477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/>
          <table:table-cell office:value-type="float" office:value="100.097009050576" calcext:value-type="float">
            <text:p>100.097009050576</text:p>
          </table:table-cell>
          <table:table-cell/>
          <table:table-cell office:value-type="float" office:value="0.231080390191608" calcext:value-type="float">
            <text:p>0.231080390191608</text:p>
          </table:table-cell>
          <table:table-cell/>
          <table:table-cell office:value-type="float" office:value="45883" calcext:value-type="float">
            <text:p>45883</text:p>
          </table:table-cell>
          <table:table-cell table:number-columns-repeated="3"/>
          <table:table-cell office:value-type="float" office:value="83.6208728765905" calcext:value-type="float">
            <text:p>83.6208728765905</text:p>
          </table:table-cell>
          <table:table-cell/>
          <table:table-cell office:value-type="float" office:value="2.91252517527274" calcext:value-type="float">
            <text:p>2.9125251752727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42402021438651" calcext:value-type="float">
            <text:p>2.42402021438651</text:p>
          </table:table-cell>
          <table:table-cell/>
          <table:table-cell office:value-type="float" office:value="0.087016147161775" calcext:value-type="float">
            <text:p>0.087016147161775</text:p>
          </table:table-cell>
          <table:table-cell/>
          <table:table-cell office:value-type="float" office:value="3199" calcext:value-type="float">
            <text:p>3199</text:p>
          </table:table-cell>
          <table:table-cell table:number-columns-repeated="3"/>
          <table:table-cell office:value-type="float" office:value="1.63039627769461" calcext:value-type="float">
            <text:p>1.63039627769461</text:p>
          </table:table-cell>
          <table:table-cell office:value-type="float" office:value="2.58608128210659" calcext:value-type="float">
            <text:p>2.58608128210659</text:p>
          </table:table-cell>
          <table:table-cell office:value-type="float" office:value="2.70554572084605" calcext:value-type="float">
            <text:p>2.7055457208460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office:value-type="float" office:value="2492" calcext:value-type="float">
            <text:p>2492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/>
          <table:table-cell office:value-type="float" office:value="100.094041313128" calcext:value-type="float">
            <text:p>100.094041313128</text:p>
          </table:table-cell>
          <table:table-cell/>
          <table:table-cell office:value-type="float" office:value="-3.29130877524991" calcext:value-type="float">
            <text:p>-3.29130877524991</text:p>
          </table:table-cell>
          <table:table-cell/>
          <table:table-cell office:value-type="float" office:value="45705" calcext:value-type="float">
            <text:p>45705</text:p>
          </table:table-cell>
          <table:table-cell table:number-columns-repeated="3"/>
          <table:table-cell office:value-type="float" office:value="100.081224125462" calcext:value-type="float">
            <text:p>100.081224125462</text:p>
          </table:table-cell>
          <table:table-cell/>
          <table:table-cell office:value-type="float" office:value="1.21183751166448" calcext:value-type="float">
            <text:p>1.21183751166448</text:p>
          </table:table-cell>
          <table:table-cell/>
          <table:table-cell office:value-type="float" office:value="49365" calcext:value-type="float">
            <text:p>49365</text:p>
          </table:table-cell>
          <table:table-cell table:number-columns-repeated="3"/>
          <table:table-cell office:value-type="float" office:value="100.108103704147" calcext:value-type="float">
            <text:p>100.108103704147</text:p>
          </table:table-cell>
          <table:table-cell/>
          <table:table-cell office:value-type="float" office:value="3.72200346855593" calcext:value-type="float">
            <text:p>3.72200346855593</text:p>
          </table:table-cell>
          <table:table-cell/>
          <table:table-cell office:value-type="float" office:value="44429" calcext:value-type="float">
            <text:p>44429</text:p>
          </table:table-cell>
          <table:table-cell table:number-columns-repeated="3"/>
          <table:table-cell office:value-type="float" office:value="1.67754144611101" calcext:value-type="float">
            <text:p>1.67754144611101</text:p>
          </table:table-cell>
          <table:table-cell office:value-type="float" office:value="2.58967428551784" calcext:value-type="float">
            <text:p>2.58967428551784</text:p>
          </table:table-cell>
          <table:table-cell office:value-type="float" office:value="2.71470762928379" calcext:value-type="float">
            <text:p>2.71470762928379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office:value-type="float" office:value="2500" calcext:value-type="float">
            <text:p>2500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/>
          <table:table-cell office:value-type="float" office:value="8.94628027650576" calcext:value-type="float">
            <text:p>8.94628027650576</text:p>
          </table:table-cell>
          <table:table-cell/>
          <table:table-cell office:value-type="float" office:value="-0.261802785583079" calcext:value-type="float">
            <text:p>-0.261802785583079</text:p>
          </table:table-cell>
          <table:table-cell/>
          <table:table-cell office:value-type="float" office:value="6888" calcext:value-type="float">
            <text:p>6888</text:p>
          </table:table-cell>
          <table:table-cell table:number-columns-repeated="3"/>
          <table:table-cell office:value-type="float" office:value="4.85130956965993" calcext:value-type="float">
            <text:p>4.85130956965993</text:p>
          </table:table-cell>
          <table:table-cell/>
          <table:table-cell office:value-type="float" office:value="0.200817376923601" calcext:value-type="float">
            <text:p>0.20081737692360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47802348418123" calcext:value-type="float">
            <text:p>8.47802348418123</text:p>
          </table:table-cell>
          <table:table-cell/>
          <table:table-cell office:value-type="float" office:value="0.625544453449655" calcext:value-type="float">
            <text:p>0.625544453449655</text:p>
          </table:table-cell>
          <table:table-cell/>
          <table:table-cell office:value-type="float" office:value="9436" calcext:value-type="float">
            <text:p>9436</text:p>
          </table:table-cell>
          <table:table-cell table:number-columns-repeated="3"/>
          <table:table-cell office:value-type="float" office:value="1.68570524202728" calcext:value-type="float">
            <text:p>1.68570524202728</text:p>
          </table:table-cell>
          <table:table-cell office:value-type="float" office:value="2.59552331907584" calcext:value-type="float">
            <text:p>2.59552331907584</text:p>
          </table:table-cell>
          <table:table-cell office:value-type="float" office:value="2.72944959460375" calcext:value-type="float">
            <text:p>2.72944959460375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office:value-type="float" office:value="2508" calcext:value-type="float">
            <text:p>2508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/>
          <table:table-cell office:value-type="float" office:value="3.60801876102244" calcext:value-type="float">
            <text:p>3.60801876102244</text:p>
          </table:table-cell>
          <table:table-cell/>
          <table:table-cell office:value-type="float" office:value="0.184623255928301" calcext:value-type="float">
            <text:p>0.184623255928301</text:p>
          </table:table-cell>
          <table:table-cell/>
          <table:table-cell office:value-type="float" office:value="3923" calcext:value-type="float">
            <text:p>3923</text:p>
          </table:table-cell>
          <table:table-cell table:number-columns-repeated="3"/>
          <table:table-cell office:value-type="float" office:value="100.088208555536" calcext:value-type="float">
            <text:p>100.088208555536</text:p>
          </table:table-cell>
          <table:table-cell/>
          <table:table-cell office:value-type="float" office:value="2.61030427709209" calcext:value-type="float">
            <text:p>2.61030427709209</text:p>
          </table:table-cell>
          <table:table-cell/>
          <table:table-cell office:value-type="float" office:value="46433" calcext:value-type="float">
            <text:p>46433</text:p>
          </table:table-cell>
          <table:table-cell table:number-columns-repeated="3"/>
          <table:table-cell office:value-type="float" office:value="3.95108107811079" calcext:value-type="float">
            <text:p>3.95108107811079</text:p>
          </table:table-cell>
          <table:table-cell/>
          <table:table-cell office:value-type="float" office:value="0.321987414174959" calcext:value-type="float">
            <text:p>0.321987414174959</text:p>
          </table:table-cell>
          <table:table-cell/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1.70207236200139" calcext:value-type="float">
            <text:p>1.70207236200139</text:p>
          </table:table-cell>
          <table:table-cell office:value-type="float" office:value="2.64041075027729" calcext:value-type="float">
            <text:p>2.64041075027729</text:p>
          </table:table-cell>
          <table:table-cell office:value-type="float" office:value="2.76060056416755" calcext:value-type="float">
            <text:p>2.76060056416755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office:value-type="float" office:value="2519" calcext:value-type="float">
            <text:p>2519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/>
          <table:table-cell office:value-type="float" office:value="100.096464172046" calcext:value-type="float">
            <text:p>100.096464172046</text:p>
          </table:table-cell>
          <table:table-cell/>
          <table:table-cell office:value-type="float" office:value="-7.22449265869807" calcext:value-type="float">
            <text:p>-7.22449265869807</text:p>
          </table:table-cell>
          <table:table-cell/>
          <table:table-cell office:value-type="float" office:value="47059" calcext:value-type="float">
            <text:p>47059</text:p>
          </table:table-cell>
          <table:table-cell table:number-columns-repeated="3"/>
          <table:table-cell office:value-type="float" office:value="1.21485191450843" calcext:value-type="float">
            <text:p>1.21485191450843</text:p>
          </table:table-cell>
          <table:table-cell/>
          <table:table-cell office:value-type="float" office:value="-0.109686650486178" calcext:value-type="float">
            <text:p>-0.10968665048617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39850162018716" calcext:value-type="float">
            <text:p>3.39850162018716</text:p>
          </table:table-cell>
          <table:table-cell/>
          <table:table-cell office:value-type="float" office:value="-0.495997651671307" calcext:value-type="float">
            <text:p>-0.495997651671307</text:p>
          </table:table-cell>
          <table:table-cell/>
          <table:table-cell office:value-type="float" office:value="2917" calcext:value-type="float">
            <text:p>2917</text:p>
          </table:table-cell>
          <table:table-cell table:number-columns-repeated="3"/>
          <table:table-cell office:value-type="float" office:value="1.71463700143473" calcext:value-type="float">
            <text:p>1.71463700143473</text:p>
          </table:table-cell>
          <table:table-cell office:value-type="float" office:value="2.68872159567599" calcext:value-type="float">
            <text:p>2.68872159567599</text:p>
          </table:table-cell>
          <table:table-cell office:value-type="float" office:value="2.76648186402528" calcext:value-type="float">
            <text:p>2.76648186402528</text:p>
          </table:table-cell>
          <table:table-cell table:number-columns-repeated="2"/>
          <table:table-cell office:value-type="float" office:value="1911" calcext:value-type="float">
            <text:p>1911</text:p>
          </table:table-cell>
          <table:table-cell office:value-type="float" office:value="2520" calcext:value-type="float">
            <text:p>2520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/>
          <table:table-cell office:value-type="float" office:value="4.72572587169961" calcext:value-type="float">
            <text:p>4.72572587169961</text:p>
          </table:table-cell>
          <table:table-cell/>
          <table:table-cell office:value-type="float" office:value="0.181356566844433" calcext:value-type="float">
            <text:p>0.181356566844433</text:p>
          </table:table-cell>
          <table:table-cell/>
          <table:table-cell office:value-type="float" office:value="3369" calcext:value-type="float">
            <text:p>3369</text:p>
          </table:table-cell>
          <table:table-cell table:number-columns-repeated="3"/>
          <table:table-cell office:value-type="float" office:value="91.7797242196512" calcext:value-type="float">
            <text:p>91.7797242196512</text:p>
          </table:table-cell>
          <table:table-cell/>
          <table:table-cell office:value-type="float" office:value="0.153832091640843" calcext:value-type="float">
            <text:p>0.1538320916408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80622551024759" calcext:value-type="float">
            <text:p>2.80622551024759</text:p>
          </table:table-cell>
          <table:table-cell/>
          <table:table-cell office:value-type="float" office:value="0.614374039249034" calcext:value-type="float">
            <text:p>0.614374039249034</text:p>
          </table:table-cell>
          <table:table-cell/>
          <table:table-cell office:value-type="float" office:value="3198" calcext:value-type="float">
            <text:p>3198</text:p>
          </table:table-cell>
          <table:table-cell table:number-columns-repeated="3"/>
          <table:table-cell office:value-type="float" office:value="1.72229189077052" calcext:value-type="float">
            <text:p>1.72229189077052</text:p>
          </table:table-cell>
          <table:table-cell office:value-type="float" office:value="2.70775050544396" calcext:value-type="float">
            <text:p>2.70775050544396</text:p>
          </table:table-cell>
          <table:table-cell office:value-type="float" office:value="2.76666910593918" calcext:value-type="float">
            <text:p>2.76666910593918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office:value-type="float" office:value="2534" calcext:value-type="float">
            <text:p>253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/>
          <table:table-cell office:value-type="float" office:value="100.10141565176" calcext:value-type="float">
            <text:p>100.10141565176</text:p>
          </table:table-cell>
          <table:table-cell/>
          <table:table-cell office:value-type="float" office:value="-5.72358635254747" calcext:value-type="float">
            <text:p>-5.72358635254747</text:p>
          </table:table-cell>
          <table:table-cell/>
          <table:table-cell office:value-type="float" office:value="43084" calcext:value-type="float">
            <text:p>43084</text:p>
          </table:table-cell>
          <table:table-cell table:number-columns-repeated="3"/>
          <table:table-cell office:value-type="float" office:value="1.750027149867" calcext:value-type="float">
            <text:p>1.750027149867</text:p>
          </table:table-cell>
          <table:table-cell/>
          <table:table-cell office:value-type="float" office:value="-0.095865345556853" calcext:value-type="float">
            <text:p>-0.095865345556853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3"/>
          <table:table-cell office:value-type="float" office:value="100.101197469126" calcext:value-type="float">
            <text:p>100.101197469126</text:p>
          </table:table-cell>
          <table:table-cell/>
          <table:table-cell office:value-type="float" office:value="0.640322870875968" calcext:value-type="float">
            <text:p>0.640322870875968</text:p>
          </table:table-cell>
          <table:table-cell/>
          <table:table-cell office:value-type="float" office:value="44229" calcext:value-type="float">
            <text:p>44229</text:p>
          </table:table-cell>
          <table:table-cell table:number-columns-repeated="3"/>
          <table:table-cell office:value-type="float" office:value="1.7328463055446" calcext:value-type="float">
            <text:p>1.7328463055446</text:p>
          </table:table-cell>
          <table:table-cell office:value-type="float" office:value="2.70867112089837" calcext:value-type="float">
            <text:p>2.70867112089837</text:p>
          </table:table-cell>
          <table:table-cell office:value-type="float" office:value="2.77170293124382" calcext:value-type="float">
            <text:p>2.77170293124382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2539" calcext:value-type="float">
            <text:p>2539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/>
          <table:table-cell office:value-type="float" office:value="1.31356324694242" calcext:value-type="float">
            <text:p>1.31356324694242</text:p>
          </table:table-cell>
          <table:table-cell/>
          <table:table-cell office:value-type="float" office:value="-0.212500115305442" calcext:value-type="float">
            <text:p>-0.212500115305442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3"/>
          <table:table-cell office:value-type="float" office:value="1.21020585530534" calcext:value-type="float">
            <text:p>1.21020585530534</text:p>
          </table:table-cell>
          <table:table-cell/>
          <table:table-cell office:value-type="float" office:value="-0.070115253516342" calcext:value-type="float">
            <text:p>-0.07011525351634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798245217" calcext:value-type="float">
            <text:p>100.105798245217</text:p>
          </table:table-cell>
          <table:table-cell/>
          <table:table-cell office:value-type="float" office:value="-3.06361733218877" calcext:value-type="float">
            <text:p>-3.06361733218877</text:p>
          </table:table-cell>
          <table:table-cell/>
          <table:table-cell office:value-type="float" office:value="44784" calcext:value-type="float">
            <text:p>44784</text:p>
          </table:table-cell>
          <table:table-cell table:number-columns-repeated="3"/>
          <table:table-cell office:value-type="float" office:value="1.73641503799055" calcext:value-type="float">
            <text:p>1.73641503799055</text:p>
          </table:table-cell>
          <table:table-cell office:value-type="float" office:value="2.71649053701739" calcext:value-type="float">
            <text:p>2.71649053701739</text:p>
          </table:table-cell>
          <table:table-cell office:value-type="float" office:value="2.93377297178661" calcext:value-type="float">
            <text:p>2.93377297178661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2549" calcext:value-type="float">
            <text:p>2549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/>
          <table:table-cell office:value-type="float" office:value="3.76612572788749" calcext:value-type="float">
            <text:p>3.76612572788749</text:p>
          </table:table-cell>
          <table:table-cell/>
          <table:table-cell office:value-type="float" office:value="-0.318967625529166" calcext:value-type="float">
            <text:p>-0.318967625529166</text:p>
          </table:table-cell>
          <table:table-cell/>
          <table:table-cell office:value-type="float" office:value="3017" calcext:value-type="float">
            <text:p>3017</text:p>
          </table:table-cell>
          <table:table-cell table:number-columns-repeated="3"/>
          <table:table-cell office:value-type="float" office:value="5.68808509347913" calcext:value-type="float">
            <text:p>5.68808509347913</text:p>
          </table:table-cell>
          <table:table-cell/>
          <table:table-cell office:value-type="float" office:value="-0.123385785356565" calcext:value-type="float">
            <text:p>-0.123385785356565</text:p>
          </table:table-cell>
          <table:table-cell/>
          <table:table-cell office:value-type="float" office:value="4317" calcext:value-type="float">
            <text:p>4317</text:p>
          </table:table-cell>
          <table:table-cell table:number-columns-repeated="3"/>
          <table:table-cell office:value-type="float" office:value="1.73641503799055" calcext:value-type="float">
            <text:p>1.73641503799055</text:p>
          </table:table-cell>
          <table:table-cell/>
          <table:table-cell office:value-type="float" office:value="0.117597333981607" calcext:value-type="float">
            <text:p>0.117597333981607</text:p>
          </table:table-cell>
          <table:table-cell/>
          <table:table-cell office:value-type="float" office:value="1323" calcext:value-type="float">
            <text:p>1323</text:p>
          </table:table-cell>
          <table:table-cell table:number-columns-repeated="3"/>
          <table:table-cell office:value-type="float" office:value="1.73720888889539" calcext:value-type="float">
            <text:p>1.73720888889539</text:p>
          </table:table-cell>
          <table:table-cell office:value-type="float" office:value="2.72651385087576" calcext:value-type="float">
            <text:p>2.72651385087576</text:p>
          </table:table-cell>
          <table:table-cell office:value-type="float" office:value="2.99777407031231" calcext:value-type="float">
            <text:p>2.99777407031231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552" calcext:value-type="float">
            <text:p>2552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/>
          <table:table-cell office:value-type="float" office:value="0.145204473881916" calcext:value-type="float">
            <text:p>0.145204473881916</text:p>
          </table:table-cell>
          <table:table-cell/>
          <table:table-cell office:value-type="float" office:value="-0.0461986465938838" calcext:value-type="float">
            <text:p>-0.04619864659388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0.12244714685556" calcext:value-type="float">
            <text:p>0.12244714685556</text:p>
          </table:table-cell>
          <table:table-cell/>
          <table:table-cell office:value-type="float" office:value="-0.0296451720550115" calcext:value-type="float">
            <text:p>-0.02964517205501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.94882577579422" calcext:value-type="float">
            <text:p>8.94882577579422</text:p>
          </table:table-cell>
          <table:table-cell/>
          <table:table-cell office:value-type="float" office:value="0.282846508438824" calcext:value-type="float">
            <text:p>0.282846508438824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3"/>
          <table:table-cell office:value-type="float" office:value="1.75408778750184" calcext:value-type="float">
            <text:p>1.75408778750184</text:p>
          </table:table-cell>
          <table:table-cell office:value-type="float" office:value="2.74616416793849" calcext:value-type="float">
            <text:p>2.74616416793849</text:p>
          </table:table-cell>
          <table:table-cell office:value-type="float" office:value="3.02128294385587" calcext:value-type="float">
            <text:p>3.0212829438558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556" calcext:value-type="float">
            <text:p>2556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/>
          <table:table-cell office:value-type="float" office:value="8.86383453114004" calcext:value-type="float">
            <text:p>8.86383453114004</text:p>
          </table:table-cell>
          <table:table-cell/>
          <table:table-cell office:value-type="float" office:value="-0.551703572026375" calcext:value-type="float">
            <text:p>-0.551703572026375</text:p>
          </table:table-cell>
          <table:table-cell/>
          <table:table-cell office:value-type="float" office:value="6589" calcext:value-type="float">
            <text:p>6589</text:p>
          </table:table-cell>
          <table:table-cell table:number-columns-repeated="3"/>
          <table:table-cell office:value-type="float" office:value="100.093022136579" calcext:value-type="float">
            <text:p>100.093022136579</text:p>
          </table:table-cell>
          <table:table-cell/>
          <table:table-cell office:value-type="float" office:value="-1.60574076590812" calcext:value-type="float">
            <text:p>-1.60574076590812</text:p>
          </table:table-cell>
          <table:table-cell/>
          <table:table-cell office:value-type="float" office:value="49190" calcext:value-type="float">
            <text:p>49190</text:p>
          </table:table-cell>
          <table:table-cell table:number-columns-repeated="3"/>
          <table:table-cell office:value-type="float" office:value="100.111530001333" calcext:value-type="float">
            <text:p>100.111530001333</text:p>
          </table:table-cell>
          <table:table-cell/>
          <table:table-cell office:value-type="float" office:value="-1.12866445731883" calcext:value-type="float">
            <text:p>-1.12866445731883</text:p>
          </table:table-cell>
          <table:table-cell/>
          <table:table-cell office:value-type="float" office:value="45964" calcext:value-type="float">
            <text:p>45964</text:p>
          </table:table-cell>
          <table:table-cell table:number-columns-repeated="3"/>
          <table:table-cell office:value-type="float" office:value="1.75980378063364" calcext:value-type="float">
            <text:p>1.75980378063364</text:p>
          </table:table-cell>
          <table:table-cell office:value-type="float" office:value="2.78205045421283" calcext:value-type="float">
            <text:p>2.78205045421283</text:p>
          </table:table-cell>
          <table:table-cell office:value-type="float" office:value="3.02991871402765" calcext:value-type="float">
            <text:p>3.02991871402765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2584" calcext:value-type="float">
            <text:p>2584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/>
          <table:table-cell office:value-type="float" office:value="100.09079672006" calcext:value-type="float">
            <text:p>100.09079672006</text:p>
          </table:table-cell>
          <table:table-cell/>
          <table:table-cell office:value-type="float" office:value="-3.991283697351" calcext:value-type="float">
            <text:p>-3.991283697351</text:p>
          </table:table-cell>
          <table:table-cell/>
          <table:table-cell office:value-type="float" office:value="46932" calcext:value-type="float">
            <text:p>46932</text:p>
          </table:table-cell>
          <table:table-cell table:number-columns-repeated="3"/>
          <table:table-cell office:value-type="float" office:value="99.6099507171243" calcext:value-type="float">
            <text:p>99.6099507171243</text:p>
          </table:table-cell>
          <table:table-cell/>
          <table:table-cell office:value-type="float" office:value="-2.62965322154047" calcext:value-type="float">
            <text:p>-2.6296532215404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523503839084889" calcext:value-type="float">
            <text:p>0.523503839084889</text:p>
          </table:table-cell>
          <table:table-cell/>
          <table:table-cell office:value-type="float" office:value="0.0682624427587793" calcext:value-type="float">
            <text:p>0.068262442758779</text:p>
          </table:table-cell>
          <table:table-cell/>
          <table:table-cell office:value-type="float" office:value="8060" calcext:value-type="float">
            <text:p>8060</text:p>
          </table:table-cell>
          <table:table-cell table:number-columns-repeated="3"/>
          <table:table-cell office:value-type="float" office:value="1.76604555541031" calcext:value-type="float">
            <text:p>1.76604555541031</text:p>
          </table:table-cell>
          <table:table-cell office:value-type="float" office:value="2.79263114599111" calcext:value-type="float">
            <text:p>2.79263114599111</text:p>
          </table:table-cell>
          <table:table-cell office:value-type="float" office:value="3.05224439353578" calcext:value-type="float">
            <text:p>3.05224439353578</text:p>
          </table:table-cell>
          <table:table-cell table:number-columns-repeated="2"/>
          <table:table-cell office:value-type="float" office:value="2062" calcext:value-type="float">
            <text:p>2062</text:p>
          </table:table-cell>
          <table:table-cell office:value-type="float" office:value="2590" calcext:value-type="float">
            <text:p>2590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/>
          <table:table-cell office:value-type="float" office:value="100.101615725412" calcext:value-type="float">
            <text:p>100.101615725412</text:p>
          </table:table-cell>
          <table:table-cell/>
          <table:table-cell office:value-type="float" office:value="-4.26721697559021" calcext:value-type="float">
            <text:p>-4.26721697559021</text:p>
          </table:table-cell>
          <table:table-cell/>
          <table:table-cell office:value-type="float" office:value="45515" calcext:value-type="float">
            <text:p>45515</text:p>
          </table:table-cell>
          <table:table-cell table:number-columns-repeated="3"/>
          <table:table-cell office:value-type="float" office:value="9.00839569465344" calcext:value-type="float">
            <text:p>9.00839569465344</text:p>
          </table:table-cell>
          <table:table-cell/>
          <table:table-cell office:value-type="float" office:value="-0.465360421881193" calcext:value-type="float">
            <text:p>-0.465360421881193</text:p>
          </table:table-cell>
          <table:table-cell/>
          <table:table-cell office:value-type="float" office:value="7326" calcext:value-type="float">
            <text:p>7326</text:p>
          </table:table-cell>
          <table:table-cell table:number-columns-repeated="3"/>
          <table:table-cell office:value-type="float" office:value="100.111108199004" calcext:value-type="float">
            <text:p>100.111108199004</text:p>
          </table:table-cell>
          <table:table-cell/>
          <table:table-cell office:value-type="float" office:value="0.763824087845569" calcext:value-type="float">
            <text:p>0.763824087845569</text:p>
          </table:table-cell>
          <table:table-cell/>
          <table:table-cell office:value-type="float" office:value="44224" calcext:value-type="float">
            <text:p>44224</text:p>
          </table:table-cell>
          <table:table-cell table:number-columns-repeated="3"/>
          <table:table-cell office:value-type="float" office:value="1.77403099586192" calcext:value-type="float">
            <text:p>1.77403099586192</text:p>
          </table:table-cell>
          <table:table-cell office:value-type="float" office:value="2.81462231568342" calcext:value-type="float">
            <text:p>2.81462231568342</text:p>
          </table:table-cell>
          <table:table-cell office:value-type="float" office:value="3.14064983933757" calcext:value-type="float">
            <text:p>3.14064983933757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2594" calcext:value-type="float">
            <text:p>2594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/>
          <table:table-cell office:value-type="float" office:value="2.40911656228584" calcext:value-type="float">
            <text:p>2.40911656228584</text:p>
          </table:table-cell>
          <table:table-cell/>
          <table:table-cell office:value-type="float" office:value="-0.152029704987083" calcext:value-type="float">
            <text:p>-0.152029704987083</text:p>
          </table:table-cell>
          <table:table-cell/>
          <table:table-cell office:value-type="float" office:value="2221" calcext:value-type="float">
            <text:p>2221</text:p>
          </table:table-cell>
          <table:table-cell table:number-columns-repeated="3"/>
          <table:table-cell office:value-type="float" office:value="6.7815572676807" calcext:value-type="float">
            <text:p>6.7815572676807</text:p>
          </table:table-cell>
          <table:table-cell/>
          <table:table-cell office:value-type="float" office:value="0.00175364959436616" calcext:value-type="float">
            <text:p>0.001753649594366</text:p>
          </table:table-cell>
          <table:table-cell/>
          <table:table-cell office:value-type="float" office:value="4928" calcext:value-type="float">
            <text:p>4928</text:p>
          </table:table-cell>
          <table:table-cell table:number-columns-repeated="3"/>
          <table:table-cell office:value-type="float" office:value="1.2811128078122" calcext:value-type="float">
            <text:p>1.2811128078122</text:p>
          </table:table-cell>
          <table:table-cell/>
          <table:table-cell office:value-type="float" office:value="-0.139371469711639" calcext:value-type="float">
            <text:p>-0.139371469711639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3"/>
          <table:table-cell office:value-type="float" office:value="1.80312874574128" calcext:value-type="float">
            <text:p>1.80312874574128</text:p>
          </table:table-cell>
          <table:table-cell office:value-type="float" office:value="2.82691354332156" calcext:value-type="float">
            <text:p>2.82691354332156</text:p>
          </table:table-cell>
          <table:table-cell office:value-type="float" office:value="3.14120893211387" calcext:value-type="float">
            <text:p>3.14120893211387</text:p>
          </table:table-cell>
          <table:table-cell table:number-columns-repeated="2"/>
          <table:table-cell office:value-type="float" office:value="2081" calcext:value-type="float">
            <text:p>2081</text:p>
          </table:table-cell>
          <table:table-cell office:value-type="float" office:value="2606" calcext:value-type="float">
            <text:p>2606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/>
          <table:table-cell office:value-type="float" office:value="7.28379469476228" calcext:value-type="float">
            <text:p>7.28379469476228</text:p>
          </table:table-cell>
          <table:table-cell/>
          <table:table-cell office:value-type="float" office:value="-1.00853443443509" calcext:value-type="float">
            <text:p>-1.00853443443509</text:p>
          </table:table-cell>
          <table:table-cell/>
          <table:table-cell office:value-type="float" office:value="4863" calcext:value-type="float">
            <text:p>4863</text:p>
          </table:table-cell>
          <table:table-cell table:number-columns-repeated="3"/>
          <table:table-cell office:value-type="float" office:value="100.085923773903" calcext:value-type="float">
            <text:p>100.085923773903</text:p>
          </table:table-cell>
          <table:table-cell/>
          <table:table-cell office:value-type="float" office:value="-2.54554514096477" calcext:value-type="float">
            <text:p>-2.54554514096477</text:p>
          </table:table-cell>
          <table:table-cell/>
          <table:table-cell office:value-type="float" office:value="49740" calcext:value-type="float">
            <text:p>49740</text:p>
          </table:table-cell>
          <table:table-cell table:number-columns-repeated="3"/>
          <table:table-cell office:value-type="float" office:value="5.24274750361954" calcext:value-type="float">
            <text:p>5.24274750361954</text:p>
          </table:table-cell>
          <table:table-cell/>
          <table:table-cell office:value-type="float" office:value="0.108987086055653" calcext:value-type="float">
            <text:p>0.108987086055653</text:p>
          </table:table-cell>
          <table:table-cell/>
          <table:table-cell office:value-type="float" office:value="3901" calcext:value-type="float">
            <text:p>3901</text:p>
          </table:table-cell>
          <table:table-cell table:number-columns-repeated="3"/>
          <table:table-cell office:value-type="float" office:value="1.80442991247774" calcext:value-type="float">
            <text:p>1.80442991247774</text:p>
          </table:table-cell>
          <table:table-cell office:value-type="float" office:value="2.83677928176944" calcext:value-type="float">
            <text:p>2.83677928176944</text:p>
          </table:table-cell>
          <table:table-cell office:value-type="float" office:value="3.17385548386832" calcext:value-type="float">
            <text:p>3.17385548386832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628" calcext:value-type="float">
            <text:p>2628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/>
          <table:table-cell office:value-type="float" office:value="100.100341539413" calcext:value-type="float">
            <text:p>100.100341539413</text:p>
          </table:table-cell>
          <table:table-cell/>
          <table:table-cell office:value-type="float" office:value="-0.908384993108246" calcext:value-type="float">
            <text:p>-0.908384993108246</text:p>
          </table:table-cell>
          <table:table-cell/>
          <table:table-cell office:value-type="float" office:value="47564" calcext:value-type="float">
            <text:p>47564</text:p>
          </table:table-cell>
          <table:table-cell table:number-columns-repeated="3"/>
          <table:table-cell office:value-type="float" office:value="100.088535475771" calcext:value-type="float">
            <text:p>100.088535475771</text:p>
          </table:table-cell>
          <table:table-cell/>
          <table:table-cell office:value-type="float" office:value="5.65755917959103" calcext:value-type="float">
            <text:p>5.65755917959103</text:p>
          </table:table-cell>
          <table:table-cell/>
          <table:table-cell office:value-type="float" office:value="47683" calcext:value-type="float">
            <text:p>47683</text:p>
          </table:table-cell>
          <table:table-cell table:number-columns-repeated="3"/>
          <table:table-cell office:value-type="float" office:value="3.17705487555498" calcext:value-type="float">
            <text:p>3.17705487555498</text:p>
          </table:table-cell>
          <table:table-cell/>
          <table:table-cell office:value-type="float" office:value="0.0193115229825355" calcext:value-type="float">
            <text:p>0.019311522982536</text:p>
          </table:table-cell>
          <table:table-cell/>
          <table:table-cell office:value-type="float" office:value="2963" calcext:value-type="float">
            <text:p>2963</text:p>
          </table:table-cell>
          <table:table-cell table:number-columns-repeated="3"/>
          <table:table-cell office:value-type="float" office:value="1.82970878122676" calcext:value-type="float">
            <text:p>1.82970878122676</text:p>
          </table:table-cell>
          <table:table-cell office:value-type="float" office:value="2.86045630624568" calcext:value-type="float">
            <text:p>2.86045630624568</text:p>
          </table:table-cell>
          <table:table-cell office:value-type="float" office:value="3.23049032970797" calcext:value-type="float">
            <text:p>3.23049032970797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 office:value-type="float" office:value="2641" calcext:value-type="float">
            <text:p>2641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/>
          <table:table-cell office:value-type="float" office:value="100.102537159688" calcext:value-type="float">
            <text:p>100.102537159688</text:p>
          </table:table-cell>
          <table:table-cell/>
          <table:table-cell office:value-type="float" office:value="-2.58361601234676" calcext:value-type="float">
            <text:p>-2.58361601234676</text:p>
          </table:table-cell>
          <table:table-cell/>
          <table:table-cell office:value-type="float" office:value="44996" calcext:value-type="float">
            <text:p>44996</text:p>
          </table:table-cell>
          <table:table-cell table:number-columns-repeated="3"/>
          <table:table-cell office:value-type="float" office:value="100.081017620996" calcext:value-type="float">
            <text:p>100.081017620996</text:p>
          </table:table-cell>
          <table:table-cell/>
          <table:table-cell office:value-type="float" office:value="0.153598584416893" calcext:value-type="float">
            <text:p>0.153598584416893</text:p>
          </table:table-cell>
          <table:table-cell/>
          <table:table-cell office:value-type="float" office:value="49357" calcext:value-type="float">
            <text:p>49357</text:p>
          </table:table-cell>
          <table:table-cell table:number-columns-repeated="3"/>
          <table:table-cell office:value-type="float" office:value="100.098057985753" calcext:value-type="float">
            <text:p>100.098057985753</text:p>
          </table:table-cell>
          <table:table-cell/>
          <table:table-cell office:value-type="float" office:value="0.983894829785668" calcext:value-type="float">
            <text:p>0.983894829785668</text:p>
          </table:table-cell>
          <table:table-cell/>
          <table:table-cell office:value-type="float" office:value="44529" calcext:value-type="float">
            <text:p>44529</text:p>
          </table:table-cell>
          <table:table-cell table:number-columns-repeated="3"/>
          <table:table-cell office:value-type="float" office:value="1.8311974036664" calcext:value-type="float">
            <text:p>1.8311974036664</text:p>
          </table:table-cell>
          <table:table-cell office:value-type="float" office:value="2.86639245497799" calcext:value-type="float">
            <text:p>2.86639245497799</text:p>
          </table:table-cell>
          <table:table-cell office:value-type="float" office:value="3.24760862417335" calcext:value-type="float">
            <text:p>3.24760862417335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2653" calcext:value-type="float">
            <text:p>2653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/>
          <table:table-cell office:value-type="float" office:value="100.098425485938" calcext:value-type="float">
            <text:p>100.098425485938</text:p>
          </table:table-cell>
          <table:table-cell/>
          <table:table-cell office:value-type="float" office:value="-1.98154396497855" calcext:value-type="float">
            <text:p>-1.98154396497855</text:p>
          </table:table-cell>
          <table:table-cell/>
          <table:table-cell office:value-type="float" office:value="47747" calcext:value-type="float">
            <text:p>47747</text:p>
          </table:table-cell>
          <table:table-cell table:number-columns-repeated="3"/>
          <table:table-cell office:value-type="float" office:value="2.77170293124382" calcext:value-type="float">
            <text:p>2.77170293124382</text:p>
          </table:table-cell>
          <table:table-cell/>
          <table:table-cell office:value-type="float" office:value="-0.312442695822136" calcext:value-type="float">
            <text:p>-0.31244269582213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52222973" calcext:value-type="float">
            <text:p>100.11052222973</text:p>
          </table:table-cell>
          <table:table-cell/>
          <table:table-cell office:value-type="float" office:value="4.76710932689972" calcext:value-type="float">
            <text:p>4.76710932689972</text:p>
          </table:table-cell>
          <table:table-cell/>
          <table:table-cell office:value-type="float" office:value="44785" calcext:value-type="float">
            <text:p>44785</text:p>
          </table:table-cell>
          <table:table-cell table:number-columns-repeated="3"/>
          <table:table-cell office:value-type="float" office:value="1.83974950007061" calcext:value-type="float">
            <text:p>1.83974950007061</text:p>
          </table:table-cell>
          <table:table-cell office:value-type="float" office:value="2.87183278744814" calcext:value-type="float">
            <text:p>2.87183278744814</text:p>
          </table:table-cell>
          <table:table-cell office:value-type="float" office:value="3.25860767955293" calcext:value-type="float">
            <text:p>3.25860767955293</text:p>
          </table:table-cell>
          <table:table-cell table:number-columns-repeated="2"/>
          <table:table-cell office:value-type="float" office:value="2117" calcext:value-type="float">
            <text:p>2117</text:p>
          </table:table-cell>
          <table:table-cell office:value-type="float" office:value="2673" calcext:value-type="float">
            <text:p>2673</text:p>
          </table:table-cell>
          <table:table-cell office:value-type="float" office:value="4675" calcext:value-type="float">
            <text:p>4675</text:p>
          </table:table-cell>
        </table:table-row>
        <table:table-row table:style-name="ro1">
          <table:table-cell/>
          <table:table-cell office:value-type="float" office:value="7.36122036371232" calcext:value-type="float">
            <text:p>7.36122036371232</text:p>
          </table:table-cell>
          <table:table-cell/>
          <table:table-cell office:value-type="float" office:value="-0.0776072513135213" calcext:value-type="float">
            <text:p>-0.077607251313521</text:p>
          </table:table-cell>
          <table:table-cell/>
          <table:table-cell office:value-type="float" office:value="9203" calcext:value-type="float">
            <text:p>9203</text:p>
          </table:table-cell>
          <table:table-cell table:number-columns-repeated="3"/>
          <table:table-cell office:value-type="float" office:value="97.228725084749" calcext:value-type="float">
            <text:p>97.228725084749</text:p>
          </table:table-cell>
          <table:table-cell/>
          <table:table-cell office:value-type="float" office:value="-1.95962589054434" calcext:value-type="float">
            <text:p>-1.9596258905443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37849379889894" calcext:value-type="float">
            <text:p>8.37849379889894</text:p>
          </table:table-cell>
          <table:table-cell/>
          <table:table-cell office:value-type="float" office:value="-0.0992094804922166" calcext:value-type="float">
            <text:p>-0.099209480492217</text:p>
          </table:table-cell>
          <table:table-cell/>
          <table:table-cell office:value-type="float" office:value="6702" calcext:value-type="float">
            <text:p>6702</text:p>
          </table:table-cell>
          <table:table-cell table:number-columns-repeated="3"/>
          <table:table-cell office:value-type="float" office:value="1.84180269657606" calcext:value-type="float">
            <text:p>1.84180269657606</text:p>
          </table:table-cell>
          <table:table-cell office:value-type="float" office:value="2.87287087549912" calcext:value-type="float">
            <text:p>2.87287087549912</text:p>
          </table:table-cell>
          <table:table-cell office:value-type="float" office:value="3.26255448969717" calcext:value-type="float">
            <text:p>3.26255448969717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695" calcext:value-type="float">
            <text:p>2695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/>
          <table:table-cell office:value-type="float" office:value="2.35687482331114" calcext:value-type="float">
            <text:p>2.35687482331114</text:p>
          </table:table-cell>
          <table:table-cell/>
          <table:table-cell office:value-type="float" office:value="-0.420079764977187" calcext:value-type="float">
            <text:p>-0.420079764977187</text:p>
          </table:table-cell>
          <table:table-cell/>
          <table:table-cell office:value-type="float" office:value="1627" calcext:value-type="float">
            <text:p>1627</text:p>
          </table:table-cell>
          <table:table-cell table:number-columns-repeated="3"/>
          <table:table-cell office:value-type="float" office:value="2.67834567255853" calcext:value-type="float">
            <text:p>2.67834567255853</text:p>
          </table:table-cell>
          <table:table-cell/>
          <table:table-cell office:value-type="float" office:value="-0.151888604367943" calcext:value-type="float">
            <text:p>-0.151888604367943</text:p>
          </table:table-cell>
          <table:table-cell/>
          <table:table-cell office:value-type="float" office:value="2772" calcext:value-type="float">
            <text:p>2772</text:p>
          </table:table-cell>
          <table:table-cell table:number-columns-repeated="3"/>
          <table:table-cell office:value-type="float" office:value="100.113350386296" calcext:value-type="float">
            <text:p>100.113350386296</text:p>
          </table:table-cell>
          <table:table-cell/>
          <table:table-cell office:value-type="float" office:value="0.463491720264497" calcext:value-type="float">
            <text:p>0.463491720264497</text:p>
          </table:table-cell>
          <table:table-cell/>
          <table:table-cell office:value-type="float" office:value="45067" calcext:value-type="float">
            <text:p>45067</text:p>
          </table:table-cell>
          <table:table-cell table:number-columns-repeated="3"/>
          <table:table-cell office:value-type="float" office:value="1.84476452404901" calcext:value-type="float">
            <text:p>1.84476452404901</text:p>
          </table:table-cell>
          <table:table-cell office:value-type="float" office:value="2.88216485356143" calcext:value-type="float">
            <text:p>2.88216485356143</text:p>
          </table:table-cell>
          <table:table-cell office:value-type="float" office:value="3.28304476591464" calcext:value-type="float">
            <text:p>3.28304476591464</text:p>
          </table:table-cell>
          <table:table-cell table:number-columns-repeated="2"/>
          <table:table-cell office:value-type="float" office:value="2127" calcext:value-type="float">
            <text:p>2127</text:p>
          </table:table-cell>
          <table:table-cell office:value-type="float" office:value="2711" calcext:value-type="float">
            <text:p>271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/>
          <table:table-cell office:value-type="float" office:value="0.157012803618022" calcext:value-type="float">
            <text:p>0.157012803618022</text:p>
          </table:table-cell>
          <table:table-cell/>
          <table:table-cell office:value-type="float" office:value="0.041482203527158" calcext:value-type="float">
            <text:p>0.04148220352715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84642736026" calcext:value-type="float">
            <text:p>100.084642736026</text:p>
          </table:table-cell>
          <table:table-cell/>
          <table:table-cell office:value-type="float" office:value="-3.41353706410099" calcext:value-type="float">
            <text:p>-3.41353706410099</text:p>
          </table:table-cell>
          <table:table-cell/>
          <table:table-cell office:value-type="float" office:value="49337" calcext:value-type="float">
            <text:p>49337</text:p>
          </table:table-cell>
          <table:table-cell table:number-columns-repeated="3"/>
          <table:table-cell office:value-type="float" office:value="5.65059105342655" calcext:value-type="float">
            <text:p>5.65059105342655</text:p>
          </table:table-cell>
          <table:table-cell/>
          <table:table-cell office:value-type="float" office:value="0.033975512400713" calcext:value-type="float">
            <text:p>0.033975512400713</text:p>
          </table:table-cell>
          <table:table-cell/>
          <table:table-cell office:value-type="float" office:value="3944" calcext:value-type="float">
            <text:p>3944</text:p>
          </table:table-cell>
          <table:table-cell table:number-columns-repeated="3"/>
          <table:table-cell office:value-type="float" office:value="1.87060161613556" calcext:value-type="float">
            <text:p>1.87060161613556</text:p>
          </table:table-cell>
          <table:table-cell office:value-type="float" office:value="2.89038480285365" calcext:value-type="float">
            <text:p>2.89038480285365</text:p>
          </table:table-cell>
          <table:table-cell office:value-type="float" office:value="3.28545276289867" calcext:value-type="float">
            <text:p>3.28545276289867</text:p>
          </table:table-cell>
          <table:table-cell table:number-columns-repeated="2"/>
          <table:table-cell office:value-type="float" office:value="2147" calcext:value-type="float">
            <text:p>2147</text:p>
          </table:table-cell>
          <table:table-cell office:value-type="float" office:value="2717" calcext:value-type="float">
            <text:p>2717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/>
          <table:table-cell office:value-type="float" office:value="0.293713594575146" calcext:value-type="float">
            <text:p>0.293713594575146</text:p>
          </table:table-cell>
          <table:table-cell/>
          <table:table-cell office:value-type="float" office:value="-0.233813165584283" calcext:value-type="float">
            <text:p>-0.233813165584283</text:p>
          </table:table-cell>
          <table:table-cell/>
          <table:table-cell office:value-type="float" office:value="6605" calcext:value-type="float">
            <text:p>6605</text:p>
          </table:table-cell>
          <table:table-cell table:number-columns-repeated="3"/>
          <table:table-cell office:value-type="float" office:value="1.12633548014117" calcext:value-type="float">
            <text:p>1.12633548014117</text:p>
          </table:table-cell>
          <table:table-cell/>
          <table:table-cell office:value-type="float" office:value="-0.0100747075388677" calcext:value-type="float">
            <text:p>-0.010074707538868</text:p>
          </table:table-cell>
          <table:table-cell/>
          <table:table-cell office:value-type="float" office:value="1156" calcext:value-type="float">
            <text:p>1156</text:p>
          </table:table-cell>
          <table:table-cell table:number-columns-repeated="3"/>
          <table:table-cell office:value-type="float" office:value="8.38540836373549" calcext:value-type="float">
            <text:p>8.38540836373549</text:p>
          </table:table-cell>
          <table:table-cell/>
          <table:table-cell office:value-type="float" office:value="-0.278099402627466" calcext:value-type="float">
            <text:p>-0.278099402627466</text:p>
          </table:table-cell>
          <table:table-cell/>
          <table:table-cell office:value-type="float" office:value="7834" calcext:value-type="float">
            <text:p>7834</text:p>
          </table:table-cell>
          <table:table-cell table:number-columns-repeated="3"/>
          <table:table-cell office:value-type="float" office:value="1.8753132529769" calcext:value-type="float">
            <text:p>1.8753132529769</text:p>
          </table:table-cell>
          <table:table-cell office:value-type="float" office:value="2.89568649459991" calcext:value-type="float">
            <text:p>2.89568649459991</text:p>
          </table:table-cell>
          <table:table-cell office:value-type="float" office:value="3.3099703621045" calcext:value-type="float">
            <text:p>3.3099703621045</text:p>
          </table:table-cell>
          <table:table-cell table:number-columns-repeated="2"/>
          <table:table-cell office:value-type="float" office:value="2165" calcext:value-type="float">
            <text:p>2165</text:p>
          </table:table-cell>
          <table:table-cell office:value-type="float" office:value="2724" calcext:value-type="float">
            <text:p>2724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/>
          <table:table-cell office:value-type="float" office:value="100.111700030616" calcext:value-type="float">
            <text:p>100.111700030616</text:p>
          </table:table-cell>
          <table:table-cell/>
          <table:table-cell office:value-type="float" office:value="-0.966253543284381" calcext:value-type="float">
            <text:p>-0.966253543284381</text:p>
          </table:table-cell>
          <table:table-cell/>
          <table:table-cell office:value-type="float" office:value="45218" calcext:value-type="float">
            <text:p>45218</text:p>
          </table:table-cell>
          <table:table-cell table:number-columns-repeated="3"/>
          <table:table-cell office:value-type="float" office:value="7.91500063671234" calcext:value-type="float">
            <text:p>7.91500063671234</text:p>
          </table:table-cell>
          <table:table-cell/>
          <table:table-cell office:value-type="float" office:value="-1.0745728646749" calcext:value-type="float">
            <text:p>-1.0745728646749</text:p>
          </table:table-cell>
          <table:table-cell/>
          <table:table-cell office:value-type="float" office:value="6791" calcext:value-type="float">
            <text:p>6791</text:p>
          </table:table-cell>
          <table:table-cell table:number-columns-repeated="3"/>
          <table:table-cell office:value-type="float" office:value="100.113922139051" calcext:value-type="float">
            <text:p>100.113922139051</text:p>
          </table:table-cell>
          <table:table-cell/>
          <table:table-cell office:value-type="float" office:value="3.33139033388996" calcext:value-type="float">
            <text:p>3.33139033388996</text:p>
          </table:table-cell>
          <table:table-cell/>
          <table:table-cell office:value-type="float" office:value="44145" calcext:value-type="float">
            <text:p>44145</text:p>
          </table:table-cell>
          <table:table-cell table:number-columns-repeated="3"/>
          <table:table-cell office:value-type="float" office:value="1.88827412413831" calcext:value-type="float">
            <text:p>1.88827412413831</text:p>
          </table:table-cell>
          <table:table-cell office:value-type="float" office:value="2.89856733738575" calcext:value-type="float">
            <text:p>2.89856733738575</text:p>
          </table:table-cell>
          <table:table-cell office:value-type="float" office:value="3.34600152721277" calcext:value-type="float">
            <text:p>3.34600152721277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728" calcext:value-type="float">
            <text:p>2728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/>
          <table:table-cell office:value-type="float" office:value="100.100728689374" calcext:value-type="float">
            <text:p>100.100728689374</text:p>
          </table:table-cell>
          <table:table-cell/>
          <table:table-cell office:value-type="float" office:value="-3.9388369082791" calcext:value-type="float">
            <text:p>-3.9388369082791</text:p>
          </table:table-cell>
          <table:table-cell/>
          <table:table-cell office:value-type="float" office:value="48313" calcext:value-type="float">
            <text:p>48313</text:p>
          </table:table-cell>
          <table:table-cell table:number-columns-repeated="3"/>
          <table:table-cell office:value-type="float" office:value="2.08136474997084" calcext:value-type="float">
            <text:p>2.08136474997084</text:p>
          </table:table-cell>
          <table:table-cell/>
          <table:table-cell office:value-type="float" office:value="-0.370063467571607" calcext:value-type="float">
            <text:p>-0.370063467571607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3"/>
          <table:table-cell office:value-type="float" office:value="99.1262411052123" calcext:value-type="float">
            <text:p>99.1262411052123</text:p>
          </table:table-cell>
          <table:table-cell/>
          <table:table-cell office:value-type="float" office:value="-0.682691806170437" calcext:value-type="float">
            <text:p>-0.68269180617043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89164481882205" calcext:value-type="float">
            <text:p>1.89164481882205</text:p>
          </table:table-cell>
          <table:table-cell office:value-type="float" office:value="2.9027554510795" calcext:value-type="float">
            <text:p>2.9027554510795</text:p>
          </table:table-cell>
          <table:table-cell office:value-type="float" office:value="3.35939099002965" calcext:value-type="float">
            <text:p>3.35939099002965</text:p>
          </table:table-cell>
          <table:table-cell table:number-columns-repeated="2"/>
          <table:table-cell office:value-type="float" office:value="2208" calcext:value-type="float">
            <text:p>2208</text:p>
          </table:table-cell>
          <table:table-cell office:value-type="float" office:value="2743" calcext:value-type="float">
            <text:p>2743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/>
          <table:table-cell office:value-type="float" office:value="100.100026112344" calcext:value-type="float">
            <text:p>100.100026112344</text:p>
          </table:table-cell>
          <table:table-cell/>
          <table:table-cell office:value-type="float" office:value="-6.15615806594386" calcext:value-type="float">
            <text:p>-6.15615806594386</text:p>
          </table:table-cell>
          <table:table-cell/>
          <table:table-cell office:value-type="float" office:value="46189" calcext:value-type="float">
            <text:p>46189</text:p>
          </table:table-cell>
          <table:table-cell table:number-columns-repeated="3"/>
          <table:table-cell office:value-type="float" office:value="1.24895238581873" calcext:value-type="float">
            <text:p>1.24895238581873</text:p>
          </table:table-cell>
          <table:table-cell/>
          <table:table-cell office:value-type="float" office:value="-0.0987386700074614" calcext:value-type="float">
            <text:p>-0.09873867000746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950445604" calcext:value-type="float">
            <text:p>100.108950445604</text:p>
          </table:table-cell>
          <table:table-cell/>
          <table:table-cell office:value-type="float" office:value="3.10769265502809" calcext:value-type="float">
            <text:p>3.10769265502809</text:p>
          </table:table-cell>
          <table:table-cell/>
          <table:table-cell office:value-type="float" office:value="45146" calcext:value-type="float">
            <text:p>45146</text:p>
          </table:table-cell>
          <table:table-cell table:number-columns-repeated="3"/>
          <table:table-cell office:value-type="float" office:value="1.8963667865226" calcext:value-type="float">
            <text:p>1.8963667865226</text:p>
          </table:table-cell>
          <table:table-cell office:value-type="float" office:value="2.91704328036957" calcext:value-type="float">
            <text:p>2.91704328036957</text:p>
          </table:table-cell>
          <table:table-cell office:value-type="float" office:value="3.37115866575296" calcext:value-type="float">
            <text:p>3.37115866575296</text:p>
          </table:table-cell>
          <table:table-cell table:number-columns-repeated="2"/>
          <table:table-cell office:value-type="float" office:value="2224" calcext:value-type="float">
            <text:p>2224</text:p>
          </table:table-cell>
          <table:table-cell office:value-type="float" office:value="2760" calcext:value-type="float">
            <text:p>2760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/>
          <table:table-cell office:value-type="float" office:value="100.097195039912" calcext:value-type="float">
            <text:p>100.097195039912</text:p>
          </table:table-cell>
          <table:table-cell/>
          <table:table-cell office:value-type="float" office:value="-4.60471848977404" calcext:value-type="float">
            <text:p>-4.60471848977404</text:p>
          </table:table-cell>
          <table:table-cell/>
          <table:table-cell office:value-type="float" office:value="46010" calcext:value-type="float">
            <text:p>46010</text:p>
          </table:table-cell>
          <table:table-cell table:number-columns-repeated="3"/>
          <table:table-cell office:value-type="float" office:value="1.47299079877912" calcext:value-type="float">
            <text:p>1.47299079877912</text:p>
          </table:table-cell>
          <table:table-cell/>
          <table:table-cell office:value-type="float" office:value="0.0575783248492974" calcext:value-type="float">
            <text:p>0.057578324849297</text:p>
          </table:table-cell>
          <table:table-cell/>
          <table:table-cell office:value-type="float" office:value="2704" calcext:value-type="float">
            <text:p>2704</text:p>
          </table:table-cell>
          <table:table-cell table:number-columns-repeated="3"/>
          <table:table-cell office:value-type="float" office:value="4.42845018448704" calcext:value-type="float">
            <text:p>4.42845018448704</text:p>
          </table:table-cell>
          <table:table-cell/>
          <table:table-cell office:value-type="float" office:value="0.122384003032989" calcext:value-type="float">
            <text:p>0.122384003032989</text:p>
          </table:table-cell>
          <table:table-cell/>
          <table:table-cell office:value-type="float" office:value="3112" calcext:value-type="float">
            <text:p>3112</text:p>
          </table:table-cell>
          <table:table-cell table:number-columns-repeated="3"/>
          <table:table-cell office:value-type="float" office:value="1.89819579292587" calcext:value-type="float">
            <text:p>1.89819579292587</text:p>
          </table:table-cell>
          <table:table-cell office:value-type="float" office:value="2.92258494787282" calcext:value-type="float">
            <text:p>2.92258494787282</text:p>
          </table:table-cell>
          <table:table-cell office:value-type="float" office:value="3.37354614155851" calcext:value-type="float">
            <text:p>3.37354614155851</text:p>
          </table:table-cell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2763" calcext:value-type="float">
            <text:p>2763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/>
          <table:table-cell office:value-type="float" office:value="100.099729833825" calcext:value-type="float">
            <text:p>100.099729833825</text:p>
          </table:table-cell>
          <table:table-cell/>
          <table:table-cell office:value-type="float" office:value="-4.03132933932898" calcext:value-type="float">
            <text:p>-4.03132933932898</text:p>
          </table:table-cell>
          <table:table-cell/>
          <table:table-cell office:value-type="float" office:value="43557" calcext:value-type="float">
            <text:p>43557</text:p>
          </table:table-cell>
          <table:table-cell table:number-columns-repeated="3"/>
          <table:table-cell office:value-type="float" office:value="66.505429192688" calcext:value-type="float">
            <text:p>66.505429192688</text:p>
          </table:table-cell>
          <table:table-cell/>
          <table:table-cell office:value-type="float" office:value="-1.38606693591275" calcext:value-type="float">
            <text:p>-1.3860669359127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8753132529769" calcext:value-type="float">
            <text:p>1.8753132529769</text:p>
          </table:table-cell>
          <table:table-cell/>
          <table:table-cell office:value-type="float" office:value="0.136769090027002" calcext:value-type="float">
            <text:p>0.136769090027002</text:p>
          </table:table-cell>
          <table:table-cell/>
          <table:table-cell office:value-type="float" office:value="2249" calcext:value-type="float">
            <text:p>2249</text:p>
          </table:table-cell>
          <table:table-cell table:number-columns-repeated="3"/>
          <table:table-cell office:value-type="float" office:value="1.92166261141882" calcext:value-type="float">
            <text:p>1.92166261141882</text:p>
          </table:table-cell>
          <table:table-cell office:value-type="float" office:value="2.92834291537078" calcext:value-type="float">
            <text:p>2.92834291537078</text:p>
          </table:table-cell>
          <table:table-cell office:value-type="float" office:value="3.3746191031452" calcext:value-type="float">
            <text:p>3.3746191031452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2766" calcext:value-type="float">
            <text:p>2766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/>
          <table:table-cell office:value-type="float" office:value="100.106186720679" calcext:value-type="float">
            <text:p>100.106186720679</text:p>
          </table:table-cell>
          <table:table-cell/>
          <table:table-cell office:value-type="float" office:value="-3.7674757931381" calcext:value-type="float">
            <text:p>-3.7674757931381</text:p>
          </table:table-cell>
          <table:table-cell/>
          <table:table-cell office:value-type="float" office:value="45444" calcext:value-type="float">
            <text:p>45444</text:p>
          </table:table-cell>
          <table:table-cell table:number-columns-repeated="3"/>
          <table:table-cell office:value-type="float" office:value="96.7808528436769" calcext:value-type="float">
            <text:p>96.7808528436769</text:p>
          </table:table-cell>
          <table:table-cell/>
          <table:table-cell office:value-type="float" office:value="0.927876285687672" calcext:value-type="float">
            <text:p>0.92787628568767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02194913910662" calcext:value-type="float">
            <text:p>8.02194913910662</text:p>
          </table:table-cell>
          <table:table-cell/>
          <table:table-cell office:value-type="float" office:value="0.452599092117311" calcext:value-type="float">
            <text:p>0.452599092117311</text:p>
          </table:table-cell>
          <table:table-cell/>
          <table:table-cell office:value-type="float" office:value="5866" calcext:value-type="float">
            <text:p>5866</text:p>
          </table:table-cell>
          <table:table-cell table:number-columns-repeated="3"/>
          <table:table-cell office:value-type="float" office:value="1.93519468562512" calcext:value-type="float">
            <text:p>1.93519468562512</text:p>
          </table:table-cell>
          <table:table-cell office:value-type="float" office:value="2.92839254005914" calcext:value-type="float">
            <text:p>2.92839254005914</text:p>
          </table:table-cell>
          <table:table-cell office:value-type="float" office:value="3.37810208160005" calcext:value-type="float">
            <text:p>3.37810208160005</text:p>
          </table:table-cell>
          <table:table-cell table:number-columns-repeated="2"/>
          <table:table-cell office:value-type="float" office:value="2249" calcext:value-type="float">
            <text:p>2249</text:p>
          </table:table-cell>
          <table:table-cell office:value-type="float" office:value="2767" calcext:value-type="float">
            <text:p>2767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/>
          <table:table-cell office:value-type="float" office:value="100.101015336174" calcext:value-type="float">
            <text:p>100.101015336174</text:p>
          </table:table-cell>
          <table:table-cell/>
          <table:table-cell office:value-type="float" office:value="-3.70442845345969" calcext:value-type="float">
            <text:p>-3.70442845345969</text:p>
          </table:table-cell>
          <table:table-cell/>
          <table:table-cell office:value-type="float" office:value="44152" calcext:value-type="float">
            <text:p>44152</text:p>
          </table:table-cell>
          <table:table-cell table:number-columns-repeated="3"/>
          <table:table-cell office:value-type="float" office:value="4.58957289666934" calcext:value-type="float">
            <text:p>4.58957289666934</text:p>
          </table:table-cell>
          <table:table-cell/>
          <table:table-cell office:value-type="float" office:value="0.581653064968748" calcext:value-type="float">
            <text:p>0.581653064968748</text:p>
          </table:table-cell>
          <table:table-cell/>
          <table:table-cell office:value-type="float" office:value="4921" calcext:value-type="float">
            <text:p>4921</text:p>
          </table:table-cell>
          <table:table-cell table:number-columns-repeated="3"/>
          <table:table-cell office:value-type="float" office:value="8.89725656810092" calcext:value-type="float">
            <text:p>8.89725656810092</text:p>
          </table:table-cell>
          <table:table-cell/>
          <table:table-cell office:value-type="float" office:value="0.171074912327477" calcext:value-type="float">
            <text:p>0.171074912327477</text:p>
          </table:table-cell>
          <table:table-cell/>
          <table:table-cell office:value-type="float" office:value="7358" calcext:value-type="float">
            <text:p>7358</text:p>
          </table:table-cell>
          <table:table-cell table:number-columns-repeated="3"/>
          <table:table-cell office:value-type="float" office:value="1.93659661790449" calcext:value-type="float">
            <text:p>1.93659661790449</text:p>
          </table:table-cell>
          <table:table-cell office:value-type="float" office:value="2.93656662921541" calcext:value-type="float">
            <text:p>2.93656662921541</text:p>
          </table:table-cell>
          <table:table-cell office:value-type="float" office:value="3.39255783730803" calcext:value-type="float">
            <text:p>3.39255783730803</text:p>
          </table:table-cell>
          <table:table-cell table:number-columns-repeated="2"/>
          <table:table-cell office:value-type="float" office:value="2299" calcext:value-type="float">
            <text:p>2299</text:p>
          </table:table-cell>
          <table:table-cell office:value-type="float" office:value="2783" calcext:value-type="float">
            <text:p>2783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/>
          <table:table-cell office:value-type="float" office:value="100.096722826988" calcext:value-type="float">
            <text:p>100.096722826988</text:p>
          </table:table-cell>
          <table:table-cell/>
          <table:table-cell office:value-type="float" office:value="-7.07291314559073" calcext:value-type="float">
            <text:p>-7.07291314559073</text:p>
          </table:table-cell>
          <table:table-cell/>
          <table:table-cell office:value-type="float" office:value="45394" calcext:value-type="float">
            <text:p>45394</text:p>
          </table:table-cell>
          <table:table-cell table:number-columns-repeated="3"/>
          <table:table-cell office:value-type="float" office:value="70.9693188112148" calcext:value-type="float">
            <text:p>70.9693188112148</text:p>
          </table:table-cell>
          <table:table-cell/>
          <table:table-cell office:value-type="float" office:value="-2.10032644445109" calcext:value-type="float">
            <text:p>-2.1003264444510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12011976842134" calcext:value-type="float">
            <text:p>5.12011976842134</text:p>
          </table:table-cell>
          <table:table-cell/>
          <table:table-cell office:value-type="float" office:value="-0.0770582463665898" calcext:value-type="float">
            <text:p>-0.07705824636659</text:p>
          </table:table-cell>
          <table:table-cell/>
          <table:table-cell office:value-type="float" office:value="4649" calcext:value-type="float">
            <text:p>4649</text:p>
          </table:table-cell>
          <table:table-cell table:number-columns-repeated="3"/>
          <table:table-cell office:value-type="float" office:value="1.95204591238686" calcext:value-type="float">
            <text:p>1.95204591238686</text:p>
          </table:table-cell>
          <table:table-cell office:value-type="float" office:value="2.95211512248427" calcext:value-type="float">
            <text:p>2.95211512248427</text:p>
          </table:table-cell>
          <table:table-cell office:value-type="float" office:value="3.41090945633434" calcext:value-type="float">
            <text:p>3.41090945633434</text:p>
          </table:table-cell>
          <table:table-cell table:number-columns-repeated="2"/>
          <table:table-cell office:value-type="float" office:value="2305" calcext:value-type="float">
            <text:p>2305</text:p>
          </table:table-cell>
          <table:table-cell office:value-type="float" office:value="2820" calcext:value-type="float">
            <text:p>2820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/>
          <table:table-cell office:value-type="float" office:value="100.101714603657" calcext:value-type="float">
            <text:p>100.101714603657</text:p>
          </table:table-cell>
          <table:table-cell/>
          <table:table-cell office:value-type="float" office:value="-3.81670456888546" calcext:value-type="float">
            <text:p>-3.81670456888546</text:p>
          </table:table-cell>
          <table:table-cell/>
          <table:table-cell office:value-type="float" office:value="48070" calcext:value-type="float">
            <text:p>48070</text:p>
          </table:table-cell>
          <table:table-cell table:number-columns-repeated="3"/>
          <table:table-cell office:value-type="float" office:value="8.97274808424027" calcext:value-type="float">
            <text:p>8.97274808424027</text:p>
          </table:table-cell>
          <table:table-cell/>
          <table:table-cell office:value-type="float" office:value="-0.302242884137453" calcext:value-type="float">
            <text:p>-0.302242884137453</text:p>
          </table:table-cell>
          <table:table-cell/>
          <table:table-cell office:value-type="float" office:value="8076" calcext:value-type="float">
            <text:p>8076</text:p>
          </table:table-cell>
          <table:table-cell table:number-columns-repeated="3"/>
          <table:table-cell office:value-type="float" office:value="1.10513543422362" calcext:value-type="float">
            <text:p>1.10513543422362</text:p>
          </table:table-cell>
          <table:table-cell/>
          <table:table-cell office:value-type="float" office:value="0.100293537168094" calcext:value-type="float">
            <text:p>0.100293537168094</text:p>
          </table:table-cell>
          <table:table-cell/>
          <table:table-cell office:value-type="float" office:value="45059" calcext:value-type="float">
            <text:p>45059</text:p>
          </table:table-cell>
          <table:table-cell table:number-columns-repeated="3"/>
          <table:table-cell office:value-type="float" office:value="1.95385880857344" calcext:value-type="float">
            <text:p>1.95385880857344</text:p>
          </table:table-cell>
          <table:table-cell office:value-type="float" office:value="2.95365444072816" calcext:value-type="float">
            <text:p>2.95365444072816</text:p>
          </table:table-cell>
          <table:table-cell office:value-type="float" office:value="3.41826952909715" calcext:value-type="float">
            <text:p>3.41826952909715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office:value-type="float" office:value="2822" calcext:value-type="float">
            <text:p>2822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/>
          <table:table-cell office:value-type="float" office:value="1.40045166480085" calcext:value-type="float">
            <text:p>1.40045166480085</text:p>
          </table:table-cell>
          <table:table-cell/>
          <table:table-cell office:value-type="float" office:value="-0.0634200678986701" calcext:value-type="float">
            <text:p>-0.06342006789867</text:p>
          </table:table-cell>
          <table:table-cell/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97.0153240151764" calcext:value-type="float">
            <text:p>97.0153240151764</text:p>
          </table:table-cell>
          <table:table-cell/>
          <table:table-cell office:value-type="float" office:value="-2.11237697287084" calcext:value-type="float">
            <text:p>-2.1123769728708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5181495002" calcext:value-type="float">
            <text:p>100.115181495002</text:p>
          </table:table-cell>
          <table:table-cell/>
          <table:table-cell office:value-type="float" office:value="2.3093751207393" calcext:value-type="float">
            <text:p>2.3093751207393</text:p>
          </table:table-cell>
          <table:table-cell/>
          <table:table-cell office:value-type="float" office:value="46149" calcext:value-type="float">
            <text:p>46149</text:p>
          </table:table-cell>
          <table:table-cell table:number-columns-repeated="3"/>
          <table:table-cell office:value-type="float" office:value="1.96299530806579" calcext:value-type="float">
            <text:p>1.96299530806579</text:p>
          </table:table-cell>
          <table:table-cell office:value-type="float" office:value="2.96378496558802" calcext:value-type="float">
            <text:p>2.96378496558802</text:p>
          </table:table-cell>
          <table:table-cell office:value-type="float" office:value="3.42935200334833" calcext:value-type="float">
            <text:p>3.42935200334833</text:p>
          </table:table-cell>
          <table:table-cell table:number-columns-repeated="2"/>
          <table:table-cell office:value-type="float" office:value="2327" calcext:value-type="float">
            <text:p>2327</text:p>
          </table:table-cell>
          <table:table-cell office:value-type="float" office:value="2860" calcext:value-type="float">
            <text:p>2860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/>
          <table:table-cell office:value-type="float" office:value="9.04535931400828" calcext:value-type="float">
            <text:p>9.04535931400828</text:p>
          </table:table-cell>
          <table:table-cell/>
          <table:table-cell office:value-type="float" office:value="-0.711930896095832" calcext:value-type="float">
            <text:p>-0.711930896095832</text:p>
          </table:table-cell>
          <table:table-cell/>
          <table:table-cell office:value-type="float" office:value="7141" calcext:value-type="float">
            <text:p>7141</text:p>
          </table:table-cell>
          <table:table-cell table:number-columns-repeated="3"/>
          <table:table-cell office:value-type="float" office:value="100.08288790994" calcext:value-type="float">
            <text:p>100.08288790994</text:p>
          </table:table-cell>
          <table:table-cell/>
          <table:table-cell office:value-type="float" office:value="2.56574801654176" calcext:value-type="float">
            <text:p>2.56574801654176</text:p>
          </table:table-cell>
          <table:table-cell/>
          <table:table-cell office:value-type="float" office:value="47956" calcext:value-type="float">
            <text:p>47956</text:p>
          </table:table-cell>
          <table:table-cell table:number-columns-repeated="3"/>
          <table:table-cell office:value-type="float" office:value="8.3405513022983" calcext:value-type="float">
            <text:p>8.3405513022983</text:p>
          </table:table-cell>
          <table:table-cell/>
          <table:table-cell office:value-type="float" office:value="-0.465050184380143" calcext:value-type="float">
            <text:p>-0.465050184380143</text:p>
          </table:table-cell>
          <table:table-cell/>
          <table:table-cell office:value-type="float" office:value="6933" calcext:value-type="float">
            <text:p>6933</text:p>
          </table:table-cell>
          <table:table-cell table:number-columns-repeated="3"/>
          <table:table-cell office:value-type="float" office:value="1.96814446939227" calcext:value-type="float">
            <text:p>1.96814446939227</text:p>
          </table:table-cell>
          <table:table-cell office:value-type="float" office:value="2.98821771814976" calcext:value-type="float">
            <text:p>2.98821771814976</text:p>
          </table:table-cell>
          <table:table-cell office:value-type="float" office:value="3.44492351067696" calcext:value-type="float">
            <text:p>3.44492351067696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2861" calcext:value-type="float">
            <text:p>2861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/>
          <table:table-cell office:value-type="float" office:value="100.096379567157" calcext:value-type="float">
            <text:p>100.096379567157</text:p>
          </table:table-cell>
          <table:table-cell/>
          <table:table-cell office:value-type="float" office:value="-7.83401654660173" calcext:value-type="float">
            <text:p>-7.83401654660173</text:p>
          </table:table-cell>
          <table:table-cell/>
          <table:table-cell office:value-type="float" office:value="47682" calcext:value-type="float">
            <text:p>47682</text:p>
          </table:table-cell>
          <table:table-cell table:number-columns-repeated="3"/>
          <table:table-cell office:value-type="float" office:value="100.086663615323" calcext:value-type="float">
            <text:p>100.086663615323</text:p>
          </table:table-cell>
          <table:table-cell/>
          <table:table-cell office:value-type="float" office:value="-3.00133588760088" calcext:value-type="float">
            <text:p>-3.00133588760088</text:p>
          </table:table-cell>
          <table:table-cell/>
          <table:table-cell office:value-type="float" office:value="49222" calcext:value-type="float">
            <text:p>49222</text:p>
          </table:table-cell>
          <table:table-cell table:number-columns-repeated="3"/>
          <table:table-cell office:value-type="float" office:value="9.08944074513716" calcext:value-type="float">
            <text:p>9.08944074513716</text:p>
          </table:table-cell>
          <table:table-cell/>
          <table:table-cell office:value-type="float" office:value="0.701259788893643" calcext:value-type="float">
            <text:p>0.701259788893643</text:p>
          </table:table-cell>
          <table:table-cell/>
          <table:table-cell office:value-type="float" office:value="6200" calcext:value-type="float">
            <text:p>6200</text:p>
          </table:table-cell>
          <table:table-cell table:number-columns-repeated="3"/>
          <table:table-cell office:value-type="float" office:value="1.97075788349024" calcext:value-type="float">
            <text:p>1.97075788349024</text:p>
          </table:table-cell>
          <table:table-cell office:value-type="float" office:value="2.99144985456947" calcext:value-type="float">
            <text:p>2.99144985456947</text:p>
          </table:table-cell>
          <table:table-cell office:value-type="float" office:value="3.45630596343864" calcext:value-type="float">
            <text:p>3.45630596343864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79" calcext:value-type="float">
            <text:p>2879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/>
          <table:table-cell office:value-type="float" office:value="5.13906318433657" calcext:value-type="float">
            <text:p>5.13906318433657</text:p>
          </table:table-cell>
          <table:table-cell/>
          <table:table-cell office:value-type="float" office:value="0.0337166342249696" calcext:value-type="float">
            <text:p>0.03371663422497</text:p>
          </table:table-cell>
          <table:table-cell/>
          <table:table-cell office:value-type="float" office:value="3546" calcext:value-type="float">
            <text:p>3546</text:p>
          </table:table-cell>
          <table:table-cell table:number-columns-repeated="3"/>
          <table:table-cell office:value-type="float" office:value="9.02608696547635" calcext:value-type="float">
            <text:p>9.02608696547635</text:p>
          </table:table-cell>
          <table:table-cell/>
          <table:table-cell office:value-type="float" office:value="-0.743898032567665" calcext:value-type="float">
            <text:p>-0.743898032567665</text:p>
          </table:table-cell>
          <table:table-cell/>
          <table:table-cell office:value-type="float" office:value="8419" calcext:value-type="float">
            <text:p>8419</text:p>
          </table:table-cell>
          <table:table-cell table:number-columns-repeated="3"/>
          <table:table-cell office:value-type="float" office:value="100.104003733476" calcext:value-type="float">
            <text:p>100.104003733476</text:p>
          </table:table-cell>
          <table:table-cell/>
          <table:table-cell office:value-type="float" office:value="0.421697948438997" calcext:value-type="float">
            <text:p>0.421697948438997</text:p>
          </table:table-cell>
          <table:table-cell/>
          <table:table-cell office:value-type="float" office:value="44914" calcext:value-type="float">
            <text:p>44914</text:p>
          </table:table-cell>
          <table:table-cell table:number-columns-repeated="3"/>
          <table:table-cell office:value-type="float" office:value="1.99381670896519" calcext:value-type="float">
            <text:p>1.99381670896519</text:p>
          </table:table-cell>
          <table:table-cell office:value-type="float" office:value="3.01163514643169" calcext:value-type="float">
            <text:p>3.01163514643169</text:p>
          </table:table-cell>
          <table:table-cell office:value-type="float" office:value="3.51324528987038" calcext:value-type="float">
            <text:p>3.51324528987038</text:p>
          </table:table-cell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2897" calcext:value-type="float">
            <text:p>2897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/>
          <table:table-cell office:value-type="float" office:value="100.103044107975" calcext:value-type="float">
            <text:p>100.103044107975</text:p>
          </table:table-cell>
          <table:table-cell/>
          <table:table-cell office:value-type="float" office:value="-4.04450886381748" calcext:value-type="float">
            <text:p>-4.04450886381748</text:p>
          </table:table-cell>
          <table:table-cell/>
          <table:table-cell office:value-type="float" office:value="45907" calcext:value-type="float">
            <text:p>45907</text:p>
          </table:table-cell>
          <table:table-cell table:number-columns-repeated="3"/>
          <table:table-cell office:value-type="float" office:value="100.089708573523" calcext:value-type="float">
            <text:p>100.089708573523</text:p>
          </table:table-cell>
          <table:table-cell/>
          <table:table-cell office:value-type="float" office:value="0.917886403942973" calcext:value-type="float">
            <text:p>0.917886403942973</text:p>
          </table:table-cell>
          <table:table-cell/>
          <table:table-cell office:value-type="float" office:value="47735" calcext:value-type="float">
            <text:p>47735</text:p>
          </table:table-cell>
          <table:table-cell table:number-columns-repeated="3"/>
          <table:table-cell office:value-type="float" office:value="100.113544586082" calcext:value-type="float">
            <text:p>100.113544586082</text:p>
          </table:table-cell>
          <table:table-cell/>
          <table:table-cell office:value-type="float" office:value="1.99964260894344" calcext:value-type="float">
            <text:p>1.99964260894344</text:p>
          </table:table-cell>
          <table:table-cell/>
          <table:table-cell office:value-type="float" office:value="43536" calcext:value-type="float">
            <text:p>43536</text:p>
          </table:table-cell>
          <table:table-cell table:number-columns-repeated="3"/>
          <table:table-cell office:value-type="float" office:value="2.01881005732564" calcext:value-type="float">
            <text:p>2.01881005732564</text:p>
          </table:table-cell>
          <table:table-cell office:value-type="float" office:value="3.06615282342914" calcext:value-type="float">
            <text:p>3.06615282342914</text:p>
          </table:table-cell>
          <table:table-cell office:value-type="float" office:value="3.53907978398078" calcext:value-type="float">
            <text:p>3.53907978398078</text:p>
          </table:table-cell>
          <table:table-cell table:number-columns-repeated="2"/>
          <table:table-cell office:value-type="float" office:value="2344" calcext:value-type="float">
            <text:p>2344</text:p>
          </table:table-cell>
          <table:table-cell office:value-type="float" office:value="2913" calcext:value-type="float">
            <text:p>2913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/>
          <table:table-cell office:value-type="float" office:value="100.097681863685" calcext:value-type="float">
            <text:p>100.097681863685</text:p>
          </table:table-cell>
          <table:table-cell/>
          <table:table-cell office:value-type="float" office:value="-2.20139883041117" calcext:value-type="float">
            <text:p>-2.20139883041117</text:p>
          </table:table-cell>
          <table:table-cell/>
          <table:table-cell office:value-type="float" office:value="48052" calcext:value-type="float">
            <text:p>48052</text:p>
          </table:table-cell>
          <table:table-cell table:number-columns-repeated="3"/>
          <table:table-cell office:value-type="float" office:value="7.64850507916435" calcext:value-type="float">
            <text:p>7.64850507916435</text:p>
          </table:table-cell>
          <table:table-cell/>
          <table:table-cell office:value-type="float" office:value="-1.04881729352147" calcext:value-type="float">
            <text:p>-1.04881729352147</text:p>
          </table:table-cell>
          <table:table-cell/>
          <table:table-cell office:value-type="float" office:value="8656" calcext:value-type="float">
            <text:p>8656</text:p>
          </table:table-cell>
          <table:table-cell table:number-columns-repeated="3"/>
          <table:table-cell office:value-type="float" office:value="3.60863021064068" calcext:value-type="float">
            <text:p>3.60863021064068</text:p>
          </table:table-cell>
          <table:table-cell/>
          <table:table-cell office:value-type="float" office:value="-0.05058317307569" calcext:value-type="float">
            <text:p>-0.05058317307569</text:p>
          </table:table-cell>
          <table:table-cell/>
          <table:table-cell office:value-type="float" office:value="3778" calcext:value-type="float">
            <text:p>3778</text:p>
          </table:table-cell>
          <table:table-cell table:number-columns-repeated="3"/>
          <table:table-cell office:value-type="float" office:value="2.04434358290555" calcext:value-type="float">
            <text:p>2.04434358290555</text:p>
          </table:table-cell>
          <table:table-cell office:value-type="float" office:value="3.08668548308059" calcext:value-type="float">
            <text:p>3.08668548308059</text:p>
          </table:table-cell>
          <table:table-cell office:value-type="float" office:value="3.54195890236847" calcext:value-type="float">
            <text:p>3.54195890236847</text:p>
          </table:table-cell>
          <table:table-cell table:number-columns-repeated="2"/>
          <table:table-cell office:value-type="float" office:value="2401" calcext:value-type="float">
            <text:p>2401</text:p>
          </table:table-cell>
          <table:table-cell office:value-type="float" office:value="2915" calcext:value-type="float">
            <text:p>2915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/>
          <table:table-cell office:value-type="float" office:value="100.086889237888" calcext:value-type="float">
            <text:p>100.086889237888</text:p>
          </table:table-cell>
          <table:table-cell/>
          <table:table-cell office:value-type="float" office:value="-5.09747858590733" calcext:value-type="float">
            <text:p>-5.09747858590733</text:p>
          </table:table-cell>
          <table:table-cell/>
          <table:table-cell office:value-type="float" office:value="45884" calcext:value-type="float">
            <text:p>45884</text:p>
          </table:table-cell>
          <table:table-cell table:number-columns-repeated="3"/>
          <table:table-cell office:value-type="float" office:value="8.20744132451402" calcext:value-type="float">
            <text:p>8.20744132451402</text:p>
          </table:table-cell>
          <table:table-cell/>
          <table:table-cell office:value-type="float" office:value="-0.326075336276213" calcext:value-type="float">
            <text:p>-0.326075336276213</text:p>
          </table:table-cell>
          <table:table-cell/>
          <table:table-cell office:value-type="float" office:value="7585" calcext:value-type="float">
            <text:p>7585</text:p>
          </table:table-cell>
          <table:table-cell table:number-columns-repeated="3"/>
          <table:table-cell office:value-type="float" office:value="100.102530943363" calcext:value-type="float">
            <text:p>100.102530943363</text:p>
          </table:table-cell>
          <table:table-cell/>
          <table:table-cell office:value-type="float" office:value="3.98801807635965" calcext:value-type="float">
            <text:p>3.98801807635965</text:p>
          </table:table-cell>
          <table:table-cell/>
          <table:table-cell office:value-type="float" office:value="45386" calcext:value-type="float">
            <text:p>45386</text:p>
          </table:table-cell>
          <table:table-cell table:number-columns-repeated="3"/>
          <table:table-cell office:value-type="float" office:value="2.05536759047078" calcext:value-type="float">
            <text:p>2.05536759047078</text:p>
          </table:table-cell>
          <table:table-cell office:value-type="float" office:value="3.1072641815207" calcext:value-type="float">
            <text:p>3.1072641815207</text:p>
          </table:table-cell>
          <table:table-cell office:value-type="float" office:value="3.55247475451129" calcext:value-type="float">
            <text:p>3.55247475451129</text:p>
          </table:table-cell>
          <table:table-cell table:number-columns-repeated="2"/>
          <table:table-cell office:value-type="float" office:value="2402" calcext:value-type="float">
            <text:p>2402</text:p>
          </table:table-cell>
          <table:table-cell office:value-type="float" office:value="2982" calcext:value-type="float">
            <text:p>2982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/>
          <table:table-cell office:value-type="float" office:value="2.91704328036957" calcext:value-type="float">
            <text:p>2.91704328036957</text:p>
          </table:table-cell>
          <table:table-cell/>
          <table:table-cell office:value-type="float" office:value="-0.27034676920442" calcext:value-type="float">
            <text:p>-0.27034676920442</text:p>
          </table:table-cell>
          <table:table-cell/>
          <table:table-cell office:value-type="float" office:value="1876" calcext:value-type="float">
            <text:p>1876</text:p>
          </table:table-cell>
          <table:table-cell table:number-columns-repeated="3"/>
          <table:table-cell office:value-type="float" office:value="100.08703067327" calcext:value-type="float">
            <text:p>100.08703067327</text:p>
          </table:table-cell>
          <table:table-cell/>
          <table:table-cell office:value-type="float" office:value="-3.99972761367403" calcext:value-type="float">
            <text:p>-3.99972761367403</text:p>
          </table:table-cell>
          <table:table-cell/>
          <table:table-cell office:value-type="float" office:value="49879" calcext:value-type="float">
            <text:p>49879</text:p>
          </table:table-cell>
          <table:table-cell table:number-columns-repeated="3"/>
          <table:table-cell office:value-type="float" office:value="100.112980251744" calcext:value-type="float">
            <text:p>100.112980251744</text:p>
          </table:table-cell>
          <table:table-cell/>
          <table:table-cell office:value-type="float" office:value="-3.32775300380382" calcext:value-type="float">
            <text:p>-3.32775300380382</text:p>
          </table:table-cell>
          <table:table-cell/>
          <table:table-cell office:value-type="float" office:value="45664" calcext:value-type="float">
            <text:p>45664</text:p>
          </table:table-cell>
          <table:table-cell table:number-columns-repeated="3"/>
          <table:table-cell office:value-type="float" office:value="2.05816104773498" calcext:value-type="float">
            <text:p>2.05816104773498</text:p>
          </table:table-cell>
          <table:table-cell office:value-type="float" office:value="3.11269305925136" calcext:value-type="float">
            <text:p>3.11269305925136</text:p>
          </table:table-cell>
          <table:table-cell office:value-type="float" office:value="3.58688126427291" calcext:value-type="float">
            <text:p>3.58688126427291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office:value-type="float" office:value="2985" calcext:value-type="float">
            <text:p>2985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/>
          <table:table-cell office:value-type="float" office:value="2.74616416793849" calcext:value-type="float">
            <text:p>2.74616416793849</text:p>
          </table:table-cell>
          <table:table-cell/>
          <table:table-cell office:value-type="float" office:value="-0.181843929042852" calcext:value-type="float">
            <text:p>-0.181843929042852</text:p>
          </table:table-cell>
          <table:table-cell/>
          <table:table-cell office:value-type="float" office:value="1730" calcext:value-type="float">
            <text:p>1730</text:p>
          </table:table-cell>
          <table:table-cell table:number-columns-repeated="3"/>
          <table:table-cell office:value-type="float" office:value="100.083837920923" calcext:value-type="float">
            <text:p>100.083837920923</text:p>
          </table:table-cell>
          <table:table-cell/>
          <table:table-cell office:value-type="float" office:value="4.40981511194127" calcext:value-type="float">
            <text:p>4.40981511194127</text:p>
          </table:table-cell>
          <table:table-cell/>
          <table:table-cell office:value-type="float" office:value="49563" calcext:value-type="float">
            <text:p>49563</text:p>
          </table:table-cell>
          <table:table-cell table:number-columns-repeated="3"/>
          <table:table-cell office:value-type="float" office:value="5.19947266093127" calcext:value-type="float">
            <text:p>5.19947266093127</text:p>
          </table:table-cell>
          <table:table-cell/>
          <table:table-cell office:value-type="float" office:value="0.0262889146221033" calcext:value-type="float">
            <text:p>0.026288914622103</text:p>
          </table:table-cell>
          <table:table-cell/>
          <table:table-cell office:value-type="float" office:value="3730" calcext:value-type="float">
            <text:p>3730</text:p>
          </table:table-cell>
          <table:table-cell table:number-columns-repeated="3"/>
          <table:table-cell office:value-type="float" office:value="2.07943404125394" calcext:value-type="float">
            <text:p>2.07943404125394</text:p>
          </table:table-cell>
          <table:table-cell office:value-type="float" office:value="3.1171869965739" calcext:value-type="float">
            <text:p>3.1171869965739</text:p>
          </table:table-cell>
          <table:table-cell office:value-type="float" office:value="3.59137261122025" calcext:value-type="float">
            <text:p>3.59137261122025</text:p>
          </table:table-cell>
          <table:table-cell table:number-columns-repeated="2"/>
          <table:table-cell office:value-type="float" office:value="2409" calcext:value-type="float">
            <text:p>2409</text:p>
          </table:table-cell>
          <table:table-cell office:value-type="float" office:value="3009" calcext:value-type="float">
            <text:p>3009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/>
          <table:table-cell office:value-type="float" office:value="100.102558918293" calcext:value-type="float">
            <text:p>100.102558918293</text:p>
          </table:table-cell>
          <table:table-cell/>
          <table:table-cell office:value-type="float" office:value="-3.34774199692661" calcext:value-type="float">
            <text:p>-3.34774199692661</text:p>
          </table:table-cell>
          <table:table-cell/>
          <table:table-cell office:value-type="float" office:value="43849" calcext:value-type="float">
            <text:p>43849</text:p>
          </table:table-cell>
          <table:table-cell table:number-columns-repeated="3"/>
          <table:table-cell office:value-type="float" office:value="96.3962571098499" calcext:value-type="float">
            <text:p>96.3962571098499</text:p>
          </table:table-cell>
          <table:table-cell/>
          <table:table-cell office:value-type="float" office:value="0.836231977988036" calcext:value-type="float">
            <text:p>0.83623197798803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456336744" calcext:value-type="float">
            <text:p>100.11456336744</text:p>
          </table:table-cell>
          <table:table-cell/>
          <table:table-cell office:value-type="float" office:value="-0.793969235086247" calcext:value-type="float">
            <text:p>-0.793969235086247</text:p>
          </table:table-cell>
          <table:table-cell/>
          <table:table-cell office:value-type="float" office:value="45417" calcext:value-type="float">
            <text:p>45417</text:p>
          </table:table-cell>
          <table:table-cell table:number-columns-repeated="3"/>
          <table:table-cell office:value-type="float" office:value="2.08976930609321" calcext:value-type="float">
            <text:p>2.08976930609321</text:p>
          </table:table-cell>
          <table:table-cell office:value-type="float" office:value="3.14566199021086" calcext:value-type="float">
            <text:p>3.14566199021086</text:p>
          </table:table-cell>
          <table:table-cell office:value-type="float" office:value="3.61405411306563" calcext:value-type="float">
            <text:p>3.61405411306563</text:p>
          </table:table-cell>
          <table:table-cell table:number-columns-repeated="2"/>
          <table:table-cell office:value-type="float" office:value="2419" calcext:value-type="float">
            <text:p>2419</text:p>
          </table:table-cell>
          <table:table-cell office:value-type="float" office:value="3013" calcext:value-type="float">
            <text:p>3013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/>
          <table:table-cell office:value-type="float" office:value="100.10047730752" calcext:value-type="float">
            <text:p>100.10047730752</text:p>
          </table:table-cell>
          <table:table-cell/>
          <table:table-cell office:value-type="float" office:value="-3.44549005353108" calcext:value-type="float">
            <text:p>-3.44549005353108</text:p>
          </table:table-cell>
          <table:table-cell/>
          <table:table-cell office:value-type="float" office:value="44357" calcext:value-type="float">
            <text:p>44357</text:p>
          </table:table-cell>
          <table:table-cell table:number-columns-repeated="3"/>
          <table:table-cell office:value-type="float" office:value="9.0519878378851" calcext:value-type="float">
            <text:p>9.0519878378851</text:p>
          </table:table-cell>
          <table:table-cell/>
          <table:table-cell office:value-type="float" office:value="-0.577666246379858" calcext:value-type="float">
            <text:p>-0.577666246379858</text:p>
          </table:table-cell>
          <table:table-cell/>
          <table:table-cell office:value-type="float" office:value="6971" calcext:value-type="float">
            <text:p>6971</text:p>
          </table:table-cell>
          <table:table-cell table:number-columns-repeated="3"/>
          <table:table-cell office:value-type="float" office:value="100.111620207388" calcext:value-type="float">
            <text:p>100.111620207388</text:p>
          </table:table-cell>
          <table:table-cell/>
          <table:table-cell office:value-type="float" office:value="-0.996127718362462" calcext:value-type="float">
            <text:p>-0.996127718362462</text:p>
          </table:table-cell>
          <table:table-cell/>
          <table:table-cell office:value-type="float" office:value="45164" calcext:value-type="float">
            <text:p>45164</text:p>
          </table:table-cell>
          <table:table-cell table:number-columns-repeated="3"/>
          <table:table-cell office:value-type="float" office:value="2.09595870237822" calcext:value-type="float">
            <text:p>2.09595870237822</text:p>
          </table:table-cell>
          <table:table-cell office:value-type="float" office:value="3.19191006154528" calcext:value-type="float">
            <text:p>3.19191006154528</text:p>
          </table:table-cell>
          <table:table-cell office:value-type="float" office:value="3.61710525453564" calcext:value-type="float">
            <text:p>3.61710525453564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3017" calcext:value-type="float">
            <text:p>3017</text:p>
          </table:table-cell>
          <table:table-cell office:value-type="float" office:value="5383" calcext:value-type="float">
            <text:p>5383</text:p>
          </table:table-cell>
        </table:table-row>
        <table:table-row table:style-name="ro1">
          <table:table-cell/>
          <table:table-cell office:value-type="float" office:value="100.097608426945" calcext:value-type="float">
            <text:p>100.097608426945</text:p>
          </table:table-cell>
          <table:table-cell/>
          <table:table-cell office:value-type="float" office:value="-3.55327928328198" calcext:value-type="float">
            <text:p>-3.55327928328198</text:p>
          </table:table-cell>
          <table:table-cell/>
          <table:table-cell office:value-type="float" office:value="48210" calcext:value-type="float">
            <text:p>48210</text:p>
          </table:table-cell>
          <table:table-cell table:number-columns-repeated="3"/>
          <table:table-cell office:value-type="float" office:value="4.92637778238707" calcext:value-type="float">
            <text:p>4.92637778238707</text:p>
          </table:table-cell>
          <table:table-cell/>
          <table:table-cell office:value-type="float" office:value="0.0248131880563625" calcext:value-type="float">
            <text:p>0.024813188056363</text:p>
          </table:table-cell>
          <table:table-cell/>
          <table:table-cell office:value-type="float" office:value="5281" calcext:value-type="float">
            <text:p>5281</text:p>
          </table:table-cell>
          <table:table-cell table:number-columns-repeated="3"/>
          <table:table-cell office:value-type="float" office:value="100.104795676263" calcext:value-type="float">
            <text:p>100.104795676263</text:p>
          </table:table-cell>
          <table:table-cell/>
          <table:table-cell office:value-type="float" office:value="0.417936990422942" calcext:value-type="float">
            <text:p>0.417936990422942</text:p>
          </table:table-cell>
          <table:table-cell/>
          <table:table-cell office:value-type="float" office:value="47228" calcext:value-type="float">
            <text:p>47228</text:p>
          </table:table-cell>
          <table:table-cell table:number-columns-repeated="3"/>
          <table:table-cell office:value-type="float" office:value="2.11244122877072" calcext:value-type="float">
            <text:p>2.11244122877072</text:p>
          </table:table-cell>
          <table:table-cell office:value-type="float" office:value="3.22710043771111" calcext:value-type="float">
            <text:p>3.22710043771111</text:p>
          </table:table-cell>
          <table:table-cell office:value-type="float" office:value="3.62093346833166" calcext:value-type="float">
            <text:p>3.62093346833166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3048" calcext:value-type="float">
            <text:p>3048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/>
          <table:table-cell office:value-type="float" office:value="8.3582386104742" calcext:value-type="float">
            <text:p>8.3582386104742</text:p>
          </table:table-cell>
          <table:table-cell/>
          <table:table-cell office:value-type="float" office:value="-0.247107552315255" calcext:value-type="float">
            <text:p>-0.247107552315255</text:p>
          </table:table-cell>
          <table:table-cell/>
          <table:table-cell office:value-type="float" office:value="6271" calcext:value-type="float">
            <text:p>6271</text:p>
          </table:table-cell>
          <table:table-cell table:number-columns-repeated="3"/>
          <table:table-cell office:value-type="float" office:value="8.50526864512555" calcext:value-type="float">
            <text:p>8.50526864512555</text:p>
          </table:table-cell>
          <table:table-cell/>
          <table:table-cell office:value-type="float" office:value="-0.38710535825759" calcext:value-type="float">
            <text:p>-0.3871053582575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13173711064483" calcext:value-type="float">
            <text:p>2.13173711064483</text:p>
          </table:table-cell>
          <table:table-cell/>
          <table:table-cell office:value-type="float" office:value="0.274562789832327" calcext:value-type="float">
            <text:p>0.27456278983232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13173711064483" calcext:value-type="float">
            <text:p>2.13173711064483</text:p>
          </table:table-cell>
          <table:table-cell office:value-type="float" office:value="3.24040165996683" calcext:value-type="float">
            <text:p>3.24040165996683</text:p>
          </table:table-cell>
          <table:table-cell office:value-type="float" office:value="3.65670526067435" calcext:value-type="float">
            <text:p>3.6567052606743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3053" calcext:value-type="float">
            <text:p>3053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/>
          <table:table-cell office:value-type="float" office:value="100.109661345058" calcext:value-type="float">
            <text:p>100.109661345058</text:p>
          </table:table-cell>
          <table:table-cell/>
          <table:table-cell office:value-type="float" office:value="-2.1220923486757" calcext:value-type="float">
            <text:p>-2.1220923486757</text:p>
          </table:table-cell>
          <table:table-cell/>
          <table:table-cell office:value-type="float" office:value="47604" calcext:value-type="float">
            <text:p>47604</text:p>
          </table:table-cell>
          <table:table-cell table:number-columns-repeated="3"/>
          <table:table-cell office:value-type="float" office:value="100.083459430295" calcext:value-type="float">
            <text:p>100.083459430295</text:p>
          </table:table-cell>
          <table:table-cell/>
          <table:table-cell office:value-type="float" office:value="3.72409115814152" calcext:value-type="float">
            <text:p>3.72409115814152</text:p>
          </table:table-cell>
          <table:table-cell/>
          <table:table-cell office:value-type="float" office:value="47088" calcext:value-type="float">
            <text:p>47088</text:p>
          </table:table-cell>
          <table:table-cell table:number-columns-repeated="3"/>
          <table:table-cell office:value-type="float" office:value="0.191660015820078" calcext:value-type="float">
            <text:p>0.191660015820078</text:p>
          </table:table-cell>
          <table:table-cell/>
          <table:table-cell office:value-type="float" office:value="-0.0575412505192571" calcext:value-type="float">
            <text:p>-0.057541250519257</text:p>
          </table:table-cell>
          <table:table-cell/>
          <table:table-cell office:value-type="float" office:value="20613" calcext:value-type="float">
            <text:p>20613</text:p>
          </table:table-cell>
          <table:table-cell table:number-columns-repeated="3"/>
          <table:table-cell office:value-type="float" office:value="2.14091649695915" calcext:value-type="float">
            <text:p>2.14091649695915</text:p>
          </table:table-cell>
          <table:table-cell office:value-type="float" office:value="3.27081349912862" calcext:value-type="float">
            <text:p>3.27081349912862</text:p>
          </table:table-cell>
          <table:table-cell office:value-type="float" office:value="3.66596679632098" calcext:value-type="float">
            <text:p>3.66596679632098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office:value-type="float" office:value="3062" calcext:value-type="float">
            <text:p>3062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/>
          <table:table-cell office:value-type="float" office:value="100.096101398352" calcext:value-type="float">
            <text:p>100.096101398352</text:p>
          </table:table-cell>
          <table:table-cell/>
          <table:table-cell office:value-type="float" office:value="-4.12383604618557" calcext:value-type="float">
            <text:p>-4.12383604618557</text:p>
          </table:table-cell>
          <table:table-cell/>
          <table:table-cell office:value-type="float" office:value="46337" calcext:value-type="float">
            <text:p>46337</text:p>
          </table:table-cell>
          <table:table-cell table:number-columns-repeated="3"/>
          <table:table-cell office:value-type="float" office:value="87.5545623777585" calcext:value-type="float">
            <text:p>87.5545623777585</text:p>
          </table:table-cell>
          <table:table-cell/>
          <table:table-cell office:value-type="float" office:value="0.0906697479955506" calcext:value-type="float">
            <text:p>0.09066974799555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68194753188991" calcext:value-type="float">
            <text:p>7.68194753188991</text:p>
          </table:table-cell>
          <table:table-cell/>
          <table:table-cell office:value-type="float" office:value="-0.605976942822318" calcext:value-type="float">
            <text:p>-0.605976942822318</text:p>
          </table:table-cell>
          <table:table-cell/>
          <table:table-cell office:value-type="float" office:value="6263" calcext:value-type="float">
            <text:p>6263</text:p>
          </table:table-cell>
          <table:table-cell table:number-columns-repeated="3"/>
          <table:table-cell office:value-type="float" office:value="2.14178618429231" calcext:value-type="float">
            <text:p>2.14178618429231</text:p>
          </table:table-cell>
          <table:table-cell office:value-type="float" office:value="3.28235171921946" calcext:value-type="float">
            <text:p>3.28235171921946</text:p>
          </table:table-cell>
          <table:table-cell office:value-type="float" office:value="3.66652564995306" calcext:value-type="float">
            <text:p>3.66652564995306</text:p>
          </table:table-cell>
          <table:table-cell table:number-columns-repeated="2"/>
          <table:table-cell office:value-type="float" office:value="2513" calcext:value-type="float">
            <text:p>2513</text:p>
          </table:table-cell>
          <table:table-cell office:value-type="float" office:value="3082" calcext:value-type="float">
            <text:p>3082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/>
          <table:table-cell office:value-type="float" office:value="100.113467976676" calcext:value-type="float">
            <text:p>100.113467976676</text:p>
          </table:table-cell>
          <table:table-cell/>
          <table:table-cell office:value-type="float" office:value="-3.76586974484738" calcext:value-type="float">
            <text:p>-3.76586974484738</text:p>
          </table:table-cell>
          <table:table-cell/>
          <table:table-cell office:value-type="float" office:value="45961" calcext:value-type="float">
            <text:p>45961</text:p>
          </table:table-cell>
          <table:table-cell table:number-columns-repeated="3"/>
          <table:table-cell office:value-type="float" office:value="9.03913399817851" calcext:value-type="float">
            <text:p>9.03913399817851</text:p>
          </table:table-cell>
          <table:table-cell/>
          <table:table-cell office:value-type="float" office:value="-0.334528430453028" calcext:value-type="float">
            <text:p>-0.334528430453028</text:p>
          </table:table-cell>
          <table:table-cell/>
          <table:table-cell office:value-type="float" office:value="6745" calcext:value-type="float">
            <text:p>6745</text:p>
          </table:table-cell>
          <table:table-cell table:number-columns-repeated="3"/>
          <table:table-cell office:value-type="float" office:value="2.92381327992004" calcext:value-type="float">
            <text:p>2.92381327992004</text:p>
          </table:table-cell>
          <table:table-cell/>
          <table:table-cell office:value-type="float" office:value="0.40510808816066" calcext:value-type="float">
            <text:p>0.40510808816066</text:p>
          </table:table-cell>
          <table:table-cell/>
          <table:table-cell office:value-type="float" office:value="4122" calcext:value-type="float">
            <text:p>4122</text:p>
          </table:table-cell>
          <table:table-cell table:number-columns-repeated="3"/>
          <table:table-cell office:value-type="float" office:value="2.15994943128518" calcext:value-type="float">
            <text:p>2.15994943128518</text:p>
          </table:table-cell>
          <table:table-cell office:value-type="float" office:value="3.28764982215608" calcext:value-type="float">
            <text:p>3.28764982215608</text:p>
          </table:table-cell>
          <table:table-cell office:value-type="float" office:value="3.66668680320313" calcext:value-type="float">
            <text:p>3.66668680320313</text:p>
          </table:table-cell>
          <table:table-cell table:number-columns-repeated="2"/>
          <table:table-cell office:value-type="float" office:value="2517" calcext:value-type="float">
            <text:p>2517</text:p>
          </table:table-cell>
          <table:table-cell office:value-type="float" office:value="3087" calcext:value-type="float">
            <text:p>3087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/>
          <table:table-cell office:value-type="float" office:value="3.22710043771111" calcext:value-type="float">
            <text:p>3.22710043771111</text:p>
          </table:table-cell>
          <table:table-cell/>
          <table:table-cell office:value-type="float" office:value="-0.152183049029187" calcext:value-type="float">
            <text:p>-0.152183049029187</text:p>
          </table:table-cell>
          <table:table-cell/>
          <table:table-cell office:value-type="float" office:value="2117" calcext:value-type="float">
            <text:p>2117</text:p>
          </table:table-cell>
          <table:table-cell table:number-columns-repeated="3"/>
          <table:table-cell office:value-type="float" office:value="7.73717547010431" calcext:value-type="float">
            <text:p>7.73717547010431</text:p>
          </table:table-cell>
          <table:table-cell/>
          <table:table-cell office:value-type="float" office:value="-0.0734170977714588" calcext:value-type="float">
            <text:p>-0.073417097771459</text:p>
          </table:table-cell>
          <table:table-cell/>
          <table:table-cell office:value-type="float" office:value="5469" calcext:value-type="float">
            <text:p>5469</text:p>
          </table:table-cell>
          <table:table-cell table:number-columns-repeated="3"/>
          <table:table-cell office:value-type="float" office:value="3.98031673420223" calcext:value-type="float">
            <text:p>3.98031673420223</text:p>
          </table:table-cell>
          <table:table-cell/>
          <table:table-cell office:value-type="float" office:value="-0.00296182936204057" calcext:value-type="float">
            <text:p>-0.002961829362041</text:p>
          </table:table-cell>
          <table:table-cell/>
          <table:table-cell office:value-type="float" office:value="3504" calcext:value-type="float">
            <text:p>3504</text:p>
          </table:table-cell>
          <table:table-cell table:number-columns-repeated="3"/>
          <table:table-cell office:value-type="float" office:value="2.17514230149603" calcext:value-type="float">
            <text:p>2.17514230149603</text:p>
          </table:table-cell>
          <table:table-cell office:value-type="float" office:value="3.32217561921729" calcext:value-type="float">
            <text:p>3.32217561921729</text:p>
          </table:table-cell>
          <table:table-cell office:value-type="float" office:value="3.71461372258617" calcext:value-type="float">
            <text:p>3.71461372258617</text:p>
          </table:table-cell>
          <table:table-cell table:number-columns-repeated="2"/>
          <table:table-cell office:value-type="float" office:value="2518" calcext:value-type="float">
            <text:p>2518</text:p>
          </table:table-cell>
          <table:table-cell office:value-type="float" office:value="3141" calcext:value-type="float">
            <text:p>3141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/>
          <table:table-cell office:value-type="float" office:value="8.53391462120472" calcext:value-type="float">
            <text:p>8.53391462120472</text:p>
          </table:table-cell>
          <table:table-cell/>
          <table:table-cell office:value-type="float" office:value="-0.215541291509411" calcext:value-type="float">
            <text:p>-0.215541291509411</text:p>
          </table:table-cell>
          <table:table-cell/>
          <table:table-cell office:value-type="float" office:value="6554" calcext:value-type="float">
            <text:p>6554</text:p>
          </table:table-cell>
          <table:table-cell table:number-columns-repeated="3"/>
          <table:table-cell office:value-type="float" office:value="100.08686877299" calcext:value-type="float">
            <text:p>100.08686877299</text:p>
          </table:table-cell>
          <table:table-cell/>
          <table:table-cell office:value-type="float" office:value="5.61166484388221" calcext:value-type="float">
            <text:p>5.61166484388221</text:p>
          </table:table-cell>
          <table:table-cell/>
          <table:table-cell office:value-type="float" office:value="49908" calcext:value-type="float">
            <text:p>49908</text:p>
          </table:table-cell>
          <table:table-cell table:number-columns-repeated="3"/>
          <table:table-cell office:value-type="float" office:value="1.32398803153083" calcext:value-type="float">
            <text:p>1.32398803153083</text:p>
          </table:table-cell>
          <table:table-cell/>
          <table:table-cell office:value-type="float" office:value="0.200068800280207" calcext:value-type="float">
            <text:p>0.200068800280207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3"/>
          <table:table-cell office:value-type="float" office:value="2.1762338896172" calcext:value-type="float">
            <text:p>2.1762338896172</text:p>
          </table:table-cell>
          <table:table-cell office:value-type="float" office:value="3.34774549228048" calcext:value-type="float">
            <text:p>3.34774549228048</text:p>
          </table:table-cell>
          <table:table-cell office:value-type="float" office:value="3.74178572053697" calcext:value-type="float">
            <text:p>3.74178572053697</text:p>
          </table:table-cell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3193" calcext:value-type="float">
            <text:p>3193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/>
          <table:table-cell office:value-type="float" office:value="100.106834995102" calcext:value-type="float">
            <text:p>100.106834995102</text:p>
          </table:table-cell>
          <table:table-cell/>
          <table:table-cell office:value-type="float" office:value="-3.18499804342273" calcext:value-type="float">
            <text:p>-3.18499804342273</text:p>
          </table:table-cell>
          <table:table-cell/>
          <table:table-cell office:value-type="float" office:value="49540" calcext:value-type="float">
            <text:p>49540</text:p>
          </table:table-cell>
          <table:table-cell table:number-columns-repeated="3"/>
          <table:table-cell office:value-type="float" office:value="1.75402889774831" calcext:value-type="float">
            <text:p>1.75402889774831</text:p>
          </table:table-cell>
          <table:table-cell/>
          <table:table-cell office:value-type="float" office:value="0.0493374123329326" calcext:value-type="float">
            <text:p>0.049337412332933</text:p>
          </table:table-cell>
          <table:table-cell/>
          <table:table-cell office:value-type="float" office:value="1525" calcext:value-type="float">
            <text:p>1525</text:p>
          </table:table-cell>
          <table:table-cell table:number-columns-repeated="3"/>
          <table:table-cell office:value-type="float" office:value="3.71553463518225" calcext:value-type="float">
            <text:p>3.71553463518225</text:p>
          </table:table-cell>
          <table:table-cell/>
          <table:table-cell office:value-type="float" office:value="0.458622462992651" calcext:value-type="float">
            <text:p>0.458622462992651</text:p>
          </table:table-cell>
          <table:table-cell/>
          <table:table-cell office:value-type="float" office:value="3576" calcext:value-type="float">
            <text:p>3576</text:p>
          </table:table-cell>
          <table:table-cell table:number-columns-repeated="3"/>
          <table:table-cell office:value-type="float" office:value="2.23464629926615" calcext:value-type="float">
            <text:p>2.23464629926615</text:p>
          </table:table-cell>
          <table:table-cell office:value-type="float" office:value="3.35629178878338" calcext:value-type="float">
            <text:p>3.35629178878338</text:p>
          </table:table-cell>
          <table:table-cell office:value-type="float" office:value="3.75108062137087" calcext:value-type="float">
            <text:p>3.75108062137087</text:p>
          </table:table-cell>
          <table:table-cell table:number-columns-repeated="2"/>
          <table:table-cell office:value-type="float" office:value="2535" calcext:value-type="float">
            <text:p>2535</text:p>
          </table:table-cell>
          <table:table-cell office:value-type="float" office:value="3201" calcext:value-type="float">
            <text:p>3201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/>
          <table:table-cell office:value-type="float" office:value="2.05837164775701" calcext:value-type="float">
            <text:p>2.05837164775701</text:p>
          </table:table-cell>
          <table:table-cell/>
          <table:table-cell office:value-type="float" office:value="-0.0658672283959316" calcext:value-type="float">
            <text:p>-0.065867228395932</text:p>
          </table:table-cell>
          <table:table-cell/>
          <table:table-cell office:value-type="float" office:value="1708" calcext:value-type="float">
            <text:p>1708</text:p>
          </table:table-cell>
          <table:table-cell table:number-columns-repeated="3"/>
          <table:table-cell office:value-type="float" office:value="99.4330555814902" calcext:value-type="float">
            <text:p>99.4330555814902</text:p>
          </table:table-cell>
          <table:table-cell/>
          <table:table-cell office:value-type="float" office:value="-3.02391956293106" calcext:value-type="float">
            <text:p>-3.0239195629310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65228947952346" calcext:value-type="float">
            <text:p>5.65228947952346</text:p>
          </table:table-cell>
          <table:table-cell/>
          <table:table-cell office:value-type="float" office:value="0.00478470303889133" calcext:value-type="float">
            <text:p>0.004784703038891</text:p>
          </table:table-cell>
          <table:table-cell/>
          <table:table-cell office:value-type="float" office:value="6677" calcext:value-type="float">
            <text:p>6677</text:p>
          </table:table-cell>
          <table:table-cell table:number-columns-repeated="3"/>
          <table:table-cell office:value-type="float" office:value="2.23992120173948" calcext:value-type="float">
            <text:p>2.23992120173948</text:p>
          </table:table-cell>
          <table:table-cell office:value-type="float" office:value="3.36557597429792" calcext:value-type="float">
            <text:p>3.36557597429792</text:p>
          </table:table-cell>
          <table:table-cell office:value-type="float" office:value="3.77502231675852" calcext:value-type="float">
            <text:p>3.77502231675852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3202" calcext:value-type="float">
            <text:p>3202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/>
          <table:table-cell office:value-type="float" office:value="6.09959457045384" calcext:value-type="float">
            <text:p>6.09959457045384</text:p>
          </table:table-cell>
          <table:table-cell/>
          <table:table-cell office:value-type="float" office:value="0.0244333479126201" calcext:value-type="float">
            <text:p>0.02443334791262</text:p>
          </table:table-cell>
          <table:table-cell/>
          <table:table-cell office:value-type="float" office:value="5157" calcext:value-type="float">
            <text:p>5157</text:p>
          </table:table-cell>
          <table:table-cell table:number-columns-repeated="3"/>
          <table:table-cell office:value-type="float" office:value="1.62071159136673" calcext:value-type="float">
            <text:p>1.62071159136673</text:p>
          </table:table-cell>
          <table:table-cell/>
          <table:table-cell office:value-type="float" office:value="-0.0454903792013228" calcext:value-type="float">
            <text:p>-0.045490379201323</text:p>
          </table:table-cell>
          <table:table-cell/>
          <table:table-cell office:value-type="float" office:value="1346" calcext:value-type="float">
            <text:p>1346</text:p>
          </table:table-cell>
          <table:table-cell table:number-columns-repeated="3"/>
          <table:table-cell office:value-type="float" office:value="100.104849454602" calcext:value-type="float">
            <text:p>100.104849454602</text:p>
          </table:table-cell>
          <table:table-cell/>
          <table:table-cell office:value-type="float" office:value="4.68300852017709" calcext:value-type="float">
            <text:p>4.68300852017709</text:p>
          </table:table-cell>
          <table:table-cell/>
          <table:table-cell office:value-type="float" office:value="46126" calcext:value-type="float">
            <text:p>46126</text:p>
          </table:table-cell>
          <table:table-cell table:number-columns-repeated="3"/>
          <table:table-cell office:value-type="float" office:value="2.25547790570759" calcext:value-type="float">
            <text:p>2.25547790570759</text:p>
          </table:table-cell>
          <table:table-cell office:value-type="float" office:value="3.37137709546672" calcext:value-type="float">
            <text:p>3.37137709546672</text:p>
          </table:table-cell>
          <table:table-cell office:value-type="float" office:value="3.77581485703328" calcext:value-type="float">
            <text:p>3.77581485703328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3210" calcext:value-type="float">
            <text:p>3210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/>
          <table:table-cell office:value-type="float" office:value="100.119867219157" calcext:value-type="float">
            <text:p>100.119867219157</text:p>
          </table:table-cell>
          <table:table-cell/>
          <table:table-cell office:value-type="float" office:value="-6.70608234415695" calcext:value-type="float">
            <text:p>-6.70608234415695</text:p>
          </table:table-cell>
          <table:table-cell/>
          <table:table-cell office:value-type="float" office:value="45597" calcext:value-type="float">
            <text:p>45597</text:p>
          </table:table-cell>
          <table:table-cell table:number-columns-repeated="3"/>
          <table:table-cell office:value-type="float" office:value="100.083481673987" calcext:value-type="float">
            <text:p>100.083481673987</text:p>
          </table:table-cell>
          <table:table-cell/>
          <table:table-cell office:value-type="float" office:value="-2.59219282140473" calcext:value-type="float">
            <text:p>-2.59219282140473</text:p>
          </table:table-cell>
          <table:table-cell/>
          <table:table-cell office:value-type="float" office:value="47688" calcext:value-type="float">
            <text:p>47688</text:p>
          </table:table-cell>
          <table:table-cell table:number-columns-repeated="3"/>
          <table:table-cell office:value-type="float" office:value="100.11420322535" calcext:value-type="float">
            <text:p>100.11420322535</text:p>
          </table:table-cell>
          <table:table-cell/>
          <table:table-cell office:value-type="float" office:value="3.97042410985075" calcext:value-type="float">
            <text:p>3.97042410985075</text:p>
          </table:table-cell>
          <table:table-cell/>
          <table:table-cell office:value-type="float" office:value="47700" calcext:value-type="float">
            <text:p>47700</text:p>
          </table:table-cell>
          <table:table-cell table:number-columns-repeated="3"/>
          <table:table-cell office:value-type="float" office:value="2.30239060407826" calcext:value-type="float">
            <text:p>2.30239060407826</text:p>
          </table:table-cell>
          <table:table-cell office:value-type="float" office:value="3.37558727745162" calcext:value-type="float">
            <text:p>3.37558727745162</text:p>
          </table:table-cell>
          <table:table-cell office:value-type="float" office:value="3.81885748756563" calcext:value-type="float">
            <text:p>3.81885748756563</text:p>
          </table:table-cell>
          <table:table-cell table:number-columns-repeated="2"/>
          <table:table-cell office:value-type="float" office:value="2617" calcext:value-type="float">
            <text:p>2617</text:p>
          </table:table-cell>
          <table:table-cell office:value-type="float" office:value="3216" calcext:value-type="float">
            <text:p>3216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/>
          <table:table-cell office:value-type="float" office:value="100.106503375365" calcext:value-type="float">
            <text:p>100.106503375365</text:p>
          </table:table-cell>
          <table:table-cell/>
          <table:table-cell office:value-type="float" office:value="-3.90959357967623" calcext:value-type="float">
            <text:p>-3.90959357967623</text:p>
          </table:table-cell>
          <table:table-cell/>
          <table:table-cell office:value-type="float" office:value="43349" calcext:value-type="float">
            <text:p>43349</text:p>
          </table:table-cell>
          <table:table-cell table:number-columns-repeated="3"/>
          <table:table-cell office:value-type="float" office:value="2.38612995241756" calcext:value-type="float">
            <text:p>2.38612995241756</text:p>
          </table:table-cell>
          <table:table-cell/>
          <table:table-cell office:value-type="float" office:value="-0.0542693373892765" calcext:value-type="float">
            <text:p>-0.054269337389277</text:p>
          </table:table-cell>
          <table:table-cell/>
          <table:table-cell office:value-type="float" office:value="1692" calcext:value-type="float">
            <text:p>1692</text:p>
          </table:table-cell>
          <table:table-cell table:number-columns-repeated="3"/>
          <table:table-cell office:value-type="float" office:value="100.11622647261" calcext:value-type="float">
            <text:p>100.11622647261</text:p>
          </table:table-cell>
          <table:table-cell/>
          <table:table-cell office:value-type="float" office:value="-2.06386982169537" calcext:value-type="float">
            <text:p>-2.06386982169537</text:p>
          </table:table-cell>
          <table:table-cell/>
          <table:table-cell office:value-type="float" office:value="45977" calcext:value-type="float">
            <text:p>45977</text:p>
          </table:table-cell>
          <table:table-cell table:number-columns-repeated="3"/>
          <table:table-cell office:value-type="float" office:value="2.30563509816202" calcext:value-type="float">
            <text:p>2.30563509816202</text:p>
          </table:table-cell>
          <table:table-cell office:value-type="float" office:value="3.38418405001557" calcext:value-type="float">
            <text:p>3.38418405001557</text:p>
          </table:table-cell>
          <table:table-cell office:value-type="float" office:value="3.83270715739007" calcext:value-type="float">
            <text:p>3.83270715739007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3219" calcext:value-type="float">
            <text:p>3219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/>
          <table:table-cell office:value-type="float" office:value="7.33363526182806" calcext:value-type="float">
            <text:p>7.33363526182806</text:p>
          </table:table-cell>
          <table:table-cell/>
          <table:table-cell office:value-type="float" office:value="-1.014005780016" calcext:value-type="float">
            <text:p>-1.014005780016</text:p>
          </table:table-cell>
          <table:table-cell/>
          <table:table-cell office:value-type="float" office:value="6311" calcext:value-type="float">
            <text:p>6311</text:p>
          </table:table-cell>
          <table:table-cell table:number-columns-repeated="3"/>
          <table:table-cell office:value-type="float" office:value="94.7873576046454" calcext:value-type="float">
            <text:p>94.7873576046454</text:p>
          </table:table-cell>
          <table:table-cell/>
          <table:table-cell office:value-type="float" office:value="-2.33388258163957" calcext:value-type="float">
            <text:p>-2.3338825816395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74419595108379" calcext:value-type="float">
            <text:p>3.74419595108379</text:p>
          </table:table-cell>
          <table:table-cell/>
          <table:table-cell office:value-type="float" office:value="0.107154223881977" calcext:value-type="float">
            <text:p>0.107154223881977</text:p>
          </table:table-cell>
          <table:table-cell/>
          <table:table-cell office:value-type="float" office:value="3378" calcext:value-type="float">
            <text:p>3378</text:p>
          </table:table-cell>
          <table:table-cell table:number-columns-repeated="3"/>
          <table:table-cell office:value-type="float" office:value="2.30893719024712" calcext:value-type="float">
            <text:p>2.30893719024712</text:p>
          </table:table-cell>
          <table:table-cell office:value-type="float" office:value="3.41972399235815" calcext:value-type="float">
            <text:p>3.41972399235815</text:p>
          </table:table-cell>
          <table:table-cell office:value-type="float" office:value="3.83798894857536" calcext:value-type="float">
            <text:p>3.83798894857536</text:p>
          </table:table-cell>
          <table:table-cell table:number-columns-repeated="2"/>
          <table:table-cell office:value-type="float" office:value="2622" calcext:value-type="float">
            <text:p>2622</text:p>
          </table:table-cell>
          <table:table-cell office:value-type="float" office:value="3236" calcext:value-type="float">
            <text:p>3236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/>
          <table:table-cell office:value-type="float" office:value="1.88047011615099" calcext:value-type="float">
            <text:p>1.88047011615099</text:p>
          </table:table-cell>
          <table:table-cell/>
          <table:table-cell office:value-type="float" office:value="0.0307720448970986" calcext:value-type="float">
            <text:p>0.030772044897099</text:p>
          </table:table-cell>
          <table:table-cell/>
          <table:table-cell office:value-type="float" office:value="1547" calcext:value-type="float">
            <text:p>1547</text:p>
          </table:table-cell>
          <table:table-cell table:number-columns-repeated="3"/>
          <table:table-cell office:value-type="float" office:value="100.090408584823" calcext:value-type="float">
            <text:p>100.090408584823</text:p>
          </table:table-cell>
          <table:table-cell/>
          <table:table-cell office:value-type="float" office:value="1.48870725214632" calcext:value-type="float">
            <text:p>1.48870725214632</text:p>
          </table:table-cell>
          <table:table-cell/>
          <table:table-cell office:value-type="float" office:value="49301" calcext:value-type="float">
            <text:p>49301</text:p>
          </table:table-cell>
          <table:table-cell table:number-columns-repeated="3"/>
          <table:table-cell office:value-type="float" office:value="2.15994943128518" calcext:value-type="float">
            <text:p>2.15994943128518</text:p>
          </table:table-cell>
          <table:table-cell/>
          <table:table-cell office:value-type="float" office:value="-0.036517728824227" calcext:value-type="float">
            <text:p>-0.036517728824227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3"/>
          <table:table-cell office:value-type="float" office:value="2.32348646826617" calcext:value-type="float">
            <text:p>2.32348646826617</text:p>
          </table:table-cell>
          <table:table-cell office:value-type="float" office:value="3.42981129759242" calcext:value-type="float">
            <text:p>3.42981129759242</text:p>
          </table:table-cell>
          <table:table-cell office:value-type="float" office:value="3.87648771124105" calcext:value-type="float">
            <text:p>3.87648771124105</text:p>
          </table:table-cell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239" calcext:value-type="float">
            <text:p>3239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/>
          <table:table-cell office:value-type="float" office:value="100.099412862831" calcext:value-type="float">
            <text:p>100.099412862831</text:p>
          </table:table-cell>
          <table:table-cell/>
          <table:table-cell office:value-type="float" office:value="-2.68437613759761" calcext:value-type="float">
            <text:p>-2.68437613759761</text:p>
          </table:table-cell>
          <table:table-cell/>
          <table:table-cell office:value-type="float" office:value="45654" calcext:value-type="float">
            <text:p>45654</text:p>
          </table:table-cell>
          <table:table-cell table:number-columns-repeated="3"/>
          <table:table-cell office:value-type="float" office:value="5.66052260749508" calcext:value-type="float">
            <text:p>5.66052260749508</text:p>
          </table:table-cell>
          <table:table-cell/>
          <table:table-cell office:value-type="float" office:value="-0.0603848445276153" calcext:value-type="float">
            <text:p>-0.060384844527615</text:p>
          </table:table-cell>
          <table:table-cell/>
          <table:table-cell office:value-type="float" office:value="4819" calcext:value-type="float">
            <text:p>4819</text:p>
          </table:table-cell>
          <table:table-cell table:number-columns-repeated="3"/>
          <table:table-cell office:value-type="float" office:value="100.103615369361" calcext:value-type="float">
            <text:p>100.103615369361</text:p>
          </table:table-cell>
          <table:table-cell/>
          <table:table-cell office:value-type="float" office:value="2.89637665802463" calcext:value-type="float">
            <text:p>2.89637665802463</text:p>
          </table:table-cell>
          <table:table-cell/>
          <table:table-cell office:value-type="float" office:value="45038" calcext:value-type="float">
            <text:p>45038</text:p>
          </table:table-cell>
          <table:table-cell table:number-columns-repeated="3"/>
          <table:table-cell office:value-type="float" office:value="2.32923738641861" calcext:value-type="float">
            <text:p>2.32923738641861</text:p>
          </table:table-cell>
          <table:table-cell office:value-type="float" office:value="3.43227814752501" calcext:value-type="float">
            <text:p>3.43227814752501</text:p>
          </table:table-cell>
          <table:table-cell office:value-type="float" office:value="3.98217591019174" calcext:value-type="float">
            <text:p>3.98217591019174</text:p>
          </table:table-cell>
          <table:table-cell table:number-columns-repeated="2"/>
          <table:table-cell office:value-type="float" office:value="2640" calcext:value-type="float">
            <text:p>2640</text:p>
          </table:table-cell>
          <table:table-cell office:value-type="float" office:value="3245" calcext:value-type="float">
            <text:p>3245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/>
          <table:table-cell office:value-type="float" office:value="100.093131462541" calcext:value-type="float">
            <text:p>100.093131462541</text:p>
          </table:table-cell>
          <table:table-cell/>
          <table:table-cell office:value-type="float" office:value="-5.66956885476293" calcext:value-type="float">
            <text:p>-5.66956885476293</text:p>
          </table:table-cell>
          <table:table-cell/>
          <table:table-cell office:value-type="float" office:value="44919" calcext:value-type="float">
            <text:p>44919</text:p>
          </table:table-cell>
          <table:table-cell table:number-columns-repeated="3"/>
          <table:table-cell office:value-type="float" office:value="71.8388816927405" calcext:value-type="float">
            <text:p>71.8388816927405</text:p>
          </table:table-cell>
          <table:table-cell/>
          <table:table-cell office:value-type="float" office:value="-3.37106911944389" calcext:value-type="float">
            <text:p>-3.3710691194438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81070741858351" calcext:value-type="float">
            <text:p>4.81070741858351</text:p>
          </table:table-cell>
          <table:table-cell/>
          <table:table-cell office:value-type="float" office:value="-0.361417389868699" calcext:value-type="float">
            <text:p>-0.361417389868699</text:p>
          </table:table-cell>
          <table:table-cell/>
          <table:table-cell office:value-type="float" office:value="4786" calcext:value-type="float">
            <text:p>4786</text:p>
          </table:table-cell>
          <table:table-cell table:number-columns-repeated="3"/>
          <table:table-cell office:value-type="float" office:value="2.34148725985385" calcext:value-type="float">
            <text:p>2.34148725985385</text:p>
          </table:table-cell>
          <table:table-cell office:value-type="float" office:value="3.43905616232084" calcext:value-type="float">
            <text:p>3.43905616232084</text:p>
          </table:table-cell>
          <table:table-cell office:value-type="float" office:value="3.98876279560353" calcext:value-type="float">
            <text:p>3.98876279560353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float" office:value="3262" calcext:value-type="float">
            <text:p>3262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/>
          <table:table-cell office:value-type="float" office:value="100.103497942854" calcext:value-type="float">
            <text:p>100.103497942854</text:p>
          </table:table-cell>
          <table:table-cell/>
          <table:table-cell office:value-type="float" office:value="-5.68636973028569" calcext:value-type="float">
            <text:p>-5.68636973028569</text:p>
          </table:table-cell>
          <table:table-cell/>
          <table:table-cell office:value-type="float" office:value="46830" calcext:value-type="float">
            <text:p>46830</text:p>
          </table:table-cell>
          <table:table-cell table:number-columns-repeated="3"/>
          <table:table-cell office:value-type="float" office:value="5.1942495909277" calcext:value-type="float">
            <text:p>5.1942495909277</text:p>
          </table:table-cell>
          <table:table-cell/>
          <table:table-cell office:value-type="float" office:value="-0.0927379093404127" calcext:value-type="float">
            <text:p>-0.092737909340413</text:p>
          </table:table-cell>
          <table:table-cell/>
          <table:table-cell office:value-type="float" office:value="3916" calcext:value-type="float">
            <text:p>3916</text:p>
          </table:table-cell>
          <table:table-cell table:number-columns-repeated="3"/>
          <table:table-cell office:value-type="float" office:value="4.42893797731739" calcext:value-type="float">
            <text:p>4.42893797731739</text:p>
          </table:table-cell>
          <table:table-cell/>
          <table:table-cell office:value-type="float" office:value="0.363375272590873" calcext:value-type="float">
            <text:p>0.363375272590873</text:p>
          </table:table-cell>
          <table:table-cell/>
          <table:table-cell office:value-type="float" office:value="3197" calcext:value-type="float">
            <text:p>3197</text:p>
          </table:table-cell>
          <table:table-cell table:number-columns-repeated="3"/>
          <table:table-cell office:value-type="float" office:value="2.35177880543119" calcext:value-type="float">
            <text:p>2.35177880543119</text:p>
          </table:table-cell>
          <table:table-cell office:value-type="float" office:value="3.45766253952675" calcext:value-type="float">
            <text:p>3.45766253952675</text:p>
          </table:table-cell>
          <table:table-cell office:value-type="float" office:value="4.00875627236138" calcext:value-type="float">
            <text:p>4.00875627236138</text:p>
          </table:table-cell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3264" calcext:value-type="float">
            <text:p>3264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/>
          <table:table-cell office:value-type="float" office:value="100.095001440606" calcext:value-type="float">
            <text:p>100.095001440606</text:p>
          </table:table-cell>
          <table:table-cell/>
          <table:table-cell office:value-type="float" office:value="-5.01120302603715" calcext:value-type="float">
            <text:p>-5.01120302603715</text:p>
          </table:table-cell>
          <table:table-cell/>
          <table:table-cell office:value-type="float" office:value="44881" calcext:value-type="float">
            <text:p>44881</text:p>
          </table:table-cell>
          <table:table-cell table:number-columns-repeated="3"/>
          <table:table-cell office:value-type="float" office:value="91.09115898173" calcext:value-type="float">
            <text:p>91.09115898173</text:p>
          </table:table-cell>
          <table:table-cell/>
          <table:table-cell office:value-type="float" office:value="-3.08740178782198" calcext:value-type="float">
            <text:p>-3.0874017878219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61112877895905" calcext:value-type="float">
            <text:p>3.61112877895905</text:p>
          </table:table-cell>
          <table:table-cell/>
          <table:table-cell office:value-type="float" office:value="-0.0268614169824202" calcext:value-type="float">
            <text:p>-0.02686141698242</text:p>
          </table:table-cell>
          <table:table-cell/>
          <table:table-cell office:value-type="float" office:value="3113" calcext:value-type="float">
            <text:p>3113</text:p>
          </table:table-cell>
          <table:table-cell table:number-columns-repeated="3"/>
          <table:table-cell office:value-type="float" office:value="2.41167572568049" calcext:value-type="float">
            <text:p>2.41167572568049</text:p>
          </table:table-cell>
          <table:table-cell office:value-type="float" office:value="3.47912680258405" calcext:value-type="float">
            <text:p>3.47912680258405</text:p>
          </table:table-cell>
          <table:table-cell office:value-type="float" office:value="4.024108400992" calcext:value-type="float">
            <text:p>4.024108400992</text:p>
          </table:table-cell>
          <table:table-cell table:number-columns-repeated="2"/>
          <table:table-cell office:value-type="float" office:value="2655" calcext:value-type="float">
            <text:p>2655</text:p>
          </table:table-cell>
          <table:table-cell office:value-type="float" office:value="3282" calcext:value-type="float">
            <text:p>3282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/>
          <table:table-cell office:value-type="float" office:value="100.094113292908" calcext:value-type="float">
            <text:p>100.094113292908</text:p>
          </table:table-cell>
          <table:table-cell/>
          <table:table-cell office:value-type="float" office:value="-5.59209369619682" calcext:value-type="float">
            <text:p>-5.59209369619682</text:p>
          </table:table-cell>
          <table:table-cell/>
          <table:table-cell office:value-type="float" office:value="45854" calcext:value-type="float">
            <text:p>45854</text:p>
          </table:table-cell>
          <table:table-cell table:number-columns-repeated="3"/>
          <table:table-cell office:value-type="float" office:value="8.97682187764653" calcext:value-type="float">
            <text:p>8.97682187764653</text:p>
          </table:table-cell>
          <table:table-cell/>
          <table:table-cell office:value-type="float" office:value="-0.123617706470688" calcext:value-type="float">
            <text:p>-0.123617706470688</text:p>
          </table:table-cell>
          <table:table-cell/>
          <table:table-cell office:value-type="float" office:value="8288" calcext:value-type="float">
            <text:p>8288</text:p>
          </table:table-cell>
          <table:table-cell table:number-columns-repeated="3"/>
          <table:table-cell office:value-type="float" office:value="100.103786366562" calcext:value-type="float">
            <text:p>100.103786366562</text:p>
          </table:table-cell>
          <table:table-cell/>
          <table:table-cell office:value-type="float" office:value="0.95656910941496" calcext:value-type="float">
            <text:p>0.95656910941496</text:p>
          </table:table-cell>
          <table:table-cell/>
          <table:table-cell office:value-type="float" office:value="43704" calcext:value-type="float">
            <text:p>43704</text:p>
          </table:table-cell>
          <table:table-cell table:number-columns-repeated="3"/>
          <table:table-cell office:value-type="float" office:value="2.41604329613029" calcext:value-type="float">
            <text:p>2.41604329613029</text:p>
          </table:table-cell>
          <table:table-cell office:value-type="float" office:value="3.49268750578007" calcext:value-type="float">
            <text:p>3.49268750578007</text:p>
          </table:table-cell>
          <table:table-cell office:value-type="float" office:value="4.02691473728828" calcext:value-type="float">
            <text:p>4.02691473728828</text:p>
          </table:table-cell>
          <table:table-cell table:number-columns-repeated="2"/>
          <table:table-cell office:value-type="float" office:value="2662" calcext:value-type="float">
            <text:p>2662</text:p>
          </table:table-cell>
          <table:table-cell office:value-type="float" office:value="3301" calcext:value-type="float">
            <text:p>3301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/>
          <table:table-cell office:value-type="float" office:value="100.093602149543" calcext:value-type="float">
            <text:p>100.093602149543</text:p>
          </table:table-cell>
          <table:table-cell/>
          <table:table-cell office:value-type="float" office:value="-5.01062083871001" calcext:value-type="float">
            <text:p>-5.01062083871001</text:p>
          </table:table-cell>
          <table:table-cell/>
          <table:table-cell office:value-type="float" office:value="44542" calcext:value-type="float">
            <text:p>44542</text:p>
          </table:table-cell>
          <table:table-cell table:number-columns-repeated="3"/>
          <table:table-cell office:value-type="float" office:value="4.91209553921418" calcext:value-type="float">
            <text:p>4.91209553921418</text:p>
          </table:table-cell>
          <table:table-cell/>
          <table:table-cell office:value-type="float" office:value="-0.313525945010162" calcext:value-type="float">
            <text:p>-0.313525945010162</text:p>
          </table:table-cell>
          <table:table-cell/>
          <table:table-cell office:value-type="float" office:value="7162" calcext:value-type="float">
            <text:p>7162</text:p>
          </table:table-cell>
          <table:table-cell table:number-columns-repeated="3"/>
          <table:table-cell office:value-type="float" office:value="2.32348646826617" calcext:value-type="float">
            <text:p>2.32348646826617</text:p>
          </table:table-cell>
          <table:table-cell/>
          <table:table-cell office:value-type="float" office:value="0.340493955154986" calcext:value-type="float">
            <text:p>0.340493955154986</text:p>
          </table:table-cell>
          <table:table-cell/>
          <table:table-cell office:value-type="float" office:value="2062" calcext:value-type="float">
            <text:p>2062</text:p>
          </table:table-cell>
          <table:table-cell table:number-columns-repeated="3"/>
          <table:table-cell office:value-type="float" office:value="2.42402021438651" calcext:value-type="float">
            <text:p>2.42402021438651</text:p>
          </table:table-cell>
          <table:table-cell office:value-type="float" office:value="3.49724930048597" calcext:value-type="float">
            <text:p>3.49724930048597</text:p>
          </table:table-cell>
          <table:table-cell office:value-type="float" office:value="4.03622630394558" calcext:value-type="float">
            <text:p>4.03622630394558</text:p>
          </table:table-cell>
          <table:table-cell table:number-columns-repeated="2"/>
          <table:table-cell office:value-type="float" office:value="2703" calcext:value-type="float">
            <text:p>2703</text:p>
          </table:table-cell>
          <table:table-cell office:value-type="float" office:value="3307" calcext:value-type="float">
            <text:p>3307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/>
          <table:table-cell office:value-type="float" office:value="2.78205045421283" calcext:value-type="float">
            <text:p>2.78205045421283</text:p>
          </table:table-cell>
          <table:table-cell/>
          <table:table-cell office:value-type="float" office:value="0.373066950299456" calcext:value-type="float">
            <text:p>0.373066950299456</text:p>
          </table:table-cell>
          <table:table-cell/>
          <table:table-cell office:value-type="float" office:value="2329" calcext:value-type="float">
            <text:p>2329</text:p>
          </table:table-cell>
          <table:table-cell table:number-columns-repeated="3"/>
          <table:table-cell office:value-type="float" office:value="7.02538450685921" calcext:value-type="float">
            <text:p>7.02538450685921</text:p>
          </table:table-cell>
          <table:table-cell/>
          <table:table-cell office:value-type="float" office:value="-0.471516036609613" calcext:value-type="float">
            <text:p>-0.47151603660961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169030236594" calcext:value-type="float">
            <text:p>3.169030236594</text:p>
          </table:table-cell>
          <table:table-cell/>
          <table:table-cell office:value-type="float" office:value="0.148707639050821" calcext:value-type="float">
            <text:p>0.148707639050821</text:p>
          </table:table-cell>
          <table:table-cell/>
          <table:table-cell office:value-type="float" office:value="2165" calcext:value-type="float">
            <text:p>2165</text:p>
          </table:table-cell>
          <table:table-cell table:number-columns-repeated="3"/>
          <table:table-cell office:value-type="float" office:value="2.47375729120288" calcext:value-type="float">
            <text:p>2.47375729120288</text:p>
          </table:table-cell>
          <table:table-cell office:value-type="float" office:value="3.4991330208596" calcext:value-type="float">
            <text:p>3.4991330208596</text:p>
          </table:table-cell>
          <table:table-cell office:value-type="float" office:value="4.03623946486255" calcext:value-type="float">
            <text:p>4.03623946486255</text:p>
          </table:table-cell>
          <table:table-cell table:number-columns-repeated="2"/>
          <table:table-cell office:value-type="float" office:value="2740" calcext:value-type="float">
            <text:p>2740</text:p>
          </table:table-cell>
          <table:table-cell office:value-type="float" office:value="3326" calcext:value-type="float">
            <text:p>3326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/>
          <table:table-cell office:value-type="float" office:value="100.095412892959" calcext:value-type="float">
            <text:p>100.095412892959</text:p>
          </table:table-cell>
          <table:table-cell/>
          <table:table-cell office:value-type="float" office:value="-3.07200642934746" calcext:value-type="float">
            <text:p>-3.07200642934746</text:p>
          </table:table-cell>
          <table:table-cell/>
          <table:table-cell office:value-type="float" office:value="43838" calcext:value-type="float">
            <text:p>43838</text:p>
          </table:table-cell>
          <table:table-cell table:number-columns-repeated="3"/>
          <table:table-cell office:value-type="float" office:value="86.4204172899269" calcext:value-type="float">
            <text:p>86.4204172899269</text:p>
          </table:table-cell>
          <table:table-cell/>
          <table:table-cell office:value-type="float" office:value="2.1212262974888" calcext:value-type="float">
            <text:p>2.121226297488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92919288657364" calcext:value-type="float">
            <text:p>2.92919288657364</text:p>
          </table:table-cell>
          <table:table-cell/>
          <table:table-cell office:value-type="float" office:value="-0.0260644153554286" calcext:value-type="float">
            <text:p>-0.026064415355429</text:p>
          </table:table-cell>
          <table:table-cell/>
          <table:table-cell office:value-type="float" office:value="2517" calcext:value-type="float">
            <text:p>2517</text:p>
          </table:table-cell>
          <table:table-cell table:number-columns-repeated="3"/>
          <table:table-cell office:value-type="float" office:value="2.49080489426876" calcext:value-type="float">
            <text:p>2.49080489426876</text:p>
          </table:table-cell>
          <table:table-cell office:value-type="float" office:value="3.5608784155232" calcext:value-type="float">
            <text:p>3.5608784155232</text:p>
          </table:table-cell>
          <table:table-cell office:value-type="float" office:value="4.03688582777865" calcext:value-type="float">
            <text:p>4.03688582777865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3340" calcext:value-type="float">
            <text:p>3340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/>
          <table:table-cell office:value-type="float" office:value="100.101188834762" calcext:value-type="float">
            <text:p>100.101188834762</text:p>
          </table:table-cell>
          <table:table-cell/>
          <table:table-cell office:value-type="float" office:value="-3.48426855211488" calcext:value-type="float">
            <text:p>-3.48426855211488</text:p>
          </table:table-cell>
          <table:table-cell/>
          <table:table-cell office:value-type="float" office:value="46190" calcext:value-type="float">
            <text:p>46190</text:p>
          </table:table-cell>
          <table:table-cell table:number-columns-repeated="3"/>
          <table:table-cell office:value-type="float" office:value="100.081844730266" calcext:value-type="float">
            <text:p>100.081844730266</text:p>
          </table:table-cell>
          <table:table-cell/>
          <table:table-cell office:value-type="float" office:value="2.44756480559042" calcext:value-type="float">
            <text:p>2.44756480559042</text:p>
          </table:table-cell>
          <table:table-cell/>
          <table:table-cell office:value-type="float" office:value="46334" calcext:value-type="float">
            <text:p>46334</text:p>
          </table:table-cell>
          <table:table-cell table:number-columns-repeated="3"/>
          <table:table-cell office:value-type="float" office:value="100.110193866324" calcext:value-type="float">
            <text:p>100.110193866324</text:p>
          </table:table-cell>
          <table:table-cell/>
          <table:table-cell office:value-type="float" office:value="0.767881145688175" calcext:value-type="float">
            <text:p>0.767881145688175</text:p>
          </table:table-cell>
          <table:table-cell/>
          <table:table-cell office:value-type="float" office:value="44969" calcext:value-type="float">
            <text:p>44969</text:p>
          </table:table-cell>
          <table:table-cell table:number-columns-repeated="3"/>
          <table:table-cell office:value-type="float" office:value="2.50250434736545" calcext:value-type="float">
            <text:p>2.50250434736545</text:p>
          </table:table-cell>
          <table:table-cell office:value-type="float" office:value="3.56543975967519" calcext:value-type="float">
            <text:p>3.56543975967519</text:p>
          </table:table-cell>
          <table:table-cell office:value-type="float" office:value="4.0484394880151" calcext:value-type="float">
            <text:p>4.0484394880151</text:p>
          </table:table-cell>
          <table:table-cell table:number-columns-repeated="2"/>
          <table:table-cell office:value-type="float" office:value="2766" calcext:value-type="float">
            <text:p>2766</text:p>
          </table:table-cell>
          <table:table-cell office:value-type="float" office:value="3353" calcext:value-type="float">
            <text:p>3353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/>
          <table:table-cell office:value-type="float" office:value="100.098606498119" calcext:value-type="float">
            <text:p>100.098606498119</text:p>
          </table:table-cell>
          <table:table-cell/>
          <table:table-cell office:value-type="float" office:value="-2.42607858542017" calcext:value-type="float">
            <text:p>-2.42607858542017</text:p>
          </table:table-cell>
          <table:table-cell/>
          <table:table-cell office:value-type="float" office:value="48780" calcext:value-type="float">
            <text:p>48780</text:p>
          </table:table-cell>
          <table:table-cell table:number-columns-repeated="3"/>
          <table:table-cell office:value-type="float" office:value="1.917903509877" calcext:value-type="float">
            <text:p>1.917903509877</text:p>
          </table:table-cell>
          <table:table-cell/>
          <table:table-cell office:value-type="float" office:value="0.0582970279864413" calcext:value-type="float">
            <text:p>0.05829702798644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679594753" calcext:value-type="float">
            <text:p>100.105679594753</text:p>
          </table:table-cell>
          <table:table-cell/>
          <table:table-cell office:value-type="float" office:value="0.384977629542289" calcext:value-type="float">
            <text:p>0.384977629542289</text:p>
          </table:table-cell>
          <table:table-cell/>
          <table:table-cell office:value-type="float" office:value="43627" calcext:value-type="float">
            <text:p>43627</text:p>
          </table:table-cell>
          <table:table-cell table:number-columns-repeated="3"/>
          <table:table-cell office:value-type="float" office:value="2.52693377791719" calcext:value-type="float">
            <text:p>2.52693377791719</text:p>
          </table:table-cell>
          <table:table-cell office:value-type="float" office:value="3.58307194260502" calcext:value-type="float">
            <text:p>3.58307194260502</text:p>
          </table:table-cell>
          <table:table-cell office:value-type="float" office:value="4.0535791270297" calcext:value-type="float">
            <text:p>4.0535791270297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3353" calcext:value-type="float">
            <text:p>3353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/>
          <table:table-cell office:value-type="float" office:value="100.098554728187" calcext:value-type="float">
            <text:p>100.098554728187</text:p>
          </table:table-cell>
          <table:table-cell/>
          <table:table-cell office:value-type="float" office:value="-1.89261606421408" calcext:value-type="float">
            <text:p>-1.89261606421408</text:p>
          </table:table-cell>
          <table:table-cell/>
          <table:table-cell office:value-type="float" office:value="46285" calcext:value-type="float">
            <text:p>46285</text:p>
          </table:table-cell>
          <table:table-cell table:number-columns-repeated="3"/>
          <table:table-cell office:value-type="float" office:value="7.39303388042008" calcext:value-type="float">
            <text:p>7.39303388042008</text:p>
          </table:table-cell>
          <table:table-cell/>
          <table:table-cell office:value-type="float" office:value="-0.0970111460395415" calcext:value-type="float">
            <text:p>-0.097011146039542</text:p>
          </table:table-cell>
          <table:table-cell/>
          <table:table-cell office:value-type="float" office:value="7293" calcext:value-type="float">
            <text:p>7293</text:p>
          </table:table-cell>
          <table:table-cell table:number-columns-repeated="3"/>
          <table:table-cell office:value-type="float" office:value="100.108380934683" calcext:value-type="float">
            <text:p>100.108380934683</text:p>
          </table:table-cell>
          <table:table-cell/>
          <table:table-cell office:value-type="float" office:value="-1.10729655067176" calcext:value-type="float">
            <text:p>-1.10729655067176</text:p>
          </table:table-cell>
          <table:table-cell/>
          <table:table-cell office:value-type="float" office:value="45824" calcext:value-type="float">
            <text:p>45824</text:p>
          </table:table-cell>
          <table:table-cell table:number-columns-repeated="3"/>
          <table:table-cell office:value-type="float" office:value="2.54319640558634" calcext:value-type="float">
            <text:p>2.54319640558634</text:p>
          </table:table-cell>
          <table:table-cell office:value-type="float" office:value="3.59564798306462" calcext:value-type="float">
            <text:p>3.59564798306462</text:p>
          </table:table-cell>
          <table:table-cell office:value-type="float" office:value="4.05665222551422" calcext:value-type="float">
            <text:p>4.05665222551422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356" calcext:value-type="float">
            <text:p>3356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/>
          <table:table-cell office:value-type="float" office:value="0.0577545832508792" calcext:value-type="float">
            <text:p>0.057754583250879</text:p>
          </table:table-cell>
          <table:table-cell/>
          <table:table-cell office:value-type="float" office:value="-0.0206448261683909" calcext:value-type="float">
            <text:p>-0.02064482616839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888863950697591" calcext:value-type="float">
            <text:p>0.088886395069759</text:p>
          </table:table-cell>
          <table:table-cell/>
          <table:table-cell office:value-type="float" office:value="-0.130993090104786" calcext:value-type="float">
            <text:p>-0.130993090104786</text:p>
          </table:table-cell>
          <table:table-cell/>
          <table:table-cell office:value-type="float" office:value="10098" calcext:value-type="float">
            <text:p>10098</text:p>
          </table:table-cell>
          <table:table-cell table:number-columns-repeated="3"/>
          <table:table-cell office:value-type="float" office:value="-0.0976948010612241" calcext:value-type="float">
            <text:p>-0.097694801061224</text:p>
          </table:table-cell>
          <table:table-cell/>
          <table:table-cell office:value-type="float" office:value="0.135691728498811" calcext:value-type="float">
            <text:p>0.135691728498811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2.56089510522415" calcext:value-type="float">
            <text:p>2.56089510522415</text:p>
          </table:table-cell>
          <table:table-cell office:value-type="float" office:value="3.60062927811516" calcext:value-type="float">
            <text:p>3.60062927811516</text:p>
          </table:table-cell>
          <table:table-cell office:value-type="float" office:value="4.06750798127569" calcext:value-type="float">
            <text:p>4.06750798127569</text:p>
          </table:table-cell>
          <table:table-cell table:number-columns-repeated="2"/>
          <table:table-cell office:value-type="float" office:value="2853" calcext:value-type="float">
            <text:p>2853</text:p>
          </table:table-cell>
          <table:table-cell office:value-type="float" office:value="3369" calcext:value-type="float">
            <text:p>3369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/>
          <table:table-cell office:value-type="float" office:value="100.101322560265" calcext:value-type="float">
            <text:p>100.101322560265</text:p>
          </table:table-cell>
          <table:table-cell/>
          <table:table-cell office:value-type="float" office:value="-8.09140553101477" calcext:value-type="float">
            <text:p>-8.09140553101477</text:p>
          </table:table-cell>
          <table:table-cell/>
          <table:table-cell office:value-type="float" office:value="45795" calcext:value-type="float">
            <text:p>45795</text:p>
          </table:table-cell>
          <table:table-cell table:number-columns-repeated="3"/>
          <table:table-cell office:value-type="float" office:value="100.081114681045" calcext:value-type="float">
            <text:p>100.081114681045</text:p>
          </table:table-cell>
          <table:table-cell/>
          <table:table-cell office:value-type="float" office:value="-3.88760345774393" calcext:value-type="float">
            <text:p>-3.88760345774393</text:p>
          </table:table-cell>
          <table:table-cell/>
          <table:table-cell office:value-type="float" office:value="49082" calcext:value-type="float">
            <text:p>49082</text:p>
          </table:table-cell>
          <table:table-cell table:number-columns-repeated="3"/>
          <table:table-cell office:value-type="float" office:value="7.50818939299056" calcext:value-type="float">
            <text:p>7.50818939299056</text:p>
          </table:table-cell>
          <table:table-cell/>
          <table:table-cell office:value-type="float" office:value="0.550390513420216" calcext:value-type="float">
            <text:p>0.550390513420216</text:p>
          </table:table-cell>
          <table:table-cell/>
          <table:table-cell office:value-type="float" office:value="5953" calcext:value-type="float">
            <text:p>5953</text:p>
          </table:table-cell>
          <table:table-cell table:number-columns-repeated="3"/>
          <table:table-cell office:value-type="float" office:value="2.57534548166976" calcext:value-type="float">
            <text:p>2.57534548166976</text:p>
          </table:table-cell>
          <table:table-cell office:value-type="float" office:value="3.60801876102244" calcext:value-type="float">
            <text:p>3.60801876102244</text:p>
          </table:table-cell>
          <table:table-cell office:value-type="float" office:value="4.12347803419198" calcext:value-type="float">
            <text:p>4.12347803419198</text:p>
          </table:table-cell>
          <table:table-cell table:number-columns-repeated="2"/>
          <table:table-cell office:value-type="float" office:value="2862" calcext:value-type="float">
            <text:p>2862</text:p>
          </table:table-cell>
          <table:table-cell office:value-type="float" office:value="3376" calcext:value-type="float">
            <text:p>3376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/>
          <table:table-cell office:value-type="float" office:value="100.120390113813" calcext:value-type="float">
            <text:p>100.120390113813</text:p>
          </table:table-cell>
          <table:table-cell/>
          <table:table-cell office:value-type="float" office:value="-4.20716776470307" calcext:value-type="float">
            <text:p>-4.20716776470307</text:p>
          </table:table-cell>
          <table:table-cell/>
          <table:table-cell office:value-type="float" office:value="43760" calcext:value-type="float">
            <text:p>43760</text:p>
          </table:table-cell>
          <table:table-cell table:number-columns-repeated="3"/>
          <table:table-cell office:value-type="float" office:value="9.04015658600126" calcext:value-type="float">
            <text:p>9.04015658600126</text:p>
          </table:table-cell>
          <table:table-cell/>
          <table:table-cell office:value-type="float" office:value="-0.435407236697893" calcext:value-type="float">
            <text:p>-0.435407236697893</text:p>
          </table:table-cell>
          <table:table-cell/>
          <table:table-cell office:value-type="float" office:value="6965" calcext:value-type="float">
            <text:p>6965</text:p>
          </table:table-cell>
          <table:table-cell table:number-columns-repeated="3"/>
          <table:table-cell office:value-type="float" office:value="100.107263293185" calcext:value-type="float">
            <text:p>100.107263293185</text:p>
          </table:table-cell>
          <table:table-cell/>
          <table:table-cell office:value-type="float" office:value="-3.44366878992702" calcext:value-type="float">
            <text:p>-3.44366878992702</text:p>
          </table:table-cell>
          <table:table-cell/>
          <table:table-cell office:value-type="float" office:value="45710" calcext:value-type="float">
            <text:p>45710</text:p>
          </table:table-cell>
          <table:table-cell table:number-columns-repeated="3"/>
          <table:table-cell office:value-type="float" office:value="2.60281507115904" calcext:value-type="float">
            <text:p>2.60281507115904</text:p>
          </table:table-cell>
          <table:table-cell office:value-type="float" office:value="3.60871125396559" calcext:value-type="float">
            <text:p>3.60871125396559</text:p>
          </table:table-cell>
          <table:table-cell office:value-type="float" office:value="4.15135285809562" calcext:value-type="float">
            <text:p>4.15135285809562</text:p>
          </table:table-cell>
          <table:table-cell table:number-columns-repeated="2"/>
          <table:table-cell office:value-type="float" office:value="2864" calcext:value-type="float">
            <text:p>2864</text:p>
          </table:table-cell>
          <table:table-cell office:value-type="float" office:value="3379" calcext:value-type="float">
            <text:p>3379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/>
          <table:table-cell office:value-type="float" office:value="1.86603962746344" calcext:value-type="float">
            <text:p>1.86603962746344</text:p>
          </table:table-cell>
          <table:table-cell/>
          <table:table-cell office:value-type="float" office:value="-0.313272972077286" calcext:value-type="float">
            <text:p>-0.31327297207728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88680984963811" calcext:value-type="float">
            <text:p>7.88680984963811</text:p>
          </table:table-cell>
          <table:table-cell/>
          <table:table-cell office:value-type="float" office:value="-0.489237519741077" calcext:value-type="float">
            <text:p>-0.489237519741077</text:p>
          </table:table-cell>
          <table:table-cell/>
          <table:table-cell office:value-type="float" office:value="11868" calcext:value-type="float">
            <text:p>11868</text:p>
          </table:table-cell>
          <table:table-cell table:number-columns-repeated="3"/>
          <table:table-cell office:value-type="float" office:value="100.10027558269" calcext:value-type="float">
            <text:p>100.10027558269</text:p>
          </table:table-cell>
          <table:table-cell/>
          <table:table-cell office:value-type="float" office:value="0.227975466232459" calcext:value-type="float">
            <text:p>0.227975466232459</text:p>
          </table:table-cell>
          <table:table-cell/>
          <table:table-cell office:value-type="float" office:value="46811" calcext:value-type="float">
            <text:p>46811</text:p>
          </table:table-cell>
          <table:table-cell table:number-columns-repeated="3"/>
          <table:table-cell office:value-type="float" office:value="2.65413380989833" calcext:value-type="float">
            <text:p>2.65413380989833</text:p>
          </table:table-cell>
          <table:table-cell office:value-type="float" office:value="3.62095680532215" calcext:value-type="float">
            <text:p>3.62095680532215</text:p>
          </table:table-cell>
          <table:table-cell office:value-type="float" office:value="4.19028752326251" calcext:value-type="float">
            <text:p>4.19028752326251</text:p>
          </table:table-cell>
          <table:table-cell table:number-columns-repeated="2"/>
          <table:table-cell office:value-type="float" office:value="2874" calcext:value-type="float">
            <text:p>2874</text:p>
          </table:table-cell>
          <table:table-cell office:value-type="float" office:value="3387" calcext:value-type="float">
            <text:p>3387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/>
          <table:table-cell office:value-type="float" office:value="7.02180905165891" calcext:value-type="float">
            <text:p>7.02180905165891</text:p>
          </table:table-cell>
          <table:table-cell/>
          <table:table-cell office:value-type="float" office:value="-0.654544348889262" calcext:value-type="float">
            <text:p>-0.654544348889262</text:p>
          </table:table-cell>
          <table:table-cell/>
          <table:table-cell office:value-type="float" office:value="5918" calcext:value-type="float">
            <text:p>5918</text:p>
          </table:table-cell>
          <table:table-cell table:number-columns-repeated="3"/>
          <table:table-cell office:value-type="float" office:value="7.14859692162026" calcext:value-type="float">
            <text:p>7.14859692162026</text:p>
          </table:table-cell>
          <table:table-cell/>
          <table:table-cell office:value-type="float" office:value="-0.291566608700605" calcext:value-type="float">
            <text:p>-0.291566608700605</text:p>
          </table:table-cell>
          <table:table-cell/>
          <table:table-cell office:value-type="float" office:value="8333" calcext:value-type="float">
            <text:p>8333</text:p>
          </table:table-cell>
          <table:table-cell table:number-columns-repeated="3"/>
          <table:table-cell office:value-type="float" office:value="100.110900768277" calcext:value-type="float">
            <text:p>100.110900768277</text:p>
          </table:table-cell>
          <table:table-cell/>
          <table:table-cell office:value-type="float" office:value="-0.553428761237692" calcext:value-type="float">
            <text:p>-0.553428761237692</text:p>
          </table:table-cell>
          <table:table-cell/>
          <table:table-cell office:value-type="float" office:value="44987" calcext:value-type="float">
            <text:p>44987</text:p>
          </table:table-cell>
          <table:table-cell table:number-columns-repeated="3"/>
          <table:table-cell office:value-type="float" office:value="2.65854363222493" calcext:value-type="float">
            <text:p>2.65854363222493</text:p>
          </table:table-cell>
          <table:table-cell office:value-type="float" office:value="3.62470596841399" calcext:value-type="float">
            <text:p>3.62470596841399</text:p>
          </table:table-cell>
          <table:table-cell office:value-type="float" office:value="4.19614841193229" calcext:value-type="float">
            <text:p>4.19614841193229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office:value-type="float" office:value="3406" calcext:value-type="float">
            <text:p>3406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/>
          <table:table-cell office:value-type="float" office:value="5.40983293983195" calcext:value-type="float">
            <text:p>5.40983293983195</text:p>
          </table:table-cell>
          <table:table-cell/>
          <table:table-cell office:value-type="float" office:value="0.0775528143913486" calcext:value-type="float">
            <text:p>0.077552814391349</text:p>
          </table:table-cell>
          <table:table-cell/>
          <table:table-cell office:value-type="float" office:value="4001" calcext:value-type="float">
            <text:p>4001</text:p>
          </table:table-cell>
          <table:table-cell table:number-columns-repeated="3"/>
          <table:table-cell office:value-type="float" office:value="100.084667078967" calcext:value-type="float">
            <text:p>100.084667078967</text:p>
          </table:table-cell>
          <table:table-cell/>
          <table:table-cell office:value-type="float" office:value="4.50867506485445" calcext:value-type="float">
            <text:p>4.50867506485445</text:p>
          </table:table-cell>
          <table:table-cell/>
          <table:table-cell office:value-type="float" office:value="48473" calcext:value-type="float">
            <text:p>48473</text:p>
          </table:table-cell>
          <table:table-cell table:number-columns-repeated="3"/>
          <table:table-cell office:value-type="float" office:value="6.01667605408741" calcext:value-type="float">
            <text:p>6.01667605408741</text:p>
          </table:table-cell>
          <table:table-cell/>
          <table:table-cell office:value-type="float" office:value="0.328045917249223" calcext:value-type="float">
            <text:p>0.328045917249223</text:p>
          </table:table-cell>
          <table:table-cell/>
          <table:table-cell office:value-type="float" office:value="4924" calcext:value-type="float">
            <text:p>4924</text:p>
          </table:table-cell>
          <table:table-cell table:number-columns-repeated="3"/>
          <table:table-cell office:value-type="float" office:value="2.66063557983477" calcext:value-type="float">
            <text:p>2.66063557983477</text:p>
          </table:table-cell>
          <table:table-cell office:value-type="float" office:value="3.63235743931204" calcext:value-type="float">
            <text:p>3.63235743931204</text:p>
          </table:table-cell>
          <table:table-cell office:value-type="float" office:value="4.21342391406193" calcext:value-type="float">
            <text:p>4.21342391406193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office:value-type="float" office:value="3409" calcext:value-type="float">
            <text:p>3409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/>
          <table:table-cell office:value-type="float" office:value="100.098018913333" calcext:value-type="float">
            <text:p>100.098018913333</text:p>
          </table:table-cell>
          <table:table-cell/>
          <table:table-cell office:value-type="float" office:value="-2.36212744663267" calcext:value-type="float">
            <text:p>-2.36212744663267</text:p>
          </table:table-cell>
          <table:table-cell/>
          <table:table-cell office:value-type="float" office:value="48380" calcext:value-type="float">
            <text:p>48380</text:p>
          </table:table-cell>
          <table:table-cell table:number-columns-repeated="3"/>
          <table:table-cell office:value-type="float" office:value="100.083588494686" calcext:value-type="float">
            <text:p>100.083588494686</text:p>
          </table:table-cell>
          <table:table-cell/>
          <table:table-cell office:value-type="float" office:value="6.63333413322451" calcext:value-type="float">
            <text:p>6.63333413322451</text:p>
          </table:table-cell>
          <table:table-cell/>
          <table:table-cell office:value-type="float" office:value="45976" calcext:value-type="float">
            <text:p>45976</text:p>
          </table:table-cell>
          <table:table-cell table:number-columns-repeated="3"/>
          <table:table-cell office:value-type="float" office:value="5.9618682779634" calcext:value-type="float">
            <text:p>5.9618682779634</text:p>
          </table:table-cell>
          <table:table-cell/>
          <table:table-cell office:value-type="float" office:value="0.10567585057481" calcext:value-type="float">
            <text:p>0.10567585057481</text:p>
          </table:table-cell>
          <table:table-cell/>
          <table:table-cell office:value-type="float" office:value="4479" calcext:value-type="float">
            <text:p>4479</text:p>
          </table:table-cell>
          <table:table-cell table:number-columns-repeated="3"/>
          <table:table-cell office:value-type="float" office:value="2.662782250491" calcext:value-type="float">
            <text:p>2.662782250491</text:p>
          </table:table-cell>
          <table:table-cell office:value-type="float" office:value="3.64333254160028" calcext:value-type="float">
            <text:p>3.64333254160028</text:p>
          </table:table-cell>
          <table:table-cell office:value-type="float" office:value="4.2593875699961" calcext:value-type="float">
            <text:p>4.2593875699961</text:p>
          </table:table-cell>
          <table:table-cell table:number-columns-repeated="2"/>
          <table:table-cell office:value-type="float" office:value="2917" calcext:value-type="float">
            <text:p>2917</text:p>
          </table:table-cell>
          <table:table-cell office:value-type="float" office:value="3433" calcext:value-type="float">
            <text:p>3433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/>
          <table:table-cell office:value-type="float" office:value="100.098279578066" calcext:value-type="float">
            <text:p>100.098279578066</text:p>
          </table:table-cell>
          <table:table-cell/>
          <table:table-cell office:value-type="float" office:value="-5.57908787447046" calcext:value-type="float">
            <text:p>-5.57908787447046</text:p>
          </table:table-cell>
          <table:table-cell/>
          <table:table-cell office:value-type="float" office:value="44911" calcext:value-type="float">
            <text:p>44911</text:p>
          </table:table-cell>
          <table:table-cell table:number-columns-repeated="3"/>
          <table:table-cell office:value-type="float" office:value="100.087267280921" calcext:value-type="float">
            <text:p>100.087267280921</text:p>
          </table:table-cell>
          <table:table-cell/>
          <table:table-cell office:value-type="float" office:value="-4.76017152723805" calcext:value-type="float">
            <text:p>-4.76017152723805</text:p>
          </table:table-cell>
          <table:table-cell/>
          <table:table-cell office:value-type="float" office:value="48327" calcext:value-type="float">
            <text:p>48327</text:p>
          </table:table-cell>
          <table:table-cell table:number-columns-repeated="3"/>
          <table:table-cell office:value-type="float" office:value="7.14005217421861" calcext:value-type="float">
            <text:p>7.14005217421861</text:p>
          </table:table-cell>
          <table:table-cell/>
          <table:table-cell office:value-type="float" office:value="0.0869661023119179" calcext:value-type="float">
            <text:p>0.086966102311918</text:p>
          </table:table-cell>
          <table:table-cell/>
          <table:table-cell office:value-type="float" office:value="5006" calcext:value-type="float">
            <text:p>5006</text:p>
          </table:table-cell>
          <table:table-cell table:number-columns-repeated="3"/>
          <table:table-cell office:value-type="float" office:value="2.67016432937887" calcext:value-type="float">
            <text:p>2.67016432937887</text:p>
          </table:table-cell>
          <table:table-cell office:value-type="float" office:value="3.65870138917018" calcext:value-type="float">
            <text:p>3.65870138917018</text:p>
          </table:table-cell>
          <table:table-cell office:value-type="float" office:value="4.26840142609323" calcext:value-type="float">
            <text:p>4.26840142609323</text:p>
          </table:table-cell>
          <table:table-cell table:number-columns-repeated="2"/>
          <table:table-cell office:value-type="float" office:value="2938" calcext:value-type="float">
            <text:p>2938</text:p>
          </table:table-cell>
          <table:table-cell office:value-type="float" office:value="3443" calcext:value-type="float">
            <text:p>3443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/>
          <table:table-cell office:value-type="float" office:value="2.01732250953059" calcext:value-type="float">
            <text:p>2.01732250953059</text:p>
          </table:table-cell>
          <table:table-cell/>
          <table:table-cell office:value-type="float" office:value="-0.0490245437815412" calcext:value-type="float">
            <text:p>-0.049024543781541</text:p>
          </table:table-cell>
          <table:table-cell/>
          <table:table-cell office:value-type="float" office:value="1875" calcext:value-type="float">
            <text:p>1875</text:p>
          </table:table-cell>
          <table:table-cell table:number-columns-repeated="3"/>
          <table:table-cell office:value-type="float" office:value="100.086241351086" calcext:value-type="float">
            <text:p>100.086241351086</text:p>
          </table:table-cell>
          <table:table-cell/>
          <table:table-cell office:value-type="float" office:value="2.104682825419" calcext:value-type="float">
            <text:p>2.104682825419</text:p>
          </table:table-cell>
          <table:table-cell/>
          <table:table-cell office:value-type="float" office:value="48222" calcext:value-type="float">
            <text:p>48222</text:p>
          </table:table-cell>
          <table:table-cell table:number-columns-repeated="3"/>
          <table:table-cell office:value-type="float" office:value="8.99890484129856" calcext:value-type="float">
            <text:p>8.99890484129856</text:p>
          </table:table-cell>
          <table:table-cell/>
          <table:table-cell office:value-type="float" office:value="0.654746787056345" calcext:value-type="float">
            <text:p>0.654746787056345</text:p>
          </table:table-cell>
          <table:table-cell/>
          <table:table-cell office:value-type="float" office:value="7793" calcext:value-type="float">
            <text:p>7793</text:p>
          </table:table-cell>
          <table:table-cell table:number-columns-repeated="3"/>
          <table:table-cell office:value-type="float" office:value="2.69048811212537" calcext:value-type="float">
            <text:p>2.69048811212537</text:p>
          </table:table-cell>
          <table:table-cell office:value-type="float" office:value="3.68386815743673" calcext:value-type="float">
            <text:p>3.68386815743673</text:p>
          </table:table-cell>
          <table:table-cell office:value-type="float" office:value="4.30392654997338" calcext:value-type="float">
            <text:p>4.30392654997338</text:p>
          </table:table-cell>
          <table:table-cell table:number-columns-repeated="2"/>
          <table:table-cell office:value-type="float" office:value="2946" calcext:value-type="float">
            <text:p>2946</text:p>
          </table:table-cell>
          <table:table-cell office:value-type="float" office:value="3445" calcext:value-type="float">
            <text:p>3445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/>
          <table:table-cell office:value-type="float" office:value="8.9486210515143" calcext:value-type="float">
            <text:p>8.9486210515143</text:p>
          </table:table-cell>
          <table:table-cell/>
          <table:table-cell office:value-type="float" office:value="-0.662254131820741" calcext:value-type="float">
            <text:p>-0.662254131820741</text:p>
          </table:table-cell>
          <table:table-cell/>
          <table:table-cell office:value-type="float" office:value="6717" calcext:value-type="float">
            <text:p>6717</text:p>
          </table:table-cell>
          <table:table-cell table:number-columns-repeated="3"/>
          <table:table-cell office:value-type="float" office:value="6.33906468706754" calcext:value-type="float">
            <text:p>6.33906468706754</text:p>
          </table:table-cell>
          <table:table-cell/>
          <table:table-cell office:value-type="float" office:value="-0.210926351777266" calcext:value-type="float">
            <text:p>-0.210926351777266</text:p>
          </table:table-cell>
          <table:table-cell/>
          <table:table-cell office:value-type="float" office:value="4786" calcext:value-type="float">
            <text:p>4786</text:p>
          </table:table-cell>
          <table:table-cell table:number-columns-repeated="3"/>
          <table:table-cell office:value-type="float" office:value="2.17514230149603" calcext:value-type="float">
            <text:p>2.17514230149603</text:p>
          </table:table-cell>
          <table:table-cell/>
          <table:table-cell office:value-type="float" office:value="0.0498444653848214" calcext:value-type="float">
            <text:p>0.049844465384821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3"/>
          <table:table-cell office:value-type="float" office:value="2.73374758524863" calcext:value-type="float">
            <text:p>2.73374758524863</text:p>
          </table:table-cell>
          <table:table-cell office:value-type="float" office:value="3.69023732012688" calcext:value-type="float">
            <text:p>3.69023732012688</text:p>
          </table:table-cell>
          <table:table-cell office:value-type="float" office:value="4.3217119515593" calcext:value-type="float">
            <text:p>4.3217119515593</text:p>
          </table:table-cell>
          <table:table-cell table:number-columns-repeated="2"/>
          <table:table-cell office:value-type="float" office:value="2960" calcext:value-type="float">
            <text:p>2960</text:p>
          </table:table-cell>
          <table:table-cell office:value-type="float" office:value="3448" calcext:value-type="float">
            <text:p>3448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/>
          <table:table-cell office:value-type="float" office:value="100.103394498594" calcext:value-type="float">
            <text:p>100.103394498594</text:p>
          </table:table-cell>
          <table:table-cell/>
          <table:table-cell office:value-type="float" office:value="-4.85198205355355" calcext:value-type="float">
            <text:p>-4.85198205355355</text:p>
          </table:table-cell>
          <table:table-cell/>
          <table:table-cell office:value-type="float" office:value="45862" calcext:value-type="float">
            <text:p>45862</text:p>
          </table:table-cell>
          <table:table-cell table:number-columns-repeated="3"/>
          <table:table-cell office:value-type="float" office:value="94.160024281469" calcext:value-type="float">
            <text:p>94.160024281469</text:p>
          </table:table-cell>
          <table:table-cell/>
          <table:table-cell office:value-type="float" office:value="-1.74557675970876" calcext:value-type="float">
            <text:p>-1.7455767597087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5467166362" calcext:value-type="float">
            <text:p>100.115467166362</text:p>
          </table:table-cell>
          <table:table-cell/>
          <table:table-cell office:value-type="float" office:value="6.56688180408421" calcext:value-type="float">
            <text:p>6.56688180408421</text:p>
          </table:table-cell>
          <table:table-cell/>
          <table:table-cell office:value-type="float" office:value="47743" calcext:value-type="float">
            <text:p>47743</text:p>
          </table:table-cell>
          <table:table-cell table:number-columns-repeated="3"/>
          <table:table-cell office:value-type="float" office:value="2.7395152381276" calcext:value-type="float">
            <text:p>2.7395152381276</text:p>
          </table:table-cell>
          <table:table-cell office:value-type="float" office:value="3.69344474089503" calcext:value-type="float">
            <text:p>3.69344474089503</text:p>
          </table:table-cell>
          <table:table-cell office:value-type="float" office:value="4.32290098123038" calcext:value-type="float">
            <text:p>4.32290098123038</text:p>
          </table:table-cell>
          <table:table-cell table:number-columns-repeated="2"/>
          <table:table-cell office:value-type="float" office:value="2963" calcext:value-type="float">
            <text:p>2963</text:p>
          </table:table-cell>
          <table:table-cell office:value-type="float" office:value="3500" calcext:value-type="float">
            <text:p>3500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/>
          <table:table-cell office:value-type="float" office:value="0.229798423776417" calcext:value-type="float">
            <text:p>0.229798423776417</text:p>
          </table:table-cell>
          <table:table-cell/>
          <table:table-cell office:value-type="float" office:value="-0.0179805416551052" calcext:value-type="float">
            <text:p>-0.017980541655105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95.2409183763965" calcext:value-type="float">
            <text:p>95.2409183763965</text:p>
          </table:table-cell>
          <table:table-cell/>
          <table:table-cell office:value-type="float" office:value="-3.41412151486026" calcext:value-type="float">
            <text:p>-3.4141215148602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448918649" calcext:value-type="float">
            <text:p>100.108448918649</text:p>
          </table:table-cell>
          <table:table-cell/>
          <table:table-cell office:value-type="float" office:value="-2.45286934141691" calcext:value-type="float">
            <text:p>-2.45286934141691</text:p>
          </table:table-cell>
          <table:table-cell/>
          <table:table-cell office:value-type="float" office:value="47184" calcext:value-type="float">
            <text:p>47184</text:p>
          </table:table-cell>
          <table:table-cell table:number-columns-repeated="3"/>
          <table:table-cell office:value-type="float" office:value="2.75292739277269" calcext:value-type="float">
            <text:p>2.75292739277269</text:p>
          </table:table-cell>
          <table:table-cell office:value-type="float" office:value="3.69996072016794" calcext:value-type="float">
            <text:p>3.69996072016794</text:p>
          </table:table-cell>
          <table:table-cell office:value-type="float" office:value="4.32728450571187" calcext:value-type="float">
            <text:p>4.32728450571187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511" calcext:value-type="float">
            <text:p>3511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/>
          <table:table-cell office:value-type="float" office:value="0.0787814831834985" calcext:value-type="float">
            <text:p>0.078781483183499</text:p>
          </table:table-cell>
          <table:table-cell/>
          <table:table-cell office:value-type="float" office:value="-0.130525705887557" calcext:value-type="float">
            <text:p>-0.130525705887557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43.3148335620686" calcext:value-type="float">
            <text:p>43.3148335620686</text:p>
          </table:table-cell>
          <table:table-cell/>
          <table:table-cell office:value-type="float" office:value="-1.60448326991638" calcext:value-type="float">
            <text:p>-1.6044832699163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12487213236024" calcext:value-type="float">
            <text:p>1.12487213236024</text:p>
          </table:table-cell>
          <table:table-cell/>
          <table:table-cell office:value-type="float" office:value="0.181873384422847" calcext:value-type="float">
            <text:p>0.181873384422847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3"/>
          <table:table-cell office:value-type="float" office:value="2.75543525230804" calcext:value-type="float">
            <text:p>2.75543525230804</text:p>
          </table:table-cell>
          <table:table-cell office:value-type="float" office:value="3.70259710533241" calcext:value-type="float">
            <text:p>3.70259710533241</text:p>
          </table:table-cell>
          <table:table-cell office:value-type="float" office:value="4.39909730152163" calcext:value-type="float">
            <text:p>4.39909730152163</text:p>
          </table:table-cell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3524" calcext:value-type="float">
            <text:p>3524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/>
          <table:table-cell office:value-type="float" office:value="0.166059399004796" calcext:value-type="float">
            <text:p>0.166059399004796</text:p>
          </table:table-cell>
          <table:table-cell/>
          <table:table-cell office:value-type="float" office:value="-0.05814666088709" calcext:value-type="float">
            <text:p>-0.0581466608870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-0.0283853154434994" calcext:value-type="float">
            <text:p>-0.028385315443499</text:p>
          </table:table-cell>
          <table:table-cell/>
          <table:table-cell office:value-type="float" office:value="-0.0824002171969785" calcext:value-type="float">
            <text:p>-0.08240021719697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-0.0608679005979465" calcext:value-type="float">
            <text:p>-0.060867900597947</text:p>
          </table:table-cell>
          <table:table-cell/>
          <table:table-cell office:value-type="float" office:value="-0.204297457912171" calcext:value-type="float">
            <text:p>-0.204297457912171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2.76505550049426" calcext:value-type="float">
            <text:p>2.76505550049426</text:p>
          </table:table-cell>
          <table:table-cell office:value-type="float" office:value="3.70812859470129" calcext:value-type="float">
            <text:p>3.70812859470129</text:p>
          </table:table-cell>
          <table:table-cell office:value-type="float" office:value="4.43564742272674" calcext:value-type="float">
            <text:p>4.43564742272674</text:p>
          </table:table-cell>
          <table:table-cell table:number-columns-repeated="2"/>
          <table:table-cell office:value-type="float" office:value="2968" calcext:value-type="float">
            <text:p>2968</text:p>
          </table:table-cell>
          <table:table-cell office:value-type="float" office:value="3546" calcext:value-type="float">
            <text:p>3546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/>
          <table:table-cell office:value-type="float" office:value="9.01089924753881" calcext:value-type="float">
            <text:p>9.01089924753881</text:p>
          </table:table-cell>
          <table:table-cell/>
          <table:table-cell office:value-type="float" office:value="-0.590469305675108" calcext:value-type="float">
            <text:p>-0.590469305675108</text:p>
          </table:table-cell>
          <table:table-cell/>
          <table:table-cell office:value-type="float" office:value="6247" calcext:value-type="float">
            <text:p>6247</text:p>
          </table:table-cell>
          <table:table-cell table:number-columns-repeated="3"/>
          <table:table-cell office:value-type="float" office:value="7.85834820116259" calcext:value-type="float">
            <text:p>7.85834820116259</text:p>
          </table:table-cell>
          <table:table-cell/>
          <table:table-cell office:value-type="float" office:value="-0.0775167477173618" calcext:value-type="float">
            <text:p>-0.077516747717362</text:p>
          </table:table-cell>
          <table:table-cell/>
          <table:table-cell office:value-type="float" office:value="6548" calcext:value-type="float">
            <text:p>6548</text:p>
          </table:table-cell>
          <table:table-cell table:number-columns-repeated="3"/>
          <table:table-cell office:value-type="float" office:value="0.381225970313255" calcext:value-type="float">
            <text:p>0.381225970313255</text:p>
          </table:table-cell>
          <table:table-cell/>
          <table:table-cell office:value-type="float" office:value="0.163792461869205" calcext:value-type="float">
            <text:p>0.163792461869205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2.79457585698452" calcext:value-type="float">
            <text:p>2.79457585698452</text:p>
          </table:table-cell>
          <table:table-cell office:value-type="float" office:value="3.72081435562546" calcext:value-type="float">
            <text:p>3.72081435562546</text:p>
          </table:table-cell>
          <table:table-cell office:value-type="float" office:value="4.43657773358624" calcext:value-type="float">
            <text:p>4.43657773358624</text:p>
          </table:table-cell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3554" calcext:value-type="float">
            <text:p>3554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/>
          <table:table-cell office:value-type="float" office:value="100.096858756319" calcext:value-type="float">
            <text:p>100.096858756319</text:p>
          </table:table-cell>
          <table:table-cell/>
          <table:table-cell office:value-type="float" office:value="-6.85530774781475" calcext:value-type="float">
            <text:p>-6.85530774781475</text:p>
          </table:table-cell>
          <table:table-cell/>
          <table:table-cell office:value-type="float" office:value="45231" calcext:value-type="float">
            <text:p>45231</text:p>
          </table:table-cell>
          <table:table-cell table:number-columns-repeated="3"/>
          <table:table-cell office:value-type="float" office:value="100.099438041385" calcext:value-type="float">
            <text:p>100.099438041385</text:p>
          </table:table-cell>
          <table:table-cell/>
          <table:table-cell office:value-type="float" office:value="-0.406761726006159" calcext:value-type="float">
            <text:p>-0.406761726006159</text:p>
          </table:table-cell>
          <table:table-cell/>
          <table:table-cell office:value-type="float" office:value="49465" calcext:value-type="float">
            <text:p>49465</text:p>
          </table:table-cell>
          <table:table-cell table:number-columns-repeated="3"/>
          <table:table-cell office:value-type="float" office:value="0.265073295028066" calcext:value-type="float">
            <text:p>0.265073295028066</text:p>
          </table:table-cell>
          <table:table-cell/>
          <table:table-cell office:value-type="float" office:value="0.091193840847856" calcext:value-type="float">
            <text:p>0.091193840847856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2.80622551024759" calcext:value-type="float">
            <text:p>2.80622551024759</text:p>
          </table:table-cell>
          <table:table-cell office:value-type="float" office:value="3.73041407389826" calcext:value-type="float">
            <text:p>3.73041407389826</text:p>
          </table:table-cell>
          <table:table-cell office:value-type="float" office:value="4.44825590915643" calcext:value-type="float">
            <text:p>4.44825590915643</text:p>
          </table:table-cell>
          <table:table-cell table:number-columns-repeated="2"/>
          <table:table-cell office:value-type="float" office:value="2988" calcext:value-type="float">
            <text:p>2988</text:p>
          </table:table-cell>
          <table:table-cell office:value-type="float" office:value="3560" calcext:value-type="float">
            <text:p>3560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/>
          <table:table-cell office:value-type="float" office:value="100.088734449045" calcext:value-type="float">
            <text:p>100.088734449045</text:p>
          </table:table-cell>
          <table:table-cell/>
          <table:table-cell office:value-type="float" office:value="-5.71894593557911" calcext:value-type="float">
            <text:p>-5.71894593557911</text:p>
          </table:table-cell>
          <table:table-cell/>
          <table:table-cell office:value-type="float" office:value="48718" calcext:value-type="float">
            <text:p>48718</text:p>
          </table:table-cell>
          <table:table-cell table:number-columns-repeated="3"/>
          <table:table-cell office:value-type="float" office:value="100.086208762164" calcext:value-type="float">
            <text:p>100.086208762164</text:p>
          </table:table-cell>
          <table:table-cell/>
          <table:table-cell office:value-type="float" office:value="-3.14310068736365" calcext:value-type="float">
            <text:p>-3.14310068736365</text:p>
          </table:table-cell>
          <table:table-cell/>
          <table:table-cell office:value-type="float" office:value="49581" calcext:value-type="float">
            <text:p>49581</text:p>
          </table:table-cell>
          <table:table-cell table:number-columns-repeated="3"/>
          <table:table-cell office:value-type="float" office:value="6.29517538591893" calcext:value-type="float">
            <text:p>6.29517538591893</text:p>
          </table:table-cell>
          <table:table-cell/>
          <table:table-cell office:value-type="float" office:value="-0.141096181876605" calcext:value-type="float">
            <text:p>-0.141096181876605</text:p>
          </table:table-cell>
          <table:table-cell/>
          <table:table-cell office:value-type="float" office:value="5357" calcext:value-type="float">
            <text:p>5357</text:p>
          </table:table-cell>
          <table:table-cell table:number-columns-repeated="3"/>
          <table:table-cell office:value-type="float" office:value="2.83777181968974" calcext:value-type="float">
            <text:p>2.83777181968974</text:p>
          </table:table-cell>
          <table:table-cell office:value-type="float" office:value="3.73043896606084" calcext:value-type="float">
            <text:p>3.73043896606084</text:p>
          </table:table-cell>
          <table:table-cell office:value-type="float" office:value="4.4820884543013" calcext:value-type="float">
            <text:p>4.4820884543013</text:p>
          </table:table-cell>
          <table:table-cell table:number-columns-repeated="2"/>
          <table:table-cell office:value-type="float" office:value="2999" calcext:value-type="float">
            <text:p>2999</text:p>
          </table:table-cell>
          <table:table-cell office:value-type="float" office:value="3578" calcext:value-type="float">
            <text:p>3578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/>
          <table:table-cell office:value-type="float" office:value="100.102027180092" calcext:value-type="float">
            <text:p>100.102027180092</text:p>
          </table:table-cell>
          <table:table-cell/>
          <table:table-cell office:value-type="float" office:value="-0.73538615591436" calcext:value-type="float">
            <text:p>-0.73538615591436</text:p>
          </table:table-cell>
          <table:table-cell/>
          <table:table-cell office:value-type="float" office:value="47692" calcext:value-type="float">
            <text:p>47692</text:p>
          </table:table-cell>
          <table:table-cell table:number-columns-repeated="3"/>
          <table:table-cell office:value-type="float" office:value="8.97384321127218" calcext:value-type="float">
            <text:p>8.97384321127218</text:p>
          </table:table-cell>
          <table:table-cell/>
          <table:table-cell office:value-type="float" office:value="0.504261930073723" calcext:value-type="float">
            <text:p>0.504261930073723</text:p>
          </table:table-cell>
          <table:table-cell/>
          <table:table-cell office:value-type="float" office:value="10120" calcext:value-type="float">
            <text:p>10120</text:p>
          </table:table-cell>
          <table:table-cell table:number-columns-repeated="3"/>
          <table:table-cell office:value-type="float" office:value="1.48033074461262" calcext:value-type="float">
            <text:p>1.48033074461262</text:p>
          </table:table-cell>
          <table:table-cell/>
          <table:table-cell office:value-type="float" office:value="-0.0106895685307262" calcext:value-type="float">
            <text:p>-0.010689568530726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3"/>
          <table:table-cell office:value-type="float" office:value="2.84626657330407" calcext:value-type="float">
            <text:p>2.84626657330407</text:p>
          </table:table-cell>
          <table:table-cell office:value-type="float" office:value="3.76612572788749" calcext:value-type="float">
            <text:p>3.76612572788749</text:p>
          </table:table-cell>
          <table:table-cell office:value-type="float" office:value="4.49248658780561" calcext:value-type="float">
            <text:p>4.49248658780561</text:p>
          </table:table-cell>
          <table:table-cell table:number-columns-repeated="2"/>
          <table:table-cell office:value-type="float" office:value="3022" calcext:value-type="float">
            <text:p>3022</text:p>
          </table:table-cell>
          <table:table-cell office:value-type="float" office:value="3579" calcext:value-type="float">
            <text:p>3579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/>
          <table:table-cell office:value-type="float" office:value="7.47465922948569" calcext:value-type="float">
            <text:p>7.47465922948569</text:p>
          </table:table-cell>
          <table:table-cell/>
          <table:table-cell office:value-type="float" office:value="-0.720124956059032" calcext:value-type="float">
            <text:p>-0.720124956059032</text:p>
          </table:table-cell>
          <table:table-cell/>
          <table:table-cell office:value-type="float" office:value="5927" calcext:value-type="float">
            <text:p>5927</text:p>
          </table:table-cell>
          <table:table-cell table:number-columns-repeated="3"/>
          <table:table-cell office:value-type="float" office:value="100.088393487069" calcext:value-type="float">
            <text:p>100.088393487069</text:p>
          </table:table-cell>
          <table:table-cell/>
          <table:table-cell office:value-type="float" office:value="-1.95685400194685" calcext:value-type="float">
            <text:p>-1.95685400194685</text:p>
          </table:table-cell>
          <table:table-cell/>
          <table:table-cell office:value-type="float" office:value="48312" calcext:value-type="float">
            <text:p>48312</text:p>
          </table:table-cell>
          <table:table-cell table:number-columns-repeated="3"/>
          <table:table-cell office:value-type="float" office:value="1.35763004499907" calcext:value-type="float">
            <text:p>1.35763004499907</text:p>
          </table:table-cell>
          <table:table-cell/>
          <table:table-cell office:value-type="float" office:value="0.173991931019843" calcext:value-type="float">
            <text:p>0.173991931019843</text:p>
          </table:table-cell>
          <table:table-cell/>
          <table:table-cell office:value-type="float" office:value="1043" calcext:value-type="float">
            <text:p>1043</text:p>
          </table:table-cell>
          <table:table-cell table:number-columns-repeated="3"/>
          <table:table-cell office:value-type="float" office:value="2.86597999401795" calcext:value-type="float">
            <text:p>2.86597999401795</text:p>
          </table:table-cell>
          <table:table-cell office:value-type="float" office:value="3.77860325270828" calcext:value-type="float">
            <text:p>3.77860325270828</text:p>
          </table:table-cell>
          <table:table-cell office:value-type="float" office:value="4.55529026519028" calcext:value-type="float">
            <text:p>4.55529026519028</text:p>
          </table:table-cell>
          <table:table-cell table:number-columns-repeated="2"/>
          <table:table-cell office:value-type="float" office:value="3031" calcext:value-type="float">
            <text:p>3031</text:p>
          </table:table-cell>
          <table:table-cell office:value-type="float" office:value="3601" calcext:value-type="float">
            <text:p>3601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/>
          <table:table-cell office:value-type="float" office:value="0.116513648780983" calcext:value-type="float">
            <text:p>0.116513648780983</text:p>
          </table:table-cell>
          <table:table-cell/>
          <table:table-cell office:value-type="float" office:value="-0.201584378770362" calcext:value-type="float">
            <text:p>-0.201584378770362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100.087561802873" calcext:value-type="float">
            <text:p>100.087561802873</text:p>
          </table:table-cell>
          <table:table-cell/>
          <table:table-cell office:value-type="float" office:value="2.47156237684408" calcext:value-type="float">
            <text:p>2.47156237684408</text:p>
          </table:table-cell>
          <table:table-cell/>
          <table:table-cell office:value-type="float" office:value="48892" calcext:value-type="float">
            <text:p>48892</text:p>
          </table:table-cell>
          <table:table-cell table:number-columns-repeated="3"/>
          <table:table-cell office:value-type="float" office:value="6.95374184200282" calcext:value-type="float">
            <text:p>6.95374184200282</text:p>
          </table:table-cell>
          <table:table-cell/>
          <table:table-cell office:value-type="float" office:value="-0.304397175890528" calcext:value-type="float">
            <text:p>-0.304397175890528</text:p>
          </table:table-cell>
          <table:table-cell/>
          <table:table-cell office:value-type="float" office:value="6072" calcext:value-type="float">
            <text:p>6072</text:p>
          </table:table-cell>
          <table:table-cell table:number-columns-repeated="3"/>
          <table:table-cell office:value-type="float" office:value="2.88413706383056" calcext:value-type="float">
            <text:p>2.88413706383056</text:p>
          </table:table-cell>
          <table:table-cell office:value-type="float" office:value="3.7966538027117" calcext:value-type="float">
            <text:p>3.7966538027117</text:p>
          </table:table-cell>
          <table:table-cell office:value-type="float" office:value="4.58258981887217" calcext:value-type="float">
            <text:p>4.58258981887217</text:p>
          </table:table-cell>
          <table:table-cell table:number-columns-repeated="2"/>
          <table:table-cell office:value-type="float" office:value="3034" calcext:value-type="float">
            <text:p>3034</text:p>
          </table:table-cell>
          <table:table-cell office:value-type="float" office:value="3602" calcext:value-type="float">
            <text:p>3602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/>
          <table:table-cell office:value-type="float" office:value="3.43905616232084" calcext:value-type="float">
            <text:p>3.43905616232084</text:p>
          </table:table-cell>
          <table:table-cell/>
          <table:table-cell office:value-type="float" office:value="-0.0758058990183652" calcext:value-type="float">
            <text:p>-0.075805899018365</text:p>
          </table:table-cell>
          <table:table-cell/>
          <table:table-cell office:value-type="float" office:value="2520" calcext:value-type="float">
            <text:p>2520</text:p>
          </table:table-cell>
          <table:table-cell table:number-columns-repeated="3"/>
          <table:table-cell office:value-type="float" office:value="100.084065591077" calcext:value-type="float">
            <text:p>100.084065591077</text:p>
          </table:table-cell>
          <table:table-cell/>
          <table:table-cell office:value-type="float" office:value="3.7336471070092" calcext:value-type="float">
            <text:p>3.7336471070092</text:p>
          </table:table-cell>
          <table:table-cell/>
          <table:table-cell office:value-type="float" office:value="48848" calcext:value-type="float">
            <text:p>48848</text:p>
          </table:table-cell>
          <table:table-cell table:number-columns-repeated="3"/>
          <table:table-cell office:value-type="float" office:value="3.32007146029027" calcext:value-type="float">
            <text:p>3.32007146029027</text:p>
          </table:table-cell>
          <table:table-cell/>
          <table:table-cell office:value-type="float" office:value="-0.414705766091194" calcext:value-type="float">
            <text:p>-0.414705766091194</text:p>
          </table:table-cell>
          <table:table-cell/>
          <table:table-cell office:value-type="float" office:value="3022" calcext:value-type="float">
            <text:p>3022</text:p>
          </table:table-cell>
          <table:table-cell table:number-columns-repeated="3"/>
          <table:table-cell office:value-type="float" office:value="2.91166318067786" calcext:value-type="float">
            <text:p>2.91166318067786</text:p>
          </table:table-cell>
          <table:table-cell office:value-type="float" office:value="3.79932708374472" calcext:value-type="float">
            <text:p>3.79932708374472</text:p>
          </table:table-cell>
          <table:table-cell office:value-type="float" office:value="4.5884304353361" calcext:value-type="float">
            <text:p>4.5884304353361</text:p>
          </table:table-cell>
          <table:table-cell table:number-columns-repeated="2"/>
          <table:table-cell office:value-type="float" office:value="3044" calcext:value-type="float">
            <text:p>3044</text:p>
          </table:table-cell>
          <table:table-cell office:value-type="float" office:value="3610" calcext:value-type="float">
            <text:p>3610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/>
          <table:table-cell office:value-type="float" office:value="100.097369517733" calcext:value-type="float">
            <text:p>100.097369517733</text:p>
          </table:table-cell>
          <table:table-cell/>
          <table:table-cell office:value-type="float" office:value="-3.76999930437064" calcext:value-type="float">
            <text:p>-3.76999930437064</text:p>
          </table:table-cell>
          <table:table-cell/>
          <table:table-cell office:value-type="float" office:value="46847" calcext:value-type="float">
            <text:p>46847</text:p>
          </table:table-cell>
          <table:table-cell table:number-columns-repeated="3"/>
          <table:table-cell office:value-type="float" office:value="8.9964480470626" calcext:value-type="float">
            <text:p>8.9964480470626</text:p>
          </table:table-cell>
          <table:table-cell/>
          <table:table-cell office:value-type="float" office:value="-0.452162609613163" calcext:value-type="float">
            <text:p>-0.452162609613163</text:p>
          </table:table-cell>
          <table:table-cell/>
          <table:table-cell office:value-type="float" office:value="14850" calcext:value-type="float">
            <text:p>14850</text:p>
          </table:table-cell>
          <table:table-cell table:number-columns-repeated="3"/>
          <table:table-cell office:value-type="float" office:value="3.62665502896493" calcext:value-type="float">
            <text:p>3.62665502896493</text:p>
          </table:table-cell>
          <table:table-cell/>
          <table:table-cell office:value-type="float" office:value="-0.59426709830992" calcext:value-type="float">
            <text:p>-0.59426709830992</text:p>
          </table:table-cell>
          <table:table-cell/>
          <table:table-cell office:value-type="float" office:value="3342" calcext:value-type="float">
            <text:p>3342</text:p>
          </table:table-cell>
          <table:table-cell table:number-columns-repeated="3"/>
          <table:table-cell office:value-type="float" office:value="2.92381327992004" calcext:value-type="float">
            <text:p>2.92381327992004</text:p>
          </table:table-cell>
          <table:table-cell office:value-type="float" office:value="3.81210575307209" calcext:value-type="float">
            <text:p>3.81210575307209</text:p>
          </table:table-cell>
          <table:table-cell office:value-type="float" office:value="4.58957289666934" calcext:value-type="float">
            <text:p>4.58957289666934</text:p>
          </table:table-cell>
          <table:table-cell table:number-columns-repeated="2"/>
          <table:table-cell office:value-type="float" office:value="3046" calcext:value-type="float">
            <text:p>3046</text:p>
          </table:table-cell>
          <table:table-cell office:value-type="float" office:value="3646" calcext:value-type="float">
            <text:p>3646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/>
          <table:table-cell office:value-type="float" office:value="1.38929341461703" calcext:value-type="float">
            <text:p>1.38929341461703</text:p>
          </table:table-cell>
          <table:table-cell/>
          <table:table-cell office:value-type="float" office:value="0.0235982379611223" calcext:value-type="float">
            <text:p>0.023598237961122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93.590503801765" calcext:value-type="float">
            <text:p>93.590503801765</text:p>
          </table:table-cell>
          <table:table-cell/>
          <table:table-cell office:value-type="float" office:value="-3.68732871654582" calcext:value-type="float">
            <text:p>-3.6873287165458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75543525230804" calcext:value-type="float">
            <text:p>2.75543525230804</text:p>
          </table:table-cell>
          <table:table-cell/>
          <table:table-cell office:value-type="float" office:value="0.221159208102342" calcext:value-type="float">
            <text:p>0.221159208102342</text:p>
          </table:table-cell>
          <table:table-cell/>
          <table:table-cell office:value-type="float" office:value="2076" calcext:value-type="float">
            <text:p>2076</text:p>
          </table:table-cell>
          <table:table-cell table:number-columns-repeated="3"/>
          <table:table-cell office:value-type="float" office:value="2.92919288657364" calcext:value-type="float">
            <text:p>2.92919288657364</text:p>
          </table:table-cell>
          <table:table-cell office:value-type="float" office:value="3.8230589773915" calcext:value-type="float">
            <text:p>3.8230589773915</text:p>
          </table:table-cell>
          <table:table-cell office:value-type="float" office:value="4.59366503740243" calcext:value-type="float">
            <text:p>4.59366503740243</text:p>
          </table:table-cell>
          <table:table-cell table:number-columns-repeated="2"/>
          <table:table-cell office:value-type="float" office:value="3056" calcext:value-type="float">
            <text:p>3056</text:p>
          </table:table-cell>
          <table:table-cell office:value-type="float" office:value="3647" calcext:value-type="float">
            <text:p>3647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/>
          <table:table-cell office:value-type="float" office:value="9.0002724468566" calcext:value-type="float">
            <text:p>9.0002724468566</text:p>
          </table:table-cell>
          <table:table-cell/>
          <table:table-cell office:value-type="float" office:value="0.270093034686376" calcext:value-type="float">
            <text:p>0.270093034686376</text:p>
          </table:table-cell>
          <table:table-cell/>
          <table:table-cell office:value-type="float" office:value="6742" calcext:value-type="float">
            <text:p>6742</text:p>
          </table:table-cell>
          <table:table-cell table:number-columns-repeated="3"/>
          <table:table-cell office:value-type="float" office:value="49.2318073383222" calcext:value-type="float">
            <text:p>49.2318073383222</text:p>
          </table:table-cell>
          <table:table-cell/>
          <table:table-cell office:value-type="float" office:value="-2.07247321611459" calcext:value-type="float">
            <text:p>-2.0724732161145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1440249869219" calcext:value-type="float">
            <text:p>8.1440249869219</text:p>
          </table:table-cell>
          <table:table-cell/>
          <table:table-cell office:value-type="float" office:value="0.0605888422283527" calcext:value-type="float">
            <text:p>0.060588842228353</text:p>
          </table:table-cell>
          <table:table-cell/>
          <table:table-cell office:value-type="float" office:value="7208" calcext:value-type="float">
            <text:p>7208</text:p>
          </table:table-cell>
          <table:table-cell table:number-columns-repeated="3"/>
          <table:table-cell office:value-type="float" office:value="2.97367177758592" calcext:value-type="float">
            <text:p>2.97367177758592</text:p>
          </table:table-cell>
          <table:table-cell office:value-type="float" office:value="3.83745975314319" calcext:value-type="float">
            <text:p>3.83745975314319</text:p>
          </table:table-cell>
          <table:table-cell office:value-type="float" office:value="4.63717728189874" calcext:value-type="float">
            <text:p>4.63717728189874</text:p>
          </table:table-cell>
          <table:table-cell table:number-columns-repeated="2"/>
          <table:table-cell office:value-type="float" office:value="3058" calcext:value-type="float">
            <text:p>3058</text:p>
          </table:table-cell>
          <table:table-cell office:value-type="float" office:value="3667" calcext:value-type="float">
            <text:p>3667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/>
          <table:table-cell office:value-type="float" office:value="1.13515970388184" calcext:value-type="float">
            <text:p>1.13515970388184</text:p>
          </table:table-cell>
          <table:table-cell/>
          <table:table-cell office:value-type="float" office:value="0.114263074598035" calcext:value-type="float">
            <text:p>0.114263074598035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100.080375350208" calcext:value-type="float">
            <text:p>100.080375350208</text:p>
          </table:table-cell>
          <table:table-cell/>
          <table:table-cell office:value-type="float" office:value="-3.3482584005136" calcext:value-type="float">
            <text:p>-3.3482584005136</text:p>
          </table:table-cell>
          <table:table-cell/>
          <table:table-cell office:value-type="float" office:value="47812" calcext:value-type="float">
            <text:p>47812</text:p>
          </table:table-cell>
          <table:table-cell table:number-columns-repeated="3"/>
          <table:table-cell office:value-type="float" office:value="100.106883105194" calcext:value-type="float">
            <text:p>100.106883105194</text:p>
          </table:table-cell>
          <table:table-cell/>
          <table:table-cell office:value-type="float" office:value="6.2770487497428" calcext:value-type="float">
            <text:p>6.2770487497428</text:p>
          </table:table-cell>
          <table:table-cell/>
          <table:table-cell office:value-type="float" office:value="46903" calcext:value-type="float">
            <text:p>46903</text:p>
          </table:table-cell>
          <table:table-cell table:number-columns-repeated="3"/>
          <table:table-cell office:value-type="float" office:value="2.98535442124333" calcext:value-type="float">
            <text:p>2.98535442124333</text:p>
          </table:table-cell>
          <table:table-cell office:value-type="float" office:value="3.84738950667421" calcext:value-type="float">
            <text:p>3.84738950667421</text:p>
          </table:table-cell>
          <table:table-cell office:value-type="float" office:value="4.75249694874956" calcext:value-type="float">
            <text:p>4.75249694874956</text:p>
          </table:table-cell>
          <table:table-cell table:number-columns-repeated="2"/>
          <table:table-cell office:value-type="float" office:value="3087" calcext:value-type="float">
            <text:p>3087</text:p>
          </table:table-cell>
          <table:table-cell office:value-type="float" office:value="3688" calcext:value-type="float">
            <text:p>3688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/>
          <table:table-cell office:value-type="float" office:value="4.29697886650154" calcext:value-type="float">
            <text:p>4.29697886650154</text:p>
          </table:table-cell>
          <table:table-cell/>
          <table:table-cell office:value-type="float" office:value="-0.369058824955971" calcext:value-type="float">
            <text:p>-0.369058824955971</text:p>
          </table:table-cell>
          <table:table-cell/>
          <table:table-cell office:value-type="float" office:value="4228" calcext:value-type="float">
            <text:p>4228</text:p>
          </table:table-cell>
          <table:table-cell table:number-columns-repeated="3"/>
          <table:table-cell office:value-type="float" office:value="88.2908792684481" calcext:value-type="float">
            <text:p>88.2908792684481</text:p>
          </table:table-cell>
          <table:table-cell/>
          <table:table-cell office:value-type="float" office:value="-3.48424995841717" calcext:value-type="float">
            <text:p>-3.4842499584171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1518123479" calcext:value-type="float">
            <text:p>100.111518123479</text:p>
          </table:table-cell>
          <table:table-cell/>
          <table:table-cell office:value-type="float" office:value="-2.19611333719916" calcext:value-type="float">
            <text:p>-2.19611333719916</text:p>
          </table:table-cell>
          <table:table-cell/>
          <table:table-cell office:value-type="float" office:value="45340" calcext:value-type="float">
            <text:p>45340</text:p>
          </table:table-cell>
          <table:table-cell table:number-columns-repeated="3"/>
          <table:table-cell office:value-type="float" office:value="3.00093619795695" calcext:value-type="float">
            <text:p>3.00093619795695</text:p>
          </table:table-cell>
          <table:table-cell office:value-type="float" office:value="3.84910938959353" calcext:value-type="float">
            <text:p>3.84910938959353</text:p>
          </table:table-cell>
          <table:table-cell office:value-type="float" office:value="4.777132097893" calcext:value-type="float">
            <text:p>4.777132097893</text:p>
          </table:table-cell>
          <table:table-cell table:number-columns-repeated="2"/>
          <table:table-cell office:value-type="float" office:value="3101" calcext:value-type="float">
            <text:p>3101</text:p>
          </table:table-cell>
          <table:table-cell office:value-type="float" office:value="3704" calcext:value-type="float">
            <text:p>3704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/>
          <table:table-cell office:value-type="float" office:value="100.104607133482" calcext:value-type="float">
            <text:p>100.104607133482</text:p>
          </table:table-cell>
          <table:table-cell/>
          <table:table-cell office:value-type="float" office:value="-3.51917904974449" calcext:value-type="float">
            <text:p>-3.51917904974449</text:p>
          </table:table-cell>
          <table:table-cell/>
          <table:table-cell office:value-type="float" office:value="42786" calcext:value-type="float">
            <text:p>42786</text:p>
          </table:table-cell>
          <table:table-cell table:number-columns-repeated="3"/>
          <table:table-cell office:value-type="float" office:value="2.45383770472004" calcext:value-type="float">
            <text:p>2.45383770472004</text:p>
          </table:table-cell>
          <table:table-cell/>
          <table:table-cell office:value-type="float" office:value="0.003878378708435" calcext:value-type="float">
            <text:p>0.003878378708435</text:p>
          </table:table-cell>
          <table:table-cell/>
          <table:table-cell office:value-type="float" office:value="3351" calcext:value-type="float">
            <text:p>3351</text:p>
          </table:table-cell>
          <table:table-cell table:number-columns-repeated="3"/>
          <table:table-cell office:value-type="float" office:value="1.63039627769461" calcext:value-type="float">
            <text:p>1.63039627769461</text:p>
          </table:table-cell>
          <table:table-cell/>
          <table:table-cell office:value-type="float" office:value="0.0533020546530103" calcext:value-type="float">
            <text:p>0.0533020546530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00859563244254" calcext:value-type="float">
            <text:p>3.00859563244254</text:p>
          </table:table-cell>
          <table:table-cell office:value-type="float" office:value="3.88834872875674" calcext:value-type="float">
            <text:p>3.88834872875674</text:p>
          </table:table-cell>
          <table:table-cell office:value-type="float" office:value="4.82023243758836" calcext:value-type="float">
            <text:p>4.82023243758836</text:p>
          </table:table-cell>
          <table:table-cell table:number-columns-repeated="2"/>
          <table:table-cell office:value-type="float" office:value="3112" calcext:value-type="float">
            <text:p>3112</text:p>
          </table:table-cell>
          <table:table-cell office:value-type="float" office:value="3705" calcext:value-type="float">
            <text:p>3705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/>
          <table:table-cell office:value-type="float" office:value="100.113058038005" calcext:value-type="float">
            <text:p>100.113058038005</text:p>
          </table:table-cell>
          <table:table-cell/>
          <table:table-cell office:value-type="float" office:value="-3.58184503303141" calcext:value-type="float">
            <text:p>-3.58184503303141</text:p>
          </table:table-cell>
          <table:table-cell/>
          <table:table-cell office:value-type="float" office:value="44644" calcext:value-type="float">
            <text:p>44644</text:p>
          </table:table-cell>
          <table:table-cell table:number-columns-repeated="3"/>
          <table:table-cell office:value-type="float" office:value="7.33501828140603" calcext:value-type="float">
            <text:p>7.33501828140603</text:p>
          </table:table-cell>
          <table:table-cell/>
          <table:table-cell office:value-type="float" office:value="0.0419466306579264" calcext:value-type="float">
            <text:p>0.041946630657926</text:p>
          </table:table-cell>
          <table:table-cell/>
          <table:table-cell office:value-type="float" office:value="6493" calcext:value-type="float">
            <text:p>6493</text:p>
          </table:table-cell>
          <table:table-cell table:number-columns-repeated="3"/>
          <table:table-cell office:value-type="float" office:value="8.98897966495484" calcext:value-type="float">
            <text:p>8.98897966495484</text:p>
          </table:table-cell>
          <table:table-cell/>
          <table:table-cell office:value-type="float" office:value="0.266881083975067" calcext:value-type="float">
            <text:p>0.266881083975067</text:p>
          </table:table-cell>
          <table:table-cell/>
          <table:table-cell office:value-type="float" office:value="6996" calcext:value-type="float">
            <text:p>6996</text:p>
          </table:table-cell>
          <table:table-cell table:number-columns-repeated="3"/>
          <table:table-cell office:value-type="float" office:value="3.02364654291565" calcext:value-type="float">
            <text:p>3.02364654291565</text:p>
          </table:table-cell>
          <table:table-cell office:value-type="float" office:value="3.90608033794227" calcext:value-type="float">
            <text:p>3.90608033794227</text:p>
          </table:table-cell>
          <table:table-cell office:value-type="float" office:value="4.8214282578836" calcext:value-type="float">
            <text:p>4.8214282578836</text:p>
          </table:table-cell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3730" calcext:value-type="float">
            <text:p>3730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/>
          <table:table-cell office:value-type="float" office:value="100.093959866389" calcext:value-type="float">
            <text:p>100.093959866389</text:p>
          </table:table-cell>
          <table:table-cell/>
          <table:table-cell office:value-type="float" office:value="-4.10367470394705" calcext:value-type="float">
            <text:p>-4.10367470394705</text:p>
          </table:table-cell>
          <table:table-cell/>
          <table:table-cell office:value-type="float" office:value="45562" calcext:value-type="float">
            <text:p>45562</text:p>
          </table:table-cell>
          <table:table-cell table:number-columns-repeated="3"/>
          <table:table-cell office:value-type="float" office:value="87.5864568623377" calcext:value-type="float">
            <text:p>87.5864568623377</text:p>
          </table:table-cell>
          <table:table-cell/>
          <table:table-cell office:value-type="float" office:value="0.485499220685298" calcext:value-type="float">
            <text:p>0.48549922068529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6921467344" calcext:value-type="float">
            <text:p>100.106921467344</text:p>
          </table:table-cell>
          <table:table-cell/>
          <table:table-cell office:value-type="float" office:value="0.385709070234372" calcext:value-type="float">
            <text:p>0.385709070234372</text:p>
          </table:table-cell>
          <table:table-cell/>
          <table:table-cell office:value-type="float" office:value="45254" calcext:value-type="float">
            <text:p>45254</text:p>
          </table:table-cell>
          <table:table-cell table:number-columns-repeated="3"/>
          <table:table-cell office:value-type="float" office:value="3.0429174999186" calcext:value-type="float">
            <text:p>3.0429174999186</text:p>
          </table:table-cell>
          <table:table-cell office:value-type="float" office:value="3.91113914522636" calcext:value-type="float">
            <text:p>3.91113914522636</text:p>
          </table:table-cell>
          <table:table-cell office:value-type="float" office:value="4.85130956965993" calcext:value-type="float">
            <text:p>4.85130956965993</text:p>
          </table:table-cell>
          <table:table-cell table:number-columns-repeated="2"/>
          <table:table-cell office:value-type="float" office:value="3123" calcext:value-type="float">
            <text:p>3123</text:p>
          </table:table-cell>
          <table:table-cell office:value-type="float" office:value="3750" calcext:value-type="float">
            <text:p>3750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/>
          <table:table-cell office:value-type="float" office:value="0.802420625901988" calcext:value-type="float">
            <text:p>0.802420625901988</text:p>
          </table:table-cell>
          <table:table-cell/>
          <table:table-cell office:value-type="float" office:value="0.297138318779327" calcext:value-type="float">
            <text:p>0.297138318779327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3.44492351067696" calcext:value-type="float">
            <text:p>3.44492351067696</text:p>
          </table:table-cell>
          <table:table-cell/>
          <table:table-cell office:value-type="float" office:value="-0.340757673896057" calcext:value-type="float">
            <text:p>-0.340757673896057</text:p>
          </table:table-cell>
          <table:table-cell/>
          <table:table-cell office:value-type="float" office:value="3247" calcext:value-type="float">
            <text:p>3247</text:p>
          </table:table-cell>
          <table:table-cell table:number-columns-repeated="3"/>
          <table:table-cell office:value-type="float" office:value="0.273870422587039" calcext:value-type="float">
            <text:p>0.273870422587039</text:p>
          </table:table-cell>
          <table:table-cell/>
          <table:table-cell office:value-type="float" office:value="-0.12397144499265" calcext:value-type="float">
            <text:p>-0.12397144499265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3"/>
          <table:table-cell office:value-type="float" office:value="3.05976744728117" calcext:value-type="float">
            <text:p>3.05976744728117</text:p>
          </table:table-cell>
          <table:table-cell office:value-type="float" office:value="3.93980338611845" calcext:value-type="float">
            <text:p>3.93980338611845</text:p>
          </table:table-cell>
          <table:table-cell office:value-type="float" office:value="4.88978320885648" calcext:value-type="float">
            <text:p>4.88978320885648</text:p>
          </table:table-cell>
          <table:table-cell table:number-columns-repeated="2"/>
          <table:table-cell office:value-type="float" office:value="3134" calcext:value-type="float">
            <text:p>3134</text:p>
          </table:table-cell>
          <table:table-cell office:value-type="float" office:value="3763" calcext:value-type="float">
            <text:p>3763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/>
          <table:table-cell office:value-type="float" office:value="66.8684828606822" calcext:value-type="float">
            <text:p>66.8684828606822</text:p>
          </table:table-cell>
          <table:table-cell/>
          <table:table-cell office:value-type="float" office:value="-4.17214626363475" calcext:value-type="float">
            <text:p>-4.1721462636347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97774873501204" calcext:value-type="float">
            <text:p>8.97774873501204</text:p>
          </table:table-cell>
          <table:table-cell/>
          <table:table-cell office:value-type="float" office:value="-0.793695070732434" calcext:value-type="float">
            <text:p>-0.793695070732434</text:p>
          </table:table-cell>
          <table:table-cell/>
          <table:table-cell office:value-type="float" office:value="41490" calcext:value-type="float">
            <text:p>41490</text:p>
          </table:table-cell>
          <table:table-cell table:number-columns-repeated="3"/>
          <table:table-cell office:value-type="float" office:value="7.02842261300329" calcext:value-type="float">
            <text:p>7.02842261300329</text:p>
          </table:table-cell>
          <table:table-cell/>
          <table:table-cell office:value-type="float" office:value="-0.0801842054834788" calcext:value-type="float">
            <text:p>-0.080184205483479</text:p>
          </table:table-cell>
          <table:table-cell/>
          <table:table-cell office:value-type="float" office:value="5605" calcext:value-type="float">
            <text:p>5605</text:p>
          </table:table-cell>
          <table:table-cell table:number-columns-repeated="3"/>
          <table:table-cell office:value-type="float" office:value="3.08138233648439" calcext:value-type="float">
            <text:p>3.08138233648439</text:p>
          </table:table-cell>
          <table:table-cell office:value-type="float" office:value="3.97345065828041" calcext:value-type="float">
            <text:p>3.97345065828041</text:p>
          </table:table-cell>
          <table:table-cell office:value-type="float" office:value="4.91209553921418" calcext:value-type="float">
            <text:p>4.91209553921418</text:p>
          </table:table-cell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3808" calcext:value-type="float">
            <text:p>3808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/>
          <table:table-cell office:value-type="float" office:value="100.088613950347" calcext:value-type="float">
            <text:p>100.088613950347</text:p>
          </table:table-cell>
          <table:table-cell/>
          <table:table-cell office:value-type="float" office:value="-7.45892440140173" calcext:value-type="float">
            <text:p>-7.45892440140173</text:p>
          </table:table-cell>
          <table:table-cell/>
          <table:table-cell office:value-type="float" office:value="44955" calcext:value-type="float">
            <text:p>44955</text:p>
          </table:table-cell>
          <table:table-cell table:number-columns-repeated="3"/>
          <table:table-cell office:value-type="float" office:value="96.51000038358" calcext:value-type="float">
            <text:p>96.51000038358</text:p>
          </table:table-cell>
          <table:table-cell/>
          <table:table-cell office:value-type="float" office:value="0.402083316392469" calcext:value-type="float">
            <text:p>0.40208331639246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6278908288" calcext:value-type="float">
            <text:p>100.106278908288</text:p>
          </table:table-cell>
          <table:table-cell/>
          <table:table-cell office:value-type="float" office:value="1.63972715201499" calcext:value-type="float">
            <text:p>1.63972715201499</text:p>
          </table:table-cell>
          <table:table-cell/>
          <table:table-cell office:value-type="float" office:value="45008" calcext:value-type="float">
            <text:p>45008</text:p>
          </table:table-cell>
          <table:table-cell table:number-columns-repeated="3"/>
          <table:table-cell office:value-type="float" office:value="3.10059937263963" calcext:value-type="float">
            <text:p>3.10059937263963</text:p>
          </table:table-cell>
          <table:table-cell office:value-type="float" office:value="4.0078419054383" calcext:value-type="float">
            <text:p>4.0078419054383</text:p>
          </table:table-cell>
          <table:table-cell office:value-type="float" office:value="4.91469297565157" calcext:value-type="float">
            <text:p>4.91469297565157</text:p>
          </table:table-cell>
          <table:table-cell table:number-columns-repeated="2"/>
          <table:table-cell office:value-type="float" office:value="3146" calcext:value-type="float">
            <text:p>3146</text:p>
          </table:table-cell>
          <table:table-cell office:value-type="float" office:value="3818" calcext:value-type="float">
            <text:p>3818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/>
          <table:table-cell office:value-type="float" office:value="100.101011784354" calcext:value-type="float">
            <text:p>100.101011784354</text:p>
          </table:table-cell>
          <table:table-cell/>
          <table:table-cell office:value-type="float" office:value="-4.26840834998047" calcext:value-type="float">
            <text:p>-4.26840834998047</text:p>
          </table:table-cell>
          <table:table-cell/>
          <table:table-cell office:value-type="float" office:value="46574" calcext:value-type="float">
            <text:p>46574</text:p>
          </table:table-cell>
          <table:table-cell table:number-columns-repeated="3"/>
          <table:table-cell office:value-type="float" office:value="6.2184393591128" calcext:value-type="float">
            <text:p>6.2184393591128</text:p>
          </table:table-cell>
          <table:table-cell/>
          <table:table-cell office:value-type="float" office:value="-0.0204896665869239" calcext:value-type="float">
            <text:p>-0.020489666586924</text:p>
          </table:table-cell>
          <table:table-cell/>
          <table:table-cell office:value-type="float" office:value="5404" calcext:value-type="float">
            <text:p>5404</text:p>
          </table:table-cell>
          <table:table-cell table:number-columns-repeated="3"/>
          <table:table-cell office:value-type="float" office:value="100.102879786512" calcext:value-type="float">
            <text:p>100.102879786512</text:p>
          </table:table-cell>
          <table:table-cell/>
          <table:table-cell office:value-type="float" office:value="-1.04287815196504" calcext:value-type="float">
            <text:p>-1.04287815196504</text:p>
          </table:table-cell>
          <table:table-cell/>
          <table:table-cell office:value-type="float" office:value="45281" calcext:value-type="float">
            <text:p>45281</text:p>
          </table:table-cell>
          <table:table-cell table:number-columns-repeated="3"/>
          <table:table-cell office:value-type="float" office:value="3.10440554514815" calcext:value-type="float">
            <text:p>3.10440554514815</text:p>
          </table:table-cell>
          <table:table-cell office:value-type="float" office:value="4.05412888168693" calcext:value-type="float">
            <text:p>4.05412888168693</text:p>
          </table:table-cell>
          <table:table-cell office:value-type="float" office:value="4.92637778238707" calcext:value-type="float">
            <text:p>4.92637778238707</text:p>
          </table:table-cell>
          <table:table-cell table:number-columns-repeated="2"/>
          <table:table-cell office:value-type="float" office:value="3146" calcext:value-type="float">
            <text:p>3146</text:p>
          </table:table-cell>
          <table:table-cell office:value-type="float" office:value="3841" calcext:value-type="float">
            <text:p>3841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/>
          <table:table-cell office:value-type="float" office:value="0.170776345241115" calcext:value-type="float">
            <text:p>0.170776345241115</text:p>
          </table:table-cell>
          <table:table-cell/>
          <table:table-cell office:value-type="float" office:value="0.147567858871518" calcext:value-type="float">
            <text:p>0.147567858871518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00.087711877769" calcext:value-type="float">
            <text:p>100.087711877769</text:p>
          </table:table-cell>
          <table:table-cell/>
          <table:table-cell office:value-type="float" office:value="0.81996222460934" calcext:value-type="float">
            <text:p>0.81996222460934</text:p>
          </table:table-cell>
          <table:table-cell/>
          <table:table-cell office:value-type="float" office:value="49769" calcext:value-type="float">
            <text:p>49769</text:p>
          </table:table-cell>
          <table:table-cell table:number-columns-repeated="3"/>
          <table:table-cell office:value-type="float" office:value="7.29914840863747" calcext:value-type="float">
            <text:p>7.29914840863747</text:p>
          </table:table-cell>
          <table:table-cell/>
          <table:table-cell office:value-type="float" office:value="0.168401937688543" calcext:value-type="float">
            <text:p>0.168401937688543</text:p>
          </table:table-cell>
          <table:table-cell/>
          <table:table-cell office:value-type="float" office:value="5404" calcext:value-type="float">
            <text:p>5404</text:p>
          </table:table-cell>
          <table:table-cell table:number-columns-repeated="3"/>
          <table:table-cell office:value-type="float" office:value="3.1300376095263" calcext:value-type="float">
            <text:p>3.1300376095263</text:p>
          </table:table-cell>
          <table:table-cell office:value-type="float" office:value="4.08241986565601" calcext:value-type="float">
            <text:p>4.08241986565601</text:p>
          </table:table-cell>
          <table:table-cell office:value-type="float" office:value="4.96709824896956" calcext:value-type="float">
            <text:p>4.96709824896956</text:p>
          </table:table-cell>
          <table:table-cell table:number-columns-repeated="2"/>
          <table:table-cell office:value-type="float" office:value="3153" calcext:value-type="float">
            <text:p>3153</text:p>
          </table:table-cell>
          <table:table-cell office:value-type="float" office:value="3883" calcext:value-type="float">
            <text:p>3883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/>
          <table:table-cell office:value-type="float" office:value="4.56034340782114" calcext:value-type="float">
            <text:p>4.56034340782114</text:p>
          </table:table-cell>
          <table:table-cell/>
          <table:table-cell office:value-type="float" office:value="-0.00867292027097667" calcext:value-type="float">
            <text:p>-0.008672920270977</text:p>
          </table:table-cell>
          <table:table-cell/>
          <table:table-cell office:value-type="float" office:value="5038" calcext:value-type="float">
            <text:p>5038</text:p>
          </table:table-cell>
          <table:table-cell table:number-columns-repeated="3"/>
          <table:table-cell office:value-type="float" office:value="78.9694428271852" calcext:value-type="float">
            <text:p>78.9694428271852</text:p>
          </table:table-cell>
          <table:table-cell/>
          <table:table-cell office:value-type="float" office:value="-6.42461116984782" calcext:value-type="float">
            <text:p>-6.4246111698478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60129658632892" calcext:value-type="float">
            <text:p>8.60129658632892</text:p>
          </table:table-cell>
          <table:table-cell/>
          <table:table-cell office:value-type="float" office:value="0.132470640252384" calcext:value-type="float">
            <text:p>0.132470640252384</text:p>
          </table:table-cell>
          <table:table-cell/>
          <table:table-cell office:value-type="float" office:value="7034" calcext:value-type="float">
            <text:p>7034</text:p>
          </table:table-cell>
          <table:table-cell table:number-columns-repeated="3"/>
          <table:table-cell office:value-type="float" office:value="3.13900979173188" calcext:value-type="float">
            <text:p>3.13900979173188</text:p>
          </table:table-cell>
          <table:table-cell office:value-type="float" office:value="4.1082644053327" calcext:value-type="float">
            <text:p>4.1082644053327</text:p>
          </table:table-cell>
          <table:table-cell office:value-type="float" office:value="4.98652397085506" calcext:value-type="float">
            <text:p>4.98652397085506</text:p>
          </table:table-cell>
          <table:table-cell table:number-columns-repeated="2"/>
          <table:table-cell office:value-type="float" office:value="3185" calcext:value-type="float">
            <text:p>3185</text:p>
          </table:table-cell>
          <table:table-cell office:value-type="float" office:value="3918" calcext:value-type="float">
            <text:p>3918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/>
          <table:table-cell office:value-type="float" office:value="0.725550906765491" calcext:value-type="float">
            <text:p>0.725550906765491</text:p>
          </table:table-cell>
          <table:table-cell/>
          <table:table-cell office:value-type="float" office:value="-0.0411776455880472" calcext:value-type="float">
            <text:p>-0.041177645588047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3"/>
          <table:table-cell office:value-type="float" office:value="9.0313503455206" calcext:value-type="float">
            <text:p>9.0313503455206</text:p>
          </table:table-cell>
          <table:table-cell/>
          <table:table-cell office:value-type="float" office:value="-0.727002045134089" calcext:value-type="float">
            <text:p>-0.727002045134089</text:p>
          </table:table-cell>
          <table:table-cell/>
          <table:table-cell office:value-type="float" office:value="18664" calcext:value-type="float">
            <text:p>18664</text:p>
          </table:table-cell>
          <table:table-cell table:number-columns-repeated="3"/>
          <table:table-cell office:value-type="float" office:value="5.04041624616079" calcext:value-type="float">
            <text:p>5.04041624616079</text:p>
          </table:table-cell>
          <table:table-cell/>
          <table:table-cell office:value-type="float" office:value="-0.0381985089123788" calcext:value-type="float">
            <text:p>-0.038198508912379</text:p>
          </table:table-cell>
          <table:table-cell/>
          <table:table-cell office:value-type="float" office:value="4219" calcext:value-type="float">
            <text:p>4219</text:p>
          </table:table-cell>
          <table:table-cell table:number-columns-repeated="3"/>
          <table:table-cell office:value-type="float" office:value="3.14406472525031" calcext:value-type="float">
            <text:p>3.14406472525031</text:p>
          </table:table-cell>
          <table:table-cell office:value-type="float" office:value="4.13122379119278" calcext:value-type="float">
            <text:p>4.13122379119278</text:p>
          </table:table-cell>
          <table:table-cell office:value-type="float" office:value="5.00855881858814" calcext:value-type="float">
            <text:p>5.00855881858814</text:p>
          </table:table-cell>
          <table:table-cell table:number-columns-repeated="2"/>
          <table:table-cell office:value-type="float" office:value="3189" calcext:value-type="float">
            <text:p>3189</text:p>
          </table:table-cell>
          <table:table-cell office:value-type="float" office:value="3923" calcext:value-type="float">
            <text:p>3923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/>
          <table:table-cell office:value-type="float" office:value="1.02279060649277" calcext:value-type="float">
            <text:p>1.02279060649277</text:p>
          </table:table-cell>
          <table:table-cell/>
          <table:table-cell office:value-type="float" office:value="0.28029372205511" calcext:value-type="float">
            <text:p>0.28029372205511</text:p>
          </table:table-cell>
          <table:table-cell/>
          <table:table-cell office:value-type="float" office:value="2114" calcext:value-type="float">
            <text:p>2114</text:p>
          </table:table-cell>
          <table:table-cell table:number-columns-repeated="3"/>
          <table:table-cell office:value-type="float" office:value="3.35939099002965" calcext:value-type="float">
            <text:p>3.35939099002965</text:p>
          </table:table-cell>
          <table:table-cell/>
          <table:table-cell office:value-type="float" office:value="0.0348686150023449" calcext:value-type="float">
            <text:p>0.034868615002345</text:p>
          </table:table-cell>
          <table:table-cell/>
          <table:table-cell office:value-type="float" office:value="4969" calcext:value-type="float">
            <text:p>4969</text:p>
          </table:table-cell>
          <table:table-cell table:number-columns-repeated="3"/>
          <table:table-cell office:value-type="float" office:value="100.108303221184" calcext:value-type="float">
            <text:p>100.108303221184</text:p>
          </table:table-cell>
          <table:table-cell/>
          <table:table-cell office:value-type="float" office:value="0.859675477305021" calcext:value-type="float">
            <text:p>0.859675477305021</text:p>
          </table:table-cell>
          <table:table-cell/>
          <table:table-cell office:value-type="float" office:value="42996" calcext:value-type="float">
            <text:p>42996</text:p>
          </table:table-cell>
          <table:table-cell table:number-columns-repeated="3"/>
          <table:table-cell office:value-type="float" office:value="3.14849226102788" calcext:value-type="float">
            <text:p>3.14849226102788</text:p>
          </table:table-cell>
          <table:table-cell office:value-type="float" office:value="4.13132614982197" calcext:value-type="float">
            <text:p>4.13132614982197</text:p>
          </table:table-cell>
          <table:table-cell office:value-type="float" office:value="5.02830891637748" calcext:value-type="float">
            <text:p>5.02830891637748</text:p>
          </table:table-cell>
          <table:table-cell table:number-columns-repeated="2"/>
          <table:table-cell office:value-type="float" office:value="3197" calcext:value-type="float">
            <text:p>3197</text:p>
          </table:table-cell>
          <table:table-cell office:value-type="float" office:value="3942" calcext:value-type="float">
            <text:p>3942</text:p>
          </table:table-cell>
          <table:table-cell office:value-type="float" office:value="7134" calcext:value-type="float">
            <text:p>7134</text:p>
          </table:table-cell>
        </table:table-row>
        <table:table-row table:style-name="ro1">
          <table:table-cell/>
          <table:table-cell office:value-type="float" office:value="4.9572308677737" calcext:value-type="float">
            <text:p>4.9572308677737</text:p>
          </table:table-cell>
          <table:table-cell/>
          <table:table-cell office:value-type="float" office:value="-0.0719587589146658" calcext:value-type="float">
            <text:p>-0.071958758914666</text:p>
          </table:table-cell>
          <table:table-cell/>
          <table:table-cell office:value-type="float" office:value="4802" calcext:value-type="float">
            <text:p>4802</text:p>
          </table:table-cell>
          <table:table-cell table:number-columns-repeated="3"/>
          <table:table-cell office:value-type="float" office:value="99.8588682492499" calcext:value-type="float">
            <text:p>99.8588682492499</text:p>
          </table:table-cell>
          <table:table-cell/>
          <table:table-cell office:value-type="float" office:value="-2.86891447593855" calcext:value-type="float">
            <text:p>-2.8689144759385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359187554025794" calcext:value-type="float">
            <text:p>0.359187554025794</text:p>
          </table:table-cell>
          <table:table-cell/>
          <table:table-cell office:value-type="float" office:value="0.279444518310846" calcext:value-type="float">
            <text:p>0.279444518310846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3.169030236594" calcext:value-type="float">
            <text:p>3.169030236594</text:p>
          </table:table-cell>
          <table:table-cell office:value-type="float" office:value="4.16804653113281" calcext:value-type="float">
            <text:p>4.16804653113281</text:p>
          </table:table-cell>
          <table:table-cell office:value-type="float" office:value="5.07127299290056" calcext:value-type="float">
            <text:p>5.07127299290056</text:p>
          </table:table-cell>
          <table:table-cell table:number-columns-repeated="2"/>
          <table:table-cell office:value-type="float" office:value="3197" calcext:value-type="float">
            <text:p>3197</text:p>
          </table:table-cell>
          <table:table-cell office:value-type="float" office:value="3957" calcext:value-type="float">
            <text:p>3957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/>
          <table:table-cell office:value-type="float" office:value="100.0953526915" calcext:value-type="float">
            <text:p>100.0953526915</text:p>
          </table:table-cell>
          <table:table-cell/>
          <table:table-cell office:value-type="float" office:value="-3.7613672585622" calcext:value-type="float">
            <text:p>-3.7613672585622</text:p>
          </table:table-cell>
          <table:table-cell/>
          <table:table-cell office:value-type="float" office:value="46453" calcext:value-type="float">
            <text:p>46453</text:p>
          </table:table-cell>
          <table:table-cell table:number-columns-repeated="3"/>
          <table:table-cell office:value-type="float" office:value="98.4724538151872" calcext:value-type="float">
            <text:p>98.4724538151872</text:p>
          </table:table-cell>
          <table:table-cell/>
          <table:table-cell office:value-type="float" office:value="1.08302420392247" calcext:value-type="float">
            <text:p>1.0830242039224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50250434736545" calcext:value-type="float">
            <text:p>2.50250434736545</text:p>
          </table:table-cell>
          <table:table-cell/>
          <table:table-cell office:value-type="float" office:value="0.283011059041046" calcext:value-type="float">
            <text:p>0.283011059041046</text:p>
          </table:table-cell>
          <table:table-cell/>
          <table:table-cell office:value-type="float" office:value="2246" calcext:value-type="float">
            <text:p>2246</text:p>
          </table:table-cell>
          <table:table-cell table:number-columns-repeated="3"/>
          <table:table-cell office:value-type="float" office:value="3.1737314441893" calcext:value-type="float">
            <text:p>3.1737314441893</text:p>
          </table:table-cell>
          <table:table-cell office:value-type="float" office:value="4.28718797499872" calcext:value-type="float">
            <text:p>4.28718797499872</text:p>
          </table:table-cell>
          <table:table-cell office:value-type="float" office:value="5.13210098118804" calcext:value-type="float">
            <text:p>5.13210098118804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969" calcext:value-type="float">
            <text:p>3969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/>
          <table:table-cell office:value-type="float" office:value="2.92258494787282" calcext:value-type="float">
            <text:p>2.92258494787282</text:p>
          </table:table-cell>
          <table:table-cell/>
          <table:table-cell office:value-type="float" office:value="0.470978348088939" calcext:value-type="float">
            <text:p>0.470978348088939</text:p>
          </table:table-cell>
          <table:table-cell/>
          <table:table-cell office:value-type="float" office:value="2724" calcext:value-type="float">
            <text:p>2724</text:p>
          </table:table-cell>
          <table:table-cell table:number-columns-repeated="3"/>
          <table:table-cell office:value-type="float" office:value="100.081866014491" calcext:value-type="float">
            <text:p>100.081866014491</text:p>
          </table:table-cell>
          <table:table-cell/>
          <table:table-cell office:value-type="float" office:value="4.74617077574662" calcext:value-type="float">
            <text:p>4.74617077574662</text:p>
          </table:table-cell>
          <table:table-cell/>
          <table:table-cell office:value-type="float" office:value="47247" calcext:value-type="float">
            <text:p>47247</text:p>
          </table:table-cell>
          <table:table-cell table:number-columns-repeated="3"/>
          <table:table-cell office:value-type="float" office:value="1.48833475025565" calcext:value-type="float">
            <text:p>1.48833475025565</text:p>
          </table:table-cell>
          <table:table-cell/>
          <table:table-cell office:value-type="float" office:value="-0.110853753483411" calcext:value-type="float">
            <text:p>-0.110853753483411</text:p>
          </table:table-cell>
          <table:table-cell/>
          <table:table-cell office:value-type="float" office:value="1426" calcext:value-type="float">
            <text:p>1426</text:p>
          </table:table-cell>
          <table:table-cell table:number-columns-repeated="3"/>
          <table:table-cell office:value-type="float" office:value="3.17705487555498" calcext:value-type="float">
            <text:p>3.17705487555498</text:p>
          </table:table-cell>
          <table:table-cell office:value-type="float" office:value="4.29697886650154" calcext:value-type="float">
            <text:p>4.29697886650154</text:p>
          </table:table-cell>
          <table:table-cell office:value-type="float" office:value="5.13393373980321" calcext:value-type="float">
            <text:p>5.13393373980321</text:p>
          </table:table-cell>
          <table:table-cell table:number-columns-repeated="2"/>
          <table:table-cell office:value-type="float" office:value="3199" calcext:value-type="float">
            <text:p>3199</text:p>
          </table:table-cell>
          <table:table-cell office:value-type="float" office:value="3974" calcext:value-type="float">
            <text:p>3974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/>
          <table:table-cell office:value-type="float" office:value="7.39197220759965" calcext:value-type="float">
            <text:p>7.39197220759965</text:p>
          </table:table-cell>
          <table:table-cell/>
          <table:table-cell office:value-type="float" office:value="-0.0334265585662503" calcext:value-type="float">
            <text:p>-0.03342655856625</text:p>
          </table:table-cell>
          <table:table-cell/>
          <table:table-cell office:value-type="float" office:value="4996" calcext:value-type="float">
            <text:p>4996</text:p>
          </table:table-cell>
          <table:table-cell table:number-columns-repeated="3"/>
          <table:table-cell office:value-type="float" office:value="100.092252178016" calcext:value-type="float">
            <text:p>100.092252178016</text:p>
          </table:table-cell>
          <table:table-cell/>
          <table:table-cell office:value-type="float" office:value="4.45927707949113" calcext:value-type="float">
            <text:p>4.45927707949113</text:p>
          </table:table-cell>
          <table:table-cell/>
          <table:table-cell office:value-type="float" office:value="46887" calcext:value-type="float">
            <text:p>46887</text:p>
          </table:table-cell>
          <table:table-cell table:number-columns-repeated="3"/>
          <table:table-cell office:value-type="float" office:value="3.31584490224366" calcext:value-type="float">
            <text:p>3.31584490224366</text:p>
          </table:table-cell>
          <table:table-cell/>
          <table:table-cell office:value-type="float" office:value="-0.0386843818747417" calcext:value-type="float">
            <text:p>-0.038684381874742</text:p>
          </table:table-cell>
          <table:table-cell/>
          <table:table-cell office:value-type="float" office:value="4212" calcext:value-type="float">
            <text:p>4212</text:p>
          </table:table-cell>
          <table:table-cell table:number-columns-repeated="3"/>
          <table:table-cell office:value-type="float" office:value="3.18579472645573" calcext:value-type="float">
            <text:p>3.18579472645573</text:p>
          </table:table-cell>
          <table:table-cell office:value-type="float" office:value="4.29832692489389" calcext:value-type="float">
            <text:p>4.29832692489389</text:p>
          </table:table-cell>
          <table:table-cell office:value-type="float" office:value="5.14403477197031" calcext:value-type="float">
            <text:p>5.14403477197031</text:p>
          </table:table-cell>
          <table:table-cell table:number-columns-repeated="2"/>
          <table:table-cell office:value-type="float" office:value="3199" calcext:value-type="float">
            <text:p>3199</text:p>
          </table:table-cell>
          <table:table-cell office:value-type="float" office:value="3984" calcext:value-type="float">
            <text:p>3984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/>
          <table:table-cell office:value-type="float" office:value="7.75077551301829" calcext:value-type="float">
            <text:p>7.75077551301829</text:p>
          </table:table-cell>
          <table:table-cell/>
          <table:table-cell office:value-type="float" office:value="-0.197210844667675" calcext:value-type="float">
            <text:p>-0.197210844667675</text:p>
          </table:table-cell>
          <table:table-cell/>
          <table:table-cell office:value-type="float" office:value="5915" calcext:value-type="float">
            <text:p>5915</text:p>
          </table:table-cell>
          <table:table-cell table:number-columns-repeated="3"/>
          <table:table-cell office:value-type="float" office:value="5.60737472813366" calcext:value-type="float">
            <text:p>5.60737472813366</text:p>
          </table:table-cell>
          <table:table-cell/>
          <table:table-cell office:value-type="float" office:value="-0.27754816708845" calcext:value-type="float">
            <text:p>-0.27754816708845</text:p>
          </table:table-cell>
          <table:table-cell/>
          <table:table-cell office:value-type="float" office:value="5317" calcext:value-type="float">
            <text:p>5317</text:p>
          </table:table-cell>
          <table:table-cell table:number-columns-repeated="3"/>
          <table:table-cell office:value-type="float" office:value="100.108331344665" calcext:value-type="float">
            <text:p>100.108331344665</text:p>
          </table:table-cell>
          <table:table-cell/>
          <table:table-cell office:value-type="float" office:value="0.263738777838552" calcext:value-type="float">
            <text:p>0.263738777838552</text:p>
          </table:table-cell>
          <table:table-cell/>
          <table:table-cell office:value-type="float" office:value="44070" calcext:value-type="float">
            <text:p>44070</text:p>
          </table:table-cell>
          <table:table-cell table:number-columns-repeated="3"/>
          <table:table-cell office:value-type="float" office:value="3.19593690680424" calcext:value-type="float">
            <text:p>3.19593690680424</text:p>
          </table:table-cell>
          <table:table-cell office:value-type="float" office:value="4.32634344965908" calcext:value-type="float">
            <text:p>4.32634344965908</text:p>
          </table:table-cell>
          <table:table-cell office:value-type="float" office:value="5.1942495909277" calcext:value-type="float">
            <text:p>5.1942495909277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89" calcext:value-type="float">
            <text:p>3989</text:p>
          </table:table-cell>
          <table:table-cell office:value-type="float" office:value="7275" calcext:value-type="float">
            <text:p>7275</text:p>
          </table:table-cell>
        </table:table-row>
        <table:table-row table:style-name="ro1">
          <table:table-cell/>
          <table:table-cell office:value-type="float" office:value="100.097992563162" calcext:value-type="float">
            <text:p>100.097992563162</text:p>
          </table:table-cell>
          <table:table-cell/>
          <table:table-cell office:value-type="float" office:value="-4.42910667205972" calcext:value-type="float">
            <text:p>-4.42910667205972</text:p>
          </table:table-cell>
          <table:table-cell/>
          <table:table-cell office:value-type="float" office:value="44856" calcext:value-type="float">
            <text:p>44856</text:p>
          </table:table-cell>
          <table:table-cell table:number-columns-repeated="3"/>
          <table:table-cell office:value-type="float" office:value="8.91016102952181" calcext:value-type="float">
            <text:p>8.91016102952181</text:p>
          </table:table-cell>
          <table:table-cell/>
          <table:table-cell office:value-type="float" office:value="-0.453169772861198" calcext:value-type="float">
            <text:p>-0.453169772861198</text:p>
          </table:table-cell>
          <table:table-cell/>
          <table:table-cell office:value-type="float" office:value="19850" calcext:value-type="float">
            <text:p>19850</text:p>
          </table:table-cell>
          <table:table-cell table:number-columns-repeated="3"/>
          <table:table-cell office:value-type="float" office:value="6.75009194250454" calcext:value-type="float">
            <text:p>6.75009194250454</text:p>
          </table:table-cell>
          <table:table-cell/>
          <table:table-cell office:value-type="float" office:value="0.224024678991759" calcext:value-type="float">
            <text:p>0.224024678991759</text:p>
          </table:table-cell>
          <table:table-cell/>
          <table:table-cell office:value-type="float" office:value="4733" calcext:value-type="float">
            <text:p>4733</text:p>
          </table:table-cell>
          <table:table-cell table:number-columns-repeated="3"/>
          <table:table-cell office:value-type="float" office:value="3.19683444238997" calcext:value-type="float">
            <text:p>3.19683444238997</text:p>
          </table:table-cell>
          <table:table-cell office:value-type="float" office:value="4.34486638418266" calcext:value-type="float">
            <text:p>4.34486638418266</text:p>
          </table:table-cell>
          <table:table-cell office:value-type="float" office:value="5.2152053770129" calcext:value-type="float">
            <text:p>5.2152053770129</text:p>
          </table:table-cell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4001" calcext:value-type="float">
            <text:p>4001</text:p>
          </table:table-cell>
          <table:table-cell office:value-type="float" office:value="7287" calcext:value-type="float">
            <text:p>7287</text:p>
          </table:table-cell>
        </table:table-row>
        <table:table-row table:style-name="ro1">
          <table:table-cell/>
          <table:table-cell office:value-type="float" office:value="0.546488491710388" calcext:value-type="float">
            <text:p>0.546488491710388</text:p>
          </table:table-cell>
          <table:table-cell/>
          <table:table-cell office:value-type="float" office:value="-0.0359163396812716" calcext:value-type="float">
            <text:p>-0.035916339681272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3.55247475451129" calcext:value-type="float">
            <text:p>3.55247475451129</text:p>
          </table:table-cell>
          <table:table-cell/>
          <table:table-cell office:value-type="float" office:value="0.08750829590652" calcext:value-type="float">
            <text:p>0.08750829590652</text:p>
          </table:table-cell>
          <table:table-cell/>
          <table:table-cell office:value-type="float" office:value="3461" calcext:value-type="float">
            <text:p>3461</text:p>
          </table:table-cell>
          <table:table-cell table:number-columns-repeated="3"/>
          <table:table-cell office:value-type="float" office:value="100.116045790389" calcext:value-type="float">
            <text:p>100.116045790389</text:p>
          </table:table-cell>
          <table:table-cell/>
          <table:table-cell office:value-type="float" office:value="0.0233319388519944" calcext:value-type="float">
            <text:p>0.023331938851995</text:p>
          </table:table-cell>
          <table:table-cell/>
          <table:table-cell office:value-type="float" office:value="44692" calcext:value-type="float">
            <text:p>44692</text:p>
          </table:table-cell>
          <table:table-cell table:number-columns-repeated="3"/>
          <table:table-cell office:value-type="float" office:value="3.22831094134445" calcext:value-type="float">
            <text:p>3.22831094134445</text:p>
          </table:table-cell>
          <table:table-cell office:value-type="float" office:value="4.34905271424517" calcext:value-type="float">
            <text:p>4.34905271424517</text:p>
          </table:table-cell>
          <table:table-cell office:value-type="float" office:value="5.26676025268071" calcext:value-type="float">
            <text:p>5.26676025268071</text:p>
          </table:table-cell>
          <table:table-cell table:number-columns-repeated="2"/>
          <table:table-cell office:value-type="float" office:value="3255" calcext:value-type="float">
            <text:p>3255</text:p>
          </table:table-cell>
          <table:table-cell office:value-type="float" office:value="4034" calcext:value-type="float">
            <text:p>4034</text:p>
          </table:table-cell>
          <table:table-cell office:value-type="float" office:value="7293" calcext:value-type="float">
            <text:p>7293</text:p>
          </table:table-cell>
        </table:table-row>
        <table:table-row table:style-name="ro1">
          <table:table-cell/>
          <table:table-cell office:value-type="float" office:value="100.097850817195" calcext:value-type="float">
            <text:p>100.097850817195</text:p>
          </table:table-cell>
          <table:table-cell/>
          <table:table-cell office:value-type="float" office:value="-2.50305747624887" calcext:value-type="float">
            <text:p>-2.50305747624887</text:p>
          </table:table-cell>
          <table:table-cell/>
          <table:table-cell office:value-type="float" office:value="46363" calcext:value-type="float">
            <text:p>46363</text:p>
          </table:table-cell>
          <table:table-cell table:number-columns-repeated="3"/>
          <table:table-cell office:value-type="float" office:value="5.64009874915133" calcext:value-type="float">
            <text:p>5.64009874915133</text:p>
          </table:table-cell>
          <table:table-cell/>
          <table:table-cell office:value-type="float" office:value="0.0637116037655558" calcext:value-type="float">
            <text:p>0.063711603765556</text:p>
          </table:table-cell>
          <table:table-cell/>
          <table:table-cell office:value-type="float" office:value="4716" calcext:value-type="float">
            <text:p>4716</text:p>
          </table:table-cell>
          <table:table-cell table:number-columns-repeated="3"/>
          <table:table-cell office:value-type="float" office:value="2.34148725985385" calcext:value-type="float">
            <text:p>2.34148725985385</text:p>
          </table:table-cell>
          <table:table-cell/>
          <table:table-cell office:value-type="float" office:value="0.146352388442707" calcext:value-type="float">
            <text:p>0.146352388442707</text:p>
          </table:table-cell>
          <table:table-cell/>
          <table:table-cell office:value-type="float" office:value="1842" calcext:value-type="float">
            <text:p>1842</text:p>
          </table:table-cell>
          <table:table-cell table:number-columns-repeated="3"/>
          <table:table-cell office:value-type="float" office:value="3.22953464545208" calcext:value-type="float">
            <text:p>3.22953464545208</text:p>
          </table:table-cell>
          <table:table-cell office:value-type="float" office:value="4.37793864012719" calcext:value-type="float">
            <text:p>4.37793864012719</text:p>
          </table:table-cell>
          <table:table-cell office:value-type="float" office:value="5.29268425612358" calcext:value-type="float">
            <text:p>5.29268425612358</text:p>
          </table:table-cell>
          <table:table-cell table:number-columns-repeated="2"/>
          <table:table-cell office:value-type="float" office:value="3294" calcext:value-type="float">
            <text:p>3294</text:p>
          </table:table-cell>
          <table:table-cell office:value-type="float" office:value="4056" calcext:value-type="float">
            <text:p>4056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/>
          <table:table-cell office:value-type="float" office:value="100.103675815247" calcext:value-type="float">
            <text:p>100.103675815247</text:p>
          </table:table-cell>
          <table:table-cell/>
          <table:table-cell office:value-type="float" office:value="-5.18616664244187" calcext:value-type="float">
            <text:p>-5.18616664244187</text:p>
          </table:table-cell>
          <table:table-cell/>
          <table:table-cell office:value-type="float" office:value="43390" calcext:value-type="float">
            <text:p>43390</text:p>
          </table:table-cell>
          <table:table-cell table:number-columns-repeated="3"/>
          <table:table-cell office:value-type="float" office:value="100.081898308348" calcext:value-type="float">
            <text:p>100.081898308348</text:p>
          </table:table-cell>
          <table:table-cell/>
          <table:table-cell office:value-type="float" office:value="2.11948110293704" calcext:value-type="float">
            <text:p>2.11948110293704</text:p>
          </table:table-cell>
          <table:table-cell/>
          <table:table-cell office:value-type="float" office:value="48121" calcext:value-type="float">
            <text:p>48121</text:p>
          </table:table-cell>
          <table:table-cell table:number-columns-repeated="3"/>
          <table:table-cell office:value-type="float" office:value="100.097153966016" calcext:value-type="float">
            <text:p>100.097153966016</text:p>
          </table:table-cell>
          <table:table-cell/>
          <table:table-cell office:value-type="float" office:value="-0.0214120614236817" calcext:value-type="float">
            <text:p>-0.021412061423682</text:p>
          </table:table-cell>
          <table:table-cell/>
          <table:table-cell office:value-type="float" office:value="45351" calcext:value-type="float">
            <text:p>45351</text:p>
          </table:table-cell>
          <table:table-cell table:number-columns-repeated="3"/>
          <table:table-cell office:value-type="float" office:value="3.29602898124197" calcext:value-type="float">
            <text:p>3.29602898124197</text:p>
          </table:table-cell>
          <table:table-cell office:value-type="float" office:value="4.39519909795888" calcext:value-type="float">
            <text:p>4.39519909795888</text:p>
          </table:table-cell>
          <table:table-cell office:value-type="float" office:value="5.32882956248167" calcext:value-type="float">
            <text:p>5.32882956248167</text:p>
          </table:table-cell>
          <table:table-cell table:number-columns-repeated="2"/>
          <table:table-cell office:value-type="float" office:value="3309" calcext:value-type="float">
            <text:p>3309</text:p>
          </table:table-cell>
          <table:table-cell office:value-type="float" office:value="4176" calcext:value-type="float">
            <text:p>4176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/>
          <table:table-cell office:value-type="float" office:value="5.46146734624397" calcext:value-type="float">
            <text:p>5.46146734624397</text:p>
          </table:table-cell>
          <table:table-cell/>
          <table:table-cell office:value-type="float" office:value="-0.105632946229546" calcext:value-type="float">
            <text:p>-0.10563294622954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96532652338357" calcext:value-type="float">
            <text:p>8.96532652338357</text:p>
          </table:table-cell>
          <table:table-cell/>
          <table:table-cell office:value-type="float" office:value="-0.354159210610848" calcext:value-type="float">
            <text:p>-0.354159210610848</text:p>
          </table:table-cell>
          <table:table-cell/>
          <table:table-cell office:value-type="float" office:value="7024" calcext:value-type="float">
            <text:p>7024</text:p>
          </table:table-cell>
          <table:table-cell table:number-columns-repeated="3"/>
          <table:table-cell office:value-type="float" office:value="6.05766854662729" calcext:value-type="float">
            <text:p>6.05766854662729</text:p>
          </table:table-cell>
          <table:table-cell/>
          <table:table-cell office:value-type="float" office:value="0.266783800358823" calcext:value-type="float">
            <text:p>0.266783800358823</text:p>
          </table:table-cell>
          <table:table-cell/>
          <table:table-cell office:value-type="float" office:value="4253" calcext:value-type="float">
            <text:p>4253</text:p>
          </table:table-cell>
          <table:table-cell table:number-columns-repeated="3"/>
          <table:table-cell office:value-type="float" office:value="3.30123386822893" calcext:value-type="float">
            <text:p>3.30123386822893</text:p>
          </table:table-cell>
          <table:table-cell office:value-type="float" office:value="4.40504305992092" calcext:value-type="float">
            <text:p>4.40504305992092</text:p>
          </table:table-cell>
          <table:table-cell office:value-type="float" office:value="5.3376490196219" calcext:value-type="float">
            <text:p>5.3376490196219</text:p>
          </table:table-cell>
          <table:table-cell table:number-columns-repeated="2"/>
          <table:table-cell office:value-type="float" office:value="3340" calcext:value-type="float">
            <text:p>3340</text:p>
          </table:table-cell>
          <table:table-cell office:value-type="float" office:value="4226" calcext:value-type="float">
            <text:p>4226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/>
          <table:table-cell office:value-type="float" office:value="100.092425897835" calcext:value-type="float">
            <text:p>100.092425897835</text:p>
          </table:table-cell>
          <table:table-cell/>
          <table:table-cell office:value-type="float" office:value="-3.06034976792243" calcext:value-type="float">
            <text:p>-3.06034976792243</text:p>
          </table:table-cell>
          <table:table-cell/>
          <table:table-cell office:value-type="float" office:value="46131" calcext:value-type="float">
            <text:p>46131</text:p>
          </table:table-cell>
          <table:table-cell table:number-columns-repeated="3"/>
          <table:table-cell office:value-type="float" office:value="1.22794148774249" calcext:value-type="float">
            <text:p>1.22794148774249</text:p>
          </table:table-cell>
          <table:table-cell/>
          <table:table-cell office:value-type="float" office:value="-0.0962644108690766" calcext:value-type="float">
            <text:p>-0.09626441086907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1051280490866" calcext:value-type="float">
            <text:p>9.01051280490866</text:p>
          </table:table-cell>
          <table:table-cell/>
          <table:table-cell office:value-type="float" office:value="0.291714845749286" calcext:value-type="float">
            <text:p>0.291714845749286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3"/>
          <table:table-cell office:value-type="float" office:value="3.31584490224366" calcext:value-type="float">
            <text:p>3.31584490224366</text:p>
          </table:table-cell>
          <table:table-cell office:value-type="float" office:value="4.40571036317847" calcext:value-type="float">
            <text:p>4.40571036317847</text:p>
          </table:table-cell>
          <table:table-cell office:value-type="float" office:value="5.34376075424243" calcext:value-type="float">
            <text:p>5.34376075424243</text:p>
          </table:table-cell>
          <table:table-cell table:number-columns-repeated="2"/>
          <table:table-cell office:value-type="float" office:value="3342" calcext:value-type="float">
            <text:p>3342</text:p>
          </table:table-cell>
          <table:table-cell office:value-type="float" office:value="4228" calcext:value-type="float">
            <text:p>4228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/>
          <table:table-cell office:value-type="float" office:value="6.66307193187283" calcext:value-type="float">
            <text:p>6.66307193187283</text:p>
          </table:table-cell>
          <table:table-cell/>
          <table:table-cell office:value-type="float" office:value="0.201722824052961" calcext:value-type="float">
            <text:p>0.201722824052961</text:p>
          </table:table-cell>
          <table:table-cell/>
          <table:table-cell office:value-type="float" office:value="5395" calcext:value-type="float">
            <text:p>5395</text:p>
          </table:table-cell>
          <table:table-cell table:number-columns-repeated="3"/>
          <table:table-cell office:value-type="float" office:value="100.0843625995" calcext:value-type="float">
            <text:p>100.0843625995</text:p>
          </table:table-cell>
          <table:table-cell/>
          <table:table-cell office:value-type="float" office:value="5.61352486394526" calcext:value-type="float">
            <text:p>5.61352486394526</text:p>
          </table:table-cell>
          <table:table-cell/>
          <table:table-cell office:value-type="float" office:value="47229" calcext:value-type="float">
            <text:p>47229</text:p>
          </table:table-cell>
          <table:table-cell table:number-columns-repeated="3"/>
          <table:table-cell office:value-type="float" office:value="6.60789058220081" calcext:value-type="float">
            <text:p>6.60789058220081</text:p>
          </table:table-cell>
          <table:table-cell/>
          <table:table-cell office:value-type="float" office:value="0.185853580978479" calcext:value-type="float">
            <text:p>0.185853580978479</text:p>
          </table:table-cell>
          <table:table-cell/>
          <table:table-cell office:value-type="float" office:value="4869" calcext:value-type="float">
            <text:p>4869</text:p>
          </table:table-cell>
          <table:table-cell table:number-columns-repeated="3"/>
          <table:table-cell office:value-type="float" office:value="3.31914533216279" calcext:value-type="float">
            <text:p>3.31914533216279</text:p>
          </table:table-cell>
          <table:table-cell office:value-type="float" office:value="4.42806870811857" calcext:value-type="float">
            <text:p>4.42806870811857</text:p>
          </table:table-cell>
          <table:table-cell office:value-type="float" office:value="5.35256466119082" calcext:value-type="float">
            <text:p>5.35256466119082</text:p>
          </table:table-cell>
          <table:table-cell table:number-columns-repeated="2"/>
          <table:table-cell office:value-type="float" office:value="3356" calcext:value-type="float">
            <text:p>3356</text:p>
          </table:table-cell>
          <table:table-cell office:value-type="float" office:value="4274" calcext:value-type="float">
            <text:p>4274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/>
          <table:table-cell office:value-type="float" office:value="100.084734651561" calcext:value-type="float">
            <text:p>100.084734651561</text:p>
          </table:table-cell>
          <table:table-cell/>
          <table:table-cell office:value-type="float" office:value="-7.82791238596712" calcext:value-type="float">
            <text:p>-7.82791238596712</text:p>
          </table:table-cell>
          <table:table-cell/>
          <table:table-cell office:value-type="float" office:value="45424" calcext:value-type="float">
            <text:p>45424</text:p>
          </table:table-cell>
          <table:table-cell table:number-columns-repeated="3"/>
          <table:table-cell office:value-type="float" office:value="96.9952796537872" calcext:value-type="float">
            <text:p>96.9952796537872</text:p>
          </table:table-cell>
          <table:table-cell/>
          <table:table-cell office:value-type="float" office:value="-3.63209062784618" calcext:value-type="float">
            <text:p>-3.6320906278461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1762338896172" calcext:value-type="float">
            <text:p>2.1762338896172</text:p>
          </table:table-cell>
          <table:table-cell/>
          <table:table-cell office:value-type="float" office:value="0.130136908109514" calcext:value-type="float">
            <text:p>0.130136908109514</text:p>
          </table:table-cell>
          <table:table-cell/>
          <table:table-cell office:value-type="float" office:value="1651" calcext:value-type="float">
            <text:p>1651</text:p>
          </table:table-cell>
          <table:table-cell table:number-columns-repeated="3"/>
          <table:table-cell office:value-type="float" office:value="3.32007146029027" calcext:value-type="float">
            <text:p>3.32007146029027</text:p>
          </table:table-cell>
          <table:table-cell office:value-type="float" office:value="4.46749850807535" calcext:value-type="float">
            <text:p>4.46749850807535</text:p>
          </table:table-cell>
          <table:table-cell office:value-type="float" office:value="5.38907046898468" calcext:value-type="float">
            <text:p>5.38907046898468</text:p>
          </table:table-cell>
          <table:table-cell table:number-columns-repeated="2"/>
          <table:table-cell office:value-type="float" office:value="3356" calcext:value-type="float">
            <text:p>3356</text:p>
          </table:table-cell>
          <table:table-cell office:value-type="float" office:value="4283" calcext:value-type="float">
            <text:p>4283</text:p>
          </table:table-cell>
          <table:table-cell office:value-type="float" office:value="7403" calcext:value-type="float">
            <text:p>7403</text:p>
          </table:table-cell>
        </table:table-row>
        <table:table-row table:style-name="ro1">
          <table:table-cell/>
          <table:table-cell office:value-type="float" office:value="100.100291229263" calcext:value-type="float">
            <text:p>100.100291229263</text:p>
          </table:table-cell>
          <table:table-cell/>
          <table:table-cell office:value-type="float" office:value="-5.37450394965039" calcext:value-type="float">
            <text:p>-5.37450394965039</text:p>
          </table:table-cell>
          <table:table-cell/>
          <table:table-cell office:value-type="float" office:value="46131" calcext:value-type="float">
            <text:p>46131</text:p>
          </table:table-cell>
          <table:table-cell table:number-columns-repeated="3"/>
          <table:table-cell office:value-type="float" office:value="3.05224439353578" calcext:value-type="float">
            <text:p>3.05224439353578</text:p>
          </table:table-cell>
          <table:table-cell/>
          <table:table-cell office:value-type="float" office:value="-0.121272367705417" calcext:value-type="float">
            <text:p>-0.121272367705417</text:p>
          </table:table-cell>
          <table:table-cell/>
          <table:table-cell office:value-type="float" office:value="3945" calcext:value-type="float">
            <text:p>3945</text:p>
          </table:table-cell>
          <table:table-cell table:number-columns-repeated="3"/>
          <table:table-cell office:value-type="float" office:value="100.108053986272" calcext:value-type="float">
            <text:p>100.108053986272</text:p>
          </table:table-cell>
          <table:table-cell/>
          <table:table-cell office:value-type="float" office:value="0.996827899046311" calcext:value-type="float">
            <text:p>0.996827899046311</text:p>
          </table:table-cell>
          <table:table-cell/>
          <table:table-cell office:value-type="float" office:value="45602" calcext:value-type="float">
            <text:p>45602</text:p>
          </table:table-cell>
          <table:table-cell table:number-columns-repeated="3"/>
          <table:table-cell office:value-type="float" office:value="3.3354810782444" calcext:value-type="float">
            <text:p>3.3354810782444</text:p>
          </table:table-cell>
          <table:table-cell office:value-type="float" office:value="4.49108310226002" calcext:value-type="float">
            <text:p>4.49108310226002</text:p>
          </table:table-cell>
          <table:table-cell office:value-type="float" office:value="5.40068757158609" calcext:value-type="float">
            <text:p>5.40068757158609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4368" calcext:value-type="float">
            <text:p>4368</text:p>
          </table:table-cell>
          <table:table-cell office:value-type="float" office:value="7405" calcext:value-type="float">
            <text:p>7405</text:p>
          </table:table-cell>
        </table:table-row>
        <table:table-row table:style-name="ro1">
          <table:table-cell/>
          <table:table-cell office:value-type="float" office:value="100.090700789721" calcext:value-type="float">
            <text:p>100.090700789721</text:p>
          </table:table-cell>
          <table:table-cell/>
          <table:table-cell office:value-type="float" office:value="-7.21970355894331" calcext:value-type="float">
            <text:p>-7.21970355894331</text:p>
          </table:table-cell>
          <table:table-cell/>
          <table:table-cell office:value-type="float" office:value="46793" calcext:value-type="float">
            <text:p>46793</text:p>
          </table:table-cell>
          <table:table-cell table:number-columns-repeated="3"/>
          <table:table-cell office:value-type="float" office:value="7.81227938498782" calcext:value-type="float">
            <text:p>7.81227938498782</text:p>
          </table:table-cell>
          <table:table-cell/>
          <table:table-cell office:value-type="float" office:value="-0.900601489671651" calcext:value-type="float">
            <text:p>-0.90060148967165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5702687051459" calcext:value-type="float">
            <text:p>5.5702687051459</text:p>
          </table:table-cell>
          <table:table-cell/>
          <table:table-cell office:value-type="float" office:value="-0.160740386299228" calcext:value-type="float">
            <text:p>-0.160740386299228</text:p>
          </table:table-cell>
          <table:table-cell/>
          <table:table-cell office:value-type="float" office:value="4269" calcext:value-type="float">
            <text:p>4269</text:p>
          </table:table-cell>
          <table:table-cell table:number-columns-repeated="3"/>
          <table:table-cell office:value-type="float" office:value="3.3410453086198" calcext:value-type="float">
            <text:p>3.3410453086198</text:p>
          </table:table-cell>
          <table:table-cell office:value-type="float" office:value="4.49431759313147" calcext:value-type="float">
            <text:p>4.49431759313147</text:p>
          </table:table-cell>
          <table:table-cell office:value-type="float" office:value="5.50205794180416" calcext:value-type="float">
            <text:p>5.50205794180416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4394" calcext:value-type="float">
            <text:p>4394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/>
          <table:table-cell office:value-type="float" office:value="1.50432874371962" calcext:value-type="float">
            <text:p>1.50432874371962</text:p>
          </table:table-cell>
          <table:table-cell/>
          <table:table-cell office:value-type="float" office:value="-0.201363544326418" calcext:value-type="float">
            <text:p>-0.201363544326418</text:p>
          </table:table-cell>
          <table:table-cell/>
          <table:table-cell office:value-type="float" office:value="1067" calcext:value-type="float">
            <text:p>1067</text:p>
          </table:table-cell>
          <table:table-cell table:number-columns-repeated="3"/>
          <table:table-cell office:value-type="float" office:value="100.086581362569" calcext:value-type="float">
            <text:p>100.086581362569</text:p>
          </table:table-cell>
          <table:table-cell/>
          <table:table-cell office:value-type="float" office:value="-2.51440777505723" calcext:value-type="float">
            <text:p>-2.51440777505723</text:p>
          </table:table-cell>
          <table:table-cell/>
          <table:table-cell office:value-type="float" office:value="49577" calcext:value-type="float">
            <text:p>49577</text:p>
          </table:table-cell>
          <table:table-cell table:number-columns-repeated="3"/>
          <table:table-cell office:value-type="float" office:value="7.18415973267555" calcext:value-type="float">
            <text:p>7.18415973267555</text:p>
          </table:table-cell>
          <table:table-cell/>
          <table:table-cell office:value-type="float" office:value="0.257698406753288" calcext:value-type="float">
            <text:p>0.257698406753288</text:p>
          </table:table-cell>
          <table:table-cell/>
          <table:table-cell office:value-type="float" office:value="5382" calcext:value-type="float">
            <text:p>5382</text:p>
          </table:table-cell>
          <table:table-cell table:number-columns-repeated="3"/>
          <table:table-cell office:value-type="float" office:value="3.3454514361228" calcext:value-type="float">
            <text:p>3.3454514361228</text:p>
          </table:table-cell>
          <table:table-cell office:value-type="float" office:value="4.51550156721675" calcext:value-type="float">
            <text:p>4.51550156721675</text:p>
          </table:table-cell>
          <table:table-cell office:value-type="float" office:value="5.52581588496147" calcext:value-type="float">
            <text:p>5.52581588496147</text:p>
          </table:table-cell>
          <table:table-cell table:number-columns-repeated="2"/>
          <table:table-cell office:value-type="float" office:value="3455" calcext:value-type="float">
            <text:p>3455</text:p>
          </table:table-cell>
          <table:table-cell office:value-type="float" office:value="4397" calcext:value-type="float">
            <text:p>4397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/>
          <table:table-cell office:value-type="float" office:value="5.40385708965267" calcext:value-type="float">
            <text:p>5.40385708965267</text:p>
          </table:table-cell>
          <table:table-cell/>
          <table:table-cell office:value-type="float" office:value="-0.164274736196473" calcext:value-type="float">
            <text:p>-0.164274736196473</text:p>
          </table:table-cell>
          <table:table-cell/>
          <table:table-cell office:value-type="float" office:value="4469" calcext:value-type="float">
            <text:p>4469</text:p>
          </table:table-cell>
          <table:table-cell table:number-columns-repeated="3"/>
          <table:table-cell office:value-type="float" office:value="100.083028700053" calcext:value-type="float">
            <text:p>100.083028700053</text:p>
          </table:table-cell>
          <table:table-cell/>
          <table:table-cell office:value-type="float" office:value="-4.55709915334549" calcext:value-type="float">
            <text:p>-4.55709915334549</text:p>
          </table:table-cell>
          <table:table-cell/>
          <table:table-cell office:value-type="float" office:value="49504" calcext:value-type="float">
            <text:p>49504</text:p>
          </table:table-cell>
          <table:table-cell table:number-columns-repeated="3"/>
          <table:table-cell office:value-type="float" office:value="1.3331326238497" calcext:value-type="float">
            <text:p>1.3331326238497</text:p>
          </table:table-cell>
          <table:table-cell/>
          <table:table-cell office:value-type="float" office:value="-0.409057777772053" calcext:value-type="float">
            <text:p>-0.409057777772053</text:p>
          </table:table-cell>
          <table:table-cell/>
          <table:table-cell office:value-type="float" office:value="3909" calcext:value-type="float">
            <text:p>3909</text:p>
          </table:table-cell>
          <table:table-cell table:number-columns-repeated="3"/>
          <table:table-cell office:value-type="float" office:value="3.35278026956627" calcext:value-type="float">
            <text:p>3.35278026956627</text:p>
          </table:table-cell>
          <table:table-cell office:value-type="float" office:value="4.54071083745999" calcext:value-type="float">
            <text:p>4.54071083745999</text:p>
          </table:table-cell>
          <table:table-cell office:value-type="float" office:value="5.55820052135684" calcext:value-type="float">
            <text:p>5.55820052135684</text:p>
          </table:table-cell>
          <table:table-cell table:number-columns-repeated="2"/>
          <table:table-cell office:value-type="float" office:value="3473" calcext:value-type="float">
            <text:p>3473</text:p>
          </table:table-cell>
          <table:table-cell office:value-type="float" office:value="4403" calcext:value-type="float">
            <text:p>4403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/>
          <table:table-cell office:value-type="float" office:value="100.103304289364" calcext:value-type="float">
            <text:p>100.103304289364</text:p>
          </table:table-cell>
          <table:table-cell/>
          <table:table-cell office:value-type="float" office:value="-2.46252801071022" calcext:value-type="float">
            <text:p>-2.46252801071022</text:p>
          </table:table-cell>
          <table:table-cell/>
          <table:table-cell office:value-type="float" office:value="46949" calcext:value-type="float">
            <text:p>46949</text:p>
          </table:table-cell>
          <table:table-cell table:number-columns-repeated="3"/>
          <table:table-cell office:value-type="float" office:value="100.093322525877" calcext:value-type="float">
            <text:p>100.093322525877</text:p>
          </table:table-cell>
          <table:table-cell/>
          <table:table-cell office:value-type="float" office:value="4.43942242734041" calcext:value-type="float">
            <text:p>4.43942242734041</text:p>
          </table:table-cell>
          <table:table-cell/>
          <table:table-cell office:value-type="float" office:value="46184" calcext:value-type="float">
            <text:p>46184</text:p>
          </table:table-cell>
          <table:table-cell table:number-columns-repeated="3"/>
          <table:table-cell office:value-type="float" office:value="9.0611091979648" calcext:value-type="float">
            <text:p>9.0611091979648</text:p>
          </table:table-cell>
          <table:table-cell/>
          <table:table-cell office:value-type="float" office:value="0.446700604133962" calcext:value-type="float">
            <text:p>0.446700604133962</text:p>
          </table:table-cell>
          <table:table-cell/>
          <table:table-cell office:value-type="float" office:value="6962" calcext:value-type="float">
            <text:p>6962</text:p>
          </table:table-cell>
          <table:table-cell table:number-columns-repeated="3"/>
          <table:table-cell office:value-type="float" office:value="3.38407015173761" calcext:value-type="float">
            <text:p>3.38407015173761</text:p>
          </table:table-cell>
          <table:table-cell office:value-type="float" office:value="4.56034340782114" calcext:value-type="float">
            <text:p>4.56034340782114</text:p>
          </table:table-cell>
          <table:table-cell office:value-type="float" office:value="5.57069449536013" calcext:value-type="float">
            <text:p>5.57069449536013</text:p>
          </table:table-cell>
          <table:table-cell table:number-columns-repeated="2"/>
          <table:table-cell office:value-type="float" office:value="3504" calcext:value-type="float">
            <text:p>3504</text:p>
          </table:table-cell>
          <table:table-cell office:value-type="float" office:value="4405" calcext:value-type="float">
            <text:p>4405</text:p>
          </table:table-cell>
          <table:table-cell office:value-type="float" office:value="7539" calcext:value-type="float">
            <text:p>7539</text:p>
          </table:table-cell>
        </table:table-row>
        <table:table-row table:style-name="ro1">
          <table:table-cell/>
          <table:table-cell office:value-type="float" office:value="2.58967428551784" calcext:value-type="float">
            <text:p>2.58967428551784</text:p>
          </table:table-cell>
          <table:table-cell/>
          <table:table-cell office:value-type="float" office:value="-0.309246132803988" calcext:value-type="float">
            <text:p>-0.309246132803988</text:p>
          </table:table-cell>
          <table:table-cell/>
          <table:table-cell office:value-type="float" office:value="2087" calcext:value-type="float">
            <text:p>2087</text:p>
          </table:table-cell>
          <table:table-cell table:number-columns-repeated="3"/>
          <table:table-cell office:value-type="float" office:value="100.089305665725" calcext:value-type="float">
            <text:p>100.089305665725</text:p>
          </table:table-cell>
          <table:table-cell/>
          <table:table-cell office:value-type="float" office:value="0.997682045357408" calcext:value-type="float">
            <text:p>0.997682045357408</text:p>
          </table:table-cell>
          <table:table-cell/>
          <table:table-cell office:value-type="float" office:value="47844" calcext:value-type="float">
            <text:p>47844</text:p>
          </table:table-cell>
          <table:table-cell table:number-columns-repeated="3"/>
          <table:table-cell office:value-type="float" office:value="8.97638567993266" calcext:value-type="float">
            <text:p>8.97638567993266</text:p>
          </table:table-cell>
          <table:table-cell/>
          <table:table-cell office:value-type="float" office:value="0.296043537481144" calcext:value-type="float">
            <text:p>0.296043537481144</text:p>
          </table:table-cell>
          <table:table-cell/>
          <table:table-cell office:value-type="float" office:value="6248" calcext:value-type="float">
            <text:p>6248</text:p>
          </table:table-cell>
          <table:table-cell table:number-columns-repeated="3"/>
          <table:table-cell office:value-type="float" office:value="3.39122071307931" calcext:value-type="float">
            <text:p>3.39122071307931</text:p>
          </table:table-cell>
          <table:table-cell office:value-type="float" office:value="4.56522958069791" calcext:value-type="float">
            <text:p>4.56522958069791</text:p>
          </table:table-cell>
          <table:table-cell office:value-type="float" office:value="5.57563301770528" calcext:value-type="float">
            <text:p>5.57563301770528</text:p>
          </table:table-cell>
          <table:table-cell table:number-columns-repeated="2"/>
          <table:table-cell office:value-type="float" office:value="3508" calcext:value-type="float">
            <text:p>3508</text:p>
          </table:table-cell>
          <table:table-cell office:value-type="float" office:value="4421" calcext:value-type="float">
            <text:p>4421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/>
          <table:table-cell office:value-type="float" office:value="5.08714830600923" calcext:value-type="float">
            <text:p>5.08714830600923</text:p>
          </table:table-cell>
          <table:table-cell/>
          <table:table-cell office:value-type="float" office:value="-0.206959829032422" calcext:value-type="float">
            <text:p>-0.206959829032422</text:p>
          </table:table-cell>
          <table:table-cell/>
          <table:table-cell office:value-type="float" office:value="3688" calcext:value-type="float">
            <text:p>3688</text:p>
          </table:table-cell>
          <table:table-cell table:number-columns-repeated="3"/>
          <table:table-cell office:value-type="float" office:value="4.06750798127569" calcext:value-type="float">
            <text:p>4.06750798127569</text:p>
          </table:table-cell>
          <table:table-cell/>
          <table:table-cell office:value-type="float" office:value="-0.0859145394750558" calcext:value-type="float">
            <text:p>-0.085914539475056</text:p>
          </table:table-cell>
          <table:table-cell/>
          <table:table-cell office:value-type="float" office:value="16587" calcext:value-type="float">
            <text:p>16587</text:p>
          </table:table-cell>
          <table:table-cell table:number-columns-repeated="3"/>
          <table:table-cell office:value-type="float" office:value="100.107931915521" calcext:value-type="float">
            <text:p>100.107931915521</text:p>
          </table:table-cell>
          <table:table-cell/>
          <table:table-cell office:value-type="float" office:value="-3.4494000333854" calcext:value-type="float">
            <text:p>-3.4494000333854</text:p>
          </table:table-cell>
          <table:table-cell/>
          <table:table-cell office:value-type="float" office:value="43911" calcext:value-type="float">
            <text:p>43911</text:p>
          </table:table-cell>
          <table:table-cell table:number-columns-repeated="3"/>
          <table:table-cell office:value-type="float" office:value="3.39850162018716" calcext:value-type="float">
            <text:p>3.39850162018716</text:p>
          </table:table-cell>
          <table:table-cell office:value-type="float" office:value="4.58283072387697" calcext:value-type="float">
            <text:p>4.58283072387697</text:p>
          </table:table-cell>
          <table:table-cell office:value-type="float" office:value="5.58645231826613" calcext:value-type="float">
            <text:p>5.58645231826613</text:p>
          </table:table-cell>
          <table:table-cell table:number-columns-repeated="2"/>
          <table:table-cell office:value-type="float" office:value="3509" calcext:value-type="float">
            <text:p>3509</text:p>
          </table:table-cell>
          <table:table-cell office:value-type="float" office:value="4467" calcext:value-type="float">
            <text:p>4467</text:p>
          </table:table-cell>
          <table:table-cell office:value-type="float" office:value="7582" calcext:value-type="float">
            <text:p>7582</text:p>
          </table:table-cell>
        </table:table-row>
        <table:table-row table:style-name="ro1">
          <table:table-cell/>
          <table:table-cell office:value-type="float" office:value="100.10772270136" calcext:value-type="float">
            <text:p>100.10772270136</text:p>
          </table:table-cell>
          <table:table-cell/>
          <table:table-cell office:value-type="float" office:value="-1.61157159051365" calcext:value-type="float">
            <text:p>-1.61157159051365</text:p>
          </table:table-cell>
          <table:table-cell/>
          <table:table-cell office:value-type="float" office:value="46286" calcext:value-type="float">
            <text:p>46286</text:p>
          </table:table-cell>
          <table:table-cell table:number-columns-repeated="3"/>
          <table:table-cell office:value-type="float" office:value="2.04785399548639" calcext:value-type="float">
            <text:p>2.04785399548639</text:p>
          </table:table-cell>
          <table:table-cell/>
          <table:table-cell office:value-type="float" office:value="-0.12033952298527" calcext:value-type="float">
            <text:p>-0.12033952298527</text:p>
          </table:table-cell>
          <table:table-cell/>
          <table:table-cell office:value-type="float" office:value="1411" calcext:value-type="float">
            <text:p>1411</text:p>
          </table:table-cell>
          <table:table-cell table:number-columns-repeated="3"/>
          <table:table-cell office:value-type="float" office:value="5.54180468344551" calcext:value-type="float">
            <text:p>5.54180468344551</text:p>
          </table:table-cell>
          <table:table-cell/>
          <table:table-cell office:value-type="float" office:value="0.425488692394772" calcext:value-type="float">
            <text:p>0.425488692394772</text:p>
          </table:table-cell>
          <table:table-cell/>
          <table:table-cell office:value-type="float" office:value="4531" calcext:value-type="float">
            <text:p>4531</text:p>
          </table:table-cell>
          <table:table-cell table:number-columns-repeated="3"/>
          <table:table-cell office:value-type="float" office:value="3.40172300734605" calcext:value-type="float">
            <text:p>3.40172300734605</text:p>
          </table:table-cell>
          <table:table-cell office:value-type="float" office:value="4.60979777337134" calcext:value-type="float">
            <text:p>4.60979777337134</text:p>
          </table:table-cell>
          <table:table-cell office:value-type="float" office:value="5.59015338308204" calcext:value-type="float">
            <text:p>5.59015338308204</text:p>
          </table:table-cell>
          <table:table-cell table:number-columns-repeated="2"/>
          <table:table-cell office:value-type="float" office:value="3544" calcext:value-type="float">
            <text:p>3544</text:p>
          </table:table-cell>
          <table:table-cell office:value-type="float" office:value="4469" calcext:value-type="float">
            <text:p>4469</text:p>
          </table:table-cell>
          <table:table-cell office:value-type="float" office:value="7585" calcext:value-type="float">
            <text:p>7585</text:p>
          </table:table-cell>
        </table:table-row>
        <table:table-row table:style-name="ro1">
          <table:table-cell/>
          <table:table-cell office:value-type="float" office:value="8.69770835732314" calcext:value-type="float">
            <text:p>8.69770835732314</text:p>
          </table:table-cell>
          <table:table-cell/>
          <table:table-cell office:value-type="float" office:value="-0.314388876484222" calcext:value-type="float">
            <text:p>-0.314388876484222</text:p>
          </table:table-cell>
          <table:table-cell/>
          <table:table-cell office:value-type="float" office:value="6575" calcext:value-type="float">
            <text:p>6575</text:p>
          </table:table-cell>
          <table:table-cell table:number-columns-repeated="3"/>
          <table:table-cell office:value-type="float" office:value="95.469121105946" calcext:value-type="float">
            <text:p>95.469121105946</text:p>
          </table:table-cell>
          <table:table-cell/>
          <table:table-cell office:value-type="float" office:value="-3.53559954233797" calcext:value-type="float">
            <text:p>-3.5355995423379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91166318067786" calcext:value-type="float">
            <text:p>2.91166318067786</text:p>
          </table:table-cell>
          <table:table-cell/>
          <table:table-cell office:value-type="float" office:value="0.39819499458893" calcext:value-type="float">
            <text:p>0.39819499458893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3"/>
          <table:table-cell office:value-type="float" office:value="3.41213443087967" calcext:value-type="float">
            <text:p>3.41213443087967</text:p>
          </table:table-cell>
          <table:table-cell office:value-type="float" office:value="4.68304958820104" calcext:value-type="float">
            <text:p>4.68304958820104</text:p>
          </table:table-cell>
          <table:table-cell office:value-type="float" office:value="5.60648784736977" calcext:value-type="float">
            <text:p>5.60648784736977</text:p>
          </table:table-cell>
          <table:table-cell table:number-columns-repeated="2"/>
          <table:table-cell office:value-type="float" office:value="3548" calcext:value-type="float">
            <text:p>3548</text:p>
          </table:table-cell>
          <table:table-cell office:value-type="float" office:value="4483" calcext:value-type="float">
            <text:p>4483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/>
          <table:table-cell office:value-type="float" office:value="100.100357956" calcext:value-type="float">
            <text:p>100.100357956</text:p>
          </table:table-cell>
          <table:table-cell/>
          <table:table-cell office:value-type="float" office:value="-5.07978036305442" calcext:value-type="float">
            <text:p>-5.07978036305442</text:p>
          </table:table-cell>
          <table:table-cell/>
          <table:table-cell office:value-type="float" office:value="46314" calcext:value-type="float">
            <text:p>46314</text:p>
          </table:table-cell>
          <table:table-cell table:number-columns-repeated="3"/>
          <table:table-cell office:value-type="float" office:value="100.085561499904" calcext:value-type="float">
            <text:p>100.085561499904</text:p>
          </table:table-cell>
          <table:table-cell/>
          <table:table-cell office:value-type="float" office:value="-1.54346438227673" calcext:value-type="float">
            <text:p>-1.54346438227673</text:p>
          </table:table-cell>
          <table:table-cell/>
          <table:table-cell office:value-type="float" office:value="48731" calcext:value-type="float">
            <text:p>48731</text:p>
          </table:table-cell>
          <table:table-cell table:number-columns-repeated="3"/>
          <table:table-cell office:value-type="float" office:value="100.116881431893" calcext:value-type="float">
            <text:p>100.116881431893</text:p>
          </table:table-cell>
          <table:table-cell/>
          <table:table-cell office:value-type="float" office:value="-0.145140195683465" calcext:value-type="float">
            <text:p>-0.145140195683465</text:p>
          </table:table-cell>
          <table:table-cell/>
          <table:table-cell office:value-type="float" office:value="46211" calcext:value-type="float">
            <text:p>46211</text:p>
          </table:table-cell>
          <table:table-cell table:number-columns-repeated="3"/>
          <table:table-cell office:value-type="float" office:value="3.42428635135537" calcext:value-type="float">
            <text:p>3.42428635135537</text:p>
          </table:table-cell>
          <table:table-cell office:value-type="float" office:value="4.68589784193763" calcext:value-type="float">
            <text:p>4.68589784193763</text:p>
          </table:table-cell>
          <table:table-cell office:value-type="float" office:value="5.60737472813366" calcext:value-type="float">
            <text:p>5.60737472813366</text:p>
          </table:table-cell>
          <table:table-cell table:number-columns-repeated="2"/>
          <table:table-cell office:value-type="float" office:value="3576" calcext:value-type="float">
            <text:p>3576</text:p>
          </table:table-cell>
          <table:table-cell office:value-type="float" office:value="4503" calcext:value-type="float">
            <text:p>4503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/>
          <table:table-cell office:value-type="float" office:value="100.095306934293" calcext:value-type="float">
            <text:p>100.095306934293</text:p>
          </table:table-cell>
          <table:table-cell/>
          <table:table-cell office:value-type="float" office:value="-2.51979823384139" calcext:value-type="float">
            <text:p>-2.51979823384139</text:p>
          </table:table-cell>
          <table:table-cell/>
          <table:table-cell office:value-type="float" office:value="44496" calcext:value-type="float">
            <text:p>44496</text:p>
          </table:table-cell>
          <table:table-cell table:number-columns-repeated="3"/>
          <table:table-cell office:value-type="float" office:value="7.76684260172691" calcext:value-type="float">
            <text:p>7.76684260172691</text:p>
          </table:table-cell>
          <table:table-cell/>
          <table:table-cell office:value-type="float" office:value="-0.387284050063748" calcext:value-type="float">
            <text:p>-0.387284050063748</text:p>
          </table:table-cell>
          <table:table-cell/>
          <table:table-cell office:value-type="float" office:value="6047" calcext:value-type="float">
            <text:p>6047</text:p>
          </table:table-cell>
          <table:table-cell table:number-columns-repeated="3"/>
          <table:table-cell office:value-type="float" office:value="2.30893719024712" calcext:value-type="float">
            <text:p>2.30893719024712</text:p>
          </table:table-cell>
          <table:table-cell/>
          <table:table-cell office:value-type="float" office:value="0.194908067181227" calcext:value-type="float">
            <text:p>0.194908067181227</text:p>
          </table:table-cell>
          <table:table-cell/>
          <table:table-cell office:value-type="float" office:value="1502" calcext:value-type="float">
            <text:p>1502</text:p>
          </table:table-cell>
          <table:table-cell table:number-columns-repeated="3"/>
          <table:table-cell office:value-type="float" office:value="3.42880208348126" calcext:value-type="float">
            <text:p>3.42880208348126</text:p>
          </table:table-cell>
          <table:table-cell office:value-type="float" office:value="4.71555783729395" calcext:value-type="float">
            <text:p>4.71555783729395</text:p>
          </table:table-cell>
          <table:table-cell office:value-type="float" office:value="5.61595362298717" calcext:value-type="float">
            <text:p>5.61595362298717</text:p>
          </table:table-cell>
          <table:table-cell table:number-columns-repeated="2"/>
          <table:table-cell office:value-type="float" office:value="3604" calcext:value-type="float">
            <text:p>3604</text:p>
          </table:table-cell>
          <table:table-cell office:value-type="float" office:value="4543" calcext:value-type="float">
            <text:p>4543</text:p>
          </table:table-cell>
          <table:table-cell office:value-type="float" office:value="7676" calcext:value-type="float">
            <text:p>7676</text:p>
          </table:table-cell>
        </table:table-row>
        <table:table-row table:style-name="ro1">
          <table:table-cell/>
          <table:table-cell office:value-type="float" office:value="3.1072641815207" calcext:value-type="float">
            <text:p>3.1072641815207</text:p>
          </table:table-cell>
          <table:table-cell/>
          <table:table-cell office:value-type="float" office:value="-0.416040138694631" calcext:value-type="float">
            <text:p>-0.416040138694631</text:p>
          </table:table-cell>
          <table:table-cell/>
          <table:table-cell office:value-type="float" office:value="2897" calcext:value-type="float">
            <text:p>2897</text:p>
          </table:table-cell>
          <table:table-cell table:number-columns-repeated="3"/>
          <table:table-cell office:value-type="float" office:value="5.78318969143841" calcext:value-type="float">
            <text:p>5.78318969143841</text:p>
          </table:table-cell>
          <table:table-cell/>
          <table:table-cell office:value-type="float" office:value="-0.144224560485136" calcext:value-type="float">
            <text:p>-0.144224560485136</text:p>
          </table:table-cell>
          <table:table-cell/>
          <table:table-cell office:value-type="float" office:value="4599" calcext:value-type="float">
            <text:p>4599</text:p>
          </table:table-cell>
          <table:table-cell table:number-columns-repeated="3"/>
          <table:table-cell office:value-type="float" office:value="8.49628219634016" calcext:value-type="float">
            <text:p>8.49628219634016</text:p>
          </table:table-cell>
          <table:table-cell/>
          <table:table-cell office:value-type="float" office:value="-0.553040132640024" calcext:value-type="float">
            <text:p>-0.553040132640024</text:p>
          </table:table-cell>
          <table:table-cell/>
          <table:table-cell office:value-type="float" office:value="6248" calcext:value-type="float">
            <text:p>6248</text:p>
          </table:table-cell>
          <table:table-cell table:number-columns-repeated="3"/>
          <table:table-cell office:value-type="float" office:value="3.43132130226476" calcext:value-type="float">
            <text:p>3.43132130226476</text:p>
          </table:table-cell>
          <table:table-cell office:value-type="float" office:value="4.72572587169961" calcext:value-type="float">
            <text:p>4.72572587169961</text:p>
          </table:table-cell>
          <table:table-cell office:value-type="float" office:value="5.61956215466151" calcext:value-type="float">
            <text:p>5.61956215466151</text:p>
          </table:table-cell>
          <table:table-cell table:number-columns-repeated="2"/>
          <table:table-cell office:value-type="float" office:value="3630" calcext:value-type="float">
            <text:p>3630</text:p>
          </table:table-cell>
          <table:table-cell office:value-type="float" office:value="4566" calcext:value-type="float">
            <text:p>4566</text:p>
          </table:table-cell>
          <table:table-cell office:value-type="float" office:value="7687" calcext:value-type="float">
            <text:p>7687</text:p>
          </table:table-cell>
        </table:table-row>
        <table:table-row table:style-name="ro1">
          <table:table-cell/>
          <table:table-cell office:value-type="float" office:value="100.093580187216" calcext:value-type="float">
            <text:p>100.093580187216</text:p>
          </table:table-cell>
          <table:table-cell/>
          <table:table-cell office:value-type="float" office:value="-3.29908930423977" calcext:value-type="float">
            <text:p>-3.29908930423977</text:p>
          </table:table-cell>
          <table:table-cell/>
          <table:table-cell office:value-type="float" office:value="45145" calcext:value-type="float">
            <text:p>45145</text:p>
          </table:table-cell>
          <table:table-cell table:number-columns-repeated="3"/>
          <table:table-cell office:value-type="float" office:value="100.081825088241" calcext:value-type="float">
            <text:p>100.081825088241</text:p>
          </table:table-cell>
          <table:table-cell/>
          <table:table-cell office:value-type="float" office:value="1.17973393077303" calcext:value-type="float">
            <text:p>1.17973393077303</text:p>
          </table:table-cell>
          <table:table-cell/>
          <table:table-cell office:value-type="float" office:value="49811" calcext:value-type="float">
            <text:p>49811</text:p>
          </table:table-cell>
          <table:table-cell table:number-columns-repeated="3"/>
          <table:table-cell office:value-type="float" office:value="100.115746250915" calcext:value-type="float">
            <text:p>100.115746250915</text:p>
          </table:table-cell>
          <table:table-cell/>
          <table:table-cell office:value-type="float" office:value="-1.14187307758029" calcext:value-type="float">
            <text:p>-1.14187307758029</text:p>
          </table:table-cell>
          <table:table-cell/>
          <table:table-cell office:value-type="float" office:value="46022" calcext:value-type="float">
            <text:p>46022</text:p>
          </table:table-cell>
          <table:table-cell table:number-columns-repeated="3"/>
          <table:table-cell office:value-type="float" office:value="3.4317819587935" calcext:value-type="float">
            <text:p>3.4317819587935</text:p>
          </table:table-cell>
          <table:table-cell office:value-type="float" office:value="4.80998959141449" calcext:value-type="float">
            <text:p>4.80998959141449</text:p>
          </table:table-cell>
          <table:table-cell office:value-type="float" office:value="5.63683870563135" calcext:value-type="float">
            <text:p>5.63683870563135</text:p>
          </table:table-cell>
          <table:table-cell table:number-columns-repeated="2"/>
          <table:table-cell office:value-type="float" office:value="3639" calcext:value-type="float">
            <text:p>3639</text:p>
          </table:table-cell>
          <table:table-cell office:value-type="float" office:value="4566" calcext:value-type="float">
            <text:p>4566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/>
          <table:table-cell office:value-type="float" office:value="1.01306201020414" calcext:value-type="float">
            <text:p>1.01306201020414</text:p>
          </table:table-cell>
          <table:table-cell/>
          <table:table-cell office:value-type="float" office:value="-0.136795691228068" calcext:value-type="float">
            <text:p>-0.136795691228068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79.205325105003" calcext:value-type="float">
            <text:p>79.205325105003</text:p>
          </table:table-cell>
          <table:table-cell/>
          <table:table-cell office:value-type="float" office:value="-2.13684687300843" calcext:value-type="float">
            <text:p>-2.136846873008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2406788998" calcext:value-type="float">
            <text:p>100.102406788998</text:p>
          </table:table-cell>
          <table:table-cell/>
          <table:table-cell office:value-type="float" office:value="0.518298282999084" calcext:value-type="float">
            <text:p>0.518298282999084</text:p>
          </table:table-cell>
          <table:table-cell/>
          <table:table-cell office:value-type="float" office:value="45243" calcext:value-type="float">
            <text:p>45243</text:p>
          </table:table-cell>
          <table:table-cell table:number-columns-repeated="3"/>
          <table:table-cell office:value-type="float" office:value="3.44035443929881" calcext:value-type="float">
            <text:p>3.44035443929881</text:p>
          </table:table-cell>
          <table:table-cell office:value-type="float" office:value="4.81742761179841" calcext:value-type="float">
            <text:p>4.81742761179841</text:p>
          </table:table-cell>
          <table:table-cell office:value-type="float" office:value="5.64009874915133" calcext:value-type="float">
            <text:p>5.64009874915133</text:p>
          </table:table-cell>
          <table:table-cell table:number-columns-repeated="2"/>
          <table:table-cell office:value-type="float" office:value="3645" calcext:value-type="float">
            <text:p>3645</text:p>
          </table:table-cell>
          <table:table-cell office:value-type="float" office:value="4576" calcext:value-type="float">
            <text:p>4576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/>
          <table:table-cell office:value-type="float" office:value="100.101452354602" calcext:value-type="float">
            <text:p>100.101452354602</text:p>
          </table:table-cell>
          <table:table-cell/>
          <table:table-cell office:value-type="float" office:value="-4.1200832546842" calcext:value-type="float">
            <text:p>-4.1200832546842</text:p>
          </table:table-cell>
          <table:table-cell/>
          <table:table-cell office:value-type="float" office:value="47879" calcext:value-type="float">
            <text:p>47879</text:p>
          </table:table-cell>
          <table:table-cell table:number-columns-repeated="3"/>
          <table:table-cell office:value-type="float" office:value="89.710954859973" calcext:value-type="float">
            <text:p>89.710954859973</text:p>
          </table:table-cell>
          <table:table-cell/>
          <table:table-cell office:value-type="float" office:value="-1.05524374473527" calcext:value-type="float">
            <text:p>-1.0552437447352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41167572568049" calcext:value-type="float">
            <text:p>2.41167572568049</text:p>
          </table:table-cell>
          <table:table-cell/>
          <table:table-cell office:value-type="float" office:value="0.175573880508371" calcext:value-type="float">
            <text:p>0.175573880508371</text:p>
          </table:table-cell>
          <table:table-cell/>
          <table:table-cell office:value-type="float" office:value="1884" calcext:value-type="float">
            <text:p>1884</text:p>
          </table:table-cell>
          <table:table-cell table:number-columns-repeated="3"/>
          <table:table-cell office:value-type="float" office:value="3.44987299596609" calcext:value-type="float">
            <text:p>3.44987299596609</text:p>
          </table:table-cell>
          <table:table-cell office:value-type="float" office:value="4.88412864404624" calcext:value-type="float">
            <text:p>4.88412864404624</text:p>
          </table:table-cell>
          <table:table-cell office:value-type="float" office:value="5.64688415814255" calcext:value-type="float">
            <text:p>5.64688415814255</text:p>
          </table:table-cell>
          <table:table-cell table:number-columns-repeated="2"/>
          <table:table-cell office:value-type="float" office:value="3715" calcext:value-type="float">
            <text:p>3715</text:p>
          </table:table-cell>
          <table:table-cell office:value-type="float" office:value="4576" calcext:value-type="float">
            <text:p>4576</text:p>
          </table:table-cell>
          <table:table-cell office:value-type="float" office:value="7874" calcext:value-type="float">
            <text:p>7874</text:p>
          </table:table-cell>
        </table:table-row>
        <table:table-row table:style-name="ro1">
          <table:table-cell/>
          <table:table-cell office:value-type="float" office:value="100.102013635048" calcext:value-type="float">
            <text:p>100.102013635048</text:p>
          </table:table-cell>
          <table:table-cell/>
          <table:table-cell office:value-type="float" office:value="-6.16027748592047" calcext:value-type="float">
            <text:p>-6.16027748592047</text:p>
          </table:table-cell>
          <table:table-cell/>
          <table:table-cell office:value-type="float" office:value="44474" calcext:value-type="float">
            <text:p>44474</text:p>
          </table:table-cell>
          <table:table-cell table:number-columns-repeated="3"/>
          <table:table-cell office:value-type="float" office:value="97.8634054694375" calcext:value-type="float">
            <text:p>97.8634054694375</text:p>
          </table:table-cell>
          <table:table-cell/>
          <table:table-cell office:value-type="float" office:value="-0.229291287356342" calcext:value-type="float">
            <text:p>-0.22929128735634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0150814090519" calcext:value-type="float">
            <text:p>8.0150814090519</text:p>
          </table:table-cell>
          <table:table-cell/>
          <table:table-cell office:value-type="float" office:value="0.205009500306796" calcext:value-type="float">
            <text:p>0.205009500306796</text:p>
          </table:table-cell>
          <table:table-cell/>
          <table:table-cell office:value-type="float" office:value="11750" calcext:value-type="float">
            <text:p>11750</text:p>
          </table:table-cell>
          <table:table-cell table:number-columns-repeated="3"/>
          <table:table-cell office:value-type="float" office:value="3.4601637861219" calcext:value-type="float">
            <text:p>3.4601637861219</text:p>
          </table:table-cell>
          <table:table-cell office:value-type="float" office:value="4.89569127760749" calcext:value-type="float">
            <text:p>4.89569127760749</text:p>
          </table:table-cell>
          <table:table-cell office:value-type="float" office:value="5.66052260749508" calcext:value-type="float">
            <text:p>5.66052260749508</text:p>
          </table:table-cell>
          <table:table-cell table:number-columns-repeated="2"/>
          <table:table-cell office:value-type="float" office:value="3730" calcext:value-type="float">
            <text:p>3730</text:p>
          </table:table-cell>
          <table:table-cell office:value-type="float" office:value="4577" calcext:value-type="float">
            <text:p>4577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/>
          <table:table-cell office:value-type="float" office:value="100.10886905307" calcext:value-type="float">
            <text:p>100.10886905307</text:p>
          </table:table-cell>
          <table:table-cell/>
          <table:table-cell office:value-type="float" office:value="-6.4911243816798" calcext:value-type="float">
            <text:p>-6.4911243816798</text:p>
          </table:table-cell>
          <table:table-cell/>
          <table:table-cell office:value-type="float" office:value="46903" calcext:value-type="float">
            <text:p>46903</text:p>
          </table:table-cell>
          <table:table-cell table:number-columns-repeated="3"/>
          <table:table-cell office:value-type="float" office:value="30.4498980638655" calcext:value-type="float">
            <text:p>30.4498980638655</text:p>
          </table:table-cell>
          <table:table-cell/>
          <table:table-cell office:value-type="float" office:value="-0.831731131114949" calcext:value-type="float">
            <text:p>-0.83173113111494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39679101638708" calcext:value-type="float">
            <text:p>4.39679101638708</text:p>
          </table:table-cell>
          <table:table-cell/>
          <table:table-cell office:value-type="float" office:value="0.232899169469176" calcext:value-type="float">
            <text:p>0.232899169469176</text:p>
          </table:table-cell>
          <table:table-cell/>
          <table:table-cell office:value-type="float" office:value="3630" calcext:value-type="float">
            <text:p>3630</text:p>
          </table:table-cell>
          <table:table-cell table:number-columns-repeated="3"/>
          <table:table-cell office:value-type="float" office:value="3.46257630097425" calcext:value-type="float">
            <text:p>3.46257630097425</text:p>
          </table:table-cell>
          <table:table-cell office:value-type="float" office:value="4.89703486846139" calcext:value-type="float">
            <text:p>4.89703486846139</text:p>
          </table:table-cell>
          <table:table-cell office:value-type="float" office:value="5.67374001485657" calcext:value-type="float">
            <text:p>5.67374001485657</text:p>
          </table:table-cell>
          <table:table-cell table:number-columns-repeated="2"/>
          <table:table-cell office:value-type="float" office:value="3756" calcext:value-type="float">
            <text:p>3756</text:p>
          </table:table-cell>
          <table:table-cell office:value-type="float" office:value="4578" calcext:value-type="float">
            <text:p>4578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/>
          <table:table-cell office:value-type="float" office:value="100.101951040929" calcext:value-type="float">
            <text:p>100.101951040929</text:p>
          </table:table-cell>
          <table:table-cell/>
          <table:table-cell office:value-type="float" office:value="-3.89497793223974" calcext:value-type="float">
            <text:p>-3.89497793223974</text:p>
          </table:table-cell>
          <table:table-cell/>
          <table:table-cell office:value-type="float" office:value="44246" calcext:value-type="float">
            <text:p>44246</text:p>
          </table:table-cell>
          <table:table-cell table:number-columns-repeated="3"/>
          <table:table-cell office:value-type="float" office:value="8.11903709554846" calcext:value-type="float">
            <text:p>8.11903709554846</text:p>
          </table:table-cell>
          <table:table-cell/>
          <table:table-cell office:value-type="float" office:value="-0.529234695073205" calcext:value-type="float">
            <text:p>-0.529234695073205</text:p>
          </table:table-cell>
          <table:table-cell/>
          <table:table-cell office:value-type="float" office:value="16848" calcext:value-type="float">
            <text:p>16848</text:p>
          </table:table-cell>
          <table:table-cell table:number-columns-repeated="3"/>
          <table:table-cell office:value-type="float" office:value="100.113725517241" calcext:value-type="float">
            <text:p>100.113725517241</text:p>
          </table:table-cell>
          <table:table-cell/>
          <table:table-cell office:value-type="float" office:value="-2.1494719730359" calcext:value-type="float">
            <text:p>-2.1494719730359</text:p>
          </table:table-cell>
          <table:table-cell/>
          <table:table-cell office:value-type="float" office:value="46683" calcext:value-type="float">
            <text:p>46683</text:p>
          </table:table-cell>
          <table:table-cell table:number-columns-repeated="3"/>
          <table:table-cell office:value-type="float" office:value="3.48168923343428" calcext:value-type="float">
            <text:p>3.48168923343428</text:p>
          </table:table-cell>
          <table:table-cell office:value-type="float" office:value="4.90495018487319" calcext:value-type="float">
            <text:p>4.90495018487319</text:p>
          </table:table-cell>
          <table:table-cell office:value-type="float" office:value="5.67420874876651" calcext:value-type="float">
            <text:p>5.67420874876651</text:p>
          </table:table-cell>
          <table:table-cell table:number-columns-repeated="2"/>
          <table:table-cell office:value-type="float" office:value="3778" calcext:value-type="float">
            <text:p>3778</text:p>
          </table:table-cell>
          <table:table-cell office:value-type="float" office:value="4593" calcext:value-type="float">
            <text:p>4593</text:p>
          </table:table-cell>
          <table:table-cell office:value-type="float" office:value="7948" calcext:value-type="float">
            <text:p>7948</text:p>
          </table:table-cell>
        </table:table-row>
        <table:table-row table:style-name="ro1">
          <table:table-cell/>
          <table:table-cell office:value-type="float" office:value="5.32444782077397" calcext:value-type="float">
            <text:p>5.32444782077397</text:p>
          </table:table-cell>
          <table:table-cell/>
          <table:table-cell office:value-type="float" office:value="0.0438014838827599" calcext:value-type="float">
            <text:p>0.04380148388276</text:p>
          </table:table-cell>
          <table:table-cell/>
          <table:table-cell office:value-type="float" office:value="4608" calcext:value-type="float">
            <text:p>4608</text:p>
          </table:table-cell>
          <table:table-cell table:number-columns-repeated="3"/>
          <table:table-cell office:value-type="float" office:value="99.2880986529405" calcext:value-type="float">
            <text:p>99.2880986529405</text:p>
          </table:table-cell>
          <table:table-cell/>
          <table:table-cell office:value-type="float" office:value="-0.718750163692592" calcext:value-type="float">
            <text:p>-0.71875016369259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1745334184" calcext:value-type="float">
            <text:p>100.111745334184</text:p>
          </table:table-cell>
          <table:table-cell/>
          <table:table-cell office:value-type="float" office:value="1.54218947885395" calcext:value-type="float">
            <text:p>1.54218947885395</text:p>
          </table:table-cell>
          <table:table-cell/>
          <table:table-cell office:value-type="float" office:value="46873" calcext:value-type="float">
            <text:p>46873</text:p>
          </table:table-cell>
          <table:table-cell table:number-columns-repeated="3"/>
          <table:table-cell office:value-type="float" office:value="3.48717974821652" calcext:value-type="float">
            <text:p>3.48717974821652</text:p>
          </table:table-cell>
          <table:table-cell office:value-type="float" office:value="4.92858604632847" calcext:value-type="float">
            <text:p>4.92858604632847</text:p>
          </table:table-cell>
          <table:table-cell office:value-type="float" office:value="5.68808509347913" calcext:value-type="float">
            <text:p>5.68808509347913</text:p>
          </table:table-cell>
          <table:table-cell table:number-columns-repeated="2"/>
          <table:table-cell office:value-type="float" office:value="3801" calcext:value-type="float">
            <text:p>3801</text:p>
          </table:table-cell>
          <table:table-cell office:value-type="float" office:value="4608" calcext:value-type="float">
            <text:p>4608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/>
          <table:table-cell office:value-type="float" office:value="100.083924246091" calcext:value-type="float">
            <text:p>100.083924246091</text:p>
          </table:table-cell>
          <table:table-cell/>
          <table:table-cell office:value-type="float" office:value="-3.07160155586012" calcext:value-type="float">
            <text:p>-3.07160155586012</text:p>
          </table:table-cell>
          <table:table-cell/>
          <table:table-cell office:value-type="float" office:value="47539" calcext:value-type="float">
            <text:p>47539</text:p>
          </table:table-cell>
          <table:table-cell table:number-columns-repeated="3"/>
          <table:table-cell office:value-type="float" office:value="1.41705807275334" calcext:value-type="float">
            <text:p>1.41705807275334</text:p>
          </table:table-cell>
          <table:table-cell/>
          <table:table-cell office:value-type="float" office:value="0.172654037319877" calcext:value-type="float">
            <text:p>0.172654037319877</text:p>
          </table:table-cell>
          <table:table-cell/>
          <table:table-cell office:value-type="float" office:value="4644" calcext:value-type="float">
            <text:p>4644</text:p>
          </table:table-cell>
          <table:table-cell table:number-columns-repeated="3"/>
          <table:table-cell office:value-type="float" office:value="5.5668883405693" calcext:value-type="float">
            <text:p>5.5668883405693</text:p>
          </table:table-cell>
          <table:table-cell/>
          <table:table-cell office:value-type="float" office:value="-0.194001154059064" calcext:value-type="float">
            <text:p>-0.194001154059064</text:p>
          </table:table-cell>
          <table:table-cell/>
          <table:table-cell office:value-type="float" office:value="5241" calcext:value-type="float">
            <text:p>5241</text:p>
          </table:table-cell>
          <table:table-cell table:number-columns-repeated="3"/>
          <table:table-cell office:value-type="float" office:value="3.51159476871652" calcext:value-type="float">
            <text:p>3.51159476871652</text:p>
          </table:table-cell>
          <table:table-cell office:value-type="float" office:value="4.93278617895776" calcext:value-type="float">
            <text:p>4.93278617895776</text:p>
          </table:table-cell>
          <table:table-cell office:value-type="float" office:value="5.7504286138198" calcext:value-type="float">
            <text:p>5.7504286138198</text:p>
          </table:table-cell>
          <table:table-cell table:number-columns-repeated="2"/>
          <table:table-cell office:value-type="float" office:value="3829" calcext:value-type="float">
            <text:p>3829</text:p>
          </table:table-cell>
          <table:table-cell office:value-type="float" office:value="4612" calcext:value-type="float">
            <text:p>4612</text:p>
          </table:table-cell>
          <table:table-cell office:value-type="float" office:value="8007" calcext:value-type="float">
            <text:p>8007</text:p>
          </table:table-cell>
        </table:table-row>
        <table:table-row table:style-name="ro1">
          <table:table-cell/>
          <table:table-cell office:value-type="float" office:value="7.49558545681014" calcext:value-type="float">
            <text:p>7.49558545681014</text:p>
          </table:table-cell>
          <table:table-cell/>
          <table:table-cell office:value-type="float" office:value="-0.440327768792564" calcext:value-type="float">
            <text:p>-0.440327768792564</text:p>
          </table:table-cell>
          <table:table-cell/>
          <table:table-cell office:value-type="float" office:value="6260" calcext:value-type="float">
            <text:p>6260</text:p>
          </table:table-cell>
          <table:table-cell table:number-columns-repeated="3"/>
          <table:table-cell office:value-type="float" office:value="9.02247082710377" calcext:value-type="float">
            <text:p>9.02247082710377</text:p>
          </table:table-cell>
          <table:table-cell/>
          <table:table-cell office:value-type="float" office:value="0.284676780254372" calcext:value-type="float">
            <text:p>0.284676780254372</text:p>
          </table:table-cell>
          <table:table-cell/>
          <table:table-cell office:value-type="float" office:value="7687" calcext:value-type="float">
            <text:p>7687</text:p>
          </table:table-cell>
          <table:table-cell table:number-columns-repeated="3"/>
          <table:table-cell office:value-type="float" office:value="8.93711161376001" calcext:value-type="float">
            <text:p>8.93711161376001</text:p>
          </table:table-cell>
          <table:table-cell/>
          <table:table-cell office:value-type="float" office:value="-0.434678109649214" calcext:value-type="float">
            <text:p>-0.434678109649214</text:p>
          </table:table-cell>
          <table:table-cell/>
          <table:table-cell office:value-type="float" office:value="7380" calcext:value-type="float">
            <text:p>7380</text:p>
          </table:table-cell>
          <table:table-cell table:number-columns-repeated="3"/>
          <table:table-cell office:value-type="float" office:value="3.52893734200097" calcext:value-type="float">
            <text:p>3.52893734200097</text:p>
          </table:table-cell>
          <table:table-cell office:value-type="float" office:value="4.9572308677737" calcext:value-type="float">
            <text:p>4.9572308677737</text:p>
          </table:table-cell>
          <table:table-cell office:value-type="float" office:value="5.77087811789089" calcext:value-type="float">
            <text:p>5.77087811789089</text:p>
          </table:table-cell>
          <table:table-cell table:number-columns-repeated="2"/>
          <table:table-cell office:value-type="float" office:value="3838" calcext:value-type="float">
            <text:p>3838</text:p>
          </table:table-cell>
          <table:table-cell office:value-type="float" office:value="4657" calcext:value-type="float">
            <text:p>4657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/>
          <table:table-cell office:value-type="float" office:value="1.02560528199362" calcext:value-type="float">
            <text:p>1.02560528199362</text:p>
          </table:table-cell>
          <table:table-cell/>
          <table:table-cell office:value-type="float" office:value="-0.155307929014278" calcext:value-type="float">
            <text:p>-0.155307929014278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3"/>
          <table:table-cell office:value-type="float" office:value="3.54195890236847" calcext:value-type="float">
            <text:p>3.54195890236847</text:p>
          </table:table-cell>
          <table:table-cell/>
          <table:table-cell office:value-type="float" office:value="-0.0796768215356282" calcext:value-type="float">
            <text:p>-0.079676821535628</text:p>
          </table:table-cell>
          <table:table-cell/>
          <table:table-cell office:value-type="float" office:value="2677" calcext:value-type="float">
            <text:p>2677</text:p>
          </table:table-cell>
          <table:table-cell table:number-columns-repeated="3"/>
          <table:table-cell office:value-type="float" office:value="100.11776078943" calcext:value-type="float">
            <text:p>100.11776078943</text:p>
          </table:table-cell>
          <table:table-cell/>
          <table:table-cell office:value-type="float" office:value="-7.89819943018509" calcext:value-type="float">
            <text:p>-7.89819943018509</text:p>
          </table:table-cell>
          <table:table-cell/>
          <table:table-cell office:value-type="float" office:value="46677" calcext:value-type="float">
            <text:p>46677</text:p>
          </table:table-cell>
          <table:table-cell table:number-columns-repeated="3"/>
          <table:table-cell office:value-type="float" office:value="3.54132979816245" calcext:value-type="float">
            <text:p>3.54132979816245</text:p>
          </table:table-cell>
          <table:table-cell office:value-type="float" office:value="4.97144782272859" calcext:value-type="float">
            <text:p>4.97144782272859</text:p>
          </table:table-cell>
          <table:table-cell office:value-type="float" office:value="5.78318969143841" calcext:value-type="float">
            <text:p>5.78318969143841</text:p>
          </table:table-cell>
          <table:table-cell table:number-columns-repeated="2"/>
          <table:table-cell office:value-type="float" office:value="3877" calcext:value-type="float">
            <text:p>3877</text:p>
          </table:table-cell>
          <table:table-cell office:value-type="float" office:value="4739" calcext:value-type="float">
            <text:p>4739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/>
          <table:table-cell office:value-type="float" office:value="100.102162618281" calcext:value-type="float">
            <text:p>100.102162618281</text:p>
          </table:table-cell>
          <table:table-cell/>
          <table:table-cell office:value-type="float" office:value="-4.65131401231896" calcext:value-type="float">
            <text:p>-4.65131401231896</text:p>
          </table:table-cell>
          <table:table-cell/>
          <table:table-cell office:value-type="float" office:value="45317" calcext:value-type="float">
            <text:p>45317</text:p>
          </table:table-cell>
          <table:table-cell table:number-columns-repeated="3"/>
          <table:table-cell office:value-type="float" office:value="5.35256466119082" calcext:value-type="float">
            <text:p>5.35256466119082</text:p>
          </table:table-cell>
          <table:table-cell/>
          <table:table-cell office:value-type="float" office:value="-0.153205751976569" calcext:value-type="float">
            <text:p>-0.153205751976569</text:p>
          </table:table-cell>
          <table:table-cell/>
          <table:table-cell office:value-type="float" office:value="4207" calcext:value-type="float">
            <text:p>4207</text:p>
          </table:table-cell>
          <table:table-cell table:number-columns-repeated="3"/>
          <table:table-cell office:value-type="float" office:value="1.47828093262831" calcext:value-type="float">
            <text:p>1.47828093262831</text:p>
          </table:table-cell>
          <table:table-cell/>
          <table:table-cell office:value-type="float" office:value="0.195349617462985" calcext:value-type="float">
            <text:p>0.195349617462985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3"/>
          <table:table-cell office:value-type="float" office:value="3.55004445809689" calcext:value-type="float">
            <text:p>3.55004445809689</text:p>
          </table:table-cell>
          <table:table-cell office:value-type="float" office:value="4.97313834339744" calcext:value-type="float">
            <text:p>4.97313834339744</text:p>
          </table:table-cell>
          <table:table-cell office:value-type="float" office:value="5.79918162043276" calcext:value-type="float">
            <text:p>5.79918162043276</text:p>
          </table:table-cell>
          <table:table-cell table:number-columns-repeated="2"/>
          <table:table-cell office:value-type="float" office:value="3895" calcext:value-type="float">
            <text:p>3895</text:p>
          </table:table-cell>
          <table:table-cell office:value-type="float" office:value="4763" calcext:value-type="float">
            <text:p>4763</text:p>
          </table:table-cell>
          <table:table-cell office:value-type="float" office:value="8123" calcext:value-type="float">
            <text:p>8123</text:p>
          </table:table-cell>
        </table:table-row>
        <table:table-row table:style-name="ro1">
          <table:table-cell/>
          <table:table-cell office:value-type="float" office:value="0.396732987734148" calcext:value-type="float">
            <text:p>0.396732987734148</text:p>
          </table:table-cell>
          <table:table-cell/>
          <table:table-cell office:value-type="float" office:value="0.289910624613044" calcext:value-type="float">
            <text:p>0.289910624613044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4.59366503740243" calcext:value-type="float">
            <text:p>4.59366503740243</text:p>
          </table:table-cell>
          <table:table-cell/>
          <table:table-cell office:value-type="float" office:value="-0.0905525387194697" calcext:value-type="float">
            <text:p>-0.09055253871947</text:p>
          </table:table-cell>
          <table:table-cell/>
          <table:table-cell office:value-type="float" office:value="3635" calcext:value-type="float">
            <text:p>3635</text:p>
          </table:table-cell>
          <table:table-cell table:number-columns-repeated="3"/>
          <table:table-cell office:value-type="float" office:value="100.113105632267" calcext:value-type="float">
            <text:p>100.113105632267</text:p>
          </table:table-cell>
          <table:table-cell/>
          <table:table-cell office:value-type="float" office:value="1.34201538144608" calcext:value-type="float">
            <text:p>1.34201538144608</text:p>
          </table:table-cell>
          <table:table-cell/>
          <table:table-cell office:value-type="float" office:value="45491" calcext:value-type="float">
            <text:p>45491</text:p>
          </table:table-cell>
          <table:table-cell table:number-columns-repeated="3"/>
          <table:table-cell office:value-type="float" office:value="3.58314522860901" calcext:value-type="float">
            <text:p>3.58314522860901</text:p>
          </table:table-cell>
          <table:table-cell office:value-type="float" office:value="5.01371892397384" calcext:value-type="float">
            <text:p>5.01371892397384</text:p>
          </table:table-cell>
          <table:table-cell office:value-type="float" office:value="5.82252233772444" calcext:value-type="float">
            <text:p>5.82252233772444</text:p>
          </table:table-cell>
          <table:table-cell table:number-columns-repeated="2"/>
          <table:table-cell office:value-type="float" office:value="3901" calcext:value-type="float">
            <text:p>3901</text:p>
          </table:table-cell>
          <table:table-cell office:value-type="float" office:value="4763" calcext:value-type="float">
            <text:p>4763</text:p>
          </table:table-cell>
          <table:table-cell office:value-type="float" office:value="8135" calcext:value-type="float">
            <text:p>8135</text:p>
          </table:table-cell>
        </table:table-row>
        <table:table-row table:style-name="ro1">
          <table:table-cell/>
          <table:table-cell office:value-type="float" office:value="20.5900241864088" calcext:value-type="float">
            <text:p>20.5900241864088</text:p>
          </table:table-cell>
          <table:table-cell/>
          <table:table-cell office:value-type="float" office:value="-1.35352197646217" calcext:value-type="float">
            <text:p>-1.3535219764621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35121516660604" calcext:value-type="float">
            <text:p>1.35121516660604</text:p>
          </table:table-cell>
          <table:table-cell/>
          <table:table-cell office:value-type="float" office:value="-0.172955204562675" calcext:value-type="float">
            <text:p>-0.172955204562675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3"/>
          <table:table-cell office:value-type="float" office:value="100.111716943647" calcext:value-type="float">
            <text:p>100.111716943647</text:p>
          </table:table-cell>
          <table:table-cell/>
          <table:table-cell office:value-type="float" office:value="2.36215599673887" calcext:value-type="float">
            <text:p>2.36215599673887</text:p>
          </table:table-cell>
          <table:table-cell/>
          <table:table-cell office:value-type="float" office:value="47730" calcext:value-type="float">
            <text:p>47730</text:p>
          </table:table-cell>
          <table:table-cell table:number-columns-repeated="3"/>
          <table:table-cell office:value-type="float" office:value="3.60695814567738" calcext:value-type="float">
            <text:p>3.60695814567738</text:p>
          </table:table-cell>
          <table:table-cell office:value-type="float" office:value="5.013838478193" calcext:value-type="float">
            <text:p>5.013838478193</text:p>
          </table:table-cell>
          <table:table-cell office:value-type="float" office:value="5.83864005789335" calcext:value-type="float">
            <text:p>5.83864005789335</text:p>
          </table:table-cell>
          <table:table-cell table:number-columns-repeated="2"/>
          <table:table-cell office:value-type="float" office:value="3906" calcext:value-type="float">
            <text:p>3906</text:p>
          </table:table-cell>
          <table:table-cell office:value-type="float" office:value="4786" calcext:value-type="float">
            <text:p>4786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/>
          <table:table-cell office:value-type="float" office:value="100.099488733201" calcext:value-type="float">
            <text:p>100.099488733201</text:p>
          </table:table-cell>
          <table:table-cell/>
          <table:table-cell office:value-type="float" office:value="-5.14853803295425" calcext:value-type="float">
            <text:p>-5.14853803295425</text:p>
          </table:table-cell>
          <table:table-cell/>
          <table:table-cell office:value-type="float" office:value="45373" calcext:value-type="float">
            <text:p>45373</text:p>
          </table:table-cell>
          <table:table-cell table:number-columns-repeated="3"/>
          <table:table-cell office:value-type="float" office:value="100.083471732055" calcext:value-type="float">
            <text:p>100.083471732055</text:p>
          </table:table-cell>
          <table:table-cell/>
          <table:table-cell office:value-type="float" office:value="-0.988941335799373" calcext:value-type="float">
            <text:p>-0.988941335799373</text:p>
          </table:table-cell>
          <table:table-cell/>
          <table:table-cell office:value-type="float" office:value="47954" calcext:value-type="float">
            <text:p>47954</text:p>
          </table:table-cell>
          <table:table-cell table:number-columns-repeated="3"/>
          <table:table-cell office:value-type="float" office:value="100.103120420403" calcext:value-type="float">
            <text:p>100.103120420403</text:p>
          </table:table-cell>
          <table:table-cell/>
          <table:table-cell office:value-type="float" office:value="-0.154324594880926" calcext:value-type="float">
            <text:p>-0.154324594880926</text:p>
          </table:table-cell>
          <table:table-cell/>
          <table:table-cell office:value-type="float" office:value="45676" calcext:value-type="float">
            <text:p>45676</text:p>
          </table:table-cell>
          <table:table-cell table:number-columns-repeated="3"/>
          <table:table-cell office:value-type="float" office:value="3.60863021064068" calcext:value-type="float">
            <text:p>3.60863021064068</text:p>
          </table:table-cell>
          <table:table-cell office:value-type="float" office:value="5.06979722766757" calcext:value-type="float">
            <text:p>5.06979722766757</text:p>
          </table:table-cell>
          <table:table-cell office:value-type="float" office:value="5.89526879369461" calcext:value-type="float">
            <text:p>5.89526879369461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office:value-type="float" office:value="4789" calcext:value-type="float">
            <text:p>4789</text:p>
          </table:table-cell>
          <table:table-cell office:value-type="float" office:value="8246" calcext:value-type="float">
            <text:p>8246</text:p>
          </table:table-cell>
        </table:table-row>
        <table:table-row table:style-name="ro1">
          <table:table-cell/>
          <table:table-cell office:value-type="float" office:value="100.098521001872" calcext:value-type="float">
            <text:p>100.098521001872</text:p>
          </table:table-cell>
          <table:table-cell/>
          <table:table-cell office:value-type="float" office:value="-6.9317295706391" calcext:value-type="float">
            <text:p>-6.9317295706391</text:p>
          </table:table-cell>
          <table:table-cell/>
          <table:table-cell office:value-type="float" office:value="49034" calcext:value-type="float">
            <text:p>49034</text:p>
          </table:table-cell>
          <table:table-cell table:number-columns-repeated="3"/>
          <table:table-cell office:value-type="float" office:value="3.39255783730803" calcext:value-type="float">
            <text:p>3.39255783730803</text:p>
          </table:table-cell>
          <table:table-cell/>
          <table:table-cell office:value-type="float" office:value="-0.0304452816542569" calcext:value-type="float">
            <text:p>-0.030445281654257</text:p>
          </table:table-cell>
          <table:table-cell/>
          <table:table-cell office:value-type="float" office:value="2929" calcext:value-type="float">
            <text:p>2929</text:p>
          </table:table-cell>
          <table:table-cell table:number-columns-repeated="3"/>
          <table:table-cell office:value-type="float" office:value="8.45360908616707" calcext:value-type="float">
            <text:p>8.45360908616707</text:p>
          </table:table-cell>
          <table:table-cell/>
          <table:table-cell office:value-type="float" office:value="0.187416096708978" calcext:value-type="float">
            <text:p>0.187416096708978</text:p>
          </table:table-cell>
          <table:table-cell/>
          <table:table-cell office:value-type="float" office:value="6310" calcext:value-type="float">
            <text:p>6310</text:p>
          </table:table-cell>
          <table:table-cell table:number-columns-repeated="3"/>
          <table:table-cell office:value-type="float" office:value="3.61051062073336" calcext:value-type="float">
            <text:p>3.61051062073336</text:p>
          </table:table-cell>
          <table:table-cell office:value-type="float" office:value="5.08714830600923" calcext:value-type="float">
            <text:p>5.08714830600923</text:p>
          </table:table-cell>
          <table:table-cell office:value-type="float" office:value="5.91584807663559" calcext:value-type="float">
            <text:p>5.91584807663559</text:p>
          </table:table-cell>
          <table:table-cell table:number-columns-repeated="2"/>
          <table:table-cell office:value-type="float" office:value="3932" calcext:value-type="float">
            <text:p>3932</text:p>
          </table:table-cell>
          <table:table-cell office:value-type="float" office:value="4791" calcext:value-type="float">
            <text:p>4791</text:p>
          </table:table-cell>
          <table:table-cell office:value-type="float" office:value="8288" calcext:value-type="float">
            <text:p>8288</text:p>
          </table:table-cell>
        </table:table-row>
        <table:table-row table:style-name="ro1">
          <table:table-cell/>
          <table:table-cell office:value-type="float" office:value="100.108415910032" calcext:value-type="float">
            <text:p>100.108415910032</text:p>
          </table:table-cell>
          <table:table-cell/>
          <table:table-cell office:value-type="float" office:value="-2.20154803663068" calcext:value-type="float">
            <text:p>-2.20154803663068</text:p>
          </table:table-cell>
          <table:table-cell/>
          <table:table-cell office:value-type="float" office:value="47086" calcext:value-type="float">
            <text:p>47086</text:p>
          </table:table-cell>
          <table:table-cell table:number-columns-repeated="3"/>
          <table:table-cell office:value-type="float" office:value="6.08364540158071" calcext:value-type="float">
            <text:p>6.08364540158071</text:p>
          </table:table-cell>
          <table:table-cell/>
          <table:table-cell office:value-type="float" office:value="-0.453297224391436" calcext:value-type="float">
            <text:p>-0.453297224391436</text:p>
          </table:table-cell>
          <table:table-cell/>
          <table:table-cell office:value-type="float" office:value="6391" calcext:value-type="float">
            <text:p>6391</text:p>
          </table:table-cell>
          <table:table-cell table:number-columns-repeated="3"/>
          <table:table-cell office:value-type="float" office:value="100.108861750253" calcext:value-type="float">
            <text:p>100.108861750253</text:p>
          </table:table-cell>
          <table:table-cell/>
          <table:table-cell office:value-type="float" office:value="2.57488291555701" calcext:value-type="float">
            <text:p>2.57488291555701</text:p>
          </table:table-cell>
          <table:table-cell/>
          <table:table-cell office:value-type="float" office:value="44603" calcext:value-type="float">
            <text:p>44603</text:p>
          </table:table-cell>
          <table:table-cell table:number-columns-repeated="3"/>
          <table:table-cell office:value-type="float" office:value="3.61112877895905" calcext:value-type="float">
            <text:p>3.61112877895905</text:p>
          </table:table-cell>
          <table:table-cell office:value-type="float" office:value="5.13906318433657" calcext:value-type="float">
            <text:p>5.13906318433657</text:p>
          </table:table-cell>
          <table:table-cell office:value-type="float" office:value="5.92261347761638" calcext:value-type="float">
            <text:p>5.92261347761638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800" calcext:value-type="float">
            <text:p>4800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/>
          <table:table-cell office:value-type="float" office:value="4.46749850807535" calcext:value-type="float">
            <text:p>4.46749850807535</text:p>
          </table:table-cell>
          <table:table-cell/>
          <table:table-cell office:value-type="float" office:value="-0.47277774494735" calcext:value-type="float">
            <text:p>-0.47277774494735</text:p>
          </table:table-cell>
          <table:table-cell/>
          <table:table-cell office:value-type="float" office:value="5339" calcext:value-type="float">
            <text:p>5339</text:p>
          </table:table-cell>
          <table:table-cell table:number-columns-repeated="3"/>
          <table:table-cell office:value-type="float" office:value="1.393767771128" calcext:value-type="float">
            <text:p>1.393767771128</text:p>
          </table:table-cell>
          <table:table-cell/>
          <table:table-cell office:value-type="float" office:value="-0.0408258732481375" calcext:value-type="float">
            <text:p>-0.040825873248138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3"/>
          <table:table-cell office:value-type="float" office:value="100.107243908747" calcext:value-type="float">
            <text:p>100.107243908747</text:p>
          </table:table-cell>
          <table:table-cell/>
          <table:table-cell office:value-type="float" office:value="-2.62798924129402" calcext:value-type="float">
            <text:p>-2.62798924129402</text:p>
          </table:table-cell>
          <table:table-cell/>
          <table:table-cell office:value-type="float" office:value="44637" calcext:value-type="float">
            <text:p>44637</text:p>
          </table:table-cell>
          <table:table-cell table:number-columns-repeated="3"/>
          <table:table-cell office:value-type="float" office:value="3.62665502896493" calcext:value-type="float">
            <text:p>3.62665502896493</text:p>
          </table:table-cell>
          <table:table-cell office:value-type="float" office:value="5.15621338358425" calcext:value-type="float">
            <text:p>5.15621338358425</text:p>
          </table:table-cell>
          <table:table-cell office:value-type="float" office:value="5.9509751905997" calcext:value-type="float">
            <text:p>5.9509751905997</text:p>
          </table:table-cell>
          <table:table-cell table:number-columns-repeated="2"/>
          <table:table-cell office:value-type="float" office:value="3944" calcext:value-type="float">
            <text:p>3944</text:p>
          </table:table-cell>
          <table:table-cell office:value-type="float" office:value="4801" calcext:value-type="float">
            <text:p>4801</text:p>
          </table:table-cell>
          <table:table-cell office:value-type="float" office:value="8410" calcext:value-type="float">
            <text:p>8410</text:p>
          </table:table-cell>
        </table:table-row>
        <table:table-row table:style-name="ro1">
          <table:table-cell/>
          <table:table-cell office:value-type="float" office:value="100.1010506821" calcext:value-type="float">
            <text:p>100.1010506821</text:p>
          </table:table-cell>
          <table:table-cell/>
          <table:table-cell office:value-type="float" office:value="-4.84981456025407" calcext:value-type="float">
            <text:p>-4.84981456025407</text:p>
          </table:table-cell>
          <table:table-cell/>
          <table:table-cell office:value-type="float" office:value="46049" calcext:value-type="float">
            <text:p>46049</text:p>
          </table:table-cell>
          <table:table-cell table:number-columns-repeated="3"/>
          <table:table-cell office:value-type="float" office:value="64.0019614149652" calcext:value-type="float">
            <text:p>64.0019614149652</text:p>
          </table:table-cell>
          <table:table-cell/>
          <table:table-cell office:value-type="float" office:value="-0.230825145825277" calcext:value-type="float">
            <text:p>-0.23082514582527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47375729120288" calcext:value-type="float">
            <text:p>2.47375729120288</text:p>
          </table:table-cell>
          <table:table-cell/>
          <table:table-cell office:value-type="float" office:value="-0.30781357503647" calcext:value-type="float">
            <text:p>-0.30781357503647</text:p>
          </table:table-cell>
          <table:table-cell/>
          <table:table-cell office:value-type="float" office:value="2655" calcext:value-type="float">
            <text:p>2655</text:p>
          </table:table-cell>
          <table:table-cell table:number-columns-repeated="3"/>
          <table:table-cell office:value-type="float" office:value="3.65131394010779" calcext:value-type="float">
            <text:p>3.65131394010779</text:p>
          </table:table-cell>
          <table:table-cell office:value-type="float" office:value="5.16875710725867" calcext:value-type="float">
            <text:p>5.16875710725867</text:p>
          </table:table-cell>
          <table:table-cell office:value-type="float" office:value="6.00144510199998" calcext:value-type="float">
            <text:p>6.00144510199998</text:p>
          </table:table-cell>
          <table:table-cell table:number-columns-repeated="2"/>
          <table:table-cell office:value-type="float" office:value="3987" calcext:value-type="float">
            <text:p>3987</text:p>
          </table:table-cell>
          <table:table-cell office:value-type="float" office:value="4802" calcext:value-type="float">
            <text:p>4802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/>
          <table:table-cell office:value-type="float" office:value="1.36736454038511" calcext:value-type="float">
            <text:p>1.36736454038511</text:p>
          </table:table-cell>
          <table:table-cell/>
          <table:table-cell office:value-type="float" office:value="-0.127296824014213" calcext:value-type="float">
            <text:p>-0.127296824014213</text:p>
          </table:table-cell>
          <table:table-cell/>
          <table:table-cell office:value-type="float" office:value="2119" calcext:value-type="float">
            <text:p>2119</text:p>
          </table:table-cell>
          <table:table-cell table:number-columns-repeated="3"/>
          <table:table-cell office:value-type="float" office:value="99.4817949941631" calcext:value-type="float">
            <text:p>99.4817949941631</text:p>
          </table:table-cell>
          <table:table-cell/>
          <table:table-cell office:value-type="float" office:value="0.0936289187047356" calcext:value-type="float">
            <text:p>0.09362891870473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9810823187" calcext:value-type="float">
            <text:p>100.119810823187</text:p>
          </table:table-cell>
          <table:table-cell/>
          <table:table-cell office:value-type="float" office:value="-3.22234127745311" calcext:value-type="float">
            <text:p>-3.22234127745311</text:p>
          </table:table-cell>
          <table:table-cell/>
          <table:table-cell office:value-type="float" office:value="46219" calcext:value-type="float">
            <text:p>46219</text:p>
          </table:table-cell>
          <table:table-cell table:number-columns-repeated="3"/>
          <table:table-cell office:value-type="float" office:value="3.6618166603524" calcext:value-type="float">
            <text:p>3.6618166603524</text:p>
          </table:table-cell>
          <table:table-cell office:value-type="float" office:value="5.22810584751298" calcext:value-type="float">
            <text:p>5.22810584751298</text:p>
          </table:table-cell>
          <table:table-cell office:value-type="float" office:value="6.00512750268511" calcext:value-type="float">
            <text:p>6.00512750268511</text:p>
          </table:table-cell>
          <table:table-cell table:number-columns-repeated="2"/>
          <table:table-cell office:value-type="float" office:value="3989" calcext:value-type="float">
            <text:p>3989</text:p>
          </table:table-cell>
          <table:table-cell office:value-type="float" office:value="4825" calcext:value-type="float">
            <text:p>4825</text:p>
          </table:table-cell>
          <table:table-cell office:value-type="float" office:value="8421" calcext:value-type="float">
            <text:p>8421</text:p>
          </table:table-cell>
        </table:table-row>
        <table:table-row table:style-name="ro1">
          <table:table-cell/>
          <table:table-cell office:value-type="float" office:value="100.107521737131" calcext:value-type="float">
            <text:p>100.107521737131</text:p>
          </table:table-cell>
          <table:table-cell/>
          <table:table-cell office:value-type="float" office:value="-3.16912683542538" calcext:value-type="float">
            <text:p>-3.16912683542538</text:p>
          </table:table-cell>
          <table:table-cell/>
          <table:table-cell office:value-type="float" office:value="45176" calcext:value-type="float">
            <text:p>45176</text:p>
          </table:table-cell>
          <table:table-cell table:number-columns-repeated="3"/>
          <table:table-cell office:value-type="float" office:value="7.97767174691617" calcext:value-type="float">
            <text:p>7.97767174691617</text:p>
          </table:table-cell>
          <table:table-cell/>
          <table:table-cell office:value-type="float" office:value="-0.33681984528599" calcext:value-type="float">
            <text:p>-0.33681984528599</text:p>
          </table:table-cell>
          <table:table-cell/>
          <table:table-cell office:value-type="float" office:value="7134" calcext:value-type="float">
            <text:p>7134</text:p>
          </table:table-cell>
          <table:table-cell table:number-columns-repeated="3"/>
          <table:table-cell office:value-type="float" office:value="8.61589327898558" calcext:value-type="float">
            <text:p>8.61589327898558</text:p>
          </table:table-cell>
          <table:table-cell/>
          <table:table-cell office:value-type="float" office:value="0.552322926769091" calcext:value-type="float">
            <text:p>0.552322926769091</text:p>
          </table:table-cell>
          <table:table-cell/>
          <table:table-cell office:value-type="float" office:value="8207" calcext:value-type="float">
            <text:p>8207</text:p>
          </table:table-cell>
          <table:table-cell table:number-columns-repeated="3"/>
          <table:table-cell office:value-type="float" office:value="3.69389655148909" calcext:value-type="float">
            <text:p>3.69389655148909</text:p>
          </table:table-cell>
          <table:table-cell office:value-type="float" office:value="5.23437866087424" calcext:value-type="float">
            <text:p>5.23437866087424</text:p>
          </table:table-cell>
          <table:table-cell office:value-type="float" office:value="6.08364540158071" calcext:value-type="float">
            <text:p>6.08364540158071</text:p>
          </table:table-cell>
          <table:table-cell table:number-columns-repeated="2"/>
          <table:table-cell office:value-type="float" office:value="4002" calcext:value-type="float">
            <text:p>4002</text:p>
          </table:table-cell>
          <table:table-cell office:value-type="float" office:value="4826" calcext:value-type="float">
            <text:p>4826</text:p>
          </table:table-cell>
          <table:table-cell office:value-type="float" office:value="8456" calcext:value-type="float">
            <text:p>8456</text:p>
          </table:table-cell>
        </table:table-row>
        <table:table-row table:style-name="ro1">
          <table:table-cell/>
          <table:table-cell office:value-type="float" office:value="100.106110870567" calcext:value-type="float">
            <text:p>100.106110870567</text:p>
          </table:table-cell>
          <table:table-cell/>
          <table:table-cell office:value-type="float" office:value="-1.75322940815299" calcext:value-type="float">
            <text:p>-1.75322940815299</text:p>
          </table:table-cell>
          <table:table-cell/>
          <table:table-cell office:value-type="float" office:value="46237" calcext:value-type="float">
            <text:p>46237</text:p>
          </table:table-cell>
          <table:table-cell table:number-columns-repeated="3"/>
          <table:table-cell office:value-type="float" office:value="7.67198669996826" calcext:value-type="float">
            <text:p>7.67198669996826</text:p>
          </table:table-cell>
          <table:table-cell/>
          <table:table-cell office:value-type="float" office:value="-0.0295327191787687" calcext:value-type="float">
            <text:p>-0.029532719178769</text:p>
          </table:table-cell>
          <table:table-cell/>
          <table:table-cell office:value-type="float" office:value="6101" calcext:value-type="float">
            <text:p>6101</text:p>
          </table:table-cell>
          <table:table-cell table:number-columns-repeated="3"/>
          <table:table-cell office:value-type="float" office:value="7.31301879732068" calcext:value-type="float">
            <text:p>7.31301879732068</text:p>
          </table:table-cell>
          <table:table-cell/>
          <table:table-cell office:value-type="float" office:value="0.160565362444164" calcext:value-type="float">
            <text:p>0.16056536244416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69997158975499" calcext:value-type="float">
            <text:p>3.69997158975499</text:p>
          </table:table-cell>
          <table:table-cell office:value-type="float" office:value="5.24245122562097" calcext:value-type="float">
            <text:p>5.24245122562097</text:p>
          </table:table-cell>
          <table:table-cell office:value-type="float" office:value="6.11621718657132" calcext:value-type="float">
            <text:p>6.11621718657132</text:p>
          </table:table-cell>
          <table:table-cell table:number-columns-repeated="2"/>
          <table:table-cell office:value-type="float" office:value="4027" calcext:value-type="float">
            <text:p>4027</text:p>
          </table:table-cell>
          <table:table-cell office:value-type="float" office:value="4829" calcext:value-type="float">
            <text:p>4829</text:p>
          </table:table-cell>
          <table:table-cell office:value-type="float" office:value="8479" calcext:value-type="float">
            <text:p>8479</text:p>
          </table:table-cell>
        </table:table-row>
        <table:table-row table:style-name="ro1">
          <table:table-cell/>
          <table:table-cell office:value-type="float" office:value="7.41486578357076" calcext:value-type="float">
            <text:p>7.41486578357076</text:p>
          </table:table-cell>
          <table:table-cell/>
          <table:table-cell office:value-type="float" office:value="0.108006482137575" calcext:value-type="float">
            <text:p>0.108006482137575</text:p>
          </table:table-cell>
          <table:table-cell/>
          <table:table-cell office:value-type="float" office:value="5635" calcext:value-type="float">
            <text:p>5635</text:p>
          </table:table-cell>
          <table:table-cell table:number-columns-repeated="3"/>
          <table:table-cell office:value-type="float" office:value="7.27408899411308" calcext:value-type="float">
            <text:p>7.27408899411308</text:p>
          </table:table-cell>
          <table:table-cell/>
          <table:table-cell office:value-type="float" office:value="0.297773593199065" calcext:value-type="float">
            <text:p>0.297773593199065</text:p>
          </table:table-cell>
          <table:table-cell/>
          <table:table-cell office:value-type="float" office:value="6583" calcext:value-type="float">
            <text:p>6583</text:p>
          </table:table-cell>
          <table:table-cell table:number-columns-repeated="3"/>
          <table:table-cell office:value-type="float" office:value="8.82725413831835" calcext:value-type="float">
            <text:p>8.82725413831835</text:p>
          </table:table-cell>
          <table:table-cell/>
          <table:table-cell office:value-type="float" office:value="-0.173809330625308" calcext:value-type="float">
            <text:p>-0.173809330625308</text:p>
          </table:table-cell>
          <table:table-cell/>
          <table:table-cell office:value-type="float" office:value="6977" calcext:value-type="float">
            <text:p>6977</text:p>
          </table:table-cell>
          <table:table-cell table:number-columns-repeated="3"/>
          <table:table-cell office:value-type="float" office:value="3.70488264957199" calcext:value-type="float">
            <text:p>3.70488264957199</text:p>
          </table:table-cell>
          <table:table-cell office:value-type="float" office:value="5.3163433424232" calcext:value-type="float">
            <text:p>5.3163433424232</text:p>
          </table:table-cell>
          <table:table-cell office:value-type="float" office:value="6.19692298617441" calcext:value-type="float">
            <text:p>6.19692298617441</text:p>
          </table:table-cell>
          <table:table-cell table:number-columns-repeated="2"/>
          <table:table-cell office:value-type="float" office:value="4054" calcext:value-type="float">
            <text:p>4054</text:p>
          </table:table-cell>
          <table:table-cell office:value-type="float" office:value="4834" calcext:value-type="float">
            <text:p>4834</text:p>
          </table:table-cell>
          <table:table-cell office:value-type="float" office:value="8541" calcext:value-type="float">
            <text:p>8541</text:p>
          </table:table-cell>
        </table:table-row>
        <table:table-row table:style-name="ro1">
          <table:table-cell/>
          <table:table-cell office:value-type="float" office:value="2.03203016317761" calcext:value-type="float">
            <text:p>2.03203016317761</text:p>
          </table:table-cell>
          <table:table-cell/>
          <table:table-cell office:value-type="float" office:value="-0.230133145201923" calcext:value-type="float">
            <text:p>-0.230133145201923</text:p>
          </table:table-cell>
          <table:table-cell/>
          <table:table-cell office:value-type="float" office:value="2584" calcext:value-type="float">
            <text:p>2584</text:p>
          </table:table-cell>
          <table:table-cell table:number-columns-repeated="3"/>
          <table:table-cell office:value-type="float" office:value="2.0482270624489" calcext:value-type="float">
            <text:p>2.0482270624489</text:p>
          </table:table-cell>
          <table:table-cell/>
          <table:table-cell office:value-type="float" office:value="-0.20709185340223" calcext:value-type="float">
            <text:p>-0.20709185340223</text:p>
          </table:table-cell>
          <table:table-cell/>
          <table:table-cell office:value-type="float" office:value="1684" calcext:value-type="float">
            <text:p>1684</text:p>
          </table:table-cell>
          <table:table-cell table:number-columns-repeated="3"/>
          <table:table-cell office:value-type="float" office:value="0.278575519738393" calcext:value-type="float">
            <text:p>0.278575519738393</text:p>
          </table:table-cell>
          <table:table-cell/>
          <table:table-cell office:value-type="float" office:value="-0.337650066000384" calcext:value-type="float">
            <text:p>-0.337650066000384</text:p>
          </table:table-cell>
          <table:table-cell/>
          <table:table-cell office:value-type="float" office:value="6597" calcext:value-type="float">
            <text:p>6597</text:p>
          </table:table-cell>
          <table:table-cell table:number-columns-repeated="3"/>
          <table:table-cell office:value-type="float" office:value="3.71553463518225" calcext:value-type="float">
            <text:p>3.71553463518225</text:p>
          </table:table-cell>
          <table:table-cell office:value-type="float" office:value="5.31843340052917" calcext:value-type="float">
            <text:p>5.31843340052917</text:p>
          </table:table-cell>
          <table:table-cell office:value-type="float" office:value="6.21185206526406" calcext:value-type="float">
            <text:p>6.21185206526406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4838" calcext:value-type="float">
            <text:p>4838</text:p>
          </table:table-cell>
          <table:table-cell office:value-type="float" office:value="8552" calcext:value-type="float">
            <text:p>8552</text:p>
          </table:table-cell>
        </table:table-row>
        <table:table-row table:style-name="ro1">
          <table:table-cell/>
          <table:table-cell office:value-type="float" office:value="100.095464010476" calcext:value-type="float">
            <text:p>100.095464010476</text:p>
          </table:table-cell>
          <table:table-cell/>
          <table:table-cell office:value-type="float" office:value="-4.13096199504785" calcext:value-type="float">
            <text:p>-4.13096199504785</text:p>
          </table:table-cell>
          <table:table-cell/>
          <table:table-cell office:value-type="float" office:value="47535" calcext:value-type="float">
            <text:p>47535</text:p>
          </table:table-cell>
          <table:table-cell table:number-columns-repeated="3"/>
          <table:table-cell office:value-type="float" office:value="87.364254934088" calcext:value-type="float">
            <text:p>87.364254934088</text:p>
          </table:table-cell>
          <table:table-cell/>
          <table:table-cell office:value-type="float" office:value="0.737006917133482" calcext:value-type="float">
            <text:p>0.73700691713348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99197841958" calcext:value-type="float">
            <text:p>100.099197841958</text:p>
          </table:table-cell>
          <table:table-cell/>
          <table:table-cell office:value-type="float" office:value="0.505684526134975" calcext:value-type="float">
            <text:p>0.505684526134975</text:p>
          </table:table-cell>
          <table:table-cell/>
          <table:table-cell office:value-type="float" office:value="45306" calcext:value-type="float">
            <text:p>45306</text:p>
          </table:table-cell>
          <table:table-cell table:number-columns-repeated="3"/>
          <table:table-cell office:value-type="float" office:value="3.74419595108379" calcext:value-type="float">
            <text:p>3.74419595108379</text:p>
          </table:table-cell>
          <table:table-cell office:value-type="float" office:value="5.32444782077397" calcext:value-type="float">
            <text:p>5.32444782077397</text:p>
          </table:table-cell>
          <table:table-cell office:value-type="float" office:value="6.21454666147738" calcext:value-type="float">
            <text:p>6.21454666147738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841" calcext:value-type="float">
            <text:p>4841</text:p>
          </table:table-cell>
          <table:table-cell office:value-type="float" office:value="8622" calcext:value-type="float">
            <text:p>8622</text:p>
          </table:table-cell>
        </table:table-row>
        <table:table-row table:style-name="ro1">
          <table:table-cell/>
          <table:table-cell office:value-type="float" office:value="3.49724930048597" calcext:value-type="float">
            <text:p>3.49724930048597</text:p>
          </table:table-cell>
          <table:table-cell/>
          <table:table-cell office:value-type="float" office:value="-0.0511203923793498" calcext:value-type="float">
            <text:p>-0.05112039237935</text:p>
          </table:table-cell>
          <table:table-cell/>
          <table:table-cell office:value-type="float" office:value="2641" calcext:value-type="float">
            <text:p>2641</text:p>
          </table:table-cell>
          <table:table-cell table:number-columns-repeated="3"/>
          <table:table-cell office:value-type="float" office:value="100.083072230051" calcext:value-type="float">
            <text:p>100.083072230051</text:p>
          </table:table-cell>
          <table:table-cell/>
          <table:table-cell office:value-type="float" office:value="-1.75144316983848" calcext:value-type="float">
            <text:p>-1.75144316983848</text:p>
          </table:table-cell>
          <table:table-cell/>
          <table:table-cell office:value-type="float" office:value="48424" calcext:value-type="float">
            <text:p>48424</text:p>
          </table:table-cell>
          <table:table-cell table:number-columns-repeated="3"/>
          <table:table-cell office:value-type="float" office:value="3.18579472645573" calcext:value-type="float">
            <text:p>3.18579472645573</text:p>
          </table:table-cell>
          <table:table-cell/>
          <table:table-cell office:value-type="float" office:value="0.130540012891724" calcext:value-type="float">
            <text:p>0.130540012891724</text:p>
          </table:table-cell>
          <table:table-cell/>
          <table:table-cell office:value-type="float" office:value="2946" calcext:value-type="float">
            <text:p>2946</text:p>
          </table:table-cell>
          <table:table-cell table:number-columns-repeated="3"/>
          <table:table-cell office:value-type="float" office:value="3.74519838718194" calcext:value-type="float">
            <text:p>3.74519838718194</text:p>
          </table:table-cell>
          <table:table-cell office:value-type="float" office:value="5.35811186766688" calcext:value-type="float">
            <text:p>5.35811186766688</text:p>
          </table:table-cell>
          <table:table-cell office:value-type="float" office:value="6.2184393591128" calcext:value-type="float">
            <text:p>6.2184393591128</text:p>
          </table:table-cell>
          <table:table-cell table:number-columns-repeated="2"/>
          <table:table-cell office:value-type="float" office:value="4076" calcext:value-type="float">
            <text:p>4076</text:p>
          </table:table-cell>
          <table:table-cell office:value-type="float" office:value="4863" calcext:value-type="float">
            <text:p>4863</text:p>
          </table:table-cell>
          <table:table-cell office:value-type="float" office:value="8656" calcext:value-type="float">
            <text:p>8656</text:p>
          </table:table-cell>
        </table:table-row>
        <table:table-row table:style-name="ro1">
          <table:table-cell/>
          <table:table-cell office:value-type="float" office:value="100.115409341714" calcext:value-type="float">
            <text:p>100.115409341714</text:p>
          </table:table-cell>
          <table:table-cell/>
          <table:table-cell office:value-type="float" office:value="-6.86681820570707" calcext:value-type="float">
            <text:p>-6.86681820570707</text:p>
          </table:table-cell>
          <table:table-cell/>
          <table:table-cell office:value-type="float" office:value="45641" calcext:value-type="float">
            <text:p>45641</text:p>
          </table:table-cell>
          <table:table-cell table:number-columns-repeated="3"/>
          <table:table-cell office:value-type="float" office:value="7.79594203293769" calcext:value-type="float">
            <text:p>7.79594203293769</text:p>
          </table:table-cell>
          <table:table-cell/>
          <table:table-cell office:value-type="float" office:value="-0.379768221553307" calcext:value-type="float">
            <text:p>-0.379768221553307</text:p>
          </table:table-cell>
          <table:table-cell/>
          <table:table-cell office:value-type="float" office:value="6566" calcext:value-type="float">
            <text:p>6566</text:p>
          </table:table-cell>
          <table:table-cell table:number-columns-repeated="3"/>
          <table:table-cell office:value-type="float" office:value="100.113013825449" calcext:value-type="float">
            <text:p>100.113013825449</text:p>
          </table:table-cell>
          <table:table-cell/>
          <table:table-cell office:value-type="float" office:value="3.42386235132438" calcext:value-type="float">
            <text:p>3.42386235132438</text:p>
          </table:table-cell>
          <table:table-cell/>
          <table:table-cell office:value-type="float" office:value="46590" calcext:value-type="float">
            <text:p>46590</text:p>
          </table:table-cell>
          <table:table-cell table:number-columns-repeated="3"/>
          <table:table-cell office:value-type="float" office:value="3.75832118402299" calcext:value-type="float">
            <text:p>3.75832118402299</text:p>
          </table:table-cell>
          <table:table-cell office:value-type="float" office:value="5.39462780257315" calcext:value-type="float">
            <text:p>5.39462780257315</text:p>
          </table:table-cell>
          <table:table-cell office:value-type="float" office:value="6.25850533320232" calcext:value-type="float">
            <text:p>6.25850533320232</text:p>
          </table:table-cell>
          <table:table-cell table:number-columns-repeated="2"/>
          <table:table-cell office:value-type="float" office:value="4082" calcext:value-type="float">
            <text:p>4082</text:p>
          </table:table-cell>
          <table:table-cell office:value-type="float" office:value="4916" calcext:value-type="float">
            <text:p>4916</text:p>
          </table:table-cell>
          <table:table-cell office:value-type="float" office:value="8679" calcext:value-type="float">
            <text:p>8679</text:p>
          </table:table-cell>
        </table:table-row>
        <table:table-row table:style-name="ro1">
          <table:table-cell/>
          <table:table-cell office:value-type="float" office:value="100.114671961221" calcext:value-type="float">
            <text:p>100.114671961221</text:p>
          </table:table-cell>
          <table:table-cell/>
          <table:table-cell office:value-type="float" office:value="-8.08219252423633" calcext:value-type="float">
            <text:p>-8.08219252423633</text:p>
          </table:table-cell>
          <table:table-cell/>
          <table:table-cell office:value-type="float" office:value="46112" calcext:value-type="float">
            <text:p>46112</text:p>
          </table:table-cell>
          <table:table-cell table:number-columns-repeated="3"/>
          <table:table-cell office:value-type="float" office:value="79.5533935600147" calcext:value-type="float">
            <text:p>79.5533935600147</text:p>
          </table:table-cell>
          <table:table-cell/>
          <table:table-cell office:value-type="float" office:value="-3.9543885970331" calcext:value-type="float">
            <text:p>-3.954388597033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4985952743" calcext:value-type="float">
            <text:p>100.104985952743</text:p>
          </table:table-cell>
          <table:table-cell/>
          <table:table-cell office:value-type="float" office:value="-0.974048242116634" calcext:value-type="float">
            <text:p>-0.974048242116634</text:p>
          </table:table-cell>
          <table:table-cell/>
          <table:table-cell office:value-type="float" office:value="45963" calcext:value-type="float">
            <text:p>45963</text:p>
          </table:table-cell>
          <table:table-cell table:number-columns-repeated="3"/>
          <table:table-cell office:value-type="float" office:value="3.76042395131822" calcext:value-type="float">
            <text:p>3.76042395131822</text:p>
          </table:table-cell>
          <table:table-cell office:value-type="float" office:value="5.40385708965267" calcext:value-type="float">
            <text:p>5.40385708965267</text:p>
          </table:table-cell>
          <table:table-cell office:value-type="float" office:value="6.27656753962233" calcext:value-type="float">
            <text:p>6.27656753962233</text:p>
          </table:table-cell>
          <table:table-cell table:number-columns-repeated="2"/>
          <table:table-cell office:value-type="float" office:value="4122" calcext:value-type="float">
            <text:p>4122</text:p>
          </table:table-cell>
          <table:table-cell office:value-type="float" office:value="4960" calcext:value-type="float">
            <text:p>4960</text:p>
          </table:table-cell>
          <table:table-cell office:value-type="float" office:value="8711" calcext:value-type="float">
            <text:p>8711</text:p>
          </table:table-cell>
        </table:table-row>
        <table:table-row table:style-name="ro1">
          <table:table-cell/>
          <table:table-cell office:value-type="float" office:value="7.55600926755457" calcext:value-type="float">
            <text:p>7.55600926755457</text:p>
          </table:table-cell>
          <table:table-cell/>
          <table:table-cell office:value-type="float" office:value="-0.684924450992249" calcext:value-type="float">
            <text:p>-0.684924450992249</text:p>
          </table:table-cell>
          <table:table-cell/>
          <table:table-cell office:value-type="float" office:value="5307" calcext:value-type="float">
            <text:p>5307</text:p>
          </table:table-cell>
          <table:table-cell table:number-columns-repeated="3"/>
          <table:table-cell office:value-type="float" office:value="100.088041651517" calcext:value-type="float">
            <text:p>100.088041651517</text:p>
          </table:table-cell>
          <table:table-cell/>
          <table:table-cell office:value-type="float" office:value="1.73962955091411" calcext:value-type="float">
            <text:p>1.73962955091411</text:p>
          </table:table-cell>
          <table:table-cell/>
          <table:table-cell office:value-type="float" office:value="47150" calcext:value-type="float">
            <text:p>47150</text:p>
          </table:table-cell>
          <table:table-cell table:number-columns-repeated="3"/>
          <table:table-cell office:value-type="float" office:value="6.70395683680533" calcext:value-type="float">
            <text:p>6.70395683680533</text:p>
          </table:table-cell>
          <table:table-cell/>
          <table:table-cell office:value-type="float" office:value="-0.273989567091344" calcext:value-type="float">
            <text:p>-0.273989567091344</text:p>
          </table:table-cell>
          <table:table-cell/>
          <table:table-cell office:value-type="float" office:value="4789" calcext:value-type="float">
            <text:p>4789</text:p>
          </table:table-cell>
          <table:table-cell table:number-columns-repeated="3"/>
          <table:table-cell office:value-type="float" office:value="3.76818676036023" calcext:value-type="float">
            <text:p>3.76818676036023</text:p>
          </table:table-cell>
          <table:table-cell office:value-type="float" office:value="5.40663457773487" calcext:value-type="float">
            <text:p>5.40663457773487</text:p>
          </table:table-cell>
          <table:table-cell office:value-type="float" office:value="6.31459428987006" calcext:value-type="float">
            <text:p>6.31459428987006</text:p>
          </table:table-cell>
          <table:table-cell table:number-columns-repeated="2"/>
          <table:table-cell office:value-type="float" office:value="4171" calcext:value-type="float">
            <text:p>4171</text:p>
          </table:table-cell>
          <table:table-cell office:value-type="float" office:value="4996" calcext:value-type="float">
            <text:p>4996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/>
          <table:table-cell office:value-type="float" office:value="0.557318071220633" calcext:value-type="float">
            <text:p>0.557318071220633</text:p>
          </table:table-cell>
          <table:table-cell/>
          <table:table-cell office:value-type="float" office:value="0.0914306071515442" calcext:value-type="float">
            <text:p>0.091430607151544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100.078765124214" calcext:value-type="float">
            <text:p>100.078765124214</text:p>
          </table:table-cell>
          <table:table-cell/>
          <table:table-cell office:value-type="float" office:value="0.368385571778536" calcext:value-type="float">
            <text:p>0.368385571778536</text:p>
          </table:table-cell>
          <table:table-cell/>
          <table:table-cell office:value-type="float" office:value="47456" calcext:value-type="float">
            <text:p>47456</text:p>
          </table:table-cell>
          <table:table-cell table:number-columns-repeated="3"/>
          <table:table-cell office:value-type="float" office:value="100.108156892638" calcext:value-type="float">
            <text:p>100.108156892638</text:p>
          </table:table-cell>
          <table:table-cell/>
          <table:table-cell office:value-type="float" office:value="1.25492867500996" calcext:value-type="float">
            <text:p>1.25492867500996</text:p>
          </table:table-cell>
          <table:table-cell/>
          <table:table-cell office:value-type="float" office:value="43609" calcext:value-type="float">
            <text:p>43609</text:p>
          </table:table-cell>
          <table:table-cell table:number-columns-repeated="3"/>
          <table:table-cell office:value-type="float" office:value="3.77014965437486" calcext:value-type="float">
            <text:p>3.77014965437486</text:p>
          </table:table-cell>
          <table:table-cell office:value-type="float" office:value="5.40983293983195" calcext:value-type="float">
            <text:p>5.40983293983195</text:p>
          </table:table-cell>
          <table:table-cell office:value-type="float" office:value="6.33906468706754" calcext:value-type="float">
            <text:p>6.33906468706754</text:p>
          </table:table-cell>
          <table:table-cell table:number-columns-repeated="2"/>
          <table:table-cell office:value-type="float" office:value="4182" calcext:value-type="float">
            <text:p>4182</text:p>
          </table:table-cell>
          <table:table-cell office:value-type="float" office:value="4999" calcext:value-type="float">
            <text:p>4999</text:p>
          </table:table-cell>
          <table:table-cell office:value-type="float" office:value="8786" calcext:value-type="float">
            <text:p>8786</text:p>
          </table:table-cell>
        </table:table-row>
        <table:table-row table:style-name="ro1">
          <table:table-cell/>
          <table:table-cell office:value-type="float" office:value="100.100659882671" calcext:value-type="float">
            <text:p>100.100659882671</text:p>
          </table:table-cell>
          <table:table-cell/>
          <table:table-cell office:value-type="float" office:value="-8.12102948712676" calcext:value-type="float">
            <text:p>-8.12102948712676</text:p>
          </table:table-cell>
          <table:table-cell/>
          <table:table-cell office:value-type="float" office:value="48257" calcext:value-type="float">
            <text:p>48257</text:p>
          </table:table-cell>
          <table:table-cell table:number-columns-repeated="3"/>
          <table:table-cell office:value-type="float" office:value="5.13210098118804" calcext:value-type="float">
            <text:p>5.13210098118804</text:p>
          </table:table-cell>
          <table:table-cell/>
          <table:table-cell office:value-type="float" office:value="0.164439144676262" calcext:value-type="float">
            <text:p>0.16443914467626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6667491745" calcext:value-type="float">
            <text:p>100.106667491745</text:p>
          </table:table-cell>
          <table:table-cell/>
          <table:table-cell office:value-type="float" office:value="-0.374199489806795" calcext:value-type="float">
            <text:p>-0.374199489806795</text:p>
          </table:table-cell>
          <table:table-cell/>
          <table:table-cell office:value-type="float" office:value="45137" calcext:value-type="float">
            <text:p>45137</text:p>
          </table:table-cell>
          <table:table-cell table:number-columns-repeated="3"/>
          <table:table-cell office:value-type="float" office:value="3.77808598686487" calcext:value-type="float">
            <text:p>3.77808598686487</text:p>
          </table:table-cell>
          <table:table-cell office:value-type="float" office:value="5.45077189781022" calcext:value-type="float">
            <text:p>5.45077189781022</text:p>
          </table:table-cell>
          <table:table-cell office:value-type="float" office:value="6.3493786805396" calcext:value-type="float">
            <text:p>6.3493786805396</text:p>
          </table:table-cell>
          <table:table-cell table:number-columns-repeated="2"/>
          <table:table-cell office:value-type="float" office:value="4197" calcext:value-type="float">
            <text:p>4197</text:p>
          </table:table-cell>
          <table:table-cell office:value-type="float" office:value="5010" calcext:value-type="float">
            <text:p>5010</text:p>
          </table:table-cell>
          <table:table-cell office:value-type="float" office:value="8801" calcext:value-type="float">
            <text:p>8801</text:p>
          </table:table-cell>
        </table:table-row>
        <table:table-row table:style-name="ro1">
          <table:table-cell/>
          <table:table-cell office:value-type="float" office:value="1.05151540927398" calcext:value-type="float">
            <text:p>1.05151540927398</text:p>
          </table:table-cell>
          <table:table-cell/>
          <table:table-cell office:value-type="float" office:value="0.2764535593649" calcext:value-type="float">
            <text:p>0.2764535593649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3"/>
          <table:table-cell office:value-type="float" office:value="8.20130112814946" calcext:value-type="float">
            <text:p>8.20130112814946</text:p>
          </table:table-cell>
          <table:table-cell/>
          <table:table-cell office:value-type="float" office:value="-0.00768133175905977" calcext:value-type="float">
            <text:p>-0.00768133175906</text:p>
          </table:table-cell>
          <table:table-cell/>
          <table:table-cell office:value-type="float" office:value="6302" calcext:value-type="float">
            <text:p>6302</text:p>
          </table:table-cell>
          <table:table-cell table:number-columns-repeated="3"/>
          <table:table-cell office:value-type="float" office:value="100.114530725484" calcext:value-type="float">
            <text:p>100.114530725484</text:p>
          </table:table-cell>
          <table:table-cell/>
          <table:table-cell office:value-type="float" office:value="4.29118381072273" calcext:value-type="float">
            <text:p>4.29118381072273</text:p>
          </table:table-cell>
          <table:table-cell/>
          <table:table-cell office:value-type="float" office:value="45232" calcext:value-type="float">
            <text:p>45232</text:p>
          </table:table-cell>
          <table:table-cell table:number-columns-repeated="3"/>
          <table:table-cell office:value-type="float" office:value="3.78364148890361" calcext:value-type="float">
            <text:p>3.78364148890361</text:p>
          </table:table-cell>
          <table:table-cell office:value-type="float" office:value="5.46146734624397" calcext:value-type="float">
            <text:p>5.46146734624397</text:p>
          </table:table-cell>
          <table:table-cell office:value-type="float" office:value="6.35131808532207" calcext:value-type="float">
            <text:p>6.35131808532207</text:p>
          </table:table-cell>
          <table:table-cell table:number-columns-repeated="2"/>
          <table:table-cell office:value-type="float" office:value="4199" calcext:value-type="float">
            <text:p>4199</text:p>
          </table:table-cell>
          <table:table-cell office:value-type="float" office:value="5032" calcext:value-type="float">
            <text:p>5032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/>
          <table:table-cell office:value-type="float" office:value="2.87183278744814" calcext:value-type="float">
            <text:p>2.87183278744814</text:p>
          </table:table-cell>
          <table:table-cell/>
          <table:table-cell office:value-type="float" office:value="0.276545490322144" calcext:value-type="float">
            <text:p>0.276545490322144</text:p>
          </table:table-cell>
          <table:table-cell/>
          <table:table-cell office:value-type="float" office:value="2045" calcext:value-type="float">
            <text:p>2045</text:p>
          </table:table-cell>
          <table:table-cell table:number-columns-repeated="3"/>
          <table:table-cell office:value-type="float" office:value="9.03835269417149" calcext:value-type="float">
            <text:p>9.03835269417149</text:p>
          </table:table-cell>
          <table:table-cell/>
          <table:table-cell office:value-type="float" office:value="-0.517471168186346" calcext:value-type="float">
            <text:p>-0.517471168186346</text:p>
          </table:table-cell>
          <table:table-cell/>
          <table:table-cell office:value-type="float" office:value="6861" calcext:value-type="float">
            <text:p>6861</text:p>
          </table:table-cell>
          <table:table-cell table:number-columns-repeated="3"/>
          <table:table-cell office:value-type="float" office:value="1.37962329277345" calcext:value-type="float">
            <text:p>1.37962329277345</text:p>
          </table:table-cell>
          <table:table-cell/>
          <table:table-cell office:value-type="float" office:value="0.0863672651921205" calcext:value-type="float">
            <text:p>0.086367265192121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3"/>
          <table:table-cell office:value-type="float" office:value="3.7857265296661" calcext:value-type="float">
            <text:p>3.7857265296661</text:p>
          </table:table-cell>
          <table:table-cell office:value-type="float" office:value="5.49355884466123" calcext:value-type="float">
            <text:p>5.49355884466123</text:p>
          </table:table-cell>
          <table:table-cell office:value-type="float" office:value="6.39173390638579" calcext:value-type="float">
            <text:p>6.39173390638579</text:p>
          </table:table-cell>
          <table:table-cell table:number-columns-repeated="2"/>
          <table:table-cell office:value-type="float" office:value="4201" calcext:value-type="float">
            <text:p>4201</text:p>
          </table:table-cell>
          <table:table-cell office:value-type="float" office:value="5033" calcext:value-type="float">
            <text:p>5033</text:p>
          </table:table-cell>
          <table:table-cell office:value-type="float" office:value="8996" calcext:value-type="float">
            <text:p>8996</text:p>
          </table:table-cell>
        </table:table-row>
        <table:table-row table:style-name="ro1">
          <table:table-cell/>
          <table:table-cell office:value-type="float" office:value="2.54215540587451" calcext:value-type="float">
            <text:p>2.54215540587451</text:p>
          </table:table-cell>
          <table:table-cell/>
          <table:table-cell office:value-type="float" office:value="-0.624768261447411" calcext:value-type="float">
            <text:p>-0.624768261447411</text:p>
          </table:table-cell>
          <table:table-cell/>
          <table:table-cell office:value-type="float" office:value="2100" calcext:value-type="float">
            <text:p>2100</text:p>
          </table:table-cell>
          <table:table-cell table:number-columns-repeated="3"/>
          <table:table-cell office:value-type="float" office:value="-0.00325249078066755" calcext:value-type="float">
            <text:p>-0.003252490780668</text:p>
          </table:table-cell>
          <table:table-cell/>
          <table:table-cell office:value-type="float" office:value="0.0241473319629915" calcext:value-type="float">
            <text:p>0.02414733196299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-0.0207972297325376" calcext:value-type="float">
            <text:p>-0.020797229732538</text:p>
          </table:table-cell>
          <table:table-cell/>
          <table:table-cell office:value-type="float" office:value="0.0371403216722197" calcext:value-type="float">
            <text:p>0.0371403216722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79599971009971" calcext:value-type="float">
            <text:p>3.79599971009971</text:p>
          </table:table-cell>
          <table:table-cell office:value-type="float" office:value="5.52634970771249" calcext:value-type="float">
            <text:p>5.52634970771249</text:p>
          </table:table-cell>
          <table:table-cell office:value-type="float" office:value="6.4025352895246" calcext:value-type="float">
            <text:p>6.4025352895246</text:p>
          </table:table-cell>
          <table:table-cell table:number-columns-repeated="2"/>
          <table:table-cell office:value-type="float" office:value="4212" calcext:value-type="float">
            <text:p>4212</text:p>
          </table:table-cell>
          <table:table-cell office:value-type="float" office:value="5038" calcext:value-type="float">
            <text:p>5038</text:p>
          </table:table-cell>
          <table:table-cell office:value-type="float" office:value="9019" calcext:value-type="float">
            <text:p>9019</text:p>
          </table:table-cell>
        </table:table-row>
        <table:table-row table:style-name="ro1">
          <table:table-cell/>
          <table:table-cell office:value-type="float" office:value="4.90495018487319" calcext:value-type="float">
            <text:p>4.90495018487319</text:p>
          </table:table-cell>
          <table:table-cell/>
          <table:table-cell office:value-type="float" office:value="-0.331105269016901" calcext:value-type="float">
            <text:p>-0.331105269016901</text:p>
          </table:table-cell>
          <table:table-cell/>
          <table:table-cell office:value-type="float" office:value="3750" calcext:value-type="float">
            <text:p>3750</text:p>
          </table:table-cell>
          <table:table-cell table:number-columns-repeated="3"/>
          <table:table-cell office:value-type="float" office:value="1.42406549567323" calcext:value-type="float">
            <text:p>1.42406549567323</text:p>
          </table:table-cell>
          <table:table-cell/>
          <table:table-cell office:value-type="float" office:value="-0.243763343363924" calcext:value-type="float">
            <text:p>-0.243763343363924</text:p>
          </table:table-cell>
          <table:table-cell/>
          <table:table-cell office:value-type="float" office:value="1291" calcext:value-type="float">
            <text:p>1291</text:p>
          </table:table-cell>
          <table:table-cell table:number-columns-repeated="3"/>
          <table:table-cell office:value-type="float" office:value="3.42880208348126" calcext:value-type="float">
            <text:p>3.42880208348126</text:p>
          </table:table-cell>
          <table:table-cell/>
          <table:table-cell office:value-type="float" office:value="-0.289426094436149" calcext:value-type="float">
            <text:p>-0.289426094436149</text:p>
          </table:table-cell>
          <table:table-cell/>
          <table:table-cell office:value-type="float" office:value="3197" calcext:value-type="float">
            <text:p>3197</text:p>
          </table:table-cell>
          <table:table-cell table:number-columns-repeated="3"/>
          <table:table-cell office:value-type="float" office:value="3.81463876421506" calcext:value-type="float">
            <text:p>3.81463876421506</text:p>
          </table:table-cell>
          <table:table-cell office:value-type="float" office:value="5.58720483443262" calcext:value-type="float">
            <text:p>5.58720483443262</text:p>
          </table:table-cell>
          <table:table-cell office:value-type="float" office:value="6.41418775549181" calcext:value-type="float">
            <text:p>6.41418775549181</text:p>
          </table:table-cell>
          <table:table-cell table:number-columns-repeated="2"/>
          <table:table-cell office:value-type="float" office:value="4212" calcext:value-type="float">
            <text:p>4212</text:p>
          </table:table-cell>
          <table:table-cell office:value-type="float" office:value="5051" calcext:value-type="float">
            <text:p>5051</text:p>
          </table:table-cell>
          <table:table-cell office:value-type="float" office:value="9109" calcext:value-type="float">
            <text:p>9109</text:p>
          </table:table-cell>
        </table:table-row>
        <table:table-row table:style-name="ro1">
          <table:table-cell/>
          <table:table-cell office:value-type="float" office:value="100.096247458575" calcext:value-type="float">
            <text:p>100.096247458575</text:p>
          </table:table-cell>
          <table:table-cell/>
          <table:table-cell office:value-type="float" office:value="-5.22514938350949" calcext:value-type="float">
            <text:p>-5.22514938350949</text:p>
          </table:table-cell>
          <table:table-cell/>
          <table:table-cell office:value-type="float" office:value="46383" calcext:value-type="float">
            <text:p>46383</text:p>
          </table:table-cell>
          <table:table-cell table:number-columns-repeated="3"/>
          <table:table-cell office:value-type="float" office:value="94.0735107016949" calcext:value-type="float">
            <text:p>94.0735107016949</text:p>
          </table:table-cell>
          <table:table-cell/>
          <table:table-cell office:value-type="float" office:value="0.141117030198947" calcext:value-type="float">
            <text:p>0.14111703019894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95247185030275" calcext:value-type="float">
            <text:p>3.95247185030275</text:p>
          </table:table-cell>
          <table:table-cell/>
          <table:table-cell office:value-type="float" office:value="0.431044603429351" calcext:value-type="float">
            <text:p>0.431044603429351</text:p>
          </table:table-cell>
          <table:table-cell/>
          <table:table-cell office:value-type="float" office:value="3877" calcext:value-type="float">
            <text:p>3877</text:p>
          </table:table-cell>
          <table:table-cell table:number-columns-repeated="3"/>
          <table:table-cell office:value-type="float" office:value="3.81827301835574" calcext:value-type="float">
            <text:p>3.81827301835574</text:p>
          </table:table-cell>
          <table:table-cell office:value-type="float" office:value="5.62004375028934" calcext:value-type="float">
            <text:p>5.62004375028934</text:p>
          </table:table-cell>
          <table:table-cell office:value-type="float" office:value="6.4305162507251" calcext:value-type="float">
            <text:p>6.4305162507251</text:p>
          </table:table-cell>
          <table:table-cell table:number-columns-repeated="2"/>
          <table:table-cell office:value-type="float" office:value="4219" calcext:value-type="float">
            <text:p>4219</text:p>
          </table:table-cell>
          <table:table-cell office:value-type="float" office:value="5053" calcext:value-type="float">
            <text:p>5053</text:p>
          </table:table-cell>
          <table:table-cell office:value-type="float" office:value="9197" calcext:value-type="float">
            <text:p>9197</text:p>
          </table:table-cell>
        </table:table-row>
        <table:table-row table:style-name="ro1">
          <table:table-cell/>
          <table:table-cell office:value-type="float" office:value="4.97313834339744" calcext:value-type="float">
            <text:p>4.97313834339744</text:p>
          </table:table-cell>
          <table:table-cell/>
          <table:table-cell office:value-type="float" office:value="-0.0354921707465858" calcext:value-type="float">
            <text:p>-0.035492170746586</text:p>
          </table:table-cell>
          <table:table-cell/>
          <table:table-cell office:value-type="float" office:value="3610" calcext:value-type="float">
            <text:p>3610</text:p>
          </table:table-cell>
          <table:table-cell table:number-columns-repeated="3"/>
          <table:table-cell office:value-type="float" office:value="38.4832198051122" calcext:value-type="float">
            <text:p>38.4832198051122</text:p>
          </table:table-cell>
          <table:table-cell/>
          <table:table-cell office:value-type="float" office:value="1.21659658837636" calcext:value-type="float">
            <text:p>1.2165965883763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4234244199" calcext:value-type="float">
            <text:p>100.104234244199</text:p>
          </table:table-cell>
          <table:table-cell/>
          <table:table-cell office:value-type="float" office:value="2.64528134295052" calcext:value-type="float">
            <text:p>2.64528134295052</text:p>
          </table:table-cell>
          <table:table-cell/>
          <table:table-cell office:value-type="float" office:value="43950" calcext:value-type="float">
            <text:p>43950</text:p>
          </table:table-cell>
          <table:table-cell table:number-columns-repeated="3"/>
          <table:table-cell office:value-type="float" office:value="3.82285417706115" calcext:value-type="float">
            <text:p>3.82285417706115</text:p>
          </table:table-cell>
          <table:table-cell office:value-type="float" office:value="5.63956548203706" calcext:value-type="float">
            <text:p>5.63956548203706</text:p>
          </table:table-cell>
          <table:table-cell office:value-type="float" office:value="6.53542975903039" calcext:value-type="float">
            <text:p>6.53542975903039</text:p>
          </table:table-cell>
          <table:table-cell table:number-columns-repeated="2"/>
          <table:table-cell office:value-type="float" office:value="4233" calcext:value-type="float">
            <text:p>4233</text:p>
          </table:table-cell>
          <table:table-cell office:value-type="float" office:value="5053" calcext:value-type="float">
            <text:p>5053</text:p>
          </table:table-cell>
          <table:table-cell office:value-type="float" office:value="9198" calcext:value-type="float">
            <text:p>9198</text:p>
          </table:table-cell>
        </table:table-row>
        <table:table-row table:style-name="ro1">
          <table:table-cell/>
          <table:table-cell office:value-type="float" office:value="100.105539761764" calcext:value-type="float">
            <text:p>100.105539761764</text:p>
          </table:table-cell>
          <table:table-cell/>
          <table:table-cell office:value-type="float" office:value="-5.23029226183597" calcext:value-type="float">
            <text:p>-5.23029226183597</text:p>
          </table:table-cell>
          <table:table-cell/>
          <table:table-cell office:value-type="float" office:value="46381" calcext:value-type="float">
            <text:p>46381</text:p>
          </table:table-cell>
          <table:table-cell table:number-columns-repeated="3"/>
          <table:table-cell office:value-type="float" office:value="98.7303429440623" calcext:value-type="float">
            <text:p>98.7303429440623</text:p>
          </table:table-cell>
          <table:table-cell/>
          <table:table-cell office:value-type="float" office:value="-1.49364720873823" calcext:value-type="float">
            <text:p>-1.4936472087382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4118222789" calcext:value-type="float">
            <text:p>100.114118222789</text:p>
          </table:table-cell>
          <table:table-cell/>
          <table:table-cell office:value-type="float" office:value="1.1744355334675" calcext:value-type="float">
            <text:p>1.1744355334675</text:p>
          </table:table-cell>
          <table:table-cell/>
          <table:table-cell office:value-type="float" office:value="44524" calcext:value-type="float">
            <text:p>44524</text:p>
          </table:table-cell>
          <table:table-cell table:number-columns-repeated="3"/>
          <table:table-cell office:value-type="float" office:value="3.90648609681866" calcext:value-type="float">
            <text:p>3.90648609681866</text:p>
          </table:table-cell>
          <table:table-cell office:value-type="float" office:value="5.66419577993907" calcext:value-type="float">
            <text:p>5.66419577993907</text:p>
          </table:table-cell>
          <table:table-cell office:value-type="float" office:value="6.54870174907709" calcext:value-type="float">
            <text:p>6.54870174907709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5053" calcext:value-type="float">
            <text:p>5053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/>
          <table:table-cell office:value-type="float" office:value="0.0797931854963041" calcext:value-type="float">
            <text:p>0.079793185496304</text:p>
          </table:table-cell>
          <table:table-cell/>
          <table:table-cell office:value-type="float" office:value="-0.0172786639538541" calcext:value-type="float">
            <text:p>-0.017278663953854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0.0782824652810692" calcext:value-type="float">
            <text:p>0.078282465281069</text:p>
          </table:table-cell>
          <table:table-cell/>
          <table:table-cell office:value-type="float" office:value="0.0443029526603722" calcext:value-type="float">
            <text:p>0.044302952660372</text:p>
          </table:table-cell>
          <table:table-cell/>
          <table:table-cell office:value-type="float" office:value="1128" calcext:value-type="float">
            <text:p>1128</text:p>
          </table:table-cell>
          <table:table-cell table:number-columns-repeated="3"/>
          <table:table-cell office:value-type="float" office:value="100.108658460517" calcext:value-type="float">
            <text:p>100.108658460517</text:p>
          </table:table-cell>
          <table:table-cell/>
          <table:table-cell office:value-type="float" office:value="1.33019275951388" calcext:value-type="float">
            <text:p>1.33019275951388</text:p>
          </table:table-cell>
          <table:table-cell/>
          <table:table-cell office:value-type="float" office:value="45611" calcext:value-type="float">
            <text:p>45611</text:p>
          </table:table-cell>
          <table:table-cell table:number-columns-repeated="3"/>
          <table:table-cell office:value-type="float" office:value="3.95108107811079" calcext:value-type="float">
            <text:p>3.95108107811079</text:p>
          </table:table-cell>
          <table:table-cell office:value-type="float" office:value="5.71257468802626" calcext:value-type="float">
            <text:p>5.71257468802626</text:p>
          </table:table-cell>
          <table:table-cell office:value-type="float" office:value="6.58784562061375" calcext:value-type="float">
            <text:p>6.58784562061375</text:p>
          </table:table-cell>
          <table:table-cell table:number-columns-repeated="2"/>
          <table:table-cell office:value-type="float" office:value="4269" calcext:value-type="float">
            <text:p>4269</text:p>
          </table:table-cell>
          <table:table-cell office:value-type="float" office:value="5061" calcext:value-type="float">
            <text:p>5061</text:p>
          </table:table-cell>
          <table:table-cell office:value-type="float" office:value="9232" calcext:value-type="float">
            <text:p>9232</text:p>
          </table:table-cell>
        </table:table-row>
        <table:table-row table:style-name="ro1">
          <table:table-cell/>
          <table:table-cell office:value-type="float" office:value="100.091777044204" calcext:value-type="float">
            <text:p>100.091777044204</text:p>
          </table:table-cell>
          <table:table-cell/>
          <table:table-cell office:value-type="float" office:value="-6.76058973429783" calcext:value-type="float">
            <text:p>-6.76058973429783</text:p>
          </table:table-cell>
          <table:table-cell/>
          <table:table-cell office:value-type="float" office:value="45851" calcext:value-type="float">
            <text:p>45851</text:p>
          </table:table-cell>
          <table:table-cell table:number-columns-repeated="3"/>
          <table:table-cell office:value-type="float" office:value="7.19479649477794" calcext:value-type="float">
            <text:p>7.19479649477794</text:p>
          </table:table-cell>
          <table:table-cell/>
          <table:table-cell office:value-type="float" office:value="-0.457611253603745" calcext:value-type="float">
            <text:p>-0.45761125360374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1411271653207" calcext:value-type="float">
            <text:p>9.01411271653207</text:p>
          </table:table-cell>
          <table:table-cell/>
          <table:table-cell office:value-type="float" office:value="-0.0312577634864635" calcext:value-type="float">
            <text:p>-0.031257763486464</text:p>
          </table:table-cell>
          <table:table-cell/>
          <table:table-cell office:value-type="float" office:value="7048" calcext:value-type="float">
            <text:p>7048</text:p>
          </table:table-cell>
          <table:table-cell table:number-columns-repeated="3"/>
          <table:table-cell office:value-type="float" office:value="3.95247185030275" calcext:value-type="float">
            <text:p>3.95247185030275</text:p>
          </table:table-cell>
          <table:table-cell office:value-type="float" office:value="5.71486684604791" calcext:value-type="float">
            <text:p>5.71486684604791</text:p>
          </table:table-cell>
          <table:table-cell office:value-type="float" office:value="6.63783281121551" calcext:value-type="float">
            <text:p>6.63783281121551</text:p>
          </table:table-cell>
          <table:table-cell table:number-columns-repeated="2"/>
          <table:table-cell office:value-type="float" office:value="4271" calcext:value-type="float">
            <text:p>4271</text:p>
          </table:table-cell>
          <table:table-cell office:value-type="float" office:value="5062" calcext:value-type="float">
            <text:p>5062</text:p>
          </table:table-cell>
          <table:table-cell office:value-type="float" office:value="9254" calcext:value-type="float">
            <text:p>9254</text:p>
          </table:table-cell>
        </table:table-row>
        <table:table-row table:style-name="ro1">
          <table:table-cell/>
          <table:table-cell office:value-type="float" office:value="5.66419577993907" calcext:value-type="float">
            <text:p>5.66419577993907</text:p>
          </table:table-cell>
          <table:table-cell/>
          <table:table-cell office:value-type="float" office:value="-0.049289165610893" calcext:value-type="float">
            <text:p>-0.049289165610893</text:p>
          </table:table-cell>
          <table:table-cell/>
          <table:table-cell office:value-type="float" office:value="4578" calcext:value-type="float">
            <text:p>4578</text:p>
          </table:table-cell>
          <table:table-cell table:number-columns-repeated="3"/>
          <table:table-cell office:value-type="float" office:value="9.02057404267609" calcext:value-type="float">
            <text:p>9.02057404267609</text:p>
          </table:table-cell>
          <table:table-cell/>
          <table:table-cell office:value-type="float" office:value="-0.714423436962529" calcext:value-type="float">
            <text:p>-0.714423436962529</text:p>
          </table:table-cell>
          <table:table-cell/>
          <table:table-cell office:value-type="float" office:value="20395" calcext:value-type="float">
            <text:p>20395</text:p>
          </table:table-cell>
          <table:table-cell table:number-columns-repeated="3"/>
          <table:table-cell office:value-type="float" office:value="100.113060175646" calcext:value-type="float">
            <text:p>100.113060175646</text:p>
          </table:table-cell>
          <table:table-cell/>
          <table:table-cell office:value-type="float" office:value="6.00549219749429" calcext:value-type="float">
            <text:p>6.00549219749429</text:p>
          </table:table-cell>
          <table:table-cell/>
          <table:table-cell office:value-type="float" office:value="45818" calcext:value-type="float">
            <text:p>45818</text:p>
          </table:table-cell>
          <table:table-cell table:number-columns-repeated="3"/>
          <table:table-cell office:value-type="float" office:value="3.98031673420223" calcext:value-type="float">
            <text:p>3.98031673420223</text:p>
          </table:table-cell>
          <table:table-cell office:value-type="float" office:value="5.7323261835814" calcext:value-type="float">
            <text:p>5.7323261835814</text:p>
          </table:table-cell>
          <table:table-cell office:value-type="float" office:value="6.65036379102413" calcext:value-type="float">
            <text:p>6.65036379102413</text:p>
          </table:table-cell>
          <table:table-cell table:number-columns-repeated="2"/>
          <table:table-cell office:value-type="float" office:value="4279" calcext:value-type="float">
            <text:p>4279</text:p>
          </table:table-cell>
          <table:table-cell office:value-type="float" office:value="5108" calcext:value-type="float">
            <text:p>5108</text:p>
          </table:table-cell>
          <table:table-cell office:value-type="float" office:value="9315" calcext:value-type="float">
            <text:p>9315</text:p>
          </table:table-cell>
        </table:table-row>
        <table:table-row table:style-name="ro1">
          <table:table-cell/>
          <table:table-cell office:value-type="float" office:value="8.26563575008802" calcext:value-type="float">
            <text:p>8.26563575008802</text:p>
          </table:table-cell>
          <table:table-cell/>
          <table:table-cell office:value-type="float" office:value="-0.0820046476923957" calcext:value-type="float">
            <text:p>-0.082004647692396</text:p>
          </table:table-cell>
          <table:table-cell/>
          <table:table-cell office:value-type="float" office:value="16333" calcext:value-type="float">
            <text:p>16333</text:p>
          </table:table-cell>
          <table:table-cell table:number-columns-repeated="3"/>
          <table:table-cell office:value-type="float" office:value="3.75108062137087" calcext:value-type="float">
            <text:p>3.75108062137087</text:p>
          </table:table-cell>
          <table:table-cell/>
          <table:table-cell office:value-type="float" office:value="-0.65505439006917" calcext:value-type="float">
            <text:p>-0.6550543900691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44898539628674" calcext:value-type="float">
            <text:p>1.44898539628674</text:p>
          </table:table-cell>
          <table:table-cell/>
          <table:table-cell office:value-type="float" office:value="-0.031335942055694" calcext:value-type="float">
            <text:p>-0.031335942055694</text:p>
          </table:table-cell>
          <table:table-cell/>
          <table:table-cell office:value-type="float" office:value="1237" calcext:value-type="float">
            <text:p>1237</text:p>
          </table:table-cell>
          <table:table-cell table:number-columns-repeated="3"/>
          <table:table-cell office:value-type="float" office:value="3.99091297924547" calcext:value-type="float">
            <text:p>3.99091297924547</text:p>
          </table:table-cell>
          <table:table-cell office:value-type="float" office:value="5.7361033188481" calcext:value-type="float">
            <text:p>5.7361033188481</text:p>
          </table:table-cell>
          <table:table-cell office:value-type="float" office:value="6.6918344842846" calcext:value-type="float">
            <text:p>6.6918344842846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5126" calcext:value-type="float">
            <text:p>5126</text:p>
          </table:table-cell>
          <table:table-cell office:value-type="float" office:value="9334" calcext:value-type="float">
            <text:p>9334</text:p>
          </table:table-cell>
        </table:table-row>
        <table:table-row table:style-name="ro1">
          <table:table-cell/>
          <table:table-cell office:value-type="float" office:value="100.096386323921" calcext:value-type="float">
            <text:p>100.096386323921</text:p>
          </table:table-cell>
          <table:table-cell/>
          <table:table-cell office:value-type="float" office:value="-4.62027732614111" calcext:value-type="float">
            <text:p>-4.62027732614111</text:p>
          </table:table-cell>
          <table:table-cell/>
          <table:table-cell office:value-type="float" office:value="47066" calcext:value-type="float">
            <text:p>47066</text:p>
          </table:table-cell>
          <table:table-cell table:number-columns-repeated="3"/>
          <table:table-cell office:value-type="float" office:value="7.32865566658951" calcext:value-type="float">
            <text:p>7.32865566658951</text:p>
          </table:table-cell>
          <table:table-cell/>
          <table:table-cell office:value-type="float" office:value="-0.023076773955359" calcext:value-type="float">
            <text:p>-0.023076773955359</text:p>
          </table:table-cell>
          <table:table-cell/>
          <table:table-cell office:value-type="float" office:value="7809" calcext:value-type="float">
            <text:p>7809</text:p>
          </table:table-cell>
          <table:table-cell table:number-columns-repeated="3"/>
          <table:table-cell office:value-type="float" office:value="100.110652639195" calcext:value-type="float">
            <text:p>100.110652639195</text:p>
          </table:table-cell>
          <table:table-cell/>
          <table:table-cell office:value-type="float" office:value="-0.514749262513923" calcext:value-type="float">
            <text:p>-0.514749262513923</text:p>
          </table:table-cell>
          <table:table-cell/>
          <table:table-cell office:value-type="float" office:value="43041" calcext:value-type="float">
            <text:p>43041</text:p>
          </table:table-cell>
          <table:table-cell table:number-columns-repeated="3"/>
          <table:table-cell office:value-type="float" office:value="3.99760182587741" calcext:value-type="float">
            <text:p>3.99760182587741</text:p>
          </table:table-cell>
          <table:table-cell office:value-type="float" office:value="5.74643295580147" calcext:value-type="float">
            <text:p>5.74643295580147</text:p>
          </table:table-cell>
          <table:table-cell office:value-type="float" office:value="6.70121692062889" calcext:value-type="float">
            <text:p>6.70121692062889</text:p>
          </table:table-cell>
          <table:table-cell table:number-columns-repeated="2"/>
          <table:table-cell office:value-type="float" office:value="4339" calcext:value-type="float">
            <text:p>4339</text:p>
          </table:table-cell>
          <table:table-cell office:value-type="float" office:value="5157" calcext:value-type="float">
            <text:p>5157</text:p>
          </table:table-cell>
          <table:table-cell office:value-type="float" office:value="9493" calcext:value-type="float">
            <text:p>9493</text:p>
          </table:table-cell>
        </table:table-row>
        <table:table-row table:style-name="ro1">
          <table:table-cell/>
          <table:table-cell office:value-type="float" office:value="0.0635416541511615" calcext:value-type="float">
            <text:p>0.063541654151162</text:p>
          </table:table-cell>
          <table:table-cell/>
          <table:table-cell office:value-type="float" office:value="-0.00169376240515311" calcext:value-type="float">
            <text:p>-0.00169376240515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0.091418995705" calcext:value-type="float">
            <text:p>100.091418995705</text:p>
          </table:table-cell>
          <table:table-cell/>
          <table:table-cell office:value-type="float" office:value="-0.988646385684312" calcext:value-type="float">
            <text:p>-0.988646385684312</text:p>
          </table:table-cell>
          <table:table-cell/>
          <table:table-cell office:value-type="float" office:value="48336" calcext:value-type="float">
            <text:p>48336</text:p>
          </table:table-cell>
          <table:table-cell table:number-columns-repeated="3"/>
          <table:table-cell office:value-type="float" office:value="0.1925365527183" calcext:value-type="float">
            <text:p>0.1925365527183</text:p>
          </table:table-cell>
          <table:table-cell/>
          <table:table-cell office:value-type="float" office:value="-0.0228798499908173" calcext:value-type="float">
            <text:p>-0.02287984999081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.039500442684" calcext:value-type="float">
            <text:p>4.039500442684</text:p>
          </table:table-cell>
          <table:table-cell office:value-type="float" office:value="5.75162004055483" calcext:value-type="float">
            <text:p>5.75162004055483</text:p>
          </table:table-cell>
          <table:table-cell office:value-type="float" office:value="6.73249306782033" calcext:value-type="float">
            <text:p>6.73249306782033</text:p>
          </table:table-cell>
          <table:table-cell table:number-columns-repeated="2"/>
          <table:table-cell office:value-type="float" office:value="4371" calcext:value-type="float">
            <text:p>4371</text:p>
          </table:table-cell>
          <table:table-cell office:value-type="float" office:value="5165" calcext:value-type="float">
            <text:p>5165</text:p>
          </table:table-cell>
          <table:table-cell office:value-type="float" office:value="9692" calcext:value-type="float">
            <text:p>9692</text:p>
          </table:table-cell>
        </table:table-row>
        <table:table-row table:style-name="ro1">
          <table:table-cell/>
          <table:table-cell office:value-type="float" office:value="1.47215918891709" calcext:value-type="float">
            <text:p>1.47215918891709</text:p>
          </table:table-cell>
          <table:table-cell/>
          <table:table-cell office:value-type="float" office:value="0.140714032481709" calcext:value-type="float">
            <text:p>0.140714032481709</text:p>
          </table:table-cell>
          <table:table-cell/>
          <table:table-cell office:value-type="float" office:value="1215" calcext:value-type="float">
            <text:p>1215</text:p>
          </table:table-cell>
          <table:table-cell table:number-columns-repeated="3"/>
          <table:table-cell office:value-type="float" office:value="100.089335488607" calcext:value-type="float">
            <text:p>100.089335488607</text:p>
          </table:table-cell>
          <table:table-cell/>
          <table:table-cell office:value-type="float" office:value="3.07838807385317" calcext:value-type="float">
            <text:p>3.07838807385317</text:p>
          </table:table-cell>
          <table:table-cell/>
          <table:table-cell office:value-type="float" office:value="46125" calcext:value-type="float">
            <text:p>46125</text:p>
          </table:table-cell>
          <table:table-cell table:number-columns-repeated="3"/>
          <table:table-cell office:value-type="float" office:value="2.05536759047078" calcext:value-type="float">
            <text:p>2.05536759047078</text:p>
          </table:table-cell>
          <table:table-cell/>
          <table:table-cell office:value-type="float" office:value="0.381500785728459" calcext:value-type="float">
            <text:p>0.381500785728459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3"/>
          <table:table-cell office:value-type="float" office:value="4.06250447061105" calcext:value-type="float">
            <text:p>4.06250447061105</text:p>
          </table:table-cell>
          <table:table-cell office:value-type="float" office:value="5.77775013606743" calcext:value-type="float">
            <text:p>5.77775013606743</text:p>
          </table:table-cell>
          <table:table-cell office:value-type="float" office:value="6.76299224570965" calcext:value-type="float">
            <text:p>6.76299224570965</text:p>
          </table:table-cell>
          <table:table-cell table:number-columns-repeated="2"/>
          <table:table-cell office:value-type="float" office:value="4378" calcext:value-type="float">
            <text:p>4378</text:p>
          </table:table-cell>
          <table:table-cell office:value-type="float" office:value="5168" calcext:value-type="float">
            <text:p>5168</text:p>
          </table:table-cell>
          <table:table-cell office:value-type="float" office:value="9713" calcext:value-type="float">
            <text:p>9713</text:p>
          </table:table-cell>
        </table:table-row>
        <table:table-row table:style-name="ro1">
          <table:table-cell/>
          <table:table-cell office:value-type="float" office:value="6.76459290163277" calcext:value-type="float">
            <text:p>6.76459290163277</text:p>
          </table:table-cell>
          <table:table-cell/>
          <table:table-cell office:value-type="float" office:value="-0.0586022034663188" calcext:value-type="float">
            <text:p>-0.058602203466319</text:p>
          </table:table-cell>
          <table:table-cell/>
          <table:table-cell office:value-type="float" office:value="4739" calcext:value-type="float">
            <text:p>4739</text:p>
          </table:table-cell>
          <table:table-cell table:number-columns-repeated="3"/>
          <table:table-cell office:value-type="float" office:value="1.23489447582575" calcext:value-type="float">
            <text:p>1.23489447582575</text:p>
          </table:table-cell>
          <table:table-cell/>
          <table:table-cell office:value-type="float" office:value="-0.0834653880011686" calcext:value-type="float">
            <text:p>-0.08346538800116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81266622040633" calcext:value-type="float">
            <text:p>6.81266622040633</text:p>
          </table:table-cell>
          <table:table-cell/>
          <table:table-cell office:value-type="float" office:value="-0.115071533233349" calcext:value-type="float">
            <text:p>-0.115071533233349</text:p>
          </table:table-cell>
          <table:table-cell/>
          <table:table-cell office:value-type="float" office:value="6367" calcext:value-type="float">
            <text:p>6367</text:p>
          </table:table-cell>
          <table:table-cell table:number-columns-repeated="3"/>
          <table:table-cell office:value-type="float" office:value="4.0700484432394" calcext:value-type="float">
            <text:p>4.0700484432394</text:p>
          </table:table-cell>
          <table:table-cell office:value-type="float" office:value="5.86871029471062" calcext:value-type="float">
            <text:p>5.86871029471062</text:p>
          </table:table-cell>
          <table:table-cell office:value-type="float" office:value="6.77595469838517" calcext:value-type="float">
            <text:p>6.77595469838517</text:p>
          </table:table-cell>
          <table:table-cell table:number-columns-repeated="2"/>
          <table:table-cell office:value-type="float" office:value="4383" calcext:value-type="float">
            <text:p>4383</text:p>
          </table:table-cell>
          <table:table-cell office:value-type="float" office:value="5261" calcext:value-type="float">
            <text:p>5261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/>
          <table:table-cell office:value-type="float" office:value="100.097580196632" calcext:value-type="float">
            <text:p>100.097580196632</text:p>
          </table:table-cell>
          <table:table-cell/>
          <table:table-cell office:value-type="float" office:value="-5.85502958524964" calcext:value-type="float">
            <text:p>-5.85502958524964</text:p>
          </table:table-cell>
          <table:table-cell/>
          <table:table-cell office:value-type="float" office:value="43727" calcext:value-type="float">
            <text:p>43727</text:p>
          </table:table-cell>
          <table:table-cell table:number-columns-repeated="3"/>
          <table:table-cell office:value-type="float" office:value="1.22592885727621" calcext:value-type="float">
            <text:p>1.22592885727621</text:p>
          </table:table-cell>
          <table:table-cell/>
          <table:table-cell office:value-type="float" office:value="-0.0794431753901955" calcext:value-type="float">
            <text:p>-0.07944317539019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96814446939227" calcext:value-type="float">
            <text:p>1.96814446939227</text:p>
          </table:table-cell>
          <table:table-cell/>
          <table:table-cell office:value-type="float" office:value="0.241396607949032" calcext:value-type="float">
            <text:p>0.241396607949032</text:p>
          </table:table-cell>
          <table:table-cell/>
          <table:table-cell office:value-type="float" office:value="1742" calcext:value-type="float">
            <text:p>1742</text:p>
          </table:table-cell>
          <table:table-cell table:number-columns-repeated="3"/>
          <table:table-cell office:value-type="float" office:value="4.14178319922426" calcext:value-type="float">
            <text:p>4.14178319922426</text:p>
          </table:table-cell>
          <table:table-cell office:value-type="float" office:value="5.88699451141686" calcext:value-type="float">
            <text:p>5.88699451141686</text:p>
          </table:table-cell>
          <table:table-cell office:value-type="float" office:value="6.7815572676807" calcext:value-type="float">
            <text:p>6.7815572676807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5264" calcext:value-type="float">
            <text:p>5264</text:p>
          </table:table-cell>
          <table:table-cell office:value-type="float" office:value="9794" calcext:value-type="float">
            <text:p>9794</text:p>
          </table:table-cell>
        </table:table-row>
        <table:table-row table:style-name="ro1">
          <table:table-cell/>
          <table:table-cell office:value-type="float" office:value="100.106096866816" calcext:value-type="float">
            <text:p>100.106096866816</text:p>
          </table:table-cell>
          <table:table-cell/>
          <table:table-cell office:value-type="float" office:value="-5.27890677169003" calcext:value-type="float">
            <text:p>-5.27890677169003</text:p>
          </table:table-cell>
          <table:table-cell/>
          <table:table-cell office:value-type="float" office:value="46806" calcext:value-type="float">
            <text:p>46806</text:p>
          </table:table-cell>
          <table:table-cell table:number-columns-repeated="3"/>
          <table:table-cell office:value-type="float" office:value="100.085187259235" calcext:value-type="float">
            <text:p>100.085187259235</text:p>
          </table:table-cell>
          <table:table-cell/>
          <table:table-cell office:value-type="float" office:value="-0.518896360655169" calcext:value-type="float">
            <text:p>-0.518896360655169</text:p>
          </table:table-cell>
          <table:table-cell/>
          <table:table-cell office:value-type="float" office:value="49829" calcext:value-type="float">
            <text:p>49829</text:p>
          </table:table-cell>
          <table:table-cell table:number-columns-repeated="3"/>
          <table:table-cell office:value-type="float" office:value="9.06681937815227" calcext:value-type="float">
            <text:p>9.06681937815227</text:p>
          </table:table-cell>
          <table:table-cell/>
          <table:table-cell office:value-type="float" office:value="0.335295257005622" calcext:value-type="float">
            <text:p>0.335295257005622</text:p>
          </table:table-cell>
          <table:table-cell/>
          <table:table-cell office:value-type="float" office:value="7739" calcext:value-type="float">
            <text:p>7739</text:p>
          </table:table-cell>
          <table:table-cell table:number-columns-repeated="3"/>
          <table:table-cell office:value-type="float" office:value="4.15923506395739" calcext:value-type="float">
            <text:p>4.15923506395739</text:p>
          </table:table-cell>
          <table:table-cell office:value-type="float" office:value="5.88709563374096" calcext:value-type="float">
            <text:p>5.88709563374096</text:p>
          </table:table-cell>
          <table:table-cell office:value-type="float" office:value="6.79295976415989" calcext:value-type="float">
            <text:p>6.79295976415989</text:p>
          </table:table-cell>
          <table:table-cell table:number-columns-repeated="2"/>
          <table:table-cell office:value-type="float" office:value="4395" calcext:value-type="float">
            <text:p>4395</text:p>
          </table:table-cell>
          <table:table-cell office:value-type="float" office:value="5307" calcext:value-type="float">
            <text:p>5307</text:p>
          </table:table-cell>
          <table:table-cell office:value-type="float" office:value="9858" calcext:value-type="float">
            <text:p>9858</text:p>
          </table:table-cell>
        </table:table-row>
        <table:table-row table:style-name="ro1">
          <table:table-cell/>
          <table:table-cell office:value-type="float" office:value="100.09251763124" calcext:value-type="float">
            <text:p>100.09251763124</text:p>
          </table:table-cell>
          <table:table-cell/>
          <table:table-cell office:value-type="float" office:value="-6.30393608042571" calcext:value-type="float">
            <text:p>-6.30393608042571</text:p>
          </table:table-cell>
          <table:table-cell/>
          <table:table-cell office:value-type="float" office:value="45753" calcext:value-type="float">
            <text:p>45753</text:p>
          </table:table-cell>
          <table:table-cell table:number-columns-repeated="3"/>
          <table:table-cell office:value-type="float" office:value="100.081668920753" calcext:value-type="float">
            <text:p>100.081668920753</text:p>
          </table:table-cell>
          <table:table-cell/>
          <table:table-cell office:value-type="float" office:value="0.117244899191157" calcext:value-type="float">
            <text:p>0.117244899191157</text:p>
          </table:table-cell>
          <table:table-cell/>
          <table:table-cell office:value-type="float" office:value="48023" calcext:value-type="float">
            <text:p>48023</text:p>
          </table:table-cell>
          <table:table-cell table:number-columns-repeated="3"/>
          <table:table-cell office:value-type="float" office:value="5.37871517952401" calcext:value-type="float">
            <text:p>5.37871517952401</text:p>
          </table:table-cell>
          <table:table-cell/>
          <table:table-cell office:value-type="float" office:value="0.319526445948597" calcext:value-type="float">
            <text:p>0.319526445948597</text:p>
          </table:table-cell>
          <table:table-cell/>
          <table:table-cell office:value-type="float" office:value="10654" calcext:value-type="float">
            <text:p>10654</text:p>
          </table:table-cell>
          <table:table-cell table:number-columns-repeated="3"/>
          <table:table-cell office:value-type="float" office:value="4.23316085679213" calcext:value-type="float">
            <text:p>4.23316085679213</text:p>
          </table:table-cell>
          <table:table-cell office:value-type="float" office:value="5.8932034858964" calcext:value-type="float">
            <text:p>5.8932034858964</text:p>
          </table:table-cell>
          <table:table-cell office:value-type="float" office:value="6.79933459286633" calcext:value-type="float">
            <text:p>6.79933459286633</text:p>
          </table:table-cell>
          <table:table-cell table:number-columns-repeated="2"/>
          <table:table-cell office:value-type="float" office:value="4401" calcext:value-type="float">
            <text:p>4401</text:p>
          </table:table-cell>
          <table:table-cell office:value-type="float" office:value="5339" calcext:value-type="float">
            <text:p>5339</text:p>
          </table:table-cell>
          <table:table-cell office:value-type="float" office:value="9963" calcext:value-type="float">
            <text:p>9963</text:p>
          </table:table-cell>
        </table:table-row>
        <table:table-row table:style-name="ro1">
          <table:table-cell/>
          <table:table-cell office:value-type="float" office:value="100.10289198118" calcext:value-type="float">
            <text:p>100.10289198118</text:p>
          </table:table-cell>
          <table:table-cell/>
          <table:table-cell office:value-type="float" office:value="0.0892055292582312" calcext:value-type="float">
            <text:p>0.089205529258231</text:p>
          </table:table-cell>
          <table:table-cell/>
          <table:table-cell office:value-type="float" office:value="46923" calcext:value-type="float">
            <text:p>46923</text:p>
          </table:table-cell>
          <table:table-cell table:number-columns-repeated="3"/>
          <table:table-cell office:value-type="float" office:value="100.08731216504" calcext:value-type="float">
            <text:p>100.08731216504</text:p>
          </table:table-cell>
          <table:table-cell/>
          <table:table-cell office:value-type="float" office:value="3.32468031733977" calcext:value-type="float">
            <text:p>3.32468031733977</text:p>
          </table:table-cell>
          <table:table-cell/>
          <table:table-cell office:value-type="float" office:value="48504" calcext:value-type="float">
            <text:p>48504</text:p>
          </table:table-cell>
          <table:table-cell table:number-columns-repeated="3"/>
          <table:table-cell office:value-type="float" office:value="2.52693377791719" calcext:value-type="float">
            <text:p>2.52693377791719</text:p>
          </table:table-cell>
          <table:table-cell/>
          <table:table-cell office:value-type="float" office:value="0.528669428254224" calcext:value-type="float">
            <text:p>0.528669428254224</text:p>
          </table:table-cell>
          <table:table-cell/>
          <table:table-cell office:value-type="float" office:value="2463" calcext:value-type="float">
            <text:p>2463</text:p>
          </table:table-cell>
          <table:table-cell table:number-columns-repeated="3"/>
          <table:table-cell office:value-type="float" office:value="4.23392128731608" calcext:value-type="float">
            <text:p>4.23392128731608</text:p>
          </table:table-cell>
          <table:table-cell office:value-type="float" office:value="5.89891816348067" calcext:value-type="float">
            <text:p>5.89891816348067</text:p>
          </table:table-cell>
          <table:table-cell office:value-type="float" office:value="6.87149532229987" calcext:value-type="float">
            <text:p>6.87149532229987</text:p>
          </table:table-cell>
          <table:table-cell table:number-columns-repeated="2"/>
          <table:table-cell office:value-type="float" office:value="4407" calcext:value-type="float">
            <text:p>4407</text:p>
          </table:table-cell>
          <table:table-cell office:value-type="float" office:value="5340" calcext:value-type="float">
            <text:p>5340</text:p>
          </table:table-cell>
          <table:table-cell office:value-type="float" office:value="9968" calcext:value-type="float">
            <text:p>9968</text:p>
          </table:table-cell>
        </table:table-row>
        <table:table-row table:style-name="ro1">
          <table:table-cell/>
          <table:table-cell office:value-type="float" office:value="100.09270111098" calcext:value-type="float">
            <text:p>100.09270111098</text:p>
          </table:table-cell>
          <table:table-cell/>
          <table:table-cell office:value-type="float" office:value="-8.04095802612279" calcext:value-type="float">
            <text:p>-8.04095802612279</text:p>
          </table:table-cell>
          <table:table-cell/>
          <table:table-cell office:value-type="float" office:value="45709" calcext:value-type="float">
            <text:p>45709</text:p>
          </table:table-cell>
          <table:table-cell table:number-columns-repeated="3"/>
          <table:table-cell office:value-type="float" office:value="4.19028752326251" calcext:value-type="float">
            <text:p>4.19028752326251</text:p>
          </table:table-cell>
          <table:table-cell/>
          <table:table-cell office:value-type="float" office:value="-0.353831598621116" calcext:value-type="float">
            <text:p>-0.35383159862111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18327730510207" calcext:value-type="float">
            <text:p>8.18327730510207</text:p>
          </table:table-cell>
          <table:table-cell/>
          <table:table-cell office:value-type="float" office:value="-0.217065841800103" calcext:value-type="float">
            <text:p>-0.217065841800103</text:p>
          </table:table-cell>
          <table:table-cell/>
          <table:table-cell office:value-type="float" office:value="5669" calcext:value-type="float">
            <text:p>5669</text:p>
          </table:table-cell>
          <table:table-cell table:number-columns-repeated="3"/>
          <table:table-cell office:value-type="float" office:value="4.23537146333033" calcext:value-type="float">
            <text:p>4.23537146333033</text:p>
          </table:table-cell>
          <table:table-cell office:value-type="float" office:value="5.91524186892742" calcext:value-type="float">
            <text:p>5.91524186892742</text:p>
          </table:table-cell>
          <table:table-cell office:value-type="float" office:value="6.88813375837972" calcext:value-type="float">
            <text:p>6.88813375837972</text:p>
          </table:table-cell>
          <table:table-cell table:number-columns-repeated="2"/>
          <table:table-cell office:value-type="float" office:value="4414" calcext:value-type="float">
            <text:p>4414</text:p>
          </table:table-cell>
          <table:table-cell office:value-type="float" office:value="5344" calcext:value-type="float">
            <text:p>5344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/>
          <table:table-cell office:value-type="float" office:value="7.33170049072015" calcext:value-type="float">
            <text:p>7.33170049072015</text:p>
          </table:table-cell>
          <table:table-cell/>
          <table:table-cell office:value-type="float" office:value="-0.60267979256814" calcext:value-type="float">
            <text:p>-0.60267979256814</text:p>
          </table:table-cell>
          <table:table-cell/>
          <table:table-cell office:value-type="float" office:value="6208" calcext:value-type="float">
            <text:p>6208</text:p>
          </table:table-cell>
          <table:table-cell table:number-columns-repeated="3"/>
          <table:table-cell office:value-type="float" office:value="100.08270324362" calcext:value-type="float">
            <text:p>100.08270324362</text:p>
          </table:table-cell>
          <table:table-cell/>
          <table:table-cell office:value-type="float" office:value="1.89519332521652" calcext:value-type="float">
            <text:p>1.89519332521652</text:p>
          </table:table-cell>
          <table:table-cell/>
          <table:table-cell office:value-type="float" office:value="49956" calcext:value-type="float">
            <text:p>49956</text:p>
          </table:table-cell>
          <table:table-cell table:number-columns-repeated="3"/>
          <table:table-cell office:value-type="float" office:value="3.3410453086198" calcext:value-type="float">
            <text:p>3.3410453086198</text:p>
          </table:table-cell>
          <table:table-cell/>
          <table:table-cell office:value-type="float" office:value="-0.261811039539276" calcext:value-type="float">
            <text:p>-0.261811039539276</text:p>
          </table:table-cell>
          <table:table-cell/>
          <table:table-cell office:value-type="float" office:value="3801" calcext:value-type="float">
            <text:p>3801</text:p>
          </table:table-cell>
          <table:table-cell table:number-columns-repeated="3"/>
          <table:table-cell office:value-type="float" office:value="4.26180549518083" calcext:value-type="float">
            <text:p>4.26180549518083</text:p>
          </table:table-cell>
          <table:table-cell office:value-type="float" office:value="5.94345495756595" calcext:value-type="float">
            <text:p>5.94345495756595</text:p>
          </table:table-cell>
          <table:table-cell office:value-type="float" office:value="6.93784271735566" calcext:value-type="float">
            <text:p>6.93784271735566</text:p>
          </table:table-cell>
          <table:table-cell table:number-columns-repeated="2"/>
          <table:table-cell office:value-type="float" office:value="4418" calcext:value-type="float">
            <text:p>4418</text:p>
          </table:table-cell>
          <table:table-cell office:value-type="float" office:value="5395" calcext:value-type="float">
            <text:p>5395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/>
          <table:table-cell office:value-type="float" office:value="1.43834152394912" calcext:value-type="float">
            <text:p>1.43834152394912</text:p>
          </table:table-cell>
          <table:table-cell/>
          <table:table-cell office:value-type="float" office:value="-0.190689995772677" calcext:value-type="float">
            <text:p>-0.190689995772677</text:p>
          </table:table-cell>
          <table:table-cell/>
          <table:table-cell office:value-type="float" office:value="1129" calcext:value-type="float">
            <text:p>1129</text:p>
          </table:table-cell>
          <table:table-cell table:number-columns-repeated="3"/>
          <table:table-cell office:value-type="float" office:value="100.081051717335" calcext:value-type="float">
            <text:p>100.081051717335</text:p>
          </table:table-cell>
          <table:table-cell/>
          <table:table-cell office:value-type="float" office:value="5.70675393046773" calcext:value-type="float">
            <text:p>5.70675393046773</text:p>
          </table:table-cell>
          <table:table-cell/>
          <table:table-cell office:value-type="float" office:value="46040" calcext:value-type="float">
            <text:p>46040</text:p>
          </table:table-cell>
          <table:table-cell table:number-columns-repeated="3"/>
          <table:table-cell office:value-type="float" office:value="100.102692109971" calcext:value-type="float">
            <text:p>100.102692109971</text:p>
          </table:table-cell>
          <table:table-cell/>
          <table:table-cell office:value-type="float" office:value="-1.27248247283014" calcext:value-type="float">
            <text:p>-1.27248247283014</text:p>
          </table:table-cell>
          <table:table-cell/>
          <table:table-cell office:value-type="float" office:value="43949" calcext:value-type="float">
            <text:p>43949</text:p>
          </table:table-cell>
          <table:table-cell table:number-columns-repeated="3"/>
          <table:table-cell office:value-type="float" office:value="4.26510071045607" calcext:value-type="float">
            <text:p>4.26510071045607</text:p>
          </table:table-cell>
          <table:table-cell office:value-type="float" office:value="5.96813124143653" calcext:value-type="float">
            <text:p>5.96813124143653</text:p>
          </table:table-cell>
          <table:table-cell office:value-type="float" office:value="6.99774071832938" calcext:value-type="float">
            <text:p>6.99774071832938</text:p>
          </table:table-cell>
          <table:table-cell table:number-columns-repeated="2"/>
          <table:table-cell office:value-type="float" office:value="4430" calcext:value-type="float">
            <text:p>4430</text:p>
          </table:table-cell>
          <table:table-cell office:value-type="float" office:value="5398" calcext:value-type="float">
            <text:p>5398</text:p>
          </table:table-cell>
          <table:table-cell office:value-type="float" office:value="10219" calcext:value-type="float">
            <text:p>10219</text:p>
          </table:table-cell>
        </table:table-row>
        <table:table-row table:style-name="ro1">
          <table:table-cell/>
          <table:table-cell office:value-type="float" office:value="2.68872159567599" calcext:value-type="float">
            <text:p>2.68872159567599</text:p>
          </table:table-cell>
          <table:table-cell/>
          <table:table-cell office:value-type="float" office:value="-0.300449273249472" calcext:value-type="float">
            <text:p>-0.300449273249472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3"/>
          <table:table-cell office:value-type="float" office:value="7.37526062439447" calcext:value-type="float">
            <text:p>7.37526062439447</text:p>
          </table:table-cell>
          <table:table-cell/>
          <table:table-cell office:value-type="float" office:value="-0.692343188458356" calcext:value-type="float">
            <text:p>-0.692343188458356</text:p>
          </table:table-cell>
          <table:table-cell/>
          <table:table-cell office:value-type="float" office:value="7962" calcext:value-type="float">
            <text:p>7962</text:p>
          </table:table-cell>
          <table:table-cell table:number-columns-repeated="3"/>
          <table:table-cell office:value-type="float" office:value="100.11353965749" calcext:value-type="float">
            <text:p>100.11353965749</text:p>
          </table:table-cell>
          <table:table-cell/>
          <table:table-cell office:value-type="float" office:value="10.3322530834837" calcext:value-type="float">
            <text:p>10.3322530834837</text:p>
          </table:table-cell>
          <table:table-cell/>
          <table:table-cell office:value-type="float" office:value="49061" calcext:value-type="float">
            <text:p>49061</text:p>
          </table:table-cell>
          <table:table-cell table:number-columns-repeated="3"/>
          <table:table-cell office:value-type="float" office:value="4.33068460483241" calcext:value-type="float">
            <text:p>4.33068460483241</text:p>
          </table:table-cell>
          <table:table-cell office:value-type="float" office:value="6.05300162433351" calcext:value-type="float">
            <text:p>6.05300162433351</text:p>
          </table:table-cell>
          <table:table-cell office:value-type="float" office:value="7.02350257285118" calcext:value-type="float">
            <text:p>7.02350257285118</text:p>
          </table:table-cell>
          <table:table-cell table:number-columns-repeated="2"/>
          <table:table-cell office:value-type="float" office:value="4475" calcext:value-type="float">
            <text:p>4475</text:p>
          </table:table-cell>
          <table:table-cell office:value-type="float" office:value="5417" calcext:value-type="float">
            <text:p>5417</text:p>
          </table:table-cell>
          <table:table-cell office:value-type="float" office:value="10390" calcext:value-type="float">
            <text:p>10390</text:p>
          </table:table-cell>
        </table:table-row>
        <table:table-row table:style-name="ro1">
          <table:table-cell/>
          <table:table-cell office:value-type="float" office:value="2.28206540470513" calcext:value-type="float">
            <text:p>2.28206540470513</text:p>
          </table:table-cell>
          <table:table-cell/>
          <table:table-cell office:value-type="float" office:value="-0.218253953884047" calcext:value-type="float">
            <text:p>-0.218253953884047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3"/>
          <table:table-cell office:value-type="float" office:value="2.25723886899727" calcext:value-type="float">
            <text:p>2.25723886899727</text:p>
          </table:table-cell>
          <table:table-cell/>
          <table:table-cell office:value-type="float" office:value="-0.141123585491601" calcext:value-type="float">
            <text:p>-0.141123585491601</text:p>
          </table:table-cell>
          <table:table-cell/>
          <table:table-cell office:value-type="float" office:value="1599" calcext:value-type="float">
            <text:p>1599</text:p>
          </table:table-cell>
          <table:table-cell table:number-columns-repeated="3"/>
          <table:table-cell office:value-type="float" office:value="9.01973642254091" calcext:value-type="float">
            <text:p>9.01973642254091</text:p>
          </table:table-cell>
          <table:table-cell/>
          <table:table-cell office:value-type="float" office:value="0.482401416100776" calcext:value-type="float">
            <text:p>0.482401416100776</text:p>
          </table:table-cell>
          <table:table-cell/>
          <table:table-cell office:value-type="float" office:value="9498" calcext:value-type="float">
            <text:p>9498</text:p>
          </table:table-cell>
          <table:table-cell table:number-columns-repeated="3"/>
          <table:table-cell office:value-type="float" office:value="4.3799874931635" calcext:value-type="float">
            <text:p>4.3799874931635</text:p>
          </table:table-cell>
          <table:table-cell office:value-type="float" office:value="6.08356486921918" calcext:value-type="float">
            <text:p>6.08356486921918</text:p>
          </table:table-cell>
          <table:table-cell office:value-type="float" office:value="7.02538450685921" calcext:value-type="float">
            <text:p>7.02538450685921</text:p>
          </table:table-cell>
          <table:table-cell table:number-columns-repeated="2"/>
          <table:table-cell office:value-type="float" office:value="4478" calcext:value-type="float">
            <text:p>4478</text:p>
          </table:table-cell>
          <table:table-cell office:value-type="float" office:value="5453" calcext:value-type="float">
            <text:p>5453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1">
          <table:table-cell/>
          <table:table-cell office:value-type="float" office:value="100.097033559582" calcext:value-type="float">
            <text:p>100.097033559582</text:p>
          </table:table-cell>
          <table:table-cell/>
          <table:table-cell office:value-type="float" office:value="-4.56013246930013" calcext:value-type="float">
            <text:p>-4.56013246930013</text:p>
          </table:table-cell>
          <table:table-cell/>
          <table:table-cell office:value-type="float" office:value="44636" calcext:value-type="float">
            <text:p>44636</text:p>
          </table:table-cell>
          <table:table-cell table:number-columns-repeated="3"/>
          <table:table-cell office:value-type="float" office:value="100.087034761637" calcext:value-type="float">
            <text:p>100.087034761637</text:p>
          </table:table-cell>
          <table:table-cell/>
          <table:table-cell office:value-type="float" office:value="-2.23378509599445" calcext:value-type="float">
            <text:p>-2.23378509599445</text:p>
          </table:table-cell>
          <table:table-cell/>
          <table:table-cell office:value-type="float" office:value="48840" calcext:value-type="float">
            <text:p>48840</text:p>
          </table:table-cell>
          <table:table-cell table:number-columns-repeated="3"/>
          <table:table-cell office:value-type="float" office:value="100.123185889897" calcext:value-type="float">
            <text:p>100.123185889897</text:p>
          </table:table-cell>
          <table:table-cell/>
          <table:table-cell office:value-type="float" office:value="-3.43028881957122" calcext:value-type="float">
            <text:p>-3.43028881957122</text:p>
          </table:table-cell>
          <table:table-cell/>
          <table:table-cell office:value-type="float" office:value="45511" calcext:value-type="float">
            <text:p>45511</text:p>
          </table:table-cell>
          <table:table-cell table:number-columns-repeated="3"/>
          <table:table-cell office:value-type="float" office:value="4.38734828226812" calcext:value-type="float">
            <text:p>4.38734828226812</text:p>
          </table:table-cell>
          <table:table-cell office:value-type="float" office:value="6.09959457045384" calcext:value-type="float">
            <text:p>6.09959457045384</text:p>
          </table:table-cell>
          <table:table-cell office:value-type="float" office:value="7.06684017950183" calcext:value-type="float">
            <text:p>7.06684017950183</text:p>
          </table:table-cell>
          <table:table-cell table:number-columns-repeated="2"/>
          <table:table-cell office:value-type="float" office:value="4479" calcext:value-type="float">
            <text:p>4479</text:p>
          </table:table-cell>
          <table:table-cell office:value-type="float" office:value="5454" calcext:value-type="float">
            <text:p>5454</text:p>
          </table:table-cell>
          <table:table-cell office:value-type="float" office:value="10716" calcext:value-type="float">
            <text:p>10716</text:p>
          </table:table-cell>
        </table:table-row>
        <table:table-row table:style-name="ro1">
          <table:table-cell/>
          <table:table-cell office:value-type="float" office:value="100.104547098639" calcext:value-type="float">
            <text:p>100.104547098639</text:p>
          </table:table-cell>
          <table:table-cell/>
          <table:table-cell office:value-type="float" office:value="-4.925469558307" calcext:value-type="float">
            <text:p>-4.925469558307</text:p>
          </table:table-cell>
          <table:table-cell/>
          <table:table-cell office:value-type="float" office:value="44142" calcext:value-type="float">
            <text:p>44142</text:p>
          </table:table-cell>
          <table:table-cell table:number-columns-repeated="3"/>
          <table:table-cell office:value-type="float" office:value="5.40068757158609" calcext:value-type="float">
            <text:p>5.40068757158609</text:p>
          </table:table-cell>
          <table:table-cell/>
          <table:table-cell office:value-type="float" office:value="0.0789476709174786" calcext:value-type="float">
            <text:p>0.07894767091747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29021725475802" calcext:value-type="float">
            <text:p>7.29021725475802</text:p>
          </table:table-cell>
          <table:table-cell/>
          <table:table-cell office:value-type="float" office:value="-0.654681264560537" calcext:value-type="float">
            <text:p>-0.654681264560537</text:p>
          </table:table-cell>
          <table:table-cell/>
          <table:table-cell office:value-type="float" office:value="6041" calcext:value-type="float">
            <text:p>6041</text:p>
          </table:table-cell>
          <table:table-cell table:number-columns-repeated="3"/>
          <table:table-cell office:value-type="float" office:value="4.39679101638708" calcext:value-type="float">
            <text:p>4.39679101638708</text:p>
          </table:table-cell>
          <table:table-cell office:value-type="float" office:value="6.11675161811701" calcext:value-type="float">
            <text:p>6.11675161811701</text:p>
          </table:table-cell>
          <table:table-cell office:value-type="float" office:value="7.14859692162026" calcext:value-type="float">
            <text:p>7.14859692162026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office:value-type="float" office:value="5460" calcext:value-type="float">
            <text:p>5460</text:p>
          </table:table-cell>
          <table:table-cell office:value-type="float" office:value="10799" calcext:value-type="float">
            <text:p>10799</text:p>
          </table:table-cell>
        </table:table-row>
        <table:table-row table:style-name="ro1">
          <table:table-cell/>
          <table:table-cell office:value-type="float" office:value="9.02558063337287" calcext:value-type="float">
            <text:p>9.02558063337287</text:p>
          </table:table-cell>
          <table:table-cell/>
          <table:table-cell office:value-type="float" office:value="-0.846448129063917" calcext:value-type="float">
            <text:p>-0.846448129063917</text:p>
          </table:table-cell>
          <table:table-cell/>
          <table:table-cell office:value-type="float" office:value="6349" calcext:value-type="float">
            <text:p>6349</text:p>
          </table:table-cell>
          <table:table-cell table:number-columns-repeated="3"/>
          <table:table-cell office:value-type="float" office:value="89.00006334555" calcext:value-type="float">
            <text:p>89.00006334555</text:p>
          </table:table-cell>
          <table:table-cell/>
          <table:table-cell office:value-type="float" office:value="-0.581883689943529" calcext:value-type="float">
            <text:p>-0.58188368994352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72397225228598" calcext:value-type="float">
            <text:p>8.72397225228598</text:p>
          </table:table-cell>
          <table:table-cell/>
          <table:table-cell office:value-type="float" office:value="0.496677492790255" calcext:value-type="float">
            <text:p>0.496677492790255</text:p>
          </table:table-cell>
          <table:table-cell/>
          <table:table-cell office:value-type="float" office:value="6845" calcext:value-type="float">
            <text:p>6845</text:p>
          </table:table-cell>
          <table:table-cell table:number-columns-repeated="3"/>
          <table:table-cell office:value-type="float" office:value="4.41064927380017" calcext:value-type="float">
            <text:p>4.41064927380017</text:p>
          </table:table-cell>
          <table:table-cell office:value-type="float" office:value="6.13663051356392" calcext:value-type="float">
            <text:p>6.13663051356392</text:p>
          </table:table-cell>
          <table:table-cell office:value-type="float" office:value="7.19479649477794" calcext:value-type="float">
            <text:p>7.19479649477794</text:p>
          </table:table-cell>
          <table:table-cell table:number-columns-repeated="2"/>
          <table:table-cell office:value-type="float" office:value="4507" calcext:value-type="float">
            <text:p>4507</text:p>
          </table:table-cell>
          <table:table-cell office:value-type="float" office:value="5512" calcext:value-type="float">
            <text:p>551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/>
          <table:table-cell office:value-type="float" office:value="100.099186830673" calcext:value-type="float">
            <text:p>100.099186830673</text:p>
          </table:table-cell>
          <table:table-cell/>
          <table:table-cell office:value-type="float" office:value="-1.42733882874854" calcext:value-type="float">
            <text:p>-1.42733882874854</text:p>
          </table:table-cell>
          <table:table-cell/>
          <table:table-cell office:value-type="float" office:value="48068" calcext:value-type="float">
            <text:p>48068</text:p>
          </table:table-cell>
          <table:table-cell table:number-columns-repeated="3"/>
          <table:table-cell office:value-type="float" office:value="100.085103463436" calcext:value-type="float">
            <text:p>100.085103463436</text:p>
          </table:table-cell>
          <table:table-cell/>
          <table:table-cell office:value-type="float" office:value="4.55868676915719" calcext:value-type="float">
            <text:p>4.55868676915719</text:p>
          </table:table-cell>
          <table:table-cell/>
          <table:table-cell office:value-type="float" office:value="48421" calcext:value-type="float">
            <text:p>48421</text:p>
          </table:table-cell>
          <table:table-cell table:number-columns-repeated="3"/>
          <table:table-cell office:value-type="float" office:value="5.59733025508475" calcext:value-type="float">
            <text:p>5.59733025508475</text:p>
          </table:table-cell>
          <table:table-cell/>
          <table:table-cell office:value-type="float" office:value="0.118652125321139" calcext:value-type="float">
            <text:p>0.118652125321139</text:p>
          </table:table-cell>
          <table:table-cell/>
          <table:table-cell office:value-type="float" office:value="4504" calcext:value-type="float">
            <text:p>4504</text:p>
          </table:table-cell>
          <table:table-cell table:number-columns-repeated="3"/>
          <table:table-cell office:value-type="float" office:value="4.41546212248533" calcext:value-type="float">
            <text:p>4.41546212248533</text:p>
          </table:table-cell>
          <table:table-cell office:value-type="float" office:value="6.1455491121635" calcext:value-type="float">
            <text:p>6.1455491121635</text:p>
          </table:table-cell>
          <table:table-cell office:value-type="float" office:value="7.23804647338014" calcext:value-type="float">
            <text:p>7.23804647338014</text:p>
          </table:table-cell>
          <table:table-cell table:number-columns-repeated="2"/>
          <table:table-cell office:value-type="float" office:value="4531" calcext:value-type="float">
            <text:p>4531</text:p>
          </table:table-cell>
          <table:table-cell office:value-type="float" office:value="5513" calcext:value-type="float">
            <text:p>5513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/>
          <table:table-cell office:value-type="float" office:value="2.96378496558802" calcext:value-type="float">
            <text:p>2.96378496558802</text:p>
          </table:table-cell>
          <table:table-cell/>
          <table:table-cell office:value-type="float" office:value="0.269529675849975" calcext:value-type="float">
            <text:p>0.269529675849975</text:p>
          </table:table-cell>
          <table:table-cell/>
          <table:table-cell office:value-type="float" office:value="2477" calcext:value-type="float">
            <text:p>2477</text:p>
          </table:table-cell>
          <table:table-cell table:number-columns-repeated="3"/>
          <table:table-cell office:value-type="float" office:value="7.5284849356227" calcext:value-type="float">
            <text:p>7.5284849356227</text:p>
          </table:table-cell>
          <table:table-cell/>
          <table:table-cell office:value-type="float" office:value="-0.573385919170038" calcext:value-type="float">
            <text:p>-0.573385919170038</text:p>
          </table:table-cell>
          <table:table-cell/>
          <table:table-cell office:value-type="float" office:value="14611" calcext:value-type="float">
            <text:p>14611</text:p>
          </table:table-cell>
          <table:table-cell table:number-columns-repeated="3"/>
          <table:table-cell office:value-type="float" office:value="8.06088446402577" calcext:value-type="float">
            <text:p>8.06088446402577</text:p>
          </table:table-cell>
          <table:table-cell/>
          <table:table-cell office:value-type="float" office:value="0.42368072076284" calcext:value-type="float">
            <text:p>0.42368072076284</text:p>
          </table:table-cell>
          <table:table-cell/>
          <table:table-cell office:value-type="float" office:value="6630" calcext:value-type="float">
            <text:p>6630</text:p>
          </table:table-cell>
          <table:table-cell table:number-columns-repeated="3"/>
          <table:table-cell office:value-type="float" office:value="4.42845018448704" calcext:value-type="float">
            <text:p>4.42845018448704</text:p>
          </table:table-cell>
          <table:table-cell office:value-type="float" office:value="6.14813105180616" calcext:value-type="float">
            <text:p>6.14813105180616</text:p>
          </table:table-cell>
          <table:table-cell office:value-type="float" office:value="7.25827033657696" calcext:value-type="float">
            <text:p>7.25827033657696</text:p>
          </table:table-cell>
          <table:table-cell table:number-columns-repeated="2"/>
          <table:table-cell office:value-type="float" office:value="4541" calcext:value-type="float">
            <text:p>4541</text:p>
          </table:table-cell>
          <table:table-cell office:value-type="float" office:value="5517" calcext:value-type="float">
            <text:p>5517</text:p>
          </table:table-cell>
          <table:table-cell office:value-type="float" office:value="11061" calcext:value-type="float">
            <text:p>11061</text:p>
          </table:table-cell>
        </table:table-row>
        <table:table-row table:style-name="ro1">
          <table:table-cell/>
          <table:table-cell office:value-type="float" office:value="100.109878997218" calcext:value-type="float">
            <text:p>100.109878997218</text:p>
          </table:table-cell>
          <table:table-cell/>
          <table:table-cell office:value-type="float" office:value="-4.28804684021545" calcext:value-type="float">
            <text:p>-4.28804684021545</text:p>
          </table:table-cell>
          <table:table-cell/>
          <table:table-cell office:value-type="float" office:value="46052" calcext:value-type="float">
            <text:p>46052</text:p>
          </table:table-cell>
          <table:table-cell table:number-columns-repeated="3"/>
          <table:table-cell office:value-type="float" office:value="7.79100853872478" calcext:value-type="float">
            <text:p>7.79100853872478</text:p>
          </table:table-cell>
          <table:table-cell/>
          <table:table-cell office:value-type="float" office:value="0.0689180403848735" calcext:value-type="float">
            <text:p>0.068918040384874</text:p>
          </table:table-cell>
          <table:table-cell/>
          <table:table-cell office:value-type="float" office:value="5705" calcext:value-type="float">
            <text:p>5705</text:p>
          </table:table-cell>
          <table:table-cell table:number-columns-repeated="3"/>
          <table:table-cell office:value-type="float" office:value="100.112003219569" calcext:value-type="float">
            <text:p>100.112003219569</text:p>
          </table:table-cell>
          <table:table-cell/>
          <table:table-cell office:value-type="float" office:value="0.971588339901491" calcext:value-type="float">
            <text:p>0.971588339901491</text:p>
          </table:table-cell>
          <table:table-cell/>
          <table:table-cell office:value-type="float" office:value="43704" calcext:value-type="float">
            <text:p>43704</text:p>
          </table:table-cell>
          <table:table-cell table:number-columns-repeated="3"/>
          <table:table-cell office:value-type="float" office:value="4.42893797731739" calcext:value-type="float">
            <text:p>4.42893797731739</text:p>
          </table:table-cell>
          <table:table-cell office:value-type="float" office:value="6.21909745103907" calcext:value-type="float">
            <text:p>6.21909745103907</text:p>
          </table:table-cell>
          <table:table-cell office:value-type="float" office:value="7.2634975654227" calcext:value-type="float">
            <text:p>7.2634975654227</text:p>
          </table:table-cell>
          <table:table-cell table:number-columns-repeated="2"/>
          <table:table-cell office:value-type="float" office:value="4552" calcext:value-type="float">
            <text:p>4552</text:p>
          </table:table-cell>
          <table:table-cell office:value-type="float" office:value="5536" calcext:value-type="float">
            <text:p>5536</text:p>
          </table:table-cell>
          <table:table-cell office:value-type="float" office:value="11332" calcext:value-type="float">
            <text:p>11332</text:p>
          </table:table-cell>
        </table:table-row>
        <table:table-row table:style-name="ro1">
          <table:table-cell/>
          <table:table-cell office:value-type="float" office:value="100.09806004652" calcext:value-type="float">
            <text:p>100.09806004652</text:p>
          </table:table-cell>
          <table:table-cell/>
          <table:table-cell office:value-type="float" office:value="-5.33227719804271" calcext:value-type="float">
            <text:p>-5.33227719804271</text:p>
          </table:table-cell>
          <table:table-cell/>
          <table:table-cell office:value-type="float" office:value="44122" calcext:value-type="float">
            <text:p>44122</text:p>
          </table:table-cell>
          <table:table-cell table:number-columns-repeated="3"/>
          <table:table-cell office:value-type="float" office:value="6.00144510199998" calcext:value-type="float">
            <text:p>6.00144510199998</text:p>
          </table:table-cell>
          <table:table-cell/>
          <table:table-cell office:value-type="float" office:value="-0.468007604370933" calcext:value-type="float">
            <text:p>-0.46800760437093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51899324590142" calcext:value-type="float">
            <text:p>6.51899324590142</text:p>
          </table:table-cell>
          <table:table-cell/>
          <table:table-cell office:value-type="float" office:value="-0.388824310218403" calcext:value-type="float">
            <text:p>-0.388824310218403</text:p>
          </table:table-cell>
          <table:table-cell/>
          <table:table-cell office:value-type="float" office:value="5693" calcext:value-type="float">
            <text:p>5693</text:p>
          </table:table-cell>
          <table:table-cell table:number-columns-repeated="3"/>
          <table:table-cell office:value-type="float" office:value="4.53401886191058" calcext:value-type="float">
            <text:p>4.53401886191058</text:p>
          </table:table-cell>
          <table:table-cell office:value-type="float" office:value="6.24835205504952" calcext:value-type="float">
            <text:p>6.24835205504952</text:p>
          </table:table-cell>
          <table:table-cell office:value-type="float" office:value="7.27408899411308" calcext:value-type="float">
            <text:p>7.27408899411308</text:p>
          </table:table-cell>
          <table:table-cell table:number-columns-repeated="2"/>
          <table:table-cell office:value-type="float" office:value="4559" calcext:value-type="float">
            <text:p>4559</text:p>
          </table:table-cell>
          <table:table-cell office:value-type="float" office:value="5537" calcext:value-type="float">
            <text:p>5537</text:p>
          </table:table-cell>
          <table:table-cell office:value-type="float" office:value="11868" calcext:value-type="float">
            <text:p>11868</text:p>
          </table:table-cell>
        </table:table-row>
        <table:table-row table:style-name="ro1">
          <table:table-cell/>
          <table:table-cell office:value-type="float" office:value="100.099243502302" calcext:value-type="float">
            <text:p>100.099243502302</text:p>
          </table:table-cell>
          <table:table-cell/>
          <table:table-cell office:value-type="float" office:value="-7.66881951407273" calcext:value-type="float">
            <text:p>-7.66881951407273</text:p>
          </table:table-cell>
          <table:table-cell/>
          <table:table-cell office:value-type="float" office:value="46942" calcext:value-type="float">
            <text:p>46942</text:p>
          </table:table-cell>
          <table:table-cell table:number-columns-repeated="3"/>
          <table:table-cell office:value-type="float" office:value="100.08386378562" calcext:value-type="float">
            <text:p>100.08386378562</text:p>
          </table:table-cell>
          <table:table-cell/>
          <table:table-cell office:value-type="float" office:value="-3.69251847807227" calcext:value-type="float">
            <text:p>-3.69251847807227</text:p>
          </table:table-cell>
          <table:table-cell/>
          <table:table-cell office:value-type="float" office:value="49008" calcext:value-type="float">
            <text:p>49008</text:p>
          </table:table-cell>
          <table:table-cell table:number-columns-repeated="3"/>
          <table:table-cell office:value-type="float" office:value="0.270777457186058" calcext:value-type="float">
            <text:p>0.270777457186058</text:p>
          </table:table-cell>
          <table:table-cell/>
          <table:table-cell office:value-type="float" office:value="0.146261977235641" calcext:value-type="float">
            <text:p>0.14626197723564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55319388216377" calcext:value-type="float">
            <text:p>4.55319388216377</text:p>
          </table:table-cell>
          <table:table-cell office:value-type="float" office:value="6.26067064176266" calcext:value-type="float">
            <text:p>6.26067064176266</text:p>
          </table:table-cell>
          <table:table-cell office:value-type="float" office:value="7.277436733513" calcext:value-type="float">
            <text:p>7.277436733513</text:p>
          </table:table-cell>
          <table:table-cell table:number-columns-repeated="2"/>
          <table:table-cell office:value-type="float" office:value="4578" calcext:value-type="float">
            <text:p>4578</text:p>
          </table:table-cell>
          <table:table-cell office:value-type="float" office:value="5557" calcext:value-type="float">
            <text:p>5557</text:p>
          </table:table-cell>
          <table:table-cell office:value-type="float" office:value="11999" calcext:value-type="float">
            <text:p>11999</text:p>
          </table:table-cell>
        </table:table-row>
        <table:table-row table:style-name="ro1">
          <table:table-cell/>
          <table:table-cell office:value-type="float" office:value="100.091701922811" calcext:value-type="float">
            <text:p>100.091701922811</text:p>
          </table:table-cell>
          <table:table-cell/>
          <table:table-cell office:value-type="float" office:value="-7.8020492107929" calcext:value-type="float">
            <text:p>-7.8020492107929</text:p>
          </table:table-cell>
          <table:table-cell/>
          <table:table-cell office:value-type="float" office:value="46551" calcext:value-type="float">
            <text:p>46551</text:p>
          </table:table-cell>
          <table:table-cell table:number-columns-repeated="3"/>
          <table:table-cell office:value-type="float" office:value="1.03960064550013" calcext:value-type="float">
            <text:p>1.03960064550013</text:p>
          </table:table-cell>
          <table:table-cell/>
          <table:table-cell office:value-type="float" office:value="-0.130266508304608" calcext:value-type="float">
            <text:p>-0.130266508304608</text:p>
          </table:table-cell>
          <table:table-cell/>
          <table:table-cell office:value-type="float" office:value="1153" calcext:value-type="float">
            <text:p>1153</text:p>
          </table:table-cell>
          <table:table-cell table:number-columns-repeated="3"/>
          <table:table-cell office:value-type="float" office:value="0.545544114986005" calcext:value-type="float">
            <text:p>0.545544114986005</text:p>
          </table:table-cell>
          <table:table-cell/>
          <table:table-cell office:value-type="float" office:value="0.073418514049258" calcext:value-type="float">
            <text:p>0.073418514049258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4.61425561493471" calcext:value-type="float">
            <text:p>4.61425561493471</text:p>
          </table:table-cell>
          <table:table-cell office:value-type="float" office:value="6.29700375009942" calcext:value-type="float">
            <text:p>6.29700375009942</text:p>
          </table:table-cell>
          <table:table-cell office:value-type="float" office:value="7.28763991324668" calcext:value-type="float">
            <text:p>7.28763991324668</text:p>
          </table:table-cell>
          <table:table-cell table:number-columns-repeated="2"/>
          <table:table-cell office:value-type="float" office:value="4581" calcext:value-type="float">
            <text:p>4581</text:p>
          </table:table-cell>
          <table:table-cell office:value-type="float" office:value="5573" calcext:value-type="float">
            <text:p>5573</text:p>
          </table:table-cell>
          <table:table-cell office:value-type="float" office:value="12154" calcext:value-type="float">
            <text:p>12154</text:p>
          </table:table-cell>
        </table:table-row>
        <table:table-row table:style-name="ro1">
          <table:table-cell/>
          <table:table-cell office:value-type="float" office:value="100.097520441669" calcext:value-type="float">
            <text:p>100.097520441669</text:p>
          </table:table-cell>
          <table:table-cell/>
          <table:table-cell office:value-type="float" office:value="-6.89726172069484" calcext:value-type="float">
            <text:p>-6.89726172069484</text:p>
          </table:table-cell>
          <table:table-cell/>
          <table:table-cell office:value-type="float" office:value="45483" calcext:value-type="float">
            <text:p>45483</text:p>
          </table:table-cell>
          <table:table-cell table:number-columns-repeated="3"/>
          <table:table-cell office:value-type="float" office:value="8.90638039839884" calcext:value-type="float">
            <text:p>8.90638039839884</text:p>
          </table:table-cell>
          <table:table-cell/>
          <table:table-cell office:value-type="float" office:value="-0.409917801454117" calcext:value-type="float">
            <text:p>-0.409917801454117</text:p>
          </table:table-cell>
          <table:table-cell/>
          <table:table-cell office:value-type="float" office:value="14926" calcext:value-type="float">
            <text:p>14926</text:p>
          </table:table-cell>
          <table:table-cell table:number-columns-repeated="3"/>
          <table:table-cell office:value-type="float" office:value="2.60281507115904" calcext:value-type="float">
            <text:p>2.60281507115904</text:p>
          </table:table-cell>
          <table:table-cell/>
          <table:table-cell office:value-type="float" office:value="0.040218927342253" calcext:value-type="float">
            <text:p>0.040218927342253</text:p>
          </table:table-cell>
          <table:table-cell/>
          <table:table-cell office:value-type="float" office:value="1637" calcext:value-type="float">
            <text:p>1637</text:p>
          </table:table-cell>
          <table:table-cell table:number-columns-repeated="3"/>
          <table:table-cell office:value-type="float" office:value="4.63472154513093" calcext:value-type="float">
            <text:p>4.63472154513093</text:p>
          </table:table-cell>
          <table:table-cell office:value-type="float" office:value="6.31492201481171" calcext:value-type="float">
            <text:p>6.31492201481171</text:p>
          </table:table-cell>
          <table:table-cell office:value-type="float" office:value="7.29381645725029" calcext:value-type="float">
            <text:p>7.29381645725029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5582" calcext:value-type="float">
            <text:p>5582</text:p>
          </table:table-cell>
          <table:table-cell office:value-type="float" office:value="12354" calcext:value-type="float">
            <text:p>12354</text:p>
          </table:table-cell>
        </table:table-row>
        <table:table-row table:style-name="ro1">
          <table:table-cell/>
          <table:table-cell office:value-type="float" office:value="3.4991330208596" calcext:value-type="float">
            <text:p>3.4991330208596</text:p>
          </table:table-cell>
          <table:table-cell/>
          <table:table-cell office:value-type="float" office:value="-0.024705649129336" calcext:value-type="float">
            <text:p>-0.024705649129336</text:p>
          </table:table-cell>
          <table:table-cell/>
          <table:table-cell office:value-type="float" office:value="5053" calcext:value-type="float">
            <text:p>5053</text:p>
          </table:table-cell>
          <table:table-cell table:number-columns-repeated="3"/>
          <table:table-cell office:value-type="float" office:value="100.088932394245" calcext:value-type="float">
            <text:p>100.088932394245</text:p>
          </table:table-cell>
          <table:table-cell/>
          <table:table-cell office:value-type="float" office:value="2.78296706510109" calcext:value-type="float">
            <text:p>2.78296706510109</text:p>
          </table:table-cell>
          <table:table-cell/>
          <table:table-cell office:value-type="float" office:value="47513" calcext:value-type="float">
            <text:p>47513</text:p>
          </table:table-cell>
          <table:table-cell table:number-columns-repeated="3"/>
          <table:table-cell office:value-type="float" office:value="100.112580414934" calcext:value-type="float">
            <text:p>100.112580414934</text:p>
          </table:table-cell>
          <table:table-cell/>
          <table:table-cell office:value-type="float" office:value="0.143791340391454" calcext:value-type="float">
            <text:p>0.143791340391454</text:p>
          </table:table-cell>
          <table:table-cell/>
          <table:table-cell office:value-type="float" office:value="47988" calcext:value-type="float">
            <text:p>47988</text:p>
          </table:table-cell>
          <table:table-cell table:number-columns-repeated="3"/>
          <table:table-cell office:value-type="float" office:value="4.64374159710463" calcext:value-type="float">
            <text:p>4.64374159710463</text:p>
          </table:table-cell>
          <table:table-cell office:value-type="float" office:value="6.32523645438197" calcext:value-type="float">
            <text:p>6.32523645438197</text:p>
          </table:table-cell>
          <table:table-cell office:value-type="float" office:value="7.29693036699436" calcext:value-type="float">
            <text:p>7.29693036699436</text:p>
          </table:table-cell>
          <table:table-cell table:number-columns-repeated="2"/>
          <table:table-cell office:value-type="float" office:value="4602" calcext:value-type="float">
            <text:p>4602</text:p>
          </table:table-cell>
          <table:table-cell office:value-type="float" office:value="5585" calcext:value-type="float">
            <text:p>5585</text:p>
          </table:table-cell>
          <table:table-cell office:value-type="float" office:value="12540" calcext:value-type="float">
            <text:p>12540</text:p>
          </table:table-cell>
        </table:table-row>
        <table:table-row table:style-name="ro1">
          <table:table-cell/>
          <table:table-cell office:value-type="float" office:value="9.03991303317471" calcext:value-type="float">
            <text:p>9.03991303317471</text:p>
          </table:table-cell>
          <table:table-cell/>
          <table:table-cell office:value-type="float" office:value="-0.561239975802542" calcext:value-type="float">
            <text:p>-0.561239975802542</text:p>
          </table:table-cell>
          <table:table-cell/>
          <table:table-cell office:value-type="float" office:value="7291" calcext:value-type="float">
            <text:p>7291</text:p>
          </table:table-cell>
          <table:table-cell table:number-columns-repeated="3"/>
          <table:table-cell office:value-type="float" office:value="4.8214282578836" calcext:value-type="float">
            <text:p>4.8214282578836</text:p>
          </table:table-cell>
          <table:table-cell/>
          <table:table-cell office:value-type="float" office:value="0.115566683935598" calcext:value-type="float">
            <text:p>0.115566683935598</text:p>
          </table:table-cell>
          <table:table-cell/>
          <table:table-cell office:value-type="float" office:value="4984" calcext:value-type="float">
            <text:p>4984</text:p>
          </table:table-cell>
          <table:table-cell table:number-columns-repeated="3"/>
          <table:table-cell office:value-type="float" office:value="9.18529118329163" calcext:value-type="float">
            <text:p>9.18529118329163</text:p>
          </table:table-cell>
          <table:table-cell/>
          <table:table-cell office:value-type="float" office:value="0.0923955196939645" calcext:value-type="float">
            <text:p>0.092395519693965</text:p>
          </table:table-cell>
          <table:table-cell/>
          <table:table-cell office:value-type="float" office:value="7277" calcext:value-type="float">
            <text:p>7277</text:p>
          </table:table-cell>
          <table:table-cell table:number-columns-repeated="3"/>
          <table:table-cell office:value-type="float" office:value="4.68874551343433" calcext:value-type="float">
            <text:p>4.68874551343433</text:p>
          </table:table-cell>
          <table:table-cell office:value-type="float" office:value="6.33418364940819" calcext:value-type="float">
            <text:p>6.33418364940819</text:p>
          </table:table-cell>
          <table:table-cell office:value-type="float" office:value="7.29885914260641" calcext:value-type="float">
            <text:p>7.29885914260641</text:p>
          </table:table-cell>
          <table:table-cell table:number-columns-repeated="2"/>
          <table:table-cell office:value-type="float" office:value="4630" calcext:value-type="float">
            <text:p>4630</text:p>
          </table:table-cell>
          <table:table-cell office:value-type="float" office:value="5602" calcext:value-type="float">
            <text:p>5602</text:p>
          </table:table-cell>
          <table:table-cell office:value-type="float" office:value="12610" calcext:value-type="float">
            <text:p>12610</text:p>
          </table:table-cell>
        </table:table-row>
        <table:table-row table:style-name="ro1">
          <table:table-cell/>
          <table:table-cell office:value-type="float" office:value="6.29700375009942" calcext:value-type="float">
            <text:p>6.29700375009942</text:p>
          </table:table-cell>
          <table:table-cell/>
          <table:table-cell office:value-type="float" office:value="-0.856262549553771" calcext:value-type="float">
            <text:p>-0.856262549553771</text:p>
          </table:table-cell>
          <table:table-cell/>
          <table:table-cell office:value-type="float" office:value="6159" calcext:value-type="float">
            <text:p>6159</text:p>
          </table:table-cell>
          <table:table-cell table:number-columns-repeated="3"/>
          <table:table-cell office:value-type="float" office:value="100.087475466344" calcext:value-type="float">
            <text:p>100.087475466344</text:p>
          </table:table-cell>
          <table:table-cell/>
          <table:table-cell office:value-type="float" office:value="0.196597199653059" calcext:value-type="float">
            <text:p>0.196597199653059</text:p>
          </table:table-cell>
          <table:table-cell/>
          <table:table-cell office:value-type="float" office:value="47534" calcext:value-type="float">
            <text:p>47534</text:p>
          </table:table-cell>
          <table:table-cell table:number-columns-repeated="3"/>
          <table:table-cell office:value-type="float" office:value="100.11134244321" calcext:value-type="float">
            <text:p>100.11134244321</text:p>
          </table:table-cell>
          <table:table-cell/>
          <table:table-cell office:value-type="float" office:value="6.68958939548239" calcext:value-type="float">
            <text:p>6.68958939548239</text:p>
          </table:table-cell>
          <table:table-cell/>
          <table:table-cell office:value-type="float" office:value="45774" calcext:value-type="float">
            <text:p>45774</text:p>
          </table:table-cell>
          <table:table-cell table:number-columns-repeated="3"/>
          <table:table-cell office:value-type="float" office:value="4.70277318094667" calcext:value-type="float">
            <text:p>4.70277318094667</text:p>
          </table:table-cell>
          <table:table-cell office:value-type="float" office:value="6.3539187670808" calcext:value-type="float">
            <text:p>6.3539187670808</text:p>
          </table:table-cell>
          <table:table-cell office:value-type="float" office:value="7.31525041120043" calcext:value-type="float">
            <text:p>7.31525041120043</text:p>
          </table:table-cell>
          <table:table-cell table:number-columns-repeated="2"/>
          <table:table-cell office:value-type="float" office:value="4638" calcext:value-type="float">
            <text:p>4638</text:p>
          </table:table-cell>
          <table:table-cell office:value-type="float" office:value="5630" calcext:value-type="float">
            <text:p>5630</text:p>
          </table:table-cell>
          <table:table-cell office:value-type="float" office:value="13040" calcext:value-type="float">
            <text:p>13040</text:p>
          </table:table-cell>
        </table:table-row>
        <table:table-row table:style-name="ro1">
          <table:table-cell/>
          <table:table-cell office:value-type="float" office:value="100.092924790072" calcext:value-type="float">
            <text:p>100.092924790072</text:p>
          </table:table-cell>
          <table:table-cell/>
          <table:table-cell office:value-type="float" office:value="-6.40477308316174" calcext:value-type="float">
            <text:p>-6.40477308316174</text:p>
          </table:table-cell>
          <table:table-cell/>
          <table:table-cell office:value-type="float" office:value="47974" calcext:value-type="float">
            <text:p>47974</text:p>
          </table:table-cell>
          <table:table-cell table:number-columns-repeated="3"/>
          <table:table-cell office:value-type="float" office:value="100.084748067629" calcext:value-type="float">
            <text:p>100.084748067629</text:p>
          </table:table-cell>
          <table:table-cell/>
          <table:table-cell office:value-type="float" office:value="-1.14033832611157" calcext:value-type="float">
            <text:p>-1.14033832611157</text:p>
          </table:table-cell>
          <table:table-cell/>
          <table:table-cell office:value-type="float" office:value="49365" calcext:value-type="float">
            <text:p>49365</text:p>
          </table:table-cell>
          <table:table-cell table:number-columns-repeated="3"/>
          <table:table-cell office:value-type="float" office:value="5.87517117024061" calcext:value-type="float">
            <text:p>5.87517117024061</text:p>
          </table:table-cell>
          <table:table-cell/>
          <table:table-cell office:value-type="float" office:value="0.216056279022516" calcext:value-type="float">
            <text:p>0.216056279022516</text:p>
          </table:table-cell>
          <table:table-cell/>
          <table:table-cell office:value-type="float" office:value="5902" calcext:value-type="float">
            <text:p>5902</text:p>
          </table:table-cell>
          <table:table-cell table:number-columns-repeated="3"/>
          <table:table-cell office:value-type="float" office:value="4.71414407804745" calcext:value-type="float">
            <text:p>4.71414407804745</text:p>
          </table:table-cell>
          <table:table-cell office:value-type="float" office:value="6.37237164830693" calcext:value-type="float">
            <text:p>6.37237164830693</text:p>
          </table:table-cell>
          <table:table-cell office:value-type="float" office:value="7.32865566658951" calcext:value-type="float">
            <text:p>7.32865566658951</text:p>
          </table:table-cell>
          <table:table-cell table:number-columns-repeated="2"/>
          <table:table-cell office:value-type="float" office:value="4649" calcext:value-type="float">
            <text:p>4649</text:p>
          </table:table-cell>
          <table:table-cell office:value-type="float" office:value="5633" calcext:value-type="float">
            <text:p>5633</text:p>
          </table:table-cell>
          <table:table-cell office:value-type="float" office:value="13347" calcext:value-type="float">
            <text:p>13347</text:p>
          </table:table-cell>
        </table:table-row>
        <table:table-row table:style-name="ro1">
          <table:table-cell/>
          <table:table-cell office:value-type="float" office:value="1.39063273891615" calcext:value-type="float">
            <text:p>1.39063273891615</text:p>
          </table:table-cell>
          <table:table-cell/>
          <table:table-cell office:value-type="float" office:value="-0.066594840712759" calcext:value-type="float">
            <text:p>-0.066594840712759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3"/>
          <table:table-cell office:value-type="float" office:value="92.0643913794769" calcext:value-type="float">
            <text:p>92.0643913794769</text:p>
          </table:table-cell>
          <table:table-cell/>
          <table:table-cell office:value-type="float" office:value="2.50690388034882" calcext:value-type="float">
            <text:p>2.5069038803488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1229931525102" calcext:value-type="float">
            <text:p>9.01229931525102</text:p>
          </table:table-cell>
          <table:table-cell/>
          <table:table-cell office:value-type="float" office:value="0.198225760531245" calcext:value-type="float">
            <text:p>0.198225760531245</text:p>
          </table:table-cell>
          <table:table-cell/>
          <table:table-cell office:value-type="float" office:value="8246" calcext:value-type="float">
            <text:p>8246</text:p>
          </table:table-cell>
          <table:table-cell table:number-columns-repeated="3"/>
          <table:table-cell office:value-type="float" office:value="4.81070741858351" calcext:value-type="float">
            <text:p>4.81070741858351</text:p>
          </table:table-cell>
          <table:table-cell office:value-type="float" office:value="6.42358061987565" calcext:value-type="float">
            <text:p>6.42358061987565</text:p>
          </table:table-cell>
          <table:table-cell office:value-type="float" office:value="7.33501828140603" calcext:value-type="float">
            <text:p>7.33501828140603</text:p>
          </table:table-cell>
          <table:table-cell table:number-columns-repeated="2"/>
          <table:table-cell office:value-type="float" office:value="4649" calcext:value-type="float">
            <text:p>4649</text:p>
          </table:table-cell>
          <table:table-cell office:value-type="float" office:value="5635" calcext:value-type="float">
            <text:p>5635</text:p>
          </table:table-cell>
          <table:table-cell office:value-type="float" office:value="14208" calcext:value-type="float">
            <text:p>14208</text:p>
          </table:table-cell>
        </table:table-row>
        <table:table-row table:style-name="ro1">
          <table:table-cell/>
          <table:table-cell office:value-type="float" office:value="9.02600798932671" calcext:value-type="float">
            <text:p>9.02600798932671</text:p>
          </table:table-cell>
          <table:table-cell/>
          <table:table-cell office:value-type="float" office:value="-0.613093654741168" calcext:value-type="float">
            <text:p>-0.613093654741168</text:p>
          </table:table-cell>
          <table:table-cell/>
          <table:table-cell office:value-type="float" office:value="5870" calcext:value-type="float">
            <text:p>5870</text:p>
          </table:table-cell>
          <table:table-cell table:number-columns-repeated="3"/>
          <table:table-cell office:value-type="float" office:value="8.98118482406721" calcext:value-type="float">
            <text:p>8.98118482406721</text:p>
          </table:table-cell>
          <table:table-cell/>
          <table:table-cell office:value-type="float" office:value="0.206222378697753" calcext:value-type="float">
            <text:p>0.206222378697753</text:p>
          </table:table-cell>
          <table:table-cell/>
          <table:table-cell office:value-type="float" office:value="7639" calcext:value-type="float">
            <text:p>7639</text:p>
          </table:table-cell>
          <table:table-cell table:number-columns-repeated="3"/>
          <table:table-cell office:value-type="float" office:value="100.115994209355" calcext:value-type="float">
            <text:p>100.115994209355</text:p>
          </table:table-cell>
          <table:table-cell/>
          <table:table-cell office:value-type="float" office:value="-2.52722989679883" calcext:value-type="float">
            <text:p>-2.52722989679883</text:p>
          </table:table-cell>
          <table:table-cell/>
          <table:table-cell office:value-type="float" office:value="44988" calcext:value-type="float">
            <text:p>44988</text:p>
          </table:table-cell>
          <table:table-cell table:number-columns-repeated="3"/>
          <table:table-cell office:value-type="float" office:value="4.84638910044703" calcext:value-type="float">
            <text:p>4.84638910044703</text:p>
          </table:table-cell>
          <table:table-cell office:value-type="float" office:value="6.43613124394073" calcext:value-type="float">
            <text:p>6.43613124394073</text:p>
          </table:table-cell>
          <table:table-cell office:value-type="float" office:value="7.34668722560184" calcext:value-type="float">
            <text:p>7.34668722560184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 office:value-type="float" office:value="5653" calcext:value-type="float">
            <text:p>5653</text:p>
          </table:table-cell>
          <table:table-cell office:value-type="float" office:value="14318" calcext:value-type="float">
            <text:p>14318</text:p>
          </table:table-cell>
        </table:table-row>
        <table:table-row table:style-name="ro1">
          <table:table-cell/>
          <table:table-cell office:value-type="float" office:value="100.094936395457" calcext:value-type="float">
            <text:p>100.094936395457</text:p>
          </table:table-cell>
          <table:table-cell/>
          <table:table-cell office:value-type="float" office:value="-5.87415595892745" calcext:value-type="float">
            <text:p>-5.87415595892745</text:p>
          </table:table-cell>
          <table:table-cell/>
          <table:table-cell office:value-type="float" office:value="47833" calcext:value-type="float">
            <text:p>47833</text:p>
          </table:table-cell>
          <table:table-cell table:number-columns-repeated="3"/>
          <table:table-cell office:value-type="float" office:value="8.98691200254777" calcext:value-type="float">
            <text:p>8.98691200254777</text:p>
          </table:table-cell>
          <table:table-cell/>
          <table:table-cell office:value-type="float" office:value="-0.378183332761123" calcext:value-type="float">
            <text:p>-0.378183332761123</text:p>
          </table:table-cell>
          <table:table-cell/>
          <table:table-cell office:value-type="float" office:value="8410" calcext:value-type="float">
            <text:p>8410</text:p>
          </table:table-cell>
          <table:table-cell table:number-columns-repeated="3"/>
          <table:table-cell office:value-type="float" office:value="8.74063187107411" calcext:value-type="float">
            <text:p>8.74063187107411</text:p>
          </table:table-cell>
          <table:table-cell/>
          <table:table-cell office:value-type="float" office:value="-0.325885539518572" calcext:value-type="float">
            <text:p>-0.325885539518572</text:p>
          </table:table-cell>
          <table:table-cell/>
          <table:table-cell office:value-type="float" office:value="6913" calcext:value-type="float">
            <text:p>6913</text:p>
          </table:table-cell>
          <table:table-cell table:number-columns-repeated="3"/>
          <table:table-cell office:value-type="float" office:value="4.87658929106412" calcext:value-type="float">
            <text:p>4.87658929106412</text:p>
          </table:table-cell>
          <table:table-cell office:value-type="float" office:value="6.46153233885743" calcext:value-type="float">
            <text:p>6.46153233885743</text:p>
          </table:table-cell>
          <table:table-cell office:value-type="float" office:value="7.34969135599773" calcext:value-type="float">
            <text:p>7.34969135599773</text:p>
          </table:table-cell>
          <table:table-cell table:number-columns-repeated="2"/>
          <table:table-cell office:value-type="float" office:value="4670" calcext:value-type="float">
            <text:p>4670</text:p>
          </table:table-cell>
          <table:table-cell office:value-type="float" office:value="5656" calcext:value-type="float">
            <text:p>5656</text:p>
          </table:table-cell>
          <table:table-cell office:value-type="float" office:value="14320" calcext:value-type="float">
            <text:p>14320</text:p>
          </table:table-cell>
        </table:table-row>
        <table:table-row table:style-name="ro1">
          <table:table-cell/>
          <table:table-cell office:value-type="float" office:value="4.68589784193763" calcext:value-type="float">
            <text:p>4.68589784193763</text:p>
          </table:table-cell>
          <table:table-cell/>
          <table:table-cell office:value-type="float" office:value="0.182101701126568" calcext:value-type="float">
            <text:p>0.182101701126568</text:p>
          </table:table-cell>
          <table:table-cell/>
          <table:table-cell office:value-type="float" office:value="4405" calcext:value-type="float">
            <text:p>4405</text:p>
          </table:table-cell>
          <table:table-cell table:number-columns-repeated="3"/>
          <table:table-cell office:value-type="float" office:value="9.03730847158168" calcext:value-type="float">
            <text:p>9.03730847158168</text:p>
          </table:table-cell>
          <table:table-cell/>
          <table:table-cell office:value-type="float" office:value="-0.724875856346471" calcext:value-type="float">
            <text:p>-0.724875856346471</text:p>
          </table:table-cell>
          <table:table-cell/>
          <table:table-cell office:value-type="float" office:value="15134" calcext:value-type="float">
            <text:p>15134</text:p>
          </table:table-cell>
          <table:table-cell table:number-columns-repeated="3"/>
          <table:table-cell office:value-type="float" office:value="7.06407066230878" calcext:value-type="float">
            <text:p>7.06407066230878</text:p>
          </table:table-cell>
          <table:table-cell/>
          <table:table-cell office:value-type="float" office:value="0.53754699481154" calcext:value-type="float">
            <text:p>0.53754699481154</text:p>
          </table:table-cell>
          <table:table-cell/>
          <table:table-cell office:value-type="float" office:value="5279" calcext:value-type="float">
            <text:p>5279</text:p>
          </table:table-cell>
          <table:table-cell table:number-columns-repeated="3"/>
          <table:table-cell office:value-type="float" office:value="4.88133555437144" calcext:value-type="float">
            <text:p>4.88133555437144</text:p>
          </table:table-cell>
          <table:table-cell office:value-type="float" office:value="6.49704876893891" calcext:value-type="float">
            <text:p>6.49704876893891</text:p>
          </table:table-cell>
          <table:table-cell office:value-type="float" office:value="7.35919859037717" calcext:value-type="float">
            <text:p>7.35919859037717</text:p>
          </table:table-cell>
          <table:table-cell table:number-columns-repeated="2"/>
          <table:table-cell office:value-type="float" office:value="4671" calcext:value-type="float">
            <text:p>4671</text:p>
          </table:table-cell>
          <table:table-cell office:value-type="float" office:value="5687" calcext:value-type="float">
            <text:p>5687</text:p>
          </table:table-cell>
          <table:table-cell office:value-type="float" office:value="14344" calcext:value-type="float">
            <text:p>14344</text:p>
          </table:table-cell>
        </table:table-row>
        <table:table-row table:style-name="ro1">
          <table:table-cell/>
          <table:table-cell office:value-type="float" office:value="0.919980288531218" calcext:value-type="float">
            <text:p>0.919980288531218</text:p>
          </table:table-cell>
          <table:table-cell/>
          <table:table-cell office:value-type="float" office:value="-0.289464902651492" calcext:value-type="float">
            <text:p>-0.289464902651492</text:p>
          </table:table-cell>
          <table:table-cell/>
          <table:table-cell office:value-type="float" office:value="1726" calcext:value-type="float">
            <text:p>1726</text:p>
          </table:table-cell>
          <table:table-cell table:number-columns-repeated="3"/>
          <table:table-cell office:value-type="float" office:value="100.081169865346" calcext:value-type="float">
            <text:p>100.081169865346</text:p>
          </table:table-cell>
          <table:table-cell/>
          <table:table-cell office:value-type="float" office:value="-0.437254860405733" calcext:value-type="float">
            <text:p>-0.437254860405733</text:p>
          </table:table-cell>
          <table:table-cell/>
          <table:table-cell office:value-type="float" office:value="49387" calcext:value-type="float">
            <text:p>49387</text:p>
          </table:table-cell>
          <table:table-cell table:number-columns-repeated="3"/>
          <table:table-cell office:value-type="float" office:value="100.114189956577" calcext:value-type="float">
            <text:p>100.114189956577</text:p>
          </table:table-cell>
          <table:table-cell/>
          <table:table-cell office:value-type="float" office:value="0.793382454882802" calcext:value-type="float">
            <text:p>0.793382454882802</text:p>
          </table:table-cell>
          <table:table-cell/>
          <table:table-cell office:value-type="float" office:value="44734" calcext:value-type="float">
            <text:p>44734</text:p>
          </table:table-cell>
          <table:table-cell table:number-columns-repeated="3"/>
          <table:table-cell office:value-type="float" office:value="4.9114188964152" calcext:value-type="float">
            <text:p>4.9114188964152</text:p>
          </table:table-cell>
          <table:table-cell office:value-type="float" office:value="6.54916304674236" calcext:value-type="float">
            <text:p>6.54916304674236</text:p>
          </table:table-cell>
          <table:table-cell office:value-type="float" office:value="7.37526062439447" calcext:value-type="float">
            <text:p>7.37526062439447</text:p>
          </table:table-cell>
          <table:table-cell table:number-columns-repeated="2"/>
          <table:table-cell office:value-type="float" office:value="4703" calcext:value-type="float">
            <text:p>4703</text:p>
          </table:table-cell>
          <table:table-cell office:value-type="float" office:value="5691" calcext:value-type="float">
            <text:p>5691</text:p>
          </table:table-cell>
          <table:table-cell office:value-type="float" office:value="14588" calcext:value-type="float">
            <text:p>14588</text:p>
          </table:table-cell>
        </table:table-row>
        <table:table-row table:style-name="ro1">
          <table:table-cell/>
          <table:table-cell office:value-type="float" office:value="9.02578729872965" calcext:value-type="float">
            <text:p>9.02578729872965</text:p>
          </table:table-cell>
          <table:table-cell/>
          <table:table-cell office:value-type="float" office:value="-0.717423578832263" calcext:value-type="float">
            <text:p>-0.717423578832263</text:p>
          </table:table-cell>
          <table:table-cell/>
          <table:table-cell office:value-type="float" office:value="6858" calcext:value-type="float">
            <text:p>6858</text:p>
          </table:table-cell>
          <table:table-cell table:number-columns-repeated="3"/>
          <table:table-cell office:value-type="float" office:value="0.242845537033524" calcext:value-type="float">
            <text:p>0.242845537033524</text:p>
          </table:table-cell>
          <table:table-cell/>
          <table:table-cell office:value-type="float" office:value="0.0962661019167316" calcext:value-type="float">
            <text:p>0.096266101916732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3"/>
          <table:table-cell office:value-type="float" office:value="0.754726608146829" calcext:value-type="float">
            <text:p>0.754726608146829</text:p>
          </table:table-cell>
          <table:table-cell/>
          <table:table-cell office:value-type="float" office:value="0.281006193051611" calcext:value-type="float">
            <text:p>0.281006193051611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4.93641041734072" calcext:value-type="float">
            <text:p>4.93641041734072</text:p>
          </table:table-cell>
          <table:table-cell office:value-type="float" office:value="6.55696734957733" calcext:value-type="float">
            <text:p>6.55696734957733</text:p>
          </table:table-cell>
          <table:table-cell office:value-type="float" office:value="7.3818439661729" calcext:value-type="float">
            <text:p>7.3818439661729</text:p>
          </table:table-cell>
          <table:table-cell table:number-columns-repeated="2"/>
          <table:table-cell office:value-type="float" office:value="4733" calcext:value-type="float">
            <text:p>4733</text:p>
          </table:table-cell>
          <table:table-cell office:value-type="float" office:value="5709" calcext:value-type="float">
            <text:p>5709</text:p>
          </table:table-cell>
          <table:table-cell office:value-type="float" office:value="14611" calcext:value-type="float">
            <text:p>14611</text:p>
          </table:table-cell>
        </table:table-row>
        <table:table-row table:style-name="ro1">
          <table:table-cell/>
          <table:table-cell office:value-type="float" office:value="5.39462780257315" calcext:value-type="float">
            <text:p>5.39462780257315</text:p>
          </table:table-cell>
          <table:table-cell/>
          <table:table-cell office:value-type="float" office:value="-0.0681699700344411" calcext:value-type="float">
            <text:p>-0.068169970034441</text:p>
          </table:table-cell>
          <table:table-cell/>
          <table:table-cell office:value-type="float" office:value="3511" calcext:value-type="float">
            <text:p>3511</text:p>
          </table:table-cell>
          <table:table-cell table:number-columns-repeated="3"/>
          <table:table-cell office:value-type="float" office:value="92.0506525067129" calcext:value-type="float">
            <text:p>92.0506525067129</text:p>
          </table:table-cell>
          <table:table-cell/>
          <table:table-cell office:value-type="float" office:value="-3.40466669799158" calcext:value-type="float">
            <text:p>-3.4046666979915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4953039" calcext:value-type="float">
            <text:p>100.1084953039</text:p>
          </table:table-cell>
          <table:table-cell/>
          <table:table-cell office:value-type="float" office:value="0.490955228222261" calcext:value-type="float">
            <text:p>0.490955228222261</text:p>
          </table:table-cell>
          <table:table-cell/>
          <table:table-cell office:value-type="float" office:value="45139" calcext:value-type="float">
            <text:p>45139</text:p>
          </table:table-cell>
          <table:table-cell table:number-columns-repeated="3"/>
          <table:table-cell office:value-type="float" office:value="4.94050348056932" calcext:value-type="float">
            <text:p>4.94050348056932</text:p>
          </table:table-cell>
          <table:table-cell office:value-type="float" office:value="6.61828275694473" calcext:value-type="float">
            <text:p>6.61828275694473</text:p>
          </table:table-cell>
          <table:table-cell office:value-type="float" office:value="7.39303388042008" calcext:value-type="float">
            <text:p>7.39303388042008</text:p>
          </table:table-cell>
          <table:table-cell table:number-columns-repeated="2"/>
          <table:table-cell office:value-type="float" office:value="4733" calcext:value-type="float">
            <text:p>4733</text:p>
          </table:table-cell>
          <table:table-cell office:value-type="float" office:value="5753" calcext:value-type="float">
            <text:p>5753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/>
          <table:table-cell office:value-type="float" office:value="99.4243218850842" calcext:value-type="float">
            <text:p>99.4243218850842</text:p>
          </table:table-cell>
          <table:table-cell/>
          <table:table-cell office:value-type="float" office:value="-4.75007330242636" calcext:value-type="float">
            <text:p>-4.7500733024263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49919174440923" calcext:value-type="float">
            <text:p>8.49919174440923</text:p>
          </table:table-cell>
          <table:table-cell/>
          <table:table-cell office:value-type="float" office:value="0.0569968510487278" calcext:value-type="float">
            <text:p>0.056996851048728</text:p>
          </table:table-cell>
          <table:table-cell/>
          <table:table-cell office:value-type="float" office:value="8552" calcext:value-type="float">
            <text:p>8552</text:p>
          </table:table-cell>
          <table:table-cell table:number-columns-repeated="3"/>
          <table:table-cell office:value-type="float" office:value="4.0700484432394" calcext:value-type="float">
            <text:p>4.0700484432394</text:p>
          </table:table-cell>
          <table:table-cell/>
          <table:table-cell office:value-type="float" office:value="-0.129021972839128" calcext:value-type="float">
            <text:p>-0.129021972839128</text:p>
          </table:table-cell>
          <table:table-cell/>
          <table:table-cell office:value-type="float" office:value="8106" calcext:value-type="float">
            <text:p>8106</text:p>
          </table:table-cell>
          <table:table-cell table:number-columns-repeated="3"/>
          <table:table-cell office:value-type="float" office:value="4.94161685686752" calcext:value-type="float">
            <text:p>4.94161685686752</text:p>
          </table:table-cell>
          <table:table-cell office:value-type="float" office:value="6.63513806175577" calcext:value-type="float">
            <text:p>6.63513806175577</text:p>
          </table:table-cell>
          <table:table-cell office:value-type="float" office:value="7.39353460271439" calcext:value-type="float">
            <text:p>7.39353460271439</text:p>
          </table:table-cell>
          <table:table-cell table:number-columns-repeated="2"/>
          <table:table-cell office:value-type="float" office:value="4762" calcext:value-type="float">
            <text:p>4762</text:p>
          </table:table-cell>
          <table:table-cell office:value-type="float" office:value="5755" calcext:value-type="float">
            <text:p>5755</text:p>
          </table:table-cell>
          <table:table-cell office:value-type="float" office:value="14926" calcext:value-type="float">
            <text:p>14926</text:p>
          </table:table-cell>
        </table:table-row>
        <table:table-row table:style-name="ro1">
          <table:table-cell/>
          <table:table-cell office:value-type="float" office:value="100.105419606805" calcext:value-type="float">
            <text:p>100.105419606805</text:p>
          </table:table-cell>
          <table:table-cell/>
          <table:table-cell office:value-type="float" office:value="-3.43926745327485" calcext:value-type="float">
            <text:p>-3.43926745327485</text:p>
          </table:table-cell>
          <table:table-cell/>
          <table:table-cell office:value-type="float" office:value="49445" calcext:value-type="float">
            <text:p>49445</text:p>
          </table:table-cell>
          <table:table-cell table:number-columns-repeated="3"/>
          <table:table-cell office:value-type="float" office:value="-0.0250465180926049" calcext:value-type="float">
            <text:p>-0.025046518092605</text:p>
          </table:table-cell>
          <table:table-cell/>
          <table:table-cell office:value-type="float" office:value="0.0526999292913455" calcext:value-type="float">
            <text:p>0.05269992929134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31104578269137" calcext:value-type="float">
            <text:p>0.31104578269137</text:p>
          </table:table-cell>
          <table:table-cell/>
          <table:table-cell office:value-type="float" office:value="-0.183005079415845" calcext:value-type="float">
            <text:p>-0.183005079415845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3"/>
          <table:table-cell office:value-type="float" office:value="4.95317791156361" calcext:value-type="float">
            <text:p>4.95317791156361</text:p>
          </table:table-cell>
          <table:table-cell office:value-type="float" office:value="6.66307193187283" calcext:value-type="float">
            <text:p>6.66307193187283</text:p>
          </table:table-cell>
          <table:table-cell office:value-type="float" office:value="7.40675633000846" calcext:value-type="float">
            <text:p>7.40675633000846</text:p>
          </table:table-cell>
          <table:table-cell table:number-columns-repeated="2"/>
          <table:table-cell office:value-type="float" office:value="4771" calcext:value-type="float">
            <text:p>4771</text:p>
          </table:table-cell>
          <table:table-cell office:value-type="float" office:value="5757" calcext:value-type="float">
            <text:p>5757</text:p>
          </table:table-cell>
          <table:table-cell office:value-type="float" office:value="15134" calcext:value-type="float">
            <text:p>15134</text:p>
          </table:table-cell>
        </table:table-row>
        <table:table-row table:style-name="ro1">
          <table:table-cell/>
          <table:table-cell office:value-type="float" office:value="1.0730289641432" calcext:value-type="float">
            <text:p>1.0730289641432</text:p>
          </table:table-cell>
          <table:table-cell/>
          <table:table-cell office:value-type="float" office:value="-0.136445372688198" calcext:value-type="float">
            <text:p>-0.136445372688198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3"/>
          <table:table-cell office:value-type="float" office:value="97.910204014568" calcext:value-type="float">
            <text:p>97.910204014568</text:p>
          </table:table-cell>
          <table:table-cell/>
          <table:table-cell office:value-type="float" office:value="-0.799585388789018" calcext:value-type="float">
            <text:p>-0.79958538878901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59885870780312" calcext:value-type="float">
            <text:p>5.59885870780312</text:p>
          </table:table-cell>
          <table:table-cell/>
          <table:table-cell office:value-type="float" office:value="0.657937178046227" calcext:value-type="float">
            <text:p>0.657937178046227</text:p>
          </table:table-cell>
          <table:table-cell/>
          <table:table-cell office:value-type="float" office:value="4789" calcext:value-type="float">
            <text:p>4789</text:p>
          </table:table-cell>
          <table:table-cell table:number-columns-repeated="3"/>
          <table:table-cell office:value-type="float" office:value="4.96795456382413" calcext:value-type="float">
            <text:p>4.96795456382413</text:p>
          </table:table-cell>
          <table:table-cell office:value-type="float" office:value="6.67367433237606" calcext:value-type="float">
            <text:p>6.67367433237606</text:p>
          </table:table-cell>
          <table:table-cell office:value-type="float" office:value="7.40812580456007" calcext:value-type="float">
            <text:p>7.40812580456007</text:p>
          </table:table-cell>
          <table:table-cell table:number-columns-repeated="2"/>
          <table:table-cell office:value-type="float" office:value="4773" calcext:value-type="float">
            <text:p>4773</text:p>
          </table:table-cell>
          <table:table-cell office:value-type="float" office:value="5796" calcext:value-type="float">
            <text:p>5796</text:p>
          </table:table-cell>
          <table:table-cell office:value-type="float" office:value="15854" calcext:value-type="float">
            <text:p>15854</text:p>
          </table:table-cell>
        </table:table-row>
        <table:table-row table:style-name="ro1">
          <table:table-cell/>
          <table:table-cell office:value-type="float" office:value="100.094197738803" calcext:value-type="float">
            <text:p>100.094197738803</text:p>
          </table:table-cell>
          <table:table-cell/>
          <table:table-cell office:value-type="float" office:value="-5.30282388250191" calcext:value-type="float">
            <text:p>-5.30282388250191</text:p>
          </table:table-cell>
          <table:table-cell/>
          <table:table-cell office:value-type="float" office:value="45233" calcext:value-type="float">
            <text:p>45233</text:p>
          </table:table-cell>
          <table:table-cell table:number-columns-repeated="3"/>
          <table:table-cell office:value-type="float" office:value="7.41824637561234" calcext:value-type="float">
            <text:p>7.41824637561234</text:p>
          </table:table-cell>
          <table:table-cell/>
          <table:table-cell office:value-type="float" office:value="-0.203302401377608" calcext:value-type="float">
            <text:p>-0.203302401377608</text:p>
          </table:table-cell>
          <table:table-cell/>
          <table:table-cell office:value-type="float" office:value="12540" calcext:value-type="float">
            <text:p>12540</text:p>
          </table:table-cell>
          <table:table-cell table:number-columns-repeated="3"/>
          <table:table-cell office:value-type="float" office:value="2.09595870237822" calcext:value-type="float">
            <text:p>2.09595870237822</text:p>
          </table:table-cell>
          <table:table-cell/>
          <table:table-cell office:value-type="float" office:value="-0.0437056167840813" calcext:value-type="float">
            <text:p>-0.043705616784081</text:p>
          </table:table-cell>
          <table:table-cell/>
          <table:table-cell office:value-type="float" office:value="1883" calcext:value-type="float">
            <text:p>1883</text:p>
          </table:table-cell>
          <table:table-cell table:number-columns-repeated="3"/>
          <table:table-cell office:value-type="float" office:value="4.99501728957965" calcext:value-type="float">
            <text:p>4.99501728957965</text:p>
          </table:table-cell>
          <table:table-cell office:value-type="float" office:value="6.67840899806182" calcext:value-type="float">
            <text:p>6.67840899806182</text:p>
          </table:table-cell>
          <table:table-cell office:value-type="float" office:value="7.41824637561234" calcext:value-type="float">
            <text:p>7.41824637561234</text:p>
          </table:table-cell>
          <table:table-cell table:number-columns-repeated="2"/>
          <table:table-cell office:value-type="float" office:value="4777" calcext:value-type="float">
            <text:p>4777</text:p>
          </table:table-cell>
          <table:table-cell office:value-type="float" office:value="5807" calcext:value-type="float">
            <text:p>5807</text:p>
          </table:table-cell>
          <table:table-cell office:value-type="float" office:value="15951" calcext:value-type="float">
            <text:p>15951</text:p>
          </table:table-cell>
        </table:table-row>
        <table:table-row table:style-name="ro1">
          <table:table-cell/>
          <table:table-cell office:value-type="float" office:value="100.114220870162" calcext:value-type="float">
            <text:p>100.114220870162</text:p>
          </table:table-cell>
          <table:table-cell/>
          <table:table-cell office:value-type="float" office:value="-2.22357489193702" calcext:value-type="float">
            <text:p>-2.22357489193702</text:p>
          </table:table-cell>
          <table:table-cell/>
          <table:table-cell office:value-type="float" office:value="45969" calcext:value-type="float">
            <text:p>45969</text:p>
          </table:table-cell>
          <table:table-cell table:number-columns-repeated="3"/>
          <table:table-cell office:value-type="float" office:value="3.59137261122025" calcext:value-type="float">
            <text:p>3.59137261122025</text:p>
          </table:table-cell>
          <table:table-cell/>
          <table:table-cell office:value-type="float" office:value="-0.206883343078037" calcext:value-type="float">
            <text:p>-0.20688334307803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67754144611101" calcext:value-type="float">
            <text:p>1.67754144611101</text:p>
          </table:table-cell>
          <table:table-cell/>
          <table:table-cell office:value-type="float" office:value="-0.0519994669573394" calcext:value-type="float">
            <text:p>-0.051999466957339</text:p>
          </table:table-cell>
          <table:table-cell/>
          <table:table-cell office:value-type="float" office:value="2087" calcext:value-type="float">
            <text:p>2087</text:p>
          </table:table-cell>
          <table:table-cell table:number-columns-repeated="3"/>
          <table:table-cell office:value-type="float" office:value="4.99663741393984" calcext:value-type="float">
            <text:p>4.99663741393984</text:p>
          </table:table-cell>
          <table:table-cell office:value-type="float" office:value="6.74167116692741" calcext:value-type="float">
            <text:p>6.74167116692741</text:p>
          </table:table-cell>
          <table:table-cell office:value-type="float" office:value="7.41998556369281" calcext:value-type="float">
            <text:p>7.41998556369281</text:p>
          </table:table-cell>
          <table:table-cell table:number-columns-repeated="2"/>
          <table:table-cell office:value-type="float" office:value="4781" calcext:value-type="float">
            <text:p>4781</text:p>
          </table:table-cell>
          <table:table-cell office:value-type="float" office:value="5807" calcext:value-type="float">
            <text:p>5807</text:p>
          </table:table-cell>
          <table:table-cell office:value-type="float" office:value="16230" calcext:value-type="float">
            <text:p>16230</text:p>
          </table:table-cell>
        </table:table-row>
        <table:table-row table:style-name="ro1">
          <table:table-cell/>
          <table:table-cell office:value-type="float" office:value="8.24027883295612" calcext:value-type="float">
            <text:p>8.24027883295612</text:p>
          </table:table-cell>
          <table:table-cell/>
          <table:table-cell office:value-type="float" office:value="-0.903917167918102" calcext:value-type="float">
            <text:p>-0.903917167918102</text:p>
          </table:table-cell>
          <table:table-cell/>
          <table:table-cell office:value-type="float" office:value="6211" calcext:value-type="float">
            <text:p>6211</text:p>
          </table:table-cell>
          <table:table-cell table:number-columns-repeated="3"/>
          <table:table-cell office:value-type="float" office:value="100.086356808223" calcext:value-type="float">
            <text:p>100.086356808223</text:p>
          </table:table-cell>
          <table:table-cell/>
          <table:table-cell office:value-type="float" office:value="-2.55614139366688" calcext:value-type="float">
            <text:p>-2.55614139366688</text:p>
          </table:table-cell>
          <table:table-cell/>
          <table:table-cell office:value-type="float" office:value="49429" calcext:value-type="float">
            <text:p>49429</text:p>
          </table:table-cell>
          <table:table-cell table:number-columns-repeated="3"/>
          <table:table-cell office:value-type="float" office:value="0.965708867871594" calcext:value-type="float">
            <text:p>0.965708867871594</text:p>
          </table:table-cell>
          <table:table-cell/>
          <table:table-cell office:value-type="float" office:value="-0.384952665790792" calcext:value-type="float">
            <text:p>-0.384952665790792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3"/>
          <table:table-cell office:value-type="float" office:value="5.01524119204357" calcext:value-type="float">
            <text:p>5.01524119204357</text:p>
          </table:table-cell>
          <table:table-cell office:value-type="float" office:value="6.76459290163277" calcext:value-type="float">
            <text:p>6.76459290163277</text:p>
          </table:table-cell>
          <table:table-cell office:value-type="float" office:value="7.42314480522705" calcext:value-type="float">
            <text:p>7.42314480522705</text:p>
          </table:table-cell>
          <table:table-cell table:number-columns-repeated="2"/>
          <table:table-cell office:value-type="float" office:value="4783" calcext:value-type="float">
            <text:p>4783</text:p>
          </table:table-cell>
          <table:table-cell office:value-type="float" office:value="5841" calcext:value-type="float">
            <text:p>5841</text:p>
          </table:table-cell>
          <table:table-cell office:value-type="float" office:value="16357" calcext:value-type="float">
            <text:p>16357</text:p>
          </table:table-cell>
        </table:table-row>
        <table:table-row table:style-name="ro1">
          <table:table-cell/>
          <table:table-cell office:value-type="float" office:value="5.91524186892742" calcext:value-type="float">
            <text:p>5.91524186892742</text:p>
          </table:table-cell>
          <table:table-cell/>
          <table:table-cell office:value-type="float" office:value="-0.697566006897961" calcext:value-type="float">
            <text:p>-0.697566006897961</text:p>
          </table:table-cell>
          <table:table-cell/>
          <table:table-cell office:value-type="float" office:value="4791" calcext:value-type="float">
            <text:p>4791</text:p>
          </table:table-cell>
          <table:table-cell table:number-columns-repeated="3"/>
          <table:table-cell office:value-type="float" office:value="9.00985945860953" calcext:value-type="float">
            <text:p>9.00985945860953</text:p>
          </table:table-cell>
          <table:table-cell/>
          <table:table-cell office:value-type="float" office:value="-0.627563102717907" calcext:value-type="float">
            <text:p>-0.627563102717907</text:p>
          </table:table-cell>
          <table:table-cell/>
          <table:table-cell office:value-type="float" office:value="5721" calcext:value-type="float">
            <text:p>5721</text:p>
          </table:table-cell>
          <table:table-cell table:number-columns-repeated="3"/>
          <table:table-cell office:value-type="float" office:value="100.114529227505" calcext:value-type="float">
            <text:p>100.114529227505</text:p>
          </table:table-cell>
          <table:table-cell/>
          <table:table-cell office:value-type="float" office:value="3.80276880181264" calcext:value-type="float">
            <text:p>3.80276880181264</text:p>
          </table:table-cell>
          <table:table-cell/>
          <table:table-cell office:value-type="float" office:value="44127" calcext:value-type="float">
            <text:p>44127</text:p>
          </table:table-cell>
          <table:table-cell table:number-columns-repeated="3"/>
          <table:table-cell office:value-type="float" office:value="5.02121752626569" calcext:value-type="float">
            <text:p>5.02121752626569</text:p>
          </table:table-cell>
          <table:table-cell office:value-type="float" office:value="6.77005236812816" calcext:value-type="float">
            <text:p>6.77005236812816</text:p>
          </table:table-cell>
          <table:table-cell office:value-type="float" office:value="7.42348712069422" calcext:value-type="float">
            <text:p>7.42348712069422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float" office:value="5843" calcext:value-type="float">
            <text:p>5843</text:p>
          </table:table-cell>
          <table:table-cell office:value-type="float" office:value="16523" calcext:value-type="float">
            <text:p>16523</text:p>
          </table:table-cell>
        </table:table-row>
        <table:table-row table:style-name="ro1">
          <table:table-cell/>
          <table:table-cell office:value-type="float" office:value="1.79605915157088" calcext:value-type="float">
            <text:p>1.79605915157088</text:p>
          </table:table-cell>
          <table:table-cell/>
          <table:table-cell office:value-type="float" office:value="-0.121089010770039" calcext:value-type="float">
            <text:p>-0.121089010770039</text:p>
          </table:table-cell>
          <table:table-cell/>
          <table:table-cell office:value-type="float" office:value="1684" calcext:value-type="float">
            <text:p>1684</text:p>
          </table:table-cell>
          <table:table-cell table:number-columns-repeated="3"/>
          <table:table-cell office:value-type="float" office:value="100.087144330817" calcext:value-type="float">
            <text:p>100.087144330817</text:p>
          </table:table-cell>
          <table:table-cell/>
          <table:table-cell office:value-type="float" office:value="-2.34626712172196" calcext:value-type="float">
            <text:p>-2.34626712172196</text:p>
          </table:table-cell>
          <table:table-cell/>
          <table:table-cell office:value-type="float" office:value="48858" calcext:value-type="float">
            <text:p>48858</text:p>
          </table:table-cell>
          <table:table-cell table:number-columns-repeated="3"/>
          <table:table-cell office:value-type="float" office:value="8.62531281818888" calcext:value-type="float">
            <text:p>8.62531281818888</text:p>
          </table:table-cell>
          <table:table-cell/>
          <table:table-cell office:value-type="float" office:value="-0.734127149875175" calcext:value-type="float">
            <text:p>-0.734127149875175</text:p>
          </table:table-cell>
          <table:table-cell/>
          <table:table-cell office:value-type="float" office:value="7911" calcext:value-type="float">
            <text:p>7911</text:p>
          </table:table-cell>
          <table:table-cell table:number-columns-repeated="3"/>
          <table:table-cell office:value-type="float" office:value="5.03127054094256" calcext:value-type="float">
            <text:p>5.03127054094256</text:p>
          </table:table-cell>
          <table:table-cell office:value-type="float" office:value="6.79100029987882" calcext:value-type="float">
            <text:p>6.79100029987882</text:p>
          </table:table-cell>
          <table:table-cell office:value-type="float" office:value="7.42490711774141" calcext:value-type="float">
            <text:p>7.42490711774141</text:p>
          </table:table-cell>
          <table:table-cell table:number-columns-repeated="2"/>
          <table:table-cell office:value-type="float" office:value="4789" calcext:value-type="float">
            <text:p>4789</text:p>
          </table:table-cell>
          <table:table-cell office:value-type="float" office:value="5853" calcext:value-type="float">
            <text:p>5853</text:p>
          </table:table-cell>
          <table:table-cell office:value-type="float" office:value="16587" calcext:value-type="float">
            <text:p>16587</text:p>
          </table:table-cell>
        </table:table-row>
        <table:table-row table:style-name="ro1">
          <table:table-cell/>
          <table:table-cell office:value-type="float" office:value="8.40738682065409" calcext:value-type="float">
            <text:p>8.40738682065409</text:p>
          </table:table-cell>
          <table:table-cell/>
          <table:table-cell office:value-type="float" office:value="0.167190378296578" calcext:value-type="float">
            <text:p>0.167190378296578</text:p>
          </table:table-cell>
          <table:table-cell/>
          <table:table-cell office:value-type="float" office:value="5807" calcext:value-type="float">
            <text:p>5807</text:p>
          </table:table-cell>
          <table:table-cell table:number-columns-repeated="3"/>
          <table:table-cell office:value-type="float" office:value="1.31264434280469" calcext:value-type="float">
            <text:p>1.31264434280469</text:p>
          </table:table-cell>
          <table:table-cell/>
          <table:table-cell office:value-type="float" office:value="0.059689082144514" calcext:value-type="float">
            <text:p>0.05968908214451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81463876421506" calcext:value-type="float">
            <text:p>3.81463876421506</text:p>
          </table:table-cell>
          <table:table-cell/>
          <table:table-cell office:value-type="float" office:value="0.124924370511081" calcext:value-type="float">
            <text:p>0.124924370511081</text:p>
          </table:table-cell>
          <table:table-cell/>
          <table:table-cell office:value-type="float" office:value="3604" calcext:value-type="float">
            <text:p>3604</text:p>
          </table:table-cell>
          <table:table-cell table:number-columns-repeated="3"/>
          <table:table-cell office:value-type="float" office:value="5.04041624616079" calcext:value-type="float">
            <text:p>5.04041624616079</text:p>
          </table:table-cell>
          <table:table-cell office:value-type="float" office:value="6.79248397012301" calcext:value-type="float">
            <text:p>6.79248397012301</text:p>
          </table:table-cell>
          <table:table-cell office:value-type="float" office:value="7.43276548903799" calcext:value-type="float">
            <text:p>7.43276548903799</text:p>
          </table:table-cell>
          <table:table-cell table:number-columns-repeated="2"/>
          <table:table-cell office:value-type="float" office:value="4789" calcext:value-type="float">
            <text:p>4789</text:p>
          </table:table-cell>
          <table:table-cell office:value-type="float" office:value="5870" calcext:value-type="float">
            <text:p>5870</text:p>
          </table:table-cell>
          <table:table-cell office:value-type="float" office:value="16784" calcext:value-type="float">
            <text:p>16784</text:p>
          </table:table-cell>
        </table:table-row>
        <table:table-row table:style-name="ro1">
          <table:table-cell/>
          <table:table-cell office:value-type="float" office:value="0.180714192485944" calcext:value-type="float">
            <text:p>0.180714192485944</text:p>
          </table:table-cell>
          <table:table-cell/>
          <table:table-cell office:value-type="float" office:value="-0.0458566297257088" calcext:value-type="float">
            <text:p>-0.045856629725709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.66596679632098" calcext:value-type="float">
            <text:p>3.66596679632098</text:p>
          </table:table-cell>
          <table:table-cell/>
          <table:table-cell office:value-type="float" office:value="-0.114213360637316" calcext:value-type="float">
            <text:p>-0.114213360637316</text:p>
          </table:table-cell>
          <table:table-cell/>
          <table:table-cell office:value-type="float" office:value="2835" calcext:value-type="float">
            <text:p>2835</text:p>
          </table:table-cell>
          <table:table-cell table:number-columns-repeated="3"/>
          <table:table-cell office:value-type="float" office:value="8.3849506344978" calcext:value-type="float">
            <text:p>8.3849506344978</text:p>
          </table:table-cell>
          <table:table-cell/>
          <table:table-cell office:value-type="float" office:value="-0.28112573850547" calcext:value-type="float">
            <text:p>-0.28112573850547</text:p>
          </table:table-cell>
          <table:table-cell/>
          <table:table-cell office:value-type="float" office:value="5683" calcext:value-type="float">
            <text:p>5683</text:p>
          </table:table-cell>
          <table:table-cell table:number-columns-repeated="3"/>
          <table:table-cell office:value-type="float" office:value="5.11209152391718" calcext:value-type="float">
            <text:p>5.11209152391718</text:p>
          </table:table-cell>
          <table:table-cell office:value-type="float" office:value="6.8775833627621" calcext:value-type="float">
            <text:p>6.8775833627621</text:p>
          </table:table-cell>
          <table:table-cell office:value-type="float" office:value="7.50131771490911" calcext:value-type="float">
            <text:p>7.50131771490911</text:p>
          </table:table-cell>
          <table:table-cell table:number-columns-repeated="2"/>
          <table:table-cell office:value-type="float" office:value="4789" calcext:value-type="float">
            <text:p>4789</text:p>
          </table:table-cell>
          <table:table-cell office:value-type="float" office:value="5915" calcext:value-type="float">
            <text:p>5915</text:p>
          </table:table-cell>
          <table:table-cell office:value-type="float" office:value="16848" calcext:value-type="float">
            <text:p>16848</text:p>
          </table:table-cell>
        </table:table-row>
        <table:table-row table:style-name="ro1">
          <table:table-cell/>
          <table:table-cell office:value-type="float" office:value="0.610119214879761" calcext:value-type="float">
            <text:p>0.610119214879761</text:p>
          </table:table-cell>
          <table:table-cell/>
          <table:table-cell office:value-type="float" office:value="-0.0558215664783425" calcext:value-type="float">
            <text:p>-0.0558215664783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41661467939559" calcext:value-type="float">
            <text:p>2.41661467939559</text:p>
          </table:table-cell>
          <table:table-cell/>
          <table:table-cell office:value-type="float" office:value="0.282471065635411" calcext:value-type="float">
            <text:p>0.28247106563541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14178618429231" calcext:value-type="float">
            <text:p>2.14178618429231</text:p>
          </table:table-cell>
          <table:table-cell/>
          <table:table-cell office:value-type="float" office:value="0.0988258254316716" calcext:value-type="float">
            <text:p>0.098825825431672</text:p>
          </table:table-cell>
          <table:table-cell/>
          <table:table-cell office:value-type="float" office:value="2341" calcext:value-type="float">
            <text:p>2341</text:p>
          </table:table-cell>
          <table:table-cell table:number-columns-repeated="3"/>
          <table:table-cell office:value-type="float" office:value="5.12011976842134" calcext:value-type="float">
            <text:p>5.12011976842134</text:p>
          </table:table-cell>
          <table:table-cell office:value-type="float" office:value="6.88253512529375" calcext:value-type="float">
            <text:p>6.88253512529375</text:p>
          </table:table-cell>
          <table:table-cell office:value-type="float" office:value="7.5284849356227" calcext:value-type="float">
            <text:p>7.5284849356227</text:p>
          </table:table-cell>
          <table:table-cell table:number-columns-repeated="2"/>
          <table:table-cell office:value-type="float" office:value="4797" calcext:value-type="float">
            <text:p>4797</text:p>
          </table:table-cell>
          <table:table-cell office:value-type="float" office:value="5918" calcext:value-type="float">
            <text:p>5918</text:p>
          </table:table-cell>
          <table:table-cell office:value-type="float" office:value="17561" calcext:value-type="float">
            <text:p>17561</text:p>
          </table:table-cell>
        </table:table-row>
        <table:table-row table:style-name="ro1">
          <table:table-cell/>
          <table:table-cell office:value-type="float" office:value="8.89805317356851" calcext:value-type="float">
            <text:p>8.89805317356851</text:p>
          </table:table-cell>
          <table:table-cell/>
          <table:table-cell office:value-type="float" office:value="-0.654638175704141" calcext:value-type="float">
            <text:p>-0.654638175704141</text:p>
          </table:table-cell>
          <table:table-cell/>
          <table:table-cell office:value-type="float" office:value="6518" calcext:value-type="float">
            <text:p>6518</text:p>
          </table:table-cell>
          <table:table-cell table:number-columns-repeated="3"/>
          <table:table-cell office:value-type="float" office:value="8.74020973167536" calcext:value-type="float">
            <text:p>8.74020973167536</text:p>
          </table:table-cell>
          <table:table-cell/>
          <table:table-cell office:value-type="float" office:value="-0.377822720718441" calcext:value-type="float">
            <text:p>-0.377822720718441</text:p>
          </table:table-cell>
          <table:table-cell/>
          <table:table-cell office:value-type="float" office:value="7582" calcext:value-type="float">
            <text:p>7582</text:p>
          </table:table-cell>
          <table:table-cell table:number-columns-repeated="3"/>
          <table:table-cell office:value-type="float" office:value="1.2599177987851" calcext:value-type="float">
            <text:p>1.2599177987851</text:p>
          </table:table-cell>
          <table:table-cell/>
          <table:table-cell office:value-type="float" office:value="-0.223619349434999" calcext:value-type="float">
            <text:p>-0.223619349434999</text:p>
          </table:table-cell>
          <table:table-cell/>
          <table:table-cell office:value-type="float" office:value="1497" calcext:value-type="float">
            <text:p>1497</text:p>
          </table:table-cell>
          <table:table-cell table:number-columns-repeated="3"/>
          <table:table-cell office:value-type="float" office:value="5.14192322325619" calcext:value-type="float">
            <text:p>5.14192322325619</text:p>
          </table:table-cell>
          <table:table-cell office:value-type="float" office:value="6.89402967941345" calcext:value-type="float">
            <text:p>6.89402967941345</text:p>
          </table:table-cell>
          <table:table-cell office:value-type="float" office:value="7.54206260700653" calcext:value-type="float">
            <text:p>7.54206260700653</text:p>
          </table:table-cell>
          <table:table-cell table:number-columns-repeated="2"/>
          <table:table-cell office:value-type="float" office:value="4801" calcext:value-type="float">
            <text:p>4801</text:p>
          </table:table-cell>
          <table:table-cell office:value-type="float" office:value="5927" calcext:value-type="float">
            <text:p>5927</text:p>
          </table:table-cell>
          <table:table-cell office:value-type="float" office:value="18664" calcext:value-type="float">
            <text:p>18664</text:p>
          </table:table-cell>
        </table:table-row>
        <table:table-row table:style-name="ro1">
          <table:table-cell/>
          <table:table-cell office:value-type="float" office:value="6.93058408150119" calcext:value-type="float">
            <text:p>6.93058408150119</text:p>
          </table:table-cell>
          <table:table-cell/>
          <table:table-cell office:value-type="float" office:value="0.443631244863956" calcext:value-type="float">
            <text:p>0.443631244863956</text:p>
          </table:table-cell>
          <table:table-cell/>
          <table:table-cell office:value-type="float" office:value="5460" calcext:value-type="float">
            <text:p>5460</text:p>
          </table:table-cell>
          <table:table-cell table:number-columns-repeated="3"/>
          <table:table-cell office:value-type="float" office:value="100.093972678899" calcext:value-type="float">
            <text:p>100.093972678899</text:p>
          </table:table-cell>
          <table:table-cell/>
          <table:table-cell office:value-type="float" office:value="-0.0258498279010457" calcext:value-type="float">
            <text:p>-0.025849827901046</text:p>
          </table:table-cell>
          <table:table-cell/>
          <table:table-cell office:value-type="float" office:value="48317" calcext:value-type="float">
            <text:p>48317</text:p>
          </table:table-cell>
          <table:table-cell table:number-columns-repeated="3"/>
          <table:table-cell office:value-type="float" office:value="33.1842485583946" calcext:value-type="float">
            <text:p>33.1842485583946</text:p>
          </table:table-cell>
          <table:table-cell/>
          <table:table-cell office:value-type="float" office:value="1.61682207315518" calcext:value-type="float">
            <text:p>1.6168220731551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17159845062796" calcext:value-type="float">
            <text:p>5.17159845062796</text:p>
          </table:table-cell>
          <table:table-cell office:value-type="float" office:value="6.92377221609355" calcext:value-type="float">
            <text:p>6.92377221609355</text:p>
          </table:table-cell>
          <table:table-cell office:value-type="float" office:value="7.64850507916435" calcext:value-type="float">
            <text:p>7.64850507916435</text:p>
          </table:table-cell>
          <table:table-cell table:number-columns-repeated="2"/>
          <table:table-cell office:value-type="float" office:value="4810" calcext:value-type="float">
            <text:p>4810</text:p>
          </table:table-cell>
          <table:table-cell office:value-type="float" office:value="5964" calcext:value-type="float">
            <text:p>5964</text:p>
          </table:table-cell>
          <table:table-cell office:value-type="float" office:value="19103" calcext:value-type="float">
            <text:p>19103</text:p>
          </table:table-cell>
        </table:table-row>
        <table:table-row table:style-name="ro1">
          <table:table-cell/>
          <table:table-cell office:value-type="float" office:value="7.23685259042226" calcext:value-type="float">
            <text:p>7.23685259042226</text:p>
          </table:table-cell>
          <table:table-cell/>
          <table:table-cell office:value-type="float" office:value="-0.180359780349401" calcext:value-type="float">
            <text:p>-0.180359780349401</text:p>
          </table:table-cell>
          <table:table-cell/>
          <table:table-cell office:value-type="float" office:value="6688" calcext:value-type="float">
            <text:p>6688</text:p>
          </table:table-cell>
          <table:table-cell table:number-columns-repeated="3"/>
          <table:table-cell office:value-type="float" office:value="100.085744173493" calcext:value-type="float">
            <text:p>100.085744173493</text:p>
          </table:table-cell>
          <table:table-cell/>
          <table:table-cell office:value-type="float" office:value="1.37150306924976" calcext:value-type="float">
            <text:p>1.37150306924976</text:p>
          </table:table-cell>
          <table:table-cell/>
          <table:table-cell office:value-type="float" office:value="48328" calcext:value-type="float">
            <text:p>48328</text:p>
          </table:table-cell>
          <table:table-cell table:number-columns-repeated="3"/>
          <table:table-cell office:value-type="float" office:value="100.106222338601" calcext:value-type="float">
            <text:p>100.106222338601</text:p>
          </table:table-cell>
          <table:table-cell/>
          <table:table-cell office:value-type="float" office:value="8.02631025954227" calcext:value-type="float">
            <text:p>8.02631025954227</text:p>
          </table:table-cell>
          <table:table-cell/>
          <table:table-cell office:value-type="float" office:value="45352" calcext:value-type="float">
            <text:p>45352</text:p>
          </table:table-cell>
          <table:table-cell table:number-columns-repeated="3"/>
          <table:table-cell office:value-type="float" office:value="5.19947266093127" calcext:value-type="float">
            <text:p>5.19947266093127</text:p>
          </table:table-cell>
          <table:table-cell office:value-type="float" office:value="6.93058408150119" calcext:value-type="float">
            <text:p>6.93058408150119</text:p>
          </table:table-cell>
          <table:table-cell office:value-type="float" office:value="7.67198669996826" calcext:value-type="float">
            <text:p>7.67198669996826</text:p>
          </table:table-cell>
          <table:table-cell table:number-columns-repeated="2"/>
          <table:table-cell office:value-type="float" office:value="4829" calcext:value-type="float">
            <text:p>4829</text:p>
          </table:table-cell>
          <table:table-cell office:value-type="float" office:value="5967" calcext:value-type="float">
            <text:p>5967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/>
          <table:table-cell office:value-type="float" office:value="100.109583834214" calcext:value-type="float">
            <text:p>100.109583834214</text:p>
          </table:table-cell>
          <table:table-cell/>
          <table:table-cell office:value-type="float" office:value="-7.14758904159786" calcext:value-type="float">
            <text:p>-7.14758904159786</text:p>
          </table:table-cell>
          <table:table-cell/>
          <table:table-cell office:value-type="float" office:value="45121" calcext:value-type="float">
            <text:p>45121</text:p>
          </table:table-cell>
          <table:table-cell table:number-columns-repeated="3"/>
          <table:table-cell office:value-type="float" office:value="8.97457262552767" calcext:value-type="float">
            <text:p>8.97457262552767</text:p>
          </table:table-cell>
          <table:table-cell/>
          <table:table-cell office:value-type="float" office:value="-0.797681978938279" calcext:value-type="float">
            <text:p>-0.797681978938279</text:p>
          </table:table-cell>
          <table:table-cell/>
          <table:table-cell office:value-type="float" office:value="12354" calcext:value-type="float">
            <text:p>12354</text:p>
          </table:table-cell>
          <table:table-cell table:number-columns-repeated="3"/>
          <table:table-cell office:value-type="float" office:value="99.4329830090017" calcext:value-type="float">
            <text:p>99.4329830090017</text:p>
          </table:table-cell>
          <table:table-cell/>
          <table:table-cell office:value-type="float" office:value="8.04281926211748" calcext:value-type="float">
            <text:p>8.0428192621174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20637817262073" calcext:value-type="float">
            <text:p>5.20637817262073</text:p>
          </table:table-cell>
          <table:table-cell office:value-type="float" office:value="6.93375580087629" calcext:value-type="float">
            <text:p>6.93375580087629</text:p>
          </table:table-cell>
          <table:table-cell office:value-type="float" office:value="7.6771181292095" calcext:value-type="float">
            <text:p>7.6771181292095</text:p>
          </table:table-cell>
          <table:table-cell table:number-columns-repeated="2"/>
          <table:table-cell office:value-type="float" office:value="4836" calcext:value-type="float">
            <text:p>4836</text:p>
          </table:table-cell>
          <table:table-cell office:value-type="float" office:value="5972" calcext:value-type="float">
            <text:p>5972</text:p>
          </table:table-cell>
          <table:table-cell office:value-type="float" office:value="20274" calcext:value-type="float">
            <text:p>20274</text:p>
          </table:table-cell>
        </table:table-row>
        <table:table-row table:style-name="ro1">
          <table:table-cell/>
          <table:table-cell office:value-type="float" office:value="2.36604983428649" calcext:value-type="float">
            <text:p>2.36604983428649</text:p>
          </table:table-cell>
          <table:table-cell/>
          <table:table-cell office:value-type="float" office:value="-0.166083275742729" calcext:value-type="float">
            <text:p>-0.166083275742729</text:p>
          </table:table-cell>
          <table:table-cell/>
          <table:table-cell office:value-type="float" office:value="1463" calcext:value-type="float">
            <text:p>1463</text:p>
          </table:table-cell>
          <table:table-cell table:number-columns-repeated="3"/>
          <table:table-cell office:value-type="float" office:value="8.96093600626108" calcext:value-type="float">
            <text:p>8.96093600626108</text:p>
          </table:table-cell>
          <table:table-cell/>
          <table:table-cell office:value-type="float" office:value="0.334963460021648" calcext:value-type="float">
            <text:p>0.334963460021648</text:p>
          </table:table-cell>
          <table:table-cell/>
          <table:table-cell office:value-type="float" office:value="9963" calcext:value-type="float">
            <text:p>9963</text:p>
          </table:table-cell>
          <table:table-cell table:number-columns-repeated="3"/>
          <table:table-cell office:value-type="float" office:value="5.02121752626569" calcext:value-type="float">
            <text:p>5.02121752626569</text:p>
          </table:table-cell>
          <table:table-cell/>
          <table:table-cell office:value-type="float" office:value="-0.141225742204462" calcext:value-type="float">
            <text:p>-0.141225742204462</text:p>
          </table:table-cell>
          <table:table-cell/>
          <table:table-cell office:value-type="float" office:value="4789" calcext:value-type="float">
            <text:p>4789</text:p>
          </table:table-cell>
          <table:table-cell table:number-columns-repeated="3"/>
          <table:table-cell office:value-type="float" office:value="5.2170951438459" calcext:value-type="float">
            <text:p>5.2170951438459</text:p>
          </table:table-cell>
          <table:table-cell office:value-type="float" office:value="7.02180905165891" calcext:value-type="float">
            <text:p>7.02180905165891</text:p>
          </table:table-cell>
          <table:table-cell office:value-type="float" office:value="7.68579238383235" calcext:value-type="float">
            <text:p>7.68579238383235</text:p>
          </table:table-cell>
          <table:table-cell table:number-columns-repeated="2"/>
          <table:table-cell office:value-type="float" office:value="4844" calcext:value-type="float">
            <text:p>4844</text:p>
          </table:table-cell>
          <table:table-cell office:value-type="float" office:value="5984" calcext:value-type="float">
            <text:p>5984</text:p>
          </table:table-cell>
          <table:table-cell office:value-type="float" office:value="20395" calcext:value-type="float">
            <text:p>20395</text:p>
          </table:table-cell>
        </table:table-row>
        <table:table-row table:style-name="ro1">
          <table:table-cell/>
          <table:table-cell office:value-type="float" office:value="100.101209451558" calcext:value-type="float">
            <text:p>100.101209451558</text:p>
          </table:table-cell>
          <table:table-cell/>
          <table:table-cell office:value-type="float" office:value="-6.88629242899657" calcext:value-type="float">
            <text:p>-6.88629242899657</text:p>
          </table:table-cell>
          <table:table-cell/>
          <table:table-cell office:value-type="float" office:value="47578" calcext:value-type="float">
            <text:p>47578</text:p>
          </table:table-cell>
          <table:table-cell table:number-columns-repeated="3"/>
          <table:table-cell office:value-type="float" office:value="57.3038516534801" calcext:value-type="float">
            <text:p>57.3038516534801</text:p>
          </table:table-cell>
          <table:table-cell/>
          <table:table-cell office:value-type="float" office:value="-3.53862465876176" calcext:value-type="float">
            <text:p>-3.5386246587617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3451913128" calcext:value-type="float">
            <text:p>100.103451913128</text:p>
          </table:table-cell>
          <table:table-cell/>
          <table:table-cell office:value-type="float" office:value="4.04161557952136" calcext:value-type="float">
            <text:p>4.04161557952136</text:p>
          </table:table-cell>
          <table:table-cell/>
          <table:table-cell office:value-type="float" office:value="47327" calcext:value-type="float">
            <text:p>47327</text:p>
          </table:table-cell>
          <table:table-cell table:number-columns-repeated="3"/>
          <table:table-cell office:value-type="float" office:value="5.23465539597506" calcext:value-type="float">
            <text:p>5.23465539597506</text:p>
          </table:table-cell>
          <table:table-cell office:value-type="float" office:value="7.06256300573827" calcext:value-type="float">
            <text:p>7.06256300573827</text:p>
          </table:table-cell>
          <table:table-cell office:value-type="float" office:value="7.71087688180736" calcext:value-type="float">
            <text:p>7.71087688180736</text:p>
          </table:table-cell>
          <table:table-cell table:number-columns-repeated="2"/>
          <table:table-cell office:value-type="float" office:value="4869" calcext:value-type="float">
            <text:p>4869</text:p>
          </table:table-cell>
          <table:table-cell office:value-type="float" office:value="5997" calcext:value-type="float">
            <text:p>5997</text:p>
          </table:table-cell>
          <table:table-cell office:value-type="float" office:value="20458" calcext:value-type="float">
            <text:p>20458</text:p>
          </table:table-cell>
        </table:table-row>
        <table:table-row table:style-name="ro1">
          <table:table-cell/>
          <table:table-cell office:value-type="float" office:value="100.105103605608" calcext:value-type="float">
            <text:p>100.105103605608</text:p>
          </table:table-cell>
          <table:table-cell/>
          <table:table-cell office:value-type="float" office:value="-6.22645440002193" calcext:value-type="float">
            <text:p>-6.22645440002193</text:p>
          </table:table-cell>
          <table:table-cell/>
          <table:table-cell office:value-type="float" office:value="45439" calcext:value-type="float">
            <text:p>45439</text:p>
          </table:table-cell>
          <table:table-cell table:number-columns-repeated="3"/>
          <table:table-cell office:value-type="float" office:value="4.03622630394558" calcext:value-type="float">
            <text:p>4.03622630394558</text:p>
          </table:table-cell>
          <table:table-cell/>
          <table:table-cell office:value-type="float" office:value="-0.398738348096067" calcext:value-type="float">
            <text:p>-0.398738348096067</text:p>
          </table:table-cell>
          <table:table-cell/>
          <table:table-cell office:value-type="float" office:value="4675" calcext:value-type="float">
            <text:p>4675</text:p>
          </table:table-cell>
          <table:table-cell table:number-columns-repeated="3"/>
          <table:table-cell office:value-type="float" office:value="100.114458445171" calcext:value-type="float">
            <text:p>100.114458445171</text:p>
          </table:table-cell>
          <table:table-cell/>
          <table:table-cell office:value-type="float" office:value="-1.65060041444935" calcext:value-type="float">
            <text:p>-1.65060041444935</text:p>
          </table:table-cell>
          <table:table-cell/>
          <table:table-cell office:value-type="float" office:value="45071" calcext:value-type="float">
            <text:p>45071</text:p>
          </table:table-cell>
          <table:table-cell table:number-columns-repeated="3"/>
          <table:table-cell office:value-type="float" office:value="5.24274750361954" calcext:value-type="float">
            <text:p>5.24274750361954</text:p>
          </table:table-cell>
          <table:table-cell office:value-type="float" office:value="7.1494115534331" calcext:value-type="float">
            <text:p>7.1494115534331</text:p>
          </table:table-cell>
          <table:table-cell office:value-type="float" office:value="7.71550677974243" calcext:value-type="float">
            <text:p>7.71550677974243</text:p>
          </table:table-cell>
          <table:table-cell table:number-columns-repeated="2"/>
          <table:table-cell office:value-type="float" office:value="4880" calcext:value-type="float">
            <text:p>4880</text:p>
          </table:table-cell>
          <table:table-cell office:value-type="float" office:value="6032" calcext:value-type="float">
            <text:p>6032</text:p>
          </table:table-cell>
          <table:table-cell office:value-type="float" office:value="20869" calcext:value-type="float">
            <text:p>20869</text:p>
          </table:table-cell>
        </table:table-row>
        <table:table-row table:style-name="ro1">
          <table:table-cell/>
          <table:table-cell office:value-type="float" office:value="100.104068039301" calcext:value-type="float">
            <text:p>100.104068039301</text:p>
          </table:table-cell>
          <table:table-cell/>
          <table:table-cell office:value-type="float" office:value="-6.78163283146992" calcext:value-type="float">
            <text:p>-6.78163283146992</text:p>
          </table:table-cell>
          <table:table-cell/>
          <table:table-cell office:value-type="float" office:value="47265" calcext:value-type="float">
            <text:p>47265</text:p>
          </table:table-cell>
          <table:table-cell table:number-columns-repeated="3"/>
          <table:table-cell office:value-type="float" office:value="1.83003366565535" calcext:value-type="float">
            <text:p>1.83003366565535</text:p>
          </table:table-cell>
          <table:table-cell/>
          <table:table-cell office:value-type="float" office:value="-0.351675452882339" calcext:value-type="float">
            <text:p>-0.35167545288233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8432344009" calcext:value-type="float">
            <text:p>100.118432344009</text:p>
          </table:table-cell>
          <table:table-cell/>
          <table:table-cell office:value-type="float" office:value="4.49803602187358" calcext:value-type="float">
            <text:p>4.49803602187358</text:p>
          </table:table-cell>
          <table:table-cell/>
          <table:table-cell office:value-type="float" office:value="46816" calcext:value-type="float">
            <text:p>46816</text:p>
          </table:table-cell>
          <table:table-cell table:number-columns-repeated="3"/>
          <table:table-cell office:value-type="float" office:value="5.2679867962204" calcext:value-type="float">
            <text:p>5.2679867962204</text:p>
          </table:table-cell>
          <table:table-cell office:value-type="float" office:value="7.15501122500381" calcext:value-type="float">
            <text:p>7.15501122500381</text:p>
          </table:table-cell>
          <table:table-cell office:value-type="float" office:value="7.73717547010431" calcext:value-type="float">
            <text:p>7.7371754701043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 office:value-type="float" office:value="6047" calcext:value-type="float">
            <text:p>6047</text:p>
          </table:table-cell>
          <table:table-cell office:value-type="float" office:value="21106" calcext:value-type="float">
            <text:p>21106</text:p>
          </table:table-cell>
        </table:table-row>
        <table:table-row table:style-name="ro1">
          <table:table-cell/>
          <table:table-cell office:value-type="float" office:value="100.106473545038" calcext:value-type="float">
            <text:p>100.106473545038</text:p>
          </table:table-cell>
          <table:table-cell/>
          <table:table-cell office:value-type="float" office:value="-4.65809145029037" calcext:value-type="float">
            <text:p>-4.65809145029037</text:p>
          </table:table-cell>
          <table:table-cell/>
          <table:table-cell office:value-type="float" office:value="46669" calcext:value-type="float">
            <text:p>46669</text:p>
          </table:table-cell>
          <table:table-cell table:number-columns-repeated="3"/>
          <table:table-cell office:value-type="float" office:value="98.0459381573212" calcext:value-type="float">
            <text:p>98.0459381573212</text:p>
          </table:table-cell>
          <table:table-cell/>
          <table:table-cell office:value-type="float" office:value="-0.904393071435189" calcext:value-type="float">
            <text:p>-0.90439307143518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14406472525031" calcext:value-type="float">
            <text:p>3.14406472525031</text:p>
          </table:table-cell>
          <table:table-cell/>
          <table:table-cell office:value-type="float" office:value="-0.205622622092662" calcext:value-type="float">
            <text:p>-0.205622622092662</text:p>
          </table:table-cell>
          <table:table-cell/>
          <table:table-cell office:value-type="float" office:value="3056" calcext:value-type="float">
            <text:p>3056</text:p>
          </table:table-cell>
          <table:table-cell table:number-columns-repeated="3"/>
          <table:table-cell office:value-type="float" office:value="5.27391634651913" calcext:value-type="float">
            <text:p>5.27391634651913</text:p>
          </table:table-cell>
          <table:table-cell office:value-type="float" office:value="7.16177415536057" calcext:value-type="float">
            <text:p>7.16177415536057</text:p>
          </table:table-cell>
          <table:table-cell office:value-type="float" office:value="7.76684260172691" calcext:value-type="float">
            <text:p>7.76684260172691</text:p>
          </table:table-cell>
          <table:table-cell table:number-columns-repeated="2"/>
          <table:table-cell office:value-type="float" office:value="4909" calcext:value-type="float">
            <text:p>4909</text:p>
          </table:table-cell>
          <table:table-cell office:value-type="float" office:value="6048" calcext:value-type="float">
            <text:p>6048</text:p>
          </table:table-cell>
          <table:table-cell office:value-type="float" office:value="21142" calcext:value-type="float">
            <text:p>21142</text:p>
          </table:table-cell>
        </table:table-row>
        <table:table-row table:style-name="ro1">
          <table:table-cell/>
          <table:table-cell office:value-type="float" office:value="0.068786288098248" calcext:value-type="float">
            <text:p>0.068786288098248</text:p>
          </table:table-cell>
          <table:table-cell/>
          <table:table-cell office:value-type="float" office:value="0.117173943478805" calcext:value-type="float">
            <text:p>0.117173943478805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2.67190066558676" calcext:value-type="float">
            <text:p>2.67190066558676</text:p>
          </table:table-cell>
          <table:table-cell/>
          <table:table-cell office:value-type="float" office:value="0.0809520281879678" calcext:value-type="float">
            <text:p>0.080952028187968</text:p>
          </table:table-cell>
          <table:table-cell/>
          <table:table-cell office:value-type="float" office:value="3945" calcext:value-type="float">
            <text:p>3945</text:p>
          </table:table-cell>
          <table:table-cell table:number-columns-repeated="3"/>
          <table:table-cell office:value-type="float" office:value="6.22114251263418" calcext:value-type="float">
            <text:p>6.22114251263418</text:p>
          </table:table-cell>
          <table:table-cell/>
          <table:table-cell office:value-type="float" office:value="0.157857907224425" calcext:value-type="float">
            <text:p>0.157857907224425</text:p>
          </table:table-cell>
          <table:table-cell/>
          <table:table-cell office:value-type="float" office:value="4475" calcext:value-type="float">
            <text:p>4475</text:p>
          </table:table-cell>
          <table:table-cell table:number-columns-repeated="3"/>
          <table:table-cell office:value-type="float" office:value="5.27474540054758" calcext:value-type="float">
            <text:p>5.27474540054758</text:p>
          </table:table-cell>
          <table:table-cell office:value-type="float" office:value="7.16342825856356" calcext:value-type="float">
            <text:p>7.16342825856356</text:p>
          </table:table-cell>
          <table:table-cell office:value-type="float" office:value="7.79019311146678" calcext:value-type="float">
            <text:p>7.79019311146678</text:p>
          </table:table-cell>
          <table:table-cell table:number-columns-repeated="2"/>
          <table:table-cell office:value-type="float" office:value="4922" calcext:value-type="float">
            <text:p>4922</text:p>
          </table:table-cell>
          <table:table-cell office:value-type="float" office:value="6107" calcext:value-type="float">
            <text:p>6107</text:p>
          </table:table-cell>
          <table:table-cell office:value-type="float" office:value="23265" calcext:value-type="float">
            <text:p>23265</text:p>
          </table:table-cell>
        </table:table-row>
        <table:table-row table:style-name="ro1">
          <table:table-cell/>
          <table:table-cell office:value-type="float" office:value="100.100862820274" calcext:value-type="float">
            <text:p>100.100862820274</text:p>
          </table:table-cell>
          <table:table-cell/>
          <table:table-cell office:value-type="float" office:value="-4.68251011104054" calcext:value-type="float">
            <text:p>-4.68251011104054</text:p>
          </table:table-cell>
          <table:table-cell/>
          <table:table-cell office:value-type="float" office:value="44664" calcext:value-type="float">
            <text:p>44664</text:p>
          </table:table-cell>
          <table:table-cell table:number-columns-repeated="3"/>
          <table:table-cell office:value-type="float" office:value="100.085789996367" calcext:value-type="float">
            <text:p>100.085789996367</text:p>
          </table:table-cell>
          <table:table-cell/>
          <table:table-cell office:value-type="float" office:value="2.12865808468892" calcext:value-type="float">
            <text:p>2.12865808468892</text:p>
          </table:table-cell>
          <table:table-cell/>
          <table:table-cell office:value-type="float" office:value="47276" calcext:value-type="float">
            <text:p>47276</text:p>
          </table:table-cell>
          <table:table-cell table:number-columns-repeated="3"/>
          <table:table-cell office:value-type="float" office:value="8.23540566136158" calcext:value-type="float">
            <text:p>8.23540566136158</text:p>
          </table:table-cell>
          <table:table-cell/>
          <table:table-cell office:value-type="float" office:value="0.212253760400582" calcext:value-type="float">
            <text:p>0.212253760400582</text:p>
          </table:table-cell>
          <table:table-cell/>
          <table:table-cell office:value-type="float" office:value="9063" calcext:value-type="float">
            <text:p>9063</text:p>
          </table:table-cell>
          <table:table-cell table:number-columns-repeated="3"/>
          <table:table-cell office:value-type="float" office:value="5.3105301717272" calcext:value-type="float">
            <text:p>5.3105301717272</text:p>
          </table:table-cell>
          <table:table-cell office:value-type="float" office:value="7.17452849431816" calcext:value-type="float">
            <text:p>7.17452849431816</text:p>
          </table:table-cell>
          <table:table-cell office:value-type="float" office:value="7.79100853872478" calcext:value-type="float">
            <text:p>7.79100853872478</text:p>
          </table:table-cell>
          <table:table-cell table:number-columns-repeated="2"/>
          <table:table-cell office:value-type="float" office:value="4924" calcext:value-type="float">
            <text:p>4924</text:p>
          </table:table-cell>
          <table:table-cell office:value-type="float" office:value="6140" calcext:value-type="float">
            <text:p>6140</text:p>
          </table:table-cell>
          <table:table-cell office:value-type="float" office:value="24637" calcext:value-type="float">
            <text:p>24637</text:p>
          </table:table-cell>
        </table:table-row>
        <table:table-row table:style-name="ro1">
          <table:table-cell/>
          <table:table-cell office:value-type="float" office:value="1.5967068116585" calcext:value-type="float">
            <text:p>1.5967068116585</text:p>
          </table:table-cell>
          <table:table-cell/>
          <table:table-cell office:value-type="float" office:value="-0.535611955342157" calcext:value-type="float">
            <text:p>-0.53561195534215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82512388013" calcext:value-type="float">
            <text:p>100.082512388013</text:p>
          </table:table-cell>
          <table:table-cell/>
          <table:table-cell office:value-type="float" office:value="-1.01680292211761" calcext:value-type="float">
            <text:p>-1.01680292211761</text:p>
          </table:table-cell>
          <table:table-cell/>
          <table:table-cell office:value-type="float" office:value="49506" calcext:value-type="float">
            <text:p>49506</text:p>
          </table:table-cell>
          <table:table-cell table:number-columns-repeated="3"/>
          <table:table-cell office:value-type="float" office:value="1.51346159575212" calcext:value-type="float">
            <text:p>1.51346159575212</text:p>
          </table:table-cell>
          <table:table-cell/>
          <table:table-cell office:value-type="float" office:value="-0.538286184495868" calcext:value-type="float">
            <text:p>-0.538286184495868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3"/>
          <table:table-cell office:value-type="float" office:value="5.35126411265886" calcext:value-type="float">
            <text:p>5.35126411265886</text:p>
          </table:table-cell>
          <table:table-cell office:value-type="float" office:value="7.23324301938434" calcext:value-type="float">
            <text:p>7.23324301938434</text:p>
          </table:table-cell>
          <table:table-cell office:value-type="float" office:value="7.79594203293769" calcext:value-type="float">
            <text:p>7.79594203293769</text:p>
          </table:table-cell>
          <table:table-cell table:number-columns-repeated="2"/>
          <table:table-cell office:value-type="float" office:value="5005" calcext:value-type="float">
            <text:p>5005</text:p>
          </table:table-cell>
          <table:table-cell office:value-type="float" office:value="6147" calcext:value-type="float">
            <text:p>6147</text:p>
          </table:table-cell>
          <table:table-cell office:value-type="float" office:value="25020" calcext:value-type="float">
            <text:p>25020</text:p>
          </table:table-cell>
        </table:table-row>
        <table:table-row table:style-name="ro1">
          <table:table-cell/>
          <table:table-cell office:value-type="float" office:value="100.092519250272" calcext:value-type="float">
            <text:p>100.092519250272</text:p>
          </table:table-cell>
          <table:table-cell/>
          <table:table-cell office:value-type="float" office:value="-7.47100583515195" calcext:value-type="float">
            <text:p>-7.47100583515195</text:p>
          </table:table-cell>
          <table:table-cell/>
          <table:table-cell office:value-type="float" office:value="46168" calcext:value-type="float">
            <text:p>46168</text:p>
          </table:table-cell>
          <table:table-cell table:number-columns-repeated="3"/>
          <table:table-cell office:value-type="float" office:value="7.42348712069422" calcext:value-type="float">
            <text:p>7.42348712069422</text:p>
          </table:table-cell>
          <table:table-cell/>
          <table:table-cell office:value-type="float" office:value="-0.077908398956246" calcext:value-type="float">
            <text:p>-0.077908398956246</text:p>
          </table:table-cell>
          <table:table-cell/>
          <table:table-cell office:value-type="float" office:value="8479" calcext:value-type="float">
            <text:p>8479</text:p>
          </table:table-cell>
          <table:table-cell table:number-columns-repeated="3"/>
          <table:table-cell office:value-type="float" office:value="6.8379573410867" calcext:value-type="float">
            <text:p>6.8379573410867</text:p>
          </table:table-cell>
          <table:table-cell/>
          <table:table-cell office:value-type="float" office:value="-0.587192776216782" calcext:value-type="float">
            <text:p>-0.587192776216782</text:p>
          </table:table-cell>
          <table:table-cell/>
          <table:table-cell office:value-type="float" office:value="5791" calcext:value-type="float">
            <text:p>5791</text:p>
          </table:table-cell>
          <table:table-cell table:number-columns-repeated="3"/>
          <table:table-cell office:value-type="float" office:value="5.35841393911426" calcext:value-type="float">
            <text:p>5.35841393911426</text:p>
          </table:table-cell>
          <table:table-cell office:value-type="float" office:value="7.23685259042226" calcext:value-type="float">
            <text:p>7.23685259042226</text:p>
          </table:table-cell>
          <table:table-cell office:value-type="float" office:value="7.81227938498782" calcext:value-type="float">
            <text:p>7.81227938498782</text:p>
          </table:table-cell>
          <table:table-cell table:number-columns-repeated="2"/>
          <table:table-cell office:value-type="float" office:value="5006" calcext:value-type="float">
            <text:p>5006</text:p>
          </table:table-cell>
          <table:table-cell office:value-type="float" office:value="6149" calcext:value-type="float">
            <text:p>6149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/>
          <table:table-cell office:value-type="float" office:value="100.098384122162" calcext:value-type="float">
            <text:p>100.098384122162</text:p>
          </table:table-cell>
          <table:table-cell/>
          <table:table-cell office:value-type="float" office:value="-4.54254575976825" calcext:value-type="float">
            <text:p>-4.54254575976825</text:p>
          </table:table-cell>
          <table:table-cell/>
          <table:table-cell office:value-type="float" office:value="46660" calcext:value-type="float">
            <text:p>46660</text:p>
          </table:table-cell>
          <table:table-cell table:number-columns-repeated="3"/>
          <table:table-cell office:value-type="float" office:value="100.087324463443" calcext:value-type="float">
            <text:p>100.087324463443</text:p>
          </table:table-cell>
          <table:table-cell/>
          <table:table-cell office:value-type="float" office:value="-2.1233862567834" calcext:value-type="float">
            <text:p>-2.1233862567834</text:p>
          </table:table-cell>
          <table:table-cell/>
          <table:table-cell office:value-type="float" office:value="48138" calcext:value-type="float">
            <text:p>48138</text:p>
          </table:table-cell>
          <table:table-cell table:number-columns-repeated="3"/>
          <table:table-cell office:value-type="float" office:value="100.110614729774" calcext:value-type="float">
            <text:p>100.110614729774</text:p>
          </table:table-cell>
          <table:table-cell/>
          <table:table-cell office:value-type="float" office:value="0.86192471649024" calcext:value-type="float">
            <text:p>0.86192471649024</text:p>
          </table:table-cell>
          <table:table-cell/>
          <table:table-cell office:value-type="float" office:value="44147" calcext:value-type="float">
            <text:p>44147</text:p>
          </table:table-cell>
          <table:table-cell table:number-columns-repeated="3"/>
          <table:table-cell office:value-type="float" office:value="5.36967817658778" calcext:value-type="float">
            <text:p>5.36967817658778</text:p>
          </table:table-cell>
          <table:table-cell office:value-type="float" office:value="7.24368631602832" calcext:value-type="float">
            <text:p>7.24368631602832</text:p>
          </table:table-cell>
          <table:table-cell office:value-type="float" office:value="7.82256730907321" calcext:value-type="float">
            <text:p>7.82256730907321</text:p>
          </table:table-cell>
          <table:table-cell table:number-columns-repeated="2"/>
          <table:table-cell office:value-type="float" office:value="5023" calcext:value-type="float">
            <text:p>5023</text:p>
          </table:table-cell>
          <table:table-cell office:value-type="float" office:value="6159" calcext:value-type="float">
            <text:p>6159</text:p>
          </table:table-cell>
          <table:table-cell office:value-type="float" office:value="26033" calcext:value-type="float">
            <text:p>26033</text:p>
          </table:table-cell>
        </table:table-row>
        <table:table-row table:style-name="ro1">
          <table:table-cell/>
          <table:table-cell office:value-type="float" office:value="100.102077162362" calcext:value-type="float">
            <text:p>100.102077162362</text:p>
          </table:table-cell>
          <table:table-cell/>
          <table:table-cell office:value-type="float" office:value="-5.17982759457341" calcext:value-type="float">
            <text:p>-5.17982759457341</text:p>
          </table:table-cell>
          <table:table-cell/>
          <table:table-cell office:value-type="float" office:value="44949" calcext:value-type="float">
            <text:p>44949</text:p>
          </table:table-cell>
          <table:table-cell table:number-columns-repeated="3"/>
          <table:table-cell office:value-type="float" office:value="1.65311365378528" calcext:value-type="float">
            <text:p>1.65311365378528</text:p>
          </table:table-cell>
          <table:table-cell/>
          <table:table-cell office:value-type="float" office:value="0.19652884870226" calcext:value-type="float">
            <text:p>0.19652884870226</text:p>
          </table:table-cell>
          <table:table-cell/>
          <table:table-cell office:value-type="float" office:value="2603" calcext:value-type="float">
            <text:p>2603</text:p>
          </table:table-cell>
          <table:table-cell table:number-columns-repeated="3"/>
          <table:table-cell office:value-type="float" office:value="100.105984322178" calcext:value-type="float">
            <text:p>100.105984322178</text:p>
          </table:table-cell>
          <table:table-cell/>
          <table:table-cell office:value-type="float" office:value="8.59801955708305" calcext:value-type="float">
            <text:p>8.59801955708305</text:p>
          </table:table-cell>
          <table:table-cell/>
          <table:table-cell office:value-type="float" office:value="46480" calcext:value-type="float">
            <text:p>46480</text:p>
          </table:table-cell>
          <table:table-cell table:number-columns-repeated="3"/>
          <table:table-cell office:value-type="float" office:value="5.37871517952401" calcext:value-type="float">
            <text:p>5.37871517952401</text:p>
          </table:table-cell>
          <table:table-cell office:value-type="float" office:value="7.25800690649252" calcext:value-type="float">
            <text:p>7.25800690649252</text:p>
          </table:table-cell>
          <table:table-cell office:value-type="float" office:value="7.83892126889844" calcext:value-type="float">
            <text:p>7.83892126889844</text:p>
          </table:table-cell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6171" calcext:value-type="float">
            <text:p>6171</text:p>
          </table:table-cell>
          <table:table-cell office:value-type="float" office:value="26363" calcext:value-type="float">
            <text:p>26363</text:p>
          </table:table-cell>
        </table:table-row>
        <table:table-row table:style-name="ro1">
          <table:table-cell/>
          <table:table-cell office:value-type="float" office:value="3.32217561921729" calcext:value-type="float">
            <text:p>3.32217561921729</text:p>
          </table:table-cell>
          <table:table-cell/>
          <table:table-cell office:value-type="float" office:value="-0.48497407502341" calcext:value-type="float">
            <text:p>-0.48497407502341</text:p>
          </table:table-cell>
          <table:table-cell/>
          <table:table-cell office:value-type="float" office:value="2556" calcext:value-type="float">
            <text:p>2556</text:p>
          </table:table-cell>
          <table:table-cell table:number-columns-repeated="3"/>
          <table:table-cell office:value-type="float" office:value="0.384309227011784" calcext:value-type="float">
            <text:p>0.384309227011784</text:p>
          </table:table-cell>
          <table:table-cell/>
          <table:table-cell office:value-type="float" office:value="-0.0722946606937207" calcext:value-type="float">
            <text:p>-0.07229466069372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26510071045607" calcext:value-type="float">
            <text:p>4.26510071045607</text:p>
          </table:table-cell>
          <table:table-cell/>
          <table:table-cell office:value-type="float" office:value="-0.0363751325796202" calcext:value-type="float">
            <text:p>-0.03637513257962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3"/>
          <table:table-cell office:value-type="float" office:value="5.38443282088094" calcext:value-type="float">
            <text:p>5.38443282088094</text:p>
          </table:table-cell>
          <table:table-cell office:value-type="float" office:value="7.28379469476228" calcext:value-type="float">
            <text:p>7.28379469476228</text:p>
          </table:table-cell>
          <table:table-cell office:value-type="float" office:value="7.85834820116259" calcext:value-type="float">
            <text:p>7.85834820116259</text:p>
          </table:table-cell>
          <table:table-cell table:number-columns-repeated="2"/>
          <table:table-cell office:value-type="float" office:value="5059" calcext:value-type="float">
            <text:p>5059</text:p>
          </table:table-cell>
          <table:table-cell office:value-type="float" office:value="6181" calcext:value-type="float">
            <text:p>6181</text:p>
          </table:table-cell>
          <table:table-cell office:value-type="float" office:value="26508" calcext:value-type="float">
            <text:p>26508</text:p>
          </table:table-cell>
        </table:table-row>
        <table:table-row table:style-name="ro1">
          <table:table-cell/>
          <table:table-cell office:value-type="float" office:value="100.098091188855" calcext:value-type="float">
            <text:p>100.098091188855</text:p>
          </table:table-cell>
          <table:table-cell/>
          <table:table-cell office:value-type="float" office:value="-7.57259902636081" calcext:value-type="float">
            <text:p>-7.57259902636081</text:p>
          </table:table-cell>
          <table:table-cell/>
          <table:table-cell office:value-type="float" office:value="47364" calcext:value-type="float">
            <text:p>47364</text:p>
          </table:table-cell>
          <table:table-cell table:number-columns-repeated="3"/>
          <table:table-cell office:value-type="float" office:value="100.082011832397" calcext:value-type="float">
            <text:p>100.082011832397</text:p>
          </table:table-cell>
          <table:table-cell/>
          <table:table-cell office:value-type="float" office:value="-4.0851809112383" calcext:value-type="float">
            <text:p>-4.0851809112383</text:p>
          </table:table-cell>
          <table:table-cell/>
          <table:table-cell office:value-type="float" office:value="49946" calcext:value-type="float">
            <text:p>49946</text:p>
          </table:table-cell>
          <table:table-cell table:number-columns-repeated="3"/>
          <table:table-cell office:value-type="float" office:value="8.29073507885511" calcext:value-type="float">
            <text:p>8.29073507885511</text:p>
          </table:table-cell>
          <table:table-cell/>
          <table:table-cell office:value-type="float" office:value="0.438936109904064" calcext:value-type="float">
            <text:p>0.438936109904064</text:p>
          </table:table-cell>
          <table:table-cell/>
          <table:table-cell office:value-type="float" office:value="6589" calcext:value-type="float">
            <text:p>6589</text:p>
          </table:table-cell>
          <table:table-cell table:number-columns-repeated="3"/>
          <table:table-cell office:value-type="float" office:value="5.40194845966442" calcext:value-type="float">
            <text:p>5.40194845966442</text:p>
          </table:table-cell>
          <table:table-cell office:value-type="float" office:value="7.30664734442499" calcext:value-type="float">
            <text:p>7.30664734442499</text:p>
          </table:table-cell>
          <table:table-cell office:value-type="float" office:value="7.87697852921707" calcext:value-type="float">
            <text:p>7.87697852921707</text:p>
          </table:table-cell>
          <table:table-cell table:number-columns-repeated="2"/>
          <table:table-cell office:value-type="float" office:value="5063" calcext:value-type="float">
            <text:p>5063</text:p>
          </table:table-cell>
          <table:table-cell office:value-type="float" office:value="6208" calcext:value-type="float">
            <text:p>6208</text:p>
          </table:table-cell>
          <table:table-cell office:value-type="float" office:value="29091" calcext:value-type="float">
            <text:p>29091</text:p>
          </table:table-cell>
        </table:table-row>
        <table:table-row table:style-name="ro1">
          <table:table-cell/>
          <table:table-cell office:value-type="float" office:value="0.572898956680454" calcext:value-type="float">
            <text:p>0.572898956680454</text:p>
          </table:table-cell>
          <table:table-cell/>
          <table:table-cell office:value-type="float" office:value="0.0664399249339293" calcext:value-type="float">
            <text:p>0.066439924933929</text:p>
          </table:table-cell>
          <table:table-cell/>
          <table:table-cell office:value-type="float" office:value="1357" calcext:value-type="float">
            <text:p>1357</text:p>
          </table:table-cell>
          <table:table-cell table:number-columns-repeated="3"/>
          <table:table-cell office:value-type="float" office:value="100.089160000131" calcext:value-type="float">
            <text:p>100.089160000131</text:p>
          </table:table-cell>
          <table:table-cell/>
          <table:table-cell office:value-type="float" office:value="0.667958054894898" calcext:value-type="float">
            <text:p>0.667958054894898</text:p>
          </table:table-cell>
          <table:table-cell/>
          <table:table-cell office:value-type="float" office:value="49117" calcext:value-type="float">
            <text:p>49117</text:p>
          </table:table-cell>
          <table:table-cell table:number-columns-repeated="3"/>
          <table:table-cell office:value-type="float" office:value="4.94161685686752" calcext:value-type="float">
            <text:p>4.94161685686752</text:p>
          </table:table-cell>
          <table:table-cell/>
          <table:table-cell office:value-type="float" office:value="0.248642370392434" calcext:value-type="float">
            <text:p>0.248642370392434</text:p>
          </table:table-cell>
          <table:table-cell/>
          <table:table-cell office:value-type="float" office:value="4507" calcext:value-type="float">
            <text:p>4507</text:p>
          </table:table-cell>
          <table:table-cell table:number-columns-repeated="3"/>
          <table:table-cell office:value-type="float" office:value="5.4274095820401" calcext:value-type="float">
            <text:p>5.4274095820401</text:p>
          </table:table-cell>
          <table:table-cell office:value-type="float" office:value="7.33170049072015" calcext:value-type="float">
            <text:p>7.33170049072015</text:p>
          </table:table-cell>
          <table:table-cell office:value-type="float" office:value="7.88680984963811" calcext:value-type="float">
            <text:p>7.88680984963811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6211" calcext:value-type="float">
            <text:p>6211</text:p>
          </table:table-cell>
          <table:table-cell office:value-type="float" office:value="30071" calcext:value-type="float">
            <text:p>30071</text:p>
          </table:table-cell>
        </table:table-row>
        <table:table-row table:style-name="ro1">
          <table:table-cell/>
          <table:table-cell office:value-type="float" office:value="1.64227537064244" calcext:value-type="float">
            <text:p>1.64227537064244</text:p>
          </table:table-cell>
          <table:table-cell/>
          <table:table-cell office:value-type="float" office:value="-0.484995110471247" calcext:value-type="float">
            <text:p>-0.484995110471247</text:p>
          </table:table-cell>
          <table:table-cell/>
          <table:table-cell office:value-type="float" office:value="1815" calcext:value-type="float">
            <text:p>1815</text:p>
          </table:table-cell>
          <table:table-cell table:number-columns-repeated="3"/>
          <table:table-cell office:value-type="float" office:value="8.97916742316583" calcext:value-type="float">
            <text:p>8.97916742316583</text:p>
          </table:table-cell>
          <table:table-cell/>
          <table:table-cell office:value-type="float" office:value="-0.269565847903165" calcext:value-type="float">
            <text:p>-0.269565847903165</text:p>
          </table:table-cell>
          <table:table-cell/>
          <table:table-cell office:value-type="float" office:value="6414" calcext:value-type="float">
            <text:p>6414</text:p>
          </table:table-cell>
          <table:table-cell table:number-columns-repeated="3"/>
          <table:table-cell office:value-type="float" office:value="1.41754071381621" calcext:value-type="float">
            <text:p>1.41754071381621</text:p>
          </table:table-cell>
          <table:table-cell/>
          <table:table-cell office:value-type="float" office:value="-0.267821668379734" calcext:value-type="float">
            <text:p>-0.267821668379734</text:p>
          </table:table-cell>
          <table:table-cell/>
          <table:table-cell office:value-type="float" office:value="6493" calcext:value-type="float">
            <text:p>6493</text:p>
          </table:table-cell>
          <table:table-cell table:number-columns-repeated="3"/>
          <table:table-cell office:value-type="float" office:value="5.48202190910475" calcext:value-type="float">
            <text:p>5.48202190910475</text:p>
          </table:table-cell>
          <table:table-cell office:value-type="float" office:value="7.33363526182806" calcext:value-type="float">
            <text:p>7.33363526182806</text:p>
          </table:table-cell>
          <table:table-cell office:value-type="float" office:value="7.91210306811271" calcext:value-type="float">
            <text:p>7.91210306811271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6246" calcext:value-type="float">
            <text:p>6246</text:p>
          </table:table-cell>
          <table:table-cell office:value-type="float" office:value="30425" calcext:value-type="float">
            <text:p>30425</text:p>
          </table:table-cell>
        </table:table-row>
        <table:table-row table:style-name="ro1">
          <table:table-cell/>
          <table:table-cell office:value-type="float" office:value="3.64333254160028" calcext:value-type="float">
            <text:p>3.64333254160028</text:p>
          </table:table-cell>
          <table:table-cell/>
          <table:table-cell office:value-type="float" office:value="-0.335832434777437" calcext:value-type="float">
            <text:p>-0.335832434777437</text:p>
          </table:table-cell>
          <table:table-cell/>
          <table:table-cell office:value-type="float" office:value="3602" calcext:value-type="float">
            <text:p>3602</text:p>
          </table:table-cell>
          <table:table-cell table:number-columns-repeated="3"/>
          <table:table-cell office:value-type="float" office:value="5.50205794180416" calcext:value-type="float">
            <text:p>5.50205794180416</text:p>
          </table:table-cell>
          <table:table-cell/>
          <table:table-cell office:value-type="float" office:value="-0.104448491264468" calcext:value-type="float">
            <text:p>-0.104448491264468</text:p>
          </table:table-cell>
          <table:table-cell/>
          <table:table-cell office:value-type="float" office:value="4503" calcext:value-type="float">
            <text:p>4503</text:p>
          </table:table-cell>
          <table:table-cell table:number-columns-repeated="3"/>
          <table:table-cell office:value-type="float" office:value="5.62946490632471" calcext:value-type="float">
            <text:p>5.62946490632471</text:p>
          </table:table-cell>
          <table:table-cell/>
          <table:table-cell office:value-type="float" office:value="0.0209381030011597" calcext:value-type="float">
            <text:p>0.02093810300116</text:p>
          </table:table-cell>
          <table:table-cell/>
          <table:table-cell office:value-type="float" office:value="4395" calcext:value-type="float">
            <text:p>4395</text:p>
          </table:table-cell>
          <table:table-cell table:number-columns-repeated="3"/>
          <table:table-cell office:value-type="float" office:value="5.48503877904424" calcext:value-type="float">
            <text:p>5.48503877904424</text:p>
          </table:table-cell>
          <table:table-cell office:value-type="float" office:value="7.33707659868085" calcext:value-type="float">
            <text:p>7.33707659868085</text:p>
          </table:table-cell>
          <table:table-cell office:value-type="float" office:value="7.91500063671234" calcext:value-type="float">
            <text:p>7.91500063671234</text:p>
          </table:table-cell>
          <table:table-cell table:number-columns-repeated="2"/>
          <table:table-cell office:value-type="float" office:value="5113" calcext:value-type="float">
            <text:p>5113</text:p>
          </table:table-cell>
          <table:table-cell office:value-type="float" office:value="6247" calcext:value-type="float">
            <text:p>6247</text:p>
          </table:table-cell>
          <table:table-cell office:value-type="float" office:value="30838" calcext:value-type="float">
            <text:p>30838</text:p>
          </table:table-cell>
        </table:table-row>
        <table:table-row table:style-name="ro1">
          <table:table-cell/>
          <table:table-cell office:value-type="float" office:value="100.101981425843" calcext:value-type="float">
            <text:p>100.101981425843</text:p>
          </table:table-cell>
          <table:table-cell/>
          <table:table-cell office:value-type="float" office:value="-4.80830395636172" calcext:value-type="float">
            <text:p>-4.80830395636172</text:p>
          </table:table-cell>
          <table:table-cell/>
          <table:table-cell office:value-type="float" office:value="48475" calcext:value-type="float">
            <text:p>48475</text:p>
          </table:table-cell>
          <table:table-cell table:number-columns-repeated="3"/>
          <table:table-cell office:value-type="float" office:value="87.5041975915791" calcext:value-type="float">
            <text:p>87.5041975915791</text:p>
          </table:table-cell>
          <table:table-cell/>
          <table:table-cell office:value-type="float" office:value="1.70438387587852" calcext:value-type="float">
            <text:p>1.7043838758785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111980806" calcext:value-type="float">
            <text:p>100.105111980806</text:p>
          </table:table-cell>
          <table:table-cell/>
          <table:table-cell office:value-type="float" office:value="0.424610595653438" calcext:value-type="float">
            <text:p>0.424610595653438</text:p>
          </table:table-cell>
          <table:table-cell/>
          <table:table-cell office:value-type="float" office:value="44410" calcext:value-type="float">
            <text:p>44410</text:p>
          </table:table-cell>
          <table:table-cell table:number-columns-repeated="3"/>
          <table:table-cell office:value-type="float" office:value="5.49902067019818" calcext:value-type="float">
            <text:p>5.49902067019818</text:p>
          </table:table-cell>
          <table:table-cell office:value-type="float" office:value="7.36122036371232" calcext:value-type="float">
            <text:p>7.36122036371232</text:p>
          </table:table-cell>
          <table:table-cell office:value-type="float" office:value="7.97767174691617" calcext:value-type="float">
            <text:p>7.97767174691617</text:p>
          </table:table-cell>
          <table:table-cell table:number-columns-repeated="2"/>
          <table:table-cell office:value-type="float" office:value="5121" calcext:value-type="float">
            <text:p>5121</text:p>
          </table:table-cell>
          <table:table-cell office:value-type="float" office:value="6247" calcext:value-type="float">
            <text:p>6247</text:p>
          </table:table-cell>
          <table:table-cell office:value-type="float" office:value="32763" calcext:value-type="float">
            <text:p>32763</text:p>
          </table:table-cell>
        </table:table-row>
        <table:table-row table:style-name="ro1">
          <table:table-cell/>
          <table:table-cell office:value-type="float" office:value="100.09961883482" calcext:value-type="float">
            <text:p>100.09961883482</text:p>
          </table:table-cell>
          <table:table-cell/>
          <table:table-cell office:value-type="float" office:value="-3.36827488736476" calcext:value-type="float">
            <text:p>-3.36827488736476</text:p>
          </table:table-cell>
          <table:table-cell/>
          <table:table-cell office:value-type="float" office:value="48029" calcext:value-type="float">
            <text:p>48029</text:p>
          </table:table-cell>
          <table:table-cell table:number-columns-repeated="3"/>
          <table:table-cell office:value-type="float" office:value="4.30392654997338" calcext:value-type="float">
            <text:p>4.30392654997338</text:p>
          </table:table-cell>
          <table:table-cell/>
          <table:table-cell office:value-type="float" office:value="0.0265703323154708" calcext:value-type="float">
            <text:p>0.02657033231547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68570524202728" calcext:value-type="float">
            <text:p>1.68570524202728</text:p>
          </table:table-cell>
          <table:table-cell/>
          <table:table-cell office:value-type="float" office:value="-0.0268199599322926" calcext:value-type="float">
            <text:p>-0.02681995993229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52520508610868" calcext:value-type="float">
            <text:p>5.52520508610868</text:p>
          </table:table-cell>
          <table:table-cell office:value-type="float" office:value="7.36148699964561" calcext:value-type="float">
            <text:p>7.36148699964561</text:p>
          </table:table-cell>
          <table:table-cell office:value-type="float" office:value="8.01010891834861" calcext:value-type="float">
            <text:p>8.01010891834861</text:p>
          </table:table-cell>
          <table:table-cell table:number-columns-repeated="2"/>
          <table:table-cell office:value-type="float" office:value="5129" calcext:value-type="float">
            <text:p>5129</text:p>
          </table:table-cell>
          <table:table-cell office:value-type="float" office:value="6247" calcext:value-type="float">
            <text:p>6247</text:p>
          </table:table-cell>
          <table:table-cell office:value-type="float" office:value="34420" calcext:value-type="float">
            <text:p>34420</text:p>
          </table:table-cell>
        </table:table-row>
        <table:table-row table:style-name="ro1">
          <table:table-cell/>
          <table:table-cell office:value-type="float" office:value="3.49268750578007" calcext:value-type="float">
            <text:p>3.49268750578007</text:p>
          </table:table-cell>
          <table:table-cell/>
          <table:table-cell office:value-type="float" office:value="-0.130631979440903" calcext:value-type="float">
            <text:p>-0.130631979440903</text:p>
          </table:table-cell>
          <table:table-cell/>
          <table:table-cell office:value-type="float" office:value="2879" calcext:value-type="float">
            <text:p>2879</text:p>
          </table:table-cell>
          <table:table-cell table:number-columns-repeated="3"/>
          <table:table-cell office:value-type="float" office:value="7.42314480522705" calcext:value-type="float">
            <text:p>7.42314480522705</text:p>
          </table:table-cell>
          <table:table-cell/>
          <table:table-cell office:value-type="float" office:value="0.0566287098209112" calcext:value-type="float">
            <text:p>0.056628709820911</text:p>
          </table:table-cell>
          <table:table-cell/>
          <table:table-cell office:value-type="float" office:value="6406" calcext:value-type="float">
            <text:p>6406</text:p>
          </table:table-cell>
          <table:table-cell table:number-columns-repeated="3"/>
          <table:table-cell office:value-type="float" office:value="6.16839698701797" calcext:value-type="float">
            <text:p>6.16839698701797</text:p>
          </table:table-cell>
          <table:table-cell/>
          <table:table-cell office:value-type="float" office:value="-0.0194982929870278" calcext:value-type="float">
            <text:p>-0.019498292987028</text:p>
          </table:table-cell>
          <table:table-cell/>
          <table:table-cell office:value-type="float" office:value="4762" calcext:value-type="float">
            <text:p>4762</text:p>
          </table:table-cell>
          <table:table-cell table:number-columns-repeated="3"/>
          <table:table-cell office:value-type="float" office:value="5.52679552685179" calcext:value-type="float">
            <text:p>5.52679552685179</text:p>
          </table:table-cell>
          <table:table-cell office:value-type="float" office:value="7.36907896541188" calcext:value-type="float">
            <text:p>7.36907896541188</text:p>
          </table:table-cell>
          <table:table-cell office:value-type="float" office:value="8.0159557415119" calcext:value-type="float">
            <text:p>8.0159557415119</text:p>
          </table:table-cell>
          <table:table-cell table:number-columns-repeated="2"/>
          <table:table-cell office:value-type="float" office:value="5138" calcext:value-type="float">
            <text:p>5138</text:p>
          </table:table-cell>
          <table:table-cell office:value-type="float" office:value="6260" calcext:value-type="float">
            <text:p>6260</text:p>
          </table:table-cell>
          <table:table-cell office:value-type="float" office:value="36879" calcext:value-type="float">
            <text:p>36879</text:p>
          </table:table-cell>
        </table:table-row>
        <table:table-row table:style-name="ro1">
          <table:table-cell/>
          <table:table-cell office:value-type="float" office:value="1.27050819235245" calcext:value-type="float">
            <text:p>1.27050819235245</text:p>
          </table:table-cell>
          <table:table-cell/>
          <table:table-cell office:value-type="float" office:value="-0.0820449415235144" calcext:value-type="float">
            <text:p>-0.082044941523514</text:p>
          </table:table-cell>
          <table:table-cell/>
          <table:table-cell office:value-type="float" office:value="1754" calcext:value-type="float">
            <text:p>1754</text:p>
          </table:table-cell>
          <table:table-cell table:number-columns-repeated="3"/>
          <table:table-cell office:value-type="float" office:value="1.52166604517338" calcext:value-type="float">
            <text:p>1.52166604517338</text:p>
          </table:table-cell>
          <table:table-cell/>
          <table:table-cell office:value-type="float" office:value="-0.23923104264804" calcext:value-type="float">
            <text:p>-0.23923104264804</text:p>
          </table:table-cell>
          <table:table-cell/>
          <table:table-cell office:value-type="float" office:value="3379" calcext:value-type="float">
            <text:p>3379</text:p>
          </table:table-cell>
          <table:table-cell table:number-columns-repeated="3"/>
          <table:table-cell office:value-type="float" office:value="2.08976930609321" calcext:value-type="float">
            <text:p>2.08976930609321</text:p>
          </table:table-cell>
          <table:table-cell/>
          <table:table-cell office:value-type="float" office:value="-0.524829353196697" calcext:value-type="float">
            <text:p>-0.524829353196697</text:p>
          </table:table-cell>
          <table:table-cell/>
          <table:table-cell office:value-type="float" office:value="2117" calcext:value-type="float">
            <text:p>2117</text:p>
          </table:table-cell>
          <table:table-cell table:number-columns-repeated="3"/>
          <table:table-cell office:value-type="float" office:value="5.54180468344551" calcext:value-type="float">
            <text:p>5.54180468344551</text:p>
          </table:table-cell>
          <table:table-cell office:value-type="float" office:value="7.38158025978295" calcext:value-type="float">
            <text:p>7.38158025978295</text:p>
          </table:table-cell>
          <table:table-cell office:value-type="float" office:value="8.02854047246667" calcext:value-type="float">
            <text:p>8.02854047246667</text:p>
          </table:table-cell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6265" calcext:value-type="float">
            <text:p>6265</text:p>
          </table:table-cell>
          <table:table-cell office:value-type="float" office:value="37348" calcext:value-type="float">
            <text:p>37348</text:p>
          </table:table-cell>
        </table:table-row>
        <table:table-row table:style-name="ro1">
          <table:table-cell/>
          <table:table-cell office:value-type="float" office:value="1.87785015072477" calcext:value-type="float">
            <text:p>1.87785015072477</text:p>
          </table:table-cell>
          <table:table-cell/>
          <table:table-cell office:value-type="float" office:value="-0.108961699674408" calcext:value-type="float">
            <text:p>-0.108961699674408</text:p>
          </table:table-cell>
          <table:table-cell/>
          <table:table-cell office:value-type="float" office:value="1664" calcext:value-type="float">
            <text:p>1664</text:p>
          </table:table-cell>
          <table:table-cell table:number-columns-repeated="3"/>
          <table:table-cell office:value-type="float" office:value="100.086920582219" calcext:value-type="float">
            <text:p>100.086920582219</text:p>
          </table:table-cell>
          <table:table-cell/>
          <table:table-cell office:value-type="float" office:value="0.173787576552866" calcext:value-type="float">
            <text:p>0.173787576552866</text:p>
          </table:table-cell>
          <table:table-cell/>
          <table:table-cell office:value-type="float" office:value="49632" calcext:value-type="float">
            <text:p>49632</text:p>
          </table:table-cell>
          <table:table-cell table:number-columns-repeated="3"/>
          <table:table-cell office:value-type="float" office:value="0.229794834811068" calcext:value-type="float">
            <text:p>0.229794834811068</text:p>
          </table:table-cell>
          <table:table-cell/>
          <table:table-cell office:value-type="float" office:value="-0.00777274388269448" calcext:value-type="float">
            <text:p>-0.00777274388269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5.5581492758366" calcext:value-type="float">
            <text:p>5.5581492758366</text:p>
          </table:table-cell>
          <table:table-cell office:value-type="float" office:value="7.39197220759965" calcext:value-type="float">
            <text:p>7.39197220759965</text:p>
          </table:table-cell>
          <table:table-cell office:value-type="float" office:value="8.0677608157758" calcext:value-type="float">
            <text:p>8.0677608157758</text:p>
          </table:table-cell>
          <table:table-cell table:number-columns-repeated="2"/>
          <table:table-cell office:value-type="float" office:value="5163" calcext:value-type="float">
            <text:p>5163</text:p>
          </table:table-cell>
          <table:table-cell office:value-type="float" office:value="6265" calcext:value-type="float">
            <text:p>6265</text:p>
          </table:table-cell>
          <table:table-cell office:value-type="float" office:value="38358" calcext:value-type="float">
            <text:p>38358</text:p>
          </table:table-cell>
        </table:table-row>
        <table:table-row table:style-name="ro1">
          <table:table-cell/>
          <table:table-cell office:value-type="float" office:value="100.103294734492" calcext:value-type="float">
            <text:p>100.103294734492</text:p>
          </table:table-cell>
          <table:table-cell/>
          <table:table-cell office:value-type="float" office:value="-5.53583264075661" calcext:value-type="float">
            <text:p>-5.53583264075661</text:p>
          </table:table-cell>
          <table:table-cell/>
          <table:table-cell office:value-type="float" office:value="44075" calcext:value-type="float">
            <text:p>44075</text:p>
          </table:table-cell>
          <table:table-cell table:number-columns-repeated="3"/>
          <table:table-cell office:value-type="float" office:value="88.9897206223813" calcext:value-type="float">
            <text:p>88.9897206223813</text:p>
          </table:table-cell>
          <table:table-cell/>
          <table:table-cell office:value-type="float" office:value="1.07572022438502" calcext:value-type="float">
            <text:p>1.0757202243850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62280993190143" calcext:value-type="float">
            <text:p>6.62280993190143</text:p>
          </table:table-cell>
          <table:table-cell/>
          <table:table-cell office:value-type="float" office:value="0.596101524727757" calcext:value-type="float">
            <text:p>0.596101524727757</text:p>
          </table:table-cell>
          <table:table-cell/>
          <table:table-cell office:value-type="float" office:value="5121" calcext:value-type="float">
            <text:p>5121</text:p>
          </table:table-cell>
          <table:table-cell table:number-columns-repeated="3"/>
          <table:table-cell office:value-type="float" office:value="5.56063577145316" calcext:value-type="float">
            <text:p>5.56063577145316</text:p>
          </table:table-cell>
          <table:table-cell office:value-type="float" office:value="7.40708573462083" calcext:value-type="float">
            <text:p>7.40708573462083</text:p>
          </table:table-cell>
          <table:table-cell office:value-type="float" office:value="8.11249914988851" calcext:value-type="float">
            <text:p>8.11249914988851</text:p>
          </table:table-cell>
          <table:table-cell table:number-columns-repeated="2"/>
          <table:table-cell office:value-type="float" office:value="5172" calcext:value-type="float">
            <text:p>5172</text:p>
          </table:table-cell>
          <table:table-cell office:value-type="float" office:value="6271" calcext:value-type="float">
            <text:p>6271</text:p>
          </table:table-cell>
          <table:table-cell office:value-type="float" office:value="41490" calcext:value-type="float">
            <text:p>41490</text:p>
          </table:table-cell>
        </table:table-row>
        <table:table-row table:style-name="ro1">
          <table:table-cell/>
          <table:table-cell office:value-type="float" office:value="2.13526441136397" calcext:value-type="float">
            <text:p>2.13526441136397</text:p>
          </table:table-cell>
          <table:table-cell/>
          <table:table-cell office:value-type="float" office:value="0.126522263184246" calcext:value-type="float">
            <text:p>0.126522263184246</text:p>
          </table:table-cell>
          <table:table-cell/>
          <table:table-cell office:value-type="float" office:value="1672" calcext:value-type="float">
            <text:p>1672</text:p>
          </table:table-cell>
          <table:table-cell table:number-columns-repeated="3"/>
          <table:table-cell office:value-type="float" office:value="100.095201240672" calcext:value-type="float">
            <text:p>100.095201240672</text:p>
          </table:table-cell>
          <table:table-cell/>
          <table:table-cell office:value-type="float" office:value="-0.538974259480852" calcext:value-type="float">
            <text:p>-0.538974259480852</text:p>
          </table:table-cell>
          <table:table-cell/>
          <table:table-cell office:value-type="float" office:value="47095" calcext:value-type="float">
            <text:p>47095</text:p>
          </table:table-cell>
          <table:table-cell table:number-columns-repeated="3"/>
          <table:table-cell office:value-type="float" office:value="100.115559595648" calcext:value-type="float">
            <text:p>100.115559595648</text:p>
          </table:table-cell>
          <table:table-cell/>
          <table:table-cell office:value-type="float" office:value="-1.6476368814362" calcext:value-type="float">
            <text:p>-1.6476368814362</text:p>
          </table:table-cell>
          <table:table-cell/>
          <table:table-cell office:value-type="float" office:value="45039" calcext:value-type="float">
            <text:p>45039</text:p>
          </table:table-cell>
          <table:table-cell table:number-columns-repeated="3"/>
          <table:table-cell office:value-type="float" office:value="5.5668883405693" calcext:value-type="float">
            <text:p>5.5668883405693</text:p>
          </table:table-cell>
          <table:table-cell office:value-type="float" office:value="7.41486578357076" calcext:value-type="float">
            <text:p>7.41486578357076</text:p>
          </table:table-cell>
          <table:table-cell office:value-type="float" office:value="8.11903709554846" calcext:value-type="float">
            <text:p>8.11903709554846</text:p>
          </table:table-cell>
          <table:table-cell table:number-columns-repeated="2"/>
          <table:table-cell office:value-type="float" office:value="5177" calcext:value-type="float">
            <text:p>5177</text:p>
          </table:table-cell>
          <table:table-cell office:value-type="float" office:value="6311" calcext:value-type="float">
            <text:p>6311</text:p>
          </table:table-cell>
          <table:table-cell office:value-type="float" office:value="42843" calcext:value-type="float">
            <text:p>42843</text:p>
          </table:table-cell>
        </table:table-row>
        <table:table-row table:style-name="ro1">
          <table:table-cell/>
          <table:table-cell office:value-type="float" office:value="100.096985423474" calcext:value-type="float">
            <text:p>100.096985423474</text:p>
          </table:table-cell>
          <table:table-cell/>
          <table:table-cell office:value-type="float" office:value="-6.86508109373423" calcext:value-type="float">
            <text:p>-6.86508109373423</text:p>
          </table:table-cell>
          <table:table-cell/>
          <table:table-cell office:value-type="float" office:value="45859" calcext:value-type="float">
            <text:p>45859</text:p>
          </table:table-cell>
          <table:table-cell table:number-columns-repeated="3"/>
          <table:table-cell office:value-type="float" office:value="6.6918344842846" calcext:value-type="float">
            <text:p>6.6918344842846</text:p>
          </table:table-cell>
          <table:table-cell/>
          <table:table-cell office:value-type="float" office:value="0.333189019731392" calcext:value-type="float">
            <text:p>0.33318901973139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1793506402" calcext:value-type="float">
            <text:p>100.101793506402</text:p>
          </table:table-cell>
          <table:table-cell/>
          <table:table-cell office:value-type="float" office:value="-1.12139553631441" calcext:value-type="float">
            <text:p>-1.12139553631441</text:p>
          </table:table-cell>
          <table:table-cell/>
          <table:table-cell office:value-type="float" office:value="46337" calcext:value-type="float">
            <text:p>46337</text:p>
          </table:table-cell>
          <table:table-cell table:number-columns-repeated="3"/>
          <table:table-cell office:value-type="float" office:value="5.56715357159946" calcext:value-type="float">
            <text:p>5.56715357159946</text:p>
          </table:table-cell>
          <table:table-cell office:value-type="float" office:value="7.47161169464987" calcext:value-type="float">
            <text:p>7.47161169464987</text:p>
          </table:table-cell>
          <table:table-cell office:value-type="float" office:value="8.13974100438623" calcext:value-type="float">
            <text:p>8.13974100438623</text:p>
          </table:table-cell>
          <table:table-cell table:number-columns-repeated="2"/>
          <table:table-cell office:value-type="float" office:value="5187" calcext:value-type="float">
            <text:p>5187</text:p>
          </table:table-cell>
          <table:table-cell office:value-type="float" office:value="6312" calcext:value-type="float">
            <text:p>6312</text:p>
          </table:table-cell>
          <table:table-cell office:value-type="float" office:value="45925" calcext:value-type="float">
            <text:p>45925</text:p>
          </table:table-cell>
        </table:table-row>
        <table:table-row table:style-name="ro1">
          <table:table-cell/>
          <table:table-cell office:value-type="float" office:value="4.40571036317847" calcext:value-type="float">
            <text:p>4.40571036317847</text:p>
          </table:table-cell>
          <table:table-cell/>
          <table:table-cell office:value-type="float" office:value="-0.654901518146173" calcext:value-type="float">
            <text:p>-0.654901518146173</text:p>
          </table:table-cell>
          <table:table-cell/>
          <table:table-cell office:value-type="float" office:value="3210" calcext:value-type="float">
            <text:p>3210</text:p>
          </table:table-cell>
          <table:table-cell table:number-columns-repeated="3"/>
          <table:table-cell office:value-type="float" office:value="100.088257324713" calcext:value-type="float">
            <text:p>100.088257324713</text:p>
          </table:table-cell>
          <table:table-cell/>
          <table:table-cell office:value-type="float" office:value="2.92112117867296" calcext:value-type="float">
            <text:p>2.92112117867296</text:p>
          </table:table-cell>
          <table:table-cell/>
          <table:table-cell office:value-type="float" office:value="46965" calcext:value-type="float">
            <text:p>46965</text:p>
          </table:table-cell>
          <table:table-cell table:number-columns-repeated="3"/>
          <table:table-cell office:value-type="float" office:value="1.50209065108863" calcext:value-type="float">
            <text:p>1.50209065108863</text:p>
          </table:table-cell>
          <table:table-cell/>
          <table:table-cell office:value-type="float" office:value="0.631130009522418" calcext:value-type="float">
            <text:p>0.631130009522418</text:p>
          </table:table-cell>
          <table:table-cell/>
          <table:table-cell office:value-type="float" office:value="4054" calcext:value-type="float">
            <text:p>4054</text:p>
          </table:table-cell>
          <table:table-cell table:number-columns-repeated="3"/>
          <table:table-cell office:value-type="float" office:value="5.5702687051459" calcext:value-type="float">
            <text:p>5.5702687051459</text:p>
          </table:table-cell>
          <table:table-cell office:value-type="float" office:value="7.47465922948569" calcext:value-type="float">
            <text:p>7.47465922948569</text:p>
          </table:table-cell>
          <table:table-cell office:value-type="float" office:value="8.15264929771923" calcext:value-type="float">
            <text:p>8.15264929771923</text:p>
          </table:table-cell>
          <table:table-cell table:number-columns-repeated="2"/>
          <table:table-cell office:value-type="float" office:value="5224" calcext:value-type="float">
            <text:p>5224</text:p>
          </table:table-cell>
          <table:table-cell office:value-type="float" office:value="6335" calcext:value-type="float">
            <text:p>6335</text:p>
          </table:table-cell>
          <table:table-cell office:value-type="float" office:value="45976" calcext:value-type="float">
            <text:p>45976</text:p>
          </table:table-cell>
        </table:table-row>
        <table:table-row table:style-name="ro1">
          <table:table-cell/>
          <table:table-cell office:value-type="float" office:value="100.09669661258" calcext:value-type="float">
            <text:p>100.09669661258</text:p>
          </table:table-cell>
          <table:table-cell/>
          <table:table-cell office:value-type="float" office:value="-3.808058085581" calcext:value-type="float">
            <text:p>-3.808058085581</text:p>
          </table:table-cell>
          <table:table-cell/>
          <table:table-cell office:value-type="float" office:value="44684" calcext:value-type="float">
            <text:p>44684</text:p>
          </table:table-cell>
          <table:table-cell table:number-columns-repeated="3"/>
          <table:table-cell office:value-type="float" office:value="100.081752804993" calcext:value-type="float">
            <text:p>100.081752804993</text:p>
          </table:table-cell>
          <table:table-cell/>
          <table:table-cell office:value-type="float" office:value="-0.63757385017816" calcext:value-type="float">
            <text:p>-0.63757385017816</text:p>
          </table:table-cell>
          <table:table-cell/>
          <table:table-cell office:value-type="float" office:value="49673" calcext:value-type="float">
            <text:p>49673</text:p>
          </table:table-cell>
          <table:table-cell table:number-columns-repeated="3"/>
          <table:table-cell office:value-type="float" office:value="0.52894470406717" calcext:value-type="float">
            <text:p>0.52894470406717</text:p>
          </table:table-cell>
          <table:table-cell/>
          <table:table-cell office:value-type="float" office:value="0.115510397065948" calcext:value-type="float">
            <text:p>0.115510397065948</text:p>
          </table:table-cell>
          <table:table-cell/>
          <table:table-cell office:value-type="float" office:value="3715" calcext:value-type="float">
            <text:p>3715</text:p>
          </table:table-cell>
          <table:table-cell table:number-columns-repeated="3"/>
          <table:table-cell office:value-type="float" office:value="5.59733025508475" calcext:value-type="float">
            <text:p>5.59733025508475</text:p>
          </table:table-cell>
          <table:table-cell office:value-type="float" office:value="7.49478561832012" calcext:value-type="float">
            <text:p>7.49478561832012</text:p>
          </table:table-cell>
          <table:table-cell office:value-type="float" office:value="8.16490182888024" calcext:value-type="float">
            <text:p>8.16490182888024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6340" calcext:value-type="float">
            <text:p>6340</text:p>
          </table:table-cell>
          <table:table-cell office:value-type="float" office:value="46008" calcext:value-type="float">
            <text:p>46008</text:p>
          </table:table-cell>
        </table:table-row>
        <table:table-row table:style-name="ro1">
          <table:table-cell/>
          <table:table-cell office:value-type="float" office:value="100.091968996468" calcext:value-type="float">
            <text:p>100.091968996468</text:p>
          </table:table-cell>
          <table:table-cell/>
          <table:table-cell office:value-type="float" office:value="-6.07602919107035" calcext:value-type="float">
            <text:p>-6.07602919107035</text:p>
          </table:table-cell>
          <table:table-cell/>
          <table:table-cell office:value-type="float" office:value="45049" calcext:value-type="float">
            <text:p>45049</text:p>
          </table:table-cell>
          <table:table-cell table:number-columns-repeated="3"/>
          <table:table-cell office:value-type="float" office:value="100.078334520542" calcext:value-type="float">
            <text:p>100.078334520542</text:p>
          </table:table-cell>
          <table:table-cell/>
          <table:table-cell office:value-type="float" office:value="-3.35118593813585" calcext:value-type="float">
            <text:p>-3.35118593813585</text:p>
          </table:table-cell>
          <table:table-cell/>
          <table:table-cell office:value-type="float" office:value="49149" calcext:value-type="float">
            <text:p>49149</text:p>
          </table:table-cell>
          <table:table-cell table:number-columns-repeated="3"/>
          <table:table-cell office:value-type="float" office:value="100.108557209604" calcext:value-type="float">
            <text:p>100.108557209604</text:p>
          </table:table-cell>
          <table:table-cell/>
          <table:table-cell office:value-type="float" office:value="-0.797548224136324" calcext:value-type="float">
            <text:p>-0.797548224136324</text:p>
          </table:table-cell>
          <table:table-cell/>
          <table:table-cell office:value-type="float" office:value="45616" calcext:value-type="float">
            <text:p>45616</text:p>
          </table:table-cell>
          <table:table-cell table:number-columns-repeated="3"/>
          <table:table-cell office:value-type="float" office:value="5.59885870780312" calcext:value-type="float">
            <text:p>5.59885870780312</text:p>
          </table:table-cell>
          <table:table-cell office:value-type="float" office:value="7.49558545681014" calcext:value-type="float">
            <text:p>7.49558545681014</text:p>
          </table:table-cell>
          <table:table-cell office:value-type="float" office:value="8.16658271128018" calcext:value-type="float">
            <text:p>8.16658271128018</text:p>
          </table:table-cell>
          <table:table-cell table:number-columns-repeated="2"/>
          <table:table-cell office:value-type="float" office:value="5253" calcext:value-type="float">
            <text:p>5253</text:p>
          </table:table-cell>
          <table:table-cell office:value-type="float" office:value="6345" calcext:value-type="float">
            <text:p>6345</text:p>
          </table:table-cell>
          <table:table-cell office:value-type="float" office:value="46040" calcext:value-type="float">
            <text:p>46040</text:p>
          </table:table-cell>
        </table:table-row>
        <table:table-row table:style-name="ro1">
          <table:table-cell/>
          <table:table-cell office:value-type="float" office:value="100.096137750749" calcext:value-type="float">
            <text:p>100.096137750749</text:p>
          </table:table-cell>
          <table:table-cell/>
          <table:table-cell office:value-type="float" office:value="-4.84459080210612" calcext:value-type="float">
            <text:p>-4.84459080210612</text:p>
          </table:table-cell>
          <table:table-cell/>
          <table:table-cell office:value-type="float" office:value="45626" calcext:value-type="float">
            <text:p>45626</text:p>
          </table:table-cell>
          <table:table-cell table:number-columns-repeated="3"/>
          <table:table-cell office:value-type="float" office:value="85.560051322268" calcext:value-type="float">
            <text:p>85.560051322268</text:p>
          </table:table-cell>
          <table:table-cell/>
          <table:table-cell office:value-type="float" office:value="-3.09749350559612" calcext:value-type="float">
            <text:p>-3.0974935055961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14739350742934" calcext:value-type="float">
            <text:p>0.14739350742934</text:p>
          </table:table-cell>
          <table:table-cell/>
          <table:table-cell office:value-type="float" office:value="0.245116623695107" calcext:value-type="float">
            <text:p>0.245116623695107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5.60087630604351" calcext:value-type="float">
            <text:p>5.60087630604351</text:p>
          </table:table-cell>
          <table:table-cell office:value-type="float" office:value="7.53076987283045" calcext:value-type="float">
            <text:p>7.53076987283045</text:p>
          </table:table-cell>
          <table:table-cell office:value-type="float" office:value="8.20130112814946" calcext:value-type="float">
            <text:p>8.20130112814946</text:p>
          </table:table-cell>
          <table:table-cell table:number-columns-repeated="2"/>
          <table:table-cell office:value-type="float" office:value="5257" calcext:value-type="float">
            <text:p>5257</text:p>
          </table:table-cell>
          <table:table-cell office:value-type="float" office:value="6348" calcext:value-type="float">
            <text:p>6348</text:p>
          </table:table-cell>
          <table:table-cell office:value-type="float" office:value="46125" calcext:value-type="float">
            <text:p>46125</text:p>
          </table:table-cell>
        </table:table-row>
        <table:table-row table:style-name="ro1">
          <table:table-cell/>
          <table:table-cell office:value-type="float" office:value="100.099441124081" calcext:value-type="float">
            <text:p>100.099441124081</text:p>
          </table:table-cell>
          <table:table-cell/>
          <table:table-cell office:value-type="float" office:value="-3.80786128307283" calcext:value-type="float">
            <text:p>-3.80786128307283</text:p>
          </table:table-cell>
          <table:table-cell/>
          <table:table-cell office:value-type="float" office:value="46378" calcext:value-type="float">
            <text:p>46378</text:p>
          </table:table-cell>
          <table:table-cell table:number-columns-repeated="3"/>
          <table:table-cell office:value-type="float" office:value="82.2551459117048" calcext:value-type="float">
            <text:p>82.2551459117048</text:p>
          </table:table-cell>
          <table:table-cell/>
          <table:table-cell office:value-type="float" office:value="0.379704016255354" calcext:value-type="float">
            <text:p>0.37970401625535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18225643259566" calcext:value-type="float">
            <text:p>7.18225643259566</text:p>
          </table:table-cell>
          <table:table-cell/>
          <table:table-cell office:value-type="float" office:value="-0.180111682214352" calcext:value-type="float">
            <text:p>-0.180111682214352</text:p>
          </table:table-cell>
          <table:table-cell/>
          <table:table-cell office:value-type="float" office:value="12383" calcext:value-type="float">
            <text:p>12383</text:p>
          </table:table-cell>
          <table:table-cell table:number-columns-repeated="3"/>
          <table:table-cell office:value-type="float" office:value="5.60395936925362" calcext:value-type="float">
            <text:p>5.60395936925362</text:p>
          </table:table-cell>
          <table:table-cell office:value-type="float" office:value="7.55015495626579" calcext:value-type="float">
            <text:p>7.55015495626579</text:p>
          </table:table-cell>
          <table:table-cell office:value-type="float" office:value="8.20744132451402" calcext:value-type="float">
            <text:p>8.20744132451402</text:p>
          </table:table-cell>
          <table:table-cell table:number-columns-repeated="2"/>
          <table:table-cell office:value-type="float" office:value="5257" calcext:value-type="float">
            <text:p>5257</text:p>
          </table:table-cell>
          <table:table-cell office:value-type="float" office:value="6349" calcext:value-type="float">
            <text:p>6349</text:p>
          </table:table-cell>
          <table:table-cell office:value-type="float" office:value="46168" calcext:value-type="float">
            <text:p>46168</text:p>
          </table:table-cell>
        </table:table-row>
        <table:table-row table:style-name="ro1">
          <table:table-cell/>
          <table:table-cell office:value-type="float" office:value="3.69344474089503" calcext:value-type="float">
            <text:p>3.69344474089503</text:p>
          </table:table-cell>
          <table:table-cell/>
          <table:table-cell office:value-type="float" office:value="-0.253712338541448" calcext:value-type="float">
            <text:p>-0.253712338541448</text:p>
          </table:table-cell>
          <table:table-cell/>
          <table:table-cell office:value-type="float" office:value="4841" calcext:value-type="float">
            <text:p>4841</text:p>
          </table:table-cell>
          <table:table-cell table:number-columns-repeated="3"/>
          <table:table-cell office:value-type="float" office:value="3.37115866575296" calcext:value-type="float">
            <text:p>3.37115866575296</text:p>
          </table:table-cell>
          <table:table-cell/>
          <table:table-cell office:value-type="float" office:value="-0.367732009559942" calcext:value-type="float">
            <text:p>-0.367732009559942</text:p>
          </table:table-cell>
          <table:table-cell/>
          <table:table-cell office:value-type="float" office:value="3484" calcext:value-type="float">
            <text:p>3484</text:p>
          </table:table-cell>
          <table:table-cell table:number-columns-repeated="3"/>
          <table:table-cell office:value-type="float" office:value="1.24267955906894" calcext:value-type="float">
            <text:p>1.24267955906894</text:p>
          </table:table-cell>
          <table:table-cell/>
          <table:table-cell office:value-type="float" office:value="0.463439465102529" calcext:value-type="float">
            <text:p>0.463439465102529</text:p>
          </table:table-cell>
          <table:table-cell/>
          <table:table-cell office:value-type="float" office:value="1116" calcext:value-type="float">
            <text:p>1116</text:p>
          </table:table-cell>
          <table:table-cell table:number-columns-repeated="3"/>
          <table:table-cell office:value-type="float" office:value="5.61596198501975" calcext:value-type="float">
            <text:p>5.61596198501975</text:p>
          </table:table-cell>
          <table:table-cell office:value-type="float" office:value="7.55600926755457" calcext:value-type="float">
            <text:p>7.55600926755457</text:p>
          </table:table-cell>
          <table:table-cell office:value-type="float" office:value="8.24167494420914" calcext:value-type="float">
            <text:p>8.24167494420914</text:p>
          </table:table-cell>
          <table:table-cell table:number-columns-repeated="2"/>
          <table:table-cell office:value-type="float" office:value="5279" calcext:value-type="float">
            <text:p>5279</text:p>
          </table:table-cell>
          <table:table-cell office:value-type="float" office:value="6355" calcext:value-type="float">
            <text:p>6355</text:p>
          </table:table-cell>
          <table:table-cell office:value-type="float" office:value="46184" calcext:value-type="float">
            <text:p>46184</text:p>
          </table:table-cell>
        </table:table-row>
        <table:table-row table:style-name="ro1">
          <table:table-cell/>
          <table:table-cell office:value-type="float" office:value="100.096270980775" calcext:value-type="float">
            <text:p>100.096270980775</text:p>
          </table:table-cell>
          <table:table-cell/>
          <table:table-cell office:value-type="float" office:value="-5.9082997092872" calcext:value-type="float">
            <text:p>-5.9082997092872</text:p>
          </table:table-cell>
          <table:table-cell/>
          <table:table-cell office:value-type="float" office:value="46355" calcext:value-type="float">
            <text:p>46355</text:p>
          </table:table-cell>
          <table:table-cell table:number-columns-repeated="3"/>
          <table:table-cell office:value-type="float" office:value="96.3385325170776" calcext:value-type="float">
            <text:p>96.3385325170776</text:p>
          </table:table-cell>
          <table:table-cell/>
          <table:table-cell office:value-type="float" office:value="-3.42675088387102" calcext:value-type="float">
            <text:p>-3.4267508838710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84180269657606" calcext:value-type="float">
            <text:p>1.84180269657606</text:p>
          </table:table-cell>
          <table:table-cell/>
          <table:table-cell office:value-type="float" office:value="0.266447013816482" calcext:value-type="float">
            <text:p>0.26644701381648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62946490632471" calcext:value-type="float">
            <text:p>5.62946490632471</text:p>
          </table:table-cell>
          <table:table-cell office:value-type="float" office:value="7.57868065918427" calcext:value-type="float">
            <text:p>7.57868065918427</text:p>
          </table:table-cell>
          <table:table-cell office:value-type="float" office:value="8.24355953823004" calcext:value-type="float">
            <text:p>8.24355953823004</text:p>
          </table:table-cell>
          <table:table-cell table:number-columns-repeated="2"/>
          <table:table-cell office:value-type="float" office:value="5283" calcext:value-type="float">
            <text:p>5283</text:p>
          </table:table-cell>
          <table:table-cell office:value-type="float" office:value="6362" calcext:value-type="float">
            <text:p>6362</text:p>
          </table:table-cell>
          <table:table-cell office:value-type="float" office:value="46198" calcext:value-type="float">
            <text:p>46198</text:p>
          </table:table-cell>
        </table:table-row>
        <table:table-row table:style-name="ro1">
          <table:table-cell/>
          <table:table-cell office:value-type="float" office:value="6.32523645438197" calcext:value-type="float">
            <text:p>6.32523645438197</text:p>
          </table:table-cell>
          <table:table-cell/>
          <table:table-cell office:value-type="float" office:value="-0.607525833649615" calcext:value-type="float">
            <text:p>-0.607525833649615</text:p>
          </table:table-cell>
          <table:table-cell/>
          <table:table-cell office:value-type="float" office:value="4394" calcext:value-type="float">
            <text:p>4394</text:p>
          </table:table-cell>
          <table:table-cell table:number-columns-repeated="3"/>
          <table:table-cell office:value-type="float" office:value="100.076155756359" calcext:value-type="float">
            <text:p>100.076155756359</text:p>
          </table:table-cell>
          <table:table-cell/>
          <table:table-cell office:value-type="float" office:value="2.23964159213303" calcext:value-type="float">
            <text:p>2.23964159213303</text:p>
          </table:table-cell>
          <table:table-cell/>
          <table:table-cell office:value-type="float" office:value="48680" calcext:value-type="float">
            <text:p>48680</text:p>
          </table:table-cell>
          <table:table-cell table:number-columns-repeated="3"/>
          <table:table-cell office:value-type="float" office:value="4.99663741393984" calcext:value-type="float">
            <text:p>4.99663741393984</text:p>
          </table:table-cell>
          <table:table-cell/>
          <table:table-cell office:value-type="float" office:value="0.0691239680720961" calcext:value-type="float">
            <text:p>0.069123968072096</text:p>
          </table:table-cell>
          <table:table-cell/>
          <table:table-cell office:value-type="float" office:value="3240" calcext:value-type="float">
            <text:p>3240</text:p>
          </table:table-cell>
          <table:table-cell table:number-columns-repeated="3"/>
          <table:table-cell office:value-type="float" office:value="5.63779663048374" calcext:value-type="float">
            <text:p>5.63779663048374</text:p>
          </table:table-cell>
          <table:table-cell office:value-type="float" office:value="7.58637770187299" calcext:value-type="float">
            <text:p>7.58637770187299</text:p>
          </table:table-cell>
          <table:table-cell office:value-type="float" office:value="8.27107663145775" calcext:value-type="float">
            <text:p>8.27107663145775</text:p>
          </table:table-cell>
          <table:table-cell table:number-columns-repeated="2"/>
          <table:table-cell office:value-type="float" office:value="5298" calcext:value-type="float">
            <text:p>5298</text:p>
          </table:table-cell>
          <table:table-cell office:value-type="float" office:value="6362" calcext:value-type="float">
            <text:p>6362</text:p>
          </table:table-cell>
          <table:table-cell office:value-type="float" office:value="46244" calcext:value-type="float">
            <text:p>46244</text:p>
          </table:table-cell>
        </table:table-row>
        <table:table-row table:style-name="ro1">
          <table:table-cell/>
          <table:table-cell office:value-type="float" office:value="100.092215878442" calcext:value-type="float">
            <text:p>100.092215878442</text:p>
          </table:table-cell>
          <table:table-cell/>
          <table:table-cell office:value-type="float" office:value="-3.50764873055826" calcext:value-type="float">
            <text:p>-3.50764873055826</text:p>
          </table:table-cell>
          <table:table-cell/>
          <table:table-cell office:value-type="float" office:value="46120" calcext:value-type="float">
            <text:p>46120</text:p>
          </table:table-cell>
          <table:table-cell table:number-columns-repeated="3"/>
          <table:table-cell office:value-type="float" office:value="5.91584807663559" calcext:value-type="float">
            <text:p>5.91584807663559</text:p>
          </table:table-cell>
          <table:table-cell/>
          <table:table-cell office:value-type="float" office:value="-0.0967805939620538" calcext:value-type="float">
            <text:p>-0.096780593962054</text:p>
          </table:table-cell>
          <table:table-cell/>
          <table:table-cell office:value-type="float" office:value="9216" calcext:value-type="float">
            <text:p>9216</text:p>
          </table:table-cell>
          <table:table-cell table:number-columns-repeated="3"/>
          <table:table-cell office:value-type="float" office:value="100.113099213308" calcext:value-type="float">
            <text:p>100.113099213308</text:p>
          </table:table-cell>
          <table:table-cell/>
          <table:table-cell office:value-type="float" office:value="2.01812242190375" calcext:value-type="float">
            <text:p>2.01812242190375</text:p>
          </table:table-cell>
          <table:table-cell/>
          <table:table-cell office:value-type="float" office:value="44362" calcext:value-type="float">
            <text:p>44362</text:p>
          </table:table-cell>
          <table:table-cell table:number-columns-repeated="3"/>
          <table:table-cell office:value-type="float" office:value="5.65059105342655" calcext:value-type="float">
            <text:p>5.65059105342655</text:p>
          </table:table-cell>
          <table:table-cell office:value-type="float" office:value="7.60845704508254" calcext:value-type="float">
            <text:p>7.60845704508254</text:p>
          </table:table-cell>
          <table:table-cell office:value-type="float" office:value="8.27818338498758" calcext:value-type="float">
            <text:p>8.27818338498758</text:p>
          </table:table-cell>
          <table:table-cell table:number-columns-repeated="2"/>
          <table:table-cell office:value-type="float" office:value="5316" calcext:value-type="float">
            <text:p>5316</text:p>
          </table:table-cell>
          <table:table-cell office:value-type="float" office:value="6375" calcext:value-type="float">
            <text:p>6375</text:p>
          </table:table-cell>
          <table:table-cell office:value-type="float" office:value="46255" calcext:value-type="float">
            <text:p>46255</text:p>
          </table:table-cell>
        </table:table-row>
        <table:table-row table:style-name="ro1">
          <table:table-cell/>
          <table:table-cell office:value-type="float" office:value="5.62004375028934" calcext:value-type="float">
            <text:p>5.62004375028934</text:p>
          </table:table-cell>
          <table:table-cell/>
          <table:table-cell office:value-type="float" office:value="0.0596582620480243" calcext:value-type="float">
            <text:p>0.059658262048024</text:p>
          </table:table-cell>
          <table:table-cell/>
          <table:table-cell office:value-type="float" office:value="3942" calcext:value-type="float">
            <text:p>3942</text:p>
          </table:table-cell>
          <table:table-cell table:number-columns-repeated="3"/>
          <table:table-cell office:value-type="float" office:value="100.091044087733" calcext:value-type="float">
            <text:p>100.091044087733</text:p>
          </table:table-cell>
          <table:table-cell/>
          <table:table-cell office:value-type="float" office:value="-0.522508547068276" calcext:value-type="float">
            <text:p>-0.522508547068276</text:p>
          </table:table-cell>
          <table:table-cell/>
          <table:table-cell office:value-type="float" office:value="48832" calcext:value-type="float">
            <text:p>48832</text:p>
          </table:table-cell>
          <table:table-cell table:number-columns-repeated="3"/>
          <table:table-cell office:value-type="float" office:value="5.2679867962204" calcext:value-type="float">
            <text:p>5.2679867962204</text:p>
          </table:table-cell>
          <table:table-cell/>
          <table:table-cell office:value-type="float" office:value="-0.164831395592641" calcext:value-type="float">
            <text:p>-0.164831395592641</text:p>
          </table:table-cell>
          <table:table-cell/>
          <table:table-cell office:value-type="float" office:value="5615" calcext:value-type="float">
            <text:p>5615</text:p>
          </table:table-cell>
          <table:table-cell table:number-columns-repeated="3"/>
          <table:table-cell office:value-type="float" office:value="5.65228947952346" calcext:value-type="float">
            <text:p>5.65228947952346</text:p>
          </table:table-cell>
          <table:table-cell office:value-type="float" office:value="7.62396963242792" calcext:value-type="float">
            <text:p>7.62396963242792</text:p>
          </table:table-cell>
          <table:table-cell office:value-type="float" office:value="8.34407244699098" calcext:value-type="float">
            <text:p>8.34407244699098</text:p>
          </table:table-cell>
          <table:table-cell table:number-columns-repeated="2"/>
          <table:table-cell office:value-type="float" office:value="5322" calcext:value-type="float">
            <text:p>5322</text:p>
          </table:table-cell>
          <table:table-cell office:value-type="float" office:value="6377" calcext:value-type="float">
            <text:p>6377</text:p>
          </table:table-cell>
          <table:table-cell office:value-type="float" office:value="46315" calcext:value-type="float">
            <text:p>46315</text:p>
          </table:table-cell>
        </table:table-row>
        <table:table-row table:style-name="ro1">
          <table:table-cell/>
          <table:table-cell office:value-type="float" office:value="100.102447271195" calcext:value-type="float">
            <text:p>100.102447271195</text:p>
          </table:table-cell>
          <table:table-cell/>
          <table:table-cell office:value-type="float" office:value="-4.8246165257959" calcext:value-type="float">
            <text:p>-4.8246165257959</text:p>
          </table:table-cell>
          <table:table-cell/>
          <table:table-cell office:value-type="float" office:value="46010" calcext:value-type="float">
            <text:p>46010</text:p>
          </table:table-cell>
          <table:table-cell table:number-columns-repeated="3"/>
          <table:table-cell office:value-type="float" office:value="78.6948202327653" calcext:value-type="float">
            <text:p>78.6948202327653</text:p>
          </table:table-cell>
          <table:table-cell/>
          <table:table-cell office:value-type="float" office:value="-4.60082964897788" calcext:value-type="float">
            <text:p>-4.6008296489778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98301707439" calcext:value-type="float">
            <text:p>100.098301707439</text:p>
          </table:table-cell>
          <table:table-cell/>
          <table:table-cell office:value-type="float" office:value="1.74500302016433" calcext:value-type="float">
            <text:p>1.74500302016433</text:p>
          </table:table-cell>
          <table:table-cell/>
          <table:table-cell office:value-type="float" office:value="47301" calcext:value-type="float">
            <text:p>47301</text:p>
          </table:table-cell>
          <table:table-cell table:number-columns-repeated="3"/>
          <table:table-cell office:value-type="float" office:value="5.66155559900408" calcext:value-type="float">
            <text:p>5.66155559900408</text:p>
          </table:table-cell>
          <table:table-cell office:value-type="float" office:value="7.62589258543431" calcext:value-type="float">
            <text:p>7.62589258543431</text:p>
          </table:table-cell>
          <table:table-cell office:value-type="float" office:value="8.44854696590154" calcext:value-type="float">
            <text:p>8.44854696590154</text:p>
          </table:table-cell>
          <table:table-cell table:number-columns-repeated="2"/>
          <table:table-cell office:value-type="float" office:value="5357" calcext:value-type="float">
            <text:p>5357</text:p>
          </table:table-cell>
          <table:table-cell office:value-type="float" office:value="6398" calcext:value-type="float">
            <text:p>6398</text:p>
          </table:table-cell>
          <table:table-cell office:value-type="float" office:value="46325" calcext:value-type="float">
            <text:p>46325</text:p>
          </table:table-cell>
        </table:table-row>
        <table:table-row table:style-name="ro1">
          <table:table-cell/>
          <table:table-cell office:value-type="float" office:value="100.099873256014" calcext:value-type="float">
            <text:p>100.099873256014</text:p>
          </table:table-cell>
          <table:table-cell/>
          <table:table-cell office:value-type="float" office:value="-5.4814404480225" calcext:value-type="float">
            <text:p>-5.4814404480225</text:p>
          </table:table-cell>
          <table:table-cell/>
          <table:table-cell office:value-type="float" office:value="45657" calcext:value-type="float">
            <text:p>45657</text:p>
          </table:table-cell>
          <table:table-cell table:number-columns-repeated="3"/>
          <table:table-cell office:value-type="float" office:value="3.66668680320313" calcext:value-type="float">
            <text:p>3.66668680320313</text:p>
          </table:table-cell>
          <table:table-cell/>
          <table:table-cell office:value-type="float" office:value="0.0164777348791065" calcext:value-type="float">
            <text:p>0.016477734879107</text:p>
          </table:table-cell>
          <table:table-cell/>
          <table:table-cell office:value-type="float" office:value="2910" calcext:value-type="float">
            <text:p>2910</text:p>
          </table:table-cell>
          <table:table-cell table:number-columns-repeated="3"/>
          <table:table-cell office:value-type="float" office:value="7.50453180360169" calcext:value-type="float">
            <text:p>7.50453180360169</text:p>
          </table:table-cell>
          <table:table-cell/>
          <table:table-cell office:value-type="float" office:value="0.529844243454367" calcext:value-type="float">
            <text:p>0.529844243454367</text:p>
          </table:table-cell>
          <table:table-cell/>
          <table:table-cell office:value-type="float" office:value="7008" calcext:value-type="float">
            <text:p>7008</text:p>
          </table:table-cell>
          <table:table-cell table:number-columns-repeated="3"/>
          <table:table-cell office:value-type="float" office:value="5.70843158055844" calcext:value-type="float">
            <text:p>5.70843158055844</text:p>
          </table:table-cell>
          <table:table-cell office:value-type="float" office:value="7.67071468682497" calcext:value-type="float">
            <text:p>7.67071468682497</text:p>
          </table:table-cell>
          <table:table-cell office:value-type="float" office:value="8.49062866253914" calcext:value-type="float">
            <text:p>8.49062866253914</text:p>
          </table:table-cell>
          <table:table-cell table:number-columns-repeated="2"/>
          <table:table-cell office:value-type="float" office:value="5382" calcext:value-type="float">
            <text:p>5382</text:p>
          </table:table-cell>
          <table:table-cell office:value-type="float" office:value="6423" calcext:value-type="float">
            <text:p>6423</text:p>
          </table:table-cell>
          <table:table-cell office:value-type="float" office:value="46334" calcext:value-type="float">
            <text:p>46334</text:p>
          </table:table-cell>
        </table:table-row>
        <table:table-row table:style-name="ro1">
          <table:table-cell/>
          <table:table-cell office:value-type="float" office:value="4.58283072387697" calcext:value-type="float">
            <text:p>4.58283072387697</text:p>
          </table:table-cell>
          <table:table-cell/>
          <table:table-cell office:value-type="float" office:value="-0.742560523824898" calcext:value-type="float">
            <text:p>-0.742560523824898</text:p>
          </table:table-cell>
          <table:table-cell/>
          <table:table-cell office:value-type="float" office:value="3560" calcext:value-type="float">
            <text:p>3560</text:p>
          </table:table-cell>
          <table:table-cell table:number-columns-repeated="3"/>
          <table:table-cell office:value-type="float" office:value="9.02538686681168" calcext:value-type="float">
            <text:p>9.02538686681168</text:p>
          </table:table-cell>
          <table:table-cell/>
          <table:table-cell office:value-type="float" office:value="-0.272519436065723" calcext:value-type="float">
            <text:p>-0.272519436065723</text:p>
          </table:table-cell>
          <table:table-cell/>
          <table:table-cell office:value-type="float" office:value="6332" calcext:value-type="float">
            <text:p>6332</text:p>
          </table:table-cell>
          <table:table-cell table:number-columns-repeated="3"/>
          <table:table-cell office:value-type="float" office:value="100.102524197788" calcext:value-type="float">
            <text:p>100.102524197788</text:p>
          </table:table-cell>
          <table:table-cell/>
          <table:table-cell office:value-type="float" office:value="6.05810419805871" calcext:value-type="float">
            <text:p>6.05810419805871</text:p>
          </table:table-cell>
          <table:table-cell/>
          <table:table-cell office:value-type="float" office:value="47960" calcext:value-type="float">
            <text:p>47960</text:p>
          </table:table-cell>
          <table:table-cell table:number-columns-repeated="3"/>
          <table:table-cell office:value-type="float" office:value="5.73005110073878" calcext:value-type="float">
            <text:p>5.73005110073878</text:p>
          </table:table-cell>
          <table:table-cell office:value-type="float" office:value="7.67949752688582" calcext:value-type="float">
            <text:p>7.67949752688582</text:p>
          </table:table-cell>
          <table:table-cell office:value-type="float" office:value="8.49919174440923" calcext:value-type="float">
            <text:p>8.49919174440923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6434" calcext:value-type="float">
            <text:p>6434</text:p>
          </table:table-cell>
          <table:table-cell office:value-type="float" office:value="46430" calcext:value-type="float">
            <text:p>46430</text:p>
          </table:table-cell>
        </table:table-row>
        <table:table-row table:style-name="ro1">
          <table:table-cell/>
          <table:table-cell office:value-type="float" office:value="3.42981129759242" calcext:value-type="float">
            <text:p>3.42981129759242</text:p>
          </table:table-cell>
          <table:table-cell/>
          <table:table-cell office:value-type="float" office:value="-0.179098361652139" calcext:value-type="float">
            <text:p>-0.179098361652139</text:p>
          </table:table-cell>
          <table:table-cell/>
          <table:table-cell office:value-type="float" office:value="3009" calcext:value-type="float">
            <text:p>3009</text:p>
          </table:table-cell>
          <table:table-cell table:number-columns-repeated="3"/>
          <table:table-cell office:value-type="float" office:value="100.086942942667" calcext:value-type="float">
            <text:p>100.086942942667</text:p>
          </table:table-cell>
          <table:table-cell/>
          <table:table-cell office:value-type="float" office:value="0.439205818855416" calcext:value-type="float">
            <text:p>0.439205818855416</text:p>
          </table:table-cell>
          <table:table-cell/>
          <table:table-cell office:value-type="float" office:value="48583" calcext:value-type="float">
            <text:p>48583</text:p>
          </table:table-cell>
          <table:table-cell table:number-columns-repeated="3"/>
          <table:table-cell office:value-type="float" office:value="3.00859563244254" calcext:value-type="float">
            <text:p>3.00859563244254</text:p>
          </table:table-cell>
          <table:table-cell/>
          <table:table-cell office:value-type="float" office:value="0.443781474659333" calcext:value-type="float">
            <text:p>0.443781474659333</text:p>
          </table:table-cell>
          <table:table-cell/>
          <table:table-cell office:value-type="float" office:value="4199" calcext:value-type="float">
            <text:p>4199</text:p>
          </table:table-cell>
          <table:table-cell table:number-columns-repeated="3"/>
          <table:table-cell office:value-type="float" office:value="5.73788865747738" calcext:value-type="float">
            <text:p>5.73788865747738</text:p>
          </table:table-cell>
          <table:table-cell office:value-type="float" office:value="7.70282233859496" calcext:value-type="float">
            <text:p>7.70282233859496</text:p>
          </table:table-cell>
          <table:table-cell office:value-type="float" office:value="8.50125689780866" calcext:value-type="float">
            <text:p>8.50125689780866</text:p>
          </table:table-cell>
          <table:table-cell table:number-columns-repeated="2"/>
          <table:table-cell office:value-type="float" office:value="5397" calcext:value-type="float">
            <text:p>5397</text:p>
          </table:table-cell>
          <table:table-cell office:value-type="float" office:value="6448" calcext:value-type="float">
            <text:p>6448</text:p>
          </table:table-cell>
          <table:table-cell office:value-type="float" office:value="46433" calcext:value-type="float">
            <text:p>46433</text:p>
          </table:table-cell>
        </table:table-row>
        <table:table-row table:style-name="ro1">
          <table:table-cell/>
          <table:table-cell office:value-type="float" office:value="4.97144782272859" calcext:value-type="float">
            <text:p>4.97144782272859</text:p>
          </table:table-cell>
          <table:table-cell/>
          <table:table-cell office:value-type="float" office:value="-0.170598592479901" calcext:value-type="float">
            <text:p>-0.170598592479901</text:p>
          </table:table-cell>
          <table:table-cell/>
          <table:table-cell office:value-type="float" office:value="3974" calcext:value-type="float">
            <text:p>3974</text:p>
          </table:table-cell>
          <table:table-cell table:number-columns-repeated="3"/>
          <table:table-cell office:value-type="float" office:value="2.0546842916359" calcext:value-type="float">
            <text:p>2.0546842916359</text:p>
          </table:table-cell>
          <table:table-cell/>
          <table:table-cell office:value-type="float" office:value="0.278790933825684" calcext:value-type="float">
            <text:p>0.278790933825684</text:p>
          </table:table-cell>
          <table:table-cell/>
          <table:table-cell office:value-type="float" office:value="1869" calcext:value-type="float">
            <text:p>1869</text:p>
          </table:table-cell>
          <table:table-cell table:number-columns-repeated="3"/>
          <table:table-cell office:value-type="float" office:value="7.44775025392925" calcext:value-type="float">
            <text:p>7.44775025392925</text:p>
          </table:table-cell>
          <table:table-cell/>
          <table:table-cell office:value-type="float" office:value="0.365891955374565" calcext:value-type="float">
            <text:p>0.365891955374565</text:p>
          </table:table-cell>
          <table:table-cell/>
          <table:table-cell office:value-type="float" office:value="5095" calcext:value-type="float">
            <text:p>5095</text:p>
          </table:table-cell>
          <table:table-cell table:number-columns-repeated="3"/>
          <table:table-cell office:value-type="float" office:value="5.75319061101006" calcext:value-type="float">
            <text:p>5.75319061101006</text:p>
          </table:table-cell>
          <table:table-cell office:value-type="float" office:value="7.71731143504348" calcext:value-type="float">
            <text:p>7.71731143504348</text:p>
          </table:table-cell>
          <table:table-cell office:value-type="float" office:value="8.50526864512555" calcext:value-type="float">
            <text:p>8.50526864512555</text:p>
          </table:table-cell>
          <table:table-cell table:number-columns-repeated="2"/>
          <table:table-cell office:value-type="float" office:value="5404" calcext:value-type="float">
            <text:p>5404</text:p>
          </table:table-cell>
          <table:table-cell office:value-type="float" office:value="6516" calcext:value-type="float">
            <text:p>6516</text:p>
          </table:table-cell>
          <table:table-cell office:value-type="float" office:value="46472" calcext:value-type="float">
            <text:p>46472</text:p>
          </table:table-cell>
        </table:table-row>
        <table:table-row table:style-name="ro1">
          <table:table-cell/>
          <table:table-cell office:value-type="float" office:value="100.107327647478" calcext:value-type="float">
            <text:p>100.107327647478</text:p>
          </table:table-cell>
          <table:table-cell/>
          <table:table-cell office:value-type="float" office:value="-3.47570578738108" calcext:value-type="float">
            <text:p>-3.47570578738108</text:p>
          </table:table-cell>
          <table:table-cell/>
          <table:table-cell office:value-type="float" office:value="45821" calcext:value-type="float">
            <text:p>45821</text:p>
          </table:table-cell>
          <table:table-cell table:number-columns-repeated="3"/>
          <table:table-cell office:value-type="float" office:value="100.090816886614" calcext:value-type="float">
            <text:p>100.090816886614</text:p>
          </table:table-cell>
          <table:table-cell/>
          <table:table-cell office:value-type="float" office:value="0.595563596447661" calcext:value-type="float">
            <text:p>0.595563596447661</text:p>
          </table:table-cell>
          <table:table-cell/>
          <table:table-cell office:value-type="float" office:value="47749" calcext:value-type="float">
            <text:p>47749</text:p>
          </table:table-cell>
          <table:table-cell table:number-columns-repeated="3"/>
          <table:table-cell office:value-type="float" office:value="100.101433111047" calcext:value-type="float">
            <text:p>100.101433111047</text:p>
          </table:table-cell>
          <table:table-cell/>
          <table:table-cell office:value-type="float" office:value="1.76916530974625" calcext:value-type="float">
            <text:p>1.76916530974625</text:p>
          </table:table-cell>
          <table:table-cell/>
          <table:table-cell office:value-type="float" office:value="43896" calcext:value-type="float">
            <text:p>43896</text:p>
          </table:table-cell>
          <table:table-cell table:number-columns-repeated="3"/>
          <table:table-cell office:value-type="float" office:value="5.79611614810897" calcext:value-type="float">
            <text:p>5.79611614810897</text:p>
          </table:table-cell>
          <table:table-cell office:value-type="float" office:value="7.75077551301829" calcext:value-type="float">
            <text:p>7.75077551301829</text:p>
          </table:table-cell>
          <table:table-cell office:value-type="float" office:value="8.50947957600046" calcext:value-type="float">
            <text:p>8.50947957600046</text:p>
          </table:table-cell>
          <table:table-cell table:number-columns-repeated="2"/>
          <table:table-cell office:value-type="float" office:value="5424" calcext:value-type="float">
            <text:p>5424</text:p>
          </table:table-cell>
          <table:table-cell office:value-type="float" office:value="6518" calcext:value-type="float">
            <text:p>6518</text:p>
          </table:table-cell>
          <table:table-cell office:value-type="float" office:value="46598" calcext:value-type="float">
            <text:p>46598</text:p>
          </table:table-cell>
        </table:table-row>
        <table:table-row table:style-name="ro1">
          <table:table-cell/>
          <table:table-cell office:value-type="float" office:value="100.098964686918" calcext:value-type="float">
            <text:p>100.098964686918</text:p>
          </table:table-cell>
          <table:table-cell/>
          <table:table-cell office:value-type="float" office:value="-5.42065742386908" calcext:value-type="float">
            <text:p>-5.42065742386908</text:p>
          </table:table-cell>
          <table:table-cell/>
          <table:table-cell office:value-type="float" office:value="45926" calcext:value-type="float">
            <text:p>45926</text:p>
          </table:table-cell>
          <table:table-cell table:number-columns-repeated="3"/>
          <table:table-cell office:value-type="float" office:value="100.081336295682" calcext:value-type="float">
            <text:p>100.081336295682</text:p>
          </table:table-cell>
          <table:table-cell/>
          <table:table-cell office:value-type="float" office:value="-4.45607149379833" calcext:value-type="float">
            <text:p>-4.45607149379833</text:p>
          </table:table-cell>
          <table:table-cell/>
          <table:table-cell office:value-type="float" office:value="48238" calcext:value-type="float">
            <text:p>48238</text:p>
          </table:table-cell>
          <table:table-cell table:number-columns-repeated="3"/>
          <table:table-cell office:value-type="float" office:value="1.27029381162294" calcext:value-type="float">
            <text:p>1.27029381162294</text:p>
          </table:table-cell>
          <table:table-cell/>
          <table:table-cell office:value-type="float" office:value="-0.227594763886742" calcext:value-type="float">
            <text:p>-0.227594763886742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3"/>
          <table:table-cell office:value-type="float" office:value="5.80840854074794" calcext:value-type="float">
            <text:p>5.80840854074794</text:p>
          </table:table-cell>
          <table:table-cell office:value-type="float" office:value="7.75822864614523" calcext:value-type="float">
            <text:p>7.75822864614523</text:p>
          </table:table-cell>
          <table:table-cell office:value-type="float" office:value="8.51348987831719" calcext:value-type="float">
            <text:p>8.51348987831719</text:p>
          </table:table-cell>
          <table:table-cell table:number-columns-repeated="2"/>
          <table:table-cell office:value-type="float" office:value="5427" calcext:value-type="float">
            <text:p>5427</text:p>
          </table:table-cell>
          <table:table-cell office:value-type="float" office:value="6528" calcext:value-type="float">
            <text:p>6528</text:p>
          </table:table-cell>
          <table:table-cell office:value-type="float" office:value="46666" calcext:value-type="float">
            <text:p>46666</text:p>
          </table:table-cell>
        </table:table-row>
        <table:table-row table:style-name="ro1">
          <table:table-cell/>
          <table:table-cell office:value-type="float" office:value="100.094042588589" calcext:value-type="float">
            <text:p>100.094042588589</text:p>
          </table:table-cell>
          <table:table-cell/>
          <table:table-cell office:value-type="float" office:value="-8.15234966232481" calcext:value-type="float">
            <text:p>-8.15234966232481</text:p>
          </table:table-cell>
          <table:table-cell/>
          <table:table-cell office:value-type="float" office:value="46280" calcext:value-type="float">
            <text:p>46280</text:p>
          </table:table-cell>
          <table:table-cell table:number-columns-repeated="3"/>
          <table:table-cell office:value-type="float" office:value="5.57563301770528" calcext:value-type="float">
            <text:p>5.57563301770528</text:p>
          </table:table-cell>
          <table:table-cell/>
          <table:table-cell office:value-type="float" office:value="-0.240409240493389" calcext:value-type="float">
            <text:p>-0.24040924049338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5090757645727" calcext:value-type="float">
            <text:p>9.05090757645727</text:p>
          </table:table-cell>
          <table:table-cell/>
          <table:table-cell office:value-type="float" office:value="0.38411303010764" calcext:value-type="float">
            <text:p>0.38411303010764</text:p>
          </table:table-cell>
          <table:table-cell/>
          <table:table-cell office:value-type="float" office:value="7891" calcext:value-type="float">
            <text:p>7891</text:p>
          </table:table-cell>
          <table:table-cell table:number-columns-repeated="3"/>
          <table:table-cell office:value-type="float" office:value="5.86672291032409" calcext:value-type="float">
            <text:p>5.86672291032409</text:p>
          </table:table-cell>
          <table:table-cell office:value-type="float" office:value="7.75921339471915" calcext:value-type="float">
            <text:p>7.75921339471915</text:p>
          </table:table-cell>
          <table:table-cell office:value-type="float" office:value="8.5648304064871" calcext:value-type="float">
            <text:p>8.5648304064871</text:p>
          </table:table-cell>
          <table:table-cell table:number-columns-repeated="2"/>
          <table:table-cell office:value-type="float" office:value="5429" calcext:value-type="float">
            <text:p>5429</text:p>
          </table:table-cell>
          <table:table-cell office:value-type="float" office:value="6554" calcext:value-type="float">
            <text:p>6554</text:p>
          </table:table-cell>
          <table:table-cell office:value-type="float" office:value="46691" calcext:value-type="float">
            <text:p>46691</text:p>
          </table:table-cell>
        </table:table-row>
        <table:table-row table:style-name="ro1">
          <table:table-cell/>
          <table:table-cell office:value-type="float" office:value="100.108117625938" calcext:value-type="float">
            <text:p>100.108117625938</text:p>
          </table:table-cell>
          <table:table-cell/>
          <table:table-cell office:value-type="float" office:value="-4.5375033267335" calcext:value-type="float">
            <text:p>-4.5375033267335</text:p>
          </table:table-cell>
          <table:table-cell/>
          <table:table-cell office:value-type="float" office:value="45633" calcext:value-type="float">
            <text:p>45633</text:p>
          </table:table-cell>
          <table:table-cell table:number-columns-repeated="3"/>
          <table:table-cell office:value-type="float" office:value="81.0340290706581" calcext:value-type="float">
            <text:p>81.0340290706581</text:p>
          </table:table-cell>
          <table:table-cell/>
          <table:table-cell office:value-type="float" office:value="-2.46040543959481" calcext:value-type="float">
            <text:p>-2.4604054395948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77894008769242" calcext:value-type="float">
            <text:p>7.77894008769242</text:p>
          </table:table-cell>
          <table:table-cell/>
          <table:table-cell office:value-type="float" office:value="-0.461394961703943" calcext:value-type="float">
            <text:p>-0.461394961703943</text:p>
          </table:table-cell>
          <table:table-cell/>
          <table:table-cell office:value-type="float" office:value="6871" calcext:value-type="float">
            <text:p>6871</text:p>
          </table:table-cell>
          <table:table-cell table:number-columns-repeated="3"/>
          <table:table-cell office:value-type="float" office:value="5.87045273899731" calcext:value-type="float">
            <text:p>5.87045273899731</text:p>
          </table:table-cell>
          <table:table-cell office:value-type="float" office:value="7.77786675084369" calcext:value-type="float">
            <text:p>7.77786675084369</text:p>
          </table:table-cell>
          <table:table-cell office:value-type="float" office:value="8.58230291448945" calcext:value-type="float">
            <text:p>8.58230291448945</text:p>
          </table:table-cell>
          <table:table-cell table:number-columns-repeated="2"/>
          <table:table-cell office:value-type="float" office:value="5447" calcext:value-type="float">
            <text:p>5447</text:p>
          </table:table-cell>
          <table:table-cell office:value-type="float" office:value="6575" calcext:value-type="float">
            <text:p>6575</text:p>
          </table:table-cell>
          <table:table-cell office:value-type="float" office:value="46751" calcext:value-type="float">
            <text:p>46751</text:p>
          </table:table-cell>
        </table:table-row>
        <table:table-row table:style-name="ro1">
          <table:table-cell/>
          <table:table-cell office:value-type="float" office:value="100.096480279818" calcext:value-type="float">
            <text:p>100.096480279818</text:p>
          </table:table-cell>
          <table:table-cell/>
          <table:table-cell office:value-type="float" office:value="-4.6659203821439" calcext:value-type="float">
            <text:p>-4.6659203821439</text:p>
          </table:table-cell>
          <table:table-cell/>
          <table:table-cell office:value-type="float" office:value="45606" calcext:value-type="float">
            <text:p>45606</text:p>
          </table:table-cell>
          <table:table-cell table:number-columns-repeated="3"/>
          <table:table-cell office:value-type="float" office:value="100.083459015089" calcext:value-type="float">
            <text:p>100.083459015089</text:p>
          </table:table-cell>
          <table:table-cell/>
          <table:table-cell office:value-type="float" office:value="0.527592097269581" calcext:value-type="float">
            <text:p>0.527592097269581</text:p>
          </table:table-cell>
          <table:table-cell/>
          <table:table-cell office:value-type="float" office:value="48608" calcext:value-type="float">
            <text:p>48608</text:p>
          </table:table-cell>
          <table:table-cell table:number-columns-repeated="3"/>
          <table:table-cell office:value-type="float" office:value="100.099155226674" calcext:value-type="float">
            <text:p>100.099155226674</text:p>
          </table:table-cell>
          <table:table-cell/>
          <table:table-cell office:value-type="float" office:value="4.58976615432292" calcext:value-type="float">
            <text:p>4.58976615432292</text:p>
          </table:table-cell>
          <table:table-cell/>
          <table:table-cell office:value-type="float" office:value="46009" calcext:value-type="float">
            <text:p>46009</text:p>
          </table:table-cell>
          <table:table-cell table:number-columns-repeated="3"/>
          <table:table-cell office:value-type="float" office:value="5.87517117024061" calcext:value-type="float">
            <text:p>5.87517117024061</text:p>
          </table:table-cell>
          <table:table-cell office:value-type="float" office:value="7.819485393478" calcext:value-type="float">
            <text:p>7.819485393478</text:p>
          </table:table-cell>
          <table:table-cell office:value-type="float" office:value="8.63938175560309" calcext:value-type="float">
            <text:p>8.63938175560309</text:p>
          </table:table-cell>
          <table:table-cell table:number-columns-repeated="2"/>
          <table:table-cell office:value-type="float" office:value="5448" calcext:value-type="float">
            <text:p>5448</text:p>
          </table:table-cell>
          <table:table-cell office:value-type="float" office:value="6581" calcext:value-type="float">
            <text:p>6581</text:p>
          </table:table-cell>
          <table:table-cell office:value-type="float" office:value="46756" calcext:value-type="float">
            <text:p>46756</text:p>
          </table:table-cell>
        </table:table-row>
        <table:table-row table:style-name="ro1">
          <table:table-cell/>
          <table:table-cell office:value-type="float" office:value="100.102619103005" calcext:value-type="float">
            <text:p>100.102619103005</text:p>
          </table:table-cell>
          <table:table-cell/>
          <table:table-cell office:value-type="float" office:value="-5.29411263747913" calcext:value-type="float">
            <text:p>-5.29411263747913</text:p>
          </table:table-cell>
          <table:table-cell/>
          <table:table-cell office:value-type="float" office:value="45488" calcext:value-type="float">
            <text:p>45488</text:p>
          </table:table-cell>
          <table:table-cell table:number-columns-repeated="3"/>
          <table:table-cell office:value-type="float" office:value="3.34600152721277" calcext:value-type="float">
            <text:p>3.34600152721277</text:p>
          </table:table-cell>
          <table:table-cell/>
          <table:table-cell office:value-type="float" office:value="-0.0776853019005493" calcext:value-type="float">
            <text:p>-0.077685301900549</text:p>
          </table:table-cell>
          <table:table-cell/>
          <table:table-cell office:value-type="float" office:value="3007" calcext:value-type="float">
            <text:p>3007</text:p>
          </table:table-cell>
          <table:table-cell table:number-columns-repeated="3"/>
          <table:table-cell office:value-type="float" office:value="7.15781674002956" calcext:value-type="float">
            <text:p>7.15781674002956</text:p>
          </table:table-cell>
          <table:table-cell/>
          <table:table-cell office:value-type="float" office:value="-0.109532760691187" calcext:value-type="float">
            <text:p>-0.109532760691187</text:p>
          </table:table-cell>
          <table:table-cell/>
          <table:table-cell office:value-type="float" office:value="5283" calcext:value-type="float">
            <text:p>5283</text:p>
          </table:table-cell>
          <table:table-cell table:number-columns-repeated="3"/>
          <table:table-cell office:value-type="float" office:value="5.87678620124344" calcext:value-type="float">
            <text:p>5.87678620124344</text:p>
          </table:table-cell>
          <table:table-cell office:value-type="float" office:value="7.8761000094306" calcext:value-type="float">
            <text:p>7.8761000094306</text:p>
          </table:table-cell>
          <table:table-cell office:value-type="float" office:value="8.66717599388723" calcext:value-type="float">
            <text:p>8.66717599388723</text:p>
          </table:table-cell>
          <table:table-cell table:number-columns-repeated="2"/>
          <table:table-cell office:value-type="float" office:value="5451" calcext:value-type="float">
            <text:p>5451</text:p>
          </table:table-cell>
          <table:table-cell office:value-type="float" office:value="6589" calcext:value-type="float">
            <text:p>6589</text:p>
          </table:table-cell>
          <table:table-cell office:value-type="float" office:value="46759" calcext:value-type="float">
            <text:p>46759</text:p>
          </table:table-cell>
        </table:table-row>
        <table:table-row table:style-name="ro1">
          <table:table-cell/>
          <table:table-cell office:value-type="float" office:value="100.106990776582" calcext:value-type="float">
            <text:p>100.106990776582</text:p>
          </table:table-cell>
          <table:table-cell/>
          <table:table-cell office:value-type="float" office:value="-5.36998925038841" calcext:value-type="float">
            <text:p>-5.36998925038841</text:p>
          </table:table-cell>
          <table:table-cell/>
          <table:table-cell office:value-type="float" office:value="46571" calcext:value-type="float">
            <text:p>46571</text:p>
          </table:table-cell>
          <table:table-cell table:number-columns-repeated="3"/>
          <table:table-cell office:value-type="float" office:value="91.2248304917708" calcext:value-type="float">
            <text:p>91.2248304917708</text:p>
          </table:table-cell>
          <table:table-cell/>
          <table:table-cell office:value-type="float" office:value="0.275947971200449" calcext:value-type="float">
            <text:p>0.27594797120044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09112424989945" calcext:value-type="float">
            <text:p>6.09112424989945</text:p>
          </table:table-cell>
          <table:table-cell/>
          <table:table-cell office:value-type="float" office:value="0.483295166578545" calcext:value-type="float">
            <text:p>0.483295166578545</text:p>
          </table:table-cell>
          <table:table-cell/>
          <table:table-cell office:value-type="float" office:value="10348" calcext:value-type="float">
            <text:p>10348</text:p>
          </table:table-cell>
          <table:table-cell table:number-columns-repeated="3"/>
          <table:table-cell office:value-type="float" office:value="5.88456993510145" calcext:value-type="float">
            <text:p>5.88456993510145</text:p>
          </table:table-cell>
          <table:table-cell office:value-type="float" office:value="7.87624276334263" calcext:value-type="float">
            <text:p>7.87624276334263</text:p>
          </table:table-cell>
          <table:table-cell office:value-type="float" office:value="8.68793866134766" calcext:value-type="float">
            <text:p>8.68793866134766</text:p>
          </table:table-cell>
          <table:table-cell table:number-columns-repeated="2"/>
          <table:table-cell office:value-type="float" office:value="5454" calcext:value-type="float">
            <text:p>5454</text:p>
          </table:table-cell>
          <table:table-cell office:value-type="float" office:value="6599" calcext:value-type="float">
            <text:p>6599</text:p>
          </table:table-cell>
          <table:table-cell office:value-type="float" office:value="46810" calcext:value-type="float">
            <text:p>46810</text:p>
          </table:table-cell>
        </table:table-row>
        <table:table-row table:style-name="ro1">
          <table:table-cell/>
          <table:table-cell office:value-type="float" office:value="100.099229871265" calcext:value-type="float">
            <text:p>100.099229871265</text:p>
          </table:table-cell>
          <table:table-cell/>
          <table:table-cell office:value-type="float" office:value="-8.16252207587655" calcext:value-type="float">
            <text:p>-8.16252207587655</text:p>
          </table:table-cell>
          <table:table-cell/>
          <table:table-cell office:value-type="float" office:value="47250" calcext:value-type="float">
            <text:p>47250</text:p>
          </table:table-cell>
          <table:table-cell table:number-columns-repeated="3"/>
          <table:table-cell office:value-type="float" office:value="8.24167494420914" calcext:value-type="float">
            <text:p>8.24167494420914</text:p>
          </table:table-cell>
          <table:table-cell/>
          <table:table-cell office:value-type="float" office:value="-0.381562211207352" calcext:value-type="float">
            <text:p>-0.38156221120735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611047318" calcext:value-type="float">
            <text:p>100.10611047318</text:p>
          </table:table-cell>
          <table:table-cell/>
          <table:table-cell office:value-type="float" office:value="3.36219935047991" calcext:value-type="float">
            <text:p>3.36219935047991</text:p>
          </table:table-cell>
          <table:table-cell/>
          <table:table-cell office:value-type="float" office:value="46388" calcext:value-type="float">
            <text:p>46388</text:p>
          </table:table-cell>
          <table:table-cell table:number-columns-repeated="3"/>
          <table:table-cell office:value-type="float" office:value="5.9147671525878" calcext:value-type="float">
            <text:p>5.9147671525878</text:p>
          </table:table-cell>
          <table:table-cell office:value-type="float" office:value="7.96096182202174" calcext:value-type="float">
            <text:p>7.96096182202174</text:p>
          </table:table-cell>
          <table:table-cell office:value-type="float" office:value="8.70570491854452" calcext:value-type="float">
            <text:p>8.70570491854452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6605" calcext:value-type="float">
            <text:p>6605</text:p>
          </table:table-cell>
          <table:table-cell office:value-type="float" office:value="46819" calcext:value-type="float">
            <text:p>46819</text:p>
          </table:table-cell>
        </table:table-row>
        <table:table-row table:style-name="ro1">
          <table:table-cell/>
          <table:table-cell office:value-type="float" office:value="100.101291516826" calcext:value-type="float">
            <text:p>100.101291516826</text:p>
          </table:table-cell>
          <table:table-cell/>
          <table:table-cell office:value-type="float" office:value="-4.50960728861677" calcext:value-type="float">
            <text:p>-4.50960728861677</text:p>
          </table:table-cell>
          <table:table-cell/>
          <table:table-cell office:value-type="float" office:value="44622" calcext:value-type="float">
            <text:p>44622</text:p>
          </table:table-cell>
          <table:table-cell table:number-columns-repeated="3"/>
          <table:table-cell office:value-type="float" office:value="4.024108400992" calcext:value-type="float">
            <text:p>4.024108400992</text:p>
          </table:table-cell>
          <table:table-cell/>
          <table:table-cell office:value-type="float" office:value="-0.299492457336408" calcext:value-type="float">
            <text:p>-0.299492457336408</text:p>
          </table:table-cell>
          <table:table-cell/>
          <table:table-cell office:value-type="float" office:value="3132" calcext:value-type="float">
            <text:p>3132</text:p>
          </table:table-cell>
          <table:table-cell table:number-columns-repeated="3"/>
          <table:table-cell office:value-type="float" office:value="1.06159550789782" calcext:value-type="float">
            <text:p>1.06159550789782</text:p>
          </table:table-cell>
          <table:table-cell/>
          <table:table-cell office:value-type="float" office:value="0.505484551018785" calcext:value-type="float">
            <text:p>0.505484551018785</text:p>
          </table:table-cell>
          <table:table-cell/>
          <table:table-cell office:value-type="float" office:value="1746" calcext:value-type="float">
            <text:p>1746</text:p>
          </table:table-cell>
          <table:table-cell table:number-columns-repeated="3"/>
          <table:table-cell office:value-type="float" office:value="5.92614751745009" calcext:value-type="float">
            <text:p>5.92614751745009</text:p>
          </table:table-cell>
          <table:table-cell office:value-type="float" office:value="8.01616037526862" calcext:value-type="float">
            <text:p>8.01616037526862</text:p>
          </table:table-cell>
          <table:table-cell office:value-type="float" office:value="8.74020973167536" calcext:value-type="float">
            <text:p>8.74020973167536</text:p>
          </table:table-cell>
          <table:table-cell table:number-columns-repeated="2"/>
          <table:table-cell office:value-type="float" office:value="5477" calcext:value-type="float">
            <text:p>5477</text:p>
          </table:table-cell>
          <table:table-cell office:value-type="float" office:value="6621" calcext:value-type="float">
            <text:p>6621</text:p>
          </table:table-cell>
          <table:table-cell office:value-type="float" office:value="46840" calcext:value-type="float">
            <text:p>46840</text:p>
          </table:table-cell>
        </table:table-row>
        <table:table-row table:style-name="ro1">
          <table:table-cell/>
          <table:table-cell office:value-type="float" office:value="100.096829010817" calcext:value-type="float">
            <text:p>100.096829010817</text:p>
          </table:table-cell>
          <table:table-cell/>
          <table:table-cell office:value-type="float" office:value="-5.68635176659872" calcext:value-type="float">
            <text:p>-5.68635176659872</text:p>
          </table:table-cell>
          <table:table-cell/>
          <table:table-cell office:value-type="float" office:value="42971" calcext:value-type="float">
            <text:p>42971</text:p>
          </table:table-cell>
          <table:table-cell table:number-columns-repeated="3"/>
          <table:table-cell office:value-type="float" office:value="100.091069853562" calcext:value-type="float">
            <text:p>100.091069853562</text:p>
          </table:table-cell>
          <table:table-cell/>
          <table:table-cell office:value-type="float" office:value="2.62264975756052" calcext:value-type="float">
            <text:p>2.62264975756052</text:p>
          </table:table-cell>
          <table:table-cell/>
          <table:table-cell office:value-type="float" office:value="47293" calcext:value-type="float">
            <text:p>47293</text:p>
          </table:table-cell>
          <table:table-cell table:number-columns-repeated="3"/>
          <table:table-cell office:value-type="float" office:value="1.73720888889539" calcext:value-type="float">
            <text:p>1.73720888889539</text:p>
          </table:table-cell>
          <table:table-cell/>
          <table:table-cell office:value-type="float" office:value="0.490522547388193" calcext:value-type="float">
            <text:p>0.490522547388193</text:p>
          </table:table-cell>
          <table:table-cell/>
          <table:table-cell office:value-type="float" office:value="1690" calcext:value-type="float">
            <text:p>1690</text:p>
          </table:table-cell>
          <table:table-cell table:number-columns-repeated="3"/>
          <table:table-cell office:value-type="float" office:value="5.9618682779634" calcext:value-type="float">
            <text:p>5.9618682779634</text:p>
          </table:table-cell>
          <table:table-cell office:value-type="float" office:value="8.03711953193533" calcext:value-type="float">
            <text:p>8.03711953193533</text:p>
          </table:table-cell>
          <table:table-cell office:value-type="float" office:value="8.78379311109381" calcext:value-type="float">
            <text:p>8.78379311109381</text:p>
          </table:table-cell>
          <table:table-cell table:number-columns-repeated="2"/>
          <table:table-cell office:value-type="float" office:value="5491" calcext:value-type="float">
            <text:p>5491</text:p>
          </table:table-cell>
          <table:table-cell office:value-type="float" office:value="6624" calcext:value-type="float">
            <text:p>6624</text:p>
          </table:table-cell>
          <table:table-cell office:value-type="float" office:value="46852" calcext:value-type="float">
            <text:p>46852</text:p>
          </table:table-cell>
        </table:table-row>
        <table:table-row table:style-name="ro1">
          <table:table-cell/>
          <table:table-cell office:value-type="float" office:value="100.10160279987" calcext:value-type="float">
            <text:p>100.10160279987</text:p>
          </table:table-cell>
          <table:table-cell/>
          <table:table-cell office:value-type="float" office:value="-3.19813329535509" calcext:value-type="float">
            <text:p>-3.19813329535509</text:p>
          </table:table-cell>
          <table:table-cell/>
          <table:table-cell office:value-type="float" office:value="45914" calcext:value-type="float">
            <text:p>45914</text:p>
          </table:table-cell>
          <table:table-cell table:number-columns-repeated="3"/>
          <table:table-cell office:value-type="float" office:value="100.080355302951" calcext:value-type="float">
            <text:p>100.080355302951</text:p>
          </table:table-cell>
          <table:table-cell/>
          <table:table-cell office:value-type="float" office:value="-0.0133599732119376" calcext:value-type="float">
            <text:p>-0.013359973211938</text:p>
          </table:table-cell>
          <table:table-cell/>
          <table:table-cell office:value-type="float" office:value="47530" calcext:value-type="float">
            <text:p>47530</text:p>
          </table:table-cell>
          <table:table-cell table:number-columns-repeated="3"/>
          <table:table-cell office:value-type="float" office:value="7.16622069657174" calcext:value-type="float">
            <text:p>7.16622069657174</text:p>
          </table:table-cell>
          <table:table-cell/>
          <table:table-cell office:value-type="float" office:value="-0.311275165871876" calcext:value-type="float">
            <text:p>-0.311275165871876</text:p>
          </table:table-cell>
          <table:table-cell/>
          <table:table-cell office:value-type="float" office:value="5163" calcext:value-type="float">
            <text:p>5163</text:p>
          </table:table-cell>
          <table:table-cell table:number-columns-repeated="3"/>
          <table:table-cell office:value-type="float" office:value="5.971865109579" calcext:value-type="float">
            <text:p>5.971865109579</text:p>
          </table:table-cell>
          <table:table-cell office:value-type="float" office:value="8.06461219849122" calcext:value-type="float">
            <text:p>8.06461219849122</text:p>
          </table:table-cell>
          <table:table-cell office:value-type="float" office:value="8.90638039839884" calcext:value-type="float">
            <text:p>8.90638039839884</text:p>
          </table:table-cell>
          <table:table-cell table:number-columns-repeated="2"/>
          <table:table-cell office:value-type="float" office:value="5507" calcext:value-type="float">
            <text:p>5507</text:p>
          </table:table-cell>
          <table:table-cell office:value-type="float" office:value="6631" calcext:value-type="float">
            <text:p>6631</text:p>
          </table:table-cell>
          <table:table-cell office:value-type="float" office:value="46887" calcext:value-type="float">
            <text:p>46887</text:p>
          </table:table-cell>
        </table:table-row>
        <table:table-row table:style-name="ro1">
          <table:table-cell/>
          <table:table-cell office:value-type="float" office:value="100.091345985967" calcext:value-type="float">
            <text:p>100.091345985967</text:p>
          </table:table-cell>
          <table:table-cell/>
          <table:table-cell office:value-type="float" office:value="-5.65793117987395" calcext:value-type="float">
            <text:p>-5.65793117987395</text:p>
          </table:table-cell>
          <table:table-cell/>
          <table:table-cell office:value-type="float" office:value="46651" calcext:value-type="float">
            <text:p>46651</text:p>
          </table:table-cell>
          <table:table-cell table:number-columns-repeated="3"/>
          <table:table-cell office:value-type="float" office:value="5.64688415814255" calcext:value-type="float">
            <text:p>5.64688415814255</text:p>
          </table:table-cell>
          <table:table-cell/>
          <table:table-cell office:value-type="float" office:value="0.0495495338150312" calcext:value-type="float">
            <text:p>0.049549533815031</text:p>
          </table:table-cell>
          <table:table-cell/>
          <table:table-cell office:value-type="float" office:value="4531" calcext:value-type="float">
            <text:p>4531</text:p>
          </table:table-cell>
          <table:table-cell table:number-columns-repeated="3"/>
          <table:table-cell office:value-type="float" office:value="2.662782250491" calcext:value-type="float">
            <text:p>2.662782250491</text:p>
          </table:table-cell>
          <table:table-cell/>
          <table:table-cell office:value-type="float" office:value="-0.0470799755277944" calcext:value-type="float">
            <text:p>-0.047079975527794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3"/>
          <table:table-cell office:value-type="float" office:value="5.97790763410597" calcext:value-type="float">
            <text:p>5.97790763410597</text:p>
          </table:table-cell>
          <table:table-cell office:value-type="float" office:value="8.09453463774525" calcext:value-type="float">
            <text:p>8.09453463774525</text:p>
          </table:table-cell>
          <table:table-cell office:value-type="float" office:value="8.91016102952181" calcext:value-type="float">
            <text:p>8.91016102952181</text:p>
          </table:table-cell>
          <table:table-cell table:number-columns-repeated="2"/>
          <table:table-cell office:value-type="float" office:value="5521" calcext:value-type="float">
            <text:p>5521</text:p>
          </table:table-cell>
          <table:table-cell office:value-type="float" office:value="6681" calcext:value-type="float">
            <text:p>6681</text:p>
          </table:table-cell>
          <table:table-cell office:value-type="float" office:value="46894" calcext:value-type="float">
            <text:p>46894</text:p>
          </table:table-cell>
        </table:table-row>
        <table:table-row table:style-name="ro1">
          <table:table-cell/>
          <table:table-cell office:value-type="float" office:value="1.49810499733598" calcext:value-type="float">
            <text:p>1.49810499733598</text:p>
          </table:table-cell>
          <table:table-cell/>
          <table:table-cell office:value-type="float" office:value="0.0325533699467283" calcext:value-type="float">
            <text:p>0.032553369946728</text:p>
          </table:table-cell>
          <table:table-cell/>
          <table:table-cell office:value-type="float" office:value="1569" calcext:value-type="float">
            <text:p>1569</text:p>
          </table:table-cell>
          <table:table-cell table:number-columns-repeated="3"/>
          <table:table-cell office:value-type="float" office:value="100.086617793526" calcext:value-type="float">
            <text:p>100.086617793526</text:p>
          </table:table-cell>
          <table:table-cell/>
          <table:table-cell office:value-type="float" office:value="0.984901790610102" calcext:value-type="float">
            <text:p>0.984901790610102</text:p>
          </table:table-cell>
          <table:table-cell/>
          <table:table-cell office:value-type="float" office:value="48630" calcext:value-type="float">
            <text:p>48630</text:p>
          </table:table-cell>
          <table:table-cell table:number-columns-repeated="3"/>
          <table:table-cell office:value-type="float" office:value="100.120063484304" calcext:value-type="float">
            <text:p>100.120063484304</text:p>
          </table:table-cell>
          <table:table-cell/>
          <table:table-cell office:value-type="float" office:value="8.01077834881093" calcext:value-type="float">
            <text:p>8.01077834881093</text:p>
          </table:table-cell>
          <table:table-cell/>
          <table:table-cell office:value-type="float" office:value="46146" calcext:value-type="float">
            <text:p>46146</text:p>
          </table:table-cell>
          <table:table-cell table:number-columns-repeated="3"/>
          <table:table-cell office:value-type="float" office:value="5.978897808227" calcext:value-type="float">
            <text:p>5.978897808227</text:p>
          </table:table-cell>
          <table:table-cell office:value-type="float" office:value="8.12640766198651" calcext:value-type="float">
            <text:p>8.12640766198651</text:p>
          </table:table-cell>
          <table:table-cell office:value-type="float" office:value="8.91354274210488" calcext:value-type="float">
            <text:p>8.91354274210488</text:p>
          </table:table-cell>
          <table:table-cell table:number-columns-repeated="2"/>
          <table:table-cell office:value-type="float" office:value="5522" calcext:value-type="float">
            <text:p>5522</text:p>
          </table:table-cell>
          <table:table-cell office:value-type="float" office:value="6688" calcext:value-type="float">
            <text:p>6688</text:p>
          </table:table-cell>
          <table:table-cell office:value-type="float" office:value="46936" calcext:value-type="float">
            <text:p>46936</text:p>
          </table:table-cell>
        </table:table-row>
        <table:table-row table:style-name="ro1">
          <table:table-cell/>
          <table:table-cell office:value-type="float" office:value="100.101358822349" calcext:value-type="float">
            <text:p>100.101358822349</text:p>
          </table:table-cell>
          <table:table-cell/>
          <table:table-cell office:value-type="float" office:value="-4.8538614067923" calcext:value-type="float">
            <text:p>-4.8538614067923</text:p>
          </table:table-cell>
          <table:table-cell/>
          <table:table-cell office:value-type="float" office:value="48464" calcext:value-type="float">
            <text:p>48464</text:p>
          </table:table-cell>
          <table:table-cell table:number-columns-repeated="3"/>
          <table:table-cell office:value-type="float" office:value="1.20955955420169" calcext:value-type="float">
            <text:p>1.20955955420169</text:p>
          </table:table-cell>
          <table:table-cell/>
          <table:table-cell office:value-type="float" office:value="-0.0629116187156496" calcext:value-type="float">
            <text:p>-0.0629116187156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16062827981408" calcext:value-type="float">
            <text:p>1.16062827981408</text:p>
          </table:table-cell>
          <table:table-cell/>
          <table:table-cell office:value-type="float" office:value="0.133380202172534" calcext:value-type="float">
            <text:p>0.133380202172534</text:p>
          </table:table-cell>
          <table:table-cell/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5.9832998036475" calcext:value-type="float">
            <text:p>5.9832998036475</text:p>
          </table:table-cell>
          <table:table-cell office:value-type="float" office:value="8.17425392681319" calcext:value-type="float">
            <text:p>8.17425392681319</text:p>
          </table:table-cell>
          <table:table-cell office:value-type="float" office:value="8.92325377695234" calcext:value-type="float">
            <text:p>8.92325377695234</text:p>
          </table:table-cell>
          <table:table-cell table:number-columns-repeated="2"/>
          <table:table-cell office:value-type="float" office:value="5563" calcext:value-type="float">
            <text:p>5563</text:p>
          </table:table-cell>
          <table:table-cell office:value-type="float" office:value="6692" calcext:value-type="float">
            <text:p>6692</text:p>
          </table:table-cell>
          <table:table-cell office:value-type="float" office:value="46965" calcext:value-type="float">
            <text:p>46965</text:p>
          </table:table-cell>
        </table:table-row>
        <table:table-row table:style-name="ro1">
          <table:table-cell/>
          <table:table-cell office:value-type="float" office:value="100.110437673953" calcext:value-type="float">
            <text:p>100.110437673953</text:p>
          </table:table-cell>
          <table:table-cell/>
          <table:table-cell office:value-type="float" office:value="-3.92079716019303" calcext:value-type="float">
            <text:p>-3.92079716019303</text:p>
          </table:table-cell>
          <table:table-cell/>
          <table:table-cell office:value-type="float" office:value="45502" calcext:value-type="float">
            <text:p>45502</text:p>
          </table:table-cell>
          <table:table-cell table:number-columns-repeated="3"/>
          <table:table-cell office:value-type="float" office:value="100.090467644389" calcext:value-type="float">
            <text:p>100.090467644389</text:p>
          </table:table-cell>
          <table:table-cell/>
          <table:table-cell office:value-type="float" office:value="-2.71849694856832" calcext:value-type="float">
            <text:p>-2.71849694856832</text:p>
          </table:table-cell>
          <table:table-cell/>
          <table:table-cell office:value-type="float" office:value="48269" calcext:value-type="float">
            <text:p>48269</text:p>
          </table:table-cell>
          <table:table-cell table:number-columns-repeated="3"/>
          <table:table-cell office:value-type="float" office:value="6.75661223736665" calcext:value-type="float">
            <text:p>6.75661223736665</text:p>
          </table:table-cell>
          <table:table-cell/>
          <table:table-cell office:value-type="float" office:value="0.187268155346671" calcext:value-type="float">
            <text:p>0.187268155346671</text:p>
          </table:table-cell>
          <table:table-cell/>
          <table:table-cell office:value-type="float" office:value="5095" calcext:value-type="float">
            <text:p>5095</text:p>
          </table:table-cell>
          <table:table-cell table:number-columns-repeated="3"/>
          <table:table-cell office:value-type="float" office:value="5.99880269294092" calcext:value-type="float">
            <text:p>5.99880269294092</text:p>
          </table:table-cell>
          <table:table-cell office:value-type="float" office:value="8.19525387223263" calcext:value-type="float">
            <text:p>8.19525387223263</text:p>
          </table:table-cell>
          <table:table-cell office:value-type="float" office:value="8.96093600626108" calcext:value-type="float">
            <text:p>8.96093600626108</text:p>
          </table:table-cell>
          <table:table-cell table:number-columns-repeated="2"/>
          <table:table-cell office:value-type="float" office:value="5586" calcext:value-type="float">
            <text:p>5586</text:p>
          </table:table-cell>
          <table:table-cell office:value-type="float" office:value="6698" calcext:value-type="float">
            <text:p>6698</text:p>
          </table:table-cell>
          <table:table-cell office:value-type="float" office:value="46984" calcext:value-type="float">
            <text:p>46984</text:p>
          </table:table-cell>
        </table:table-row>
        <table:table-row table:style-name="ro1">
          <table:table-cell/>
          <table:table-cell office:value-type="float" office:value="1.41168282070857" calcext:value-type="float">
            <text:p>1.41168282070857</text:p>
          </table:table-cell>
          <table:table-cell/>
          <table:table-cell office:value-type="float" office:value="-0.177298839291583" calcext:value-type="float">
            <text:p>-0.177298839291583</text:p>
          </table:table-cell>
          <table:table-cell/>
          <table:table-cell office:value-type="float" office:value="4999" calcext:value-type="float">
            <text:p>4999</text:p>
          </table:table-cell>
          <table:table-cell table:number-columns-repeated="3"/>
          <table:table-cell office:value-type="float" office:value="1.3501156689714" calcext:value-type="float">
            <text:p>1.3501156689714</text:p>
          </table:table-cell>
          <table:table-cell/>
          <table:table-cell office:value-type="float" office:value="-0.165574003299861" calcext:value-type="float">
            <text:p>-0.165574003299861</text:p>
          </table:table-cell>
          <table:table-cell/>
          <table:table-cell office:value-type="float" office:value="29091" calcext:value-type="float">
            <text:p>29091</text:p>
          </table:table-cell>
          <table:table-cell table:number-columns-repeated="3"/>
          <table:table-cell office:value-type="float" office:value="100.099780122397" calcext:value-type="float">
            <text:p>100.099780122397</text:p>
          </table:table-cell>
          <table:table-cell/>
          <table:table-cell office:value-type="float" office:value="6.68355361872377" calcext:value-type="float">
            <text:p>6.68355361872377</text:p>
          </table:table-cell>
          <table:table-cell/>
          <table:table-cell office:value-type="float" office:value="46214" calcext:value-type="float">
            <text:p>46214</text:p>
          </table:table-cell>
          <table:table-cell table:number-columns-repeated="3"/>
          <table:table-cell office:value-type="float" office:value="6.01667605408741" calcext:value-type="float">
            <text:p>6.01667605408741</text:p>
          </table:table-cell>
          <table:table-cell office:value-type="float" office:value="8.19872677473121" calcext:value-type="float">
            <text:p>8.19872677473121</text:p>
          </table:table-cell>
          <table:table-cell office:value-type="float" office:value="8.96532652338357" calcext:value-type="float">
            <text:p>8.96532652338357</text:p>
          </table:table-cell>
          <table:table-cell table:number-columns-repeated="2"/>
          <table:table-cell office:value-type="float" office:value="5605" calcext:value-type="float">
            <text:p>5605</text:p>
          </table:table-cell>
          <table:table-cell office:value-type="float" office:value="6700" calcext:value-type="float">
            <text:p>6700</text:p>
          </table:table-cell>
          <table:table-cell office:value-type="float" office:value="47015" calcext:value-type="float">
            <text:p>47015</text:p>
          </table:table-cell>
        </table:table-row>
        <table:table-row table:style-name="ro1">
          <table:table-cell/>
          <table:table-cell office:value-type="float" office:value="8.79173095313148" calcext:value-type="float">
            <text:p>8.79173095313148</text:p>
          </table:table-cell>
          <table:table-cell/>
          <table:table-cell office:value-type="float" office:value="-0.477874860339009" calcext:value-type="float">
            <text:p>-0.477874860339009</text:p>
          </table:table-cell>
          <table:table-cell/>
          <table:table-cell office:value-type="float" office:value="6516" calcext:value-type="float">
            <text:p>6516</text:p>
          </table:table-cell>
          <table:table-cell table:number-columns-repeated="3"/>
          <table:table-cell office:value-type="float" office:value="3.51324528987038" calcext:value-type="float">
            <text:p>3.51324528987038</text:p>
          </table:table-cell>
          <table:table-cell/>
          <table:table-cell office:value-type="float" office:value="0.0157072760851032" calcext:value-type="float">
            <text:p>0.015707276085103</text:p>
          </table:table-cell>
          <table:table-cell/>
          <table:table-cell office:value-type="float" office:value="3673" calcext:value-type="float">
            <text:p>3673</text:p>
          </table:table-cell>
          <table:table-cell table:number-columns-repeated="3"/>
          <table:table-cell office:value-type="float" office:value="3.82285417706115" calcext:value-type="float">
            <text:p>3.82285417706115</text:p>
          </table:table-cell>
          <table:table-cell/>
          <table:table-cell office:value-type="float" office:value="-0.0606160801075733" calcext:value-type="float">
            <text:p>-0.060616080107573</text:p>
          </table:table-cell>
          <table:table-cell/>
          <table:table-cell office:value-type="float" office:value="4430" calcext:value-type="float">
            <text:p>4430</text:p>
          </table:table-cell>
          <table:table-cell table:number-columns-repeated="3"/>
          <table:table-cell office:value-type="float" office:value="6.0260282484651" calcext:value-type="float">
            <text:p>6.0260282484651</text:p>
          </table:table-cell>
          <table:table-cell office:value-type="float" office:value="8.23851802868521" calcext:value-type="float">
            <text:p>8.23851802868521</text:p>
          </table:table-cell>
          <table:table-cell office:value-type="float" office:value="8.96735427934355" calcext:value-type="float">
            <text:p>8.96735427934355</text:p>
          </table:table-cell>
          <table:table-cell table:number-columns-repeated="2"/>
          <table:table-cell office:value-type="float" office:value="5607" calcext:value-type="float">
            <text:p>5607</text:p>
          </table:table-cell>
          <table:table-cell office:value-type="float" office:value="6717" calcext:value-type="float">
            <text:p>6717</text:p>
          </table:table-cell>
          <table:table-cell office:value-type="float" office:value="47081" calcext:value-type="float">
            <text:p>47081</text:p>
          </table:table-cell>
        </table:table-row>
        <table:table-row table:style-name="ro1">
          <table:table-cell/>
          <table:table-cell office:value-type="float" office:value="6.88253512529375" calcext:value-type="float">
            <text:p>6.88253512529375</text:p>
          </table:table-cell>
          <table:table-cell/>
          <table:table-cell office:value-type="float" office:value="-0.624437249768946" calcext:value-type="float">
            <text:p>-0.624437249768946</text:p>
          </table:table-cell>
          <table:table-cell/>
          <table:table-cell office:value-type="float" office:value="5512" calcext:value-type="float">
            <text:p>5512</text:p>
          </table:table-cell>
          <table:table-cell table:number-columns-repeated="3"/>
          <table:table-cell office:value-type="float" office:value="1.21343634571763" calcext:value-type="float">
            <text:p>1.21343634571763</text:p>
          </table:table-cell>
          <table:table-cell/>
          <table:table-cell office:value-type="float" office:value="0.234996161332096" calcext:value-type="float">
            <text:p>0.23499616133209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3880438445" calcext:value-type="float">
            <text:p>100.113880438445</text:p>
          </table:table-cell>
          <table:table-cell/>
          <table:table-cell office:value-type="float" office:value="-0.847891941833292" calcext:value-type="float">
            <text:p>-0.847891941833292</text:p>
          </table:table-cell>
          <table:table-cell/>
          <table:table-cell office:value-type="float" office:value="44569" calcext:value-type="float">
            <text:p>44569</text:p>
          </table:table-cell>
          <table:table-cell table:number-columns-repeated="3"/>
          <table:table-cell office:value-type="float" office:value="6.02947636070103" calcext:value-type="float">
            <text:p>6.02947636070103</text:p>
          </table:table-cell>
          <table:table-cell office:value-type="float" office:value="8.24007780022017" calcext:value-type="float">
            <text:p>8.24007780022017</text:p>
          </table:table-cell>
          <table:table-cell office:value-type="float" office:value="8.96979929631031" calcext:value-type="float">
            <text:p>8.96979929631031</text:p>
          </table:table-cell>
          <table:table-cell table:number-columns-repeated="2"/>
          <table:table-cell office:value-type="float" office:value="5615" calcext:value-type="float">
            <text:p>5615</text:p>
          </table:table-cell>
          <table:table-cell office:value-type="float" office:value="6724" calcext:value-type="float">
            <text:p>6724</text:p>
          </table:table-cell>
          <table:table-cell office:value-type="float" office:value="47088" calcext:value-type="float">
            <text:p>47088</text:p>
          </table:table-cell>
        </table:table-row>
        <table:table-row table:style-name="ro1">
          <table:table-cell/>
          <table:table-cell office:value-type="float" office:value="6.92377221609355" calcext:value-type="float">
            <text:p>6.92377221609355</text:p>
          </table:table-cell>
          <table:table-cell/>
          <table:table-cell office:value-type="float" office:value="-0.662514775741518" calcext:value-type="float">
            <text:p>-0.662514775741518</text:p>
          </table:table-cell>
          <table:table-cell/>
          <table:table-cell office:value-type="float" office:value="5453" calcext:value-type="float">
            <text:p>5453</text:p>
          </table:table-cell>
          <table:table-cell table:number-columns-repeated="3"/>
          <table:table-cell office:value-type="float" office:value="90.3515011692105" calcext:value-type="float">
            <text:p>90.3515011692105</text:p>
          </table:table-cell>
          <table:table-cell/>
          <table:table-cell office:value-type="float" office:value="-3.5594131859292" calcext:value-type="float">
            <text:p>-3.559413185929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5906211264642" calcext:value-type="float">
            <text:p>9.05906211264642</text:p>
          </table:table-cell>
          <table:table-cell/>
          <table:table-cell office:value-type="float" office:value="-0.661827468932462" calcext:value-type="float">
            <text:p>-0.661827468932462</text:p>
          </table:table-cell>
          <table:table-cell/>
          <table:table-cell office:value-type="float" office:value="7715" calcext:value-type="float">
            <text:p>7715</text:p>
          </table:table-cell>
          <table:table-cell table:number-columns-repeated="3"/>
          <table:table-cell office:value-type="float" office:value="6.05766854662729" calcext:value-type="float">
            <text:p>6.05766854662729</text:p>
          </table:table-cell>
          <table:table-cell office:value-type="float" office:value="8.24027883295612" calcext:value-type="float">
            <text:p>8.24027883295612</text:p>
          </table:table-cell>
          <table:table-cell office:value-type="float" office:value="8.97002138591008" calcext:value-type="float">
            <text:p>8.97002138591008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6742" calcext:value-type="float">
            <text:p>6742</text:p>
          </table:table-cell>
          <table:table-cell office:value-type="float" office:value="47095" calcext:value-type="float">
            <text:p>47095</text:p>
          </table:table-cell>
        </table:table-row>
        <table:table-row table:style-name="ro1">
          <table:table-cell/>
          <table:table-cell office:value-type="float" office:value="2.49105052351017" calcext:value-type="float">
            <text:p>2.49105052351017</text:p>
          </table:table-cell>
          <table:table-cell/>
          <table:table-cell office:value-type="float" office:value="-0.371702566559217" calcext:value-type="float">
            <text:p>-0.371702566559217</text:p>
          </table:table-cell>
          <table:table-cell/>
          <table:table-cell office:value-type="float" office:value="1588" calcext:value-type="float">
            <text:p>1588</text:p>
          </table:table-cell>
          <table:table-cell table:number-columns-repeated="3"/>
          <table:table-cell office:value-type="float" office:value="98.7416144890395" calcext:value-type="float">
            <text:p>98.7416144890395</text:p>
          </table:table-cell>
          <table:table-cell/>
          <table:table-cell office:value-type="float" office:value="-2.84388585499439" calcext:value-type="float">
            <text:p>-2.8438858549943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803237418552094" calcext:value-type="float">
            <text:p>0.803237418552094</text:p>
          </table:table-cell>
          <table:table-cell/>
          <table:table-cell office:value-type="float" office:value="0.110887846158658" calcext:value-type="float">
            <text:p>0.110887846158658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6.08425568847379" calcext:value-type="float">
            <text:p>6.08425568847379</text:p>
          </table:table-cell>
          <table:table-cell office:value-type="float" office:value="8.26470305612296" calcext:value-type="float">
            <text:p>8.26470305612296</text:p>
          </table:table-cell>
          <table:table-cell office:value-type="float" office:value="8.97274808424027" calcext:value-type="float">
            <text:p>8.97274808424027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6747" calcext:value-type="float">
            <text:p>6747</text:p>
          </table:table-cell>
          <table:table-cell office:value-type="float" office:value="47101" calcext:value-type="float">
            <text:p>47101</text:p>
          </table:table-cell>
        </table:table-row>
        <table:table-row table:style-name="ro1">
          <table:table-cell/>
          <table:table-cell office:value-type="float" office:value="100.096824750239" calcext:value-type="float">
            <text:p>100.096824750239</text:p>
          </table:table-cell>
          <table:table-cell/>
          <table:table-cell office:value-type="float" office:value="-5.88819834947898" calcext:value-type="float">
            <text:p>-5.88819834947898</text:p>
          </table:table-cell>
          <table:table-cell/>
          <table:table-cell office:value-type="float" office:value="44354" calcext:value-type="float">
            <text:p>44354</text:p>
          </table:table-cell>
          <table:table-cell table:number-columns-repeated="3"/>
          <table:table-cell office:value-type="float" office:value="5.32882956248167" calcext:value-type="float">
            <text:p>5.32882956248167</text:p>
          </table:table-cell>
          <table:table-cell/>
          <table:table-cell office:value-type="float" office:value="-0.315112483624018" calcext:value-type="float">
            <text:p>-0.315112483624018</text:p>
          </table:table-cell>
          <table:table-cell/>
          <table:table-cell office:value-type="float" office:value="4493" calcext:value-type="float">
            <text:p>4493</text:p>
          </table:table-cell>
          <table:table-cell table:number-columns-repeated="3"/>
          <table:table-cell office:value-type="float" office:value="100.109464418382" calcext:value-type="float">
            <text:p>100.109464418382</text:p>
          </table:table-cell>
          <table:table-cell/>
          <table:table-cell office:value-type="float" office:value="-5.47564369351554" calcext:value-type="float">
            <text:p>-5.47564369351554</text:p>
          </table:table-cell>
          <table:table-cell/>
          <table:table-cell office:value-type="float" office:value="46303" calcext:value-type="float">
            <text:p>46303</text:p>
          </table:table-cell>
          <table:table-cell table:number-columns-repeated="3"/>
          <table:table-cell office:value-type="float" office:value="6.09112424989945" calcext:value-type="float">
            <text:p>6.09112424989945</text:p>
          </table:table-cell>
          <table:table-cell office:value-type="float" office:value="8.26563575008802" calcext:value-type="float">
            <text:p>8.26563575008802</text:p>
          </table:table-cell>
          <table:table-cell office:value-type="float" office:value="8.97373379357431" calcext:value-type="float">
            <text:p>8.97373379357431</text:p>
          </table:table-cell>
          <table:table-cell table:number-columns-repeated="2"/>
          <table:table-cell office:value-type="float" office:value="5659" calcext:value-type="float">
            <text:p>5659</text:p>
          </table:table-cell>
          <table:table-cell office:value-type="float" office:value="6749" calcext:value-type="float">
            <text:p>6749</text:p>
          </table:table-cell>
          <table:table-cell office:value-type="float" office:value="47150" calcext:value-type="float">
            <text:p>47150</text:p>
          </table:table-cell>
        </table:table-row>
        <table:table-row table:style-name="ro1">
          <table:table-cell/>
          <table:table-cell office:value-type="float" office:value="3.34774549228048" calcext:value-type="float">
            <text:p>3.34774549228048</text:p>
          </table:table-cell>
          <table:table-cell/>
          <table:table-cell office:value-type="float" office:value="-0.311213872183209" calcext:value-type="float">
            <text:p>-0.311213872183209</text:p>
          </table:table-cell>
          <table:table-cell/>
          <table:table-cell office:value-type="float" office:value="2519" calcext:value-type="float">
            <text:p>2519</text:p>
          </table:table-cell>
          <table:table-cell table:number-columns-repeated="3"/>
          <table:table-cell office:value-type="float" office:value="2.27412590720702" calcext:value-type="float">
            <text:p>2.27412590720702</text:p>
          </table:table-cell>
          <table:table-cell/>
          <table:table-cell office:value-type="float" office:value="0.0528759864286339" calcext:value-type="float">
            <text:p>0.052875986428634</text:p>
          </table:table-cell>
          <table:table-cell/>
          <table:table-cell office:value-type="float" office:value="3043" calcext:value-type="float">
            <text:p>3043</text:p>
          </table:table-cell>
          <table:table-cell table:number-columns-repeated="3"/>
          <table:table-cell office:value-type="float" office:value="9.01226970584617" calcext:value-type="float">
            <text:p>9.01226970584617</text:p>
          </table:table-cell>
          <table:table-cell/>
          <table:table-cell office:value-type="float" office:value="1.01160483986968" calcext:value-type="float">
            <text:p>1.01160483986968</text:p>
          </table:table-cell>
          <table:table-cell/>
          <table:table-cell office:value-type="float" office:value="6991" calcext:value-type="float">
            <text:p>6991</text:p>
          </table:table-cell>
          <table:table-cell table:number-columns-repeated="3"/>
          <table:table-cell office:value-type="float" office:value="6.0978667690129" calcext:value-type="float">
            <text:p>6.0978667690129</text:p>
          </table:table-cell>
          <table:table-cell office:value-type="float" office:value="8.27632538509033" calcext:value-type="float">
            <text:p>8.27632538509033</text:p>
          </table:table-cell>
          <table:table-cell office:value-type="float" office:value="8.97384321127218" calcext:value-type="float">
            <text:p>8.97384321127218</text:p>
          </table:table-cell>
          <table:table-cell table:number-columns-repeated="2"/>
          <table:table-cell office:value-type="float" office:value="5662" calcext:value-type="float">
            <text:p>5662</text:p>
          </table:table-cell>
          <table:table-cell office:value-type="float" office:value="6853" calcext:value-type="float">
            <text:p>6853</text:p>
          </table:table-cell>
          <table:table-cell office:value-type="float" office:value="47152" calcext:value-type="float">
            <text:p>47152</text:p>
          </table:table-cell>
        </table:table-row>
        <table:table-row table:style-name="ro1">
          <table:table-cell/>
          <table:table-cell office:value-type="float" office:value="0.0716507451614568" calcext:value-type="float">
            <text:p>0.071650745161457</text:p>
          </table:table-cell>
          <table:table-cell/>
          <table:table-cell office:value-type="float" office:value="0.0561327815011973" calcext:value-type="float">
            <text:p>0.056132781501197</text:p>
          </table:table-cell>
          <table:table-cell/>
          <table:table-cell office:value-type="float" office:value="2783" calcext:value-type="float">
            <text:p>2783</text:p>
          </table:table-cell>
          <table:table-cell table:number-columns-repeated="3"/>
          <table:table-cell office:value-type="float" office:value="0.201100610823538" calcext:value-type="float">
            <text:p>0.201100610823538</text:p>
          </table:table-cell>
          <table:table-cell/>
          <table:table-cell office:value-type="float" office:value="-0.181352841687104" calcext:value-type="float">
            <text:p>-0.181352841687104</text:p>
          </table:table-cell>
          <table:table-cell/>
          <table:table-cell office:value-type="float" office:value="2730" calcext:value-type="float">
            <text:p>2730</text:p>
          </table:table-cell>
          <table:table-cell table:number-columns-repeated="3"/>
          <table:table-cell office:value-type="float" office:value="0.0753992482650146" calcext:value-type="float">
            <text:p>0.075399248265015</text:p>
          </table:table-cell>
          <table:table-cell/>
          <table:table-cell office:value-type="float" office:value="0.04236445436257" calcext:value-type="float">
            <text:p>0.04236445436257</text:p>
          </table:table-cell>
          <table:table-cell/>
          <table:table-cell office:value-type="float" office:value="41881" calcext:value-type="float">
            <text:p>41881</text:p>
          </table:table-cell>
          <table:table-cell table:number-columns-repeated="3"/>
          <table:table-cell office:value-type="float" office:value="6.1102483396204" calcext:value-type="float">
            <text:p>6.1102483396204</text:p>
          </table:table-cell>
          <table:table-cell office:value-type="float" office:value="8.3582386104742" calcext:value-type="float">
            <text:p>8.3582386104742</text:p>
          </table:table-cell>
          <table:table-cell office:value-type="float" office:value="8.97436823797688" calcext:value-type="float">
            <text:p>8.97436823797688</text:p>
          </table:table-cell>
          <table:table-cell table:number-columns-repeated="2"/>
          <table:table-cell office:value-type="float" office:value="5669" calcext:value-type="float">
            <text:p>5669</text:p>
          </table:table-cell>
          <table:table-cell office:value-type="float" office:value="6858" calcext:value-type="float">
            <text:p>6858</text:p>
          </table:table-cell>
          <table:table-cell office:value-type="float" office:value="47183" calcext:value-type="float">
            <text:p>47183</text:p>
          </table:table-cell>
        </table:table-row>
        <table:table-row table:style-name="ro1">
          <table:table-cell/>
          <table:table-cell office:value-type="float" office:value="100.08978942818" calcext:value-type="float">
            <text:p>100.08978942818</text:p>
          </table:table-cell>
          <table:table-cell/>
          <table:table-cell office:value-type="float" office:value="-3.62854134375463" calcext:value-type="float">
            <text:p>-3.62854134375463</text:p>
          </table:table-cell>
          <table:table-cell/>
          <table:table-cell office:value-type="float" office:value="47785" calcext:value-type="float">
            <text:p>47785</text:p>
          </table:table-cell>
          <table:table-cell table:number-columns-repeated="3"/>
          <table:table-cell office:value-type="float" office:value="100.088750289584" calcext:value-type="float">
            <text:p>100.088750289584</text:p>
          </table:table-cell>
          <table:table-cell/>
          <table:table-cell office:value-type="float" office:value="-0.599195882742116" calcext:value-type="float">
            <text:p>-0.599195882742116</text:p>
          </table:table-cell>
          <table:table-cell/>
          <table:table-cell office:value-type="float" office:value="48374" calcext:value-type="float">
            <text:p>48374</text:p>
          </table:table-cell>
          <table:table-cell table:number-columns-repeated="3"/>
          <table:table-cell office:value-type="float" office:value="1.23900237358639" calcext:value-type="float">
            <text:p>1.23900237358639</text:p>
          </table:table-cell>
          <table:table-cell/>
          <table:table-cell office:value-type="float" office:value="-0.245663660654846" calcext:value-type="float">
            <text:p>-0.245663660654846</text:p>
          </table:table-cell>
          <table:table-cell/>
          <table:table-cell office:value-type="float" office:value="1116" calcext:value-type="float">
            <text:p>1116</text:p>
          </table:table-cell>
          <table:table-cell table:number-columns-repeated="3"/>
          <table:table-cell office:value-type="float" office:value="6.11161451707616" calcext:value-type="float">
            <text:p>6.11161451707616</text:p>
          </table:table-cell>
          <table:table-cell office:value-type="float" office:value="8.36588077809154" calcext:value-type="float">
            <text:p>8.36588077809154</text:p>
          </table:table-cell>
          <table:table-cell office:value-type="float" office:value="8.97457262552767" calcext:value-type="float">
            <text:p>8.97457262552767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6860" calcext:value-type="float">
            <text:p>6860</text:p>
          </table:table-cell>
          <table:table-cell office:value-type="float" office:value="47229" calcext:value-type="float">
            <text:p>47229</text:p>
          </table:table-cell>
        </table:table-row>
        <table:table-row table:style-name="ro1">
          <table:table-cell/>
          <table:table-cell office:value-type="float" office:value="100.097409923548" calcext:value-type="float">
            <text:p>100.097409923548</text:p>
          </table:table-cell>
          <table:table-cell/>
          <table:table-cell office:value-type="float" office:value="-7.09234541493415" calcext:value-type="float">
            <text:p>-7.09234541493415</text:p>
          </table:table-cell>
          <table:table-cell/>
          <table:table-cell office:value-type="float" office:value="47346" calcext:value-type="float">
            <text:p>47346</text:p>
          </table:table-cell>
          <table:table-cell table:number-columns-repeated="3"/>
          <table:table-cell office:value-type="float" office:value="87.3670471730877" calcext:value-type="float">
            <text:p>87.3670471730877</text:p>
          </table:table-cell>
          <table:table-cell/>
          <table:table-cell office:value-type="float" office:value="-2.56378062703498" calcext:value-type="float">
            <text:p>-2.5637806270349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34384338479819" calcext:value-type="float">
            <text:p>1.34384338479819</text:p>
          </table:table-cell>
          <table:table-cell/>
          <table:table-cell office:value-type="float" office:value="0.192273839111147" calcext:value-type="float">
            <text:p>0.192273839111147</text:p>
          </table:table-cell>
          <table:table-cell/>
          <table:table-cell office:value-type="float" office:value="11908" calcext:value-type="float">
            <text:p>11908</text:p>
          </table:table-cell>
          <table:table-cell table:number-columns-repeated="3"/>
          <table:table-cell office:value-type="float" office:value="6.11415025102476" calcext:value-type="float">
            <text:p>6.11415025102476</text:p>
          </table:table-cell>
          <table:table-cell office:value-type="float" office:value="8.40738682065409" calcext:value-type="float">
            <text:p>8.40738682065409</text:p>
          </table:table-cell>
          <table:table-cell office:value-type="float" office:value="8.97644731491335" calcext:value-type="float">
            <text:p>8.97644731491335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6887" calcext:value-type="float">
            <text:p>6887</text:p>
          </table:table-cell>
          <table:table-cell office:value-type="float" office:value="47247" calcext:value-type="float">
            <text:p>47247</text:p>
          </table:table-cell>
        </table:table-row>
        <table:table-row table:style-name="ro1">
          <table:table-cell/>
          <table:table-cell office:value-type="float" office:value="100.096182266324" calcext:value-type="float">
            <text:p>100.096182266324</text:p>
          </table:table-cell>
          <table:table-cell/>
          <table:table-cell office:value-type="float" office:value="-2.69935142121165" calcext:value-type="float">
            <text:p>-2.69935142121165</text:p>
          </table:table-cell>
          <table:table-cell/>
          <table:table-cell office:value-type="float" office:value="46123" calcext:value-type="float">
            <text:p>46123</text:p>
          </table:table-cell>
          <table:table-cell table:number-columns-repeated="3"/>
          <table:table-cell office:value-type="float" office:value="1.4412565806555" calcext:value-type="float">
            <text:p>1.4412565806555</text:p>
          </table:table-cell>
          <table:table-cell/>
          <table:table-cell office:value-type="float" office:value="0.00749477668077774" calcext:value-type="float">
            <text:p>0.007494776680778</text:p>
          </table:table-cell>
          <table:table-cell/>
          <table:table-cell office:value-type="float" office:value="6934" calcext:value-type="float">
            <text:p>6934</text:p>
          </table:table-cell>
          <table:table-cell table:number-columns-repeated="3"/>
          <table:table-cell office:value-type="float" office:value="100.109190131238" calcext:value-type="float">
            <text:p>100.109190131238</text:p>
          </table:table-cell>
          <table:table-cell/>
          <table:table-cell office:value-type="float" office:value="3.42176026517092" calcext:value-type="float">
            <text:p>3.42176026517092</text:p>
          </table:table-cell>
          <table:table-cell/>
          <table:table-cell office:value-type="float" office:value="44830" calcext:value-type="float">
            <text:p>44830</text:p>
          </table:table-cell>
          <table:table-cell table:number-columns-repeated="3"/>
          <table:table-cell office:value-type="float" office:value="6.13603595406663" calcext:value-type="float">
            <text:p>6.13603595406663</text:p>
          </table:table-cell>
          <table:table-cell office:value-type="float" office:value="8.41664044782795" calcext:value-type="float">
            <text:p>8.41664044782795</text:p>
          </table:table-cell>
          <table:table-cell office:value-type="float" office:value="8.97682187764653" calcext:value-type="float">
            <text:p>8.97682187764653</text:p>
          </table:table-cell>
          <table:table-cell table:number-columns-repeated="2"/>
          <table:table-cell office:value-type="float" office:value="5685" calcext:value-type="float">
            <text:p>5685</text:p>
          </table:table-cell>
          <table:table-cell office:value-type="float" office:value="6888" calcext:value-type="float">
            <text:p>6888</text:p>
          </table:table-cell>
          <table:table-cell office:value-type="float" office:value="47276" calcext:value-type="float">
            <text:p>47276</text:p>
          </table:table-cell>
        </table:table-row>
        <table:table-row table:style-name="ro1">
          <table:table-cell/>
          <table:table-cell office:value-type="float" office:value="2.37281689844564" calcext:value-type="float">
            <text:p>2.37281689844564</text:p>
          </table:table-cell>
          <table:table-cell/>
          <table:table-cell office:value-type="float" office:value="-0.119746687371435" calcext:value-type="float">
            <text:p>-0.119746687371435</text:p>
          </table:table-cell>
          <table:table-cell/>
          <table:table-cell office:value-type="float" office:value="3087" calcext:value-type="float">
            <text:p>3087</text:p>
          </table:table-cell>
          <table:table-cell table:number-columns-repeated="3"/>
          <table:table-cell office:value-type="float" office:value="81.7887465020686" calcext:value-type="float">
            <text:p>81.7887465020686</text:p>
          </table:table-cell>
          <table:table-cell/>
          <table:table-cell office:value-type="float" office:value="-0.488348357620594" calcext:value-type="float">
            <text:p>-0.48834835762059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99091297924547" calcext:value-type="float">
            <text:p>3.99091297924547</text:p>
          </table:table-cell>
          <table:table-cell/>
          <table:table-cell office:value-type="float" office:value="0.0868757966578588" calcext:value-type="float">
            <text:p>0.086875796657859</text:p>
          </table:table-cell>
          <table:table-cell/>
          <table:table-cell office:value-type="float" office:value="3473" calcext:value-type="float">
            <text:p>3473</text:p>
          </table:table-cell>
          <table:table-cell table:number-columns-repeated="3"/>
          <table:table-cell office:value-type="float" office:value="6.16283337414895" calcext:value-type="float">
            <text:p>6.16283337414895</text:p>
          </table:table-cell>
          <table:table-cell office:value-type="float" office:value="8.49139810979264" calcext:value-type="float">
            <text:p>8.49139810979264</text:p>
          </table:table-cell>
          <table:table-cell office:value-type="float" office:value="8.97774873501204" calcext:value-type="float">
            <text:p>8.97774873501204</text:p>
          </table:table-cell>
          <table:table-cell table:number-columns-repeated="2"/>
          <table:table-cell office:value-type="float" office:value="5693" calcext:value-type="float">
            <text:p>5693</text:p>
          </table:table-cell>
          <table:table-cell office:value-type="float" office:value="6935" calcext:value-type="float">
            <text:p>6935</text:p>
          </table:table-cell>
          <table:table-cell office:value-type="float" office:value="47293" calcext:value-type="float">
            <text:p>47293</text:p>
          </table:table-cell>
        </table:table-row>
        <table:table-row table:style-name="ro1">
          <table:table-cell/>
          <table:table-cell office:value-type="float" office:value="1.84692584739125" calcext:value-type="float">
            <text:p>1.84692584739125</text:p>
          </table:table-cell>
          <table:table-cell/>
          <table:table-cell office:value-type="float" office:value="-0.0546802263594202" calcext:value-type="float">
            <text:p>-0.05468022635942</text:p>
          </table:table-cell>
          <table:table-cell/>
          <table:table-cell office:value-type="float" office:value="1827" calcext:value-type="float">
            <text:p>1827</text:p>
          </table:table-cell>
          <table:table-cell table:number-columns-repeated="3"/>
          <table:table-cell office:value-type="float" office:value="100.09108515263" calcext:value-type="float">
            <text:p>100.09108515263</text:p>
          </table:table-cell>
          <table:table-cell/>
          <table:table-cell office:value-type="float" office:value="-0.822997632586544" calcext:value-type="float">
            <text:p>-0.822997632586544</text:p>
          </table:table-cell>
          <table:table-cell/>
          <table:table-cell office:value-type="float" office:value="48080" calcext:value-type="float">
            <text:p>48080</text:p>
          </table:table-cell>
          <table:table-cell table:number-columns-repeated="3"/>
          <table:table-cell office:value-type="float" office:value="4.96795456382413" calcext:value-type="float">
            <text:p>4.96795456382413</text:p>
          </table:table-cell>
          <table:table-cell/>
          <table:table-cell office:value-type="float" office:value="0.287743241667402" calcext:value-type="float">
            <text:p>0.287743241667402</text:p>
          </table:table-cell>
          <table:table-cell/>
          <table:table-cell office:value-type="float" office:value="8566" calcext:value-type="float">
            <text:p>8566</text:p>
          </table:table-cell>
          <table:table-cell table:number-columns-repeated="3"/>
          <table:table-cell office:value-type="float" office:value="6.16839698701797" calcext:value-type="float">
            <text:p>6.16839698701797</text:p>
          </table:table-cell>
          <table:table-cell office:value-type="float" office:value="8.51713904127418" calcext:value-type="float">
            <text:p>8.51713904127418</text:p>
          </table:table-cell>
          <table:table-cell office:value-type="float" office:value="8.97916742316583" calcext:value-type="float">
            <text:p>8.97916742316583</text:p>
          </table:table-cell>
          <table:table-cell table:number-columns-repeated="2"/>
          <table:table-cell office:value-type="float" office:value="5706" calcext:value-type="float">
            <text:p>5706</text:p>
          </table:table-cell>
          <table:table-cell office:value-type="float" office:value="7014" calcext:value-type="float">
            <text:p>7014</text:p>
          </table:table-cell>
          <table:table-cell office:value-type="float" office:value="47318" calcext:value-type="float">
            <text:p>47318</text:p>
          </table:table-cell>
        </table:table-row>
        <table:table-row table:style-name="ro1">
          <table:table-cell/>
          <table:table-cell office:value-type="float" office:value="9.06278382400292" calcext:value-type="float">
            <text:p>9.06278382400292</text:p>
          </table:table-cell>
          <table:table-cell/>
          <table:table-cell office:value-type="float" office:value="-0.326076606075751" calcext:value-type="float">
            <text:p>-0.326076606075751</text:p>
          </table:table-cell>
          <table:table-cell/>
          <table:table-cell office:value-type="float" office:value="6377" calcext:value-type="float">
            <text:p>6377</text:p>
          </table:table-cell>
          <table:table-cell table:number-columns-repeated="3"/>
          <table:table-cell office:value-type="float" office:value="1.21619087260098" calcext:value-type="float">
            <text:p>1.21619087260098</text:p>
          </table:table-cell>
          <table:table-cell/>
          <table:table-cell office:value-type="float" office:value="-0.0850241476824207" calcext:value-type="float">
            <text:p>-0.08502414768242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150293492" calcext:value-type="float">
            <text:p>100.110150293492</text:p>
          </table:table-cell>
          <table:table-cell/>
          <table:table-cell office:value-type="float" office:value="3.33378494791137" calcext:value-type="float">
            <text:p>3.33378494791137</text:p>
          </table:table-cell>
          <table:table-cell/>
          <table:table-cell office:value-type="float" office:value="44457" calcext:value-type="float">
            <text:p>44457</text:p>
          </table:table-cell>
          <table:table-cell table:number-columns-repeated="3"/>
          <table:table-cell office:value-type="float" office:value="6.16845310223084" calcext:value-type="float">
            <text:p>6.16845310223084</text:p>
          </table:table-cell>
          <table:table-cell office:value-type="float" office:value="8.53391462120472" calcext:value-type="float">
            <text:p>8.53391462120472</text:p>
          </table:table-cell>
          <table:table-cell office:value-type="float" office:value="8.9795963892565" calcext:value-type="float">
            <text:p>8.9795963892565</text:p>
          </table:table-cell>
          <table:table-cell table:number-columns-repeated="2"/>
          <table:table-cell office:value-type="float" office:value="5708" calcext:value-type="float">
            <text:p>5708</text:p>
          </table:table-cell>
          <table:table-cell office:value-type="float" office:value="7025" calcext:value-type="float">
            <text:p>7025</text:p>
          </table:table-cell>
          <table:table-cell office:value-type="float" office:value="47321" calcext:value-type="float">
            <text:p>47321</text:p>
          </table:table-cell>
        </table:table-row>
        <table:table-row table:style-name="ro1">
          <table:table-cell/>
          <table:table-cell office:value-type="float" office:value="100.079060295799" calcext:value-type="float">
            <text:p>100.079060295799</text:p>
          </table:table-cell>
          <table:table-cell/>
          <table:table-cell office:value-type="float" office:value="-2.85415901786" calcext:value-type="float">
            <text:p>-2.85415901786</text:p>
          </table:table-cell>
          <table:table-cell/>
          <table:table-cell office:value-type="float" office:value="47814" calcext:value-type="float">
            <text:p>47814</text:p>
          </table:table-cell>
          <table:table-cell table:number-columns-repeated="3"/>
          <table:table-cell office:value-type="float" office:value="100.083774045992" calcext:value-type="float">
            <text:p>100.083774045992</text:p>
          </table:table-cell>
          <table:table-cell/>
          <table:table-cell office:value-type="float" office:value="3.06074787542473" calcext:value-type="float">
            <text:p>3.06074787542473</text:p>
          </table:table-cell>
          <table:table-cell/>
          <table:table-cell office:value-type="float" office:value="46852" calcext:value-type="float">
            <text:p>46852</text:p>
          </table:table-cell>
          <table:table-cell table:number-columns-repeated="3"/>
          <table:table-cell office:value-type="float" office:value="100.101713192208" calcext:value-type="float">
            <text:p>100.101713192208</text:p>
          </table:table-cell>
          <table:table-cell/>
          <table:table-cell office:value-type="float" office:value="2.56054663882462" calcext:value-type="float">
            <text:p>2.56054663882462</text:p>
          </table:table-cell>
          <table:table-cell/>
          <table:table-cell office:value-type="float" office:value="44739" calcext:value-type="float">
            <text:p>44739</text:p>
          </table:table-cell>
          <table:table-cell table:number-columns-repeated="3"/>
          <table:table-cell office:value-type="float" office:value="6.18430757155774" calcext:value-type="float">
            <text:p>6.18430757155774</text:p>
          </table:table-cell>
          <table:table-cell office:value-type="float" office:value="8.55090553695615" calcext:value-type="float">
            <text:p>8.55090553695615</text:p>
          </table:table-cell>
          <table:table-cell office:value-type="float" office:value="8.98118482406721" calcext:value-type="float">
            <text:p>8.98118482406721</text:p>
          </table:table-cell>
          <table:table-cell table:number-columns-repeated="2"/>
          <table:table-cell office:value-type="float" office:value="5758" calcext:value-type="float">
            <text:p>5758</text:p>
          </table:table-cell>
          <table:table-cell office:value-type="float" office:value="7141" calcext:value-type="float">
            <text:p>7141</text:p>
          </table:table-cell>
          <table:table-cell office:value-type="float" office:value="47346" calcext:value-type="float">
            <text:p>47346</text:p>
          </table:table-cell>
        </table:table-row>
        <table:table-row table:style-name="ro1">
          <table:table-cell/>
          <table:table-cell office:value-type="float" office:value="100.094545055894" calcext:value-type="float">
            <text:p>100.094545055894</text:p>
          </table:table-cell>
          <table:table-cell/>
          <table:table-cell office:value-type="float" office:value="-4.22179260513281" calcext:value-type="float">
            <text:p>-4.22179260513281</text:p>
          </table:table-cell>
          <table:table-cell/>
          <table:table-cell office:value-type="float" office:value="43650" calcext:value-type="float">
            <text:p>43650</text:p>
          </table:table-cell>
          <table:table-cell table:number-columns-repeated="3"/>
          <table:table-cell office:value-type="float" office:value="7.3818439661729" calcext:value-type="float">
            <text:p>7.3818439661729</text:p>
          </table:table-cell>
          <table:table-cell/>
          <table:table-cell office:value-type="float" office:value="0.0564561500382668" calcext:value-type="float">
            <text:p>0.056456150038267</text:p>
          </table:table-cell>
          <table:table-cell/>
          <table:table-cell office:value-type="float" office:value="7287" calcext:value-type="float">
            <text:p>7287</text:p>
          </table:table-cell>
          <table:table-cell table:number-columns-repeated="3"/>
          <table:table-cell office:value-type="float" office:value="6.81989197021478" calcext:value-type="float">
            <text:p>6.81989197021478</text:p>
          </table:table-cell>
          <table:table-cell/>
          <table:table-cell office:value-type="float" office:value="0.150206559811843" calcext:value-type="float">
            <text:p>0.150206559811843</text:p>
          </table:table-cell>
          <table:table-cell/>
          <table:table-cell office:value-type="float" office:value="5907" calcext:value-type="float">
            <text:p>5907</text:p>
          </table:table-cell>
          <table:table-cell table:number-columns-repeated="3"/>
          <table:table-cell office:value-type="float" office:value="6.20046062316238" calcext:value-type="float">
            <text:p>6.20046062316238</text:p>
          </table:table-cell>
          <table:table-cell office:value-type="float" office:value="8.55862759634595" calcext:value-type="float">
            <text:p>8.55862759634595</text:p>
          </table:table-cell>
          <table:table-cell office:value-type="float" office:value="8.9826094783456" calcext:value-type="float">
            <text:p>8.9826094783456</text:p>
          </table:table-cell>
          <table:table-cell table:number-columns-repeated="2"/>
          <table:table-cell office:value-type="float" office:value="5765" calcext:value-type="float">
            <text:p>5765</text:p>
          </table:table-cell>
          <table:table-cell office:value-type="float" office:value="7147" calcext:value-type="float">
            <text:p>7147</text:p>
          </table:table-cell>
          <table:table-cell office:value-type="float" office:value="47358" calcext:value-type="float">
            <text:p>47358</text:p>
          </table:table-cell>
        </table:table-row>
        <table:table-row table:style-name="ro1">
          <table:table-cell/>
          <table:table-cell office:value-type="float" office:value="100.101811798747" calcext:value-type="float">
            <text:p>100.101811798747</text:p>
          </table:table-cell>
          <table:table-cell/>
          <table:table-cell office:value-type="float" office:value="-8.40291004709506" calcext:value-type="float">
            <text:p>-8.40291004709506</text:p>
          </table:table-cell>
          <table:table-cell/>
          <table:table-cell office:value-type="float" office:value="46919" calcext:value-type="float">
            <text:p>46919</text:p>
          </table:table-cell>
          <table:table-cell table:number-columns-repeated="3"/>
          <table:table-cell office:value-type="float" office:value="7.2634975654227" calcext:value-type="float">
            <text:p>7.2634975654227</text:p>
          </table:table-cell>
          <table:table-cell/>
          <table:table-cell office:value-type="float" office:value="-0.651505322029102" calcext:value-type="float">
            <text:p>-0.651505322029102</text:p>
          </table:table-cell>
          <table:table-cell/>
          <table:table-cell office:value-type="float" office:value="30425" calcext:value-type="float">
            <text:p>30425</text:p>
          </table:table-cell>
          <table:table-cell table:number-columns-repeated="3"/>
          <table:table-cell office:value-type="float" office:value="0.294638342815115" calcext:value-type="float">
            <text:p>0.294638342815115</text:p>
          </table:table-cell>
          <table:table-cell/>
          <table:table-cell office:value-type="float" office:value="-0.0766320090893937" calcext:value-type="float">
            <text:p>-0.076632009089394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6.22114251263418" calcext:value-type="float">
            <text:p>6.22114251263418</text:p>
          </table:table-cell>
          <table:table-cell office:value-type="float" office:value="8.56615604323744" calcext:value-type="float">
            <text:p>8.56615604323744</text:p>
          </table:table-cell>
          <table:table-cell office:value-type="float" office:value="8.98274390795368" calcext:value-type="float">
            <text:p>8.98274390795368</text:p>
          </table:table-cell>
          <table:table-cell table:number-columns-repeated="2"/>
          <table:table-cell office:value-type="float" office:value="5791" calcext:value-type="float">
            <text:p>5791</text:p>
          </table:table-cell>
          <table:table-cell office:value-type="float" office:value="7166" calcext:value-type="float">
            <text:p>7166</text:p>
          </table:table-cell>
          <table:table-cell office:value-type="float" office:value="47363" calcext:value-type="float">
            <text:p>47363</text:p>
          </table:table-cell>
        </table:table-row>
        <table:table-row table:style-name="ro1">
          <table:table-cell/>
          <table:table-cell office:value-type="float" office:value="5.7361033188481" calcext:value-type="float">
            <text:p>5.7361033188481</text:p>
          </table:table-cell>
          <table:table-cell/>
          <table:table-cell office:value-type="float" office:value="0.0634855158174444" calcext:value-type="float">
            <text:p>0.063485515817445</text:p>
          </table:table-cell>
          <table:table-cell/>
          <table:table-cell office:value-type="float" office:value="4829" calcext:value-type="float">
            <text:p>4829</text:p>
          </table:table-cell>
          <table:table-cell table:number-columns-repeated="3"/>
          <table:table-cell office:value-type="float" office:value="100.080488866956" calcext:value-type="float">
            <text:p>100.080488866956</text:p>
          </table:table-cell>
          <table:table-cell/>
          <table:table-cell office:value-type="float" office:value="1.14859074862289" calcext:value-type="float">
            <text:p>1.14859074862289</text:p>
          </table:table-cell>
          <table:table-cell/>
          <table:table-cell office:value-type="float" office:value="46756" calcext:value-type="float">
            <text:p>46756</text:p>
          </table:table-cell>
          <table:table-cell table:number-columns-repeated="3"/>
          <table:table-cell office:value-type="float" office:value="8.93767242434075" calcext:value-type="float">
            <text:p>8.93767242434075</text:p>
          </table:table-cell>
          <table:table-cell/>
          <table:table-cell office:value-type="float" office:value="0.81126531470781" calcext:value-type="float">
            <text:p>0.81126531470781</text:p>
          </table:table-cell>
          <table:table-cell/>
          <table:table-cell office:value-type="float" office:value="6337" calcext:value-type="float">
            <text:p>6337</text:p>
          </table:table-cell>
          <table:table-cell table:number-columns-repeated="3"/>
          <table:table-cell office:value-type="float" office:value="6.29219719812876" calcext:value-type="float">
            <text:p>6.29219719812876</text:p>
          </table:table-cell>
          <table:table-cell office:value-type="float" office:value="8.57548285538472" calcext:value-type="float">
            <text:p>8.57548285538472</text:p>
          </table:table-cell>
          <table:table-cell office:value-type="float" office:value="8.98464838517804" calcext:value-type="float">
            <text:p>8.98464838517804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7254" calcext:value-type="float">
            <text:p>7254</text:p>
          </table:table-cell>
          <table:table-cell office:value-type="float" office:value="47363" calcext:value-type="float">
            <text:p>47363</text:p>
          </table:table-cell>
        </table:table-row>
        <table:table-row table:style-name="ro1">
          <table:table-cell/>
          <table:table-cell office:value-type="float" office:value="100.090148788613" calcext:value-type="float">
            <text:p>100.090148788613</text:p>
          </table:table-cell>
          <table:table-cell/>
          <table:table-cell office:value-type="float" office:value="-3.08220121025136" calcext:value-type="float">
            <text:p>-3.08220121025136</text:p>
          </table:table-cell>
          <table:table-cell/>
          <table:table-cell office:value-type="float" office:value="46649" calcext:value-type="float">
            <text:p>46649</text:p>
          </table:table-cell>
          <table:table-cell table:number-columns-repeated="3"/>
          <table:table-cell office:value-type="float" office:value="100.08172000906" calcext:value-type="float">
            <text:p>100.08172000906</text:p>
          </table:table-cell>
          <table:table-cell/>
          <table:table-cell office:value-type="float" office:value="-2.35400270847907" calcext:value-type="float">
            <text:p>-2.35400270847907</text:p>
          </table:table-cell>
          <table:table-cell/>
          <table:table-cell office:value-type="float" office:value="49410" calcext:value-type="float">
            <text:p>49410</text:p>
          </table:table-cell>
          <table:table-cell table:number-columns-repeated="3"/>
          <table:table-cell office:value-type="float" office:value="100.110769314668" calcext:value-type="float">
            <text:p>100.110769314668</text:p>
          </table:table-cell>
          <table:table-cell/>
          <table:table-cell office:value-type="float" office:value="0.893119540814199" calcext:value-type="float">
            <text:p>0.893119540814199</text:p>
          </table:table-cell>
          <table:table-cell/>
          <table:table-cell office:value-type="float" office:value="44427" calcext:value-type="float">
            <text:p>44427</text:p>
          </table:table-cell>
          <table:table-cell table:number-columns-repeated="3"/>
          <table:table-cell office:value-type="float" office:value="6.29517538591893" calcext:value-type="float">
            <text:p>6.29517538591893</text:p>
          </table:table-cell>
          <table:table-cell office:value-type="float" office:value="8.58805695781194" calcext:value-type="float">
            <text:p>8.58805695781194</text:p>
          </table:table-cell>
          <table:table-cell office:value-type="float" office:value="8.98691200254777" calcext:value-type="float">
            <text:p>8.98691200254777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7277" calcext:value-type="float">
            <text:p>7277</text:p>
          </table:table-cell>
          <table:table-cell office:value-type="float" office:value="47430" calcext:value-type="float">
            <text:p>47430</text:p>
          </table:table-cell>
        </table:table-row>
        <table:table-row table:style-name="ro1">
          <table:table-cell/>
          <table:table-cell office:value-type="float" office:value="100.091521817476" calcext:value-type="float">
            <text:p>100.091521817476</text:p>
          </table:table-cell>
          <table:table-cell/>
          <table:table-cell office:value-type="float" office:value="-3.66185873319875" calcext:value-type="float">
            <text:p>-3.66185873319875</text:p>
          </table:table-cell>
          <table:table-cell/>
          <table:table-cell office:value-type="float" office:value="42498" calcext:value-type="float">
            <text:p>42498</text:p>
          </table:table-cell>
          <table:table-cell table:number-columns-repeated="3"/>
          <table:table-cell office:value-type="float" office:value="100.084420280064" calcext:value-type="float">
            <text:p>100.084420280064</text:p>
          </table:table-cell>
          <table:table-cell/>
          <table:table-cell office:value-type="float" office:value="1.57499981556082" calcext:value-type="float">
            <text:p>1.57499981556082</text:p>
          </table:table-cell>
          <table:table-cell/>
          <table:table-cell office:value-type="float" office:value="46984" calcext:value-type="float">
            <text:p>46984</text:p>
          </table:table-cell>
          <table:table-cell table:number-columns-repeated="3"/>
          <table:table-cell office:value-type="float" office:value="100.116772615992" calcext:value-type="float">
            <text:p>100.116772615992</text:p>
          </table:table-cell>
          <table:table-cell/>
          <table:table-cell office:value-type="float" office:value="1.63359115729579" calcext:value-type="float">
            <text:p>1.63359115729579</text:p>
          </table:table-cell>
          <table:table-cell/>
          <table:table-cell office:value-type="float" office:value="45421" calcext:value-type="float">
            <text:p>45421</text:p>
          </table:table-cell>
          <table:table-cell table:number-columns-repeated="3"/>
          <table:table-cell office:value-type="float" office:value="6.32805610745899" calcext:value-type="float">
            <text:p>6.32805610745899</text:p>
          </table:table-cell>
          <table:table-cell office:value-type="float" office:value="8.63111852728306" calcext:value-type="float">
            <text:p>8.63111852728306</text:p>
          </table:table-cell>
          <table:table-cell office:value-type="float" office:value="8.99171101119331" calcext:value-type="float">
            <text:p>8.99171101119331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7291" calcext:value-type="float">
            <text:p>7291</text:p>
          </table:table-cell>
          <table:table-cell office:value-type="float" office:value="47452" calcext:value-type="float">
            <text:p>47452</text:p>
          </table:table-cell>
        </table:table-row>
        <table:table-row table:style-name="ro1">
          <table:table-cell/>
          <table:table-cell office:value-type="float" office:value="100.082288173608" calcext:value-type="float">
            <text:p>100.082288173608</text:p>
          </table:table-cell>
          <table:table-cell/>
          <table:table-cell office:value-type="float" office:value="-4.82347653501263" calcext:value-type="float">
            <text:p>-4.82347653501263</text:p>
          </table:table-cell>
          <table:table-cell/>
          <table:table-cell office:value-type="float" office:value="45611" calcext:value-type="float">
            <text:p>45611</text:p>
          </table:table-cell>
          <table:table-cell table:number-columns-repeated="3"/>
          <table:table-cell office:value-type="float" office:value="96.3854763400066" calcext:value-type="float">
            <text:p>96.3854763400066</text:p>
          </table:table-cell>
          <table:table-cell/>
          <table:table-cell office:value-type="float" office:value="-1.21699744762149" calcext:value-type="float">
            <text:p>-1.2169974476214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9114188964152" calcext:value-type="float">
            <text:p>4.9114188964152</text:p>
          </table:table-cell>
          <table:table-cell/>
          <table:table-cell office:value-type="float" office:value="0.108733377322366" calcext:value-type="float">
            <text:p>0.108733377322366</text:p>
          </table:table-cell>
          <table:table-cell/>
          <table:table-cell office:value-type="float" office:value="3455" calcext:value-type="float">
            <text:p>3455</text:p>
          </table:table-cell>
          <table:table-cell table:number-columns-repeated="3"/>
          <table:table-cell office:value-type="float" office:value="6.33141039879041" calcext:value-type="float">
            <text:p>6.33141039879041</text:p>
          </table:table-cell>
          <table:table-cell office:value-type="float" office:value="8.69770835732314" calcext:value-type="float">
            <text:p>8.69770835732314</text:p>
          </table:table-cell>
          <table:table-cell office:value-type="float" office:value="8.99274605562691" calcext:value-type="float">
            <text:p>8.99274605562691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7353" calcext:value-type="float">
            <text:p>7353</text:p>
          </table:table-cell>
          <table:table-cell office:value-type="float" office:value="47453" calcext:value-type="float">
            <text:p>47453</text:p>
          </table:table-cell>
        </table:table-row>
        <table:table-row table:style-name="ro1">
          <table:table-cell/>
          <table:table-cell office:value-type="float" office:value="1.5212284215804" calcext:value-type="float">
            <text:p>1.5212284215804</text:p>
          </table:table-cell>
          <table:table-cell/>
          <table:table-cell office:value-type="float" office:value="-0.110845139073753" calcext:value-type="float">
            <text:p>-0.110845139073753</text:p>
          </table:table-cell>
          <table:table-cell/>
          <table:table-cell office:value-type="float" office:value="4397" calcext:value-type="float">
            <text:p>4397</text:p>
          </table:table-cell>
          <table:table-cell table:number-columns-repeated="3"/>
          <table:table-cell office:value-type="float" office:value="100.09267122972" calcext:value-type="float">
            <text:p>100.09267122972</text:p>
          </table:table-cell>
          <table:table-cell/>
          <table:table-cell office:value-type="float" office:value="-0.133684327715669" calcext:value-type="float">
            <text:p>-0.133684327715669</text:p>
          </table:table-cell>
          <table:table-cell/>
          <table:table-cell office:value-type="float" office:value="49135" calcext:value-type="float">
            <text:p>49135</text:p>
          </table:table-cell>
          <table:table-cell table:number-columns-repeated="3"/>
          <table:table-cell office:value-type="float" office:value="48.2192329001579" calcext:value-type="float">
            <text:p>48.2192329001579</text:p>
          </table:table-cell>
          <table:table-cell/>
          <table:table-cell office:value-type="float" office:value="1.91716180423832" calcext:value-type="float">
            <text:p>1.9171618042383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35339271723175" calcext:value-type="float">
            <text:p>6.35339271723175</text:p>
          </table:table-cell>
          <table:table-cell office:value-type="float" office:value="8.76715619993066" calcext:value-type="float">
            <text:p>8.76715619993066</text:p>
          </table:table-cell>
          <table:table-cell office:value-type="float" office:value="8.99627179830306" calcext:value-type="float">
            <text:p>8.99627179830306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7484" calcext:value-type="float">
            <text:p>7484</text:p>
          </table:table-cell>
          <table:table-cell office:value-type="float" office:value="47456" calcext:value-type="float">
            <text:p>47456</text:p>
          </table:table-cell>
        </table:table-row>
        <table:table-row table:style-name="ro1">
          <table:table-cell/>
          <table:table-cell office:value-type="float" office:value="100.100643771216" calcext:value-type="float">
            <text:p>100.100643771216</text:p>
          </table:table-cell>
          <table:table-cell/>
          <table:table-cell office:value-type="float" office:value="-4.18626156294284" calcext:value-type="float">
            <text:p>-4.18626156294284</text:p>
          </table:table-cell>
          <table:table-cell/>
          <table:table-cell office:value-type="float" office:value="45804" calcext:value-type="float">
            <text:p>45804</text:p>
          </table:table-cell>
          <table:table-cell table:number-columns-repeated="3"/>
          <table:table-cell office:value-type="float" office:value="3.83270715739007" calcext:value-type="float">
            <text:p>3.83270715739007</text:p>
          </table:table-cell>
          <table:table-cell/>
          <table:table-cell office:value-type="float" office:value="0.0989994261039714" calcext:value-type="float">
            <text:p>0.09899942610397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30239060407826" calcext:value-type="float">
            <text:p>2.30239060407826</text:p>
          </table:table-cell>
          <table:table-cell/>
          <table:table-cell office:value-type="float" office:value="0.210122338629098" calcext:value-type="float">
            <text:p>0.210122338629098</text:p>
          </table:table-cell>
          <table:table-cell/>
          <table:table-cell office:value-type="float" office:value="1674" calcext:value-type="float">
            <text:p>1674</text:p>
          </table:table-cell>
          <table:table-cell table:number-columns-repeated="3"/>
          <table:table-cell office:value-type="float" office:value="6.41019541781189" calcext:value-type="float">
            <text:p>6.41019541781189</text:p>
          </table:table-cell>
          <table:table-cell office:value-type="float" office:value="8.77310570238261" calcext:value-type="float">
            <text:p>8.77310570238261</text:p>
          </table:table-cell>
          <table:table-cell office:value-type="float" office:value="8.9964480470626" calcext:value-type="float">
            <text:p>8.9964480470626</text:p>
          </table:table-cell>
          <table:table-cell table:number-columns-repeated="2"/>
          <table:table-cell office:value-type="float" office:value="5882" calcext:value-type="float">
            <text:p>5882</text:p>
          </table:table-cell>
          <table:table-cell office:value-type="float" office:value="7515" calcext:value-type="float">
            <text:p>7515</text:p>
          </table:table-cell>
          <table:table-cell office:value-type="float" office:value="47511" calcext:value-type="float">
            <text:p>47511</text:p>
          </table:table-cell>
        </table:table-row>
        <table:table-row table:style-name="ro1">
          <table:table-cell/>
          <table:table-cell office:value-type="float" office:value="7.67949752688582" calcext:value-type="float">
            <text:p>7.67949752688582</text:p>
          </table:table-cell>
          <table:table-cell/>
          <table:table-cell office:value-type="float" office:value="0.338276690720857" calcext:value-type="float">
            <text:p>0.33827669072085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7999919871" calcext:value-type="float">
            <text:p>100.07999919871</text:p>
          </table:table-cell>
          <table:table-cell/>
          <table:table-cell office:value-type="float" office:value="-3.57381511550976" calcext:value-type="float">
            <text:p>-3.57381511550976</text:p>
          </table:table-cell>
          <table:table-cell/>
          <table:table-cell office:value-type="float" office:value="48800" calcext:value-type="float">
            <text:p>48800</text:p>
          </table:table-cell>
          <table:table-cell table:number-columns-repeated="3"/>
          <table:table-cell office:value-type="float" office:value="6.8678942627192" calcext:value-type="float">
            <text:p>6.8678942627192</text:p>
          </table:table-cell>
          <table:table-cell/>
          <table:table-cell office:value-type="float" office:value="-0.0978253576571985" calcext:value-type="float">
            <text:p>-0.09782535765719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42239228100348" calcext:value-type="float">
            <text:p>6.42239228100348</text:p>
          </table:table-cell>
          <table:table-cell office:value-type="float" office:value="8.79173095313148" calcext:value-type="float">
            <text:p>8.79173095313148</text:p>
          </table:table-cell>
          <table:table-cell office:value-type="float" office:value="8.99753449066675" calcext:value-type="float">
            <text:p>8.99753449066675</text:p>
          </table:table-cell>
          <table:table-cell table:number-columns-repeated="2"/>
          <table:table-cell office:value-type="float" office:value="5902" calcext:value-type="float">
            <text:p>5902</text:p>
          </table:table-cell>
          <table:table-cell office:value-type="float" office:value="7528" calcext:value-type="float">
            <text:p>7528</text:p>
          </table:table-cell>
          <table:table-cell office:value-type="float" office:value="47513" calcext:value-type="float">
            <text:p>47513</text:p>
          </table:table-cell>
        </table:table-row>
        <table:table-row table:style-name="ro1">
          <table:table-cell/>
          <table:table-cell office:value-type="float" office:value="7.819485393478" calcext:value-type="float">
            <text:p>7.819485393478</text:p>
          </table:table-cell>
          <table:table-cell/>
          <table:table-cell office:value-type="float" office:value="-0.202052730578267" calcext:value-type="float">
            <text:p>-0.202052730578267</text:p>
          </table:table-cell>
          <table:table-cell/>
          <table:table-cell office:value-type="float" office:value="5757" calcext:value-type="float">
            <text:p>5757</text:p>
          </table:table-cell>
          <table:table-cell table:number-columns-repeated="3"/>
          <table:table-cell office:value-type="float" office:value="7.35919859037717" calcext:value-type="float">
            <text:p>7.35919859037717</text:p>
          </table:table-cell>
          <table:table-cell/>
          <table:table-cell office:value-type="float" office:value="-0.815277457671142" calcext:value-type="float">
            <text:p>-0.815277457671142</text:p>
          </table:table-cell>
          <table:table-cell/>
          <table:table-cell office:value-type="float" office:value="6092" calcext:value-type="float">
            <text:p>6092</text:p>
          </table:table-cell>
          <table:table-cell table:number-columns-repeated="3"/>
          <table:table-cell office:value-type="float" office:value="6.99616667793283" calcext:value-type="float">
            <text:p>6.99616667793283</text:p>
          </table:table-cell>
          <table:table-cell/>
          <table:table-cell office:value-type="float" office:value="-0.22114615929573" calcext:value-type="float">
            <text:p>-0.22114615929573</text:p>
          </table:table-cell>
          <table:table-cell/>
          <table:table-cell office:value-type="float" office:value="5397" calcext:value-type="float">
            <text:p>5397</text:p>
          </table:table-cell>
          <table:table-cell table:number-columns-repeated="3"/>
          <table:table-cell office:value-type="float" office:value="6.44083043892814" calcext:value-type="float">
            <text:p>6.44083043892814</text:p>
          </table:table-cell>
          <table:table-cell office:value-type="float" office:value="8.79940755911667" calcext:value-type="float">
            <text:p>8.79940755911667</text:p>
          </table:table-cell>
          <table:table-cell office:value-type="float" office:value="8.99775619413342" calcext:value-type="float">
            <text:p>8.99775619413342</text:p>
          </table:table-cell>
          <table:table-cell table:number-columns-repeated="2"/>
          <table:table-cell office:value-type="float" office:value="5907" calcext:value-type="float">
            <text:p>5907</text:p>
          </table:table-cell>
          <table:table-cell office:value-type="float" office:value="7536" calcext:value-type="float">
            <text:p>7536</text:p>
          </table:table-cell>
          <table:table-cell office:value-type="float" office:value="47525" calcext:value-type="float">
            <text:p>47525</text:p>
          </table:table-cell>
        </table:table-row>
        <table:table-row table:style-name="ro1">
          <table:table-cell/>
          <table:table-cell office:value-type="float" office:value="2.39987713383974" calcext:value-type="float">
            <text:p>2.39987713383974</text:p>
          </table:table-cell>
          <table:table-cell/>
          <table:table-cell office:value-type="float" office:value="-0.0180309541732724" calcext:value-type="float">
            <text:p>-0.018030954173272</text:p>
          </table:table-cell>
          <table:table-cell/>
          <table:table-cell office:value-type="float" office:value="3201" calcext:value-type="float">
            <text:p>3201</text:p>
          </table:table-cell>
          <table:table-cell table:number-columns-repeated="3"/>
          <table:table-cell office:value-type="float" office:value="96.7945362147342" calcext:value-type="float">
            <text:p>96.7945362147342</text:p>
          </table:table-cell>
          <table:table-cell/>
          <table:table-cell office:value-type="float" office:value="-1.20272498035511" calcext:value-type="float">
            <text:p>-1.2027249803551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35456152624385" calcext:value-type="float">
            <text:p>1.35456152624385</text:p>
          </table:table-cell>
          <table:table-cell/>
          <table:table-cell office:value-type="float" office:value="0.094096478679382" calcext:value-type="float">
            <text:p>0.094096478679382</text:p>
          </table:table-cell>
          <table:table-cell/>
          <table:table-cell office:value-type="float" office:value="1510" calcext:value-type="float">
            <text:p>1510</text:p>
          </table:table-cell>
          <table:table-cell table:number-columns-repeated="3"/>
          <table:table-cell office:value-type="float" office:value="6.45047805582895" calcext:value-type="float">
            <text:p>6.45047805582895</text:p>
          </table:table-cell>
          <table:table-cell office:value-type="float" office:value="8.86383453114004" calcext:value-type="float">
            <text:p>8.86383453114004</text:p>
          </table:table-cell>
          <table:table-cell office:value-type="float" office:value="8.9992283035422" calcext:value-type="float">
            <text:p>8.999228303542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7623" calcext:value-type="float">
            <text:p>7623</text:p>
          </table:table-cell>
          <table:table-cell office:value-type="float" office:value="47530" calcext:value-type="float">
            <text:p>47530</text:p>
          </table:table-cell>
        </table:table-row>
        <table:table-row table:style-name="ro1">
          <table:table-cell/>
          <table:table-cell office:value-type="float" office:value="0.953978206426284" calcext:value-type="float">
            <text:p>0.953978206426284</text:p>
          </table:table-cell>
          <table:table-cell/>
          <table:table-cell office:value-type="float" office:value="-0.128183403307064" calcext:value-type="float">
            <text:p>-0.128183403307064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3"/>
          <table:table-cell office:value-type="float" office:value="8.51348987831719" calcext:value-type="float">
            <text:p>8.51348987831719</text:p>
          </table:table-cell>
          <table:table-cell/>
          <table:table-cell office:value-type="float" office:value="-0.368208615285448" calcext:value-type="float">
            <text:p>-0.36820861528544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3105301717272" calcext:value-type="float">
            <text:p>5.3105301717272</text:p>
          </table:table-cell>
          <table:table-cell/>
          <table:table-cell office:value-type="float" office:value="0.0858006940191415" calcext:value-type="float">
            <text:p>0.085800694019142</text:p>
          </table:table-cell>
          <table:table-cell/>
          <table:table-cell office:value-type="float" office:value="4002" calcext:value-type="float">
            <text:p>4002</text:p>
          </table:table-cell>
          <table:table-cell table:number-columns-repeated="3"/>
          <table:table-cell office:value-type="float" office:value="6.50685751935409" calcext:value-type="float">
            <text:p>6.50685751935409</text:p>
          </table:table-cell>
          <table:table-cell office:value-type="float" office:value="8.89805317356851" calcext:value-type="float">
            <text:p>8.89805317356851</text:p>
          </table:table-cell>
          <table:table-cell office:value-type="float" office:value="9.00084252060959" calcext:value-type="float">
            <text:p>9.00084252060959</text:p>
          </table:table-cell>
          <table:table-cell table:number-columns-repeated="2"/>
          <table:table-cell office:value-type="float" office:value="5917" calcext:value-type="float">
            <text:p>5917</text:p>
          </table:table-cell>
          <table:table-cell office:value-type="float" office:value="7654" calcext:value-type="float">
            <text:p>7654</text:p>
          </table:table-cell>
          <table:table-cell office:value-type="float" office:value="47534" calcext:value-type="float">
            <text:p>47534</text:p>
          </table:table-cell>
        </table:table-row>
        <table:table-row table:style-name="ro1">
          <table:table-cell/>
          <table:table-cell office:value-type="float" office:value="100.102870561755" calcext:value-type="float">
            <text:p>100.102870561755</text:p>
          </table:table-cell>
          <table:table-cell/>
          <table:table-cell office:value-type="float" office:value="-4.13221365991502" calcext:value-type="float">
            <text:p>-4.13221365991502</text:p>
          </table:table-cell>
          <table:table-cell/>
          <table:table-cell office:value-type="float" office:value="45675" calcext:value-type="float">
            <text:p>45675</text:p>
          </table:table-cell>
          <table:table-cell table:number-columns-repeated="3"/>
          <table:table-cell office:value-type="float" office:value="100.096384129687" calcext:value-type="float">
            <text:p>100.096384129687</text:p>
          </table:table-cell>
          <table:table-cell/>
          <table:table-cell office:value-type="float" office:value="-1.55198701569939" calcext:value-type="float">
            <text:p>-1.55198701569939</text:p>
          </table:table-cell>
          <table:table-cell/>
          <table:table-cell office:value-type="float" office:value="48808" calcext:value-type="float">
            <text:p>48808</text:p>
          </table:table-cell>
          <table:table-cell table:number-columns-repeated="3"/>
          <table:table-cell office:value-type="float" office:value="100.107403769408" calcext:value-type="float">
            <text:p>100.107403769408</text:p>
          </table:table-cell>
          <table:table-cell/>
          <table:table-cell office:value-type="float" office:value="1.30566530420284" calcext:value-type="float">
            <text:p>1.30566530420284</text:p>
          </table:table-cell>
          <table:table-cell/>
          <table:table-cell office:value-type="float" office:value="44477" calcext:value-type="float">
            <text:p>44477</text:p>
          </table:table-cell>
          <table:table-cell table:number-columns-repeated="3"/>
          <table:table-cell office:value-type="float" office:value="6.51899324590142" calcext:value-type="float">
            <text:p>6.51899324590142</text:p>
          </table:table-cell>
          <table:table-cell office:value-type="float" office:value="8.92171139110729" calcext:value-type="float">
            <text:p>8.92171139110729</text:p>
          </table:table-cell>
          <table:table-cell office:value-type="float" office:value="9.00135652659832" calcext:value-type="float">
            <text:p>9.00135652659832</text:p>
          </table:table-cell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7658" calcext:value-type="float">
            <text:p>7658</text:p>
          </table:table-cell>
          <table:table-cell office:value-type="float" office:value="47535" calcext:value-type="float">
            <text:p>47535</text:p>
          </table:table-cell>
        </table:table-row>
        <table:table-row table:style-name="ro1">
          <table:table-cell/>
          <table:table-cell office:value-type="float" office:value="100.089701452145" calcext:value-type="float">
            <text:p>100.089701452145</text:p>
          </table:table-cell>
          <table:table-cell/>
          <table:table-cell office:value-type="float" office:value="-1.17676345135557" calcext:value-type="float">
            <text:p>-1.17676345135557</text:p>
          </table:table-cell>
          <table:table-cell/>
          <table:table-cell office:value-type="float" office:value="48329" calcext:value-type="float">
            <text:p>48329</text:p>
          </table:table-cell>
          <table:table-cell table:number-columns-repeated="3"/>
          <table:table-cell office:value-type="float" office:value="2.93377297178661" calcext:value-type="float">
            <text:p>2.93377297178661</text:p>
          </table:table-cell>
          <table:table-cell/>
          <table:table-cell office:value-type="float" office:value="0.343902864553648" calcext:value-type="float">
            <text:p>0.343902864553648</text:p>
          </table:table-cell>
          <table:table-cell/>
          <table:table-cell office:value-type="float" office:value="3429" calcext:value-type="float">
            <text:p>3429</text:p>
          </table:table-cell>
          <table:table-cell table:number-columns-repeated="3"/>
          <table:table-cell office:value-type="float" office:value="7.41932008334003" calcext:value-type="float">
            <text:p>7.41932008334003</text:p>
          </table:table-cell>
          <table:table-cell/>
          <table:table-cell office:value-type="float" office:value="0.388922991565411" calcext:value-type="float">
            <text:p>0.388922991565411</text:p>
          </table:table-cell>
          <table:table-cell/>
          <table:table-cell office:value-type="float" office:value="5063" calcext:value-type="float">
            <text:p>5063</text:p>
          </table:table-cell>
          <table:table-cell table:number-columns-repeated="3"/>
          <table:table-cell office:value-type="float" office:value="6.53990028068632" calcext:value-type="float">
            <text:p>6.53990028068632</text:p>
          </table:table-cell>
          <table:table-cell office:value-type="float" office:value="8.94628027650576" calcext:value-type="float">
            <text:p>8.94628027650576</text:p>
          </table:table-cell>
          <table:table-cell office:value-type="float" office:value="9.00358663736406" calcext:value-type="float">
            <text:p>9.00358663736406</text:p>
          </table:table-cell>
          <table:table-cell table:number-columns-repeated="2"/>
          <table:table-cell office:value-type="float" office:value="5953" calcext:value-type="float">
            <text:p>5953</text:p>
          </table:table-cell>
          <table:table-cell office:value-type="float" office:value="7716" calcext:value-type="float">
            <text:p>7716</text:p>
          </table:table-cell>
          <table:table-cell office:value-type="float" office:value="47545" calcext:value-type="float">
            <text:p>47545</text:p>
          </table:table-cell>
        </table:table-row>
        <table:table-row table:style-name="ro1">
          <table:table-cell/>
          <table:table-cell office:value-type="float" office:value="100.097760229424" calcext:value-type="float">
            <text:p>100.097760229424</text:p>
          </table:table-cell>
          <table:table-cell/>
          <table:table-cell office:value-type="float" office:value="-4.80916906449483" calcext:value-type="float">
            <text:p>-4.80916906449483</text:p>
          </table:table-cell>
          <table:table-cell/>
          <table:table-cell office:value-type="float" office:value="44903" calcext:value-type="float">
            <text:p>44903</text:p>
          </table:table-cell>
          <table:table-cell table:number-columns-repeated="3"/>
          <table:table-cell office:value-type="float" office:value="4.96709824896956" calcext:value-type="float">
            <text:p>4.96709824896956</text:p>
          </table:table-cell>
          <table:table-cell/>
          <table:table-cell office:value-type="float" office:value="-0.283068097647543" calcext:value-type="float">
            <text:p>-0.2830680976475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54319640558634" calcext:value-type="float">
            <text:p>2.54319640558634</text:p>
          </table:table-cell>
          <table:table-cell/>
          <table:table-cell office:value-type="float" office:value="-0.286100937038955" calcext:value-type="float">
            <text:p>-0.286100937038955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3"/>
          <table:table-cell office:value-type="float" office:value="6.54049691479802" calcext:value-type="float">
            <text:p>6.54049691479802</text:p>
          </table:table-cell>
          <table:table-cell office:value-type="float" office:value="8.9486210515143" calcext:value-type="float">
            <text:p>8.9486210515143</text:p>
          </table:table-cell>
          <table:table-cell office:value-type="float" office:value="9.00466172234346" calcext:value-type="float">
            <text:p>9.00466172234346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7733" calcext:value-type="float">
            <text:p>7733</text:p>
          </table:table-cell>
          <table:table-cell office:value-type="float" office:value="47556" calcext:value-type="float">
            <text:p>47556</text:p>
          </table:table-cell>
        </table:table-row>
        <table:table-row table:style-name="ro1">
          <table:table-cell/>
          <table:table-cell office:value-type="float" office:value="100.09922841443" calcext:value-type="float">
            <text:p>100.09922841443</text:p>
          </table:table-cell>
          <table:table-cell/>
          <table:table-cell office:value-type="float" office:value="-5.41935735734785" calcext:value-type="float">
            <text:p>-5.41935735734785</text:p>
          </table:table-cell>
          <table:table-cell/>
          <table:table-cell office:value-type="float" office:value="43814" calcext:value-type="float">
            <text:p>43814</text:p>
          </table:table-cell>
          <table:table-cell table:number-columns-repeated="3"/>
          <table:table-cell office:value-type="float" office:value="5.83864005789335" calcext:value-type="float">
            <text:p>5.83864005789335</text:p>
          </table:table-cell>
          <table:table-cell/>
          <table:table-cell office:value-type="float" office:value="-0.518492574572063" calcext:value-type="float">
            <text:p>-0.518492574572063</text:p>
          </table:table-cell>
          <table:table-cell/>
          <table:table-cell office:value-type="float" office:value="7948" calcext:value-type="float">
            <text:p>7948</text:p>
          </table:table-cell>
          <table:table-cell table:number-columns-repeated="3"/>
          <table:table-cell office:value-type="float" office:value="8.74828806829744" calcext:value-type="float">
            <text:p>8.74828806829744</text:p>
          </table:table-cell>
          <table:table-cell/>
          <table:table-cell office:value-type="float" office:value="-0.0485958597352008" calcext:value-type="float">
            <text:p>-0.048595859735201</text:p>
          </table:table-cell>
          <table:table-cell/>
          <table:table-cell office:value-type="float" office:value="7179" calcext:value-type="float">
            <text:p>7179</text:p>
          </table:table-cell>
          <table:table-cell table:number-columns-repeated="3"/>
          <table:table-cell office:value-type="float" office:value="6.57219939596106" calcext:value-type="float">
            <text:p>6.57219939596106</text:p>
          </table:table-cell>
          <table:table-cell office:value-type="float" office:value="8.96289926183679" calcext:value-type="float">
            <text:p>8.96289926183679</text:p>
          </table:table-cell>
          <table:table-cell office:value-type="float" office:value="9.00466377673356" calcext:value-type="float">
            <text:p>9.00466377673356</text:p>
          </table:table-cell>
          <table:table-cell table:number-columns-repeated="2"/>
          <table:table-cell office:value-type="float" office:value="5972" calcext:value-type="float">
            <text:p>5972</text:p>
          </table:table-cell>
          <table:table-cell office:value-type="float" office:value="7798" calcext:value-type="float">
            <text:p>7798</text:p>
          </table:table-cell>
          <table:table-cell office:value-type="float" office:value="47560" calcext:value-type="float">
            <text:p>47560</text:p>
          </table:table-cell>
        </table:table-row>
        <table:table-row table:style-name="ro1">
          <table:table-cell/>
          <table:table-cell office:value-type="float" office:value="8.06461219849122" calcext:value-type="float">
            <text:p>8.06461219849122</text:p>
          </table:table-cell>
          <table:table-cell/>
          <table:table-cell office:value-type="float" office:value="-0.183577726109993" calcext:value-type="float">
            <text:p>-0.183577726109993</text:p>
          </table:table-cell>
          <table:table-cell/>
          <table:table-cell office:value-type="float" office:value="6853" calcext:value-type="float">
            <text:p>6853</text:p>
          </table:table-cell>
          <table:table-cell table:number-columns-repeated="3"/>
          <table:table-cell office:value-type="float" office:value="4.58258981887217" calcext:value-type="float">
            <text:p>4.58258981887217</text:p>
          </table:table-cell>
          <table:table-cell/>
          <table:table-cell office:value-type="float" office:value="-0.23100614568479" calcext:value-type="float">
            <text:p>-0.2310061456847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67016432937887" calcext:value-type="float">
            <text:p>2.67016432937887</text:p>
          </table:table-cell>
          <table:table-cell/>
          <table:table-cell office:value-type="float" office:value="0.117090398774887" calcext:value-type="float">
            <text:p>0.117090398774887</text:p>
          </table:table-cell>
          <table:table-cell/>
          <table:table-cell office:value-type="float" office:value="2208" calcext:value-type="float">
            <text:p>2208</text:p>
          </table:table-cell>
          <table:table-cell table:number-columns-repeated="3"/>
          <table:table-cell office:value-type="float" office:value="6.58183074824895" calcext:value-type="float">
            <text:p>6.58183074824895</text:p>
          </table:table-cell>
          <table:table-cell office:value-type="float" office:value="8.96692567961612" calcext:value-type="float">
            <text:p>8.96692567961612</text:p>
          </table:table-cell>
          <table:table-cell office:value-type="float" office:value="9.00597176816672" calcext:value-type="float">
            <text:p>9.00597176816672</text:p>
          </table:table-cell>
          <table:table-cell table:number-columns-repeated="2"/>
          <table:table-cell office:value-type="float" office:value="5993" calcext:value-type="float">
            <text:p>5993</text:p>
          </table:table-cell>
          <table:table-cell office:value-type="float" office:value="7848" calcext:value-type="float">
            <text:p>7848</text:p>
          </table:table-cell>
          <table:table-cell office:value-type="float" office:value="47594" calcext:value-type="float">
            <text:p>47594</text:p>
          </table:table-cell>
        </table:table-row>
        <table:table-row table:style-name="ro1">
          <table:table-cell/>
          <table:table-cell office:value-type="float" office:value="100.11393105499" calcext:value-type="float">
            <text:p>100.11393105499</text:p>
          </table:table-cell>
          <table:table-cell/>
          <table:table-cell office:value-type="float" office:value="-5.81495141265254" calcext:value-type="float">
            <text:p>-5.81495141265254</text:p>
          </table:table-cell>
          <table:table-cell/>
          <table:table-cell office:value-type="float" office:value="46583" calcext:value-type="float">
            <text:p>46583</text:p>
          </table:table-cell>
          <table:table-cell table:number-columns-repeated="3"/>
          <table:table-cell office:value-type="float" office:value="0.404803196086015" calcext:value-type="float">
            <text:p>0.404803196086015</text:p>
          </table:table-cell>
          <table:table-cell/>
          <table:table-cell office:value-type="float" office:value="-0.114460076790925" calcext:value-type="float">
            <text:p>-0.11446007679092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931915602" calcext:value-type="float">
            <text:p>100.108931915602</text:p>
          </table:table-cell>
          <table:table-cell/>
          <table:table-cell office:value-type="float" office:value="0.0368335523023492" calcext:value-type="float">
            <text:p>0.036833552302349</text:p>
          </table:table-cell>
          <table:table-cell/>
          <table:table-cell office:value-type="float" office:value="48639" calcext:value-type="float">
            <text:p>48639</text:p>
          </table:table-cell>
          <table:table-cell table:number-columns-repeated="3"/>
          <table:table-cell office:value-type="float" office:value="6.58244020583125" calcext:value-type="float">
            <text:p>6.58244020583125</text:p>
          </table:table-cell>
          <table:table-cell office:value-type="float" office:value="8.97026699563074" calcext:value-type="float">
            <text:p>8.97026699563074</text:p>
          </table:table-cell>
          <table:table-cell office:value-type="float" office:value="9.00638354132496" calcext:value-type="float">
            <text:p>9.00638354132496</text:p>
          </table:table-cell>
          <table:table-cell table:number-columns-repeated="2"/>
          <table:table-cell office:value-type="float" office:value="6024" calcext:value-type="float">
            <text:p>6024</text:p>
          </table:table-cell>
          <table:table-cell office:value-type="float" office:value="7892" calcext:value-type="float">
            <text:p>7892</text:p>
          </table:table-cell>
          <table:table-cell office:value-type="float" office:value="47603" calcext:value-type="float">
            <text:p>47603</text:p>
          </table:table-cell>
        </table:table-row>
        <table:table-row table:style-name="ro1">
          <table:table-cell/>
          <table:table-cell office:value-type="float" office:value="3.84910938959353" calcext:value-type="float">
            <text:p>3.84910938959353</text:p>
          </table:table-cell>
          <table:table-cell/>
          <table:table-cell office:value-type="float" office:value="-0.505258899728654" calcext:value-type="float">
            <text:p>-0.505258899728654</text:p>
          </table:table-cell>
          <table:table-cell/>
          <table:table-cell office:value-type="float" office:value="3379" calcext:value-type="float">
            <text:p>3379</text:p>
          </table:table-cell>
          <table:table-cell table:number-columns-repeated="3"/>
          <table:table-cell office:value-type="float" office:value="0.476042558664484" calcext:value-type="float">
            <text:p>0.476042558664484</text:p>
          </table:table-cell>
          <table:table-cell/>
          <table:table-cell office:value-type="float" office:value="-0.216651136817528" calcext:value-type="float">
            <text:p>-0.216651136817528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3"/>
          <table:table-cell office:value-type="float" office:value="1.57719652573735" calcext:value-type="float">
            <text:p>1.57719652573735</text:p>
          </table:table-cell>
          <table:table-cell/>
          <table:table-cell office:value-type="float" office:value="-0.202748438398613" calcext:value-type="float">
            <text:p>-0.202748438398613</text:p>
          </table:table-cell>
          <table:table-cell/>
          <table:table-cell office:value-type="float" office:value="1593" calcext:value-type="float">
            <text:p>1593</text:p>
          </table:table-cell>
          <table:table-cell table:number-columns-repeated="3"/>
          <table:table-cell office:value-type="float" office:value="6.60789058220081" calcext:value-type="float">
            <text:p>6.60789058220081</text:p>
          </table:table-cell>
          <table:table-cell office:value-type="float" office:value="8.97069673505434" calcext:value-type="float">
            <text:p>8.97069673505434</text:p>
          </table:table-cell>
          <table:table-cell office:value-type="float" office:value="9.00839569465344" calcext:value-type="float">
            <text:p>9.00839569465344</text:p>
          </table:table-cell>
          <table:table-cell table:number-columns-repeated="2"/>
          <table:table-cell office:value-type="float" office:value="6040" calcext:value-type="float">
            <text:p>6040</text:p>
          </table:table-cell>
          <table:table-cell office:value-type="float" office:value="8077" calcext:value-type="float">
            <text:p>8077</text:p>
          </table:table-cell>
          <table:table-cell office:value-type="float" office:value="47605" calcext:value-type="float">
            <text:p>47605</text:p>
          </table:table-cell>
        </table:table-row>
        <table:table-row table:style-name="ro1">
          <table:table-cell/>
          <table:table-cell office:value-type="float" office:value="100.111800722702" calcext:value-type="float">
            <text:p>100.111800722702</text:p>
          </table:table-cell>
          <table:table-cell/>
          <table:table-cell office:value-type="float" office:value="-3.2247364155107" calcext:value-type="float">
            <text:p>-3.2247364155107</text:p>
          </table:table-cell>
          <table:table-cell/>
          <table:table-cell office:value-type="float" office:value="46760" calcext:value-type="float">
            <text:p>46760</text:p>
          </table:table-cell>
          <table:table-cell table:number-columns-repeated="3"/>
          <table:table-cell office:value-type="float" office:value="92.5390987223776" calcext:value-type="float">
            <text:p>92.5390987223776</text:p>
          </table:table-cell>
          <table:table-cell/>
          <table:table-cell office:value-type="float" office:value="-0.347080631581857" calcext:value-type="float">
            <text:p>-0.34708063158185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976923657629306" calcext:value-type="float">
            <text:p>0.976923657629306</text:p>
          </table:table-cell>
          <table:table-cell/>
          <table:table-cell office:value-type="float" office:value="0.257920360313823" calcext:value-type="float">
            <text:p>0.257920360313823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3"/>
          <table:table-cell office:value-type="float" office:value="6.62280993190143" calcext:value-type="float">
            <text:p>6.62280993190143</text:p>
          </table:table-cell>
          <table:table-cell office:value-type="float" office:value="8.97736693087682" calcext:value-type="float">
            <text:p>8.97736693087682</text:p>
          </table:table-cell>
          <table:table-cell office:value-type="float" office:value="9.00910070300044" calcext:value-type="float">
            <text:p>9.00910070300044</text:p>
          </table:table-cell>
          <table:table-cell table:number-columns-repeated="2"/>
          <table:table-cell office:value-type="float" office:value="6041" calcext:value-type="float">
            <text:p>6041</text:p>
          </table:table-cell>
          <table:table-cell office:value-type="float" office:value="9203" calcext:value-type="float">
            <text:p>9203</text:p>
          </table:table-cell>
          <table:table-cell office:value-type="float" office:value="47607" calcext:value-type="float">
            <text:p>47607</text:p>
          </table:table-cell>
        </table:table-row>
        <table:table-row table:style-name="ro1">
          <table:table-cell/>
          <table:table-cell office:value-type="float" office:value="100.094412811579" calcext:value-type="float">
            <text:p>100.094412811579</text:p>
          </table:table-cell>
          <table:table-cell/>
          <table:table-cell office:value-type="float" office:value="-7.00103155558312" calcext:value-type="float">
            <text:p>-7.00103155558312</text:p>
          </table:table-cell>
          <table:table-cell/>
          <table:table-cell office:value-type="float" office:value="45287" calcext:value-type="float">
            <text:p>45287</text:p>
          </table:table-cell>
          <table:table-cell table:number-columns-repeated="3"/>
          <table:table-cell office:value-type="float" office:value="93.4685505224597" calcext:value-type="float">
            <text:p>93.4685505224597</text:p>
          </table:table-cell>
          <table:table-cell/>
          <table:table-cell office:value-type="float" office:value="-4.51988588348094" calcext:value-type="float">
            <text:p>-4.5198858834809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3305769944" calcext:value-type="float">
            <text:p>100.113305769944</text:p>
          </table:table-cell>
          <table:table-cell/>
          <table:table-cell office:value-type="float" office:value="1.9842790472469" calcext:value-type="float">
            <text:p>1.9842790472469</text:p>
          </table:table-cell>
          <table:table-cell/>
          <table:table-cell office:value-type="float" office:value="46070" calcext:value-type="float">
            <text:p>46070</text:p>
          </table:table-cell>
          <table:table-cell table:number-columns-repeated="3"/>
          <table:table-cell office:value-type="float" office:value="6.67070910676746" calcext:value-type="float">
            <text:p>6.67070910676746</text:p>
          </table:table-cell>
          <table:table-cell office:value-type="float" office:value="8.98559326275809" calcext:value-type="float">
            <text:p>8.98559326275809</text:p>
          </table:table-cell>
          <table:table-cell office:value-type="float" office:value="9.00985945860953" calcext:value-type="float">
            <text:p>9.00985945860953</text:p>
          </table:table-cell>
          <table:table-cell table:number-columns-repeated="2"/>
          <table:table-cell office:value-type="float" office:value="6072" calcext:value-type="float">
            <text:p>6072</text:p>
          </table:table-cell>
          <table:table-cell office:value-type="float" office:value="9375" calcext:value-type="float">
            <text:p>9375</text:p>
          </table:table-cell>
          <table:table-cell office:value-type="float" office:value="47643" calcext:value-type="float">
            <text:p>47643</text:p>
          </table:table-cell>
        </table:table-row>
        <table:table-row table:style-name="ro1">
          <table:table-cell/>
          <table:table-cell office:value-type="float" office:value="100.124234065242" calcext:value-type="float">
            <text:p>100.124234065242</text:p>
          </table:table-cell>
          <table:table-cell/>
          <table:table-cell office:value-type="float" office:value="-4.55944761035062" calcext:value-type="float">
            <text:p>-4.55944761035062</text:p>
          </table:table-cell>
          <table:table-cell/>
          <table:table-cell office:value-type="float" office:value="46486" calcext:value-type="float">
            <text:p>46486</text:p>
          </table:table-cell>
          <table:table-cell table:number-columns-repeated="3"/>
          <table:table-cell office:value-type="float" office:value="100.091674449538" calcext:value-type="float">
            <text:p>100.091674449538</text:p>
          </table:table-cell>
          <table:table-cell/>
          <table:table-cell office:value-type="float" office:value="-0.569185691525358" calcext:value-type="float">
            <text:p>-0.569185691525358</text:p>
          </table:table-cell>
          <table:table-cell/>
          <table:table-cell office:value-type="float" office:value="49027" calcext:value-type="float">
            <text:p>49027</text:p>
          </table:table-cell>
          <table:table-cell table:number-columns-repeated="3"/>
          <table:table-cell office:value-type="float" office:value="100.095733858844" calcext:value-type="float">
            <text:p>100.095733858844</text:p>
          </table:table-cell>
          <table:table-cell/>
          <table:table-cell office:value-type="float" office:value="-0.280678248888529" calcext:value-type="float">
            <text:p>-0.280678248888529</text:p>
          </table:table-cell>
          <table:table-cell/>
          <table:table-cell office:value-type="float" office:value="44810" calcext:value-type="float">
            <text:p>44810</text:p>
          </table:table-cell>
          <table:table-cell table:number-columns-repeated="3"/>
          <table:table-cell office:value-type="float" office:value="6.70395683680533" calcext:value-type="float">
            <text:p>6.70395683680533</text:p>
          </table:table-cell>
          <table:table-cell office:value-type="float" office:value="8.98730864111223" calcext:value-type="float">
            <text:p>8.98730864111223</text:p>
          </table:table-cell>
          <table:table-cell office:value-type="float" office:value="9.01017218815756" calcext:value-type="float">
            <text:p>9.01017218815756</text:p>
          </table:table-cell>
          <table:table-cell table:number-columns-repeated="2"/>
          <table:table-cell office:value-type="float" office:value="6083" calcext:value-type="float">
            <text:p>6083</text:p>
          </table:table-cell>
          <table:table-cell office:value-type="float" office:value="9636" calcext:value-type="float">
            <text:p>9636</text:p>
          </table:table-cell>
          <table:table-cell office:value-type="float" office:value="47651" calcext:value-type="float">
            <text:p>47651</text:p>
          </table:table-cell>
        </table:table-row>
        <table:table-row table:style-name="ro1">
          <table:table-cell/>
          <table:table-cell office:value-type="float" office:value="100.091682051814" calcext:value-type="float">
            <text:p>100.091682051814</text:p>
          </table:table-cell>
          <table:table-cell/>
          <table:table-cell office:value-type="float" office:value="-4.61634756159709" calcext:value-type="float">
            <text:p>-4.61634756159709</text:p>
          </table:table-cell>
          <table:table-cell/>
          <table:table-cell office:value-type="float" office:value="46132" calcext:value-type="float">
            <text:p>46132</text:p>
          </table:table-cell>
          <table:table-cell table:number-columns-repeated="3"/>
          <table:table-cell office:value-type="float" office:value="100.089150712348" calcext:value-type="float">
            <text:p>100.089150712348</text:p>
          </table:table-cell>
          <table:table-cell/>
          <table:table-cell office:value-type="float" office:value="-1.49379853249817" calcext:value-type="float">
            <text:p>-1.49379853249817</text:p>
          </table:table-cell>
          <table:table-cell/>
          <table:table-cell office:value-type="float" office:value="48549" calcext:value-type="float">
            <text:p>48549</text:p>
          </table:table-cell>
          <table:table-cell table:number-columns-repeated="3"/>
          <table:table-cell office:value-type="float" office:value="100.109379621134" calcext:value-type="float">
            <text:p>100.109379621134</text:p>
          </table:table-cell>
          <table:table-cell/>
          <table:table-cell office:value-type="float" office:value="4.42330719539283" calcext:value-type="float">
            <text:p>4.42330719539283</text:p>
          </table:table-cell>
          <table:table-cell/>
          <table:table-cell office:value-type="float" office:value="45350" calcext:value-type="float">
            <text:p>45350</text:p>
          </table:table-cell>
          <table:table-cell table:number-columns-repeated="3"/>
          <table:table-cell office:value-type="float" office:value="6.70731171997067" calcext:value-type="float">
            <text:p>6.70731171997067</text:p>
          </table:table-cell>
          <table:table-cell office:value-type="float" office:value="8.99258577228899" calcext:value-type="float">
            <text:p>8.99258577228899</text:p>
          </table:table-cell>
          <table:table-cell office:value-type="float" office:value="9.0102702004142" calcext:value-type="float">
            <text:p>9.0102702004142</text:p>
          </table:table-cell>
          <table:table-cell table:number-columns-repeated="2"/>
          <table:table-cell office:value-type="float" office:value="6085" calcext:value-type="float">
            <text:p>6085</text:p>
          </table:table-cell>
          <table:table-cell office:value-type="float" office:value="10139" calcext:value-type="float">
            <text:p>10139</text:p>
          </table:table-cell>
          <table:table-cell office:value-type="float" office:value="47653" calcext:value-type="float">
            <text:p>47653</text:p>
          </table:table-cell>
        </table:table-row>
        <table:table-row table:style-name="ro1">
          <table:table-cell/>
          <table:table-cell office:value-type="float" office:value="100.114868155533" calcext:value-type="float">
            <text:p>100.114868155533</text:p>
          </table:table-cell>
          <table:table-cell/>
          <table:table-cell office:value-type="float" office:value="-1.81837602585387" calcext:value-type="float">
            <text:p>-1.81837602585387</text:p>
          </table:table-cell>
          <table:table-cell/>
          <table:table-cell office:value-type="float" office:value="47429" calcext:value-type="float">
            <text:p>47429</text:p>
          </table:table-cell>
          <table:table-cell table:number-columns-repeated="3"/>
          <table:table-cell office:value-type="float" office:value="5.79918162043276" calcext:value-type="float">
            <text:p>5.79918162043276</text:p>
          </table:table-cell>
          <table:table-cell/>
          <table:table-cell office:value-type="float" office:value="0.324791176207797" calcext:value-type="float">
            <text:p>0.324791176207797</text:p>
          </table:table-cell>
          <table:table-cell/>
          <table:table-cell office:value-type="float" office:value="13347" calcext:value-type="float">
            <text:p>13347</text:p>
          </table:table-cell>
          <table:table-cell table:number-columns-repeated="3"/>
          <table:table-cell office:value-type="float" office:value="100.110127039138" calcext:value-type="float">
            <text:p>100.110127039138</text:p>
          </table:table-cell>
          <table:table-cell/>
          <table:table-cell office:value-type="float" office:value="4.25804255751822" calcext:value-type="float">
            <text:p>4.25804255751822</text:p>
          </table:table-cell>
          <table:table-cell/>
          <table:table-cell office:value-type="float" office:value="48695" calcext:value-type="float">
            <text:p>48695</text:p>
          </table:table-cell>
          <table:table-cell table:number-columns-repeated="3"/>
          <table:table-cell office:value-type="float" office:value="6.74628929886011" calcext:value-type="float">
            <text:p>6.74628929886011</text:p>
          </table:table-cell>
          <table:table-cell office:value-type="float" office:value="8.99417849504543" calcext:value-type="float">
            <text:p>8.99417849504543</text:p>
          </table:table-cell>
          <table:table-cell office:value-type="float" office:value="9.01068084654015" calcext:value-type="float">
            <text:p>9.01068084654015</text:p>
          </table:table-cell>
          <table:table-cell table:number-columns-repeated="2"/>
          <table:table-cell office:value-type="float" office:value="6125" calcext:value-type="float">
            <text:p>6125</text:p>
          </table:table-cell>
          <table:table-cell office:value-type="float" office:value="10606" calcext:value-type="float">
            <text:p>10606</text:p>
          </table:table-cell>
          <table:table-cell office:value-type="float" office:value="47656" calcext:value-type="float">
            <text:p>47656</text:p>
          </table:table-cell>
        </table:table-row>
        <table:table-row table:style-name="ro1">
          <table:table-cell/>
          <table:table-cell office:value-type="float" office:value="8.19872677473121" calcext:value-type="float">
            <text:p>8.19872677473121</text:p>
          </table:table-cell>
          <table:table-cell/>
          <table:table-cell office:value-type="float" office:value="-0.621201458946238" calcext:value-type="float">
            <text:p>-0.621201458946238</text:p>
          </table:table-cell>
          <table:table-cell/>
          <table:table-cell office:value-type="float" office:value="6681" calcext:value-type="float">
            <text:p>6681</text:p>
          </table:table-cell>
          <table:table-cell table:number-columns-repeated="3"/>
          <table:table-cell office:value-type="float" office:value="5.55820052135684" calcext:value-type="float">
            <text:p>5.55820052135684</text:p>
          </table:table-cell>
          <table:table-cell/>
          <table:table-cell office:value-type="float" office:value="0.107685922801178" calcext:value-type="float">
            <text:p>0.107685922801178</text:p>
          </table:table-cell>
          <table:table-cell/>
          <table:table-cell office:value-type="float" office:value="20869" calcext:value-type="float">
            <text:p>20869</text:p>
          </table:table-cell>
          <table:table-cell table:number-columns-repeated="3"/>
          <table:table-cell office:value-type="float" office:value="100.118487149082" calcext:value-type="float">
            <text:p>100.118487149082</text:p>
          </table:table-cell>
          <table:table-cell/>
          <table:table-cell office:value-type="float" office:value="6.03745531409252" calcext:value-type="float">
            <text:p>6.03745531409252</text:p>
          </table:table-cell>
          <table:table-cell/>
          <table:table-cell office:value-type="float" office:value="45090" calcext:value-type="float">
            <text:p>45090</text:p>
          </table:table-cell>
          <table:table-cell table:number-columns-repeated="3"/>
          <table:table-cell office:value-type="float" office:value="6.75009194250454" calcext:value-type="float">
            <text:p>6.75009194250454</text:p>
          </table:table-cell>
          <table:table-cell office:value-type="float" office:value="8.996809967748" calcext:value-type="float">
            <text:p>8.996809967748</text:p>
          </table:table-cell>
          <table:table-cell office:value-type="float" office:value="9.01299505241279" calcext:value-type="float">
            <text:p>9.01299505241279</text:p>
          </table:table-cell>
          <table:table-cell table:number-columns-repeated="2"/>
          <table:table-cell office:value-type="float" office:value="6151" calcext:value-type="float">
            <text:p>6151</text:p>
          </table:table-cell>
          <table:table-cell office:value-type="float" office:value="11450" calcext:value-type="float">
            <text:p>11450</text:p>
          </table:table-cell>
          <table:table-cell office:value-type="float" office:value="47658" calcext:value-type="float">
            <text:p>47658</text:p>
          </table:table-cell>
        </table:table-row>
        <table:table-row table:style-name="ro1">
          <table:table-cell/>
          <table:table-cell office:value-type="float" office:value="7.8761000094306" calcext:value-type="float">
            <text:p>7.8761000094306</text:p>
          </table:table-cell>
          <table:table-cell/>
          <table:table-cell office:value-type="float" office:value="-0.480750407688528" calcext:value-type="float">
            <text:p>-0.480750407688528</text:p>
          </table:table-cell>
          <table:table-cell/>
          <table:table-cell office:value-type="float" office:value="5807" calcext:value-type="float">
            <text:p>5807</text:p>
          </table:table-cell>
          <table:table-cell table:number-columns-repeated="3"/>
          <table:table-cell office:value-type="float" office:value="6.31459428987006" calcext:value-type="float">
            <text:p>6.31459428987006</text:p>
          </table:table-cell>
          <table:table-cell/>
          <table:table-cell office:value-type="float" office:value="-0.327627412229988" calcext:value-type="float">
            <text:p>-0.327627412229988</text:p>
          </table:table-cell>
          <table:table-cell/>
          <table:table-cell office:value-type="float" office:value="5163" calcext:value-type="float">
            <text:p>5163</text:p>
          </table:table-cell>
          <table:table-cell table:number-columns-repeated="3"/>
          <table:table-cell office:value-type="float" office:value="7.18908935939404" calcext:value-type="float">
            <text:p>7.18908935939404</text:p>
          </table:table-cell>
          <table:table-cell/>
          <table:table-cell office:value-type="float" office:value="0.190633766150821" calcext:value-type="float">
            <text:p>0.190633766150821</text:p>
          </table:table-cell>
          <table:table-cell/>
          <table:table-cell office:value-type="float" office:value="5914" calcext:value-type="float">
            <text:p>5914</text:p>
          </table:table-cell>
          <table:table-cell table:number-columns-repeated="3"/>
          <table:table-cell office:value-type="float" office:value="6.75661223736665" calcext:value-type="float">
            <text:p>6.75661223736665</text:p>
          </table:table-cell>
          <table:table-cell office:value-type="float" office:value="8.99867385221267" calcext:value-type="float">
            <text:p>8.99867385221267</text:p>
          </table:table-cell>
          <table:table-cell office:value-type="float" office:value="9.01384311941313" calcext:value-type="float">
            <text:p>9.01384311941313</text:p>
          </table:table-cell>
          <table:table-cell table:number-columns-repeated="2"/>
          <table:table-cell office:value-type="float" office:value="6152" calcext:value-type="float">
            <text:p>6152</text:p>
          </table:table-cell>
          <table:table-cell office:value-type="float" office:value="13024" calcext:value-type="float">
            <text:p>13024</text:p>
          </table:table-cell>
          <table:table-cell office:value-type="float" office:value="47683" calcext:value-type="float">
            <text:p>47683</text:p>
          </table:table-cell>
        </table:table-row>
        <table:table-row table:style-name="ro1">
          <table:table-cell/>
          <table:table-cell office:value-type="float" office:value="100.094169641654" calcext:value-type="float">
            <text:p>100.094169641654</text:p>
          </table:table-cell>
          <table:table-cell/>
          <table:table-cell office:value-type="float" office:value="-0.247759710926118" calcext:value-type="float">
            <text:p>-0.247759710926118</text:p>
          </table:table-cell>
          <table:table-cell/>
          <table:table-cell office:value-type="float" office:value="47819" calcext:value-type="float">
            <text:p>47819</text:p>
          </table:table-cell>
          <table:table-cell table:number-columns-repeated="3"/>
          <table:table-cell office:value-type="float" office:value="100.087835113041" calcext:value-type="float">
            <text:p>100.087835113041</text:p>
          </table:table-cell>
          <table:table-cell/>
          <table:table-cell office:value-type="float" office:value="0.865934563802253" calcext:value-type="float">
            <text:p>0.865934563802253</text:p>
          </table:table-cell>
          <table:table-cell/>
          <table:table-cell office:value-type="float" office:value="47452" calcext:value-type="float">
            <text:p>47452</text:p>
          </table:table-cell>
          <table:table-cell table:number-columns-repeated="3"/>
          <table:table-cell office:value-type="float" office:value="100.104139338603" calcext:value-type="float">
            <text:p>100.104139338603</text:p>
          </table:table-cell>
          <table:table-cell/>
          <table:table-cell office:value-type="float" office:value="9.84919905867464" calcext:value-type="float">
            <text:p>9.84919905867464</text:p>
          </table:table-cell>
          <table:table-cell/>
          <table:table-cell office:value-type="float" office:value="46764" calcext:value-type="float">
            <text:p>46764</text:p>
          </table:table-cell>
          <table:table-cell table:number-columns-repeated="3"/>
          <table:table-cell office:value-type="float" office:value="6.79174681454613" calcext:value-type="float">
            <text:p>6.79174681454613</text:p>
          </table:table-cell>
          <table:table-cell office:value-type="float" office:value="9.0002724468566" calcext:value-type="float">
            <text:p>9.0002724468566</text:p>
          </table:table-cell>
          <table:table-cell office:value-type="float" office:value="9.01675871065364" calcext:value-type="float">
            <text:p>9.01675871065364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office:value-type="float" office:value="16333" calcext:value-type="float">
            <text:p>16333</text:p>
          </table:table-cell>
          <table:table-cell office:value-type="float" office:value="47688" calcext:value-type="float">
            <text:p>47688</text:p>
          </table:table-cell>
        </table:table-row>
        <table:table-row table:style-name="ro1">
          <table:table-cell/>
          <table:table-cell office:value-type="float" office:value="6.33418364940819" calcext:value-type="float">
            <text:p>6.33418364940819</text:p>
          </table:table-cell>
          <table:table-cell/>
          <table:table-cell office:value-type="float" office:value="0.240516160300231" calcext:value-type="float">
            <text:p>0.240516160300231</text:p>
          </table:table-cell>
          <table:table-cell/>
          <table:table-cell office:value-type="float" office:value="6624" calcext:value-type="float">
            <text:p>6624</text:p>
          </table:table-cell>
          <table:table-cell table:number-columns-repeated="3"/>
          <table:table-cell office:value-type="float" office:value="99.9721383580451" calcext:value-type="float">
            <text:p>99.9721383580451</text:p>
          </table:table-cell>
          <table:table-cell/>
          <table:table-cell office:value-type="float" office:value="1.43599662329649" calcext:value-type="float">
            <text:p>1.4359966232964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8001247463" calcext:value-type="float">
            <text:p>100.118001247463</text:p>
          </table:table-cell>
          <table:table-cell/>
          <table:table-cell office:value-type="float" office:value="-0.608366587811255" calcext:value-type="float">
            <text:p>-0.608366587811255</text:p>
          </table:table-cell>
          <table:table-cell/>
          <table:table-cell office:value-type="float" office:value="43867" calcext:value-type="float">
            <text:p>43867</text:p>
          </table:table-cell>
          <table:table-cell table:number-columns-repeated="3"/>
          <table:table-cell office:value-type="float" office:value="6.81266622040633" calcext:value-type="float">
            <text:p>6.81266622040633</text:p>
          </table:table-cell>
          <table:table-cell office:value-type="float" office:value="9.00046591259325" calcext:value-type="float">
            <text:p>9.00046591259325</text:p>
          </table:table-cell>
          <table:table-cell office:value-type="float" office:value="9.01882783450637" calcext:value-type="float">
            <text:p>9.01882783450637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16388" calcext:value-type="float">
            <text:p>16388</text:p>
          </table:table-cell>
          <table:table-cell office:value-type="float" office:value="47692" calcext:value-type="float">
            <text:p>47692</text:p>
          </table:table-cell>
        </table:table-row>
        <table:table-row table:style-name="ro1">
          <table:table-cell/>
          <table:table-cell office:value-type="float" office:value="4.49431759313147" calcext:value-type="float">
            <text:p>4.49431759313147</text:p>
          </table:table-cell>
          <table:table-cell/>
          <table:table-cell office:value-type="float" office:value="0.0869735158777406" calcext:value-type="float">
            <text:p>0.086973515877741</text:p>
          </table:table-cell>
          <table:table-cell/>
          <table:table-cell office:value-type="float" office:value="3730" calcext:value-type="float">
            <text:p>3730</text:p>
          </table:table-cell>
          <table:table-cell table:number-columns-repeated="3"/>
          <table:table-cell office:value-type="float" office:value="99.4270135283009" calcext:value-type="float">
            <text:p>99.4270135283009</text:p>
          </table:table-cell>
          <table:table-cell/>
          <table:table-cell office:value-type="float" office:value="-2.24332069295974" calcext:value-type="float">
            <text:p>-2.2433206929597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10059937263963" calcext:value-type="float">
            <text:p>3.10059937263963</text:p>
          </table:table-cell>
          <table:table-cell/>
          <table:table-cell office:value-type="float" office:value="0.500364871037939" calcext:value-type="float">
            <text:p>0.500364871037939</text:p>
          </table:table-cell>
          <table:table-cell/>
          <table:table-cell office:value-type="float" office:value="3255" calcext:value-type="float">
            <text:p>3255</text:p>
          </table:table-cell>
          <table:table-cell table:number-columns-repeated="3"/>
          <table:table-cell office:value-type="float" office:value="6.81989197021478" calcext:value-type="float">
            <text:p>6.81989197021478</text:p>
          </table:table-cell>
          <table:table-cell office:value-type="float" office:value="9.00250488218306" calcext:value-type="float">
            <text:p>9.00250488218306</text:p>
          </table:table-cell>
          <table:table-cell office:value-type="float" office:value="9.01958347924527" calcext:value-type="float">
            <text:p>9.01958347924527</text:p>
          </table:table-cell>
          <table:table-cell table:number-columns-repeated="2"/>
          <table:table-cell office:value-type="float" office:value="6202" calcext:value-type="float">
            <text:p>6202</text:p>
          </table:table-cell>
          <table:table-cell office:value-type="float" office:value="16586" calcext:value-type="float">
            <text:p>16586</text:p>
          </table:table-cell>
          <table:table-cell office:value-type="float" office:value="47714" calcext:value-type="float">
            <text:p>47714</text:p>
          </table:table-cell>
        </table:table-row>
        <table:table-row table:style-name="ro1">
          <table:table-cell/>
          <table:table-cell office:value-type="float" office:value="100.095169365343" calcext:value-type="float">
            <text:p>100.095169365343</text:p>
          </table:table-cell>
          <table:table-cell/>
          <table:table-cell office:value-type="float" office:value="-5.05912206087546" calcext:value-type="float">
            <text:p>-5.05912206087546</text:p>
          </table:table-cell>
          <table:table-cell/>
          <table:table-cell office:value-type="float" office:value="47724" calcext:value-type="float">
            <text:p>47724</text:p>
          </table:table-cell>
          <table:table-cell table:number-columns-repeated="3"/>
          <table:table-cell office:value-type="float" office:value="1.15284389510754" calcext:value-type="float">
            <text:p>1.15284389510754</text:p>
          </table:table-cell>
          <table:table-cell/>
          <table:table-cell office:value-type="float" office:value="0.263047528463184" calcext:value-type="float">
            <text:p>0.263047528463184</text:p>
          </table:table-cell>
          <table:table-cell/>
          <table:table-cell office:value-type="float" office:value="25020" calcext:value-type="float">
            <text:p>25020</text:p>
          </table:table-cell>
          <table:table-cell table:number-columns-repeated="3"/>
          <table:table-cell office:value-type="float" office:value="0.760422463129374" calcext:value-type="float">
            <text:p>0.760422463129374</text:p>
          </table:table-cell>
          <table:table-cell/>
          <table:table-cell office:value-type="float" office:value="0.126332941807894" calcext:value-type="float">
            <text:p>0.126332941807894</text:p>
          </table:table-cell>
          <table:table-cell/>
          <table:table-cell office:value-type="float" office:value="1087" calcext:value-type="float">
            <text:p>1087</text:p>
          </table:table-cell>
          <table:table-cell table:number-columns-repeated="3"/>
          <table:table-cell office:value-type="float" office:value="6.8379573410867" calcext:value-type="float">
            <text:p>6.8379573410867</text:p>
          </table:table-cell>
          <table:table-cell office:value-type="float" office:value="9.00662832923582" calcext:value-type="float">
            <text:p>9.00662832923582</text:p>
          </table:table-cell>
          <table:table-cell office:value-type="float" office:value="9.02057404267609" calcext:value-type="float">
            <text:p>9.02057404267609</text:p>
          </table:table-cell>
          <table:table-cell table:number-columns-repeated="2"/>
          <table:table-cell office:value-type="float" office:value="6245" calcext:value-type="float">
            <text:p>6245</text:p>
          </table:table-cell>
          <table:table-cell office:value-type="float" office:value="17350" calcext:value-type="float">
            <text:p>17350</text:p>
          </table:table-cell>
          <table:table-cell office:value-type="float" office:value="47735" calcext:value-type="float">
            <text:p>47735</text:p>
          </table:table-cell>
        </table:table-row>
        <table:table-row table:style-name="ro1">
          <table:table-cell/>
          <table:table-cell office:value-type="float" office:value="100.113244733015" calcext:value-type="float">
            <text:p>100.113244733015</text:p>
          </table:table-cell>
          <table:table-cell/>
          <table:table-cell office:value-type="float" office:value="-7.67429188278144" calcext:value-type="float">
            <text:p>-7.67429188278144</text:p>
          </table:table-cell>
          <table:table-cell/>
          <table:table-cell office:value-type="float" office:value="45779" calcext:value-type="float">
            <text:p>45779</text:p>
          </table:table-cell>
          <table:table-cell table:number-columns-repeated="3"/>
          <table:table-cell office:value-type="float" office:value="100.075956492929" calcext:value-type="float">
            <text:p>100.075956492929</text:p>
          </table:table-cell>
          <table:table-cell/>
          <table:table-cell office:value-type="float" office:value="-1.94655367935438" calcext:value-type="float">
            <text:p>-1.94655367935438</text:p>
          </table:table-cell>
          <table:table-cell/>
          <table:table-cell office:value-type="float" office:value="47692" calcext:value-type="float">
            <text:p>47692</text:p>
          </table:table-cell>
          <table:table-cell table:number-columns-repeated="3"/>
          <table:table-cell office:value-type="float" office:value="8.16604561959652" calcext:value-type="float">
            <text:p>8.16604561959652</text:p>
          </table:table-cell>
          <table:table-cell/>
          <table:table-cell office:value-type="float" office:value="-0.557162064805791" calcext:value-type="float">
            <text:p>-0.557162064805791</text:p>
          </table:table-cell>
          <table:table-cell/>
          <table:table-cell office:value-type="float" office:value="8436" calcext:value-type="float">
            <text:p>8436</text:p>
          </table:table-cell>
          <table:table-cell table:number-columns-repeated="3"/>
          <table:table-cell office:value-type="float" office:value="6.85447048191173" calcext:value-type="float">
            <text:p>6.85447048191173</text:p>
          </table:table-cell>
          <table:table-cell office:value-type="float" office:value="9.01003445901927" calcext:value-type="float">
            <text:p>9.01003445901927</text:p>
          </table:table-cell>
          <table:table-cell office:value-type="float" office:value="9.02247082710377" calcext:value-type="float">
            <text:p>9.02247082710377</text:p>
          </table:table-cell>
          <table:table-cell table:number-columns-repeated="2"/>
          <table:table-cell office:value-type="float" office:value="6248" calcext:value-type="float">
            <text:p>6248</text:p>
          </table:table-cell>
          <table:table-cell office:value-type="float" office:value="17893" calcext:value-type="float">
            <text:p>17893</text:p>
          </table:table-cell>
          <table:table-cell office:value-type="float" office:value="47749" calcext:value-type="float">
            <text:p>47749</text:p>
          </table:table-cell>
        </table:table-row>
        <table:table-row table:style-name="ro1">
          <table:table-cell/>
          <table:table-cell office:value-type="float" office:value="100.098585797176" calcext:value-type="float">
            <text:p>100.098585797176</text:p>
          </table:table-cell>
          <table:table-cell/>
          <table:table-cell office:value-type="float" office:value="-6.32877838458951" calcext:value-type="float">
            <text:p>-6.32877838458951</text:p>
          </table:table-cell>
          <table:table-cell/>
          <table:table-cell office:value-type="float" office:value="46140" calcext:value-type="float">
            <text:p>46140</text:p>
          </table:table-cell>
          <table:table-cell table:number-columns-repeated="3"/>
          <table:table-cell office:value-type="float" office:value="8.97436823797688" calcext:value-type="float">
            <text:p>8.97436823797688</text:p>
          </table:table-cell>
          <table:table-cell/>
          <table:table-cell office:value-type="float" office:value="0.0994969978573813" calcext:value-type="float">
            <text:p>0.099496997857381</text:p>
          </table:table-cell>
          <table:table-cell/>
          <table:table-cell office:value-type="float" office:value="14588" calcext:value-type="float">
            <text:p>14588</text:p>
          </table:table-cell>
          <table:table-cell table:number-columns-repeated="3"/>
          <table:table-cell office:value-type="float" office:value="6.08425568847379" calcext:value-type="float">
            <text:p>6.08425568847379</text:p>
          </table:table-cell>
          <table:table-cell/>
          <table:table-cell office:value-type="float" office:value="0.14025714452957" calcext:value-type="float">
            <text:p>0.14025714452957</text:p>
          </table:table-cell>
          <table:table-cell/>
          <table:table-cell office:value-type="float" office:value="5059" calcext:value-type="float">
            <text:p>5059</text:p>
          </table:table-cell>
          <table:table-cell table:number-columns-repeated="3"/>
          <table:table-cell office:value-type="float" office:value="6.86486672971869" calcext:value-type="float">
            <text:p>6.86486672971869</text:p>
          </table:table-cell>
          <table:table-cell office:value-type="float" office:value="9.01089924753881" calcext:value-type="float">
            <text:p>9.01089924753881</text:p>
          </table:table-cell>
          <table:table-cell office:value-type="float" office:value="9.02258914874773" calcext:value-type="float">
            <text:p>9.02258914874773</text:p>
          </table:table-cell>
          <table:table-cell table:number-columns-repeated="2"/>
          <table:table-cell office:value-type="float" office:value="6248" calcext:value-type="float">
            <text:p>6248</text:p>
          </table:table-cell>
          <table:table-cell office:value-type="float" office:value="18091" calcext:value-type="float">
            <text:p>18091</text:p>
          </table:table-cell>
          <table:table-cell office:value-type="float" office:value="47780" calcext:value-type="float">
            <text:p>47780</text:p>
          </table:table-cell>
        </table:table-row>
        <table:table-row table:style-name="ro1">
          <table:table-cell/>
          <table:table-cell office:value-type="float" office:value="100.094178573239" calcext:value-type="float">
            <text:p>100.094178573239</text:p>
          </table:table-cell>
          <table:table-cell/>
          <table:table-cell office:value-type="float" office:value="-6.41789771584977" calcext:value-type="float">
            <text:p>-6.41789771584977</text:p>
          </table:table-cell>
          <table:table-cell/>
          <table:table-cell office:value-type="float" office:value="46799" calcext:value-type="float">
            <text:p>46799</text:p>
          </table:table-cell>
          <table:table-cell table:number-columns-repeated="3"/>
          <table:table-cell office:value-type="float" office:value="98.4666674198811" calcext:value-type="float">
            <text:p>98.4666674198811</text:p>
          </table:table-cell>
          <table:table-cell/>
          <table:table-cell office:value-type="float" office:value="-3.17733773438482" calcext:value-type="float">
            <text:p>-3.1773377343848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11661902650396" calcext:value-type="float">
            <text:p>7.11661902650396</text:p>
          </table:table-cell>
          <table:table-cell/>
          <table:table-cell office:value-type="float" office:value="-0.410077588801833" calcext:value-type="float">
            <text:p>-0.410077588801833</text:p>
          </table:table-cell>
          <table:table-cell/>
          <table:table-cell office:value-type="float" office:value="7159" calcext:value-type="float">
            <text:p>7159</text:p>
          </table:table-cell>
          <table:table-cell table:number-columns-repeated="3"/>
          <table:table-cell office:value-type="float" office:value="6.8678942627192" calcext:value-type="float">
            <text:p>6.8678942627192</text:p>
          </table:table-cell>
          <table:table-cell office:value-type="float" office:value="9.01458195959484" calcext:value-type="float">
            <text:p>9.01458195959484</text:p>
          </table:table-cell>
          <table:table-cell office:value-type="float" office:value="9.02468362582331" calcext:value-type="float">
            <text:p>9.02468362582331</text:p>
          </table:table-cell>
          <table:table-cell table:number-columns-repeated="2"/>
          <table:table-cell office:value-type="float" office:value="6263" calcext:value-type="float">
            <text:p>6263</text:p>
          </table:table-cell>
          <table:table-cell office:value-type="float" office:value="18932" calcext:value-type="float">
            <text:p>18932</text:p>
          </table:table-cell>
          <table:table-cell office:value-type="float" office:value="47812" calcext:value-type="float">
            <text:p>47812</text:p>
          </table:table-cell>
        </table:table-row>
        <table:table-row table:style-name="ro1">
          <table:table-cell/>
          <table:table-cell office:value-type="float" office:value="2.88216485356143" calcext:value-type="float">
            <text:p>2.88216485356143</text:p>
          </table:table-cell>
          <table:table-cell/>
          <table:table-cell office:value-type="float" office:value="0.321701500425089" calcext:value-type="float">
            <text:p>0.321701500425089</text:p>
          </table:table-cell>
          <table:table-cell/>
          <table:table-cell office:value-type="float" office:value="2355" calcext:value-type="float">
            <text:p>2355</text:p>
          </table:table-cell>
          <table:table-cell table:number-columns-repeated="3"/>
          <table:table-cell office:value-type="float" office:value="99.8606868465391" calcext:value-type="float">
            <text:p>99.8606868465391</text:p>
          </table:table-cell>
          <table:table-cell/>
          <table:table-cell office:value-type="float" office:value="-1.27298313124275" calcext:value-type="float">
            <text:p>-1.2729831312427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1584369918" calcext:value-type="float">
            <text:p>100.111584369918</text:p>
          </table:table-cell>
          <table:table-cell/>
          <table:table-cell office:value-type="float" office:value="-0.854440362799097" calcext:value-type="float">
            <text:p>-0.854440362799097</text:p>
          </table:table-cell>
          <table:table-cell/>
          <table:table-cell office:value-type="float" office:value="44172" calcext:value-type="float">
            <text:p>44172</text:p>
          </table:table-cell>
          <table:table-cell table:number-columns-repeated="3"/>
          <table:table-cell office:value-type="float" office:value="6.87088511158368" calcext:value-type="float">
            <text:p>6.87088511158368</text:p>
          </table:table-cell>
          <table:table-cell office:value-type="float" office:value="9.01665755048546" calcext:value-type="float">
            <text:p>9.01665755048546</text:p>
          </table:table-cell>
          <table:table-cell office:value-type="float" office:value="9.02538686681168" calcext:value-type="float">
            <text:p>9.02538686681168</text:p>
          </table:table-cell>
          <table:table-cell table:number-columns-repeated="2"/>
          <table:table-cell office:value-type="float" office:value="6310" calcext:value-type="float">
            <text:p>6310</text:p>
          </table:table-cell>
          <table:table-cell office:value-type="float" office:value="42394" calcext:value-type="float">
            <text:p>42394</text:p>
          </table:table-cell>
          <table:table-cell office:value-type="float" office:value="47828" calcext:value-type="float">
            <text:p>47828</text:p>
          </table:table-cell>
        </table:table-row>
        <table:table-row table:style-name="ro1">
          <table:table-cell/>
          <table:table-cell office:value-type="float" office:value="6.24835205504952" calcext:value-type="float">
            <text:p>6.24835205504952</text:p>
          </table:table-cell>
          <table:table-cell/>
          <table:table-cell office:value-type="float" office:value="0.0713541908701492" calcext:value-type="float">
            <text:p>0.071354190870149</text:p>
          </table:table-cell>
          <table:table-cell/>
          <table:table-cell office:value-type="float" office:value="4274" calcext:value-type="float">
            <text:p>4274</text:p>
          </table:table-cell>
          <table:table-cell table:number-columns-repeated="3"/>
          <table:table-cell office:value-type="float" office:value="9.01384311941313" calcext:value-type="float">
            <text:p>9.01384311941313</text:p>
          </table:table-cell>
          <table:table-cell/>
          <table:table-cell office:value-type="float" office:value="0.154801771891656" calcext:value-type="float">
            <text:p>0.154801771891656</text:p>
          </table:table-cell>
          <table:table-cell/>
          <table:table-cell office:value-type="float" office:value="8246" calcext:value-type="float">
            <text:p>8246</text:p>
          </table:table-cell>
          <table:table-cell table:number-columns-repeated="3"/>
          <table:table-cell office:value-type="float" office:value="2.75292739277269" calcext:value-type="float">
            <text:p>2.75292739277269</text:p>
          </table:table-cell>
          <table:table-cell/>
          <table:table-cell office:value-type="float" office:value="0.233784044402323" calcext:value-type="float">
            <text:p>0.233784044402323</text:p>
          </table:table-cell>
          <table:table-cell/>
          <table:table-cell office:value-type="float" office:value="2224" calcext:value-type="float">
            <text:p>2224</text:p>
          </table:table-cell>
          <table:table-cell table:number-columns-repeated="3"/>
          <table:table-cell office:value-type="float" office:value="6.89863035340992" calcext:value-type="float">
            <text:p>6.89863035340992</text:p>
          </table:table-cell>
          <table:table-cell office:value-type="float" office:value="9.01963740607695" calcext:value-type="float">
            <text:p>9.01963740607695</text:p>
          </table:table-cell>
          <table:table-cell office:value-type="float" office:value="9.02608696547635" calcext:value-type="float">
            <text:p>9.02608696547635</text:p>
          </table:table-cell>
          <table:table-cell table:number-columns-repeated="2"/>
          <table:table-cell office:value-type="float" office:value="6312" calcext:value-type="float">
            <text:p>6312</text:p>
          </table:table-cell>
          <table:table-cell office:value-type="float" office:value="42498" calcext:value-type="float">
            <text:p>42498</text:p>
          </table:table-cell>
          <table:table-cell office:value-type="float" office:value="47833" calcext:value-type="float">
            <text:p>47833</text:p>
          </table:table-cell>
        </table:table-row>
        <table:table-row table:style-name="ro1">
          <table:table-cell/>
          <table:table-cell office:value-type="float" office:value="0.869527957789692" calcext:value-type="float">
            <text:p>0.869527957789692</text:p>
          </table:table-cell>
          <table:table-cell/>
          <table:table-cell office:value-type="float" office:value="0.182072766287616" calcext:value-type="float">
            <text:p>0.182072766287616</text:p>
          </table:table-cell>
          <table:table-cell/>
          <table:table-cell office:value-type="float" office:value="1274" calcext:value-type="float">
            <text:p>1274</text:p>
          </table:table-cell>
          <table:table-cell table:number-columns-repeated="3"/>
          <table:table-cell office:value-type="float" office:value="4.44825590915643" calcext:value-type="float">
            <text:p>4.44825590915643</text:p>
          </table:table-cell>
          <table:table-cell/>
          <table:table-cell office:value-type="float" office:value="0.138731969294556" calcext:value-type="float">
            <text:p>0.138731969294556</text:p>
          </table:table-cell>
          <table:table-cell/>
          <table:table-cell office:value-type="float" office:value="4191" calcext:value-type="float">
            <text:p>4191</text:p>
          </table:table-cell>
          <table:table-cell table:number-columns-repeated="3"/>
          <table:table-cell office:value-type="float" office:value="6.58244020583125" calcext:value-type="float">
            <text:p>6.58244020583125</text:p>
          </table:table-cell>
          <table:table-cell/>
          <table:table-cell office:value-type="float" office:value="0.611570735820127" calcext:value-type="float">
            <text:p>0.611570735820127</text:p>
          </table:table-cell>
          <table:table-cell/>
          <table:table-cell office:value-type="float" office:value="5129" calcext:value-type="float">
            <text:p>5129</text:p>
          </table:table-cell>
          <table:table-cell table:number-columns-repeated="3"/>
          <table:table-cell office:value-type="float" office:value="6.92904936092469" calcext:value-type="float">
            <text:p>6.92904936092469</text:p>
          </table:table-cell>
          <table:table-cell office:value-type="float" office:value="9.02010606051097" calcext:value-type="float">
            <text:p>9.02010606051097</text:p>
          </table:table-cell>
          <table:table-cell office:value-type="float" office:value="9.02854858093491" calcext:value-type="float">
            <text:p>9.02854858093491</text:p>
          </table:table-cell>
          <table:table-cell table:number-columns-repeated="2"/>
          <table:table-cell office:value-type="float" office:value="6334" calcext:value-type="float">
            <text:p>6334</text:p>
          </table:table-cell>
          <table:table-cell office:value-type="float" office:value="42552" calcext:value-type="float">
            <text:p>42552</text:p>
          </table:table-cell>
          <table:table-cell office:value-type="float" office:value="47844" calcext:value-type="float">
            <text:p>47844</text:p>
          </table:table-cell>
        </table:table-row>
        <table:table-row table:style-name="ro1">
          <table:table-cell/>
          <table:table-cell office:value-type="float" office:value="6.43613124394073" calcext:value-type="float">
            <text:p>6.43613124394073</text:p>
          </table:table-cell>
          <table:table-cell/>
          <table:table-cell office:value-type="float" office:value="-0.858099957486015" calcext:value-type="float">
            <text:p>-0.858099957486015</text:p>
          </table:table-cell>
          <table:table-cell/>
          <table:table-cell office:value-type="float" office:value="5032" calcext:value-type="float">
            <text:p>5032</text:p>
          </table:table-cell>
          <table:table-cell table:number-columns-repeated="3"/>
          <table:table-cell office:value-type="float" office:value="100.092005469585" calcext:value-type="float">
            <text:p>100.092005469585</text:p>
          </table:table-cell>
          <table:table-cell/>
          <table:table-cell office:value-type="float" office:value="3.30711559291198" calcext:value-type="float">
            <text:p>3.30711559291198</text:p>
          </table:table-cell>
          <table:table-cell/>
          <table:table-cell office:value-type="float" office:value="47594" calcext:value-type="float">
            <text:p>47594</text:p>
          </table:table-cell>
          <table:table-cell table:number-columns-repeated="3"/>
          <table:table-cell office:value-type="float" office:value="100.105078646245" calcext:value-type="float">
            <text:p>100.105078646245</text:p>
          </table:table-cell>
          <table:table-cell/>
          <table:table-cell office:value-type="float" office:value="5.23682582736864" calcext:value-type="float">
            <text:p>5.23682582736864</text:p>
          </table:table-cell>
          <table:table-cell/>
          <table:table-cell office:value-type="float" office:value="44457" calcext:value-type="float">
            <text:p>44457</text:p>
          </table:table-cell>
          <table:table-cell table:number-columns-repeated="3"/>
          <table:table-cell office:value-type="float" office:value="6.95374184200282" calcext:value-type="float">
            <text:p>6.95374184200282</text:p>
          </table:table-cell>
          <table:table-cell office:value-type="float" office:value="9.02558063337287" calcext:value-type="float">
            <text:p>9.02558063337287</text:p>
          </table:table-cell>
          <table:table-cell office:value-type="float" office:value="9.0313503455206" calcext:value-type="float">
            <text:p>9.0313503455206</text:p>
          </table:table-cell>
          <table:table-cell table:number-columns-repeated="2"/>
          <table:table-cell office:value-type="float" office:value="6337" calcext:value-type="float">
            <text:p>6337</text:p>
          </table:table-cell>
          <table:table-cell office:value-type="float" office:value="42595" calcext:value-type="float">
            <text:p>42595</text:p>
          </table:table-cell>
          <table:table-cell office:value-type="float" office:value="47845" calcext:value-type="float">
            <text:p>47845</text:p>
          </table:table-cell>
        </table:table-row>
        <table:table-row table:style-name="ro1">
          <table:table-cell/>
          <table:table-cell office:value-type="float" office:value="1.72306553662651" calcext:value-type="float">
            <text:p>1.72306553662651</text:p>
          </table:table-cell>
          <table:table-cell/>
          <table:table-cell office:value-type="float" office:value="0.0916761389645834" calcext:value-type="float">
            <text:p>0.091676138964583</text:p>
          </table:table-cell>
          <table:table-cell/>
          <table:table-cell office:value-type="float" office:value="1635" calcext:value-type="float">
            <text:p>1635</text:p>
          </table:table-cell>
          <table:table-cell table:number-columns-repeated="3"/>
          <table:table-cell office:value-type="float" office:value="1.75339959179424" calcext:value-type="float">
            <text:p>1.75339959179424</text:p>
          </table:table-cell>
          <table:table-cell/>
          <table:table-cell office:value-type="float" office:value="0.268576559411643" calcext:value-type="float">
            <text:p>0.268576559411643</text:p>
          </table:table-cell>
          <table:table-cell/>
          <table:table-cell office:value-type="float" office:value="1559" calcext:value-type="float">
            <text:p>1559</text:p>
          </table:table-cell>
          <table:table-cell table:number-columns-repeated="3"/>
          <table:table-cell office:value-type="float" office:value="3.3354810782444" calcext:value-type="float">
            <text:p>3.3354810782444</text:p>
          </table:table-cell>
          <table:table-cell/>
          <table:table-cell office:value-type="float" office:value="0.0357924831513911" calcext:value-type="float">
            <text:p>0.035792483151391</text:p>
          </table:table-cell>
          <table:table-cell/>
          <table:table-cell office:value-type="float" office:value="2344" calcext:value-type="float">
            <text:p>2344</text:p>
          </table:table-cell>
          <table:table-cell table:number-columns-repeated="3"/>
          <table:table-cell office:value-type="float" office:value="6.98108014281878" calcext:value-type="float">
            <text:p>6.98108014281878</text:p>
          </table:table-cell>
          <table:table-cell office:value-type="float" office:value="9.02578729872965" calcext:value-type="float">
            <text:p>9.02578729872965</text:p>
          </table:table-cell>
          <table:table-cell office:value-type="float" office:value="9.0318434231619" calcext:value-type="float">
            <text:p>9.0318434231619</text:p>
          </table:table-cell>
          <table:table-cell table:number-columns-repeated="2"/>
          <table:table-cell office:value-type="float" office:value="6348" calcext:value-type="float">
            <text:p>6348</text:p>
          </table:table-cell>
          <table:table-cell office:value-type="float" office:value="42740" calcext:value-type="float">
            <text:p>42740</text:p>
          </table:table-cell>
          <table:table-cell office:value-type="float" office:value="47879" calcext:value-type="float">
            <text:p>47879</text:p>
          </table:table-cell>
        </table:table-row>
        <table:table-row table:style-name="ro1">
          <table:table-cell/>
          <table:table-cell office:value-type="float" office:value="100.098766212634" calcext:value-type="float">
            <text:p>100.098766212634</text:p>
          </table:table-cell>
          <table:table-cell/>
          <table:table-cell office:value-type="float" office:value="-4.89738733143156" calcext:value-type="float">
            <text:p>-4.89738733143156</text:p>
          </table:table-cell>
          <table:table-cell/>
          <table:table-cell office:value-type="float" office:value="45562" calcext:value-type="float">
            <text:p>45562</text:p>
          </table:table-cell>
          <table:table-cell table:number-columns-repeated="3"/>
          <table:table-cell office:value-type="float" office:value="8.44854696590154" calcext:value-type="float">
            <text:p>8.44854696590154</text:p>
          </table:table-cell>
          <table:table-cell/>
          <table:table-cell office:value-type="float" office:value="0.0224248683302614" calcext:value-type="float">
            <text:p>0.022424868330261</text:p>
          </table:table-cell>
          <table:table-cell/>
          <table:table-cell office:value-type="float" office:value="7478" calcext:value-type="float">
            <text:p>7478</text:p>
          </table:table-cell>
          <table:table-cell table:number-columns-repeated="3"/>
          <table:table-cell office:value-type="float" office:value="2.25547790570759" calcext:value-type="float">
            <text:p>2.25547790570759</text:p>
          </table:table-cell>
          <table:table-cell/>
          <table:table-cell office:value-type="float" office:value="0.268766351642177" calcext:value-type="float">
            <text:p>0.268766351642177</text:p>
          </table:table-cell>
          <table:table-cell/>
          <table:table-cell office:value-type="float" office:value="7168" calcext:value-type="float">
            <text:p>7168</text:p>
          </table:table-cell>
          <table:table-cell table:number-columns-repeated="3"/>
          <table:table-cell office:value-type="float" office:value="6.99539205221511" calcext:value-type="float">
            <text:p>6.99539205221511</text:p>
          </table:table-cell>
          <table:table-cell office:value-type="float" office:value="9.02600798932671" calcext:value-type="float">
            <text:p>9.02600798932671</text:p>
          </table:table-cell>
          <table:table-cell office:value-type="float" office:value="9.03297976337764" calcext:value-type="float">
            <text:p>9.03297976337764</text:p>
          </table:table-cell>
          <table:table-cell table:number-columns-repeated="2"/>
          <table:table-cell office:value-type="float" office:value="6364" calcext:value-type="float">
            <text:p>6364</text:p>
          </table:table-cell>
          <table:table-cell office:value-type="float" office:value="42786" calcext:value-type="float">
            <text:p>42786</text:p>
          </table:table-cell>
          <table:table-cell office:value-type="float" office:value="47900" calcext:value-type="float">
            <text:p>47900</text:p>
          </table:table-cell>
        </table:table-row>
        <table:table-row table:style-name="ro1">
          <table:table-cell/>
          <table:table-cell office:value-type="float" office:value="8.26470305612296" calcext:value-type="float">
            <text:p>8.26470305612296</text:p>
          </table:table-cell>
          <table:table-cell/>
          <table:table-cell office:value-type="float" office:value="-0.330809599933379" calcext:value-type="float">
            <text:p>-0.330809599933379</text:p>
          </table:table-cell>
          <table:table-cell/>
          <table:table-cell office:value-type="float" office:value="6147" calcext:value-type="float">
            <text:p>6147</text:p>
          </table:table-cell>
          <table:table-cell table:number-columns-repeated="3"/>
          <table:table-cell office:value-type="float" office:value="0.186653667305343" calcext:value-type="float">
            <text:p>0.186653667305343</text:p>
          </table:table-cell>
          <table:table-cell/>
          <table:table-cell office:value-type="float" office:value="-0.053746943979725" calcext:value-type="float">
            <text:p>-0.053746943979725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6.70731171997067" calcext:value-type="float">
            <text:p>6.70731171997067</text:p>
          </table:table-cell>
          <table:table-cell/>
          <table:table-cell office:value-type="float" office:value="0.0759350139053785" calcext:value-type="float">
            <text:p>0.075935013905379</text:p>
          </table:table-cell>
          <table:table-cell/>
          <table:table-cell office:value-type="float" office:value="6604" calcext:value-type="float">
            <text:p>6604</text:p>
          </table:table-cell>
          <table:table-cell table:number-columns-repeated="3"/>
          <table:table-cell office:value-type="float" office:value="6.99616667793283" calcext:value-type="float">
            <text:p>6.99616667793283</text:p>
          </table:table-cell>
          <table:table-cell office:value-type="float" office:value="9.02850159569707" calcext:value-type="float">
            <text:p>9.02850159569707</text:p>
          </table:table-cell>
          <table:table-cell office:value-type="float" office:value="9.03730847158168" calcext:value-type="float">
            <text:p>9.03730847158168</text:p>
          </table:table-cell>
          <table:table-cell table:number-columns-repeated="2"/>
          <table:table-cell office:value-type="float" office:value="6367" calcext:value-type="float">
            <text:p>6367</text:p>
          </table:table-cell>
          <table:table-cell office:value-type="float" office:value="42971" calcext:value-type="float">
            <text:p>42971</text:p>
          </table:table-cell>
          <table:table-cell office:value-type="float" office:value="47922" calcext:value-type="float">
            <text:p>47922</text:p>
          </table:table-cell>
        </table:table-row>
        <table:table-row table:style-name="ro1">
          <table:table-cell/>
          <table:table-cell office:value-type="float" office:value="100.101734705845" calcext:value-type="float">
            <text:p>100.101734705845</text:p>
          </table:table-cell>
          <table:table-cell/>
          <table:table-cell office:value-type="float" office:value="-5.00899716137382" calcext:value-type="float">
            <text:p>-5.00899716137382</text:p>
          </table:table-cell>
          <table:table-cell/>
          <table:table-cell office:value-type="float" office:value="43192" calcext:value-type="float">
            <text:p>43192</text:p>
          </table:table-cell>
          <table:table-cell table:number-columns-repeated="3"/>
          <table:table-cell office:value-type="float" office:value="98.297537539349" calcext:value-type="float">
            <text:p>98.297537539349</text:p>
          </table:table-cell>
          <table:table-cell/>
          <table:table-cell office:value-type="float" office:value="-1.9950484275517" calcext:value-type="float">
            <text:p>-1.995048427551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77808598686487" calcext:value-type="float">
            <text:p>3.77808598686487</text:p>
          </table:table-cell>
          <table:table-cell/>
          <table:table-cell office:value-type="float" office:value="-0.0891264464509126" calcext:value-type="float">
            <text:p>-0.089126446450913</text:p>
          </table:table-cell>
          <table:table-cell/>
          <table:table-cell office:value-type="float" office:value="4783" calcext:value-type="float">
            <text:p>4783</text:p>
          </table:table-cell>
          <table:table-cell table:number-columns-repeated="3"/>
          <table:table-cell office:value-type="float" office:value="7.01848927242001" calcext:value-type="float">
            <text:p>7.01848927242001</text:p>
          </table:table-cell>
          <table:table-cell office:value-type="float" office:value="9.03075398262077" calcext:value-type="float">
            <text:p>9.03075398262077</text:p>
          </table:table-cell>
          <table:table-cell office:value-type="float" office:value="9.03835269417149" calcext:value-type="float">
            <text:p>9.03835269417149</text:p>
          </table:table-cell>
          <table:table-cell table:number-columns-repeated="2"/>
          <table:table-cell office:value-type="float" office:value="6406" calcext:value-type="float">
            <text:p>6406</text:p>
          </table:table-cell>
          <table:table-cell office:value-type="float" office:value="43084" calcext:value-type="float">
            <text:p>43084</text:p>
          </table:table-cell>
          <table:table-cell office:value-type="float" office:value="47940" calcext:value-type="float">
            <text:p>47940</text:p>
          </table:table-cell>
        </table:table-row>
        <table:table-row table:style-name="ro1">
          <table:table-cell/>
          <table:table-cell office:value-type="float" office:value="2.99144985456947" calcext:value-type="float">
            <text:p>2.99144985456947</text:p>
          </table:table-cell>
          <table:table-cell/>
          <table:table-cell office:value-type="float" office:value="0.274815061565052" calcext:value-type="float">
            <text:p>0.274815061565052</text:p>
          </table:table-cell>
          <table:table-cell/>
          <table:table-cell office:value-type="float" office:value="3433" calcext:value-type="float">
            <text:p>3433</text:p>
          </table:table-cell>
          <table:table-cell table:number-columns-repeated="3"/>
          <table:table-cell office:value-type="float" office:value="100.092035089524" calcext:value-type="float">
            <text:p>100.092035089524</text:p>
          </table:table-cell>
          <table:table-cell/>
          <table:table-cell office:value-type="float" office:value="-0.861245687023285" calcext:value-type="float">
            <text:p>-0.861245687023285</text:p>
          </table:table-cell>
          <table:table-cell/>
          <table:table-cell office:value-type="float" office:value="48533" calcext:value-type="float">
            <text:p>48533</text:p>
          </table:table-cell>
          <table:table-cell table:number-columns-repeated="3"/>
          <table:table-cell office:value-type="float" office:value="0.784971766374865" calcext:value-type="float">
            <text:p>0.784971766374865</text:p>
          </table:table-cell>
          <table:table-cell/>
          <table:table-cell office:value-type="float" office:value="-0.13717210243981" calcext:value-type="float">
            <text:p>-0.13717210243981</text:p>
          </table:table-cell>
          <table:table-cell/>
          <table:table-cell office:value-type="float" office:value="1518" calcext:value-type="float">
            <text:p>1518</text:p>
          </table:table-cell>
          <table:table-cell table:number-columns-repeated="3"/>
          <table:table-cell office:value-type="float" office:value="7.02842261300329" calcext:value-type="float">
            <text:p>7.02842261300329</text:p>
          </table:table-cell>
          <table:table-cell office:value-type="float" office:value="9.03169401553334" calcext:value-type="float">
            <text:p>9.03169401553334</text:p>
          </table:table-cell>
          <table:table-cell office:value-type="float" office:value="9.03913399817851" calcext:value-type="float">
            <text:p>9.03913399817851</text:p>
          </table:table-cell>
          <table:table-cell table:number-columns-repeated="2"/>
          <table:table-cell office:value-type="float" office:value="6416" calcext:value-type="float">
            <text:p>6416</text:p>
          </table:table-cell>
          <table:table-cell office:value-type="float" office:value="43192" calcext:value-type="float">
            <text:p>43192</text:p>
          </table:table-cell>
          <table:table-cell office:value-type="float" office:value="47942" calcext:value-type="float">
            <text:p>47942</text:p>
          </table:table-cell>
        </table:table-row>
        <table:table-row table:style-name="ro1">
          <table:table-cell/>
          <table:table-cell office:value-type="float" office:value="4.37793864012719" calcext:value-type="float">
            <text:p>4.37793864012719</text:p>
          </table:table-cell>
          <table:table-cell/>
          <table:table-cell office:value-type="float" office:value="-0.389809256388151" calcext:value-type="float">
            <text:p>-0.389809256388151</text:p>
          </table:table-cell>
          <table:table-cell/>
          <table:table-cell office:value-type="float" office:value="3646" calcext:value-type="float">
            <text:p>3646</text:p>
          </table:table-cell>
          <table:table-cell table:number-columns-repeated="3"/>
          <table:table-cell office:value-type="float" office:value="100.083248169369" calcext:value-type="float">
            <text:p>100.083248169369</text:p>
          </table:table-cell>
          <table:table-cell/>
          <table:table-cell office:value-type="float" office:value="-4.53149428125706" calcext:value-type="float">
            <text:p>-4.53149428125706</text:p>
          </table:table-cell>
          <table:table-cell/>
          <table:table-cell office:value-type="float" office:value="49001" calcext:value-type="float">
            <text:p>49001</text:p>
          </table:table-cell>
          <table:table-cell table:number-columns-repeated="3"/>
          <table:table-cell office:value-type="float" office:value="4.87658929106412" calcext:value-type="float">
            <text:p>4.87658929106412</text:p>
          </table:table-cell>
          <table:table-cell/>
          <table:table-cell office:value-type="float" office:value="-0.222287883931353" calcext:value-type="float">
            <text:p>-0.222287883931353</text:p>
          </table:table-cell>
          <table:table-cell/>
          <table:table-cell office:value-type="float" office:value="3548" calcext:value-type="float">
            <text:p>3548</text:p>
          </table:table-cell>
          <table:table-cell table:number-columns-repeated="3"/>
          <table:table-cell office:value-type="float" office:value="7.06407066230878" calcext:value-type="float">
            <text:p>7.06407066230878</text:p>
          </table:table-cell>
          <table:table-cell office:value-type="float" office:value="9.0326440931532" calcext:value-type="float">
            <text:p>9.0326440931532</text:p>
          </table:table-cell>
          <table:table-cell office:value-type="float" office:value="9.04015658600126" calcext:value-type="float">
            <text:p>9.04015658600126</text:p>
          </table:table-cell>
          <table:table-cell table:number-columns-repeated="2"/>
          <table:table-cell office:value-type="float" office:value="6418" calcext:value-type="float">
            <text:p>6418</text:p>
          </table:table-cell>
          <table:table-cell office:value-type="float" office:value="43201" calcext:value-type="float">
            <text:p>43201</text:p>
          </table:table-cell>
          <table:table-cell office:value-type="float" office:value="47954" calcext:value-type="float">
            <text:p>47954</text:p>
          </table:table-cell>
        </table:table-row>
        <table:table-row table:style-name="ro1">
          <table:table-cell/>
          <table:table-cell office:value-type="float" office:value="3.90608033794227" calcext:value-type="float">
            <text:p>3.90608033794227</text:p>
          </table:table-cell>
          <table:table-cell/>
          <table:table-cell office:value-type="float" office:value="0.114093703154255" calcext:value-type="float">
            <text:p>0.114093703154255</text:p>
          </table:table-cell>
          <table:table-cell/>
          <table:table-cell office:value-type="float" office:value="3409" calcext:value-type="float">
            <text:p>3409</text:p>
          </table:table-cell>
          <table:table-cell table:number-columns-repeated="3"/>
          <table:table-cell office:value-type="float" office:value="100.08856600343" calcext:value-type="float">
            <text:p>100.08856600343</text:p>
          </table:table-cell>
          <table:table-cell/>
          <table:table-cell office:value-type="float" office:value="3.05496067592656" calcext:value-type="float">
            <text:p>3.05496067592656</text:p>
          </table:table-cell>
          <table:table-cell/>
          <table:table-cell office:value-type="float" office:value="47346" calcext:value-type="float">
            <text:p>47346</text:p>
          </table:table-cell>
          <table:table-cell table:number-columns-repeated="3"/>
          <table:table-cell office:value-type="float" office:value="100.112629307527" calcext:value-type="float">
            <text:p>100.112629307527</text:p>
          </table:table-cell>
          <table:table-cell/>
          <table:table-cell office:value-type="float" office:value="-0.3689069096241" calcext:value-type="float">
            <text:p>-0.3689069096241</text:p>
          </table:table-cell>
          <table:table-cell/>
          <table:table-cell office:value-type="float" office:value="45604" calcext:value-type="float">
            <text:p>45604</text:p>
          </table:table-cell>
          <table:table-cell table:number-columns-repeated="3"/>
          <table:table-cell office:value-type="float" office:value="7.07759336972011" calcext:value-type="float">
            <text:p>7.07759336972011</text:p>
          </table:table-cell>
          <table:table-cell office:value-type="float" office:value="9.03706728571368" calcext:value-type="float">
            <text:p>9.03706728571368</text:p>
          </table:table-cell>
          <table:table-cell office:value-type="float" office:value="9.04464957491879" calcext:value-type="float">
            <text:p>9.04464957491879</text:p>
          </table:table-cell>
          <table:table-cell table:number-columns-repeated="2"/>
          <table:table-cell office:value-type="float" office:value="6422" calcext:value-type="float">
            <text:p>6422</text:p>
          </table:table-cell>
          <table:table-cell office:value-type="float" office:value="43349" calcext:value-type="float">
            <text:p>43349</text:p>
          </table:table-cell>
          <table:table-cell office:value-type="float" office:value="47956" calcext:value-type="float">
            <text:p>47956</text:p>
          </table:table-cell>
        </table:table-row>
        <table:table-row table:style-name="ro1">
          <table:table-cell/>
          <table:table-cell office:value-type="float" office:value="100.09864673158" calcext:value-type="float">
            <text:p>100.09864673158</text:p>
          </table:table-cell>
          <table:table-cell/>
          <table:table-cell office:value-type="float" office:value="-3.94516960018104" calcext:value-type="float">
            <text:p>-3.94516960018104</text:p>
          </table:table-cell>
          <table:table-cell/>
          <table:table-cell office:value-type="float" office:value="44614" calcext:value-type="float">
            <text:p>44614</text:p>
          </table:table-cell>
          <table:table-cell table:number-columns-repeated="3"/>
          <table:table-cell office:value-type="float" office:value="8.50947957600046" calcext:value-type="float">
            <text:p>8.50947957600046</text:p>
          </table:table-cell>
          <table:table-cell/>
          <table:table-cell office:value-type="float" office:value="-0.365641920486194" calcext:value-type="float">
            <text:p>-0.36564192048619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1681459366" calcext:value-type="float">
            <text:p>100.101681459366</text:p>
          </table:table-cell>
          <table:table-cell/>
          <table:table-cell office:value-type="float" office:value="-2.76021198556793" calcext:value-type="float">
            <text:p>-2.76021198556793</text:p>
          </table:table-cell>
          <table:table-cell/>
          <table:table-cell office:value-type="float" office:value="48086" calcext:value-type="float">
            <text:p>48086</text:p>
          </table:table-cell>
          <table:table-cell table:number-columns-repeated="3"/>
          <table:table-cell office:value-type="float" office:value="7.09642874635735" calcext:value-type="float">
            <text:p>7.09642874635735</text:p>
          </table:table-cell>
          <table:table-cell office:value-type="float" office:value="9.03865019564802" calcext:value-type="float">
            <text:p>9.03865019564802</text:p>
          </table:table-cell>
          <table:table-cell office:value-type="float" office:value="9.04626895496469" calcext:value-type="float">
            <text:p>9.04626895496469</text:p>
          </table:table-cell>
          <table:table-cell table:number-columns-repeated="2"/>
          <table:table-cell office:value-type="float" office:value="6430" calcext:value-type="float">
            <text:p>6430</text:p>
          </table:table-cell>
          <table:table-cell office:value-type="float" office:value="43352" calcext:value-type="float">
            <text:p>43352</text:p>
          </table:table-cell>
          <table:table-cell office:value-type="float" office:value="47971" calcext:value-type="float">
            <text:p>47971</text:p>
          </table:table-cell>
        </table:table-row>
        <table:table-row table:style-name="ro1">
          <table:table-cell/>
          <table:table-cell office:value-type="float" office:value="8.56615604323744" calcext:value-type="float">
            <text:p>8.56615604323744</text:p>
          </table:table-cell>
          <table:table-cell/>
          <table:table-cell office:value-type="float" office:value="-0.332542935109805" calcext:value-type="float">
            <text:p>-0.332542935109805</text:p>
          </table:table-cell>
          <table:table-cell/>
          <table:table-cell office:value-type="float" office:value="6860" calcext:value-type="float">
            <text:p>6860</text:p>
          </table:table-cell>
          <table:table-cell table:number-columns-repeated="3"/>
          <table:table-cell office:value-type="float" office:value="99.2681894785787" calcext:value-type="float">
            <text:p>99.2681894785787</text:p>
          </table:table-cell>
          <table:table-cell/>
          <table:table-cell office:value-type="float" office:value="-3.02546085112763" calcext:value-type="float">
            <text:p>-3.0254608511276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393923805" calcext:value-type="float">
            <text:p>100.110393923805</text:p>
          </table:table-cell>
          <table:table-cell/>
          <table:table-cell office:value-type="float" office:value="0.62524611970619" calcext:value-type="float">
            <text:p>0.62524611970619</text:p>
          </table:table-cell>
          <table:table-cell/>
          <table:table-cell office:value-type="float" office:value="46172" calcext:value-type="float">
            <text:p>46172</text:p>
          </table:table-cell>
          <table:table-cell table:number-columns-repeated="3"/>
          <table:table-cell office:value-type="float" office:value="7.09819957966194" calcext:value-type="float">
            <text:p>7.09819957966194</text:p>
          </table:table-cell>
          <table:table-cell office:value-type="float" office:value="9.03991303317471" calcext:value-type="float">
            <text:p>9.03991303317471</text:p>
          </table:table-cell>
          <table:table-cell office:value-type="float" office:value="9.0487797168694" calcext:value-type="float">
            <text:p>9.0487797168694</text:p>
          </table:table-cell>
          <table:table-cell table:number-columns-repeated="2"/>
          <table:table-cell office:value-type="float" office:value="6472" calcext:value-type="float">
            <text:p>6472</text:p>
          </table:table-cell>
          <table:table-cell office:value-type="float" office:value="43390" calcext:value-type="float">
            <text:p>43390</text:p>
          </table:table-cell>
          <table:table-cell office:value-type="float" office:value="47997" calcext:value-type="float">
            <text:p>47997</text:p>
          </table:table-cell>
        </table:table-row>
        <table:table-row table:style-name="ro1">
          <table:table-cell/>
          <table:table-cell office:value-type="float" office:value="100.110807244202" calcext:value-type="float">
            <text:p>100.110807244202</text:p>
          </table:table-cell>
          <table:table-cell/>
          <table:table-cell office:value-type="float" office:value="-5.7956889101281" calcext:value-type="float">
            <text:p>-5.7956889101281</text:p>
          </table:table-cell>
          <table:table-cell/>
          <table:table-cell office:value-type="float" office:value="48129" calcext:value-type="float">
            <text:p>48129</text:p>
          </table:table-cell>
          <table:table-cell table:number-columns-repeated="3"/>
          <table:table-cell office:value-type="float" office:value="8.98464838517804" calcext:value-type="float">
            <text:p>8.98464838517804</text:p>
          </table:table-cell>
          <table:table-cell/>
          <table:table-cell office:value-type="float" office:value="0.0871019417811321" calcext:value-type="float">
            <text:p>0.087101941781132</text:p>
          </table:table-cell>
          <table:table-cell/>
          <table:table-cell office:value-type="float" office:value="7874" calcext:value-type="float">
            <text:p>7874</text:p>
          </table:table-cell>
          <table:table-cell table:number-columns-repeated="3"/>
          <table:table-cell office:value-type="float" office:value="100.106773564064" calcext:value-type="float">
            <text:p>100.106773564064</text:p>
          </table:table-cell>
          <table:table-cell/>
          <table:table-cell office:value-type="float" office:value="0.859615187625943" calcext:value-type="float">
            <text:p>0.859615187625943</text:p>
          </table:table-cell>
          <table:table-cell/>
          <table:table-cell office:value-type="float" office:value="45622" calcext:value-type="float">
            <text:p>45622</text:p>
          </table:table-cell>
          <table:table-cell table:number-columns-repeated="3"/>
          <table:table-cell office:value-type="float" office:value="7.10435085643991" calcext:value-type="float">
            <text:p>7.10435085643991</text:p>
          </table:table-cell>
          <table:table-cell office:value-type="float" office:value="9.04076863809484" calcext:value-type="float">
            <text:p>9.04076863809484</text:p>
          </table:table-cell>
          <table:table-cell office:value-type="float" office:value="9.0519878378851" calcext:value-type="float">
            <text:p>9.0519878378851</text:p>
          </table:table-cell>
          <table:table-cell table:number-columns-repeated="2"/>
          <table:table-cell office:value-type="float" office:value="6481" calcext:value-type="float">
            <text:p>6481</text:p>
          </table:table-cell>
          <table:table-cell office:value-type="float" office:value="43429" calcext:value-type="float">
            <text:p>43429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100.099978699968" calcext:value-type="float">
            <text:p>100.099978699968</text:p>
          </table:table-cell>
          <table:table-cell/>
          <table:table-cell office:value-type="float" office:value="-4.95951589756242" calcext:value-type="float">
            <text:p>-4.95951589756242</text:p>
          </table:table-cell>
          <table:table-cell/>
          <table:table-cell office:value-type="float" office:value="44808" calcext:value-type="float">
            <text:p>44808</text:p>
          </table:table-cell>
          <table:table-cell table:number-columns-repeated="3"/>
          <table:table-cell office:value-type="float" office:value="100.087222693891" calcext:value-type="float">
            <text:p>100.087222693891</text:p>
          </table:table-cell>
          <table:table-cell/>
          <table:table-cell office:value-type="float" office:value="-0.645446511875879" calcext:value-type="float">
            <text:p>-0.645446511875879</text:p>
          </table:table-cell>
          <table:table-cell/>
          <table:table-cell office:value-type="float" office:value="48676" calcext:value-type="float">
            <text:p>48676</text:p>
          </table:table-cell>
          <table:table-cell table:number-columns-repeated="3"/>
          <table:table-cell office:value-type="float" office:value="0.295892643427933" calcext:value-type="float">
            <text:p>0.295892643427933</text:p>
          </table:table-cell>
          <table:table-cell/>
          <table:table-cell office:value-type="float" office:value="0.23474522356104" calcext:value-type="float">
            <text:p>0.23474522356104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7.10501290356013" calcext:value-type="float">
            <text:p>7.10501290356013</text:p>
          </table:table-cell>
          <table:table-cell office:value-type="float" office:value="9.04222376147995" calcext:value-type="float">
            <text:p>9.04222376147995</text:p>
          </table:table-cell>
          <table:table-cell office:value-type="float" office:value="9.06320486807821" calcext:value-type="float">
            <text:p>9.06320486807821</text:p>
          </table:table-cell>
          <table:table-cell table:number-columns-repeated="2"/>
          <table:table-cell office:value-type="float" office:value="6493" calcext:value-type="float">
            <text:p>6493</text:p>
          </table:table-cell>
          <table:table-cell office:value-type="float" office:value="43467" calcext:value-type="float">
            <text:p>43467</text:p>
          </table:table-cell>
          <table:table-cell office:value-type="float" office:value="48002" calcext:value-type="float">
            <text:p>48002</text:p>
          </table:table-cell>
        </table:table-row>
        <table:table-row table:style-name="ro1">
          <table:table-cell/>
          <table:table-cell office:value-type="float" office:value="100.100929342099" calcext:value-type="float">
            <text:p>100.100929342099</text:p>
          </table:table-cell>
          <table:table-cell/>
          <table:table-cell office:value-type="float" office:value="-7.42653262539297" calcext:value-type="float">
            <text:p>-7.42653262539297</text:p>
          </table:table-cell>
          <table:table-cell/>
          <table:table-cell office:value-type="float" office:value="49856" calcext:value-type="float">
            <text:p>49856</text:p>
          </table:table-cell>
          <table:table-cell table:number-columns-repeated="3"/>
          <table:table-cell office:value-type="float" office:value="2.35294916678321" calcext:value-type="float">
            <text:p>2.35294916678321</text:p>
          </table:table-cell>
          <table:table-cell/>
          <table:table-cell office:value-type="float" office:value="0.0440321209017397" calcext:value-type="float">
            <text:p>0.0440321209017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7876512874802" calcext:value-type="float">
            <text:p>9.07876512874802</text:p>
          </table:table-cell>
          <table:table-cell/>
          <table:table-cell office:value-type="float" office:value="-0.556536926155527" calcext:value-type="float">
            <text:p>-0.556536926155527</text:p>
          </table:table-cell>
          <table:table-cell/>
          <table:table-cell office:value-type="float" office:value="6851" calcext:value-type="float">
            <text:p>6851</text:p>
          </table:table-cell>
          <table:table-cell table:number-columns-repeated="3"/>
          <table:table-cell office:value-type="float" office:value="7.10792729060947" calcext:value-type="float">
            <text:p>7.10792729060947</text:p>
          </table:table-cell>
          <table:table-cell office:value-type="float" office:value="9.04396736907483" calcext:value-type="float">
            <text:p>9.04396736907483</text:p>
          </table:table-cell>
          <table:table-cell office:value-type="float" office:value="9.11697813090124" calcext:value-type="float">
            <text:p>9.11697813090124</text:p>
          </table:table-cell>
          <table:table-cell table:number-columns-repeated="2"/>
          <table:table-cell office:value-type="float" office:value="6499" calcext:value-type="float">
            <text:p>6499</text:p>
          </table:table-cell>
          <table:table-cell office:value-type="float" office:value="43535" calcext:value-type="float">
            <text:p>43535</text:p>
          </table:table-cell>
          <table:table-cell office:value-type="float" office:value="48004" calcext:value-type="float">
            <text:p>48004</text:p>
          </table:table-cell>
        </table:table-row>
        <table:table-row table:style-name="ro1">
          <table:table-cell/>
          <table:table-cell office:value-type="float" office:value="100.088548975594" calcext:value-type="float">
            <text:p>100.088548975594</text:p>
          </table:table-cell>
          <table:table-cell/>
          <table:table-cell office:value-type="float" office:value="-5.18069992710025" calcext:value-type="float">
            <text:p>-5.18069992710025</text:p>
          </table:table-cell>
          <table:table-cell/>
          <table:table-cell office:value-type="float" office:value="44940" calcext:value-type="float">
            <text:p>44940</text:p>
          </table:table-cell>
          <table:table-cell table:number-columns-repeated="3"/>
          <table:table-cell office:value-type="float" office:value="96.5085107644243" calcext:value-type="float">
            <text:p>96.5085107644243</text:p>
          </table:table-cell>
          <table:table-cell/>
          <table:table-cell office:value-type="float" office:value="-1.60929881345739" calcext:value-type="float">
            <text:p>-1.6092988134573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47684648407966" calcext:value-type="float">
            <text:p>1.47684648407966</text:p>
          </table:table-cell>
          <table:table-cell/>
          <table:table-cell office:value-type="float" office:value="0.487652215594078" calcext:value-type="float">
            <text:p>0.487652215594078</text:p>
          </table:table-cell>
          <table:table-cell/>
          <table:table-cell office:value-type="float" office:value="1176" calcext:value-type="float">
            <text:p>1176</text:p>
          </table:table-cell>
          <table:table-cell table:number-columns-repeated="3"/>
          <table:table-cell office:value-type="float" office:value="7.11397928741664" calcext:value-type="float">
            <text:p>7.11397928741664</text:p>
          </table:table-cell>
          <table:table-cell office:value-type="float" office:value="9.04535931400828" calcext:value-type="float">
            <text:p>9.04535931400828</text:p>
          </table:table-cell>
          <table:table-cell office:value-type="float" office:value="9.15256661880339" calcext:value-type="float">
            <text:p>9.15256661880339</text:p>
          </table:table-cell>
          <table:table-cell table:number-columns-repeated="2"/>
          <table:table-cell office:value-type="float" office:value="6504" calcext:value-type="float">
            <text:p>6504</text:p>
          </table:table-cell>
          <table:table-cell office:value-type="float" office:value="43557" calcext:value-type="float">
            <text:p>43557</text:p>
          </table:table-cell>
          <table:table-cell office:value-type="float" office:value="48023" calcext:value-type="float">
            <text:p>48023</text:p>
          </table:table-cell>
        </table:table-row>
        <table:table-row table:style-name="ro1">
          <table:table-cell/>
          <table:table-cell office:value-type="float" office:value="100.094060715483" calcext:value-type="float">
            <text:p>100.094060715483</text:p>
          </table:table-cell>
          <table:table-cell/>
          <table:table-cell office:value-type="float" office:value="-4.84938638508012" calcext:value-type="float">
            <text:p>-4.84938638508012</text:p>
          </table:table-cell>
          <table:table-cell/>
          <table:table-cell office:value-type="float" office:value="46838" calcext:value-type="float">
            <text:p>46838</text:p>
          </table:table-cell>
          <table:table-cell table:number-columns-repeated="3"/>
          <table:table-cell office:value-type="float" office:value="0.880167613164427" calcext:value-type="float">
            <text:p>0.880167613164427</text:p>
          </table:table-cell>
          <table:table-cell/>
          <table:table-cell office:value-type="float" office:value="0.385590048099713" calcext:value-type="float">
            <text:p>0.38559004809971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3"/>
          <table:table-cell office:value-type="float" office:value="100.106300833475" calcext:value-type="float">
            <text:p>100.106300833475</text:p>
          </table:table-cell>
          <table:table-cell/>
          <table:table-cell office:value-type="float" office:value="0.67141081990359" calcext:value-type="float">
            <text:p>0.67141081990359</text:p>
          </table:table-cell>
          <table:table-cell/>
          <table:table-cell office:value-type="float" office:value="44638" calcext:value-type="float">
            <text:p>44638</text:p>
          </table:table-cell>
          <table:table-cell table:number-columns-repeated="3"/>
          <table:table-cell office:value-type="float" office:value="7.11661902650396" calcext:value-type="float">
            <text:p>7.11661902650396</text:p>
          </table:table-cell>
          <table:table-cell office:value-type="float" office:value="9.045441912179" calcext:value-type="float">
            <text:p>9.045441912179</text:p>
          </table:table-cell>
          <table:table-cell office:value-type="float" office:value="15.9498685392924" calcext:value-type="float">
            <text:p>15.9498685392924</text:p>
          </table:table-cell>
          <table:table-cell table:number-columns-repeated="2"/>
          <table:table-cell office:value-type="float" office:value="6508" calcext:value-type="float">
            <text:p>6508</text:p>
          </table:table-cell>
          <table:table-cell office:value-type="float" office:value="43560" calcext:value-type="float">
            <text:p>43560</text:p>
          </table:table-cell>
          <table:table-cell office:value-type="float" office:value="48029" calcext:value-type="float">
            <text:p>48029</text:p>
          </table:table-cell>
        </table:table-row>
        <table:table-row table:style-name="ro1">
          <table:table-cell/>
          <table:table-cell office:value-type="float" office:value="1.27371837772666" calcext:value-type="float">
            <text:p>1.27371837772666</text:p>
          </table:table-cell>
          <table:table-cell/>
          <table:table-cell office:value-type="float" office:value="-0.239192699444755" calcext:value-type="float">
            <text:p>-0.239192699444755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3"/>
          <table:table-cell office:value-type="float" office:value="8.13974100438623" calcext:value-type="float">
            <text:p>8.13974100438623</text:p>
          </table:table-cell>
          <table:table-cell/>
          <table:table-cell office:value-type="float" office:value="-0.478065449654129" calcext:value-type="float">
            <text:p>-0.478065449654129</text:p>
          </table:table-cell>
          <table:table-cell/>
          <table:table-cell office:value-type="float" office:value="15951" calcext:value-type="float">
            <text:p>15951</text:p>
          </table:table-cell>
          <table:table-cell table:number-columns-repeated="3"/>
          <table:table-cell office:value-type="float" office:value="100.108136416594" calcext:value-type="float">
            <text:p>100.108136416594</text:p>
          </table:table-cell>
          <table:table-cell/>
          <table:table-cell office:value-type="float" office:value="2.26212424190964" calcext:value-type="float">
            <text:p>2.26212424190964</text:p>
          </table:table-cell>
          <table:table-cell/>
          <table:table-cell office:value-type="float" office:value="44132" calcext:value-type="float">
            <text:p>44132</text:p>
          </table:table-cell>
          <table:table-cell table:number-columns-repeated="3"/>
          <table:table-cell office:value-type="float" office:value="7.1331228345143" calcext:value-type="float">
            <text:p>7.1331228345143</text:p>
          </table:table-cell>
          <table:table-cell office:value-type="float" office:value="9.04993949149593" calcext:value-type="float">
            <text:p>9.04993949149593</text:p>
          </table:table-cell>
          <table:table-cell office:value-type="float" office:value="16.009765474592" calcext:value-type="float">
            <text:p>16.009765474592</text:p>
          </table:table-cell>
          <table:table-cell table:number-columns-repeated="2"/>
          <table:table-cell office:value-type="float" office:value="6535" calcext:value-type="float">
            <text:p>6535</text:p>
          </table:table-cell>
          <table:table-cell office:value-type="float" office:value="43601" calcext:value-type="float">
            <text:p>43601</text:p>
          </table:table-cell>
          <table:table-cell office:value-type="float" office:value="48045" calcext:value-type="float">
            <text:p>48045</text:p>
          </table:table-cell>
        </table:table-row>
        <table:table-row table:style-name="ro1">
          <table:table-cell/>
          <table:table-cell office:value-type="float" office:value="100.102520705714" calcext:value-type="float">
            <text:p>100.102520705714</text:p>
          </table:table-cell>
          <table:table-cell/>
          <table:table-cell office:value-type="float" office:value="-2.67012186990672" calcext:value-type="float">
            <text:p>-2.67012186990672</text:p>
          </table:table-cell>
          <table:table-cell/>
          <table:table-cell office:value-type="float" office:value="49113" calcext:value-type="float">
            <text:p>49113</text:p>
          </table:table-cell>
          <table:table-cell table:number-columns-repeated="3"/>
          <table:table-cell office:value-type="float" office:value="100.079295904032" calcext:value-type="float">
            <text:p>100.079295904032</text:p>
          </table:table-cell>
          <table:table-cell/>
          <table:table-cell office:value-type="float" office:value="1.79607926614428" calcext:value-type="float">
            <text:p>1.79607926614428</text:p>
          </table:table-cell>
          <table:table-cell/>
          <table:table-cell office:value-type="float" office:value="48165" calcext:value-type="float">
            <text:p>48165</text:p>
          </table:table-cell>
          <table:table-cell table:number-columns-repeated="3"/>
          <table:table-cell office:value-type="float" office:value="100.115441465957" calcext:value-type="float">
            <text:p>100.115441465957</text:p>
          </table:table-cell>
          <table:table-cell/>
          <table:table-cell office:value-type="float" office:value="3.73322991075368" calcext:value-type="float">
            <text:p>3.73322991075368</text:p>
          </table:table-cell>
          <table:table-cell/>
          <table:table-cell office:value-type="float" office:value="45606" calcext:value-type="float">
            <text:p>45606</text:p>
          </table:table-cell>
          <table:table-cell table:number-columns-repeated="3"/>
          <table:table-cell office:value-type="float" office:value="7.14005217421861" calcext:value-type="float">
            <text:p>7.14005217421861</text:p>
          </table:table-cell>
          <table:table-cell office:value-type="float" office:value="9.05178216316662" calcext:value-type="float">
            <text:p>9.05178216316662</text:p>
          </table:table-cell>
          <table:table-cell office:value-type="float" office:value="26.0405517468467" calcext:value-type="float">
            <text:p>26.0405517468467</text:p>
          </table:table-cell>
          <table:table-cell table:number-columns-repeated="2"/>
          <table:table-cell office:value-type="float" office:value="6552" calcext:value-type="float">
            <text:p>6552</text:p>
          </table:table-cell>
          <table:table-cell office:value-type="float" office:value="43648" calcext:value-type="float">
            <text:p>43648</text:p>
          </table:table-cell>
          <table:table-cell office:value-type="float" office:value="48048" calcext:value-type="float">
            <text:p>48048</text:p>
          </table:table-cell>
        </table:table-row>
        <table:table-row table:style-name="ro1">
          <table:table-cell/>
          <table:table-cell office:value-type="float" office:value="100.085562458395" calcext:value-type="float">
            <text:p>100.085562458395</text:p>
          </table:table-cell>
          <table:table-cell/>
          <table:table-cell office:value-type="float" office:value="-7.35043820331892" calcext:value-type="float">
            <text:p>-7.35043820331892</text:p>
          </table:table-cell>
          <table:table-cell/>
          <table:table-cell office:value-type="float" office:value="46409" calcext:value-type="float">
            <text:p>46409</text:p>
          </table:table-cell>
          <table:table-cell table:number-columns-repeated="3"/>
          <table:table-cell office:value-type="float" office:value="100.09335234735" calcext:value-type="float">
            <text:p>100.09335234735</text:p>
          </table:table-cell>
          <table:table-cell/>
          <table:table-cell office:value-type="float" office:value="-4.4654874836852" calcext:value-type="float">
            <text:p>-4.4654874836852</text:p>
          </table:table-cell>
          <table:table-cell/>
          <table:table-cell office:value-type="float" office:value="48478" calcext:value-type="float">
            <text:p>48478</text:p>
          </table:table-cell>
          <table:table-cell table:number-columns-repeated="3"/>
          <table:table-cell office:value-type="float" office:value="5.87045273899731" calcext:value-type="float">
            <text:p>5.87045273899731</text:p>
          </table:table-cell>
          <table:table-cell/>
          <table:table-cell office:value-type="float" office:value="-0.355443089691517" calcext:value-type="float">
            <text:p>-0.355443089691517</text:p>
          </table:table-cell>
          <table:table-cell/>
          <table:table-cell office:value-type="float" office:value="4326" calcext:value-type="float">
            <text:p>4326</text:p>
          </table:table-cell>
          <table:table-cell table:number-columns-repeated="3"/>
          <table:table-cell office:value-type="float" office:value="7.15114698839954" calcext:value-type="float">
            <text:p>7.15114698839954</text:p>
          </table:table-cell>
          <table:table-cell office:value-type="float" office:value="9.05952206681268" calcext:value-type="float">
            <text:p>9.05952206681268</text:p>
          </table:table-cell>
          <table:table-cell office:value-type="float" office:value="28.6034557459634" calcext:value-type="float">
            <text:p>28.6034557459634</text:p>
          </table:table-cell>
          <table:table-cell table:number-columns-repeated="2"/>
          <table:table-cell office:value-type="float" office:value="6574" calcext:value-type="float">
            <text:p>6574</text:p>
          </table:table-cell>
          <table:table-cell office:value-type="float" office:value="43650" calcext:value-type="float">
            <text:p>43650</text:p>
          </table:table-cell>
          <table:table-cell office:value-type="float" office:value="48049" calcext:value-type="float">
            <text:p>48049</text:p>
          </table:table-cell>
        </table:table-row>
        <table:table-row table:style-name="ro1">
          <table:table-cell/>
          <table:table-cell office:value-type="float" office:value="1.56879812217386" calcext:value-type="float">
            <text:p>1.56879812217386</text:p>
          </table:table-cell>
          <table:table-cell/>
          <table:table-cell office:value-type="float" office:value="0.126672484746711" calcext:value-type="float">
            <text:p>0.126672484746711</text:p>
          </table:table-cell>
          <table:table-cell/>
          <table:table-cell office:value-type="float" office:value="1309" calcext:value-type="float">
            <text:p>1309</text:p>
          </table:table-cell>
          <table:table-cell table:number-columns-repeated="3"/>
          <table:table-cell office:value-type="float" office:value="1.79344450912907" calcext:value-type="float">
            <text:p>1.79344450912907</text:p>
          </table:table-cell>
          <table:table-cell/>
          <table:table-cell office:value-type="float" office:value="-0.338688242756681" calcext:value-type="float">
            <text:p>-0.338688242756681</text:p>
          </table:table-cell>
          <table:table-cell/>
          <table:table-cell office:value-type="float" office:value="2154" calcext:value-type="float">
            <text:p>2154</text:p>
          </table:table-cell>
          <table:table-cell table:number-columns-repeated="3"/>
          <table:table-cell office:value-type="float" office:value="100.100803371468" calcext:value-type="float">
            <text:p>100.100803371468</text:p>
          </table:table-cell>
          <table:table-cell/>
          <table:table-cell office:value-type="float" office:value="0.492357260822615" calcext:value-type="float">
            <text:p>0.492357260822615</text:p>
          </table:table-cell>
          <table:table-cell/>
          <table:table-cell office:value-type="float" office:value="45868" calcext:value-type="float">
            <text:p>45868</text:p>
          </table:table-cell>
          <table:table-cell table:number-columns-repeated="3"/>
          <table:table-cell office:value-type="float" office:value="7.15662558108446" calcext:value-type="float">
            <text:p>7.15662558108446</text:p>
          </table:table-cell>
          <table:table-cell office:value-type="float" office:value="9.06278382400292" calcext:value-type="float">
            <text:p>9.06278382400292</text:p>
          </table:table-cell>
          <table:table-cell office:value-type="float" office:value="30.4498980638655" calcext:value-type="float">
            <text:p>30.4498980638655</text:p>
          </table:table-cell>
          <table:table-cell table:number-columns-repeated="2"/>
          <table:table-cell office:value-type="float" office:value="6580" calcext:value-type="float">
            <text:p>6580</text:p>
          </table:table-cell>
          <table:table-cell office:value-type="float" office:value="43685" calcext:value-type="float">
            <text:p>43685</text:p>
          </table:table-cell>
          <table:table-cell office:value-type="float" office:value="48051" calcext:value-type="float">
            <text:p>48051</text:p>
          </table:table-cell>
        </table:table-row>
        <table:table-row table:style-name="ro1">
          <table:table-cell/>
          <table:table-cell office:value-type="float" office:value="8.55090553695615" calcext:value-type="float">
            <text:p>8.55090553695615</text:p>
          </table:table-cell>
          <table:table-cell/>
          <table:table-cell office:value-type="float" office:value="-0.604717865501644" calcext:value-type="float">
            <text:p>-0.604717865501644</text:p>
          </table:table-cell>
          <table:table-cell/>
          <table:table-cell office:value-type="float" office:value="6581" calcext:value-type="float">
            <text:p>6581</text:p>
          </table:table-cell>
          <table:table-cell table:number-columns-repeated="3"/>
          <table:table-cell office:value-type="float" office:value="99.5118498530562" calcext:value-type="float">
            <text:p>99.5118498530562</text:p>
          </table:table-cell>
          <table:table-cell/>
          <table:table-cell office:value-type="float" office:value="-2.12200852375712" calcext:value-type="float">
            <text:p>-2.1220085237571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57422348149664" calcext:value-type="float">
            <text:p>1.57422348149664</text:p>
          </table:table-cell>
          <table:table-cell/>
          <table:table-cell office:value-type="float" office:value="-0.133069300436566" calcext:value-type="float">
            <text:p>-0.133069300436566</text:p>
          </table:table-cell>
          <table:table-cell/>
          <table:table-cell office:value-type="float" office:value="1740" calcext:value-type="float">
            <text:p>1740</text:p>
          </table:table-cell>
          <table:table-cell table:number-columns-repeated="3"/>
          <table:table-cell office:value-type="float" office:value="7.15781674002956" calcext:value-type="float">
            <text:p>7.15781674002956</text:p>
          </table:table-cell>
          <table:table-cell office:value-type="float" office:value="9.12032710605972" calcext:value-type="float">
            <text:p>9.12032710605972</text:p>
          </table:table-cell>
          <table:table-cell office:value-type="float" office:value="32.1193469919642" calcext:value-type="float">
            <text:p>32.1193469919642</text:p>
          </table:table-cell>
          <table:table-cell table:number-columns-repeated="2"/>
          <table:table-cell office:value-type="float" office:value="6584" calcext:value-type="float">
            <text:p>6584</text:p>
          </table:table-cell>
          <table:table-cell office:value-type="float" office:value="43688" calcext:value-type="float">
            <text:p>43688</text:p>
          </table:table-cell>
          <table:table-cell office:value-type="float" office:value="48070" calcext:value-type="float">
            <text:p>48070</text:p>
          </table:table-cell>
        </table:table-row>
        <table:table-row table:style-name="ro1">
          <table:table-cell/>
          <table:table-cell office:value-type="float" office:value="6.89402967941345" calcext:value-type="float">
            <text:p>6.89402967941345</text:p>
          </table:table-cell>
          <table:table-cell/>
          <table:table-cell office:value-type="float" office:value="-0.535312944018252" calcext:value-type="float">
            <text:p>-0.535312944018252</text:p>
          </table:table-cell>
          <table:table-cell/>
          <table:table-cell office:value-type="float" office:value="16388" calcext:value-type="float">
            <text:p>16388</text:p>
          </table:table-cell>
          <table:table-cell table:number-columns-repeated="3"/>
          <table:table-cell office:value-type="float" office:value="0.426101099228605" calcext:value-type="float">
            <text:p>0.426101099228605</text:p>
          </table:table-cell>
          <table:table-cell/>
          <table:table-cell office:value-type="float" office:value="-0.130028372750944" calcext:value-type="float">
            <text:p>-0.130028372750944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1.29019269419433" calcext:value-type="float">
            <text:p>1.29019269419433</text:p>
          </table:table-cell>
          <table:table-cell/>
          <table:table-cell office:value-type="float" office:value="-0.213072759485757" calcext:value-type="float">
            <text:p>-0.213072759485757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7.15963894112081" calcext:value-type="float">
            <text:p>7.15963894112081</text:p>
          </table:table-cell>
          <table:table-cell office:value-type="float" office:value="20.5900241864088" calcext:value-type="float">
            <text:p>20.5900241864088</text:p>
          </table:table-cell>
          <table:table-cell office:value-type="float" office:value="33.8548363739331" calcext:value-type="float">
            <text:p>33.8548363739331</text:p>
          </table:table-cell>
          <table:table-cell table:number-columns-repeated="2"/>
          <table:table-cell office:value-type="float" office:value="6589" calcext:value-type="float">
            <text:p>6589</text:p>
          </table:table-cell>
          <table:table-cell office:value-type="float" office:value="43727" calcext:value-type="float">
            <text:p>43727</text:p>
          </table:table-cell>
          <table:table-cell office:value-type="float" office:value="48076" calcext:value-type="float">
            <text:p>48076</text:p>
          </table:table-cell>
        </table:table-row>
        <table:table-row table:style-name="ro1">
          <table:table-cell/>
          <table:table-cell office:value-type="float" office:value="7.23324301938434" calcext:value-type="float">
            <text:p>7.23324301938434</text:p>
          </table:table-cell>
          <table:table-cell/>
          <table:table-cell office:value-type="float" office:value="-0.155927189773109" calcext:value-type="float">
            <text:p>-0.155927189773109</text:p>
          </table:table-cell>
          <table:table-cell/>
          <table:table-cell office:value-type="float" office:value="5108" calcext:value-type="float">
            <text:p>5108</text:p>
          </table:table-cell>
          <table:table-cell table:number-columns-repeated="3"/>
          <table:table-cell office:value-type="float" office:value="100.085778372773" calcext:value-type="float">
            <text:p>100.085778372773</text:p>
          </table:table-cell>
          <table:table-cell/>
          <table:table-cell office:value-type="float" office:value="5.66605815555767" calcext:value-type="float">
            <text:p>5.66605815555767</text:p>
          </table:table-cell>
          <table:table-cell/>
          <table:table-cell office:value-type="float" office:value="46008" calcext:value-type="float">
            <text:p>46008</text:p>
          </table:table-cell>
          <table:table-cell table:number-columns-repeated="3"/>
          <table:table-cell office:value-type="float" office:value="100.108232306617" calcext:value-type="float">
            <text:p>100.108232306617</text:p>
          </table:table-cell>
          <table:table-cell/>
          <table:table-cell office:value-type="float" office:value="1.17078282087694" calcext:value-type="float">
            <text:p>1.17078282087694</text:p>
          </table:table-cell>
          <table:table-cell/>
          <table:table-cell office:value-type="float" office:value="42855" calcext:value-type="float">
            <text:p>42855</text:p>
          </table:table-cell>
          <table:table-cell table:number-columns-repeated="3"/>
          <table:table-cell office:value-type="float" office:value="7.16622069657174" calcext:value-type="float">
            <text:p>7.16622069657174</text:p>
          </table:table-cell>
          <table:table-cell office:value-type="float" office:value="51.9904907700927" calcext:value-type="float">
            <text:p>51.9904907700927</text:p>
          </table:table-cell>
          <table:table-cell office:value-type="float" office:value="35.8182580436389" calcext:value-type="float">
            <text:p>35.8182580436389</text:p>
          </table:table-cell>
          <table:table-cell table:number-columns-repeated="2"/>
          <table:table-cell office:value-type="float" office:value="6597" calcext:value-type="float">
            <text:p>6597</text:p>
          </table:table-cell>
          <table:table-cell office:value-type="float" office:value="43760" calcext:value-type="float">
            <text:p>43760</text:p>
          </table:table-cell>
          <table:table-cell office:value-type="float" office:value="48080" calcext:value-type="float">
            <text:p>48080</text:p>
          </table:table-cell>
        </table:table-row>
        <table:table-row table:style-name="ro1">
          <table:table-cell/>
          <table:table-cell office:value-type="float" office:value="100.103476196509" calcext:value-type="float">
            <text:p>100.103476196509</text:p>
          </table:table-cell>
          <table:table-cell/>
          <table:table-cell office:value-type="float" office:value="-8.13924427819392" calcext:value-type="float">
            <text:p>-8.13924427819392</text:p>
          </table:table-cell>
          <table:table-cell/>
          <table:table-cell office:value-type="float" office:value="45795" calcext:value-type="float">
            <text:p>45795</text:p>
          </table:table-cell>
          <table:table-cell table:number-columns-repeated="3"/>
          <table:table-cell office:value-type="float" office:value="9.00466172234346" calcext:value-type="float">
            <text:p>9.00466172234346</text:p>
          </table:table-cell>
          <table:table-cell/>
          <table:table-cell office:value-type="float" office:value="0.505173656233185" calcext:value-type="float">
            <text:p>0.505173656233185</text:p>
          </table:table-cell>
          <table:table-cell/>
          <table:table-cell office:value-type="float" office:value="9232" calcext:value-type="float">
            <text:p>9232</text:p>
          </table:table-cell>
          <table:table-cell table:number-columns-repeated="3"/>
          <table:table-cell office:value-type="float" office:value="1.95204591238686" calcext:value-type="float">
            <text:p>1.95204591238686</text:p>
          </table:table-cell>
          <table:table-cell/>
          <table:table-cell office:value-type="float" office:value="-0.112839518815845" calcext:value-type="float">
            <text:p>-0.112839518815845</text:p>
          </table:table-cell>
          <table:table-cell/>
          <table:table-cell office:value-type="float" office:value="1606" calcext:value-type="float">
            <text:p>1606</text:p>
          </table:table-cell>
          <table:table-cell table:number-columns-repeated="3"/>
          <table:table-cell office:value-type="float" office:value="7.18225643259566" calcext:value-type="float">
            <text:p>7.18225643259566</text:p>
          </table:table-cell>
          <table:table-cell office:value-type="float" office:value="58.4102795236989" calcext:value-type="float">
            <text:p>58.4102795236989</text:p>
          </table:table-cell>
          <table:table-cell office:value-type="float" office:value="38.4832198051122" calcext:value-type="float">
            <text:p>38.4832198051122</text:p>
          </table:table-cell>
          <table:table-cell table:number-columns-repeated="2"/>
          <table:table-cell office:value-type="float" office:value="6602" calcext:value-type="float">
            <text:p>6602</text:p>
          </table:table-cell>
          <table:table-cell office:value-type="float" office:value="43765" calcext:value-type="float">
            <text:p>43765</text:p>
          </table:table-cell>
          <table:table-cell office:value-type="float" office:value="48089" calcext:value-type="float">
            <text:p>48089</text:p>
          </table:table-cell>
        </table:table-row>
        <table:table-row table:style-name="ro1">
          <table:table-cell/>
          <table:table-cell office:value-type="float" office:value="9.01458195959484" calcext:value-type="float">
            <text:p>9.01458195959484</text:p>
          </table:table-cell>
          <table:table-cell/>
          <table:table-cell office:value-type="float" office:value="-1.21374442732679" calcext:value-type="float">
            <text:p>-1.21374442732679</text:p>
          </table:table-cell>
          <table:table-cell/>
          <table:table-cell office:value-type="float" office:value="6749" calcext:value-type="float">
            <text:p>6749</text:p>
          </table:table-cell>
          <table:table-cell table:number-columns-repeated="3"/>
          <table:table-cell office:value-type="float" office:value="6.25850533320232" calcext:value-type="float">
            <text:p>6.25850533320232</text:p>
          </table:table-cell>
          <table:table-cell/>
          <table:table-cell office:value-type="float" office:value="0.244385856533063" calcext:value-type="float">
            <text:p>0.244385856533063</text:p>
          </table:table-cell>
          <table:table-cell/>
          <table:table-cell office:value-type="float" office:value="5348" calcext:value-type="float">
            <text:p>5348</text:p>
          </table:table-cell>
          <table:table-cell table:number-columns-repeated="3"/>
          <table:table-cell office:value-type="float" office:value="100.125592130703" calcext:value-type="float">
            <text:p>100.125592130703</text:p>
          </table:table-cell>
          <table:table-cell/>
          <table:table-cell office:value-type="float" office:value="-0.89581124737635" calcext:value-type="float">
            <text:p>-0.89581124737635</text:p>
          </table:table-cell>
          <table:table-cell/>
          <table:table-cell office:value-type="float" office:value="46310" calcext:value-type="float">
            <text:p>46310</text:p>
          </table:table-cell>
          <table:table-cell table:number-columns-repeated="3"/>
          <table:table-cell office:value-type="float" office:value="7.18415973267555" calcext:value-type="float">
            <text:p>7.18415973267555</text:p>
          </table:table-cell>
          <table:table-cell office:value-type="float" office:value="59.5511449693698" calcext:value-type="float">
            <text:p>59.5511449693698</text:p>
          </table:table-cell>
          <table:table-cell office:value-type="float" office:value="41.1653769283603" calcext:value-type="float">
            <text:p>41.1653769283603</text:p>
          </table:table-cell>
          <table:table-cell table:number-columns-repeated="2"/>
          <table:table-cell office:value-type="float" office:value="6604" calcext:value-type="float">
            <text:p>6604</text:p>
          </table:table-cell>
          <table:table-cell office:value-type="float" office:value="43765" calcext:value-type="float">
            <text:p>43765</text:p>
          </table:table-cell>
          <table:table-cell office:value-type="float" office:value="48121" calcext:value-type="float">
            <text:p>48121</text:p>
          </table:table-cell>
        </table:table-row>
        <table:table-row table:style-name="ro1">
          <table:table-cell/>
          <table:table-cell office:value-type="float" office:value="3.7966538027117" calcext:value-type="float">
            <text:p>3.7966538027117</text:p>
          </table:table-cell>
          <table:table-cell/>
          <table:table-cell office:value-type="float" office:value="-0.179493206096583" calcext:value-type="float">
            <text:p>-0.179493206096583</text:p>
          </table:table-cell>
          <table:table-cell/>
          <table:table-cell office:value-type="float" office:value="2508" calcext:value-type="float">
            <text:p>2508</text:p>
          </table:table-cell>
          <table:table-cell table:number-columns-repeated="3"/>
          <table:table-cell office:value-type="float" office:value="5.13393373980321" calcext:value-type="float">
            <text:p>5.13393373980321</text:p>
          </table:table-cell>
          <table:table-cell/>
          <table:table-cell office:value-type="float" office:value="-0.182355400964461" calcext:value-type="float">
            <text:p>-0.182355400964461</text:p>
          </table:table-cell>
          <table:table-cell/>
          <table:table-cell office:value-type="float" office:value="3892" calcext:value-type="float">
            <text:p>3892</text:p>
          </table:table-cell>
          <table:table-cell table:number-columns-repeated="3"/>
          <table:table-cell office:value-type="float" office:value="100.108087231088" calcext:value-type="float">
            <text:p>100.108087231088</text:p>
          </table:table-cell>
          <table:table-cell/>
          <table:table-cell office:value-type="float" office:value="1.90430834746505" calcext:value-type="float">
            <text:p>1.90430834746505</text:p>
          </table:table-cell>
          <table:table-cell/>
          <table:table-cell office:value-type="float" office:value="44930" calcext:value-type="float">
            <text:p>44930</text:p>
          </table:table-cell>
          <table:table-cell table:number-columns-repeated="3"/>
          <table:table-cell office:value-type="float" office:value="7.18908935939404" calcext:value-type="float">
            <text:p>7.18908935939404</text:p>
          </table:table-cell>
          <table:table-cell office:value-type="float" office:value="66.8684828606822" calcext:value-type="float">
            <text:p>66.8684828606822</text:p>
          </table:table-cell>
          <table:table-cell office:value-type="float" office:value="42.1132316147178" calcext:value-type="float">
            <text:p>42.1132316147178</text:p>
          </table:table-cell>
          <table:table-cell table:number-columns-repeated="2"/>
          <table:table-cell office:value-type="float" office:value="6626" calcext:value-type="float">
            <text:p>6626</text:p>
          </table:table-cell>
          <table:table-cell office:value-type="float" office:value="43814" calcext:value-type="float">
            <text:p>43814</text:p>
          </table:table-cell>
          <table:table-cell office:value-type="float" office:value="48121" calcext:value-type="float">
            <text:p>48121</text:p>
          </table:table-cell>
        </table:table-row>
        <table:table-row table:style-name="ro1">
          <table:table-cell/>
          <table:table-cell office:value-type="float" office:value="100.107814596917" calcext:value-type="float">
            <text:p>100.107814596917</text:p>
          </table:table-cell>
          <table:table-cell/>
          <table:table-cell office:value-type="float" office:value="-2.39918048217841" calcext:value-type="float">
            <text:p>-2.39918048217841</text:p>
          </table:table-cell>
          <table:table-cell/>
          <table:table-cell office:value-type="float" office:value="47203" calcext:value-type="float">
            <text:p>47203</text:p>
          </table:table-cell>
          <table:table-cell table:number-columns-repeated="3"/>
          <table:table-cell office:value-type="float" office:value="90.516708527641" calcext:value-type="float">
            <text:p>90.516708527641</text:p>
          </table:table-cell>
          <table:table-cell/>
          <table:table-cell office:value-type="float" office:value="5.11881004898908" calcext:value-type="float">
            <text:p>5.1188100489890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9431857268" calcext:value-type="float">
            <text:p>100.109431857268</text:p>
          </table:table-cell>
          <table:table-cell/>
          <table:table-cell office:value-type="float" office:value="1.46350627894199" calcext:value-type="float">
            <text:p>1.46350627894199</text:p>
          </table:table-cell>
          <table:table-cell/>
          <table:table-cell office:value-type="float" office:value="43976" calcext:value-type="float">
            <text:p>43976</text:p>
          </table:table-cell>
          <table:table-cell table:number-columns-repeated="3"/>
          <table:table-cell office:value-type="float" office:value="7.19150814374988" calcext:value-type="float">
            <text:p>7.19150814374988</text:p>
          </table:table-cell>
          <table:table-cell office:value-type="float" office:value="86.9604653619225" calcext:value-type="float">
            <text:p>86.9604653619225</text:p>
          </table:table-cell>
          <table:table-cell office:value-type="float" office:value="43.3148335620686" calcext:value-type="float">
            <text:p>43.3148335620686</text:p>
          </table:table-cell>
          <table:table-cell table:number-columns-repeated="2"/>
          <table:table-cell office:value-type="float" office:value="6630" calcext:value-type="float">
            <text:p>6630</text:p>
          </table:table-cell>
          <table:table-cell office:value-type="float" office:value="43822" calcext:value-type="float">
            <text:p>43822</text:p>
          </table:table-cell>
          <table:table-cell office:value-type="float" office:value="48121" calcext:value-type="float">
            <text:p>48121</text:p>
          </table:table-cell>
        </table:table-row>
        <table:table-row table:style-name="ro1">
          <table:table-cell/>
          <table:table-cell office:value-type="float" office:value="100.099717573076" calcext:value-type="float">
            <text:p>100.099717573076</text:p>
          </table:table-cell>
          <table:table-cell/>
          <table:table-cell office:value-type="float" office:value="-5.15189642288736" calcext:value-type="float">
            <text:p>-5.15189642288736</text:p>
          </table:table-cell>
          <table:table-cell/>
          <table:table-cell office:value-type="float" office:value="44260" calcext:value-type="float">
            <text:p>44260</text:p>
          </table:table-cell>
          <table:table-cell table:number-columns-repeated="3"/>
          <table:table-cell office:value-type="float" office:value="85.8129278777676" calcext:value-type="float">
            <text:p>85.8129278777676</text:p>
          </table:table-cell>
          <table:table-cell/>
          <table:table-cell office:value-type="float" office:value="-1.1365040630759" calcext:value-type="float">
            <text:p>-1.136504063075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030475151" calcext:value-type="float">
            <text:p>100.108030475151</text:p>
          </table:table-cell>
          <table:table-cell/>
          <table:table-cell office:value-type="float" office:value="-2.99640689549328" calcext:value-type="float">
            <text:p>-2.99640689549328</text:p>
          </table:table-cell>
          <table:table-cell/>
          <table:table-cell office:value-type="float" office:value="44221" calcext:value-type="float">
            <text:p>44221</text:p>
          </table:table-cell>
          <table:table-cell table:number-columns-repeated="3"/>
          <table:table-cell office:value-type="float" office:value="7.26029291164989" calcext:value-type="float">
            <text:p>7.26029291164989</text:p>
          </table:table-cell>
          <table:table-cell office:value-type="float" office:value="89.1188566396026" calcext:value-type="float">
            <text:p>89.1188566396026</text:p>
          </table:table-cell>
          <table:table-cell office:value-type="float" office:value="44.9700394246384" calcext:value-type="float">
            <text:p>44.9700394246384</text:p>
          </table:table-cell>
          <table:table-cell table:number-columns-repeated="2"/>
          <table:table-cell office:value-type="float" office:value="6677" calcext:value-type="float">
            <text:p>6677</text:p>
          </table:table-cell>
          <table:table-cell office:value-type="float" office:value="43836" calcext:value-type="float">
            <text:p>43836</text:p>
          </table:table-cell>
          <table:table-cell office:value-type="float" office:value="48138" calcext:value-type="float">
            <text:p>48138</text:p>
          </table:table-cell>
        </table:table-row>
        <table:table-row table:style-name="ro1">
          <table:table-cell/>
          <table:table-cell office:value-type="float" office:value="7.53076987283045" calcext:value-type="float">
            <text:p>7.53076987283045</text:p>
          </table:table-cell>
          <table:table-cell/>
          <table:table-cell office:value-type="float" office:value="-0.702954169663194" calcext:value-type="float">
            <text:p>-0.702954169663194</text:p>
          </table:table-cell>
          <table:table-cell/>
          <table:table-cell office:value-type="float" office:value="6140" calcext:value-type="float">
            <text:p>6140</text:p>
          </table:table-cell>
          <table:table-cell table:number-columns-repeated="3"/>
          <table:table-cell office:value-type="float" office:value="100.083004808652" calcext:value-type="float">
            <text:p>100.083004808652</text:p>
          </table:table-cell>
          <table:table-cell/>
          <table:table-cell office:value-type="float" office:value="-1.09015464002714" calcext:value-type="float">
            <text:p>-1.09015464002714</text:p>
          </table:table-cell>
          <table:table-cell/>
          <table:table-cell office:value-type="float" office:value="47714" calcext:value-type="float">
            <text:p>47714</text:p>
          </table:table-cell>
          <table:table-cell table:number-columns-repeated="3"/>
          <table:table-cell office:value-type="float" office:value="3.48717974821652" calcext:value-type="float">
            <text:p>3.48717974821652</text:p>
          </table:table-cell>
          <table:table-cell/>
          <table:table-cell office:value-type="float" office:value="0.494443951703734" calcext:value-type="float">
            <text:p>0.49444395170373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26961416745667" calcext:value-type="float">
            <text:p>7.26961416745667</text:p>
          </table:table-cell>
          <table:table-cell office:value-type="float" office:value="92.1562006631301" calcext:value-type="float">
            <text:p>92.1562006631301</text:p>
          </table:table-cell>
          <table:table-cell office:value-type="float" office:value="49.2318073383222" calcext:value-type="float">
            <text:p>49.2318073383222</text:p>
          </table:table-cell>
          <table:table-cell table:number-columns-repeated="2"/>
          <table:table-cell office:value-type="float" office:value="6687" calcext:value-type="float">
            <text:p>6687</text:p>
          </table:table-cell>
          <table:table-cell office:value-type="float" office:value="43838" calcext:value-type="float">
            <text:p>43838</text:p>
          </table:table-cell>
          <table:table-cell office:value-type="float" office:value="48158" calcext:value-type="float">
            <text:p>48158</text:p>
          </table:table-cell>
        </table:table-row>
        <table:table-row table:style-name="ro1">
          <table:table-cell/>
          <table:table-cell office:value-type="float" office:value="100.099425638854" calcext:value-type="float">
            <text:p>100.099425638854</text:p>
          </table:table-cell>
          <table:table-cell/>
          <table:table-cell office:value-type="float" office:value="-5.43377828548823" calcext:value-type="float">
            <text:p>-5.43377828548823</text:p>
          </table:table-cell>
          <table:table-cell/>
          <table:table-cell office:value-type="float" office:value="46566" calcext:value-type="float">
            <text:p>46566</text:p>
          </table:table-cell>
          <table:table-cell table:number-columns-repeated="3"/>
          <table:table-cell office:value-type="float" office:value="100.092850582132" calcext:value-type="float">
            <text:p>100.092850582132</text:p>
          </table:table-cell>
          <table:table-cell/>
          <table:table-cell office:value-type="float" office:value="-2.37398164394066" calcext:value-type="float">
            <text:p>-2.37398164394066</text:p>
          </table:table-cell>
          <table:table-cell/>
          <table:table-cell office:value-type="float" office:value="49428" calcext:value-type="float">
            <text:p>49428</text:p>
          </table:table-cell>
          <table:table-cell table:number-columns-repeated="3"/>
          <table:table-cell office:value-type="float" office:value="8.26228875150429" calcext:value-type="float">
            <text:p>8.26228875150429</text:p>
          </table:table-cell>
          <table:table-cell/>
          <table:table-cell office:value-type="float" office:value="0.0497793055426481" calcext:value-type="float">
            <text:p>0.049779305542648</text:p>
          </table:table-cell>
          <table:table-cell/>
          <table:table-cell office:value-type="float" office:value="6695" calcext:value-type="float">
            <text:p>6695</text:p>
          </table:table-cell>
          <table:table-cell table:number-columns-repeated="3"/>
          <table:table-cell office:value-type="float" office:value="7.27398877399141" calcext:value-type="float">
            <text:p>7.27398877399141</text:p>
          </table:table-cell>
          <table:table-cell office:value-type="float" office:value="96.2187174122031" calcext:value-type="float">
            <text:p>96.2187174122031</text:p>
          </table:table-cell>
          <table:table-cell office:value-type="float" office:value="50.7631949736622" calcext:value-type="float">
            <text:p>50.7631949736622</text:p>
          </table:table-cell>
          <table:table-cell table:number-columns-repeated="2"/>
          <table:table-cell office:value-type="float" office:value="6695" calcext:value-type="float">
            <text:p>6695</text:p>
          </table:table-cell>
          <table:table-cell office:value-type="float" office:value="43849" calcext:value-type="float">
            <text:p>43849</text:p>
          </table:table-cell>
          <table:table-cell office:value-type="float" office:value="48158" calcext:value-type="float">
            <text:p>48158</text:p>
          </table:table-cell>
        </table:table-row>
        <table:table-row table:style-name="ro1">
          <table:table-cell/>
          <table:table-cell office:value-type="float" office:value="100.109007374483" calcext:value-type="float">
            <text:p>100.109007374483</text:p>
          </table:table-cell>
          <table:table-cell/>
          <table:table-cell office:value-type="float" office:value="-3.52973316262043" calcext:value-type="float">
            <text:p>-3.52973316262043</text:p>
          </table:table-cell>
          <table:table-cell/>
          <table:table-cell office:value-type="float" office:value="47766" calcext:value-type="float">
            <text:p>47766</text:p>
          </table:table-cell>
          <table:table-cell table:number-columns-repeated="3"/>
          <table:table-cell office:value-type="float" office:value="86.1032909035242" calcext:value-type="float">
            <text:p>86.1032909035242</text:p>
          </table:table-cell>
          <table:table-cell/>
          <table:table-cell office:value-type="float" office:value="3.3629359502289" calcext:value-type="float">
            <text:p>3.362935950228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35278026956627" calcext:value-type="float">
            <text:p>3.35278026956627</text:p>
          </table:table-cell>
          <table:table-cell/>
          <table:table-cell office:value-type="float" office:value="0.227019068338565" calcext:value-type="float">
            <text:p>0.227019068338565</text:p>
          </table:table-cell>
          <table:table-cell/>
          <table:table-cell office:value-type="float" office:value="2622" calcext:value-type="float">
            <text:p>2622</text:p>
          </table:table-cell>
          <table:table-cell table:number-columns-repeated="3"/>
          <table:table-cell office:value-type="float" office:value="7.2789532086189" calcext:value-type="float">
            <text:p>7.2789532086189</text:p>
          </table:table-cell>
          <table:table-cell office:value-type="float" office:value="99.0695660193427" calcext:value-type="float">
            <text:p>99.0695660193427</text:p>
          </table:table-cell>
          <table:table-cell office:value-type="float" office:value="52.2397305059307" calcext:value-type="float">
            <text:p>52.2397305059307</text:p>
          </table:table-cell>
          <table:table-cell table:number-columns-repeated="2"/>
          <table:table-cell office:value-type="float" office:value="6702" calcext:value-type="float">
            <text:p>6702</text:p>
          </table:table-cell>
          <table:table-cell office:value-type="float" office:value="43850" calcext:value-type="float">
            <text:p>43850</text:p>
          </table:table-cell>
          <table:table-cell office:value-type="float" office:value="48159" calcext:value-type="float">
            <text:p>48159</text:p>
          </table:table-cell>
        </table:table-row>
        <table:table-row table:style-name="ro1">
          <table:table-cell/>
          <table:table-cell office:value-type="float" office:value="1.81398489669989" calcext:value-type="float">
            <text:p>1.81398489669989</text:p>
          </table:table-cell>
          <table:table-cell/>
          <table:table-cell office:value-type="float" office:value="0.21694501468844" calcext:value-type="float">
            <text:p>0.21694501468844</text:p>
          </table:table-cell>
          <table:table-cell/>
          <table:table-cell office:value-type="float" office:value="1499" calcext:value-type="float">
            <text:p>1499</text:p>
          </table:table-cell>
          <table:table-cell table:number-columns-repeated="3"/>
          <table:table-cell office:value-type="float" office:value="94.2890340397861" calcext:value-type="float">
            <text:p>94.2890340397861</text:p>
          </table:table-cell>
          <table:table-cell/>
          <table:table-cell office:value-type="float" office:value="-2.43200304453416" calcext:value-type="float">
            <text:p>-2.4320030445341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87088511158368" calcext:value-type="float">
            <text:p>6.87088511158368</text:p>
          </table:table-cell>
          <table:table-cell/>
          <table:table-cell office:value-type="float" office:value="-0.281258878413414" calcext:value-type="float">
            <text:p>-0.281258878413414</text:p>
          </table:table-cell>
          <table:table-cell/>
          <table:table-cell office:value-type="float" office:value="5451" calcext:value-type="float">
            <text:p>5451</text:p>
          </table:table-cell>
          <table:table-cell table:number-columns-repeated="3"/>
          <table:table-cell office:value-type="float" office:value="7.29021725475802" calcext:value-type="float">
            <text:p>7.29021725475802</text:p>
          </table:table-cell>
          <table:table-cell office:value-type="float" office:value="99.4243218850842" calcext:value-type="float">
            <text:p>99.4243218850842</text:p>
          </table:table-cell>
          <table:table-cell office:value-type="float" office:value="56.9768663215397" calcext:value-type="float">
            <text:p>56.9768663215397</text:p>
          </table:table-cell>
          <table:table-cell table:number-columns-repeated="2"/>
          <table:table-cell office:value-type="float" office:value="6730" calcext:value-type="float">
            <text:p>6730</text:p>
          </table:table-cell>
          <table:table-cell office:value-type="float" office:value="43891" calcext:value-type="float">
            <text:p>43891</text:p>
          </table:table-cell>
          <table:table-cell office:value-type="float" office:value="48165" calcext:value-type="float">
            <text:p>48165</text:p>
          </table:table-cell>
        </table:table-row>
        <table:table-row table:style-name="ro1">
          <table:table-cell/>
          <table:table-cell office:value-type="float" office:value="9.12032710605972" calcext:value-type="float">
            <text:p>9.12032710605972</text:p>
          </table:table-cell>
          <table:table-cell/>
          <table:table-cell office:value-type="float" office:value="-0.379945147551709" calcext:value-type="float">
            <text:p>-0.379945147551709</text:p>
          </table:table-cell>
          <table:table-cell/>
          <table:table-cell office:value-type="float" office:value="7025" calcext:value-type="float">
            <text:p>7025</text:p>
          </table:table-cell>
          <table:table-cell table:number-columns-repeated="3"/>
          <table:table-cell office:value-type="float" office:value="91.5994622903839" calcext:value-type="float">
            <text:p>91.5994622903839</text:p>
          </table:table-cell>
          <table:table-cell/>
          <table:table-cell office:value-type="float" office:value="3.34470170569522" calcext:value-type="float">
            <text:p>3.3447017056952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93659661790449" calcext:value-type="float">
            <text:p>1.93659661790449</text:p>
          </table:table-cell>
          <table:table-cell/>
          <table:table-cell office:value-type="float" office:value="-0.136010620706281" calcext:value-type="float">
            <text:p>-0.136010620706281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3"/>
          <table:table-cell office:value-type="float" office:value="7.29914840863747" calcext:value-type="float">
            <text:p>7.29914840863747</text:p>
          </table:table-cell>
          <table:table-cell office:value-type="float" office:value="100.075691506086" calcext:value-type="float">
            <text:p>100.075691506086</text:p>
          </table:table-cell>
          <table:table-cell office:value-type="float" office:value="57.3038516534801" calcext:value-type="float">
            <text:p>57.3038516534801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43892" calcext:value-type="float">
            <text:p>43892</text:p>
          </table:table-cell>
          <table:table-cell office:value-type="float" office:value="48208" calcext:value-type="float">
            <text:p>48208</text:p>
          </table:table-cell>
        </table:table-row>
        <table:table-row table:style-name="ro1">
          <table:table-cell/>
          <table:table-cell office:value-type="float" office:value="3.65870138917018" calcext:value-type="float">
            <text:p>3.65870138917018</text:p>
          </table:table-cell>
          <table:table-cell/>
          <table:table-cell office:value-type="float" office:value="-0.469407406906482" calcext:value-type="float">
            <text:p>-0.469407406906482</text:p>
          </table:table-cell>
          <table:table-cell/>
          <table:table-cell office:value-type="float" office:value="2552" calcext:value-type="float">
            <text:p>2552</text:p>
          </table:table-cell>
          <table:table-cell table:number-columns-repeated="3"/>
          <table:table-cell office:value-type="float" office:value="50.7631949736622" calcext:value-type="float">
            <text:p>50.7631949736622</text:p>
          </table:table-cell>
          <table:table-cell/>
          <table:table-cell office:value-type="float" office:value="0.956205743930766" calcext:value-type="float">
            <text:p>0.95620574393076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148995507981975" calcext:value-type="float">
            <text:p>0.148995507981975</text:p>
          </table:table-cell>
          <table:table-cell/>
          <table:table-cell office:value-type="float" office:value="-0.00999935168681435" calcext:value-type="float">
            <text:p>-0.009999351686814</text:p>
          </table:table-cell>
          <table:table-cell/>
          <table:table-cell office:value-type="float" office:value="2127" calcext:value-type="float">
            <text:p>2127</text:p>
          </table:table-cell>
          <table:table-cell table:number-columns-repeated="3"/>
          <table:table-cell office:value-type="float" office:value="7.31301879732068" calcext:value-type="float">
            <text:p>7.31301879732068</text:p>
          </table:table-cell>
          <table:table-cell office:value-type="float" office:value="100.079060295799" calcext:value-type="float">
            <text:p>100.079060295799</text:p>
          </table:table-cell>
          <table:table-cell office:value-type="float" office:value="59.8960039580758" calcext:value-type="float">
            <text:p>59.8960039580758</text:p>
          </table:table-cell>
          <table:table-cell table:number-columns-repeated="2"/>
          <table:table-cell office:value-type="float" office:value="6787" calcext:value-type="float">
            <text:p>6787</text:p>
          </table:table-cell>
          <table:table-cell office:value-type="float" office:value="43906" calcext:value-type="float">
            <text:p>43906</text:p>
          </table:table-cell>
          <table:table-cell office:value-type="float" office:value="48214" calcext:value-type="float">
            <text:p>48214</text:p>
          </table:table-cell>
        </table:table-row>
        <table:table-row table:style-name="ro1">
          <table:table-cell/>
          <table:table-cell office:value-type="float" office:value="100.113838086774" calcext:value-type="float">
            <text:p>100.113838086774</text:p>
          </table:table-cell>
          <table:table-cell/>
          <table:table-cell office:value-type="float" office:value="-6.75246842767973" calcext:value-type="float">
            <text:p>-6.75246842767973</text:p>
          </table:table-cell>
          <table:table-cell/>
          <table:table-cell office:value-type="float" office:value="46901" calcext:value-type="float">
            <text:p>46901</text:p>
          </table:table-cell>
          <table:table-cell table:number-columns-repeated="3"/>
          <table:table-cell office:value-type="float" office:value="3.61405411306563" calcext:value-type="float">
            <text:p>3.61405411306563</text:p>
          </table:table-cell>
          <table:table-cell/>
          <table:table-cell office:value-type="float" office:value="-0.225058603658466" calcext:value-type="float">
            <text:p>-0.22505860365846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1963125057" calcext:value-type="float">
            <text:p>100.101963125057</text:p>
          </table:table-cell>
          <table:table-cell/>
          <table:table-cell office:value-type="float" office:value="1.91373119654532" calcext:value-type="float">
            <text:p>1.91373119654532</text:p>
          </table:table-cell>
          <table:table-cell/>
          <table:table-cell office:value-type="float" office:value="47068" calcext:value-type="float">
            <text:p>47068</text:p>
          </table:table-cell>
          <table:table-cell table:number-columns-repeated="3"/>
          <table:table-cell office:value-type="float" office:value="7.31322446220162" calcext:value-type="float">
            <text:p>7.31322446220162</text:p>
          </table:table-cell>
          <table:table-cell office:value-type="float" office:value="100.08111766569" calcext:value-type="float">
            <text:p>100.08111766569</text:p>
          </table:table-cell>
          <table:table-cell office:value-type="float" office:value="63.1190565427965" calcext:value-type="float">
            <text:p>63.1190565427965</text:p>
          </table:table-cell>
          <table:table-cell table:number-columns-repeated="2"/>
          <table:table-cell office:value-type="float" office:value="6793" calcext:value-type="float">
            <text:p>6793</text:p>
          </table:table-cell>
          <table:table-cell office:value-type="float" office:value="43911" calcext:value-type="float">
            <text:p>43911</text:p>
          </table:table-cell>
          <table:table-cell office:value-type="float" office:value="48222" calcext:value-type="float">
            <text:p>48222</text:p>
          </table:table-cell>
        </table:table-row>
        <table:table-row table:style-name="ro1">
          <table:table-cell/>
          <table:table-cell office:value-type="float" office:value="100.089129058412" calcext:value-type="float">
            <text:p>100.089129058412</text:p>
          </table:table-cell>
          <table:table-cell/>
          <table:table-cell office:value-type="float" office:value="-6.64352814855591" calcext:value-type="float">
            <text:p>-6.64352814855591</text:p>
          </table:table-cell>
          <table:table-cell/>
          <table:table-cell office:value-type="float" office:value="48145" calcext:value-type="float">
            <text:p>48145</text:p>
          </table:table-cell>
          <table:table-cell table:number-columns-repeated="3"/>
          <table:table-cell office:value-type="float" office:value="52.2397305059307" calcext:value-type="float">
            <text:p>52.2397305059307</text:p>
          </table:table-cell>
          <table:table-cell/>
          <table:table-cell office:value-type="float" office:value="-2.73916047728243" calcext:value-type="float">
            <text:p>-2.739160477282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00714644" calcext:value-type="float">
            <text:p>100.10500714644</text:p>
          </table:table-cell>
          <table:table-cell/>
          <table:table-cell office:value-type="float" office:value="4.13619407439373" calcext:value-type="float">
            <text:p>4.13619407439373</text:p>
          </table:table-cell>
          <table:table-cell/>
          <table:table-cell office:value-type="float" office:value="46400" calcext:value-type="float">
            <text:p>46400</text:p>
          </table:table-cell>
          <table:table-cell table:number-columns-repeated="3"/>
          <table:table-cell office:value-type="float" office:value="7.32429287475985" calcext:value-type="float">
            <text:p>7.32429287475985</text:p>
          </table:table-cell>
          <table:table-cell office:value-type="float" office:value="100.081123828646" calcext:value-type="float">
            <text:p>100.081123828646</text:p>
          </table:table-cell>
          <table:table-cell office:value-type="float" office:value="63.2263961464538" calcext:value-type="float">
            <text:p>63.2263961464538</text:p>
          </table:table-cell>
          <table:table-cell table:number-columns-repeated="2"/>
          <table:table-cell office:value-type="float" office:value="6810" calcext:value-type="float">
            <text:p>6810</text:p>
          </table:table-cell>
          <table:table-cell office:value-type="float" office:value="43935" calcext:value-type="float">
            <text:p>43935</text:p>
          </table:table-cell>
          <table:table-cell office:value-type="float" office:value="48238" calcext:value-type="float">
            <text:p>48238</text:p>
          </table:table-cell>
        </table:table-row>
        <table:table-row table:style-name="ro1">
          <table:table-cell/>
          <table:table-cell office:value-type="float" office:value="1.00758105179748" calcext:value-type="float">
            <text:p>1.00758105179748</text:p>
          </table:table-cell>
          <table:table-cell/>
          <table:table-cell office:value-type="float" office:value="-0.135687039120629" calcext:value-type="float">
            <text:p>-0.135687039120629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3.28304476591464" calcext:value-type="float">
            <text:p>3.28304476591464</text:p>
          </table:table-cell>
          <table:table-cell/>
          <table:table-cell office:value-type="float" office:value="0.200506742941261" calcext:value-type="float">
            <text:p>0.200506742941261</text:p>
          </table:table-cell>
          <table:table-cell/>
          <table:table-cell office:value-type="float" office:value="2489" calcext:value-type="float">
            <text:p>2489</text:p>
          </table:table-cell>
          <table:table-cell table:number-columns-repeated="3"/>
          <table:table-cell office:value-type="float" office:value="5.14192322325619" calcext:value-type="float">
            <text:p>5.14192322325619</text:p>
          </table:table-cell>
          <table:table-cell/>
          <table:table-cell office:value-type="float" office:value="0.650380038104539" calcext:value-type="float">
            <text:p>0.650380038104539</text:p>
          </table:table-cell>
          <table:table-cell/>
          <table:table-cell office:value-type="float" office:value="3895" calcext:value-type="float">
            <text:p>3895</text:p>
          </table:table-cell>
          <table:table-cell table:number-columns-repeated="3"/>
          <table:table-cell office:value-type="float" office:value="7.32614223968968" calcext:value-type="float">
            <text:p>7.32614223968968</text:p>
          </table:table-cell>
          <table:table-cell office:value-type="float" office:value="100.082288173608" calcext:value-type="float">
            <text:p>100.082288173608</text:p>
          </table:table-cell>
          <table:table-cell office:value-type="float" office:value="63.3066989630899" calcext:value-type="float">
            <text:p>63.3066989630899</text:p>
          </table:table-cell>
          <table:table-cell table:number-columns-repeated="2"/>
          <table:table-cell office:value-type="float" office:value="6811" calcext:value-type="float">
            <text:p>6811</text:p>
          </table:table-cell>
          <table:table-cell office:value-type="float" office:value="43940" calcext:value-type="float">
            <text:p>43940</text:p>
          </table:table-cell>
          <table:table-cell office:value-type="float" office:value="48269" calcext:value-type="float">
            <text:p>48269</text:p>
          </table:table-cell>
        </table:table-row>
        <table:table-row table:style-name="ro1">
          <table:table-cell/>
          <table:table-cell office:value-type="float" office:value="0.0378577651408466" calcext:value-type="float">
            <text:p>0.037857765140847</text:p>
          </table:table-cell>
          <table:table-cell/>
          <table:table-cell office:value-type="float" office:value="0.020566079323736" calcext:value-type="float">
            <text:p>0.02056607932373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180725009415409" calcext:value-type="float">
            <text:p>0.180725009415409</text:p>
          </table:table-cell>
          <table:table-cell/>
          <table:table-cell office:value-type="float" office:value="-0.144980616273225" calcext:value-type="float">
            <text:p>-0.144980616273225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3"/>
          <table:table-cell office:value-type="float" office:value="0.117468440859095" calcext:value-type="float">
            <text:p>0.117468440859095</text:p>
          </table:table-cell>
          <table:table-cell/>
          <table:table-cell office:value-type="float" office:value="0.0155594203174213" calcext:value-type="float">
            <text:p>0.015559420317421</text:p>
          </table:table-cell>
          <table:table-cell/>
          <table:table-cell office:value-type="float" office:value="12504" calcext:value-type="float">
            <text:p>12504</text:p>
          </table:table-cell>
          <table:table-cell table:number-columns-repeated="3"/>
          <table:table-cell office:value-type="float" office:value="7.36055256957466" calcext:value-type="float">
            <text:p>7.36055256957466</text:p>
          </table:table-cell>
          <table:table-cell office:value-type="float" office:value="100.082545622974" calcext:value-type="float">
            <text:p>100.082545622974</text:p>
          </table:table-cell>
          <table:table-cell office:value-type="float" office:value="64.0019614149652" calcext:value-type="float">
            <text:p>64.0019614149652</text:p>
          </table:table-cell>
          <table:table-cell table:number-columns-repeated="2"/>
          <table:table-cell office:value-type="float" office:value="6816" calcext:value-type="float">
            <text:p>6816</text:p>
          </table:table-cell>
          <table:table-cell office:value-type="float" office:value="43945" calcext:value-type="float">
            <text:p>43945</text:p>
          </table:table-cell>
          <table:table-cell office:value-type="float" office:value="48293" calcext:value-type="float">
            <text:p>48293</text:p>
          </table:table-cell>
        </table:table-row>
        <table:table-row table:style-name="ro1">
          <table:table-cell/>
          <table:table-cell office:value-type="float" office:value="100.09959427712" calcext:value-type="float">
            <text:p>100.09959427712</text:p>
          </table:table-cell>
          <table:table-cell/>
          <table:table-cell office:value-type="float" office:value="-7.36657781807103" calcext:value-type="float">
            <text:p>-7.36657781807103</text:p>
          </table:table-cell>
          <table:table-cell/>
          <table:table-cell office:value-type="float" office:value="45085" calcext:value-type="float">
            <text:p>45085</text:p>
          </table:table-cell>
          <table:table-cell table:number-columns-repeated="3"/>
          <table:table-cell office:value-type="float" office:value="4.26840142609323" calcext:value-type="float">
            <text:p>4.26840142609323</text:p>
          </table:table-cell>
          <table:table-cell/>
          <table:table-cell office:value-type="float" office:value="-0.17188229453852" calcext:value-type="float">
            <text:p>-0.17188229453852</text:p>
          </table:table-cell>
          <table:table-cell/>
          <table:table-cell office:value-type="float" office:value="5383" calcext:value-type="float">
            <text:p>5383</text:p>
          </table:table-cell>
          <table:table-cell table:number-columns-repeated="3"/>
          <table:table-cell office:value-type="float" office:value="1.47291776626292" calcext:value-type="float">
            <text:p>1.47291776626292</text:p>
          </table:table-cell>
          <table:table-cell/>
          <table:table-cell office:value-type="float" office:value="0.557255979418758" calcext:value-type="float">
            <text:p>0.557255979418758</text:p>
          </table:table-cell>
          <table:table-cell/>
          <table:table-cell office:value-type="float" office:value="1911" calcext:value-type="float">
            <text:p>1911</text:p>
          </table:table-cell>
          <table:table-cell table:number-columns-repeated="3"/>
          <table:table-cell office:value-type="float" office:value="7.37212393152846" calcext:value-type="float">
            <text:p>7.37212393152846</text:p>
          </table:table-cell>
          <table:table-cell office:value-type="float" office:value="100.083924246091" calcext:value-type="float">
            <text:p>100.083924246091</text:p>
          </table:table-cell>
          <table:table-cell office:value-type="float" office:value="65.5340098600427" calcext:value-type="float">
            <text:p>65.5340098600427</text:p>
          </table:table-cell>
          <table:table-cell table:number-columns-repeated="2"/>
          <table:table-cell office:value-type="float" office:value="6845" calcext:value-type="float">
            <text:p>6845</text:p>
          </table:table-cell>
          <table:table-cell office:value-type="float" office:value="43999" calcext:value-type="float">
            <text:p>43999</text:p>
          </table:table-cell>
          <table:table-cell office:value-type="float" office:value="48312" calcext:value-type="float">
            <text:p>48312</text:p>
          </table:table-cell>
        </table:table-row>
        <table:table-row table:style-name="ro1">
          <table:table-cell/>
          <table:table-cell office:value-type="float" office:value="8.23851802868521" calcext:value-type="float">
            <text:p>8.23851802868521</text:p>
          </table:table-cell>
          <table:table-cell/>
          <table:table-cell office:value-type="float" office:value="-0.690967790000471" calcext:value-type="float">
            <text:p>-0.690967790000471</text:p>
          </table:table-cell>
          <table:table-cell/>
          <table:table-cell office:value-type="float" office:value="6448" calcext:value-type="float">
            <text:p>6448</text:p>
          </table:table-cell>
          <table:table-cell table:number-columns-repeated="3"/>
          <table:table-cell office:value-type="float" office:value="95.6442705024383" calcext:value-type="float">
            <text:p>95.6442705024383</text:p>
          </table:table-cell>
          <table:table-cell/>
          <table:table-cell office:value-type="float" office:value="-2.13810069174756" calcext:value-type="float">
            <text:p>-2.1381006917475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23992120173948" calcext:value-type="float">
            <text:p>2.23992120173948</text:p>
          </table:table-cell>
          <table:table-cell/>
          <table:table-cell office:value-type="float" office:value="-0.01955112732298" calcext:value-type="float">
            <text:p>-0.01955112732298</text:p>
          </table:table-cell>
          <table:table-cell/>
          <table:table-cell office:value-type="float" office:value="1812" calcext:value-type="float">
            <text:p>1812</text:p>
          </table:table-cell>
          <table:table-cell table:number-columns-repeated="3"/>
          <table:table-cell office:value-type="float" office:value="7.39608628728957" calcext:value-type="float">
            <text:p>7.39608628728957</text:p>
          </table:table-cell>
          <table:table-cell office:value-type="float" office:value="100.084709180462" calcext:value-type="float">
            <text:p>100.084709180462</text:p>
          </table:table-cell>
          <table:table-cell office:value-type="float" office:value="65.8236224203957" calcext:value-type="float">
            <text:p>65.8236224203957</text:p>
          </table:table-cell>
          <table:table-cell table:number-columns-repeated="2"/>
          <table:table-cell office:value-type="float" office:value="6851" calcext:value-type="float">
            <text:p>6851</text:p>
          </table:table-cell>
          <table:table-cell office:value-type="float" office:value="44005" calcext:value-type="float">
            <text:p>44005</text:p>
          </table:table-cell>
          <table:table-cell office:value-type="float" office:value="48312" calcext:value-type="float">
            <text:p>48312</text:p>
          </table:table-cell>
        </table:table-row>
        <table:table-row table:style-name="ro1">
          <table:table-cell/>
          <table:table-cell office:value-type="float" office:value="1.95487306045089" calcext:value-type="float">
            <text:p>1.95487306045089</text:p>
          </table:table-cell>
          <table:table-cell/>
          <table:table-cell office:value-type="float" office:value="-0.0592886821734967" calcext:value-type="float">
            <text:p>-0.059288682173497</text:p>
          </table:table-cell>
          <table:table-cell/>
          <table:table-cell office:value-type="float" office:value="1252" calcext:value-type="float">
            <text:p>1252</text:p>
          </table:table-cell>
          <table:table-cell table:number-columns-repeated="3"/>
          <table:table-cell office:value-type="float" office:value="4.82023243758836" calcext:value-type="float">
            <text:p>4.82023243758836</text:p>
          </table:table-cell>
          <table:table-cell/>
          <table:table-cell office:value-type="float" office:value="-0.140312418698727" calcext:value-type="float">
            <text:p>-0.140312418698727</text:p>
          </table:table-cell>
          <table:table-cell/>
          <table:table-cell office:value-type="float" office:value="14208" calcext:value-type="float">
            <text:p>14208</text:p>
          </table:table-cell>
          <table:table-cell table:number-columns-repeated="3"/>
          <table:table-cell office:value-type="float" office:value="100.094092786496" calcext:value-type="float">
            <text:p>100.094092786496</text:p>
          </table:table-cell>
          <table:table-cell/>
          <table:table-cell office:value-type="float" office:value="1.64302056374509" calcext:value-type="float">
            <text:p>1.64302056374509</text:p>
          </table:table-cell>
          <table:table-cell/>
          <table:table-cell office:value-type="float" office:value="44481" calcext:value-type="float">
            <text:p>44481</text:p>
          </table:table-cell>
          <table:table-cell table:number-columns-repeated="3"/>
          <table:table-cell office:value-type="float" office:value="7.4088715577225" calcext:value-type="float">
            <text:p>7.4088715577225</text:p>
          </table:table-cell>
          <table:table-cell office:value-type="float" office:value="100.084734651561" calcext:value-type="float">
            <text:p>100.084734651561</text:p>
          </table:table-cell>
          <table:table-cell office:value-type="float" office:value="66.505429192688" calcext:value-type="float">
            <text:p>66.505429192688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office:value-type="float" office:value="44075" calcext:value-type="float">
            <text:p>44075</text:p>
          </table:table-cell>
          <table:table-cell office:value-type="float" office:value="48315" calcext:value-type="float">
            <text:p>48315</text:p>
          </table:table-cell>
        </table:table-row>
        <table:table-row table:style-name="ro1">
          <table:table-cell/>
          <table:table-cell office:value-type="float" office:value="3.62095680532215" calcext:value-type="float">
            <text:p>3.62095680532215</text:p>
          </table:table-cell>
          <table:table-cell/>
          <table:table-cell office:value-type="float" office:value="-0.113520607971981" calcext:value-type="float">
            <text:p>-0.113520607971981</text:p>
          </table:table-cell>
          <table:table-cell/>
          <table:table-cell office:value-type="float" office:value="2187" calcext:value-type="float">
            <text:p>2187</text:p>
          </table:table-cell>
          <table:table-cell table:number-columns-repeated="3"/>
          <table:table-cell office:value-type="float" office:value="100.091566802473" calcext:value-type="float">
            <text:p>100.091566802473</text:p>
          </table:table-cell>
          <table:table-cell/>
          <table:table-cell office:value-type="float" office:value="1.20514196940118" calcext:value-type="float">
            <text:p>1.20514196940118</text:p>
          </table:table-cell>
          <table:table-cell/>
          <table:table-cell office:value-type="float" office:value="49569" calcext:value-type="float">
            <text:p>49569</text:p>
          </table:table-cell>
          <table:table-cell table:number-columns-repeated="3"/>
          <table:table-cell office:value-type="float" office:value="100.096264483461" calcext:value-type="float">
            <text:p>100.096264483461</text:p>
          </table:table-cell>
          <table:table-cell/>
          <table:table-cell office:value-type="float" office:value="7.86542236218993" calcext:value-type="float">
            <text:p>7.86542236218993</text:p>
          </table:table-cell>
          <table:table-cell/>
          <table:table-cell office:value-type="float" office:value="46449" calcext:value-type="float">
            <text:p>46449</text:p>
          </table:table-cell>
          <table:table-cell table:number-columns-repeated="3"/>
          <table:table-cell office:value-type="float" office:value="7.41932008334003" calcext:value-type="float">
            <text:p>7.41932008334003</text:p>
          </table:table-cell>
          <table:table-cell office:value-type="float" office:value="100.085091505849" calcext:value-type="float">
            <text:p>100.085091505849</text:p>
          </table:table-cell>
          <table:table-cell office:value-type="float" office:value="66.9857725606178" calcext:value-type="float">
            <text:p>66.9857725606178</text:p>
          </table:table-cell>
          <table:table-cell table:number-columns-repeated="2"/>
          <table:table-cell office:value-type="float" office:value="6890" calcext:value-type="float">
            <text:p>6890</text:p>
          </table:table-cell>
          <table:table-cell office:value-type="float" office:value="44089" calcext:value-type="float">
            <text:p>44089</text:p>
          </table:table-cell>
          <table:table-cell office:value-type="float" office:value="48317" calcext:value-type="float">
            <text:p>48317</text:p>
          </table:table-cell>
        </table:table-row>
        <table:table-row table:style-name="ro1">
          <table:table-cell/>
          <table:table-cell office:value-type="float" office:value="9.03075398262077" calcext:value-type="float">
            <text:p>9.03075398262077</text:p>
          </table:table-cell>
          <table:table-cell/>
          <table:table-cell office:value-type="float" office:value="-0.362690287793627" calcext:value-type="float">
            <text:p>-0.362690287793627</text:p>
          </table:table-cell>
          <table:table-cell/>
          <table:table-cell office:value-type="float" office:value="6312" calcext:value-type="float">
            <text:p>6312</text:p>
          </table:table-cell>
          <table:table-cell table:number-columns-repeated="3"/>
          <table:table-cell office:value-type="float" office:value="1.51169528993247" calcext:value-type="float">
            <text:p>1.51169528993247</text:p>
          </table:table-cell>
          <table:table-cell/>
          <table:table-cell office:value-type="float" office:value="0.284011801244184" calcext:value-type="float">
            <text:p>0.284011801244184</text:p>
          </table:table-cell>
          <table:table-cell/>
          <table:table-cell office:value-type="float" office:value="1678" calcext:value-type="float">
            <text:p>1678</text:p>
          </table:table-cell>
          <table:table-cell table:number-columns-repeated="3"/>
          <table:table-cell office:value-type="float" office:value="100.102806129746" calcext:value-type="float">
            <text:p>100.102806129746</text:p>
          </table:table-cell>
          <table:table-cell/>
          <table:table-cell office:value-type="float" office:value="0.747331893450684" calcext:value-type="float">
            <text:p>0.747331893450684</text:p>
          </table:table-cell>
          <table:table-cell/>
          <table:table-cell office:value-type="float" office:value="44172" calcext:value-type="float">
            <text:p>44172</text:p>
          </table:table-cell>
          <table:table-cell table:number-columns-repeated="3"/>
          <table:table-cell office:value-type="float" office:value="7.43601301656298" calcext:value-type="float">
            <text:p>7.43601301656298</text:p>
          </table:table-cell>
          <table:table-cell office:value-type="float" office:value="100.085262351918" calcext:value-type="float">
            <text:p>100.085262351918</text:p>
          </table:table-cell>
          <table:table-cell office:value-type="float" office:value="67.12790431821" calcext:value-type="float">
            <text:p>67.12790431821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44106" calcext:value-type="float">
            <text:p>44106</text:p>
          </table:table-cell>
          <table:table-cell office:value-type="float" office:value="48327" calcext:value-type="float">
            <text:p>48327</text:p>
          </table:table-cell>
        </table:table-row>
        <table:table-row table:style-name="ro1">
          <table:table-cell/>
          <table:table-cell office:value-type="float" office:value="3.72081435562546" calcext:value-type="float">
            <text:p>3.72081435562546</text:p>
          </table:table-cell>
          <table:table-cell/>
          <table:table-cell office:value-type="float" office:value="0.0440625393988708" calcext:value-type="float">
            <text:p>0.044062539398871</text:p>
          </table:table-cell>
          <table:table-cell/>
          <table:table-cell office:value-type="float" office:value="2476" calcext:value-type="float">
            <text:p>2476</text:p>
          </table:table-cell>
          <table:table-cell table:number-columns-repeated="3"/>
          <table:table-cell office:value-type="float" office:value="1.71769937174783" calcext:value-type="float">
            <text:p>1.71769937174783</text:p>
          </table:table-cell>
          <table:table-cell/>
          <table:table-cell office:value-type="float" office:value="0.178592759581696" calcext:value-type="float">
            <text:p>0.178592759581696</text:p>
          </table:table-cell>
          <table:table-cell/>
          <table:table-cell office:value-type="float" office:value="1216" calcext:value-type="float">
            <text:p>1216</text:p>
          </table:table-cell>
          <table:table-cell table:number-columns-repeated="3"/>
          <table:table-cell office:value-type="float" office:value="100.119428759454" calcext:value-type="float">
            <text:p>100.119428759454</text:p>
          </table:table-cell>
          <table:table-cell/>
          <table:table-cell office:value-type="float" office:value="-3.54824983006429" calcext:value-type="float">
            <text:p>-3.54824983006429</text:p>
          </table:table-cell>
          <table:table-cell/>
          <table:table-cell office:value-type="float" office:value="43728" calcext:value-type="float">
            <text:p>43728</text:p>
          </table:table-cell>
          <table:table-cell table:number-columns-repeated="3"/>
          <table:table-cell office:value-type="float" office:value="7.44775025392925" calcext:value-type="float">
            <text:p>7.44775025392925</text:p>
          </table:table-cell>
          <table:table-cell office:value-type="float" office:value="100.085562458395" calcext:value-type="float">
            <text:p>100.085562458395</text:p>
          </table:table-cell>
          <table:table-cell office:value-type="float" office:value="69.7447333981954" calcext:value-type="float">
            <text:p>69.7447333981954</text:p>
          </table:table-cell>
          <table:table-cell table:number-columns-repeated="2"/>
          <table:table-cell office:value-type="float" office:value="6933" calcext:value-type="float">
            <text:p>6933</text:p>
          </table:table-cell>
          <table:table-cell office:value-type="float" office:value="44122" calcext:value-type="float">
            <text:p>44122</text:p>
          </table:table-cell>
          <table:table-cell office:value-type="float" office:value="48328" calcext:value-type="float">
            <text:p>48328</text:p>
          </table:table-cell>
        </table:table-row>
        <table:table-row table:style-name="ro1">
          <table:table-cell/>
          <table:table-cell office:value-type="float" office:value="100.097007653958" calcext:value-type="float">
            <text:p>100.097007653958</text:p>
          </table:table-cell>
          <table:table-cell/>
          <table:table-cell office:value-type="float" office:value="-2.09792720336767" calcext:value-type="float">
            <text:p>-2.09792720336767</text:p>
          </table:table-cell>
          <table:table-cell/>
          <table:table-cell office:value-type="float" office:value="47409" calcext:value-type="float">
            <text:p>47409</text:p>
          </table:table-cell>
          <table:table-cell table:number-columns-repeated="3"/>
          <table:table-cell office:value-type="float" office:value="2.18068625937791" calcext:value-type="float">
            <text:p>2.18068625937791</text:p>
          </table:table-cell>
          <table:table-cell/>
          <table:table-cell office:value-type="float" office:value="0.143298930717249" calcext:value-type="float">
            <text:p>0.143298930717249</text:p>
          </table:table-cell>
          <table:table-cell/>
          <table:table-cell office:value-type="float" office:value="2546" calcext:value-type="float">
            <text:p>2546</text:p>
          </table:table-cell>
          <table:table-cell table:number-columns-repeated="3"/>
          <table:table-cell office:value-type="float" office:value="4.70277318094667" calcext:value-type="float">
            <text:p>4.70277318094667</text:p>
          </table:table-cell>
          <table:table-cell/>
          <table:table-cell office:value-type="float" office:value="0.0262971830184622" calcext:value-type="float">
            <text:p>0.026297183018462</text:p>
          </table:table-cell>
          <table:table-cell/>
          <table:table-cell office:value-type="float" office:value="8445" calcext:value-type="float">
            <text:p>8445</text:p>
          </table:table-cell>
          <table:table-cell table:number-columns-repeated="3"/>
          <table:table-cell office:value-type="float" office:value="7.45752114327387" calcext:value-type="float">
            <text:p>7.45752114327387</text:p>
          </table:table-cell>
          <table:table-cell office:value-type="float" office:value="100.086152529221" calcext:value-type="float">
            <text:p>100.086152529221</text:p>
          </table:table-cell>
          <table:table-cell office:value-type="float" office:value="70.5046670149009" calcext:value-type="float">
            <text:p>70.5046670149009</text:p>
          </table:table-cell>
          <table:table-cell table:number-columns-repeated="2"/>
          <table:table-cell office:value-type="float" office:value="6962" calcext:value-type="float">
            <text:p>6962</text:p>
          </table:table-cell>
          <table:table-cell office:value-type="float" office:value="44142" calcext:value-type="float">
            <text:p>44142</text:p>
          </table:table-cell>
          <table:table-cell office:value-type="float" office:value="48329" calcext:value-type="float">
            <text:p>48329</text:p>
          </table:table-cell>
        </table:table-row>
        <table:table-row table:style-name="ro1">
          <table:table-cell/>
          <table:table-cell office:value-type="float" office:value="1.3710222739137" calcext:value-type="float">
            <text:p>1.3710222739137</text:p>
          </table:table-cell>
          <table:table-cell/>
          <table:table-cell office:value-type="float" office:value="-0.0965884559485088" calcext:value-type="float">
            <text:p>-0.096588455948509</text:p>
          </table:table-cell>
          <table:table-cell/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97.3445474306385" calcext:value-type="float">
            <text:p>97.3445474306385</text:p>
          </table:table-cell>
          <table:table-cell/>
          <table:table-cell office:value-type="float" office:value="-1.37161756686828" calcext:value-type="float">
            <text:p>-1.3716175668682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17159845062796" calcext:value-type="float">
            <text:p>5.17159845062796</text:p>
          </table:table-cell>
          <table:table-cell/>
          <table:table-cell office:value-type="float" office:value="0.0661213637573175" calcext:value-type="float">
            <text:p>0.066121363757318</text:p>
          </table:table-cell>
          <table:table-cell/>
          <table:table-cell office:value-type="float" office:value="5447" calcext:value-type="float">
            <text:p>5447</text:p>
          </table:table-cell>
          <table:table-cell table:number-columns-repeated="3"/>
          <table:table-cell office:value-type="float" office:value="7.50453180360169" calcext:value-type="float">
            <text:p>7.50453180360169</text:p>
          </table:table-cell>
          <table:table-cell office:value-type="float" office:value="100.086344494134" calcext:value-type="float">
            <text:p>100.086344494134</text:p>
          </table:table-cell>
          <table:table-cell office:value-type="float" office:value="70.5235978371605" calcext:value-type="float">
            <text:p>70.5235978371605</text:p>
          </table:table-cell>
          <table:table-cell table:number-columns-repeated="2"/>
          <table:table-cell office:value-type="float" office:value="6965" calcext:value-type="float">
            <text:p>6965</text:p>
          </table:table-cell>
          <table:table-cell office:value-type="float" office:value="44142" calcext:value-type="float">
            <text:p>44142</text:p>
          </table:table-cell>
          <table:table-cell office:value-type="float" office:value="48336" calcext:value-type="float">
            <text:p>48336</text:p>
          </table:table-cell>
        </table:table-row>
        <table:table-row table:style-name="ro1">
          <table:table-cell/>
          <table:table-cell office:value-type="float" office:value="3.27081349912862" calcext:value-type="float">
            <text:p>3.27081349912862</text:p>
          </table:table-cell>
          <table:table-cell/>
          <table:table-cell office:value-type="float" office:value="-0.0606563648549227" calcext:value-type="float">
            <text:p>-0.060656364854923</text:p>
          </table:table-cell>
          <table:table-cell/>
          <table:table-cell office:value-type="float" office:value="3219" calcext:value-type="float">
            <text:p>3219</text:p>
          </table:table-cell>
          <table:table-cell table:number-columns-repeated="3"/>
          <table:table-cell office:value-type="float" office:value="2.34268526561141" calcext:value-type="float">
            <text:p>2.34268526561141</text:p>
          </table:table-cell>
          <table:table-cell/>
          <table:table-cell office:value-type="float" office:value="0.110826968818096" calcext:value-type="float">
            <text:p>0.11082696881809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4805198818556" calcext:value-type="float">
            <text:p>1.4805198818556</text:p>
          </table:table-cell>
          <table:table-cell/>
          <table:table-cell office:value-type="float" office:value="-0.00544788101041914" calcext:value-type="float">
            <text:p>-0.005447881010419</text:p>
          </table:table-cell>
          <table:table-cell/>
          <table:table-cell office:value-type="float" office:value="1261" calcext:value-type="float">
            <text:p>1261</text:p>
          </table:table-cell>
          <table:table-cell table:number-columns-repeated="3"/>
          <table:table-cell office:value-type="float" office:value="7.50818939299056" calcext:value-type="float">
            <text:p>7.50818939299056</text:p>
          </table:table-cell>
          <table:table-cell office:value-type="float" office:value="100.086889237888" calcext:value-type="float">
            <text:p>100.086889237888</text:p>
          </table:table-cell>
          <table:table-cell office:value-type="float" office:value="70.6270996055919" calcext:value-type="float">
            <text:p>70.6270996055919</text:p>
          </table:table-cell>
          <table:table-cell table:number-columns-repeated="2"/>
          <table:table-cell office:value-type="float" office:value="6965" calcext:value-type="float">
            <text:p>6965</text:p>
          </table:table-cell>
          <table:table-cell office:value-type="float" office:value="44148" calcext:value-type="float">
            <text:p>44148</text:p>
          </table:table-cell>
          <table:table-cell office:value-type="float" office:value="48346" calcext:value-type="float">
            <text:p>48346</text:p>
          </table:table-cell>
        </table:table-row>
        <table:table-row table:style-name="ro1">
          <table:table-cell/>
          <table:table-cell office:value-type="float" office:value="100.098581974925" calcext:value-type="float">
            <text:p>100.098581974925</text:p>
          </table:table-cell>
          <table:table-cell/>
          <table:table-cell office:value-type="float" office:value="-7.29483277731424" calcext:value-type="float">
            <text:p>-7.29483277731424</text:p>
          </table:table-cell>
          <table:table-cell/>
          <table:table-cell office:value-type="float" office:value="46329" calcext:value-type="float">
            <text:p>46329</text:p>
          </table:table-cell>
          <table:table-cell table:number-columns-repeated="3"/>
          <table:table-cell office:value-type="float" office:value="87.8729702573215" calcext:value-type="float">
            <text:p>87.8729702573215</text:p>
          </table:table-cell>
          <table:table-cell/>
          <table:table-cell office:value-type="float" office:value="-3.01558155916988" calcext:value-type="float">
            <text:p>-3.0155815591698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939882683" calcext:value-type="float">
            <text:p>100.110939882683</text:p>
          </table:table-cell>
          <table:table-cell/>
          <table:table-cell office:value-type="float" office:value="2.52009249281777" calcext:value-type="float">
            <text:p>2.52009249281777</text:p>
          </table:table-cell>
          <table:table-cell/>
          <table:table-cell office:value-type="float" office:value="45909" calcext:value-type="float">
            <text:p>45909</text:p>
          </table:table-cell>
          <table:table-cell table:number-columns-repeated="3"/>
          <table:table-cell office:value-type="float" office:value="7.53036265609518" calcext:value-type="float">
            <text:p>7.53036265609518</text:p>
          </table:table-cell>
          <table:table-cell office:value-type="float" office:value="100.087189253962" calcext:value-type="float">
            <text:p>100.087189253962</text:p>
          </table:table-cell>
          <table:table-cell office:value-type="float" office:value="70.9196984452214" calcext:value-type="float">
            <text:p>70.9196984452214</text:p>
          </table:table-cell>
          <table:table-cell table:number-columns-repeated="2"/>
          <table:table-cell office:value-type="float" office:value="6977" calcext:value-type="float">
            <text:p>6977</text:p>
          </table:table-cell>
          <table:table-cell office:value-type="float" office:value="44152" calcext:value-type="float">
            <text:p>44152</text:p>
          </table:table-cell>
          <table:table-cell office:value-type="float" office:value="48348" calcext:value-type="float">
            <text:p>48348</text:p>
          </table:table-cell>
        </table:table-row>
        <table:table-row table:style-name="ro1">
          <table:table-cell/>
          <table:table-cell office:value-type="float" office:value="8.19525387223263" calcext:value-type="float">
            <text:p>8.19525387223263</text:p>
          </table:table-cell>
          <table:table-cell/>
          <table:table-cell office:value-type="float" office:value="-0.183003997512475" calcext:value-type="float">
            <text:p>-0.183003997512475</text:p>
          </table:table-cell>
          <table:table-cell/>
          <table:table-cell office:value-type="float" office:value="6348" calcext:value-type="float">
            <text:p>6348</text:p>
          </table:table-cell>
          <table:table-cell table:number-columns-repeated="3"/>
          <table:table-cell office:value-type="float" office:value="8.5648304064871" calcext:value-type="float">
            <text:p>8.5648304064871</text:p>
          </table:table-cell>
          <table:table-cell/>
          <table:table-cell office:value-type="float" office:value="-0.545050851524306" calcext:value-type="float">
            <text:p>-0.545050851524306</text:p>
          </table:table-cell>
          <table:table-cell/>
          <table:table-cell office:value-type="float" office:value="7539" calcext:value-type="float">
            <text:p>7539</text:p>
          </table:table-cell>
          <table:table-cell table:number-columns-repeated="3"/>
          <table:table-cell office:value-type="float" office:value="100.114589082949" calcext:value-type="float">
            <text:p>100.114589082949</text:p>
          </table:table-cell>
          <table:table-cell/>
          <table:table-cell office:value-type="float" office:value="5.15452280214233" calcext:value-type="float">
            <text:p>5.15452280214233</text:p>
          </table:table-cell>
          <table:table-cell/>
          <table:table-cell office:value-type="float" office:value="44635" calcext:value-type="float">
            <text:p>44635</text:p>
          </table:table-cell>
          <table:table-cell table:number-columns-repeated="3"/>
          <table:table-cell office:value-type="float" office:value="7.57476980713113" calcext:value-type="float">
            <text:p>7.57476980713113</text:p>
          </table:table-cell>
          <table:table-cell office:value-type="float" office:value="100.088496702888" calcext:value-type="float">
            <text:p>100.088496702888</text:p>
          </table:table-cell>
          <table:table-cell office:value-type="float" office:value="70.9693188112148" calcext:value-type="float">
            <text:p>70.9693188112148</text:p>
          </table:table-cell>
          <table:table-cell table:number-columns-repeated="2"/>
          <table:table-cell office:value-type="float" office:value="6980" calcext:value-type="float">
            <text:p>6980</text:p>
          </table:table-cell>
          <table:table-cell office:value-type="float" office:value="44164" calcext:value-type="float">
            <text:p>44164</text:p>
          </table:table-cell>
          <table:table-cell office:value-type="float" office:value="48349" calcext:value-type="float">
            <text:p>48349</text:p>
          </table:table-cell>
        </table:table-row>
        <table:table-row table:style-name="ro1">
          <table:table-cell/>
          <table:table-cell office:value-type="float" office:value="0.883448310308534" calcext:value-type="float">
            <text:p>0.883448310308534</text:p>
          </table:table-cell>
          <table:table-cell/>
          <table:table-cell office:value-type="float" office:value="0.290341321431186" calcext:value-type="float">
            <text:p>0.290341321431186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3"/>
          <table:table-cell office:value-type="float" office:value="8.66717599388723" calcext:value-type="float">
            <text:p>8.66717599388723</text:p>
          </table:table-cell>
          <table:table-cell/>
          <table:table-cell office:value-type="float" office:value="-0.51939765832615" calcext:value-type="float">
            <text:p>-0.51939765832615</text:p>
          </table:table-cell>
          <table:table-cell/>
          <table:table-cell office:value-type="float" office:value="6585" calcext:value-type="float">
            <text:p>6585</text:p>
          </table:table-cell>
          <table:table-cell table:number-columns-repeated="3"/>
          <table:table-cell office:value-type="float" office:value="100.101896119136" calcext:value-type="float">
            <text:p>100.101896119136</text:p>
          </table:table-cell>
          <table:table-cell/>
          <table:table-cell office:value-type="float" office:value="-2.49535774805928" calcext:value-type="float">
            <text:p>-2.49535774805928</text:p>
          </table:table-cell>
          <table:table-cell/>
          <table:table-cell office:value-type="float" office:value="45302" calcext:value-type="float">
            <text:p>45302</text:p>
          </table:table-cell>
          <table:table-cell table:number-columns-repeated="3"/>
          <table:table-cell office:value-type="float" office:value="7.6048322362297" calcext:value-type="float">
            <text:p>7.6048322362297</text:p>
          </table:table-cell>
          <table:table-cell office:value-type="float" office:value="100.088548975594" calcext:value-type="float">
            <text:p>100.088548975594</text:p>
          </table:table-cell>
          <table:table-cell office:value-type="float" office:value="71.5691384621716" calcext:value-type="float">
            <text:p>71.5691384621716</text:p>
          </table:table-cell>
          <table:table-cell table:number-columns-repeated="2"/>
          <table:table-cell office:value-type="float" office:value="6991" calcext:value-type="float">
            <text:p>6991</text:p>
          </table:table-cell>
          <table:table-cell office:value-type="float" office:value="44168" calcext:value-type="float">
            <text:p>44168</text:p>
          </table:table-cell>
          <table:table-cell office:value-type="float" office:value="48368" calcext:value-type="float">
            <text:p>48368</text:p>
          </table:table-cell>
        </table:table-row>
        <table:table-row table:style-name="ro1">
          <table:table-cell/>
          <table:table-cell office:value-type="float" office:value="0.48200619249685" calcext:value-type="float">
            <text:p>0.48200619249685</text:p>
          </table:table-cell>
          <table:table-cell/>
          <table:table-cell office:value-type="float" office:value="0.06305378385916" calcext:value-type="float">
            <text:p>0.06305378385916</text:p>
          </table:table-cell>
          <table:table-cell/>
          <table:table-cell office:value-type="float" office:value="2820" calcext:value-type="float">
            <text:p>2820</text:p>
          </table:table-cell>
          <table:table-cell table:number-columns-repeated="3"/>
          <table:table-cell office:value-type="float" office:value="97.8690938675326" calcext:value-type="float">
            <text:p>97.8690938675326</text:p>
          </table:table-cell>
          <table:table-cell/>
          <table:table-cell office:value-type="float" office:value="-6.20830049912942" calcext:value-type="float">
            <text:p>-6.2083004991294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8669244440539" calcext:value-type="float">
            <text:p>9.08669244440539</text:p>
          </table:table-cell>
          <table:table-cell/>
          <table:table-cell office:value-type="float" office:value="0.391291057510003" calcext:value-type="float">
            <text:p>0.391291057510003</text:p>
          </table:table-cell>
          <table:table-cell/>
          <table:table-cell office:value-type="float" office:value="8525" calcext:value-type="float">
            <text:p>8525</text:p>
          </table:table-cell>
          <table:table-cell table:number-columns-repeated="3"/>
          <table:table-cell office:value-type="float" office:value="7.61916756641365" calcext:value-type="float">
            <text:p>7.61916756641365</text:p>
          </table:table-cell>
          <table:table-cell office:value-type="float" office:value="100.088613950347" calcext:value-type="float">
            <text:p>100.088613950347</text:p>
          </table:table-cell>
          <table:table-cell office:value-type="float" office:value="71.5957116613395" calcext:value-type="float">
            <text:p>71.5957116613395</text:p>
          </table:table-cell>
          <table:table-cell table:number-columns-repeated="2"/>
          <table:table-cell office:value-type="float" office:value="6996" calcext:value-type="float">
            <text:p>6996</text:p>
          </table:table-cell>
          <table:table-cell office:value-type="float" office:value="44181" calcext:value-type="float">
            <text:p>44181</text:p>
          </table:table-cell>
          <table:table-cell office:value-type="float" office:value="48374" calcext:value-type="float">
            <text:p>48374</text:p>
          </table:table-cell>
        </table:table-row>
        <table:table-row table:style-name="ro1">
          <table:table-cell/>
          <table:table-cell office:value-type="float" office:value="100.118399118516" calcext:value-type="float">
            <text:p>100.118399118516</text:p>
          </table:table-cell>
          <table:table-cell/>
          <table:table-cell office:value-type="float" office:value="-6.15689282509802" calcext:value-type="float">
            <text:p>-6.15689282509802</text:p>
          </table:table-cell>
          <table:table-cell/>
          <table:table-cell office:value-type="float" office:value="46207" calcext:value-type="float">
            <text:p>46207</text:p>
          </table:table-cell>
          <table:table-cell table:number-columns-repeated="3"/>
          <table:table-cell office:value-type="float" office:value="4.15135285809562" calcext:value-type="float">
            <text:p>4.15135285809562</text:p>
          </table:table-cell>
          <table:table-cell/>
          <table:table-cell office:value-type="float" office:value="0.219679663878667" calcext:value-type="float">
            <text:p>0.219679663878667</text:p>
          </table:table-cell>
          <table:table-cell/>
          <table:table-cell office:value-type="float" office:value="3355" calcext:value-type="float">
            <text:p>3355</text:p>
          </table:table-cell>
          <table:table-cell table:number-columns-repeated="3"/>
          <table:table-cell office:value-type="float" office:value="1.92166261141882" calcext:value-type="float">
            <text:p>1.92166261141882</text:p>
          </table:table-cell>
          <table:table-cell/>
          <table:table-cell office:value-type="float" office:value="-0.22411759385464" calcext:value-type="float">
            <text:p>-0.22411759385464</text:p>
          </table:table-cell>
          <table:table-cell/>
          <table:table-cell office:value-type="float" office:value="1445" calcext:value-type="float">
            <text:p>1445</text:p>
          </table:table-cell>
          <table:table-cell table:number-columns-repeated="3"/>
          <table:table-cell office:value-type="float" office:value="7.63187694466598" calcext:value-type="float">
            <text:p>7.63187694466598</text:p>
          </table:table-cell>
          <table:table-cell office:value-type="float" office:value="100.088616071848" calcext:value-type="float">
            <text:p>100.088616071848</text:p>
          </table:table-cell>
          <table:table-cell office:value-type="float" office:value="71.7342372888621" calcext:value-type="float">
            <text:p>71.734237288862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44185" calcext:value-type="float">
            <text:p>44185</text:p>
          </table:table-cell>
          <table:table-cell office:value-type="float" office:value="48375" calcext:value-type="float">
            <text:p>48375</text:p>
          </table:table-cell>
        </table:table-row>
        <table:table-row table:style-name="ro1">
          <table:table-cell/>
          <table:table-cell office:value-type="float" office:value="100.109158546006" calcext:value-type="float">
            <text:p>100.109158546006</text:p>
          </table:table-cell>
          <table:table-cell/>
          <table:table-cell office:value-type="float" office:value="-5.34635643077438" calcext:value-type="float">
            <text:p>-5.34635643077438</text:p>
          </table:table-cell>
          <table:table-cell/>
          <table:table-cell office:value-type="float" office:value="43850" calcext:value-type="float">
            <text:p>43850</text:p>
          </table:table-cell>
          <table:table-cell table:number-columns-repeated="3"/>
          <table:table-cell office:value-type="float" office:value="100.088710739527" calcext:value-type="float">
            <text:p>100.088710739527</text:p>
          </table:table-cell>
          <table:table-cell/>
          <table:table-cell office:value-type="float" office:value="-3.13179935488985" calcext:value-type="float">
            <text:p>-3.13179935488985</text:p>
          </table:table-cell>
          <table:table-cell/>
          <table:table-cell office:value-type="float" office:value="48395" calcext:value-type="float">
            <text:p>48395</text:p>
          </table:table-cell>
          <table:table-cell table:number-columns-repeated="3"/>
          <table:table-cell office:value-type="float" office:value="100.109515483473" calcext:value-type="float">
            <text:p>100.109515483473</text:p>
          </table:table-cell>
          <table:table-cell/>
          <table:table-cell office:value-type="float" office:value="-3.37821783474114" calcext:value-type="float">
            <text:p>-3.37821783474114</text:p>
          </table:table-cell>
          <table:table-cell/>
          <table:table-cell office:value-type="float" office:value="45208" calcext:value-type="float">
            <text:p>45208</text:p>
          </table:table-cell>
          <table:table-cell table:number-columns-repeated="3"/>
          <table:table-cell office:value-type="float" office:value="7.63401655665193" calcext:value-type="float">
            <text:p>7.63401655665193</text:p>
          </table:table-cell>
          <table:table-cell office:value-type="float" office:value="100.088635611583" calcext:value-type="float">
            <text:p>100.088635611583</text:p>
          </table:table-cell>
          <table:table-cell office:value-type="float" office:value="71.8388816927405" calcext:value-type="float">
            <text:p>71.8388816927405</text:p>
          </table:table-cell>
          <table:table-cell table:number-columns-repeated="2"/>
          <table:table-cell office:value-type="float" office:value="7008" calcext:value-type="float">
            <text:p>7008</text:p>
          </table:table-cell>
          <table:table-cell office:value-type="float" office:value="44198" calcext:value-type="float">
            <text:p>44198</text:p>
          </table:table-cell>
          <table:table-cell office:value-type="float" office:value="48378" calcext:value-type="float">
            <text:p>48378</text:p>
          </table:table-cell>
        </table:table-row>
        <table:table-row table:style-name="ro1">
          <table:table-cell/>
          <table:table-cell office:value-type="float" office:value="100.115522047606" calcext:value-type="float">
            <text:p>100.115522047606</text:p>
          </table:table-cell>
          <table:table-cell/>
          <table:table-cell office:value-type="float" office:value="-5.92830176367055" calcext:value-type="float">
            <text:p>-5.92830176367055</text:p>
          </table:table-cell>
          <table:table-cell/>
          <table:table-cell office:value-type="float" office:value="46196" calcext:value-type="float">
            <text:p>46196</text:p>
          </table:table-cell>
          <table:table-cell table:number-columns-repeated="3"/>
          <table:table-cell office:value-type="float" office:value="91.9956290974168" calcext:value-type="float">
            <text:p>91.9956290974168</text:p>
          </table:table-cell>
          <table:table-cell/>
          <table:table-cell office:value-type="float" office:value="-3.69531777311959" calcext:value-type="float">
            <text:p>-3.6953177731195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6735289973" calcext:value-type="float">
            <text:p>100.116735289973</text:p>
          </table:table-cell>
          <table:table-cell/>
          <table:table-cell office:value-type="float" office:value="3.76765040869674" calcext:value-type="float">
            <text:p>3.76765040869674</text:p>
          </table:table-cell>
          <table:table-cell/>
          <table:table-cell office:value-type="float" office:value="45647" calcext:value-type="float">
            <text:p>45647</text:p>
          </table:table-cell>
          <table:table-cell table:number-columns-repeated="3"/>
          <table:table-cell office:value-type="float" office:value="7.65141836388197" calcext:value-type="float">
            <text:p>7.65141836388197</text:p>
          </table:table-cell>
          <table:table-cell office:value-type="float" office:value="100.088715914372" calcext:value-type="float">
            <text:p>100.088715914372</text:p>
          </table:table-cell>
          <table:table-cell office:value-type="float" office:value="72.2895209599604" calcext:value-type="float">
            <text:p>72.2895209599604</text:p>
          </table:table-cell>
          <table:table-cell table:number-columns-repeated="2"/>
          <table:table-cell office:value-type="float" office:value="7019" calcext:value-type="float">
            <text:p>7019</text:p>
          </table:table-cell>
          <table:table-cell office:value-type="float" office:value="44220" calcext:value-type="float">
            <text:p>44220</text:p>
          </table:table-cell>
          <table:table-cell office:value-type="float" office:value="48395" calcext:value-type="float">
            <text:p>48395</text:p>
          </table:table-cell>
        </table:table-row>
        <table:table-row table:style-name="ro1">
          <table:table-cell/>
          <table:table-cell office:value-type="float" office:value="100.104907603816" calcext:value-type="float">
            <text:p>100.104907603816</text:p>
          </table:table-cell>
          <table:table-cell/>
          <table:table-cell office:value-type="float" office:value="-4.71767410979054" calcext:value-type="float">
            <text:p>-4.71767410979054</text:p>
          </table:table-cell>
          <table:table-cell/>
          <table:table-cell office:value-type="float" office:value="45962" calcext:value-type="float">
            <text:p>45962</text:p>
          </table:table-cell>
          <table:table-cell table:number-columns-repeated="3"/>
          <table:table-cell office:value-type="float" office:value="6.65036379102413" calcext:value-type="float">
            <text:p>6.65036379102413</text:p>
          </table:table-cell>
          <table:table-cell/>
          <table:table-cell office:value-type="float" office:value="-0.0908992262782288" calcext:value-type="float">
            <text:p>-0.090899226278229</text:p>
          </table:table-cell>
          <table:table-cell/>
          <table:table-cell office:value-type="float" office:value="6058" calcext:value-type="float">
            <text:p>6058</text:p>
          </table:table-cell>
          <table:table-cell table:number-columns-repeated="3"/>
          <table:table-cell office:value-type="float" office:value="100.099465124524" calcext:value-type="float">
            <text:p>100.099465124524</text:p>
          </table:table-cell>
          <table:table-cell/>
          <table:table-cell office:value-type="float" office:value="8.83444553080451" calcext:value-type="float">
            <text:p>8.83444553080451</text:p>
          </table:table-cell>
          <table:table-cell/>
          <table:table-cell office:value-type="float" office:value="46970" calcext:value-type="float">
            <text:p>46970</text:p>
          </table:table-cell>
          <table:table-cell table:number-columns-repeated="3"/>
          <table:table-cell office:value-type="float" office:value="7.67691709035616" calcext:value-type="float">
            <text:p>7.67691709035616</text:p>
          </table:table-cell>
          <table:table-cell office:value-type="float" office:value="100.088734449045" calcext:value-type="float">
            <text:p>100.088734449045</text:p>
          </table:table-cell>
          <table:table-cell office:value-type="float" office:value="74.2845665668246" calcext:value-type="float">
            <text:p>74.2845665668246</text:p>
          </table:table-cell>
          <table:table-cell table:number-columns-repeated="2"/>
          <table:table-cell office:value-type="float" office:value="7034" calcext:value-type="float">
            <text:p>7034</text:p>
          </table:table-cell>
          <table:table-cell office:value-type="float" office:value="44225" calcext:value-type="float">
            <text:p>44225</text:p>
          </table:table-cell>
          <table:table-cell office:value-type="float" office:value="48401" calcext:value-type="float">
            <text:p>48401</text:p>
          </table:table-cell>
        </table:table-row>
        <table:table-row table:style-name="ro1">
          <table:table-cell/>
          <table:table-cell office:value-type="float" office:value="100.107195293427" calcext:value-type="float">
            <text:p>100.107195293427</text:p>
          </table:table-cell>
          <table:table-cell/>
          <table:table-cell office:value-type="float" office:value="-6.29597618954616" calcext:value-type="float">
            <text:p>-6.29597618954616</text:p>
          </table:table-cell>
          <table:table-cell/>
          <table:table-cell office:value-type="float" office:value="46147" calcext:value-type="float">
            <text:p>46147</text:p>
          </table:table-cell>
          <table:table-cell table:number-columns-repeated="3"/>
          <table:table-cell office:value-type="float" office:value="89.8760763160615" calcext:value-type="float">
            <text:p>89.8760763160615</text:p>
          </table:table-cell>
          <table:table-cell/>
          <table:table-cell office:value-type="float" office:value="-1.99772546452866" calcext:value-type="float">
            <text:p>-1.9977254645286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2789532086189" calcext:value-type="float">
            <text:p>7.2789532086189</text:p>
          </table:table-cell>
          <table:table-cell/>
          <table:table-cell office:value-type="float" office:value="0.217210213236163" calcext:value-type="float">
            <text:p>0.217210213236163</text:p>
          </table:table-cell>
          <table:table-cell/>
          <table:table-cell office:value-type="float" office:value="6348" calcext:value-type="float">
            <text:p>6348</text:p>
          </table:table-cell>
          <table:table-cell table:number-columns-repeated="3"/>
          <table:table-cell office:value-type="float" office:value="7.68194753188991" calcext:value-type="float">
            <text:p>7.68194753188991</text:p>
          </table:table-cell>
          <table:table-cell office:value-type="float" office:value="100.089129058412" calcext:value-type="float">
            <text:p>100.089129058412</text:p>
          </table:table-cell>
          <table:table-cell office:value-type="float" office:value="74.6243898920803" calcext:value-type="float">
            <text:p>74.6243898920803</text:p>
          </table:table-cell>
          <table:table-cell table:number-columns-repeated="2"/>
          <table:table-cell office:value-type="float" office:value="7048" calcext:value-type="float">
            <text:p>7048</text:p>
          </table:table-cell>
          <table:table-cell office:value-type="float" office:value="44234" calcext:value-type="float">
            <text:p>44234</text:p>
          </table:table-cell>
          <table:table-cell office:value-type="float" office:value="48421" calcext:value-type="float">
            <text:p>48421</text:p>
          </table:table-cell>
        </table:table-row>
        <table:table-row table:style-name="ro1">
          <table:table-cell/>
          <table:table-cell office:value-type="float" office:value="8.12640766198651" calcext:value-type="float">
            <text:p>8.12640766198651</text:p>
          </table:table-cell>
          <table:table-cell/>
          <table:table-cell office:value-type="float" office:value="-0.354889636339405" calcext:value-type="float">
            <text:p>-0.354889636339405</text:p>
          </table:table-cell>
          <table:table-cell/>
          <table:table-cell office:value-type="float" office:value="6345" calcext:value-type="float">
            <text:p>6345</text:p>
          </table:table-cell>
          <table:table-cell table:number-columns-repeated="3"/>
          <table:table-cell office:value-type="float" office:value="1.90756159413752" calcext:value-type="float">
            <text:p>1.90756159413752</text:p>
          </table:table-cell>
          <table:table-cell/>
          <table:table-cell office:value-type="float" office:value="-0.187861688635939" calcext:value-type="float">
            <text:p>-0.187861688635939</text:p>
          </table:table-cell>
          <table:table-cell/>
          <table:table-cell office:value-type="float" office:value="1828" calcext:value-type="float">
            <text:p>1828</text:p>
          </table:table-cell>
          <table:table-cell table:number-columns-repeated="3"/>
          <table:table-cell office:value-type="float" office:value="1.89819579292587" calcext:value-type="float">
            <text:p>1.89819579292587</text:p>
          </table:table-cell>
          <table:table-cell/>
          <table:table-cell office:value-type="float" office:value="0.0454065842683052" calcext:value-type="float">
            <text:p>0.045406584268305</text:p>
          </table:table-cell>
          <table:table-cell/>
          <table:table-cell office:value-type="float" office:value="1898" calcext:value-type="float">
            <text:p>1898</text:p>
          </table:table-cell>
          <table:table-cell table:number-columns-repeated="3"/>
          <table:table-cell office:value-type="float" office:value="7.72990556351719" calcext:value-type="float">
            <text:p>7.72990556351719</text:p>
          </table:table-cell>
          <table:table-cell office:value-type="float" office:value="100.089482577754" calcext:value-type="float">
            <text:p>100.089482577754</text:p>
          </table:table-cell>
          <table:table-cell office:value-type="float" office:value="76.8576775604445" calcext:value-type="float">
            <text:p>76.8576775604445</text:p>
          </table:table-cell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44245" calcext:value-type="float">
            <text:p>44245</text:p>
          </table:table-cell>
          <table:table-cell office:value-type="float" office:value="48424" calcext:value-type="float">
            <text:p>48424</text:p>
          </table:table-cell>
        </table:table-row>
        <table:table-row table:style-name="ro1">
          <table:table-cell/>
          <table:table-cell office:value-type="float" office:value="2.92834291537078" calcext:value-type="float">
            <text:p>2.92834291537078</text:p>
          </table:table-cell>
          <table:table-cell/>
          <table:table-cell office:value-type="float" office:value="0.0823121526633767" calcext:value-type="float">
            <text:p>0.082312152663377</text:p>
          </table:table-cell>
          <table:table-cell/>
          <table:table-cell office:value-type="float" office:value="2094" calcext:value-type="float">
            <text:p>2094</text:p>
          </table:table-cell>
          <table:table-cell table:number-columns-repeated="3"/>
          <table:table-cell office:value-type="float" office:value="100.082409420091" calcext:value-type="float">
            <text:p>100.082409420091</text:p>
          </table:table-cell>
          <table:table-cell/>
          <table:table-cell office:value-type="float" office:value="-2.01760015266477" calcext:value-type="float">
            <text:p>-2.01760015266477</text:p>
          </table:table-cell>
          <table:table-cell/>
          <table:table-cell office:value-type="float" office:value="48121" calcext:value-type="float">
            <text:p>48121</text:p>
          </table:table-cell>
          <table:table-cell table:number-columns-repeated="3"/>
          <table:table-cell office:value-type="float" office:value="5.27391634651913" calcext:value-type="float">
            <text:p>5.27391634651913</text:p>
          </table:table-cell>
          <table:table-cell/>
          <table:table-cell office:value-type="float" office:value="0.0397648623912666" calcext:value-type="float">
            <text:p>0.039764862391267</text:p>
          </table:table-cell>
          <table:table-cell/>
          <table:table-cell office:value-type="float" office:value="4279" calcext:value-type="float">
            <text:p>4279</text:p>
          </table:table-cell>
          <table:table-cell table:number-columns-repeated="3"/>
          <table:table-cell office:value-type="float" office:value="7.76272941019014" calcext:value-type="float">
            <text:p>7.76272941019014</text:p>
          </table:table-cell>
          <table:table-cell office:value-type="float" office:value="100.089508010024" calcext:value-type="float">
            <text:p>100.089508010024</text:p>
          </table:table-cell>
          <table:table-cell office:value-type="float" office:value="77.1034695091303" calcext:value-type="float">
            <text:p>77.1034695091303</text:p>
          </table:table-cell>
          <table:table-cell table:number-columns-repeated="2"/>
          <table:table-cell office:value-type="float" office:value="7055" calcext:value-type="float">
            <text:p>7055</text:p>
          </table:table-cell>
          <table:table-cell office:value-type="float" office:value="44246" calcext:value-type="float">
            <text:p>44246</text:p>
          </table:table-cell>
          <table:table-cell office:value-type="float" office:value="48438" calcext:value-type="float">
            <text:p>48438</text:p>
          </table:table-cell>
        </table:table-row>
        <table:table-row table:style-name="ro1">
          <table:table-cell/>
          <table:table-cell office:value-type="float" office:value="2.14026949338673" calcext:value-type="float">
            <text:p>2.14026949338673</text:p>
          </table:table-cell>
          <table:table-cell/>
          <table:table-cell office:value-type="float" office:value="-0.0219007809309687" calcext:value-type="float">
            <text:p>-0.021900780930969</text:p>
          </table:table-cell>
          <table:table-cell/>
          <table:table-cell office:value-type="float" office:value="1805" calcext:value-type="float">
            <text:p>1805</text:p>
          </table:table-cell>
          <table:table-cell table:number-columns-repeated="3"/>
          <table:table-cell office:value-type="float" office:value="2.72944959460375" calcext:value-type="float">
            <text:p>2.72944959460375</text:p>
          </table:table-cell>
          <table:table-cell/>
          <table:table-cell office:value-type="float" office:value="-0.21791769610899" calcext:value-type="float">
            <text:p>-0.21791769610899</text:p>
          </table:table-cell>
          <table:table-cell/>
          <table:table-cell office:value-type="float" office:value="2203" calcext:value-type="float">
            <text:p>2203</text:p>
          </table:table-cell>
          <table:table-cell table:number-columns-repeated="3"/>
          <table:table-cell office:value-type="float" office:value="2.07943404125394" calcext:value-type="float">
            <text:p>2.07943404125394</text:p>
          </table:table-cell>
          <table:table-cell/>
          <table:table-cell office:value-type="float" office:value="0.373229131886063" calcext:value-type="float">
            <text:p>0.373229131886063</text:p>
          </table:table-cell>
          <table:table-cell/>
          <table:table-cell office:value-type="float" office:value="1586" calcext:value-type="float">
            <text:p>1586</text:p>
          </table:table-cell>
          <table:table-cell table:number-columns-repeated="3"/>
          <table:table-cell office:value-type="float" office:value="7.77484512532669" calcext:value-type="float">
            <text:p>7.77484512532669</text:p>
          </table:table-cell>
          <table:table-cell office:value-type="float" office:value="100.089701452145" calcext:value-type="float">
            <text:p>100.089701452145</text:p>
          </table:table-cell>
          <table:table-cell office:value-type="float" office:value="78.1031274153788" calcext:value-type="float">
            <text:p>78.1031274153788</text:p>
          </table:table-cell>
          <table:table-cell table:number-columns-repeated="2"/>
          <table:table-cell office:value-type="float" office:value="7095" calcext:value-type="float">
            <text:p>7095</text:p>
          </table:table-cell>
          <table:table-cell office:value-type="float" office:value="44248" calcext:value-type="float">
            <text:p>44248</text:p>
          </table:table-cell>
          <table:table-cell office:value-type="float" office:value="48442" calcext:value-type="float">
            <text:p>48442</text:p>
          </table:table-cell>
        </table:table-row>
        <table:table-row table:style-name="ro1">
          <table:table-cell/>
          <table:table-cell office:value-type="float" office:value="100.090010585018" calcext:value-type="float">
            <text:p>100.090010585018</text:p>
          </table:table-cell>
          <table:table-cell/>
          <table:table-cell office:value-type="float" office:value="-1.50837519288198" calcext:value-type="float">
            <text:p>-1.50837519288198</text:p>
          </table:table-cell>
          <table:table-cell/>
          <table:table-cell office:value-type="float" office:value="46494" calcext:value-type="float">
            <text:p>46494</text:p>
          </table:table-cell>
          <table:table-cell table:number-columns-repeated="3"/>
          <table:table-cell office:value-type="float" office:value="8.16658271128018" calcext:value-type="float">
            <text:p>8.16658271128018</text:p>
          </table:table-cell>
          <table:table-cell/>
          <table:table-cell office:value-type="float" office:value="-0.358836820553683" calcext:value-type="float">
            <text:p>-0.358836820553683</text:p>
          </table:table-cell>
          <table:table-cell/>
          <table:table-cell office:value-type="float" office:value="13040" calcext:value-type="float">
            <text:p>13040</text:p>
          </table:table-cell>
          <table:table-cell table:number-columns-repeated="3"/>
          <table:table-cell office:value-type="float" office:value="100.113204282867" calcext:value-type="float">
            <text:p>100.113204282867</text:p>
          </table:table-cell>
          <table:table-cell/>
          <table:table-cell office:value-type="float" office:value="2.77440421717792" calcext:value-type="float">
            <text:p>2.77440421717792</text:p>
          </table:table-cell>
          <table:table-cell/>
          <table:table-cell office:value-type="float" office:value="44143" calcext:value-type="float">
            <text:p>44143</text:p>
          </table:table-cell>
          <table:table-cell table:number-columns-repeated="3"/>
          <table:table-cell office:value-type="float" office:value="7.77894008769242" calcext:value-type="float">
            <text:p>7.77894008769242</text:p>
          </table:table-cell>
          <table:table-cell office:value-type="float" office:value="100.08978942818" calcext:value-type="float">
            <text:p>100.08978942818</text:p>
          </table:table-cell>
          <table:table-cell office:value-type="float" office:value="78.2697982045287" calcext:value-type="float">
            <text:p>78.2697982045287</text:p>
          </table:table-cell>
          <table:table-cell table:number-columns-repeated="2"/>
          <table:table-cell office:value-type="float" office:value="7101" calcext:value-type="float">
            <text:p>7101</text:p>
          </table:table-cell>
          <table:table-cell office:value-type="float" office:value="44260" calcext:value-type="float">
            <text:p>44260</text:p>
          </table:table-cell>
          <table:table-cell office:value-type="float" office:value="48445" calcext:value-type="float">
            <text:p>48445</text:p>
          </table:table-cell>
        </table:table-row>
        <table:table-row table:style-name="ro1">
          <table:table-cell/>
          <table:table-cell office:value-type="float" office:value="1.99704383235893" calcext:value-type="float">
            <text:p>1.99704383235893</text:p>
          </table:table-cell>
          <table:table-cell/>
          <table:table-cell office:value-type="float" office:value="-0.0188450178624048" calcext:value-type="float">
            <text:p>-0.018845017862405</text:p>
          </table:table-cell>
          <table:table-cell/>
          <table:table-cell office:value-type="float" office:value="1387" calcext:value-type="float">
            <text:p>1387</text:p>
          </table:table-cell>
          <table:table-cell table:number-columns-repeated="3"/>
          <table:table-cell office:value-type="float" office:value="100.08049357443" calcext:value-type="float">
            <text:p>100.08049357443</text:p>
          </table:table-cell>
          <table:table-cell/>
          <table:table-cell office:value-type="float" office:value="-1.27165194166356" calcext:value-type="float">
            <text:p>-1.27165194166356</text:p>
          </table:table-cell>
          <table:table-cell/>
          <table:table-cell office:value-type="float" office:value="47363" calcext:value-type="float">
            <text:p>47363</text:p>
          </table:table-cell>
          <table:table-cell table:number-columns-repeated="3"/>
          <table:table-cell office:value-type="float" office:value="100.107244537213" calcext:value-type="float">
            <text:p>100.107244537213</text:p>
          </table:table-cell>
          <table:table-cell/>
          <table:table-cell office:value-type="float" office:value="1.4644717682915" calcext:value-type="float">
            <text:p>1.4644717682915</text:p>
          </table:table-cell>
          <table:table-cell/>
          <table:table-cell office:value-type="float" office:value="45767" calcext:value-type="float">
            <text:p>45767</text:p>
          </table:table-cell>
          <table:table-cell table:number-columns-repeated="3"/>
          <table:table-cell office:value-type="float" office:value="7.85353451453933" calcext:value-type="float">
            <text:p>7.85353451453933</text:p>
          </table:table-cell>
          <table:table-cell office:value-type="float" office:value="100.08987387497" calcext:value-type="float">
            <text:p>100.08987387497</text:p>
          </table:table-cell>
          <table:table-cell office:value-type="float" office:value="78.6948202327653" calcext:value-type="float">
            <text:p>78.6948202327653</text:p>
          </table:table-cell>
          <table:table-cell table:number-columns-repeated="2"/>
          <table:table-cell office:value-type="float" office:value="7159" calcext:value-type="float">
            <text:p>7159</text:p>
          </table:table-cell>
          <table:table-cell office:value-type="float" office:value="44266" calcext:value-type="float">
            <text:p>44266</text:p>
          </table:table-cell>
          <table:table-cell office:value-type="float" office:value="48450" calcext:value-type="float">
            <text:p>48450</text:p>
          </table:table-cell>
        </table:table-row>
        <table:table-row table:style-name="ro1">
          <table:table-cell/>
          <table:table-cell office:value-type="float" office:value="100.118550857803" calcext:value-type="float">
            <text:p>100.118550857803</text:p>
          </table:table-cell>
          <table:table-cell/>
          <table:table-cell office:value-type="float" office:value="-5.53271750658499" calcext:value-type="float">
            <text:p>-5.53271750658499</text:p>
          </table:table-cell>
          <table:table-cell/>
          <table:table-cell office:value-type="float" office:value="46154" calcext:value-type="float">
            <text:p>46154</text:p>
          </table:table-cell>
          <table:table-cell table:number-columns-repeated="3"/>
          <table:table-cell office:value-type="float" office:value="100.082226744262" calcext:value-type="float">
            <text:p>100.082226744262</text:p>
          </table:table-cell>
          <table:table-cell/>
          <table:table-cell office:value-type="float" office:value="-2.58269057767628" calcext:value-type="float">
            <text:p>-2.58269057767628</text:p>
          </table:table-cell>
          <table:table-cell/>
          <table:table-cell office:value-type="float" office:value="49176" calcext:value-type="float">
            <text:p>49176</text:p>
          </table:table-cell>
          <table:table-cell table:number-columns-repeated="3"/>
          <table:table-cell office:value-type="float" office:value="100.102301615818" calcext:value-type="float">
            <text:p>100.102301615818</text:p>
          </table:table-cell>
          <table:table-cell/>
          <table:table-cell office:value-type="float" office:value="-0.098037977236134" calcext:value-type="float">
            <text:p>-0.098037977236134</text:p>
          </table:table-cell>
          <table:table-cell/>
          <table:table-cell office:value-type="float" office:value="45870" calcext:value-type="float">
            <text:p>45870</text:p>
          </table:table-cell>
          <table:table-cell table:number-columns-repeated="3"/>
          <table:table-cell office:value-type="float" office:value="7.86360059742469" calcext:value-type="float">
            <text:p>7.86360059742469</text:p>
          </table:table-cell>
          <table:table-cell office:value-type="float" office:value="100.090010585018" calcext:value-type="float">
            <text:p>100.090010585018</text:p>
          </table:table-cell>
          <table:table-cell office:value-type="float" office:value="78.9694428271852" calcext:value-type="float">
            <text:p>78.9694428271852</text:p>
          </table:table-cell>
          <table:table-cell table:number-columns-repeated="2"/>
          <table:table-cell office:value-type="float" office:value="7168" calcext:value-type="float">
            <text:p>7168</text:p>
          </table:table-cell>
          <table:table-cell office:value-type="float" office:value="44330" calcext:value-type="float">
            <text:p>44330</text:p>
          </table:table-cell>
          <table:table-cell office:value-type="float" office:value="48452" calcext:value-type="float">
            <text:p>48452</text:p>
          </table:table-cell>
        </table:table-row>
        <table:table-row table:style-name="ro1">
          <table:table-cell/>
          <table:table-cell office:value-type="float" office:value="100.103345356166" calcext:value-type="float">
            <text:p>100.103345356166</text:p>
          </table:table-cell>
          <table:table-cell/>
          <table:table-cell office:value-type="float" office:value="-7.10536371392317" calcext:value-type="float">
            <text:p>-7.10536371392317</text:p>
          </table:table-cell>
          <table:table-cell/>
          <table:table-cell office:value-type="float" office:value="45467" calcext:value-type="float">
            <text:p>45467</text:p>
          </table:table-cell>
          <table:table-cell table:number-columns-repeated="3"/>
          <table:table-cell office:value-type="float" office:value="100.084124707308" calcext:value-type="float">
            <text:p>100.084124707308</text:p>
          </table:table-cell>
          <table:table-cell/>
          <table:table-cell office:value-type="float" office:value="-3.96171845429103" calcext:value-type="float">
            <text:p>-3.96171845429103</text:p>
          </table:table-cell>
          <table:table-cell/>
          <table:table-cell office:value-type="float" office:value="48452" calcext:value-type="float">
            <text:p>48452</text:p>
          </table:table-cell>
          <table:table-cell table:number-columns-repeated="3"/>
          <table:table-cell office:value-type="float" office:value="100.10404551107" calcext:value-type="float">
            <text:p>100.10404551107</text:p>
          </table:table-cell>
          <table:table-cell/>
          <table:table-cell office:value-type="float" office:value="-4.6166443844076" calcext:value-type="float">
            <text:p>-4.6166443844076</text:p>
          </table:table-cell>
          <table:table-cell/>
          <table:table-cell office:value-type="float" office:value="46613" calcext:value-type="float">
            <text:p>46613</text:p>
          </table:table-cell>
          <table:table-cell table:number-columns-repeated="3"/>
          <table:table-cell office:value-type="float" office:value="7.93882205927406" calcext:value-type="float">
            <text:p>7.93882205927406</text:p>
          </table:table-cell>
          <table:table-cell office:value-type="float" office:value="100.090032404846" calcext:value-type="float">
            <text:p>100.090032404846</text:p>
          </table:table-cell>
          <table:table-cell office:value-type="float" office:value="79.205325105003" calcext:value-type="float">
            <text:p>79.205325105003</text:p>
          </table:table-cell>
          <table:table-cell table:number-columns-repeated="2"/>
          <table:table-cell office:value-type="float" office:value="7175" calcext:value-type="float">
            <text:p>7175</text:p>
          </table:table-cell>
          <table:table-cell office:value-type="float" office:value="44335" calcext:value-type="float">
            <text:p>44335</text:p>
          </table:table-cell>
          <table:table-cell office:value-type="float" office:value="48464" calcext:value-type="float">
            <text:p>48464</text:p>
          </table:table-cell>
        </table:table-row>
        <table:table-row table:style-name="ro1">
          <table:table-cell/>
          <table:table-cell office:value-type="float" office:value="6.31492201481171" calcext:value-type="float">
            <text:p>6.31492201481171</text:p>
          </table:table-cell>
          <table:table-cell/>
          <table:table-cell office:value-type="float" office:value="-0.351149756751202" calcext:value-type="float">
            <text:p>-0.351149756751202</text:p>
          </table:table-cell>
          <table:table-cell/>
          <table:table-cell office:value-type="float" office:value="4763" calcext:value-type="float">
            <text:p>4763</text:p>
          </table:table-cell>
          <table:table-cell table:number-columns-repeated="3"/>
          <table:table-cell office:value-type="float" office:value="70.6270996055919" calcext:value-type="float">
            <text:p>70.6270996055919</text:p>
          </table:table-cell>
          <table:table-cell/>
          <table:table-cell office:value-type="float" office:value="-0.0165103180516067" calcext:value-type="float">
            <text:p>-0.01651031805160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9512800117" calcext:value-type="float">
            <text:p>100.109512800117</text:p>
          </table:table-cell>
          <table:table-cell/>
          <table:table-cell office:value-type="float" office:value="-2.25716125385937" calcext:value-type="float">
            <text:p>-2.25716125385937</text:p>
          </table:table-cell>
          <table:table-cell/>
          <table:table-cell office:value-type="float" office:value="45296" calcext:value-type="float">
            <text:p>45296</text:p>
          </table:table-cell>
          <table:table-cell table:number-columns-repeated="3"/>
          <table:table-cell office:value-type="float" office:value="7.98485591507552" calcext:value-type="float">
            <text:p>7.98485591507552</text:p>
          </table:table-cell>
          <table:table-cell office:value-type="float" office:value="100.090148788613" calcext:value-type="float">
            <text:p>100.090148788613</text:p>
          </table:table-cell>
          <table:table-cell office:value-type="float" office:value="79.5533935600147" calcext:value-type="float">
            <text:p>79.5533935600147</text:p>
          </table:table-cell>
          <table:table-cell table:number-columns-repeated="2"/>
          <table:table-cell office:value-type="float" office:value="7179" calcext:value-type="float">
            <text:p>7179</text:p>
          </table:table-cell>
          <table:table-cell office:value-type="float" office:value="44354" calcext:value-type="float">
            <text:p>44354</text:p>
          </table:table-cell>
          <table:table-cell office:value-type="float" office:value="48468" calcext:value-type="float">
            <text:p>48468</text:p>
          </table:table-cell>
        </table:table-row>
        <table:table-row table:style-name="ro1">
          <table:table-cell/>
          <table:table-cell office:value-type="float" office:value="100.114195618152" calcext:value-type="float">
            <text:p>100.114195618152</text:p>
          </table:table-cell>
          <table:table-cell/>
          <table:table-cell office:value-type="float" office:value="-5.36881012371885" calcext:value-type="float">
            <text:p>-5.36881012371885</text:p>
          </table:table-cell>
          <table:table-cell/>
          <table:table-cell office:value-type="float" office:value="43765" calcext:value-type="float">
            <text:p>43765</text:p>
          </table:table-cell>
          <table:table-cell table:number-columns-repeated="3"/>
          <table:table-cell office:value-type="float" office:value="5.58645231826613" calcext:value-type="float">
            <text:p>5.58645231826613</text:p>
          </table:table-cell>
          <table:table-cell/>
          <table:table-cell office:value-type="float" office:value="-0.104501399964919" calcext:value-type="float">
            <text:p>-0.10450139996491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644636667498" calcext:value-type="float">
            <text:p>9.0644636667498</text:p>
          </table:table-cell>
          <table:table-cell/>
          <table:table-cell office:value-type="float" office:value="0.266335782034541" calcext:value-type="float">
            <text:p>0.266335782034541</text:p>
          </table:table-cell>
          <table:table-cell/>
          <table:table-cell office:value-type="float" office:value="7927" calcext:value-type="float">
            <text:p>7927</text:p>
          </table:table-cell>
          <table:table-cell table:number-columns-repeated="3"/>
          <table:table-cell office:value-type="float" office:value="7.98579111444936" calcext:value-type="float">
            <text:p>7.98579111444936</text:p>
          </table:table-cell>
          <table:table-cell office:value-type="float" office:value="100.09015892784" calcext:value-type="float">
            <text:p>100.09015892784</text:p>
          </table:table-cell>
          <table:table-cell office:value-type="float" office:value="79.6577294504194" calcext:value-type="float">
            <text:p>79.6577294504194</text:p>
          </table:table-cell>
          <table:table-cell table:number-columns-repeated="2"/>
          <table:table-cell office:value-type="float" office:value="7182" calcext:value-type="float">
            <text:p>7182</text:p>
          </table:table-cell>
          <table:table-cell office:value-type="float" office:value="44357" calcext:value-type="float">
            <text:p>44357</text:p>
          </table:table-cell>
          <table:table-cell office:value-type="float" office:value="48470" calcext:value-type="float">
            <text:p>48470</text:p>
          </table:table-cell>
        </table:table-row>
        <table:table-row table:style-name="ro1">
          <table:table-cell/>
          <table:table-cell office:value-type="float" office:value="100.104508072282" calcext:value-type="float">
            <text:p>100.104508072282</text:p>
          </table:table-cell>
          <table:table-cell/>
          <table:table-cell office:value-type="float" office:value="-6.30333302631665" calcext:value-type="float">
            <text:p>-6.30333302631665</text:p>
          </table:table-cell>
          <table:table-cell/>
          <table:table-cell office:value-type="float" office:value="45627" calcext:value-type="float">
            <text:p>45627</text:p>
          </table:table-cell>
          <table:table-cell table:number-columns-repeated="3"/>
          <table:table-cell office:value-type="float" office:value="89.7388200967541" calcext:value-type="float">
            <text:p>89.7388200967541</text:p>
          </table:table-cell>
          <table:table-cell/>
          <table:table-cell office:value-type="float" office:value="-3.8568877127272" calcext:value-type="float">
            <text:p>-3.856887712727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11270084363058" calcext:value-type="float">
            <text:p>8.11270084363058</text:p>
          </table:table-cell>
          <table:table-cell/>
          <table:table-cell office:value-type="float" office:value="-0.236776857876232" calcext:value-type="float">
            <text:p>-0.236776857876232</text:p>
          </table:table-cell>
          <table:table-cell/>
          <table:table-cell office:value-type="float" office:value="6687" calcext:value-type="float">
            <text:p>6687</text:p>
          </table:table-cell>
          <table:table-cell table:number-columns-repeated="3"/>
          <table:table-cell office:value-type="float" office:value="8.0150814090519" calcext:value-type="float">
            <text:p>8.0150814090519</text:p>
          </table:table-cell>
          <table:table-cell office:value-type="float" office:value="100.090240810731" calcext:value-type="float">
            <text:p>100.090240810731</text:p>
          </table:table-cell>
          <table:table-cell office:value-type="float" office:value="80.4093529570231" calcext:value-type="float">
            <text:p>80.4093529570231</text:p>
          </table:table-cell>
          <table:table-cell table:number-columns-repeated="2"/>
          <table:table-cell office:value-type="float" office:value="7206" calcext:value-type="float">
            <text:p>7206</text:p>
          </table:table-cell>
          <table:table-cell office:value-type="float" office:value="44403" calcext:value-type="float">
            <text:p>44403</text:p>
          </table:table-cell>
          <table:table-cell office:value-type="float" office:value="48473" calcext:value-type="float">
            <text:p>48473</text:p>
          </table:table-cell>
        </table:table-row>
        <table:table-row table:style-name="ro1">
          <table:table-cell/>
          <table:table-cell office:value-type="float" office:value="3.73041407389826" calcext:value-type="float">
            <text:p>3.73041407389826</text:p>
          </table:table-cell>
          <table:table-cell/>
          <table:table-cell office:value-type="float" office:value="-0.240266322378533" calcext:value-type="float">
            <text:p>-0.240266322378533</text:p>
          </table:table-cell>
          <table:table-cell/>
          <table:table-cell office:value-type="float" office:value="3082" calcext:value-type="float">
            <text:p>3082</text:p>
          </table:table-cell>
          <table:table-cell table:number-columns-repeated="3"/>
          <table:table-cell office:value-type="float" office:value="9.01675871065364" calcext:value-type="float">
            <text:p>9.01675871065364</text:p>
          </table:table-cell>
          <table:table-cell/>
          <table:table-cell office:value-type="float" office:value="-0.37860263848617" calcext:value-type="float">
            <text:p>-0.37860263848617</text:p>
          </table:table-cell>
          <table:table-cell/>
          <table:table-cell office:value-type="float" office:value="7366" calcext:value-type="float">
            <text:p>7366</text:p>
          </table:table-cell>
          <table:table-cell table:number-columns-repeated="3"/>
          <table:table-cell office:value-type="float" office:value="0.229563355419948" calcext:value-type="float">
            <text:p>0.229563355419948</text:p>
          </table:table-cell>
          <table:table-cell/>
          <table:table-cell office:value-type="float" office:value="0.0929173448669735" calcext:value-type="float">
            <text:p>0.092917344866974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8.02194913910662" calcext:value-type="float">
            <text:p>8.02194913910662</text:p>
          </table:table-cell>
          <table:table-cell office:value-type="float" office:value="100.090403072378" calcext:value-type="float">
            <text:p>100.090403072378</text:p>
          </table:table-cell>
          <table:table-cell office:value-type="float" office:value="81.0340290706581" calcext:value-type="float">
            <text:p>81.0340290706581</text:p>
          </table:table-cell>
          <table:table-cell table:number-columns-repeated="2"/>
          <table:table-cell office:value-type="float" office:value="7208" calcext:value-type="float">
            <text:p>7208</text:p>
          </table:table-cell>
          <table:table-cell office:value-type="float" office:value="44403" calcext:value-type="float">
            <text:p>44403</text:p>
          </table:table-cell>
          <table:table-cell office:value-type="float" office:value="48474" calcext:value-type="float">
            <text:p>48474</text:p>
          </table:table-cell>
        </table:table-row>
        <table:table-row table:style-name="ro1">
          <table:table-cell/>
          <table:table-cell office:value-type="float" office:value="7.47161169464987" calcext:value-type="float">
            <text:p>7.47161169464987</text:p>
          </table:table-cell>
          <table:table-cell/>
          <table:table-cell office:value-type="float" office:value="-0.937612340890761" calcext:value-type="float">
            <text:p>-0.937612340890761</text:p>
          </table:table-cell>
          <table:table-cell/>
          <table:table-cell office:value-type="float" office:value="6700" calcext:value-type="float">
            <text:p>6700</text:p>
          </table:table-cell>
          <table:table-cell table:number-columns-repeated="3"/>
          <table:table-cell office:value-type="float" office:value="69.7447333981954" calcext:value-type="float">
            <text:p>69.7447333981954</text:p>
          </table:table-cell>
          <table:table-cell/>
          <table:table-cell office:value-type="float" office:value="-2.29492290711098" calcext:value-type="float">
            <text:p>-2.2949229071109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583658359165257" calcext:value-type="float">
            <text:p>0.583658359165257</text:p>
          </table:table-cell>
          <table:table-cell/>
          <table:table-cell office:value-type="float" office:value="0.141300546449366" calcext:value-type="float">
            <text:p>0.141300546449366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3"/>
          <table:table-cell office:value-type="float" office:value="8.05232931385656" calcext:value-type="float">
            <text:p>8.05232931385656</text:p>
          </table:table-cell>
          <table:table-cell office:value-type="float" office:value="100.090424019296" calcext:value-type="float">
            <text:p>100.090424019296</text:p>
          </table:table-cell>
          <table:table-cell office:value-type="float" office:value="81.537693815391" calcext:value-type="float">
            <text:p>81.537693815391</text:p>
          </table:table-cell>
          <table:table-cell table:number-columns-repeated="2"/>
          <table:table-cell office:value-type="float" office:value="7232" calcext:value-type="float">
            <text:p>7232</text:p>
          </table:table-cell>
          <table:table-cell office:value-type="float" office:value="44424" calcext:value-type="float">
            <text:p>44424</text:p>
          </table:table-cell>
          <table:table-cell office:value-type="float" office:value="48478" calcext:value-type="float">
            <text:p>48478</text:p>
          </table:table-cell>
        </table:table-row>
        <table:table-row table:style-name="ro1">
          <table:table-cell/>
          <table:table-cell office:value-type="float" office:value="5.86871029471062" calcext:value-type="float">
            <text:p>5.86871029471062</text:p>
          </table:table-cell>
          <table:table-cell/>
          <table:table-cell office:value-type="float" office:value="0.0549812924599165" calcext:value-type="float">
            <text:p>0.054981292459917</text:p>
          </table:table-cell>
          <table:table-cell/>
          <table:table-cell office:value-type="float" office:value="5709" calcext:value-type="float">
            <text:p>5709</text:p>
          </table:table-cell>
          <table:table-cell table:number-columns-repeated="3"/>
          <table:table-cell office:value-type="float" office:value="1.22236190487336" calcext:value-type="float">
            <text:p>1.22236190487336</text:p>
          </table:table-cell>
          <table:table-cell/>
          <table:table-cell office:value-type="float" office:value="-0.0672673588071054" calcext:value-type="float">
            <text:p>-0.06726735880710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5.7260968997537" calcext:value-type="float">
            <text:p>95.7260968997537</text:p>
          </table:table-cell>
          <table:table-cell/>
          <table:table-cell office:value-type="float" office:value="4.4527615161055" calcext:value-type="float">
            <text:p>4.452761516105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05333958802562" calcext:value-type="float">
            <text:p>8.05333958802562</text:p>
          </table:table-cell>
          <table:table-cell office:value-type="float" office:value="100.090436813708" calcext:value-type="float">
            <text:p>100.090436813708</text:p>
          </table:table-cell>
          <table:table-cell office:value-type="float" office:value="81.7887465020686" calcext:value-type="float">
            <text:p>81.7887465020686</text:p>
          </table:table-cell>
          <table:table-cell table:number-columns-repeated="2"/>
          <table:table-cell office:value-type="float" office:value="7277" calcext:value-type="float">
            <text:p>7277</text:p>
          </table:table-cell>
          <table:table-cell office:value-type="float" office:value="44451" calcext:value-type="float">
            <text:p>44451</text:p>
          </table:table-cell>
          <table:table-cell office:value-type="float" office:value="48493" calcext:value-type="float">
            <text:p>48493</text:p>
          </table:table-cell>
        </table:table-row>
        <table:table-row table:style-name="ro1">
          <table:table-cell/>
          <table:table-cell office:value-type="float" office:value="100.100324033641" calcext:value-type="float">
            <text:p>100.100324033641</text:p>
          </table:table-cell>
          <table:table-cell/>
          <table:table-cell office:value-type="float" office:value="-5.19607426997776" calcext:value-type="float">
            <text:p>-5.19607426997776</text:p>
          </table:table-cell>
          <table:table-cell/>
          <table:table-cell office:value-type="float" office:value="44198" calcext:value-type="float">
            <text:p>44198</text:p>
          </table:table-cell>
          <table:table-cell table:number-columns-repeated="3"/>
          <table:table-cell office:value-type="float" office:value="5.67374001485657" calcext:value-type="float">
            <text:p>5.67374001485657</text:p>
          </table:table-cell>
          <table:table-cell/>
          <table:table-cell office:value-type="float" office:value="-0.335894079047224" calcext:value-type="float">
            <text:p>-0.335894079047224</text:p>
          </table:table-cell>
          <table:table-cell/>
          <table:table-cell office:value-type="float" office:value="6358" calcext:value-type="float">
            <text:p>6358</text:p>
          </table:table-cell>
          <table:table-cell table:number-columns-repeated="3"/>
          <table:table-cell office:value-type="float" office:value="100.10975344397" calcext:value-type="float">
            <text:p>100.10975344397</text:p>
          </table:table-cell>
          <table:table-cell/>
          <table:table-cell office:value-type="float" office:value="-2.58637524246069" calcext:value-type="float">
            <text:p>-2.58637524246069</text:p>
          </table:table-cell>
          <table:table-cell/>
          <table:table-cell office:value-type="float" office:value="45281" calcext:value-type="float">
            <text:p>45281</text:p>
          </table:table-cell>
          <table:table-cell table:number-columns-repeated="3"/>
          <table:table-cell office:value-type="float" office:value="8.05747774077706" calcext:value-type="float">
            <text:p>8.05747774077706</text:p>
          </table:table-cell>
          <table:table-cell office:value-type="float" office:value="100.090520595571" calcext:value-type="float">
            <text:p>100.090520595571</text:p>
          </table:table-cell>
          <table:table-cell office:value-type="float" office:value="81.7895029725497" calcext:value-type="float">
            <text:p>81.7895029725497</text:p>
          </table:table-cell>
          <table:table-cell table:number-columns-repeated="2"/>
          <table:table-cell office:value-type="float" office:value="7358" calcext:value-type="float">
            <text:p>7358</text:p>
          </table:table-cell>
          <table:table-cell office:value-type="float" office:value="44453" calcext:value-type="float">
            <text:p>44453</text:p>
          </table:table-cell>
          <table:table-cell office:value-type="float" office:value="48504" calcext:value-type="float">
            <text:p>48504</text:p>
          </table:table-cell>
        </table:table-row>
        <table:table-row table:style-name="ro1">
          <table:table-cell/>
          <table:table-cell office:value-type="float" office:value="4.71555783729395" calcext:value-type="float">
            <text:p>4.71555783729395</text:p>
          </table:table-cell>
          <table:table-cell/>
          <table:table-cell office:value-type="float" office:value="0.246604675862514" calcext:value-type="float">
            <text:p>0.246604675862514</text:p>
          </table:table-cell>
          <table:table-cell/>
          <table:table-cell office:value-type="float" office:value="4576" calcext:value-type="float">
            <text:p>4576</text:p>
          </table:table-cell>
          <table:table-cell table:number-columns-repeated="3"/>
          <table:table-cell office:value-type="float" office:value="3.17385548386832" calcext:value-type="float">
            <text:p>3.17385548386832</text:p>
          </table:table-cell>
          <table:table-cell/>
          <table:table-cell office:value-type="float" office:value="0.274304809634817" calcext:value-type="float">
            <text:p>0.27430480963481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993703041476379" calcext:value-type="float">
            <text:p>0.993703041476379</text:p>
          </table:table-cell>
          <table:table-cell/>
          <table:table-cell office:value-type="float" office:value="0.0590589313239947" calcext:value-type="float">
            <text:p>0.059058931323995</text:p>
          </table:table-cell>
          <table:table-cell/>
          <table:table-cell office:value-type="float" office:value="4630" calcext:value-type="float">
            <text:p>4630</text:p>
          </table:table-cell>
          <table:table-cell table:number-columns-repeated="3"/>
          <table:table-cell office:value-type="float" office:value="8.06088446402577" calcext:value-type="float">
            <text:p>8.06088446402577</text:p>
          </table:table-cell>
          <table:table-cell office:value-type="float" office:value="100.090700789721" calcext:value-type="float">
            <text:p>100.090700789721</text:p>
          </table:table-cell>
          <table:table-cell office:value-type="float" office:value="81.9357521013757" calcext:value-type="float">
            <text:p>81.9357521013757</text:p>
          </table:table-cell>
          <table:table-cell table:number-columns-repeated="2"/>
          <table:table-cell office:value-type="float" office:value="7380" calcext:value-type="float">
            <text:p>7380</text:p>
          </table:table-cell>
          <table:table-cell office:value-type="float" office:value="44474" calcext:value-type="float">
            <text:p>44474</text:p>
          </table:table-cell>
          <table:table-cell office:value-type="float" office:value="48516" calcext:value-type="float">
            <text:p>48516</text:p>
          </table:table-cell>
        </table:table-row>
        <table:table-row table:style-name="ro1">
          <table:table-cell/>
          <table:table-cell office:value-type="float" office:value="100.101010675479" calcext:value-type="float">
            <text:p>100.101010675479</text:p>
          </table:table-cell>
          <table:table-cell/>
          <table:table-cell office:value-type="float" office:value="-3.09490824254147" calcext:value-type="float">
            <text:p>-3.09490824254147</text:p>
          </table:table-cell>
          <table:table-cell/>
          <table:table-cell office:value-type="float" office:value="44804" calcext:value-type="float">
            <text:p>44804</text:p>
          </table:table-cell>
          <table:table-cell table:number-columns-repeated="3"/>
          <table:table-cell office:value-type="float" office:value="100.078574954927" calcext:value-type="float">
            <text:p>100.078574954927</text:p>
          </table:table-cell>
          <table:table-cell/>
          <table:table-cell office:value-type="float" office:value="-1.93496219777255" calcext:value-type="float">
            <text:p>-1.93496219777255</text:p>
          </table:table-cell>
          <table:table-cell/>
          <table:table-cell office:value-type="float" office:value="49430" calcext:value-type="float">
            <text:p>49430</text:p>
          </table:table-cell>
          <table:table-cell table:number-columns-repeated="3"/>
          <table:table-cell office:value-type="float" office:value="100.117575288741" calcext:value-type="float">
            <text:p>100.117575288741</text:p>
          </table:table-cell>
          <table:table-cell/>
          <table:table-cell office:value-type="float" office:value="-2.46009426730634" calcext:value-type="float">
            <text:p>-2.46009426730634</text:p>
          </table:table-cell>
          <table:table-cell/>
          <table:table-cell office:value-type="float" office:value="46167" calcext:value-type="float">
            <text:p>46167</text:p>
          </table:table-cell>
          <table:table-cell table:number-columns-repeated="3"/>
          <table:table-cell office:value-type="float" office:value="8.08136775023626" calcext:value-type="float">
            <text:p>8.08136775023626</text:p>
          </table:table-cell>
          <table:table-cell office:value-type="float" office:value="100.090791904554" calcext:value-type="float">
            <text:p>100.090791904554</text:p>
          </table:table-cell>
          <table:table-cell office:value-type="float" office:value="82.205935483873" calcext:value-type="float">
            <text:p>82.205935483873</text:p>
          </table:table-cell>
          <table:table-cell table:number-columns-repeated="2"/>
          <table:table-cell office:value-type="float" office:value="7389" calcext:value-type="float">
            <text:p>7389</text:p>
          </table:table-cell>
          <table:table-cell office:value-type="float" office:value="44475" calcext:value-type="float">
            <text:p>44475</text:p>
          </table:table-cell>
          <table:table-cell office:value-type="float" office:value="48525" calcext:value-type="float">
            <text:p>48525</text:p>
          </table:table-cell>
        </table:table-row>
        <table:table-row table:style-name="ro1">
          <table:table-cell/>
          <table:table-cell office:value-type="float" office:value="100.093940793418" calcext:value-type="float">
            <text:p>100.093940793418</text:p>
          </table:table-cell>
          <table:table-cell/>
          <table:table-cell office:value-type="float" office:value="-1.58779988781643" calcext:value-type="float">
            <text:p>-1.58779988781643</text:p>
          </table:table-cell>
          <table:table-cell/>
          <table:table-cell office:value-type="float" office:value="47356" calcext:value-type="float">
            <text:p>47356</text:p>
          </table:table-cell>
          <table:table-cell table:number-columns-repeated="3"/>
          <table:table-cell office:value-type="float" office:value="8.34407244699098" calcext:value-type="float">
            <text:p>8.34407244699098</text:p>
          </table:table-cell>
          <table:table-cell/>
          <table:table-cell office:value-type="float" office:value="-0.358737367034412" calcext:value-type="float">
            <text:p>-0.35873736703441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88413706383056" calcext:value-type="float">
            <text:p>2.88413706383056</text:p>
          </table:table-cell>
          <table:table-cell/>
          <table:table-cell office:value-type="float" office:value="0.268477938216515" calcext:value-type="float">
            <text:p>0.268477938216515</text:p>
          </table:table-cell>
          <table:table-cell/>
          <table:table-cell office:value-type="float" office:value="2760" calcext:value-type="float">
            <text:p>2760</text:p>
          </table:table-cell>
          <table:table-cell table:number-columns-repeated="3"/>
          <table:table-cell office:value-type="float" office:value="8.10987872782349" calcext:value-type="float">
            <text:p>8.10987872782349</text:p>
          </table:table-cell>
          <table:table-cell office:value-type="float" office:value="100.09079672006" calcext:value-type="float">
            <text:p>100.09079672006</text:p>
          </table:table-cell>
          <table:table-cell office:value-type="float" office:value="82.2551459117048" calcext:value-type="float">
            <text:p>82.2551459117048</text:p>
          </table:table-cell>
          <table:table-cell table:number-columns-repeated="2"/>
          <table:table-cell office:value-type="float" office:value="7398" calcext:value-type="float">
            <text:p>7398</text:p>
          </table:table-cell>
          <table:table-cell office:value-type="float" office:value="44496" calcext:value-type="float">
            <text:p>44496</text:p>
          </table:table-cell>
          <table:table-cell office:value-type="float" office:value="48533" calcext:value-type="float">
            <text:p>48533</text:p>
          </table:table-cell>
        </table:table-row>
        <table:table-row table:style-name="ro1">
          <table:table-cell/>
          <table:table-cell office:value-type="float" office:value="3.1171869965739" calcext:value-type="float">
            <text:p>3.1171869965739</text:p>
          </table:table-cell>
          <table:table-cell/>
          <table:table-cell office:value-type="float" office:value="-0.363454854346782" calcext:value-type="float">
            <text:p>-0.363454854346782</text:p>
          </table:table-cell>
          <table:table-cell/>
          <table:table-cell office:value-type="float" office:value="2475" calcext:value-type="float">
            <text:p>2475</text:p>
          </table:table-cell>
          <table:table-cell table:number-columns-repeated="3"/>
          <table:table-cell office:value-type="float" office:value="72.2895209599604" calcext:value-type="float">
            <text:p>72.2895209599604</text:p>
          </table:table-cell>
          <table:table-cell/>
          <table:table-cell office:value-type="float" office:value="-1.74219988224351" calcext:value-type="float">
            <text:p>-1.7421998822435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88827412413831" calcext:value-type="float">
            <text:p>1.88827412413831</text:p>
          </table:table-cell>
          <table:table-cell/>
          <table:table-cell office:value-type="float" office:value="0.188341524791662" calcext:value-type="float">
            <text:p>0.188341524791662</text:p>
          </table:table-cell>
          <table:table-cell/>
          <table:table-cell office:value-type="float" office:value="17670" calcext:value-type="float">
            <text:p>17670</text:p>
          </table:table-cell>
          <table:table-cell table:number-columns-repeated="3"/>
          <table:table-cell office:value-type="float" office:value="8.11270084363058" calcext:value-type="float">
            <text:p>8.11270084363058</text:p>
          </table:table-cell>
          <table:table-cell office:value-type="float" office:value="100.090846166951" calcext:value-type="float">
            <text:p>100.090846166951</text:p>
          </table:table-cell>
          <table:table-cell office:value-type="float" office:value="83.2167504729707" calcext:value-type="float">
            <text:p>83.2167504729707</text:p>
          </table:table-cell>
          <table:table-cell table:number-columns-repeated="2"/>
          <table:table-cell office:value-type="float" office:value="7428" calcext:value-type="float">
            <text:p>7428</text:p>
          </table:table-cell>
          <table:table-cell office:value-type="float" office:value="44498" calcext:value-type="float">
            <text:p>44498</text:p>
          </table:table-cell>
          <table:table-cell office:value-type="float" office:value="48534" calcext:value-type="float">
            <text:p>48534</text:p>
          </table:table-cell>
        </table:table-row>
        <table:table-row table:style-name="ro1">
          <table:table-cell/>
          <table:table-cell office:value-type="float" office:value="2.98821771814976" calcext:value-type="float">
            <text:p>2.98821771814976</text:p>
          </table:table-cell>
          <table:table-cell/>
          <table:table-cell office:value-type="float" office:value="-0.302228510844164" calcext:value-type="float">
            <text:p>-0.302228510844164</text:p>
          </table:table-cell>
          <table:table-cell/>
          <table:table-cell office:value-type="float" office:value="2492" calcext:value-type="float">
            <text:p>2492</text:p>
          </table:table-cell>
          <table:table-cell table:number-columns-repeated="3"/>
          <table:table-cell office:value-type="float" office:value="6.54870174907709" calcext:value-type="float">
            <text:p>6.54870174907709</text:p>
          </table:table-cell>
          <table:table-cell/>
          <table:table-cell office:value-type="float" office:value="0.247167136221503" calcext:value-type="float">
            <text:p>0.24716713622150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5535605395" calcext:value-type="float">
            <text:p>100.115535605395</text:p>
          </table:table-cell>
          <table:table-cell/>
          <table:table-cell office:value-type="float" office:value="2.37049139836124" calcext:value-type="float">
            <text:p>2.37049139836124</text:p>
          </table:table-cell>
          <table:table-cell/>
          <table:table-cell office:value-type="float" office:value="47338" calcext:value-type="float">
            <text:p>47338</text:p>
          </table:table-cell>
          <table:table-cell table:number-columns-repeated="3"/>
          <table:table-cell office:value-type="float" office:value="8.13174316852191" calcext:value-type="float">
            <text:p>8.13174316852191</text:p>
          </table:table-cell>
          <table:table-cell office:value-type="float" office:value="100.090868539255" calcext:value-type="float">
            <text:p>100.090868539255</text:p>
          </table:table-cell>
          <table:table-cell office:value-type="float" office:value="83.6208728765905" calcext:value-type="float">
            <text:p>83.6208728765905</text:p>
          </table:table-cell>
          <table:table-cell table:number-columns-repeated="2"/>
          <table:table-cell office:value-type="float" office:value="7475" calcext:value-type="float">
            <text:p>7475</text:p>
          </table:table-cell>
          <table:table-cell office:value-type="float" office:value="44500" calcext:value-type="float">
            <text:p>44500</text:p>
          </table:table-cell>
          <table:table-cell office:value-type="float" office:value="48536" calcext:value-type="float">
            <text:p>48536</text:p>
          </table:table-cell>
        </table:table-row>
        <table:table-row table:style-name="ro1">
          <table:table-cell/>
          <table:table-cell office:value-type="float" office:value="100.101298341106" calcext:value-type="float">
            <text:p>100.101298341106</text:p>
          </table:table-cell>
          <table:table-cell/>
          <table:table-cell office:value-type="float" office:value="-2.55988855656591" calcext:value-type="float">
            <text:p>-2.55988855656591</text:p>
          </table:table-cell>
          <table:table-cell/>
          <table:table-cell office:value-type="float" office:value="46889" calcext:value-type="float">
            <text:p>46889</text:p>
          </table:table-cell>
          <table:table-cell table:number-columns-repeated="3"/>
          <table:table-cell office:value-type="float" office:value="100.085798647011" calcext:value-type="float">
            <text:p>100.085798647011</text:p>
          </table:table-cell>
          <table:table-cell/>
          <table:table-cell office:value-type="float" office:value="1.63296360231876" calcext:value-type="float">
            <text:p>1.63296360231876</text:p>
          </table:table-cell>
          <table:table-cell/>
          <table:table-cell office:value-type="float" office:value="49414" calcext:value-type="float">
            <text:p>49414</text:p>
          </table:table-cell>
          <table:table-cell table:number-columns-repeated="3"/>
          <table:table-cell office:value-type="float" office:value="8.05232931385656" calcext:value-type="float">
            <text:p>8.05232931385656</text:p>
          </table:table-cell>
          <table:table-cell/>
          <table:table-cell office:value-type="float" office:value="-0.67464161545929" calcext:value-type="float">
            <text:p>-0.67464161545929</text:p>
          </table:table-cell>
          <table:table-cell/>
          <table:table-cell office:value-type="float" office:value="6481" calcext:value-type="float">
            <text:p>6481</text:p>
          </table:table-cell>
          <table:table-cell table:number-columns-repeated="3"/>
          <table:table-cell office:value-type="float" office:value="8.14164876741334" calcext:value-type="float">
            <text:p>8.14164876741334</text:p>
          </table:table-cell>
          <table:table-cell office:value-type="float" office:value="100.090963273959" calcext:value-type="float">
            <text:p>100.090963273959</text:p>
          </table:table-cell>
          <table:table-cell office:value-type="float" office:value="83.8854243293264" calcext:value-type="float">
            <text:p>83.8854243293264</text:p>
          </table:table-cell>
          <table:table-cell table:number-columns-repeated="2"/>
          <table:table-cell office:value-type="float" office:value="7506" calcext:value-type="float">
            <text:p>7506</text:p>
          </table:table-cell>
          <table:table-cell office:value-type="float" office:value="44508" calcext:value-type="float">
            <text:p>44508</text:p>
          </table:table-cell>
          <table:table-cell office:value-type="float" office:value="48549" calcext:value-type="float">
            <text:p>48549</text:p>
          </table:table-cell>
        </table:table-row>
        <table:table-row table:style-name="ro1">
          <table:table-cell/>
          <table:table-cell office:value-type="float" office:value="100.109984090134" calcext:value-type="float">
            <text:p>100.109984090134</text:p>
          </table:table-cell>
          <table:table-cell/>
          <table:table-cell office:value-type="float" office:value="-5.58120778351287" calcext:value-type="float">
            <text:p>-5.58120778351287</text:p>
          </table:table-cell>
          <table:table-cell/>
          <table:table-cell office:value-type="float" office:value="44551" calcext:value-type="float">
            <text:p>44551</text:p>
          </table:table-cell>
          <table:table-cell table:number-columns-repeated="3"/>
          <table:table-cell office:value-type="float" office:value="1.99387457080084" calcext:value-type="float">
            <text:p>1.99387457080084</text:p>
          </table:table-cell>
          <table:table-cell/>
          <table:table-cell office:value-type="float" office:value="-0.0629558544107168" calcext:value-type="float">
            <text:p>-0.062955854410717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3"/>
          <table:table-cell office:value-type="float" office:value="100.110465472362" calcext:value-type="float">
            <text:p>100.110465472362</text:p>
          </table:table-cell>
          <table:table-cell/>
          <table:table-cell office:value-type="float" office:value="-1.4219423868431" calcext:value-type="float">
            <text:p>-1.4219423868431</text:p>
          </table:table-cell>
          <table:table-cell/>
          <table:table-cell office:value-type="float" office:value="44625" calcext:value-type="float">
            <text:p>44625</text:p>
          </table:table-cell>
          <table:table-cell table:number-columns-repeated="3"/>
          <table:table-cell office:value-type="float" office:value="8.1440249869219" calcext:value-type="float">
            <text:p>8.1440249869219</text:p>
          </table:table-cell>
          <table:table-cell office:value-type="float" office:value="100.090999243249" calcext:value-type="float">
            <text:p>100.090999243249</text:p>
          </table:table-cell>
          <table:table-cell office:value-type="float" office:value="83.9007932682563" calcext:value-type="float">
            <text:p>83.9007932682563</text:p>
          </table:table-cell>
          <table:table-cell table:number-columns-repeated="2"/>
          <table:table-cell office:value-type="float" office:value="7512" calcext:value-type="float">
            <text:p>7512</text:p>
          </table:table-cell>
          <table:table-cell office:value-type="float" office:value="44542" calcext:value-type="float">
            <text:p>44542</text:p>
          </table:table-cell>
          <table:table-cell office:value-type="float" office:value="48558" calcext:value-type="float">
            <text:p>48558</text:p>
          </table:table-cell>
        </table:table-row>
        <table:table-row table:style-name="ro1">
          <table:table-cell/>
          <table:table-cell office:value-type="float" office:value="100.094257322729" calcext:value-type="float">
            <text:p>100.094257322729</text:p>
          </table:table-cell>
          <table:table-cell/>
          <table:table-cell office:value-type="float" office:value="-4.99379905549935" calcext:value-type="float">
            <text:p>-4.99379905549935</text:p>
          </table:table-cell>
          <table:table-cell/>
          <table:table-cell office:value-type="float" office:value="45461" calcext:value-type="float">
            <text:p>45461</text:p>
          </table:table-cell>
          <table:table-cell table:number-columns-repeated="3"/>
          <table:table-cell office:value-type="float" office:value="7.41998556369281" calcext:value-type="float">
            <text:p>7.41998556369281</text:p>
          </table:table-cell>
          <table:table-cell/>
          <table:table-cell office:value-type="float" office:value="-0.0868816240508874" calcext:value-type="float">
            <text:p>-0.086881624050888</text:p>
          </table:table-cell>
          <table:table-cell/>
          <table:table-cell office:value-type="float" office:value="8541" calcext:value-type="float">
            <text:p>8541</text:p>
          </table:table-cell>
          <table:table-cell table:number-columns-repeated="3"/>
          <table:table-cell office:value-type="float" office:value="100.101917218665" calcext:value-type="float">
            <text:p>100.101917218665</text:p>
          </table:table-cell>
          <table:table-cell/>
          <table:table-cell office:value-type="float" office:value="0.975510206253909" calcext:value-type="float">
            <text:p>0.975510206253909</text:p>
          </table:table-cell>
          <table:table-cell/>
          <table:table-cell office:value-type="float" office:value="45882" calcext:value-type="float">
            <text:p>45882</text:p>
          </table:table-cell>
          <table:table-cell table:number-columns-repeated="3"/>
          <table:table-cell office:value-type="float" office:value="8.16604561959652" calcext:value-type="float">
            <text:p>8.16604561959652</text:p>
          </table:table-cell>
          <table:table-cell office:value-type="float" office:value="100.091157094276" calcext:value-type="float">
            <text:p>100.091157094276</text:p>
          </table:table-cell>
          <table:table-cell office:value-type="float" office:value="84.0032248948129" calcext:value-type="float">
            <text:p>84.0032248948129</text:p>
          </table:table-cell>
          <table:table-cell table:number-columns-repeated="2"/>
          <table:table-cell office:value-type="float" office:value="7521" calcext:value-type="float">
            <text:p>7521</text:p>
          </table:table-cell>
          <table:table-cell office:value-type="float" office:value="44548" calcext:value-type="float">
            <text:p>44548</text:p>
          </table:table-cell>
          <table:table-cell office:value-type="float" office:value="48560" calcext:value-type="float">
            <text:p>48560</text:p>
          </table:table-cell>
        </table:table-row>
        <table:table-row table:style-name="ro1">
          <table:table-cell/>
          <table:table-cell office:value-type="float" office:value="100.090846166951" calcext:value-type="float">
            <text:p>100.090846166951</text:p>
          </table:table-cell>
          <table:table-cell/>
          <table:table-cell office:value-type="float" office:value="-5.48879466774266" calcext:value-type="float">
            <text:p>-5.48879466774266</text:p>
          </table:table-cell>
          <table:table-cell/>
          <table:table-cell office:value-type="float" office:value="47450" calcext:value-type="float">
            <text:p>47450</text:p>
          </table:table-cell>
          <table:table-cell table:number-columns-repeated="3"/>
          <table:table-cell office:value-type="float" office:value="100.07686989665" calcext:value-type="float">
            <text:p>100.07686989665</text:p>
          </table:table-cell>
          <table:table-cell/>
          <table:table-cell office:value-type="float" office:value="-2.63062323777484" calcext:value-type="float">
            <text:p>-2.63062323777484</text:p>
          </table:table-cell>
          <table:table-cell/>
          <table:table-cell office:value-type="float" office:value="49901" calcext:value-type="float">
            <text:p>49901</text:p>
          </table:table-cell>
          <table:table-cell table:number-columns-repeated="3"/>
          <table:table-cell office:value-type="float" office:value="1.38848234998666" calcext:value-type="float">
            <text:p>1.38848234998666</text:p>
          </table:table-cell>
          <table:table-cell/>
          <table:table-cell office:value-type="float" office:value="-0.125326665805265" calcext:value-type="float">
            <text:p>-0.125326665805265</text:p>
          </table:table-cell>
          <table:table-cell/>
          <table:table-cell office:value-type="float" office:value="2299" calcext:value-type="float">
            <text:p>2299</text:p>
          </table:table-cell>
          <table:table-cell table:number-columns-repeated="3"/>
          <table:table-cell office:value-type="float" office:value="8.18327730510207" calcext:value-type="float">
            <text:p>8.18327730510207</text:p>
          </table:table-cell>
          <table:table-cell office:value-type="float" office:value="100.091345985967" calcext:value-type="float">
            <text:p>100.091345985967</text:p>
          </table:table-cell>
          <table:table-cell office:value-type="float" office:value="84.575043219713" calcext:value-type="float">
            <text:p>84.575043219713</text:p>
          </table:table-cell>
          <table:table-cell table:number-columns-repeated="2"/>
          <table:table-cell office:value-type="float" office:value="7531" calcext:value-type="float">
            <text:p>7531</text:p>
          </table:table-cell>
          <table:table-cell office:value-type="float" office:value="44551" calcext:value-type="float">
            <text:p>44551</text:p>
          </table:table-cell>
          <table:table-cell office:value-type="float" office:value="48583" calcext:value-type="float">
            <text:p>48583</text:p>
          </table:table-cell>
        </table:table-row>
        <table:table-row table:style-name="ro1">
          <table:table-cell/>
          <table:table-cell office:value-type="float" office:value="100.104512563524" calcext:value-type="float">
            <text:p>100.104512563524</text:p>
          </table:table-cell>
          <table:table-cell/>
          <table:table-cell office:value-type="float" office:value="-2.89199174838252" calcext:value-type="float">
            <text:p>-2.89199174838252</text:p>
          </table:table-cell>
          <table:table-cell/>
          <table:table-cell office:value-type="float" office:value="47036" calcext:value-type="float">
            <text:p>47036</text:p>
          </table:table-cell>
          <table:table-cell table:number-columns-repeated="3"/>
          <table:table-cell office:value-type="float" office:value="7.29885914260641" calcext:value-type="float">
            <text:p>7.29885914260641</text:p>
          </table:table-cell>
          <table:table-cell/>
          <table:table-cell office:value-type="float" office:value="0.176814239947713" calcext:value-type="float">
            <text:p>0.176814239947713</text:p>
          </table:table-cell>
          <table:table-cell/>
          <table:table-cell office:value-type="float" office:value="6928" calcext:value-type="float">
            <text:p>6928</text:p>
          </table:table-cell>
          <table:table-cell table:number-columns-repeated="3"/>
          <table:table-cell office:value-type="float" office:value="100.112882223862" calcext:value-type="float">
            <text:p>100.112882223862</text:p>
          </table:table-cell>
          <table:table-cell/>
          <table:table-cell office:value-type="float" office:value="0.406886948851615" calcext:value-type="float">
            <text:p>0.406886948851615</text:p>
          </table:table-cell>
          <table:table-cell/>
          <table:table-cell office:value-type="float" office:value="44709" calcext:value-type="float">
            <text:p>44709</text:p>
          </table:table-cell>
          <table:table-cell table:number-columns-repeated="3"/>
          <table:table-cell office:value-type="float" office:value="8.19076865155874" calcext:value-type="float">
            <text:p>8.19076865155874</text:p>
          </table:table-cell>
          <table:table-cell office:value-type="float" office:value="100.091521817476" calcext:value-type="float">
            <text:p>100.091521817476</text:p>
          </table:table-cell>
          <table:table-cell office:value-type="float" office:value="85.0053698099281" calcext:value-type="float">
            <text:p>85.0053698099281</text:p>
          </table:table-cell>
          <table:table-cell table:number-columns-repeated="2"/>
          <table:table-cell office:value-type="float" office:value="7542" calcext:value-type="float">
            <text:p>7542</text:p>
          </table:table-cell>
          <table:table-cell office:value-type="float" office:value="44564" calcext:value-type="float">
            <text:p>44564</text:p>
          </table:table-cell>
          <table:table-cell office:value-type="float" office:value="48585" calcext:value-type="float">
            <text:p>48585</text:p>
          </table:table-cell>
        </table:table-row>
        <table:table-row table:style-name="ro1">
          <table:table-cell/>
          <table:table-cell office:value-type="float" office:value="6.79100029987882" calcext:value-type="float">
            <text:p>6.79100029987882</text:p>
          </table:table-cell>
          <table:table-cell/>
          <table:table-cell office:value-type="float" office:value="0.192335575744455" calcext:value-type="float">
            <text:p>0.192335575744455</text:p>
          </table:table-cell>
          <table:table-cell/>
          <table:table-cell office:value-type="float" office:value="5585" calcext:value-type="float">
            <text:p>5585</text:p>
          </table:table-cell>
          <table:table-cell table:number-columns-repeated="3"/>
          <table:table-cell office:value-type="float" office:value="100.100933721016" calcext:value-type="float">
            <text:p>100.100933721016</text:p>
          </table:table-cell>
          <table:table-cell/>
          <table:table-cell office:value-type="float" office:value="4.86978551285922" calcext:value-type="float">
            <text:p>4.86978551285922</text:p>
          </table:table-cell>
          <table:table-cell/>
          <table:table-cell office:value-type="float" office:value="46598" calcext:value-type="float">
            <text:p>46598</text:p>
          </table:table-cell>
          <table:table-cell table:number-columns-repeated="3"/>
          <table:table-cell office:value-type="float" office:value="100.111132973189" calcext:value-type="float">
            <text:p>100.111132973189</text:p>
          </table:table-cell>
          <table:table-cell/>
          <table:table-cell office:value-type="float" office:value="0.423433849211356" calcext:value-type="float">
            <text:p>0.423433849211356</text:p>
          </table:table-cell>
          <table:table-cell/>
          <table:table-cell office:value-type="float" office:value="44328" calcext:value-type="float">
            <text:p>44328</text:p>
          </table:table-cell>
          <table:table-cell table:number-columns-repeated="3"/>
          <table:table-cell office:value-type="float" office:value="8.20482678273578" calcext:value-type="float">
            <text:p>8.20482678273578</text:p>
          </table:table-cell>
          <table:table-cell office:value-type="float" office:value="100.091541803459" calcext:value-type="float">
            <text:p>100.091541803459</text:p>
          </table:table-cell>
          <table:table-cell office:value-type="float" office:value="85.560051322268" calcext:value-type="float">
            <text:p>85.560051322268</text:p>
          </table:table-cell>
          <table:table-cell table:number-columns-repeated="2"/>
          <table:table-cell office:value-type="float" office:value="7577" calcext:value-type="float">
            <text:p>7577</text:p>
          </table:table-cell>
          <table:table-cell office:value-type="float" office:value="44614" calcext:value-type="float">
            <text:p>44614</text:p>
          </table:table-cell>
          <table:table-cell office:value-type="float" office:value="48587" calcext:value-type="float">
            <text:p>48587</text:p>
          </table:table-cell>
        </table:table-row>
        <table:table-row table:style-name="ro1">
          <table:table-cell/>
          <table:table-cell office:value-type="float" office:value="100.100161658029" calcext:value-type="float">
            <text:p>100.100161658029</text:p>
          </table:table-cell>
          <table:table-cell/>
          <table:table-cell office:value-type="float" office:value="-1.88179517905221" calcext:value-type="float">
            <text:p>-1.88179517905221</text:p>
          </table:table-cell>
          <table:table-cell/>
          <table:table-cell office:value-type="float" office:value="47937" calcext:value-type="float">
            <text:p>47937</text:p>
          </table:table-cell>
          <table:table-cell table:number-columns-repeated="3"/>
          <table:table-cell office:value-type="float" office:value="-0.163947298656562" calcext:value-type="float">
            <text:p>-0.163947298656562</text:p>
          </table:table-cell>
          <table:table-cell/>
          <table:table-cell office:value-type="float" office:value="0.606652060164137" calcext:value-type="float">
            <text:p>0.606652060164137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1.72229189077052" calcext:value-type="float">
            <text:p>1.72229189077052</text:p>
          </table:table-cell>
          <table:table-cell/>
          <table:table-cell office:value-type="float" office:value="0.387448186913273" calcext:value-type="float">
            <text:p>0.387448186913273</text:p>
          </table:table-cell>
          <table:table-cell/>
          <table:table-cell office:value-type="float" office:value="2098" calcext:value-type="float">
            <text:p>2098</text:p>
          </table:table-cell>
          <table:table-cell table:number-columns-repeated="3"/>
          <table:table-cell office:value-type="float" office:value="8.23029088104629" calcext:value-type="float">
            <text:p>8.23029088104629</text:p>
          </table:table-cell>
          <table:table-cell office:value-type="float" office:value="100.091682051814" calcext:value-type="float">
            <text:p>100.091682051814</text:p>
          </table:table-cell>
          <table:table-cell office:value-type="float" office:value="85.8129278777676" calcext:value-type="float">
            <text:p>85.8129278777676</text:p>
          </table:table-cell>
          <table:table-cell table:number-columns-repeated="2"/>
          <table:table-cell office:value-type="float" office:value="7602" calcext:value-type="float">
            <text:p>7602</text:p>
          </table:table-cell>
          <table:table-cell office:value-type="float" office:value="44615" calcext:value-type="float">
            <text:p>44615</text:p>
          </table:table-cell>
          <table:table-cell office:value-type="float" office:value="48593" calcext:value-type="float">
            <text:p>48593</text:p>
          </table:table-cell>
        </table:table-row>
        <table:table-row table:style-name="ro1">
          <table:table-cell/>
          <table:table-cell office:value-type="float" office:value="100.098109749989" calcext:value-type="float">
            <text:p>100.098109749989</text:p>
          </table:table-cell>
          <table:table-cell/>
          <table:table-cell office:value-type="float" office:value="-3.99447080114256" calcext:value-type="float">
            <text:p>-3.99447080114256</text:p>
          </table:table-cell>
          <table:table-cell/>
          <table:table-cell office:value-type="float" office:value="47505" calcext:value-type="float">
            <text:p>47505</text:p>
          </table:table-cell>
          <table:table-cell table:number-columns-repeated="3"/>
          <table:table-cell office:value-type="float" office:value="100.081113527584" calcext:value-type="float">
            <text:p>100.081113527584</text:p>
          </table:table-cell>
          <table:table-cell/>
          <table:table-cell office:value-type="float" office:value="5.05765906551914" calcext:value-type="float">
            <text:p>5.05765906551914</text:p>
          </table:table-cell>
          <table:table-cell/>
          <table:table-cell office:value-type="float" office:value="47556" calcext:value-type="float">
            <text:p>47556</text:p>
          </table:table-cell>
          <table:table-cell table:number-columns-repeated="3"/>
          <table:table-cell office:value-type="float" office:value="5.971865109579" calcext:value-type="float">
            <text:p>5.971865109579</text:p>
          </table:table-cell>
          <table:table-cell/>
          <table:table-cell office:value-type="float" office:value="0.145139592885739" calcext:value-type="float">
            <text:p>0.145139592885739</text:p>
          </table:table-cell>
          <table:table-cell/>
          <table:table-cell office:value-type="float" office:value="4212" calcext:value-type="float">
            <text:p>4212</text:p>
          </table:table-cell>
          <table:table-cell table:number-columns-repeated="3"/>
          <table:table-cell office:value-type="float" office:value="8.23540566136158" calcext:value-type="float">
            <text:p>8.23540566136158</text:p>
          </table:table-cell>
          <table:table-cell office:value-type="float" office:value="100.091701922811" calcext:value-type="float">
            <text:p>100.091701922811</text:p>
          </table:table-cell>
          <table:table-cell office:value-type="float" office:value="85.8310708539444" calcext:value-type="float">
            <text:p>85.8310708539444</text:p>
          </table:table-cell>
          <table:table-cell table:number-columns-repeated="2"/>
          <table:table-cell office:value-type="float" office:value="7614" calcext:value-type="float">
            <text:p>7614</text:p>
          </table:table-cell>
          <table:table-cell office:value-type="float" office:value="44622" calcext:value-type="float">
            <text:p>44622</text:p>
          </table:table-cell>
          <table:table-cell office:value-type="float" office:value="48594" calcext:value-type="float">
            <text:p>48594</text:p>
          </table:table-cell>
        </table:table-row>
        <table:table-row table:style-name="ro1">
          <table:table-cell/>
          <table:table-cell office:value-type="float" office:value="4.32634344965908" calcext:value-type="float">
            <text:p>4.32634344965908</text:p>
          </table:table-cell>
          <table:table-cell/>
          <table:table-cell office:value-type="float" office:value="-0.815160863710454" calcext:value-type="float">
            <text:p>-0.815160863710454</text:p>
          </table:table-cell>
          <table:table-cell/>
          <table:table-cell office:value-type="float" office:value="3353" calcext:value-type="float">
            <text:p>3353</text:p>
          </table:table-cell>
          <table:table-cell table:number-columns-repeated="3"/>
          <table:table-cell office:value-type="float" office:value="8.0159557415119" calcext:value-type="float">
            <text:p>8.0159557415119</text:p>
          </table:table-cell>
          <table:table-cell/>
          <table:table-cell office:value-type="float" office:value="-0.478914179406922" calcext:value-type="float">
            <text:p>-0.478914179406922</text:p>
          </table:table-cell>
          <table:table-cell/>
          <table:table-cell office:value-type="float" office:value="8679" calcext:value-type="float">
            <text:p>8679</text:p>
          </table:table-cell>
          <table:table-cell table:number-columns-repeated="3"/>
          <table:table-cell office:value-type="float" office:value="100.121433367296" calcext:value-type="float">
            <text:p>100.121433367296</text:p>
          </table:table-cell>
          <table:table-cell/>
          <table:table-cell office:value-type="float" office:value="-0.683165714720053" calcext:value-type="float">
            <text:p>-0.683165714720053</text:p>
          </table:table-cell>
          <table:table-cell/>
          <table:table-cell office:value-type="float" office:value="42739" calcext:value-type="float">
            <text:p>42739</text:p>
          </table:table-cell>
          <table:table-cell table:number-columns-repeated="3"/>
          <table:table-cell office:value-type="float" office:value="8.26228875150429" calcext:value-type="float">
            <text:p>8.26228875150429</text:p>
          </table:table-cell>
          <table:table-cell office:value-type="float" office:value="100.091777044204" calcext:value-type="float">
            <text:p>100.091777044204</text:p>
          </table:table-cell>
          <table:table-cell office:value-type="float" office:value="86.1032909035242" calcext:value-type="float">
            <text:p>86.1032909035242</text:p>
          </table:table-cell>
          <table:table-cell table:number-columns-repeated="2"/>
          <table:table-cell office:value-type="float" office:value="7614" calcext:value-type="float">
            <text:p>7614</text:p>
          </table:table-cell>
          <table:table-cell office:value-type="float" office:value="44635" calcext:value-type="float">
            <text:p>44635</text:p>
          </table:table-cell>
          <table:table-cell office:value-type="float" office:value="48596" calcext:value-type="float">
            <text:p>48596</text:p>
          </table:table-cell>
        </table:table-row>
        <table:table-row table:style-name="ro1">
          <table:table-cell/>
          <table:table-cell office:value-type="float" office:value="100.098278370426" calcext:value-type="float">
            <text:p>100.098278370426</text:p>
          </table:table-cell>
          <table:table-cell/>
          <table:table-cell office:value-type="float" office:value="-4.16147119056823" calcext:value-type="float">
            <text:p>-4.16147119056823</text:p>
          </table:table-cell>
          <table:table-cell/>
          <table:table-cell office:value-type="float" office:value="44168" calcext:value-type="float">
            <text:p>44168</text:p>
          </table:table-cell>
          <table:table-cell table:number-columns-repeated="3"/>
          <table:table-cell office:value-type="float" office:value="92.8702188578911" calcext:value-type="float">
            <text:p>92.8702188578911</text:p>
          </table:table-cell>
          <table:table-cell/>
          <table:table-cell office:value-type="float" office:value="-2.32098200674812" calcext:value-type="float">
            <text:p>-2.3209820067481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9.4906998463424" calcext:value-type="float">
            <text:p>99.4906998463424</text:p>
          </table:table-cell>
          <table:table-cell/>
          <table:table-cell office:value-type="float" office:value="-0.966055382737173" calcext:value-type="float">
            <text:p>-0.96605538273717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28173736262425" calcext:value-type="float">
            <text:p>8.28173736262425</text:p>
          </table:table-cell>
          <table:table-cell office:value-type="float" office:value="100.091857810935" calcext:value-type="float">
            <text:p>100.091857810935</text:p>
          </table:table-cell>
          <table:table-cell office:value-type="float" office:value="86.4204172899269" calcext:value-type="float">
            <text:p>86.4204172899269</text:p>
          </table:table-cell>
          <table:table-cell table:number-columns-repeated="2"/>
          <table:table-cell office:value-type="float" office:value="7671" calcext:value-type="float">
            <text:p>7671</text:p>
          </table:table-cell>
          <table:table-cell office:value-type="float" office:value="44636" calcext:value-type="float">
            <text:p>44636</text:p>
          </table:table-cell>
          <table:table-cell office:value-type="float" office:value="48608" calcext:value-type="float">
            <text:p>48608</text:p>
          </table:table-cell>
        </table:table-row>
        <table:table-row table:style-name="ro1">
          <table:table-cell/>
          <table:table-cell office:value-type="float" office:value="100.095646460792" calcext:value-type="float">
            <text:p>100.095646460792</text:p>
          </table:table-cell>
          <table:table-cell/>
          <table:table-cell office:value-type="float" office:value="-5.09720907972021" calcext:value-type="float">
            <text:p>-5.09720907972021</text:p>
          </table:table-cell>
          <table:table-cell/>
          <table:table-cell office:value-type="float" office:value="48726" calcext:value-type="float">
            <text:p>48726</text:p>
          </table:table-cell>
          <table:table-cell table:number-columns-repeated="3"/>
          <table:table-cell office:value-type="float" office:value="6.58784562061375" calcext:value-type="float">
            <text:p>6.58784562061375</text:p>
          </table:table-cell>
          <table:table-cell/>
          <table:table-cell office:value-type="float" office:value="-0.419632392252643" calcext:value-type="float">
            <text:p>-0.419632392252643</text:p>
          </table:table-cell>
          <table:table-cell/>
          <table:table-cell office:value-type="float" office:value="5618" calcext:value-type="float">
            <text:p>5618</text:p>
          </table:table-cell>
          <table:table-cell table:number-columns-repeated="3"/>
          <table:table-cell office:value-type="float" office:value="100.11144411023" calcext:value-type="float">
            <text:p>100.11144411023</text:p>
          </table:table-cell>
          <table:table-cell/>
          <table:table-cell office:value-type="float" office:value="0.0683931416557022" calcext:value-type="float">
            <text:p>0.068393141655702</text:p>
          </table:table-cell>
          <table:table-cell/>
          <table:table-cell office:value-type="float" office:value="47934" calcext:value-type="float">
            <text:p>47934</text:p>
          </table:table-cell>
          <table:table-cell table:number-columns-repeated="3"/>
          <table:table-cell office:value-type="float" office:value="8.29073507885511" calcext:value-type="float">
            <text:p>8.29073507885511</text:p>
          </table:table-cell>
          <table:table-cell office:value-type="float" office:value="100.091887527114" calcext:value-type="float">
            <text:p>100.091887527114</text:p>
          </table:table-cell>
          <table:table-cell office:value-type="float" office:value="87.3126092308965" calcext:value-type="float">
            <text:p>87.3126092308965</text:p>
          </table:table-cell>
          <table:table-cell table:number-columns-repeated="2"/>
          <table:table-cell office:value-type="float" office:value="7674" calcext:value-type="float">
            <text:p>7674</text:p>
          </table:table-cell>
          <table:table-cell office:value-type="float" office:value="44644" calcext:value-type="float">
            <text:p>44644</text:p>
          </table:table-cell>
          <table:table-cell office:value-type="float" office:value="48610" calcext:value-type="float">
            <text:p>48610</text:p>
          </table:table-cell>
        </table:table-row>
        <table:table-row table:style-name="ro1">
          <table:table-cell/>
          <table:table-cell office:value-type="float" office:value="8.92171139110729" calcext:value-type="float">
            <text:p>8.92171139110729</text:p>
          </table:table-cell>
          <table:table-cell/>
          <table:table-cell office:value-type="float" office:value="-0.70778346232936" calcext:value-type="float">
            <text:p>-0.70778346232936</text:p>
          </table:table-cell>
          <table:table-cell/>
          <table:table-cell office:value-type="float" office:value="7848" calcext:value-type="float">
            <text:p>7848</text:p>
          </table:table-cell>
          <table:table-cell table:number-columns-repeated="3"/>
          <table:table-cell office:value-type="float" office:value="100.083308285741" calcext:value-type="float">
            <text:p>100.083308285741</text:p>
          </table:table-cell>
          <table:table-cell/>
          <table:table-cell office:value-type="float" office:value="-4.63573412764981" calcext:value-type="float">
            <text:p>-4.63573412764981</text:p>
          </table:table-cell>
          <table:table-cell/>
          <table:table-cell office:value-type="float" office:value="48848" calcext:value-type="float">
            <text:p>48848</text:p>
          </table:table-cell>
          <table:table-cell table:number-columns-repeated="3"/>
          <table:table-cell office:value-type="float" office:value="2.41604329613029" calcext:value-type="float">
            <text:p>2.41604329613029</text:p>
          </table:table-cell>
          <table:table-cell/>
          <table:table-cell office:value-type="float" office:value="0.0876082634674691" calcext:value-type="float">
            <text:p>0.087608263467469</text:p>
          </table:table-cell>
          <table:table-cell/>
          <table:table-cell office:value-type="float" office:value="2305" calcext:value-type="float">
            <text:p>2305</text:p>
          </table:table-cell>
          <table:table-cell table:number-columns-repeated="3"/>
          <table:table-cell office:value-type="float" office:value="8.29309442535971" calcext:value-type="float">
            <text:p>8.29309442535971</text:p>
          </table:table-cell>
          <table:table-cell office:value-type="float" office:value="100.091968996468" calcext:value-type="float">
            <text:p>100.091968996468</text:p>
          </table:table-cell>
          <table:table-cell office:value-type="float" office:value="87.364254934088" calcext:value-type="float">
            <text:p>87.364254934088</text:p>
          </table:table-cell>
          <table:table-cell table:number-columns-repeated="2"/>
          <table:table-cell office:value-type="float" office:value="7700" calcext:value-type="float">
            <text:p>7700</text:p>
          </table:table-cell>
          <table:table-cell office:value-type="float" office:value="44651" calcext:value-type="float">
            <text:p>44651</text:p>
          </table:table-cell>
          <table:table-cell office:value-type="float" office:value="48613" calcext:value-type="float">
            <text:p>48613</text:p>
          </table:table-cell>
        </table:table-row>
        <table:table-row table:style-name="ro1">
          <table:table-cell/>
          <table:table-cell office:value-type="float" office:value="100.098822263388" calcext:value-type="float">
            <text:p>100.098822263388</text:p>
          </table:table-cell>
          <table:table-cell/>
          <table:table-cell office:value-type="float" office:value="-6.6352782214244" calcext:value-type="float">
            <text:p>-6.6352782214244</text:p>
          </table:table-cell>
          <table:table-cell/>
          <table:table-cell office:value-type="float" office:value="46942" calcext:value-type="float">
            <text:p>46942</text:p>
          </table:table-cell>
          <table:table-cell table:number-columns-repeated="3"/>
          <table:table-cell office:value-type="float" office:value="63.2263961464538" calcext:value-type="float">
            <text:p>63.2263961464538</text:p>
          </table:table-cell>
          <table:table-cell/>
          <table:table-cell office:value-type="float" office:value="-3.9681450558278" calcext:value-type="float">
            <text:p>-3.968145055827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3964397087" calcext:value-type="float">
            <text:p>100.103964397087</text:p>
          </table:table-cell>
          <table:table-cell/>
          <table:table-cell office:value-type="float" office:value="1.45650968044636" calcext:value-type="float">
            <text:p>1.45650968044636</text:p>
          </table:table-cell>
          <table:table-cell/>
          <table:table-cell office:value-type="float" office:value="46292" calcext:value-type="float">
            <text:p>46292</text:p>
          </table:table-cell>
          <table:table-cell table:number-columns-repeated="3"/>
          <table:table-cell office:value-type="float" office:value="8.29672426034932" calcext:value-type="float">
            <text:p>8.29672426034932</text:p>
          </table:table-cell>
          <table:table-cell office:value-type="float" office:value="100.09206388536" calcext:value-type="float">
            <text:p>100.09206388536</text:p>
          </table:table-cell>
          <table:table-cell office:value-type="float" office:value="87.3670471730877" calcext:value-type="float">
            <text:p>87.3670471730877</text:p>
          </table:table-cell>
          <table:table-cell table:number-columns-repeated="2"/>
          <table:table-cell office:value-type="float" office:value="7707" calcext:value-type="float">
            <text:p>7707</text:p>
          </table:table-cell>
          <table:table-cell office:value-type="float" office:value="44661" calcext:value-type="float">
            <text:p>44661</text:p>
          </table:table-cell>
          <table:table-cell office:value-type="float" office:value="48614" calcext:value-type="float">
            <text:p>48614</text:p>
          </table:table-cell>
        </table:table-row>
        <table:table-row table:style-name="ro1">
          <table:table-cell/>
          <table:table-cell office:value-type="float" office:value="100.102534344534" calcext:value-type="float">
            <text:p>100.102534344534</text:p>
          </table:table-cell>
          <table:table-cell/>
          <table:table-cell office:value-type="float" office:value="-5.49812093899199" calcext:value-type="float">
            <text:p>-5.49812093899199</text:p>
          </table:table-cell>
          <table:table-cell/>
          <table:table-cell office:value-type="float" office:value="45130" calcext:value-type="float">
            <text:p>45130</text:p>
          </table:table-cell>
          <table:table-cell table:number-columns-repeated="3"/>
          <table:table-cell office:value-type="float" office:value="100.094942194801" calcext:value-type="float">
            <text:p>100.094942194801</text:p>
          </table:table-cell>
          <table:table-cell/>
          <table:table-cell office:value-type="float" office:value="4.83233675642685" calcext:value-type="float">
            <text:p>4.83233675642685</text:p>
          </table:table-cell>
          <table:table-cell/>
          <table:table-cell office:value-type="float" office:value="45925" calcext:value-type="float">
            <text:p>45925</text:p>
          </table:table-cell>
          <table:table-cell table:number-columns-repeated="3"/>
          <table:table-cell office:value-type="float" office:value="3.30123386822893" calcext:value-type="float">
            <text:p>3.30123386822893</text:p>
          </table:table-cell>
          <table:table-cell/>
          <table:table-cell office:value-type="float" office:value="0.0947952221273254" calcext:value-type="float">
            <text:p>0.094795222127326</text:p>
          </table:table-cell>
          <table:table-cell/>
          <table:table-cell office:value-type="float" office:value="3031" calcext:value-type="float">
            <text:p>3031</text:p>
          </table:table-cell>
          <table:table-cell table:number-columns-repeated="3"/>
          <table:table-cell office:value-type="float" office:value="8.33519429896144" calcext:value-type="float">
            <text:p>8.33519429896144</text:p>
          </table:table-cell>
          <table:table-cell office:value-type="float" office:value="100.092181514868" calcext:value-type="float">
            <text:p>100.092181514868</text:p>
          </table:table-cell>
          <table:table-cell office:value-type="float" office:value="87.4058286007531" calcext:value-type="float">
            <text:p>87.4058286007531</text:p>
          </table:table-cell>
          <table:table-cell table:number-columns-repeated="2"/>
          <table:table-cell office:value-type="float" office:value="7715" calcext:value-type="float">
            <text:p>7715</text:p>
          </table:table-cell>
          <table:table-cell office:value-type="float" office:value="44664" calcext:value-type="float">
            <text:p>44664</text:p>
          </table:table-cell>
          <table:table-cell office:value-type="float" office:value="48615" calcext:value-type="float">
            <text:p>48615</text:p>
          </table:table-cell>
        </table:table-row>
        <table:table-row table:style-name="ro1">
          <table:table-cell/>
          <table:table-cell office:value-type="float" office:value="1.55379988934144" calcext:value-type="float">
            <text:p>1.55379988934144</text:p>
          </table:table-cell>
          <table:table-cell/>
          <table:table-cell office:value-type="float" office:value="0.164278054204679" calcext:value-type="float">
            <text:p>0.164278054204679</text:p>
          </table:table-cell>
          <table:table-cell/>
          <table:table-cell office:value-type="float" office:value="1831" calcext:value-type="float">
            <text:p>1831</text:p>
          </table:table-cell>
          <table:table-cell table:number-columns-repeated="3"/>
          <table:table-cell office:value-type="float" office:value="0.0460461822456522" calcext:value-type="float">
            <text:p>0.046046182245652</text:p>
          </table:table-cell>
          <table:table-cell/>
          <table:table-cell office:value-type="float" office:value="0.0252104657375841" calcext:value-type="float">
            <text:p>0.02521046573758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70843158055844" calcext:value-type="float">
            <text:p>5.70843158055844</text:p>
          </table:table-cell>
          <table:table-cell/>
          <table:table-cell office:value-type="float" office:value="0.317921999656829" calcext:value-type="float">
            <text:p>0.317921999656829</text:p>
          </table:table-cell>
          <table:table-cell/>
          <table:table-cell office:value-type="float" office:value="4669" calcext:value-type="float">
            <text:p>4669</text:p>
          </table:table-cell>
          <table:table-cell table:number-columns-repeated="3"/>
          <table:table-cell office:value-type="float" office:value="8.3405513022983" calcext:value-type="float">
            <text:p>8.3405513022983</text:p>
          </table:table-cell>
          <table:table-cell office:value-type="float" office:value="100.092195210869" calcext:value-type="float">
            <text:p>100.092195210869</text:p>
          </table:table-cell>
          <table:table-cell office:value-type="float" office:value="87.4175647633443" calcext:value-type="float">
            <text:p>87.4175647633443</text:p>
          </table:table-cell>
          <table:table-cell table:number-columns-repeated="2"/>
          <table:table-cell office:value-type="float" office:value="7739" calcext:value-type="float">
            <text:p>7739</text:p>
          </table:table-cell>
          <table:table-cell office:value-type="float" office:value="44684" calcext:value-type="float">
            <text:p>44684</text:p>
          </table:table-cell>
          <table:table-cell office:value-type="float" office:value="48628" calcext:value-type="float">
            <text:p>48628</text:p>
          </table:table-cell>
        </table:table-row>
        <table:table-row table:style-name="ro1">
          <table:table-cell/>
          <table:table-cell office:value-type="float" office:value="100.098199108971" calcext:value-type="float">
            <text:p>100.098199108971</text:p>
          </table:table-cell>
          <table:table-cell/>
          <table:table-cell office:value-type="float" office:value="-3.92136906892496" calcext:value-type="float">
            <text:p>-3.92136906892496</text:p>
          </table:table-cell>
          <table:table-cell/>
          <table:table-cell office:value-type="float" office:value="46707" calcext:value-type="float">
            <text:p>46707</text:p>
          </table:table-cell>
          <table:table-cell table:number-columns-repeated="3"/>
          <table:table-cell office:value-type="float" office:value="6.76299224570965" calcext:value-type="float">
            <text:p>6.76299224570965</text:p>
          </table:table-cell>
          <table:table-cell/>
          <table:table-cell office:value-type="float" office:value="-0.848871466331579" calcext:value-type="float">
            <text:p>-0.848871466331579</text:p>
          </table:table-cell>
          <table:table-cell/>
          <table:table-cell office:value-type="float" office:value="12610" calcext:value-type="float">
            <text:p>12610</text:p>
          </table:table-cell>
          <table:table-cell table:number-columns-repeated="3"/>
          <table:table-cell office:value-type="float" office:value="100.103513931168" calcext:value-type="float">
            <text:p>100.103513931168</text:p>
          </table:table-cell>
          <table:table-cell/>
          <table:table-cell office:value-type="float" office:value="0.256851642902989" calcext:value-type="float">
            <text:p>0.256851642902989</text:p>
          </table:table-cell>
          <table:table-cell/>
          <table:table-cell office:value-type="float" office:value="44183" calcext:value-type="float">
            <text:p>44183</text:p>
          </table:table-cell>
          <table:table-cell table:number-columns-repeated="3"/>
          <table:table-cell office:value-type="float" office:value="8.37849379889894" calcext:value-type="float">
            <text:p>8.37849379889894</text:p>
          </table:table-cell>
          <table:table-cell office:value-type="float" office:value="100.092215878442" calcext:value-type="float">
            <text:p>100.092215878442</text:p>
          </table:table-cell>
          <table:table-cell office:value-type="float" office:value="87.455317966218" calcext:value-type="float">
            <text:p>87.455317966218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44712" calcext:value-type="float">
            <text:p>44712</text:p>
          </table:table-cell>
          <table:table-cell office:value-type="float" office:value="48630" calcext:value-type="float">
            <text:p>48630</text:p>
          </table:table-cell>
        </table:table-row>
        <table:table-row table:style-name="ro1">
          <table:table-cell/>
          <table:table-cell office:value-type="float" office:value="3.37137709546672" calcext:value-type="float">
            <text:p>3.37137709546672</text:p>
          </table:table-cell>
          <table:table-cell/>
          <table:table-cell office:value-type="float" office:value="0.196643330663564" calcext:value-type="float">
            <text:p>0.196643330663564</text:p>
          </table:table-cell>
          <table:table-cell/>
          <table:table-cell office:value-type="float" office:value="3264" calcext:value-type="float">
            <text:p>3264</text:p>
          </table:table-cell>
          <table:table-cell table:number-columns-repeated="3"/>
          <table:table-cell office:value-type="float" office:value="3.65670526067435" calcext:value-type="float">
            <text:p>3.65670526067435</text:p>
          </table:table-cell>
          <table:table-cell/>
          <table:table-cell office:value-type="float" office:value="-0.102503923785207" calcext:value-type="float">
            <text:p>-0.102503923785207</text:p>
          </table:table-cell>
          <table:table-cell/>
          <table:table-cell office:value-type="float" office:value="2581" calcext:value-type="float">
            <text:p>2581</text:p>
          </table:table-cell>
          <table:table-cell table:number-columns-repeated="3"/>
          <table:table-cell office:value-type="float" office:value="2.04434358290555" calcext:value-type="float">
            <text:p>2.04434358290555</text:p>
          </table:table-cell>
          <table:table-cell/>
          <table:table-cell office:value-type="float" office:value="0.22571413235255" calcext:value-type="float">
            <text:p>0.22571413235255</text:p>
          </table:table-cell>
          <table:table-cell/>
          <table:table-cell office:value-type="float" office:value="2401" calcext:value-type="float">
            <text:p>2401</text:p>
          </table:table-cell>
          <table:table-cell table:number-columns-repeated="3"/>
          <table:table-cell office:value-type="float" office:value="8.3849506344978" calcext:value-type="float">
            <text:p>8.3849506344978</text:p>
          </table:table-cell>
          <table:table-cell office:value-type="float" office:value="100.092267611368" calcext:value-type="float">
            <text:p>100.092267611368</text:p>
          </table:table-cell>
          <table:table-cell office:value-type="float" office:value="87.5041975915791" calcext:value-type="float">
            <text:p>87.5041975915791</text:p>
          </table:table-cell>
          <table:table-cell table:number-columns-repeated="2"/>
          <table:table-cell office:value-type="float" office:value="7793" calcext:value-type="float">
            <text:p>7793</text:p>
          </table:table-cell>
          <table:table-cell office:value-type="float" office:value="44714" calcext:value-type="float">
            <text:p>44714</text:p>
          </table:table-cell>
          <table:table-cell office:value-type="float" office:value="48630" calcext:value-type="float">
            <text:p>48630</text:p>
          </table:table-cell>
        </table:table-row>
        <table:table-row table:style-name="ro1">
          <table:table-cell/>
          <table:table-cell office:value-type="float" office:value="0.179223330609039" calcext:value-type="float">
            <text:p>0.179223330609039</text:p>
          </table:table-cell>
          <table:table-cell/>
          <table:table-cell office:value-type="float" office:value="0.0734645395763407" calcext:value-type="float">
            <text:p>0.073464539576341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100.087034701377" calcext:value-type="float">
            <text:p>100.087034701377</text:p>
          </table:table-cell>
          <table:table-cell/>
          <table:table-cell office:value-type="float" office:value="5.42980066161142" calcext:value-type="float">
            <text:p>5.42980066161142</text:p>
          </table:table-cell>
          <table:table-cell/>
          <table:table-cell office:value-type="float" office:value="48004" calcext:value-type="float">
            <text:p>48004</text:p>
          </table:table-cell>
          <table:table-cell table:number-columns-repeated="3"/>
          <table:table-cell office:value-type="float" office:value="100.10968574985" calcext:value-type="float">
            <text:p>100.10968574985</text:p>
          </table:table-cell>
          <table:table-cell/>
          <table:table-cell office:value-type="float" office:value="4.82132678091175" calcext:value-type="float">
            <text:p>4.82132678091175</text:p>
          </table:table-cell>
          <table:table-cell/>
          <table:table-cell office:value-type="float" office:value="46306" calcext:value-type="float">
            <text:p>46306</text:p>
          </table:table-cell>
          <table:table-cell table:number-columns-repeated="3"/>
          <table:table-cell office:value-type="float" office:value="8.38540836373549" calcext:value-type="float">
            <text:p>8.38540836373549</text:p>
          </table:table-cell>
          <table:table-cell office:value-type="float" office:value="100.092268283503" calcext:value-type="float">
            <text:p>100.092268283503</text:p>
          </table:table-cell>
          <table:table-cell office:value-type="float" office:value="87.5159454450913" calcext:value-type="float">
            <text:p>87.5159454450913</text:p>
          </table:table-cell>
          <table:table-cell table:number-columns-repeated="2"/>
          <table:table-cell office:value-type="float" office:value="7834" calcext:value-type="float">
            <text:p>7834</text:p>
          </table:table-cell>
          <table:table-cell office:value-type="float" office:value="44746" calcext:value-type="float">
            <text:p>44746</text:p>
          </table:table-cell>
          <table:table-cell office:value-type="float" office:value="48655" calcext:value-type="float">
            <text:p>48655</text:p>
          </table:table-cell>
        </table:table-row>
        <table:table-row table:style-name="ro1">
          <table:table-cell/>
          <table:table-cell office:value-type="float" office:value="100.085262351918" calcext:value-type="float">
            <text:p>100.085262351918</text:p>
          </table:table-cell>
          <table:table-cell/>
          <table:table-cell office:value-type="float" office:value="-7.31256660710884" calcext:value-type="float">
            <text:p>-7.31256660710884</text:p>
          </table:table-cell>
          <table:table-cell/>
          <table:table-cell office:value-type="float" office:value="45706" calcext:value-type="float">
            <text:p>45706</text:p>
          </table:table-cell>
          <table:table-cell table:number-columns-repeated="3"/>
          <table:table-cell office:value-type="float" office:value="4.0484394880151" calcext:value-type="float">
            <text:p>4.0484394880151</text:p>
          </table:table-cell>
          <table:table-cell/>
          <table:table-cell office:value-type="float" office:value="0.178359083933282" calcext:value-type="float">
            <text:p>0.178359083933282</text:p>
          </table:table-cell>
          <table:table-cell/>
          <table:table-cell office:value-type="float" office:value="11061" calcext:value-type="float">
            <text:p>11061</text:p>
          </table:table-cell>
          <table:table-cell table:number-columns-repeated="3"/>
          <table:table-cell office:value-type="float" office:value="100.10301913177" calcext:value-type="float">
            <text:p>100.10301913177</text:p>
          </table:table-cell>
          <table:table-cell/>
          <table:table-cell office:value-type="float" office:value="3.66219670585327" calcext:value-type="float">
            <text:p>3.66219670585327</text:p>
          </table:table-cell>
          <table:table-cell/>
          <table:table-cell office:value-type="float" office:value="47171" calcext:value-type="float">
            <text:p>47171</text:p>
          </table:table-cell>
          <table:table-cell table:number-columns-repeated="3"/>
          <table:table-cell office:value-type="float" office:value="8.43135653676934" calcext:value-type="float">
            <text:p>8.43135653676934</text:p>
          </table:table-cell>
          <table:table-cell office:value-type="float" office:value="100.092411298964" calcext:value-type="float">
            <text:p>100.092411298964</text:p>
          </table:table-cell>
          <table:table-cell office:value-type="float" office:value="87.5545623777585" calcext:value-type="float">
            <text:p>87.5545623777585</text:p>
          </table:table-cell>
          <table:table-cell table:number-columns-repeated="2"/>
          <table:table-cell office:value-type="float" office:value="7836" calcext:value-type="float">
            <text:p>7836</text:p>
          </table:table-cell>
          <table:table-cell office:value-type="float" office:value="44777" calcext:value-type="float">
            <text:p>44777</text:p>
          </table:table-cell>
          <table:table-cell office:value-type="float" office:value="48676" calcext:value-type="float">
            <text:p>48676</text:p>
          </table:table-cell>
        </table:table-row>
        <table:table-row table:style-name="ro1">
          <table:table-cell/>
          <table:table-cell office:value-type="float" office:value="3.28764982215608" calcext:value-type="float">
            <text:p>3.28764982215608</text:p>
          </table:table-cell>
          <table:table-cell/>
          <table:table-cell office:value-type="float" office:value="-0.00570953072805497" calcext:value-type="float">
            <text:p>-0.005709530728055</text:p>
          </table:table-cell>
          <table:table-cell/>
          <table:table-cell office:value-type="float" office:value="2345" calcext:value-type="float">
            <text:p>2345</text:p>
          </table:table-cell>
          <table:table-cell table:number-columns-repeated="3"/>
          <table:table-cell office:value-type="float" office:value="1.35722721133708" calcext:value-type="float">
            <text:p>1.35722721133708</text:p>
          </table:table-cell>
          <table:table-cell/>
          <table:table-cell office:value-type="float" office:value="-0.106744469744874" calcext:value-type="float">
            <text:p>-0.106744469744874</text:p>
          </table:table-cell>
          <table:table-cell/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0.387861724177285" calcext:value-type="float">
            <text:p>0.387861724177285</text:p>
          </table:table-cell>
          <table:table-cell/>
          <table:table-cell office:value-type="float" office:value="0.317715374625678" calcext:value-type="float">
            <text:p>0.317715374625678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3"/>
          <table:table-cell office:value-type="float" office:value="8.44063233293872" calcext:value-type="float">
            <text:p>8.44063233293872</text:p>
          </table:table-cell>
          <table:table-cell office:value-type="float" office:value="100.092425897835" calcext:value-type="float">
            <text:p>100.092425897835</text:p>
          </table:table-cell>
          <table:table-cell office:value-type="float" office:value="87.5864568623377" calcext:value-type="float">
            <text:p>87.5864568623377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44804" calcext:value-type="float">
            <text:p>44804</text:p>
          </table:table-cell>
          <table:table-cell office:value-type="float" office:value="48676" calcext:value-type="float">
            <text:p>48676</text:p>
          </table:table-cell>
        </table:table-row>
        <table:table-row table:style-name="ro1">
          <table:table-cell/>
          <table:table-cell office:value-type="float" office:value="5.8932034858964" calcext:value-type="float">
            <text:p>5.8932034858964</text:p>
          </table:table-cell>
          <table:table-cell/>
          <table:table-cell office:value-type="float" office:value="-0.259011319066627" calcext:value-type="float">
            <text:p>-0.259011319066627</text:p>
          </table:table-cell>
          <table:table-cell/>
          <table:table-cell office:value-type="float" office:value="3883" calcext:value-type="float">
            <text:p>3883</text:p>
          </table:table-cell>
          <table:table-cell table:number-columns-repeated="3"/>
          <table:table-cell office:value-type="float" office:value="5.9509751905997" calcext:value-type="float">
            <text:p>5.9509751905997</text:p>
          </table:table-cell>
          <table:table-cell/>
          <table:table-cell office:value-type="float" office:value="-0.0901031618656617" calcext:value-type="float">
            <text:p>-0.09010316186566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211404622536338" calcext:value-type="float">
            <text:p>0.211404622536338</text:p>
          </table:table-cell>
          <table:table-cell/>
          <table:table-cell office:value-type="float" office:value="0.0326851530415519" calcext:value-type="float">
            <text:p>0.032685153041552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8.45360908616707" calcext:value-type="float">
            <text:p>8.45360908616707</text:p>
          </table:table-cell>
          <table:table-cell office:value-type="float" office:value="100.092443353804" calcext:value-type="float">
            <text:p>100.092443353804</text:p>
          </table:table-cell>
          <table:table-cell office:value-type="float" office:value="87.691995343409" calcext:value-type="float">
            <text:p>87.691995343409</text:p>
          </table:table-cell>
          <table:table-cell table:number-columns-repeated="2"/>
          <table:table-cell office:value-type="float" office:value="7883" calcext:value-type="float">
            <text:p>7883</text:p>
          </table:table-cell>
          <table:table-cell office:value-type="float" office:value="44808" calcext:value-type="float">
            <text:p>44808</text:p>
          </table:table-cell>
          <table:table-cell office:value-type="float" office:value="48680" calcext:value-type="float">
            <text:p>48680</text:p>
          </table:table-cell>
        </table:table-row>
        <table:table-row table:style-name="ro1">
          <table:table-cell/>
          <table:table-cell office:value-type="float" office:value="9.00250488218306" calcext:value-type="float">
            <text:p>9.00250488218306</text:p>
          </table:table-cell>
          <table:table-cell/>
          <table:table-cell office:value-type="float" office:value="-0.32342103931239" calcext:value-type="float">
            <text:p>-0.32342103931239</text:p>
          </table:table-cell>
          <table:table-cell/>
          <table:table-cell office:value-type="float" office:value="9375" calcext:value-type="float">
            <text:p>9375</text:p>
          </table:table-cell>
          <table:table-cell table:number-columns-repeated="3"/>
          <table:table-cell office:value-type="float" office:value="1.7376561117973" calcext:value-type="float">
            <text:p>1.7376561117973</text:p>
          </table:table-cell>
          <table:table-cell/>
          <table:table-cell office:value-type="float" office:value="0.145872711974171" calcext:value-type="float">
            <text:p>0.145872711974171</text:p>
          </table:table-cell>
          <table:table-cell/>
          <table:table-cell office:value-type="float" office:value="1644" calcext:value-type="float">
            <text:p>1644</text:p>
          </table:table-cell>
          <table:table-cell table:number-columns-repeated="3"/>
          <table:table-cell office:value-type="float" office:value="100.114138384842" calcext:value-type="float">
            <text:p>100.114138384842</text:p>
          </table:table-cell>
          <table:table-cell/>
          <table:table-cell office:value-type="float" office:value="3.23744070146225" calcext:value-type="float">
            <text:p>3.23744070146225</text:p>
          </table:table-cell>
          <table:table-cell/>
          <table:table-cell office:value-type="float" office:value="46169" calcext:value-type="float">
            <text:p>46169</text:p>
          </table:table-cell>
          <table:table-cell table:number-columns-repeated="3"/>
          <table:table-cell office:value-type="float" office:value="8.47802348418123" calcext:value-type="float">
            <text:p>8.47802348418123</text:p>
          </table:table-cell>
          <table:table-cell office:value-type="float" office:value="100.09251763124" calcext:value-type="float">
            <text:p>100.09251763124</text:p>
          </table:table-cell>
          <table:table-cell office:value-type="float" office:value="87.8729702573215" calcext:value-type="float">
            <text:p>87.8729702573215</text:p>
          </table:table-cell>
          <table:table-cell table:number-columns-repeated="2"/>
          <table:table-cell office:value-type="float" office:value="7891" calcext:value-type="float">
            <text:p>7891</text:p>
          </table:table-cell>
          <table:table-cell office:value-type="float" office:value="44812" calcext:value-type="float">
            <text:p>44812</text:p>
          </table:table-cell>
          <table:table-cell office:value-type="float" office:value="48713" calcext:value-type="float">
            <text:p>48713</text:p>
          </table:table-cell>
        </table:table-row>
        <table:table-row table:style-name="ro1">
          <table:table-cell/>
          <table:table-cell office:value-type="float" office:value="3.77860325270828" calcext:value-type="float">
            <text:p>3.77860325270828</text:p>
          </table:table-cell>
          <table:table-cell/>
          <table:table-cell office:value-type="float" office:value="-0.533736916652606" calcext:value-type="float">
            <text:p>-0.533736916652606</text:p>
          </table:table-cell>
          <table:table-cell/>
          <table:table-cell office:value-type="float" office:value="2915" calcext:value-type="float">
            <text:p>2915</text:p>
          </table:table-cell>
          <table:table-cell table:number-columns-repeated="3"/>
          <table:table-cell office:value-type="float" office:value="4.32728450571187" calcext:value-type="float">
            <text:p>4.32728450571187</text:p>
          </table:table-cell>
          <table:table-cell/>
          <table:table-cell office:value-type="float" office:value="-0.651251590145189" calcext:value-type="float">
            <text:p>-0.651251590145189</text:p>
          </table:table-cell>
          <table:table-cell/>
          <table:table-cell office:value-type="float" office:value="4227" calcext:value-type="float">
            <text:p>4227</text:p>
          </table:table-cell>
          <table:table-cell table:number-columns-repeated="3"/>
          <table:table-cell office:value-type="float" office:value="9.10273188473057" calcext:value-type="float">
            <text:p>9.10273188473057</text:p>
          </table:table-cell>
          <table:table-cell/>
          <table:table-cell office:value-type="float" office:value="0.100191028001409" calcext:value-type="float">
            <text:p>0.100191028001409</text:p>
          </table:table-cell>
          <table:table-cell/>
          <table:table-cell office:value-type="float" office:value="8140" calcext:value-type="float">
            <text:p>8140</text:p>
          </table:table-cell>
          <table:table-cell table:number-columns-repeated="3"/>
          <table:table-cell office:value-type="float" office:value="8.48398439348453" calcext:value-type="float">
            <text:p>8.48398439348453</text:p>
          </table:table-cell>
          <table:table-cell office:value-type="float" office:value="100.092519250272" calcext:value-type="float">
            <text:p>100.092519250272</text:p>
          </table:table-cell>
          <table:table-cell office:value-type="float" office:value="88.2908792684481" calcext:value-type="float">
            <text:p>88.2908792684481</text:p>
          </table:table-cell>
          <table:table-cell table:number-columns-repeated="2"/>
          <table:table-cell office:value-type="float" office:value="7911" calcext:value-type="float">
            <text:p>7911</text:p>
          </table:table-cell>
          <table:table-cell office:value-type="float" office:value="44834" calcext:value-type="float">
            <text:p>44834</text:p>
          </table:table-cell>
          <table:table-cell office:value-type="float" office:value="48731" calcext:value-type="float">
            <text:p>48731</text:p>
          </table:table-cell>
        </table:table-row>
        <table:table-row table:style-name="ro1">
          <table:table-cell/>
          <table:table-cell office:value-type="float" office:value="100.100814261498" calcext:value-type="float">
            <text:p>100.100814261498</text:p>
          </table:table-cell>
          <table:table-cell/>
          <table:table-cell office:value-type="float" office:value="-4.71565022005706" calcext:value-type="float">
            <text:p>-4.71565022005706</text:p>
          </table:table-cell>
          <table:table-cell/>
          <table:table-cell office:value-type="float" office:value="42740" calcext:value-type="float">
            <text:p>42740</text:p>
          </table:table-cell>
          <table:table-cell table:number-columns-repeated="3"/>
          <table:table-cell office:value-type="float" office:value="100.083136376971" calcext:value-type="float">
            <text:p>100.083136376971</text:p>
          </table:table-cell>
          <table:table-cell/>
          <table:table-cell office:value-type="float" office:value="-1.53751499947939" calcext:value-type="float">
            <text:p>-1.53751499947939</text:p>
          </table:table-cell>
          <table:table-cell/>
          <table:table-cell office:value-type="float" office:value="48823" calcext:value-type="float">
            <text:p>48823</text:p>
          </table:table-cell>
          <table:table-cell table:number-columns-repeated="3"/>
          <table:table-cell office:value-type="float" office:value="5.48202190910475" calcext:value-type="float">
            <text:p>5.48202190910475</text:p>
          </table:table-cell>
          <table:table-cell/>
          <table:table-cell office:value-type="float" office:value="-0.164685923502034" calcext:value-type="float">
            <text:p>-0.164685923502034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3"/>
          <table:table-cell office:value-type="float" office:value="8.48587782231796" calcext:value-type="float">
            <text:p>8.48587782231796</text:p>
          </table:table-cell>
          <table:table-cell office:value-type="float" office:value="100.092618061249" calcext:value-type="float">
            <text:p>100.092618061249</text:p>
          </table:table-cell>
          <table:table-cell office:value-type="float" office:value="88.9897206223813" calcext:value-type="float">
            <text:p>88.9897206223813</text:p>
          </table:table-cell>
          <table:table-cell table:number-columns-repeated="2"/>
          <table:table-cell office:value-type="float" office:value="7912" calcext:value-type="float">
            <text:p>7912</text:p>
          </table:table-cell>
          <table:table-cell office:value-type="float" office:value="44850" calcext:value-type="float">
            <text:p>44850</text:p>
          </table:table-cell>
          <table:table-cell office:value-type="float" office:value="48731" calcext:value-type="float">
            <text:p>48731</text:p>
          </table:table-cell>
        </table:table-row>
        <table:table-row table:style-name="ro1">
          <table:table-cell/>
          <table:table-cell office:value-type="float" office:value="59.5511449693698" calcext:value-type="float">
            <text:p>59.5511449693698</text:p>
          </table:table-cell>
          <table:table-cell/>
          <table:table-cell office:value-type="float" office:value="-2.37087766451368" calcext:value-type="float">
            <text:p>-2.3708776645136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0.4485699849721" calcext:value-type="float">
            <text:p>90.4485699849721</text:p>
          </table:table-cell>
          <table:table-cell/>
          <table:table-cell office:value-type="float" office:value="0.171300472197138" calcext:value-type="float">
            <text:p>0.17130047219713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4719120827" calcext:value-type="float">
            <text:p>100.104719120827</text:p>
          </table:table-cell>
          <table:table-cell/>
          <table:table-cell office:value-type="float" office:value="2.5298433031362" calcext:value-type="float">
            <text:p>2.5298433031362</text:p>
          </table:table-cell>
          <table:table-cell/>
          <table:table-cell office:value-type="float" office:value="46762" calcext:value-type="float">
            <text:p>46762</text:p>
          </table:table-cell>
          <table:table-cell table:number-columns-repeated="3"/>
          <table:table-cell office:value-type="float" office:value="8.49628219634016" calcext:value-type="float">
            <text:p>8.49628219634016</text:p>
          </table:table-cell>
          <table:table-cell office:value-type="float" office:value="100.09270111098" calcext:value-type="float">
            <text:p>100.09270111098</text:p>
          </table:table-cell>
          <table:table-cell office:value-type="float" office:value="89.00006334555" calcext:value-type="float">
            <text:p>89.00006334555</text:p>
          </table:table-cell>
          <table:table-cell table:number-columns-repeated="2"/>
          <table:table-cell office:value-type="float" office:value="7917" calcext:value-type="float">
            <text:p>7917</text:p>
          </table:table-cell>
          <table:table-cell office:value-type="float" office:value="44856" calcext:value-type="float">
            <text:p>44856</text:p>
          </table:table-cell>
          <table:table-cell office:value-type="float" office:value="48754" calcext:value-type="float">
            <text:p>48754</text:p>
          </table:table-cell>
        </table:table-row>
        <table:table-row table:style-name="ro1">
          <table:table-cell/>
          <table:table-cell office:value-type="float" office:value="100.1010058494" calcext:value-type="float">
            <text:p>100.1010058494</text:p>
          </table:table-cell>
          <table:table-cell/>
          <table:table-cell office:value-type="float" office:value="-4.4780818057507" calcext:value-type="float">
            <text:p>-4.4780818057507</text:p>
          </table:table-cell>
          <table:table-cell/>
          <table:table-cell office:value-type="float" office:value="46051" calcext:value-type="float">
            <text:p>46051</text:p>
          </table:table-cell>
          <table:table-cell table:number-columns-repeated="3"/>
          <table:table-cell office:value-type="float" office:value="7.40675633000846" calcext:value-type="float">
            <text:p>7.40675633000846</text:p>
          </table:table-cell>
          <table:table-cell/>
          <table:table-cell office:value-type="float" office:value="-0.361687117553235" calcext:value-type="float">
            <text:p>-0.361687117553235</text:p>
          </table:table-cell>
          <table:table-cell/>
          <table:table-cell office:value-type="float" office:value="14344" calcext:value-type="float">
            <text:p>14344</text:p>
          </table:table-cell>
          <table:table-cell table:number-columns-repeated="3"/>
          <table:table-cell office:value-type="float" office:value="6.54049691479802" calcext:value-type="float">
            <text:p>6.54049691479802</text:p>
          </table:table-cell>
          <table:table-cell/>
          <table:table-cell office:value-type="float" office:value="0.483754310016101" calcext:value-type="float">
            <text:p>0.483754310016101</text:p>
          </table:table-cell>
          <table:table-cell/>
          <table:table-cell office:value-type="float" office:value="5507" calcext:value-type="float">
            <text:p>5507</text:p>
          </table:table-cell>
          <table:table-cell table:number-columns-repeated="3"/>
          <table:table-cell office:value-type="float" office:value="8.49654559298488" calcext:value-type="float">
            <text:p>8.49654559298488</text:p>
          </table:table-cell>
          <table:table-cell office:value-type="float" office:value="100.092761269198" calcext:value-type="float">
            <text:p>100.092761269198</text:p>
          </table:table-cell>
          <table:table-cell office:value-type="float" office:value="89.0782763944592" calcext:value-type="float">
            <text:p>89.0782763944592</text:p>
          </table:table-cell>
          <table:table-cell table:number-columns-repeated="2"/>
          <table:table-cell office:value-type="float" office:value="7927" calcext:value-type="float">
            <text:p>7927</text:p>
          </table:table-cell>
          <table:table-cell office:value-type="float" office:value="44881" calcext:value-type="float">
            <text:p>44881</text:p>
          </table:table-cell>
          <table:table-cell office:value-type="float" office:value="48773" calcext:value-type="float">
            <text:p>48773</text:p>
          </table:table-cell>
        </table:table-row>
        <table:table-row table:style-name="ro1">
          <table:table-cell/>
          <table:table-cell office:value-type="float" office:value="8.96289926183679" calcext:value-type="float">
            <text:p>8.96289926183679</text:p>
          </table:table-cell>
          <table:table-cell/>
          <table:table-cell office:value-type="float" office:value="-0.635257914936105" calcext:value-type="float">
            <text:p>-0.635257914936105</text:p>
          </table:table-cell>
          <table:table-cell/>
          <table:table-cell office:value-type="float" office:value="7353" calcext:value-type="float">
            <text:p>7353</text:p>
          </table:table-cell>
          <table:table-cell table:number-columns-repeated="3"/>
          <table:table-cell office:value-type="float" office:value="0.94511973874016" calcext:value-type="float">
            <text:p>0.94511973874016</text:p>
          </table:table-cell>
          <table:table-cell/>
          <table:table-cell office:value-type="float" office:value="-0.275881279480832" calcext:value-type="float">
            <text:p>-0.275881279480832</text:p>
          </table:table-cell>
          <table:table-cell/>
          <table:table-cell office:value-type="float" office:value="1650" calcext:value-type="float">
            <text:p>1650</text:p>
          </table:table-cell>
          <table:table-cell table:number-columns-repeated="3"/>
          <table:table-cell office:value-type="float" office:value="5.88456993510145" calcext:value-type="float">
            <text:p>5.88456993510145</text:p>
          </table:table-cell>
          <table:table-cell/>
          <table:table-cell office:value-type="float" office:value="-0.562175742358318" calcext:value-type="float">
            <text:p>-0.562175742358318</text:p>
          </table:table-cell>
          <table:table-cell/>
          <table:table-cell office:value-type="float" office:value="5522" calcext:value-type="float">
            <text:p>5522</text:p>
          </table:table-cell>
          <table:table-cell table:number-columns-repeated="3"/>
          <table:table-cell office:value-type="float" office:value="8.49824282440694" calcext:value-type="float">
            <text:p>8.49824282440694</text:p>
          </table:table-cell>
          <table:table-cell office:value-type="float" office:value="100.092843358235" calcext:value-type="float">
            <text:p>100.092843358235</text:p>
          </table:table-cell>
          <table:table-cell office:value-type="float" office:value="89.1733819919077" calcext:value-type="float">
            <text:p>89.1733819919077</text:p>
          </table:table-cell>
          <table:table-cell table:number-columns-repeated="2"/>
          <table:table-cell office:value-type="float" office:value="8060" calcext:value-type="float">
            <text:p>8060</text:p>
          </table:table-cell>
          <table:table-cell office:value-type="float" office:value="44903" calcext:value-type="float">
            <text:p>44903</text:p>
          </table:table-cell>
          <table:table-cell office:value-type="float" office:value="48800" calcext:value-type="float">
            <text:p>48800</text:p>
          </table:table-cell>
        </table:table-row>
        <table:table-row table:style-name="ro1">
          <table:table-cell/>
          <table:table-cell office:value-type="float" office:value="100.081123828646" calcext:value-type="float">
            <text:p>100.081123828646</text:p>
          </table:table-cell>
          <table:table-cell/>
          <table:table-cell office:value-type="float" office:value="-4.03955777099611" calcext:value-type="float">
            <text:p>-4.03955777099611</text:p>
          </table:table-cell>
          <table:table-cell/>
          <table:table-cell office:value-type="float" office:value="47723" calcext:value-type="float">
            <text:p>47723</text:p>
          </table:table-cell>
          <table:table-cell table:number-columns-repeated="3"/>
          <table:table-cell office:value-type="float" office:value="0.192593915819104" calcext:value-type="float">
            <text:p>0.192593915819104</text:p>
          </table:table-cell>
          <table:table-cell/>
          <table:table-cell office:value-type="float" office:value="-0.0475698052409545" calcext:value-type="float">
            <text:p>-0.047569805240955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.23194022955626" calcext:value-type="float">
            <text:p>1.23194022955626</text:p>
          </table:table-cell>
          <table:table-cell/>
          <table:table-cell office:value-type="float" office:value="-0.142733184964708" calcext:value-type="float">
            <text:p>-0.142733184964708</text:p>
          </table:table-cell>
          <table:table-cell/>
          <table:table-cell office:value-type="float" office:value="1779" calcext:value-type="float">
            <text:p>1779</text:p>
          </table:table-cell>
          <table:table-cell table:number-columns-repeated="3"/>
          <table:table-cell office:value-type="float" office:value="8.5123335362028" calcext:value-type="float">
            <text:p>8.5123335362028</text:p>
          </table:table-cell>
          <table:table-cell office:value-type="float" office:value="100.092924790072" calcext:value-type="float">
            <text:p>100.092924790072</text:p>
          </table:table-cell>
          <table:table-cell office:value-type="float" office:value="89.1966232945932" calcext:value-type="float">
            <text:p>89.1966232945932</text:p>
          </table:table-cell>
          <table:table-cell table:number-columns-repeated="2"/>
          <table:table-cell office:value-type="float" office:value="8074" calcext:value-type="float">
            <text:p>8074</text:p>
          </table:table-cell>
          <table:table-cell office:value-type="float" office:value="44911" calcext:value-type="float">
            <text:p>44911</text:p>
          </table:table-cell>
          <table:table-cell office:value-type="float" office:value="48801" calcext:value-type="float">
            <text:p>48801</text:p>
          </table:table-cell>
        </table:table-row>
        <table:table-row table:style-name="ro1">
          <table:table-cell/>
          <table:table-cell office:value-type="float" office:value="6.26067064176266" calcext:value-type="float">
            <text:p>6.26067064176266</text:p>
          </table:table-cell>
          <table:table-cell/>
          <table:table-cell office:value-type="float" office:value="-0.0861756222436071" calcext:value-type="float">
            <text:p>-0.086175622243607</text:p>
          </table:table-cell>
          <table:table-cell/>
          <table:table-cell office:value-type="float" office:value="4403" calcext:value-type="float">
            <text:p>4403</text:p>
          </table:table-cell>
          <table:table-cell table:number-columns-repeated="3"/>
          <table:table-cell office:value-type="float" office:value="5.29268425612358" calcext:value-type="float">
            <text:p>5.29268425612358</text:p>
          </table:table-cell>
          <table:table-cell/>
          <table:table-cell office:value-type="float" office:value="-0.227817054716979" calcext:value-type="float">
            <text:p>-0.22781705471697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5250660594" calcext:value-type="float">
            <text:p>100.115250660594</text:p>
          </table:table-cell>
          <table:table-cell/>
          <table:table-cell office:value-type="float" office:value="3.51651087456628" calcext:value-type="float">
            <text:p>3.51651087456628</text:p>
          </table:table-cell>
          <table:table-cell/>
          <table:table-cell office:value-type="float" office:value="45370" calcext:value-type="float">
            <text:p>45370</text:p>
          </table:table-cell>
          <table:table-cell table:number-columns-repeated="3"/>
          <table:table-cell office:value-type="float" office:value="8.53202896888366" calcext:value-type="float">
            <text:p>8.53202896888366</text:p>
          </table:table-cell>
          <table:table-cell office:value-type="float" office:value="100.092941365254" calcext:value-type="float">
            <text:p>100.092941365254</text:p>
          </table:table-cell>
          <table:table-cell office:value-type="float" office:value="89.710954859973" calcext:value-type="float">
            <text:p>89.710954859973</text:p>
          </table:table-cell>
          <table:table-cell table:number-columns-repeated="2"/>
          <table:table-cell office:value-type="float" office:value="8106" calcext:value-type="float">
            <text:p>8106</text:p>
          </table:table-cell>
          <table:table-cell office:value-type="float" office:value="44916" calcext:value-type="float">
            <text:p>44916</text:p>
          </table:table-cell>
          <table:table-cell office:value-type="float" office:value="48803" calcext:value-type="float">
            <text:p>48803</text:p>
          </table:table-cell>
        </table:table-row>
        <table:table-row table:style-name="ro1">
          <table:table-cell/>
          <table:table-cell office:value-type="float" office:value="100.093891900398" calcext:value-type="float">
            <text:p>100.093891900398</text:p>
          </table:table-cell>
          <table:table-cell/>
          <table:table-cell office:value-type="float" office:value="-3.01690241144956" calcext:value-type="float">
            <text:p>-3.01690241144956</text:p>
          </table:table-cell>
          <table:table-cell/>
          <table:table-cell office:value-type="float" office:value="46752" calcext:value-type="float">
            <text:p>46752</text:p>
          </table:table-cell>
          <table:table-cell table:number-columns-repeated="3"/>
          <table:table-cell office:value-type="float" office:value="100.092870797387" calcext:value-type="float">
            <text:p>100.092870797387</text:p>
          </table:table-cell>
          <table:table-cell/>
          <table:table-cell office:value-type="float" office:value="3.72844063216204" calcext:value-type="float">
            <text:p>3.72844063216204</text:p>
          </table:table-cell>
          <table:table-cell/>
          <table:table-cell office:value-type="float" office:value="46315" calcext:value-type="float">
            <text:p>46315</text:p>
          </table:table-cell>
          <table:table-cell table:number-columns-repeated="3"/>
          <table:table-cell office:value-type="float" office:value="100.110023989323" calcext:value-type="float">
            <text:p>100.110023989323</text:p>
          </table:table-cell>
          <table:table-cell/>
          <table:table-cell office:value-type="float" office:value="2.70996956957459" calcext:value-type="float">
            <text:p>2.70996956957459</text:p>
          </table:table-cell>
          <table:table-cell/>
          <table:table-cell office:value-type="float" office:value="43863" calcext:value-type="float">
            <text:p>43863</text:p>
          </table:table-cell>
          <table:table-cell table:number-columns-repeated="3"/>
          <table:table-cell office:value-type="float" office:value="8.60129658632892" calcext:value-type="float">
            <text:p>8.60129658632892</text:p>
          </table:table-cell>
          <table:table-cell office:value-type="float" office:value="100.093131462541" calcext:value-type="float">
            <text:p>100.093131462541</text:p>
          </table:table-cell>
          <table:table-cell office:value-type="float" office:value="89.7222101796463" calcext:value-type="float">
            <text:p>89.7222101796463</text:p>
          </table:table-cell>
          <table:table-cell table:number-columns-repeated="2"/>
          <table:table-cell office:value-type="float" office:value="8116" calcext:value-type="float">
            <text:p>8116</text:p>
          </table:table-cell>
          <table:table-cell office:value-type="float" office:value="44919" calcext:value-type="float">
            <text:p>44919</text:p>
          </table:table-cell>
          <table:table-cell office:value-type="float" office:value="48808" calcext:value-type="float">
            <text:p>48808</text:p>
          </table:table-cell>
        </table:table-row>
        <table:table-row table:style-name="ro1">
          <table:table-cell/>
          <table:table-cell office:value-type="float" office:value="100.093881978499" calcext:value-type="float">
            <text:p>100.093881978499</text:p>
          </table:table-cell>
          <table:table-cell/>
          <table:table-cell office:value-type="float" office:value="-1.95232080740474" calcext:value-type="float">
            <text:p>-1.95232080740474</text:p>
          </table:table-cell>
          <table:table-cell/>
          <table:table-cell office:value-type="float" office:value="46745" calcext:value-type="float">
            <text:p>46745</text:p>
          </table:table-cell>
          <table:table-cell table:number-columns-repeated="3"/>
          <table:table-cell office:value-type="float" office:value="8.97644731491335" calcext:value-type="float">
            <text:p>8.97644731491335</text:p>
          </table:table-cell>
          <table:table-cell/>
          <table:table-cell office:value-type="float" office:value="-0.413668563125173" calcext:value-type="float">
            <text:p>-0.413668563125173</text:p>
          </table:table-cell>
          <table:table-cell/>
          <table:table-cell office:value-type="float" office:value="10716" calcext:value-type="float">
            <text:p>10716</text:p>
          </table:table-cell>
          <table:table-cell table:number-columns-repeated="3"/>
          <table:table-cell office:value-type="float" office:value="100.106463966203" calcext:value-type="float">
            <text:p>100.106463966203</text:p>
          </table:table-cell>
          <table:table-cell/>
          <table:table-cell office:value-type="float" office:value="6.00758867886524" calcext:value-type="float">
            <text:p>6.00758867886524</text:p>
          </table:table-cell>
          <table:table-cell/>
          <table:table-cell office:value-type="float" office:value="46388" calcext:value-type="float">
            <text:p>46388</text:p>
          </table:table-cell>
          <table:table-cell table:number-columns-repeated="3"/>
          <table:table-cell office:value-type="float" office:value="8.60745711411357" calcext:value-type="float">
            <text:p>8.60745711411357</text:p>
          </table:table-cell>
          <table:table-cell office:value-type="float" office:value="100.093534316498" calcext:value-type="float">
            <text:p>100.093534316498</text:p>
          </table:table-cell>
          <table:table-cell office:value-type="float" office:value="89.7388200967541" calcext:value-type="float">
            <text:p>89.7388200967541</text:p>
          </table:table-cell>
          <table:table-cell table:number-columns-repeated="2"/>
          <table:table-cell office:value-type="float" office:value="8119" calcext:value-type="float">
            <text:p>8119</text:p>
          </table:table-cell>
          <table:table-cell office:value-type="float" office:value="44940" calcext:value-type="float">
            <text:p>44940</text:p>
          </table:table-cell>
          <table:table-cell office:value-type="float" office:value="48820" calcext:value-type="float">
            <text:p>48820</text:p>
          </table:table-cell>
        </table:table-row>
        <table:table-row table:style-name="ro1">
          <table:table-cell/>
          <table:table-cell office:value-type="float" office:value="4.28718797499872" calcext:value-type="float">
            <text:p>4.28718797499872</text:p>
          </table:table-cell>
          <table:table-cell/>
          <table:table-cell office:value-type="float" office:value="-0.742236908374226" calcext:value-type="float">
            <text:p>-0.742236908374226</text:p>
          </table:table-cell>
          <table:table-cell/>
          <table:table-cell office:value-type="float" office:value="3245" calcext:value-type="float">
            <text:p>3245</text:p>
          </table:table-cell>
          <table:table-cell table:number-columns-repeated="3"/>
          <table:table-cell office:value-type="float" office:value="7.29381645725029" calcext:value-type="float">
            <text:p>7.29381645725029</text:p>
          </table:table-cell>
          <table:table-cell/>
          <table:table-cell office:value-type="float" office:value="-0.888227042850542" calcext:value-type="float">
            <text:p>-0.888227042850542</text:p>
          </table:table-cell>
          <table:table-cell/>
          <table:table-cell office:value-type="float" office:value="9109" calcext:value-type="float">
            <text:p>9109</text:p>
          </table:table-cell>
          <table:table-cell table:number-columns-repeated="3"/>
          <table:table-cell office:value-type="float" office:value="5.38443282088094" calcext:value-type="float">
            <text:p>5.38443282088094</text:p>
          </table:table-cell>
          <table:table-cell/>
          <table:table-cell office:value-type="float" office:value="0.515073844023223" calcext:value-type="float">
            <text:p>0.515073844023223</text:p>
          </table:table-cell>
          <table:table-cell/>
          <table:table-cell office:value-type="float" office:value="4552" calcext:value-type="float">
            <text:p>4552</text:p>
          </table:table-cell>
          <table:table-cell table:number-columns-repeated="3"/>
          <table:table-cell office:value-type="float" office:value="8.61589327898558" calcext:value-type="float">
            <text:p>8.61589327898558</text:p>
          </table:table-cell>
          <table:table-cell office:value-type="float" office:value="100.093580187216" calcext:value-type="float">
            <text:p>100.093580187216</text:p>
          </table:table-cell>
          <table:table-cell office:value-type="float" office:value="89.7842797376884" calcext:value-type="float">
            <text:p>89.7842797376884</text:p>
          </table:table-cell>
          <table:table-cell table:number-columns-repeated="2"/>
          <table:table-cell office:value-type="float" office:value="8140" calcext:value-type="float">
            <text:p>8140</text:p>
          </table:table-cell>
          <table:table-cell office:value-type="float" office:value="44943" calcext:value-type="float">
            <text:p>44943</text:p>
          </table:table-cell>
          <table:table-cell office:value-type="float" office:value="48823" calcext:value-type="float">
            <text:p>48823</text:p>
          </table:table-cell>
        </table:table-row>
        <table:table-row table:style-name="ro1">
          <table:table-cell/>
          <table:table-cell office:value-type="float" office:value="100.10788935827" calcext:value-type="float">
            <text:p>100.10788935827</text:p>
          </table:table-cell>
          <table:table-cell/>
          <table:table-cell office:value-type="float" office:value="-1.07225441582192" calcext:value-type="float">
            <text:p>-1.07225441582192</text:p>
          </table:table-cell>
          <table:table-cell/>
          <table:table-cell office:value-type="float" office:value="49624" calcext:value-type="float">
            <text:p>49624</text:p>
          </table:table-cell>
          <table:table-cell table:number-columns-repeated="3"/>
          <table:table-cell office:value-type="float" office:value="3.45630596343864" calcext:value-type="float">
            <text:p>3.45630596343864</text:p>
          </table:table-cell>
          <table:table-cell/>
          <table:table-cell office:value-type="float" office:value="0.218451655198783" calcext:value-type="float">
            <text:p>0.21845165519878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26180549518083" calcext:value-type="float">
            <text:p>4.26180549518083</text:p>
          </table:table-cell>
          <table:table-cell/>
          <table:table-cell office:value-type="float" office:value="0.285340456602363" calcext:value-type="float">
            <text:p>0.285340456602363</text:p>
          </table:table-cell>
          <table:table-cell/>
          <table:table-cell office:value-type="float" office:value="6965" calcext:value-type="float">
            <text:p>6965</text:p>
          </table:table-cell>
          <table:table-cell table:number-columns-repeated="3"/>
          <table:table-cell office:value-type="float" office:value="8.61857895393315" calcext:value-type="float">
            <text:p>8.61857895393315</text:p>
          </table:table-cell>
          <table:table-cell office:value-type="float" office:value="100.093602149543" calcext:value-type="float">
            <text:p>100.093602149543</text:p>
          </table:table-cell>
          <table:table-cell office:value-type="float" office:value="89.8760763160615" calcext:value-type="float">
            <text:p>89.8760763160615</text:p>
          </table:table-cell>
          <table:table-cell table:number-columns-repeated="2"/>
          <table:table-cell office:value-type="float" office:value="8207" calcext:value-type="float">
            <text:p>8207</text:p>
          </table:table-cell>
          <table:table-cell office:value-type="float" office:value="44943" calcext:value-type="float">
            <text:p>44943</text:p>
          </table:table-cell>
          <table:table-cell office:value-type="float" office:value="48823" calcext:value-type="float">
            <text:p>48823</text:p>
          </table:table-cell>
        </table:table-row>
        <table:table-row table:style-name="ro1">
          <table:table-cell/>
          <table:table-cell office:value-type="float" office:value="1.36474330656719" calcext:value-type="float">
            <text:p>1.36474330656719</text:p>
          </table:table-cell>
          <table:table-cell/>
          <table:table-cell office:value-type="float" office:value="-0.0576155561235194" calcext:value-type="float">
            <text:p>-0.057615556123519</text:p>
          </table:table-cell>
          <table:table-cell/>
          <table:table-cell office:value-type="float" office:value="1056" calcext:value-type="float">
            <text:p>1056</text:p>
          </table:table-cell>
          <table:table-cell table:number-columns-repeated="3"/>
          <table:table-cell office:value-type="float" office:value="0.181198627519402" calcext:value-type="float">
            <text:p>0.181198627519402</text:p>
          </table:table-cell>
          <table:table-cell/>
          <table:table-cell office:value-type="float" office:value="-0.0928887028882227" calcext:value-type="float">
            <text:p>-0.092888702888223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1.54319832926327" calcext:value-type="float">
            <text:p>1.54319832926327</text:p>
          </table:table-cell>
          <table:table-cell/>
          <table:table-cell office:value-type="float" office:value="-0.0506619270372541" calcext:value-type="float">
            <text:p>-0.050661927037254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3"/>
          <table:table-cell office:value-type="float" office:value="8.61974295232126" calcext:value-type="float">
            <text:p>8.61974295232126</text:p>
          </table:table-cell>
          <table:table-cell office:value-type="float" office:value="100.093644137093" calcext:value-type="float">
            <text:p>100.093644137093</text:p>
          </table:table-cell>
          <table:table-cell office:value-type="float" office:value="90.0905099046104" calcext:value-type="float">
            <text:p>90.0905099046104</text:p>
          </table:table-cell>
          <table:table-cell table:number-columns-repeated="2"/>
          <table:table-cell office:value-type="float" office:value="8246" calcext:value-type="float">
            <text:p>8246</text:p>
          </table:table-cell>
          <table:table-cell office:value-type="float" office:value="44949" calcext:value-type="float">
            <text:p>44949</text:p>
          </table:table-cell>
          <table:table-cell office:value-type="float" office:value="48829" calcext:value-type="float">
            <text:p>48829</text:p>
          </table:table-cell>
        </table:table-row>
        <table:table-row table:style-name="ro1">
          <table:table-cell/>
          <table:table-cell office:value-type="float" office:value="5.71486684604791" calcext:value-type="float">
            <text:p>5.71486684604791</text:p>
          </table:table-cell>
          <table:table-cell/>
          <table:table-cell office:value-type="float" office:value="-0.246853794256332" calcext:value-type="float">
            <text:p>-0.24685379425633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58688126427291" calcext:value-type="float">
            <text:p>3.58688126427291</text:p>
          </table:table-cell>
          <table:table-cell/>
          <table:table-cell office:value-type="float" office:value="-0.211480360605418" calcext:value-type="float">
            <text:p>-0.21148036060541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3454514361228" calcext:value-type="float">
            <text:p>3.3454514361228</text:p>
          </table:table-cell>
          <table:table-cell/>
          <table:table-cell office:value-type="float" office:value="-0.0576324937781336" calcext:value-type="float">
            <text:p>-0.05763249377813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62531281818888" calcext:value-type="float">
            <text:p>8.62531281818888</text:p>
          </table:table-cell>
          <table:table-cell office:value-type="float" office:value="100.093843281139" calcext:value-type="float">
            <text:p>100.093843281139</text:p>
          </table:table-cell>
          <table:table-cell office:value-type="float" office:value="90.2644826344879" calcext:value-type="float">
            <text:p>90.2644826344879</text:p>
          </table:table-cell>
          <table:table-cell table:number-columns-repeated="2"/>
          <table:table-cell office:value-type="float" office:value="8299" calcext:value-type="float">
            <text:p>8299</text:p>
          </table:table-cell>
          <table:table-cell office:value-type="float" office:value="44955" calcext:value-type="float">
            <text:p>44955</text:p>
          </table:table-cell>
          <table:table-cell office:value-type="float" office:value="48831" calcext:value-type="float">
            <text:p>48831</text:p>
          </table:table-cell>
        </table:table-row>
        <table:table-row table:style-name="ro1">
          <table:table-cell/>
          <table:table-cell office:value-type="float" office:value="100.098125375529" calcext:value-type="float">
            <text:p>100.098125375529</text:p>
          </table:table-cell>
          <table:table-cell/>
          <table:table-cell office:value-type="float" office:value="-5.5141223389319" calcext:value-type="float">
            <text:p>-5.5141223389319</text:p>
          </table:table-cell>
          <table:table-cell/>
          <table:table-cell office:value-type="float" office:value="45700" calcext:value-type="float">
            <text:p>45700</text:p>
          </table:table-cell>
          <table:table-cell table:number-columns-repeated="3"/>
          <table:table-cell office:value-type="float" office:value="63.1190565427965" calcext:value-type="float">
            <text:p>63.1190565427965</text:p>
          </table:table-cell>
          <table:table-cell/>
          <table:table-cell office:value-type="float" office:value="-2.58005021616358" calcext:value-type="float">
            <text:p>-2.5800502161635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4317819587935" calcext:value-type="float">
            <text:p>3.4317819587935</text:p>
          </table:table-cell>
          <table:table-cell/>
          <table:table-cell office:value-type="float" office:value="-0.225544246391525" calcext:value-type="float">
            <text:p>-0.225544246391525</text:p>
          </table:table-cell>
          <table:table-cell/>
          <table:table-cell office:value-type="float" office:value="3756" calcext:value-type="float">
            <text:p>3756</text:p>
          </table:table-cell>
          <table:table-cell table:number-columns-repeated="3"/>
          <table:table-cell office:value-type="float" office:value="8.70019021737196" calcext:value-type="float">
            <text:p>8.70019021737196</text:p>
          </table:table-cell>
          <table:table-cell office:value-type="float" office:value="100.093881978499" calcext:value-type="float">
            <text:p>100.093881978499</text:p>
          </table:table-cell>
          <table:table-cell office:value-type="float" office:value="90.3515011692105" calcext:value-type="float">
            <text:p>90.3515011692105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44970" calcext:value-type="float">
            <text:p>44970</text:p>
          </table:table-cell>
          <table:table-cell office:value-type="float" office:value="48832" calcext:value-type="float">
            <text:p>48832</text:p>
          </table:table-cell>
        </table:table-row>
        <table:table-row table:style-name="ro1">
          <table:table-cell/>
          <table:table-cell office:value-type="float" office:value="100.096479027963" calcext:value-type="float">
            <text:p>100.096479027963</text:p>
          </table:table-cell>
          <table:table-cell/>
          <table:table-cell office:value-type="float" office:value="-3.94117027982822" calcext:value-type="float">
            <text:p>-3.94117027982822</text:p>
          </table:table-cell>
          <table:table-cell/>
          <table:table-cell office:value-type="float" office:value="45135" calcext:value-type="float">
            <text:p>45135</text:p>
          </table:table-cell>
          <table:table-cell table:number-columns-repeated="3"/>
          <table:table-cell office:value-type="float" office:value="7.79019311146678" calcext:value-type="float">
            <text:p>7.79019311146678</text:p>
          </table:table-cell>
          <table:table-cell/>
          <table:table-cell office:value-type="float" office:value="0.322246858581187" calcext:value-type="float">
            <text:p>0.322246858581187</text:p>
          </table:table-cell>
          <table:table-cell/>
          <table:table-cell office:value-type="float" office:value="5557" calcext:value-type="float">
            <text:p>5557</text:p>
          </table:table-cell>
          <table:table-cell table:number-columns-repeated="3"/>
          <table:table-cell office:value-type="float" office:value="100.114385782111" calcext:value-type="float">
            <text:p>100.114385782111</text:p>
          </table:table-cell>
          <table:table-cell/>
          <table:table-cell office:value-type="float" office:value="1.2301392483881" calcext:value-type="float">
            <text:p>1.2301392483881</text:p>
          </table:table-cell>
          <table:table-cell/>
          <table:table-cell office:value-type="float" office:value="44710" calcext:value-type="float">
            <text:p>44710</text:p>
          </table:table-cell>
          <table:table-cell table:number-columns-repeated="3"/>
          <table:table-cell office:value-type="float" office:value="8.72397225228598" calcext:value-type="float">
            <text:p>8.72397225228598</text:p>
          </table:table-cell>
          <table:table-cell office:value-type="float" office:value="100.093891900398" calcext:value-type="float">
            <text:p>100.093891900398</text:p>
          </table:table-cell>
          <table:table-cell office:value-type="float" office:value="90.4398999898546" calcext:value-type="float">
            <text:p>90.4398999898546</text:p>
          </table:table-cell>
          <table:table-cell table:number-columns-repeated="2"/>
          <table:table-cell office:value-type="float" office:value="8445" calcext:value-type="float">
            <text:p>8445</text:p>
          </table:table-cell>
          <table:table-cell office:value-type="float" office:value="44996" calcext:value-type="float">
            <text:p>44996</text:p>
          </table:table-cell>
          <table:table-cell office:value-type="float" office:value="48840" calcext:value-type="float">
            <text:p>48840</text:p>
          </table:table-cell>
        </table:table-row>
        <table:table-row table:style-name="ro1">
          <table:table-cell/>
          <table:table-cell office:value-type="float" office:value="100.099900104823" calcext:value-type="float">
            <text:p>100.099900104823</text:p>
          </table:table-cell>
          <table:table-cell/>
          <table:table-cell office:value-type="float" office:value="-6.0760163607849" calcext:value-type="float">
            <text:p>-6.0760163607849</text:p>
          </table:table-cell>
          <table:table-cell/>
          <table:table-cell office:value-type="float" office:value="45373" calcext:value-type="float">
            <text:p>45373</text:p>
          </table:table-cell>
          <table:table-cell table:number-columns-repeated="3"/>
          <table:table-cell office:value-type="float" office:value="2.76666910593918" calcext:value-type="float">
            <text:p>2.76666910593918</text:p>
          </table:table-cell>
          <table:table-cell/>
          <table:table-cell office:value-type="float" office:value="-0.012068937732777" calcext:value-type="float">
            <text:p>-0.012068937732777</text:p>
          </table:table-cell>
          <table:table-cell/>
          <table:table-cell office:value-type="float" office:value="2295" calcext:value-type="float">
            <text:p>2295</text:p>
          </table:table-cell>
          <table:table-cell table:number-columns-repeated="3"/>
          <table:table-cell office:value-type="float" office:value="100.094703697681" calcext:value-type="float">
            <text:p>100.094703697681</text:p>
          </table:table-cell>
          <table:table-cell/>
          <table:table-cell office:value-type="float" office:value="-1.08035025010205" calcext:value-type="float">
            <text:p>-1.08035025010205</text:p>
          </table:table-cell>
          <table:table-cell/>
          <table:table-cell office:value-type="float" office:value="47208" calcext:value-type="float">
            <text:p>47208</text:p>
          </table:table-cell>
          <table:table-cell table:number-columns-repeated="3"/>
          <table:table-cell office:value-type="float" office:value="8.74063187107411" calcext:value-type="float">
            <text:p>8.74063187107411</text:p>
          </table:table-cell>
          <table:table-cell office:value-type="float" office:value="100.093915181642" calcext:value-type="float">
            <text:p>100.093915181642</text:p>
          </table:table-cell>
          <table:table-cell office:value-type="float" office:value="90.4485699849721" calcext:value-type="float">
            <text:p>90.4485699849721</text:p>
          </table:table-cell>
          <table:table-cell table:number-columns-repeated="2"/>
          <table:table-cell office:value-type="float" office:value="8525" calcext:value-type="float">
            <text:p>8525</text:p>
          </table:table-cell>
          <table:table-cell office:value-type="float" office:value="44998" calcext:value-type="float">
            <text:p>44998</text:p>
          </table:table-cell>
          <table:table-cell office:value-type="float" office:value="48840" calcext:value-type="float">
            <text:p>48840</text:p>
          </table:table-cell>
        </table:table-row>
        <table:table-row table:style-name="ro1">
          <table:table-cell/>
          <table:table-cell office:value-type="float" office:value="9.04222376147995" calcext:value-type="float">
            <text:p>9.04222376147995</text:p>
          </table:table-cell>
          <table:table-cell/>
          <table:table-cell office:value-type="float" office:value="-0.492106917059141" calcext:value-type="float">
            <text:p>-0.492106917059141</text:p>
          </table:table-cell>
          <table:table-cell/>
          <table:table-cell office:value-type="float" office:value="8077" calcext:value-type="float">
            <text:p>8077</text:p>
          </table:table-cell>
          <table:table-cell table:number-columns-repeated="3"/>
          <table:table-cell office:value-type="float" office:value="87.5159454450913" calcext:value-type="float">
            <text:p>87.5159454450913</text:p>
          </table:table-cell>
          <table:table-cell/>
          <table:table-cell office:value-type="float" office:value="-1.17436594300969" calcext:value-type="float">
            <text:p>-1.1743659430096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94050348056932" calcext:value-type="float">
            <text:p>4.94050348056932</text:p>
          </table:table-cell>
          <table:table-cell/>
          <table:table-cell office:value-type="float" office:value="0.222275016984913" calcext:value-type="float">
            <text:p>0.222275016984913</text:p>
          </table:table-cell>
          <table:table-cell/>
          <table:table-cell office:value-type="float" office:value="4649" calcext:value-type="float">
            <text:p>4649</text:p>
          </table:table-cell>
          <table:table-cell table:number-columns-repeated="3"/>
          <table:table-cell office:value-type="float" office:value="8.74828806829744" calcext:value-type="float">
            <text:p>8.74828806829744</text:p>
          </table:table-cell>
          <table:table-cell office:value-type="float" office:value="100.093940793418" calcext:value-type="float">
            <text:p>100.093940793418</text:p>
          </table:table-cell>
          <table:table-cell office:value-type="float" office:value="90.516708527641" calcext:value-type="float">
            <text:p>90.516708527641</text:p>
          </table:table-cell>
          <table:table-cell table:number-columns-repeated="2"/>
          <table:table-cell office:value-type="float" office:value="8543" calcext:value-type="float">
            <text:p>8543</text:p>
          </table:table-cell>
          <table:table-cell office:value-type="float" office:value="45006" calcext:value-type="float">
            <text:p>45006</text:p>
          </table:table-cell>
          <table:table-cell office:value-type="float" office:value="48841" calcext:value-type="float">
            <text:p>48841</text:p>
          </table:table-cell>
        </table:table-row>
        <table:table-row table:style-name="ro1">
          <table:table-cell/>
          <table:table-cell office:value-type="float" office:value="5.74643295580147" calcext:value-type="float">
            <text:p>5.74643295580147</text:p>
          </table:table-cell>
          <table:table-cell/>
          <table:table-cell office:value-type="float" office:value="-0.534949297343755" calcext:value-type="float">
            <text:p>-0.534949297343755</text:p>
          </table:table-cell>
          <table:table-cell/>
          <table:table-cell office:value-type="float" office:value="4763" calcext:value-type="float">
            <text:p>4763</text:p>
          </table:table-cell>
          <table:table-cell table:number-columns-repeated="3"/>
          <table:table-cell office:value-type="float" office:value="92.8343756157383" calcext:value-type="float">
            <text:p>92.8343756157383</text:p>
          </table:table-cell>
          <table:table-cell/>
          <table:table-cell office:value-type="float" office:value="-1.93393819195729" calcext:value-type="float">
            <text:p>-1.9339381919572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32805610745899" calcext:value-type="float">
            <text:p>6.32805610745899</text:p>
          </table:table-cell>
          <table:table-cell/>
          <table:table-cell office:value-type="float" office:value="-0.0669638484295915" calcext:value-type="float">
            <text:p>-0.066963848429592</text:p>
          </table:table-cell>
          <table:table-cell/>
          <table:table-cell office:value-type="float" office:value="6163" calcext:value-type="float">
            <text:p>6163</text:p>
          </table:table-cell>
          <table:table-cell table:number-columns-repeated="3"/>
          <table:table-cell office:value-type="float" office:value="8.76317027816752" calcext:value-type="float">
            <text:p>8.76317027816752</text:p>
          </table:table-cell>
          <table:table-cell office:value-type="float" office:value="100.093959866389" calcext:value-type="float">
            <text:p>100.093959866389</text:p>
          </table:table-cell>
          <table:table-cell office:value-type="float" office:value="90.5569755322784" calcext:value-type="float">
            <text:p>90.5569755322784</text:p>
          </table:table-cell>
          <table:table-cell table:number-columns-repeated="2"/>
          <table:table-cell office:value-type="float" office:value="8557" calcext:value-type="float">
            <text:p>8557</text:p>
          </table:table-cell>
          <table:table-cell office:value-type="float" office:value="45016" calcext:value-type="float">
            <text:p>45016</text:p>
          </table:table-cell>
          <table:table-cell office:value-type="float" office:value="48848" calcext:value-type="float">
            <text:p>48848</text:p>
          </table:table-cell>
        </table:table-row>
        <table:table-row table:style-name="ro1">
          <table:table-cell/>
          <table:table-cell office:value-type="float" office:value="100.113370849091" calcext:value-type="float">
            <text:p>100.113370849091</text:p>
          </table:table-cell>
          <table:table-cell/>
          <table:table-cell office:value-type="float" office:value="-1.31194979730239" calcext:value-type="float">
            <text:p>-1.31194979730239</text:p>
          </table:table-cell>
          <table:table-cell/>
          <table:table-cell office:value-type="float" office:value="47750" calcext:value-type="float">
            <text:p>47750</text:p>
          </table:table-cell>
          <table:table-cell table:number-columns-repeated="3"/>
          <table:table-cell office:value-type="float" office:value="8.9992283035422" calcext:value-type="float">
            <text:p>8.9992283035422</text:p>
          </table:table-cell>
          <table:table-cell/>
          <table:table-cell office:value-type="float" office:value="-0.778985770461863" calcext:value-type="float">
            <text:p>-0.778985770461863</text:p>
          </table:table-cell>
          <table:table-cell/>
          <table:table-cell office:value-type="float" office:value="20458" calcext:value-type="float">
            <text:p>20458</text:p>
          </table:table-cell>
          <table:table-cell table:number-columns-repeated="3"/>
          <table:table-cell office:value-type="float" office:value="100.120096111759" calcext:value-type="float">
            <text:p>100.120096111759</text:p>
          </table:table-cell>
          <table:table-cell/>
          <table:table-cell office:value-type="float" office:value="5.55243552010586" calcext:value-type="float">
            <text:p>5.55243552010586</text:p>
          </table:table-cell>
          <table:table-cell/>
          <table:table-cell office:value-type="float" office:value="45319" calcext:value-type="float">
            <text:p>45319</text:p>
          </table:table-cell>
          <table:table-cell table:number-columns-repeated="3"/>
          <table:table-cell office:value-type="float" office:value="8.80139165445427" calcext:value-type="float">
            <text:p>8.80139165445427</text:p>
          </table:table-cell>
          <table:table-cell office:value-type="float" office:value="100.094041313128" calcext:value-type="float">
            <text:p>100.094041313128</text:p>
          </table:table-cell>
          <table:table-cell office:value-type="float" office:value="90.9166983472458" calcext:value-type="float">
            <text:p>90.9166983472458</text:p>
          </table:table-cell>
          <table:table-cell table:number-columns-repeated="2"/>
          <table:table-cell office:value-type="float" office:value="8566" calcext:value-type="float">
            <text:p>8566</text:p>
          </table:table-cell>
          <table:table-cell office:value-type="float" office:value="45049" calcext:value-type="float">
            <text:p>45049</text:p>
          </table:table-cell>
          <table:table-cell office:value-type="float" office:value="48848" calcext:value-type="float">
            <text:p>48848</text:p>
          </table:table-cell>
        </table:table-row>
        <table:table-row table:style-name="ro1">
          <table:table-cell/>
          <table:table-cell office:value-type="float" office:value="100.100517131302" calcext:value-type="float">
            <text:p>100.100517131302</text:p>
          </table:table-cell>
          <table:table-cell/>
          <table:table-cell office:value-type="float" office:value="-2.42749178746767" calcext:value-type="float">
            <text:p>-2.42749178746767</text:p>
          </table:table-cell>
          <table:table-cell/>
          <table:table-cell office:value-type="float" office:value="46030" calcext:value-type="float">
            <text:p>46030</text:p>
          </table:table-cell>
          <table:table-cell table:number-columns-repeated="3"/>
          <table:table-cell office:value-type="float" office:value="100.086830413586" calcext:value-type="float">
            <text:p>100.086830413586</text:p>
          </table:table-cell>
          <table:table-cell/>
          <table:table-cell office:value-type="float" office:value="0.357929269184707" calcext:value-type="float">
            <text:p>0.357929269184707</text:p>
          </table:table-cell>
          <table:table-cell/>
          <table:table-cell office:value-type="float" office:value="49191" calcext:value-type="float">
            <text:p>49191</text:p>
          </table:table-cell>
          <table:table-cell table:number-columns-repeated="3"/>
          <table:table-cell office:value-type="float" office:value="6.53990028068632" calcext:value-type="float">
            <text:p>6.53990028068632</text:p>
          </table:table-cell>
          <table:table-cell/>
          <table:table-cell office:value-type="float" office:value="0.239696163930826" calcext:value-type="float">
            <text:p>0.239696163930826</text:p>
          </table:table-cell>
          <table:table-cell/>
          <table:table-cell office:value-type="float" office:value="5138" calcext:value-type="float">
            <text:p>5138</text:p>
          </table:table-cell>
          <table:table-cell table:number-columns-repeated="3"/>
          <table:table-cell office:value-type="float" office:value="8.82725413831835" calcext:value-type="float">
            <text:p>8.82725413831835</text:p>
          </table:table-cell>
          <table:table-cell office:value-type="float" office:value="100.094042588589" calcext:value-type="float">
            <text:p>100.094042588589</text:p>
          </table:table-cell>
          <table:table-cell office:value-type="float" office:value="91.07307938237" calcext:value-type="float">
            <text:p>91.07307938237</text:p>
          </table:table-cell>
          <table:table-cell table:number-columns-repeated="2"/>
          <table:table-cell office:value-type="float" office:value="8931" calcext:value-type="float">
            <text:p>8931</text:p>
          </table:table-cell>
          <table:table-cell office:value-type="float" office:value="45064" calcext:value-type="float">
            <text:p>45064</text:p>
          </table:table-cell>
          <table:table-cell office:value-type="float" office:value="48858" calcext:value-type="float">
            <text:p>48858</text:p>
          </table:table-cell>
        </table:table-row>
        <table:table-row table:style-name="ro1">
          <table:table-cell/>
          <table:table-cell office:value-type="float" office:value="100.101711433709" calcext:value-type="float">
            <text:p>100.101711433709</text:p>
          </table:table-cell>
          <table:table-cell/>
          <table:table-cell office:value-type="float" office:value="-8.81236570570339" calcext:value-type="float">
            <text:p>-8.81236570570339</text:p>
          </table:table-cell>
          <table:table-cell/>
          <table:table-cell office:value-type="float" office:value="45649" calcext:value-type="float">
            <text:p>45649</text:p>
          </table:table-cell>
          <table:table-cell table:number-columns-repeated="3"/>
          <table:table-cell office:value-type="float" office:value="92.556180696206" calcext:value-type="float">
            <text:p>92.556180696206</text:p>
          </table:table-cell>
          <table:table-cell/>
          <table:table-cell office:value-type="float" office:value="-3.84978939153045" calcext:value-type="float">
            <text:p>-3.8497893915304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31455585956903" calcext:value-type="float">
            <text:p>1.31455585956903</text:p>
          </table:table-cell>
          <table:table-cell/>
          <table:table-cell office:value-type="float" office:value="-0.136643291039344" calcext:value-type="float">
            <text:p>-0.136643291039344</text:p>
          </table:table-cell>
          <table:table-cell/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8.83493673535129" calcext:value-type="float">
            <text:p>8.83493673535129</text:p>
          </table:table-cell>
          <table:table-cell office:value-type="float" office:value="100.094060715483" calcext:value-type="float">
            <text:p>100.094060715483</text:p>
          </table:table-cell>
          <table:table-cell office:value-type="float" office:value="91.09115898173" calcext:value-type="float">
            <text:p>91.09115898173</text:p>
          </table:table-cell>
          <table:table-cell table:number-columns-repeated="2"/>
          <table:table-cell office:value-type="float" office:value="9063" calcext:value-type="float">
            <text:p>9063</text:p>
          </table:table-cell>
          <table:table-cell office:value-type="float" office:value="45085" calcext:value-type="float">
            <text:p>45085</text:p>
          </table:table-cell>
          <table:table-cell office:value-type="float" office:value="48871" calcext:value-type="float">
            <text:p>48871</text:p>
          </table:table-cell>
        </table:table-row>
        <table:table-row table:style-name="ro1">
          <table:table-cell/>
          <table:table-cell office:value-type="float" office:value="100.102044998108" calcext:value-type="float">
            <text:p>100.102044998108</text:p>
          </table:table-cell>
          <table:table-cell/>
          <table:table-cell office:value-type="float" office:value="-5.40953604061763" calcext:value-type="float">
            <text:p>-5.40953604061763</text:p>
          </table:table-cell>
          <table:table-cell/>
          <table:table-cell office:value-type="float" office:value="43765" calcext:value-type="float">
            <text:p>43765</text:p>
          </table:table-cell>
          <table:table-cell table:number-columns-repeated="3"/>
          <table:table-cell office:value-type="float" office:value="5.52581588496147" calcext:value-type="float">
            <text:p>5.52581588496147</text:p>
          </table:table-cell>
          <table:table-cell/>
          <table:table-cell office:value-type="float" office:value="-0.60178344776794" calcext:value-type="float">
            <text:p>-0.60178344776794</text:p>
          </table:table-cell>
          <table:table-cell/>
          <table:table-cell office:value-type="float" office:value="10219" calcext:value-type="float">
            <text:p>10219</text:p>
          </table:table-cell>
          <table:table-cell table:number-columns-repeated="3"/>
          <table:table-cell office:value-type="float" office:value="0.715189878320687" calcext:value-type="float">
            <text:p>0.715189878320687</text:p>
          </table:table-cell>
          <table:table-cell/>
          <table:table-cell office:value-type="float" office:value="0.00929060340530616" calcext:value-type="float">
            <text:p>0.00929060340530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88289732546811" calcext:value-type="float">
            <text:p>8.88289732546811</text:p>
          </table:table-cell>
          <table:table-cell office:value-type="float" office:value="100.094085806023" calcext:value-type="float">
            <text:p>100.094085806023</text:p>
          </table:table-cell>
          <table:table-cell office:value-type="float" office:value="91.1713121381615" calcext:value-type="float">
            <text:p>91.1713121381615</text:p>
          </table:table-cell>
          <table:table-cell table:number-columns-repeated="2"/>
          <table:table-cell office:value-type="float" office:value="9289" calcext:value-type="float">
            <text:p>9289</text:p>
          </table:table-cell>
          <table:table-cell office:value-type="float" office:value="45091" calcext:value-type="float">
            <text:p>45091</text:p>
          </table:table-cell>
          <table:table-cell office:value-type="float" office:value="48891" calcext:value-type="float">
            <text:p>48891</text:p>
          </table:table-cell>
        </table:table-row>
        <table:table-row table:style-name="ro1">
          <table:table-cell/>
          <table:table-cell office:value-type="float" office:value="100.097706702033" calcext:value-type="float">
            <text:p>100.097706702033</text:p>
          </table:table-cell>
          <table:table-cell/>
          <table:table-cell office:value-type="float" office:value="-4.23571252398206" calcext:value-type="float">
            <text:p>-4.23571252398206</text:p>
          </table:table-cell>
          <table:table-cell/>
          <table:table-cell office:value-type="float" office:value="44403" calcext:value-type="float">
            <text:p>44403</text:p>
          </table:table-cell>
          <table:table-cell table:number-columns-repeated="3"/>
          <table:table-cell office:value-type="float" office:value="0.17194731675258" calcext:value-type="float">
            <text:p>0.17194731675258</text:p>
          </table:table-cell>
          <table:table-cell/>
          <table:table-cell office:value-type="float" office:value="0.148436777510137" calcext:value-type="float">
            <text:p>0.148436777510137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100.108151071277" calcext:value-type="float">
            <text:p>100.108151071277</text:p>
          </table:table-cell>
          <table:table-cell/>
          <table:table-cell office:value-type="float" office:value="-0.496534316396119" calcext:value-type="float">
            <text:p>-0.496534316396119</text:p>
          </table:table-cell>
          <table:table-cell/>
          <table:table-cell office:value-type="float" office:value="44831" calcext:value-type="float">
            <text:p>44831</text:p>
          </table:table-cell>
          <table:table-cell table:number-columns-repeated="3"/>
          <table:table-cell office:value-type="float" office:value="8.89725656810092" calcext:value-type="float">
            <text:p>8.89725656810092</text:p>
          </table:table-cell>
          <table:table-cell office:value-type="float" office:value="100.094110854254" calcext:value-type="float">
            <text:p>100.094110854254</text:p>
          </table:table-cell>
          <table:table-cell office:value-type="float" office:value="91.2248304917708" calcext:value-type="float">
            <text:p>91.2248304917708</text:p>
          </table:table-cell>
          <table:table-cell table:number-columns-repeated="2"/>
          <table:table-cell office:value-type="float" office:value="9367" calcext:value-type="float">
            <text:p>9367</text:p>
          </table:table-cell>
          <table:table-cell office:value-type="float" office:value="45119" calcext:value-type="float">
            <text:p>45119</text:p>
          </table:table-cell>
          <table:table-cell office:value-type="float" office:value="48892" calcext:value-type="float">
            <text:p>48892</text:p>
          </table:table-cell>
        </table:table-row>
        <table:table-row table:style-name="ro1">
          <table:table-cell/>
          <table:table-cell office:value-type="float" office:value="100.10271194755" calcext:value-type="float">
            <text:p>100.10271194755</text:p>
          </table:table-cell>
          <table:table-cell/>
          <table:table-cell office:value-type="float" office:value="-4.58826749244132" calcext:value-type="float">
            <text:p>-4.58826749244132</text:p>
          </table:table-cell>
          <table:table-cell/>
          <table:table-cell office:value-type="float" office:value="46149" calcext:value-type="float">
            <text:p>46149</text:p>
          </table:table-cell>
          <table:table-cell table:number-columns-repeated="3"/>
          <table:table-cell office:value-type="float" office:value="71.5957116613395" calcext:value-type="float">
            <text:p>71.5957116613395</text:p>
          </table:table-cell>
          <table:table-cell/>
          <table:table-cell office:value-type="float" office:value="-1.94935015558485" calcext:value-type="float">
            <text:p>-1.9493501555848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9832998036475" calcext:value-type="float">
            <text:p>5.9832998036475</text:p>
          </table:table-cell>
          <table:table-cell/>
          <table:table-cell office:value-type="float" office:value="-0.346517948320427" calcext:value-type="float">
            <text:p>-0.346517948320427</text:p>
          </table:table-cell>
          <table:table-cell/>
          <table:table-cell office:value-type="float" office:value="4909" calcext:value-type="float">
            <text:p>4909</text:p>
          </table:table-cell>
          <table:table-cell table:number-columns-repeated="3"/>
          <table:table-cell office:value-type="float" office:value="8.93711161376001" calcext:value-type="float">
            <text:p>8.93711161376001</text:p>
          </table:table-cell>
          <table:table-cell office:value-type="float" office:value="100.094113292908" calcext:value-type="float">
            <text:p>100.094113292908</text:p>
          </table:table-cell>
          <table:table-cell office:value-type="float" office:value="91.5195773937779" calcext:value-type="float">
            <text:p>91.5195773937779</text:p>
          </table:table-cell>
          <table:table-cell table:number-columns-repeated="2"/>
          <table:table-cell office:value-type="float" office:value="9436" calcext:value-type="float">
            <text:p>9436</text:p>
          </table:table-cell>
          <table:table-cell office:value-type="float" office:value="45121" calcext:value-type="float">
            <text:p>45121</text:p>
          </table:table-cell>
          <table:table-cell office:value-type="float" office:value="48894" calcext:value-type="float">
            <text:p>48894</text:p>
          </table:table-cell>
        </table:table-row>
        <table:table-row table:style-name="ro1">
          <table:table-cell/>
          <table:table-cell office:value-type="float" office:value="86.9604653619225" calcext:value-type="float">
            <text:p>86.9604653619225</text:p>
          </table:table-cell>
          <table:table-cell/>
          <table:table-cell office:value-type="float" office:value="-7.38810218800295" calcext:value-type="float">
            <text:p>-7.3881021880029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82252233772444" calcext:value-type="float">
            <text:p>5.82252233772444</text:p>
          </table:table-cell>
          <table:table-cell/>
          <table:table-cell office:value-type="float" office:value="-0.0982596366373326" calcext:value-type="float">
            <text:p>-0.098259636637333</text:p>
          </table:table-cell>
          <table:table-cell/>
          <table:table-cell office:value-type="float" office:value="8007" calcext:value-type="float">
            <text:p>8007</text:p>
          </table:table-cell>
          <table:table-cell table:number-columns-repeated="3"/>
          <table:table-cell office:value-type="float" office:value="1.76604555541031" calcext:value-type="float">
            <text:p>1.76604555541031</text:p>
          </table:table-cell>
          <table:table-cell/>
          <table:table-cell office:value-type="float" office:value="-0.92636344814033" calcext:value-type="float">
            <text:p>-0.92636344814033</text:p>
          </table:table-cell>
          <table:table-cell/>
          <table:table-cell office:value-type="float" office:value="2439" calcext:value-type="float">
            <text:p>2439</text:p>
          </table:table-cell>
          <table:table-cell table:number-columns-repeated="3"/>
          <table:table-cell office:value-type="float" office:value="8.93767242434075" calcext:value-type="float">
            <text:p>8.93767242434075</text:p>
          </table:table-cell>
          <table:table-cell office:value-type="float" office:value="100.094169641654" calcext:value-type="float">
            <text:p>100.094169641654</text:p>
          </table:table-cell>
          <table:table-cell office:value-type="float" office:value="91.5994622903839" calcext:value-type="float">
            <text:p>91.5994622903839</text:p>
          </table:table-cell>
          <table:table-cell table:number-columns-repeated="2"/>
          <table:table-cell office:value-type="float" office:value="9498" calcext:value-type="float">
            <text:p>9498</text:p>
          </table:table-cell>
          <table:table-cell office:value-type="float" office:value="45130" calcext:value-type="float">
            <text:p>45130</text:p>
          </table:table-cell>
          <table:table-cell office:value-type="float" office:value="48910" calcext:value-type="float">
            <text:p>48910</text:p>
          </table:table-cell>
        </table:table-row>
        <table:table-row table:style-name="ro1">
          <table:table-cell/>
          <table:table-cell office:value-type="float" office:value="100.096921493271" calcext:value-type="float">
            <text:p>100.096921493271</text:p>
          </table:table-cell>
          <table:table-cell/>
          <table:table-cell office:value-type="float" office:value="-3.43700435621365" calcext:value-type="float">
            <text:p>-3.43700435621365</text:p>
          </table:table-cell>
          <table:table-cell/>
          <table:table-cell office:value-type="float" office:value="46264" calcext:value-type="float">
            <text:p>46264</text:p>
          </table:table-cell>
          <table:table-cell table:number-columns-repeated="3"/>
          <table:table-cell office:value-type="float" office:value="6.88813375837972" calcext:value-type="float">
            <text:p>6.88813375837972</text:p>
          </table:table-cell>
          <table:table-cell/>
          <table:table-cell office:value-type="float" office:value="-0.60916017567627" calcext:value-type="float">
            <text:p>-0.60916017567627</text:p>
          </table:table-cell>
          <table:table-cell/>
          <table:table-cell office:value-type="float" office:value="6124" calcext:value-type="float">
            <text:p>6124</text:p>
          </table:table-cell>
          <table:table-cell table:number-columns-repeated="3"/>
          <table:table-cell office:value-type="float" office:value="8.88289732546811" calcext:value-type="float">
            <text:p>8.88289732546811</text:p>
          </table:table-cell>
          <table:table-cell/>
          <table:table-cell office:value-type="float" office:value="-0.499515799446844" calcext:value-type="float">
            <text:p>-0.499515799446844</text:p>
          </table:table-cell>
          <table:table-cell/>
          <table:table-cell office:value-type="float" office:value="6499" calcext:value-type="float">
            <text:p>6499</text:p>
          </table:table-cell>
          <table:table-cell table:number-columns-repeated="3"/>
          <table:table-cell office:value-type="float" office:value="8.94882577579422" calcext:value-type="float">
            <text:p>8.94882577579422</text:p>
          </table:table-cell>
          <table:table-cell office:value-type="float" office:value="100.094178573239" calcext:value-type="float">
            <text:p>100.094178573239</text:p>
          </table:table-cell>
          <table:table-cell office:value-type="float" office:value="91.7236260690195" calcext:value-type="float">
            <text:p>91.7236260690195</text:p>
          </table:table-cell>
          <table:table-cell table:number-columns-repeated="2"/>
          <table:table-cell office:value-type="float" office:value="10116" calcext:value-type="float">
            <text:p>10116</text:p>
          </table:table-cell>
          <table:table-cell office:value-type="float" office:value="45135" calcext:value-type="float">
            <text:p>45135</text:p>
          </table:table-cell>
          <table:table-cell office:value-type="float" office:value="48917" calcext:value-type="float">
            <text:p>48917</text:p>
          </table:table-cell>
        </table:table-row>
        <table:table-row table:style-name="ro1">
          <table:table-cell/>
          <table:table-cell office:value-type="float" office:value="100.101971406988" calcext:value-type="float">
            <text:p>100.101971406988</text:p>
          </table:table-cell>
          <table:table-cell/>
          <table:table-cell office:value-type="float" office:value="-3.68416726654435" calcext:value-type="float">
            <text:p>-3.68416726654435</text:p>
          </table:table-cell>
          <table:table-cell/>
          <table:table-cell office:value-type="float" office:value="46430" calcext:value-type="float">
            <text:p>46430</text:p>
          </table:table-cell>
          <table:table-cell table:number-columns-repeated="3"/>
          <table:table-cell office:value-type="float" office:value="0.939024727148194" calcext:value-type="float">
            <text:p>0.939024727148194</text:p>
          </table:table-cell>
          <table:table-cell/>
          <table:table-cell office:value-type="float" office:value="0.191221958542169" calcext:value-type="float">
            <text:p>0.19122195854216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41546212248533" calcext:value-type="float">
            <text:p>4.41546212248533</text:p>
          </table:table-cell>
          <table:table-cell/>
          <table:table-cell office:value-type="float" office:value="0.368715848580255" calcext:value-type="float">
            <text:p>0.368715848580255</text:p>
          </table:table-cell>
          <table:table-cell/>
          <table:table-cell office:value-type="float" office:value="4733" calcext:value-type="float">
            <text:p>4733</text:p>
          </table:table-cell>
          <table:table-cell table:number-columns-repeated="3"/>
          <table:table-cell office:value-type="float" office:value="8.96197837926268" calcext:value-type="float">
            <text:p>8.96197837926268</text:p>
          </table:table-cell>
          <table:table-cell office:value-type="float" office:value="100.094197738803" calcext:value-type="float">
            <text:p>100.094197738803</text:p>
          </table:table-cell>
          <table:table-cell office:value-type="float" office:value="91.7797242196512" calcext:value-type="float">
            <text:p>91.7797242196512</text:p>
          </table:table-cell>
          <table:table-cell table:number-columns-repeated="2"/>
          <table:table-cell office:value-type="float" office:value="10348" calcext:value-type="float">
            <text:p>10348</text:p>
          </table:table-cell>
          <table:table-cell office:value-type="float" office:value="45138" calcext:value-type="float">
            <text:p>45138</text:p>
          </table:table-cell>
          <table:table-cell office:value-type="float" office:value="48920" calcext:value-type="float">
            <text:p>48920</text:p>
          </table:table-cell>
        </table:table-row>
        <table:table-row table:style-name="ro1">
          <table:table-cell/>
          <table:table-cell office:value-type="float" office:value="2.92839254005914" calcext:value-type="float">
            <text:p>2.92839254005914</text:p>
          </table:table-cell>
          <table:table-cell/>
          <table:table-cell office:value-type="float" office:value="-0.336771293046838" calcext:value-type="float">
            <text:p>-0.336771293046838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3"/>
          <table:table-cell office:value-type="float" office:value="1.36889467877956" calcext:value-type="float">
            <text:p>1.36889467877956</text:p>
          </table:table-cell>
          <table:table-cell/>
          <table:table-cell office:value-type="float" office:value="-0.122941538738656" calcext:value-type="float">
            <text:p>-0.122941538738656</text:p>
          </table:table-cell>
          <table:table-cell/>
          <table:table-cell office:value-type="float" office:value="2030" calcext:value-type="float">
            <text:p>2030</text:p>
          </table:table-cell>
          <table:table-cell table:number-columns-repeated="3"/>
          <table:table-cell office:value-type="float" office:value="3.60695814567738" calcext:value-type="float">
            <text:p>3.60695814567738</text:p>
          </table:table-cell>
          <table:table-cell/>
          <table:table-cell office:value-type="float" office:value="-0.0206386211635044" calcext:value-type="float">
            <text:p>-0.020638621163504</text:p>
          </table:table-cell>
          <table:table-cell/>
          <table:table-cell office:value-type="float" office:value="3639" calcext:value-type="float">
            <text:p>3639</text:p>
          </table:table-cell>
          <table:table-cell table:number-columns-repeated="3"/>
          <table:table-cell office:value-type="float" office:value="8.97638567993266" calcext:value-type="float">
            <text:p>8.97638567993266</text:p>
          </table:table-cell>
          <table:table-cell office:value-type="float" office:value="100.094218457667" calcext:value-type="float">
            <text:p>100.094218457667</text:p>
          </table:table-cell>
          <table:table-cell office:value-type="float" office:value="91.9956290974168" calcext:value-type="float">
            <text:p>91.9956290974168</text:p>
          </table:table-cell>
          <table:table-cell table:number-columns-repeated="2"/>
          <table:table-cell office:value-type="float" office:value="10589" calcext:value-type="float">
            <text:p>10589</text:p>
          </table:table-cell>
          <table:table-cell office:value-type="float" office:value="45145" calcext:value-type="float">
            <text:p>45145</text:p>
          </table:table-cell>
          <table:table-cell office:value-type="float" office:value="48923" calcext:value-type="float">
            <text:p>48923</text:p>
          </table:table-cell>
        </table:table-row>
        <table:table-row table:style-name="ro1">
          <table:table-cell/>
          <table:table-cell office:value-type="float" office:value="0.65638086743126" calcext:value-type="float">
            <text:p>0.65638086743126</text:p>
          </table:table-cell>
          <table:table-cell/>
          <table:table-cell office:value-type="float" office:value="0.0213715108356279" calcext:value-type="float">
            <text:p>0.021371510835628</text:p>
          </table:table-cell>
          <table:table-cell/>
          <table:table-cell office:value-type="float" office:value="1149" calcext:value-type="float">
            <text:p>1149</text:p>
          </table:table-cell>
          <table:table-cell table:number-columns-repeated="3"/>
          <table:table-cell office:value-type="float" office:value="8.02854047246667" calcext:value-type="float">
            <text:p>8.02854047246667</text:p>
          </table:table-cell>
          <table:table-cell/>
          <table:table-cell office:value-type="float" office:value="0.215466130280828" calcext:value-type="float">
            <text:p>0.215466130280828</text:p>
          </table:table-cell>
          <table:table-cell/>
          <table:table-cell office:value-type="float" office:value="16230" calcext:value-type="float">
            <text:p>16230</text:p>
          </table:table-cell>
          <table:table-cell table:number-columns-repeated="3"/>
          <table:table-cell office:value-type="float" office:value="100.099179997726" calcext:value-type="float">
            <text:p>100.099179997726</text:p>
          </table:table-cell>
          <table:table-cell/>
          <table:table-cell office:value-type="float" office:value="-0.368620007365213" calcext:value-type="float">
            <text:p>-0.368620007365213</text:p>
          </table:table-cell>
          <table:table-cell/>
          <table:table-cell office:value-type="float" office:value="45730" calcext:value-type="float">
            <text:p>45730</text:p>
          </table:table-cell>
          <table:table-cell table:number-columns-repeated="3"/>
          <table:table-cell office:value-type="float" office:value="8.98897966495484" calcext:value-type="float">
            <text:p>8.98897966495484</text:p>
          </table:table-cell>
          <table:table-cell office:value-type="float" office:value="100.094257322729" calcext:value-type="float">
            <text:p>100.094257322729</text:p>
          </table:table-cell>
          <table:table-cell office:value-type="float" office:value="92.0506525067129" calcext:value-type="float">
            <text:p>92.0506525067129</text:p>
          </table:table-cell>
          <table:table-cell table:number-columns-repeated="2"/>
          <table:table-cell office:value-type="float" office:value="10654" calcext:value-type="float">
            <text:p>10654</text:p>
          </table:table-cell>
          <table:table-cell office:value-type="float" office:value="45174" calcext:value-type="float">
            <text:p>45174</text:p>
          </table:table-cell>
          <table:table-cell office:value-type="float" office:value="48941" calcext:value-type="float">
            <text:p>48941</text:p>
          </table:table-cell>
        </table:table-row>
        <table:table-row table:style-name="ro1">
          <table:table-cell/>
          <table:table-cell office:value-type="float" office:value="6.8775833627621" calcext:value-type="float">
            <text:p>6.8775833627621</text:p>
          </table:table-cell>
          <table:table-cell/>
          <table:table-cell office:value-type="float" office:value="-0.703759446567942" calcext:value-type="float">
            <text:p>-0.703759446567942</text:p>
          </table:table-cell>
          <table:table-cell/>
          <table:table-cell office:value-type="float" office:value="4503" calcext:value-type="float">
            <text:p>4503</text:p>
          </table:table-cell>
          <table:table-cell table:number-columns-repeated="3"/>
          <table:table-cell office:value-type="float" office:value="100.094200537966" calcext:value-type="float">
            <text:p>100.094200537966</text:p>
          </table:table-cell>
          <table:table-cell/>
          <table:table-cell office:value-type="float" office:value="-0.194970089378749" calcext:value-type="float">
            <text:p>-0.194970089378749</text:p>
          </table:table-cell>
          <table:table-cell/>
          <table:table-cell office:value-type="float" office:value="47656" calcext:value-type="float">
            <text:p>47656</text:p>
          </table:table-cell>
          <table:table-cell table:number-columns-repeated="3"/>
          <table:table-cell office:value-type="float" office:value="1.21871295141988" calcext:value-type="float">
            <text:p>1.21871295141988</text:p>
          </table:table-cell>
          <table:table-cell/>
          <table:table-cell office:value-type="float" office:value="-0.228258080106821" calcext:value-type="float">
            <text:p>-0.228258080106821</text:p>
          </table:table-cell>
          <table:table-cell/>
          <table:table-cell office:value-type="float" office:value="1212" calcext:value-type="float">
            <text:p>1212</text:p>
          </table:table-cell>
          <table:table-cell table:number-columns-repeated="3"/>
          <table:table-cell office:value-type="float" office:value="8.9975346377263" calcext:value-type="float">
            <text:p>8.9975346377263</text:p>
          </table:table-cell>
          <table:table-cell office:value-type="float" office:value="100.094412811579" calcext:value-type="float">
            <text:p>100.094412811579</text:p>
          </table:table-cell>
          <table:table-cell office:value-type="float" office:value="92.0643913794769" calcext:value-type="float">
            <text:p>92.0643913794769</text:p>
          </table:table-cell>
          <table:table-cell table:number-columns-repeated="2"/>
          <table:table-cell office:value-type="float" office:value="11104" calcext:value-type="float">
            <text:p>11104</text:p>
          </table:table-cell>
          <table:table-cell office:value-type="float" office:value="45176" calcext:value-type="float">
            <text:p>45176</text:p>
          </table:table-cell>
          <table:table-cell office:value-type="float" office:value="48953" calcext:value-type="float">
            <text:p>48953</text:p>
          </table:table-cell>
        </table:table-row>
        <table:table-row table:style-name="ro1">
          <table:table-cell/>
          <table:table-cell office:value-type="float" office:value="4.29832692489389" calcext:value-type="float">
            <text:p>4.29832692489389</text:p>
          </table:table-cell>
          <table:table-cell/>
          <table:table-cell office:value-type="float" office:value="-0.323851967280582" calcext:value-type="float">
            <text:p>-0.323851967280582</text:p>
          </table:table-cell>
          <table:table-cell/>
          <table:table-cell office:value-type="float" office:value="5010" calcext:value-type="float">
            <text:p>5010</text:p>
          </table:table-cell>
          <table:table-cell table:number-columns-repeated="3"/>
          <table:table-cell office:value-type="float" office:value="100.088044181364" calcext:value-type="float">
            <text:p>100.088044181364</text:p>
          </table:table-cell>
          <table:table-cell/>
          <table:table-cell office:value-type="float" office:value="0.949502294579919" calcext:value-type="float">
            <text:p>0.949502294579919</text:p>
          </table:table-cell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office:value-type="float" office:value="3.44987299596609" calcext:value-type="float">
            <text:p>3.44987299596609</text:p>
          </table:table-cell>
          <table:table-cell/>
          <table:table-cell office:value-type="float" office:value="0.250111302506602" calcext:value-type="float">
            <text:p>0.250111302506602</text:p>
          </table:table-cell>
          <table:table-cell/>
          <table:table-cell office:value-type="float" office:value="2740" calcext:value-type="float">
            <text:p>2740</text:p>
          </table:table-cell>
          <table:table-cell table:number-columns-repeated="3"/>
          <table:table-cell office:value-type="float" office:value="8.99770092937954" calcext:value-type="float">
            <text:p>8.99770092937954</text:p>
          </table:table-cell>
          <table:table-cell office:value-type="float" office:value="100.094422734681" calcext:value-type="float">
            <text:p>100.094422734681</text:p>
          </table:table-cell>
          <table:table-cell office:value-type="float" office:value="92.4930430640242" calcext:value-type="float">
            <text:p>92.4930430640242</text:p>
          </table:table-cell>
          <table:table-cell table:number-columns-repeated="2"/>
          <table:table-cell office:value-type="float" office:value="11355" calcext:value-type="float">
            <text:p>11355</text:p>
          </table:table-cell>
          <table:table-cell office:value-type="float" office:value="45191" calcext:value-type="float">
            <text:p>45191</text:p>
          </table:table-cell>
          <table:table-cell office:value-type="float" office:value="48988" calcext:value-type="float">
            <text:p>48988</text:p>
          </table:table-cell>
        </table:table-row>
        <table:table-row table:style-name="ro1">
          <table:table-cell/>
          <table:table-cell office:value-type="float" office:value="100.096087405516" calcext:value-type="float">
            <text:p>100.096087405516</text:p>
          </table:table-cell>
          <table:table-cell/>
          <table:table-cell office:value-type="float" office:value="-4.73934836455776" calcext:value-type="float">
            <text:p>-4.73934836455776</text:p>
          </table:table-cell>
          <table:table-cell/>
          <table:table-cell office:value-type="float" office:value="46893" calcext:value-type="float">
            <text:p>46893</text:p>
          </table:table-cell>
          <table:table-cell table:number-columns-repeated="3"/>
          <table:table-cell office:value-type="float" office:value="89.7222101796463" calcext:value-type="float">
            <text:p>89.7222101796463</text:p>
          </table:table-cell>
          <table:table-cell/>
          <table:table-cell office:value-type="float" office:value="-1.75750885373704" calcext:value-type="float">
            <text:p>-1.7575088537370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584260458772082" calcext:value-type="float">
            <text:p>0.584260458772082</text:p>
          </table:table-cell>
          <table:table-cell/>
          <table:table-cell office:value-type="float" office:value="0.0511356884638611" calcext:value-type="float">
            <text:p>0.051135688463861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3"/>
          <table:table-cell office:value-type="float" office:value="8.99890484129856" calcext:value-type="float">
            <text:p>8.99890484129856</text:p>
          </table:table-cell>
          <table:table-cell office:value-type="float" office:value="100.094438955849" calcext:value-type="float">
            <text:p>100.094438955849</text:p>
          </table:table-cell>
          <table:table-cell office:value-type="float" office:value="92.5390987223776" calcext:value-type="float">
            <text:p>92.5390987223776</text:p>
          </table:table-cell>
          <table:table-cell table:number-columns-repeated="2"/>
          <table:table-cell office:value-type="float" office:value="11750" calcext:value-type="float">
            <text:p>11750</text:p>
          </table:table-cell>
          <table:table-cell office:value-type="float" office:value="45205" calcext:value-type="float">
            <text:p>45205</text:p>
          </table:table-cell>
          <table:table-cell office:value-type="float" office:value="49001" calcext:value-type="float">
            <text:p>49001</text:p>
          </table:table-cell>
        </table:table-row>
        <table:table-row table:style-name="ro1">
          <table:table-cell/>
          <table:table-cell office:value-type="float" office:value="0.86127403115076" calcext:value-type="float">
            <text:p>0.86127403115076</text:p>
          </table:table-cell>
          <table:table-cell/>
          <table:table-cell office:value-type="float" office:value="0.00340858504235641" calcext:value-type="float">
            <text:p>0.003408585042356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100.088720957876" calcext:value-type="float">
            <text:p>100.088720957876</text:p>
          </table:table-cell>
          <table:table-cell/>
          <table:table-cell office:value-type="float" office:value="2.26838226416856" calcext:value-type="float">
            <text:p>2.26838226416856</text:p>
          </table:table-cell>
          <table:table-cell/>
          <table:table-cell office:value-type="float" office:value="47900" calcext:value-type="float">
            <text:p>47900</text:p>
          </table:table-cell>
          <table:table-cell table:number-columns-repeated="3"/>
          <table:table-cell office:value-type="float" office:value="5.35841393911426" calcext:value-type="float">
            <text:p>5.35841393911426</text:p>
          </table:table-cell>
          <table:table-cell/>
          <table:table-cell office:value-type="float" office:value="-0.405197386232117" calcext:value-type="float">
            <text:p>-0.405197386232117</text:p>
          </table:table-cell>
          <table:table-cell/>
          <table:table-cell office:value-type="float" office:value="5521" calcext:value-type="float">
            <text:p>5521</text:p>
          </table:table-cell>
          <table:table-cell table:number-columns-repeated="3"/>
          <table:table-cell office:value-type="float" office:value="9.00165589578593" calcext:value-type="float">
            <text:p>9.00165589578593</text:p>
          </table:table-cell>
          <table:table-cell office:value-type="float" office:value="100.094461838172" calcext:value-type="float">
            <text:p>100.094461838172</text:p>
          </table:table-cell>
          <table:table-cell office:value-type="float" office:value="92.5397724107844" calcext:value-type="float">
            <text:p>92.5397724107844</text:p>
          </table:table-cell>
          <table:table-cell table:number-columns-repeated="2"/>
          <table:table-cell office:value-type="float" office:value="11908" calcext:value-type="float">
            <text:p>11908</text:p>
          </table:table-cell>
          <table:table-cell office:value-type="float" office:value="45215" calcext:value-type="float">
            <text:p>45215</text:p>
          </table:table-cell>
          <table:table-cell office:value-type="float" office:value="49008" calcext:value-type="float">
            <text:p>49008</text:p>
          </table:table-cell>
        </table:table-row>
        <table:table-row table:style-name="ro1">
          <table:table-cell/>
          <table:table-cell office:value-type="float" office:value="100.114014470675" calcext:value-type="float">
            <text:p>100.114014470675</text:p>
          </table:table-cell>
          <table:table-cell/>
          <table:table-cell office:value-type="float" office:value="-1.27383544022792" calcext:value-type="float">
            <text:p>-1.27383544022792</text:p>
          </table:table-cell>
          <table:table-cell/>
          <table:table-cell office:value-type="float" office:value="47895" calcext:value-type="float">
            <text:p>47895</text:p>
          </table:table-cell>
          <table:table-cell table:number-columns-repeated="3"/>
          <table:table-cell office:value-type="float" office:value="6.77595469838517" calcext:value-type="float">
            <text:p>6.77595469838517</text:p>
          </table:table-cell>
          <table:table-cell/>
          <table:table-cell office:value-type="float" office:value="0.465552651743266" calcext:value-type="float">
            <text:p>0.465552651743266</text:p>
          </table:table-cell>
          <table:table-cell/>
          <table:table-cell office:value-type="float" office:value="6241" calcext:value-type="float">
            <text:p>6241</text:p>
          </table:table-cell>
          <table:table-cell table:number-columns-repeated="3"/>
          <table:table-cell office:value-type="float" office:value="1.75980378063364" calcext:value-type="float">
            <text:p>1.75980378063364</text:p>
          </table:table-cell>
          <table:table-cell/>
          <table:table-cell office:value-type="float" office:value="0.0755523917130531" calcext:value-type="float">
            <text:p>0.075552391713053</text:p>
          </table:table-cell>
          <table:table-cell/>
          <table:table-cell office:value-type="float" office:value="1852" calcext:value-type="float">
            <text:p>1852</text:p>
          </table:table-cell>
          <table:table-cell table:number-columns-repeated="3"/>
          <table:table-cell office:value-type="float" office:value="9.00597831983638" calcext:value-type="float">
            <text:p>9.00597831983638</text:p>
          </table:table-cell>
          <table:table-cell office:value-type="float" office:value="100.094545055894" calcext:value-type="float">
            <text:p>100.094545055894</text:p>
          </table:table-cell>
          <table:table-cell office:value-type="float" office:value="92.556180696206" calcext:value-type="float">
            <text:p>92.556180696206</text:p>
          </table:table-cell>
          <table:table-cell table:number-columns-repeated="2"/>
          <table:table-cell office:value-type="float" office:value="12383" calcext:value-type="float">
            <text:p>12383</text:p>
          </table:table-cell>
          <table:table-cell office:value-type="float" office:value="45218" calcext:value-type="float">
            <text:p>45218</text:p>
          </table:table-cell>
          <table:table-cell office:value-type="float" office:value="49027" calcext:value-type="float">
            <text:p>49027</text:p>
          </table:table-cell>
        </table:table-row>
        <table:table-row table:style-name="ro1">
          <table:table-cell/>
          <table:table-cell office:value-type="float" office:value="100.085091505849" calcext:value-type="float">
            <text:p>100.085091505849</text:p>
          </table:table-cell>
          <table:table-cell/>
          <table:table-cell office:value-type="float" office:value="-4.55451480036267" calcext:value-type="float">
            <text:p>-4.55451480036267</text:p>
          </table:table-cell>
          <table:table-cell/>
          <table:table-cell office:value-type="float" office:value="45846" calcext:value-type="float">
            <text:p>45846</text:p>
          </table:table-cell>
          <table:table-cell table:number-columns-repeated="3"/>
          <table:table-cell office:value-type="float" office:value="1.87248455377679" calcext:value-type="float">
            <text:p>1.87248455377679</text:p>
          </table:table-cell>
          <table:table-cell/>
          <table:table-cell office:value-type="float" office:value="-0.191147519040651" calcext:value-type="float">
            <text:p>-0.191147519040651</text:p>
          </table:table-cell>
          <table:table-cell/>
          <table:table-cell office:value-type="float" office:value="1845" calcext:value-type="float">
            <text:p>1845</text:p>
          </table:table-cell>
          <table:table-cell table:number-columns-repeated="3"/>
          <table:table-cell office:value-type="float" office:value="5.56715357159946" calcext:value-type="float">
            <text:p>5.56715357159946</text:p>
          </table:table-cell>
          <table:table-cell/>
          <table:table-cell office:value-type="float" office:value="0.284389217127603" calcext:value-type="float">
            <text:p>0.284389217127603</text:p>
          </table:table-cell>
          <table:table-cell/>
          <table:table-cell office:value-type="float" office:value="4401" calcext:value-type="float">
            <text:p>4401</text:p>
          </table:table-cell>
          <table:table-cell table:number-columns-repeated="3"/>
          <table:table-cell office:value-type="float" office:value="9.007099581883" calcext:value-type="float">
            <text:p>9.007099581883</text:p>
          </table:table-cell>
          <table:table-cell office:value-type="float" office:value="100.094580038927" calcext:value-type="float">
            <text:p>100.094580038927</text:p>
          </table:table-cell>
          <table:table-cell office:value-type="float" office:value="92.6550627206139" calcext:value-type="float">
            <text:p>92.6550627206139</text:p>
          </table:table-cell>
          <table:table-cell table:number-columns-repeated="2"/>
          <table:table-cell office:value-type="float" office:value="12504" calcext:value-type="float">
            <text:p>12504</text:p>
          </table:table-cell>
          <table:table-cell office:value-type="float" office:value="45231" calcext:value-type="float">
            <text:p>45231</text:p>
          </table:table-cell>
          <table:table-cell office:value-type="float" office:value="49033" calcext:value-type="float">
            <text:p>49033</text:p>
          </table:table-cell>
        </table:table-row>
        <table:table-row table:style-name="ro1">
          <table:table-cell/>
          <table:table-cell office:value-type="float" office:value="100.101051232155" calcext:value-type="float">
            <text:p>100.101051232155</text:p>
          </table:table-cell>
          <table:table-cell/>
          <table:table-cell office:value-type="float" office:value="-5.07155371620762" calcext:value-type="float">
            <text:p>-5.07155371620762</text:p>
          </table:table-cell>
          <table:table-cell/>
          <table:table-cell office:value-type="float" office:value="44245" calcext:value-type="float">
            <text:p>44245</text:p>
          </table:table-cell>
          <table:table-cell table:number-columns-repeated="3"/>
          <table:table-cell office:value-type="float" office:value="100.090241502609" calcext:value-type="float">
            <text:p>100.090241502609</text:p>
          </table:table-cell>
          <table:table-cell/>
          <table:table-cell office:value-type="float" office:value="-0.0891203082226186" calcext:value-type="float">
            <text:p>-0.089120308222619</text:p>
          </table:table-cell>
          <table:table-cell/>
          <table:table-cell office:value-type="float" office:value="49911" calcext:value-type="float">
            <text:p>49911</text:p>
          </table:table-cell>
          <table:table-cell table:number-columns-repeated="3"/>
          <table:table-cell office:value-type="float" office:value="2.84626657330407" calcext:value-type="float">
            <text:p>2.84626657330407</text:p>
          </table:table-cell>
          <table:table-cell/>
          <table:table-cell office:value-type="float" office:value="-0.100807799154725" calcext:value-type="float">
            <text:p>-0.100807799154725</text:p>
          </table:table-cell>
          <table:table-cell/>
          <table:table-cell office:value-type="float" office:value="2496" calcext:value-type="float">
            <text:p>2496</text:p>
          </table:table-cell>
          <table:table-cell table:number-columns-repeated="3"/>
          <table:table-cell office:value-type="float" office:value="9.01051280490866" calcext:value-type="float">
            <text:p>9.01051280490866</text:p>
          </table:table-cell>
          <table:table-cell office:value-type="float" office:value="100.094660796812" calcext:value-type="float">
            <text:p>100.094660796812</text:p>
          </table:table-cell>
          <table:table-cell office:value-type="float" office:value="92.7837916550045" calcext:value-type="float">
            <text:p>92.7837916550045</text:p>
          </table:table-cell>
          <table:table-cell table:number-columns-repeated="2"/>
          <table:table-cell office:value-type="float" office:value="13548" calcext:value-type="float">
            <text:p>13548</text:p>
          </table:table-cell>
          <table:table-cell office:value-type="float" office:value="45233" calcext:value-type="float">
            <text:p>45233</text:p>
          </table:table-cell>
          <table:table-cell office:value-type="float" office:value="49051" calcext:value-type="float">
            <text:p>49051</text:p>
          </table:table-cell>
        </table:table-row>
        <table:table-row table:style-name="ro1">
          <table:table-cell/>
          <table:table-cell office:value-type="float" office:value="3.91113914522636" calcext:value-type="float">
            <text:p>3.91113914522636</text:p>
          </table:table-cell>
          <table:table-cell/>
          <table:table-cell office:value-type="float" office:value="-0.512539525936744" calcext:value-type="float">
            <text:p>-0.512539525936744</text:p>
          </table:table-cell>
          <table:table-cell/>
          <table:table-cell office:value-type="float" office:value="4612" calcext:value-type="float">
            <text:p>4612</text:p>
          </table:table-cell>
          <table:table-cell table:number-columns-repeated="3"/>
          <table:table-cell office:value-type="float" office:value="4.4820884543013" calcext:value-type="float">
            <text:p>4.4820884543013</text:p>
          </table:table-cell>
          <table:table-cell/>
          <table:table-cell office:value-type="float" office:value="-0.139340131841958" calcext:value-type="float">
            <text:p>-0.13934013184195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3597690185" calcext:value-type="float">
            <text:p>100.103597690185</text:p>
          </table:table-cell>
          <table:table-cell/>
          <table:table-cell office:value-type="float" office:value="0.212365562964788" calcext:value-type="float">
            <text:p>0.212365562964788</text:p>
          </table:table-cell>
          <table:table-cell/>
          <table:table-cell office:value-type="float" office:value="46683" calcext:value-type="float">
            <text:p>46683</text:p>
          </table:table-cell>
          <table:table-cell table:number-columns-repeated="3"/>
          <table:table-cell office:value-type="float" office:value="9.01067772501457" calcext:value-type="float">
            <text:p>9.01067772501457</text:p>
          </table:table-cell>
          <table:table-cell office:value-type="float" office:value="100.09482869785" calcext:value-type="float">
            <text:p>100.09482869785</text:p>
          </table:table-cell>
          <table:table-cell office:value-type="float" office:value="92.8343756157383" calcext:value-type="float">
            <text:p>92.8343756157383</text:p>
          </table:table-cell>
          <table:table-cell table:number-columns-repeated="2"/>
          <table:table-cell office:value-type="float" office:value="13915" calcext:value-type="float">
            <text:p>13915</text:p>
          </table:table-cell>
          <table:table-cell office:value-type="float" office:value="45233" calcext:value-type="float">
            <text:p>45233</text:p>
          </table:table-cell>
          <table:table-cell office:value-type="float" office:value="49075" calcext:value-type="float">
            <text:p>49075</text:p>
          </table:table-cell>
        </table:table-row>
        <table:table-row table:style-name="ro1">
          <table:table-cell/>
          <table:table-cell office:value-type="float" office:value="100.102548286416" calcext:value-type="float">
            <text:p>100.102548286416</text:p>
          </table:table-cell>
          <table:table-cell/>
          <table:table-cell office:value-type="float" office:value="-9.07063986003254" calcext:value-type="float">
            <text:p>-9.07063986003254</text:p>
          </table:table-cell>
          <table:table-cell/>
          <table:table-cell office:value-type="float" office:value="46071" calcext:value-type="float">
            <text:p>46071</text:p>
          </table:table-cell>
          <table:table-cell table:number-columns-repeated="3"/>
          <table:table-cell office:value-type="float" office:value="99.9108556852241" calcext:value-type="float">
            <text:p>99.9108556852241</text:p>
          </table:table-cell>
          <table:table-cell/>
          <table:table-cell office:value-type="float" office:value="-3.67636392007343" calcext:value-type="float">
            <text:p>-3.676363920073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793615594895331" calcext:value-type="float">
            <text:p>0.793615594895331</text:p>
          </table:table-cell>
          <table:table-cell/>
          <table:table-cell office:value-type="float" office:value="-0.110341671448767" calcext:value-type="float">
            <text:p>-0.110341671448767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9.01076888124748" calcext:value-type="float">
            <text:p>9.01076888124748</text:p>
          </table:table-cell>
          <table:table-cell office:value-type="float" office:value="100.094844574505" calcext:value-type="float">
            <text:p>100.094844574505</text:p>
          </table:table-cell>
          <table:table-cell office:value-type="float" office:value="92.8702188578911" calcext:value-type="float">
            <text:p>92.8702188578911</text:p>
          </table:table-cell>
          <table:table-cell table:number-columns-repeated="2"/>
          <table:table-cell office:value-type="float" office:value="17517" calcext:value-type="float">
            <text:p>17517</text:p>
          </table:table-cell>
          <table:table-cell office:value-type="float" office:value="45236" calcext:value-type="float">
            <text:p>45236</text:p>
          </table:table-cell>
          <table:table-cell office:value-type="float" office:value="49082" calcext:value-type="float">
            <text:p>49082</text:p>
          </table:table-cell>
        </table:table-row>
        <table:table-row table:style-name="ro1">
          <table:table-cell/>
          <table:table-cell office:value-type="float" office:value="2.18339519377575" calcext:value-type="float">
            <text:p>2.18339519377575</text:p>
          </table:table-cell>
          <table:table-cell/>
          <table:table-cell office:value-type="float" office:value="0.244945972896603" calcext:value-type="float">
            <text:p>0.244945972896603</text:p>
          </table:table-cell>
          <table:table-cell/>
          <table:table-cell office:value-type="float" office:value="1925" calcext:value-type="float">
            <text:p>1925</text:p>
          </table:table-cell>
          <table:table-cell table:number-columns-repeated="3"/>
          <table:table-cell office:value-type="float" office:value="6.41418775549181" calcext:value-type="float">
            <text:p>6.41418775549181</text:p>
          </table:table-cell>
          <table:table-cell/>
          <table:table-cell office:value-type="float" office:value="-0.643727258937713" calcext:value-type="float">
            <text:p>-0.643727258937713</text:p>
          </table:table-cell>
          <table:table-cell/>
          <table:table-cell office:value-type="float" office:value="5947" calcext:value-type="float">
            <text:p>5947</text:p>
          </table:table-cell>
          <table:table-cell table:number-columns-repeated="3"/>
          <table:table-cell office:value-type="float" office:value="100.114382010875" calcext:value-type="float">
            <text:p>100.114382010875</text:p>
          </table:table-cell>
          <table:table-cell/>
          <table:table-cell office:value-type="float" office:value="4.43371209103287" calcext:value-type="float">
            <text:p>4.43371209103287</text:p>
          </table:table-cell>
          <table:table-cell/>
          <table:table-cell office:value-type="float" office:value="44832" calcext:value-type="float">
            <text:p>44832</text:p>
          </table:table-cell>
          <table:table-cell table:number-columns-repeated="3"/>
          <table:table-cell office:value-type="float" office:value="9.01226970584617" calcext:value-type="float">
            <text:p>9.01226970584617</text:p>
          </table:table-cell>
          <table:table-cell office:value-type="float" office:value="100.094909379399" calcext:value-type="float">
            <text:p>100.094909379399</text:p>
          </table:table-cell>
          <table:table-cell office:value-type="float" office:value="93.3848671630285" calcext:value-type="float">
            <text:p>93.3848671630285</text:p>
          </table:table-cell>
          <table:table-cell table:number-columns-repeated="2"/>
          <table:table-cell office:value-type="float" office:value="17670" calcext:value-type="float">
            <text:p>17670</text:p>
          </table:table-cell>
          <table:table-cell office:value-type="float" office:value="45240" calcext:value-type="float">
            <text:p>45240</text:p>
          </table:table-cell>
          <table:table-cell office:value-type="float" office:value="49104" calcext:value-type="float">
            <text:p>49104</text:p>
          </table:table-cell>
        </table:table-row>
        <table:table-row table:style-name="ro1">
          <table:table-cell/>
          <table:table-cell office:value-type="float" office:value="100.10505295573" calcext:value-type="float">
            <text:p>100.10505295573</text:p>
          </table:table-cell>
          <table:table-cell/>
          <table:table-cell office:value-type="float" office:value="-4.75519981005921" calcext:value-type="float">
            <text:p>-4.75519981005921</text:p>
          </table:table-cell>
          <table:table-cell/>
          <table:table-cell office:value-type="float" office:value="46419" calcext:value-type="float">
            <text:p>46419</text:p>
          </table:table-cell>
          <table:table-cell table:number-columns-repeated="3"/>
          <table:table-cell office:value-type="float" office:value="97.020858498029" calcext:value-type="float">
            <text:p>97.020858498029</text:p>
          </table:table-cell>
          <table:table-cell/>
          <table:table-cell office:value-type="float" office:value="-0.516790825964952" calcext:value-type="float">
            <text:p>-0.51679082596495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65413380989833" calcext:value-type="float">
            <text:p>2.65413380989833</text:p>
          </table:table-cell>
          <table:table-cell/>
          <table:table-cell office:value-type="float" office:value="-0.278280104114119" calcext:value-type="float">
            <text:p>-0.278280104114119</text:p>
          </table:table-cell>
          <table:table-cell/>
          <table:table-cell office:value-type="float" office:value="2336" calcext:value-type="float">
            <text:p>2336</text:p>
          </table:table-cell>
          <table:table-cell table:number-columns-repeated="3"/>
          <table:table-cell office:value-type="float" office:value="9.01229931525102" calcext:value-type="float">
            <text:p>9.01229931525102</text:p>
          </table:table-cell>
          <table:table-cell office:value-type="float" office:value="100.094936395457" calcext:value-type="float">
            <text:p>100.094936395457</text:p>
          </table:table-cell>
          <table:table-cell office:value-type="float" office:value="93.4685505224597" calcext:value-type="float">
            <text:p>93.4685505224597</text:p>
          </table:table-cell>
          <table:table-cell table:number-columns-repeated="2"/>
          <table:table-cell office:value-type="float" office:value="20613" calcext:value-type="float">
            <text:p>20613</text:p>
          </table:table-cell>
          <table:table-cell office:value-type="float" office:value="45256" calcext:value-type="float">
            <text:p>45256</text:p>
          </table:table-cell>
          <table:table-cell office:value-type="float" office:value="49110" calcext:value-type="float">
            <text:p>49110</text:p>
          </table:table-cell>
        </table:table-row>
        <table:table-row table:style-name="ro1">
          <table:table-cell/>
          <table:table-cell office:value-type="float" office:value="100.09698571945" calcext:value-type="float">
            <text:p>100.09698571945</text:p>
          </table:table-cell>
          <table:table-cell/>
          <table:table-cell office:value-type="float" office:value="-4.33991915253743" calcext:value-type="float">
            <text:p>-4.33991915253743</text:p>
          </table:table-cell>
          <table:table-cell/>
          <table:table-cell office:value-type="float" office:value="46938" calcext:value-type="float">
            <text:p>46938</text:p>
          </table:table-cell>
          <table:table-cell table:number-columns-repeated="3"/>
          <table:table-cell office:value-type="float" office:value="5.59015338308204" calcext:value-type="float">
            <text:p>5.59015338308204</text:p>
          </table:table-cell>
          <table:table-cell/>
          <table:table-cell office:value-type="float" office:value="-0.174843980478523" calcext:value-type="float">
            <text:p>-0.17484398047852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61425561493471" calcext:value-type="float">
            <text:p>4.61425561493471</text:p>
          </table:table-cell>
          <table:table-cell/>
          <table:table-cell office:value-type="float" office:value="0.133882565121394" calcext:value-type="float">
            <text:p>0.133882565121394</text:p>
          </table:table-cell>
          <table:table-cell/>
          <table:table-cell office:value-type="float" office:value="4182" calcext:value-type="float">
            <text:p>4182</text:p>
          </table:table-cell>
          <table:table-cell table:number-columns-repeated="3"/>
          <table:table-cell office:value-type="float" office:value="9.01403727903404" calcext:value-type="float">
            <text:p>9.01403727903404</text:p>
          </table:table-cell>
          <table:table-cell office:value-type="float" office:value="100.095001440606" calcext:value-type="float">
            <text:p>100.095001440606</text:p>
          </table:table-cell>
          <table:table-cell office:value-type="float" office:value="93.4825027906222" calcext:value-type="float">
            <text:p>93.4825027906222</text:p>
          </table:table-cell>
          <table:table-cell table:number-columns-repeated="2"/>
          <table:table-cell office:value-type="float" office:value="23825" calcext:value-type="float">
            <text:p>23825</text:p>
          </table:table-cell>
          <table:table-cell office:value-type="float" office:value="45275" calcext:value-type="float">
            <text:p>45275</text:p>
          </table:table-cell>
          <table:table-cell office:value-type="float" office:value="49111" calcext:value-type="float">
            <text:p>49111</text:p>
          </table:table-cell>
        </table:table-row>
        <table:table-row table:style-name="ro1">
          <table:table-cell/>
          <table:table-cell office:value-type="float" office:value="100.09758910506" calcext:value-type="float">
            <text:p>100.09758910506</text:p>
          </table:table-cell>
          <table:table-cell/>
          <table:table-cell office:value-type="float" office:value="-3.56308293186803" calcext:value-type="float">
            <text:p>-3.56308293186803</text:p>
          </table:table-cell>
          <table:table-cell/>
          <table:table-cell office:value-type="float" office:value="46377" calcext:value-type="float">
            <text:p>46377</text:p>
          </table:table-cell>
          <table:table-cell table:number-columns-repeated="3"/>
          <table:table-cell office:value-type="float" office:value="95.8763960638857" calcext:value-type="float">
            <text:p>95.8763960638857</text:p>
          </table:table-cell>
          <table:table-cell/>
          <table:table-cell office:value-type="float" office:value="0.679172314637728" calcext:value-type="float">
            <text:p>0.67917231463772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83974950007061" calcext:value-type="float">
            <text:p>1.83974950007061</text:p>
          </table:table-cell>
          <table:table-cell/>
          <table:table-cell office:value-type="float" office:value="-0.0719047222920301" calcext:value-type="float">
            <text:p>-0.07190472229203</text:p>
          </table:table-cell>
          <table:table-cell/>
          <table:table-cell office:value-type="float" office:value="2402" calcext:value-type="float">
            <text:p>2402</text:p>
          </table:table-cell>
          <table:table-cell table:number-columns-repeated="3"/>
          <table:table-cell office:value-type="float" office:value="9.01411271653207" calcext:value-type="float">
            <text:p>9.01411271653207</text:p>
          </table:table-cell>
          <table:table-cell office:value-type="float" office:value="100.095103537081" calcext:value-type="float">
            <text:p>100.095103537081</text:p>
          </table:table-cell>
          <table:table-cell office:value-type="float" office:value="93.590503801765" calcext:value-type="float">
            <text:p>93.590503801765</text:p>
          </table:table-cell>
          <table:table-cell table:number-columns-repeated="2"/>
          <table:table-cell office:value-type="float" office:value="26853" calcext:value-type="float">
            <text:p>26853</text:p>
          </table:table-cell>
          <table:table-cell office:value-type="float" office:value="45287" calcext:value-type="float">
            <text:p>45287</text:p>
          </table:table-cell>
          <table:table-cell office:value-type="float" office:value="49117" calcext:value-type="float">
            <text:p>49117</text:p>
          </table:table-cell>
        </table:table-row>
        <table:table-row table:style-name="ro1">
          <table:table-cell/>
          <table:table-cell office:value-type="float" office:value="100.102001777953" calcext:value-type="float">
            <text:p>100.102001777953</text:p>
          </table:table-cell>
          <table:table-cell/>
          <table:table-cell office:value-type="float" office:value="-7.31181688770103" calcext:value-type="float">
            <text:p>-7.31181688770103</text:p>
          </table:table-cell>
          <table:table-cell/>
          <table:table-cell office:value-type="float" office:value="47509" calcext:value-type="float">
            <text:p>47509</text:p>
          </table:table-cell>
          <table:table-cell table:number-columns-repeated="3"/>
          <table:table-cell office:value-type="float" office:value="100.086803002864" calcext:value-type="float">
            <text:p>100.086803002864</text:p>
          </table:table-cell>
          <table:table-cell/>
          <table:table-cell office:value-type="float" office:value="-5.384658475141" calcext:value-type="float">
            <text:p>-5.384658475141</text:p>
          </table:table-cell>
          <table:table-cell/>
          <table:table-cell office:value-type="float" office:value="49493" calcext:value-type="float">
            <text:p>49493</text:p>
          </table:table-cell>
          <table:table-cell table:number-columns-repeated="3"/>
          <table:table-cell office:value-type="float" office:value="100.102720956752" calcext:value-type="float">
            <text:p>100.102720956752</text:p>
          </table:table-cell>
          <table:table-cell/>
          <table:table-cell office:value-type="float" office:value="6.21122970312705" calcext:value-type="float">
            <text:p>6.21122970312705</text:p>
          </table:table-cell>
          <table:table-cell/>
          <table:table-cell office:value-type="float" office:value="46692" calcext:value-type="float">
            <text:p>46692</text:p>
          </table:table-cell>
          <table:table-cell table:number-columns-repeated="3"/>
          <table:table-cell office:value-type="float" office:value="9.01472963891575" calcext:value-type="float">
            <text:p>9.01472963891575</text:p>
          </table:table-cell>
          <table:table-cell office:value-type="float" office:value="100.095169365343" calcext:value-type="float">
            <text:p>100.095169365343</text:p>
          </table:table-cell>
          <table:table-cell office:value-type="float" office:value="93.6928918339898" calcext:value-type="float">
            <text:p>93.6928918339898</text:p>
          </table:table-cell>
          <table:table-cell table:number-columns-repeated="2"/>
          <table:table-cell office:value-type="float" office:value="29483" calcext:value-type="float">
            <text:p>29483</text:p>
          </table:table-cell>
          <table:table-cell office:value-type="float" office:value="45301" calcext:value-type="float">
            <text:p>45301</text:p>
          </table:table-cell>
          <table:table-cell office:value-type="float" office:value="49134" calcext:value-type="float">
            <text:p>49134</text:p>
          </table:table-cell>
        </table:table-row>
        <table:table-row table:style-name="ro1">
          <table:table-cell/>
          <table:table-cell office:value-type="float" office:value="6.61828275694473" calcext:value-type="float">
            <text:p>6.61828275694473</text:p>
          </table:table-cell>
          <table:table-cell/>
          <table:table-cell office:value-type="float" office:value="-0.756123782611788" calcext:value-type="float">
            <text:p>-0.756123782611788</text:p>
          </table:table-cell>
          <table:table-cell/>
          <table:table-cell office:value-type="float" office:value="4800" calcext:value-type="float">
            <text:p>4800</text:p>
          </table:table-cell>
          <table:table-cell table:number-columns-repeated="3"/>
          <table:table-cell office:value-type="float" office:value="100.087165871291" calcext:value-type="float">
            <text:p>100.087165871291</text:p>
          </table:table-cell>
          <table:table-cell/>
          <table:table-cell office:value-type="float" office:value="-5.68765548826033" calcext:value-type="float">
            <text:p>-5.68765548826033</text:p>
          </table:table-cell>
          <table:table-cell/>
          <table:table-cell office:value-type="float" office:value="49134" calcext:value-type="float">
            <text:p>49134</text:p>
          </table:table-cell>
          <table:table-cell table:number-columns-repeated="3"/>
          <table:table-cell office:value-type="float" office:value="7.09819957966194" calcext:value-type="float">
            <text:p>7.09819957966194</text:p>
          </table:table-cell>
          <table:table-cell/>
          <table:table-cell office:value-type="float" office:value="-0.210578234325204" calcext:value-type="float">
            <text:p>-0.210578234325204</text:p>
          </table:table-cell>
          <table:table-cell/>
          <table:table-cell office:value-type="float" office:value="5563" calcext:value-type="float">
            <text:p>5563</text:p>
          </table:table-cell>
          <table:table-cell table:number-columns-repeated="3"/>
          <table:table-cell office:value-type="float" office:value="9.01973642254091" calcext:value-type="float">
            <text:p>9.01973642254091</text:p>
          </table:table-cell>
          <table:table-cell office:value-type="float" office:value="100.095212548021" calcext:value-type="float">
            <text:p>100.095212548021</text:p>
          </table:table-cell>
          <table:table-cell office:value-type="float" office:value="94.0735107016949" calcext:value-type="float">
            <text:p>94.0735107016949</text:p>
          </table:table-cell>
          <table:table-cell table:number-columns-repeated="2"/>
          <table:table-cell office:value-type="float" office:value="32613" calcext:value-type="float">
            <text:p>32613</text:p>
          </table:table-cell>
          <table:table-cell office:value-type="float" office:value="45317" calcext:value-type="float">
            <text:p>45317</text:p>
          </table:table-cell>
          <table:table-cell office:value-type="float" office:value="49135" calcext:value-type="float">
            <text:p>49135</text:p>
          </table:table-cell>
        </table:table-row>
        <table:table-row table:style-name="ro1">
          <table:table-cell/>
          <table:table-cell office:value-type="float" office:value="8.58805695781194" calcext:value-type="float">
            <text:p>8.58805695781194</text:p>
          </table:table-cell>
          <table:table-cell/>
          <table:table-cell office:value-type="float" office:value="-0.526557026398214" calcext:value-type="float">
            <text:p>-0.526557026398214</text:p>
          </table:table-cell>
          <table:table-cell/>
          <table:table-cell office:value-type="float" office:value="5753" calcext:value-type="float">
            <text:p>5753</text:p>
          </table:table-cell>
          <table:table-cell table:number-columns-repeated="3"/>
          <table:table-cell office:value-type="float" office:value="100.08991018716" calcext:value-type="float">
            <text:p>100.08991018716</text:p>
          </table:table-cell>
          <table:table-cell/>
          <table:table-cell office:value-type="float" office:value="-0.917249311028628" calcext:value-type="float">
            <text:p>-0.917249311028628</text:p>
          </table:table-cell>
          <table:table-cell/>
          <table:table-cell office:value-type="float" office:value="47358" calcext:value-type="float">
            <text:p>47358</text:p>
          </table:table-cell>
          <table:table-cell table:number-columns-repeated="3"/>
          <table:table-cell office:value-type="float" office:value="3.54132979816245" calcext:value-type="float">
            <text:p>3.54132979816245</text:p>
          </table:table-cell>
          <table:table-cell/>
          <table:table-cell office:value-type="float" office:value="0.0411962278586908" calcext:value-type="float">
            <text:p>0.041196227858691</text:p>
          </table:table-cell>
          <table:table-cell/>
          <table:table-cell office:value-type="float" office:value="5993" calcext:value-type="float">
            <text:p>5993</text:p>
          </table:table-cell>
          <table:table-cell table:number-columns-repeated="3"/>
          <table:table-cell office:value-type="float" office:value="9.02131176563187" calcext:value-type="float">
            <text:p>9.02131176563187</text:p>
          </table:table-cell>
          <table:table-cell office:value-type="float" office:value="100.095306934293" calcext:value-type="float">
            <text:p>100.095306934293</text:p>
          </table:table-cell>
          <table:table-cell office:value-type="float" office:value="94.160024281469" calcext:value-type="float">
            <text:p>94.160024281469</text:p>
          </table:table-cell>
          <table:table-cell table:number-columns-repeated="2"/>
          <table:table-cell office:value-type="float" office:value="41881" calcext:value-type="float">
            <text:p>41881</text:p>
          </table:table-cell>
          <table:table-cell office:value-type="float" office:value="45318" calcext:value-type="float">
            <text:p>45318</text:p>
          </table:table-cell>
          <table:table-cell office:value-type="float" office:value="49145" calcext:value-type="float">
            <text:p>49145</text:p>
          </table:table-cell>
        </table:table-row>
        <table:table-row table:style-name="ro1">
          <table:table-cell/>
          <table:table-cell office:value-type="float" office:value="9.01963740607695" calcext:value-type="float">
            <text:p>9.01963740607695</text:p>
          </table:table-cell>
          <table:table-cell/>
          <table:table-cell office:value-type="float" office:value="-0.448184202726778" calcext:value-type="float">
            <text:p>-0.448184202726778</text:p>
          </table:table-cell>
          <table:table-cell/>
          <table:table-cell office:value-type="float" office:value="5687" calcext:value-type="float">
            <text:p>5687</text:p>
          </table:table-cell>
          <table:table-cell table:number-columns-repeated="3"/>
          <table:table-cell office:value-type="float" office:value="0.180980098447984" calcext:value-type="float">
            <text:p>0.180980098447984</text:p>
          </table:table-cell>
          <table:table-cell/>
          <table:table-cell office:value-type="float" office:value="-0.300584786657264" calcext:value-type="float">
            <text:p>-0.300584786657264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3"/>
          <table:table-cell office:value-type="float" office:value="2.57534548166976" calcext:value-type="float">
            <text:p>2.57534548166976</text:p>
          </table:table-cell>
          <table:table-cell/>
          <table:table-cell office:value-type="float" office:value="0.250229421880847" calcext:value-type="float">
            <text:p>0.250229421880847</text:p>
          </table:table-cell>
          <table:table-cell/>
          <table:table-cell office:value-type="float" office:value="2331" calcext:value-type="float">
            <text:p>2331</text:p>
          </table:table-cell>
          <table:table-cell table:number-columns-repeated="3"/>
          <table:table-cell office:value-type="float" office:value="9.02469255202137" calcext:value-type="float">
            <text:p>9.02469255202137</text:p>
          </table:table-cell>
          <table:table-cell office:value-type="float" office:value="100.0953526915" calcext:value-type="float">
            <text:p>100.0953526915</text:p>
          </table:table-cell>
          <table:table-cell office:value-type="float" office:value="94.2418406589688" calcext:value-type="float">
            <text:p>94.2418406589688</text:p>
          </table:table-cell>
          <table:table-cell table:number-columns-repeated="2"/>
          <table:table-cell office:value-type="float" office:value="42673" calcext:value-type="float">
            <text:p>42673</text:p>
          </table:table-cell>
          <table:table-cell office:value-type="float" office:value="45369" calcext:value-type="float">
            <text:p>45369</text:p>
          </table:table-cell>
          <table:table-cell office:value-type="float" office:value="49149" calcext:value-type="float">
            <text:p>49149</text:p>
          </table:table-cell>
        </table:table-row>
        <table:table-row table:style-name="ro1">
          <table:table-cell/>
          <table:table-cell office:value-type="float" office:value="1.3415761983862" calcext:value-type="float">
            <text:p>1.3415761983862</text:p>
          </table:table-cell>
          <table:table-cell/>
          <table:table-cell office:value-type="float" office:value="0.0171998268318711" calcext:value-type="float">
            <text:p>0.017199826831871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3"/>
          <table:table-cell office:value-type="float" office:value="100.094702103996" calcext:value-type="float">
            <text:p>100.094702103996</text:p>
          </table:table-cell>
          <table:table-cell/>
          <table:table-cell office:value-type="float" office:value="2.70503815123176" calcext:value-type="float">
            <text:p>2.70503815123176</text:p>
          </table:table-cell>
          <table:table-cell/>
          <table:table-cell office:value-type="float" office:value="48910" calcext:value-type="float">
            <text:p>48910</text:p>
          </table:table-cell>
          <table:table-cell table:number-columns-repeated="3"/>
          <table:table-cell office:value-type="float" office:value="100.108705842535" calcext:value-type="float">
            <text:p>100.108705842535</text:p>
          </table:table-cell>
          <table:table-cell/>
          <table:table-cell office:value-type="float" office:value="-0.98411567453934" calcext:value-type="float">
            <text:p>-0.98411567453934</text:p>
          </table:table-cell>
          <table:table-cell/>
          <table:table-cell office:value-type="float" office:value="45494" calcext:value-type="float">
            <text:p>45494</text:p>
          </table:table-cell>
          <table:table-cell table:number-columns-repeated="3"/>
          <table:table-cell office:value-type="float" office:value="9.02657537350049" calcext:value-type="float">
            <text:p>9.02657537350049</text:p>
          </table:table-cell>
          <table:table-cell office:value-type="float" office:value="100.09536306458" calcext:value-type="float">
            <text:p>100.09536306458</text:p>
          </table:table-cell>
          <table:table-cell office:value-type="float" office:value="94.2867450911114" calcext:value-type="float">
            <text:p>94.2867450911114</text:p>
          </table:table-cell>
          <table:table-cell table:number-columns-repeated="2"/>
          <table:table-cell office:value-type="float" office:value="42739" calcext:value-type="float">
            <text:p>42739</text:p>
          </table:table-cell>
          <table:table-cell office:value-type="float" office:value="45373" calcext:value-type="float">
            <text:p>45373</text:p>
          </table:table-cell>
          <table:table-cell office:value-type="float" office:value="49176" calcext:value-type="float">
            <text:p>49176</text:p>
          </table:table-cell>
        </table:table-row>
        <table:table-row table:style-name="ro1">
          <table:table-cell/>
          <table:table-cell office:value-type="float" office:value="7.70282233859496" calcext:value-type="float">
            <text:p>7.70282233859496</text:p>
          </table:table-cell>
          <table:table-cell/>
          <table:table-cell office:value-type="float" office:value="-1.06647245800681" calcext:value-type="float">
            <text:p>-1.06647245800681</text:p>
          </table:table-cell>
          <table:table-cell/>
          <table:table-cell office:value-type="float" office:value="11450" calcext:value-type="float">
            <text:p>11450</text:p>
          </table:table-cell>
          <table:table-cell table:number-columns-repeated="3"/>
          <table:table-cell office:value-type="float" office:value="2.35328594531499" calcext:value-type="float">
            <text:p>2.35328594531499</text:p>
          </table:table-cell>
          <table:table-cell/>
          <table:table-cell office:value-type="float" office:value="0.0319415638530547" calcext:value-type="float">
            <text:p>0.03194156385305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92614751745009" calcext:value-type="float">
            <text:p>5.92614751745009</text:p>
          </table:table-cell>
          <table:table-cell/>
          <table:table-cell office:value-type="float" office:value="-0.227610065463434" calcext:value-type="float">
            <text:p>-0.227610065463434</text:p>
          </table:table-cell>
          <table:table-cell/>
          <table:table-cell office:value-type="float" office:value="5396" calcext:value-type="float">
            <text:p>5396</text:p>
          </table:table-cell>
          <table:table-cell table:number-columns-repeated="3"/>
          <table:table-cell office:value-type="float" office:value="9.03112929468728" calcext:value-type="float">
            <text:p>9.03112929468728</text:p>
          </table:table-cell>
          <table:table-cell office:value-type="float" office:value="100.095412892959" calcext:value-type="float">
            <text:p>100.095412892959</text:p>
          </table:table-cell>
          <table:table-cell office:value-type="float" office:value="94.2890340397861" calcext:value-type="float">
            <text:p>94.2890340397861</text:p>
          </table:table-cell>
          <table:table-cell table:number-columns-repeated="2"/>
          <table:table-cell office:value-type="float" office:value="42786" calcext:value-type="float">
            <text:p>42786</text:p>
          </table:table-cell>
          <table:table-cell office:value-type="float" office:value="45373" calcext:value-type="float">
            <text:p>45373</text:p>
          </table:table-cell>
          <table:table-cell office:value-type="float" office:value="49187" calcext:value-type="float">
            <text:p>49187</text:p>
          </table:table-cell>
        </table:table-row>
        <table:table-row table:style-name="ro1">
          <table:table-cell/>
          <table:table-cell office:value-type="float" office:value="100.088616071848" calcext:value-type="float">
            <text:p>100.088616071848</text:p>
          </table:table-cell>
          <table:table-cell/>
          <table:table-cell office:value-type="float" office:value="-6.69724493178746" calcext:value-type="float">
            <text:p>-6.69724493178746</text:p>
          </table:table-cell>
          <table:table-cell/>
          <table:table-cell office:value-type="float" office:value="43601" calcext:value-type="float">
            <text:p>43601</text:p>
          </table:table-cell>
          <table:table-cell table:number-columns-repeated="3"/>
          <table:table-cell office:value-type="float" office:value="3.02128294385587" calcext:value-type="float">
            <text:p>3.02128294385587</text:p>
          </table:table-cell>
          <table:table-cell/>
          <table:table-cell office:value-type="float" office:value="-0.0532706805453171" calcext:value-type="float">
            <text:p>-0.053270680545317</text:p>
          </table:table-cell>
          <table:table-cell/>
          <table:table-cell office:value-type="float" office:value="2824" calcext:value-type="float">
            <text:p>2824</text:p>
          </table:table-cell>
          <table:table-cell table:number-columns-repeated="3"/>
          <table:table-cell office:value-type="float" office:value="9.02657537350049" calcext:value-type="float">
            <text:p>9.02657537350049</text:p>
          </table:table-cell>
          <table:table-cell/>
          <table:table-cell office:value-type="float" office:value="-0.0142777127825405" calcext:value-type="float">
            <text:p>-0.014277712782541</text:p>
          </table:table-cell>
          <table:table-cell/>
          <table:table-cell office:value-type="float" office:value="6535" calcext:value-type="float">
            <text:p>6535</text:p>
          </table:table-cell>
          <table:table-cell table:number-columns-repeated="3"/>
          <table:table-cell office:value-type="float" office:value="9.03317794156226" calcext:value-type="float">
            <text:p>9.03317794156226</text:p>
          </table:table-cell>
          <table:table-cell office:value-type="float" office:value="100.095464010476" calcext:value-type="float">
            <text:p>100.095464010476</text:p>
          </table:table-cell>
          <table:table-cell office:value-type="float" office:value="94.5319882999381" calcext:value-type="float">
            <text:p>94.5319882999381</text:p>
          </table:table-cell>
          <table:table-cell table:number-columns-repeated="2"/>
          <table:table-cell office:value-type="float" office:value="42855" calcext:value-type="float">
            <text:p>42855</text:p>
          </table:table-cell>
          <table:table-cell office:value-type="float" office:value="45376" calcext:value-type="float">
            <text:p>45376</text:p>
          </table:table-cell>
          <table:table-cell office:value-type="float" office:value="49190" calcext:value-type="float">
            <text:p>49190</text:p>
          </table:table-cell>
        </table:table-row>
        <table:table-row table:style-name="ro1">
          <table:table-cell/>
          <table:table-cell office:value-type="float" office:value="4.56522958069791" calcext:value-type="float">
            <text:p>4.56522958069791</text:p>
          </table:table-cell>
          <table:table-cell/>
          <table:table-cell office:value-type="float" office:value="-0.492122624580448" calcext:value-type="float">
            <text:p>-0.492122624580448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3"/>
          <table:table-cell office:value-type="float" office:value="100.081654408787" calcext:value-type="float">
            <text:p>100.081654408787</text:p>
          </table:table-cell>
          <table:table-cell/>
          <table:table-cell office:value-type="float" office:value="4.7854051327304" calcext:value-type="float">
            <text:p>4.7854051327304</text:p>
          </table:table-cell>
          <table:table-cell/>
          <table:table-cell office:value-type="float" office:value="48445" calcext:value-type="float">
            <text:p>48445</text:p>
          </table:table-cell>
          <table:table-cell table:number-columns-repeated="3"/>
          <table:table-cell office:value-type="float" office:value="6.02947636070103" calcext:value-type="float">
            <text:p>6.02947636070103</text:p>
          </table:table-cell>
          <table:table-cell/>
          <table:table-cell office:value-type="float" office:value="0.270757364900848" calcext:value-type="float">
            <text:p>0.270757364900848</text:p>
          </table:table-cell>
          <table:table-cell/>
          <table:table-cell office:value-type="float" office:value="4378" calcext:value-type="float">
            <text:p>4378</text:p>
          </table:table-cell>
          <table:table-cell table:number-columns-repeated="3"/>
          <table:table-cell office:value-type="float" office:value="9.04111557944085" calcext:value-type="float">
            <text:p>9.04111557944085</text:p>
          </table:table-cell>
          <table:table-cell office:value-type="float" office:value="100.095646460792" calcext:value-type="float">
            <text:p>100.095646460792</text:p>
          </table:table-cell>
          <table:table-cell office:value-type="float" office:value="94.6614997386772" calcext:value-type="float">
            <text:p>94.6614997386772</text:p>
          </table:table-cell>
          <table:table-cell table:number-columns-repeated="2"/>
          <table:table-cell office:value-type="float" office:value="42921" calcext:value-type="float">
            <text:p>42921</text:p>
          </table:table-cell>
          <table:table-cell office:value-type="float" office:value="45384" calcext:value-type="float">
            <text:p>45384</text:p>
          </table:table-cell>
          <table:table-cell office:value-type="float" office:value="49191" calcext:value-type="float">
            <text:p>49191</text:p>
          </table:table-cell>
        </table:table-row>
        <table:table-row table:style-name="ro1">
          <table:table-cell/>
          <table:table-cell office:value-type="float" office:value="3.60062927811516" calcext:value-type="float">
            <text:p>3.60062927811516</text:p>
          </table:table-cell>
          <table:table-cell/>
          <table:table-cell office:value-type="float" office:value="0.405423141564767" calcext:value-type="float">
            <text:p>0.40542314156476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20674535384034" calcext:value-type="float">
            <text:p>1.20674535384034</text:p>
          </table:table-cell>
          <table:table-cell/>
          <table:table-cell office:value-type="float" office:value="-0.0846240690188714" calcext:value-type="float">
            <text:p>-0.08462406901887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15114698839954" calcext:value-type="float">
            <text:p>7.15114698839954</text:p>
          </table:table-cell>
          <table:table-cell/>
          <table:table-cell office:value-type="float" office:value="0.348265200776395" calcext:value-type="float">
            <text:p>0.348265200776395</text:p>
          </table:table-cell>
          <table:table-cell/>
          <table:table-cell office:value-type="float" office:value="5187" calcext:value-type="float">
            <text:p>5187</text:p>
          </table:table-cell>
          <table:table-cell table:number-columns-repeated="3"/>
          <table:table-cell office:value-type="float" office:value="9.05089262262139" calcext:value-type="float">
            <text:p>9.05089262262139</text:p>
          </table:table-cell>
          <table:table-cell office:value-type="float" office:value="100.095754193875" calcext:value-type="float">
            <text:p>100.095754193875</text:p>
          </table:table-cell>
          <table:table-cell office:value-type="float" office:value="94.7873576046454" calcext:value-type="float">
            <text:p>94.7873576046454</text:p>
          </table:table-cell>
          <table:table-cell table:number-columns-repeated="2"/>
          <table:table-cell office:value-type="float" office:value="42996" calcext:value-type="float">
            <text:p>42996</text:p>
          </table:table-cell>
          <table:table-cell office:value-type="float" office:value="45393" calcext:value-type="float">
            <text:p>45393</text:p>
          </table:table-cell>
          <table:table-cell office:value-type="float" office:value="49197" calcext:value-type="float">
            <text:p>49197</text:p>
          </table:table-cell>
        </table:table-row>
        <table:table-row table:style-name="ro1">
          <table:table-cell/>
          <table:table-cell office:value-type="float" office:value="8.41664044782795" calcext:value-type="float">
            <text:p>8.41664044782795</text:p>
          </table:table-cell>
          <table:table-cell/>
          <table:table-cell office:value-type="float" office:value="-0.390255501901476" calcext:value-type="float">
            <text:p>-0.390255501901476</text:p>
          </table:table-cell>
          <table:table-cell/>
          <table:table-cell office:value-type="float" office:value="6265" calcext:value-type="float">
            <text:p>6265</text:p>
          </table:table-cell>
          <table:table-cell table:number-columns-repeated="3"/>
          <table:table-cell office:value-type="float" office:value="7.28763991324668" calcext:value-type="float">
            <text:p>7.28763991324668</text:p>
          </table:table-cell>
          <table:table-cell/>
          <table:table-cell office:value-type="float" office:value="-0.0179188233703409" calcext:value-type="float">
            <text:p>-0.017918823370341</text:p>
          </table:table-cell>
          <table:table-cell/>
          <table:table-cell office:value-type="float" office:value="26363" calcext:value-type="float">
            <text:p>26363</text:p>
          </table:table-cell>
          <table:table-cell table:number-columns-repeated="3"/>
          <table:table-cell office:value-type="float" office:value="4.55319388216377" calcext:value-type="float">
            <text:p>4.55319388216377</text:p>
          </table:table-cell>
          <table:table-cell/>
          <table:table-cell office:value-type="float" office:value="0.578449936044759" calcext:value-type="float">
            <text:p>0.578449936044759</text:p>
          </table:table-cell>
          <table:table-cell/>
          <table:table-cell office:value-type="float" office:value="4922" calcext:value-type="float">
            <text:p>4922</text:p>
          </table:table-cell>
          <table:table-cell table:number-columns-repeated="3"/>
          <table:table-cell office:value-type="float" office:value="9.05090757645727" calcext:value-type="float">
            <text:p>9.05090757645727</text:p>
          </table:table-cell>
          <table:table-cell office:value-type="float" office:value="100.09591632625" calcext:value-type="float">
            <text:p>100.09591632625</text:p>
          </table:table-cell>
          <table:table-cell office:value-type="float" office:value="95.2409183763965" calcext:value-type="float">
            <text:p>95.2409183763965</text:p>
          </table:table-cell>
          <table:table-cell table:number-columns-repeated="2"/>
          <table:table-cell office:value-type="float" office:value="43041" calcext:value-type="float">
            <text:p>43041</text:p>
          </table:table-cell>
          <table:table-cell office:value-type="float" office:value="45394" calcext:value-type="float">
            <text:p>45394</text:p>
          </table:table-cell>
          <table:table-cell office:value-type="float" office:value="49222" calcext:value-type="float">
            <text:p>49222</text:p>
          </table:table-cell>
        </table:table-row>
        <table:table-row table:style-name="ro1">
          <table:table-cell/>
          <table:table-cell office:value-type="float" office:value="6.55696734957733" calcext:value-type="float">
            <text:p>6.55696734957733</text:p>
          </table:table-cell>
          <table:table-cell/>
          <table:table-cell office:value-type="float" office:value="-0.0733247313012148" calcext:value-type="float">
            <text:p>-0.073324731301215</text:p>
          </table:table-cell>
          <table:table-cell/>
          <table:table-cell office:value-type="float" office:value="4789" calcext:value-type="float">
            <text:p>4789</text:p>
          </table:table-cell>
          <table:table-cell table:number-columns-repeated="3"/>
          <table:table-cell office:value-type="float" office:value="100.088012781163" calcext:value-type="float">
            <text:p>100.088012781163</text:p>
          </table:table-cell>
          <table:table-cell/>
          <table:table-cell office:value-type="float" office:value="1.48335826686132" calcext:value-type="float">
            <text:p>1.48335826686132</text:p>
          </table:table-cell>
          <table:table-cell/>
          <table:table-cell office:value-type="float" office:value="47971" calcext:value-type="float">
            <text:p>47971</text:p>
          </table:table-cell>
          <table:table-cell table:number-columns-repeated="3"/>
          <table:table-cell office:value-type="float" office:value="1.95385880857344" calcext:value-type="float">
            <text:p>1.95385880857344</text:p>
          </table:table-cell>
          <table:table-cell/>
          <table:table-cell office:value-type="float" office:value="0.319501327774789" calcext:value-type="float">
            <text:p>0.319501327774789</text:p>
          </table:table-cell>
          <table:table-cell/>
          <table:table-cell office:value-type="float" office:value="2518" calcext:value-type="float">
            <text:p>2518</text:p>
          </table:table-cell>
          <table:table-cell table:number-columns-repeated="3"/>
          <table:table-cell office:value-type="float" office:value="9.05156837837251" calcext:value-type="float">
            <text:p>9.05156837837251</text:p>
          </table:table-cell>
          <table:table-cell office:value-type="float" office:value="100.096049887618" calcext:value-type="float">
            <text:p>100.096049887618</text:p>
          </table:table-cell>
          <table:table-cell office:value-type="float" office:value="95.469121105946" calcext:value-type="float">
            <text:p>95.469121105946</text:p>
          </table:table-cell>
          <table:table-cell table:number-columns-repeated="2"/>
          <table:table-cell office:value-type="float" office:value="43276" calcext:value-type="float">
            <text:p>43276</text:p>
          </table:table-cell>
          <table:table-cell office:value-type="float" office:value="45395" calcext:value-type="float">
            <text:p>45395</text:p>
          </table:table-cell>
          <table:table-cell office:value-type="float" office:value="49243" calcext:value-type="float">
            <text:p>49243</text:p>
          </table:table-cell>
        </table:table-row>
        <table:table-row table:style-name="ro1">
          <table:table-cell/>
          <table:table-cell office:value-type="float" office:value="1.91562266296265" calcext:value-type="float">
            <text:p>1.91562266296265</text:p>
          </table:table-cell>
          <table:table-cell/>
          <table:table-cell office:value-type="float" office:value="0.242134859410125" calcext:value-type="float">
            <text:p>0.242134859410125</text:p>
          </table:table-cell>
          <table:table-cell/>
          <table:table-cell office:value-type="float" office:value="1595" calcext:value-type="float">
            <text:p>1595</text:p>
          </table:table-cell>
          <table:table-cell table:number-columns-repeated="3"/>
          <table:table-cell office:value-type="float" office:value="100.094164049581" calcext:value-type="float">
            <text:p>100.094164049581</text:p>
          </table:table-cell>
          <table:table-cell/>
          <table:table-cell office:value-type="float" office:value="2.46457197608069" calcext:value-type="float">
            <text:p>2.46457197608069</text:p>
          </table:table-cell>
          <table:table-cell/>
          <table:table-cell office:value-type="float" office:value="49916" calcext:value-type="float">
            <text:p>49916</text:p>
          </table:table-cell>
          <table:table-cell table:number-columns-repeated="3"/>
          <table:table-cell office:value-type="float" office:value="1.33852841950222" calcext:value-type="float">
            <text:p>1.33852841950222</text:p>
          </table:table-cell>
          <table:table-cell/>
          <table:table-cell office:value-type="float" office:value="0.0184298613817409" calcext:value-type="float">
            <text:p>0.018429861381741</text:p>
          </table:table-cell>
          <table:table-cell/>
          <table:table-cell office:value-type="float" office:value="1378" calcext:value-type="float">
            <text:p>1378</text:p>
          </table:table-cell>
          <table:table-cell table:number-columns-repeated="3"/>
          <table:table-cell office:value-type="float" office:value="9.05635779241746" calcext:value-type="float">
            <text:p>9.05635779241746</text:p>
          </table:table-cell>
          <table:table-cell office:value-type="float" office:value="100.096064652383" calcext:value-type="float">
            <text:p>100.096064652383</text:p>
          </table:table-cell>
          <table:table-cell office:value-type="float" office:value="95.5396464291596" calcext:value-type="float">
            <text:p>95.5396464291596</text:p>
          </table:table-cell>
          <table:table-cell table:number-columns-repeated="2"/>
          <table:table-cell office:value-type="float" office:value="43329" calcext:value-type="float">
            <text:p>43329</text:p>
          </table:table-cell>
          <table:table-cell office:value-type="float" office:value="45399" calcext:value-type="float">
            <text:p>45399</text:p>
          </table:table-cell>
          <table:table-cell office:value-type="float" office:value="49256" calcext:value-type="float">
            <text:p>49256</text:p>
          </table:table-cell>
        </table:table-row>
        <table:table-row table:style-name="ro1">
          <table:table-cell/>
          <table:table-cell office:value-type="float" office:value="1.68389356804779" calcext:value-type="float">
            <text:p>1.68389356804779</text:p>
          </table:table-cell>
          <table:table-cell/>
          <table:table-cell office:value-type="float" office:value="-0.428314101380573" calcext:value-type="float">
            <text:p>-0.428314101380573</text:p>
          </table:table-cell>
          <table:table-cell/>
          <table:table-cell office:value-type="float" office:value="6181" calcext:value-type="float">
            <text:p>6181</text:p>
          </table:table-cell>
          <table:table-cell table:number-columns-repeated="3"/>
          <table:table-cell office:value-type="float" office:value="1.51094517941206" calcext:value-type="float">
            <text:p>1.51094517941206</text:p>
          </table:table-cell>
          <table:table-cell/>
          <table:table-cell office:value-type="float" office:value="-0.223869581504523" calcext:value-type="float">
            <text:p>-0.223869581504523</text:p>
          </table:table-cell>
          <table:table-cell/>
          <table:table-cell office:value-type="float" office:value="2226" calcext:value-type="float">
            <text:p>2226</text:p>
          </table:table-cell>
          <table:table-cell table:number-columns-repeated="3"/>
          <table:table-cell office:value-type="float" office:value="100.107487088075" calcext:value-type="float">
            <text:p>100.107487088075</text:p>
          </table:table-cell>
          <table:table-cell/>
          <table:table-cell office:value-type="float" office:value="6.73545022415591" calcext:value-type="float">
            <text:p>6.73545022415591</text:p>
          </table:table-cell>
          <table:table-cell/>
          <table:table-cell office:value-type="float" office:value="48818" calcext:value-type="float">
            <text:p>48818</text:p>
          </table:table-cell>
          <table:table-cell table:number-columns-repeated="3"/>
          <table:table-cell office:value-type="float" office:value="9.05906211264642" calcext:value-type="float">
            <text:p>9.05906211264642</text:p>
          </table:table-cell>
          <table:table-cell office:value-type="float" office:value="100.096087405516" calcext:value-type="float">
            <text:p>100.096087405516</text:p>
          </table:table-cell>
          <table:table-cell office:value-type="float" office:value="95.6364861146028" calcext:value-type="float">
            <text:p>95.6364861146028</text:p>
          </table:table-cell>
          <table:table-cell table:number-columns-repeated="2"/>
          <table:table-cell office:value-type="float" office:value="43495" calcext:value-type="float">
            <text:p>43495</text:p>
          </table:table-cell>
          <table:table-cell office:value-type="float" office:value="45424" calcext:value-type="float">
            <text:p>45424</text:p>
          </table:table-cell>
          <table:table-cell office:value-type="float" office:value="49274" calcext:value-type="float">
            <text:p>49274</text:p>
          </table:table-cell>
        </table:table-row>
        <table:table-row table:style-name="ro1">
          <table:table-cell/>
          <table:table-cell office:value-type="float" office:value="100.106509855257" calcext:value-type="float">
            <text:p>100.106509855257</text:p>
          </table:table-cell>
          <table:table-cell/>
          <table:table-cell office:value-type="float" office:value="-3.3976667330728" calcext:value-type="float">
            <text:p>-3.3976667330728</text:p>
          </table:table-cell>
          <table:table-cell/>
          <table:table-cell office:value-type="float" office:value="45702" calcext:value-type="float">
            <text:p>45702</text:p>
          </table:table-cell>
          <table:table-cell table:number-columns-repeated="3"/>
          <table:table-cell office:value-type="float" office:value="100.087834050579" calcext:value-type="float">
            <text:p>100.087834050579</text:p>
          </table:table-cell>
          <table:table-cell/>
          <table:table-cell office:value-type="float" office:value="0.885916742229121" calcext:value-type="float">
            <text:p>0.885916742229121</text:p>
          </table:table-cell>
          <table:table-cell/>
          <table:table-cell office:value-type="float" office:value="49733" calcext:value-type="float">
            <text:p>49733</text:p>
          </table:table-cell>
          <table:table-cell table:number-columns-repeated="3"/>
          <table:table-cell office:value-type="float" office:value="100.102780344313" calcext:value-type="float">
            <text:p>100.102780344313</text:p>
          </table:table-cell>
          <table:table-cell/>
          <table:table-cell office:value-type="float" office:value="0.540483769584345" calcext:value-type="float">
            <text:p>0.540483769584345</text:p>
          </table:table-cell>
          <table:table-cell/>
          <table:table-cell office:value-type="float" office:value="46925" calcext:value-type="float">
            <text:p>46925</text:p>
          </table:table-cell>
          <table:table-cell table:number-columns-repeated="3"/>
          <table:table-cell office:value-type="float" office:value="9.0611091979648" calcext:value-type="float">
            <text:p>9.0611091979648</text:p>
          </table:table-cell>
          <table:table-cell office:value-type="float" office:value="100.096101398352" calcext:value-type="float">
            <text:p>100.096101398352</text:p>
          </table:table-cell>
          <table:table-cell office:value-type="float" office:value="95.6442705024383" calcext:value-type="float">
            <text:p>95.6442705024383</text:p>
          </table:table-cell>
          <table:table-cell table:number-columns-repeated="2"/>
          <table:table-cell office:value-type="float" office:value="43536" calcext:value-type="float">
            <text:p>43536</text:p>
          </table:table-cell>
          <table:table-cell office:value-type="float" office:value="45425" calcext:value-type="float">
            <text:p>45425</text:p>
          </table:table-cell>
          <table:table-cell office:value-type="float" office:value="49298" calcext:value-type="float">
            <text:p>49298</text:p>
          </table:table-cell>
        </table:table-row>
        <table:table-row table:style-name="ro1">
          <table:table-cell/>
          <table:table-cell office:value-type="float" office:value="4.88412864404624" calcext:value-type="float">
            <text:p>4.88412864404624</text:p>
          </table:table-cell>
          <table:table-cell/>
          <table:table-cell office:value-type="float" office:value="-0.690357124617388" calcext:value-type="float">
            <text:p>-0.69035712461738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22545451167818" calcext:value-type="float">
            <text:p>1.22545451167818</text:p>
          </table:table-cell>
          <table:table-cell/>
          <table:table-cell office:value-type="float" office:value="-0.0707218716391894" calcext:value-type="float">
            <text:p>-0.07072187163918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15923506395739" calcext:value-type="float">
            <text:p>4.15923506395739</text:p>
          </table:table-cell>
          <table:table-cell/>
          <table:table-cell office:value-type="float" office:value="0.182681204818426" calcext:value-type="float">
            <text:p>0.182681204818426</text:p>
          </table:table-cell>
          <table:table-cell/>
          <table:table-cell office:value-type="float" office:value="4703" calcext:value-type="float">
            <text:p>4703</text:p>
          </table:table-cell>
          <table:table-cell table:number-columns-repeated="3"/>
          <table:table-cell office:value-type="float" office:value="9.06245666833269" calcext:value-type="float">
            <text:p>9.06245666833269</text:p>
          </table:table-cell>
          <table:table-cell office:value-type="float" office:value="100.096137750749" calcext:value-type="float">
            <text:p>100.096137750749</text:p>
          </table:table-cell>
          <table:table-cell office:value-type="float" office:value="95.6575022718883" calcext:value-type="float">
            <text:p>95.6575022718883</text:p>
          </table:table-cell>
          <table:table-cell table:number-columns-repeated="2"/>
          <table:table-cell office:value-type="float" office:value="43609" calcext:value-type="float">
            <text:p>43609</text:p>
          </table:table-cell>
          <table:table-cell office:value-type="float" office:value="45429" calcext:value-type="float">
            <text:p>45429</text:p>
          </table:table-cell>
          <table:table-cell office:value-type="float" office:value="49301" calcext:value-type="float">
            <text:p>49301</text:p>
          </table:table-cell>
        </table:table-row>
        <table:table-row table:style-name="ro1">
          <table:table-cell/>
          <table:table-cell office:value-type="float" office:value="9.01003445901927" calcext:value-type="float">
            <text:p>9.01003445901927</text:p>
          </table:table-cell>
          <table:table-cell/>
          <table:table-cell office:value-type="float" office:value="-0.445468533446672" calcext:value-type="float">
            <text:p>-0.445468533446672</text:p>
          </table:table-cell>
          <table:table-cell/>
          <table:table-cell office:value-type="float" office:value="7528" calcext:value-type="float">
            <text:p>7528</text:p>
          </table:table-cell>
          <table:table-cell table:number-columns-repeated="3"/>
          <table:table-cell office:value-type="float" office:value="100.076486994679" calcext:value-type="float">
            <text:p>100.076486994679</text:p>
          </table:table-cell>
          <table:table-cell/>
          <table:table-cell office:value-type="float" office:value="-0.670568439726983" calcext:value-type="float">
            <text:p>-0.670568439726983</text:p>
          </table:table-cell>
          <table:table-cell/>
          <table:table-cell office:value-type="float" office:value="49243" calcext:value-type="float">
            <text:p>49243</text:p>
          </table:table-cell>
          <table:table-cell table:number-columns-repeated="3"/>
          <table:table-cell office:value-type="float" office:value="100.110847410286" calcext:value-type="float">
            <text:p>100.110847410286</text:p>
          </table:table-cell>
          <table:table-cell/>
          <table:table-cell office:value-type="float" office:value="0.690498585056118" calcext:value-type="float">
            <text:p>0.690498585056118</text:p>
          </table:table-cell>
          <table:table-cell/>
          <table:table-cell office:value-type="float" office:value="45164" calcext:value-type="float">
            <text:p>45164</text:p>
          </table:table-cell>
          <table:table-cell table:number-columns-repeated="3"/>
          <table:table-cell office:value-type="float" office:value="9.0644636667498" calcext:value-type="float">
            <text:p>9.0644636667498</text:p>
          </table:table-cell>
          <table:table-cell office:value-type="float" office:value="100.096181840726" calcext:value-type="float">
            <text:p>100.096181840726</text:p>
          </table:table-cell>
          <table:table-cell office:value-type="float" office:value="95.8763960638857" calcext:value-type="float">
            <text:p>95.8763960638857</text:p>
          </table:table-cell>
          <table:table-cell table:number-columns-repeated="2"/>
          <table:table-cell office:value-type="float" office:value="43627" calcext:value-type="float">
            <text:p>43627</text:p>
          </table:table-cell>
          <table:table-cell office:value-type="float" office:value="45439" calcext:value-type="float">
            <text:p>45439</text:p>
          </table:table-cell>
          <table:table-cell office:value-type="float" office:value="49337" calcext:value-type="float">
            <text:p>49337</text:p>
          </table:table-cell>
        </table:table-row>
        <table:table-row table:style-name="ro1">
          <table:table-cell/>
          <table:table-cell office:value-type="float" office:value="100.105730701011" calcext:value-type="float">
            <text:p>100.105730701011</text:p>
          </table:table-cell>
          <table:table-cell/>
          <table:table-cell office:value-type="float" office:value="-4.47058655318654" calcext:value-type="float">
            <text:p>-4.47058655318654</text:p>
          </table:table-cell>
          <table:table-cell/>
          <table:table-cell office:value-type="float" office:value="44142" calcext:value-type="float">
            <text:p>44142</text:p>
          </table:table-cell>
          <table:table-cell table:number-columns-repeated="3"/>
          <table:table-cell office:value-type="float" office:value="97.7958841198281" calcext:value-type="float">
            <text:p>97.7958841198281</text:p>
          </table:table-cell>
          <table:table-cell/>
          <table:table-cell office:value-type="float" office:value="-2.44067871378655" calcext:value-type="float">
            <text:p>-2.4406787137865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84638910044703" calcext:value-type="float">
            <text:p>4.84638910044703</text:p>
          </table:table-cell>
          <table:table-cell/>
          <table:table-cell office:value-type="float" office:value="0.0339641603018674" calcext:value-type="float">
            <text:p>0.033964160301867</text:p>
          </table:table-cell>
          <table:table-cell/>
          <table:table-cell office:value-type="float" office:value="17517" calcext:value-type="float">
            <text:p>17517</text:p>
          </table:table-cell>
          <table:table-cell table:number-columns-repeated="3"/>
          <table:table-cell office:value-type="float" office:value="9.06681937815227" calcext:value-type="float">
            <text:p>9.06681937815227</text:p>
          </table:table-cell>
          <table:table-cell office:value-type="float" office:value="100.096182266324" calcext:value-type="float">
            <text:p>100.096182266324</text:p>
          </table:table-cell>
          <table:table-cell office:value-type="float" office:value="96.1576482877474" calcext:value-type="float">
            <text:p>96.1576482877474</text:p>
          </table:table-cell>
          <table:table-cell table:number-columns-repeated="2"/>
          <table:table-cell office:value-type="float" office:value="43635" calcext:value-type="float">
            <text:p>43635</text:p>
          </table:table-cell>
          <table:table-cell office:value-type="float" office:value="45443" calcext:value-type="float">
            <text:p>45443</text:p>
          </table:table-cell>
          <table:table-cell office:value-type="float" office:value="49357" calcext:value-type="float">
            <text:p>49357</text:p>
          </table:table-cell>
        </table:table-row>
        <table:table-row table:style-name="ro1">
          <table:table-cell/>
          <table:table-cell office:value-type="float" office:value="9.04993949149593" calcext:value-type="float">
            <text:p>9.04993949149593</text:p>
          </table:table-cell>
          <table:table-cell/>
          <table:table-cell office:value-type="float" office:value="-1.24397855917454" calcext:value-type="float">
            <text:p>-1.24397855917454</text:p>
          </table:table-cell>
          <table:table-cell/>
          <table:table-cell office:value-type="float" office:value="6528" calcext:value-type="float">
            <text:p>6528</text:p>
          </table:table-cell>
          <table:table-cell table:number-columns-repeated="3"/>
          <table:table-cell office:value-type="float" office:value="1.22030313437075" calcext:value-type="float">
            <text:p>1.22030313437075</text:p>
          </table:table-cell>
          <table:table-cell/>
          <table:table-cell office:value-type="float" office:value="-0.0777985653939371" calcext:value-type="float">
            <text:p>-0.07779856539393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80442991247774" calcext:value-type="float">
            <text:p>1.80442991247774</text:p>
          </table:table-cell>
          <table:table-cell/>
          <table:table-cell office:value-type="float" office:value="0.119534644734757" calcext:value-type="float">
            <text:p>0.119534644734757</text:p>
          </table:table-cell>
          <table:table-cell/>
          <table:table-cell office:value-type="float" office:value="2988" calcext:value-type="float">
            <text:p>2988</text:p>
          </table:table-cell>
          <table:table-cell table:number-columns-repeated="3"/>
          <table:table-cell office:value-type="float" office:value="9.06848442767643" calcext:value-type="float">
            <text:p>9.06848442767643</text:p>
          </table:table-cell>
          <table:table-cell office:value-type="float" office:value="100.09620597895" calcext:value-type="float">
            <text:p>100.09620597895</text:p>
          </table:table-cell>
          <table:table-cell office:value-type="float" office:value="96.2059222300503" calcext:value-type="float">
            <text:p>96.2059222300503</text:p>
          </table:table-cell>
          <table:table-cell table:number-columns-repeated="2"/>
          <table:table-cell office:value-type="float" office:value="43673" calcext:value-type="float">
            <text:p>43673</text:p>
          </table:table-cell>
          <table:table-cell office:value-type="float" office:value="45444" calcext:value-type="float">
            <text:p>45444</text:p>
          </table:table-cell>
          <table:table-cell office:value-type="float" office:value="49365" calcext:value-type="float">
            <text:p>49365</text:p>
          </table:table-cell>
        </table:table-row>
        <table:table-row table:style-name="ro1">
          <table:table-cell/>
          <table:table-cell office:value-type="float" office:value="100.103835239114" calcext:value-type="float">
            <text:p>100.103835239114</text:p>
          </table:table-cell>
          <table:table-cell/>
          <table:table-cell office:value-type="float" office:value="-8.17863926705969" calcext:value-type="float">
            <text:p>-8.17863926705969</text:p>
          </table:table-cell>
          <table:table-cell/>
          <table:table-cell office:value-type="float" office:value="45723" calcext:value-type="float">
            <text:p>45723</text:p>
          </table:table-cell>
          <table:table-cell table:number-columns-repeated="3"/>
          <table:table-cell office:value-type="float" office:value="100.080160145985" calcext:value-type="float">
            <text:p>100.080160145985</text:p>
          </table:table-cell>
          <table:table-cell/>
          <table:table-cell office:value-type="float" office:value="-2.98424478777338" calcext:value-type="float">
            <text:p>-2.98424478777338</text:p>
          </table:table-cell>
          <table:table-cell/>
          <table:table-cell office:value-type="float" office:value="48941" calcext:value-type="float">
            <text:p>48941</text:p>
          </table:table-cell>
          <table:table-cell table:number-columns-repeated="3"/>
          <table:table-cell office:value-type="float" office:value="0.897376971801981" calcext:value-type="float">
            <text:p>0.897376971801981</text:p>
          </table:table-cell>
          <table:table-cell/>
          <table:table-cell office:value-type="float" office:value="-0.110298681476619" calcext:value-type="float">
            <text:p>-0.110298681476619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3"/>
          <table:table-cell office:value-type="float" office:value="9.07077902469654" calcext:value-type="float">
            <text:p>9.07077902469654</text:p>
          </table:table-cell>
          <table:table-cell office:value-type="float" office:value="100.096247458575" calcext:value-type="float">
            <text:p>100.096247458575</text:p>
          </table:table-cell>
          <table:table-cell office:value-type="float" office:value="96.2835557114772" calcext:value-type="float">
            <text:p>96.2835557114772</text:p>
          </table:table-cell>
          <table:table-cell table:number-columns-repeated="2"/>
          <table:table-cell office:value-type="float" office:value="43693" calcext:value-type="float">
            <text:p>43693</text:p>
          </table:table-cell>
          <table:table-cell office:value-type="float" office:value="45445" calcext:value-type="float">
            <text:p>45445</text:p>
          </table:table-cell>
          <table:table-cell office:value-type="float" office:value="49365" calcext:value-type="float">
            <text:p>49365</text:p>
          </table:table-cell>
        </table:table-row>
        <table:table-row table:style-name="ro1">
          <table:table-cell/>
          <table:table-cell office:value-type="float" office:value="2.36724438019899" calcext:value-type="float">
            <text:p>2.36724438019899</text:p>
          </table:table-cell>
          <table:table-cell/>
          <table:table-cell office:value-type="float" office:value="0.15420674696438" calcext:value-type="float">
            <text:p>0.15420674696438</text:p>
          </table:table-cell>
          <table:table-cell/>
          <table:table-cell office:value-type="float" office:value="2234" calcext:value-type="float">
            <text:p>2234</text:p>
          </table:table-cell>
          <table:table-cell table:number-columns-repeated="3"/>
          <table:table-cell office:value-type="float" office:value="6.99774071832938" calcext:value-type="float">
            <text:p>6.99774071832938</text:p>
          </table:table-cell>
          <table:table-cell/>
          <table:table-cell office:value-type="float" office:value="0.529976526726237" calcext:value-type="float">
            <text:p>0.529976526726237</text:p>
          </table:table-cell>
          <table:table-cell/>
          <table:table-cell office:value-type="float" office:value="6512" calcext:value-type="float">
            <text:p>6512</text:p>
          </table:table-cell>
          <table:table-cell table:number-columns-repeated="3"/>
          <table:table-cell office:value-type="float" office:value="100.100470531962" calcext:value-type="float">
            <text:p>100.100470531962</text:p>
          </table:table-cell>
          <table:table-cell/>
          <table:table-cell office:value-type="float" office:value="6.76210503171411" calcext:value-type="float">
            <text:p>6.76210503171411</text:p>
          </table:table-cell>
          <table:table-cell/>
          <table:table-cell office:value-type="float" office:value="44954" calcext:value-type="float">
            <text:p>44954</text:p>
          </table:table-cell>
          <table:table-cell table:number-columns-repeated="3"/>
          <table:table-cell office:value-type="float" office:value="9.07850776354941" calcext:value-type="float">
            <text:p>9.07850776354941</text:p>
          </table:table-cell>
          <table:table-cell office:value-type="float" office:value="100.096270980775" calcext:value-type="float">
            <text:p>100.096270980775</text:p>
          </table:table-cell>
          <table:table-cell office:value-type="float" office:value="96.3385325170776" calcext:value-type="float">
            <text:p>96.3385325170776</text:p>
          </table:table-cell>
          <table:table-cell table:number-columns-repeated="2"/>
          <table:table-cell office:value-type="float" office:value="43704" calcext:value-type="float">
            <text:p>43704</text:p>
          </table:table-cell>
          <table:table-cell office:value-type="float" office:value="45461" calcext:value-type="float">
            <text:p>45461</text:p>
          </table:table-cell>
          <table:table-cell office:value-type="float" office:value="49387" calcext:value-type="float">
            <text:p>49387</text:p>
          </table:table-cell>
        </table:table-row>
        <table:table-row table:style-name="ro1">
          <table:table-cell/>
          <table:table-cell office:value-type="float" office:value="4.34905271424517" calcext:value-type="float">
            <text:p>4.34905271424517</text:p>
          </table:table-cell>
          <table:table-cell/>
          <table:table-cell office:value-type="float" office:value="-0.0993950282702784" calcext:value-type="float">
            <text:p>-0.099395028270278</text:p>
          </table:table-cell>
          <table:table-cell/>
          <table:table-cell office:value-type="float" office:value="2606" calcext:value-type="float">
            <text:p>2606</text:p>
          </table:table-cell>
          <table:table-cell table:number-columns-repeated="3"/>
          <table:table-cell office:value-type="float" office:value="0.540901547677007" calcext:value-type="float">
            <text:p>0.540901547677007</text:p>
          </table:table-cell>
          <table:table-cell/>
          <table:table-cell office:value-type="float" office:value="0.248425915712214" calcext:value-type="float">
            <text:p>0.248425915712214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2.79457585698452" calcext:value-type="float">
            <text:p>2.79457585698452</text:p>
          </table:table-cell>
          <table:table-cell/>
          <table:table-cell office:value-type="float" office:value="-0.113618928468531" calcext:value-type="float">
            <text:p>-0.113618928468531</text:p>
          </table:table-cell>
          <table:table-cell/>
          <table:table-cell office:value-type="float" office:value="2627" calcext:value-type="float">
            <text:p>2627</text:p>
          </table:table-cell>
          <table:table-cell table:number-columns-repeated="3"/>
          <table:table-cell office:value-type="float" office:value="9.07876512874802" calcext:value-type="float">
            <text:p>9.07876512874802</text:p>
          </table:table-cell>
          <table:table-cell office:value-type="float" office:value="100.096379567157" calcext:value-type="float">
            <text:p>100.096379567157</text:p>
          </table:table-cell>
          <table:table-cell office:value-type="float" office:value="96.3854763400066" calcext:value-type="float">
            <text:p>96.3854763400066</text:p>
          </table:table-cell>
          <table:table-cell table:number-columns-repeated="2"/>
          <table:table-cell office:value-type="float" office:value="43704" calcext:value-type="float">
            <text:p>43704</text:p>
          </table:table-cell>
          <table:table-cell office:value-type="float" office:value="45467" calcext:value-type="float">
            <text:p>45467</text:p>
          </table:table-cell>
          <table:table-cell office:value-type="float" office:value="49393" calcext:value-type="float">
            <text:p>49393</text:p>
          </table:table-cell>
        </table:table-row>
        <table:table-row table:style-name="ro1">
          <table:table-cell/>
          <table:table-cell office:value-type="float" office:value="100.099004477048" calcext:value-type="float">
            <text:p>100.099004477048</text:p>
          </table:table-cell>
          <table:table-cell/>
          <table:table-cell office:value-type="float" office:value="-3.54754098383069" calcext:value-type="float">
            <text:p>-3.54754098383069</text:p>
          </table:table-cell>
          <table:table-cell/>
          <table:table-cell office:value-type="float" office:value="46378" calcext:value-type="float">
            <text:p>46378</text:p>
          </table:table-cell>
          <table:table-cell table:number-columns-repeated="3"/>
          <table:table-cell office:value-type="float" office:value="8.50125689780866" calcext:value-type="float">
            <text:p>8.50125689780866</text:p>
          </table:table-cell>
          <table:table-cell/>
          <table:table-cell office:value-type="float" office:value="0.721937394255165" calcext:value-type="float">
            <text:p>0.721937394255165</text:p>
          </table:table-cell>
          <table:table-cell/>
          <table:table-cell office:value-type="float" office:value="8786" calcext:value-type="float">
            <text:p>8786</text:p>
          </table:table-cell>
          <table:table-cell table:number-columns-repeated="3"/>
          <table:table-cell office:value-type="float" office:value="1.12984729522876" calcext:value-type="float">
            <text:p>1.12984729522876</text:p>
          </table:table-cell>
          <table:table-cell/>
          <table:table-cell office:value-type="float" office:value="0.315151970059075" calcext:value-type="float">
            <text:p>0.315151970059075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3"/>
          <table:table-cell office:value-type="float" office:value="9.08669244440539" calcext:value-type="float">
            <text:p>9.08669244440539</text:p>
          </table:table-cell>
          <table:table-cell office:value-type="float" office:value="100.096386323921" calcext:value-type="float">
            <text:p>100.096386323921</text:p>
          </table:table-cell>
          <table:table-cell office:value-type="float" office:value="96.3962571098499" calcext:value-type="float">
            <text:p>96.3962571098499</text:p>
          </table:table-cell>
          <table:table-cell table:number-columns-repeated="2"/>
          <table:table-cell office:value-type="float" office:value="43728" calcext:value-type="float">
            <text:p>43728</text:p>
          </table:table-cell>
          <table:table-cell office:value-type="float" office:value="45483" calcext:value-type="float">
            <text:p>45483</text:p>
          </table:table-cell>
          <table:table-cell office:value-type="float" office:value="49410" calcext:value-type="float">
            <text:p>49410</text:p>
          </table:table-cell>
        </table:table-row>
        <table:table-row table:style-name="ro1">
          <table:table-cell/>
          <table:table-cell office:value-type="float" office:value="100.094461838172" calcext:value-type="float">
            <text:p>100.094461838172</text:p>
          </table:table-cell>
          <table:table-cell/>
          <table:table-cell office:value-type="float" office:value="-4.1332891542956" calcext:value-type="float">
            <text:p>-4.1332891542956</text:p>
          </table:table-cell>
          <table:table-cell/>
          <table:table-cell office:value-type="float" office:value="46968" calcext:value-type="float">
            <text:p>46968</text:p>
          </table:table-cell>
          <table:table-cell table:number-columns-repeated="3"/>
          <table:table-cell office:value-type="float" office:value="100.086879491267" calcext:value-type="float">
            <text:p>100.086879491267</text:p>
          </table:table-cell>
          <table:table-cell/>
          <table:table-cell office:value-type="float" office:value="-0.589373397748555" calcext:value-type="float">
            <text:p>-0.589373397748555</text:p>
          </table:table-cell>
          <table:table-cell/>
          <table:table-cell office:value-type="float" office:value="47942" calcext:value-type="float">
            <text:p>47942</text:p>
          </table:table-cell>
          <table:table-cell table:number-columns-repeated="3"/>
          <table:table-cell office:value-type="float" office:value="0.166792668467601" calcext:value-type="float">
            <text:p>0.166792668467601</text:p>
          </table:table-cell>
          <table:table-cell/>
          <table:table-cell office:value-type="float" office:value="0.158880274418225" calcext:value-type="float">
            <text:p>0.158880274418225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9.08944074513716" calcext:value-type="float">
            <text:p>9.08944074513716</text:p>
          </table:table-cell>
          <table:table-cell office:value-type="float" office:value="100.096433208326" calcext:value-type="float">
            <text:p>100.096433208326</text:p>
          </table:table-cell>
          <table:table-cell office:value-type="float" office:value="96.5085107644243" calcext:value-type="float">
            <text:p>96.5085107644243</text:p>
          </table:table-cell>
          <table:table-cell table:number-columns-repeated="2"/>
          <table:table-cell office:value-type="float" office:value="43820" calcext:value-type="float">
            <text:p>43820</text:p>
          </table:table-cell>
          <table:table-cell office:value-type="float" office:value="45488" calcext:value-type="float">
            <text:p>45488</text:p>
          </table:table-cell>
          <table:table-cell office:value-type="float" office:value="49414" calcext:value-type="float">
            <text:p>49414</text:p>
          </table:table-cell>
        </table:table-row>
        <table:table-row table:style-name="ro1">
          <table:table-cell/>
          <table:table-cell office:value-type="float" office:value="0.0586135444336028" calcext:value-type="float">
            <text:p>0.058613544433603</text:p>
          </table:table-cell>
          <table:table-cell/>
          <table:table-cell office:value-type="float" office:value="0.042897113510572" calcext:value-type="float">
            <text:p>0.042897113510572</text:p>
          </table:table-cell>
          <table:table-cell/>
          <table:table-cell office:value-type="float" office:value="3053" calcext:value-type="float">
            <text:p>3053</text:p>
          </table:table-cell>
          <table:table-cell table:number-columns-repeated="3"/>
          <table:table-cell office:value-type="float" office:value="0.109474139933948" calcext:value-type="float">
            <text:p>0.109474139933948</text:p>
          </table:table-cell>
          <table:table-cell/>
          <table:table-cell office:value-type="float" office:value="0.00863693241264183" calcext:value-type="float">
            <text:p>0.008636932412642</text:p>
          </table:table-cell>
          <table:table-cell/>
          <table:table-cell office:value-type="float" office:value="10799" calcext:value-type="float">
            <text:p>10799</text:p>
          </table:table-cell>
          <table:table-cell table:number-columns-repeated="3"/>
          <table:table-cell office:value-type="float" office:value="7.77484512532669" calcext:value-type="float">
            <text:p>7.77484512532669</text:p>
          </table:table-cell>
          <table:table-cell/>
          <table:table-cell office:value-type="float" office:value="0.133074027037688" calcext:value-type="float">
            <text:p>0.133074027037688</text:p>
          </table:table-cell>
          <table:table-cell/>
          <table:table-cell office:value-type="float" office:value="8557" calcext:value-type="float">
            <text:p>8557</text:p>
          </table:table-cell>
          <table:table-cell table:number-columns-repeated="3"/>
          <table:table-cell office:value-type="float" office:value="9.10273188473057" calcext:value-type="float">
            <text:p>9.10273188473057</text:p>
          </table:table-cell>
          <table:table-cell office:value-type="float" office:value="100.096448715106" calcext:value-type="float">
            <text:p>100.096448715106</text:p>
          </table:table-cell>
          <table:table-cell office:value-type="float" office:value="96.51000038358" calcext:value-type="float">
            <text:p>96.51000038358</text:p>
          </table:table-cell>
          <table:table-cell table:number-columns-repeated="2"/>
          <table:table-cell office:value-type="float" office:value="43824" calcext:value-type="float">
            <text:p>43824</text:p>
          </table:table-cell>
          <table:table-cell office:value-type="float" office:value="45502" calcext:value-type="float">
            <text:p>45502</text:p>
          </table:table-cell>
          <table:table-cell office:value-type="float" office:value="49414" calcext:value-type="float">
            <text:p>49414</text:p>
          </table:table-cell>
        </table:table-row>
        <table:table-row table:style-name="ro1">
          <table:table-cell/>
          <table:table-cell office:value-type="float" office:value="100.092443353804" calcext:value-type="float">
            <text:p>100.092443353804</text:p>
          </table:table-cell>
          <table:table-cell/>
          <table:table-cell office:value-type="float" office:value="-4.48714242547786" calcext:value-type="float">
            <text:p>-4.48714242547786</text:p>
          </table:table-cell>
          <table:table-cell/>
          <table:table-cell office:value-type="float" office:value="45369" calcext:value-type="float">
            <text:p>45369</text:p>
          </table:table-cell>
          <table:table-cell table:number-columns-repeated="3"/>
          <table:table-cell office:value-type="float" office:value="100.078293244013" calcext:value-type="float">
            <text:p>100.078293244013</text:p>
          </table:table-cell>
          <table:table-cell/>
          <table:table-cell office:value-type="float" office:value="-0.879711149230741" calcext:value-type="float">
            <text:p>-0.879711149230741</text:p>
          </table:table-cell>
          <table:table-cell/>
          <table:table-cell office:value-type="float" office:value="47833" calcext:value-type="float">
            <text:p>47833</text:p>
          </table:table-cell>
          <table:table-cell table:number-columns-repeated="3"/>
          <table:table-cell office:value-type="float" office:value="100.119772508597" calcext:value-type="float">
            <text:p>100.119772508597</text:p>
          </table:table-cell>
          <table:table-cell/>
          <table:table-cell office:value-type="float" office:value="-0.947119363756502" calcext:value-type="float">
            <text:p>-0.947119363756502</text:p>
          </table:table-cell>
          <table:table-cell/>
          <table:table-cell office:value-type="float" office:value="45083" calcext:value-type="float">
            <text:p>45083</text:p>
          </table:table-cell>
          <table:table-cell table:number-columns-repeated="3"/>
          <table:table-cell office:value-type="float" office:value="9.14297258291024" calcext:value-type="float">
            <text:p>9.14297258291024</text:p>
          </table:table-cell>
          <table:table-cell office:value-type="float" office:value="100.096464172046" calcext:value-type="float">
            <text:p>100.096464172046</text:p>
          </table:table-cell>
          <table:table-cell office:value-type="float" office:value="96.7103110977325" calcext:value-type="float">
            <text:p>96.7103110977325</text:p>
          </table:table-cell>
          <table:table-cell table:number-columns-repeated="2"/>
          <table:table-cell office:value-type="float" office:value="43863" calcext:value-type="float">
            <text:p>43863</text:p>
          </table:table-cell>
          <table:table-cell office:value-type="float" office:value="45515" calcext:value-type="float">
            <text:p>45515</text:p>
          </table:table-cell>
          <table:table-cell office:value-type="float" office:value="49417" calcext:value-type="float">
            <text:p>49417</text:p>
          </table:table-cell>
        </table:table-row>
        <table:table-row table:style-name="ro1">
          <table:table-cell/>
          <table:table-cell office:value-type="float" office:value="5.40663457773487" calcext:value-type="float">
            <text:p>5.40663457773487</text:p>
          </table:table-cell>
          <table:table-cell/>
          <table:table-cell office:value-type="float" office:value="-0.185679123306035" calcext:value-type="float">
            <text:p>-0.185679123306035</text:p>
          </table:table-cell>
          <table:table-cell/>
          <table:table-cell office:value-type="float" office:value="3969" calcext:value-type="float">
            <text:p>3969</text:p>
          </table:table-cell>
          <table:table-cell table:number-columns-repeated="3"/>
          <table:table-cell office:value-type="float" office:value="4.03688582777865" calcext:value-type="float">
            <text:p>4.03688582777865</text:p>
          </table:table-cell>
          <table:table-cell/>
          <table:table-cell office:value-type="float" office:value="-0.0347801747514971" calcext:value-type="float">
            <text:p>-0.034780174751497</text:p>
          </table:table-cell>
          <table:table-cell/>
          <table:table-cell office:value-type="float" office:value="3714" calcext:value-type="float">
            <text:p>3714</text:p>
          </table:table-cell>
          <table:table-cell table:number-columns-repeated="3"/>
          <table:table-cell office:value-type="float" office:value="100.113545732061" calcext:value-type="float">
            <text:p>100.113545732061</text:p>
          </table:table-cell>
          <table:table-cell/>
          <table:table-cell office:value-type="float" office:value="-0.45746245450271" calcext:value-type="float">
            <text:p>-0.45746245450271</text:p>
          </table:table-cell>
          <table:table-cell/>
          <table:table-cell office:value-type="float" office:value="45744" calcext:value-type="float">
            <text:p>45744</text:p>
          </table:table-cell>
          <table:table-cell table:number-columns-repeated="3"/>
          <table:table-cell office:value-type="float" office:value="9.15335820447045" calcext:value-type="float">
            <text:p>9.15335820447045</text:p>
          </table:table-cell>
          <table:table-cell office:value-type="float" office:value="100.096479027963" calcext:value-type="float">
            <text:p>100.096479027963</text:p>
          </table:table-cell>
          <table:table-cell office:value-type="float" office:value="96.7808528436769" calcext:value-type="float">
            <text:p>96.7808528436769</text:p>
          </table:table-cell>
          <table:table-cell table:number-columns-repeated="2"/>
          <table:table-cell office:value-type="float" office:value="43867" calcext:value-type="float">
            <text:p>43867</text:p>
          </table:table-cell>
          <table:table-cell office:value-type="float" office:value="45528" calcext:value-type="float">
            <text:p>45528</text:p>
          </table:table-cell>
          <table:table-cell office:value-type="float" office:value="49418" calcext:value-type="float">
            <text:p>49418</text:p>
          </table:table-cell>
        </table:table-row>
        <table:table-row table:style-name="ro1">
          <table:table-cell/>
          <table:table-cell office:value-type="float" office:value="100.09206388536" calcext:value-type="float">
            <text:p>100.09206388536</text:p>
          </table:table-cell>
          <table:table-cell/>
          <table:table-cell office:value-type="float" office:value="-2.33966529547885" calcext:value-type="float">
            <text:p>-2.33966529547885</text:p>
          </table:table-cell>
          <table:table-cell/>
          <table:table-cell office:value-type="float" office:value="45699" calcext:value-type="float">
            <text:p>45699</text:p>
          </table:table-cell>
          <table:table-cell table:number-columns-repeated="3"/>
          <table:table-cell office:value-type="float" office:value="100.083095898488" calcext:value-type="float">
            <text:p>100.083095898488</text:p>
          </table:table-cell>
          <table:table-cell/>
          <table:table-cell office:value-type="float" office:value="-0.545555998282073" calcext:value-type="float">
            <text:p>-0.545555998282073</text:p>
          </table:table-cell>
          <table:table-cell/>
          <table:table-cell office:value-type="float" office:value="48002" calcext:value-type="float">
            <text:p>48002</text:p>
          </table:table-cell>
          <table:table-cell table:number-columns-repeated="3"/>
          <table:table-cell office:value-type="float" office:value="0.313271473438753" calcext:value-type="float">
            <text:p>0.313271473438753</text:p>
          </table:table-cell>
          <table:table-cell/>
          <table:table-cell office:value-type="float" office:value="0.268495172369297" calcext:value-type="float">
            <text:p>0.268495172369297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9.18529118329163" calcext:value-type="float">
            <text:p>9.18529118329163</text:p>
          </table:table-cell>
          <table:table-cell office:value-type="float" office:value="100.096480279818" calcext:value-type="float">
            <text:p>100.096480279818</text:p>
          </table:table-cell>
          <table:table-cell office:value-type="float" office:value="96.7945362147342" calcext:value-type="float">
            <text:p>96.7945362147342</text:p>
          </table:table-cell>
          <table:table-cell table:number-columns-repeated="2"/>
          <table:table-cell office:value-type="float" office:value="43896" calcext:value-type="float">
            <text:p>43896</text:p>
          </table:table-cell>
          <table:table-cell office:value-type="float" office:value="45530" calcext:value-type="float">
            <text:p>45530</text:p>
          </table:table-cell>
          <table:table-cell office:value-type="float" office:value="49428" calcext:value-type="float">
            <text:p>49428</text:p>
          </table:table-cell>
        </table:table-row>
        <table:table-row table:style-name="ro1">
          <table:table-cell/>
          <table:table-cell office:value-type="float" office:value="100.088635611583" calcext:value-type="float">
            <text:p>100.088635611583</text:p>
          </table:table-cell>
          <table:table-cell/>
          <table:table-cell office:value-type="float" office:value="-3.82382423632701" calcext:value-type="float">
            <text:p>-3.82382423632701</text:p>
          </table:table-cell>
          <table:table-cell/>
          <table:table-cell office:value-type="float" office:value="45425" calcext:value-type="float">
            <text:p>45425</text:p>
          </table:table-cell>
          <table:table-cell table:number-columns-repeated="3"/>
          <table:table-cell office:value-type="float" office:value="90.5569755322784" calcext:value-type="float">
            <text:p>90.5569755322784</text:p>
          </table:table-cell>
          <table:table-cell/>
          <table:table-cell office:value-type="float" office:value="0.827371485476395" calcext:value-type="float">
            <text:p>0.82737148547639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02364654291565" calcext:value-type="float">
            <text:p>3.02364654291565</text:p>
          </table:table-cell>
          <table:table-cell/>
          <table:table-cell office:value-type="float" office:value="0.168364807043461" calcext:value-type="float">
            <text:p>0.168364807043461</text:p>
          </table:table-cell>
          <table:table-cell/>
          <table:table-cell office:value-type="float" office:value="2584" calcext:value-type="float">
            <text:p>2584</text:p>
          </table:table-cell>
          <table:table-cell table:number-columns-repeated="3"/>
          <table:table-cell office:value-type="float" office:value="9.27051568857358" calcext:value-type="float">
            <text:p>9.27051568857358</text:p>
          </table:table-cell>
          <table:table-cell office:value-type="float" office:value="100.096504954475" calcext:value-type="float">
            <text:p>100.096504954475</text:p>
          </table:table-cell>
          <table:table-cell office:value-type="float" office:value="96.9952796537872" calcext:value-type="float">
            <text:p>96.9952796537872</text:p>
          </table:table-cell>
          <table:table-cell table:number-columns-repeated="2"/>
          <table:table-cell office:value-type="float" office:value="43911" calcext:value-type="float">
            <text:p>43911</text:p>
          </table:table-cell>
          <table:table-cell office:value-type="float" office:value="45562" calcext:value-type="float">
            <text:p>45562</text:p>
          </table:table-cell>
          <table:table-cell office:value-type="float" office:value="49429" calcext:value-type="float">
            <text:p>49429</text:p>
          </table:table-cell>
        </table:table-row>
        <table:table-row table:style-name="ro1">
          <table:table-cell/>
          <table:table-cell office:value-type="float" office:value="100.107749673914" calcext:value-type="float">
            <text:p>100.107749673914</text:p>
          </table:table-cell>
          <table:table-cell/>
          <table:table-cell office:value-type="float" office:value="-4.91293375942974" calcext:value-type="float">
            <text:p>-4.91293375942974</text:p>
          </table:table-cell>
          <table:table-cell/>
          <table:table-cell office:value-type="float" office:value="46247" calcext:value-type="float">
            <text:p>46247</text:p>
          </table:table-cell>
          <table:table-cell table:number-columns-repeated="3"/>
          <table:table-cell office:value-type="float" office:value="2.03939722133176" calcext:value-type="float">
            <text:p>2.03939722133176</text:p>
          </table:table-cell>
          <table:table-cell/>
          <table:table-cell office:value-type="float" office:value="-0.157413591598902" calcext:value-type="float">
            <text:p>-0.157413591598902</text:p>
          </table:table-cell>
          <table:table-cell/>
          <table:table-cell office:value-type="float" office:value="1519" calcext:value-type="float">
            <text:p>1519</text:p>
          </table:table-cell>
          <table:table-cell table:number-columns-repeated="3"/>
          <table:table-cell office:value-type="float" office:value="0.160001189197865" calcext:value-type="float">
            <text:p>0.160001189197865</text:p>
          </table:table-cell>
          <table:table-cell/>
          <table:table-cell office:value-type="float" office:value="-0.169636874401195" calcext:value-type="float">
            <text:p>-0.169636874401195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33.1842485583946" calcext:value-type="float">
            <text:p>33.1842485583946</text:p>
          </table:table-cell>
          <table:table-cell office:value-type="float" office:value="100.096554448876" calcext:value-type="float">
            <text:p>100.096554448876</text:p>
          </table:table-cell>
          <table:table-cell office:value-type="float" office:value="97.0153240151764" calcext:value-type="float">
            <text:p>97.0153240151764</text:p>
          </table:table-cell>
          <table:table-cell table:number-columns-repeated="2"/>
          <table:table-cell office:value-type="float" office:value="43911" calcext:value-type="float">
            <text:p>43911</text:p>
          </table:table-cell>
          <table:table-cell office:value-type="float" office:value="45562" calcext:value-type="float">
            <text:p>45562</text:p>
          </table:table-cell>
          <table:table-cell office:value-type="float" office:value="49430" calcext:value-type="float">
            <text:p>49430</text:p>
          </table:table-cell>
        </table:table-row>
        <table:table-row table:style-name="ro1">
          <table:table-cell/>
          <table:table-cell office:value-type="float" office:value="100.092267611368" calcext:value-type="float">
            <text:p>100.092267611368</text:p>
          </table:table-cell>
          <table:table-cell/>
          <table:table-cell office:value-type="float" office:value="-4.89535881684869" calcext:value-type="float">
            <text:p>-4.89535881684869</text:p>
          </table:table-cell>
          <table:table-cell/>
          <table:table-cell office:value-type="float" office:value="46236" calcext:value-type="float">
            <text:p>46236</text:p>
          </table:table-cell>
          <table:table-cell table:number-columns-repeated="3"/>
          <table:table-cell office:value-type="float" office:value="8.27107663145775" calcext:value-type="float">
            <text:p>8.27107663145775</text:p>
          </table:table-cell>
          <table:table-cell/>
          <table:table-cell office:value-type="float" office:value="-0.0962050668342312" calcext:value-type="float">
            <text:p>-0.096205066834231</text:p>
          </table:table-cell>
          <table:table-cell/>
          <table:table-cell office:value-type="float" office:value="6294" calcext:value-type="float">
            <text:p>6294</text:p>
          </table:table-cell>
          <table:table-cell table:number-columns-repeated="3"/>
          <table:table-cell office:value-type="float" office:value="100.117752596691" calcext:value-type="float">
            <text:p>100.117752596691</text:p>
          </table:table-cell>
          <table:table-cell/>
          <table:table-cell office:value-type="float" office:value="1.23363685849572" calcext:value-type="float">
            <text:p>1.23363685849572</text:p>
          </table:table-cell>
          <table:table-cell/>
          <table:table-cell office:value-type="float" office:value="44975" calcext:value-type="float">
            <text:p>44975</text:p>
          </table:table-cell>
          <table:table-cell table:number-columns-repeated="3"/>
          <table:table-cell office:value-type="float" office:value="48.2192329001579" calcext:value-type="float">
            <text:p>48.2192329001579</text:p>
          </table:table-cell>
          <table:table-cell office:value-type="float" office:value="100.09660950761" calcext:value-type="float">
            <text:p>100.09660950761</text:p>
          </table:table-cell>
          <table:table-cell office:value-type="float" office:value="97.020858498029" calcext:value-type="float">
            <text:p>97.020858498029</text:p>
          </table:table-cell>
          <table:table-cell table:number-columns-repeated="2"/>
          <table:table-cell office:value-type="float" office:value="43922" calcext:value-type="float">
            <text:p>43922</text:p>
          </table:table-cell>
          <table:table-cell office:value-type="float" office:value="45574" calcext:value-type="float">
            <text:p>45574</text:p>
          </table:table-cell>
          <table:table-cell office:value-type="float" office:value="49456" calcext:value-type="float">
            <text:p>49456</text:p>
          </table:table-cell>
        </table:table-row>
        <table:table-row table:style-name="ro1">
          <table:table-cell/>
          <table:table-cell office:value-type="float" office:value="8.76715619993066" calcext:value-type="float">
            <text:p>8.76715619993066</text:p>
          </table:table-cell>
          <table:table-cell/>
          <table:table-cell office:value-type="float" office:value="-0.515900766074357" calcext:value-type="float">
            <text:p>-0.515900766074357</text:p>
          </table:table-cell>
          <table:table-cell/>
          <table:table-cell office:value-type="float" office:value="5796" calcext:value-type="float">
            <text:p>5796</text:p>
          </table:table-cell>
          <table:table-cell table:number-columns-repeated="3"/>
          <table:table-cell office:value-type="float" office:value="100.081732713453" calcext:value-type="float">
            <text:p>100.081732713453</text:p>
          </table:table-cell>
          <table:table-cell/>
          <table:table-cell office:value-type="float" office:value="-1.20917619900368" calcext:value-type="float">
            <text:p>-1.20917619900368</text:p>
          </table:table-cell>
          <table:table-cell/>
          <table:table-cell office:value-type="float" office:value="48534" calcext:value-type="float">
            <text:p>48534</text:p>
          </table:table-cell>
          <table:table-cell table:number-columns-repeated="3"/>
          <table:table-cell office:value-type="float" office:value="3.4601637861219" calcext:value-type="float">
            <text:p>3.4601637861219</text:p>
          </table:table-cell>
          <table:table-cell/>
          <table:table-cell office:value-type="float" office:value="-0.479747623378712" calcext:value-type="float">
            <text:p>-0.479747623378712</text:p>
          </table:table-cell>
          <table:table-cell/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88.5802228714738" calcext:value-type="float">
            <text:p>88.5802228714738</text:p>
          </table:table-cell>
          <table:table-cell office:value-type="float" office:value="100.096631447906" calcext:value-type="float">
            <text:p>100.096631447906</text:p>
          </table:table-cell>
          <table:table-cell office:value-type="float" office:value="97.0865595862289" calcext:value-type="float">
            <text:p>97.0865595862289</text:p>
          </table:table-cell>
          <table:table-cell table:number-columns-repeated="2"/>
          <table:table-cell office:value-type="float" office:value="43949" calcext:value-type="float">
            <text:p>43949</text:p>
          </table:table-cell>
          <table:table-cell office:value-type="float" office:value="45577" calcext:value-type="float">
            <text:p>45577</text:p>
          </table:table-cell>
          <table:table-cell office:value-type="float" office:value="49458" calcext:value-type="float">
            <text:p>49458</text:p>
          </table:table-cell>
        </table:table-row>
        <table:table-row table:style-name="ro1">
          <table:table-cell/>
          <table:table-cell office:value-type="float" office:value="3.68386815743673" calcext:value-type="float">
            <text:p>3.68386815743673</text:p>
          </table:table-cell>
          <table:table-cell/>
          <table:table-cell office:value-type="float" office:value="0.152549706290997" calcext:value-type="float">
            <text:p>0.152549706290997</text:p>
          </table:table-cell>
          <table:table-cell/>
          <table:table-cell office:value-type="float" office:value="2860" calcext:value-type="float">
            <text:p>2860</text:p>
          </table:table-cell>
          <table:table-cell table:number-columns-repeated="3"/>
          <table:table-cell office:value-type="float" office:value="1.6936723621003" calcext:value-type="float">
            <text:p>1.6936723621003</text:p>
          </table:table-cell>
          <table:table-cell/>
          <table:table-cell office:value-type="float" office:value="-0.0112987954861407" calcext:value-type="float">
            <text:p>-0.011298795486141</text:p>
          </table:table-cell>
          <table:table-cell/>
          <table:table-cell office:value-type="float" office:value="10390" calcext:value-type="float">
            <text:p>10390</text:p>
          </table:table-cell>
          <table:table-cell table:number-columns-repeated="3"/>
          <table:table-cell office:value-type="float" office:value="100.101750637773" calcext:value-type="float">
            <text:p>100.101750637773</text:p>
          </table:table-cell>
          <table:table-cell/>
          <table:table-cell office:value-type="float" office:value="6.95874417808305" calcext:value-type="float">
            <text:p>6.95874417808305</text:p>
          </table:table-cell>
          <table:table-cell/>
          <table:table-cell office:value-type="float" office:value="45748" calcext:value-type="float">
            <text:p>45748</text:p>
          </table:table-cell>
          <table:table-cell table:number-columns-repeated="3"/>
          <table:table-cell office:value-type="float" office:value="95.7260968997537" calcext:value-type="float">
            <text:p>95.7260968997537</text:p>
          </table:table-cell>
          <table:table-cell office:value-type="float" office:value="100.09669661258" calcext:value-type="float">
            <text:p>100.09669661258</text:p>
          </table:table-cell>
          <table:table-cell office:value-type="float" office:value="97.1310609201691" calcext:value-type="float">
            <text:p>97.1310609201691</text:p>
          </table:table-cell>
          <table:table-cell table:number-columns-repeated="2"/>
          <table:table-cell office:value-type="float" office:value="43950" calcext:value-type="float">
            <text:p>43950</text:p>
          </table:table-cell>
          <table:table-cell office:value-type="float" office:value="45595" calcext:value-type="float">
            <text:p>45595</text:p>
          </table:table-cell>
          <table:table-cell office:value-type="float" office:value="49463" calcext:value-type="float">
            <text:p>49463</text:p>
          </table:table-cell>
        </table:table-row>
        <table:table-row table:style-name="ro1">
          <table:table-cell/>
          <table:table-cell office:value-type="float" office:value="100.119000191026" calcext:value-type="float">
            <text:p>100.119000191026</text:p>
          </table:table-cell>
          <table:table-cell/>
          <table:table-cell office:value-type="float" office:value="-3.49970664277384" calcext:value-type="float">
            <text:p>-3.49970664277384</text:p>
          </table:table-cell>
          <table:table-cell/>
          <table:table-cell office:value-type="float" office:value="46538" calcext:value-type="float">
            <text:p>46538</text:p>
          </table:table-cell>
          <table:table-cell table:number-columns-repeated="3"/>
          <table:table-cell office:value-type="float" office:value="0.952053909480937" calcext:value-type="float">
            <text:p>0.952053909480937</text:p>
          </table:table-cell>
          <table:table-cell/>
          <table:table-cell office:value-type="float" office:value="-0.248540218818954" calcext:value-type="float">
            <text:p>-0.24854021881895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22078693749" calcext:value-type="float">
            <text:p>100.122078693749</text:p>
          </table:table-cell>
          <table:table-cell/>
          <table:table-cell office:value-type="float" office:value="4.23482794908626" calcext:value-type="float">
            <text:p>4.23482794908626</text:p>
          </table:table-cell>
          <table:table-cell/>
          <table:table-cell office:value-type="float" office:value="45109" calcext:value-type="float">
            <text:p>45109</text:p>
          </table:table-cell>
          <table:table-cell table:number-columns-repeated="3"/>
          <table:table-cell office:value-type="float" office:value="96.0437790036564" calcext:value-type="float">
            <text:p>96.0437790036564</text:p>
          </table:table-cell>
          <table:table-cell office:value-type="float" office:value="100.096722826988" calcext:value-type="float">
            <text:p>100.096722826988</text:p>
          </table:table-cell>
          <table:table-cell office:value-type="float" office:value="97.1601231981098" calcext:value-type="float">
            <text:p>97.1601231981098</text:p>
          </table:table-cell>
          <table:table-cell table:number-columns-repeated="2"/>
          <table:table-cell office:value-type="float" office:value="43958" calcext:value-type="float">
            <text:p>43958</text:p>
          </table:table-cell>
          <table:table-cell office:value-type="float" office:value="45597" calcext:value-type="float">
            <text:p>45597</text:p>
          </table:table-cell>
          <table:table-cell office:value-type="float" office:value="49465" calcext:value-type="float">
            <text:p>49465</text:p>
          </table:table-cell>
        </table:table-row>
        <table:table-row table:style-name="ro1">
          <table:table-cell/>
          <table:table-cell office:value-type="float" office:value="3.84738950667421" calcext:value-type="float">
            <text:p>3.84738950667421</text:p>
          </table:table-cell>
          <table:table-cell/>
          <table:table-cell office:value-type="float" office:value="-0.22692910031076" calcext:value-type="float">
            <text:p>-0.22692910031076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3"/>
          <table:table-cell office:value-type="float" office:value="77.1034695091303" calcext:value-type="float">
            <text:p>77.1034695091303</text:p>
          </table:table-cell>
          <table:table-cell/>
          <table:table-cell office:value-type="float" office:value="2.99935237572797" calcext:value-type="float">
            <text:p>2.9993523757279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6199768486" calcext:value-type="float">
            <text:p>100.106199768486</text:p>
          </table:table-cell>
          <table:table-cell/>
          <table:table-cell office:value-type="float" office:value="1.10905506049139" calcext:value-type="float">
            <text:p>1.10905506049139</text:p>
          </table:table-cell>
          <table:table-cell/>
          <table:table-cell office:value-type="float" office:value="44776" calcext:value-type="float">
            <text:p>44776</text:p>
          </table:table-cell>
          <table:table-cell table:number-columns-repeated="3"/>
          <table:table-cell office:value-type="float" office:value="96.5175863796936" calcext:value-type="float">
            <text:p>96.5175863796936</text:p>
          </table:table-cell>
          <table:table-cell office:value-type="float" office:value="100.096729165612" calcext:value-type="float">
            <text:p>100.096729165612</text:p>
          </table:table-cell>
          <table:table-cell office:value-type="float" office:value="97.228725084749" calcext:value-type="float">
            <text:p>97.228725084749</text:p>
          </table:table-cell>
          <table:table-cell table:number-columns-repeated="2"/>
          <table:table-cell office:value-type="float" office:value="43976" calcext:value-type="float">
            <text:p>43976</text:p>
          </table:table-cell>
          <table:table-cell office:value-type="float" office:value="45606" calcext:value-type="float">
            <text:p>45606</text:p>
          </table:table-cell>
          <table:table-cell office:value-type="float" office:value="49472" calcext:value-type="float">
            <text:p>49472</text:p>
          </table:table-cell>
        </table:table-row>
        <table:table-row table:style-name="ro1">
          <table:table-cell/>
          <table:table-cell office:value-type="float" office:value="7.36148699964561" calcext:value-type="float">
            <text:p>7.36148699964561</text:p>
          </table:table-cell>
          <table:table-cell/>
          <table:table-cell office:value-type="float" office:value="-0.14798363196556" calcext:value-type="float">
            <text:p>-0.14798363196556</text:p>
          </table:table-cell>
          <table:table-cell/>
          <table:table-cell office:value-type="float" office:value="5517" calcext:value-type="float">
            <text:p>5517</text:p>
          </table:table-cell>
          <table:table-cell table:number-columns-repeated="3"/>
          <table:table-cell office:value-type="float" office:value="100.089099034543" calcext:value-type="float">
            <text:p>100.089099034543</text:p>
          </table:table-cell>
          <table:table-cell/>
          <table:table-cell office:value-type="float" office:value="-4.09169140813169" calcext:value-type="float">
            <text:p>-4.09169140813169</text:p>
          </table:table-cell>
          <table:table-cell/>
          <table:table-cell office:value-type="float" office:value="48076" calcext:value-type="float">
            <text:p>48076</text:p>
          </table:table-cell>
          <table:table-cell table:number-columns-repeated="3"/>
          <table:table-cell office:value-type="float" office:value="100.098441925207" calcext:value-type="float">
            <text:p>100.098441925207</text:p>
          </table:table-cell>
          <table:table-cell/>
          <table:table-cell office:value-type="float" office:value="2.42878387784372" calcext:value-type="float">
            <text:p>2.42878387784372</text:p>
          </table:table-cell>
          <table:table-cell/>
          <table:table-cell office:value-type="float" office:value="45162" calcext:value-type="float">
            <text:p>45162</text:p>
          </table:table-cell>
          <table:table-cell table:number-columns-repeated="3"/>
          <table:table-cell office:value-type="float" office:value="99.1262411052123" calcext:value-type="float">
            <text:p>99.1262411052123</text:p>
          </table:table-cell>
          <table:table-cell office:value-type="float" office:value="100.096824750239" calcext:value-type="float">
            <text:p>100.096824750239</text:p>
          </table:table-cell>
          <table:table-cell office:value-type="float" office:value="97.275733002232" calcext:value-type="float">
            <text:p>97.275733002232</text:p>
          </table:table-cell>
          <table:table-cell table:number-columns-repeated="2"/>
          <table:table-cell office:value-type="float" office:value="44070" calcext:value-type="float">
            <text:p>44070</text:p>
          </table:table-cell>
          <table:table-cell office:value-type="float" office:value="45607" calcext:value-type="float">
            <text:p>45607</text:p>
          </table:table-cell>
          <table:table-cell office:value-type="float" office:value="49481" calcext:value-type="float">
            <text:p>49481</text:p>
          </table:table-cell>
        </table:table-row>
        <table:table-row table:style-name="ro1">
          <table:table-cell/>
          <table:table-cell office:value-type="float" office:value="100.101440928545" calcext:value-type="float">
            <text:p>100.101440928545</text:p>
          </table:table-cell>
          <table:table-cell/>
          <table:table-cell office:value-type="float" office:value="-6.58859498384544" calcext:value-type="float">
            <text:p>-6.58859498384544</text:p>
          </table:table-cell>
          <table:table-cell/>
          <table:table-cell office:value-type="float" office:value="42552" calcext:value-type="float">
            <text:p>42552</text:p>
          </table:table-cell>
          <table:table-cell table:number-columns-repeated="3"/>
          <table:table-cell office:value-type="float" office:value="5.34376075424243" calcext:value-type="float">
            <text:p>5.34376075424243</text:p>
          </table:table-cell>
          <table:table-cell/>
          <table:table-cell office:value-type="float" office:value="-0.292302903088256" calcext:value-type="float">
            <text:p>-0.292302903088256</text:p>
          </table:table-cell>
          <table:table-cell/>
          <table:table-cell office:value-type="float" office:value="4880" calcext:value-type="float">
            <text:p>4880</text:p>
          </table:table-cell>
          <table:table-cell table:number-columns-repeated="3"/>
          <table:table-cell office:value-type="float" office:value="7.19150814374988" calcext:value-type="float">
            <text:p>7.19150814374988</text:p>
          </table:table-cell>
          <table:table-cell/>
          <table:table-cell office:value-type="float" office:value="0.247477558436851" calcext:value-type="float">
            <text:p>0.247477558436851</text:p>
          </table:table-cell>
          <table:table-cell/>
          <table:table-cell office:value-type="float" office:value="5454" calcext:value-type="float">
            <text:p>5454</text:p>
          </table:table-cell>
          <table:table-cell table:number-columns-repeated="3"/>
          <table:table-cell office:value-type="float" office:value="99.4278934146822" calcext:value-type="float">
            <text:p>99.4278934146822</text:p>
          </table:table-cell>
          <table:table-cell office:value-type="float" office:value="100.096829010817" calcext:value-type="float">
            <text:p>100.096829010817</text:p>
          </table:table-cell>
          <table:table-cell office:value-type="float" office:value="97.3440663464266" calcext:value-type="float">
            <text:p>97.3440663464266</text:p>
          </table:table-cell>
          <table:table-cell table:number-columns-repeated="2"/>
          <table:table-cell office:value-type="float" office:value="44081" calcext:value-type="float">
            <text:p>44081</text:p>
          </table:table-cell>
          <table:table-cell office:value-type="float" office:value="45611" calcext:value-type="float">
            <text:p>45611</text:p>
          </table:table-cell>
          <table:table-cell office:value-type="float" office:value="49493" calcext:value-type="float">
            <text:p>49493</text:p>
          </table:table-cell>
        </table:table-row>
        <table:table-row table:style-name="ro1">
          <table:table-cell/>
          <table:table-cell office:value-type="float" office:value="1.08117809080842" calcext:value-type="float">
            <text:p>1.08117809080842</text:p>
          </table:table-cell>
          <table:table-cell/>
          <table:table-cell office:value-type="float" office:value="-0.319747645398371" calcext:value-type="float">
            <text:p>-0.319747645398371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3"/>
          <table:table-cell office:value-type="float" office:value="0.207369269932398" calcext:value-type="float">
            <text:p>0.207369269932398</text:p>
          </table:table-cell>
          <table:table-cell/>
          <table:table-cell office:value-type="float" office:value="0.0773962644453623" calcext:value-type="float">
            <text:p>0.077396264445362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1.34188500614702" calcext:value-type="float">
            <text:p>1.34188500614702</text:p>
          </table:table-cell>
          <table:table-cell/>
          <table:table-cell office:value-type="float" office:value="0.178187408683838" calcext:value-type="float">
            <text:p>0.178187408683838</text:p>
          </table:table-cell>
          <table:table-cell/>
          <table:table-cell office:value-type="float" office:value="1281" calcext:value-type="float">
            <text:p>1281</text:p>
          </table:table-cell>
          <table:table-cell table:number-columns-repeated="3"/>
          <table:table-cell office:value-type="float" office:value="99.4329830090017" calcext:value-type="float">
            <text:p>99.4329830090017</text:p>
          </table:table-cell>
          <table:table-cell office:value-type="float" office:value="100.096858756319" calcext:value-type="float">
            <text:p>100.096858756319</text:p>
          </table:table-cell>
          <table:table-cell office:value-type="float" office:value="97.3445474306385" calcext:value-type="float">
            <text:p>97.3445474306385</text:p>
          </table:table-cell>
          <table:table-cell table:number-columns-repeated="2"/>
          <table:table-cell office:value-type="float" office:value="44082" calcext:value-type="float">
            <text:p>44082</text:p>
          </table:table-cell>
          <table:table-cell office:value-type="float" office:value="45616" calcext:value-type="float">
            <text:p>45616</text:p>
          </table:table-cell>
          <table:table-cell office:value-type="float" office:value="49504" calcext:value-type="float">
            <text:p>49504</text:p>
          </table:table-cell>
        </table:table-row>
        <table:table-row table:style-name="ro1">
          <table:table-cell/>
          <table:table-cell office:value-type="float" office:value="100.096433208326" calcext:value-type="float">
            <text:p>100.096433208326</text:p>
          </table:table-cell>
          <table:table-cell/>
          <table:table-cell office:value-type="float" office:value="-5.49754622085174" calcext:value-type="float">
            <text:p>-5.49754622085174</text:p>
          </table:table-cell>
          <table:table-cell/>
          <table:table-cell office:value-type="float" office:value="46549" calcext:value-type="float">
            <text:p>46549</text:p>
          </table:table-cell>
          <table:table-cell table:number-columns-repeated="3"/>
          <table:table-cell office:value-type="float" office:value="7.50131771490911" calcext:value-type="float">
            <text:p>7.50131771490911</text:p>
          </table:table-cell>
          <table:table-cell/>
          <table:table-cell office:value-type="float" office:value="-0.755257493603142" calcext:value-type="float">
            <text:p>-0.75525749360314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11161451707616" calcext:value-type="float">
            <text:p>6.11161451707616</text:p>
          </table:table-cell>
          <table:table-cell/>
          <table:table-cell office:value-type="float" office:value="-0.494418778144813" calcext:value-type="float">
            <text:p>-0.494418778144813</text:p>
          </table:table-cell>
          <table:table-cell/>
          <table:table-cell office:value-type="float" office:value="5429" calcext:value-type="float">
            <text:p>5429</text:p>
          </table:table-cell>
          <table:table-cell table:number-columns-repeated="3"/>
          <table:table-cell office:value-type="float" office:value="99.4906998463424" calcext:value-type="float">
            <text:p>99.4906998463424</text:p>
          </table:table-cell>
          <table:table-cell office:value-type="float" office:value="100.096917738209" calcext:value-type="float">
            <text:p>100.096917738209</text:p>
          </table:table-cell>
          <table:table-cell office:value-type="float" office:value="97.5329366496957" calcext:value-type="float">
            <text:p>97.5329366496957</text:p>
          </table:table-cell>
          <table:table-cell table:number-columns-repeated="2"/>
          <table:table-cell office:value-type="float" office:value="44091" calcext:value-type="float">
            <text:p>44091</text:p>
          </table:table-cell>
          <table:table-cell office:value-type="float" office:value="45626" calcext:value-type="float">
            <text:p>45626</text:p>
          </table:table-cell>
          <table:table-cell office:value-type="float" office:value="49506" calcext:value-type="float">
            <text:p>49506</text:p>
          </table:table-cell>
        </table:table-row>
        <table:table-row table:style-name="ro1">
          <table:table-cell/>
          <table:table-cell office:value-type="float" office:value="100.11397039338" calcext:value-type="float">
            <text:p>100.11397039338</text:p>
          </table:table-cell>
          <table:table-cell/>
          <table:table-cell office:value-type="float" office:value="-1.85345542062505" calcext:value-type="float">
            <text:p>-1.85345542062505</text:p>
          </table:table-cell>
          <table:table-cell/>
          <table:table-cell office:value-type="float" office:value="45879" calcext:value-type="float">
            <text:p>45879</text:p>
          </table:table-cell>
          <table:table-cell table:number-columns-repeated="3"/>
          <table:table-cell office:value-type="float" office:value="1.498835570021" calcext:value-type="float">
            <text:p>1.498835570021</text:p>
          </table:table-cell>
          <table:table-cell/>
          <table:table-cell office:value-type="float" office:value="0.204093094392503" calcext:value-type="float">
            <text:p>0.204093094392503</text:p>
          </table:table-cell>
          <table:table-cell/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100.101071535249" calcext:value-type="float">
            <text:p>100.101071535249</text:p>
          </table:table-cell>
          <table:table-cell/>
          <table:table-cell office:value-type="float" office:value="0.379408850591662" calcext:value-type="float">
            <text:p>0.379408850591662</text:p>
          </table:table-cell>
          <table:table-cell/>
          <table:table-cell office:value-type="float" office:value="44120" calcext:value-type="float">
            <text:p>44120</text:p>
          </table:table-cell>
          <table:table-cell table:number-columns-repeated="3"/>
          <table:table-cell office:value-type="float" office:value="100.091364337071" calcext:value-type="float">
            <text:p>100.091364337071</text:p>
          </table:table-cell>
          <table:table-cell office:value-type="float" office:value="100.096921493271" calcext:value-type="float">
            <text:p>100.096921493271</text:p>
          </table:table-cell>
          <table:table-cell office:value-type="float" office:value="97.5771610676397" calcext:value-type="float">
            <text:p>97.5771610676397</text:p>
          </table:table-cell>
          <table:table-cell table:number-columns-repeated="2"/>
          <table:table-cell office:value-type="float" office:value="44120" calcext:value-type="float">
            <text:p>44120</text:p>
          </table:table-cell>
          <table:table-cell office:value-type="float" office:value="45627" calcext:value-type="float">
            <text:p>45627</text:p>
          </table:table-cell>
          <table:table-cell office:value-type="float" office:value="49534" calcext:value-type="float">
            <text:p>49534</text:p>
          </table:table-cell>
        </table:table-row>
        <table:table-row table:style-name="ro1">
          <table:table-cell/>
          <table:table-cell office:value-type="float" office:value="100.100707929751" calcext:value-type="float">
            <text:p>100.100707929751</text:p>
          </table:table-cell>
          <table:table-cell/>
          <table:table-cell office:value-type="float" office:value="-6.3206413081427" calcext:value-type="float">
            <text:p>-6.3206413081427</text:p>
          </table:table-cell>
          <table:table-cell/>
          <table:table-cell office:value-type="float" office:value="46284" calcext:value-type="float">
            <text:p>46284</text:p>
          </table:table-cell>
          <table:table-cell table:number-columns-repeated="3"/>
          <table:table-cell office:value-type="float" office:value="7.82256730907321" calcext:value-type="float">
            <text:p>7.82256730907321</text:p>
          </table:table-cell>
          <table:table-cell/>
          <table:table-cell office:value-type="float" office:value="-0.512047105625708" calcext:value-type="float">
            <text:p>-0.512047105625708</text:p>
          </table:table-cell>
          <table:table-cell/>
          <table:table-cell office:value-type="float" office:value="7198" calcext:value-type="float">
            <text:p>7198</text:p>
          </table:table-cell>
          <table:table-cell table:number-columns-repeated="3"/>
          <table:table-cell office:value-type="float" office:value="4.23537146333033" calcext:value-type="float">
            <text:p>4.23537146333033</text:p>
          </table:table-cell>
          <table:table-cell/>
          <table:table-cell office:value-type="float" office:value="0.108642497830955" calcext:value-type="float">
            <text:p>0.108642497830955</text:p>
          </table:table-cell>
          <table:table-cell/>
          <table:table-cell office:value-type="float" office:value="3340" calcext:value-type="float">
            <text:p>3340</text:p>
          </table:table-cell>
          <table:table-cell table:number-columns-repeated="3"/>
          <table:table-cell office:value-type="float" office:value="100.094032871939" calcext:value-type="float">
            <text:p>100.094032871939</text:p>
          </table:table-cell>
          <table:table-cell office:value-type="float" office:value="100.096985423474" calcext:value-type="float">
            <text:p>100.096985423474</text:p>
          </table:table-cell>
          <table:table-cell office:value-type="float" office:value="97.5789986044529" calcext:value-type="float">
            <text:p>97.5789986044529</text:p>
          </table:table-cell>
          <table:table-cell table:number-columns-repeated="2"/>
          <table:table-cell office:value-type="float" office:value="44127" calcext:value-type="float">
            <text:p>44127</text:p>
          </table:table-cell>
          <table:table-cell office:value-type="float" office:value="45632" calcext:value-type="float">
            <text:p>45632</text:p>
          </table:table-cell>
          <table:table-cell office:value-type="float" office:value="49536" calcext:value-type="float">
            <text:p>49536</text:p>
          </table:table-cell>
        </table:table-row>
        <table:table-row table:style-name="ro1">
          <table:table-cell/>
          <table:table-cell office:value-type="float" office:value="9.04396736907483" calcext:value-type="float">
            <text:p>9.04396736907483</text:p>
          </table:table-cell>
          <table:table-cell/>
          <table:table-cell office:value-type="float" office:value="-0.606968171240054" calcext:value-type="float">
            <text:p>-0.606968171240054</text:p>
          </table:table-cell>
          <table:table-cell/>
          <table:table-cell office:value-type="float" office:value="6398" calcext:value-type="float">
            <text:p>6398</text:p>
          </table:table-cell>
          <table:table-cell table:number-columns-repeated="3"/>
          <table:table-cell office:value-type="float" office:value="0.110336376500536" calcext:value-type="float">
            <text:p>0.110336376500536</text:p>
          </table:table-cell>
          <table:table-cell/>
          <table:table-cell office:value-type="float" office:value="0.183462766941721" calcext:value-type="float">
            <text:p>0.183462766941721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100.116347916441" calcext:value-type="float">
            <text:p>100.116347916441</text:p>
          </table:table-cell>
          <table:table-cell/>
          <table:table-cell office:value-type="float" office:value="5.67335445113449" calcext:value-type="float">
            <text:p>5.67335445113449</text:p>
          </table:table-cell>
          <table:table-cell/>
          <table:table-cell office:value-type="float" office:value="45630" calcext:value-type="float">
            <text:p>45630</text:p>
          </table:table-cell>
          <table:table-cell table:number-columns-repeated="3"/>
          <table:table-cell office:value-type="float" office:value="100.094092786496" calcext:value-type="float">
            <text:p>100.094092786496</text:p>
          </table:table-cell>
          <table:table-cell office:value-type="float" office:value="100.09698571945" calcext:value-type="float">
            <text:p>100.09698571945</text:p>
          </table:table-cell>
          <table:table-cell office:value-type="float" office:value="97.7958841198281" calcext:value-type="float">
            <text:p>97.7958841198281</text:p>
          </table:table-cell>
          <table:table-cell table:number-columns-repeated="2"/>
          <table:table-cell office:value-type="float" office:value="44132" calcext:value-type="float">
            <text:p>44132</text:p>
          </table:table-cell>
          <table:table-cell office:value-type="float" office:value="45632" calcext:value-type="float">
            <text:p>45632</text:p>
          </table:table-cell>
          <table:table-cell office:value-type="float" office:value="49563" calcext:value-type="float">
            <text:p>49563</text:p>
          </table:table-cell>
        </table:table-row>
        <table:table-row table:style-name="ro1">
          <table:table-cell/>
          <table:table-cell office:value-type="float" office:value="2.64041075027729" calcext:value-type="float">
            <text:p>2.64041075027729</text:p>
          </table:table-cell>
          <table:table-cell/>
          <table:table-cell office:value-type="float" office:value="-0.669867908400994" calcext:value-type="float">
            <text:p>-0.669867908400994</text:p>
          </table:table-cell>
          <table:table-cell/>
          <table:table-cell office:value-type="float" office:value="1753" calcext:value-type="float">
            <text:p>1753</text:p>
          </table:table-cell>
          <table:table-cell table:number-columns-repeated="3"/>
          <table:table-cell office:value-type="float" office:value="1.99474351491531" calcext:value-type="float">
            <text:p>1.99474351491531</text:p>
          </table:table-cell>
          <table:table-cell/>
          <table:table-cell office:value-type="float" office:value="0.0437978872848379" calcext:value-type="float">
            <text:p>0.043797887284838</text:p>
          </table:table-cell>
          <table:table-cell/>
          <table:table-cell office:value-type="float" office:value="1428" calcext:value-type="float">
            <text:p>1428</text:p>
          </table:table-cell>
          <table:table-cell table:number-columns-repeated="3"/>
          <table:table-cell office:value-type="float" office:value="100.104029774513" calcext:value-type="float">
            <text:p>100.104029774513</text:p>
          </table:table-cell>
          <table:table-cell/>
          <table:table-cell office:value-type="float" office:value="0.867526060153302" calcext:value-type="float">
            <text:p>0.867526060153302</text:p>
          </table:table-cell>
          <table:table-cell/>
          <table:table-cell office:value-type="float" office:value="46419" calcext:value-type="float">
            <text:p>46419</text:p>
          </table:table-cell>
          <table:table-cell table:number-columns-repeated="3"/>
          <table:table-cell office:value-type="float" office:value="100.094508988861" calcext:value-type="float">
            <text:p>100.094508988861</text:p>
          </table:table-cell>
          <table:table-cell office:value-type="float" office:value="100.097007653958" calcext:value-type="float">
            <text:p>100.097007653958</text:p>
          </table:table-cell>
          <table:table-cell office:value-type="float" office:value="97.8042485804837" calcext:value-type="float">
            <text:p>97.8042485804837</text:p>
          </table:table-cell>
          <table:table-cell table:number-columns-repeated="2"/>
          <table:table-cell office:value-type="float" office:value="44143" calcext:value-type="float">
            <text:p>44143</text:p>
          </table:table-cell>
          <table:table-cell office:value-type="float" office:value="45633" calcext:value-type="float">
            <text:p>45633</text:p>
          </table:table-cell>
          <table:table-cell office:value-type="float" office:value="49569" calcext:value-type="float">
            <text:p>49569</text:p>
          </table:table-cell>
        </table:table-row>
        <table:table-row table:style-name="ro1">
          <table:table-cell/>
          <table:table-cell office:value-type="float" office:value="100.100151301751" calcext:value-type="float">
            <text:p>100.100151301751</text:p>
          </table:table-cell>
          <table:table-cell/>
          <table:table-cell office:value-type="float" office:value="-3.92400573844742" calcext:value-type="float">
            <text:p>-3.92400573844742</text:p>
          </table:table-cell>
          <table:table-cell/>
          <table:table-cell office:value-type="float" office:value="47323" calcext:value-type="float">
            <text:p>47323</text:p>
          </table:table-cell>
          <table:table-cell table:number-columns-repeated="3"/>
          <table:table-cell office:value-type="float" office:value="28.6034557459634" calcext:value-type="float">
            <text:p>28.6034557459634</text:p>
          </table:table-cell>
          <table:table-cell/>
          <table:table-cell office:value-type="float" office:value="0.149843356082449" calcext:value-type="float">
            <text:p>0.14984335608244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4410250348" calcext:value-type="float">
            <text:p>100.104410250348</text:p>
          </table:table-cell>
          <table:table-cell/>
          <table:table-cell office:value-type="float" office:value="2.65293232840685" calcext:value-type="float">
            <text:p>2.65293232840685</text:p>
          </table:table-cell>
          <table:table-cell/>
          <table:table-cell office:value-type="float" office:value="46998" calcext:value-type="float">
            <text:p>46998</text:p>
          </table:table-cell>
          <table:table-cell table:number-columns-repeated="3"/>
          <table:table-cell office:value-type="float" office:value="100.094703697681" calcext:value-type="float">
            <text:p>100.094703697681</text:p>
          </table:table-cell>
          <table:table-cell office:value-type="float" office:value="100.097009050576" calcext:value-type="float">
            <text:p>100.097009050576</text:p>
          </table:table-cell>
          <table:table-cell office:value-type="float" office:value="97.8564187396229" calcext:value-type="float">
            <text:p>97.8564187396229</text:p>
          </table:table-cell>
          <table:table-cell table:number-columns-repeated="2"/>
          <table:table-cell office:value-type="float" office:value="44144" calcext:value-type="float">
            <text:p>44144</text:p>
          </table:table-cell>
          <table:table-cell office:value-type="float" office:value="45637" calcext:value-type="float">
            <text:p>45637</text:p>
          </table:table-cell>
          <table:table-cell office:value-type="float" office:value="49577" calcext:value-type="float">
            <text:p>49577</text:p>
          </table:table-cell>
        </table:table-row>
        <table:table-row table:style-name="ro1">
          <table:table-cell/>
          <table:table-cell office:value-type="float" office:value="100.092843358235" calcext:value-type="float">
            <text:p>100.092843358235</text:p>
          </table:table-cell>
          <table:table-cell/>
          <table:table-cell office:value-type="float" office:value="-6.48897801111283" calcext:value-type="float">
            <text:p>-6.48897801111283</text:p>
          </table:table-cell>
          <table:table-cell/>
          <table:table-cell office:value-type="float" office:value="46312" calcext:value-type="float">
            <text:p>46312</text:p>
          </table:table-cell>
          <table:table-cell table:number-columns-repeated="3"/>
          <table:table-cell office:value-type="float" office:value="3.61710525453564" calcext:value-type="float">
            <text:p>3.61710525453564</text:p>
          </table:table-cell>
          <table:table-cell/>
          <table:table-cell office:value-type="float" office:value="-0.0123923649973329" calcext:value-type="float">
            <text:p>-0.01239236499733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92904936092469" calcext:value-type="float">
            <text:p>6.92904936092469</text:p>
          </table:table-cell>
          <table:table-cell/>
          <table:table-cell office:value-type="float" office:value="-0.0732328271931478" calcext:value-type="float">
            <text:p>-0.073232827193148</text:p>
          </table:table-cell>
          <table:table-cell/>
          <table:table-cell office:value-type="float" office:value="4810" calcext:value-type="float">
            <text:p>4810</text:p>
          </table:table-cell>
          <table:table-cell table:number-columns-repeated="3"/>
          <table:table-cell office:value-type="float" office:value="100.095733858844" calcext:value-type="float">
            <text:p>100.095733858844</text:p>
          </table:table-cell>
          <table:table-cell office:value-type="float" office:value="100.097033559582" calcext:value-type="float">
            <text:p>100.097033559582</text:p>
          </table:table-cell>
          <table:table-cell office:value-type="float" office:value="97.8634054694375" calcext:value-type="float">
            <text:p>97.8634054694375</text:p>
          </table:table-cell>
          <table:table-cell table:number-columns-repeated="2"/>
          <table:table-cell office:value-type="float" office:value="44145" calcext:value-type="float">
            <text:p>44145</text:p>
          </table:table-cell>
          <table:table-cell office:value-type="float" office:value="45641" calcext:value-type="float">
            <text:p>45641</text:p>
          </table:table-cell>
          <table:table-cell office:value-type="float" office:value="49577" calcext:value-type="float">
            <text:p>49577</text:p>
          </table:table-cell>
        </table:table-row>
        <table:table-row table:style-name="ro1">
          <table:table-cell/>
          <table:table-cell office:value-type="float" office:value="9.045441912179" calcext:value-type="float">
            <text:p>9.045441912179</text:p>
          </table:table-cell>
          <table:table-cell/>
          <table:table-cell office:value-type="float" office:value="-1.00520803013952" calcext:value-type="float">
            <text:p>-1.00520803013952</text:p>
          </table:table-cell>
          <table:table-cell/>
          <table:table-cell office:value-type="float" office:value="6107" calcext:value-type="float">
            <text:p>6107</text:p>
          </table:table-cell>
          <table:table-cell table:number-columns-repeated="3"/>
          <table:table-cell office:value-type="float" office:value="96.2835557114772" calcext:value-type="float">
            <text:p>96.2835557114772</text:p>
          </table:table-cell>
          <table:table-cell/>
          <table:table-cell office:value-type="float" office:value="5.42738940990113" calcext:value-type="float">
            <text:p>5.4273894099011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52128367" calcext:value-type="float">
            <text:p>100.10852128367</text:p>
          </table:table-cell>
          <table:table-cell/>
          <table:table-cell office:value-type="float" office:value="3.3224392456946" calcext:value-type="float">
            <text:p>3.3224392456946</text:p>
          </table:table-cell>
          <table:table-cell/>
          <table:table-cell office:value-type="float" office:value="44337" calcext:value-type="float">
            <text:p>44337</text:p>
          </table:table-cell>
          <table:table-cell table:number-columns-repeated="3"/>
          <table:table-cell office:value-type="float" office:value="100.096264483461" calcext:value-type="float">
            <text:p>100.096264483461</text:p>
          </table:table-cell>
          <table:table-cell office:value-type="float" office:value="100.097119598017" calcext:value-type="float">
            <text:p>100.097119598017</text:p>
          </table:table-cell>
          <table:table-cell office:value-type="float" office:value="97.8690938675326" calcext:value-type="float">
            <text:p>97.8690938675326</text:p>
          </table:table-cell>
          <table:table-cell table:number-columns-repeated="2"/>
          <table:table-cell office:value-type="float" office:value="44147" calcext:value-type="float">
            <text:p>44147</text:p>
          </table:table-cell>
          <table:table-cell office:value-type="float" office:value="45649" calcext:value-type="float">
            <text:p>45649</text:p>
          </table:table-cell>
          <table:table-cell office:value-type="float" office:value="49581" calcext:value-type="float">
            <text:p>49581</text:p>
          </table:table-cell>
        </table:table-row>
        <table:table-row table:style-name="ro1">
          <table:table-cell/>
          <table:table-cell office:value-type="float" office:value="100.11254968833" calcext:value-type="float">
            <text:p>100.11254968833</text:p>
          </table:table-cell>
          <table:table-cell/>
          <table:table-cell office:value-type="float" office:value="-5.93402373729605" calcext:value-type="float">
            <text:p>-5.93402373729605</text:p>
          </table:table-cell>
          <table:table-cell/>
          <table:table-cell office:value-type="float" office:value="43429" calcext:value-type="float">
            <text:p>43429</text:p>
          </table:table-cell>
          <table:table-cell table:number-columns-repeated="3"/>
          <table:table-cell office:value-type="float" office:value="1.13084846650801" calcext:value-type="float">
            <text:p>1.13084846650801</text:p>
          </table:table-cell>
          <table:table-cell/>
          <table:table-cell office:value-type="float" office:value="0.243583199533986" calcext:value-type="float">
            <text:p>0.243583199533986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2.32923738641861" calcext:value-type="float">
            <text:p>2.32923738641861</text:p>
          </table:table-cell>
          <table:table-cell/>
          <table:table-cell office:value-type="float" office:value="0.381601169065329" calcext:value-type="float">
            <text:p>0.381601169065329</text:p>
          </table:table-cell>
          <table:table-cell/>
          <table:table-cell office:value-type="float" office:value="1610" calcext:value-type="float">
            <text:p>1610</text:p>
          </table:table-cell>
          <table:table-cell table:number-columns-repeated="3"/>
          <table:table-cell office:value-type="float" office:value="100.096272288533" calcext:value-type="float">
            <text:p>100.096272288533</text:p>
          </table:table-cell>
          <table:table-cell office:value-type="float" office:value="100.097137264925" calcext:value-type="float">
            <text:p>100.097137264925</text:p>
          </table:table-cell>
          <table:table-cell office:value-type="float" office:value="97.910204014568" calcext:value-type="float">
            <text:p>97.910204014568</text:p>
          </table:table-cell>
          <table:table-cell table:number-columns-repeated="2"/>
          <table:table-cell office:value-type="float" office:value="44148" calcext:value-type="float">
            <text:p>44148</text:p>
          </table:table-cell>
          <table:table-cell office:value-type="float" office:value="45650" calcext:value-type="float">
            <text:p>45650</text:p>
          </table:table-cell>
          <table:table-cell office:value-type="float" office:value="49627" calcext:value-type="float">
            <text:p>49627</text:p>
          </table:table-cell>
        </table:table-row>
        <table:table-row table:style-name="ro1">
          <table:table-cell/>
          <table:table-cell office:value-type="float" office:value="3.41972399235815" calcext:value-type="float">
            <text:p>3.41972399235815</text:p>
          </table:table-cell>
          <table:table-cell/>
          <table:table-cell office:value-type="float" office:value="-0.408068088204705" calcext:value-type="float">
            <text:p>-0.408068088204705</text:p>
          </table:table-cell>
          <table:table-cell/>
          <table:table-cell office:value-type="float" office:value="3647" calcext:value-type="float">
            <text:p>3647</text:p>
          </table:table-cell>
          <table:table-cell table:number-columns-repeated="3"/>
          <table:table-cell office:value-type="float" office:value="100.077574893181" calcext:value-type="float">
            <text:p>100.077574893181</text:p>
          </table:table-cell>
          <table:table-cell/>
          <table:table-cell office:value-type="float" office:value="1.31460832051558" calcext:value-type="float">
            <text:p>1.31460832051558</text:p>
          </table:table-cell>
          <table:table-cell/>
          <table:table-cell office:value-type="float" office:value="48070" calcext:value-type="float">
            <text:p>48070</text:p>
          </table:table-cell>
          <table:table-cell table:number-columns-repeated="3"/>
          <table:table-cell office:value-type="float" office:value="1.41581009407879" calcext:value-type="float">
            <text:p>1.41581009407879</text:p>
          </table:table-cell>
          <table:table-cell/>
          <table:table-cell office:value-type="float" office:value="0.254075474786075" calcext:value-type="float">
            <text:p>0.254075474786075</text:p>
          </table:table-cell>
          <table:table-cell/>
          <table:table-cell office:value-type="float" office:value="1316" calcext:value-type="float">
            <text:p>1316</text:p>
          </table:table-cell>
          <table:table-cell table:number-columns-repeated="3"/>
          <table:table-cell office:value-type="float" office:value="100.097153966016" calcext:value-type="float">
            <text:p>100.097153966016</text:p>
          </table:table-cell>
          <table:table-cell office:value-type="float" office:value="100.097195039912" calcext:value-type="float">
            <text:p>100.097195039912</text:p>
          </table:table-cell>
          <table:table-cell office:value-type="float" office:value="98.0459381573212" calcext:value-type="float">
            <text:p>98.0459381573212</text:p>
          </table:table-cell>
          <table:table-cell table:number-columns-repeated="2"/>
          <table:table-cell office:value-type="float" office:value="44151" calcext:value-type="float">
            <text:p>44151</text:p>
          </table:table-cell>
          <table:table-cell office:value-type="float" office:value="45652" calcext:value-type="float">
            <text:p>45652</text:p>
          </table:table-cell>
          <table:table-cell office:value-type="float" office:value="49632" calcext:value-type="float">
            <text:p>49632</text:p>
          </table:table-cell>
        </table:table-row>
        <table:table-row table:style-name="ro1">
          <table:table-cell/>
          <table:table-cell office:value-type="float" office:value="100.100939028172" calcext:value-type="float">
            <text:p>100.100939028172</text:p>
          </table:table-cell>
          <table:table-cell/>
          <table:table-cell office:value-type="float" office:value="-4.53281256536317" calcext:value-type="float">
            <text:p>-4.53281256536317</text:p>
          </table:table-cell>
          <table:table-cell/>
          <table:table-cell office:value-type="float" office:value="45275" calcext:value-type="float">
            <text:p>45275</text:p>
          </table:table-cell>
          <table:table-cell table:number-columns-repeated="3"/>
          <table:table-cell office:value-type="float" office:value="100.088141317364" calcext:value-type="float">
            <text:p>100.088141317364</text:p>
          </table:table-cell>
          <table:table-cell/>
          <table:table-cell office:value-type="float" office:value="0.386223747115319" calcext:value-type="float">
            <text:p>0.386223747115319</text:p>
          </table:table-cell>
          <table:table-cell/>
          <table:table-cell office:value-type="float" office:value="49969" calcext:value-type="float">
            <text:p>49969</text:p>
          </table:table-cell>
          <table:table-cell table:number-columns-repeated="3"/>
          <table:table-cell office:value-type="float" office:value="6.41019541781189" calcext:value-type="float">
            <text:p>6.41019541781189</text:p>
          </table:table-cell>
          <table:table-cell/>
          <table:table-cell office:value-type="float" office:value="0.377275565590766" calcext:value-type="float">
            <text:p>0.377275565590766</text:p>
          </table:table-cell>
          <table:table-cell/>
          <table:table-cell office:value-type="float" office:value="4781" calcext:value-type="float">
            <text:p>4781</text:p>
          </table:table-cell>
          <table:table-cell table:number-columns-repeated="3"/>
          <table:table-cell office:value-type="float" office:value="100.097510877453" calcext:value-type="float">
            <text:p>100.097510877453</text:p>
          </table:table-cell>
          <table:table-cell office:value-type="float" office:value="100.097199992513" calcext:value-type="float">
            <text:p>100.097199992513</text:p>
          </table:table-cell>
          <table:table-cell office:value-type="float" office:value="98.297537539349" calcext:value-type="float">
            <text:p>98.297537539349</text:p>
          </table:table-cell>
          <table:table-cell table:number-columns-repeated="2"/>
          <table:table-cell office:value-type="float" office:value="44172" calcext:value-type="float">
            <text:p>44172</text:p>
          </table:table-cell>
          <table:table-cell office:value-type="float" office:value="45654" calcext:value-type="float">
            <text:p>45654</text:p>
          </table:table-cell>
          <table:table-cell office:value-type="float" office:value="49644" calcext:value-type="float">
            <text:p>49644</text:p>
          </table:table-cell>
        </table:table-row>
        <table:table-row table:style-name="ro1">
          <table:table-cell/>
          <table:table-cell office:value-type="float" office:value="7.57868065918427" calcext:value-type="float">
            <text:p>7.57868065918427</text:p>
          </table:table-cell>
          <table:table-cell/>
          <table:table-cell office:value-type="float" office:value="-0.692873034463442" calcext:value-type="float">
            <text:p>-0.692873034463442</text:p>
          </table:table-cell>
          <table:table-cell/>
          <table:table-cell office:value-type="float" office:value="5582" calcext:value-type="float">
            <text:p>5582</text:p>
          </table:table-cell>
          <table:table-cell table:number-columns-repeated="3"/>
          <table:table-cell office:value-type="float" office:value="100.084080240187" calcext:value-type="float">
            <text:p>100.084080240187</text:p>
          </table:table-cell>
          <table:table-cell/>
          <table:table-cell office:value-type="float" office:value="0.288186850815914" calcext:value-type="float">
            <text:p>0.288186850815914</text:p>
          </table:table-cell>
          <table:table-cell/>
          <table:table-cell office:value-type="float" office:value="48349" calcext:value-type="float">
            <text:p>48349</text:p>
          </table:table-cell>
          <table:table-cell table:number-columns-repeated="3"/>
          <table:table-cell office:value-type="float" office:value="9.00597831983638" calcext:value-type="float">
            <text:p>9.00597831983638</text:p>
          </table:table-cell>
          <table:table-cell/>
          <table:table-cell office:value-type="float" office:value="0.253500700250433" calcext:value-type="float">
            <text:p>0.253500700250433</text:p>
          </table:table-cell>
          <table:table-cell/>
          <table:table-cell office:value-type="float" office:value="7475" calcext:value-type="float">
            <text:p>7475</text:p>
          </table:table-cell>
          <table:table-cell table:number-columns-repeated="3"/>
          <table:table-cell office:value-type="float" office:value="100.098057985753" calcext:value-type="float">
            <text:p>100.098057985753</text:p>
          </table:table-cell>
          <table:table-cell office:value-type="float" office:value="100.097253100938" calcext:value-type="float">
            <text:p>100.097253100938</text:p>
          </table:table-cell>
          <table:table-cell office:value-type="float" office:value="98.4666674198811" calcext:value-type="float">
            <text:p>98.4666674198811</text:p>
          </table:table-cell>
          <table:table-cell table:number-columns-repeated="2"/>
          <table:table-cell office:value-type="float" office:value="44172" calcext:value-type="float">
            <text:p>44172</text:p>
          </table:table-cell>
          <table:table-cell office:value-type="float" office:value="45654" calcext:value-type="float">
            <text:p>45654</text:p>
          </table:table-cell>
          <table:table-cell office:value-type="float" office:value="49672" calcext:value-type="float">
            <text:p>49672</text:p>
          </table:table-cell>
        </table:table-row>
        <table:table-row table:style-name="ro1">
          <table:table-cell/>
          <table:table-cell office:value-type="float" office:value="5.7323261835814" calcext:value-type="float">
            <text:p>5.7323261835814</text:p>
          </table:table-cell>
          <table:table-cell/>
          <table:table-cell office:value-type="float" office:value="0.122476926703446" calcext:value-type="float">
            <text:p>0.122476926703446</text:p>
          </table:table-cell>
          <table:table-cell/>
          <table:table-cell office:value-type="float" office:value="3841" calcext:value-type="float">
            <text:p>3841</text:p>
          </table:table-cell>
          <table:table-cell table:number-columns-repeated="3"/>
          <table:table-cell office:value-type="float" office:value="100.084743200472" calcext:value-type="float">
            <text:p>100.084743200472</text:p>
          </table:table-cell>
          <table:table-cell/>
          <table:table-cell office:value-type="float" office:value="0.744736418621619" calcext:value-type="float">
            <text:p>0.744736418621619</text:p>
          </table:table-cell>
          <table:table-cell/>
          <table:table-cell office:value-type="float" office:value="48312" calcext:value-type="float">
            <text:p>48312</text:p>
          </table:table-cell>
          <table:table-cell table:number-columns-repeated="3"/>
          <table:table-cell office:value-type="float" office:value="0.569531815477605" calcext:value-type="float">
            <text:p>0.569531815477605</text:p>
          </table:table-cell>
          <table:table-cell/>
          <table:table-cell office:value-type="float" office:value="0.124946360837725" calcext:value-type="float">
            <text:p>0.124946360837725</text:p>
          </table:table-cell>
          <table:table-cell/>
          <table:table-cell office:value-type="float" office:value="1147" calcext:value-type="float">
            <text:p>1147</text:p>
          </table:table-cell>
          <table:table-cell table:number-columns-repeated="3"/>
          <table:table-cell office:value-type="float" office:value="100.098301707439" calcext:value-type="float">
            <text:p>100.098301707439</text:p>
          </table:table-cell>
          <table:table-cell office:value-type="float" office:value="100.097282095604" calcext:value-type="float">
            <text:p>100.097282095604</text:p>
          </table:table-cell>
          <table:table-cell office:value-type="float" office:value="98.4724538151872" calcext:value-type="float">
            <text:p>98.4724538151872</text:p>
          </table:table-cell>
          <table:table-cell table:number-columns-repeated="2"/>
          <table:table-cell office:value-type="float" office:value="44183" calcext:value-type="float">
            <text:p>44183</text:p>
          </table:table-cell>
          <table:table-cell office:value-type="float" office:value="45657" calcext:value-type="float">
            <text:p>45657</text:p>
          </table:table-cell>
          <table:table-cell office:value-type="float" office:value="49673" calcext:value-type="float">
            <text:p>49673</text:p>
          </table:table-cell>
        </table:table-row>
        <table:table-row table:style-name="ro1">
          <table:table-cell/>
          <table:table-cell office:value-type="float" office:value="7.40708573462083" calcext:value-type="float">
            <text:p>7.40708573462083</text:p>
          </table:table-cell>
          <table:table-cell/>
          <table:table-cell office:value-type="float" office:value="-1.3850881053151" calcext:value-type="float">
            <text:p>-1.3850881053151</text:p>
          </table:table-cell>
          <table:table-cell/>
          <table:table-cell office:value-type="float" office:value="5126" calcext:value-type="float">
            <text:p>5126</text:p>
          </table:table-cell>
          <table:table-cell table:number-columns-repeated="3"/>
          <table:table-cell office:value-type="float" office:value="9.04626895496469" calcext:value-type="float">
            <text:p>9.04626895496469</text:p>
          </table:table-cell>
          <table:table-cell/>
          <table:table-cell office:value-type="float" office:value="0.171505339019911" calcext:value-type="float">
            <text:p>0.171505339019911</text:p>
          </table:table-cell>
          <table:table-cell/>
          <table:table-cell office:value-type="float" office:value="26508" calcext:value-type="float">
            <text:p>26508</text:p>
          </table:table-cell>
          <table:table-cell table:number-columns-repeated="3"/>
          <table:table-cell office:value-type="float" office:value="5.40194845966442" calcext:value-type="float">
            <text:p>5.40194845966442</text:p>
          </table:table-cell>
          <table:table-cell/>
          <table:table-cell office:value-type="float" office:value="0.151314228735703" calcext:value-type="float">
            <text:p>0.151314228735703</text:p>
          </table:table-cell>
          <table:table-cell/>
          <table:table-cell office:value-type="float" office:value="4773" calcext:value-type="float">
            <text:p>4773</text:p>
          </table:table-cell>
          <table:table-cell table:number-columns-repeated="3"/>
          <table:table-cell office:value-type="float" office:value="100.098441925207" calcext:value-type="float">
            <text:p>100.098441925207</text:p>
          </table:table-cell>
          <table:table-cell office:value-type="float" office:value="100.097301658071" calcext:value-type="float">
            <text:p>100.097301658071</text:p>
          </table:table-cell>
          <table:table-cell office:value-type="float" office:value="98.5439915179719" calcext:value-type="float">
            <text:p>98.5439915179719</text:p>
          </table:table-cell>
          <table:table-cell table:number-columns-repeated="2"/>
          <table:table-cell office:value-type="float" office:value="44212" calcext:value-type="float">
            <text:p>44212</text:p>
          </table:table-cell>
          <table:table-cell office:value-type="float" office:value="45675" calcext:value-type="float">
            <text:p>45675</text:p>
          </table:table-cell>
          <table:table-cell office:value-type="float" office:value="49713" calcext:value-type="float">
            <text:p>49713</text:p>
          </table:table-cell>
        </table:table-row>
        <table:table-row table:style-name="ro1">
          <table:table-cell/>
          <table:table-cell office:value-type="float" office:value="100.092411298964" calcext:value-type="float">
            <text:p>100.092411298964</text:p>
          </table:table-cell>
          <table:table-cell/>
          <table:table-cell office:value-type="float" office:value="-5.11088254870386" calcext:value-type="float">
            <text:p>-5.11088254870386</text:p>
          </table:table-cell>
          <table:table-cell/>
          <table:table-cell office:value-type="float" office:value="46552" calcext:value-type="float">
            <text:p>46552</text:p>
          </table:table-cell>
          <table:table-cell table:number-columns-repeated="3"/>
          <table:table-cell office:value-type="float" office:value="100.084411707667" calcext:value-type="float">
            <text:p>100.084411707667</text:p>
          </table:table-cell>
          <table:table-cell/>
          <table:table-cell office:value-type="float" office:value="-1.52635531211906" calcext:value-type="float">
            <text:p>-1.52635531211906</text:p>
          </table:table-cell>
          <table:table-cell/>
          <table:table-cell office:value-type="float" office:value="48474" calcext:value-type="float">
            <text:p>48474</text:p>
          </table:table-cell>
          <table:table-cell table:number-columns-repeated="3"/>
          <table:table-cell office:value-type="float" office:value="100.103913306423" calcext:value-type="float">
            <text:p>100.103913306423</text:p>
          </table:table-cell>
          <table:table-cell/>
          <table:table-cell office:value-type="float" office:value="3.28677666658897" calcext:value-type="float">
            <text:p>3.28677666658897</text:p>
          </table:table-cell>
          <table:table-cell/>
          <table:table-cell office:value-type="float" office:value="45333" calcext:value-type="float">
            <text:p>45333</text:p>
          </table:table-cell>
          <table:table-cell table:number-columns-repeated="3"/>
          <table:table-cell office:value-type="float" office:value="100.098903523724" calcext:value-type="float">
            <text:p>100.098903523724</text:p>
          </table:table-cell>
          <table:table-cell office:value-type="float" office:value="100.097362043711" calcext:value-type="float">
            <text:p>100.097362043711</text:p>
          </table:table-cell>
          <table:table-cell office:value-type="float" office:value="98.7303429440623" calcext:value-type="float">
            <text:p>98.7303429440623</text:p>
          </table:table-cell>
          <table:table-cell table:number-columns-repeated="2"/>
          <table:table-cell office:value-type="float" office:value="44219" calcext:value-type="float">
            <text:p>44219</text:p>
          </table:table-cell>
          <table:table-cell office:value-type="float" office:value="45699" calcext:value-type="float">
            <text:p>45699</text:p>
          </table:table-cell>
          <table:table-cell office:value-type="float" office:value="49715" calcext:value-type="float">
            <text:p>49715</text:p>
          </table:table-cell>
        </table:table-row>
        <table:table-row table:style-name="ro1">
          <table:table-cell/>
          <table:table-cell office:value-type="float" office:value="100.106767107601" calcext:value-type="float">
            <text:p>100.106767107601</text:p>
          </table:table-cell>
          <table:table-cell/>
          <table:table-cell office:value-type="float" office:value="-3.68955977389791" calcext:value-type="float">
            <text:p>-3.68955977389791</text:p>
          </table:table-cell>
          <table:table-cell/>
          <table:table-cell office:value-type="float" office:value="44548" calcext:value-type="float">
            <text:p>44548</text:p>
          </table:table-cell>
          <table:table-cell table:number-columns-repeated="3"/>
          <table:table-cell office:value-type="float" office:value="100.079892632238" calcext:value-type="float">
            <text:p>100.079892632238</text:p>
          </table:table-cell>
          <table:table-cell/>
          <table:table-cell office:value-type="float" office:value="1.10191585746717" calcext:value-type="float">
            <text:p>1.10191585746717</text:p>
          </table:table-cell>
          <table:table-cell/>
          <table:table-cell office:value-type="float" office:value="49719" calcext:value-type="float">
            <text:p>49719</text:p>
          </table:table-cell>
          <table:table-cell table:number-columns-repeated="3"/>
          <table:table-cell office:value-type="float" office:value="2.23464629926615" calcext:value-type="float">
            <text:p>2.23464629926615</text:p>
          </table:table-cell>
          <table:table-cell/>
          <table:table-cell office:value-type="float" office:value="-0.0551677656304479" calcext:value-type="float">
            <text:p>-0.055167765630448</text:p>
          </table:table-cell>
          <table:table-cell/>
          <table:table-cell office:value-type="float" office:value="2617" calcext:value-type="float">
            <text:p>2617</text:p>
          </table:table-cell>
          <table:table-cell table:number-columns-repeated="3"/>
          <table:table-cell office:value-type="float" office:value="100.099155226674" calcext:value-type="float">
            <text:p>100.099155226674</text:p>
          </table:table-cell>
          <table:table-cell office:value-type="float" office:value="100.097369517733" calcext:value-type="float">
            <text:p>100.097369517733</text:p>
          </table:table-cell>
          <table:table-cell office:value-type="float" office:value="98.7416144890395" calcext:value-type="float">
            <text:p>98.7416144890395</text:p>
          </table:table-cell>
          <table:table-cell table:number-columns-repeated="2"/>
          <table:table-cell office:value-type="float" office:value="44221" calcext:value-type="float">
            <text:p>44221</text:p>
          </table:table-cell>
          <table:table-cell office:value-type="float" office:value="45700" calcext:value-type="float">
            <text:p>45700</text:p>
          </table:table-cell>
          <table:table-cell office:value-type="float" office:value="49719" calcext:value-type="float">
            <text:p>49719</text:p>
          </table:table-cell>
        </table:table-row>
        <table:table-row table:style-name="ro1">
          <table:table-cell/>
          <table:table-cell office:value-type="float" office:value="9.03706728571368" calcext:value-type="float">
            <text:p>9.03706728571368</text:p>
          </table:table-cell>
          <table:table-cell/>
          <table:table-cell office:value-type="float" office:value="-0.898974086321104" calcext:value-type="float">
            <text:p>-0.898974086321104</text:p>
          </table:table-cell>
          <table:table-cell/>
          <table:table-cell office:value-type="float" office:value="7536" calcext:value-type="float">
            <text:p>7536</text:p>
          </table:table-cell>
          <table:table-cell table:number-columns-repeated="3"/>
          <table:table-cell office:value-type="float" office:value="0.762454181449048" calcext:value-type="float">
            <text:p>0.762454181449048</text:p>
          </table:table-cell>
          <table:table-cell/>
          <table:table-cell office:value-type="float" office:value="0.150093719689463" calcext:value-type="float">
            <text:p>0.150093719689463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3"/>
          <table:table-cell office:value-type="float" office:value="8.28173736262425" calcext:value-type="float">
            <text:p>8.28173736262425</text:p>
          </table:table-cell>
          <table:table-cell/>
          <table:table-cell office:value-type="float" office:value="0.40026667274663" calcext:value-type="float">
            <text:p>0.40026667274663</text:p>
          </table:table-cell>
          <table:table-cell/>
          <table:table-cell office:value-type="float" office:value="7101" calcext:value-type="float">
            <text:p>7101</text:p>
          </table:table-cell>
          <table:table-cell table:number-columns-repeated="3"/>
          <table:table-cell office:value-type="float" office:value="100.099179997726" calcext:value-type="float">
            <text:p>100.099179997726</text:p>
          </table:table-cell>
          <table:table-cell office:value-type="float" office:value="100.097409923548" calcext:value-type="float">
            <text:p>100.097409923548</text:p>
          </table:table-cell>
          <table:table-cell office:value-type="float" office:value="98.801839876994" calcext:value-type="float">
            <text:p>98.801839876994</text:p>
          </table:table-cell>
          <table:table-cell table:number-columns-repeated="2"/>
          <table:table-cell office:value-type="float" office:value="44222" calcext:value-type="float">
            <text:p>44222</text:p>
          </table:table-cell>
          <table:table-cell office:value-type="float" office:value="45702" calcext:value-type="float">
            <text:p>45702</text:p>
          </table:table-cell>
          <table:table-cell office:value-type="float" office:value="49733" calcext:value-type="float">
            <text:p>49733</text:p>
          </table:table-cell>
        </table:table-row>
        <table:table-row table:style-name="ro1">
          <table:table-cell/>
          <table:table-cell office:value-type="float" office:value="100.090424019296" calcext:value-type="float">
            <text:p>100.090424019296</text:p>
          </table:table-cell>
          <table:table-cell/>
          <table:table-cell office:value-type="float" office:value="-4.78223336540384" calcext:value-type="float">
            <text:p>-4.78223336540384</text:p>
          </table:table-cell>
          <table:table-cell/>
          <table:table-cell office:value-type="float" office:value="45650" calcext:value-type="float">
            <text:p>45650</text:p>
          </table:table-cell>
          <table:table-cell table:number-columns-repeated="3"/>
          <table:table-cell office:value-type="float" office:value="100.089405210452" calcext:value-type="float">
            <text:p>100.089405210452</text:p>
          </table:table-cell>
          <table:table-cell/>
          <table:table-cell office:value-type="float" office:value="-1.87492689419024" calcext:value-type="float">
            <text:p>-1.87492689419024</text:p>
          </table:table-cell>
          <table:table-cell/>
          <table:table-cell office:value-type="float" office:value="48831" calcext:value-type="float">
            <text:p>48831</text:p>
          </table:table-cell>
          <table:table-cell table:number-columns-repeated="3"/>
          <table:table-cell office:value-type="float" office:value="0.54258249531784" calcext:value-type="float">
            <text:p>0.54258249531784</text:p>
          </table:table-cell>
          <table:table-cell/>
          <table:table-cell office:value-type="float" office:value="0.327207247492478" calcext:value-type="float">
            <text:p>0.327207247492478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3"/>
          <table:table-cell office:value-type="float" office:value="100.099197841958" calcext:value-type="float">
            <text:p>100.099197841958</text:p>
          </table:table-cell>
          <table:table-cell office:value-type="float" office:value="100.097488737179" calcext:value-type="float">
            <text:p>100.097488737179</text:p>
          </table:table-cell>
          <table:table-cell office:value-type="float" office:value="98.8751387462697" calcext:value-type="float">
            <text:p>98.8751387462697</text:p>
          </table:table-cell>
          <table:table-cell table:number-columns-repeated="2"/>
          <table:table-cell office:value-type="float" office:value="44224" calcext:value-type="float">
            <text:p>44224</text:p>
          </table:table-cell>
          <table:table-cell office:value-type="float" office:value="45704" calcext:value-type="float">
            <text:p>45704</text:p>
          </table:table-cell>
          <table:table-cell office:value-type="float" office:value="49734" calcext:value-type="float">
            <text:p>49734</text:p>
          </table:table-cell>
        </table:table-row>
        <table:table-row table:style-name="ro1">
          <table:table-cell/>
          <table:table-cell office:value-type="float" office:value="100.104080958136" calcext:value-type="float">
            <text:p>100.104080958136</text:p>
          </table:table-cell>
          <table:table-cell/>
          <table:table-cell office:value-type="float" office:value="-6.31306614878132" calcext:value-type="float">
            <text:p>-6.31306614878132</text:p>
          </table:table-cell>
          <table:table-cell/>
          <table:table-cell office:value-type="float" office:value="44225" calcext:value-type="float">
            <text:p>44225</text:p>
          </table:table-cell>
          <table:table-cell table:number-columns-repeated="3"/>
          <table:table-cell office:value-type="float" office:value="100.084927712436" calcext:value-type="float">
            <text:p>100.084927712436</text:p>
          </table:table-cell>
          <table:table-cell/>
          <table:table-cell office:value-type="float" office:value="-2.56050481143027" calcext:value-type="float">
            <text:p>-2.56050481143027</text:p>
          </table:table-cell>
          <table:table-cell/>
          <table:table-cell office:value-type="float" office:value="48438" calcext:value-type="float">
            <text:p>48438</text:p>
          </table:table-cell>
          <table:table-cell table:number-columns-repeated="3"/>
          <table:table-cell office:value-type="float" office:value="100.118637566149" calcext:value-type="float">
            <text:p>100.118637566149</text:p>
          </table:table-cell>
          <table:table-cell/>
          <table:table-cell office:value-type="float" office:value="7.02278353690195" calcext:value-type="float">
            <text:p>7.02278353690195</text:p>
          </table:table-cell>
          <table:table-cell/>
          <table:table-cell office:value-type="float" office:value="48636" calcext:value-type="float">
            <text:p>48636</text:p>
          </table:table-cell>
          <table:table-cell table:number-columns-repeated="3"/>
          <table:table-cell office:value-type="float" office:value="100.099465124524" calcext:value-type="float">
            <text:p>100.099465124524</text:p>
          </table:table-cell>
          <table:table-cell office:value-type="float" office:value="100.097520441669" calcext:value-type="float">
            <text:p>100.097520441669</text:p>
          </table:table-cell>
          <table:table-cell office:value-type="float" office:value="98.9457063852433" calcext:value-type="float">
            <text:p>98.9457063852433</text:p>
          </table:table-cell>
          <table:table-cell table:number-columns-repeated="2"/>
          <table:table-cell office:value-type="float" office:value="44229" calcext:value-type="float">
            <text:p>44229</text:p>
          </table:table-cell>
          <table:table-cell office:value-type="float" office:value="45705" calcext:value-type="float">
            <text:p>45705</text:p>
          </table:table-cell>
          <table:table-cell office:value-type="float" office:value="49735" calcext:value-type="float">
            <text:p>49735</text:p>
          </table:table-cell>
        </table:table-row>
        <table:table-row table:style-name="ro1">
          <table:table-cell/>
          <table:table-cell office:value-type="float" office:value="100.098086504667" calcext:value-type="float">
            <text:p>100.098086504667</text:p>
          </table:table-cell>
          <table:table-cell/>
          <table:table-cell office:value-type="float" office:value="-4.95252145357486" calcext:value-type="float">
            <text:p>-4.95252145357486</text:p>
          </table:table-cell>
          <table:table-cell/>
          <table:table-cell office:value-type="float" office:value="44005" calcext:value-type="float">
            <text:p>44005</text:p>
          </table:table-cell>
          <table:table-cell table:number-columns-repeated="3"/>
          <table:table-cell office:value-type="float" office:value="100.082754932889" calcext:value-type="float">
            <text:p>100.082754932889</text:p>
          </table:table-cell>
          <table:table-cell/>
          <table:table-cell office:value-type="float" office:value="-2.93859378737068" calcext:value-type="float">
            <text:p>-2.93859378737068</text:p>
          </table:table-cell>
          <table:table-cell/>
          <table:table-cell office:value-type="float" office:value="49033" calcext:value-type="float">
            <text:p>49033</text:p>
          </table:table-cell>
          <table:table-cell table:number-columns-repeated="3"/>
          <table:table-cell office:value-type="float" office:value="6.13603595406663" calcext:value-type="float">
            <text:p>6.13603595406663</text:p>
          </table:table-cell>
          <table:table-cell/>
          <table:table-cell office:value-type="float" office:value="-0.712031208430342" calcext:value-type="float">
            <text:p>-0.712031208430342</text:p>
          </table:table-cell>
          <table:table-cell/>
          <table:table-cell office:value-type="float" office:value="4671" calcext:value-type="float">
            <text:p>4671</text:p>
          </table:table-cell>
          <table:table-cell table:number-columns-repeated="3"/>
          <table:table-cell office:value-type="float" office:value="100.099726083858" calcext:value-type="float">
            <text:p>100.099726083858</text:p>
          </table:table-cell>
          <table:table-cell office:value-type="float" office:value="100.097530491388" calcext:value-type="float">
            <text:p>100.097530491388</text:p>
          </table:table-cell>
          <table:table-cell office:value-type="float" office:value="98.9548165748441" calcext:value-type="float">
            <text:p>98.9548165748441</text:p>
          </table:table-cell>
          <table:table-cell table:number-columns-repeated="2"/>
          <table:table-cell office:value-type="float" office:value="44258" calcext:value-type="float">
            <text:p>44258</text:p>
          </table:table-cell>
          <table:table-cell office:value-type="float" office:value="45706" calcext:value-type="float">
            <text:p>45706</text:p>
          </table:table-cell>
          <table:table-cell office:value-type="float" office:value="49740" calcext:value-type="float">
            <text:p>49740</text:p>
          </table:table-cell>
        </table:table-row>
        <table:table-row table:style-name="ro1">
          <table:table-cell/>
          <table:table-cell office:value-type="float" office:value="100.093534316498" calcext:value-type="float">
            <text:p>100.093534316498</text:p>
          </table:table-cell>
          <table:table-cell/>
          <table:table-cell office:value-type="float" office:value="-2.31493968921191" calcext:value-type="float">
            <text:p>-2.31493968921191</text:p>
          </table:table-cell>
          <table:table-cell/>
          <table:table-cell office:value-type="float" office:value="48001" calcext:value-type="float">
            <text:p>48001</text:p>
          </table:table-cell>
          <table:table-cell table:number-columns-repeated="3"/>
          <table:table-cell office:value-type="float" office:value="100.086066091533" calcext:value-type="float">
            <text:p>100.086066091533</text:p>
          </table:table-cell>
          <table:table-cell/>
          <table:table-cell office:value-type="float" office:value="2.00702426584952" calcext:value-type="float">
            <text:p>2.00702426584952</text:p>
          </table:table-cell>
          <table:table-cell/>
          <table:table-cell office:value-type="float" office:value="48158" calcext:value-type="float">
            <text:p>48158</text:p>
          </table:table-cell>
          <table:table-cell table:number-columns-repeated="3"/>
          <table:table-cell office:value-type="float" office:value="1.77403099586192" calcext:value-type="float">
            <text:p>1.77403099586192</text:p>
          </table:table-cell>
          <table:table-cell/>
          <table:table-cell office:value-type="float" office:value="0.402603907911531" calcext:value-type="float">
            <text:p>0.402603907911531</text:p>
          </table:table-cell>
          <table:table-cell/>
          <table:table-cell office:value-type="float" office:value="26853" calcext:value-type="float">
            <text:p>26853</text:p>
          </table:table-cell>
          <table:table-cell table:number-columns-repeated="3"/>
          <table:table-cell office:value-type="float" office:value="100.099738021374" calcext:value-type="float">
            <text:p>100.099738021374</text:p>
          </table:table-cell>
          <table:table-cell office:value-type="float" office:value="100.097532622486" calcext:value-type="float">
            <text:p>100.097532622486</text:p>
          </table:table-cell>
          <table:table-cell office:value-type="float" office:value="99.1013204349341" calcext:value-type="float">
            <text:p>99.1013204349341</text:p>
          </table:table-cell>
          <table:table-cell table:number-columns-repeated="2"/>
          <table:table-cell office:value-type="float" office:value="44259" calcext:value-type="float">
            <text:p>44259</text:p>
          </table:table-cell>
          <table:table-cell office:value-type="float" office:value="45709" calcext:value-type="float">
            <text:p>45709</text:p>
          </table:table-cell>
          <table:table-cell office:value-type="float" office:value="49769" calcext:value-type="float">
            <text:p>49769</text:p>
          </table:table-cell>
        </table:table-row>
        <table:table-row table:style-name="ro1">
          <table:table-cell/>
          <table:table-cell office:value-type="float" office:value="2.59552331907584" calcext:value-type="float">
            <text:p>2.59552331907584</text:p>
          </table:table-cell>
          <table:table-cell/>
          <table:table-cell office:value-type="float" office:value="-0.555473071410275" calcext:value-type="float">
            <text:p>-0.555473071410275</text:p>
          </table:table-cell>
          <table:table-cell/>
          <table:table-cell office:value-type="float" office:value="1770" calcext:value-type="float">
            <text:p>1770</text:p>
          </table:table-cell>
          <table:table-cell table:number-columns-repeated="3"/>
          <table:table-cell office:value-type="float" office:value="3.41826952909715" calcext:value-type="float">
            <text:p>3.41826952909715</text:p>
          </table:table-cell>
          <table:table-cell/>
          <table:table-cell office:value-type="float" office:value="0.210026076914928" calcext:value-type="float">
            <text:p>0.210026076914928</text:p>
          </table:table-cell>
          <table:table-cell/>
          <table:table-cell office:value-type="float" office:value="2676" calcext:value-type="float">
            <text:p>2676</text:p>
          </table:table-cell>
          <table:table-cell table:number-columns-repeated="3"/>
          <table:table-cell office:value-type="float" office:value="100.111400406273" calcext:value-type="float">
            <text:p>100.111400406273</text:p>
          </table:table-cell>
          <table:table-cell/>
          <table:table-cell office:value-type="float" office:value="4.17247610758396" calcext:value-type="float">
            <text:p>4.17247610758396</text:p>
          </table:table-cell>
          <table:table-cell/>
          <table:table-cell office:value-type="float" office:value="44311" calcext:value-type="float">
            <text:p>44311</text:p>
          </table:table-cell>
          <table:table-cell table:number-columns-repeated="3"/>
          <table:table-cell office:value-type="float" office:value="100.099780122397" calcext:value-type="float">
            <text:p>100.099780122397</text:p>
          </table:table-cell>
          <table:table-cell office:value-type="float" office:value="100.097580196632" calcext:value-type="float">
            <text:p>100.097580196632</text:p>
          </table:table-cell>
          <table:table-cell office:value-type="float" office:value="99.191433248251" calcext:value-type="float">
            <text:p>99.191433248251</text:p>
          </table:table-cell>
          <table:table-cell table:number-columns-repeated="2"/>
          <table:table-cell office:value-type="float" office:value="44299" calcext:value-type="float">
            <text:p>44299</text:p>
          </table:table-cell>
          <table:table-cell office:value-type="float" office:value="45723" calcext:value-type="float">
            <text:p>45723</text:p>
          </table:table-cell>
          <table:table-cell office:value-type="float" office:value="49785" calcext:value-type="float">
            <text:p>49785</text:p>
          </table:table-cell>
        </table:table-row>
        <table:table-row table:style-name="ro1">
          <table:table-cell/>
          <table:table-cell office:value-type="float" office:value="2.4590070540337" calcext:value-type="float">
            <text:p>2.4590070540337</text:p>
          </table:table-cell>
          <table:table-cell/>
          <table:table-cell office:value-type="float" office:value="0.0978164466046971" calcext:value-type="float">
            <text:p>0.097816446604697</text:p>
          </table:table-cell>
          <table:table-cell/>
          <table:table-cell office:value-type="float" office:value="2293" calcext:value-type="float">
            <text:p>2293</text:p>
          </table:table-cell>
          <table:table-cell table:number-columns-repeated="3"/>
          <table:table-cell office:value-type="float" office:value="70.9196984452214" calcext:value-type="float">
            <text:p>70.9196984452214</text:p>
          </table:table-cell>
          <table:table-cell/>
          <table:table-cell office:value-type="float" office:value="0.229295423444235" calcext:value-type="float">
            <text:p>0.22929542344423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49080489426876" calcext:value-type="float">
            <text:p>2.49080489426876</text:p>
          </table:table-cell>
          <table:table-cell/>
          <table:table-cell office:value-type="float" office:value="0.372141129296368" calcext:value-type="float">
            <text:p>0.372141129296368</text:p>
          </table:table-cell>
          <table:table-cell/>
          <table:table-cell office:value-type="float" office:value="2240" calcext:value-type="float">
            <text:p>2240</text:p>
          </table:table-cell>
          <table:table-cell table:number-columns-repeated="3"/>
          <table:table-cell office:value-type="float" office:value="100.099936118253" calcext:value-type="float">
            <text:p>100.099936118253</text:p>
          </table:table-cell>
          <table:table-cell office:value-type="float" office:value="100.09758910506" calcext:value-type="float">
            <text:p>100.09758910506</text:p>
          </table:table-cell>
          <table:table-cell office:value-type="float" office:value="99.2262893879702" calcext:value-type="float">
            <text:p>99.2262893879702</text:p>
          </table:table-cell>
          <table:table-cell table:number-columns-repeated="2"/>
          <table:table-cell office:value-type="float" office:value="44311" calcext:value-type="float">
            <text:p>44311</text:p>
          </table:table-cell>
          <table:table-cell office:value-type="float" office:value="45724" calcext:value-type="float">
            <text:p>45724</text:p>
          </table:table-cell>
          <table:table-cell office:value-type="float" office:value="49790" calcext:value-type="float">
            <text:p>49790</text:p>
          </table:table-cell>
        </table:table-row>
        <table:table-row table:style-name="ro1">
          <table:table-cell/>
          <table:table-cell office:value-type="float" office:value="2.79263114599111" calcext:value-type="float">
            <text:p>2.79263114599111</text:p>
          </table:table-cell>
          <table:table-cell/>
          <table:table-cell office:value-type="float" office:value="-0.116311640199073" calcext:value-type="float">
            <text:p>-0.116311640199073</text:p>
          </table:table-cell>
          <table:table-cell/>
          <table:table-cell office:value-type="float" office:value="1824" calcext:value-type="float">
            <text:p>1824</text:p>
          </table:table-cell>
          <table:table-cell table:number-columns-repeated="3"/>
          <table:table-cell office:value-type="float" office:value="5.57069449536013" calcext:value-type="float">
            <text:p>5.57069449536013</text:p>
          </table:table-cell>
          <table:table-cell/>
          <table:table-cell office:value-type="float" office:value="-0.023343652217372" calcext:value-type="float">
            <text:p>-0.023343652217372</text:p>
          </table:table-cell>
          <table:table-cell/>
          <table:table-cell office:value-type="float" office:value="4312" calcext:value-type="float">
            <text:p>4312</text:p>
          </table:table-cell>
          <table:table-cell table:number-columns-repeated="3"/>
          <table:table-cell office:value-type="float" office:value="100.094032871939" calcext:value-type="float">
            <text:p>100.094032871939</text:p>
          </table:table-cell>
          <table:table-cell/>
          <table:table-cell office:value-type="float" office:value="0.331097745597522" calcext:value-type="float">
            <text:p>0.331097745597522</text:p>
          </table:table-cell>
          <table:table-cell/>
          <table:table-cell office:value-type="float" office:value="45310" calcext:value-type="float">
            <text:p>45310</text:p>
          </table:table-cell>
          <table:table-cell table:number-columns-repeated="3"/>
          <table:table-cell office:value-type="float" office:value="100.09995841347" calcext:value-type="float">
            <text:p>100.09995841347</text:p>
          </table:table-cell>
          <table:table-cell office:value-type="float" office:value="100.097608426945" calcext:value-type="float">
            <text:p>100.097608426945</text:p>
          </table:table-cell>
          <table:table-cell office:value-type="float" office:value="99.2681894785787" calcext:value-type="float">
            <text:p>99.2681894785787</text:p>
          </table:table-cell>
          <table:table-cell table:number-columns-repeated="2"/>
          <table:table-cell office:value-type="float" office:value="44315" calcext:value-type="float">
            <text:p>44315</text:p>
          </table:table-cell>
          <table:table-cell office:value-type="float" office:value="45737" calcext:value-type="float">
            <text:p>45737</text:p>
          </table:table-cell>
          <table:table-cell office:value-type="float" office:value="49811" calcext:value-type="float">
            <text:p>49811</text:p>
          </table:table-cell>
        </table:table-row>
        <table:table-row table:style-name="ro1">
          <table:table-cell/>
          <table:table-cell office:value-type="float" office:value="100.101439601764" calcext:value-type="float">
            <text:p>100.101439601764</text:p>
          </table:table-cell>
          <table:table-cell/>
          <table:table-cell office:value-type="float" office:value="-1.80849330379369" calcext:value-type="float">
            <text:p>-1.80849330379369</text:p>
          </table:table-cell>
          <table:table-cell/>
          <table:table-cell office:value-type="float" office:value="47206" calcext:value-type="float">
            <text:p>47206</text:p>
          </table:table-cell>
          <table:table-cell table:number-columns-repeated="3"/>
          <table:table-cell office:value-type="float" office:value="90.9166983472458" calcext:value-type="float">
            <text:p>90.9166983472458</text:p>
          </table:table-cell>
          <table:table-cell/>
          <table:table-cell office:value-type="float" office:value="2.96141856687424" calcext:value-type="float">
            <text:p>2.961418566874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14164876741334" calcext:value-type="float">
            <text:p>8.14164876741334</text:p>
          </table:table-cell>
          <table:table-cell/>
          <table:table-cell office:value-type="float" office:value="0.292696761250192" calcext:value-type="float">
            <text:p>0.292696761250192</text:p>
          </table:table-cell>
          <table:table-cell/>
          <table:table-cell office:value-type="float" office:value="6418" calcext:value-type="float">
            <text:p>6418</text:p>
          </table:table-cell>
          <table:table-cell table:number-columns-repeated="3"/>
          <table:table-cell office:value-type="float" office:value="100.100051763097" calcext:value-type="float">
            <text:p>100.100051763097</text:p>
          </table:table-cell>
          <table:table-cell office:value-type="float" office:value="100.097675577749" calcext:value-type="float">
            <text:p>100.097675577749</text:p>
          </table:table-cell>
          <table:table-cell office:value-type="float" office:value="99.2880986529405" calcext:value-type="float">
            <text:p>99.2880986529405</text:p>
          </table:table-cell>
          <table:table-cell table:number-columns-repeated="2"/>
          <table:table-cell office:value-type="float" office:value="44327" calcext:value-type="float">
            <text:p>44327</text:p>
          </table:table-cell>
          <table:table-cell office:value-type="float" office:value="45739" calcext:value-type="float">
            <text:p>45739</text:p>
          </table:table-cell>
          <table:table-cell office:value-type="float" office:value="49829" calcext:value-type="float">
            <text:p>49829</text:p>
          </table:table-cell>
        </table:table-row>
        <table:table-row table:style-name="ro1">
          <table:table-cell/>
          <table:table-cell office:value-type="float" office:value="2.95211512248427" calcext:value-type="float">
            <text:p>2.95211512248427</text:p>
          </table:table-cell>
          <table:table-cell/>
          <table:table-cell office:value-type="float" office:value="-0.465408443067807" calcext:value-type="float">
            <text:p>-0.465408443067807</text:p>
          </table:table-cell>
          <table:table-cell/>
          <table:table-cell office:value-type="float" office:value="2985" calcext:value-type="float">
            <text:p>2985</text:p>
          </table:table-cell>
          <table:table-cell table:number-columns-repeated="3"/>
          <table:table-cell office:value-type="float" office:value="9.00910070300044" calcext:value-type="float">
            <text:p>9.00910070300044</text:p>
          </table:table-cell>
          <table:table-cell/>
          <table:table-cell office:value-type="float" office:value="-0.333719484918389" calcext:value-type="float">
            <text:p>-0.333719484918389</text:p>
          </table:table-cell>
          <table:table-cell/>
          <table:table-cell office:value-type="float" office:value="8996" calcext:value-type="float">
            <text:p>8996</text:p>
          </table:table-cell>
          <table:table-cell table:number-columns-repeated="3"/>
          <table:table-cell office:value-type="float" office:value="100.104324197746" calcext:value-type="float">
            <text:p>100.104324197746</text:p>
          </table:table-cell>
          <table:table-cell/>
          <table:table-cell office:value-type="float" office:value="0.684253856764837" calcext:value-type="float">
            <text:p>0.684253856764837</text:p>
          </table:table-cell>
          <table:table-cell/>
          <table:table-cell office:value-type="float" office:value="45724" calcext:value-type="float">
            <text:p>45724</text:p>
          </table:table-cell>
          <table:table-cell table:number-columns-repeated="3"/>
          <table:table-cell office:value-type="float" office:value="100.100274745376" calcext:value-type="float">
            <text:p>100.100274745376</text:p>
          </table:table-cell>
          <table:table-cell office:value-type="float" office:value="100.097681863685" calcext:value-type="float">
            <text:p>100.097681863685</text:p>
          </table:table-cell>
          <table:table-cell office:value-type="float" office:value="99.3401668360482" calcext:value-type="float">
            <text:p>99.3401668360482</text:p>
          </table:table-cell>
          <table:table-cell table:number-columns-repeated="2"/>
          <table:table-cell office:value-type="float" office:value="44328" calcext:value-type="float">
            <text:p>44328</text:p>
          </table:table-cell>
          <table:table-cell office:value-type="float" office:value="45753" calcext:value-type="float">
            <text:p>45753</text:p>
          </table:table-cell>
          <table:table-cell office:value-type="float" office:value="49833" calcext:value-type="float">
            <text:p>49833</text:p>
          </table:table-cell>
        </table:table-row>
        <table:table-row table:style-name="ro1">
          <table:table-cell/>
          <table:table-cell office:value-type="float" office:value="100.09660950761" calcext:value-type="float">
            <text:p>100.09660950761</text:p>
          </table:table-cell>
          <table:table-cell/>
          <table:table-cell office:value-type="float" office:value="-6.33408062236176" calcext:value-type="float">
            <text:p>-6.33408062236176</text:p>
          </table:table-cell>
          <table:table-cell/>
          <table:table-cell office:value-type="float" office:value="46238" calcext:value-type="float">
            <text:p>46238</text:p>
          </table:table-cell>
          <table:table-cell table:number-columns-repeated="3"/>
          <table:table-cell office:value-type="float" office:value="89.7842797376884" calcext:value-type="float">
            <text:p>89.7842797376884</text:p>
          </table:table-cell>
          <table:table-cell/>
          <table:table-cell office:value-type="float" office:value="-0.562077377380783" calcext:value-type="float">
            <text:p>-0.56207737738078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1814267018" calcext:value-type="float">
            <text:p>100.111814267018</text:p>
          </table:table-cell>
          <table:table-cell/>
          <table:table-cell office:value-type="float" office:value="-0.29293551189528" calcext:value-type="float">
            <text:p>-0.29293551189528</text:p>
          </table:table-cell>
          <table:table-cell/>
          <table:table-cell office:value-type="float" office:value="44499" calcext:value-type="float">
            <text:p>44499</text:p>
          </table:table-cell>
          <table:table-cell table:number-columns-repeated="3"/>
          <table:table-cell office:value-type="float" office:value="100.10027558269" calcext:value-type="float">
            <text:p>100.10027558269</text:p>
          </table:table-cell>
          <table:table-cell office:value-type="float" office:value="100.097706702033" calcext:value-type="float">
            <text:p>100.097706702033</text:p>
          </table:table-cell>
          <table:table-cell office:value-type="float" office:value="99.3853099778048" calcext:value-type="float">
            <text:p>99.3853099778048</text:p>
          </table:table-cell>
          <table:table-cell table:number-columns-repeated="2"/>
          <table:table-cell office:value-type="float" office:value="44333" calcext:value-type="float">
            <text:p>44333</text:p>
          </table:table-cell>
          <table:table-cell office:value-type="float" office:value="45754" calcext:value-type="float">
            <text:p>45754</text:p>
          </table:table-cell>
          <table:table-cell office:value-type="float" office:value="49879" calcext:value-type="float">
            <text:p>49879</text:p>
          </table:table-cell>
        </table:table-row>
        <table:table-row table:style-name="ro1">
          <table:table-cell/>
          <table:table-cell office:value-type="float" office:value="100.106720130608" calcext:value-type="float">
            <text:p>100.106720130608</text:p>
          </table:table-cell>
          <table:table-cell/>
          <table:table-cell office:value-type="float" office:value="-5.4692846996767" calcext:value-type="float">
            <text:p>-5.4692846996767</text:p>
          </table:table-cell>
          <table:table-cell/>
          <table:table-cell office:value-type="float" office:value="47089" calcext:value-type="float">
            <text:p>47089</text:p>
          </table:table-cell>
          <table:table-cell table:number-columns-repeated="3"/>
          <table:table-cell office:value-type="float" office:value="100.08500491261" calcext:value-type="float">
            <text:p>100.08500491261</text:p>
          </table:table-cell>
          <table:table-cell/>
          <table:table-cell office:value-type="float" office:value="0.968415746399823" calcext:value-type="float">
            <text:p>0.968415746399823</text:p>
          </table:table-cell>
          <table:table-cell/>
          <table:table-cell office:value-type="float" office:value="49627" calcext:value-type="float">
            <text:p>49627</text:p>
          </table:table-cell>
          <table:table-cell table:number-columns-repeated="3"/>
          <table:table-cell office:value-type="float" office:value="6.74628929886011" calcext:value-type="float">
            <text:p>6.74628929886011</text:p>
          </table:table-cell>
          <table:table-cell/>
          <table:table-cell office:value-type="float" office:value="0.152335401311128" calcext:value-type="float">
            <text:p>0.152335401311128</text:p>
          </table:table-cell>
          <table:table-cell/>
          <table:table-cell office:value-type="float" office:value="5253" calcext:value-type="float">
            <text:p>5253</text:p>
          </table:table-cell>
          <table:table-cell table:number-columns-repeated="3"/>
          <table:table-cell office:value-type="float" office:value="100.100448634942" calcext:value-type="float">
            <text:p>100.100448634942</text:p>
          </table:table-cell>
          <table:table-cell office:value-type="float" office:value="100.097760229424" calcext:value-type="float">
            <text:p>100.097760229424</text:p>
          </table:table-cell>
          <table:table-cell office:value-type="float" office:value="99.4270135283009" calcext:value-type="float">
            <text:p>99.4270135283009</text:p>
          </table:table-cell>
          <table:table-cell table:number-columns-repeated="2"/>
          <table:table-cell office:value-type="float" office:value="44337" calcext:value-type="float">
            <text:p>44337</text:p>
          </table:table-cell>
          <table:table-cell office:value-type="float" office:value="45771" calcext:value-type="float">
            <text:p>45771</text:p>
          </table:table-cell>
          <table:table-cell office:value-type="float" office:value="49881" calcext:value-type="float">
            <text:p>49881</text:p>
          </table:table-cell>
        </table:table-row>
        <table:table-row table:style-name="ro1">
          <table:table-cell/>
          <table:table-cell office:value-type="float" office:value="9.02010606051097" calcext:value-type="float">
            <text:p>9.02010606051097</text:p>
          </table:table-cell>
          <table:table-cell/>
          <table:table-cell office:value-type="float" office:value="-0.732937649378444" calcext:value-type="float">
            <text:p>-0.732937649378444</text:p>
          </table:table-cell>
          <table:table-cell/>
          <table:table-cell office:value-type="float" office:value="7515" calcext:value-type="float">
            <text:p>7515</text:p>
          </table:table-cell>
          <table:table-cell table:number-columns-repeated="3"/>
          <table:table-cell office:value-type="float" office:value="100.080676417955" calcext:value-type="float">
            <text:p>100.080676417955</text:p>
          </table:table-cell>
          <table:table-cell/>
          <table:table-cell office:value-type="float" office:value="1.06826546997692" calcext:value-type="float">
            <text:p>1.06826546997692</text:p>
          </table:table-cell>
          <table:table-cell/>
          <table:table-cell office:value-type="float" office:value="46751" calcext:value-type="float">
            <text:p>46751</text:p>
          </table:table-cell>
          <table:table-cell table:number-columns-repeated="3"/>
          <table:table-cell office:value-type="float" office:value="1.62753958480353" calcext:value-type="float">
            <text:p>1.62753958480353</text:p>
          </table:table-cell>
          <table:table-cell/>
          <table:table-cell office:value-type="float" office:value="0.0754236164746782" calcext:value-type="float">
            <text:p>0.075423616474678</text:p>
          </table:table-cell>
          <table:table-cell/>
          <table:table-cell office:value-type="float" office:value="1439" calcext:value-type="float">
            <text:p>1439</text:p>
          </table:table-cell>
          <table:table-cell table:number-columns-repeated="3"/>
          <table:table-cell office:value-type="float" office:value="100.100470531962" calcext:value-type="float">
            <text:p>100.100470531962</text:p>
          </table:table-cell>
          <table:table-cell office:value-type="float" office:value="100.097778952428" calcext:value-type="float">
            <text:p>100.097778952428</text:p>
          </table:table-cell>
          <table:table-cell office:value-type="float" office:value="99.4330555814902" calcext:value-type="float">
            <text:p>99.4330555814902</text:p>
          </table:table-cell>
          <table:table-cell table:number-columns-repeated="2"/>
          <table:table-cell office:value-type="float" office:value="44345" calcext:value-type="float">
            <text:p>44345</text:p>
          </table:table-cell>
          <table:table-cell office:value-type="float" office:value="45775" calcext:value-type="float">
            <text:p>45775</text:p>
          </table:table-cell>
          <table:table-cell office:value-type="float" office:value="49901" calcext:value-type="float">
            <text:p>49901</text:p>
          </table:table-cell>
        </table:table-row>
        <table:table-row table:style-name="ro1">
          <table:table-cell/>
          <table:table-cell office:value-type="float" office:value="7.17452849431816" calcext:value-type="float">
            <text:p>7.17452849431816</text:p>
          </table:table-cell>
          <table:table-cell/>
          <table:table-cell office:value-type="float" office:value="0.176048594773231" calcext:value-type="float">
            <text:p>0.176048594773231</text:p>
          </table:table-cell>
          <table:table-cell/>
          <table:table-cell office:value-type="float" office:value="4825" calcext:value-type="float">
            <text:p>4825</text:p>
          </table:table-cell>
          <table:table-cell table:number-columns-repeated="3"/>
          <table:table-cell office:value-type="float" office:value="0.287384256356873" calcext:value-type="float">
            <text:p>0.287384256356873</text:p>
          </table:table-cell>
          <table:table-cell/>
          <table:table-cell office:value-type="float" office:value="0.166462463275745" calcext:value-type="float">
            <text:p>0.166462463275745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00.099936118253" calcext:value-type="float">
            <text:p>100.099936118253</text:p>
          </table:table-cell>
          <table:table-cell/>
          <table:table-cell office:value-type="float" office:value="1.97709643140547" calcext:value-type="float">
            <text:p>1.97709643140547</text:p>
          </table:table-cell>
          <table:table-cell/>
          <table:table-cell office:value-type="float" office:value="42921" calcext:value-type="float">
            <text:p>42921</text:p>
          </table:table-cell>
          <table:table-cell table:number-columns-repeated="3"/>
          <table:table-cell office:value-type="float" office:value="100.100649458756" calcext:value-type="float">
            <text:p>100.100649458756</text:p>
          </table:table-cell>
          <table:table-cell office:value-type="float" office:value="100.097850817195" calcext:value-type="float">
            <text:p>100.097850817195</text:p>
          </table:table-cell>
          <table:table-cell office:value-type="float" office:value="99.4817949941631" calcext:value-type="float">
            <text:p>99.4817949941631</text:p>
          </table:table-cell>
          <table:table-cell table:number-columns-repeated="2"/>
          <table:table-cell office:value-type="float" office:value="44362" calcext:value-type="float">
            <text:p>44362</text:p>
          </table:table-cell>
          <table:table-cell office:value-type="float" office:value="45779" calcext:value-type="float">
            <text:p>45779</text:p>
          </table:table-cell>
          <table:table-cell office:value-type="float" office:value="49906" calcext:value-type="float">
            <text:p>49906</text:p>
          </table:table-cell>
        </table:table-row>
        <table:table-row table:style-name="ro1">
          <table:table-cell/>
          <table:table-cell office:value-type="float" office:value="100.102186967442" calcext:value-type="float">
            <text:p>100.102186967442</text:p>
          </table:table-cell>
          <table:table-cell/>
          <table:table-cell office:value-type="float" office:value="-3.36736718304618" calcext:value-type="float">
            <text:p>-3.36736718304618</text:p>
          </table:table-cell>
          <table:table-cell/>
          <table:table-cell office:value-type="float" office:value="46641" calcext:value-type="float">
            <text:p>46641</text:p>
          </table:table-cell>
          <table:table-cell table:number-columns-repeated="3"/>
          <table:table-cell office:value-type="float" office:value="100.087120339755" calcext:value-type="float">
            <text:p>100.087120339755</text:p>
          </table:table-cell>
          <table:table-cell/>
          <table:table-cell office:value-type="float" office:value="0.923502830659804" calcext:value-type="float">
            <text:p>0.923502830659804</text:p>
          </table:table-cell>
          <table:table-cell/>
          <table:table-cell office:value-type="float" office:value="47879" calcext:value-type="float">
            <text:p>47879</text:p>
          </table:table-cell>
          <table:table-cell table:number-columns-repeated="3"/>
          <table:table-cell office:value-type="float" office:value="100.110615493507" calcext:value-type="float">
            <text:p>100.110615493507</text:p>
          </table:table-cell>
          <table:table-cell/>
          <table:table-cell office:value-type="float" office:value="6.63178091279724" calcext:value-type="float">
            <text:p>6.63178091279724</text:p>
          </table:table-cell>
          <table:table-cell/>
          <table:table-cell office:value-type="float" office:value="46356" calcext:value-type="float">
            <text:p>46356</text:p>
          </table:table-cell>
          <table:table-cell table:number-columns-repeated="3"/>
          <table:table-cell office:value-type="float" office:value="100.100715889996" calcext:value-type="float">
            <text:p>100.100715889996</text:p>
          </table:table-cell>
          <table:table-cell office:value-type="float" office:value="100.097932860611" calcext:value-type="float">
            <text:p>100.097932860611</text:p>
          </table:table-cell>
          <table:table-cell office:value-type="float" office:value="99.4825351563196" calcext:value-type="float">
            <text:p>99.4825351563196</text:p>
          </table:table-cell>
          <table:table-cell table:number-columns-repeated="2"/>
          <table:table-cell office:value-type="float" office:value="44374" calcext:value-type="float">
            <text:p>44374</text:p>
          </table:table-cell>
          <table:table-cell office:value-type="float" office:value="45795" calcext:value-type="float">
            <text:p>45795</text:p>
          </table:table-cell>
          <table:table-cell office:value-type="float" office:value="49908" calcext:value-type="float">
            <text:p>49908</text:p>
          </table:table-cell>
        </table:table-row>
        <table:table-row table:style-name="ro1">
          <table:table-cell/>
          <table:table-cell office:value-type="float" office:value="8.98730864111223" calcext:value-type="float">
            <text:p>8.98730864111223</text:p>
          </table:table-cell>
          <table:table-cell/>
          <table:table-cell office:value-type="float" office:value="-0.729256728378287" calcext:value-type="float">
            <text:p>-0.729256728378287</text:p>
          </table:table-cell>
          <table:table-cell/>
          <table:table-cell office:value-type="float" office:value="7716" calcext:value-type="float">
            <text:p>7716</text:p>
          </table:table-cell>
          <table:table-cell table:number-columns-repeated="3"/>
          <table:table-cell office:value-type="float" office:value="8.9826094783456" calcext:value-type="float">
            <text:p>8.9826094783456</text:p>
          </table:table-cell>
          <table:table-cell/>
          <table:table-cell office:value-type="float" office:value="-0.931288962317123" calcext:value-type="float">
            <text:p>-0.931288962317123</text:p>
          </table:table-cell>
          <table:table-cell/>
          <table:table-cell office:value-type="float" office:value="6158" calcext:value-type="float">
            <text:p>6158</text:p>
          </table:table-cell>
          <table:table-cell table:number-columns-repeated="3"/>
          <table:table-cell office:value-type="float" office:value="100.102656360482" calcext:value-type="float">
            <text:p>100.102656360482</text:p>
          </table:table-cell>
          <table:table-cell/>
          <table:table-cell office:value-type="float" office:value="1.32818126095802" calcext:value-type="float">
            <text:p>1.32818126095802</text:p>
          </table:table-cell>
          <table:table-cell/>
          <table:table-cell office:value-type="float" office:value="45092" calcext:value-type="float">
            <text:p>45092</text:p>
          </table:table-cell>
          <table:table-cell table:number-columns-repeated="3"/>
          <table:table-cell office:value-type="float" office:value="100.100803371468" calcext:value-type="float">
            <text:p>100.100803371468</text:p>
          </table:table-cell>
          <table:table-cell office:value-type="float" office:value="100.097992563162" calcext:value-type="float">
            <text:p>100.097992563162</text:p>
          </table:table-cell>
          <table:table-cell office:value-type="float" office:value="99.5118498530562" calcext:value-type="float">
            <text:p>99.5118498530562</text:p>
          </table:table-cell>
          <table:table-cell table:number-columns-repeated="2"/>
          <table:table-cell office:value-type="float" office:value="44409" calcext:value-type="float">
            <text:p>44409</text:p>
          </table:table-cell>
          <table:table-cell office:value-type="float" office:value="45795" calcext:value-type="float">
            <text:p>45795</text:p>
          </table:table-cell>
          <table:table-cell office:value-type="float" office:value="49911" calcext:value-type="float">
            <text:p>49911</text:p>
          </table:table-cell>
        </table:table-row>
        <table:table-row table:style-name="ro1">
          <table:table-cell/>
          <table:table-cell office:value-type="float" office:value="100.090436813708" calcext:value-type="float">
            <text:p>100.090436813708</text:p>
          </table:table-cell>
          <table:table-cell/>
          <table:table-cell office:value-type="float" office:value="-5.94214461672133" calcext:value-type="float">
            <text:p>-5.94214461672133</text:p>
          </table:table-cell>
          <table:table-cell/>
          <table:table-cell office:value-type="float" office:value="43688" calcext:value-type="float">
            <text:p>43688</text:p>
          </table:table-cell>
          <table:table-cell table:number-columns-repeated="3"/>
          <table:table-cell office:value-type="float" office:value="65.5340098600427" calcext:value-type="float">
            <text:p>65.5340098600427</text:p>
          </table:table-cell>
          <table:table-cell/>
          <table:table-cell office:value-type="float" office:value="-0.648073797426665" calcext:value-type="float">
            <text:p>-0.64807379742666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10440554514815" calcext:value-type="float">
            <text:p>3.10440554514815</text:p>
          </table:table-cell>
          <table:table-cell/>
          <table:table-cell office:value-type="float" office:value="0.295280782980885" calcext:value-type="float">
            <text:p>0.295280782980885</text:p>
          </table:table-cell>
          <table:table-cell/>
          <table:table-cell office:value-type="float" office:value="2081" calcext:value-type="float">
            <text:p>2081</text:p>
          </table:table-cell>
          <table:table-cell table:number-columns-repeated="3"/>
          <table:table-cell office:value-type="float" office:value="100.101071535249" calcext:value-type="float">
            <text:p>100.101071535249</text:p>
          </table:table-cell>
          <table:table-cell office:value-type="float" office:value="100.098018913333" calcext:value-type="float">
            <text:p>100.098018913333</text:p>
          </table:table-cell>
          <table:table-cell office:value-type="float" office:value="99.6099507171243" calcext:value-type="float">
            <text:p>99.6099507171243</text:p>
          </table:table-cell>
          <table:table-cell table:number-columns-repeated="2"/>
          <table:table-cell office:value-type="float" office:value="44410" calcext:value-type="float">
            <text:p>44410</text:p>
          </table:table-cell>
          <table:table-cell office:value-type="float" office:value="45804" calcext:value-type="float">
            <text:p>45804</text:p>
          </table:table-cell>
          <table:table-cell office:value-type="float" office:value="49916" calcext:value-type="float">
            <text:p>49916</text:p>
          </table:table-cell>
        </table:table-row>
        <table:table-row table:style-name="ro1">
          <table:table-cell/>
          <table:table-cell office:value-type="float" office:value="7.87624276334263" calcext:value-type="float">
            <text:p>7.87624276334263</text:p>
          </table:table-cell>
          <table:table-cell/>
          <table:table-cell office:value-type="float" office:value="-0.34657442184289" calcext:value-type="float">
            <text:p>-0.34657442184289</text:p>
          </table:table-cell>
          <table:table-cell/>
          <table:table-cell office:value-type="float" office:value="6698" calcext:value-type="float">
            <text:p>6698</text:p>
          </table:table-cell>
          <table:table-cell table:number-columns-repeated="3"/>
          <table:table-cell office:value-type="float" office:value="100.086138835631" calcext:value-type="float">
            <text:p>100.086138835631</text:p>
          </table:table-cell>
          <table:table-cell/>
          <table:table-cell office:value-type="float" office:value="-0.825274236745313" calcext:value-type="float">
            <text:p>-0.825274236745313</text:p>
          </table:table-cell>
          <table:table-cell/>
          <table:table-cell office:value-type="float" office:value="48988" calcext:value-type="float">
            <text:p>48988</text:p>
          </table:table-cell>
          <table:table-cell table:number-columns-repeated="3"/>
          <table:table-cell office:value-type="float" office:value="8.49824282440694" calcext:value-type="float">
            <text:p>8.49824282440694</text:p>
          </table:table-cell>
          <table:table-cell/>
          <table:table-cell office:value-type="float" office:value="0.13266728314459" calcext:value-type="float">
            <text:p>0.13266728314459</text:p>
          </table:table-cell>
          <table:table-cell/>
          <table:table-cell office:value-type="float" office:value="6504" calcext:value-type="float">
            <text:p>6504</text:p>
          </table:table-cell>
          <table:table-cell table:number-columns-repeated="3"/>
          <table:table-cell office:value-type="float" office:value="100.101142803479" calcext:value-type="float">
            <text:p>100.101142803479</text:p>
          </table:table-cell>
          <table:table-cell office:value-type="float" office:value="100.098020009481" calcext:value-type="float">
            <text:p>100.098020009481</text:p>
          </table:table-cell>
          <table:table-cell office:value-type="float" office:value="99.6153061370556" calcext:value-type="float">
            <text:p>99.6153061370556</text:p>
          </table:table-cell>
          <table:table-cell table:number-columns-repeated="2"/>
          <table:table-cell office:value-type="float" office:value="44424" calcext:value-type="float">
            <text:p>44424</text:p>
          </table:table-cell>
          <table:table-cell office:value-type="float" office:value="45821" calcext:value-type="float">
            <text:p>45821</text:p>
          </table:table-cell>
          <table:table-cell office:value-type="float" office:value="49946" calcext:value-type="float">
            <text:p>49946</text:p>
          </table:table-cell>
        </table:table-row>
        <table:table-row table:style-name="ro1">
          <table:table-cell/>
          <table:table-cell office:value-type="float" office:value="100.106455336525" calcext:value-type="float">
            <text:p>100.106455336525</text:p>
          </table:table-cell>
          <table:table-cell/>
          <table:table-cell office:value-type="float" office:value="-6.53822544958213" calcext:value-type="float">
            <text:p>-6.53822544958213</text:p>
          </table:table-cell>
          <table:table-cell/>
          <table:table-cell office:value-type="float" office:value="46811" calcext:value-type="float">
            <text:p>46811</text:p>
          </table:table-cell>
          <table:table-cell table:number-columns-repeated="3"/>
          <table:table-cell office:value-type="float" office:value="95.5396464291596" calcext:value-type="float">
            <text:p>95.5396464291596</text:p>
          </table:table-cell>
          <table:table-cell/>
          <table:table-cell office:value-type="float" office:value="-0.892744049160461" calcext:value-type="float">
            <text:p>-0.89274404916046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99738021374" calcext:value-type="float">
            <text:p>100.099738021374</text:p>
          </table:table-cell>
          <table:table-cell/>
          <table:table-cell office:value-type="float" office:value="0.886258877235851" calcext:value-type="float">
            <text:p>0.886258877235851</text:p>
          </table:table-cell>
          <table:table-cell/>
          <table:table-cell office:value-type="float" office:value="44222" calcext:value-type="float">
            <text:p>44222</text:p>
          </table:table-cell>
          <table:table-cell table:number-columns-repeated="3"/>
          <table:table-cell office:value-type="float" office:value="100.101197469126" calcext:value-type="float">
            <text:p>100.101197469126</text:p>
          </table:table-cell>
          <table:table-cell office:value-type="float" office:value="100.098033180451" calcext:value-type="float">
            <text:p>100.098033180451</text:p>
          </table:table-cell>
          <table:table-cell office:value-type="float" office:value="99.6680760672308" calcext:value-type="float">
            <text:p>99.6680760672308</text:p>
          </table:table-cell>
          <table:table-cell table:number-columns-repeated="2"/>
          <table:table-cell office:value-type="float" office:value="44427" calcext:value-type="float">
            <text:p>44427</text:p>
          </table:table-cell>
          <table:table-cell office:value-type="float" office:value="45821" calcext:value-type="float">
            <text:p>45821</text:p>
          </table:table-cell>
          <table:table-cell office:value-type="float" office:value="49956" calcext:value-type="float">
            <text:p>49956</text:p>
          </table:table-cell>
        </table:table-row>
        <table:table-row table:style-name="ro1">
          <table:table-cell/>
          <table:table-cell office:value-type="float" office:value="99.0695660193427" calcext:value-type="float">
            <text:p>99.0695660193427</text:p>
          </table:table-cell>
          <table:table-cell/>
          <table:table-cell office:value-type="float" office:value="2.90574707132442" calcext:value-type="float">
            <text:p>2.9057470713244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84021122532" calcext:value-type="float">
            <text:p>100.084021122532</text:p>
          </table:table-cell>
          <table:table-cell/>
          <table:table-cell office:value-type="float" office:value="1.27845904145683" calcext:value-type="float">
            <text:p>1.27845904145683</text:p>
          </table:table-cell>
          <table:table-cell/>
          <table:table-cell office:value-type="float" office:value="48614" calcext:value-type="float">
            <text:p>48614</text:p>
          </table:table-cell>
          <table:table-cell table:number-columns-repeated="3"/>
          <table:table-cell office:value-type="float" office:value="100.113842127358" calcext:value-type="float">
            <text:p>100.113842127358</text:p>
          </table:table-cell>
          <table:table-cell/>
          <table:table-cell office:value-type="float" office:value="5.53390789585138" calcext:value-type="float">
            <text:p>5.53390789585138</text:p>
          </table:table-cell>
          <table:table-cell/>
          <table:table-cell office:value-type="float" office:value="45630" calcext:value-type="float">
            <text:p>45630</text:p>
          </table:table-cell>
          <table:table-cell table:number-columns-repeated="3"/>
          <table:table-cell office:value-type="float" office:value="100.101239535882" calcext:value-type="float">
            <text:p>100.101239535882</text:p>
          </table:table-cell>
          <table:table-cell office:value-type="float" office:value="100.09806004652" calcext:value-type="float">
            <text:p>100.09806004652</text:p>
          </table:table-cell>
          <table:table-cell office:value-type="float" office:value="99.6837314899063" calcext:value-type="float">
            <text:p>99.6837314899063</text:p>
          </table:table-cell>
          <table:table-cell table:number-columns-repeated="2"/>
          <table:table-cell office:value-type="float" office:value="44429" calcext:value-type="float">
            <text:p>44429</text:p>
          </table:table-cell>
          <table:table-cell office:value-type="float" office:value="45846" calcext:value-type="float">
            <text:p>45846</text:p>
          </table:table-cell>
          <table:table-cell office:value-type="float" office:value="49968" calcext:value-type="float">
            <text:p>49968</text:p>
          </table:table-cell>
        </table:table-row>
        <table:table-row table:style-name="ro1">
          <table:table-cell/>
          <table:table-cell office:value-type="float" office:value="100.09620597895" calcext:value-type="float">
            <text:p>100.09620597895</text:p>
          </table:table-cell>
          <table:table-cell/>
          <table:table-cell office:value-type="float" office:value="-6.57368674503975" calcext:value-type="float">
            <text:p>-6.57368674503975</text:p>
          </table:table-cell>
          <table:table-cell/>
          <table:table-cell office:value-type="float" office:value="44916" calcext:value-type="float">
            <text:p>44916</text:p>
          </table:table-cell>
          <table:table-cell table:number-columns-repeated="3"/>
          <table:table-cell office:value-type="float" office:value="0.0470561426254089" calcext:value-type="float">
            <text:p>0.047056142625409</text:p>
          </table:table-cell>
          <table:table-cell/>
          <table:table-cell office:value-type="float" office:value="-0.59833634348488" calcext:value-type="float">
            <text:p>-0.59833634348488</text:p>
          </table:table-cell>
          <table:table-cell/>
          <table:table-cell office:value-type="float" office:value="4092" calcext:value-type="float">
            <text:p>4092</text:p>
          </table:table-cell>
          <table:table-cell table:number-columns-repeated="3"/>
          <table:table-cell office:value-type="float" office:value="-0.050375005622653" calcext:value-type="float">
            <text:p>-0.050375005622653</text:p>
          </table:table-cell>
          <table:table-cell/>
          <table:table-cell office:value-type="float" office:value="0.0848854557428741" calcext:value-type="float">
            <text:p>0.084885455742874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3"/>
          <table:table-cell office:value-type="float" office:value="100.101433111047" calcext:value-type="float">
            <text:p>100.101433111047</text:p>
          </table:table-cell>
          <table:table-cell office:value-type="float" office:value="100.098086504667" calcext:value-type="float">
            <text:p>100.098086504667</text:p>
          </table:table-cell>
          <table:table-cell office:value-type="float" office:value="99.829747125142" calcext:value-type="float">
            <text:p>99.829747125142</text:p>
          </table:table-cell>
          <table:table-cell table:number-columns-repeated="2"/>
          <table:table-cell office:value-type="float" office:value="44457" calcext:value-type="float">
            <text:p>44457</text:p>
          </table:table-cell>
          <table:table-cell office:value-type="float" office:value="45851" calcext:value-type="float">
            <text:p>45851</text:p>
          </table:table-cell>
          <table:table-cell office:value-type="float" office:value="49969" calcext:value-type="float">
            <text:p>49969</text:p>
          </table:table-cell>
        </table:table-row>
        <table:table-row table:style-name="ro1">
          <table:table-cell/>
          <table:table-cell office:value-type="float" office:value="3.36557597429792" calcext:value-type="float">
            <text:p>3.36557597429792</text:p>
          </table:table-cell>
          <table:table-cell/>
          <table:table-cell office:value-type="float" office:value="-0.321688723827447" calcext:value-type="float">
            <text:p>-0.321688723827447</text:p>
          </table:table-cell>
          <table:table-cell/>
          <table:table-cell office:value-type="float" office:value="2038" calcext:value-type="float">
            <text:p>2038</text:p>
          </table:table-cell>
          <table:table-cell table:number-columns-repeated="3"/>
          <table:table-cell office:value-type="float" office:value="3.28545276289867" calcext:value-type="float">
            <text:p>3.28545276289867</text:p>
          </table:table-cell>
          <table:table-cell/>
          <table:table-cell office:value-type="float" office:value="-0.598486403455164" calcext:value-type="float">
            <text:p>-0.59848640345516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37212393152846" calcext:value-type="float">
            <text:p>7.37212393152846</text:p>
          </table:table-cell>
          <table:table-cell/>
          <table:table-cell office:value-type="float" office:value="-0.0289457696846449" calcext:value-type="float">
            <text:p>-0.028945769684645</text:p>
          </table:table-cell>
          <table:table-cell/>
          <table:table-cell office:value-type="float" office:value="5491" calcext:value-type="float">
            <text:p>5491</text:p>
          </table:table-cell>
          <table:table-cell table:number-columns-repeated="3"/>
          <table:table-cell office:value-type="float" office:value="100.101681459366" calcext:value-type="float">
            <text:p>100.101681459366</text:p>
          </table:table-cell>
          <table:table-cell office:value-type="float" office:value="100.098091188855" calcext:value-type="float">
            <text:p>100.098091188855</text:p>
          </table:table-cell>
          <table:table-cell office:value-type="float" office:value="99.8378409122831" calcext:value-type="float">
            <text:p>99.8378409122831</text:p>
          </table:table-cell>
          <table:table-cell table:number-columns-repeated="2"/>
          <table:table-cell office:value-type="float" office:value="44457" calcext:value-type="float">
            <text:p>44457</text:p>
          </table:table-cell>
          <table:table-cell office:value-type="float" office:value="45854" calcext:value-type="float">
            <text:p>45854</text:p>
          </table:table-cell>
          <table:table-cell office:value-type="float" office:value="49982" calcext:value-type="float">
            <text:p>49982</text:p>
          </table:table-cell>
        </table:table-row>
        <table:table-row table:style-name="ro1">
          <table:table-cell/>
          <table:table-cell office:value-type="float" office:value="3.47912680258405" calcext:value-type="float">
            <text:p>3.47912680258405</text:p>
          </table:table-cell>
          <table:table-cell/>
          <table:table-cell office:value-type="float" office:value="-0.467049413190185" calcext:value-type="float">
            <text:p>-0.467049413190185</text:p>
          </table:table-cell>
          <table:table-cell/>
          <table:table-cell office:value-type="float" office:value="2861" calcext:value-type="float">
            <text:p>2861</text:p>
          </table:table-cell>
          <table:table-cell table:number-columns-repeated="3"/>
          <table:table-cell office:value-type="float" office:value="100.085107355552" calcext:value-type="float">
            <text:p>100.085107355552</text:p>
          </table:table-cell>
          <table:table-cell/>
          <table:table-cell office:value-type="float" office:value="-0.529796693438815" calcext:value-type="float">
            <text:p>-0.529796693438815</text:p>
          </table:table-cell>
          <table:table-cell/>
          <table:table-cell office:value-type="float" office:value="49785" calcext:value-type="float">
            <text:p>49785</text:p>
          </table:table-cell>
          <table:table-cell table:number-columns-repeated="3"/>
          <table:table-cell office:value-type="float" office:value="100.110309297211" calcext:value-type="float">
            <text:p>100.110309297211</text:p>
          </table:table-cell>
          <table:table-cell/>
          <table:table-cell office:value-type="float" office:value="0.0312071446162713" calcext:value-type="float">
            <text:p>0.031207144616271</text:p>
          </table:table-cell>
          <table:table-cell/>
          <table:table-cell office:value-type="float" office:value="47032" calcext:value-type="float">
            <text:p>47032</text:p>
          </table:table-cell>
          <table:table-cell table:number-columns-repeated="3"/>
          <table:table-cell office:value-type="float" office:value="100.101713192208" calcext:value-type="float">
            <text:p>100.101713192208</text:p>
          </table:table-cell>
          <table:table-cell office:value-type="float" office:value="100.098109749989" calcext:value-type="float">
            <text:p>100.098109749989</text:p>
          </table:table-cell>
          <table:table-cell office:value-type="float" office:value="99.8528128938494" calcext:value-type="float">
            <text:p>99.8528128938494</text:p>
          </table:table-cell>
          <table:table-cell table:number-columns-repeated="2"/>
          <table:table-cell office:value-type="float" office:value="44459" calcext:value-type="float">
            <text:p>44459</text:p>
          </table:table-cell>
          <table:table-cell office:value-type="float" office:value="45859" calcext:value-type="float">
            <text:p>4585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11269305925136" calcext:value-type="float">
            <text:p>3.11269305925136</text:p>
          </table:table-cell>
          <table:table-cell/>
          <table:table-cell office:value-type="float" office:value="-0.00852420683114177" calcext:value-type="float">
            <text:p>-0.008524206831142</text:p>
          </table:table-cell>
          <table:table-cell/>
          <table:table-cell office:value-type="float" office:value="2274" calcext:value-type="float">
            <text:p>2274</text:p>
          </table:table-cell>
          <table:table-cell table:number-columns-repeated="3"/>
          <table:table-cell office:value-type="float" office:value="100.08965570203" calcext:value-type="float">
            <text:p>100.08965570203</text:p>
          </table:table-cell>
          <table:table-cell/>
          <table:table-cell office:value-type="float" office:value="3.00856601761297" calcext:value-type="float">
            <text:p>3.00856601761297</text:p>
          </table:table-cell>
          <table:table-cell/>
          <table:table-cell office:value-type="float" office:value="47430" calcext:value-type="float">
            <text:p>47430</text:p>
          </table:table-cell>
          <table:table-cell table:number-columns-repeated="3"/>
          <table:table-cell office:value-type="float" office:value="3.6618166603524" calcext:value-type="float">
            <text:p>3.6618166603524</text:p>
          </table:table-cell>
          <table:table-cell/>
          <table:table-cell office:value-type="float" office:value="0.068997457058646" calcext:value-type="float">
            <text:p>0.068997457058646</text:p>
          </table:table-cell>
          <table:table-cell/>
          <table:table-cell office:value-type="float" office:value="2964" calcext:value-type="float">
            <text:p>2964</text:p>
          </table:table-cell>
          <table:table-cell table:number-columns-repeated="3"/>
          <table:table-cell office:value-type="float" office:value="100.101750637773" calcext:value-type="float">
            <text:p>100.101750637773</text:p>
          </table:table-cell>
          <table:table-cell office:value-type="float" office:value="100.098125375529" calcext:value-type="float">
            <text:p>100.098125375529</text:p>
          </table:table-cell>
          <table:table-cell office:value-type="float" office:value="99.8588682492499" calcext:value-type="float">
            <text:p>99.8588682492499</text:p>
          </table:table-cell>
          <table:table-cell table:number-columns-repeated="2"/>
          <table:table-cell office:value-type="float" office:value="44460" calcext:value-type="float">
            <text:p>44460</text:p>
          </table:table-cell>
          <table:table-cell office:value-type="float" office:value="45862" calcext:value-type="float">
            <text:p>4586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045363025" calcext:value-type="float">
            <text:p>100.104045363025</text:p>
          </table:table-cell>
          <table:table-cell/>
          <table:table-cell office:value-type="float" office:value="-4.61262392244545" calcext:value-type="float">
            <text:p>-4.61262392244545</text:p>
          </table:table-cell>
          <table:table-cell/>
          <table:table-cell office:value-type="float" office:value="43935" calcext:value-type="float">
            <text:p>43935</text:p>
          </table:table-cell>
          <table:table-cell table:number-columns-repeated="3"/>
          <table:table-cell office:value-type="float" office:value="100.082662333287" calcext:value-type="float">
            <text:p>100.082662333287</text:p>
          </table:table-cell>
          <table:table-cell/>
          <table:table-cell office:value-type="float" office:value="-0.383984456551671" calcext:value-type="float">
            <text:p>-0.383984456551671</text:p>
          </table:table-cell>
          <table:table-cell/>
          <table:table-cell office:value-type="float" office:value="48329" calcext:value-type="float">
            <text:p>48329</text:p>
          </table:table-cell>
          <table:table-cell table:number-columns-repeated="3"/>
          <table:table-cell office:value-type="float" office:value="1.19253581697661" calcext:value-type="float">
            <text:p>1.19253581697661</text:p>
          </table:table-cell>
          <table:table-cell/>
          <table:table-cell office:value-type="float" office:value="-0.045769672060822" calcext:value-type="float">
            <text:p>-0.045769672060822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3"/>
          <table:table-cell office:value-type="float" office:value="100.101793506402" calcext:value-type="float">
            <text:p>100.101793506402</text:p>
          </table:table-cell>
          <table:table-cell office:value-type="float" office:value="100.098153363441" calcext:value-type="float">
            <text:p>100.098153363441</text:p>
          </table:table-cell>
          <table:table-cell office:value-type="float" office:value="99.8606868465391" calcext:value-type="float">
            <text:p>99.8606868465391</text:p>
          </table:table-cell>
          <table:table-cell table:number-columns-repeated="2"/>
          <table:table-cell office:value-type="float" office:value="44477" calcext:value-type="float">
            <text:p>44477</text:p>
          </table:table-cell>
          <table:table-cell office:value-type="float" office:value="45864" calcext:value-type="float">
            <text:p>4586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8769820722" calcext:value-type="float">
            <text:p>100.098769820722</text:p>
          </table:table-cell>
          <table:table-cell/>
          <table:table-cell office:value-type="float" office:value="-5.62603426590591" calcext:value-type="float">
            <text:p>-5.62603426590591</text:p>
          </table:table-cell>
          <table:table-cell/>
          <table:table-cell office:value-type="float" office:value="46331" calcext:value-type="float">
            <text:p>46331</text:p>
          </table:table-cell>
          <table:table-cell table:number-columns-repeated="3"/>
          <table:table-cell office:value-type="float" office:value="0.160088458442655" calcext:value-type="float">
            <text:p>0.160088458442655</text:p>
          </table:table-cell>
          <table:table-cell/>
          <table:table-cell office:value-type="float" office:value="0.192777658230059" calcext:value-type="float">
            <text:p>0.192777658230059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3"/>
          <table:table-cell office:value-type="float" office:value="96.5175863796936" calcext:value-type="float">
            <text:p>96.5175863796936</text:p>
          </table:table-cell>
          <table:table-cell/>
          <table:table-cell office:value-type="float" office:value="-0.48042227942241" calcext:value-type="float">
            <text:p>-0.4804222794224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1896119136" calcext:value-type="float">
            <text:p>100.101896119136</text:p>
          </table:table-cell>
          <table:table-cell office:value-type="float" office:value="100.098180298212" calcext:value-type="float">
            <text:p>100.098180298212</text:p>
          </table:table-cell>
          <table:table-cell office:value-type="float" office:value="99.9108556852241" calcext:value-type="float">
            <text:p>99.9108556852241</text:p>
          </table:table-cell>
          <table:table-cell table:number-columns-repeated="2"/>
          <table:table-cell office:value-type="float" office:value="44481" calcext:value-type="float">
            <text:p>44481</text:p>
          </table:table-cell>
          <table:table-cell office:value-type="float" office:value="45867" calcext:value-type="float">
            <text:p>4586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75822864614523" calcext:value-type="float">
            <text:p>7.75822864614523</text:p>
          </table:table-cell>
          <table:table-cell/>
          <table:table-cell office:value-type="float" office:value="-0.506139231677402" calcext:value-type="float">
            <text:p>-0.506139231677402</text:p>
          </table:table-cell>
          <table:table-cell/>
          <table:table-cell office:value-type="float" office:value="5656" calcext:value-type="float">
            <text:p>5656</text:p>
          </table:table-cell>
          <table:table-cell table:number-columns-repeated="3"/>
          <table:table-cell office:value-type="float" office:value="1.43481245184423" calcext:value-type="float">
            <text:p>1.43481245184423</text:p>
          </table:table-cell>
          <table:table-cell/>
          <table:table-cell office:value-type="float" office:value="-0.409310871429537" calcext:value-type="float">
            <text:p>-0.40931087142953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4855678347" calcext:value-type="float">
            <text:p>100.114855678347</text:p>
          </table:table-cell>
          <table:table-cell/>
          <table:table-cell office:value-type="float" office:value="3.95045986519627" calcext:value-type="float">
            <text:p>3.95045986519627</text:p>
          </table:table-cell>
          <table:table-cell/>
          <table:table-cell office:value-type="float" office:value="43922" calcext:value-type="float">
            <text:p>43922</text:p>
          </table:table-cell>
          <table:table-cell table:number-columns-repeated="3"/>
          <table:table-cell office:value-type="float" office:value="100.10191616826" calcext:value-type="float">
            <text:p>100.10191616826</text:p>
          </table:table-cell>
          <table:table-cell office:value-type="float" office:value="100.098199108971" calcext:value-type="float">
            <text:p>100.098199108971</text:p>
          </table:table-cell>
          <table:table-cell office:value-type="float" office:value="99.9166589944124" calcext:value-type="float">
            <text:p>99.9166589944124</text:p>
          </table:table-cell>
          <table:table-cell table:number-columns-repeated="2"/>
          <table:table-cell office:value-type="float" office:value="44499" calcext:value-type="float">
            <text:p>44499</text:p>
          </table:table-cell>
          <table:table-cell office:value-type="float" office:value="45867" calcext:value-type="float">
            <text:p>4586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786074631" calcext:value-type="float">
            <text:p>100.101786074631</text:p>
          </table:table-cell>
          <table:table-cell/>
          <table:table-cell office:value-type="float" office:value="-5.00950134994471" calcext:value-type="float">
            <text:p>-5.00950134994471</text:p>
          </table:table-cell>
          <table:table-cell/>
          <table:table-cell office:value-type="float" office:value="43999" calcext:value-type="float">
            <text:p>43999</text:p>
          </table:table-cell>
          <table:table-cell table:number-columns-repeated="3"/>
          <table:table-cell office:value-type="float" office:value="100.083321197771" calcext:value-type="float">
            <text:p>100.083321197771</text:p>
          </table:table-cell>
          <table:table-cell/>
          <table:table-cell office:value-type="float" office:value="3.65443117345503" calcext:value-type="float">
            <text:p>3.65443117345503</text:p>
          </table:table-cell>
          <table:table-cell/>
          <table:table-cell office:value-type="float" office:value="47997" calcext:value-type="float">
            <text:p>47997</text:p>
          </table:table-cell>
          <table:table-cell table:number-columns-repeated="3"/>
          <table:table-cell office:value-type="float" office:value="100.104001410627" calcext:value-type="float">
            <text:p>100.104001410627</text:p>
          </table:table-cell>
          <table:table-cell/>
          <table:table-cell office:value-type="float" office:value="-0.0288482668925087" calcext:value-type="float">
            <text:p>-0.028848266892509</text:p>
          </table:table-cell>
          <table:table-cell/>
          <table:table-cell office:value-type="float" office:value="43693" calcext:value-type="float">
            <text:p>43693</text:p>
          </table:table-cell>
          <table:table-cell table:number-columns-repeated="3"/>
          <table:table-cell office:value-type="float" office:value="100.101917218665" calcext:value-type="float">
            <text:p>100.101917218665</text:p>
          </table:table-cell>
          <table:table-cell office:value-type="float" office:value="100.098234810958" calcext:value-type="float">
            <text:p>100.098234810958</text:p>
          </table:table-cell>
          <table:table-cell office:value-type="float" office:value="99.9395916372552" calcext:value-type="float">
            <text:p>99.9395916372552</text:p>
          </table:table-cell>
          <table:table-cell table:number-columns-repeated="2"/>
          <table:table-cell office:value-type="float" office:value="44499" calcext:value-type="float">
            <text:p>44499</text:p>
          </table:table-cell>
          <table:table-cell office:value-type="float" office:value="45879" calcext:value-type="float">
            <text:p>4587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6588823032" calcext:value-type="float">
            <text:p>100.106588823032</text:p>
          </table:table-cell>
          <table:table-cell/>
          <table:table-cell office:value-type="float" office:value="-4.09328881760608" calcext:value-type="float">
            <text:p>-4.09328881760608</text:p>
          </table:table-cell>
          <table:table-cell/>
          <table:table-cell office:value-type="float" office:value="47702" calcext:value-type="float">
            <text:p>47702</text:p>
          </table:table-cell>
          <table:table-cell table:number-columns-repeated="3"/>
          <table:table-cell office:value-type="float" office:value="9.02854858093491" calcext:value-type="float">
            <text:p>9.02854858093491</text:p>
          </table:table-cell>
          <table:table-cell/>
          <table:table-cell office:value-type="float" office:value="-0.583169469941095" calcext:value-type="float">
            <text:p>-0.583169469941095</text:p>
          </table:table-cell>
          <table:table-cell/>
          <table:table-cell office:value-type="float" office:value="9334" calcext:value-type="float">
            <text:p>9334</text:p>
          </table:table-cell>
          <table:table-cell table:number-columns-repeated="3"/>
          <table:table-cell office:value-type="float" office:value="5.978897808227" calcext:value-type="float">
            <text:p>5.978897808227</text:p>
          </table:table-cell>
          <table:table-cell/>
          <table:table-cell office:value-type="float" office:value="-0.244526290598025" calcext:value-type="float">
            <text:p>-0.244526290598025</text:p>
          </table:table-cell>
          <table:table-cell/>
          <table:table-cell office:value-type="float" office:value="4771" calcext:value-type="float">
            <text:p>4771</text:p>
          </table:table-cell>
          <table:table-cell table:number-columns-repeated="3"/>
          <table:table-cell office:value-type="float" office:value="100.101963125057" calcext:value-type="float">
            <text:p>100.101963125057</text:p>
          </table:table-cell>
          <table:table-cell office:value-type="float" office:value="100.098250322132" calcext:value-type="float">
            <text:p>100.098250322132</text:p>
          </table:table-cell>
          <table:table-cell office:value-type="float" office:value="99.9708913590441" calcext:value-type="float">
            <text:p>99.9708913590441</text:p>
          </table:table-cell>
          <table:table-cell table:number-columns-repeated="2"/>
          <table:table-cell office:value-type="float" office:value="44524" calcext:value-type="float">
            <text:p>44524</text:p>
          </table:table-cell>
          <table:table-cell office:value-type="float" office:value="45883" calcext:value-type="float">
            <text:p>4588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5483356501" calcext:value-type="float">
            <text:p>100.105483356501</text:p>
          </table:table-cell>
          <table:table-cell/>
          <table:table-cell office:value-type="float" office:value="-5.057601211998" calcext:value-type="float">
            <text:p>-5.057601211998</text:p>
          </table:table-cell>
          <table:table-cell/>
          <table:table-cell office:value-type="float" office:value="44714" calcext:value-type="float">
            <text:p>44714</text:p>
          </table:table-cell>
          <table:table-cell table:number-columns-repeated="3"/>
          <table:table-cell office:value-type="float" office:value="0.889622383312668" calcext:value-type="float">
            <text:p>0.889622383312668</text:p>
          </table:table-cell>
          <table:table-cell/>
          <table:table-cell office:value-type="float" office:value="-0.240712903516145" calcext:value-type="float">
            <text:p>-0.240712903516145</text:p>
          </table:table-cell>
          <table:table-cell/>
          <table:table-cell office:value-type="float" office:value="2402" calcext:value-type="float">
            <text:p>2402</text:p>
          </table:table-cell>
          <table:table-cell table:number-columns-repeated="3"/>
          <table:table-cell office:value-type="float" office:value="0.575234717515596" calcext:value-type="float">
            <text:p>0.575234717515596</text:p>
          </table:table-cell>
          <table:table-cell/>
          <table:table-cell office:value-type="float" office:value="-0.0753618633694749" calcext:value-type="float">
            <text:p>-0.075361863369475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100.102080626835" calcext:value-type="float">
            <text:p>100.102080626835</text:p>
          </table:table-cell>
          <table:table-cell office:value-type="float" office:value="100.098278370426" calcext:value-type="float">
            <text:p>100.098278370426</text:p>
          </table:table-cell>
          <table:table-cell office:value-type="float" office:value="99.9721383580451" calcext:value-type="float">
            <text:p>99.9721383580451</text:p>
          </table:table-cell>
          <table:table-cell table:number-columns-repeated="2"/>
          <table:table-cell office:value-type="float" office:value="44529" calcext:value-type="float">
            <text:p>44529</text:p>
          </table:table-cell>
          <table:table-cell office:value-type="float" office:value="45884" calcext:value-type="float">
            <text:p>4588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2761269198" calcext:value-type="float">
            <text:p>100.092761269198</text:p>
          </table:table-cell>
          <table:table-cell/>
          <table:table-cell office:value-type="float" office:value="-6.33172434084201" calcext:value-type="float">
            <text:p>-6.33172434084201</text:p>
          </table:table-cell>
          <table:table-cell/>
          <table:table-cell office:value-type="float" office:value="46550" calcext:value-type="float">
            <text:p>46550</text:p>
          </table:table-cell>
          <table:table-cell table:number-columns-repeated="3"/>
          <table:table-cell office:value-type="float" office:value="9.01882783450637" calcext:value-type="float">
            <text:p>9.01882783450637</text:p>
          </table:table-cell>
          <table:table-cell/>
          <table:table-cell office:value-type="float" office:value="-0.698671803362499" calcext:value-type="float">
            <text:p>-0.698671803362499</text:p>
          </table:table-cell>
          <table:table-cell/>
          <table:table-cell office:value-type="float" office:value="16523" calcext:value-type="float">
            <text:p>16523</text:p>
          </table:table-cell>
          <table:table-cell table:number-columns-repeated="3"/>
          <table:table-cell office:value-type="float" office:value="100.109903667561" calcext:value-type="float">
            <text:p>100.109903667561</text:p>
          </table:table-cell>
          <table:table-cell/>
          <table:table-cell office:value-type="float" office:value="5.6603173439825" calcext:value-type="float">
            <text:p>5.6603173439825</text:p>
          </table:table-cell>
          <table:table-cell/>
          <table:table-cell office:value-type="float" office:value="46851" calcext:value-type="float">
            <text:p>46851</text:p>
          </table:table-cell>
          <table:table-cell table:number-columns-repeated="3"/>
          <table:table-cell office:value-type="float" office:value="100.102301615818" calcext:value-type="float">
            <text:p>100.102301615818</text:p>
          </table:table-cell>
          <table:table-cell office:value-type="float" office:value="100.098279578066" calcext:value-type="float">
            <text:p>100.098279578066</text:p>
          </table:table-cell>
          <table:table-cell office:value-type="float" office:value="100.065993632416" calcext:value-type="float">
            <text:p>100.065993632416</text:p>
          </table:table-cell>
          <table:table-cell table:number-columns-repeated="2"/>
          <table:table-cell office:value-type="float" office:value="44569" calcext:value-type="float">
            <text:p>44569</text:p>
          </table:table-cell>
          <table:table-cell office:value-type="float" office:value="45884" calcext:value-type="float">
            <text:p>4588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0419630600481614" calcext:value-type="float">
            <text:p>0.041963060048162</text:p>
          </table:table-cell>
          <table:table-cell/>
          <table:table-cell office:value-type="float" office:value="-0.0774594521442065" calcext:value-type="float">
            <text:p>-0.07745945214420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2.1193469919642" calcext:value-type="float">
            <text:p>32.1193469919642</text:p>
          </table:table-cell>
          <table:table-cell/>
          <table:table-cell office:value-type="float" office:value="0.497830924728143" calcext:value-type="float">
            <text:p>0.4978309247281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44083043892814" calcext:value-type="float">
            <text:p>6.44083043892814</text:p>
          </table:table-cell>
          <table:table-cell/>
          <table:table-cell office:value-type="float" office:value="0.205008230886717" calcext:value-type="float">
            <text:p>0.205008230886717</text:p>
          </table:table-cell>
          <table:table-cell/>
          <table:table-cell office:value-type="float" office:value="8543" calcext:value-type="float">
            <text:p>8543</text:p>
          </table:table-cell>
          <table:table-cell table:number-columns-repeated="3"/>
          <table:table-cell office:value-type="float" office:value="100.102406788998" calcext:value-type="float">
            <text:p>100.102406788998</text:p>
          </table:table-cell>
          <table:table-cell office:value-type="float" office:value="100.098371392459" calcext:value-type="float">
            <text:p>100.098371392459</text:p>
          </table:table-cell>
          <table:table-cell office:value-type="float" office:value="100.075956492929" calcext:value-type="float">
            <text:p>100.075956492929</text:p>
          </table:table-cell>
          <table:table-cell table:number-columns-repeated="2"/>
          <table:table-cell office:value-type="float" office:value="44574" calcext:value-type="float">
            <text:p>44574</text:p>
          </table:table-cell>
          <table:table-cell office:value-type="float" office:value="45889" calcext:value-type="float">
            <text:p>4588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1541803459" calcext:value-type="float">
            <text:p>100.091541803459</text:p>
          </table:table-cell>
          <table:table-cell/>
          <table:table-cell office:value-type="float" office:value="-6.59450600163567" calcext:value-type="float">
            <text:p>-6.59450600163567</text:p>
          </table:table-cell>
          <table:table-cell/>
          <table:table-cell office:value-type="float" office:value="46650" calcext:value-type="float">
            <text:p>46650</text:p>
          </table:table-cell>
          <table:table-cell table:number-columns-repeated="3"/>
          <table:table-cell office:value-type="float" office:value="79.6577294504194" calcext:value-type="float">
            <text:p>79.6577294504194</text:p>
          </table:table-cell>
          <table:table-cell/>
          <table:table-cell office:value-type="float" office:value="-3.92786946549229" calcext:value-type="float">
            <text:p>-3.9278694654922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25566218929174" calcext:value-type="float">
            <text:p>1.25566218929174</text:p>
          </table:table-cell>
          <table:table-cell/>
          <table:table-cell office:value-type="float" office:value="-0.220362611131123" calcext:value-type="float">
            <text:p>-0.220362611131123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3"/>
          <table:table-cell office:value-type="float" office:value="100.102419557496" calcext:value-type="float">
            <text:p>100.102419557496</text:p>
          </table:table-cell>
          <table:table-cell office:value-type="float" office:value="100.098384122162" calcext:value-type="float">
            <text:p>100.098384122162</text:p>
          </table:table-cell>
          <table:table-cell office:value-type="float" office:value="100.076155756359" calcext:value-type="float">
            <text:p>100.076155756359</text:p>
          </table:table-cell>
          <table:table-cell table:number-columns-repeated="2"/>
          <table:table-cell office:value-type="float" office:value="44598" calcext:value-type="float">
            <text:p>44598</text:p>
          </table:table-cell>
          <table:table-cell office:value-type="float" office:value="45898" calcext:value-type="float">
            <text:p>4589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42358061987565" calcext:value-type="float">
            <text:p>6.42358061987565</text:p>
          </table:table-cell>
          <table:table-cell/>
          <table:table-cell office:value-type="float" office:value="-0.635119712797453" calcext:value-type="float">
            <text:p>-0.635119712797453</text:p>
          </table:table-cell>
          <table:table-cell/>
          <table:table-cell office:value-type="float" office:value="5051" calcext:value-type="float">
            <text:p>5051</text:p>
          </table:table-cell>
          <table:table-cell table:number-columns-repeated="3"/>
          <table:table-cell office:value-type="float" office:value="100.079010078177" calcext:value-type="float">
            <text:p>100.079010078177</text:p>
          </table:table-cell>
          <table:table-cell/>
          <table:table-cell office:value-type="float" office:value="1.74220882325812" calcext:value-type="float">
            <text:p>1.74220882325812</text:p>
          </table:table-cell>
          <table:table-cell/>
          <table:table-cell office:value-type="float" office:value="48731" calcext:value-type="float">
            <text:p>48731</text:p>
          </table:table-cell>
          <table:table-cell table:number-columns-repeated="3"/>
          <table:table-cell office:value-type="float" office:value="3.52893734200097" calcext:value-type="float">
            <text:p>3.52893734200097</text:p>
          </table:table-cell>
          <table:table-cell/>
          <table:table-cell office:value-type="float" office:value="0.0280788691146844" calcext:value-type="float">
            <text:p>0.028078869114685</text:p>
          </table:table-cell>
          <table:table-cell/>
          <table:table-cell office:value-type="float" office:value="3309" calcext:value-type="float">
            <text:p>3309</text:p>
          </table:table-cell>
          <table:table-cell table:number-columns-repeated="3"/>
          <table:table-cell office:value-type="float" office:value="100.102524197788" calcext:value-type="float">
            <text:p>100.102524197788</text:p>
          </table:table-cell>
          <table:table-cell office:value-type="float" office:value="100.098388803579" calcext:value-type="float">
            <text:p>100.098388803579</text:p>
          </table:table-cell>
          <table:table-cell office:value-type="float" office:value="100.076486994679" calcext:value-type="float">
            <text:p>100.076486994679</text:p>
          </table:table-cell>
          <table:table-cell table:number-columns-repeated="2"/>
          <table:table-cell office:value-type="float" office:value="44603" calcext:value-type="float">
            <text:p>44603</text:p>
          </table:table-cell>
          <table:table-cell office:value-type="float" office:value="45907" calcext:value-type="float">
            <text:p>4590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60871125396559" calcext:value-type="float">
            <text:p>3.60871125396559</text:p>
          </table:table-cell>
          <table:table-cell/>
          <table:table-cell office:value-type="float" office:value="-0.572138453517345" calcext:value-type="float">
            <text:p>-0.572138453517345</text:p>
          </table:table-cell>
          <table:table-cell/>
          <table:table-cell office:value-type="float" office:value="2549" calcext:value-type="float">
            <text:p>2549</text:p>
          </table:table-cell>
          <table:table-cell table:number-columns-repeated="3"/>
          <table:table-cell office:value-type="float" office:value="100.078055871026" calcext:value-type="float">
            <text:p>100.078055871026</text:p>
          </table:table-cell>
          <table:table-cell/>
          <table:table-cell office:value-type="float" office:value="-2.36076777855566" calcext:value-type="float">
            <text:p>-2.36076777855566</text:p>
          </table:table-cell>
          <table:table-cell/>
          <table:table-cell office:value-type="float" office:value="49713" calcext:value-type="float">
            <text:p>49713</text:p>
          </table:table-cell>
          <table:table-cell table:number-columns-repeated="3"/>
          <table:table-cell office:value-type="float" office:value="100.108558825168" calcext:value-type="float">
            <text:p>100.108558825168</text:p>
          </table:table-cell>
          <table:table-cell/>
          <table:table-cell office:value-type="float" office:value="-1.28500674104506" calcext:value-type="float">
            <text:p>-1.28500674104506</text:p>
          </table:table-cell>
          <table:table-cell/>
          <table:table-cell office:value-type="float" office:value="48040" calcext:value-type="float">
            <text:p>48040</text:p>
          </table:table-cell>
          <table:table-cell table:number-columns-repeated="3"/>
          <table:table-cell office:value-type="float" office:value="100.102530943363" calcext:value-type="float">
            <text:p>100.102530943363</text:p>
          </table:table-cell>
          <table:table-cell office:value-type="float" office:value="100.098417152445" calcext:value-type="float">
            <text:p>100.098417152445</text:p>
          </table:table-cell>
          <table:table-cell office:value-type="float" office:value="100.076757606864" calcext:value-type="float">
            <text:p>100.076757606864</text:p>
          </table:table-cell>
          <table:table-cell table:number-columns-repeated="2"/>
          <table:table-cell office:value-type="float" office:value="44625" calcext:value-type="float">
            <text:p>44625</text:p>
          </table:table-cell>
          <table:table-cell office:value-type="float" office:value="45909" calcext:value-type="float">
            <text:p>4590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378589423" calcext:value-type="float">
            <text:p>100.101378589423</text:p>
          </table:table-cell>
          <table:table-cell/>
          <table:table-cell office:value-type="float" office:value="-7.10437913992999" calcext:value-type="float">
            <text:p>-7.10437913992999</text:p>
          </table:table-cell>
          <table:table-cell/>
          <table:table-cell office:value-type="float" office:value="47222" calcext:value-type="float">
            <text:p>47222</text:p>
          </table:table-cell>
          <table:table-cell table:number-columns-repeated="3"/>
          <table:table-cell office:value-type="float" office:value="9.01958347924527" calcext:value-type="float">
            <text:p>9.01958347924527</text:p>
          </table:table-cell>
          <table:table-cell/>
          <table:table-cell office:value-type="float" office:value="-0.590291916567715" calcext:value-type="float">
            <text:p>-0.590291916567715</text:p>
          </table:table-cell>
          <table:table-cell/>
          <table:table-cell office:value-type="float" office:value="8801" calcext:value-type="float">
            <text:p>8801</text:p>
          </table:table-cell>
          <table:table-cell table:number-columns-repeated="3"/>
          <table:table-cell office:value-type="float" office:value="8.10987872782349" calcext:value-type="float">
            <text:p>8.10987872782349</text:p>
          </table:table-cell>
          <table:table-cell/>
          <table:table-cell office:value-type="float" office:value="0.00340519677536311" calcext:value-type="float">
            <text:p>0.003405196775363</text:p>
          </table:table-cell>
          <table:table-cell/>
          <table:table-cell office:value-type="float" office:value="8074" calcext:value-type="float">
            <text:p>8074</text:p>
          </table:table-cell>
          <table:table-cell table:number-columns-repeated="3"/>
          <table:table-cell office:value-type="float" office:value="100.102656360482" calcext:value-type="float">
            <text:p>100.102656360482</text:p>
          </table:table-cell>
          <table:table-cell office:value-type="float" office:value="100.098425485938" calcext:value-type="float">
            <text:p>100.098425485938</text:p>
          </table:table-cell>
          <table:table-cell office:value-type="float" office:value="100.07686989665" calcext:value-type="float">
            <text:p>100.07686989665</text:p>
          </table:table-cell>
          <table:table-cell table:number-columns-repeated="2"/>
          <table:table-cell office:value-type="float" office:value="44635" calcext:value-type="float">
            <text:p>44635</text:p>
          </table:table-cell>
          <table:table-cell office:value-type="float" office:value="45914" calcext:value-type="float">
            <text:p>4591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898406406160301" calcext:value-type="float">
            <text:p>0.898406406160301</text:p>
          </table:table-cell>
          <table:table-cell/>
          <table:table-cell office:value-type="float" office:value="0.0311292663582908" calcext:value-type="float">
            <text:p>0.031129266358291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3"/>
          <table:table-cell office:value-type="float" office:value="2.21047552917279" calcext:value-type="float">
            <text:p>2.21047552917279</text:p>
          </table:table-cell>
          <table:table-cell/>
          <table:table-cell office:value-type="float" office:value="-0.0658067751290569" calcext:value-type="float">
            <text:p>-0.065806775129057</text:p>
          </table:table-cell>
          <table:table-cell/>
          <table:table-cell office:value-type="float" office:value="3031" calcext:value-type="float">
            <text:p>3031</text:p>
          </table:table-cell>
          <table:table-cell table:number-columns-repeated="3"/>
          <table:table-cell office:value-type="float" office:value="100.108563439801" calcext:value-type="float">
            <text:p>100.108563439801</text:p>
          </table:table-cell>
          <table:table-cell/>
          <table:table-cell office:value-type="float" office:value="4.24737889397537" calcext:value-type="float">
            <text:p>4.24737889397537</text:p>
          </table:table-cell>
          <table:table-cell/>
          <table:table-cell office:value-type="float" office:value="46076" calcext:value-type="float">
            <text:p>46076</text:p>
          </table:table-cell>
          <table:table-cell table:number-columns-repeated="3"/>
          <table:table-cell office:value-type="float" office:value="100.102684933039" calcext:value-type="float">
            <text:p>100.102684933039</text:p>
          </table:table-cell>
          <table:table-cell office:value-type="float" office:value="100.098450077473" calcext:value-type="float">
            <text:p>100.098450077473</text:p>
          </table:table-cell>
          <table:table-cell office:value-type="float" office:value="100.077143806565" calcext:value-type="float">
            <text:p>100.077143806565</text:p>
          </table:table-cell>
          <table:table-cell table:number-columns-repeated="2"/>
          <table:table-cell office:value-type="float" office:value="44637" calcext:value-type="float">
            <text:p>44637</text:p>
          </table:table-cell>
          <table:table-cell office:value-type="float" office:value="45926" calcext:value-type="float">
            <text:p>4592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50851452490122" calcext:value-type="float">
            <text:p>1.50851452490122</text:p>
          </table:table-cell>
          <table:table-cell/>
          <table:table-cell office:value-type="float" office:value="0.168890333877083" calcext:value-type="float">
            <text:p>0.168890333877083</text:p>
          </table:table-cell>
          <table:table-cell/>
          <table:table-cell office:value-type="float" office:value="3601" calcext:value-type="float">
            <text:p>3601</text:p>
          </table:table-cell>
          <table:table-cell table:number-columns-repeated="3"/>
          <table:table-cell office:value-type="float" office:value="100.077143806565" calcext:value-type="float">
            <text:p>100.077143806565</text:p>
          </table:table-cell>
          <table:table-cell/>
          <table:table-cell office:value-type="float" office:value="3.23599108375602" calcext:value-type="float">
            <text:p>3.23599108375602</text:p>
          </table:table-cell>
          <table:table-cell/>
          <table:table-cell office:value-type="float" office:value="48773" calcext:value-type="float">
            <text:p>48773</text:p>
          </table:table-cell>
          <table:table-cell table:number-columns-repeated="3"/>
          <table:table-cell office:value-type="float" office:value="100.110497201529" calcext:value-type="float">
            <text:p>100.110497201529</text:p>
          </table:table-cell>
          <table:table-cell/>
          <table:table-cell office:value-type="float" office:value="-1.52622349884239" calcext:value-type="float">
            <text:p>-1.52622349884239</text:p>
          </table:table-cell>
          <table:table-cell/>
          <table:table-cell office:value-type="float" office:value="44151" calcext:value-type="float">
            <text:p>44151</text:p>
          </table:table-cell>
          <table:table-cell table:number-columns-repeated="3"/>
          <table:table-cell office:value-type="float" office:value="100.102692109971" calcext:value-type="float">
            <text:p>100.102692109971</text:p>
          </table:table-cell>
          <table:table-cell office:value-type="float" office:value="100.098521001872" calcext:value-type="float">
            <text:p>100.098521001872</text:p>
          </table:table-cell>
          <table:table-cell office:value-type="float" office:value="100.077173789867" calcext:value-type="float">
            <text:p>100.077173789867</text:p>
          </table:table-cell>
          <table:table-cell table:number-columns-repeated="2"/>
          <table:table-cell office:value-type="float" office:value="44638" calcext:value-type="float">
            <text:p>44638</text:p>
          </table:table-cell>
          <table:table-cell office:value-type="float" office:value="45928" calcext:value-type="float">
            <text:p>4592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03711953193533" calcext:value-type="float">
            <text:p>8.03711953193533</text:p>
          </table:table-cell>
          <table:table-cell/>
          <table:table-cell office:value-type="float" office:value="-0.831513161465161" calcext:value-type="float">
            <text:p>-0.831513161465161</text:p>
          </table:table-cell>
          <table:table-cell/>
          <table:table-cell office:value-type="float" office:value="5967" calcext:value-type="float">
            <text:p>5967</text:p>
          </table:table-cell>
          <table:table-cell table:number-columns-repeated="3"/>
          <table:table-cell office:value-type="float" office:value="78.1031274153788" calcext:value-type="float">
            <text:p>78.1031274153788</text:p>
          </table:table-cell>
          <table:table-cell/>
          <table:table-cell office:value-type="float" office:value="-2.07252693034195" calcext:value-type="float">
            <text:p>-2.0725269303419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191616826" calcext:value-type="float">
            <text:p>100.10191616826</text:p>
          </table:table-cell>
          <table:table-cell/>
          <table:table-cell office:value-type="float" office:value="1.83004196663406" calcext:value-type="float">
            <text:p>1.83004196663406</text:p>
          </table:table-cell>
          <table:table-cell/>
          <table:table-cell office:value-type="float" office:value="45353" calcext:value-type="float">
            <text:p>45353</text:p>
          </table:table-cell>
          <table:table-cell table:number-columns-repeated="3"/>
          <table:table-cell office:value-type="float" office:value="100.102720956752" calcext:value-type="float">
            <text:p>100.102720956752</text:p>
          </table:table-cell>
          <table:table-cell office:value-type="float" office:value="100.098554728187" calcext:value-type="float">
            <text:p>100.098554728187</text:p>
          </table:table-cell>
          <table:table-cell office:value-type="float" office:value="100.077574893181" calcext:value-type="float">
            <text:p>100.077574893181</text:p>
          </table:table-cell>
          <table:table-cell table:number-columns-repeated="2"/>
          <table:table-cell office:value-type="float" office:value="44663" calcext:value-type="float">
            <text:p>44663</text:p>
          </table:table-cell>
          <table:table-cell office:value-type="float" office:value="45938" calcext:value-type="float">
            <text:p>4593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3833335053" calcext:value-type="float">
            <text:p>100.113833335053</text:p>
          </table:table-cell>
          <table:table-cell/>
          <table:table-cell office:value-type="float" office:value="-3.56242678632776" calcext:value-type="float">
            <text:p>-3.56242678632776</text:p>
          </table:table-cell>
          <table:table-cell/>
          <table:table-cell office:value-type="float" office:value="45821" calcext:value-type="float">
            <text:p>45821</text:p>
          </table:table-cell>
          <table:table-cell table:number-columns-repeated="3"/>
          <table:table-cell office:value-type="float" office:value="99.9166589944124" calcext:value-type="float">
            <text:p>99.9166589944124</text:p>
          </table:table-cell>
          <table:table-cell/>
          <table:table-cell office:value-type="float" office:value="0.303736348232203" calcext:value-type="float">
            <text:p>0.30373634823220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57476980713113" calcext:value-type="float">
            <text:p>7.57476980713113</text:p>
          </table:table-cell>
          <table:table-cell/>
          <table:table-cell office:value-type="float" office:value="0.487363764372346" calcext:value-type="float">
            <text:p>0.487363764372346</text:p>
          </table:table-cell>
          <table:table-cell/>
          <table:table-cell office:value-type="float" office:value="6334" calcext:value-type="float">
            <text:p>6334</text:p>
          </table:table-cell>
          <table:table-cell table:number-columns-repeated="3"/>
          <table:table-cell office:value-type="float" office:value="100.102780344313" calcext:value-type="float">
            <text:p>100.102780344313</text:p>
          </table:table-cell>
          <table:table-cell office:value-type="float" office:value="100.098581974925" calcext:value-type="float">
            <text:p>100.098581974925</text:p>
          </table:table-cell>
          <table:table-cell office:value-type="float" office:value="100.078055871026" calcext:value-type="float">
            <text:p>100.078055871026</text:p>
          </table:table-cell>
          <table:table-cell table:number-columns-repeated="2"/>
          <table:table-cell office:value-type="float" office:value="44692" calcext:value-type="float">
            <text:p>44692</text:p>
          </table:table-cell>
          <table:table-cell office:value-type="float" office:value="45954" calcext:value-type="float">
            <text:p>4595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62396963242792" calcext:value-type="float">
            <text:p>7.62396963242792</text:p>
          </table:table-cell>
          <table:table-cell/>
          <table:table-cell office:value-type="float" office:value="-0.7349263289711" calcext:value-type="float">
            <text:p>-0.7349263289711</text:p>
          </table:table-cell>
          <table:table-cell/>
          <table:table-cell office:value-type="float" office:value="6362" calcext:value-type="float">
            <text:p>6362</text:p>
          </table:table-cell>
          <table:table-cell table:number-columns-repeated="3"/>
          <table:table-cell office:value-type="float" office:value="100.079143189566" calcext:value-type="float">
            <text:p>100.079143189566</text:p>
          </table:table-cell>
          <table:table-cell/>
          <table:table-cell office:value-type="float" office:value="2.24920211539846" calcext:value-type="float">
            <text:p>2.24920211539846</text:p>
          </table:table-cell>
          <table:table-cell/>
          <table:table-cell office:value-type="float" office:value="46894" calcext:value-type="float">
            <text:p>46894</text:p>
          </table:table-cell>
          <table:table-cell table:number-columns-repeated="3"/>
          <table:table-cell office:value-type="float" office:value="7.98579111444936" calcext:value-type="float">
            <text:p>7.98579111444936</text:p>
          </table:table-cell>
          <table:table-cell/>
          <table:table-cell office:value-type="float" office:value="0.211607367851053" calcext:value-type="float">
            <text:p>0.211607367851053</text:p>
          </table:table-cell>
          <table:table-cell/>
          <table:table-cell office:value-type="float" office:value="6406" calcext:value-type="float">
            <text:p>6406</text:p>
          </table:table-cell>
          <table:table-cell table:number-columns-repeated="3"/>
          <table:table-cell office:value-type="float" office:value="100.102806129746" calcext:value-type="float">
            <text:p>100.102806129746</text:p>
          </table:table-cell>
          <table:table-cell office:value-type="float" office:value="100.098585797176" calcext:value-type="float">
            <text:p>100.098585797176</text:p>
          </table:table-cell>
          <table:table-cell office:value-type="float" office:value="100.078193477543" calcext:value-type="float">
            <text:p>100.078193477543</text:p>
          </table:table-cell>
          <table:table-cell table:number-columns-repeated="2"/>
          <table:table-cell office:value-type="float" office:value="44699" calcext:value-type="float">
            <text:p>44699</text:p>
          </table:table-cell>
          <table:table-cell office:value-type="float" office:value="45961" calcext:value-type="float">
            <text:p>4596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98559326275809" calcext:value-type="float">
            <text:p>8.98559326275809</text:p>
          </table:table-cell>
          <table:table-cell/>
          <table:table-cell office:value-type="float" office:value="-1.34636236674778" calcext:value-type="float">
            <text:p>-1.34636236674778</text:p>
          </table:table-cell>
          <table:table-cell/>
          <table:table-cell office:value-type="float" office:value="6247" calcext:value-type="float">
            <text:p>6247</text:p>
          </table:table-cell>
          <table:table-cell table:number-columns-repeated="3"/>
          <table:table-cell office:value-type="float" office:value="70.5046670149009" calcext:value-type="float">
            <text:p>70.5046670149009</text:p>
          </table:table-cell>
          <table:table-cell/>
          <table:table-cell office:value-type="float" office:value="0.0103001940505047" calcext:value-type="float">
            <text:p>0.01030019405050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2469255202137" calcext:value-type="float">
            <text:p>9.02469255202137</text:p>
          </table:table-cell>
          <table:table-cell/>
          <table:table-cell office:value-type="float" office:value="-0.389398600723992" calcext:value-type="float">
            <text:p>-0.389398600723992</text:p>
          </table:table-cell>
          <table:table-cell/>
          <table:table-cell office:value-type="float" office:value="7542" calcext:value-type="float">
            <text:p>7542</text:p>
          </table:table-cell>
          <table:table-cell table:number-columns-repeated="3"/>
          <table:table-cell office:value-type="float" office:value="100.102879786512" calcext:value-type="float">
            <text:p>100.102879786512</text:p>
          </table:table-cell>
          <table:table-cell office:value-type="float" office:value="100.098604621229" calcext:value-type="float">
            <text:p>100.098604621229</text:p>
          </table:table-cell>
          <table:table-cell office:value-type="float" office:value="100.078214038729" calcext:value-type="float">
            <text:p>100.078214038729</text:p>
          </table:table-cell>
          <table:table-cell table:number-columns-repeated="2"/>
          <table:table-cell office:value-type="float" office:value="44706" calcext:value-type="float">
            <text:p>44706</text:p>
          </table:table-cell>
          <table:table-cell office:value-type="float" office:value="45962" calcext:value-type="float">
            <text:p>4596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7530491388" calcext:value-type="float">
            <text:p>100.097530491388</text:p>
          </table:table-cell>
          <table:table-cell/>
          <table:table-cell office:value-type="float" office:value="-7.32477005024032" calcext:value-type="float">
            <text:p>-7.32477005024032</text:p>
          </table:table-cell>
          <table:table-cell/>
          <table:table-cell office:value-type="float" office:value="46328" calcext:value-type="float">
            <text:p>46328</text:p>
          </table:table-cell>
          <table:table-cell table:number-columns-repeated="3"/>
          <table:table-cell office:value-type="float" office:value="100.090040029745" calcext:value-type="float">
            <text:p>100.090040029745</text:p>
          </table:table-cell>
          <table:table-cell/>
          <table:table-cell office:value-type="float" office:value="-5.37872806355995" calcext:value-type="float">
            <text:p>-5.37872806355995</text:p>
          </table:table-cell>
          <table:table-cell/>
          <table:table-cell office:value-type="float" office:value="48346" calcext:value-type="float">
            <text:p>48346</text:p>
          </table:table-cell>
          <table:table-cell table:number-columns-repeated="3"/>
          <table:table-cell office:value-type="float" office:value="3.76818676036023" calcext:value-type="float">
            <text:p>3.76818676036023</text:p>
          </table:table-cell>
          <table:table-cell/>
          <table:table-cell office:value-type="float" office:value="-0.0881459537401992" calcext:value-type="float">
            <text:p>-0.088145953740199</text:p>
          </table:table-cell>
          <table:table-cell/>
          <table:table-cell office:value-type="float" office:value="2643" calcext:value-type="float">
            <text:p>2643</text:p>
          </table:table-cell>
          <table:table-cell table:number-columns-repeated="3"/>
          <table:table-cell office:value-type="float" office:value="100.102939963463" calcext:value-type="float">
            <text:p>100.102939963463</text:p>
          </table:table-cell>
          <table:table-cell office:value-type="float" office:value="100.098606498119" calcext:value-type="float">
            <text:p>100.098606498119</text:p>
          </table:table-cell>
          <table:table-cell office:value-type="float" office:value="100.078293244013" calcext:value-type="float">
            <text:p>100.078293244013</text:p>
          </table:table-cell>
          <table:table-cell table:number-columns-repeated="2"/>
          <table:table-cell office:value-type="float" office:value="44709" calcext:value-type="float">
            <text:p>44709</text:p>
          </table:table-cell>
          <table:table-cell office:value-type="float" office:value="45969" calcext:value-type="float">
            <text:p>4596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82545622974" calcext:value-type="float">
            <text:p>100.082545622974</text:p>
          </table:table-cell>
          <table:table-cell/>
          <table:table-cell office:value-type="float" office:value="-6.79909756810199" calcext:value-type="float">
            <text:p>-6.79909756810199</text:p>
          </table:table-cell>
          <table:table-cell/>
          <table:table-cell office:value-type="float" office:value="44148" calcext:value-type="float">
            <text:p>44148</text:p>
          </table:table-cell>
          <table:table-cell table:number-columns-repeated="3"/>
          <table:table-cell office:value-type="float" office:value="87.3126092308965" calcext:value-type="float">
            <text:p>87.3126092308965</text:p>
          </table:table-cell>
          <table:table-cell/>
          <table:table-cell office:value-type="float" office:value="2.73819713175273" calcext:value-type="float">
            <text:p>2.7381971317527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031922714" calcext:value-type="float">
            <text:p>100.105031922714</text:p>
          </table:table-cell>
          <table:table-cell/>
          <table:table-cell office:value-type="float" office:value="0.463239550804527" calcext:value-type="float">
            <text:p>0.463239550804527</text:p>
          </table:table-cell>
          <table:table-cell/>
          <table:table-cell office:value-type="float" office:value="44717" calcext:value-type="float">
            <text:p>44717</text:p>
          </table:table-cell>
          <table:table-cell table:number-columns-repeated="3"/>
          <table:table-cell office:value-type="float" office:value="100.10301913177" calcext:value-type="float">
            <text:p>100.10301913177</text:p>
          </table:table-cell>
          <table:table-cell office:value-type="float" office:value="100.098623268582" calcext:value-type="float">
            <text:p>100.098623268582</text:p>
          </table:table-cell>
          <table:table-cell office:value-type="float" office:value="100.078334520542" calcext:value-type="float">
            <text:p>100.078334520542</text:p>
          </table:table-cell>
          <table:table-cell table:number-columns-repeated="2"/>
          <table:table-cell office:value-type="float" office:value="44710" calcext:value-type="float">
            <text:p>44710</text:p>
          </table:table-cell>
          <table:table-cell office:value-type="float" office:value="45983" calcext:value-type="float">
            <text:p>4598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21909745103907" calcext:value-type="float">
            <text:p>6.21909745103907</text:p>
          </table:table-cell>
          <table:table-cell/>
          <table:table-cell office:value-type="float" office:value="-0.144635169132708" calcext:value-type="float">
            <text:p>-0.144635169132708</text:p>
          </table:table-cell>
          <table:table-cell/>
          <table:table-cell office:value-type="float" office:value="5261" calcext:value-type="float">
            <text:p>5261</text:p>
          </table:table-cell>
          <table:table-cell table:number-columns-repeated="3"/>
          <table:table-cell office:value-type="float" office:value="3.77581485703328" calcext:value-type="float">
            <text:p>3.77581485703328</text:p>
          </table:table-cell>
          <table:table-cell/>
          <table:table-cell office:value-type="float" office:value="-0.0296203785266637" calcext:value-type="float">
            <text:p>-0.029620378526664</text:p>
          </table:table-cell>
          <table:table-cell/>
          <table:table-cell office:value-type="float" office:value="24637" calcext:value-type="float">
            <text:p>24637</text:p>
          </table:table-cell>
          <table:table-cell table:number-columns-repeated="3"/>
          <table:table-cell office:value-type="float" office:value="0.611323630140224" calcext:value-type="float">
            <text:p>0.611323630140224</text:p>
          </table:table-cell>
          <table:table-cell/>
          <table:table-cell office:value-type="float" office:value="0.0926956089404571" calcext:value-type="float">
            <text:p>0.092695608940457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3"/>
          <table:table-cell office:value-type="float" office:value="100.103120420403" calcext:value-type="float">
            <text:p>100.103120420403</text:p>
          </table:table-cell>
          <table:table-cell office:value-type="float" office:value="100.09864673158" calcext:value-type="float">
            <text:p>100.09864673158</text:p>
          </table:table-cell>
          <table:table-cell office:value-type="float" office:value="100.078574954927" calcext:value-type="float">
            <text:p>100.078574954927</text:p>
          </table:table-cell>
          <table:table-cell table:number-columns-repeated="2"/>
          <table:table-cell office:value-type="float" office:value="44710" calcext:value-type="float">
            <text:p>44710</text:p>
          </table:table-cell>
          <table:table-cell office:value-type="float" office:value="46005" calcext:value-type="float">
            <text:p>4600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9321422051" calcext:value-type="float">
            <text:p>100.109321422051</text:p>
          </table:table-cell>
          <table:table-cell/>
          <table:table-cell office:value-type="float" office:value="-2.88956877039232" calcext:value-type="float">
            <text:p>-2.88956877039232</text:p>
          </table:table-cell>
          <table:table-cell/>
          <table:table-cell office:value-type="float" office:value="47227" calcext:value-type="float">
            <text:p>47227</text:p>
          </table:table-cell>
          <table:table-cell table:number-columns-repeated="3"/>
          <table:table-cell office:value-type="float" office:value="1.33405487563086" calcext:value-type="float">
            <text:p>1.33405487563086</text:p>
          </table:table-cell>
          <table:table-cell/>
          <table:table-cell office:value-type="float" office:value="-0.103963892922867" calcext:value-type="float">
            <text:p>-0.103963892922867</text:p>
          </table:table-cell>
          <table:table-cell/>
          <table:table-cell office:value-type="float" office:value="1264" calcext:value-type="float">
            <text:p>1264</text:p>
          </table:table-cell>
          <table:table-cell table:number-columns-repeated="3"/>
          <table:table-cell office:value-type="float" office:value="7.86360059742469" calcext:value-type="float">
            <text:p>7.86360059742469</text:p>
          </table:table-cell>
          <table:table-cell/>
          <table:table-cell office:value-type="float" office:value="0.372434353655554" calcext:value-type="float">
            <text:p>0.37243435365555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3324279915" calcext:value-type="float">
            <text:p>100.103324279915</text:p>
          </table:table-cell>
          <table:table-cell office:value-type="float" office:value="100.098766212634" calcext:value-type="float">
            <text:p>100.098766212634</text:p>
          </table:table-cell>
          <table:table-cell office:value-type="float" office:value="100.078709184802" calcext:value-type="float">
            <text:p>100.078709184802</text:p>
          </table:table-cell>
          <table:table-cell table:number-columns-repeated="2"/>
          <table:table-cell office:value-type="float" office:value="44717" calcext:value-type="float">
            <text:p>44717</text:p>
          </table:table-cell>
          <table:table-cell office:value-type="float" office:value="46010" calcext:value-type="float">
            <text:p>4601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34058177374802" calcext:value-type="float">
            <text:p>1.34058177374802</text:p>
          </table:table-cell>
          <table:table-cell/>
          <table:table-cell office:value-type="float" office:value="-0.0548856496686758" calcext:value-type="float">
            <text:p>-0.054885649668676</text:p>
          </table:table-cell>
          <table:table-cell/>
          <table:table-cell office:value-type="float" office:value="2375" calcext:value-type="float">
            <text:p>2375</text:p>
          </table:table-cell>
          <table:table-cell table:number-columns-repeated="3"/>
          <table:table-cell office:value-type="float" office:value="74.2845665668246" calcext:value-type="float">
            <text:p>74.2845665668246</text:p>
          </table:table-cell>
          <table:table-cell/>
          <table:table-cell office:value-type="float" office:value="-2.79760924716383" calcext:value-type="float">
            <text:p>-2.7976092471638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314217218248661" calcext:value-type="float">
            <text:p>0.314217218248661</text:p>
          </table:table-cell>
          <table:table-cell/>
          <table:table-cell office:value-type="float" office:value="0.153639166310307" calcext:value-type="float">
            <text:p>0.153639166310307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00.103431296739" calcext:value-type="float">
            <text:p>100.103431296739</text:p>
          </table:table-cell>
          <table:table-cell office:value-type="float" office:value="100.098769820722" calcext:value-type="float">
            <text:p>100.098769820722</text:p>
          </table:table-cell>
          <table:table-cell office:value-type="float" office:value="100.078765124214" calcext:value-type="float">
            <text:p>100.078765124214</text:p>
          </table:table-cell>
          <table:table-cell table:number-columns-repeated="2"/>
          <table:table-cell office:value-type="float" office:value="44718" calcext:value-type="float">
            <text:p>44718</text:p>
          </table:table-cell>
          <table:table-cell office:value-type="float" office:value="46010" calcext:value-type="float">
            <text:p>4601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7675577749" calcext:value-type="float">
            <text:p>100.097675577749</text:p>
          </table:table-cell>
          <table:table-cell/>
          <table:table-cell office:value-type="float" office:value="-3.23960818147623" calcext:value-type="float">
            <text:p>-3.23960818147623</text:p>
          </table:table-cell>
          <table:table-cell/>
          <table:table-cell office:value-type="float" office:value="45577" calcext:value-type="float">
            <text:p>45577</text:p>
          </table:table-cell>
          <table:table-cell table:number-columns-repeated="3"/>
          <table:table-cell office:value-type="float" office:value="8.97002138591008" calcext:value-type="float">
            <text:p>8.97002138591008</text:p>
          </table:table-cell>
          <table:table-cell/>
          <table:table-cell office:value-type="float" office:value="0.18810134775605" calcext:value-type="float">
            <text:p>0.18810134775605</text:p>
          </table:table-cell>
          <table:table-cell/>
          <table:table-cell office:value-type="float" office:value="9254" calcext:value-type="float">
            <text:p>9254</text:p>
          </table:table-cell>
          <table:table-cell table:number-columns-repeated="3"/>
          <table:table-cell office:value-type="float" office:value="7.67691709035616" calcext:value-type="float">
            <text:p>7.67691709035616</text:p>
          </table:table-cell>
          <table:table-cell/>
          <table:table-cell office:value-type="float" office:value="0.0202892993311526" calcext:value-type="float">
            <text:p>0.020289299331153</text:p>
          </table:table-cell>
          <table:table-cell/>
          <table:table-cell office:value-type="float" office:value="6083" calcext:value-type="float">
            <text:p>6083</text:p>
          </table:table-cell>
          <table:table-cell table:number-columns-repeated="3"/>
          <table:table-cell office:value-type="float" office:value="100.103449204453" calcext:value-type="float">
            <text:p>100.103449204453</text:p>
          </table:table-cell>
          <table:table-cell office:value-type="float" office:value="100.098822263388" calcext:value-type="float">
            <text:p>100.098822263388</text:p>
          </table:table-cell>
          <table:table-cell office:value-type="float" office:value="100.078996353479" calcext:value-type="float">
            <text:p>100.078996353479</text:p>
          </table:table-cell>
          <table:table-cell table:number-columns-repeated="2"/>
          <table:table-cell office:value-type="float" office:value="44733" calcext:value-type="float">
            <text:p>44733</text:p>
          </table:table-cell>
          <table:table-cell office:value-type="float" office:value="46024" calcext:value-type="float">
            <text:p>4602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654040902" calcext:value-type="float">
            <text:p>100.104654040902</text:p>
          </table:table-cell>
          <table:table-cell/>
          <table:table-cell office:value-type="float" office:value="-6.01656211374052" calcext:value-type="float">
            <text:p>-6.01656211374052</text:p>
          </table:table-cell>
          <table:table-cell/>
          <table:table-cell office:value-type="float" office:value="45771" calcext:value-type="float">
            <text:p>45771</text:p>
          </table:table-cell>
          <table:table-cell table:number-columns-repeated="3"/>
          <table:table-cell office:value-type="float" office:value="98.9548165748441" calcext:value-type="float">
            <text:p>98.9548165748441</text:p>
          </table:table-cell>
          <table:table-cell/>
          <table:table-cell office:value-type="float" office:value="-2.41782270907214" calcext:value-type="float">
            <text:p>-2.4178227090721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7421290775" calcext:value-type="float">
            <text:p>100.107421290775</text:p>
          </table:table-cell>
          <table:table-cell/>
          <table:table-cell office:value-type="float" office:value="-0.494184369086543" calcext:value-type="float">
            <text:p>-0.494184369086543</text:p>
          </table:table-cell>
          <table:table-cell/>
          <table:table-cell office:value-type="float" office:value="47201" calcext:value-type="float">
            <text:p>47201</text:p>
          </table:table-cell>
          <table:table-cell table:number-columns-repeated="3"/>
          <table:table-cell office:value-type="float" office:value="100.103449254104" calcext:value-type="float">
            <text:p>100.103449254104</text:p>
          </table:table-cell>
          <table:table-cell office:value-type="float" office:value="100.098823084385" calcext:value-type="float">
            <text:p>100.098823084385</text:p>
          </table:table-cell>
          <table:table-cell office:value-type="float" office:value="100.079010078177" calcext:value-type="float">
            <text:p>100.079010078177</text:p>
          </table:table-cell>
          <table:table-cell table:number-columns-repeated="2"/>
          <table:table-cell office:value-type="float" office:value="44734" calcext:value-type="float">
            <text:p>44734</text:p>
          </table:table-cell>
          <table:table-cell office:value-type="float" office:value="46025" calcext:value-type="float">
            <text:p>4602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89569127760749" calcext:value-type="float">
            <text:p>4.89569127760749</text:p>
          </table:table-cell>
          <table:table-cell/>
          <table:table-cell office:value-type="float" office:value="-0.214499123039288" calcext:value-type="float">
            <text:p>-0.214499123039288</text:p>
          </table:table-cell>
          <table:table-cell/>
          <table:table-cell office:value-type="float" office:value="4566" calcext:value-type="float">
            <text:p>4566</text:p>
          </table:table-cell>
          <table:table-cell table:number-columns-repeated="3"/>
          <table:table-cell office:value-type="float" office:value="1.22946200726603" calcext:value-type="float">
            <text:p>1.22946200726603</text:p>
          </table:table-cell>
          <table:table-cell/>
          <table:table-cell office:value-type="float" office:value="-0.008966968913314" calcext:value-type="float">
            <text:p>-0.008966968913314</text:p>
          </table:table-cell>
          <table:table-cell/>
          <table:table-cell office:value-type="float" office:value="1328" calcext:value-type="float">
            <text:p>1328</text:p>
          </table:table-cell>
          <table:table-cell table:number-columns-repeated="3"/>
          <table:table-cell office:value-type="float" office:value="4.3799874931635" calcext:value-type="float">
            <text:p>4.3799874931635</text:p>
          </table:table-cell>
          <table:table-cell/>
          <table:table-cell office:value-type="float" office:value="-0.920620256321673" calcext:value-type="float">
            <text:p>-0.920620256321673</text:p>
          </table:table-cell>
          <table:table-cell/>
          <table:table-cell office:value-type="float" office:value="5113" calcext:value-type="float">
            <text:p>5113</text:p>
          </table:table-cell>
          <table:table-cell table:number-columns-repeated="3"/>
          <table:table-cell office:value-type="float" office:value="100.103451913128" calcext:value-type="float">
            <text:p>100.103451913128</text:p>
          </table:table-cell>
          <table:table-cell office:value-type="float" office:value="100.09891123325" calcext:value-type="float">
            <text:p>100.09891123325</text:p>
          </table:table-cell>
          <table:table-cell office:value-type="float" office:value="100.079143189566" calcext:value-type="float">
            <text:p>100.079143189566</text:p>
          </table:table-cell>
          <table:table-cell table:number-columns-repeated="2"/>
          <table:table-cell office:value-type="float" office:value="44739" calcext:value-type="float">
            <text:p>44739</text:p>
          </table:table-cell>
          <table:table-cell office:value-type="float" office:value="46029" calcext:value-type="float">
            <text:p>4602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89568649459991" calcext:value-type="float">
            <text:p>2.89568649459991</text:p>
          </table:table-cell>
          <table:table-cell/>
          <table:table-cell office:value-type="float" office:value="-0.0691452479660926" calcext:value-type="float">
            <text:p>-0.069145247966093</text:p>
          </table:table-cell>
          <table:table-cell/>
          <table:table-cell office:value-type="float" office:value="2176" calcext:value-type="float">
            <text:p>2176</text:p>
          </table:table-cell>
          <table:table-cell table:number-columns-repeated="3"/>
          <table:table-cell office:value-type="float" office:value="92.7837916550045" calcext:value-type="float">
            <text:p>92.7837916550045</text:p>
          </table:table-cell>
          <table:table-cell/>
          <table:table-cell office:value-type="float" office:value="-3.61993423374135" calcext:value-type="float">
            <text:p>-3.6199342337413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683749957" calcext:value-type="float">
            <text:p>100.110683749957</text:p>
          </table:table-cell>
          <table:table-cell/>
          <table:table-cell office:value-type="float" office:value="-3.18611021224739" calcext:value-type="float">
            <text:p>-3.18611021224739</text:p>
          </table:table-cell>
          <table:table-cell/>
          <table:table-cell office:value-type="float" office:value="44769" calcext:value-type="float">
            <text:p>44769</text:p>
          </table:table-cell>
          <table:table-cell table:number-columns-repeated="3"/>
          <table:table-cell office:value-type="float" office:value="100.103513931168" calcext:value-type="float">
            <text:p>100.103513931168</text:p>
          </table:table-cell>
          <table:table-cell office:value-type="float" office:value="100.098964686918" calcext:value-type="float">
            <text:p>100.098964686918</text:p>
          </table:table-cell>
          <table:table-cell office:value-type="float" office:value="100.079143427046" calcext:value-type="float">
            <text:p>100.079143427046</text:p>
          </table:table-cell>
          <table:table-cell table:number-columns-repeated="2"/>
          <table:table-cell office:value-type="float" office:value="44769" calcext:value-type="float">
            <text:p>44769</text:p>
          </table:table-cell>
          <table:table-cell office:value-type="float" office:value="46030" calcext:value-type="float">
            <text:p>4603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4909379399" calcext:value-type="float">
            <text:p>100.094909379399</text:p>
          </table:table-cell>
          <table:table-cell/>
          <table:table-cell office:value-type="float" office:value="-3.82695361641991" calcext:value-type="float">
            <text:p>-3.82695361641991</text:p>
          </table:table-cell>
          <table:table-cell/>
          <table:table-cell office:value-type="float" office:value="44424" calcext:value-type="float">
            <text:p>44424</text:p>
          </table:table-cell>
          <table:table-cell table:number-columns-repeated="3"/>
          <table:table-cell office:value-type="float" office:value="4.02691473728828" calcext:value-type="float">
            <text:p>4.02691473728828</text:p>
          </table:table-cell>
          <table:table-cell/>
          <table:table-cell office:value-type="float" office:value="0.0125522540746435" calcext:value-type="float">
            <text:p>0.012552254074644</text:p>
          </table:table-cell>
          <table:table-cell/>
          <table:table-cell office:value-type="float" office:value="4314" calcext:value-type="float">
            <text:p>4314</text:p>
          </table:table-cell>
          <table:table-cell table:number-columns-repeated="3"/>
          <table:table-cell office:value-type="float" office:value="6.1102483396204" calcext:value-type="float">
            <text:p>6.1102483396204</text:p>
          </table:table-cell>
          <table:table-cell/>
          <table:table-cell office:value-type="float" office:value="0.00131990201613508" calcext:value-type="float">
            <text:p>0.001319902016135</text:p>
          </table:table-cell>
          <table:table-cell/>
          <table:table-cell office:value-type="float" office:value="5649" calcext:value-type="float">
            <text:p>5649</text:p>
          </table:table-cell>
          <table:table-cell table:number-columns-repeated="3"/>
          <table:table-cell office:value-type="float" office:value="100.103597690185" calcext:value-type="float">
            <text:p>100.103597690185</text:p>
          </table:table-cell>
          <table:table-cell office:value-type="float" office:value="100.099004477048" calcext:value-type="float">
            <text:p>100.099004477048</text:p>
          </table:table-cell>
          <table:table-cell office:value-type="float" office:value="100.079185802925" calcext:value-type="float">
            <text:p>100.079185802925</text:p>
          </table:table-cell>
          <table:table-cell table:number-columns-repeated="2"/>
          <table:table-cell office:value-type="float" office:value="44775" calcext:value-type="float">
            <text:p>44775</text:p>
          </table:table-cell>
          <table:table-cell office:value-type="float" office:value="46049" calcext:value-type="float">
            <text:p>4604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848348361" calcext:value-type="float">
            <text:p>100.104848348361</text:p>
          </table:table-cell>
          <table:table-cell/>
          <table:table-cell office:value-type="float" office:value="-3.97937882175687" calcext:value-type="float">
            <text:p>-3.97937882175687</text:p>
          </table:table-cell>
          <table:table-cell/>
          <table:table-cell office:value-type="float" office:value="44266" calcext:value-type="float">
            <text:p>44266</text:p>
          </table:table-cell>
          <table:table-cell table:number-columns-repeated="3"/>
          <table:table-cell office:value-type="float" office:value="26.0405517468467" calcext:value-type="float">
            <text:p>26.0405517468467</text:p>
          </table:table-cell>
          <table:table-cell/>
          <table:table-cell office:value-type="float" office:value="-0.634327168556812" calcext:value-type="float">
            <text:p>-0.63432716855681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179718439" calcext:value-type="float">
            <text:p>100.108179718439</text:p>
          </table:table-cell>
          <table:table-cell/>
          <table:table-cell office:value-type="float" office:value="-2.83698471875605" calcext:value-type="float">
            <text:p>-2.83698471875605</text:p>
          </table:table-cell>
          <table:table-cell/>
          <table:table-cell office:value-type="float" office:value="44315" calcext:value-type="float">
            <text:p>44315</text:p>
          </table:table-cell>
          <table:table-cell table:number-columns-repeated="3"/>
          <table:table-cell office:value-type="float" office:value="100.103615369361" calcext:value-type="float">
            <text:p>100.103615369361</text:p>
          </table:table-cell>
          <table:table-cell office:value-type="float" office:value="100.09904714392" calcext:value-type="float">
            <text:p>100.09904714392</text:p>
          </table:table-cell>
          <table:table-cell office:value-type="float" office:value="100.079295904032" calcext:value-type="float">
            <text:p>100.079295904032</text:p>
          </table:table-cell>
          <table:table-cell table:number-columns-repeated="2"/>
          <table:table-cell office:value-type="float" office:value="44776" calcext:value-type="float">
            <text:p>44776</text:p>
          </table:table-cell>
          <table:table-cell office:value-type="float" office:value="46051" calcext:value-type="float">
            <text:p>4605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89711294613053" calcext:value-type="float">
            <text:p>1.89711294613053</text:p>
          </table:table-cell>
          <table:table-cell/>
          <table:table-cell office:value-type="float" office:value="0.0507666230165327" calcext:value-type="float">
            <text:p>0.050766623016533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3"/>
          <table:table-cell office:value-type="float" office:value="81.537693815391" calcext:value-type="float">
            <text:p>81.537693815391</text:p>
          </table:table-cell>
          <table:table-cell/>
          <table:table-cell office:value-type="float" office:value="-0.871225585757959" calcext:value-type="float">
            <text:p>-0.87122558575795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83777181968974" calcext:value-type="float">
            <text:p>2.83777181968974</text:p>
          </table:table-cell>
          <table:table-cell/>
          <table:table-cell office:value-type="float" office:value="-0.186422556640008" calcext:value-type="float">
            <text:p>-0.186422556640008</text:p>
          </table:table-cell>
          <table:table-cell/>
          <table:table-cell office:value-type="float" office:value="2095" calcext:value-type="float">
            <text:p>2095</text:p>
          </table:table-cell>
          <table:table-cell table:number-columns-repeated="3"/>
          <table:table-cell office:value-type="float" office:value="100.103705069391" calcext:value-type="float">
            <text:p>100.103705069391</text:p>
          </table:table-cell>
          <table:table-cell office:value-type="float" office:value="100.099062494416" calcext:value-type="float">
            <text:p>100.099062494416</text:p>
          </table:table-cell>
          <table:table-cell office:value-type="float" office:value="100.079304123843" calcext:value-type="float">
            <text:p>100.079304123843</text:p>
          </table:table-cell>
          <table:table-cell table:number-columns-repeated="2"/>
          <table:table-cell office:value-type="float" office:value="44780" calcext:value-type="float">
            <text:p>44780</text:p>
          </table:table-cell>
          <table:table-cell office:value-type="float" office:value="46052" calcext:value-type="float">
            <text:p>4605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39151044881601" calcext:value-type="float">
            <text:p>1.39151044881601</text:p>
          </table:table-cell>
          <table:table-cell/>
          <table:table-cell office:value-type="float" office:value="-0.594487378889213" calcext:value-type="float">
            <text:p>-0.594487378889213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100.084304615782" calcext:value-type="float">
            <text:p>100.084304615782</text:p>
          </table:table-cell>
          <table:table-cell/>
          <table:table-cell office:value-type="float" office:value="-1.41543915300867" calcext:value-type="float">
            <text:p>-1.41543915300867</text:p>
          </table:table-cell>
          <table:table-cell/>
          <table:table-cell office:value-type="float" office:value="49790" calcext:value-type="float">
            <text:p>49790</text:p>
          </table:table-cell>
          <table:table-cell table:number-columns-repeated="3"/>
          <table:table-cell office:value-type="float" office:value="6.29219719812876" calcext:value-type="float">
            <text:p>6.29219719812876</text:p>
          </table:table-cell>
          <table:table-cell/>
          <table:table-cell office:value-type="float" office:value="-0.195967255760775" calcext:value-type="float">
            <text:p>-0.195967255760775</text:p>
          </table:table-cell>
          <table:table-cell/>
          <table:table-cell office:value-type="float" office:value="6416" calcext:value-type="float">
            <text:p>6416</text:p>
          </table:table-cell>
          <table:table-cell table:number-columns-repeated="3"/>
          <table:table-cell office:value-type="float" office:value="100.103786366562" calcext:value-type="float">
            <text:p>100.103786366562</text:p>
          </table:table-cell>
          <table:table-cell office:value-type="float" office:value="100.099186830673" calcext:value-type="float">
            <text:p>100.099186830673</text:p>
          </table:table-cell>
          <table:table-cell office:value-type="float" office:value="100.079402439296" calcext:value-type="float">
            <text:p>100.079402439296</text:p>
          </table:table-cell>
          <table:table-cell table:number-columns-repeated="2"/>
          <table:table-cell office:value-type="float" office:value="44783" calcext:value-type="float">
            <text:p>44783</text:p>
          </table:table-cell>
          <table:table-cell office:value-type="float" office:value="46052" calcext:value-type="float">
            <text:p>4605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184671167899445" calcext:value-type="float">
            <text:p>0.184671167899445</text:p>
          </table:table-cell>
          <table:table-cell/>
          <table:table-cell office:value-type="float" office:value="-0.0871616813613701" calcext:value-type="float">
            <text:p>-0.08716168136137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0.391435131586268" calcext:value-type="float">
            <text:p>0.391435131586268</text:p>
          </table:table-cell>
          <table:table-cell/>
          <table:table-cell office:value-type="float" office:value="0.253760516347998" calcext:value-type="float">
            <text:p>0.253760516347998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8.08136775023626" calcext:value-type="float">
            <text:p>8.08136775023626</text:p>
          </table:table-cell>
          <table:table-cell/>
          <table:table-cell office:value-type="float" office:value="-0.299937670741105" calcext:value-type="float">
            <text:p>-0.299937670741105</text:p>
          </table:table-cell>
          <table:table-cell/>
          <table:table-cell office:value-type="float" office:value="6890" calcext:value-type="float">
            <text:p>6890</text:p>
          </table:table-cell>
          <table:table-cell table:number-columns-repeated="3"/>
          <table:table-cell office:value-type="float" office:value="100.103913306423" calcext:value-type="float">
            <text:p>100.103913306423</text:p>
          </table:table-cell>
          <table:table-cell office:value-type="float" office:value="100.09922841443" calcext:value-type="float">
            <text:p>100.09922841443</text:p>
          </table:table-cell>
          <table:table-cell office:value-type="float" office:value="100.079671657717" calcext:value-type="float">
            <text:p>100.079671657717</text:p>
          </table:table-cell>
          <table:table-cell table:number-columns-repeated="2"/>
          <table:table-cell office:value-type="float" office:value="44784" calcext:value-type="float">
            <text:p>44784</text:p>
          </table:table-cell>
          <table:table-cell office:value-type="float" office:value="46071" calcext:value-type="float">
            <text:p>4607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96.2187174122031" calcext:value-type="float">
            <text:p>96.2187174122031</text:p>
          </table:table-cell>
          <table:table-cell/>
          <table:table-cell office:value-type="float" office:value="-3.2058177811168" calcext:value-type="float">
            <text:p>-3.205817781116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3297976337764" calcext:value-type="float">
            <text:p>9.03297976337764</text:p>
          </table:table-cell>
          <table:table-cell/>
          <table:table-cell office:value-type="float" office:value="-0.536712486303016" calcext:value-type="float">
            <text:p>-0.53671248630301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21817140716" calcext:value-type="float">
            <text:p>100.121817140716</text:p>
          </table:table-cell>
          <table:table-cell/>
          <table:table-cell office:value-type="float" office:value="3.06156632511098" calcext:value-type="float">
            <text:p>3.06156632511098</text:p>
          </table:table-cell>
          <table:table-cell/>
          <table:table-cell office:value-type="float" office:value="44996" calcext:value-type="float">
            <text:p>44996</text:p>
          </table:table-cell>
          <table:table-cell table:number-columns-repeated="3"/>
          <table:table-cell office:value-type="float" office:value="100.103939444178" calcext:value-type="float">
            <text:p>100.103939444178</text:p>
          </table:table-cell>
          <table:table-cell office:value-type="float" office:value="100.099229871265" calcext:value-type="float">
            <text:p>100.099229871265</text:p>
          </table:table-cell>
          <table:table-cell office:value-type="float" office:value="100.079892632238" calcext:value-type="float">
            <text:p>100.079892632238</text:p>
          </table:table-cell>
          <table:table-cell table:number-columns-repeated="2"/>
          <table:table-cell office:value-type="float" office:value="44785" calcext:value-type="float">
            <text:p>44785</text:p>
          </table:table-cell>
          <table:table-cell office:value-type="float" office:value="46080" calcext:value-type="float">
            <text:p>4608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70812859470129" calcext:value-type="float">
            <text:p>3.70812859470129</text:p>
          </table:table-cell>
          <table:table-cell/>
          <table:table-cell office:value-type="float" office:value="-0.221455071697398" calcext:value-type="float">
            <text:p>-0.221455071697398</text:p>
          </table:table-cell>
          <table:table-cell/>
          <table:table-cell office:value-type="float" office:value="5053" calcext:value-type="float">
            <text:p>5053</text:p>
          </table:table-cell>
          <table:table-cell table:number-columns-repeated="3"/>
          <table:table-cell office:value-type="float" office:value="6.21454666147738" calcext:value-type="float">
            <text:p>6.21454666147738</text:p>
          </table:table-cell>
          <table:table-cell/>
          <table:table-cell office:value-type="float" office:value="-0.86697893490572" calcext:value-type="float">
            <text:p>-0.86697893490572</text:p>
          </table:table-cell>
          <table:table-cell/>
          <table:table-cell office:value-type="float" office:value="4592" calcext:value-type="float">
            <text:p>4592</text:p>
          </table:table-cell>
          <table:table-cell table:number-columns-repeated="3"/>
          <table:table-cell office:value-type="float" office:value="7.07759336972011" calcext:value-type="float">
            <text:p>7.07759336972011</text:p>
          </table:table-cell>
          <table:table-cell/>
          <table:table-cell office:value-type="float" office:value="-0.201196649062254" calcext:value-type="float">
            <text:p>-0.201196649062254</text:p>
          </table:table-cell>
          <table:table-cell/>
          <table:table-cell office:value-type="float" office:value="6151" calcext:value-type="float">
            <text:p>6151</text:p>
          </table:table-cell>
          <table:table-cell table:number-columns-repeated="3"/>
          <table:table-cell office:value-type="float" office:value="100.103958317166" calcext:value-type="float">
            <text:p>100.103958317166</text:p>
          </table:table-cell>
          <table:table-cell office:value-type="float" office:value="100.099242992369" calcext:value-type="float">
            <text:p>100.099242992369</text:p>
          </table:table-cell>
          <table:table-cell office:value-type="float" office:value="100.079910824093" calcext:value-type="float">
            <text:p>100.079910824093</text:p>
          </table:table-cell>
          <table:table-cell table:number-columns-repeated="2"/>
          <table:table-cell office:value-type="float" office:value="44786" calcext:value-type="float">
            <text:p>44786</text:p>
          </table:table-cell>
          <table:table-cell office:value-type="float" office:value="46112" calcext:value-type="float">
            <text:p>4611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68304958820104" calcext:value-type="float">
            <text:p>4.68304958820104</text:p>
          </table:table-cell>
          <table:table-cell/>
          <table:table-cell office:value-type="float" office:value="-0.34059881717964" calcext:value-type="float">
            <text:p>-0.34059881717964</text:p>
          </table:table-cell>
          <table:table-cell/>
          <table:table-cell office:value-type="float" office:value="3763" calcext:value-type="float">
            <text:p>3763</text:p>
          </table:table-cell>
          <table:table-cell table:number-columns-repeated="3"/>
          <table:table-cell office:value-type="float" office:value="4.0535791270297" calcext:value-type="float">
            <text:p>4.0535791270297</text:p>
          </table:table-cell>
          <table:table-cell/>
          <table:table-cell office:value-type="float" office:value="0.0500919412031384" calcext:value-type="float">
            <text:p>0.05009194120313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3431296739" calcext:value-type="float">
            <text:p>100.103431296739</text:p>
          </table:table-cell>
          <table:table-cell/>
          <table:table-cell office:value-type="float" office:value="5.82168830998991" calcext:value-type="float">
            <text:p>5.82168830998991</text:p>
          </table:table-cell>
          <table:table-cell/>
          <table:table-cell office:value-type="float" office:value="45423" calcext:value-type="float">
            <text:p>45423</text:p>
          </table:table-cell>
          <table:table-cell table:number-columns-repeated="3"/>
          <table:table-cell office:value-type="float" office:value="100.103964397087" calcext:value-type="float">
            <text:p>100.103964397087</text:p>
          </table:table-cell>
          <table:table-cell office:value-type="float" office:value="100.099243502302" calcext:value-type="float">
            <text:p>100.099243502302</text:p>
          </table:table-cell>
          <table:table-cell office:value-type="float" office:value="100.079992897337" calcext:value-type="float">
            <text:p>100.079992897337</text:p>
          </table:table-cell>
          <table:table-cell table:number-columns-repeated="2"/>
          <table:table-cell office:value-type="float" office:value="44789" calcext:value-type="float">
            <text:p>44789</text:p>
          </table:table-cell>
          <table:table-cell office:value-type="float" office:value="46120" calcext:value-type="float">
            <text:p>461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00501049547324955" calcext:value-type="float">
            <text:p>0.00501049547325</text:p>
          </table:table-cell>
          <table:table-cell/>
          <table:table-cell office:value-type="float" office:value="-0.0845424391443777" calcext:value-type="float">
            <text:p>-0.084542439144378</text:p>
          </table:table-cell>
          <table:table-cell/>
          <table:table-cell office:value-type="float" office:value="1187" calcext:value-type="float">
            <text:p>1187</text:p>
          </table:table-cell>
          <table:table-cell table:number-columns-repeated="3"/>
          <table:table-cell office:value-type="float" office:value="0.24984757529511" calcext:value-type="float">
            <text:p>0.24984757529511</text:p>
          </table:table-cell>
          <table:table-cell/>
          <table:table-cell office:value-type="float" office:value="-0.297338492972973" calcext:value-type="float">
            <text:p>-0.297338492972973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0.0490375620682844" calcext:value-type="float">
            <text:p>0.049037562068284</text:p>
          </table:table-cell>
          <table:table-cell/>
          <table:table-cell office:value-type="float" office:value="0.0698978659557028" calcext:value-type="float">
            <text:p>0.069897865955703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100.104001410627" calcext:value-type="float">
            <text:p>100.104001410627</text:p>
          </table:table-cell>
          <table:table-cell office:value-type="float" office:value="100.099384016872" calcext:value-type="float">
            <text:p>100.099384016872</text:p>
          </table:table-cell>
          <table:table-cell office:value-type="float" office:value="100.07999919871" calcext:value-type="float">
            <text:p>100.07999919871</text:p>
          </table:table-cell>
          <table:table-cell table:number-columns-repeated="2"/>
          <table:table-cell office:value-type="float" office:value="44810" calcext:value-type="float">
            <text:p>44810</text:p>
          </table:table-cell>
          <table:table-cell office:value-type="float" office:value="46123" calcext:value-type="float">
            <text:p>4612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-0.0109628582147733" calcext:value-type="float">
            <text:p>-0.010962858214773</text:p>
          </table:table-cell>
          <table:table-cell/>
          <table:table-cell office:value-type="float" office:value="-0.16332566674531" calcext:value-type="float">
            <text:p>-0.16332566674531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-0.0244031385211508" calcext:value-type="float">
            <text:p>-0.024403138521151</text:p>
          </table:table-cell>
          <table:table-cell/>
          <table:table-cell office:value-type="float" office:value="-0.189911256589601" calcext:value-type="float">
            <text:p>-0.18991125658960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00.108697252127" calcext:value-type="float">
            <text:p>100.108697252127</text:p>
          </table:table-cell>
          <table:table-cell/>
          <table:table-cell office:value-type="float" office:value="-1.58455985175468" calcext:value-type="float">
            <text:p>-1.58455985175468</text:p>
          </table:table-cell>
          <table:table-cell/>
          <table:table-cell office:value-type="float" office:value="45466" calcext:value-type="float">
            <text:p>45466</text:p>
          </table:table-cell>
          <table:table-cell table:number-columns-repeated="3"/>
          <table:table-cell office:value-type="float" office:value="100.104003733476" calcext:value-type="float">
            <text:p>100.104003733476</text:p>
          </table:table-cell>
          <table:table-cell office:value-type="float" office:value="100.099412862831" calcext:value-type="float">
            <text:p>100.099412862831</text:p>
          </table:table-cell>
          <table:table-cell office:value-type="float" office:value="100.080160145985" calcext:value-type="float">
            <text:p>100.080160145985</text:p>
          </table:table-cell>
          <table:table-cell table:number-columns-repeated="2"/>
          <table:table-cell office:value-type="float" office:value="44812" calcext:value-type="float">
            <text:p>44812</text:p>
          </table:table-cell>
          <table:table-cell office:value-type="float" office:value="46131" calcext:value-type="float">
            <text:p>4613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29937581201482" calcext:value-type="float">
            <text:p>2.29937581201482</text:p>
          </table:table-cell>
          <table:table-cell/>
          <table:table-cell office:value-type="float" office:value="-0.364187108648166" calcext:value-type="float">
            <text:p>-0.364187108648166</text:p>
          </table:table-cell>
          <table:table-cell/>
          <table:table-cell office:value-type="float" office:value="2080" calcext:value-type="float">
            <text:p>2080</text:p>
          </table:table-cell>
          <table:table-cell table:number-columns-repeated="3"/>
          <table:table-cell office:value-type="float" office:value="2.31122837001836" calcext:value-type="float">
            <text:p>2.31122837001836</text:p>
          </table:table-cell>
          <table:table-cell/>
          <table:table-cell office:value-type="float" office:value="-0.362954975807469" calcext:value-type="float">
            <text:p>-0.362954975807469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7.65141836388197" calcext:value-type="float">
            <text:p>7.65141836388197</text:p>
          </table:table-cell>
          <table:table-cell/>
          <table:table-cell office:value-type="float" office:value="0.698692578741786" calcext:value-type="float">
            <text:p>0.698692578741786</text:p>
          </table:table-cell>
          <table:table-cell/>
          <table:table-cell office:value-type="float" office:value="7055" calcext:value-type="float">
            <text:p>7055</text:p>
          </table:table-cell>
          <table:table-cell table:number-columns-repeated="3"/>
          <table:table-cell office:value-type="float" office:value="100.104011339949" calcext:value-type="float">
            <text:p>100.104011339949</text:p>
          </table:table-cell>
          <table:table-cell office:value-type="float" office:value="100.099425638854" calcext:value-type="float">
            <text:p>100.099425638854</text:p>
          </table:table-cell>
          <table:table-cell office:value-type="float" office:value="100.08016232748" calcext:value-type="float">
            <text:p>100.08016232748</text:p>
          </table:table-cell>
          <table:table-cell table:number-columns-repeated="2"/>
          <table:table-cell office:value-type="float" office:value="44830" calcext:value-type="float">
            <text:p>44830</text:p>
          </table:table-cell>
          <table:table-cell office:value-type="float" office:value="46131" calcext:value-type="float">
            <text:p>4613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00113036397545" calcext:value-type="float">
            <text:p>2.00113036397545</text:p>
          </table:table-cell>
          <table:table-cell/>
          <table:table-cell office:value-type="float" office:value="-0.0302120946216869" calcext:value-type="float">
            <text:p>-0.030212094621687</text:p>
          </table:table-cell>
          <table:table-cell/>
          <table:table-cell office:value-type="float" office:value="1295" calcext:value-type="float">
            <text:p>1295</text:p>
          </table:table-cell>
          <table:table-cell table:number-columns-repeated="3"/>
          <table:table-cell office:value-type="float" office:value="3.81885748756563" calcext:value-type="float">
            <text:p>3.81885748756563</text:p>
          </table:table-cell>
          <table:table-cell/>
          <table:table-cell office:value-type="float" office:value="0.686822232188003" calcext:value-type="float">
            <text:p>0.686822232188003</text:p>
          </table:table-cell>
          <table:table-cell/>
          <table:table-cell office:value-type="float" office:value="3565" calcext:value-type="float">
            <text:p>3565</text:p>
          </table:table-cell>
          <table:table-cell table:number-columns-repeated="3"/>
          <table:table-cell office:value-type="float" office:value="3.48168923343428" calcext:value-type="float">
            <text:p>3.48168923343428</text:p>
          </table:table-cell>
          <table:table-cell/>
          <table:table-cell office:value-type="float" office:value="-0.0906284163785077" calcext:value-type="float">
            <text:p>-0.090628416378508</text:p>
          </table:table-cell>
          <table:table-cell/>
          <table:table-cell office:value-type="float" office:value="3544" calcext:value-type="float">
            <text:p>3544</text:p>
          </table:table-cell>
          <table:table-cell table:number-columns-repeated="3"/>
          <table:table-cell office:value-type="float" office:value="100.104029774513" calcext:value-type="float">
            <text:p>100.104029774513</text:p>
          </table:table-cell>
          <table:table-cell office:value-type="float" office:value="100.099427967248" calcext:value-type="float">
            <text:p>100.099427967248</text:p>
          </table:table-cell>
          <table:table-cell office:value-type="float" office:value="100.080283539734" calcext:value-type="float">
            <text:p>100.080283539734</text:p>
          </table:table-cell>
          <table:table-cell table:number-columns-repeated="2"/>
          <table:table-cell office:value-type="float" office:value="44831" calcext:value-type="float">
            <text:p>44831</text:p>
          </table:table-cell>
          <table:table-cell office:value-type="float" office:value="46132" calcext:value-type="float">
            <text:p>4613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24368631602832" calcext:value-type="float">
            <text:p>7.24368631602832</text:p>
          </table:table-cell>
          <table:table-cell/>
          <table:table-cell office:value-type="float" office:value="-0.363625539965441" calcext:value-type="float">
            <text:p>-0.363625539965441</text:p>
          </table:table-cell>
          <table:table-cell/>
          <table:table-cell office:value-type="float" office:value="5344" calcext:value-type="float">
            <text:p>5344</text:p>
          </table:table-cell>
          <table:table-cell table:number-columns-repeated="3"/>
          <table:table-cell office:value-type="float" office:value="100.082941904489" calcext:value-type="float">
            <text:p>100.082941904489</text:p>
          </table:table-cell>
          <table:table-cell/>
          <table:table-cell office:value-type="float" office:value="2.81503810684478" calcext:value-type="float">
            <text:p>2.81503810684478</text:p>
          </table:table-cell>
          <table:table-cell/>
          <table:table-cell office:value-type="float" office:value="47653" calcext:value-type="float">
            <text:p>47653</text:p>
          </table:table-cell>
          <table:table-cell table:number-columns-repeated="3"/>
          <table:table-cell office:value-type="float" office:value="100.115500150519" calcext:value-type="float">
            <text:p>100.115500150519</text:p>
          </table:table-cell>
          <table:table-cell/>
          <table:table-cell office:value-type="float" office:value="4.41761670566269" calcext:value-type="float">
            <text:p>4.41761670566269</text:p>
          </table:table-cell>
          <table:table-cell/>
          <table:table-cell office:value-type="float" office:value="43911" calcext:value-type="float">
            <text:p>43911</text:p>
          </table:table-cell>
          <table:table-cell table:number-columns-repeated="3"/>
          <table:table-cell office:value-type="float" office:value="100.10404551107" calcext:value-type="float">
            <text:p>100.10404551107</text:p>
          </table:table-cell>
          <table:table-cell office:value-type="float" office:value="100.099441124081" calcext:value-type="float">
            <text:p>100.099441124081</text:p>
          </table:table-cell>
          <table:table-cell office:value-type="float" office:value="100.080355302951" calcext:value-type="float">
            <text:p>100.080355302951</text:p>
          </table:table-cell>
          <table:table-cell table:number-columns-repeated="2"/>
          <table:table-cell office:value-type="float" office:value="44832" calcext:value-type="float">
            <text:p>44832</text:p>
          </table:table-cell>
          <table:table-cell office:value-type="float" office:value="46140" calcext:value-type="float">
            <text:p>4614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57548285538472" calcext:value-type="float">
            <text:p>8.57548285538472</text:p>
          </table:table-cell>
          <table:table-cell/>
          <table:table-cell office:value-type="float" office:value="-1.15084302790756" calcext:value-type="float">
            <text:p>-1.15084302790756</text:p>
          </table:table-cell>
          <table:table-cell/>
          <table:table-cell office:value-type="float" office:value="16586" calcext:value-type="float">
            <text:p>16586</text:p>
          </table:table-cell>
          <table:table-cell table:number-columns-repeated="3"/>
          <table:table-cell office:value-type="float" office:value="4.3217119515593" calcext:value-type="float">
            <text:p>4.3217119515593</text:p>
          </table:table-cell>
          <table:table-cell/>
          <table:table-cell office:value-type="float" office:value="-0.154935247662086" calcext:value-type="float">
            <text:p>-0.154935247662086</text:p>
          </table:table-cell>
          <table:table-cell/>
          <table:table-cell office:value-type="float" office:value="11332" calcext:value-type="float">
            <text:p>11332</text:p>
          </table:table-cell>
          <table:table-cell table:number-columns-repeated="3"/>
          <table:table-cell office:value-type="float" office:value="3.75832118402299" calcext:value-type="float">
            <text:p>3.75832118402299</text:p>
          </table:table-cell>
          <table:table-cell/>
          <table:table-cell office:value-type="float" office:value="0.219411773950521" calcext:value-type="float">
            <text:p>0.219411773950521</text:p>
          </table:table-cell>
          <table:table-cell/>
          <table:table-cell office:value-type="float" office:value="3356" calcext:value-type="float">
            <text:p>3356</text:p>
          </table:table-cell>
          <table:table-cell table:number-columns-repeated="3"/>
          <table:table-cell office:value-type="float" office:value="100.104139338603" calcext:value-type="float">
            <text:p>100.104139338603</text:p>
          </table:table-cell>
          <table:table-cell office:value-type="float" office:value="100.099488733201" calcext:value-type="float">
            <text:p>100.099488733201</text:p>
          </table:table-cell>
          <table:table-cell office:value-type="float" office:value="100.080375350208" calcext:value-type="float">
            <text:p>100.080375350208</text:p>
          </table:table-cell>
          <table:table-cell table:number-columns-repeated="2"/>
          <table:table-cell office:value-type="float" office:value="44859" calcext:value-type="float">
            <text:p>44859</text:p>
          </table:table-cell>
          <table:table-cell office:value-type="float" office:value="46147" calcext:value-type="float">
            <text:p>4614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25800690649252" calcext:value-type="float">
            <text:p>7.25800690649252</text:p>
          </table:table-cell>
          <table:table-cell/>
          <table:table-cell office:value-type="float" office:value="0.0843220257863719" calcext:value-type="float">
            <text:p>0.084322025786372</text:p>
          </table:table-cell>
          <table:table-cell/>
          <table:table-cell office:value-type="float" office:value="6047" calcext:value-type="float">
            <text:p>6047</text:p>
          </table:table-cell>
          <table:table-cell table:number-columns-repeated="3"/>
          <table:table-cell office:value-type="float" office:value="1.22291650694201" calcext:value-type="float">
            <text:p>1.22291650694201</text:p>
          </table:table-cell>
          <table:table-cell/>
          <table:table-cell office:value-type="float" office:value="-0.0882436956165647" calcext:value-type="float">
            <text:p>-0.08824369561656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299519264" calcext:value-type="float">
            <text:p>100.108299519264</text:p>
          </table:table-cell>
          <table:table-cell/>
          <table:table-cell office:value-type="float" office:value="3.40537510517537" calcext:value-type="float">
            <text:p>3.40537510517537</text:p>
          </table:table-cell>
          <table:table-cell/>
          <table:table-cell office:value-type="float" office:value="45159" calcext:value-type="float">
            <text:p>45159</text:p>
          </table:table-cell>
          <table:table-cell table:number-columns-repeated="3"/>
          <table:table-cell office:value-type="float" office:value="100.104156402518" calcext:value-type="float">
            <text:p>100.104156402518</text:p>
          </table:table-cell>
          <table:table-cell office:value-type="float" office:value="100.099577597217" calcext:value-type="float">
            <text:p>100.099577597217</text:p>
          </table:table-cell>
          <table:table-cell office:value-type="float" office:value="100.080488866956" calcext:value-type="float">
            <text:p>100.080488866956</text:p>
          </table:table-cell>
          <table:table-cell table:number-columns-repeated="2"/>
          <table:table-cell office:value-type="float" office:value="44888" calcext:value-type="float">
            <text:p>44888</text:p>
          </table:table-cell>
          <table:table-cell office:value-type="float" office:value="46149" calcext:value-type="float">
            <text:p>4614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8987387497" calcext:value-type="float">
            <text:p>100.08987387497</text:p>
          </table:table-cell>
          <table:table-cell/>
          <table:table-cell office:value-type="float" office:value="-8.24359663665252" calcext:value-type="float">
            <text:p>-8.24359663665252</text:p>
          </table:table-cell>
          <table:table-cell/>
          <table:table-cell office:value-type="float" office:value="45739" calcext:value-type="float">
            <text:p>45739</text:p>
          </table:table-cell>
          <table:table-cell table:number-columns-repeated="3"/>
          <table:table-cell office:value-type="float" office:value="3.25860767955293" calcext:value-type="float">
            <text:p>3.25860767955293</text:p>
          </table:table-cell>
          <table:table-cell/>
          <table:table-cell office:value-type="float" office:value="0.558002294473089" calcext:value-type="float">
            <text:p>0.558002294473089</text:p>
          </table:table-cell>
          <table:table-cell/>
          <table:table-cell office:value-type="float" office:value="3649" calcext:value-type="float">
            <text:p>3649</text:p>
          </table:table-cell>
          <table:table-cell table:number-columns-repeated="3"/>
          <table:table-cell office:value-type="float" office:value="100.110825323128" calcext:value-type="float">
            <text:p>100.110825323128</text:p>
          </table:table-cell>
          <table:table-cell/>
          <table:table-cell office:value-type="float" office:value="3.42732118567511" calcext:value-type="float">
            <text:p>3.42732118567511</text:p>
          </table:table-cell>
          <table:table-cell/>
          <table:table-cell office:value-type="float" office:value="44663" calcext:value-type="float">
            <text:p>44663</text:p>
          </table:table-cell>
          <table:table-cell table:number-columns-repeated="3"/>
          <table:table-cell office:value-type="float" office:value="100.104234244199" calcext:value-type="float">
            <text:p>100.104234244199</text:p>
          </table:table-cell>
          <table:table-cell office:value-type="float" office:value="100.09959427712" calcext:value-type="float">
            <text:p>100.09959427712</text:p>
          </table:table-cell>
          <table:table-cell office:value-type="float" office:value="100.08049357443" calcext:value-type="float">
            <text:p>100.08049357443</text:p>
          </table:table-cell>
          <table:table-cell table:number-columns-repeated="2"/>
          <table:table-cell office:value-type="float" office:value="44891" calcext:value-type="float">
            <text:p>44891</text:p>
          </table:table-cell>
          <table:table-cell office:value-type="float" office:value="46154" calcext:value-type="float">
            <text:p>4615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43227814752501" calcext:value-type="float">
            <text:p>3.43227814752501</text:p>
          </table:table-cell>
          <table:table-cell/>
          <table:table-cell office:value-type="float" office:value="0.246803504602267" calcext:value-type="float">
            <text:p>0.246803504602267</text:p>
          </table:table-cell>
          <table:table-cell/>
          <table:table-cell office:value-type="float" office:value="2248" calcext:value-type="float">
            <text:p>2248</text:p>
          </table:table-cell>
          <table:table-cell table:number-columns-repeated="3"/>
          <table:table-cell office:value-type="float" office:value="100.089331737612" calcext:value-type="float">
            <text:p>100.089331737612</text:p>
          </table:table-cell>
          <table:table-cell/>
          <table:table-cell office:value-type="float" office:value="-3.54279660900224" calcext:value-type="float">
            <text:p>-3.54279660900224</text:p>
          </table:table-cell>
          <table:table-cell/>
          <table:table-cell office:value-type="float" office:value="49393" calcext:value-type="float">
            <text:p>49393</text:p>
          </table:table-cell>
          <table:table-cell table:number-columns-repeated="3"/>
          <table:table-cell office:value-type="float" office:value="5.56063577145316" calcext:value-type="float">
            <text:p>5.56063577145316</text:p>
          </table:table-cell>
          <table:table-cell/>
          <table:table-cell office:value-type="float" office:value="0.379225814073751" calcext:value-type="float">
            <text:p>0.379225814073751</text:p>
          </table:table-cell>
          <table:table-cell/>
          <table:table-cell office:value-type="float" office:value="4027" calcext:value-type="float">
            <text:p>4027</text:p>
          </table:table-cell>
          <table:table-cell table:number-columns-repeated="3"/>
          <table:table-cell office:value-type="float" office:value="100.104324197746" calcext:value-type="float">
            <text:p>100.104324197746</text:p>
          </table:table-cell>
          <table:table-cell office:value-type="float" office:value="100.099616779548" calcext:value-type="float">
            <text:p>100.099616779548</text:p>
          </table:table-cell>
          <table:table-cell office:value-type="float" office:value="100.080676417955" calcext:value-type="float">
            <text:p>100.080676417955</text:p>
          </table:table-cell>
          <table:table-cell table:number-columns-repeated="2"/>
          <table:table-cell office:value-type="float" office:value="44893" calcext:value-type="float">
            <text:p>44893</text:p>
          </table:table-cell>
          <table:table-cell office:value-type="float" office:value="46168" calcext:value-type="float">
            <text:p>4616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2427600193" calcext:value-type="float">
            <text:p>100.102427600193</text:p>
          </table:table-cell>
          <table:table-cell/>
          <table:table-cell office:value-type="float" office:value="-4.08083580989538" calcext:value-type="float">
            <text:p>-4.08083580989538</text:p>
          </table:table-cell>
          <table:table-cell/>
          <table:table-cell office:value-type="float" office:value="46735" calcext:value-type="float">
            <text:p>46735</text:p>
          </table:table-cell>
          <table:table-cell table:number-columns-repeated="3"/>
          <table:table-cell office:value-type="float" office:value="100.094365921728" calcext:value-type="float">
            <text:p>100.094365921728</text:p>
          </table:table-cell>
          <table:table-cell/>
          <table:table-cell office:value-type="float" office:value="2.09295674513045" calcext:value-type="float">
            <text:p>2.09295674513045</text:p>
          </table:table-cell>
          <table:table-cell/>
          <table:table-cell office:value-type="float" office:value="47828" calcext:value-type="float">
            <text:p>47828</text:p>
          </table:table-cell>
          <table:table-cell table:number-columns-repeated="3"/>
          <table:table-cell office:value-type="float" office:value="100.109131153599" calcext:value-type="float">
            <text:p>100.109131153599</text:p>
          </table:table-cell>
          <table:table-cell/>
          <table:table-cell office:value-type="float" office:value="0.545922241061226" calcext:value-type="float">
            <text:p>0.545922241061226</text:p>
          </table:table-cell>
          <table:table-cell/>
          <table:table-cell office:value-type="float" office:value="44699" calcext:value-type="float">
            <text:p>44699</text:p>
          </table:table-cell>
          <table:table-cell table:number-columns-repeated="3"/>
          <table:table-cell office:value-type="float" office:value="100.104410250348" calcext:value-type="float">
            <text:p>100.104410250348</text:p>
          </table:table-cell>
          <table:table-cell office:value-type="float" office:value="100.09961883482" calcext:value-type="float">
            <text:p>100.09961883482</text:p>
          </table:table-cell>
          <table:table-cell office:value-type="float" office:value="100.080891128919" calcext:value-type="float">
            <text:p>100.080891128919</text:p>
          </table:table-cell>
          <table:table-cell table:number-columns-repeated="2"/>
          <table:table-cell office:value-type="float" office:value="44896" calcext:value-type="float">
            <text:p>44896</text:p>
          </table:table-cell>
          <table:table-cell office:value-type="float" office:value="46189" calcext:value-type="float">
            <text:p>4618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6167430445" calcext:value-type="float">
            <text:p>100.116167430445</text:p>
          </table:table-cell>
          <table:table-cell/>
          <table:table-cell office:value-type="float" office:value="-5.91089762308946" calcext:value-type="float">
            <text:p>-5.91089762308946</text:p>
          </table:table-cell>
          <table:table-cell/>
          <table:table-cell office:value-type="float" office:value="45867" calcext:value-type="float">
            <text:p>45867</text:p>
          </table:table-cell>
          <table:table-cell table:number-columns-repeated="3"/>
          <table:table-cell office:value-type="float" office:value="8.0677608157758" calcext:value-type="float">
            <text:p>8.0677608157758</text:p>
          </table:table-cell>
          <table:table-cell/>
          <table:table-cell office:value-type="float" office:value="-0.39802436579003" calcext:value-type="float">
            <text:p>-0.39802436579003</text:p>
          </table:table-cell>
          <table:table-cell/>
          <table:table-cell office:value-type="float" office:value="14318" calcext:value-type="float">
            <text:p>14318</text:p>
          </table:table-cell>
          <table:table-cell table:number-columns-repeated="3"/>
          <table:table-cell office:value-type="float" office:value="100.110270037175" calcext:value-type="float">
            <text:p>100.110270037175</text:p>
          </table:table-cell>
          <table:table-cell/>
          <table:table-cell office:value-type="float" office:value="1.93044400482563" calcext:value-type="float">
            <text:p>1.93044400482563</text:p>
          </table:table-cell>
          <table:table-cell/>
          <table:table-cell office:value-type="float" office:value="46927" calcext:value-type="float">
            <text:p>46927</text:p>
          </table:table-cell>
          <table:table-cell table:number-columns-repeated="3"/>
          <table:table-cell office:value-type="float" office:value="100.104582029031" calcext:value-type="float">
            <text:p>100.104582029031</text:p>
          </table:table-cell>
          <table:table-cell office:value-type="float" office:value="100.099690775865" calcext:value-type="float">
            <text:p>100.099690775865</text:p>
          </table:table-cell>
          <table:table-cell office:value-type="float" office:value="100.081017620996" calcext:value-type="float">
            <text:p>100.081017620996</text:p>
          </table:table-cell>
          <table:table-cell table:number-columns-repeated="2"/>
          <table:table-cell office:value-type="float" office:value="44914" calcext:value-type="float">
            <text:p>44914</text:p>
          </table:table-cell>
          <table:table-cell office:value-type="float" office:value="46189" calcext:value-type="float">
            <text:p>4618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160851553502881" calcext:value-type="float">
            <text:p>0.160851553502881</text:p>
          </table:table-cell>
          <table:table-cell/>
          <table:table-cell office:value-type="float" office:value="-0.0840706651447155" calcext:value-type="float">
            <text:p>-0.084070665144716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91.1713121381615" calcext:value-type="float">
            <text:p>91.1713121381615</text:p>
          </table:table-cell>
          <table:table-cell/>
          <table:table-cell office:value-type="float" office:value="-3.49691920763094" calcext:value-type="float">
            <text:p>-3.4969192076309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1331228345143" calcext:value-type="float">
            <text:p>7.1331228345143</text:p>
          </table:table-cell>
          <table:table-cell/>
          <table:table-cell office:value-type="float" office:value="-0.460164301880474" calcext:value-type="float">
            <text:p>-0.460164301880474</text:p>
          </table:table-cell>
          <table:table-cell/>
          <table:table-cell office:value-type="float" office:value="5860" calcext:value-type="float">
            <text:p>5860</text:p>
          </table:table-cell>
          <table:table-cell table:number-columns-repeated="3"/>
          <table:table-cell office:value-type="float" office:value="100.104719120827" calcext:value-type="float">
            <text:p>100.104719120827</text:p>
          </table:table-cell>
          <table:table-cell office:value-type="float" office:value="100.099717573076" calcext:value-type="float">
            <text:p>100.099717573076</text:p>
          </table:table-cell>
          <table:table-cell office:value-type="float" office:value="100.081051717335" calcext:value-type="float">
            <text:p>100.081051717335</text:p>
          </table:table-cell>
          <table:table-cell table:number-columns-repeated="2"/>
          <table:table-cell office:value-type="float" office:value="44930" calcext:value-type="float">
            <text:p>44930</text:p>
          </table:table-cell>
          <table:table-cell office:value-type="float" office:value="46190" calcext:value-type="float">
            <text:p>4619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02865940615193" calcext:value-type="float">
            <text:p>1.02865940615193</text:p>
          </table:table-cell>
          <table:table-cell/>
          <table:table-cell office:value-type="float" office:value="0.0836328550373302" calcext:value-type="float">
            <text:p>0.08363285503733</text:p>
          </table:table-cell>
          <table:table-cell/>
          <table:table-cell office:value-type="float" office:value="2539" calcext:value-type="float">
            <text:p>2539</text:p>
          </table:table-cell>
          <table:table-cell table:number-columns-repeated="3"/>
          <table:table-cell office:value-type="float" office:value="0.577338927441776" calcext:value-type="float">
            <text:p>0.577338927441776</text:p>
          </table:table-cell>
          <table:table-cell/>
          <table:table-cell office:value-type="float" office:value="0.0395733138772242" calcext:value-type="float">
            <text:p>0.039573313877224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100.114822459386" calcext:value-type="float">
            <text:p>100.114822459386</text:p>
          </table:table-cell>
          <table:table-cell/>
          <table:table-cell office:value-type="float" office:value="1.50836037462624" calcext:value-type="float">
            <text:p>1.50836037462624</text:p>
          </table:table-cell>
          <table:table-cell/>
          <table:table-cell office:value-type="float" office:value="45039" calcext:value-type="float">
            <text:p>45039</text:p>
          </table:table-cell>
          <table:table-cell table:number-columns-repeated="3"/>
          <table:table-cell office:value-type="float" office:value="100.104739982141" calcext:value-type="float">
            <text:p>100.104739982141</text:p>
          </table:table-cell>
          <table:table-cell office:value-type="float" office:value="100.099729833825" calcext:value-type="float">
            <text:p>100.099729833825</text:p>
          </table:table-cell>
          <table:table-cell office:value-type="float" office:value="100.081061569022" calcext:value-type="float">
            <text:p>100.081061569022</text:p>
          </table:table-cell>
          <table:table-cell table:number-columns-repeated="2"/>
          <table:table-cell office:value-type="float" office:value="44931" calcext:value-type="float">
            <text:p>44931</text:p>
          </table:table-cell>
          <table:table-cell office:value-type="float" office:value="46196" calcext:value-type="float">
            <text:p>4619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36588077809154" calcext:value-type="float">
            <text:p>8.36588077809154</text:p>
          </table:table-cell>
          <table:table-cell/>
          <table:table-cell office:value-type="float" office:value="-0.774585044961302" calcext:value-type="float">
            <text:p>-0.774585044961302</text:p>
          </table:table-cell>
          <table:table-cell/>
          <table:table-cell office:value-type="float" office:value="5602" calcext:value-type="float">
            <text:p>5602</text:p>
          </table:table-cell>
          <table:table-cell table:number-columns-repeated="3"/>
          <table:table-cell office:value-type="float" office:value="5.07127299290056" calcext:value-type="float">
            <text:p>5.07127299290056</text:p>
          </table:table-cell>
          <table:table-cell/>
          <table:table-cell office:value-type="float" office:value="0.0474711932828768" calcext:value-type="float">
            <text:p>0.047471193282877</text:p>
          </table:table-cell>
          <table:table-cell/>
          <table:table-cell office:value-type="float" office:value="36879" calcext:value-type="float">
            <text:p>36879</text:p>
          </table:table-cell>
          <table:table-cell table:number-columns-repeated="3"/>
          <table:table-cell office:value-type="float" office:value="5.2170951438459" calcext:value-type="float">
            <text:p>5.2170951438459</text:p>
          </table:table-cell>
          <table:table-cell/>
          <table:table-cell office:value-type="float" office:value="0.427069357524035" calcext:value-type="float">
            <text:p>0.427069357524035</text:p>
          </table:table-cell>
          <table:table-cell/>
          <table:table-cell office:value-type="float" office:value="5172" calcext:value-type="float">
            <text:p>5172</text:p>
          </table:table-cell>
          <table:table-cell table:number-columns-repeated="3"/>
          <table:table-cell office:value-type="float" office:value="100.104795676263" calcext:value-type="float">
            <text:p>100.104795676263</text:p>
          </table:table-cell>
          <table:table-cell office:value-type="float" office:value="100.099763443102" calcext:value-type="float">
            <text:p>100.099763443102</text:p>
          </table:table-cell>
          <table:table-cell office:value-type="float" office:value="100.081098386052" calcext:value-type="float">
            <text:p>100.081098386052</text:p>
          </table:table-cell>
          <table:table-cell table:number-columns-repeated="2"/>
          <table:table-cell office:value-type="float" office:value="44933" calcext:value-type="float">
            <text:p>44933</text:p>
          </table:table-cell>
          <table:table-cell office:value-type="float" office:value="46207" calcext:value-type="float">
            <text:p>4620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765256495" calcext:value-type="float">
            <text:p>100.104765256495</text:p>
          </table:table-cell>
          <table:table-cell/>
          <table:table-cell office:value-type="float" office:value="-3.81828164882388" calcext:value-type="float">
            <text:p>-3.81828164882388</text:p>
          </table:table-cell>
          <table:table-cell/>
          <table:table-cell office:value-type="float" office:value="45016" calcext:value-type="float">
            <text:p>45016</text:p>
          </table:table-cell>
          <table:table-cell table:number-columns-repeated="3"/>
          <table:table-cell office:value-type="float" office:value="100.094046638735" calcext:value-type="float">
            <text:p>100.094046638735</text:p>
          </table:table-cell>
          <table:table-cell/>
          <table:table-cell office:value-type="float" office:value="6.3913167758773" calcext:value-type="float">
            <text:p>6.3913167758773</text:p>
          </table:table-cell>
          <table:table-cell/>
          <table:table-cell office:value-type="float" office:value="46691" calcext:value-type="float">
            <text:p>46691</text:p>
          </table:table-cell>
          <table:table-cell table:number-columns-repeated="3"/>
          <table:table-cell office:value-type="float" office:value="0.198073022867548" calcext:value-type="float">
            <text:p>0.198073022867548</text:p>
          </table:table-cell>
          <table:table-cell/>
          <table:table-cell office:value-type="float" office:value="0.036118204814305" calcext:value-type="float">
            <text:p>0.03611820481430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100.104849454602" calcext:value-type="float">
            <text:p>100.104849454602</text:p>
          </table:table-cell>
          <table:table-cell office:value-type="float" office:value="100.099873256014" calcext:value-type="float">
            <text:p>100.099873256014</text:p>
          </table:table-cell>
          <table:table-cell office:value-type="float" office:value="100.081113527584" calcext:value-type="float">
            <text:p>100.081113527584</text:p>
          </table:table-cell>
          <table:table-cell table:number-columns-repeated="2"/>
          <table:table-cell office:value-type="float" office:value="44934" calcext:value-type="float">
            <text:p>44934</text:p>
          </table:table-cell>
          <table:table-cell office:value-type="float" office:value="46236" calcext:value-type="float">
            <text:p>4623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579110526" calcext:value-type="float">
            <text:p>100.104579110526</text:p>
          </table:table-cell>
          <table:table-cell/>
          <table:table-cell office:value-type="float" office:value="-5.74530787174666" calcext:value-type="float">
            <text:p>-5.74530787174666</text:p>
          </table:table-cell>
          <table:table-cell/>
          <table:table-cell office:value-type="float" office:value="45256" calcext:value-type="float">
            <text:p>45256</text:p>
          </table:table-cell>
          <table:table-cell table:number-columns-repeated="3"/>
          <table:table-cell office:value-type="float" office:value="8.78379311109381" calcext:value-type="float">
            <text:p>8.78379311109381</text:p>
          </table:table-cell>
          <table:table-cell/>
          <table:table-cell office:value-type="float" office:value="-0.542101021180483" calcext:value-type="float">
            <text:p>-0.542101021180483</text:p>
          </table:table-cell>
          <table:table-cell/>
          <table:table-cell office:value-type="float" office:value="38358" calcext:value-type="float">
            <text:p>38358</text:p>
          </table:table-cell>
          <table:table-cell table:number-columns-repeated="3"/>
          <table:table-cell office:value-type="float" office:value="1.97075788349024" calcext:value-type="float">
            <text:p>1.97075788349024</text:p>
          </table:table-cell>
          <table:table-cell/>
          <table:table-cell office:value-type="float" office:value="0.234706933368086" calcext:value-type="float">
            <text:p>0.234706933368086</text:p>
          </table:table-cell>
          <table:table-cell/>
          <table:table-cell office:value-type="float" office:value="4801" calcext:value-type="float">
            <text:p>4801</text:p>
          </table:table-cell>
          <table:table-cell table:number-columns-repeated="3"/>
          <table:table-cell office:value-type="float" office:value="100.104985952743" calcext:value-type="float">
            <text:p>100.104985952743</text:p>
          </table:table-cell>
          <table:table-cell office:value-type="float" office:value="100.099900104823" calcext:value-type="float">
            <text:p>100.099900104823</text:p>
          </table:table-cell>
          <table:table-cell office:value-type="float" office:value="100.081114681045" calcext:value-type="float">
            <text:p>100.081114681045</text:p>
          </table:table-cell>
          <table:table-cell table:number-columns-repeated="2"/>
          <table:table-cell office:value-type="float" office:value="44945" calcext:value-type="float">
            <text:p>44945</text:p>
          </table:table-cell>
          <table:table-cell office:value-type="float" office:value="46237" calcext:value-type="float">
            <text:p>4623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40504305992092" calcext:value-type="float">
            <text:p>4.40504305992092</text:p>
          </table:table-cell>
          <table:table-cell/>
          <table:table-cell office:value-type="float" office:value="-0.388698566965324" calcext:value-type="float">
            <text:p>-0.388698566965324</text:p>
          </table:table-cell>
          <table:table-cell/>
          <table:table-cell office:value-type="float" office:value="3202" calcext:value-type="float">
            <text:p>3202</text:p>
          </table:table-cell>
          <table:table-cell table:number-columns-repeated="3"/>
          <table:table-cell office:value-type="float" office:value="41.1653769283603" calcext:value-type="float">
            <text:p>41.1653769283603</text:p>
          </table:table-cell>
          <table:table-cell/>
          <table:table-cell office:value-type="float" office:value="-0.944966831601432" calcext:value-type="float">
            <text:p>-0.94496683160143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4088715577225" calcext:value-type="float">
            <text:p>7.4088715577225</text:p>
          </table:table-cell>
          <table:table-cell/>
          <table:table-cell office:value-type="float" office:value="0.0236996907370242" calcext:value-type="float">
            <text:p>0.023699690737024</text:p>
          </table:table-cell>
          <table:table-cell/>
          <table:table-cell office:value-type="float" office:value="5224" calcext:value-type="float">
            <text:p>5224</text:p>
          </table:table-cell>
          <table:table-cell table:number-columns-repeated="3"/>
          <table:table-cell office:value-type="float" office:value="100.10500714644" calcext:value-type="float">
            <text:p>100.10500714644</text:p>
          </table:table-cell>
          <table:table-cell office:value-type="float" office:value="100.099978699968" calcext:value-type="float">
            <text:p>100.099978699968</text:p>
          </table:table-cell>
          <table:table-cell office:value-type="float" office:value="100.081143189362" calcext:value-type="float">
            <text:p>100.081143189362</text:p>
          </table:table-cell>
          <table:table-cell table:number-columns-repeated="2"/>
          <table:table-cell office:value-type="float" office:value="44948" calcext:value-type="float">
            <text:p>44948</text:p>
          </table:table-cell>
          <table:table-cell office:value-type="float" office:value="46238" calcext:value-type="float">
            <text:p>4623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9690775865" calcext:value-type="float">
            <text:p>100.099690775865</text:p>
          </table:table-cell>
          <table:table-cell/>
          <table:table-cell office:value-type="float" office:value="-4.1140339627766" calcext:value-type="float">
            <text:p>-4.1140339627766</text:p>
          </table:table-cell>
          <table:table-cell/>
          <table:table-cell office:value-type="float" office:value="46547" calcext:value-type="float">
            <text:p>46547</text:p>
          </table:table-cell>
          <table:table-cell table:number-columns-repeated="3"/>
          <table:table-cell office:value-type="float" office:value="99.6837314899063" calcext:value-type="float">
            <text:p>99.6837314899063</text:p>
          </table:table-cell>
          <table:table-cell/>
          <table:table-cell office:value-type="float" office:value="0.633683129788015" calcext:value-type="float">
            <text:p>0.63368312978801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76042395131822" calcext:value-type="float">
            <text:p>3.76042395131822</text:p>
          </table:table-cell>
          <table:table-cell/>
          <table:table-cell office:value-type="float" office:value="0.507663925724507" calcext:value-type="float">
            <text:p>0.507663925724507</text:p>
          </table:table-cell>
          <table:table-cell/>
          <table:table-cell office:value-type="float" office:value="3146" calcext:value-type="float">
            <text:p>3146</text:p>
          </table:table-cell>
          <table:table-cell table:number-columns-repeated="3"/>
          <table:table-cell office:value-type="float" office:value="100.105031922714" calcext:value-type="float">
            <text:p>100.105031922714</text:p>
          </table:table-cell>
          <table:table-cell office:value-type="float" office:value="100.100026096629" calcext:value-type="float">
            <text:p>100.100026096629</text:p>
          </table:table-cell>
          <table:table-cell office:value-type="float" office:value="100.081169865346" calcext:value-type="float">
            <text:p>100.081169865346</text:p>
          </table:table-cell>
          <table:table-cell table:number-columns-repeated="2"/>
          <table:table-cell office:value-type="float" office:value="44952" calcext:value-type="float">
            <text:p>44952</text:p>
          </table:table-cell>
          <table:table-cell office:value-type="float" office:value="46241" calcext:value-type="float">
            <text:p>4624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10175645957551" calcext:value-type="float">
            <text:p>0.10175645957551</text:p>
          </table:table-cell>
          <table:table-cell/>
          <table:table-cell office:value-type="float" office:value="-0.182009518055009" calcext:value-type="float">
            <text:p>-0.182009518055009</text:p>
          </table:table-cell>
          <table:table-cell/>
          <table:table-cell office:value-type="float" office:value="5841" calcext:value-type="float">
            <text:p>5841</text:p>
          </table:table-cell>
          <table:table-cell table:number-columns-repeated="3"/>
          <table:table-cell office:value-type="float" office:value="-0.0142864533980226" calcext:value-type="float">
            <text:p>-0.014286453398023</text:p>
          </table:table-cell>
          <table:table-cell/>
          <table:table-cell office:value-type="float" office:value="0.00699773144914261" calcext:value-type="float">
            <text:p>0.0069977314491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884516234939273" calcext:value-type="float">
            <text:p>0.884516234939273</text:p>
          </table:table-cell>
          <table:table-cell/>
          <table:table-cell office:value-type="float" office:value="-0.0783657702684905" calcext:value-type="float">
            <text:p>-0.078365770268491</text:p>
          </table:table-cell>
          <table:table-cell/>
          <table:table-cell office:value-type="float" office:value="23825" calcext:value-type="float">
            <text:p>23825</text:p>
          </table:table-cell>
          <table:table-cell table:number-columns-repeated="3"/>
          <table:table-cell office:value-type="float" office:value="100.105078646245" calcext:value-type="float">
            <text:p>100.105078646245</text:p>
          </table:table-cell>
          <table:table-cell office:value-type="float" office:value="100.100026112344" calcext:value-type="float">
            <text:p>100.100026112344</text:p>
          </table:table-cell>
          <table:table-cell office:value-type="float" office:value="100.081224125462" calcext:value-type="float">
            <text:p>100.081224125462</text:p>
          </table:table-cell>
          <table:table-cell table:number-columns-repeated="2"/>
          <table:table-cell office:value-type="float" office:value="44954" calcext:value-type="float">
            <text:p>44954</text:p>
          </table:table-cell>
          <table:table-cell office:value-type="float" office:value="46246" calcext:value-type="float">
            <text:p>4624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7119598017" calcext:value-type="float">
            <text:p>100.097119598017</text:p>
          </table:table-cell>
          <table:table-cell/>
          <table:table-cell office:value-type="float" office:value="-2.53333259588998" calcext:value-type="float">
            <text:p>-2.53333259588998</text:p>
          </table:table-cell>
          <table:table-cell/>
          <table:table-cell office:value-type="float" office:value="47300" calcext:value-type="float">
            <text:p>47300</text:p>
          </table:table-cell>
          <table:table-cell table:number-columns-repeated="3"/>
          <table:table-cell office:value-type="float" office:value="100.089788233826" calcext:value-type="float">
            <text:p>100.089788233826</text:p>
          </table:table-cell>
          <table:table-cell/>
          <table:table-cell office:value-type="float" office:value="0.747506951073375" calcext:value-type="float">
            <text:p>0.747506951073375</text:p>
          </table:table-cell>
          <table:table-cell/>
          <table:table-cell office:value-type="float" office:value="47940" calcext:value-type="float">
            <text:p>47940</text:p>
          </table:table-cell>
          <table:table-cell table:number-columns-repeated="3"/>
          <table:table-cell office:value-type="float" office:value="100.102080626835" calcext:value-type="float">
            <text:p>100.102080626835</text:p>
          </table:table-cell>
          <table:table-cell/>
          <table:table-cell office:value-type="float" office:value="8.12241368877078" calcext:value-type="float">
            <text:p>8.12241368877078</text:p>
          </table:table-cell>
          <table:table-cell/>
          <table:table-cell office:value-type="float" office:value="45609" calcext:value-type="float">
            <text:p>45609</text:p>
          </table:table-cell>
          <table:table-cell table:number-columns-repeated="3"/>
          <table:table-cell office:value-type="float" office:value="100.105111980806" calcext:value-type="float">
            <text:p>100.105111980806</text:p>
          </table:table-cell>
          <table:table-cell office:value-type="float" office:value="100.100069060864" calcext:value-type="float">
            <text:p>100.100069060864</text:p>
          </table:table-cell>
          <table:table-cell office:value-type="float" office:value="100.081336295682" calcext:value-type="float">
            <text:p>100.081336295682</text:p>
          </table:table-cell>
          <table:table-cell table:number-columns-repeated="2"/>
          <table:table-cell office:value-type="float" office:value="44967" calcext:value-type="float">
            <text:p>44967</text:p>
          </table:table-cell>
          <table:table-cell office:value-type="float" office:value="46247" calcext:value-type="float">
            <text:p>4624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70867112089837" calcext:value-type="float">
            <text:p>2.70867112089837</text:p>
          </table:table-cell>
          <table:table-cell/>
          <table:table-cell office:value-type="float" office:value="-0.122850750519486" calcext:value-type="float">
            <text:p>-0.122850750519486</text:p>
          </table:table-cell>
          <table:table-cell/>
          <table:table-cell office:value-type="float" office:value="10139" calcext:value-type="float">
            <text:p>10139</text:p>
          </table:table-cell>
          <table:table-cell table:number-columns-repeated="3"/>
          <table:table-cell office:value-type="float" office:value="100.082898348349" calcext:value-type="float">
            <text:p>100.082898348349</text:p>
          </table:table-cell>
          <table:table-cell/>
          <table:table-cell office:value-type="float" office:value="-2.89801242513448" calcext:value-type="float">
            <text:p>-2.89801242513448</text:p>
          </table:table-cell>
          <table:table-cell/>
          <table:table-cell office:value-type="float" office:value="48613" calcext:value-type="float">
            <text:p>48613</text:p>
          </table:table-cell>
          <table:table-cell table:number-columns-repeated="3"/>
          <table:table-cell office:value-type="float" office:value="8.83493673535129" calcext:value-type="float">
            <text:p>8.83493673535129</text:p>
          </table:table-cell>
          <table:table-cell/>
          <table:table-cell office:value-type="float" office:value="-0.248050232523775" calcext:value-type="float">
            <text:p>-0.248050232523775</text:p>
          </table:table-cell>
          <table:table-cell/>
          <table:table-cell office:value-type="float" office:value="8931" calcext:value-type="float">
            <text:p>8931</text:p>
          </table:table-cell>
          <table:table-cell table:number-columns-repeated="3"/>
          <table:table-cell office:value-type="float" office:value="100.1052452491" calcext:value-type="float">
            <text:p>100.1052452491</text:p>
          </table:table-cell>
          <table:table-cell office:value-type="float" office:value="100.100151301751" calcext:value-type="float">
            <text:p>100.100151301751</text:p>
          </table:table-cell>
          <table:table-cell office:value-type="float" office:value="100.081442828424" calcext:value-type="float">
            <text:p>100.081442828424</text:p>
          </table:table-cell>
          <table:table-cell table:number-columns-repeated="2"/>
          <table:table-cell office:value-type="float" office:value="44969" calcext:value-type="float">
            <text:p>44969</text:p>
          </table:table-cell>
          <table:table-cell office:value-type="float" office:value="46264" calcext:value-type="float">
            <text:p>4626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226594840632046" calcext:value-type="float">
            <text:p>0.226594840632046</text:p>
          </table:table-cell>
          <table:table-cell/>
          <table:table-cell office:value-type="float" office:value="-0.0563642329597715" calcext:value-type="float">
            <text:p>-0.056364232959772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92.4930430640242" calcext:value-type="float">
            <text:p>92.4930430640242</text:p>
          </table:table-cell>
          <table:table-cell/>
          <table:table-cell office:value-type="float" office:value="-2.41683865051458" calcext:value-type="float">
            <text:p>-2.4168386505145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6196081106" calcext:value-type="float">
            <text:p>100.106196081106</text:p>
          </table:table-cell>
          <table:table-cell/>
          <table:table-cell office:value-type="float" office:value="-0.0890288379360976" calcext:value-type="float">
            <text:p>-0.089028837936098</text:p>
          </table:table-cell>
          <table:table-cell/>
          <table:table-cell office:value-type="float" office:value="45120" calcext:value-type="float">
            <text:p>45120</text:p>
          </table:table-cell>
          <table:table-cell table:number-columns-repeated="3"/>
          <table:table-cell office:value-type="float" office:value="100.105369863091" calcext:value-type="float">
            <text:p>100.105369863091</text:p>
          </table:table-cell>
          <table:table-cell office:value-type="float" office:value="100.100161658029" calcext:value-type="float">
            <text:p>100.100161658029</text:p>
          </table:table-cell>
          <table:table-cell office:value-type="float" office:value="100.081492925421" calcext:value-type="float">
            <text:p>100.081492925421</text:p>
          </table:table-cell>
          <table:table-cell table:number-columns-repeated="2"/>
          <table:table-cell office:value-type="float" office:value="44975" calcext:value-type="float">
            <text:p>44975</text:p>
          </table:table-cell>
          <table:table-cell office:value-type="float" office:value="46267" calcext:value-type="float">
            <text:p>4626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38418405001557" calcext:value-type="float">
            <text:p>3.38418405001557</text:p>
          </table:table-cell>
          <table:table-cell/>
          <table:table-cell office:value-type="float" office:value="0.175436759827258" calcext:value-type="float">
            <text:p>0.175436759827258</text:p>
          </table:table-cell>
          <table:table-cell/>
          <table:table-cell office:value-type="float" office:value="2534" calcext:value-type="float">
            <text:p>2534</text:p>
          </table:table-cell>
          <table:table-cell table:number-columns-repeated="3"/>
          <table:table-cell office:value-type="float" office:value="100.081952351946" calcext:value-type="float">
            <text:p>100.081952351946</text:p>
          </table:table-cell>
          <table:table-cell/>
          <table:table-cell office:value-type="float" office:value="2.03969499720106" calcext:value-type="float">
            <text:p>2.03969499720106</text:p>
          </table:table-cell>
          <table:table-cell/>
          <table:table-cell office:value-type="float" office:value="48450" calcext:value-type="float">
            <text:p>48450</text:p>
          </table:table-cell>
          <table:table-cell table:number-columns-repeated="3"/>
          <table:table-cell office:value-type="float" office:value="7.10501290356013" calcext:value-type="float">
            <text:p>7.10501290356013</text:p>
          </table:table-cell>
          <table:table-cell/>
          <table:table-cell office:value-type="float" office:value="0.370412833171892" calcext:value-type="float">
            <text:p>0.370412833171892</text:p>
          </table:table-cell>
          <table:table-cell/>
          <table:table-cell office:value-type="float" office:value="5808" calcext:value-type="float">
            <text:p>5808</text:p>
          </table:table-cell>
          <table:table-cell table:number-columns-repeated="3"/>
          <table:table-cell office:value-type="float" office:value="100.105383853624" calcext:value-type="float">
            <text:p>100.105383853624</text:p>
          </table:table-cell>
          <table:table-cell office:value-type="float" office:value="100.10018605053" calcext:value-type="float">
            <text:p>100.10018605053</text:p>
          </table:table-cell>
          <table:table-cell office:value-type="float" office:value="100.081502625313" calcext:value-type="float">
            <text:p>100.081502625313</text:p>
          </table:table-cell>
          <table:table-cell table:number-columns-repeated="2"/>
          <table:table-cell office:value-type="float" office:value="44987" calcext:value-type="float">
            <text:p>44987</text:p>
          </table:table-cell>
          <table:table-cell office:value-type="float" office:value="46280" calcext:value-type="float">
            <text:p>4628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08241986565601" calcext:value-type="float">
            <text:p>4.08241986565601</text:p>
          </table:table-cell>
          <table:table-cell/>
          <table:table-cell office:value-type="float" office:value="-0.326103287891564" calcext:value-type="float">
            <text:p>-0.326103287891564</text:p>
          </table:table-cell>
          <table:table-cell/>
          <table:table-cell office:value-type="float" office:value="3282" calcext:value-type="float">
            <text:p>3282</text:p>
          </table:table-cell>
          <table:table-cell table:number-columns-repeated="3"/>
          <table:table-cell office:value-type="float" office:value="8.63938175560309" calcext:value-type="float">
            <text:p>8.63938175560309</text:p>
          </table:table-cell>
          <table:table-cell/>
          <table:table-cell office:value-type="float" office:value="-0.243015789749159" calcext:value-type="float">
            <text:p>-0.243015789749159</text:p>
          </table:table-cell>
          <table:table-cell/>
          <table:table-cell office:value-type="float" office:value="6965" calcext:value-type="float">
            <text:p>6965</text:p>
          </table:table-cell>
          <table:table-cell table:number-columns-repeated="3"/>
          <table:table-cell office:value-type="float" office:value="100.100274745376" calcext:value-type="float">
            <text:p>100.100274745376</text:p>
          </table:table-cell>
          <table:table-cell/>
          <table:table-cell office:value-type="float" office:value="-1.51348152557808" calcext:value-type="float">
            <text:p>-1.51348152557808</text:p>
          </table:table-cell>
          <table:table-cell/>
          <table:table-cell office:value-type="float" office:value="44859" calcext:value-type="float">
            <text:p>44859</text:p>
          </table:table-cell>
          <table:table-cell table:number-columns-repeated="3"/>
          <table:table-cell office:value-type="float" office:value="100.105433486363" calcext:value-type="float">
            <text:p>100.105433486363</text:p>
          </table:table-cell>
          <table:table-cell office:value-type="float" office:value="100.100291229263" calcext:value-type="float">
            <text:p>100.100291229263</text:p>
          </table:table-cell>
          <table:table-cell office:value-type="float" office:value="100.081529703512" calcext:value-type="float">
            <text:p>100.081529703512</text:p>
          </table:table-cell>
          <table:table-cell table:number-columns-repeated="2"/>
          <table:table-cell office:value-type="float" office:value="44988" calcext:value-type="float">
            <text:p>44988</text:p>
          </table:table-cell>
          <table:table-cell office:value-type="float" office:value="46284" calcext:value-type="float">
            <text:p>4628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4085806023" calcext:value-type="float">
            <text:p>100.094085806023</text:p>
          </table:table-cell>
          <table:table-cell/>
          <table:table-cell office:value-type="float" office:value="-4.47465016808744" calcext:value-type="float">
            <text:p>-4.47465016808744</text:p>
          </table:table-cell>
          <table:table-cell/>
          <table:table-cell office:value-type="float" office:value="45754" calcext:value-type="float">
            <text:p>45754</text:p>
          </table:table-cell>
          <table:table-cell table:number-columns-repeated="3"/>
          <table:table-cell office:value-type="float" office:value="33.8548363739331" calcext:value-type="float">
            <text:p>33.8548363739331</text:p>
          </table:table-cell>
          <table:table-cell/>
          <table:table-cell office:value-type="float" office:value="-0.447829964294621" calcext:value-type="float">
            <text:p>-0.44782996429462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860120716" calcext:value-type="float">
            <text:p>100.108860120716</text:p>
          </table:table-cell>
          <table:table-cell/>
          <table:table-cell office:value-type="float" office:value="-0.134631576482271" calcext:value-type="float">
            <text:p>-0.134631576482271</text:p>
          </table:table-cell>
          <table:table-cell/>
          <table:table-cell office:value-type="float" office:value="46523" calcext:value-type="float">
            <text:p>46523</text:p>
          </table:table-cell>
          <table:table-cell table:number-columns-repeated="3"/>
          <table:table-cell office:value-type="float" office:value="100.105433981967" calcext:value-type="float">
            <text:p>100.105433981967</text:p>
          </table:table-cell>
          <table:table-cell office:value-type="float" office:value="100.100300159704" calcext:value-type="float">
            <text:p>100.100300159704</text:p>
          </table:table-cell>
          <table:table-cell office:value-type="float" office:value="100.081584563702" calcext:value-type="float">
            <text:p>100.081584563702</text:p>
          </table:table-cell>
          <table:table-cell table:number-columns-repeated="2"/>
          <table:table-cell office:value-type="float" office:value="44996" calcext:value-type="float">
            <text:p>44996</text:p>
          </table:table-cell>
          <table:table-cell office:value-type="float" office:value="46285" calcext:value-type="float">
            <text:p>4628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37709750053879" calcext:value-type="float">
            <text:p>1.37709750053879</text:p>
          </table:table-cell>
          <table:table-cell/>
          <table:table-cell office:value-type="float" office:value="-0.172372682518911" calcext:value-type="float">
            <text:p>-0.172372682518911</text:p>
          </table:table-cell>
          <table:table-cell/>
          <table:table-cell office:value-type="float" office:value="1355" calcext:value-type="float">
            <text:p>1355</text:p>
          </table:table-cell>
          <table:table-cell table:number-columns-repeated="3"/>
          <table:table-cell office:value-type="float" office:value="8.96979929631031" calcext:value-type="float">
            <text:p>8.96979929631031</text:p>
          </table:table-cell>
          <table:table-cell/>
          <table:table-cell office:value-type="float" office:value="-0.0296612177100998" calcext:value-type="float">
            <text:p>-0.0296612177101</text:p>
          </table:table-cell>
          <table:table-cell/>
          <table:table-cell office:value-type="float" office:value="7914" calcext:value-type="float">
            <text:p>7914</text:p>
          </table:table-cell>
          <table:table-cell table:number-columns-repeated="3"/>
          <table:table-cell office:value-type="float" office:value="7.26029291164989" calcext:value-type="float">
            <text:p>7.26029291164989</text:p>
          </table:table-cell>
          <table:table-cell/>
          <table:table-cell office:value-type="float" office:value="0.413504788136711" calcext:value-type="float">
            <text:p>0.413504788136711</text:p>
          </table:table-cell>
          <table:table-cell/>
          <table:table-cell office:value-type="float" office:value="9289" calcext:value-type="float">
            <text:p>9289</text:p>
          </table:table-cell>
          <table:table-cell table:number-columns-repeated="3"/>
          <table:table-cell office:value-type="float" office:value="100.10559877952" calcext:value-type="float">
            <text:p>100.10559877952</text:p>
          </table:table-cell>
          <table:table-cell office:value-type="float" office:value="100.100324033641" calcext:value-type="float">
            <text:p>100.100324033641</text:p>
          </table:table-cell>
          <table:table-cell office:value-type="float" office:value="100.081654408787" calcext:value-type="float">
            <text:p>100.081654408787</text:p>
          </table:table-cell>
          <table:table-cell table:number-columns-repeated="2"/>
          <table:table-cell office:value-type="float" office:value="45008" calcext:value-type="float">
            <text:p>45008</text:p>
          </table:table-cell>
          <table:table-cell office:value-type="float" office:value="46285" calcext:value-type="float">
            <text:p>4628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8298190692" calcext:value-type="float">
            <text:p>100.108298190692</text:p>
          </table:table-cell>
          <table:table-cell/>
          <table:table-cell office:value-type="float" office:value="-2.61312369418765" calcext:value-type="float">
            <text:p>-2.61312369418765</text:p>
          </table:table-cell>
          <table:table-cell/>
          <table:table-cell office:value-type="float" office:value="46946" calcext:value-type="float">
            <text:p>46946</text:p>
          </table:table-cell>
          <table:table-cell table:number-columns-repeated="3"/>
          <table:table-cell office:value-type="float" office:value="100.084950069951" calcext:value-type="float">
            <text:p>100.084950069951</text:p>
          </table:table-cell>
          <table:table-cell/>
          <table:table-cell office:value-type="float" office:value="1.38739594545832" calcext:value-type="float">
            <text:p>1.38739594545832</text:p>
          </table:table-cell>
          <table:table-cell/>
          <table:table-cell office:value-type="float" office:value="49456" calcext:value-type="float">
            <text:p>49456</text:p>
          </table:table-cell>
          <table:table-cell table:number-columns-repeated="3"/>
          <table:table-cell office:value-type="float" office:value="100.107649232319" calcext:value-type="float">
            <text:p>100.107649232319</text:p>
          </table:table-cell>
          <table:table-cell/>
          <table:table-cell office:value-type="float" office:value="7.27982458592341" calcext:value-type="float">
            <text:p>7.27982458592341</text:p>
          </table:table-cell>
          <table:table-cell/>
          <table:table-cell office:value-type="float" office:value="46010" calcext:value-type="float">
            <text:p>46010</text:p>
          </table:table-cell>
          <table:table-cell table:number-columns-repeated="3"/>
          <table:table-cell office:value-type="float" office:value="100.105650879101" calcext:value-type="float">
            <text:p>100.105650879101</text:p>
          </table:table-cell>
          <table:table-cell office:value-type="float" office:value="100.100341539413" calcext:value-type="float">
            <text:p>100.100341539413</text:p>
          </table:table-cell>
          <table:table-cell office:value-type="float" office:value="100.081668920753" calcext:value-type="float">
            <text:p>100.081668920753</text:p>
          </table:table-cell>
          <table:table-cell table:number-columns-repeated="2"/>
          <table:table-cell office:value-type="float" office:value="45038" calcext:value-type="float">
            <text:p>45038</text:p>
          </table:table-cell>
          <table:table-cell office:value-type="float" office:value="46286" calcext:value-type="float">
            <text:p>4628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81210575307209" calcext:value-type="float">
            <text:p>3.81210575307209</text:p>
          </table:table-cell>
          <table:table-cell/>
          <table:table-cell office:value-type="float" office:value="-0.151774959882579" calcext:value-type="float">
            <text:p>-0.151774959882579</text:p>
          </table:table-cell>
          <table:table-cell/>
          <table:table-cell office:value-type="float" office:value="2653" calcext:value-type="float">
            <text:p>2653</text:p>
          </table:table-cell>
          <table:table-cell table:number-columns-repeated="3"/>
          <table:table-cell office:value-type="float" office:value="99.3853099778048" calcext:value-type="float">
            <text:p>99.3853099778048</text:p>
          </table:table-cell>
          <table:table-cell/>
          <table:table-cell office:value-type="float" office:value="-2.09553435725521" calcext:value-type="float">
            <text:p>-2.0955343572552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6049604969" calcext:value-type="float">
            <text:p>100.116049604969</text:p>
          </table:table-cell>
          <table:table-cell/>
          <table:table-cell office:value-type="float" office:value="4.39024124956226" calcext:value-type="float">
            <text:p>4.39024124956226</text:p>
          </table:table-cell>
          <table:table-cell/>
          <table:table-cell office:value-type="float" office:value="46004" calcext:value-type="float">
            <text:p>46004</text:p>
          </table:table-cell>
          <table:table-cell table:number-columns-repeated="3"/>
          <table:table-cell office:value-type="float" office:value="100.105679594753" calcext:value-type="float">
            <text:p>100.105679594753</text:p>
          </table:table-cell>
          <table:table-cell office:value-type="float" office:value="100.10034408321" calcext:value-type="float">
            <text:p>100.10034408321</text:p>
          </table:table-cell>
          <table:table-cell office:value-type="float" office:value="100.08172000906" calcext:value-type="float">
            <text:p>100.08172000906</text:p>
          </table:table-cell>
          <table:table-cell table:number-columns-repeated="2"/>
          <table:table-cell office:value-type="float" office:value="45039" calcext:value-type="float">
            <text:p>45039</text:p>
          </table:table-cell>
          <table:table-cell office:value-type="float" office:value="46289" calcext:value-type="float">
            <text:p>4628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5038661991" calcext:value-type="float">
            <text:p>100.115038661991</text:p>
          </table:table-cell>
          <table:table-cell/>
          <table:table-cell office:value-type="float" office:value="-5.58885747006021" calcext:value-type="float">
            <text:p>-5.58885747006021</text:p>
          </table:table-cell>
          <table:table-cell/>
          <table:table-cell office:value-type="float" office:value="44746" calcext:value-type="float">
            <text:p>44746</text:p>
          </table:table-cell>
          <table:table-cell table:number-columns-repeated="3"/>
          <table:table-cell office:value-type="float" office:value="42.1132316147178" calcext:value-type="float">
            <text:p>42.1132316147178</text:p>
          </table:table-cell>
          <table:table-cell/>
          <table:table-cell office:value-type="float" office:value="0.454766666572136" calcext:value-type="float">
            <text:p>0.45476666657213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11244122877072" calcext:value-type="float">
            <text:p>2.11244122877072</text:p>
          </table:table-cell>
          <table:table-cell/>
          <table:table-cell office:value-type="float" office:value="-0.163450917151368" calcext:value-type="float">
            <text:p>-0.163450917151368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3"/>
          <table:table-cell office:value-type="float" office:value="100.105798245217" calcext:value-type="float">
            <text:p>100.105798245217</text:p>
          </table:table-cell>
          <table:table-cell office:value-type="float" office:value="100.100357956" calcext:value-type="float">
            <text:p>100.100357956</text:p>
          </table:table-cell>
          <table:table-cell office:value-type="float" office:value="100.081732713453" calcext:value-type="float">
            <text:p>100.081732713453</text:p>
          </table:table-cell>
          <table:table-cell table:number-columns-repeated="2"/>
          <table:table-cell office:value-type="float" office:value="45039" calcext:value-type="float">
            <text:p>45039</text:p>
          </table:table-cell>
          <table:table-cell office:value-type="float" office:value="46312" calcext:value-type="float">
            <text:p>4631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71257468802626" calcext:value-type="float">
            <text:p>5.71257468802626</text:p>
          </table:table-cell>
          <table:table-cell/>
          <table:table-cell office:value-type="float" office:value="-0.166375944979818" calcext:value-type="float">
            <text:p>-0.166375944979818</text:p>
          </table:table-cell>
          <table:table-cell/>
          <table:table-cell office:value-type="float" office:value="4421" calcext:value-type="float">
            <text:p>4421</text:p>
          </table:table-cell>
          <table:table-cell table:number-columns-repeated="3"/>
          <table:table-cell office:value-type="float" office:value="4.39909730152163" calcext:value-type="float">
            <text:p>4.39909730152163</text:p>
          </table:table-cell>
          <table:table-cell/>
          <table:table-cell office:value-type="float" office:value="0.131414304442355" calcext:value-type="float">
            <text:p>0.131414304442355</text:p>
          </table:table-cell>
          <table:table-cell/>
          <table:table-cell office:value-type="float" office:value="3072" calcext:value-type="float">
            <text:p>3072</text:p>
          </table:table-cell>
          <table:table-cell table:number-columns-repeated="3"/>
          <table:table-cell office:value-type="float" office:value="0.419859726368602" calcext:value-type="float">
            <text:p>0.419859726368602</text:p>
          </table:table-cell>
          <table:table-cell/>
          <table:table-cell office:value-type="float" office:value="0.201572413162536" calcext:value-type="float">
            <text:p>0.201572413162536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100.105921017105" calcext:value-type="float">
            <text:p>100.105921017105</text:p>
          </table:table-cell>
          <table:table-cell office:value-type="float" office:value="100.100366127735" calcext:value-type="float">
            <text:p>100.100366127735</text:p>
          </table:table-cell>
          <table:table-cell office:value-type="float" office:value="100.081752804993" calcext:value-type="float">
            <text:p>100.081752804993</text:p>
          </table:table-cell>
          <table:table-cell table:number-columns-repeated="2"/>
          <table:table-cell office:value-type="float" office:value="45050" calcext:value-type="float">
            <text:p>45050</text:p>
          </table:table-cell>
          <table:table-cell office:value-type="float" office:value="46314" calcext:value-type="float">
            <text:p>4631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7233319782" calcext:value-type="float">
            <text:p>100.117233319782</text:p>
          </table:table-cell>
          <table:table-cell/>
          <table:table-cell office:value-type="float" office:value="-2.7525472255263" calcext:value-type="float">
            <text:p>-2.7525472255263</text:p>
          </table:table-cell>
          <table:table-cell/>
          <table:table-cell office:value-type="float" office:value="47606" calcext:value-type="float">
            <text:p>47606</text:p>
          </table:table-cell>
          <table:table-cell table:number-columns-repeated="3"/>
          <table:table-cell office:value-type="float" office:value="7.71087688180736" calcext:value-type="float">
            <text:p>7.71087688180736</text:p>
          </table:table-cell>
          <table:table-cell/>
          <table:table-cell office:value-type="float" office:value="-0.711606046376787" calcext:value-type="float">
            <text:p>-0.711606046376787</text:p>
          </table:table-cell>
          <table:table-cell/>
          <table:table-cell office:value-type="float" office:value="9858" calcext:value-type="float">
            <text:p>9858</text:p>
          </table:table-cell>
          <table:table-cell table:number-columns-repeated="3"/>
          <table:table-cell office:value-type="float" office:value="1.51762842414456" calcext:value-type="float">
            <text:p>1.51762842414456</text:p>
          </table:table-cell>
          <table:table-cell/>
          <table:table-cell office:value-type="float" office:value="-0.0217413197091702" calcext:value-type="float">
            <text:p>-0.02174131970917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3"/>
          <table:table-cell office:value-type="float" office:value="100.105984322178" calcext:value-type="float">
            <text:p>100.105984322178</text:p>
          </table:table-cell>
          <table:table-cell office:value-type="float" office:value="100.100373156585" calcext:value-type="float">
            <text:p>100.100373156585</text:p>
          </table:table-cell>
          <table:table-cell office:value-type="float" office:value="100.081825088241" calcext:value-type="float">
            <text:p>100.081825088241</text:p>
          </table:table-cell>
          <table:table-cell table:number-columns-repeated="2"/>
          <table:table-cell office:value-type="float" office:value="45059" calcext:value-type="float">
            <text:p>45059</text:p>
          </table:table-cell>
          <table:table-cell office:value-type="float" office:value="46318" calcext:value-type="float">
            <text:p>4631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814705281" calcext:value-type="float">
            <text:p>100.104814705281</text:p>
          </table:table-cell>
          <table:table-cell/>
          <table:table-cell office:value-type="float" office:value="-3.0931279093036" calcext:value-type="float">
            <text:p>-3.0931279093036</text:p>
          </table:table-cell>
          <table:table-cell/>
          <table:table-cell office:value-type="float" office:value="44834" calcext:value-type="float">
            <text:p>44834</text:p>
          </table:table-cell>
          <table:table-cell table:number-columns-repeated="3"/>
          <table:table-cell office:value-type="float" office:value="97.5771610676397" calcext:value-type="float">
            <text:p>97.5771610676397</text:p>
          </table:table-cell>
          <table:table-cell/>
          <table:table-cell office:value-type="float" office:value="-2.10730305441078" calcext:value-type="float">
            <text:p>-2.1073030544107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160693685" calcext:value-type="float">
            <text:p>100.110160693685</text:p>
          </table:table-cell>
          <table:table-cell/>
          <table:table-cell office:value-type="float" office:value="-3.40954427178745" calcext:value-type="float">
            <text:p>-3.40954427178745</text:p>
          </table:table-cell>
          <table:table-cell/>
          <table:table-cell office:value-type="float" office:value="44933" calcext:value-type="float">
            <text:p>44933</text:p>
          </table:table-cell>
          <table:table-cell table:number-columns-repeated="3"/>
          <table:table-cell office:value-type="float" office:value="100.106030660889" calcext:value-type="float">
            <text:p>100.106030660889</text:p>
          </table:table-cell>
          <table:table-cell office:value-type="float" office:value="100.100414256882" calcext:value-type="float">
            <text:p>100.100414256882</text:p>
          </table:table-cell>
          <table:table-cell office:value-type="float" office:value="100.08182970157" calcext:value-type="float">
            <text:p>100.08182970157</text:p>
          </table:table-cell>
          <table:table-cell table:number-columns-repeated="2"/>
          <table:table-cell office:value-type="float" office:value="45067" calcext:value-type="float">
            <text:p>45067</text:p>
          </table:table-cell>
          <table:table-cell office:value-type="float" office:value="46328" calcext:value-type="float">
            <text:p>4632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-0.0618791991573012" calcext:value-type="float">
            <text:p>-0.061879199157301</text:p>
          </table:table-cell>
          <table:table-cell/>
          <table:table-cell office:value-type="float" office:value="0.011166238305674" calcext:value-type="float">
            <text:p>0.011166238305674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100.0862680063" calcext:value-type="float">
            <text:p>100.0862680063</text:p>
          </table:table-cell>
          <table:table-cell/>
          <table:table-cell office:value-type="float" office:value="-0.475130567313324" calcext:value-type="float">
            <text:p>-0.475130567313324</text:p>
          </table:table-cell>
          <table:table-cell/>
          <table:table-cell office:value-type="float" office:value="48628" calcext:value-type="float">
            <text:p>48628</text:p>
          </table:table-cell>
          <table:table-cell table:number-columns-repeated="3"/>
          <table:table-cell office:value-type="float" office:value="1.48659647693734" calcext:value-type="float">
            <text:p>1.48659647693734</text:p>
          </table:table-cell>
          <table:table-cell/>
          <table:table-cell office:value-type="float" office:value="0.0100279418519329" calcext:value-type="float">
            <text:p>0.010027941851933</text:p>
          </table:table-cell>
          <table:table-cell/>
          <table:table-cell office:value-type="float" office:value="1074" calcext:value-type="float">
            <text:p>1074</text:p>
          </table:table-cell>
          <table:table-cell table:number-columns-repeated="3"/>
          <table:table-cell office:value-type="float" office:value="100.106049816035" calcext:value-type="float">
            <text:p>100.106049816035</text:p>
          </table:table-cell>
          <table:table-cell office:value-type="float" office:value="100.100414351617" calcext:value-type="float">
            <text:p>100.100414351617</text:p>
          </table:table-cell>
          <table:table-cell office:value-type="float" office:value="100.081844730266" calcext:value-type="float">
            <text:p>100.081844730266</text:p>
          </table:table-cell>
          <table:table-cell table:number-columns-repeated="2"/>
          <table:table-cell office:value-type="float" office:value="45071" calcext:value-type="float">
            <text:p>45071</text:p>
          </table:table-cell>
          <table:table-cell office:value-type="float" office:value="46329" calcext:value-type="float">
            <text:p>4632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16804653113281" calcext:value-type="float">
            <text:p>4.16804653113281</text:p>
          </table:table-cell>
          <table:table-cell/>
          <table:table-cell office:value-type="float" office:value="-0.00508398794011423" calcext:value-type="float">
            <text:p>-0.005083987940114</text:p>
          </table:table-cell>
          <table:table-cell/>
          <table:table-cell office:value-type="float" office:value="2822" calcext:value-type="float">
            <text:p>2822</text:p>
          </table:table-cell>
          <table:table-cell table:number-columns-repeated="3"/>
          <table:table-cell office:value-type="float" office:value="7.277436733513" calcext:value-type="float">
            <text:p>7.277436733513</text:p>
          </table:table-cell>
          <table:table-cell/>
          <table:table-cell office:value-type="float" office:value="0.0399301010547239" calcext:value-type="float">
            <text:p>0.0399301010547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07099581883" calcext:value-type="float">
            <text:p>9.007099581883</text:p>
          </table:table-cell>
          <table:table-cell/>
          <table:table-cell office:value-type="float" office:value="0.710326962805065" calcext:value-type="float">
            <text:p>0.710326962805065</text:p>
          </table:table-cell>
          <table:table-cell/>
          <table:table-cell office:value-type="float" office:value="7428" calcext:value-type="float">
            <text:p>7428</text:p>
          </table:table-cell>
          <table:table-cell table:number-columns-repeated="3"/>
          <table:table-cell office:value-type="float" office:value="100.10611047318" calcext:value-type="float">
            <text:p>100.10611047318</text:p>
          </table:table-cell>
          <table:table-cell office:value-type="float" office:value="100.10047730752" calcext:value-type="float">
            <text:p>100.10047730752</text:p>
          </table:table-cell>
          <table:table-cell office:value-type="float" office:value="100.08186484351" calcext:value-type="float">
            <text:p>100.08186484351</text:p>
          </table:table-cell>
          <table:table-cell table:number-columns-repeated="2"/>
          <table:table-cell office:value-type="float" office:value="45071" calcext:value-type="float">
            <text:p>45071</text:p>
          </table:table-cell>
          <table:table-cell office:value-type="float" office:value="46331" calcext:value-type="float">
            <text:p>4633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70775050544396" calcext:value-type="float">
            <text:p>2.70775050544396</text:p>
          </table:table-cell>
          <table:table-cell/>
          <table:table-cell office:value-type="float" office:value="0.134126843377294" calcext:value-type="float">
            <text:p>0.134126843377294</text:p>
          </table:table-cell>
          <table:table-cell/>
          <table:table-cell office:value-type="float" office:value="1551" calcext:value-type="float">
            <text:p>1551</text:p>
          </table:table-cell>
          <table:table-cell table:number-columns-repeated="3"/>
          <table:table-cell office:value-type="float" office:value="6.87149532229987" calcext:value-type="float">
            <text:p>6.87149532229987</text:p>
          </table:table-cell>
          <table:table-cell/>
          <table:table-cell office:value-type="float" office:value="0.119098425105517" calcext:value-type="float">
            <text:p>0.119098425105517</text:p>
          </table:table-cell>
          <table:table-cell/>
          <table:table-cell office:value-type="float" office:value="6191" calcext:value-type="float">
            <text:p>6191</text:p>
          </table:table-cell>
          <table:table-cell table:number-columns-repeated="3"/>
          <table:table-cell office:value-type="float" office:value="5.4274095820401" calcext:value-type="float">
            <text:p>5.4274095820401</text:p>
          </table:table-cell>
          <table:table-cell/>
          <table:table-cell office:value-type="float" office:value="0.320946810049744" calcext:value-type="float">
            <text:p>0.32094681004974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6110807694" calcext:value-type="float">
            <text:p>100.106110807694</text:p>
          </table:table-cell>
          <table:table-cell office:value-type="float" office:value="100.100503708776" calcext:value-type="float">
            <text:p>100.100503708776</text:p>
          </table:table-cell>
          <table:table-cell office:value-type="float" office:value="100.081866014491" calcext:value-type="float">
            <text:p>100.081866014491</text:p>
          </table:table-cell>
          <table:table-cell table:number-columns-repeated="2"/>
          <table:table-cell office:value-type="float" office:value="45083" calcext:value-type="float">
            <text:p>45083</text:p>
          </table:table-cell>
          <table:table-cell office:value-type="float" office:value="46337" calcext:value-type="float">
            <text:p>4633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2941365254" calcext:value-type="float">
            <text:p>100.092941365254</text:p>
          </table:table-cell>
          <table:table-cell/>
          <table:table-cell office:value-type="float" office:value="-2.99985073077547" calcext:value-type="float">
            <text:p>-2.99985073077547</text:p>
          </table:table-cell>
          <table:table-cell/>
          <table:table-cell office:value-type="float" office:value="47278" calcext:value-type="float">
            <text:p>47278</text:p>
          </table:table-cell>
          <table:table-cell table:number-columns-repeated="3"/>
          <table:table-cell office:value-type="float" office:value="100.092592583789" calcext:value-type="float">
            <text:p>100.092592583789</text:p>
          </table:table-cell>
          <table:table-cell/>
          <table:table-cell office:value-type="float" office:value="3.29302494592726" calcext:value-type="float">
            <text:p>3.29302494592726</text:p>
          </table:table-cell>
          <table:table-cell/>
          <table:table-cell office:value-type="float" office:value="46810" calcext:value-type="float">
            <text:p>46810</text:p>
          </table:table-cell>
          <table:table-cell table:number-columns-repeated="3"/>
          <table:table-cell office:value-type="float" office:value="8.9975346377263" calcext:value-type="float">
            <text:p>8.9975346377263</text:p>
          </table:table-cell>
          <table:table-cell/>
          <table:table-cell office:value-type="float" office:value="0.252964114520041" calcext:value-type="float">
            <text:p>0.252964114520041</text:p>
          </table:table-cell>
          <table:table-cell/>
          <table:table-cell office:value-type="float" office:value="7512" calcext:value-type="float">
            <text:p>7512</text:p>
          </table:table-cell>
          <table:table-cell table:number-columns-repeated="3"/>
          <table:table-cell office:value-type="float" office:value="100.106196081106" calcext:value-type="float">
            <text:p>100.106196081106</text:p>
          </table:table-cell>
          <table:table-cell office:value-type="float" office:value="100.10051424119" calcext:value-type="float">
            <text:p>100.10051424119</text:p>
          </table:table-cell>
          <table:table-cell office:value-type="float" office:value="100.081872798034" calcext:value-type="float">
            <text:p>100.081872798034</text:p>
          </table:table-cell>
          <table:table-cell table:number-columns-repeated="2"/>
          <table:table-cell office:value-type="float" office:value="45084" calcext:value-type="float">
            <text:p>45084</text:p>
          </table:table-cell>
          <table:table-cell office:value-type="float" office:value="46355" calcext:value-type="float">
            <text:p>4635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6554448876" calcext:value-type="float">
            <text:p>100.096554448876</text:p>
          </table:table-cell>
          <table:table-cell/>
          <table:table-cell office:value-type="float" office:value="-5.61110233498701" calcext:value-type="float">
            <text:p>-5.61110233498701</text:p>
          </table:table-cell>
          <table:table-cell/>
          <table:table-cell office:value-type="float" office:value="47393" calcext:value-type="float">
            <text:p>47393</text:p>
          </table:table-cell>
          <table:table-cell table:number-columns-repeated="3"/>
          <table:table-cell office:value-type="float" office:value="7.68579238383235" calcext:value-type="float">
            <text:p>7.68579238383235</text:p>
          </table:table-cell>
          <table:table-cell/>
          <table:table-cell office:value-type="float" office:value="-0.105642509725394" calcext:value-type="float">
            <text:p>-0.10564250972539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8597330756" calcext:value-type="float">
            <text:p>100.118597330756</text:p>
          </table:table-cell>
          <table:table-cell/>
          <table:table-cell office:value-type="float" office:value="0.702624792666336" calcext:value-type="float">
            <text:p>0.702624792666336</text:p>
          </table:table-cell>
          <table:table-cell/>
          <table:table-cell office:value-type="float" office:value="44598" calcext:value-type="float">
            <text:p>44598</text:p>
          </table:table-cell>
          <table:table-cell table:number-columns-repeated="3"/>
          <table:table-cell office:value-type="float" office:value="100.106199768486" calcext:value-type="float">
            <text:p>100.106199768486</text:p>
          </table:table-cell>
          <table:table-cell office:value-type="float" office:value="100.100517131302" calcext:value-type="float">
            <text:p>100.100517131302</text:p>
          </table:table-cell>
          <table:table-cell office:value-type="float" office:value="100.081898308348" calcext:value-type="float">
            <text:p>100.081898308348</text:p>
          </table:table-cell>
          <table:table-cell table:number-columns-repeated="2"/>
          <table:table-cell office:value-type="float" office:value="45090" calcext:value-type="float">
            <text:p>45090</text:p>
          </table:table-cell>
          <table:table-cell office:value-type="float" office:value="46356" calcext:value-type="float">
            <text:p>4635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55015495626579" calcext:value-type="float">
            <text:p>7.55015495626579</text:p>
          </table:table-cell>
          <table:table-cell/>
          <table:table-cell office:value-type="float" office:value="0.556547866396483" calcext:value-type="float">
            <text:p>0.556547866396483</text:p>
          </table:table-cell>
          <table:table-cell/>
          <table:table-cell office:value-type="float" office:value="5964" calcext:value-type="float">
            <text:p>5964</text:p>
          </table:table-cell>
          <table:table-cell table:number-columns-repeated="3"/>
          <table:table-cell office:value-type="float" office:value="7.34969135599773" calcext:value-type="float">
            <text:p>7.34969135599773</text:p>
          </table:table-cell>
          <table:table-cell/>
          <table:table-cell office:value-type="float" office:value="-0.732769872595049" calcext:value-type="float">
            <text:p>-0.732769872595049</text:p>
          </table:table-cell>
          <table:table-cell/>
          <table:table-cell office:value-type="float" office:value="7470" calcext:value-type="float">
            <text:p>7470</text:p>
          </table:table-cell>
          <table:table-cell table:number-columns-repeated="3"/>
          <table:table-cell office:value-type="float" office:value="100.119789626167" calcext:value-type="float">
            <text:p>100.119789626167</text:p>
          </table:table-cell>
          <table:table-cell/>
          <table:table-cell office:value-type="float" office:value="6.51188346850679" calcext:value-type="float">
            <text:p>6.51188346850679</text:p>
          </table:table-cell>
          <table:table-cell/>
          <table:table-cell office:value-type="float" office:value="44893" calcext:value-type="float">
            <text:p>44893</text:p>
          </table:table-cell>
          <table:table-cell table:number-columns-repeated="3"/>
          <table:table-cell office:value-type="float" office:value="100.106222338601" calcext:value-type="float">
            <text:p>100.106222338601</text:p>
          </table:table-cell>
          <table:table-cell office:value-type="float" office:value="100.100587947703" calcext:value-type="float">
            <text:p>100.100587947703</text:p>
          </table:table-cell>
          <table:table-cell office:value-type="float" office:value="100.081924748494" calcext:value-type="float">
            <text:p>100.081924748494</text:p>
          </table:table-cell>
          <table:table-cell table:number-columns-repeated="2"/>
          <table:table-cell office:value-type="float" office:value="45092" calcext:value-type="float">
            <text:p>45092</text:p>
          </table:table-cell>
          <table:table-cell office:value-type="float" office:value="46361" calcext:value-type="float">
            <text:p>4636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0896470800715038" calcext:value-type="float">
            <text:p>0.089647080071504</text:p>
          </table:table-cell>
          <table:table-cell/>
          <table:table-cell office:value-type="float" office:value="0.0498956370988328" calcext:value-type="float">
            <text:p>0.049895637098833</text:p>
          </table:table-cell>
          <table:table-cell/>
          <table:table-cell office:value-type="float" office:value="17350" calcext:value-type="float">
            <text:p>17350</text:p>
          </table:table-cell>
          <table:table-cell table:number-columns-repeated="3"/>
          <table:table-cell office:value-type="float" office:value="0.122030996297235" calcext:value-type="float">
            <text:p>0.122030996297235</text:p>
          </table:table-cell>
          <table:table-cell/>
          <table:table-cell office:value-type="float" office:value="-0.0948150687968988" calcext:value-type="float">
            <text:p>-0.094815068796899</text:p>
          </table:table-cell>
          <table:table-cell/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0.0516040427633926" calcext:value-type="float">
            <text:p>0.051604042763393</text:p>
          </table:table-cell>
          <table:table-cell/>
          <table:table-cell office:value-type="float" office:value="-0.0467846230514884" calcext:value-type="float">
            <text:p>-0.046784623051489</text:p>
          </table:table-cell>
          <table:table-cell/>
          <table:table-cell office:value-type="float" office:value="32613" calcext:value-type="float">
            <text:p>32613</text:p>
          </table:table-cell>
          <table:table-cell table:number-columns-repeated="3"/>
          <table:table-cell office:value-type="float" office:value="100.106270434789" calcext:value-type="float">
            <text:p>100.106270434789</text:p>
          </table:table-cell>
          <table:table-cell office:value-type="float" office:value="100.100643771216" calcext:value-type="float">
            <text:p>100.100643771216</text:p>
          </table:table-cell>
          <table:table-cell office:value-type="float" office:value="100.081952351946" calcext:value-type="float">
            <text:p>100.081952351946</text:p>
          </table:table-cell>
          <table:table-cell table:number-columns-repeated="2"/>
          <table:table-cell office:value-type="float" office:value="45106" calcext:value-type="float">
            <text:p>45106</text:p>
          </table:table-cell>
          <table:table-cell office:value-type="float" office:value="46363" calcext:value-type="float">
            <text:p>4636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9763443102" calcext:value-type="float">
            <text:p>100.099763443102</text:p>
          </table:table-cell>
          <table:table-cell/>
          <table:table-cell office:value-type="float" office:value="-3.0632116341742" calcext:value-type="float">
            <text:p>-3.0632116341742</text:p>
          </table:table-cell>
          <table:table-cell/>
          <table:table-cell office:value-type="float" office:value="47277" calcext:value-type="float">
            <text:p>47277</text:p>
          </table:table-cell>
          <table:table-cell table:number-columns-repeated="3"/>
          <table:table-cell office:value-type="float" office:value="100.079671657717" calcext:value-type="float">
            <text:p>100.079671657717</text:p>
          </table:table-cell>
          <table:table-cell/>
          <table:table-cell office:value-type="float" office:value="0.352299503113152" calcext:value-type="float">
            <text:p>0.352299503113152</text:p>
          </table:table-cell>
          <table:table-cell/>
          <table:table-cell office:value-type="float" office:value="49715" calcext:value-type="float">
            <text:p>49715</text:p>
          </table:table-cell>
          <table:table-cell table:number-columns-repeated="3"/>
          <table:table-cell office:value-type="float" office:value="100.103958317166" calcext:value-type="float">
            <text:p>100.103958317166</text:p>
          </table:table-cell>
          <table:table-cell/>
          <table:table-cell office:value-type="float" office:value="3.98478803244905" calcext:value-type="float">
            <text:p>3.98478803244905</text:p>
          </table:table-cell>
          <table:table-cell/>
          <table:table-cell office:value-type="float" office:value="45516" calcext:value-type="float">
            <text:p>45516</text:p>
          </table:table-cell>
          <table:table-cell table:number-columns-repeated="3"/>
          <table:table-cell office:value-type="float" office:value="100.106278908288" calcext:value-type="float">
            <text:p>100.106278908288</text:p>
          </table:table-cell>
          <table:table-cell office:value-type="float" office:value="100.100659882671" calcext:value-type="float">
            <text:p>100.100659882671</text:p>
          </table:table-cell>
          <table:table-cell office:value-type="float" office:value="100.082011832397" calcext:value-type="float">
            <text:p>100.082011832397</text:p>
          </table:table-cell>
          <table:table-cell table:number-columns-repeated="2"/>
          <table:table-cell office:value-type="float" office:value="45109" calcext:value-type="float">
            <text:p>45109</text:p>
          </table:table-cell>
          <table:table-cell office:value-type="float" office:value="46363" calcext:value-type="float">
            <text:p>4636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06256300573827" calcext:value-type="float">
            <text:p>7.06256300573827</text:p>
          </table:table-cell>
          <table:table-cell/>
          <table:table-cell office:value-type="float" office:value="-0.384968998482289" calcext:value-type="float">
            <text:p>-0.384968998482289</text:p>
          </table:table-cell>
          <table:table-cell/>
          <table:table-cell office:value-type="float" office:value="4786" calcext:value-type="float">
            <text:p>4786</text:p>
          </table:table-cell>
          <table:table-cell table:number-columns-repeated="3"/>
          <table:table-cell office:value-type="float" office:value="100.085587343705" calcext:value-type="float">
            <text:p>100.085587343705</text:p>
          </table:table-cell>
          <table:table-cell/>
          <table:table-cell office:value-type="float" office:value="1.00698088752929" calcext:value-type="float">
            <text:p>1.00698088752929</text:p>
          </table:table-cell>
          <table:table-cell/>
          <table:table-cell office:value-type="float" office:value="49256" calcext:value-type="float">
            <text:p>49256</text:p>
          </table:table-cell>
          <table:table-cell table:number-columns-repeated="3"/>
          <table:table-cell office:value-type="float" office:value="100.103449254104" calcext:value-type="float">
            <text:p>100.103449254104</text:p>
          </table:table-cell>
          <table:table-cell/>
          <table:table-cell office:value-type="float" office:value="0.7434327088272" calcext:value-type="float">
            <text:p>0.7434327088272</text:p>
          </table:table-cell>
          <table:table-cell/>
          <table:table-cell office:value-type="float" office:value="44789" calcext:value-type="float">
            <text:p>44789</text:p>
          </table:table-cell>
          <table:table-cell table:number-columns-repeated="3"/>
          <table:table-cell office:value-type="float" office:value="100.106300833475" calcext:value-type="float">
            <text:p>100.106300833475</text:p>
          </table:table-cell>
          <table:table-cell office:value-type="float" office:value="100.100707929751" calcext:value-type="float">
            <text:p>100.100707929751</text:p>
          </table:table-cell>
          <table:table-cell office:value-type="float" office:value="100.082226744262" calcext:value-type="float">
            <text:p>100.082226744262</text:p>
          </table:table-cell>
          <table:table-cell table:number-columns-repeated="2"/>
          <table:table-cell office:value-type="float" office:value="45118" calcext:value-type="float">
            <text:p>45118</text:p>
          </table:table-cell>
          <table:table-cell office:value-type="float" office:value="46377" calcext:value-type="float">
            <text:p>4637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646720391" calcext:value-type="float">
            <text:p>100.104646720391</text:p>
          </table:table-cell>
          <table:table-cell/>
          <table:table-cell office:value-type="float" office:value="-6.63153312284027" calcext:value-type="float">
            <text:p>-6.63153312284027</text:p>
          </table:table-cell>
          <table:table-cell/>
          <table:table-cell office:value-type="float" office:value="46525" calcext:value-type="float">
            <text:p>46525</text:p>
          </table:table-cell>
          <table:table-cell table:number-columns-repeated="3"/>
          <table:table-cell office:value-type="float" office:value="100.092657456915" calcext:value-type="float">
            <text:p>100.092657456915</text:p>
          </table:table-cell>
          <table:table-cell/>
          <table:table-cell office:value-type="float" office:value="-4.34907250032642" calcext:value-type="float">
            <text:p>-4.34907250032642</text:p>
          </table:table-cell>
          <table:table-cell/>
          <table:table-cell office:value-type="float" office:value="49111" calcext:value-type="float">
            <text:p>49111</text:p>
          </table:table-cell>
          <table:table-cell table:number-columns-repeated="3"/>
          <table:table-cell office:value-type="float" office:value="100.100448634942" calcext:value-type="float">
            <text:p>100.100448634942</text:p>
          </table:table-cell>
          <table:table-cell/>
          <table:table-cell office:value-type="float" office:value="-0.304791392202283" calcext:value-type="float">
            <text:p>-0.304791392202283</text:p>
          </table:table-cell>
          <table:table-cell/>
          <table:table-cell office:value-type="float" office:value="45593" calcext:value-type="float">
            <text:p>45593</text:p>
          </table:table-cell>
          <table:table-cell table:number-columns-repeated="3"/>
          <table:table-cell office:value-type="float" office:value="100.106463966203" calcext:value-type="float">
            <text:p>100.106463966203</text:p>
          </table:table-cell>
          <table:table-cell office:value-type="float" office:value="100.100728689374" calcext:value-type="float">
            <text:p>100.100728689374</text:p>
          </table:table-cell>
          <table:table-cell office:value-type="float" office:value="100.082409420091" calcext:value-type="float">
            <text:p>100.082409420091</text:p>
          </table:table-cell>
          <table:table-cell table:number-columns-repeated="2"/>
          <table:table-cell office:value-type="float" office:value="45120" calcext:value-type="float">
            <text:p>45120</text:p>
          </table:table-cell>
          <table:table-cell office:value-type="float" office:value="46377" calcext:value-type="float">
            <text:p>4637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0963273959" calcext:value-type="float">
            <text:p>100.090963273959</text:p>
          </table:table-cell>
          <table:table-cell/>
          <table:table-cell office:value-type="float" office:value="-1.55055789615306" calcext:value-type="float">
            <text:p>-1.55055789615306</text:p>
          </table:table-cell>
          <table:table-cell/>
          <table:table-cell office:value-type="float" office:value="47108" calcext:value-type="float">
            <text:p>47108</text:p>
          </table:table-cell>
          <table:table-cell table:number-columns-repeated="3"/>
          <table:table-cell office:value-type="float" office:value="100.092651537793" calcext:value-type="float">
            <text:p>100.092651537793</text:p>
          </table:table-cell>
          <table:table-cell/>
          <table:table-cell office:value-type="float" office:value="5.26592435344068" calcext:value-type="float">
            <text:p>5.26592435344068</text:p>
          </table:table-cell>
          <table:table-cell/>
          <table:table-cell office:value-type="float" office:value="47453" calcext:value-type="float">
            <text:p>47453</text:p>
          </table:table-cell>
          <table:table-cell table:number-columns-repeated="3"/>
          <table:table-cell office:value-type="float" office:value="100.094508988861" calcext:value-type="float">
            <text:p>100.094508988861</text:p>
          </table:table-cell>
          <table:table-cell/>
          <table:table-cell office:value-type="float" office:value="4.67697360858237" calcext:value-type="float">
            <text:p>4.67697360858237</text:p>
          </table:table-cell>
          <table:table-cell/>
          <table:table-cell office:value-type="float" office:value="45327" calcext:value-type="float">
            <text:p>45327</text:p>
          </table:table-cell>
          <table:table-cell table:number-columns-repeated="3"/>
          <table:table-cell office:value-type="float" office:value="100.106550064617" calcext:value-type="float">
            <text:p>100.106550064617</text:p>
          </table:table-cell>
          <table:table-cell office:value-type="float" office:value="100.100729922008" calcext:value-type="float">
            <text:p>100.100729922008</text:p>
          </table:table-cell>
          <table:table-cell office:value-type="float" office:value="100.082512388013" calcext:value-type="float">
            <text:p>100.082512388013</text:p>
          </table:table-cell>
          <table:table-cell table:number-columns-repeated="2"/>
          <table:table-cell office:value-type="float" office:value="45137" calcext:value-type="float">
            <text:p>45137</text:p>
          </table:table-cell>
          <table:table-cell office:value-type="float" office:value="46378" calcext:value-type="float">
            <text:p>4637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88699451141686" calcext:value-type="float">
            <text:p>5.88699451141686</text:p>
          </table:table-cell>
          <table:table-cell/>
          <table:table-cell office:value-type="float" office:value="-0.380535119822126" calcext:value-type="float">
            <text:p>-0.38053511982212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89820059639" calcext:value-type="float">
            <text:p>100.089820059639</text:p>
          </table:table-cell>
          <table:table-cell/>
          <table:table-cell office:value-type="float" office:value="-1.80064908015817" calcext:value-type="float">
            <text:p>-1.80064908015817</text:p>
          </table:table-cell>
          <table:table-cell/>
          <table:table-cell office:value-type="float" office:value="48464" calcext:value-type="float">
            <text:p>48464</text:p>
          </table:table-cell>
          <table:table-cell table:number-columns-repeated="3"/>
          <table:table-cell office:value-type="float" office:value="4.039500442684" calcext:value-type="float">
            <text:p>4.039500442684</text:p>
          </table:table-cell>
          <table:table-cell/>
          <table:table-cell office:value-type="float" office:value="-0.0481552591291521" calcext:value-type="float">
            <text:p>-0.048155259129152</text:p>
          </table:table-cell>
          <table:table-cell/>
          <table:table-cell office:value-type="float" office:value="7531" calcext:value-type="float">
            <text:p>7531</text:p>
          </table:table-cell>
          <table:table-cell table:number-columns-repeated="3"/>
          <table:table-cell office:value-type="float" office:value="100.106664527602" calcext:value-type="float">
            <text:p>100.106664527602</text:p>
          </table:table-cell>
          <table:table-cell office:value-type="float" office:value="100.100770630357" calcext:value-type="float">
            <text:p>100.100770630357</text:p>
          </table:table-cell>
          <table:table-cell office:value-type="float" office:value="100.082520091226" calcext:value-type="float">
            <text:p>100.082520091226</text:p>
          </table:table-cell>
          <table:table-cell table:number-columns-repeated="2"/>
          <table:table-cell office:value-type="float" office:value="45139" calcext:value-type="float">
            <text:p>45139</text:p>
          </table:table-cell>
          <table:table-cell office:value-type="float" office:value="46378" calcext:value-type="float">
            <text:p>4637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8823084385" calcext:value-type="float">
            <text:p>100.098823084385</text:p>
          </table:table-cell>
          <table:table-cell/>
          <table:table-cell office:value-type="float" office:value="-8.52021242925911" calcext:value-type="float">
            <text:p>-8.52021242925911</text:p>
          </table:table-cell>
          <table:table-cell/>
          <table:table-cell office:value-type="float" office:value="46452" calcext:value-type="float">
            <text:p>46452</text:p>
          </table:table-cell>
          <table:table-cell table:number-columns-repeated="3"/>
          <table:table-cell office:value-type="float" office:value="98.5439915179719" calcext:value-type="float">
            <text:p>98.5439915179719</text:p>
          </table:table-cell>
          <table:table-cell/>
          <table:table-cell office:value-type="float" office:value="-3.19032698484115" calcext:value-type="float">
            <text:p>-3.1903269848411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03127054094256" calcext:value-type="float">
            <text:p>5.03127054094256</text:p>
          </table:table-cell>
          <table:table-cell/>
          <table:table-cell office:value-type="float" office:value="0.0216215783834277" calcext:value-type="float">
            <text:p>0.021621578383428</text:p>
          </table:table-cell>
          <table:table-cell/>
          <table:table-cell office:value-type="float" office:value="4201" calcext:value-type="float">
            <text:p>4201</text:p>
          </table:table-cell>
          <table:table-cell table:number-columns-repeated="3"/>
          <table:table-cell office:value-type="float" office:value="100.106665310942" calcext:value-type="float">
            <text:p>100.106665310942</text:p>
          </table:table-cell>
          <table:table-cell office:value-type="float" office:value="100.100789891822" calcext:value-type="float">
            <text:p>100.100789891822</text:p>
          </table:table-cell>
          <table:table-cell office:value-type="float" office:value="100.082585872294" calcext:value-type="float">
            <text:p>100.082585872294</text:p>
          </table:table-cell>
          <table:table-cell table:number-columns-repeated="2"/>
          <table:table-cell office:value-type="float" office:value="45146" calcext:value-type="float">
            <text:p>45146</text:p>
          </table:table-cell>
          <table:table-cell office:value-type="float" office:value="46381" calcext:value-type="float">
            <text:p>4638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35943208282231" calcext:value-type="float">
            <text:p>2.35943208282231</text:p>
          </table:table-cell>
          <table:table-cell/>
          <table:table-cell office:value-type="float" office:value="-0.0770547634089454" calcext:value-type="float">
            <text:p>-0.077054763408946</text:p>
          </table:table-cell>
          <table:table-cell/>
          <table:table-cell office:value-type="float" office:value="2076" calcext:value-type="float">
            <text:p>2076</text:p>
          </table:table-cell>
          <table:table-cell table:number-columns-repeated="3"/>
          <table:table-cell office:value-type="float" office:value="100.090638996559" calcext:value-type="float">
            <text:p>100.090638996559</text:p>
          </table:table-cell>
          <table:table-cell/>
          <table:table-cell office:value-type="float" office:value="-2.30551858589338" calcext:value-type="float">
            <text:p>-2.30551858589338</text:p>
          </table:table-cell>
          <table:table-cell/>
          <table:table-cell office:value-type="float" office:value="48841" calcext:value-type="float">
            <text:p>48841</text:p>
          </table:table-cell>
          <table:table-cell table:number-columns-repeated="3"/>
          <table:table-cell office:value-type="float" office:value="3.74519838718194" calcext:value-type="float">
            <text:p>3.74519838718194</text:p>
          </table:table-cell>
          <table:table-cell/>
          <table:table-cell office:value-type="float" office:value="0.142627395063427" calcext:value-type="float">
            <text:p>0.142627395063427</text:p>
          </table:table-cell>
          <table:table-cell/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100.106667491745" calcext:value-type="float">
            <text:p>100.106667491745</text:p>
          </table:table-cell>
          <table:table-cell office:value-type="float" office:value="100.100814261498" calcext:value-type="float">
            <text:p>100.100814261498</text:p>
          </table:table-cell>
          <table:table-cell office:value-type="float" office:value="100.082662333287" calcext:value-type="float">
            <text:p>100.082662333287</text:p>
          </table:table-cell>
          <table:table-cell table:number-columns-repeated="2"/>
          <table:table-cell office:value-type="float" office:value="45159" calcext:value-type="float">
            <text:p>45159</text:p>
          </table:table-cell>
          <table:table-cell office:value-type="float" office:value="46383" calcext:value-type="float">
            <text:p>4638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8250322132" calcext:value-type="float">
            <text:p>100.098250322132</text:p>
          </table:table-cell>
          <table:table-cell/>
          <table:table-cell office:value-type="float" office:value="-2.52631552252062" calcext:value-type="float">
            <text:p>-2.52631552252062</text:p>
          </table:table-cell>
          <table:table-cell/>
          <table:table-cell office:value-type="float" office:value="45704" calcext:value-type="float">
            <text:p>45704</text:p>
          </table:table-cell>
          <table:table-cell table:number-columns-repeated="3"/>
          <table:table-cell office:value-type="float" office:value="9.00358663736406" calcext:value-type="float">
            <text:p>9.00358663736406</text:p>
          </table:table-cell>
          <table:table-cell/>
          <table:table-cell office:value-type="float" office:value="0.280775874959414" calcext:value-type="float">
            <text:p>0.280775874959414</text:p>
          </table:table-cell>
          <table:table-cell/>
          <table:table-cell office:value-type="float" office:value="9794" calcext:value-type="float">
            <text:p>9794</text:p>
          </table:table-cell>
          <table:table-cell table:number-columns-repeated="3"/>
          <table:table-cell office:value-type="float" office:value="0.793237807188435" calcext:value-type="float">
            <text:p>0.793237807188435</text:p>
          </table:table-cell>
          <table:table-cell/>
          <table:table-cell office:value-type="float" office:value="0.0433138102955792" calcext:value-type="float">
            <text:p>0.043313810295579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100.106723635541" calcext:value-type="float">
            <text:p>100.106723635541</text:p>
          </table:table-cell>
          <table:table-cell office:value-type="float" office:value="100.100862820274" calcext:value-type="float">
            <text:p>100.100862820274</text:p>
          </table:table-cell>
          <table:table-cell office:value-type="float" office:value="100.082666341498" calcext:value-type="float">
            <text:p>100.082666341498</text:p>
          </table:table-cell>
          <table:table-cell table:number-columns-repeated="2"/>
          <table:table-cell office:value-type="float" office:value="45162" calcext:value-type="float">
            <text:p>45162</text:p>
          </table:table-cell>
          <table:table-cell office:value-type="float" office:value="46383" calcext:value-type="float">
            <text:p>4638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15621338358425" calcext:value-type="float">
            <text:p>5.15621338358425</text:p>
          </table:table-cell>
          <table:table-cell/>
          <table:table-cell office:value-type="float" office:value="-0.340942239818043" calcext:value-type="float">
            <text:p>-0.340942239818043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3"/>
          <table:table-cell office:value-type="float" office:value="5.14403477197031" calcext:value-type="float">
            <text:p>5.14403477197031</text:p>
          </table:table-cell>
          <table:table-cell/>
          <table:table-cell office:value-type="float" office:value="0.382087933834033" calcext:value-type="float">
            <text:p>0.382087933834033</text:p>
          </table:table-cell>
          <table:table-cell/>
          <table:table-cell office:value-type="float" office:value="4104" calcext:value-type="float">
            <text:p>4104</text:p>
          </table:table-cell>
          <table:table-cell table:number-columns-repeated="3"/>
          <table:table-cell office:value-type="float" office:value="0.708548519187667" calcext:value-type="float">
            <text:p>0.708548519187667</text:p>
          </table:table-cell>
          <table:table-cell/>
          <table:table-cell office:value-type="float" office:value="0.192227356412906" calcext:value-type="float">
            <text:p>0.192227356412906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3"/>
          <table:table-cell office:value-type="float" office:value="100.106773564064" calcext:value-type="float">
            <text:p>100.106773564064</text:p>
          </table:table-cell>
          <table:table-cell office:value-type="float" office:value="100.100869717683" calcext:value-type="float">
            <text:p>100.100869717683</text:p>
          </table:table-cell>
          <table:table-cell office:value-type="float" office:value="100.082668950526" calcext:value-type="float">
            <text:p>100.082668950526</text:p>
          </table:table-cell>
          <table:table-cell table:number-columns-repeated="2"/>
          <table:table-cell office:value-type="float" office:value="45164" calcext:value-type="float">
            <text:p>45164</text:p>
          </table:table-cell>
          <table:table-cell office:value-type="float" office:value="46403" calcext:value-type="float">
            <text:p>4640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6064652383" calcext:value-type="float">
            <text:p>100.096064652383</text:p>
          </table:table-cell>
          <table:table-cell/>
          <table:table-cell office:value-type="float" office:value="-3.67476681266434" calcext:value-type="float">
            <text:p>-3.67476681266434</text:p>
          </table:table-cell>
          <table:table-cell/>
          <table:table-cell office:value-type="float" office:value="45652" calcext:value-type="float">
            <text:p>45652</text:p>
          </table:table-cell>
          <table:table-cell table:number-columns-repeated="3"/>
          <table:table-cell office:value-type="float" office:value="94.2867450911114" calcext:value-type="float">
            <text:p>94.2867450911114</text:p>
          </table:table-cell>
          <table:table-cell/>
          <table:table-cell office:value-type="float" office:value="2.84554357161589" calcext:value-type="float">
            <text:p>2.8455435716158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87060161613556" calcext:value-type="float">
            <text:p>1.87060161613556</text:p>
          </table:table-cell>
          <table:table-cell/>
          <table:table-cell office:value-type="float" office:value="0.159313004418704" calcext:value-type="float">
            <text:p>0.159313004418704</text:p>
          </table:table-cell>
          <table:table-cell/>
          <table:table-cell office:value-type="float" office:value="1641" calcext:value-type="float">
            <text:p>1641</text:p>
          </table:table-cell>
          <table:table-cell table:number-columns-repeated="3"/>
          <table:table-cell office:value-type="float" office:value="100.106817822642" calcext:value-type="float">
            <text:p>100.106817822642</text:p>
          </table:table-cell>
          <table:table-cell office:value-type="float" office:value="100.100929342099" calcext:value-type="float">
            <text:p>100.100929342099</text:p>
          </table:table-cell>
          <table:table-cell office:value-type="float" office:value="100.08270324362" calcext:value-type="float">
            <text:p>100.08270324362</text:p>
          </table:table-cell>
          <table:table-cell table:number-columns-repeated="2"/>
          <table:table-cell office:value-type="float" office:value="45164" calcext:value-type="float">
            <text:p>45164</text:p>
          </table:table-cell>
          <table:table-cell office:value-type="float" office:value="46409" calcext:value-type="float">
            <text:p>4640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63111852728306" calcext:value-type="float">
            <text:p>8.63111852728306</text:p>
          </table:table-cell>
          <table:table-cell/>
          <table:table-cell office:value-type="float" office:value="-0.998429533234083" calcext:value-type="float">
            <text:p>-0.998429533234083</text:p>
          </table:table-cell>
          <table:table-cell/>
          <table:table-cell office:value-type="float" office:value="6887" calcext:value-type="float">
            <text:p>6887</text:p>
          </table:table-cell>
          <table:table-cell table:number-columns-repeated="3"/>
          <table:table-cell office:value-type="float" office:value="5.61956215466151" calcext:value-type="float">
            <text:p>5.61956215466151</text:p>
          </table:table-cell>
          <table:table-cell/>
          <table:table-cell office:value-type="float" office:value="-0.620959300059377" calcext:value-type="float">
            <text:p>-0.620959300059377</text:p>
          </table:table-cell>
          <table:table-cell/>
          <table:table-cell office:value-type="float" office:value="5013" calcext:value-type="float">
            <text:p>5013</text:p>
          </table:table-cell>
          <table:table-cell table:number-columns-repeated="3"/>
          <table:table-cell office:value-type="float" office:value="100.109853415457" calcext:value-type="float">
            <text:p>100.109853415457</text:p>
          </table:table-cell>
          <table:table-cell/>
          <table:table-cell office:value-type="float" office:value="5.07956205904773" calcext:value-type="float">
            <text:p>5.07956205904773</text:p>
          </table:table-cell>
          <table:table-cell/>
          <table:table-cell office:value-type="float" office:value="45837" calcext:value-type="float">
            <text:p>45837</text:p>
          </table:table-cell>
          <table:table-cell table:number-columns-repeated="3"/>
          <table:table-cell office:value-type="float" office:value="100.106883105194" calcext:value-type="float">
            <text:p>100.106883105194</text:p>
          </table:table-cell>
          <table:table-cell office:value-type="float" office:value="100.100939028172" calcext:value-type="float">
            <text:p>100.100939028172</text:p>
          </table:table-cell>
          <table:table-cell office:value-type="float" office:value="100.082754932889" calcext:value-type="float">
            <text:p>100.082754932889</text:p>
          </table:table-cell>
          <table:table-cell table:number-columns-repeated="2"/>
          <table:table-cell office:value-type="float" office:value="45169" calcext:value-type="float">
            <text:p>45169</text:p>
          </table:table-cell>
          <table:table-cell office:value-type="float" office:value="46419" calcext:value-type="float">
            <text:p>4641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694075722451164" calcext:value-type="float">
            <text:p>0.694075722451164</text:p>
          </table:table-cell>
          <table:table-cell/>
          <table:table-cell office:value-type="float" office:value="0.29328031718236" calcext:value-type="float">
            <text:p>0.29328031718236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3"/>
          <table:table-cell office:value-type="float" office:value="3.14064983933757" calcext:value-type="float">
            <text:p>3.14064983933757</text:p>
          </table:table-cell>
          <table:table-cell/>
          <table:table-cell office:value-type="float" office:value="0.463892962332576" calcext:value-type="float">
            <text:p>0.463892962332576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3"/>
          <table:table-cell office:value-type="float" office:value="7.31322446220162" calcext:value-type="float">
            <text:p>7.31322446220162</text:p>
          </table:table-cell>
          <table:table-cell/>
          <table:table-cell office:value-type="float" office:value="0.125257498186138" calcext:value-type="float">
            <text:p>0.125257498186138</text:p>
          </table:table-cell>
          <table:table-cell/>
          <table:table-cell office:value-type="float" office:value="6810" calcext:value-type="float">
            <text:p>6810</text:p>
          </table:table-cell>
          <table:table-cell table:number-columns-repeated="3"/>
          <table:table-cell office:value-type="float" office:value="100.106921467344" calcext:value-type="float">
            <text:p>100.106921467344</text:p>
          </table:table-cell>
          <table:table-cell office:value-type="float" office:value="100.1010058494" calcext:value-type="float">
            <text:p>100.1010058494</text:p>
          </table:table-cell>
          <table:table-cell office:value-type="float" office:value="100.082771908148" calcext:value-type="float">
            <text:p>100.082771908148</text:p>
          </table:table-cell>
          <table:table-cell table:number-columns-repeated="2"/>
          <table:table-cell office:value-type="float" office:value="45169" calcext:value-type="float">
            <text:p>45169</text:p>
          </table:table-cell>
          <table:table-cell office:value-type="float" office:value="46425" calcext:value-type="float">
            <text:p>4642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72651385087576" calcext:value-type="float">
            <text:p>2.72651385087576</text:p>
          </table:table-cell>
          <table:table-cell/>
          <table:table-cell office:value-type="float" office:value="0.211838461129408" calcext:value-type="float">
            <text:p>0.211838461129408</text:p>
          </table:table-cell>
          <table:table-cell/>
          <table:table-cell office:value-type="float" office:value="2375" calcext:value-type="float">
            <text:p>2375</text:p>
          </table:table-cell>
          <table:table-cell table:number-columns-repeated="3"/>
          <table:table-cell office:value-type="float" office:value="100.082520091226" calcext:value-type="float">
            <text:p>100.082520091226</text:p>
          </table:table-cell>
          <table:table-cell/>
          <table:table-cell office:value-type="float" office:value="-2.18027072897746" calcext:value-type="float">
            <text:p>-2.18027072897746</text:p>
          </table:table-cell>
          <table:table-cell/>
          <table:table-cell office:value-type="float" office:value="48754" calcext:value-type="float">
            <text:p>48754</text:p>
          </table:table-cell>
          <table:table-cell table:number-columns-repeated="3"/>
          <table:table-cell office:value-type="float" office:value="3.13900979173188" calcext:value-type="float">
            <text:p>3.13900979173188</text:p>
          </table:table-cell>
          <table:table-cell/>
          <table:table-cell office:value-type="float" office:value="0.181322620191671" calcext:value-type="float">
            <text:p>0.181322620191671</text:p>
          </table:table-cell>
          <table:table-cell/>
          <table:table-cell office:value-type="float" office:value="2968" calcext:value-type="float">
            <text:p>2968</text:p>
          </table:table-cell>
          <table:table-cell table:number-columns-repeated="3"/>
          <table:table-cell office:value-type="float" office:value="100.106963160529" calcext:value-type="float">
            <text:p>100.106963160529</text:p>
          </table:table-cell>
          <table:table-cell office:value-type="float" office:value="100.101010675479" calcext:value-type="float">
            <text:p>100.101010675479</text:p>
          </table:table-cell>
          <table:table-cell office:value-type="float" office:value="100.082835554175" calcext:value-type="float">
            <text:p>100.082835554175</text:p>
          </table:table-cell>
          <table:table-cell table:number-columns-repeated="2"/>
          <table:table-cell office:value-type="float" office:value="45208" calcext:value-type="float">
            <text:p>45208</text:p>
          </table:table-cell>
          <table:table-cell office:value-type="float" office:value="46430" calcext:value-type="float">
            <text:p>4643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2268283503" calcext:value-type="float">
            <text:p>100.092268283503</text:p>
          </table:table-cell>
          <table:table-cell/>
          <table:table-cell office:value-type="float" office:value="-6.95776494818732" calcext:value-type="float">
            <text:p>-6.95776494818732</text:p>
          </table:table-cell>
          <table:table-cell/>
          <table:table-cell office:value-type="float" office:value="45429" calcext:value-type="float">
            <text:p>45429</text:p>
          </table:table-cell>
          <table:table-cell table:number-columns-repeated="3"/>
          <table:table-cell office:value-type="float" office:value="97.8564187396229" calcext:value-type="float">
            <text:p>97.8564187396229</text:p>
          </table:table-cell>
          <table:table-cell/>
          <table:table-cell office:value-type="float" office:value="0.426648475062389" calcext:value-type="float">
            <text:p>0.42664847506238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23316085679213" calcext:value-type="float">
            <text:p>4.23316085679213</text:p>
          </table:table-cell>
          <table:table-cell/>
          <table:table-cell office:value-type="float" office:value="0.248102035603764" calcext:value-type="float">
            <text:p>0.24810203560376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7009060536" calcext:value-type="float">
            <text:p>100.107009060536</text:p>
          </table:table-cell>
          <table:table-cell office:value-type="float" office:value="100.101011784354" calcext:value-type="float">
            <text:p>100.101011784354</text:p>
          </table:table-cell>
          <table:table-cell office:value-type="float" office:value="100.082854329517" calcext:value-type="float">
            <text:p>100.082854329517</text:p>
          </table:table-cell>
          <table:table-cell table:number-columns-repeated="2"/>
          <table:table-cell office:value-type="float" office:value="45223" calcext:value-type="float">
            <text:p>45223</text:p>
          </table:table-cell>
          <table:table-cell office:value-type="float" office:value="46431" calcext:value-type="float">
            <text:p>4643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87287087549912" calcext:value-type="float">
            <text:p>2.87287087549912</text:p>
          </table:table-cell>
          <table:table-cell/>
          <table:table-cell office:value-type="float" office:value="-0.0957741229893967" calcext:value-type="float">
            <text:p>-0.095774122989397</text:p>
          </table:table-cell>
          <table:table-cell/>
          <table:table-cell office:value-type="float" office:value="1824" calcext:value-type="float">
            <text:p>1824</text:p>
          </table:table-cell>
          <table:table-cell table:number-columns-repeated="3"/>
          <table:table-cell office:value-type="float" office:value="5.00855881858814" calcext:value-type="float">
            <text:p>5.00855881858814</text:p>
          </table:table-cell>
          <table:table-cell/>
          <table:table-cell office:value-type="float" office:value="-0.402195008560119" calcext:value-type="float">
            <text:p>-0.402195008560119</text:p>
          </table:table-cell>
          <table:table-cell/>
          <table:table-cell office:value-type="float" office:value="4597" calcext:value-type="float">
            <text:p>4597</text:p>
          </table:table-cell>
          <table:table-cell table:number-columns-repeated="3"/>
          <table:table-cell office:value-type="float" office:value="100.119497104281" calcext:value-type="float">
            <text:p>100.119497104281</text:p>
          </table:table-cell>
          <table:table-cell/>
          <table:table-cell office:value-type="float" office:value="4.25033511829791" calcext:value-type="float">
            <text:p>4.25033511829791</text:p>
          </table:table-cell>
          <table:table-cell/>
          <table:table-cell office:value-type="float" office:value="46540" calcext:value-type="float">
            <text:p>46540</text:p>
          </table:table-cell>
          <table:table-cell table:number-columns-repeated="3"/>
          <table:table-cell office:value-type="float" office:value="100.107166933715" calcext:value-type="float">
            <text:p>100.107166933715</text:p>
          </table:table-cell>
          <table:table-cell office:value-type="float" office:value="100.101015336174" calcext:value-type="float">
            <text:p>100.101015336174</text:p>
          </table:table-cell>
          <table:table-cell office:value-type="float" office:value="100.08288790994" calcext:value-type="float">
            <text:p>100.08288790994</text:p>
          </table:table-cell>
          <table:table-cell table:number-columns-repeated="2"/>
          <table:table-cell office:value-type="float" office:value="45232" calcext:value-type="float">
            <text:p>45232</text:p>
          </table:table-cell>
          <table:table-cell office:value-type="float" office:value="46452" calcext:value-type="float">
            <text:p>4645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503708776" calcext:value-type="float">
            <text:p>100.100503708776</text:p>
          </table:table-cell>
          <table:table-cell/>
          <table:table-cell office:value-type="float" office:value="-6.17632073243998" calcext:value-type="float">
            <text:p>-6.17632073243998</text:p>
          </table:table-cell>
          <table:table-cell/>
          <table:table-cell office:value-type="float" office:value="44453" calcext:value-type="float">
            <text:p>44453</text:p>
          </table:table-cell>
          <table:table-cell table:number-columns-repeated="3"/>
          <table:table-cell office:value-type="float" office:value="100.086932283155" calcext:value-type="float">
            <text:p>100.086932283155</text:p>
          </table:table-cell>
          <table:table-cell/>
          <table:table-cell office:value-type="float" office:value="-3.99343172997539" calcext:value-type="float">
            <text:p>-3.99343172997539</text:p>
          </table:table-cell>
          <table:table-cell/>
          <table:table-cell office:value-type="float" office:value="48378" calcext:value-type="float">
            <text:p>48378</text:p>
          </table:table-cell>
          <table:table-cell table:number-columns-repeated="3"/>
          <table:table-cell office:value-type="float" office:value="7.43601301656298" calcext:value-type="float">
            <text:p>7.43601301656298</text:p>
          </table:table-cell>
          <table:table-cell/>
          <table:table-cell office:value-type="float" office:value="0.174393724167707" calcext:value-type="float">
            <text:p>0.174393724167707</text:p>
          </table:table-cell>
          <table:table-cell/>
          <table:table-cell office:value-type="float" office:value="7849" calcext:value-type="float">
            <text:p>7849</text:p>
          </table:table-cell>
          <table:table-cell table:number-columns-repeated="3"/>
          <table:table-cell office:value-type="float" office:value="100.10724059331" calcext:value-type="float">
            <text:p>100.10724059331</text:p>
          </table:table-cell>
          <table:table-cell office:value-type="float" office:value="100.1010506821" calcext:value-type="float">
            <text:p>100.1010506821</text:p>
          </table:table-cell>
          <table:table-cell office:value-type="float" office:value="100.082898348349" calcext:value-type="float">
            <text:p>100.082898348349</text:p>
          </table:table-cell>
          <table:table-cell table:number-columns-repeated="2"/>
          <table:table-cell office:value-type="float" office:value="45243" calcext:value-type="float">
            <text:p>45243</text:p>
          </table:table-cell>
          <table:table-cell office:value-type="float" office:value="46453" calcext:value-type="float">
            <text:p>4645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05412888168693" calcext:value-type="float">
            <text:p>4.05412888168693</text:p>
          </table:table-cell>
          <table:table-cell/>
          <table:table-cell office:value-type="float" office:value="-0.150063171220956" calcext:value-type="float">
            <text:p>-0.150063171220956</text:p>
          </table:table-cell>
          <table:table-cell/>
          <table:table-cell office:value-type="float" office:value="3524" calcext:value-type="float">
            <text:p>3524</text:p>
          </table:table-cell>
          <table:table-cell table:number-columns-repeated="3"/>
          <table:table-cell office:value-type="float" office:value="100.082771908148" calcext:value-type="float">
            <text:p>100.082771908148</text:p>
          </table:table-cell>
          <table:table-cell/>
          <table:table-cell office:value-type="float" office:value="3.31767514626154" calcext:value-type="float">
            <text:p>3.31767514626154</text:p>
          </table:table-cell>
          <table:table-cell/>
          <table:table-cell office:value-type="float" office:value="47363" calcext:value-type="float">
            <text:p>47363</text:p>
          </table:table-cell>
          <table:table-cell table:number-columns-repeated="3"/>
          <table:table-cell office:value-type="float" office:value="0.43476179573192" calcext:value-type="float">
            <text:p>0.43476179573192</text:p>
          </table:table-cell>
          <table:table-cell/>
          <table:table-cell office:value-type="float" office:value="0.165820521424947" calcext:value-type="float">
            <text:p>0.165820521424947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3"/>
          <table:table-cell office:value-type="float" office:value="100.107243908747" calcext:value-type="float">
            <text:p>100.107243908747</text:p>
          </table:table-cell>
          <table:table-cell office:value-type="float" office:value="100.101051232155" calcext:value-type="float">
            <text:p>100.101051232155</text:p>
          </table:table-cell>
          <table:table-cell office:value-type="float" office:value="100.082941904489" calcext:value-type="float">
            <text:p>100.082941904489</text:p>
          </table:table-cell>
          <table:table-cell table:number-columns-repeated="2"/>
          <table:table-cell office:value-type="float" office:value="45254" calcext:value-type="float">
            <text:p>45254</text:p>
          </table:table-cell>
          <table:table-cell office:value-type="float" office:value="46455" calcext:value-type="float">
            <text:p>4645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2847510446" calcext:value-type="float">
            <text:p>100.102847510446</text:p>
          </table:table-cell>
          <table:table-cell/>
          <table:table-cell office:value-type="float" office:value="0.0303041945602473" calcext:value-type="float">
            <text:p>0.030304194560247</text:p>
          </table:table-cell>
          <table:table-cell/>
          <table:table-cell office:value-type="float" office:value="49349" calcext:value-type="float">
            <text:p>49349</text:p>
          </table:table-cell>
          <table:table-cell table:number-columns-repeated="3"/>
          <table:table-cell office:value-type="float" office:value="1.22051563611164" calcext:value-type="float">
            <text:p>1.22051563611164</text:p>
          </table:table-cell>
          <table:table-cell/>
          <table:table-cell office:value-type="float" office:value="-0.0993432316012678" calcext:value-type="float">
            <text:p>-0.09934323160126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3697350606" calcext:value-type="float">
            <text:p>100.113697350606</text:p>
          </table:table-cell>
          <table:table-cell/>
          <table:table-cell office:value-type="float" office:value="7.60329449749549" calcext:value-type="float">
            <text:p>7.60329449749549</text:p>
          </table:table-cell>
          <table:table-cell/>
          <table:table-cell office:value-type="float" office:value="48689" calcext:value-type="float">
            <text:p>48689</text:p>
          </table:table-cell>
          <table:table-cell table:number-columns-repeated="3"/>
          <table:table-cell office:value-type="float" office:value="100.107244537213" calcext:value-type="float">
            <text:p>100.107244537213</text:p>
          </table:table-cell>
          <table:table-cell office:value-type="float" office:value="100.101053929136" calcext:value-type="float">
            <text:p>100.101053929136</text:p>
          </table:table-cell>
          <table:table-cell office:value-type="float" office:value="100.083004808652" calcext:value-type="float">
            <text:p>100.083004808652</text:p>
          </table:table-cell>
          <table:table-cell table:number-columns-repeated="2"/>
          <table:table-cell office:value-type="float" office:value="45278" calcext:value-type="float">
            <text:p>45278</text:p>
          </table:table-cell>
          <table:table-cell office:value-type="float" office:value="46472" calcext:value-type="float">
            <text:p>4647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96959903617726" calcext:value-type="float">
            <text:p>1.96959903617726</text:p>
          </table:table-cell>
          <table:table-cell/>
          <table:table-cell office:value-type="float" office:value="0.179015874005033" calcext:value-type="float">
            <text:p>0.179015874005033</text:p>
          </table:table-cell>
          <table:table-cell/>
          <table:table-cell office:value-type="float" office:value="1932" calcext:value-type="float">
            <text:p>1932</text:p>
          </table:table-cell>
          <table:table-cell table:number-columns-repeated="3"/>
          <table:table-cell office:value-type="float" office:value="0.16785850241501" calcext:value-type="float">
            <text:p>0.16785850241501</text:p>
          </table:table-cell>
          <table:table-cell/>
          <table:table-cell office:value-type="float" office:value="0.155839417620536" calcext:value-type="float">
            <text:p>0.155839417620536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3"/>
          <table:table-cell office:value-type="float" office:value="7.15963894112081" calcext:value-type="float">
            <text:p>7.15963894112081</text:p>
          </table:table-cell>
          <table:table-cell/>
          <table:table-cell office:value-type="float" office:value="0.168894832588588" calcext:value-type="float">
            <text:p>0.168894832588588</text:p>
          </table:table-cell>
          <table:table-cell/>
          <table:table-cell office:value-type="float" office:value="5708" calcext:value-type="float">
            <text:p>5708</text:p>
          </table:table-cell>
          <table:table-cell table:number-columns-repeated="3"/>
          <table:table-cell office:value-type="float" office:value="100.107263293185" calcext:value-type="float">
            <text:p>100.107263293185</text:p>
          </table:table-cell>
          <table:table-cell office:value-type="float" office:value="100.101102488838" calcext:value-type="float">
            <text:p>100.101102488838</text:p>
          </table:table-cell>
          <table:table-cell office:value-type="float" office:value="100.083028700053" calcext:value-type="float">
            <text:p>100.083028700053</text:p>
          </table:table-cell>
          <table:table-cell table:number-columns-repeated="2"/>
          <table:table-cell office:value-type="float" office:value="45281" calcext:value-type="float">
            <text:p>45281</text:p>
          </table:table-cell>
          <table:table-cell office:value-type="float" office:value="46480" calcext:value-type="float">
            <text:p>4648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00062229069029" calcext:value-type="float">
            <text:p>2.00062229069029</text:p>
          </table:table-cell>
          <table:table-cell/>
          <table:table-cell office:value-type="float" office:value="-0.276073766437337" calcext:value-type="float">
            <text:p>-0.276073766437337</text:p>
          </table:table-cell>
          <table:table-cell/>
          <table:table-cell office:value-type="float" office:value="1626" calcext:value-type="float">
            <text:p>1626</text:p>
          </table:table-cell>
          <table:table-cell table:number-columns-repeated="3"/>
          <table:table-cell office:value-type="float" office:value="2.71470762928379" calcext:value-type="float">
            <text:p>2.71470762928379</text:p>
          </table:table-cell>
          <table:table-cell/>
          <table:table-cell office:value-type="float" office:value="0.157768231350222" calcext:value-type="float">
            <text:p>0.157768231350222</text:p>
          </table:table-cell>
          <table:table-cell/>
          <table:table-cell office:value-type="float" office:value="23265" calcext:value-type="float">
            <text:p>23265</text:p>
          </table:table-cell>
          <table:table-cell table:number-columns-repeated="3"/>
          <table:table-cell office:value-type="float" office:value="8.23029088104629" calcext:value-type="float">
            <text:p>8.23029088104629</text:p>
          </table:table-cell>
          <table:table-cell/>
          <table:table-cell office:value-type="float" office:value="-0.0830815804405084" calcext:value-type="float">
            <text:p>-0.083081580440508</text:p>
          </table:table-cell>
          <table:table-cell/>
          <table:table-cell office:value-type="float" office:value="6152" calcext:value-type="float">
            <text:p>6152</text:p>
          </table:table-cell>
          <table:table-cell table:number-columns-repeated="3"/>
          <table:table-cell office:value-type="float" office:value="100.107381124301" calcext:value-type="float">
            <text:p>100.107381124301</text:p>
          </table:table-cell>
          <table:table-cell office:value-type="float" office:value="100.101152616962" calcext:value-type="float">
            <text:p>100.101152616962</text:p>
          </table:table-cell>
          <table:table-cell office:value-type="float" office:value="100.083072230051" calcext:value-type="float">
            <text:p>100.083072230051</text:p>
          </table:table-cell>
          <table:table-cell table:number-columns-repeated="2"/>
          <table:table-cell office:value-type="float" office:value="45281" calcext:value-type="float">
            <text:p>45281</text:p>
          </table:table-cell>
          <table:table-cell office:value-type="float" office:value="46480" calcext:value-type="float">
            <text:p>4648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5608784155232" calcext:value-type="float">
            <text:p>3.5608784155232</text:p>
          </table:table-cell>
          <table:table-cell/>
          <table:table-cell office:value-type="float" office:value="0.134436464176606" calcext:value-type="float">
            <text:p>0.134436464176606</text:p>
          </table:table-cell>
          <table:table-cell/>
          <table:table-cell office:value-type="float" office:value="3062" calcext:value-type="float">
            <text:p>3062</text:p>
          </table:table-cell>
          <table:table-cell table:number-columns-repeated="3"/>
          <table:table-cell office:value-type="float" office:value="90.2644826344879" calcext:value-type="float">
            <text:p>90.2644826344879</text:p>
          </table:table-cell>
          <table:table-cell/>
          <table:table-cell office:value-type="float" office:value="-0.133220955800593" calcext:value-type="float">
            <text:p>-0.13322095580059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577402891073464" calcext:value-type="float">
            <text:p>0.577402891073464</text:p>
          </table:table-cell>
          <table:table-cell/>
          <table:table-cell office:value-type="float" office:value="-0.189921312642027" calcext:value-type="float">
            <text:p>-0.18992131264202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7403769408" calcext:value-type="float">
            <text:p>100.107403769408</text:p>
          </table:table-cell>
          <table:table-cell office:value-type="float" office:value="100.101171705309" calcext:value-type="float">
            <text:p>100.101171705309</text:p>
          </table:table-cell>
          <table:table-cell office:value-type="float" office:value="100.083095898488" calcext:value-type="float">
            <text:p>100.083095898488</text:p>
          </table:table-cell>
          <table:table-cell table:number-columns-repeated="2"/>
          <table:table-cell office:value-type="float" office:value="45296" calcext:value-type="float">
            <text:p>45296</text:p>
          </table:table-cell>
          <table:table-cell office:value-type="float" office:value="46486" calcext:value-type="float">
            <text:p>4648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0078419054383" calcext:value-type="float">
            <text:p>4.0078419054383</text:p>
          </table:table-cell>
          <table:table-cell/>
          <table:table-cell office:value-type="float" office:value="0.0216542663280708" calcext:value-type="float">
            <text:p>0.021654266328071</text:p>
          </table:table-cell>
          <table:table-cell/>
          <table:table-cell office:value-type="float" office:value="2763" calcext:value-type="float">
            <text:p>2763</text:p>
          </table:table-cell>
          <table:table-cell table:number-columns-repeated="3"/>
          <table:table-cell office:value-type="float" office:value="4.00875627236138" calcext:value-type="float">
            <text:p>4.00875627236138</text:p>
          </table:table-cell>
          <table:table-cell/>
          <table:table-cell office:value-type="float" office:value="-0.0933139323088471" calcext:value-type="float">
            <text:p>-0.093313932308847</text:p>
          </table:table-cell>
          <table:table-cell/>
          <table:table-cell office:value-type="float" office:value="5379" calcext:value-type="float">
            <text:p>5379</text:p>
          </table:table-cell>
          <table:table-cell table:number-columns-repeated="3"/>
          <table:table-cell office:value-type="float" office:value="100.100051763097" calcext:value-type="float">
            <text:p>100.100051763097</text:p>
          </table:table-cell>
          <table:table-cell/>
          <table:table-cell office:value-type="float" office:value="0.416466691569714" calcext:value-type="float">
            <text:p>0.416466691569714</text:p>
          </table:table-cell>
          <table:table-cell/>
          <table:table-cell office:value-type="float" office:value="44345" calcext:value-type="float">
            <text:p>44345</text:p>
          </table:table-cell>
          <table:table-cell table:number-columns-repeated="3"/>
          <table:table-cell office:value-type="float" office:value="100.107421084473" calcext:value-type="float">
            <text:p>100.107421084473</text:p>
          </table:table-cell>
          <table:table-cell office:value-type="float" office:value="100.101186067804" calcext:value-type="float">
            <text:p>100.101186067804</text:p>
          </table:table-cell>
          <table:table-cell office:value-type="float" office:value="100.083133514844" calcext:value-type="float">
            <text:p>100.083133514844</text:p>
          </table:table-cell>
          <table:table-cell table:number-columns-repeated="2"/>
          <table:table-cell office:value-type="float" office:value="45297" calcext:value-type="float">
            <text:p>45297</text:p>
          </table:table-cell>
          <table:table-cell office:value-type="float" office:value="46494" calcext:value-type="float">
            <text:p>4649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8111766569" calcext:value-type="float">
            <text:p>100.08111766569</text:p>
          </table:table-cell>
          <table:table-cell/>
          <table:table-cell office:value-type="float" office:value="-3.06669685598428" calcext:value-type="float">
            <text:p>-3.06669685598428</text:p>
          </table:table-cell>
          <table:table-cell/>
          <table:table-cell office:value-type="float" office:value="46641" calcext:value-type="float">
            <text:p>46641</text:p>
          </table:table-cell>
          <table:table-cell table:number-columns-repeated="3"/>
          <table:table-cell office:value-type="float" office:value="100.08958702586" calcext:value-type="float">
            <text:p>100.08958702586</text:p>
          </table:table-cell>
          <table:table-cell/>
          <table:table-cell office:value-type="float" office:value="1.59606020263488" calcext:value-type="float">
            <text:p>1.59606020263488</text:p>
          </table:table-cell>
          <table:table-cell/>
          <table:table-cell office:value-type="float" office:value="47845" calcext:value-type="float">
            <text:p>47845</text:p>
          </table:table-cell>
          <table:table-cell table:number-columns-repeated="3"/>
          <table:table-cell office:value-type="float" office:value="5.99880269294092" calcext:value-type="float">
            <text:p>5.99880269294092</text:p>
          </table:table-cell>
          <table:table-cell/>
          <table:table-cell office:value-type="float" office:value="0.157302241044899" calcext:value-type="float">
            <text:p>0.157302241044899</text:p>
          </table:table-cell>
          <table:table-cell/>
          <table:table-cell office:value-type="float" office:value="4670" calcext:value-type="float">
            <text:p>4670</text:p>
          </table:table-cell>
          <table:table-cell table:number-columns-repeated="3"/>
          <table:table-cell office:value-type="float" office:value="100.107421290775" calcext:value-type="float">
            <text:p>100.107421290775</text:p>
          </table:table-cell>
          <table:table-cell office:value-type="float" office:value="100.101188834762" calcext:value-type="float">
            <text:p>100.101188834762</text:p>
          </table:table-cell>
          <table:table-cell office:value-type="float" office:value="100.083136376971" calcext:value-type="float">
            <text:p>100.083136376971</text:p>
          </table:table-cell>
          <table:table-cell table:number-columns-repeated="2"/>
          <table:table-cell office:value-type="float" office:value="45302" calcext:value-type="float">
            <text:p>45302</text:p>
          </table:table-cell>
          <table:table-cell office:value-type="float" office:value="46498" calcext:value-type="float">
            <text:p>4649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308360542961983" calcext:value-type="float">
            <text:p>0.308360542961983</text:p>
          </table:table-cell>
          <table:table-cell/>
          <table:table-cell office:value-type="float" office:value="-0.0977777329206451" calcext:value-type="float">
            <text:p>-0.097777732920645</text:p>
          </table:table-cell>
          <table:table-cell/>
          <table:table-cell office:value-type="float" office:value="17893" calcext:value-type="float">
            <text:p>17893</text:p>
          </table:table-cell>
          <table:table-cell table:number-columns-repeated="3"/>
          <table:table-cell office:value-type="float" office:value="100.087933240736" calcext:value-type="float">
            <text:p>100.087933240736</text:p>
          </table:table-cell>
          <table:table-cell/>
          <table:table-cell office:value-type="float" office:value="-0.600113873167334" calcext:value-type="float">
            <text:p>-0.600113873167334</text:p>
          </table:table-cell>
          <table:table-cell/>
          <table:table-cell office:value-type="float" office:value="48840" calcext:value-type="float">
            <text:p>48840</text:p>
          </table:table-cell>
          <table:table-cell table:number-columns-repeated="3"/>
          <table:table-cell office:value-type="float" office:value="0.691262042846076" calcext:value-type="float">
            <text:p>0.691262042846076</text:p>
          </table:table-cell>
          <table:table-cell/>
          <table:table-cell office:value-type="float" office:value="0.0652567623154921" calcext:value-type="float">
            <text:p>0.065256762315492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100.107473856656" calcext:value-type="float">
            <text:p>100.107473856656</text:p>
          </table:table-cell>
          <table:table-cell office:value-type="float" office:value="100.101209451558" calcext:value-type="float">
            <text:p>100.101209451558</text:p>
          </table:table-cell>
          <table:table-cell office:value-type="float" office:value="100.083248169369" calcext:value-type="float">
            <text:p>100.083248169369</text:p>
          </table:table-cell>
          <table:table-cell table:number-columns-repeated="2"/>
          <table:table-cell office:value-type="float" office:value="45306" calcext:value-type="float">
            <text:p>45306</text:p>
          </table:table-cell>
          <table:table-cell office:value-type="float" office:value="46501" calcext:value-type="float">
            <text:p>4650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4844574505" calcext:value-type="float">
            <text:p>100.094844574505</text:p>
          </table:table-cell>
          <table:table-cell/>
          <table:table-cell office:value-type="float" office:value="-5.6363696497712" calcext:value-type="float">
            <text:p>-5.6363696497712</text:p>
          </table:table-cell>
          <table:table-cell/>
          <table:table-cell office:value-type="float" office:value="47130" calcext:value-type="float">
            <text:p>47130</text:p>
          </table:table-cell>
          <table:table-cell table:number-columns-repeated="3"/>
          <table:table-cell office:value-type="float" office:value="100.079185802925" calcext:value-type="float">
            <text:p>100.079185802925</text:p>
          </table:table-cell>
          <table:table-cell/>
          <table:table-cell office:value-type="float" office:value="-2.08325956953367" calcext:value-type="float">
            <text:p>-2.08325956953367</text:p>
          </table:table-cell>
          <table:table-cell/>
          <table:table-cell office:value-type="float" office:value="48823" calcext:value-type="float">
            <text:p>48823</text:p>
          </table:table-cell>
          <table:table-cell table:number-columns-repeated="3"/>
          <table:table-cell office:value-type="float" office:value="3.38407015173761" calcext:value-type="float">
            <text:p>3.38407015173761</text:p>
          </table:table-cell>
          <table:table-cell/>
          <table:table-cell office:value-type="float" office:value="0.295798919868538" calcext:value-type="float">
            <text:p>0.295798919868538</text:p>
          </table:table-cell>
          <table:table-cell/>
          <table:table-cell office:value-type="float" office:value="2654" calcext:value-type="float">
            <text:p>2654</text:p>
          </table:table-cell>
          <table:table-cell table:number-columns-repeated="3"/>
          <table:table-cell office:value-type="float" office:value="100.107487088075" calcext:value-type="float">
            <text:p>100.107487088075</text:p>
          </table:table-cell>
          <table:table-cell office:value-type="float" office:value="100.101239683185" calcext:value-type="float">
            <text:p>100.101239683185</text:p>
          </table:table-cell>
          <table:table-cell office:value-type="float" office:value="100.083308285741" calcext:value-type="float">
            <text:p>100.083308285741</text:p>
          </table:table-cell>
          <table:table-cell table:number-columns-repeated="2"/>
          <table:table-cell office:value-type="float" office:value="45310" calcext:value-type="float">
            <text:p>45310</text:p>
          </table:table-cell>
          <table:table-cell office:value-type="float" office:value="46524" calcext:value-type="float">
            <text:p>4652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18605053" calcext:value-type="float">
            <text:p>100.10018605053</text:p>
          </table:table-cell>
          <table:table-cell/>
          <table:table-cell office:value-type="float" office:value="-3.83017637911376" calcext:value-type="float">
            <text:p>-3.83017637911376</text:p>
          </table:table-cell>
          <table:table-cell/>
          <table:table-cell office:value-type="float" office:value="44635" calcext:value-type="float">
            <text:p>44635</text:p>
          </table:table-cell>
          <table:table-cell table:number-columns-repeated="3"/>
          <table:table-cell office:value-type="float" office:value="84.575043219713" calcext:value-type="float">
            <text:p>84.575043219713</text:p>
          </table:table-cell>
          <table:table-cell/>
          <table:table-cell office:value-type="float" office:value="1.3203105891874" calcext:value-type="float">
            <text:p>1.320310589187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0164637007" calcext:value-type="float">
            <text:p>100.110164637007</text:p>
          </table:table-cell>
          <table:table-cell/>
          <table:table-cell office:value-type="float" office:value="0.940993576958892" calcext:value-type="float">
            <text:p>0.940993576958892</text:p>
          </table:table-cell>
          <table:table-cell/>
          <table:table-cell office:value-type="float" office:value="44148" calcext:value-type="float">
            <text:p>44148</text:p>
          </table:table-cell>
          <table:table-cell table:number-columns-repeated="3"/>
          <table:table-cell office:value-type="float" office:value="100.107569506972" calcext:value-type="float">
            <text:p>100.107569506972</text:p>
          </table:table-cell>
          <table:table-cell office:value-type="float" office:value="100.101241114425" calcext:value-type="float">
            <text:p>100.101241114425</text:p>
          </table:table-cell>
          <table:table-cell office:value-type="float" office:value="100.083321197771" calcext:value-type="float">
            <text:p>100.083321197771</text:p>
          </table:table-cell>
          <table:table-cell table:number-columns-repeated="2"/>
          <table:table-cell office:value-type="float" office:value="45319" calcext:value-type="float">
            <text:p>45319</text:p>
          </table:table-cell>
          <table:table-cell office:value-type="float" office:value="46524" calcext:value-type="float">
            <text:p>4652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0868539255" calcext:value-type="float">
            <text:p>100.090868539255</text:p>
          </table:table-cell>
          <table:table-cell/>
          <table:table-cell office:value-type="float" office:value="-2.82374930838549" calcext:value-type="float">
            <text:p>-2.82374930838549</text:p>
          </table:table-cell>
          <table:table-cell/>
          <table:table-cell office:value-type="float" office:value="45867" calcext:value-type="float">
            <text:p>45867</text:p>
          </table:table-cell>
          <table:table-cell table:number-columns-repeated="3"/>
          <table:table-cell office:value-type="float" office:value="4.88978320885648" calcext:value-type="float">
            <text:p>4.88978320885648</text:p>
          </table:table-cell>
          <table:table-cell/>
          <table:table-cell office:value-type="float" office:value="0.166674136150678" calcext:value-type="float">
            <text:p>0.166674136150678</text:p>
          </table:table-cell>
          <table:table-cell/>
          <table:table-cell office:value-type="float" office:value="6521" calcext:value-type="float">
            <text:p>6521</text:p>
          </table:table-cell>
          <table:table-cell table:number-columns-repeated="3"/>
          <table:table-cell office:value-type="float" office:value="5.80840854074794" calcext:value-type="float">
            <text:p>5.80840854074794</text:p>
          </table:table-cell>
          <table:table-cell/>
          <table:table-cell office:value-type="float" office:value="0.341131329051995" calcext:value-type="float">
            <text:p>0.341131329051995</text:p>
          </table:table-cell>
          <table:table-cell/>
          <table:table-cell office:value-type="float" office:value="4541" calcext:value-type="float">
            <text:p>4541</text:p>
          </table:table-cell>
          <table:table-cell table:number-columns-repeated="3"/>
          <table:table-cell office:value-type="float" office:value="100.107649232319" calcext:value-type="float">
            <text:p>100.107649232319</text:p>
          </table:table-cell>
          <table:table-cell office:value-type="float" office:value="100.101260096862" calcext:value-type="float">
            <text:p>100.101260096862</text:p>
          </table:table-cell>
          <table:table-cell office:value-type="float" office:value="100.083459015089" calcext:value-type="float">
            <text:p>100.083459015089</text:p>
          </table:table-cell>
          <table:table-cell table:number-columns-repeated="2"/>
          <table:table-cell office:value-type="float" office:value="45327" calcext:value-type="float">
            <text:p>45327</text:p>
          </table:table-cell>
          <table:table-cell office:value-type="float" office:value="46525" calcext:value-type="float">
            <text:p>4652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9384016872" calcext:value-type="float">
            <text:p>100.099384016872</text:p>
          </table:table-cell>
          <table:table-cell/>
          <table:table-cell office:value-type="float" office:value="-5.16038138505755" calcext:value-type="float">
            <text:p>-5.16038138505755</text:p>
          </table:table-cell>
          <table:table-cell/>
          <table:table-cell office:value-type="float" office:value="45138" calcext:value-type="float">
            <text:p>45138</text:p>
          </table:table-cell>
          <table:table-cell table:number-columns-repeated="3"/>
          <table:table-cell office:value-type="float" office:value="9.11697813090124" calcext:value-type="float">
            <text:p>9.11697813090124</text:p>
          </table:table-cell>
          <table:table-cell/>
          <table:table-cell office:value-type="float" office:value="-0.16155126380253" calcext:value-type="float">
            <text:p>-0.16155126380253</text:p>
          </table:table-cell>
          <table:table-cell/>
          <table:table-cell office:value-type="float" office:value="7164" calcext:value-type="float">
            <text:p>7164</text:p>
          </table:table-cell>
          <table:table-cell table:number-columns-repeated="3"/>
          <table:table-cell office:value-type="float" office:value="0.740452782598397" calcext:value-type="float">
            <text:p>0.740452782598397</text:p>
          </table:table-cell>
          <table:table-cell/>
          <table:table-cell office:value-type="float" office:value="0.0675668407845091" calcext:value-type="float">
            <text:p>0.067566840784509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100.107651386438" calcext:value-type="float">
            <text:p>100.107651386438</text:p>
          </table:table-cell>
          <table:table-cell office:value-type="float" office:value="100.101291516826" calcext:value-type="float">
            <text:p>100.101291516826</text:p>
          </table:table-cell>
          <table:table-cell office:value-type="float" office:value="100.083459430295" calcext:value-type="float">
            <text:p>100.083459430295</text:p>
          </table:table-cell>
          <table:table-cell table:number-columns-repeated="2"/>
          <table:table-cell office:value-type="float" office:value="45333" calcext:value-type="float">
            <text:p>45333</text:p>
          </table:table-cell>
          <table:table-cell office:value-type="float" office:value="46538" calcext:value-type="float">
            <text:p>4653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770630357" calcext:value-type="float">
            <text:p>100.100770630357</text:p>
          </table:table-cell>
          <table:table-cell/>
          <table:table-cell office:value-type="float" office:value="-4.04453646953505" calcext:value-type="float">
            <text:p>-4.04453646953505</text:p>
          </table:table-cell>
          <table:table-cell/>
          <table:table-cell office:value-type="float" office:value="43352" calcext:value-type="float">
            <text:p>43352</text:p>
          </table:table-cell>
          <table:table-cell table:number-columns-repeated="3"/>
          <table:table-cell office:value-type="float" office:value="100.089836663797" calcext:value-type="float">
            <text:p>100.089836663797</text:p>
          </table:table-cell>
          <table:table-cell/>
          <table:table-cell office:value-type="float" office:value="1.80154746373495" calcext:value-type="float">
            <text:p>1.80154746373495</text:p>
          </table:table-cell>
          <table:table-cell/>
          <table:table-cell office:value-type="float" office:value="47922" calcext:value-type="float">
            <text:p>47922</text:p>
          </table:table-cell>
          <table:table-cell table:number-columns-repeated="3"/>
          <table:table-cell office:value-type="float" office:value="8.29309442535971" calcext:value-type="float">
            <text:p>8.29309442535971</text:p>
          </table:table-cell>
          <table:table-cell/>
          <table:table-cell office:value-type="float" office:value="-0.372274352478378" calcext:value-type="float">
            <text:p>-0.372274352478378</text:p>
          </table:table-cell>
          <table:table-cell/>
          <table:table-cell office:value-type="float" office:value="6793" calcext:value-type="float">
            <text:p>6793</text:p>
          </table:table-cell>
          <table:table-cell table:number-columns-repeated="3"/>
          <table:table-cell office:value-type="float" office:value="100.107931915521" calcext:value-type="float">
            <text:p>100.107931915521</text:p>
          </table:table-cell>
          <table:table-cell office:value-type="float" office:value="100.101298341106" calcext:value-type="float">
            <text:p>100.101298341106</text:p>
          </table:table-cell>
          <table:table-cell office:value-type="float" office:value="100.083471732055" calcext:value-type="float">
            <text:p>100.083471732055</text:p>
          </table:table-cell>
          <table:table-cell table:number-columns-repeated="2"/>
          <table:table-cell office:value-type="float" office:value="45340" calcext:value-type="float">
            <text:p>45340</text:p>
          </table:table-cell>
          <table:table-cell office:value-type="float" office:value="46547" calcext:value-type="float">
            <text:p>4654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5286263266" calcext:value-type="float">
            <text:p>100.105286263266</text:p>
          </table:table-cell>
          <table:table-cell/>
          <table:table-cell office:value-type="float" office:value="-3.81540577333552" calcext:value-type="float">
            <text:p>-3.81540577333552</text:p>
          </table:table-cell>
          <table:table-cell/>
          <table:table-cell office:value-type="float" office:value="45393" calcext:value-type="float">
            <text:p>45393</text:p>
          </table:table-cell>
          <table:table-cell table:number-columns-repeated="3"/>
          <table:table-cell office:value-type="float" office:value="0.550091283734069" calcext:value-type="float">
            <text:p>0.550091283734069</text:p>
          </table:table-cell>
          <table:table-cell/>
          <table:table-cell office:value-type="float" office:value="0.0829601009285599" calcext:value-type="float">
            <text:p>0.08296010092856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3"/>
          <table:table-cell office:value-type="float" office:value="100.103705069391" calcext:value-type="float">
            <text:p>100.103705069391</text:p>
          </table:table-cell>
          <table:table-cell/>
          <table:table-cell office:value-type="float" office:value="3.42465337060668" calcext:value-type="float">
            <text:p>3.42465337060668</text:p>
          </table:table-cell>
          <table:table-cell/>
          <table:table-cell office:value-type="float" office:value="45735" calcext:value-type="float">
            <text:p>45735</text:p>
          </table:table-cell>
          <table:table-cell table:number-columns-repeated="3"/>
          <table:table-cell office:value-type="float" office:value="100.108030475151" calcext:value-type="float">
            <text:p>100.108030475151</text:p>
          </table:table-cell>
          <table:table-cell office:value-type="float" office:value="100.101322560265" calcext:value-type="float">
            <text:p>100.101322560265</text:p>
          </table:table-cell>
          <table:table-cell office:value-type="float" office:value="100.083481673987" calcext:value-type="float">
            <text:p>100.083481673987</text:p>
          </table:table-cell>
          <table:table-cell table:number-columns-repeated="2"/>
          <table:table-cell office:value-type="float" office:value="45350" calcext:value-type="float">
            <text:p>45350</text:p>
          </table:table-cell>
          <table:table-cell office:value-type="float" office:value="46547" calcext:value-type="float">
            <text:p>4654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35811186766688" calcext:value-type="float">
            <text:p>5.35811186766688</text:p>
          </table:table-cell>
          <table:table-cell/>
          <table:table-cell office:value-type="float" office:value="-0.356408736102009" calcext:value-type="float">
            <text:p>-0.356408736102009</text:p>
          </table:table-cell>
          <table:table-cell/>
          <table:table-cell office:value-type="float" office:value="5053" calcext:value-type="float">
            <text:p>5053</text:p>
          </table:table-cell>
          <table:table-cell table:number-columns-repeated="3"/>
          <table:table-cell office:value-type="float" office:value="66.9857725606178" calcext:value-type="float">
            <text:p>66.9857725606178</text:p>
          </table:table-cell>
          <table:table-cell/>
          <table:table-cell office:value-type="float" office:value="1.23533988666421" calcext:value-type="float">
            <text:p>1.2353398866642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78364148890361" calcext:value-type="float">
            <text:p>3.78364148890361</text:p>
          </table:table-cell>
          <table:table-cell/>
          <table:table-cell office:value-type="float" office:value="0.454426389954505" calcext:value-type="float">
            <text:p>0.454426389954505</text:p>
          </table:table-cell>
          <table:table-cell/>
          <table:table-cell office:value-type="float" office:value="2960" calcext:value-type="float">
            <text:p>2960</text:p>
          </table:table-cell>
          <table:table-cell table:number-columns-repeated="3"/>
          <table:table-cell office:value-type="float" office:value="100.108053986272" calcext:value-type="float">
            <text:p>100.108053986272</text:p>
          </table:table-cell>
          <table:table-cell office:value-type="float" office:value="100.101358822349" calcext:value-type="float">
            <text:p>100.101358822349</text:p>
          </table:table-cell>
          <table:table-cell office:value-type="float" office:value="100.083588494686" calcext:value-type="float">
            <text:p>100.083588494686</text:p>
          </table:table-cell>
          <table:table-cell table:number-columns-repeated="2"/>
          <table:table-cell office:value-type="float" office:value="45351" calcext:value-type="float">
            <text:p>45351</text:p>
          </table:table-cell>
          <table:table-cell office:value-type="float" office:value="46548" calcext:value-type="float">
            <text:p>4654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8180298212" calcext:value-type="float">
            <text:p>100.098180298212</text:p>
          </table:table-cell>
          <table:table-cell/>
          <table:table-cell office:value-type="float" office:value="-5.79097151588565" calcext:value-type="float">
            <text:p>-5.79097151588565</text:p>
          </table:table-cell>
          <table:table-cell/>
          <table:table-cell office:value-type="float" office:value="44335" calcext:value-type="float">
            <text:p>44335</text:p>
          </table:table-cell>
          <table:table-cell table:number-columns-repeated="3"/>
          <table:table-cell office:value-type="float" office:value="100.079143427046" calcext:value-type="float">
            <text:p>100.079143427046</text:p>
          </table:table-cell>
          <table:table-cell/>
          <table:table-cell office:value-type="float" office:value="0.972781732536389" calcext:value-type="float">
            <text:p>0.972781732536389</text:p>
          </table:table-cell>
          <table:table-cell/>
          <table:table-cell office:value-type="float" office:value="48214" calcext:value-type="float">
            <text:p>48214</text:p>
          </table:table-cell>
          <table:table-cell table:number-columns-repeated="3"/>
          <table:table-cell office:value-type="float" office:value="100.106723635541" calcext:value-type="float">
            <text:p>100.106723635541</text:p>
          </table:table-cell>
          <table:table-cell/>
          <table:table-cell office:value-type="float" office:value="1.2745044431658" calcext:value-type="float">
            <text:p>1.2745044431658</text:p>
          </table:table-cell>
          <table:table-cell/>
          <table:table-cell office:value-type="float" office:value="45084" calcext:value-type="float">
            <text:p>45084</text:p>
          </table:table-cell>
          <table:table-cell table:number-columns-repeated="3"/>
          <table:table-cell office:value-type="float" office:value="100.108087231088" calcext:value-type="float">
            <text:p>100.108087231088</text:p>
          </table:table-cell>
          <table:table-cell office:value-type="float" office:value="100.101378589423" calcext:value-type="float">
            <text:p>100.101378589423</text:p>
          </table:table-cell>
          <table:table-cell office:value-type="float" office:value="100.083741574754" calcext:value-type="float">
            <text:p>100.083741574754</text:p>
          </table:table-cell>
          <table:table-cell table:number-columns-repeated="2"/>
          <table:table-cell office:value-type="float" office:value="45352" calcext:value-type="float">
            <text:p>45352</text:p>
          </table:table-cell>
          <table:table-cell office:value-type="float" office:value="46549" calcext:value-type="float">
            <text:p>4654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34408321" calcext:value-type="float">
            <text:p>100.10034408321</text:p>
          </table:table-cell>
          <table:table-cell/>
          <table:table-cell office:value-type="float" office:value="-5.05229598871099" calcext:value-type="float">
            <text:p>-5.05229598871099</text:p>
          </table:table-cell>
          <table:table-cell/>
          <table:table-cell office:value-type="float" office:value="43535" calcext:value-type="float">
            <text:p>43535</text:p>
          </table:table-cell>
          <table:table-cell table:number-columns-repeated="3"/>
          <table:table-cell office:value-type="float" office:value="2.12312768657695" calcext:value-type="float">
            <text:p>2.12312768657695</text:p>
          </table:table-cell>
          <table:table-cell/>
          <table:table-cell office:value-type="float" office:value="0.226695064401672" calcext:value-type="float">
            <text:p>0.226695064401672</text:p>
          </table:table-cell>
          <table:table-cell/>
          <table:table-cell office:value-type="float" office:value="2111" calcext:value-type="float">
            <text:p>2111</text:p>
          </table:table-cell>
          <table:table-cell table:number-columns-repeated="3"/>
          <table:table-cell office:value-type="float" office:value="7.76272941019014" calcext:value-type="float">
            <text:p>7.76272941019014</text:p>
          </table:table-cell>
          <table:table-cell/>
          <table:table-cell office:value-type="float" office:value="0.105906178174342" calcext:value-type="float">
            <text:p>0.105906178174342</text:p>
          </table:table-cell>
          <table:table-cell/>
          <table:table-cell office:value-type="float" office:value="5917" calcext:value-type="float">
            <text:p>5917</text:p>
          </table:table-cell>
          <table:table-cell table:number-columns-repeated="3"/>
          <table:table-cell office:value-type="float" office:value="100.108103704147" calcext:value-type="float">
            <text:p>100.108103704147</text:p>
          </table:table-cell>
          <table:table-cell office:value-type="float" office:value="100.10141565176" calcext:value-type="float">
            <text:p>100.10141565176</text:p>
          </table:table-cell>
          <table:table-cell office:value-type="float" office:value="100.083774045992" calcext:value-type="float">
            <text:p>100.083774045992</text:p>
          </table:table-cell>
          <table:table-cell table:number-columns-repeated="2"/>
          <table:table-cell office:value-type="float" office:value="45353" calcext:value-type="float">
            <text:p>45353</text:p>
          </table:table-cell>
          <table:table-cell office:value-type="float" office:value="46550" calcext:value-type="float">
            <text:p>465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102488838" calcext:value-type="float">
            <text:p>100.101102488838</text:p>
          </table:table-cell>
          <table:table-cell/>
          <table:table-cell office:value-type="float" office:value="-3.60428031032243" calcext:value-type="float">
            <text:p>-3.60428031032243</text:p>
          </table:table-cell>
          <table:table-cell/>
          <table:table-cell office:value-type="float" office:value="42394" calcext:value-type="float">
            <text:p>42394</text:p>
          </table:table-cell>
          <table:table-cell table:number-columns-repeated="3"/>
          <table:table-cell office:value-type="float" office:value="9.06320486807821" calcext:value-type="float">
            <text:p>9.06320486807821</text:p>
          </table:table-cell>
          <table:table-cell/>
          <table:table-cell office:value-type="float" office:value="-0.237888228016239" calcext:value-type="float">
            <text:p>-0.237888228016239</text:p>
          </table:table-cell>
          <table:table-cell/>
          <table:table-cell office:value-type="float" office:value="7562" calcext:value-type="float">
            <text:p>7562</text:p>
          </table:table-cell>
          <table:table-cell table:number-columns-repeated="3"/>
          <table:table-cell office:value-type="float" office:value="1.26535970190402" calcext:value-type="float">
            <text:p>1.26535970190402</text:p>
          </table:table-cell>
          <table:table-cell/>
          <table:table-cell office:value-type="float" office:value="-0.257236167746536" calcext:value-type="float">
            <text:p>-0.257236167746536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0.108136416594" calcext:value-type="float">
            <text:p>100.108136416594</text:p>
          </table:table-cell>
          <table:table-cell office:value-type="float" office:value="100.101439601764" calcext:value-type="float">
            <text:p>100.101439601764</text:p>
          </table:table-cell>
          <table:table-cell office:value-type="float" office:value="100.083837920923" calcext:value-type="float">
            <text:p>100.083837920923</text:p>
          </table:table-cell>
          <table:table-cell table:number-columns-repeated="2"/>
          <table:table-cell office:value-type="float" office:value="45370" calcext:value-type="float">
            <text:p>45370</text:p>
          </table:table-cell>
          <table:table-cell office:value-type="float" office:value="46551" calcext:value-type="float">
            <text:p>4655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87189253962" calcext:value-type="float">
            <text:p>100.087189253962</text:p>
          </table:table-cell>
          <table:table-cell/>
          <table:table-cell office:value-type="float" office:value="-3.2754773802465" calcext:value-type="float">
            <text:p>-3.2754773802465</text:p>
          </table:table-cell>
          <table:table-cell/>
          <table:table-cell office:value-type="float" office:value="48058" calcext:value-type="float">
            <text:p>48058</text:p>
          </table:table-cell>
          <table:table-cell table:number-columns-repeated="3"/>
          <table:table-cell office:value-type="float" office:value="100.088324735878" calcext:value-type="float">
            <text:p>100.088324735878</text:p>
          </table:table-cell>
          <table:table-cell/>
          <table:table-cell office:value-type="float" office:value="4.79638387191778" calcext:value-type="float">
            <text:p>4.79638387191778</text:p>
          </table:table-cell>
          <table:table-cell/>
          <table:table-cell office:value-type="float" office:value="49534" calcext:value-type="float">
            <text:p>49534</text:p>
          </table:table-cell>
          <table:table-cell table:number-columns-repeated="3"/>
          <table:table-cell office:value-type="float" office:value="100.108318677941" calcext:value-type="float">
            <text:p>100.108318677941</text:p>
          </table:table-cell>
          <table:table-cell/>
          <table:table-cell office:value-type="float" office:value="3.85748322627666" calcext:value-type="float">
            <text:p>3.85748322627666</text:p>
          </table:table-cell>
          <table:table-cell/>
          <table:table-cell office:value-type="float" office:value="43635" calcext:value-type="float">
            <text:p>43635</text:p>
          </table:table-cell>
          <table:table-cell table:number-columns-repeated="3"/>
          <table:table-cell office:value-type="float" office:value="100.108151071277" calcext:value-type="float">
            <text:p>100.108151071277</text:p>
          </table:table-cell>
          <table:table-cell office:value-type="float" office:value="100.101440928545" calcext:value-type="float">
            <text:p>100.101440928545</text:p>
          </table:table-cell>
          <table:table-cell office:value-type="float" office:value="100.08384996425" calcext:value-type="float">
            <text:p>100.08384996425</text:p>
          </table:table-cell>
          <table:table-cell table:number-columns-repeated="2"/>
          <table:table-cell office:value-type="float" office:value="45386" calcext:value-type="float">
            <text:p>45386</text:p>
          </table:table-cell>
          <table:table-cell office:value-type="float" office:value="46552" calcext:value-type="float">
            <text:p>4655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0520595571" calcext:value-type="float">
            <text:p>100.090520595571</text:p>
          </table:table-cell>
          <table:table-cell/>
          <table:table-cell office:value-type="float" office:value="-3.01438204849934" calcext:value-type="float">
            <text:p>-3.01438204849934</text:p>
          </table:table-cell>
          <table:table-cell/>
          <table:table-cell office:value-type="float" office:value="46318" calcext:value-type="float">
            <text:p>46318</text:p>
          </table:table-cell>
          <table:table-cell table:number-columns-repeated="3"/>
          <table:table-cell office:value-type="float" office:value="100.090637179647" calcext:value-type="float">
            <text:p>100.090637179647</text:p>
          </table:table-cell>
          <table:table-cell/>
          <table:table-cell office:value-type="float" office:value="0.762162141504961" calcext:value-type="float">
            <text:p>0.762162141504961</text:p>
          </table:table-cell>
          <table:table-cell/>
          <table:table-cell office:value-type="float" office:value="46840" calcext:value-type="float">
            <text:p>46840</text:p>
          </table:table-cell>
          <table:table-cell table:number-columns-repeated="3"/>
          <table:table-cell office:value-type="float" office:value="0.173413910144364" calcext:value-type="float">
            <text:p>0.173413910144364</text:p>
          </table:table-cell>
          <table:table-cell/>
          <table:table-cell office:value-type="float" office:value="0.196885592219245" calcext:value-type="float">
            <text:p>0.19688559221924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00.108156892638" calcext:value-type="float">
            <text:p>100.108156892638</text:p>
          </table:table-cell>
          <table:table-cell office:value-type="float" office:value="100.101452354602" calcext:value-type="float">
            <text:p>100.101452354602</text:p>
          </table:table-cell>
          <table:table-cell office:value-type="float" office:value="100.08386378562" calcext:value-type="float">
            <text:p>100.08386378562</text:p>
          </table:table-cell>
          <table:table-cell table:number-columns-repeated="2"/>
          <table:table-cell office:value-type="float" office:value="45417" calcext:value-type="float">
            <text:p>45417</text:p>
          </table:table-cell>
          <table:table-cell office:value-type="float" office:value="46566" calcext:value-type="float">
            <text:p>4656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955937932" calcext:value-type="float">
            <text:p>100.101955937932</text:p>
          </table:table-cell>
          <table:table-cell/>
          <table:table-cell office:value-type="float" office:value="-4.78125318524429" calcext:value-type="float">
            <text:p>-4.78125318524429</text:p>
          </table:table-cell>
          <table:table-cell/>
          <table:table-cell office:value-type="float" office:value="43836" calcext:value-type="float">
            <text:p>43836</text:p>
          </table:table-cell>
          <table:table-cell table:number-columns-repeated="3"/>
          <table:table-cell office:value-type="float" office:value="2.39245833493271" calcext:value-type="float">
            <text:p>2.39245833493271</text:p>
          </table:table-cell>
          <table:table-cell/>
          <table:table-cell office:value-type="float" office:value="0.126717021808638" calcext:value-type="float">
            <text:p>0.126717021808638</text:p>
          </table:table-cell>
          <table:table-cell/>
          <table:table-cell office:value-type="float" office:value="2130" calcext:value-type="float">
            <text:p>2130</text:p>
          </table:table-cell>
          <table:table-cell table:number-columns-repeated="3"/>
          <table:table-cell office:value-type="float" office:value="8.61974295232126" calcext:value-type="float">
            <text:p>8.61974295232126</text:p>
          </table:table-cell>
          <table:table-cell/>
          <table:table-cell office:value-type="float" office:value="0.116138802800281" calcext:value-type="float">
            <text:p>0.116138802800281</text:p>
          </table:table-cell>
          <table:table-cell/>
          <table:table-cell office:value-type="float" office:value="5972" calcext:value-type="float">
            <text:p>5972</text:p>
          </table:table-cell>
          <table:table-cell table:number-columns-repeated="3"/>
          <table:table-cell office:value-type="float" office:value="100.108179718439" calcext:value-type="float">
            <text:p>100.108179718439</text:p>
          </table:table-cell>
          <table:table-cell office:value-type="float" office:value="100.10160279987" calcext:value-type="float">
            <text:p>100.10160279987</text:p>
          </table:table-cell>
          <table:table-cell office:value-type="float" office:value="100.083965448763" calcext:value-type="float">
            <text:p>100.083965448763</text:p>
          </table:table-cell>
          <table:table-cell table:number-columns-repeated="2"/>
          <table:table-cell office:value-type="float" office:value="45421" calcext:value-type="float">
            <text:p>45421</text:p>
          </table:table-cell>
          <table:table-cell office:value-type="float" office:value="46567" calcext:value-type="float">
            <text:p>4656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053929136" calcext:value-type="float">
            <text:p>100.101053929136</text:p>
          </table:table-cell>
          <table:table-cell/>
          <table:table-cell office:value-type="float" office:value="-5.78257897061907" calcext:value-type="float">
            <text:p>-5.78257897061907</text:p>
          </table:table-cell>
          <table:table-cell/>
          <table:table-cell office:value-type="float" office:value="45215" calcext:value-type="float">
            <text:p>45215</text:p>
          </table:table-cell>
          <table:table-cell table:number-columns-repeated="3"/>
          <table:table-cell office:value-type="float" office:value="100.087909430513" calcext:value-type="float">
            <text:p>100.087909430513</text:p>
          </table:table-cell>
          <table:table-cell/>
          <table:table-cell office:value-type="float" office:value="-4.23190220089898" calcext:value-type="float">
            <text:p>-4.23190220089898</text:p>
          </table:table-cell>
          <table:table-cell/>
          <table:table-cell office:value-type="float" office:value="49463" calcext:value-type="float">
            <text:p>49463</text:p>
          </table:table-cell>
          <table:table-cell table:number-columns-repeated="3"/>
          <table:table-cell office:value-type="float" office:value="3.29602898124197" calcext:value-type="float">
            <text:p>3.29602898124197</text:p>
          </table:table-cell>
          <table:table-cell/>
          <table:table-cell office:value-type="float" office:value="-0.00777910976694795" calcext:value-type="float">
            <text:p>-0.007779109766948</text:p>
          </table:table-cell>
          <table:table-cell/>
          <table:table-cell office:value-type="float" office:value="3221" calcext:value-type="float">
            <text:p>3221</text:p>
          </table:table-cell>
          <table:table-cell table:number-columns-repeated="3"/>
          <table:table-cell office:value-type="float" office:value="100.108198772514" calcext:value-type="float">
            <text:p>100.108198772514</text:p>
          </table:table-cell>
          <table:table-cell office:value-type="float" office:value="100.101615725412" calcext:value-type="float">
            <text:p>100.101615725412</text:p>
          </table:table-cell>
          <table:table-cell office:value-type="float" office:value="100.084021122532" calcext:value-type="float">
            <text:p>100.084021122532</text:p>
          </table:table-cell>
          <table:table-cell table:number-columns-repeated="2"/>
          <table:table-cell office:value-type="float" office:value="45423" calcext:value-type="float">
            <text:p>45423</text:p>
          </table:table-cell>
          <table:table-cell office:value-type="float" office:value="46571" calcext:value-type="float">
            <text:p>4657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4422734681" calcext:value-type="float">
            <text:p>100.094422734681</text:p>
          </table:table-cell>
          <table:table-cell/>
          <table:table-cell office:value-type="float" office:value="-5.8776336258903" calcext:value-type="float">
            <text:p>-5.8776336258903</text:p>
          </table:table-cell>
          <table:table-cell/>
          <table:table-cell office:value-type="float" office:value="46636" calcext:value-type="float">
            <text:p>46636</text:p>
          </table:table-cell>
          <table:table-cell table:number-columns-repeated="3"/>
          <table:table-cell office:value-type="float" office:value="99.2262893879702" calcext:value-type="float">
            <text:p>99.2262893879702</text:p>
          </table:table-cell>
          <table:table-cell/>
          <table:table-cell office:value-type="float" office:value="-8.44309831028611" calcext:value-type="float">
            <text:p>-8.4430983102861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27474540054758" calcext:value-type="float">
            <text:p>5.27474540054758</text:p>
          </table:table-cell>
          <table:table-cell/>
          <table:table-cell office:value-type="float" office:value="0.208844862916354" calcext:value-type="float">
            <text:p>0.208844862916354</text:p>
          </table:table-cell>
          <table:table-cell/>
          <table:table-cell office:value-type="float" office:value="4056" calcext:value-type="float">
            <text:p>4056</text:p>
          </table:table-cell>
          <table:table-cell table:number-columns-repeated="3"/>
          <table:table-cell office:value-type="float" office:value="100.108200569157" calcext:value-type="float">
            <text:p>100.108200569157</text:p>
          </table:table-cell>
          <table:table-cell office:value-type="float" office:value="100.101659900819" calcext:value-type="float">
            <text:p>100.101659900819</text:p>
          </table:table-cell>
          <table:table-cell office:value-type="float" office:value="100.084065591077" calcext:value-type="float">
            <text:p>100.084065591077</text:p>
          </table:table-cell>
          <table:table-cell table:number-columns-repeated="2"/>
          <table:table-cell office:value-type="float" office:value="45439" calcext:value-type="float">
            <text:p>45439</text:p>
          </table:table-cell>
          <table:table-cell office:value-type="float" office:value="46574" calcext:value-type="float">
            <text:p>4657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5746356958" calcext:value-type="float">
            <text:p>100.105746356958</text:p>
          </table:table-cell>
          <table:table-cell/>
          <table:table-cell office:value-type="float" office:value="-3.48707037671528" calcext:value-type="float">
            <text:p>-3.48707037671528</text:p>
          </table:table-cell>
          <table:table-cell/>
          <table:table-cell office:value-type="float" office:value="47780" calcext:value-type="float">
            <text:p>47780</text:p>
          </table:table-cell>
          <table:table-cell table:number-columns-repeated="3"/>
          <table:table-cell office:value-type="float" office:value="100.096592195457" calcext:value-type="float">
            <text:p>100.096592195457</text:p>
          </table:table-cell>
          <table:table-cell/>
          <table:table-cell office:value-type="float" office:value="3.38647809540509" calcext:value-type="float">
            <text:p>3.38647809540509</text:p>
          </table:table-cell>
          <table:table-cell/>
          <table:table-cell office:value-type="float" office:value="49968" calcext:value-type="float">
            <text:p>49968</text:p>
          </table:table-cell>
          <table:table-cell table:number-columns-repeated="3"/>
          <table:table-cell office:value-type="float" office:value="3.22831094134445" calcext:value-type="float">
            <text:p>3.22831094134445</text:p>
          </table:table-cell>
          <table:table-cell/>
          <table:table-cell office:value-type="float" office:value="0.188046639670171" calcext:value-type="float">
            <text:p>0.188046639670171</text:p>
          </table:table-cell>
          <table:table-cell/>
          <table:table-cell office:value-type="float" office:value="2766" calcext:value-type="float">
            <text:p>2766</text:p>
          </table:table-cell>
          <table:table-cell table:number-columns-repeated="3"/>
          <table:table-cell office:value-type="float" office:value="100.108232306617" calcext:value-type="float">
            <text:p>100.108232306617</text:p>
          </table:table-cell>
          <table:table-cell office:value-type="float" office:value="100.101711433709" calcext:value-type="float">
            <text:p>100.101711433709</text:p>
          </table:table-cell>
          <table:table-cell office:value-type="float" office:value="100.084080240187" calcext:value-type="float">
            <text:p>100.084080240187</text:p>
          </table:table-cell>
          <table:table-cell table:number-columns-repeated="2"/>
          <table:table-cell office:value-type="float" office:value="45466" calcext:value-type="float">
            <text:p>45466</text:p>
          </table:table-cell>
          <table:table-cell office:value-type="float" office:value="46583" calcext:value-type="float">
            <text:p>4658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8371392459" calcext:value-type="float">
            <text:p>100.098371392459</text:p>
          </table:table-cell>
          <table:table-cell/>
          <table:table-cell office:value-type="float" office:value="-4.67849609600667" calcext:value-type="float">
            <text:p>-4.67849609600667</text:p>
          </table:table-cell>
          <table:table-cell/>
          <table:table-cell office:value-type="float" office:value="46498" calcext:value-type="float">
            <text:p>46498</text:p>
          </table:table-cell>
          <table:table-cell table:number-columns-repeated="3"/>
          <table:table-cell office:value-type="float" office:value="99.8528128938494" calcext:value-type="float">
            <text:p>99.8528128938494</text:p>
          </table:table-cell>
          <table:table-cell/>
          <table:table-cell office:value-type="float" office:value="-1.19041682002632" calcext:value-type="float">
            <text:p>-1.1904168200263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7473856656" calcext:value-type="float">
            <text:p>100.107473856656</text:p>
          </table:table-cell>
          <table:table-cell/>
          <table:table-cell office:value-type="float" office:value="0.433556708120641" calcext:value-type="float">
            <text:p>0.433556708120641</text:p>
          </table:table-cell>
          <table:table-cell/>
          <table:table-cell office:value-type="float" office:value="44967" calcext:value-type="float">
            <text:p>44967</text:p>
          </table:table-cell>
          <table:table-cell table:number-columns-repeated="3"/>
          <table:table-cell office:value-type="float" office:value="100.108240774612" calcext:value-type="float">
            <text:p>100.108240774612</text:p>
          </table:table-cell>
          <table:table-cell office:value-type="float" office:value="100.101714603657" calcext:value-type="float">
            <text:p>100.101714603657</text:p>
          </table:table-cell>
          <table:table-cell office:value-type="float" office:value="100.084124707308" calcext:value-type="float">
            <text:p>100.084124707308</text:p>
          </table:table-cell>
          <table:table-cell table:number-columns-repeated="2"/>
          <table:table-cell office:value-type="float" office:value="45491" calcext:value-type="float">
            <text:p>45491</text:p>
          </table:table-cell>
          <table:table-cell office:value-type="float" office:value="46594" calcext:value-type="float">
            <text:p>4659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069060864" calcext:value-type="float">
            <text:p>100.100069060864</text:p>
          </table:table-cell>
          <table:table-cell/>
          <table:table-cell office:value-type="float" office:value="-4.33336460470695" calcext:value-type="float">
            <text:p>-4.33336460470695</text:p>
          </table:table-cell>
          <table:table-cell/>
          <table:table-cell office:value-type="float" office:value="48407" calcext:value-type="float">
            <text:p>48407</text:p>
          </table:table-cell>
          <table:table-cell table:number-columns-repeated="3"/>
          <table:table-cell office:value-type="float" office:value="44.9700394246384" calcext:value-type="float">
            <text:p>44.9700394246384</text:p>
          </table:table-cell>
          <table:table-cell/>
          <table:table-cell office:value-type="float" office:value="-0.377444107492025" calcext:value-type="float">
            <text:p>-0.37744410749202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19800316857603" calcext:value-type="float">
            <text:p>1.19800316857603</text:p>
          </table:table-cell>
          <table:table-cell/>
          <table:table-cell office:value-type="float" office:value="-0.165660433108838" calcext:value-type="float">
            <text:p>-0.165660433108838</text:p>
          </table:table-cell>
          <table:table-cell/>
          <table:table-cell office:value-type="float" office:value="1061" calcext:value-type="float">
            <text:p>1061</text:p>
          </table:table-cell>
          <table:table-cell table:number-columns-repeated="3"/>
          <table:table-cell office:value-type="float" office:value="100.108299519264" calcext:value-type="float">
            <text:p>100.108299519264</text:p>
          </table:table-cell>
          <table:table-cell office:value-type="float" office:value="100.101734705845" calcext:value-type="float">
            <text:p>100.101734705845</text:p>
          </table:table-cell>
          <table:table-cell office:value-type="float" office:value="100.084257744302" calcext:value-type="float">
            <text:p>100.084257744302</text:p>
          </table:table-cell>
          <table:table-cell table:number-columns-repeated="2"/>
          <table:table-cell office:value-type="float" office:value="45494" calcext:value-type="float">
            <text:p>45494</text:p>
          </table:table-cell>
          <table:table-cell office:value-type="float" office:value="46597" calcext:value-type="float">
            <text:p>4659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75162004055483" calcext:value-type="float">
            <text:p>5.75162004055483</text:p>
          </table:table-cell>
          <table:table-cell/>
          <table:table-cell office:value-type="float" office:value="0.316542281850317" calcext:value-type="float">
            <text:p>0.316542281850317</text:p>
          </table:table-cell>
          <table:table-cell/>
          <table:table-cell office:value-type="float" office:value="3957" calcext:value-type="float">
            <text:p>3957</text:p>
          </table:table-cell>
          <table:table-cell table:number-columns-repeated="3"/>
          <table:table-cell office:value-type="float" office:value="9.01299505241279" calcext:value-type="float">
            <text:p>9.01299505241279</text:p>
          </table:table-cell>
          <table:table-cell/>
          <table:table-cell office:value-type="float" office:value="0.239874187135531" calcext:value-type="float">
            <text:p>0.239874187135531</text:p>
          </table:table-cell>
          <table:table-cell/>
          <table:table-cell office:value-type="float" office:value="6607" calcext:value-type="float">
            <text:p>6607</text:p>
          </table:table-cell>
          <table:table-cell table:number-columns-repeated="3"/>
          <table:table-cell office:value-type="float" office:value="100.108619959881" calcext:value-type="float">
            <text:p>100.108619959881</text:p>
          </table:table-cell>
          <table:table-cell/>
          <table:table-cell office:value-type="float" office:value="2.75847449084009" calcext:value-type="float">
            <text:p>2.75847449084009</text:p>
          </table:table-cell>
          <table:table-cell/>
          <table:table-cell office:value-type="float" office:value="45536" calcext:value-type="float">
            <text:p>45536</text:p>
          </table:table-cell>
          <table:table-cell table:number-columns-repeated="3"/>
          <table:table-cell office:value-type="float" office:value="100.108303221184" calcext:value-type="float">
            <text:p>100.108303221184</text:p>
          </table:table-cell>
          <table:table-cell office:value-type="float" office:value="100.101759921927" calcext:value-type="float">
            <text:p>100.101759921927</text:p>
          </table:table-cell>
          <table:table-cell office:value-type="float" office:value="100.084304615782" calcext:value-type="float">
            <text:p>100.084304615782</text:p>
          </table:table-cell>
          <table:table-cell table:number-columns-repeated="2"/>
          <table:table-cell office:value-type="float" office:value="45511" calcext:value-type="float">
            <text:p>45511</text:p>
          </table:table-cell>
          <table:table-cell office:value-type="float" office:value="46636" calcext:value-type="float">
            <text:p>4663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513801493373754" calcext:value-type="float">
            <text:p>0.513801493373754</text:p>
          </table:table-cell>
          <table:table-cell/>
          <table:table-cell office:value-type="float" office:value="0.149443523815132" calcext:value-type="float">
            <text:p>0.149443523815132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3"/>
          <table:table-cell office:value-type="float" office:value="96.1576482877474" calcext:value-type="float">
            <text:p>96.1576482877474</text:p>
          </table:table-cell>
          <table:table-cell/>
          <table:table-cell office:value-type="float" office:value="-0.944401722831914" calcext:value-type="float">
            <text:p>-0.94440172283191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73788865747738" calcext:value-type="float">
            <text:p>5.73788865747738</text:p>
          </table:table-cell>
          <table:table-cell/>
          <table:table-cell office:value-type="float" office:value="-0.135253275434369" calcext:value-type="float">
            <text:p>-0.135253275434369</text:p>
          </table:table-cell>
          <table:table-cell/>
          <table:table-cell office:value-type="float" office:value="7883" calcext:value-type="float">
            <text:p>7883</text:p>
          </table:table-cell>
          <table:table-cell table:number-columns-repeated="3"/>
          <table:table-cell office:value-type="float" office:value="100.108318677941" calcext:value-type="float">
            <text:p>100.108318677941</text:p>
          </table:table-cell>
          <table:table-cell office:value-type="float" office:value="100.101786074631" calcext:value-type="float">
            <text:p>100.101786074631</text:p>
          </table:table-cell>
          <table:table-cell office:value-type="float" office:value="100.0843625995" calcext:value-type="float">
            <text:p>100.0843625995</text:p>
          </table:table-cell>
          <table:table-cell table:number-columns-repeated="2"/>
          <table:table-cell office:value-type="float" office:value="45516" calcext:value-type="float">
            <text:p>45516</text:p>
          </table:table-cell>
          <table:table-cell office:value-type="float" office:value="46641" calcext:value-type="float">
            <text:p>4664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3163433424232" calcext:value-type="float">
            <text:p>5.3163433424232</text:p>
          </table:table-cell>
          <table:table-cell/>
          <table:table-cell office:value-type="float" office:value="-0.496048127255375" calcext:value-type="float">
            <text:p>-0.496048127255375</text:p>
          </table:table-cell>
          <table:table-cell/>
          <table:table-cell office:value-type="float" office:value="4176" calcext:value-type="float">
            <text:p>4176</text:p>
          </table:table-cell>
          <table:table-cell table:number-columns-repeated="3"/>
          <table:table-cell office:value-type="float" office:value="100.081872798034" calcext:value-type="float">
            <text:p>100.081872798034</text:p>
          </table:table-cell>
          <table:table-cell/>
          <table:table-cell office:value-type="float" office:value="3.33902672313227" calcext:value-type="float">
            <text:p>3.33902672313227</text:p>
          </table:table-cell>
          <table:table-cell/>
          <table:table-cell office:value-type="float" office:value="46168" calcext:value-type="float">
            <text:p>46168</text:p>
          </table:table-cell>
          <table:table-cell table:number-columns-repeated="3"/>
          <table:table-cell office:value-type="float" office:value="9.03317794156226" calcext:value-type="float">
            <text:p>9.03317794156226</text:p>
          </table:table-cell>
          <table:table-cell/>
          <table:table-cell office:value-type="float" office:value="0.0145578013982924" calcext:value-type="float">
            <text:p>0.014557801398293</text:p>
          </table:table-cell>
          <table:table-cell/>
          <table:table-cell office:value-type="float" office:value="6965" calcext:value-type="float">
            <text:p>6965</text:p>
          </table:table-cell>
          <table:table-cell table:number-columns-repeated="3"/>
          <table:table-cell office:value-type="float" office:value="100.108331344665" calcext:value-type="float">
            <text:p>100.108331344665</text:p>
          </table:table-cell>
          <table:table-cell office:value-type="float" office:value="100.101811798747" calcext:value-type="float">
            <text:p>100.101811798747</text:p>
          </table:table-cell>
          <table:table-cell office:value-type="float" office:value="100.084397590296" calcext:value-type="float">
            <text:p>100.084397590296</text:p>
          </table:table-cell>
          <table:table-cell table:number-columns-repeated="2"/>
          <table:table-cell office:value-type="float" office:value="45536" calcext:value-type="float">
            <text:p>45536</text:p>
          </table:table-cell>
          <table:table-cell office:value-type="float" office:value="46641" calcext:value-type="float">
            <text:p>4664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83677928176944" calcext:value-type="float">
            <text:p>2.83677928176944</text:p>
          </table:table-cell>
          <table:table-cell/>
          <table:table-cell office:value-type="float" office:value="-0.0403264865451869" calcext:value-type="float">
            <text:p>-0.040326486545187</text:p>
          </table:table-cell>
          <table:table-cell/>
          <table:table-cell office:value-type="float" office:value="2127" calcext:value-type="float">
            <text:p>2127</text:p>
          </table:table-cell>
          <table:table-cell table:number-columns-repeated="3"/>
          <table:table-cell office:value-type="float" office:value="1.40875507952428" calcext:value-type="float">
            <text:p>1.40875507952428</text:p>
          </table:table-cell>
          <table:table-cell/>
          <table:table-cell office:value-type="float" office:value="-0.154100646333981" calcext:value-type="float">
            <text:p>-0.154100646333981</text:p>
          </table:table-cell>
          <table:table-cell/>
          <table:table-cell office:value-type="float" office:value="3242" calcext:value-type="float">
            <text:p>3242</text:p>
          </table:table-cell>
          <table:table-cell table:number-columns-repeated="3"/>
          <table:table-cell office:value-type="float" office:value="6.89863035340992" calcext:value-type="float">
            <text:p>6.89863035340992</text:p>
          </table:table-cell>
          <table:table-cell/>
          <table:table-cell office:value-type="float" office:value="0.485719010123995" calcext:value-type="float">
            <text:p>0.485719010123995</text:p>
          </table:table-cell>
          <table:table-cell/>
          <table:table-cell office:value-type="float" office:value="29483" calcext:value-type="float">
            <text:p>29483</text:p>
          </table:table-cell>
          <table:table-cell table:number-columns-repeated="3"/>
          <table:table-cell office:value-type="float" office:value="100.108380934683" calcext:value-type="float">
            <text:p>100.108380934683</text:p>
          </table:table-cell>
          <table:table-cell office:value-type="float" office:value="100.101815681007" calcext:value-type="float">
            <text:p>100.101815681007</text:p>
          </table:table-cell>
          <table:table-cell office:value-type="float" office:value="100.084411707667" calcext:value-type="float">
            <text:p>100.084411707667</text:p>
          </table:table-cell>
          <table:table-cell table:number-columns-repeated="2"/>
          <table:table-cell office:value-type="float" office:value="45549" calcext:value-type="float">
            <text:p>45549</text:p>
          </table:table-cell>
          <table:table-cell office:value-type="float" office:value="46641" calcext:value-type="float">
            <text:p>4664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817916608" calcext:value-type="float">
            <text:p>100.10817916608</text:p>
          </table:table-cell>
          <table:table-cell/>
          <table:table-cell office:value-type="float" office:value="-3.9930394451906" calcext:value-type="float">
            <text:p>-3.9930394451906</text:p>
          </table:table-cell>
          <table:table-cell/>
          <table:table-cell office:value-type="float" office:value="45632" calcext:value-type="float">
            <text:p>45632</text:p>
          </table:table-cell>
          <table:table-cell table:number-columns-repeated="3"/>
          <table:table-cell office:value-type="float" office:value="74.6243898920803" calcext:value-type="float">
            <text:p>74.6243898920803</text:p>
          </table:table-cell>
          <table:table-cell/>
          <table:table-cell office:value-type="float" office:value="-1.18344918707511" calcext:value-type="float">
            <text:p>-1.1834491870751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1472963891575" calcext:value-type="float">
            <text:p>9.01472963891575</text:p>
          </table:table-cell>
          <table:table-cell/>
          <table:table-cell office:value-type="float" office:value="0.272141590719348" calcext:value-type="float">
            <text:p>0.272141590719348</text:p>
          </table:table-cell>
          <table:table-cell/>
          <table:table-cell office:value-type="float" office:value="6552" calcext:value-type="float">
            <text:p>6552</text:p>
          </table:table-cell>
          <table:table-cell table:number-columns-repeated="3"/>
          <table:table-cell office:value-type="float" office:value="100.108448918649" calcext:value-type="float">
            <text:p>100.108448918649</text:p>
          </table:table-cell>
          <table:table-cell office:value-type="float" office:value="100.101853153245" calcext:value-type="float">
            <text:p>100.101853153245</text:p>
          </table:table-cell>
          <table:table-cell office:value-type="float" office:value="100.084420280064" calcext:value-type="float">
            <text:p>100.084420280064</text:p>
          </table:table-cell>
          <table:table-cell table:number-columns-repeated="2"/>
          <table:table-cell office:value-type="float" office:value="45593" calcext:value-type="float">
            <text:p>45593</text:p>
          </table:table-cell>
          <table:table-cell office:value-type="float" office:value="46649" calcext:value-type="float">
            <text:p>4664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54071083745999" calcext:value-type="float">
            <text:p>4.54071083745999</text:p>
          </table:table-cell>
          <table:table-cell/>
          <table:table-cell office:value-type="float" office:value="-0.377479197922457" calcext:value-type="float">
            <text:p>-0.377479197922457</text:p>
          </table:table-cell>
          <table:table-cell/>
          <table:table-cell office:value-type="float" office:value="4576" calcext:value-type="float">
            <text:p>4576</text:p>
          </table:table-cell>
          <table:table-cell table:number-columns-repeated="3"/>
          <table:table-cell office:value-type="float" office:value="96.7103110977325" calcext:value-type="float">
            <text:p>96.7103110977325</text:p>
          </table:table-cell>
          <table:table-cell/>
          <table:table-cell office:value-type="float" office:value="4.75106896235472" calcext:value-type="float">
            <text:p>4.7510689623547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34468092528293" calcext:value-type="float">
            <text:p>1.34468092528293</text:p>
          </table:table-cell>
          <table:table-cell/>
          <table:table-cell office:value-type="float" office:value="0.324748412571519" calcext:value-type="float">
            <text:p>0.324748412571519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100.1084953039" calcext:value-type="float">
            <text:p>100.1084953039</text:p>
          </table:table-cell>
          <table:table-cell office:value-type="float" office:value="100.101951040929" calcext:value-type="float">
            <text:p>100.101951040929</text:p>
          </table:table-cell>
          <table:table-cell office:value-type="float" office:value="100.084466713451" calcext:value-type="float">
            <text:p>100.084466713451</text:p>
          </table:table-cell>
          <table:table-cell table:number-columns-repeated="2"/>
          <table:table-cell office:value-type="float" office:value="45600" calcext:value-type="float">
            <text:p>45600</text:p>
          </table:table-cell>
          <table:table-cell office:value-type="float" office:value="46650" calcext:value-type="float">
            <text:p>466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84709180462" calcext:value-type="float">
            <text:p>100.084709180462</text:p>
          </table:table-cell>
          <table:table-cell/>
          <table:table-cell office:value-type="float" office:value="-2.6143308130427" calcext:value-type="float">
            <text:p>-2.6143308130427</text:p>
          </table:table-cell>
          <table:table-cell/>
          <table:table-cell office:value-type="float" office:value="47199" calcext:value-type="float">
            <text:p>47199</text:p>
          </table:table-cell>
          <table:table-cell table:number-columns-repeated="3"/>
          <table:table-cell office:value-type="float" office:value="83.9007932682563" calcext:value-type="float">
            <text:p>83.9007932682563</text:p>
          </table:table-cell>
          <table:table-cell/>
          <table:table-cell office:value-type="float" office:value="0.117000201729155" calcext:value-type="float">
            <text:p>0.11700020172915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35177880543119" calcext:value-type="float">
            <text:p>2.35177880543119</text:p>
          </table:table-cell>
          <table:table-cell/>
          <table:table-cell office:value-type="float" office:value="-0.0613443183424797" calcext:value-type="float">
            <text:p>-0.06134431834248</text:p>
          </table:table-cell>
          <table:table-cell/>
          <table:table-cell office:value-type="float" office:value="2822" calcext:value-type="float">
            <text:p>2822</text:p>
          </table:table-cell>
          <table:table-cell table:number-columns-repeated="3"/>
          <table:table-cell office:value-type="float" office:value="100.10852128367" calcext:value-type="float">
            <text:p>100.10852128367</text:p>
          </table:table-cell>
          <table:table-cell office:value-type="float" office:value="100.101955937932" calcext:value-type="float">
            <text:p>100.101955937932</text:p>
          </table:table-cell>
          <table:table-cell office:value-type="float" office:value="100.084642736026" calcext:value-type="float">
            <text:p>100.084642736026</text:p>
          </table:table-cell>
          <table:table-cell table:number-columns-repeated="2"/>
          <table:table-cell office:value-type="float" office:value="45602" calcext:value-type="float">
            <text:p>45602</text:p>
          </table:table-cell>
          <table:table-cell office:value-type="float" office:value="46651" calcext:value-type="float">
            <text:p>4665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44922757736496" calcext:value-type="float">
            <text:p>1.44922757736496</text:p>
          </table:table-cell>
          <table:table-cell/>
          <table:table-cell office:value-type="float" office:value="-0.0469623939537527" calcext:value-type="float">
            <text:p>-0.046962393953753</text:p>
          </table:table-cell>
          <table:table-cell/>
          <table:table-cell office:value-type="float" office:value="1174" calcext:value-type="float">
            <text:p>1174</text:p>
          </table:table-cell>
          <table:table-cell table:number-columns-repeated="3"/>
          <table:table-cell office:value-type="float" office:value="100.076757606864" calcext:value-type="float">
            <text:p>100.076757606864</text:p>
          </table:table-cell>
          <table:table-cell/>
          <table:table-cell office:value-type="float" office:value="-2.56926202199974" calcext:value-type="float">
            <text:p>-2.56926202199974</text:p>
          </table:table-cell>
          <table:table-cell/>
          <table:table-cell office:value-type="float" office:value="48348" calcext:value-type="float">
            <text:p>48348</text:p>
          </table:table-cell>
          <table:table-cell table:number-columns-repeated="3"/>
          <table:table-cell office:value-type="float" office:value="3.65131394010779" calcext:value-type="float">
            <text:p>3.65131394010779</text:p>
          </table:table-cell>
          <table:table-cell/>
          <table:table-cell office:value-type="float" office:value="-0.519364869785054" calcext:value-type="float">
            <text:p>-0.519364869785054</text:p>
          </table:table-cell>
          <table:table-cell/>
          <table:table-cell office:value-type="float" office:value="3509" calcext:value-type="float">
            <text:p>3509</text:p>
          </table:table-cell>
          <table:table-cell table:number-columns-repeated="3"/>
          <table:table-cell office:value-type="float" office:value="100.108557209604" calcext:value-type="float">
            <text:p>100.108557209604</text:p>
          </table:table-cell>
          <table:table-cell office:value-type="float" office:value="100.101971406988" calcext:value-type="float">
            <text:p>100.101971406988</text:p>
          </table:table-cell>
          <table:table-cell office:value-type="float" office:value="100.084667078967" calcext:value-type="float">
            <text:p>100.084667078967</text:p>
          </table:table-cell>
          <table:table-cell table:number-columns-repeated="2"/>
          <table:table-cell office:value-type="float" office:value="45604" calcext:value-type="float">
            <text:p>45604</text:p>
          </table:table-cell>
          <table:table-cell office:value-type="float" office:value="46660" calcext:value-type="float">
            <text:p>4666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3483668261" calcext:value-type="float">
            <text:p>100.103483668261</text:p>
          </table:table-cell>
          <table:table-cell/>
          <table:table-cell office:value-type="float" office:value="-4.8018538526068" calcext:value-type="float">
            <text:p>-4.8018538526068</text:p>
          </table:table-cell>
          <table:table-cell/>
          <table:table-cell office:value-type="float" office:value="48971" calcext:value-type="float">
            <text:p>48971</text:p>
          </table:table-cell>
          <table:table-cell table:number-columns-repeated="3"/>
          <table:table-cell office:value-type="float" office:value="97.5329366496957" calcext:value-type="float">
            <text:p>97.5329366496957</text:p>
          </table:table-cell>
          <table:table-cell/>
          <table:table-cell office:value-type="float" office:value="-0.0636537207515051" calcext:value-type="float">
            <text:p>-0.06365372075150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3449204453" calcext:value-type="float">
            <text:p>100.103449204453</text:p>
          </table:table-cell>
          <table:table-cell/>
          <table:table-cell office:value-type="float" office:value="1.239324125511" calcext:value-type="float">
            <text:p>1.239324125511</text:p>
          </table:table-cell>
          <table:table-cell/>
          <table:table-cell office:value-type="float" office:value="47740" calcext:value-type="float">
            <text:p>47740</text:p>
          </table:table-cell>
          <table:table-cell table:number-columns-repeated="3"/>
          <table:table-cell office:value-type="float" office:value="100.108558825168" calcext:value-type="float">
            <text:p>100.108558825168</text:p>
          </table:table-cell>
          <table:table-cell office:value-type="float" office:value="100.101981425843" calcext:value-type="float">
            <text:p>100.101981425843</text:p>
          </table:table-cell>
          <table:table-cell office:value-type="float" office:value="100.084743200472" calcext:value-type="float">
            <text:p>100.084743200472</text:p>
          </table:table-cell>
          <table:table-cell table:number-columns-repeated="2"/>
          <table:table-cell office:value-type="float" office:value="45606" calcext:value-type="float">
            <text:p>45606</text:p>
          </table:table-cell>
          <table:table-cell office:value-type="float" office:value="46665" calcext:value-type="float">
            <text:p>4666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31884080771779" calcext:value-type="float">
            <text:p>1.31884080771779</text:p>
          </table:table-cell>
          <table:table-cell/>
          <table:table-cell office:value-type="float" office:value="-0.0371432075370025" calcext:value-type="float">
            <text:p>-0.037143207537003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3"/>
          <table:table-cell office:value-type="float" office:value="1.91105342799196" calcext:value-type="float">
            <text:p>1.91105342799196</text:p>
          </table:table-cell>
          <table:table-cell/>
          <table:table-cell office:value-type="float" office:value="0.0746673948662672" calcext:value-type="float">
            <text:p>0.074667394866267</text:p>
          </table:table-cell>
          <table:table-cell/>
          <table:table-cell office:value-type="float" office:value="2216" calcext:value-type="float">
            <text:p>2216</text:p>
          </table:table-cell>
          <table:table-cell table:number-columns-repeated="3"/>
          <table:table-cell office:value-type="float" office:value="5.60087630604351" calcext:value-type="float">
            <text:p>5.60087630604351</text:p>
          </table:table-cell>
          <table:table-cell/>
          <table:table-cell office:value-type="float" office:value="0.197400638440001" calcext:value-type="float">
            <text:p>0.197400638440001</text:p>
          </table:table-cell>
          <table:table-cell/>
          <table:table-cell office:value-type="float" office:value="4581" calcext:value-type="float">
            <text:p>4581</text:p>
          </table:table-cell>
          <table:table-cell table:number-columns-repeated="3"/>
          <table:table-cell office:value-type="float" office:value="100.108563439801" calcext:value-type="float">
            <text:p>100.108563439801</text:p>
          </table:table-cell>
          <table:table-cell office:value-type="float" office:value="100.102001777953" calcext:value-type="float">
            <text:p>100.102001777953</text:p>
          </table:table-cell>
          <table:table-cell office:value-type="float" office:value="100.084743717473" calcext:value-type="float">
            <text:p>100.084743717473</text:p>
          </table:table-cell>
          <table:table-cell table:number-columns-repeated="2"/>
          <table:table-cell office:value-type="float" office:value="45606" calcext:value-type="float">
            <text:p>45606</text:p>
          </table:table-cell>
          <table:table-cell office:value-type="float" office:value="46669" calcext:value-type="float">
            <text:p>4666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67840899806182" calcext:value-type="float">
            <text:p>6.67840899806182</text:p>
          </table:table-cell>
          <table:table-cell/>
          <table:table-cell office:value-type="float" office:value="-0.504661008368495" calcext:value-type="float">
            <text:p>-0.504661008368495</text:p>
          </table:table-cell>
          <table:table-cell/>
          <table:table-cell office:value-type="float" office:value="5573" calcext:value-type="float">
            <text:p>5573</text:p>
          </table:table-cell>
          <table:table-cell table:number-columns-repeated="3"/>
          <table:table-cell office:value-type="float" office:value="6.3493786805396" calcext:value-type="float">
            <text:p>6.3493786805396</text:p>
          </table:table-cell>
          <table:table-cell/>
          <table:table-cell office:value-type="float" office:value="-0.0364142700373915" calcext:value-type="float">
            <text:p>-0.036414270037392</text:p>
          </table:table-cell>
          <table:table-cell/>
          <table:table-cell office:value-type="float" office:value="6547" calcext:value-type="float">
            <text:p>6547</text:p>
          </table:table-cell>
          <table:table-cell table:number-columns-repeated="3"/>
          <table:table-cell office:value-type="float" office:value="6.0260282484651" calcext:value-type="float">
            <text:p>6.0260282484651</text:p>
          </table:table-cell>
          <table:table-cell/>
          <table:table-cell office:value-type="float" office:value="0.369942478889093" calcext:value-type="float">
            <text:p>0.369942478889093</text:p>
          </table:table-cell>
          <table:table-cell/>
          <table:table-cell office:value-type="float" office:value="4478" calcext:value-type="float">
            <text:p>4478</text:p>
          </table:table-cell>
          <table:table-cell table:number-columns-repeated="3"/>
          <table:table-cell office:value-type="float" office:value="100.108594637275" calcext:value-type="float">
            <text:p>100.108594637275</text:p>
          </table:table-cell>
          <table:table-cell office:value-type="float" office:value="100.102013635048" calcext:value-type="float">
            <text:p>100.102013635048</text:p>
          </table:table-cell>
          <table:table-cell office:value-type="float" office:value="100.084748067629" calcext:value-type="float">
            <text:p>100.084748067629</text:p>
          </table:table-cell>
          <table:table-cell table:number-columns-repeated="2"/>
          <table:table-cell office:value-type="float" office:value="45609" calcext:value-type="float">
            <text:p>45609</text:p>
          </table:table-cell>
          <table:table-cell office:value-type="float" office:value="46707" calcext:value-type="float">
            <text:p>4670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89508010024" calcext:value-type="float">
            <text:p>100.089508010024</text:p>
          </table:table-cell>
          <table:table-cell/>
          <table:table-cell office:value-type="float" office:value="-11.0301791983546" calcext:value-type="float">
            <text:p>-11.0301791983546</text:p>
          </table:table-cell>
          <table:table-cell/>
          <table:table-cell office:value-type="float" office:value="48489" calcext:value-type="float">
            <text:p>48489</text:p>
          </table:table-cell>
          <table:table-cell table:number-columns-repeated="3"/>
          <table:table-cell office:value-type="float" office:value="100.088260168531" calcext:value-type="float">
            <text:p>100.088260168531</text:p>
          </table:table-cell>
          <table:table-cell/>
          <table:table-cell office:value-type="float" office:value="-2.48228544157607" calcext:value-type="float">
            <text:p>-2.48228544157607</text:p>
          </table:table-cell>
          <table:table-cell/>
          <table:table-cell office:value-type="float" office:value="48920" calcext:value-type="float">
            <text:p>48920</text:p>
          </table:table-cell>
          <table:table-cell table:number-columns-repeated="3"/>
          <table:table-cell office:value-type="float" office:value="4.53401886191058" calcext:value-type="float">
            <text:p>4.53401886191058</text:p>
          </table:table-cell>
          <table:table-cell/>
          <table:table-cell office:value-type="float" office:value="-0.0094661177670799" calcext:value-type="float">
            <text:p>-0.00946611776708</text:p>
          </table:table-cell>
          <table:table-cell/>
          <table:table-cell office:value-type="float" office:value="3645" calcext:value-type="float">
            <text:p>3645</text:p>
          </table:table-cell>
          <table:table-cell table:number-columns-repeated="3"/>
          <table:table-cell office:value-type="float" office:value="100.108619959881" calcext:value-type="float">
            <text:p>100.108619959881</text:p>
          </table:table-cell>
          <table:table-cell office:value-type="float" office:value="100.102027180092" calcext:value-type="float">
            <text:p>100.102027180092</text:p>
          </table:table-cell>
          <table:table-cell office:value-type="float" office:value="100.084927712436" calcext:value-type="float">
            <text:p>100.084927712436</text:p>
          </table:table-cell>
          <table:table-cell table:number-columns-repeated="2"/>
          <table:table-cell office:value-type="float" office:value="45611" calcext:value-type="float">
            <text:p>45611</text:p>
          </table:table-cell>
          <table:table-cell office:value-type="float" office:value="46735" calcext:value-type="float">
            <text:p>4673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8450077473" calcext:value-type="float">
            <text:p>100.098450077473</text:p>
          </table:table-cell>
          <table:table-cell/>
          <table:table-cell office:value-type="float" office:value="-5.47408952376566" calcext:value-type="float">
            <text:p>-5.47408952376566</text:p>
          </table:table-cell>
          <table:table-cell/>
          <table:table-cell office:value-type="float" office:value="47041" calcext:value-type="float">
            <text:p>47041</text:p>
          </table:table-cell>
          <table:table-cell table:number-columns-repeated="3"/>
          <table:table-cell office:value-type="float" office:value="8.24355953823004" calcext:value-type="float">
            <text:p>8.24355953823004</text:p>
          </table:table-cell>
          <table:table-cell/>
          <table:table-cell office:value-type="float" office:value="0.669527345464147" calcext:value-type="float">
            <text:p>0.669527345464147</text:p>
          </table:table-cell>
          <table:table-cell/>
          <table:table-cell office:value-type="float" office:value="8456" calcext:value-type="float">
            <text:p>8456</text:p>
          </table:table-cell>
          <table:table-cell table:number-columns-repeated="3"/>
          <table:table-cell office:value-type="float" office:value="8.05333958802562" calcext:value-type="float">
            <text:p>8.05333958802562</text:p>
          </table:table-cell>
          <table:table-cell/>
          <table:table-cell office:value-type="float" office:value="0.623528144978952" calcext:value-type="float">
            <text:p>0.623528144978952</text:p>
          </table:table-cell>
          <table:table-cell/>
          <table:table-cell office:value-type="float" office:value="6816" calcext:value-type="float">
            <text:p>6816</text:p>
          </table:table-cell>
          <table:table-cell table:number-columns-repeated="3"/>
          <table:table-cell office:value-type="float" office:value="100.108656034684" calcext:value-type="float">
            <text:p>100.108656034684</text:p>
          </table:table-cell>
          <table:table-cell office:value-type="float" office:value="100.102044998108" calcext:value-type="float">
            <text:p>100.102044998108</text:p>
          </table:table-cell>
          <table:table-cell office:value-type="float" office:value="100.08492825485" calcext:value-type="float">
            <text:p>100.08492825485</text:p>
          </table:table-cell>
          <table:table-cell table:number-columns-repeated="2"/>
          <table:table-cell office:value-type="float" office:value="45616" calcext:value-type="float">
            <text:p>45616</text:p>
          </table:table-cell>
          <table:table-cell office:value-type="float" office:value="46736" calcext:value-type="float">
            <text:p>4673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3644137093" calcext:value-type="float">
            <text:p>100.093644137093</text:p>
          </table:table-cell>
          <table:table-cell/>
          <table:table-cell office:value-type="float" office:value="-5.06635367088823" calcext:value-type="float">
            <text:p>-5.06635367088823</text:p>
          </table:table-cell>
          <table:table-cell/>
          <table:table-cell office:value-type="float" office:value="43822" calcext:value-type="float">
            <text:p>43822</text:p>
          </table:table-cell>
          <table:table-cell table:number-columns-repeated="3"/>
          <table:table-cell office:value-type="float" office:value="9.01068084654015" calcext:value-type="float">
            <text:p>9.01068084654015</text:p>
          </table:table-cell>
          <table:table-cell/>
          <table:table-cell office:value-type="float" office:value="-0.85761507951547" calcext:value-type="float">
            <text:p>-0.85761507951547</text:p>
          </table:table-cell>
          <table:table-cell/>
          <table:table-cell office:value-type="float" office:value="7632" calcext:value-type="float">
            <text:p>7632</text:p>
          </table:table-cell>
          <table:table-cell table:number-columns-repeated="3"/>
          <table:table-cell office:value-type="float" office:value="1.93519468562512" calcext:value-type="float">
            <text:p>1.93519468562512</text:p>
          </table:table-cell>
          <table:table-cell/>
          <table:table-cell office:value-type="float" office:value="0.455917540977353" calcext:value-type="float">
            <text:p>0.455917540977353</text:p>
          </table:table-cell>
          <table:table-cell/>
          <table:table-cell office:value-type="float" office:value="2191" calcext:value-type="float">
            <text:p>2191</text:p>
          </table:table-cell>
          <table:table-cell table:number-columns-repeated="3"/>
          <table:table-cell office:value-type="float" office:value="100.108658460517" calcext:value-type="float">
            <text:p>100.108658460517</text:p>
          </table:table-cell>
          <table:table-cell office:value-type="float" office:value="100.102077162362" calcext:value-type="float">
            <text:p>100.102077162362</text:p>
          </table:table-cell>
          <table:table-cell office:value-type="float" office:value="100.084950069951" calcext:value-type="float">
            <text:p>100.084950069951</text:p>
          </table:table-cell>
          <table:table-cell table:number-columns-repeated="2"/>
          <table:table-cell office:value-type="float" office:value="45622" calcext:value-type="float">
            <text:p>45622</text:p>
          </table:table-cell>
          <table:table-cell office:value-type="float" office:value="46745" calcext:value-type="float">
            <text:p>4674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1887527114" calcext:value-type="float">
            <text:p>100.091887527114</text:p>
          </table:table-cell>
          <table:table-cell/>
          <table:table-cell office:value-type="float" office:value="-5.94850762627083" calcext:value-type="float">
            <text:p>-5.94850762627083</text:p>
          </table:table-cell>
          <table:table-cell/>
          <table:table-cell office:value-type="float" office:value="47913" calcext:value-type="float">
            <text:p>47913</text:p>
          </table:table-cell>
          <table:table-cell table:number-columns-repeated="3"/>
          <table:table-cell office:value-type="float" office:value="3.3746191031452" calcext:value-type="float">
            <text:p>3.3746191031452</text:p>
          </table:table-cell>
          <table:table-cell/>
          <table:table-cell office:value-type="float" office:value="-0.126270993899111" calcext:value-type="float">
            <text:p>-0.126270993899111</text:p>
          </table:table-cell>
          <table:table-cell/>
          <table:table-cell office:value-type="float" office:value="6176" calcext:value-type="float">
            <text:p>6176</text:p>
          </table:table-cell>
          <table:table-cell table:number-columns-repeated="3"/>
          <table:table-cell office:value-type="float" office:value="3.90648609681866" calcext:value-type="float">
            <text:p>3.90648609681866</text:p>
          </table:table-cell>
          <table:table-cell/>
          <table:table-cell office:value-type="float" office:value="0.460553382330718" calcext:value-type="float">
            <text:p>0.460553382330718</text:p>
          </table:table-cell>
          <table:table-cell/>
          <table:table-cell office:value-type="float" office:value="5023" calcext:value-type="float">
            <text:p>5023</text:p>
          </table:table-cell>
          <table:table-cell table:number-columns-repeated="3"/>
          <table:table-cell office:value-type="float" office:value="100.108663319347" calcext:value-type="float">
            <text:p>100.108663319347</text:p>
          </table:table-cell>
          <table:table-cell office:value-type="float" office:value="100.102083267584" calcext:value-type="float">
            <text:p>100.102083267584</text:p>
          </table:table-cell>
          <table:table-cell office:value-type="float" office:value="100.08500491261" calcext:value-type="float">
            <text:p>100.08500491261</text:p>
          </table:table-cell>
          <table:table-cell table:number-columns-repeated="2"/>
          <table:table-cell office:value-type="float" office:value="45630" calcext:value-type="float">
            <text:p>45630</text:p>
          </table:table-cell>
          <table:table-cell office:value-type="float" office:value="46752" calcext:value-type="float">
            <text:p>4675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97839936669151" calcext:value-type="float">
            <text:p>1.97839936669151</text:p>
          </table:table-cell>
          <table:table-cell/>
          <table:table-cell office:value-type="float" office:value="-0.0859598102999373" calcext:value-type="float">
            <text:p>-0.085959810299937</text:p>
          </table:table-cell>
          <table:table-cell/>
          <table:table-cell office:value-type="float" office:value="1781" calcext:value-type="float">
            <text:p>1781</text:p>
          </table:table-cell>
          <table:table-cell table:number-columns-repeated="3"/>
          <table:table-cell office:value-type="float" office:value="1.75197129303387" calcext:value-type="float">
            <text:p>1.75197129303387</text:p>
          </table:table-cell>
          <table:table-cell/>
          <table:table-cell office:value-type="float" office:value="-0.216170724088394" calcext:value-type="float">
            <text:p>-0.21617072408839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1737314441893" calcext:value-type="float">
            <text:p>3.1737314441893</text:p>
          </table:table-cell>
          <table:table-cell/>
          <table:table-cell office:value-type="float" office:value="-0.149572862851361" calcext:value-type="float">
            <text:p>-0.149572862851361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3"/>
          <table:table-cell office:value-type="float" office:value="100.108697252127" calcext:value-type="float">
            <text:p>100.108697252127</text:p>
          </table:table-cell>
          <table:table-cell office:value-type="float" office:value="100.102130360503" calcext:value-type="float">
            <text:p>100.102130360503</text:p>
          </table:table-cell>
          <table:table-cell office:value-type="float" office:value="100.085060898184" calcext:value-type="float">
            <text:p>100.085060898184</text:p>
          </table:table-cell>
          <table:table-cell table:number-columns-repeated="2"/>
          <table:table-cell office:value-type="float" office:value="45630" calcext:value-type="float">
            <text:p>45630</text:p>
          </table:table-cell>
          <table:table-cell office:value-type="float" office:value="46760" calcext:value-type="float">
            <text:p>4676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869717683" calcext:value-type="float">
            <text:p>100.100869717683</text:p>
          </table:table-cell>
          <table:table-cell/>
          <table:table-cell office:value-type="float" office:value="-3.63529554596067" calcext:value-type="float">
            <text:p>-3.63529554596067</text:p>
          </table:table-cell>
          <table:table-cell/>
          <table:table-cell office:value-type="float" office:value="46594" calcext:value-type="float">
            <text:p>46594</text:p>
          </table:table-cell>
          <table:table-cell table:number-columns-repeated="3"/>
          <table:table-cell office:value-type="float" office:value="35.8182580436389" calcext:value-type="float">
            <text:p>35.8182580436389</text:p>
          </table:table-cell>
          <table:table-cell/>
          <table:table-cell office:value-type="float" office:value="-0.0532337783134785" calcext:value-type="float">
            <text:p>-0.05323377831347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27398877399141" calcext:value-type="float">
            <text:p>7.27398877399141</text:p>
          </table:table-cell>
          <table:table-cell/>
          <table:table-cell office:value-type="float" office:value="0.293796663498476" calcext:value-type="float">
            <text:p>0.293796663498476</text:p>
          </table:table-cell>
          <table:table-cell/>
          <table:table-cell office:value-type="float" office:value="7753" calcext:value-type="float">
            <text:p>7753</text:p>
          </table:table-cell>
          <table:table-cell table:number-columns-repeated="3"/>
          <table:table-cell office:value-type="float" office:value="100.108705842535" calcext:value-type="float">
            <text:p>100.108705842535</text:p>
          </table:table-cell>
          <table:table-cell office:value-type="float" office:value="100.102162618281" calcext:value-type="float">
            <text:p>100.102162618281</text:p>
          </table:table-cell>
          <table:table-cell office:value-type="float" office:value="100.085094244127" calcext:value-type="float">
            <text:p>100.085094244127</text:p>
          </table:table-cell>
          <table:table-cell table:number-columns-repeated="2"/>
          <table:table-cell office:value-type="float" office:value="45632" calcext:value-type="float">
            <text:p>45632</text:p>
          </table:table-cell>
          <table:table-cell office:value-type="float" office:value="46763" calcext:value-type="float">
            <text:p>4676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11675161811701" calcext:value-type="float">
            <text:p>6.11675161811701</text:p>
          </table:table-cell>
          <table:table-cell/>
          <table:table-cell office:value-type="float" office:value="-0.578847989931033" calcext:value-type="float">
            <text:p>-0.578847989931033</text:p>
          </table:table-cell>
          <table:table-cell/>
          <table:table-cell office:value-type="float" office:value="7733" calcext:value-type="float">
            <text:p>7733</text:p>
          </table:table-cell>
          <table:table-cell table:number-columns-repeated="3"/>
          <table:table-cell office:value-type="float" office:value="4.19614841193229" calcext:value-type="float">
            <text:p>4.19614841193229</text:p>
          </table:table-cell>
          <table:table-cell/>
          <table:table-cell office:value-type="float" office:value="-0.187889820619702" calcext:value-type="float">
            <text:p>-0.187889820619702</text:p>
          </table:table-cell>
          <table:table-cell/>
          <table:table-cell office:value-type="float" office:value="3360" calcext:value-type="float">
            <text:p>3360</text:p>
          </table:table-cell>
          <table:table-cell table:number-columns-repeated="3"/>
          <table:table-cell office:value-type="float" office:value="1.37675975768448" calcext:value-type="float">
            <text:p>1.37675975768448</text:p>
          </table:table-cell>
          <table:table-cell/>
          <table:table-cell office:value-type="float" office:value="-0.158672076108818" calcext:value-type="float">
            <text:p>-0.158672076108818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3"/>
          <table:table-cell office:value-type="float" office:value="100.108860120716" calcext:value-type="float">
            <text:p>100.108860120716</text:p>
          </table:table-cell>
          <table:table-cell office:value-type="float" office:value="100.102186967442" calcext:value-type="float">
            <text:p>100.102186967442</text:p>
          </table:table-cell>
          <table:table-cell office:value-type="float" office:value="100.085103463436" calcext:value-type="float">
            <text:p>100.085103463436</text:p>
          </table:table-cell>
          <table:table-cell table:number-columns-repeated="2"/>
          <table:table-cell office:value-type="float" office:value="45647" calcext:value-type="float">
            <text:p>45647</text:p>
          </table:table-cell>
          <table:table-cell office:value-type="float" office:value="46793" calcext:value-type="float">
            <text:p>4679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24007780022017" calcext:value-type="float">
            <text:p>8.24007780022017</text:p>
          </table:table-cell>
          <table:table-cell/>
          <table:table-cell office:value-type="float" office:value="-0.757611045912614" calcext:value-type="float">
            <text:p>-0.757611045912614</text:p>
          </table:table-cell>
          <table:table-cell/>
          <table:table-cell office:value-type="float" office:value="6747" calcext:value-type="float">
            <text:p>6747</text:p>
          </table:table-cell>
          <table:table-cell table:number-columns-repeated="3"/>
          <table:table-cell office:value-type="float" office:value="100.082835554175" calcext:value-type="float">
            <text:p>100.082835554175</text:p>
          </table:table-cell>
          <table:table-cell/>
          <table:table-cell office:value-type="float" office:value="0.234888273726593" calcext:value-type="float">
            <text:p>0.234888273726593</text:p>
          </table:table-cell>
          <table:table-cell/>
          <table:table-cell office:value-type="float" office:value="48894" calcext:value-type="float">
            <text:p>48894</text:p>
          </table:table-cell>
          <table:table-cell table:number-columns-repeated="3"/>
          <table:table-cell office:value-type="float" office:value="5.61596198501975" calcext:value-type="float">
            <text:p>5.61596198501975</text:p>
          </table:table-cell>
          <table:table-cell/>
          <table:table-cell office:value-type="float" office:value="0.0444897585337046" calcext:value-type="float">
            <text:p>0.044489758533705</text:p>
          </table:table-cell>
          <table:table-cell/>
          <table:table-cell office:value-type="float" office:value="5316" calcext:value-type="float">
            <text:p>5316</text:p>
          </table:table-cell>
          <table:table-cell table:number-columns-repeated="3"/>
          <table:table-cell office:value-type="float" office:value="100.108861750253" calcext:value-type="float">
            <text:p>100.108861750253</text:p>
          </table:table-cell>
          <table:table-cell office:value-type="float" office:value="100.102427600193" calcext:value-type="float">
            <text:p>100.102427600193</text:p>
          </table:table-cell>
          <table:table-cell office:value-type="float" office:value="100.085107355552" calcext:value-type="float">
            <text:p>100.085107355552</text:p>
          </table:table-cell>
          <table:table-cell table:number-columns-repeated="2"/>
          <table:table-cell office:value-type="float" office:value="45664" calcext:value-type="float">
            <text:p>45664</text:p>
          </table:table-cell>
          <table:table-cell office:value-type="float" office:value="46799" calcext:value-type="float">
            <text:p>4679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781402515" calcext:value-type="float">
            <text:p>100.10781402515</text:p>
          </table:table-cell>
          <table:table-cell/>
          <table:table-cell office:value-type="float" office:value="-6.54430839983904" calcext:value-type="float">
            <text:p>-6.54430839983904</text:p>
          </table:table-cell>
          <table:table-cell/>
          <table:table-cell office:value-type="float" office:value="45928" calcext:value-type="float">
            <text:p>45928</text:p>
          </table:table-cell>
          <table:table-cell table:number-columns-repeated="3"/>
          <table:table-cell office:value-type="float" office:value="100.092280981652" calcext:value-type="float">
            <text:p>100.092280981652</text:p>
          </table:table-cell>
          <table:table-cell/>
          <table:table-cell office:value-type="float" office:value="-4.07442141586405" calcext:value-type="float">
            <text:p>-4.07442141586405</text:p>
          </table:table-cell>
          <table:table-cell/>
          <table:table-cell office:value-type="float" office:value="49982" calcext:value-type="float">
            <text:p>49982</text:p>
          </table:table-cell>
          <table:table-cell table:number-columns-repeated="3"/>
          <table:table-cell office:value-type="float" office:value="7.98485591507552" calcext:value-type="float">
            <text:p>7.98485591507552</text:p>
          </table:table-cell>
          <table:table-cell/>
          <table:table-cell office:value-type="float" office:value="0.239733259226323" calcext:value-type="float">
            <text:p>0.239733259226323</text:p>
          </table:table-cell>
          <table:table-cell/>
          <table:table-cell office:value-type="float" office:value="6508" calcext:value-type="float">
            <text:p>6508</text:p>
          </table:table-cell>
          <table:table-cell table:number-columns-repeated="3"/>
          <table:table-cell office:value-type="float" office:value="100.108931915602" calcext:value-type="float">
            <text:p>100.108931915602</text:p>
          </table:table-cell>
          <table:table-cell office:value-type="float" office:value="100.102447271195" calcext:value-type="float">
            <text:p>100.102447271195</text:p>
          </table:table-cell>
          <table:table-cell office:value-type="float" office:value="100.08512844095" calcext:value-type="float">
            <text:p>100.08512844095</text:p>
          </table:table-cell>
          <table:table-cell table:number-columns-repeated="2"/>
          <table:table-cell office:value-type="float" office:value="45676" calcext:value-type="float">
            <text:p>45676</text:p>
          </table:table-cell>
          <table:table-cell office:value-type="float" office:value="46806" calcext:value-type="float">
            <text:p>4680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23310918058411" calcext:value-type="float">
            <text:p>1.23310918058411</text:p>
          </table:table-cell>
          <table:table-cell/>
          <table:table-cell office:value-type="float" office:value="-0.431532707283689" calcext:value-type="float">
            <text:p>-0.431532707283689</text:p>
          </table:table-cell>
          <table:table-cell/>
          <table:table-cell office:value-type="float" office:value="1088" calcext:value-type="float">
            <text:p>1088</text:p>
          </table:table-cell>
          <table:table-cell table:number-columns-repeated="3"/>
          <table:table-cell office:value-type="float" office:value="100.088069491661" calcext:value-type="float">
            <text:p>100.088069491661</text:p>
          </table:table-cell>
          <table:table-cell/>
          <table:table-cell office:value-type="float" office:value="-0.844982759792863" calcext:value-type="float">
            <text:p>-0.844982759792863</text:p>
          </table:table-cell>
          <table:table-cell/>
          <table:table-cell office:value-type="float" office:value="49644" calcext:value-type="float">
            <text:p>49644</text:p>
          </table:table-cell>
          <table:table-cell table:number-columns-repeated="3"/>
          <table:table-cell office:value-type="float" office:value="6.98108014281878" calcext:value-type="float">
            <text:p>6.98108014281878</text:p>
          </table:table-cell>
          <table:table-cell/>
          <table:table-cell office:value-type="float" office:value="0.296395380143938" calcext:value-type="float">
            <text:p>0.296395380143938</text:p>
          </table:table-cell>
          <table:table-cell/>
          <table:table-cell office:value-type="float" office:value="5257" calcext:value-type="float">
            <text:p>5257</text:p>
          </table:table-cell>
          <table:table-cell table:number-columns-repeated="3"/>
          <table:table-cell office:value-type="float" office:value="100.108946555058" calcext:value-type="float">
            <text:p>100.108946555058</text:p>
          </table:table-cell>
          <table:table-cell office:value-type="float" office:value="100.102520705714" calcext:value-type="float">
            <text:p>100.102520705714</text:p>
          </table:table-cell>
          <table:table-cell office:value-type="float" office:value="100.085187259235" calcext:value-type="float">
            <text:p>100.085187259235</text:p>
          </table:table-cell>
          <table:table-cell table:number-columns-repeated="2"/>
          <table:table-cell office:value-type="float" office:value="45683" calcext:value-type="float">
            <text:p>45683</text:p>
          </table:table-cell>
          <table:table-cell office:value-type="float" office:value="46811" calcext:value-type="float">
            <text:p>4681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58720483443262" calcext:value-type="float">
            <text:p>5.58720483443262</text:p>
          </table:table-cell>
          <table:table-cell/>
          <table:table-cell office:value-type="float" office:value="-0.122132819104154" calcext:value-type="float">
            <text:p>-0.122132819104154</text:p>
          </table:table-cell>
          <table:table-cell/>
          <table:table-cell office:value-type="float" office:value="4467" calcext:value-type="float">
            <text:p>4467</text:p>
          </table:table-cell>
          <table:table-cell table:number-columns-repeated="3"/>
          <table:table-cell office:value-type="float" office:value="89.1966232945932" calcext:value-type="float">
            <text:p>89.1966232945932</text:p>
          </table:table-cell>
          <table:table-cell/>
          <table:table-cell office:value-type="float" office:value="4.80692189081677" calcext:value-type="float">
            <text:p>4.8069218908167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53202896888366" calcext:value-type="float">
            <text:p>8.53202896888366</text:p>
          </table:table-cell>
          <table:table-cell/>
          <table:table-cell office:value-type="float" office:value="0.655669408304836" calcext:value-type="float">
            <text:p>0.655669408304836</text:p>
          </table:table-cell>
          <table:table-cell/>
          <table:table-cell office:value-type="float" office:value="48591" calcext:value-type="float">
            <text:p>48591</text:p>
          </table:table-cell>
          <table:table-cell table:number-columns-repeated="3"/>
          <table:table-cell office:value-type="float" office:value="100.108950445604" calcext:value-type="float">
            <text:p>100.108950445604</text:p>
          </table:table-cell>
          <table:table-cell office:value-type="float" office:value="100.102534344534" calcext:value-type="float">
            <text:p>100.102534344534</text:p>
          </table:table-cell>
          <table:table-cell office:value-type="float" office:value="100.085248144796" calcext:value-type="float">
            <text:p>100.085248144796</text:p>
          </table:table-cell>
          <table:table-cell table:number-columns-repeated="2"/>
          <table:table-cell office:value-type="float" office:value="45696" calcext:value-type="float">
            <text:p>45696</text:p>
          </table:table-cell>
          <table:table-cell office:value-type="float" office:value="46829" calcext:value-type="float">
            <text:p>4682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35629178878338" calcext:value-type="float">
            <text:p>3.35629178878338</text:p>
          </table:table-cell>
          <table:table-cell/>
          <table:table-cell office:value-type="float" office:value="-0.686070163117712" calcext:value-type="float">
            <text:p>-0.686070163117712</text:p>
          </table:table-cell>
          <table:table-cell/>
          <table:table-cell office:value-type="float" office:value="3578" calcext:value-type="float">
            <text:p>3578</text:p>
          </table:table-cell>
          <table:table-cell table:number-columns-repeated="3"/>
          <table:table-cell office:value-type="float" office:value="3.74178572053697" calcext:value-type="float">
            <text:p>3.74178572053697</text:p>
          </table:table-cell>
          <table:table-cell/>
          <table:table-cell office:value-type="float" office:value="-0.214184491144016" calcext:value-type="float">
            <text:p>-0.214184491144016</text:p>
          </table:table-cell>
          <table:table-cell/>
          <table:table-cell office:value-type="float" office:value="4460" calcext:value-type="float">
            <text:p>4460</text:p>
          </table:table-cell>
          <table:table-cell table:number-columns-repeated="3"/>
          <table:table-cell office:value-type="float" office:value="100.110552988614" calcext:value-type="float">
            <text:p>100.110552988614</text:p>
          </table:table-cell>
          <table:table-cell/>
          <table:table-cell office:value-type="float" office:value="1.12050541827967" calcext:value-type="float">
            <text:p>1.12050541827967</text:p>
          </table:table-cell>
          <table:table-cell/>
          <table:table-cell office:value-type="float" office:value="45169" calcext:value-type="float">
            <text:p>45169</text:p>
          </table:table-cell>
          <table:table-cell table:number-columns-repeated="3"/>
          <table:table-cell office:value-type="float" office:value="100.109131153599" calcext:value-type="float">
            <text:p>100.109131153599</text:p>
          </table:table-cell>
          <table:table-cell office:value-type="float" office:value="100.102537159688" calcext:value-type="float">
            <text:p>100.102537159688</text:p>
          </table:table-cell>
          <table:table-cell office:value-type="float" office:value="100.085271992746" calcext:value-type="float">
            <text:p>100.085271992746</text:p>
          </table:table-cell>
          <table:table-cell table:number-columns-repeated="2"/>
          <table:table-cell office:value-type="float" office:value="45698" calcext:value-type="float">
            <text:p>45698</text:p>
          </table:table-cell>
          <table:table-cell office:value-type="float" office:value="46830" calcext:value-type="float">
            <text:p>4683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08356486921918" calcext:value-type="float">
            <text:p>6.08356486921918</text:p>
          </table:table-cell>
          <table:table-cell/>
          <table:table-cell office:value-type="float" office:value="-0.309861316333802" calcext:value-type="float">
            <text:p>-0.309861316333802</text:p>
          </table:table-cell>
          <table:table-cell/>
          <table:table-cell office:value-type="float" office:value="5557" calcext:value-type="float">
            <text:p>5557</text:p>
          </table:table-cell>
          <table:table-cell table:number-columns-repeated="3"/>
          <table:table-cell office:value-type="float" office:value="100.081442828424" calcext:value-type="float">
            <text:p>100.081442828424</text:p>
          </table:table-cell>
          <table:table-cell/>
          <table:table-cell office:value-type="float" office:value="2.44418771410835" calcext:value-type="float">
            <text:p>2.44418771410835</text:p>
          </table:table-cell>
          <table:table-cell/>
          <table:table-cell office:value-type="float" office:value="46255" calcext:value-type="float">
            <text:p>46255</text:p>
          </table:table-cell>
          <table:table-cell table:number-columns-repeated="3"/>
          <table:table-cell office:value-type="float" office:value="1.28189635092729" calcext:value-type="float">
            <text:p>1.28189635092729</text:p>
          </table:table-cell>
          <table:table-cell/>
          <table:table-cell office:value-type="float" office:value="-0.212048943189095" calcext:value-type="float">
            <text:p>-0.212048943189095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3"/>
          <table:table-cell office:value-type="float" office:value="100.109190131238" calcext:value-type="float">
            <text:p>100.109190131238</text:p>
          </table:table-cell>
          <table:table-cell office:value-type="float" office:value="100.102548286416" calcext:value-type="float">
            <text:p>100.102548286416</text:p>
          </table:table-cell>
          <table:table-cell office:value-type="float" office:value="100.085561499904" calcext:value-type="float">
            <text:p>100.085561499904</text:p>
          </table:table-cell>
          <table:table-cell table:number-columns-repeated="2"/>
          <table:table-cell office:value-type="float" office:value="45710" calcext:value-type="float">
            <text:p>45710</text:p>
          </table:table-cell>
          <table:table-cell office:value-type="float" office:value="46838" calcext:value-type="float">
            <text:p>4683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891123325" calcext:value-type="float">
            <text:p>100.09891123325</text:p>
          </table:table-cell>
          <table:table-cell/>
          <table:table-cell office:value-type="float" office:value="-5.05650170285135" calcext:value-type="float">
            <text:p>-5.05650170285135</text:p>
          </table:table-cell>
          <table:table-cell/>
          <table:table-cell office:value-type="float" office:value="43945" calcext:value-type="float">
            <text:p>43945</text:p>
          </table:table-cell>
          <table:table-cell table:number-columns-repeated="3"/>
          <table:table-cell office:value-type="float" office:value="4.55529026519028" calcext:value-type="float">
            <text:p>4.55529026519028</text:p>
          </table:table-cell>
          <table:table-cell/>
          <table:table-cell office:value-type="float" office:value="-0.0881615175163687" calcext:value-type="float">
            <text:p>-0.08816151751636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3112929468728" calcext:value-type="float">
            <text:p>9.03112929468728</text:p>
          </table:table-cell>
          <table:table-cell/>
          <table:table-cell office:value-type="float" office:value="0.260135932420696" calcext:value-type="float">
            <text:p>0.260135932420696</text:p>
          </table:table-cell>
          <table:table-cell/>
          <table:table-cell office:value-type="float" office:value="6422" calcext:value-type="float">
            <text:p>6422</text:p>
          </table:table-cell>
          <table:table-cell table:number-columns-repeated="3"/>
          <table:table-cell office:value-type="float" office:value="100.109242835316" calcext:value-type="float">
            <text:p>100.109242835316</text:p>
          </table:table-cell>
          <table:table-cell office:value-type="float" office:value="100.102558918293" calcext:value-type="float">
            <text:p>100.102558918293</text:p>
          </table:table-cell>
          <table:table-cell office:value-type="float" office:value="100.085587343705" calcext:value-type="float">
            <text:p>100.085587343705</text:p>
          </table:table-cell>
          <table:table-cell table:number-columns-repeated="2"/>
          <table:table-cell office:value-type="float" office:value="45721" calcext:value-type="float">
            <text:p>45721</text:p>
          </table:table-cell>
          <table:table-cell office:value-type="float" office:value="46847" calcext:value-type="float">
            <text:p>4684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51713904127418" calcext:value-type="float">
            <text:p>8.51713904127418</text:p>
          </table:table-cell>
          <table:table-cell/>
          <table:table-cell office:value-type="float" office:value="-1.33501228257539" calcext:value-type="float">
            <text:p>-1.33501228257539</text:p>
          </table:table-cell>
          <table:table-cell/>
          <table:table-cell office:value-type="float" office:value="7623" calcext:value-type="float">
            <text:p>7623</text:p>
          </table:table-cell>
          <table:table-cell table:number-columns-repeated="3"/>
          <table:table-cell office:value-type="float" office:value="99.9395916372552" calcext:value-type="float">
            <text:p>99.9395916372552</text:p>
          </table:table-cell>
          <table:table-cell/>
          <table:table-cell office:value-type="float" office:value="-5.41142297224095" calcext:value-type="float">
            <text:p>-5.4114229722409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81827301835574" calcext:value-type="float">
            <text:p>3.81827301835574</text:p>
          </table:table-cell>
          <table:table-cell/>
          <table:table-cell office:value-type="float" office:value="0.0312305095234827" calcext:value-type="float">
            <text:p>0.031230509523483</text:p>
          </table:table-cell>
          <table:table-cell/>
          <table:table-cell office:value-type="float" office:value="4383" calcext:value-type="float">
            <text:p>4383</text:p>
          </table:table-cell>
          <table:table-cell table:number-columns-repeated="3"/>
          <table:table-cell office:value-type="float" office:value="100.10935791075" calcext:value-type="float">
            <text:p>100.10935791075</text:p>
          </table:table-cell>
          <table:table-cell office:value-type="float" office:value="100.102619103005" calcext:value-type="float">
            <text:p>100.102619103005</text:p>
          </table:table-cell>
          <table:table-cell office:value-type="float" office:value="100.085664183271" calcext:value-type="float">
            <text:p>100.085664183271</text:p>
          </table:table-cell>
          <table:table-cell table:number-columns-repeated="2"/>
          <table:table-cell office:value-type="float" office:value="45724" calcext:value-type="float">
            <text:p>45724</text:p>
          </table:table-cell>
          <table:table-cell office:value-type="float" office:value="46889" calcext:value-type="float">
            <text:p>4688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260096862" calcext:value-type="float">
            <text:p>100.101260096862</text:p>
          </table:table-cell>
          <table:table-cell/>
          <table:table-cell office:value-type="float" office:value="-1.86669837648492" calcext:value-type="float">
            <text:p>-1.86669837648492</text:p>
          </table:table-cell>
          <table:table-cell/>
          <table:table-cell office:value-type="float" office:value="46969" calcext:value-type="float">
            <text:p>46969</text:p>
          </table:table-cell>
          <table:table-cell table:number-columns-repeated="3"/>
          <table:table-cell office:value-type="float" office:value="4.75249694874956" calcext:value-type="float">
            <text:p>4.75249694874956</text:p>
          </table:table-cell>
          <table:table-cell/>
          <table:table-cell office:value-type="float" office:value="-0.882032559318316" calcext:value-type="float">
            <text:p>-0.882032559318316</text:p>
          </table:table-cell>
          <table:table-cell/>
          <table:table-cell office:value-type="float" office:value="4146" calcext:value-type="float">
            <text:p>4146</text:p>
          </table:table-cell>
          <table:table-cell table:number-columns-repeated="3"/>
          <table:table-cell office:value-type="float" office:value="1.49985944015487" calcext:value-type="float">
            <text:p>1.49985944015487</text:p>
          </table:table-cell>
          <table:table-cell/>
          <table:table-cell office:value-type="float" office:value="-0.102694563007569" calcext:value-type="float">
            <text:p>-0.102694563007569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3"/>
          <table:table-cell office:value-type="float" office:value="100.109379621134" calcext:value-type="float">
            <text:p>100.109379621134</text:p>
          </table:table-cell>
          <table:table-cell office:value-type="float" office:value="100.10271194755" calcext:value-type="float">
            <text:p>100.10271194755</text:p>
          </table:table-cell>
          <table:table-cell office:value-type="float" office:value="100.085669154869" calcext:value-type="float">
            <text:p>100.085669154869</text:p>
          </table:table-cell>
          <table:table-cell table:number-columns-repeated="2"/>
          <table:table-cell office:value-type="float" office:value="45730" calcext:value-type="float">
            <text:p>45730</text:p>
          </table:table-cell>
          <table:table-cell office:value-type="float" office:value="46893" calcext:value-type="float">
            <text:p>4689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01616037526862" calcext:value-type="float">
            <text:p>8.01616037526862</text:p>
          </table:table-cell>
          <table:table-cell/>
          <table:table-cell office:value-type="float" office:value="-0.573028653473678" calcext:value-type="float">
            <text:p>-0.57302865347367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8732033476" calcext:value-type="float">
            <text:p>100.08732033476</text:p>
          </table:table-cell>
          <table:table-cell/>
          <table:table-cell office:value-type="float" office:value="2.25588091778681" calcext:value-type="float">
            <text:p>2.25588091778681</text:p>
          </table:table-cell>
          <table:table-cell/>
          <table:table-cell office:value-type="float" office:value="48610" calcext:value-type="float">
            <text:p>48610</text:p>
          </table:table-cell>
          <table:table-cell table:number-columns-repeated="3"/>
          <table:table-cell office:value-type="float" office:value="1.96299530806579" calcext:value-type="float">
            <text:p>1.96299530806579</text:p>
          </table:table-cell>
          <table:table-cell/>
          <table:table-cell office:value-type="float" office:value="0.103775908013037" calcext:value-type="float">
            <text:p>0.103775908013037</text:p>
          </table:table-cell>
          <table:table-cell/>
          <table:table-cell office:value-type="float" office:value="2147" calcext:value-type="float">
            <text:p>2147</text:p>
          </table:table-cell>
          <table:table-cell table:number-columns-repeated="3"/>
          <table:table-cell office:value-type="float" office:value="100.109431857268" calcext:value-type="float">
            <text:p>100.109431857268</text:p>
          </table:table-cell>
          <table:table-cell office:value-type="float" office:value="100.102847510446" calcext:value-type="float">
            <text:p>100.102847510446</text:p>
          </table:table-cell>
          <table:table-cell office:value-type="float" office:value="100.085711403169" calcext:value-type="float">
            <text:p>100.085711403169</text:p>
          </table:table-cell>
          <table:table-cell table:number-columns-repeated="2"/>
          <table:table-cell office:value-type="float" office:value="45735" calcext:value-type="float">
            <text:p>45735</text:p>
          </table:table-cell>
          <table:table-cell office:value-type="float" office:value="46898" calcext:value-type="float">
            <text:p>4689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92858604632847" calcext:value-type="float">
            <text:p>4.92858604632847</text:p>
          </table:table-cell>
          <table:table-cell/>
          <table:table-cell office:value-type="float" office:value="-0.555444004397341" calcext:value-type="float">
            <text:p>-0.555444004397341</text:p>
          </table:table-cell>
          <table:table-cell/>
          <table:table-cell office:value-type="float" office:value="3918" calcext:value-type="float">
            <text:p>3918</text:p>
          </table:table-cell>
          <table:table-cell table:number-columns-repeated="3"/>
          <table:table-cell office:value-type="float" office:value="100.08182970157" calcext:value-type="float">
            <text:p>100.08182970157</text:p>
          </table:table-cell>
          <table:table-cell/>
          <table:table-cell office:value-type="float" office:value="1.0181851511004" calcext:value-type="float">
            <text:p>1.0181851511004</text:p>
          </table:table-cell>
          <table:table-cell/>
          <table:table-cell office:value-type="float" office:value="47318" calcext:value-type="float">
            <text:p>47318</text:p>
          </table:table-cell>
          <table:table-cell table:number-columns-repeated="3"/>
          <table:table-cell office:value-type="float" office:value="100.106665310942" calcext:value-type="float">
            <text:p>100.106665310942</text:p>
          </table:table-cell>
          <table:table-cell/>
          <table:table-cell office:value-type="float" office:value="0.923457353337614" calcext:value-type="float">
            <text:p>0.923457353337614</text:p>
          </table:table-cell>
          <table:table-cell/>
          <table:table-cell office:value-type="float" office:value="44258" calcext:value-type="float">
            <text:p>44258</text:p>
          </table:table-cell>
          <table:table-cell table:number-columns-repeated="3"/>
          <table:table-cell office:value-type="float" office:value="100.109464418382" calcext:value-type="float">
            <text:p>100.109464418382</text:p>
          </table:table-cell>
          <table:table-cell office:value-type="float" office:value="100.102870561755" calcext:value-type="float">
            <text:p>100.102870561755</text:p>
          </table:table-cell>
          <table:table-cell office:value-type="float" office:value="100.085744173493" calcext:value-type="float">
            <text:p>100.085744173493</text:p>
          </table:table-cell>
          <table:table-cell table:number-columns-repeated="2"/>
          <table:table-cell office:value-type="float" office:value="45744" calcext:value-type="float">
            <text:p>45744</text:p>
          </table:table-cell>
          <table:table-cell office:value-type="float" office:value="46901" calcext:value-type="float">
            <text:p>4690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09453463774525" calcext:value-type="float">
            <text:p>8.09453463774525</text:p>
          </table:table-cell>
          <table:table-cell/>
          <table:table-cell office:value-type="float" office:value="-0.952158830893242" calcext:value-type="float">
            <text:p>-0.952158830893242</text:p>
          </table:table-cell>
          <table:table-cell/>
          <table:table-cell office:value-type="float" office:value="6335" calcext:value-type="float">
            <text:p>6335</text:p>
          </table:table-cell>
          <table:table-cell table:number-columns-repeated="3"/>
          <table:table-cell office:value-type="float" office:value="4.05665222551422" calcext:value-type="float">
            <text:p>4.05665222551422</text:p>
          </table:table-cell>
          <table:table-cell/>
          <table:table-cell office:value-type="float" office:value="-0.366659876028977" calcext:value-type="float">
            <text:p>-0.366659876028977</text:p>
          </table:table-cell>
          <table:table-cell/>
          <table:table-cell office:value-type="float" office:value="2848" calcext:value-type="float">
            <text:p>2848</text:p>
          </table:table-cell>
          <table:table-cell table:number-columns-repeated="3"/>
          <table:table-cell office:value-type="float" office:value="3.40172300734605" calcext:value-type="float">
            <text:p>3.40172300734605</text:p>
          </table:table-cell>
          <table:table-cell/>
          <table:table-cell office:value-type="float" office:value="-0.0519114746511864" calcext:value-type="float">
            <text:p>-0.051911474651187</text:p>
          </table:table-cell>
          <table:table-cell/>
          <table:table-cell office:value-type="float" office:value="5298" calcext:value-type="float">
            <text:p>5298</text:p>
          </table:table-cell>
          <table:table-cell table:number-columns-repeated="3"/>
          <table:table-cell office:value-type="float" office:value="100.109512800117" calcext:value-type="float">
            <text:p>100.109512800117</text:p>
          </table:table-cell>
          <table:table-cell office:value-type="float" office:value="100.102871935582" calcext:value-type="float">
            <text:p>100.102871935582</text:p>
          </table:table-cell>
          <table:table-cell office:value-type="float" office:value="100.085757689321" calcext:value-type="float">
            <text:p>100.085757689321</text:p>
          </table:table-cell>
          <table:table-cell table:number-columns-repeated="2"/>
          <table:table-cell office:value-type="float" office:value="45748" calcext:value-type="float">
            <text:p>45748</text:p>
          </table:table-cell>
          <table:table-cell office:value-type="float" office:value="46903" calcext:value-type="float">
            <text:p>4690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74167116692741" calcext:value-type="float">
            <text:p>6.74167116692741</text:p>
          </table:table-cell>
          <table:table-cell/>
          <table:table-cell office:value-type="float" office:value="0.00753031228026105" calcext:value-type="float">
            <text:p>0.007530312280261</text:p>
          </table:table-cell>
          <table:table-cell/>
          <table:table-cell office:value-type="float" office:value="7658" calcext:value-type="float">
            <text:p>7658</text:p>
          </table:table-cell>
          <table:table-cell table:number-columns-repeated="3"/>
          <table:table-cell office:value-type="float" office:value="100.0947579579" calcext:value-type="float">
            <text:p>100.0947579579</text:p>
          </table:table-cell>
          <table:table-cell/>
          <table:table-cell office:value-type="float" office:value="-0.357607532963818" calcext:value-type="float">
            <text:p>-0.357607532963818</text:p>
          </table:table-cell>
          <table:table-cell/>
          <table:table-cell office:value-type="float" office:value="48368" calcext:value-type="float">
            <text:p>48368</text:p>
          </table:table-cell>
          <table:table-cell table:number-columns-repeated="3"/>
          <table:table-cell office:value-type="float" office:value="100.108656034684" calcext:value-type="float">
            <text:p>100.108656034684</text:p>
          </table:table-cell>
          <table:table-cell/>
          <table:table-cell office:value-type="float" office:value="4.4715954150173" calcext:value-type="float">
            <text:p>4.4715954150173</text:p>
          </table:table-cell>
          <table:table-cell/>
          <table:table-cell office:value-type="float" office:value="44460" calcext:value-type="float">
            <text:p>44460</text:p>
          </table:table-cell>
          <table:table-cell table:number-columns-repeated="3"/>
          <table:table-cell office:value-type="float" office:value="100.109515483473" calcext:value-type="float">
            <text:p>100.109515483473</text:p>
          </table:table-cell>
          <table:table-cell office:value-type="float" office:value="100.10289198118" calcext:value-type="float">
            <text:p>100.10289198118</text:p>
          </table:table-cell>
          <table:table-cell office:value-type="float" office:value="100.085778372773" calcext:value-type="float">
            <text:p>100.085778372773</text:p>
          </table:table-cell>
          <table:table-cell table:number-columns-repeated="2"/>
          <table:table-cell office:value-type="float" office:value="45767" calcext:value-type="float">
            <text:p>45767</text:p>
          </table:table-cell>
          <table:table-cell office:value-type="float" office:value="46919" calcext:value-type="float">
            <text:p>4691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05300162433351" calcext:value-type="float">
            <text:p>6.05300162433351</text:p>
          </table:table-cell>
          <table:table-cell/>
          <table:table-cell office:value-type="float" office:value="-0.0348384340762296" calcext:value-type="float">
            <text:p>-0.03483843407623</text:p>
          </table:table-cell>
          <table:table-cell/>
          <table:table-cell office:value-type="float" office:value="4226" calcext:value-type="float">
            <text:p>4226</text:p>
          </table:table-cell>
          <table:table-cell table:number-columns-repeated="3"/>
          <table:table-cell office:value-type="float" office:value="100.081143189362" calcext:value-type="float">
            <text:p>100.081143189362</text:p>
          </table:table-cell>
          <table:table-cell/>
          <table:table-cell office:value-type="float" office:value="-4.12584602072706" calcext:value-type="float">
            <text:p>-4.12584602072706</text:p>
          </table:table-cell>
          <table:table-cell/>
          <table:table-cell office:value-type="float" office:value="48820" calcext:value-type="float">
            <text:p>48820</text:p>
          </table:table-cell>
          <table:table-cell table:number-columns-repeated="3"/>
          <table:table-cell office:value-type="float" office:value="9.05089262262139" calcext:value-type="float">
            <text:p>9.05089262262139</text:p>
          </table:table-cell>
          <table:table-cell/>
          <table:table-cell office:value-type="float" office:value="0.40952173950466" calcext:value-type="float">
            <text:p>0.40952173950466</text:p>
          </table:table-cell>
          <table:table-cell/>
          <table:table-cell office:value-type="float" office:value="8119" calcext:value-type="float">
            <text:p>8119</text:p>
          </table:table-cell>
          <table:table-cell table:number-columns-repeated="3"/>
          <table:table-cell office:value-type="float" office:value="100.109656871718" calcext:value-type="float">
            <text:p>100.109656871718</text:p>
          </table:table-cell>
          <table:table-cell office:value-type="float" office:value="100.103044107975" calcext:value-type="float">
            <text:p>100.103044107975</text:p>
          </table:table-cell>
          <table:table-cell office:value-type="float" office:value="100.085789996367" calcext:value-type="float">
            <text:p>100.085789996367</text:p>
          </table:table-cell>
          <table:table-cell table:number-columns-repeated="2"/>
          <table:table-cell office:value-type="float" office:value="45774" calcext:value-type="float">
            <text:p>45774</text:p>
          </table:table-cell>
          <table:table-cell office:value-type="float" office:value="46923" calcext:value-type="float">
            <text:p>4692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0042000434" calcext:value-type="float">
            <text:p>100.110042000434</text:p>
          </table:table-cell>
          <table:table-cell/>
          <table:table-cell office:value-type="float" office:value="-3.74032613135869" calcext:value-type="float">
            <text:p>-3.74032613135869</text:p>
          </table:table-cell>
          <table:table-cell/>
          <table:table-cell office:value-type="float" office:value="45318" calcext:value-type="float">
            <text:p>45318</text:p>
          </table:table-cell>
          <table:table-cell table:number-columns-repeated="3"/>
          <table:table-cell office:value-type="float" office:value="5.77087811789089" calcext:value-type="float">
            <text:p>5.77087811789089</text:p>
          </table:table-cell>
          <table:table-cell/>
          <table:table-cell office:value-type="float" office:value="-0.122888448781435" calcext:value-type="float">
            <text:p>-0.122888448781435</text:p>
          </table:table-cell>
          <table:table-cell/>
          <table:table-cell office:value-type="float" office:value="6070" calcext:value-type="float">
            <text:p>6070</text:p>
          </table:table-cell>
          <table:table-cell table:number-columns-repeated="3"/>
          <table:table-cell office:value-type="float" office:value="0.769736604265022" calcext:value-type="float">
            <text:p>0.769736604265022</text:p>
          </table:table-cell>
          <table:table-cell/>
          <table:table-cell office:value-type="float" office:value="0.30451781410639" calcext:value-type="float">
            <text:p>0.30451781410639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100.10968574985" calcext:value-type="float">
            <text:p>100.10968574985</text:p>
          </table:table-cell>
          <table:table-cell office:value-type="float" office:value="100.103163381776" calcext:value-type="float">
            <text:p>100.103163381776</text:p>
          </table:table-cell>
          <table:table-cell office:value-type="float" office:value="100.085798647011" calcext:value-type="float">
            <text:p>100.085798647011</text:p>
          </table:table-cell>
          <table:table-cell table:number-columns-repeated="2"/>
          <table:table-cell office:value-type="float" office:value="45818" calcext:value-type="float">
            <text:p>45818</text:p>
          </table:table-cell>
          <table:table-cell office:value-type="float" office:value="46932" calcext:value-type="float">
            <text:p>4693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01842604491768" calcext:value-type="float">
            <text:p>1.01842604491768</text:p>
          </table:table-cell>
          <table:table-cell/>
          <table:table-cell office:value-type="float" office:value="-0.109209635375576" calcext:value-type="float">
            <text:p>-0.109209635375576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3"/>
          <table:table-cell office:value-type="float" office:value="6.27656753962233" calcext:value-type="float">
            <text:p>6.27656753962233</text:p>
          </table:table-cell>
          <table:table-cell/>
          <table:table-cell office:value-type="float" office:value="-0.357504457554741" calcext:value-type="float">
            <text:p>-0.357504457554741</text:p>
          </table:table-cell>
          <table:table-cell/>
          <table:table-cell office:value-type="float" office:value="16357" calcext:value-type="float">
            <text:p>16357</text:p>
          </table:table-cell>
          <table:table-cell table:number-columns-repeated="3"/>
          <table:table-cell office:value-type="float" office:value="6.42239228100348" calcext:value-type="float">
            <text:p>6.42239228100348</text:p>
          </table:table-cell>
          <table:table-cell/>
          <table:table-cell office:value-type="float" office:value="0.155040153490911" calcext:value-type="float">
            <text:p>0.155040153490911</text:p>
          </table:table-cell>
          <table:table-cell/>
          <table:table-cell office:value-type="float" office:value="4418" calcext:value-type="float">
            <text:p>4418</text:p>
          </table:table-cell>
          <table:table-cell table:number-columns-repeated="3"/>
          <table:table-cell office:value-type="float" office:value="100.10971862856" calcext:value-type="float">
            <text:p>100.10971862856</text:p>
          </table:table-cell>
          <table:table-cell office:value-type="float" office:value="100.103294734492" calcext:value-type="float">
            <text:p>100.103294734492</text:p>
          </table:table-cell>
          <table:table-cell office:value-type="float" office:value="100.085878130336" calcext:value-type="float">
            <text:p>100.085878130336</text:p>
          </table:table-cell>
          <table:table-cell table:number-columns-repeated="2"/>
          <table:table-cell office:value-type="float" office:value="45824" calcext:value-type="float">
            <text:p>45824</text:p>
          </table:table-cell>
          <table:table-cell office:value-type="float" office:value="46938" calcext:value-type="float">
            <text:p>4693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8758756515" calcext:value-type="float">
            <text:p>100.108758756515</text:p>
          </table:table-cell>
          <table:table-cell/>
          <table:table-cell office:value-type="float" office:value="-2.63665451296876" calcext:value-type="float">
            <text:p>-2.63665451296876</text:p>
          </table:table-cell>
          <table:table-cell/>
          <table:table-cell office:value-type="float" office:value="45119" calcext:value-type="float">
            <text:p>45119</text:p>
          </table:table-cell>
          <table:table-cell table:number-columns-repeated="3"/>
          <table:table-cell office:value-type="float" office:value="100.08016232748" calcext:value-type="float">
            <text:p>100.08016232748</text:p>
          </table:table-cell>
          <table:table-cell/>
          <table:table-cell office:value-type="float" office:value="0.642440525113639" calcext:value-type="float">
            <text:p>0.642440525113639</text:p>
          </table:table-cell>
          <table:table-cell/>
          <table:table-cell office:value-type="float" office:value="48871" calcext:value-type="float">
            <text:p>48871</text:p>
          </table:table-cell>
          <table:table-cell table:number-columns-repeated="3"/>
          <table:table-cell office:value-type="float" office:value="3.58314522860901" calcext:value-type="float">
            <text:p>3.58314522860901</text:p>
          </table:table-cell>
          <table:table-cell/>
          <table:table-cell office:value-type="float" office:value="0.371875495424432" calcext:value-type="float">
            <text:p>0.371875495424432</text:p>
          </table:table-cell>
          <table:table-cell/>
          <table:table-cell office:value-type="float" office:value="2535" calcext:value-type="float">
            <text:p>2535</text:p>
          </table:table-cell>
          <table:table-cell table:number-columns-repeated="3"/>
          <table:table-cell office:value-type="float" office:value="100.10975344397" calcext:value-type="float">
            <text:p>100.10975344397</text:p>
          </table:table-cell>
          <table:table-cell office:value-type="float" office:value="100.103304289364" calcext:value-type="float">
            <text:p>100.103304289364</text:p>
          </table:table-cell>
          <table:table-cell office:value-type="float" office:value="100.085923773903" calcext:value-type="float">
            <text:p>100.085923773903</text:p>
          </table:table-cell>
          <table:table-cell table:number-columns-repeated="2"/>
          <table:table-cell office:value-type="float" office:value="45837" calcext:value-type="float">
            <text:p>45837</text:p>
          </table:table-cell>
          <table:table-cell office:value-type="float" office:value="46942" calcext:value-type="float">
            <text:p>4694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14507156714815" calcext:value-type="float">
            <text:p>2.14507156714815</text:p>
          </table:table-cell>
          <table:table-cell/>
          <table:table-cell office:value-type="float" office:value="0.143717388108135" calcext:value-type="float">
            <text:p>0.143717388108135</text:p>
          </table:table-cell>
          <table:table-cell/>
          <table:table-cell office:value-type="float" office:value="2460" calcext:value-type="float">
            <text:p>2460</text:p>
          </table:table-cell>
          <table:table-cell table:number-columns-repeated="3"/>
          <table:table-cell office:value-type="float" office:value="7.54206260700653" calcext:value-type="float">
            <text:p>7.54206260700653</text:p>
          </table:table-cell>
          <table:table-cell/>
          <table:table-cell office:value-type="float" office:value="-0.512423952124706" calcext:value-type="float">
            <text:p>-0.512423952124706</text:p>
          </table:table-cell>
          <table:table-cell/>
          <table:table-cell office:value-type="float" office:value="8711" calcext:value-type="float">
            <text:p>8711</text:p>
          </table:table-cell>
          <table:table-cell table:number-columns-repeated="3"/>
          <table:table-cell office:value-type="float" office:value="100.10935791075" calcext:value-type="float">
            <text:p>100.10935791075</text:p>
          </table:table-cell>
          <table:table-cell/>
          <table:table-cell office:value-type="float" office:value="-0.513366792835939" calcext:value-type="float">
            <text:p>-0.513366792835939</text:p>
          </table:table-cell>
          <table:table-cell/>
          <table:table-cell office:value-type="float" office:value="44374" calcext:value-type="float">
            <text:p>44374</text:p>
          </table:table-cell>
          <table:table-cell table:number-columns-repeated="3"/>
          <table:table-cell office:value-type="float" office:value="100.109841332251" calcext:value-type="float">
            <text:p>100.109841332251</text:p>
          </table:table-cell>
          <table:table-cell office:value-type="float" office:value="100.103345356166" calcext:value-type="float">
            <text:p>100.103345356166</text:p>
          </table:table-cell>
          <table:table-cell office:value-type="float" office:value="100.086066091533" calcext:value-type="float">
            <text:p>100.086066091533</text:p>
          </table:table-cell>
          <table:table-cell table:number-columns-repeated="2"/>
          <table:table-cell office:value-type="float" office:value="45837" calcext:value-type="float">
            <text:p>45837</text:p>
          </table:table-cell>
          <table:table-cell office:value-type="float" office:value="46942" calcext:value-type="float">
            <text:p>4694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9.00046591259325" calcext:value-type="float">
            <text:p>9.00046591259325</text:p>
          </table:table-cell>
          <table:table-cell/>
          <table:table-cell office:value-type="float" office:value="-1.09499918929445" calcext:value-type="float">
            <text:p>-1.09499918929445</text:p>
          </table:table-cell>
          <table:table-cell/>
          <table:table-cell office:value-type="float" office:value="5997" calcext:value-type="float">
            <text:p>5997</text:p>
          </table:table-cell>
          <table:table-cell table:number-columns-repeated="3"/>
          <table:table-cell office:value-type="float" office:value="67.12790431821" calcext:value-type="float">
            <text:p>67.12790431821</text:p>
          </table:table-cell>
          <table:table-cell/>
          <table:table-cell office:value-type="float" office:value="-0.928529297862823" calcext:value-type="float">
            <text:p>-0.92852929786282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33068460483241" calcext:value-type="float">
            <text:p>4.33068460483241</text:p>
          </table:table-cell>
          <table:table-cell/>
          <table:table-cell office:value-type="float" office:value="0.111304245795797" calcext:value-type="float">
            <text:p>0.111304245795797</text:p>
          </table:table-cell>
          <table:table-cell/>
          <table:table-cell office:value-type="float" office:value="4797" calcext:value-type="float">
            <text:p>4797</text:p>
          </table:table-cell>
          <table:table-cell table:number-columns-repeated="3"/>
          <table:table-cell office:value-type="float" office:value="100.109853415457" calcext:value-type="float">
            <text:p>100.109853415457</text:p>
          </table:table-cell>
          <table:table-cell office:value-type="float" office:value="100.103394498594" calcext:value-type="float">
            <text:p>100.103394498594</text:p>
          </table:table-cell>
          <table:table-cell office:value-type="float" office:value="100.086138835631" calcext:value-type="float">
            <text:p>100.086138835631</text:p>
          </table:table-cell>
          <table:table-cell table:number-columns-repeated="2"/>
          <table:table-cell office:value-type="float" office:value="45861" calcext:value-type="float">
            <text:p>45861</text:p>
          </table:table-cell>
          <table:table-cell office:value-type="float" office:value="46946" calcext:value-type="float">
            <text:p>4694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37237164830693" calcext:value-type="float">
            <text:p>6.37237164830693</text:p>
          </table:table-cell>
          <table:table-cell/>
          <table:table-cell office:value-type="float" office:value="-0.0792838833495871" calcext:value-type="float">
            <text:p>-0.079283883349587</text:p>
          </table:table-cell>
          <table:table-cell/>
          <table:table-cell office:value-type="float" office:value="5264" calcext:value-type="float">
            <text:p>5264</text:p>
          </table:table-cell>
          <table:table-cell table:number-columns-repeated="3"/>
          <table:table-cell office:value-type="float" office:value="0.80666128923047" calcext:value-type="float">
            <text:p>0.80666128923047</text:p>
          </table:table-cell>
          <table:table-cell/>
          <table:table-cell office:value-type="float" office:value="-0.0719859076592865" calcext:value-type="float">
            <text:p>-0.07198590765928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3"/>
          <table:table-cell office:value-type="float" office:value="1.99381670896519" calcext:value-type="float">
            <text:p>1.99381670896519</text:p>
          </table:table-cell>
          <table:table-cell/>
          <table:table-cell office:value-type="float" office:value="-0.0571752452668539" calcext:value-type="float">
            <text:p>-0.057175245266854</text:p>
          </table:table-cell>
          <table:table-cell/>
          <table:table-cell office:value-type="float" office:value="1316" calcext:value-type="float">
            <text:p>1316</text:p>
          </table:table-cell>
          <table:table-cell table:number-columns-repeated="3"/>
          <table:table-cell office:value-type="float" office:value="100.109903667561" calcext:value-type="float">
            <text:p>100.109903667561</text:p>
          </table:table-cell>
          <table:table-cell office:value-type="float" office:value="100.103430129582" calcext:value-type="float">
            <text:p>100.103430129582</text:p>
          </table:table-cell>
          <table:table-cell office:value-type="float" office:value="100.086208762164" calcext:value-type="float">
            <text:p>100.086208762164</text:p>
          </table:table-cell>
          <table:table-cell table:number-columns-repeated="2"/>
          <table:table-cell office:value-type="float" office:value="45862" calcext:value-type="float">
            <text:p>45862</text:p>
          </table:table-cell>
          <table:table-cell office:value-type="float" office:value="46949" calcext:value-type="float">
            <text:p>4694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7932860611" calcext:value-type="float">
            <text:p>100.097932860611</text:p>
          </table:table-cell>
          <table:table-cell/>
          <table:table-cell office:value-type="float" office:value="-4.04602191295319" calcext:value-type="float">
            <text:p>-4.04602191295319</text:p>
          </table:table-cell>
          <table:table-cell/>
          <table:table-cell office:value-type="float" office:value="46431" calcext:value-type="float">
            <text:p>46431</text:p>
          </table:table-cell>
          <table:table-cell table:number-columns-repeated="3"/>
          <table:table-cell office:value-type="float" office:value="100.085669154869" calcext:value-type="float">
            <text:p>100.085669154869</text:p>
          </table:table-cell>
          <table:table-cell/>
          <table:table-cell office:value-type="float" office:value="-0.483138820190836" calcext:value-type="float">
            <text:p>-0.483138820190836</text:p>
          </table:table-cell>
          <table:table-cell/>
          <table:table-cell office:value-type="float" office:value="48829" calcext:value-type="float">
            <text:p>48829</text:p>
          </table:table-cell>
          <table:table-cell table:number-columns-repeated="3"/>
          <table:table-cell office:value-type="float" office:value="3.1300376095263" calcext:value-type="float">
            <text:p>3.1300376095263</text:p>
          </table:table-cell>
          <table:table-cell/>
          <table:table-cell office:value-type="float" office:value="0.357893033334204" calcext:value-type="float">
            <text:p>0.35789303333420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9974131124" calcext:value-type="float">
            <text:p>100.109974131124</text:p>
          </table:table-cell>
          <table:table-cell office:value-type="float" office:value="100.103476196509" calcext:value-type="float">
            <text:p>100.103476196509</text:p>
          </table:table-cell>
          <table:table-cell office:value-type="float" office:value="100.086241351086" calcext:value-type="float">
            <text:p>100.086241351086</text:p>
          </table:table-cell>
          <table:table-cell table:number-columns-repeated="2"/>
          <table:table-cell office:value-type="float" office:value="45868" calcext:value-type="float">
            <text:p>45868</text:p>
          </table:table-cell>
          <table:table-cell office:value-type="float" office:value="46968" calcext:value-type="float">
            <text:p>4696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591632625" calcext:value-type="float">
            <text:p>100.09591632625</text:p>
          </table:table-cell>
          <table:table-cell/>
          <table:table-cell office:value-type="float" office:value="-6.06565119116507" calcext:value-type="float">
            <text:p>-6.06565119116507</text:p>
          </table:table-cell>
          <table:table-cell/>
          <table:table-cell office:value-type="float" office:value="47355" calcext:value-type="float">
            <text:p>47355</text:p>
          </table:table-cell>
          <table:table-cell table:number-columns-repeated="3"/>
          <table:table-cell office:value-type="float" office:value="3.3099703621045" calcext:value-type="float">
            <text:p>3.3099703621045</text:p>
          </table:table-cell>
          <table:table-cell/>
          <table:table-cell office:value-type="float" office:value="-0.302698681131609" calcext:value-type="float">
            <text:p>-0.302698681131609</text:p>
          </table:table-cell>
          <table:table-cell/>
          <table:table-cell office:value-type="float" office:value="2295" calcext:value-type="float">
            <text:p>2295</text:p>
          </table:table-cell>
          <table:table-cell table:number-columns-repeated="3"/>
          <table:table-cell office:value-type="float" office:value="1.7328463055446" calcext:value-type="float">
            <text:p>1.7328463055446</text:p>
          </table:table-cell>
          <table:table-cell/>
          <table:table-cell office:value-type="float" office:value="-0.239883557939886" calcext:value-type="float">
            <text:p>-0.239883557939886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3"/>
          <table:table-cell office:value-type="float" office:value="100.109988331258" calcext:value-type="float">
            <text:p>100.109988331258</text:p>
          </table:table-cell>
          <table:table-cell office:value-type="float" office:value="100.103483668261" calcext:value-type="float">
            <text:p>100.103483668261</text:p>
          </table:table-cell>
          <table:table-cell office:value-type="float" office:value="100.0862680063" calcext:value-type="float">
            <text:p>100.0862680063</text:p>
          </table:table-cell>
          <table:table-cell table:number-columns-repeated="2"/>
          <table:table-cell office:value-type="float" office:value="45870" calcext:value-type="float">
            <text:p>45870</text:p>
          </table:table-cell>
          <table:table-cell office:value-type="float" office:value="46969" calcext:value-type="float">
            <text:p>4696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4660796812" calcext:value-type="float">
            <text:p>100.094660796812</text:p>
          </table:table-cell>
          <table:table-cell/>
          <table:table-cell office:value-type="float" office:value="-5.29790654494348" calcext:value-type="float">
            <text:p>-5.29790654494348</text:p>
          </table:table-cell>
          <table:table-cell/>
          <table:table-cell office:value-type="float" office:value="44998" calcext:value-type="float">
            <text:p>44998</text:p>
          </table:table-cell>
          <table:table-cell table:number-columns-repeated="3"/>
          <table:table-cell office:value-type="float" office:value="100.090664914697" calcext:value-type="float">
            <text:p>100.090664914697</text:p>
          </table:table-cell>
          <table:table-cell/>
          <table:table-cell office:value-type="float" office:value="-4.29599009742598" calcext:value-type="float">
            <text:p>-4.29599009742598</text:p>
          </table:table-cell>
          <table:table-cell/>
          <table:table-cell office:value-type="float" office:value="48923" calcext:value-type="float">
            <text:p>48923</text:p>
          </table:table-cell>
          <table:table-cell table:number-columns-repeated="3"/>
          <table:table-cell office:value-type="float" office:value="100.110151309384" calcext:value-type="float">
            <text:p>100.110151309384</text:p>
          </table:table-cell>
          <table:table-cell/>
          <table:table-cell office:value-type="float" office:value="3.51916389138642" calcext:value-type="float">
            <text:p>3.51916389138642</text:p>
          </table:table-cell>
          <table:table-cell/>
          <table:table-cell office:value-type="float" office:value="45721" calcext:value-type="float">
            <text:p>45721</text:p>
          </table:table-cell>
          <table:table-cell table:number-columns-repeated="3"/>
          <table:table-cell office:value-type="float" office:value="100.110023989323" calcext:value-type="float">
            <text:p>100.110023989323</text:p>
          </table:table-cell>
          <table:table-cell office:value-type="float" office:value="100.103497942854" calcext:value-type="float">
            <text:p>100.103497942854</text:p>
          </table:table-cell>
          <table:table-cell office:value-type="float" office:value="100.086356808223" calcext:value-type="float">
            <text:p>100.086356808223</text:p>
          </table:table-cell>
          <table:table-cell table:number-columns-repeated="2"/>
          <table:table-cell office:value-type="float" office:value="45882" calcext:value-type="float">
            <text:p>45882</text:p>
          </table:table-cell>
          <table:table-cell office:value-type="float" office:value="47036" calcext:value-type="float">
            <text:p>4703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239683185" calcext:value-type="float">
            <text:p>100.101239683185</text:p>
          </table:table-cell>
          <table:table-cell/>
          <table:table-cell office:value-type="float" office:value="-7.05336625779929" calcext:value-type="float">
            <text:p>-7.05336625779929</text:p>
          </table:table-cell>
          <table:table-cell/>
          <table:table-cell office:value-type="float" office:value="48238" calcext:value-type="float">
            <text:p>48238</text:p>
          </table:table-cell>
          <table:table-cell table:number-columns-repeated="3"/>
          <table:table-cell office:value-type="float" office:value="83.8854243293264" calcext:value-type="float">
            <text:p>83.8854243293264</text:p>
          </table:table-cell>
          <table:table-cell/>
          <table:table-cell office:value-type="float" office:value="-2.84404451168826" calcext:value-type="float">
            <text:p>-2.8440445116882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14849226102788" calcext:value-type="float">
            <text:p>3.14849226102788</text:p>
          </table:table-cell>
          <table:table-cell/>
          <table:table-cell office:value-type="float" office:value="-0.185777073146858" calcext:value-type="float">
            <text:p>-0.185777073146858</text:p>
          </table:table-cell>
          <table:table-cell/>
          <table:table-cell office:value-type="float" office:value="2864" calcext:value-type="float">
            <text:p>2864</text:p>
          </table:table-cell>
          <table:table-cell table:number-columns-repeated="3"/>
          <table:table-cell office:value-type="float" office:value="100.110127039138" calcext:value-type="float">
            <text:p>100.110127039138</text:p>
          </table:table-cell>
          <table:table-cell office:value-type="float" office:value="100.103527226725" calcext:value-type="float">
            <text:p>100.103527226725</text:p>
          </table:table-cell>
          <table:table-cell office:value-type="float" office:value="100.086581362569" calcext:value-type="float">
            <text:p>100.086581362569</text:p>
          </table:table-cell>
          <table:table-cell table:number-columns-repeated="2"/>
          <table:table-cell office:value-type="float" office:value="45886" calcext:value-type="float">
            <text:p>45886</text:p>
          </table:table-cell>
          <table:table-cell office:value-type="float" office:value="47041" calcext:value-type="float">
            <text:p>4704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15501122500381" calcext:value-type="float">
            <text:p>7.15501122500381</text:p>
          </table:table-cell>
          <table:table-cell/>
          <table:table-cell office:value-type="float" office:value="0.294672169418517" calcext:value-type="float">
            <text:p>0.294672169418517</text:p>
          </table:table-cell>
          <table:table-cell/>
          <table:table-cell office:value-type="float" office:value="5417" calcext:value-type="float">
            <text:p>5417</text:p>
          </table:table-cell>
          <table:table-cell table:number-columns-repeated="3"/>
          <table:table-cell office:value-type="float" office:value="3.98876279560353" calcext:value-type="float">
            <text:p>3.98876279560353</text:p>
          </table:table-cell>
          <table:table-cell/>
          <table:table-cell office:value-type="float" office:value="-0.266990280028381" calcext:value-type="float">
            <text:p>-0.266990280028381</text:p>
          </table:table-cell>
          <table:table-cell/>
          <table:table-cell office:value-type="float" office:value="9315" calcext:value-type="float">
            <text:p>9315</text:p>
          </table:table-cell>
          <table:table-cell table:number-columns-repeated="3"/>
          <table:table-cell office:value-type="float" office:value="4.41064927380017" calcext:value-type="float">
            <text:p>4.41064927380017</text:p>
          </table:table-cell>
          <table:table-cell/>
          <table:table-cell office:value-type="float" office:value="0.101208318916617" calcext:value-type="float">
            <text:p>0.101208318916617</text:p>
          </table:table-cell>
          <table:table-cell/>
          <table:table-cell office:value-type="float" office:value="2862" calcext:value-type="float">
            <text:p>2862</text:p>
          </table:table-cell>
          <table:table-cell table:number-columns-repeated="3"/>
          <table:table-cell office:value-type="float" office:value="100.110150293492" calcext:value-type="float">
            <text:p>100.110150293492</text:p>
          </table:table-cell>
          <table:table-cell office:value-type="float" office:value="100.103562314117" calcext:value-type="float">
            <text:p>100.103562314117</text:p>
          </table:table-cell>
          <table:table-cell office:value-type="float" office:value="100.086617793526" calcext:value-type="float">
            <text:p>100.086617793526</text:p>
          </table:table-cell>
          <table:table-cell table:number-columns-repeated="2"/>
          <table:table-cell office:value-type="float" office:value="45907" calcext:value-type="float">
            <text:p>45907</text:p>
          </table:table-cell>
          <table:table-cell office:value-type="float" office:value="47056" calcext:value-type="float">
            <text:p>4705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58637770187299" calcext:value-type="float">
            <text:p>7.58637770187299</text:p>
          </table:table-cell>
          <table:table-cell/>
          <table:table-cell office:value-type="float" office:value="-0.364217327996106" calcext:value-type="float">
            <text:p>-0.364217327996106</text:p>
          </table:table-cell>
          <table:table-cell/>
          <table:table-cell office:value-type="float" office:value="6032" calcext:value-type="float">
            <text:p>6032</text:p>
          </table:table-cell>
          <table:table-cell table:number-columns-repeated="3"/>
          <table:table-cell office:value-type="float" office:value="100.081502625313" calcext:value-type="float">
            <text:p>100.081502625313</text:p>
          </table:table-cell>
          <table:table-cell/>
          <table:table-cell office:value-type="float" office:value="2.34941099498639" calcext:value-type="float">
            <text:p>2.34941099498639</text:p>
          </table:table-cell>
          <table:table-cell/>
          <table:table-cell office:value-type="float" office:value="48953" calcext:value-type="float">
            <text:p>48953</text:p>
          </table:table-cell>
          <table:table-cell table:number-columns-repeated="3"/>
          <table:table-cell office:value-type="float" office:value="5.9147671525878" calcext:value-type="float">
            <text:p>5.9147671525878</text:p>
          </table:table-cell>
          <table:table-cell/>
          <table:table-cell office:value-type="float" office:value="0.266606742701275" calcext:value-type="float">
            <text:p>0.266606742701275</text:p>
          </table:table-cell>
          <table:table-cell/>
          <table:table-cell office:value-type="float" office:value="3829" calcext:value-type="float">
            <text:p>3829</text:p>
          </table:table-cell>
          <table:table-cell table:number-columns-repeated="3"/>
          <table:table-cell office:value-type="float" office:value="100.110151309384" calcext:value-type="float">
            <text:p>100.110151309384</text:p>
          </table:table-cell>
          <table:table-cell office:value-type="float" office:value="100.103675815247" calcext:value-type="float">
            <text:p>100.103675815247</text:p>
          </table:table-cell>
          <table:table-cell office:value-type="float" office:value="100.086635450066" calcext:value-type="float">
            <text:p>100.086635450066</text:p>
          </table:table-cell>
          <table:table-cell table:number-columns-repeated="2"/>
          <table:table-cell office:value-type="float" office:value="45909" calcext:value-type="float">
            <text:p>45909</text:p>
          </table:table-cell>
          <table:table-cell office:value-type="float" office:value="47059" calcext:value-type="float">
            <text:p>4705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5103537081" calcext:value-type="float">
            <text:p>100.095103537081</text:p>
          </table:table-cell>
          <table:table-cell/>
          <table:table-cell office:value-type="float" office:value="-3.5267786274409" calcext:value-type="float">
            <text:p>-3.5267786274409</text:p>
          </table:table-cell>
          <table:table-cell/>
          <table:table-cell office:value-type="float" office:value="44106" calcext:value-type="float">
            <text:p>44106</text:p>
          </table:table-cell>
          <table:table-cell table:number-columns-repeated="3"/>
          <table:table-cell office:value-type="float" office:value="4.03623946486255" calcext:value-type="float">
            <text:p>4.03623946486255</text:p>
          </table:table-cell>
          <table:table-cell/>
          <table:table-cell office:value-type="float" office:value="-0.720981587765337" calcext:value-type="float">
            <text:p>-0.720981587765337</text:p>
          </table:table-cell>
          <table:table-cell/>
          <table:table-cell office:value-type="float" office:value="4079" calcext:value-type="float">
            <text:p>4079</text:p>
          </table:table-cell>
          <table:table-cell table:number-columns-repeated="3"/>
          <table:table-cell office:value-type="float" office:value="100.109974131124" calcext:value-type="float">
            <text:p>100.109974131124</text:p>
          </table:table-cell>
          <table:table-cell/>
          <table:table-cell office:value-type="float" office:value="-2.5449495794168" calcext:value-type="float">
            <text:p>-2.5449495794168</text:p>
          </table:table-cell>
          <table:table-cell/>
          <table:table-cell office:value-type="float" office:value="46802" calcext:value-type="float">
            <text:p>46802</text:p>
          </table:table-cell>
          <table:table-cell table:number-columns-repeated="3"/>
          <table:table-cell office:value-type="float" office:value="100.110159292528" calcext:value-type="float">
            <text:p>100.110159292528</text:p>
          </table:table-cell>
          <table:table-cell office:value-type="float" office:value="100.103827482349" calcext:value-type="float">
            <text:p>100.103827482349</text:p>
          </table:table-cell>
          <table:table-cell office:value-type="float" office:value="100.086663615323" calcext:value-type="float">
            <text:p>100.086663615323</text:p>
          </table:table-cell>
          <table:table-cell table:number-columns-repeated="2"/>
          <table:table-cell office:value-type="float" office:value="45962" calcext:value-type="float">
            <text:p>45962</text:p>
          </table:table-cell>
          <table:table-cell office:value-type="float" office:value="47066" calcext:value-type="float">
            <text:p>4706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853153245" calcext:value-type="float">
            <text:p>100.101853153245</text:p>
          </table:table-cell>
          <table:table-cell/>
          <table:table-cell office:value-type="float" office:value="-6.33778028255732" calcext:value-type="float">
            <text:p>-6.33778028255732</text:p>
          </table:table-cell>
          <table:table-cell/>
          <table:table-cell office:value-type="float" office:value="45399" calcext:value-type="float">
            <text:p>45399</text:p>
          </table:table-cell>
          <table:table-cell table:number-columns-repeated="3"/>
          <table:table-cell office:value-type="float" office:value="1.69139237633618" calcext:value-type="float">
            <text:p>1.69139237633618</text:p>
          </table:table-cell>
          <table:table-cell/>
          <table:table-cell office:value-type="float" office:value="0.166743713901097" calcext:value-type="float">
            <text:p>0.166743713901097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/>
          <table:table-cell office:value-type="float" office:value="0.445229803968844" calcext:value-type="float">
            <text:p>0.445229803968844</text:p>
          </table:table-cell>
          <table:table-cell/>
          <table:table-cell office:value-type="float" office:value="0.166642231304727" calcext:value-type="float">
            <text:p>0.166642231304727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100.110160693685" calcext:value-type="float">
            <text:p>100.110160693685</text:p>
          </table:table-cell>
          <table:table-cell office:value-type="float" office:value="100.103835239114" calcext:value-type="float">
            <text:p>100.103835239114</text:p>
          </table:table-cell>
          <table:table-cell office:value-type="float" office:value="100.086763362906" calcext:value-type="float">
            <text:p>100.086763362906</text:p>
          </table:table-cell>
          <table:table-cell table:number-columns-repeated="2"/>
          <table:table-cell office:value-type="float" office:value="45963" calcext:value-type="float">
            <text:p>45963</text:p>
          </table:table-cell>
          <table:table-cell office:value-type="float" office:value="47084" calcext:value-type="float">
            <text:p>4708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15712052120237" calcext:value-type="float">
            <text:p>1.15712052120237</text:p>
          </table:table-cell>
          <table:table-cell/>
          <table:table-cell office:value-type="float" office:value="0.126473787345324" calcext:value-type="float">
            <text:p>0.1264737873453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02350257285118" calcext:value-type="float">
            <text:p>7.02350257285118</text:p>
          </table:table-cell>
          <table:table-cell/>
          <table:table-cell office:value-type="float" office:value="-0.156781517905826" calcext:value-type="float">
            <text:p>-0.156781517905826</text:p>
          </table:table-cell>
          <table:table-cell/>
          <table:table-cell office:value-type="float" office:value="8241" calcext:value-type="float">
            <text:p>8241</text:p>
          </table:table-cell>
          <table:table-cell table:number-columns-repeated="3"/>
          <table:table-cell office:value-type="float" office:value="7.63187694466598" calcext:value-type="float">
            <text:p>7.63187694466598</text:p>
          </table:table-cell>
          <table:table-cell/>
          <table:table-cell office:value-type="float" office:value="-0.174318421587372" calcext:value-type="float">
            <text:p>-0.174318421587372</text:p>
          </table:table-cell>
          <table:table-cell/>
          <table:table-cell office:value-type="float" office:value="6602" calcext:value-type="float">
            <text:p>6602</text:p>
          </table:table-cell>
          <table:table-cell table:number-columns-repeated="3"/>
          <table:table-cell office:value-type="float" office:value="100.110164637007" calcext:value-type="float">
            <text:p>100.110164637007</text:p>
          </table:table-cell>
          <table:table-cell office:value-type="float" office:value="100.103863616415" calcext:value-type="float">
            <text:p>100.103863616415</text:p>
          </table:table-cell>
          <table:table-cell office:value-type="float" office:value="100.086765609048" calcext:value-type="float">
            <text:p>100.086765609048</text:p>
          </table:table-cell>
          <table:table-cell table:number-columns-repeated="2"/>
          <table:table-cell office:value-type="float" office:value="45964" calcext:value-type="float">
            <text:p>45964</text:p>
          </table:table-cell>
          <table:table-cell office:value-type="float" office:value="47086" calcext:value-type="float">
            <text:p>4708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93656662921541" calcext:value-type="float">
            <text:p>2.93656662921541</text:p>
          </table:table-cell>
          <table:table-cell/>
          <table:table-cell office:value-type="float" office:value="0.140673713603645" calcext:value-type="float">
            <text:p>0.140673713603645</text:p>
          </table:table-cell>
          <table:table-cell/>
          <table:table-cell office:value-type="float" office:value="2248" calcext:value-type="float">
            <text:p>2248</text:p>
          </table:table-cell>
          <table:table-cell table:number-columns-repeated="3"/>
          <table:table-cell office:value-type="float" office:value="8.92325377695234" calcext:value-type="float">
            <text:p>8.92325377695234</text:p>
          </table:table-cell>
          <table:table-cell/>
          <table:table-cell office:value-type="float" office:value="-0.173778739315571" calcext:value-type="float">
            <text:p>-0.173778739315571</text:p>
          </table:table-cell>
          <table:table-cell/>
          <table:table-cell office:value-type="float" office:value="7936" calcext:value-type="float">
            <text:p>7936</text:p>
          </table:table-cell>
          <table:table-cell table:number-columns-repeated="3"/>
          <table:table-cell office:value-type="float" office:value="5.01524119204357" calcext:value-type="float">
            <text:p>5.01524119204357</text:p>
          </table:table-cell>
          <table:table-cell/>
          <table:table-cell office:value-type="float" office:value="0.000484237628656691" calcext:value-type="float">
            <text:p>0.000484237628657</text:p>
          </table:table-cell>
          <table:table-cell/>
          <table:table-cell office:value-type="float" office:value="5685" calcext:value-type="float">
            <text:p>5685</text:p>
          </table:table-cell>
          <table:table-cell table:number-columns-repeated="3"/>
          <table:table-cell office:value-type="float" office:value="100.110165754211" calcext:value-type="float">
            <text:p>100.110165754211</text:p>
          </table:table-cell>
          <table:table-cell office:value-type="float" office:value="100.104045363025" calcext:value-type="float">
            <text:p>100.104045363025</text:p>
          </table:table-cell>
          <table:table-cell office:value-type="float" office:value="100.086770649129" calcext:value-type="float">
            <text:p>100.086770649129</text:p>
          </table:table-cell>
          <table:table-cell table:number-columns-repeated="2"/>
          <table:table-cell office:value-type="float" office:value="45977" calcext:value-type="float">
            <text:p>45977</text:p>
          </table:table-cell>
          <table:table-cell office:value-type="float" office:value="47089" calcext:value-type="float">
            <text:p>4708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3268136851" calcext:value-type="float">
            <text:p>100.113268136851</text:p>
          </table:table-cell>
          <table:table-cell/>
          <table:table-cell office:value-type="float" office:value="-4.92500190138045" calcext:value-type="float">
            <text:p>-4.92500190138045</text:p>
          </table:table-cell>
          <table:table-cell/>
          <table:table-cell office:value-type="float" office:value="44651" calcext:value-type="float">
            <text:p>44651</text:p>
          </table:table-cell>
          <table:table-cell table:number-columns-repeated="3"/>
          <table:table-cell office:value-type="float" office:value="99.191433248251" calcext:value-type="float">
            <text:p>99.191433248251</text:p>
          </table:table-cell>
          <table:table-cell/>
          <table:table-cell office:value-type="float" office:value="1.37364779874837" calcext:value-type="float">
            <text:p>1.3736477987483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47307480663624" calcext:value-type="float">
            <text:p>1.47307480663624</text:p>
          </table:table-cell>
          <table:table-cell/>
          <table:table-cell office:value-type="float" office:value="0.0842422003273546" calcext:value-type="float">
            <text:p>0.084242200327355</text:p>
          </table:table-cell>
          <table:table-cell/>
          <table:table-cell office:value-type="float" office:value="1513" calcext:value-type="float">
            <text:p>1513</text:p>
          </table:table-cell>
          <table:table-cell table:number-columns-repeated="3"/>
          <table:table-cell office:value-type="float" office:value="100.110193866324" calcext:value-type="float">
            <text:p>100.110193866324</text:p>
          </table:table-cell>
          <table:table-cell office:value-type="float" office:value="100.104068039301" calcext:value-type="float">
            <text:p>100.104068039301</text:p>
          </table:table-cell>
          <table:table-cell office:value-type="float" office:value="100.086801114689" calcext:value-type="float">
            <text:p>100.086801114689</text:p>
          </table:table-cell>
          <table:table-cell table:number-columns-repeated="2"/>
          <table:table-cell office:value-type="float" office:value="45985" calcext:value-type="float">
            <text:p>45985</text:p>
          </table:table-cell>
          <table:table-cell office:value-type="float" office:value="47108" calcext:value-type="float">
            <text:p>4710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6971150446" calcext:value-type="float">
            <text:p>100.106971150446</text:p>
          </table:table-cell>
          <table:table-cell/>
          <table:table-cell office:value-type="float" office:value="-6.8600686748163" calcext:value-type="float">
            <text:p>-6.8600686748163</text:p>
          </table:table-cell>
          <table:table-cell/>
          <table:table-cell office:value-type="float" office:value="45445" calcext:value-type="float">
            <text:p>45445</text:p>
          </table:table-cell>
          <table:table-cell table:number-columns-repeated="3"/>
          <table:table-cell office:value-type="float" office:value="8.70570491854452" calcext:value-type="float">
            <text:p>8.70570491854452</text:p>
          </table:table-cell>
          <table:table-cell/>
          <table:table-cell office:value-type="float" office:value="-0.457054410924528" calcext:value-type="float">
            <text:p>-0.457054410924528</text:p>
          </table:table-cell>
          <table:table-cell/>
          <table:table-cell office:value-type="float" office:value="16784" calcext:value-type="float">
            <text:p>16784</text:p>
          </table:table-cell>
          <table:table-cell table:number-columns-repeated="3"/>
          <table:table-cell office:value-type="float" office:value="100.105921017105" calcext:value-type="float">
            <text:p>100.105921017105</text:p>
          </table:table-cell>
          <table:table-cell/>
          <table:table-cell office:value-type="float" office:value="0.480188849827161" calcext:value-type="float">
            <text:p>0.480188849827161</text:p>
          </table:table-cell>
          <table:table-cell/>
          <table:table-cell office:value-type="float" office:value="44733" calcext:value-type="float">
            <text:p>44733</text:p>
          </table:table-cell>
          <table:table-cell table:number-columns-repeated="3"/>
          <table:table-cell office:value-type="float" office:value="100.110220916899" calcext:value-type="float">
            <text:p>100.110220916899</text:p>
          </table:table-cell>
          <table:table-cell office:value-type="float" office:value="100.104080958136" calcext:value-type="float">
            <text:p>100.104080958136</text:p>
          </table:table-cell>
          <table:table-cell office:value-type="float" office:value="100.086803002864" calcext:value-type="float">
            <text:p>100.086803002864</text:p>
          </table:table-cell>
          <table:table-cell table:number-columns-repeated="2"/>
          <table:table-cell office:value-type="float" office:value="45985" calcext:value-type="float">
            <text:p>45985</text:p>
          </table:table-cell>
          <table:table-cell office:value-type="float" office:value="47130" calcext:value-type="float">
            <text:p>4713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31843340052917" calcext:value-type="float">
            <text:p>5.31843340052917</text:p>
          </table:table-cell>
          <table:table-cell/>
          <table:table-cell office:value-type="float" office:value="-0.529214922611804" calcext:value-type="float">
            <text:p>-0.529214922611804</text:p>
          </table:table-cell>
          <table:table-cell/>
          <table:table-cell office:value-type="float" office:value="5340" calcext:value-type="float">
            <text:p>5340</text:p>
          </table:table-cell>
          <table:table-cell table:number-columns-repeated="3"/>
          <table:table-cell office:value-type="float" office:value="9.00084252060959" calcext:value-type="float">
            <text:p>9.00084252060959</text:p>
          </table:table-cell>
          <table:table-cell/>
          <table:table-cell office:value-type="float" office:value="-0.56823557021004" calcext:value-type="float">
            <text:p>-0.56823557021004</text:p>
          </table:table-cell>
          <table:table-cell/>
          <table:table-cell office:value-type="float" office:value="14320" calcext:value-type="float">
            <text:p>14320</text:p>
          </table:table-cell>
          <table:table-cell table:number-columns-repeated="3"/>
          <table:table-cell office:value-type="float" office:value="6.20046062316238" calcext:value-type="float">
            <text:p>6.20046062316238</text:p>
          </table:table-cell>
          <table:table-cell/>
          <table:table-cell office:value-type="float" office:value="-0.0647211862836052" calcext:value-type="float">
            <text:p>-0.064721186283605</text:p>
          </table:table-cell>
          <table:table-cell/>
          <table:table-cell office:value-type="float" office:value="5424" calcext:value-type="float">
            <text:p>5424</text:p>
          </table:table-cell>
          <table:table-cell table:number-columns-repeated="3"/>
          <table:table-cell office:value-type="float" office:value="100.110250242462" calcext:value-type="float">
            <text:p>100.110250242462</text:p>
          </table:table-cell>
          <table:table-cell office:value-type="float" office:value="100.104088353787" calcext:value-type="float">
            <text:p>100.104088353787</text:p>
          </table:table-cell>
          <table:table-cell office:value-type="float" office:value="100.086830413586" calcext:value-type="float">
            <text:p>100.086830413586</text:p>
          </table:table-cell>
          <table:table-cell table:number-columns-repeated="2"/>
          <table:table-cell office:value-type="float" office:value="45986" calcext:value-type="float">
            <text:p>45986</text:p>
          </table:table-cell>
          <table:table-cell office:value-type="float" office:value="47199" calcext:value-type="float">
            <text:p>4719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79940755911667" calcext:value-type="float">
            <text:p>8.79940755911667</text:p>
          </table:table-cell>
          <table:table-cell/>
          <table:table-cell office:value-type="float" office:value="-0.493759349484909" calcext:value-type="float">
            <text:p>-0.493759349484909</text:p>
          </table:table-cell>
          <table:table-cell/>
          <table:table-cell office:value-type="float" office:value="6724" calcext:value-type="float">
            <text:p>6724</text:p>
          </table:table-cell>
          <table:table-cell table:number-columns-repeated="3"/>
          <table:table-cell office:value-type="float" office:value="5.38907046898468" calcext:value-type="float">
            <text:p>5.38907046898468</text:p>
          </table:table-cell>
          <table:table-cell/>
          <table:table-cell office:value-type="float" office:value="-0.915539485124962" calcext:value-type="float">
            <text:p>-0.915539485124962</text:p>
          </table:table-cell>
          <table:table-cell/>
          <table:table-cell office:value-type="float" office:value="4932" calcext:value-type="float">
            <text:p>4932</text:p>
          </table:table-cell>
          <table:table-cell table:number-columns-repeated="3"/>
          <table:table-cell office:value-type="float" office:value="100.103324279915" calcext:value-type="float">
            <text:p>100.103324279915</text:p>
          </table:table-cell>
          <table:table-cell/>
          <table:table-cell office:value-type="float" office:value="-0.822679269669845" calcext:value-type="float">
            <text:p>-0.822679269669845</text:p>
          </table:table-cell>
          <table:table-cell/>
          <table:table-cell office:value-type="float" office:value="44327" calcext:value-type="float">
            <text:p>44327</text:p>
          </table:table-cell>
          <table:table-cell table:number-columns-repeated="3"/>
          <table:table-cell office:value-type="float" office:value="100.110251206756" calcext:value-type="float">
            <text:p>100.110251206756</text:p>
          </table:table-cell>
          <table:table-cell office:value-type="float" office:value="100.104355333459" calcext:value-type="float">
            <text:p>100.104355333459</text:p>
          </table:table-cell>
          <table:table-cell office:value-type="float" office:value="100.08686877299" calcext:value-type="float">
            <text:p>100.08686877299</text:p>
          </table:table-cell>
          <table:table-cell table:number-columns-repeated="2"/>
          <table:table-cell office:value-type="float" office:value="46004" calcext:value-type="float">
            <text:p>46004</text:p>
          </table:table-cell>
          <table:table-cell office:value-type="float" office:value="47203" calcext:value-type="float">
            <text:p>4720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6181840726" calcext:value-type="float">
            <text:p>100.096181840726</text:p>
          </table:table-cell>
          <table:table-cell/>
          <table:table-cell office:value-type="float" office:value="-7.50352984841871" calcext:value-type="float">
            <text:p>-7.50352984841871</text:p>
          </table:table-cell>
          <table:table-cell/>
          <table:table-cell office:value-type="float" office:value="46472" calcext:value-type="float">
            <text:p>46472</text:p>
          </table:table-cell>
          <table:table-cell table:number-columns-repeated="3"/>
          <table:table-cell office:value-type="float" office:value="6.79933459286633" calcext:value-type="float">
            <text:p>6.79933459286633</text:p>
          </table:table-cell>
          <table:table-cell/>
          <table:table-cell office:value-type="float" office:value="0.0726203638259567" calcext:value-type="float">
            <text:p>0.072620363825957</text:p>
          </table:table-cell>
          <table:table-cell/>
          <table:table-cell office:value-type="float" office:value="4880" calcext:value-type="float">
            <text:p>4880</text:p>
          </table:table-cell>
          <table:table-cell table:number-columns-repeated="3"/>
          <table:table-cell office:value-type="float" office:value="100.100715889996" calcext:value-type="float">
            <text:p>100.100715889996</text:p>
          </table:table-cell>
          <table:table-cell/>
          <table:table-cell office:value-type="float" office:value="-1.85276684265595" calcext:value-type="float">
            <text:p>-1.85276684265595</text:p>
          </table:table-cell>
          <table:table-cell/>
          <table:table-cell office:value-type="float" office:value="45985" calcext:value-type="float">
            <text:p>45985</text:p>
          </table:table-cell>
          <table:table-cell table:number-columns-repeated="3"/>
          <table:table-cell office:value-type="float" office:value="100.110270037175" calcext:value-type="float">
            <text:p>100.110270037175</text:p>
          </table:table-cell>
          <table:table-cell office:value-type="float" office:value="100.104508072282" calcext:value-type="float">
            <text:p>100.104508072282</text:p>
          </table:table-cell>
          <table:table-cell office:value-type="float" office:value="100.086879491267" calcext:value-type="float">
            <text:p>100.086879491267</text:p>
          </table:table-cell>
          <table:table-cell table:number-columns-repeated="2"/>
          <table:table-cell office:value-type="float" office:value="46005" calcext:value-type="float">
            <text:p>46005</text:p>
          </table:table-cell>
          <table:table-cell office:value-type="float" office:value="47204" calcext:value-type="float">
            <text:p>4720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67263170479798" calcext:value-type="float">
            <text:p>1.67263170479798</text:p>
          </table:table-cell>
          <table:table-cell/>
          <table:table-cell office:value-type="float" office:value="-0.376027202382138" calcext:value-type="float">
            <text:p>-0.376027202382138</text:p>
          </table:table-cell>
          <table:table-cell/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100.087252736717" calcext:value-type="float">
            <text:p>100.087252736717</text:p>
          </table:table-cell>
          <table:table-cell/>
          <table:table-cell office:value-type="float" office:value="-0.969098426100942" calcext:value-type="float">
            <text:p>-0.969098426100942</text:p>
          </table:table-cell>
          <table:table-cell/>
          <table:table-cell office:value-type="float" office:value="48051" calcext:value-type="float">
            <text:p>48051</text:p>
          </table:table-cell>
          <table:table-cell table:number-columns-repeated="3"/>
          <table:table-cell office:value-type="float" office:value="1.28499913016157" calcext:value-type="float">
            <text:p>1.28499913016157</text:p>
          </table:table-cell>
          <table:table-cell/>
          <table:table-cell office:value-type="float" office:value="-0.159098630273231" calcext:value-type="float">
            <text:p>-0.159098630273231</text:p>
          </table:table-cell>
          <table:table-cell/>
          <table:table-cell office:value-type="float" office:value="1660" calcext:value-type="float">
            <text:p>1660</text:p>
          </table:table-cell>
          <table:table-cell table:number-columns-repeated="3"/>
          <table:table-cell office:value-type="float" office:value="100.110309297211" calcext:value-type="float">
            <text:p>100.110309297211</text:p>
          </table:table-cell>
          <table:table-cell office:value-type="float" office:value="100.104512563524" calcext:value-type="float">
            <text:p>100.104512563524</text:p>
          </table:table-cell>
          <table:table-cell office:value-type="float" office:value="100.086920582219" calcext:value-type="float">
            <text:p>100.086920582219</text:p>
          </table:table-cell>
          <table:table-cell table:number-columns-repeated="2"/>
          <table:table-cell office:value-type="float" office:value="46008" calcext:value-type="float">
            <text:p>46008</text:p>
          </table:table-cell>
          <table:table-cell office:value-type="float" office:value="47206" calcext:value-type="float">
            <text:p>4720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47919881316585" calcext:value-type="float">
            <text:p>2.47919881316585</text:p>
          </table:table-cell>
          <table:table-cell/>
          <table:table-cell office:value-type="float" office:value="-0.0851712658501791" calcext:value-type="float">
            <text:p>-0.085171265850179</text:p>
          </table:table-cell>
          <table:table-cell/>
          <table:table-cell office:value-type="float" office:value="1884" calcext:value-type="float">
            <text:p>1884</text:p>
          </table:table-cell>
          <table:table-cell table:number-columns-repeated="3"/>
          <table:table-cell office:value-type="float" office:value="100.085664183271" calcext:value-type="float">
            <text:p>100.085664183271</text:p>
          </table:table-cell>
          <table:table-cell/>
          <table:table-cell office:value-type="float" office:value="5.01426712179473" calcext:value-type="float">
            <text:p>5.01426712179473</text:p>
          </table:table-cell>
          <table:table-cell/>
          <table:table-cell office:value-type="float" office:value="48594" calcext:value-type="float">
            <text:p>48594</text:p>
          </table:table-cell>
          <table:table-cell table:number-columns-repeated="3"/>
          <table:table-cell office:value-type="float" office:value="7.61916756641365" calcext:value-type="float">
            <text:p>7.61916756641365</text:p>
          </table:table-cell>
          <table:table-cell/>
          <table:table-cell office:value-type="float" office:value="-0.451707512060541" calcext:value-type="float">
            <text:p>-0.451707512060541</text:p>
          </table:table-cell>
          <table:table-cell/>
          <table:table-cell office:value-type="float" office:value="6085" calcext:value-type="float">
            <text:p>6085</text:p>
          </table:table-cell>
          <table:table-cell table:number-columns-repeated="3"/>
          <table:table-cell office:value-type="float" office:value="100.110393923805" calcext:value-type="float">
            <text:p>100.110393923805</text:p>
          </table:table-cell>
          <table:table-cell office:value-type="float" office:value="100.104513008136" calcext:value-type="float">
            <text:p>100.104513008136</text:p>
          </table:table-cell>
          <table:table-cell office:value-type="float" office:value="100.086932283155" calcext:value-type="float">
            <text:p>100.086932283155</text:p>
          </table:table-cell>
          <table:table-cell table:number-columns-repeated="2"/>
          <table:table-cell office:value-type="float" office:value="46009" calcext:value-type="float">
            <text:p>46009</text:p>
          </table:table-cell>
          <table:table-cell office:value-type="float" office:value="47222" calcext:value-type="float">
            <text:p>4722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4280107764716" calcext:value-type="float">
            <text:p>1.4280107764716</text:p>
          </table:table-cell>
          <table:table-cell/>
          <table:table-cell office:value-type="float" office:value="-0.130181396334082" calcext:value-type="float">
            <text:p>-0.130181396334082</text:p>
          </table:table-cell>
          <table:table-cell/>
          <table:table-cell office:value-type="float" office:value="1303" calcext:value-type="float">
            <text:p>1303</text:p>
          </table:table-cell>
          <table:table-cell table:number-columns-repeated="3"/>
          <table:table-cell office:value-type="float" office:value="100.078709184802" calcext:value-type="float">
            <text:p>100.078709184802</text:p>
          </table:table-cell>
          <table:table-cell/>
          <table:table-cell office:value-type="float" office:value="-1.04331463560571" calcext:value-type="float">
            <text:p>-1.04331463560571</text:p>
          </table:table-cell>
          <table:table-cell/>
          <table:table-cell office:value-type="float" office:value="47603" calcext:value-type="float">
            <text:p>47603</text:p>
          </table:table-cell>
          <table:table-cell table:number-columns-repeated="3"/>
          <table:table-cell office:value-type="float" office:value="1.75408778750184" calcext:value-type="float">
            <text:p>1.75408778750184</text:p>
          </table:table-cell>
          <table:table-cell/>
          <table:table-cell office:value-type="float" office:value="0.124960273328397" calcext:value-type="float">
            <text:p>0.124960273328397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3"/>
          <table:table-cell office:value-type="float" office:value="100.110465464878" calcext:value-type="float">
            <text:p>100.110465464878</text:p>
          </table:table-cell>
          <table:table-cell office:value-type="float" office:value="100.104526195157" calcext:value-type="float">
            <text:p>100.104526195157</text:p>
          </table:table-cell>
          <table:table-cell office:value-type="float" office:value="100.086942942667" calcext:value-type="float">
            <text:p>100.086942942667</text:p>
          </table:table-cell>
          <table:table-cell table:number-columns-repeated="2"/>
          <table:table-cell office:value-type="float" office:value="46010" calcext:value-type="float">
            <text:p>46010</text:p>
          </table:table-cell>
          <table:table-cell office:value-type="float" office:value="47227" calcext:value-type="float">
            <text:p>4722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35952963083927" calcext:value-type="float">
            <text:p>1.35952963083927</text:p>
          </table:table-cell>
          <table:table-cell/>
          <table:table-cell office:value-type="float" office:value="-0.124340699707518" calcext:value-type="float">
            <text:p>-0.124340699707518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6.53542975903039" calcext:value-type="float">
            <text:p>6.53542975903039</text:p>
          </table:table-cell>
          <table:table-cell/>
          <table:table-cell office:value-type="float" office:value="-0.482849303313203" calcext:value-type="float">
            <text:p>-0.482849303313203</text:p>
          </table:table-cell>
          <table:table-cell/>
          <table:table-cell office:value-type="float" office:value="30838" calcext:value-type="float">
            <text:p>30838</text:p>
          </table:table-cell>
          <table:table-cell table:number-columns-repeated="3"/>
          <table:table-cell office:value-type="float" office:value="0.366960325973665" calcext:value-type="float">
            <text:p>0.366960325973665</text:p>
          </table:table-cell>
          <table:table-cell/>
          <table:table-cell office:value-type="float" office:value="0.120277055360736" calcext:value-type="float">
            <text:p>0.120277055360736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3"/>
          <table:table-cell office:value-type="float" office:value="100.110465472362" calcext:value-type="float">
            <text:p>100.110465472362</text:p>
          </table:table-cell>
          <table:table-cell office:value-type="float" office:value="100.104542121519" calcext:value-type="float">
            <text:p>100.104542121519</text:p>
          </table:table-cell>
          <table:table-cell office:value-type="float" office:value="100.087027548802" calcext:value-type="float">
            <text:p>100.087027548802</text:p>
          </table:table-cell>
          <table:table-cell table:number-columns-repeated="2"/>
          <table:table-cell office:value-type="float" office:value="46014" calcext:value-type="float">
            <text:p>46014</text:p>
          </table:table-cell>
          <table:table-cell office:value-type="float" office:value="47250" calcext:value-type="float">
            <text:p>472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6729165612" calcext:value-type="float">
            <text:p>100.096729165612</text:p>
          </table:table-cell>
          <table:table-cell/>
          <table:table-cell office:value-type="float" office:value="-4.28245366167612" calcext:value-type="float">
            <text:p>-4.28245366167612</text:p>
          </table:table-cell>
          <table:table-cell/>
          <table:table-cell office:value-type="float" office:value="45574" calcext:value-type="float">
            <text:p>45574</text:p>
          </table:table-cell>
          <table:table-cell table:number-columns-repeated="3"/>
          <table:table-cell office:value-type="float" office:value="1.56380684273624" calcext:value-type="float">
            <text:p>1.56380684273624</text:p>
          </table:table-cell>
          <table:table-cell/>
          <table:table-cell office:value-type="float" office:value="-0.202764009511608" calcext:value-type="float">
            <text:p>-0.20276400951160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13141614929436" calcext:value-type="float">
            <text:p>1.13141614929436</text:p>
          </table:table-cell>
          <table:table-cell/>
          <table:table-cell office:value-type="float" office:value="-0.297100836473264" calcext:value-type="float">
            <text:p>-0.297100836473264</text:p>
          </table:table-cell>
          <table:table-cell/>
          <table:table-cell office:value-type="float" office:value="1647" calcext:value-type="float">
            <text:p>1647</text:p>
          </table:table-cell>
          <table:table-cell table:number-columns-repeated="3"/>
          <table:table-cell office:value-type="float" office:value="100.110497201529" calcext:value-type="float">
            <text:p>100.110497201529</text:p>
          </table:table-cell>
          <table:table-cell office:value-type="float" office:value="100.104547098639" calcext:value-type="float">
            <text:p>100.104547098639</text:p>
          </table:table-cell>
          <table:table-cell office:value-type="float" office:value="100.08703067327" calcext:value-type="float">
            <text:p>100.08703067327</text:p>
          </table:table-cell>
          <table:table-cell table:number-columns-repeated="2"/>
          <table:table-cell office:value-type="float" office:value="46022" calcext:value-type="float">
            <text:p>46022</text:p>
          </table:table-cell>
          <table:table-cell office:value-type="float" office:value="47265" calcext:value-type="float">
            <text:p>4726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791143379" calcext:value-type="float">
            <text:p>100.10791143379</text:p>
          </table:table-cell>
          <table:table-cell/>
          <table:table-cell office:value-type="float" office:value="-4.97101633722827" calcext:value-type="float">
            <text:p>-4.97101633722827</text:p>
          </table:table-cell>
          <table:table-cell/>
          <table:table-cell office:value-type="float" office:value="43892" calcext:value-type="float">
            <text:p>43892</text:p>
          </table:table-cell>
          <table:table-cell table:number-columns-repeated="3"/>
          <table:table-cell office:value-type="float" office:value="0.78016862540873" calcext:value-type="float">
            <text:p>0.78016862540873</text:p>
          </table:table-cell>
          <table:table-cell/>
          <table:table-cell office:value-type="float" office:value="-0.335240528539009" calcext:value-type="float">
            <text:p>-0.335240528539009</text:p>
          </table:table-cell>
          <table:table-cell/>
          <table:table-cell office:value-type="float" office:value="6718" calcext:value-type="float">
            <text:p>6718</text:p>
          </table:table-cell>
          <table:table-cell table:number-columns-repeated="3"/>
          <table:table-cell office:value-type="float" office:value="100.10971862856" calcext:value-type="float">
            <text:p>100.10971862856</text:p>
          </table:table-cell>
          <table:table-cell/>
          <table:table-cell office:value-type="float" office:value="-0.318304181781428" calcext:value-type="float">
            <text:p>-0.318304181781428</text:p>
          </table:table-cell>
          <table:table-cell/>
          <table:table-cell office:value-type="float" office:value="46144" calcext:value-type="float">
            <text:p>46144</text:p>
          </table:table-cell>
          <table:table-cell table:number-columns-repeated="3"/>
          <table:table-cell office:value-type="float" office:value="100.11052222973" calcext:value-type="float">
            <text:p>100.11052222973</text:p>
          </table:table-cell>
          <table:table-cell office:value-type="float" office:value="100.104579110526" calcext:value-type="float">
            <text:p>100.104579110526</text:p>
          </table:table-cell>
          <table:table-cell office:value-type="float" office:value="100.087034701377" calcext:value-type="float">
            <text:p>100.087034701377</text:p>
          </table:table-cell>
          <table:table-cell table:number-columns-repeated="2"/>
          <table:table-cell office:value-type="float" office:value="46025" calcext:value-type="float">
            <text:p>46025</text:p>
          </table:table-cell>
          <table:table-cell office:value-type="float" office:value="47271" calcext:value-type="float">
            <text:p>4727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16177415536057" calcext:value-type="float">
            <text:p>7.16177415536057</text:p>
          </table:table-cell>
          <table:table-cell/>
          <table:table-cell office:value-type="float" office:value="0.175300707282985" calcext:value-type="float">
            <text:p>0.175300707282985</text:p>
          </table:table-cell>
          <table:table-cell/>
          <table:table-cell office:value-type="float" office:value="6355" calcext:value-type="float">
            <text:p>6355</text:p>
          </table:table-cell>
          <table:table-cell table:number-columns-repeated="3"/>
          <table:table-cell office:value-type="float" office:value="5.60648784736977" calcext:value-type="float">
            <text:p>5.60648784736977</text:p>
          </table:table-cell>
          <table:table-cell/>
          <table:table-cell office:value-type="float" office:value="0.16880511856671" calcext:value-type="float">
            <text:p>0.16880511856671</text:p>
          </table:table-cell>
          <table:table-cell/>
          <table:table-cell office:value-type="float" office:value="6548" calcext:value-type="float">
            <text:p>6548</text:p>
          </table:table-cell>
          <table:table-cell table:number-columns-repeated="3"/>
          <table:table-cell office:value-type="float" office:value="100.118211979638" calcext:value-type="float">
            <text:p>100.118211979638</text:p>
          </table:table-cell>
          <table:table-cell/>
          <table:table-cell office:value-type="float" office:value="2.82159163573259" calcext:value-type="float">
            <text:p>2.82159163573259</text:p>
          </table:table-cell>
          <table:table-cell/>
          <table:table-cell office:value-type="float" office:value="44706" calcext:value-type="float">
            <text:p>44706</text:p>
          </table:table-cell>
          <table:table-cell table:number-columns-repeated="3"/>
          <table:table-cell office:value-type="float" office:value="100.110552988614" calcext:value-type="float">
            <text:p>100.110552988614</text:p>
          </table:table-cell>
          <table:table-cell office:value-type="float" office:value="100.104607133482" calcext:value-type="float">
            <text:p>100.104607133482</text:p>
          </table:table-cell>
          <table:table-cell office:value-type="float" office:value="100.087034761637" calcext:value-type="float">
            <text:p>100.087034761637</text:p>
          </table:table-cell>
          <table:table-cell table:number-columns-repeated="2"/>
          <table:table-cell office:value-type="float" office:value="46051" calcext:value-type="float">
            <text:p>46051</text:p>
          </table:table-cell>
          <table:table-cell office:value-type="float" office:value="47277" calcext:value-type="float">
            <text:p>4727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6187856809" calcext:value-type="float">
            <text:p>100.106187856809</text:p>
          </table:table-cell>
          <table:table-cell/>
          <table:table-cell office:value-type="float" office:value="-3.614397395591" calcext:value-type="float">
            <text:p>-3.614397395591</text:p>
          </table:table-cell>
          <table:table-cell/>
          <table:table-cell office:value-type="float" office:value="48165" calcext:value-type="float">
            <text:p>48165</text:p>
          </table:table-cell>
          <table:table-cell table:number-columns-repeated="3"/>
          <table:table-cell office:value-type="float" office:value="100.085878130336" calcext:value-type="float">
            <text:p>100.085878130336</text:p>
          </table:table-cell>
          <table:table-cell/>
          <table:table-cell office:value-type="float" office:value="2.43458448832122" calcext:value-type="float">
            <text:p>2.43458448832122</text:p>
          </table:table-cell>
          <table:table-cell/>
          <table:table-cell office:value-type="float" office:value="47780" calcext:value-type="float">
            <text:p>47780</text:p>
          </table:table-cell>
          <table:table-cell table:number-columns-repeated="3"/>
          <table:table-cell office:value-type="float" office:value="9.06245666833269" calcext:value-type="float">
            <text:p>9.06245666833269</text:p>
          </table:table-cell>
          <table:table-cell/>
          <table:table-cell office:value-type="float" office:value="0.303186118644432" calcext:value-type="float">
            <text:p>0.303186118644432</text:p>
          </table:table-cell>
          <table:table-cell/>
          <table:table-cell office:value-type="float" office:value="7602" calcext:value-type="float">
            <text:p>7602</text:p>
          </table:table-cell>
          <table:table-cell table:number-columns-repeated="3"/>
          <table:table-cell office:value-type="float" office:value="100.110606107742" calcext:value-type="float">
            <text:p>100.110606107742</text:p>
          </table:table-cell>
          <table:table-cell office:value-type="float" office:value="100.10462842646" calcext:value-type="float">
            <text:p>100.10462842646</text:p>
          </table:table-cell>
          <table:table-cell office:value-type="float" office:value="100.087120339755" calcext:value-type="float">
            <text:p>100.087120339755</text:p>
          </table:table-cell>
          <table:table-cell table:number-columns-repeated="2"/>
          <table:table-cell office:value-type="float" office:value="46069" calcext:value-type="float">
            <text:p>46069</text:p>
          </table:table-cell>
          <table:table-cell office:value-type="float" office:value="47277" calcext:value-type="float">
            <text:p>4727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7532622486" calcext:value-type="float">
            <text:p>100.097532622486</text:p>
          </table:table-cell>
          <table:table-cell/>
          <table:table-cell office:value-type="float" office:value="-4.30438981752923" calcext:value-type="float">
            <text:p>-4.30438981752923</text:p>
          </table:table-cell>
          <table:table-cell/>
          <table:table-cell office:value-type="float" office:value="43911" calcext:value-type="float">
            <text:p>43911</text:p>
          </table:table-cell>
          <table:table-cell table:number-columns-repeated="3"/>
          <table:table-cell office:value-type="float" office:value="8.99627179830306" calcext:value-type="float">
            <text:p>8.99627179830306</text:p>
          </table:table-cell>
          <table:table-cell/>
          <table:table-cell office:value-type="float" office:value="-0.545171528736888" calcext:value-type="float">
            <text:p>-0.545171528736888</text:p>
          </table:table-cell>
          <table:table-cell/>
          <table:table-cell office:value-type="float" office:value="7020" calcext:value-type="float">
            <text:p>7020</text:p>
          </table:table-cell>
          <table:table-cell table:number-columns-repeated="3"/>
          <table:table-cell office:value-type="float" office:value="2.05816104773498" calcext:value-type="float">
            <text:p>2.05816104773498</text:p>
          </table:table-cell>
          <table:table-cell/>
          <table:table-cell office:value-type="float" office:value="0.0611603976740117" calcext:value-type="float">
            <text:p>0.061160397674012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3"/>
          <table:table-cell office:value-type="float" office:value="100.110614729774" calcext:value-type="float">
            <text:p>100.110614729774</text:p>
          </table:table-cell>
          <table:table-cell office:value-type="float" office:value="100.104646720391" calcext:value-type="float">
            <text:p>100.104646720391</text:p>
          </table:table-cell>
          <table:table-cell office:value-type="float" office:value="100.087128634182" calcext:value-type="float">
            <text:p>100.087128634182</text:p>
          </table:table-cell>
          <table:table-cell table:number-columns-repeated="2"/>
          <table:table-cell office:value-type="float" office:value="46070" calcext:value-type="float">
            <text:p>46070</text:p>
          </table:table-cell>
          <table:table-cell office:value-type="float" office:value="47278" calcext:value-type="float">
            <text:p>4727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95365444072816" calcext:value-type="float">
            <text:p>2.95365444072816</text:p>
          </table:table-cell>
          <table:table-cell/>
          <table:table-cell office:value-type="float" office:value="-0.178933077062127" calcext:value-type="float">
            <text:p>-0.178933077062127</text:p>
          </table:table-cell>
          <table:table-cell/>
          <table:table-cell office:value-type="float" office:value="2760" calcext:value-type="float">
            <text:p>2760</text:p>
          </table:table-cell>
          <table:table-cell table:number-columns-repeated="3"/>
          <table:table-cell office:value-type="float" office:value="99.1013204349341" calcext:value-type="float">
            <text:p>99.1013204349341</text:p>
          </table:table-cell>
          <table:table-cell/>
          <table:table-cell office:value-type="float" office:value="-2.22264909936578" calcext:value-type="float">
            <text:p>-2.2226490993657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18430757155774" calcext:value-type="float">
            <text:p>6.18430757155774</text:p>
          </table:table-cell>
          <table:table-cell/>
          <table:table-cell office:value-type="float" office:value="0.0603282488545326" calcext:value-type="float">
            <text:p>0.060328248854533</text:p>
          </table:table-cell>
          <table:table-cell/>
          <table:table-cell office:value-type="float" office:value="4602" calcext:value-type="float">
            <text:p>4602</text:p>
          </table:table-cell>
          <table:table-cell table:number-columns-repeated="3"/>
          <table:table-cell office:value-type="float" office:value="100.110615493507" calcext:value-type="float">
            <text:p>100.110615493507</text:p>
          </table:table-cell>
          <table:table-cell office:value-type="float" office:value="100.104654040902" calcext:value-type="float">
            <text:p>100.104654040902</text:p>
          </table:table-cell>
          <table:table-cell office:value-type="float" office:value="100.087144330817" calcext:value-type="float">
            <text:p>100.087144330817</text:p>
          </table:table-cell>
          <table:table-cell table:number-columns-repeated="2"/>
          <table:table-cell office:value-type="float" office:value="46076" calcext:value-type="float">
            <text:p>46076</text:p>
          </table:table-cell>
          <table:table-cell office:value-type="float" office:value="47299" calcext:value-type="float">
            <text:p>4729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0791904554" calcext:value-type="float">
            <text:p>100.090791904554</text:p>
          </table:table-cell>
          <table:table-cell/>
          <table:table-cell office:value-type="float" office:value="-6.58419897071215" calcext:value-type="float">
            <text:p>-6.58419897071215</text:p>
          </table:table-cell>
          <table:table-cell/>
          <table:table-cell office:value-type="float" office:value="45240" calcext:value-type="float">
            <text:p>45240</text:p>
          </table:table-cell>
          <table:table-cell table:number-columns-repeated="3"/>
          <table:table-cell office:value-type="float" office:value="5.92261347761638" calcext:value-type="float">
            <text:p>5.92261347761638</text:p>
          </table:table-cell>
          <table:table-cell/>
          <table:table-cell office:value-type="float" office:value="-0.309815025489042" calcext:value-type="float">
            <text:p>-0.30981502548904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66063557983477" calcext:value-type="float">
            <text:p>2.66063557983477</text:p>
          </table:table-cell>
          <table:table-cell/>
          <table:table-cell office:value-type="float" office:value="0.422906861817256" calcext:value-type="float">
            <text:p>0.422906861817256</text:p>
          </table:table-cell>
          <table:table-cell/>
          <table:table-cell office:value-type="float" office:value="2513" calcext:value-type="float">
            <text:p>2513</text:p>
          </table:table-cell>
          <table:table-cell table:number-columns-repeated="3"/>
          <table:table-cell office:value-type="float" office:value="100.110640867325" calcext:value-type="float">
            <text:p>100.110640867325</text:p>
          </table:table-cell>
          <table:table-cell office:value-type="float" office:value="100.104765256495" calcext:value-type="float">
            <text:p>100.104765256495</text:p>
          </table:table-cell>
          <table:table-cell office:value-type="float" office:value="100.087158920683" calcext:value-type="float">
            <text:p>100.087158920683</text:p>
          </table:table-cell>
          <table:table-cell table:number-columns-repeated="2"/>
          <table:table-cell office:value-type="float" office:value="46080" calcext:value-type="float">
            <text:p>46080</text:p>
          </table:table-cell>
          <table:table-cell office:value-type="float" office:value="47300" calcext:value-type="float">
            <text:p>473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15296172268637" calcext:value-type="float">
            <text:p>1.15296172268637</text:p>
          </table:table-cell>
          <table:table-cell/>
          <table:table-cell office:value-type="float" office:value="0.178562658661483" calcext:value-type="float">
            <text:p>0.178562658661483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3"/>
          <table:table-cell office:value-type="float" office:value="97.1310609201691" calcext:value-type="float">
            <text:p>97.1310609201691</text:p>
          </table:table-cell>
          <table:table-cell/>
          <table:table-cell office:value-type="float" office:value="0.807777587303643" calcext:value-type="float">
            <text:p>0.80777758730364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52679552685179" calcext:value-type="float">
            <text:p>5.52679552685179</text:p>
          </table:table-cell>
          <table:table-cell/>
          <table:table-cell office:value-type="float" office:value="0.303543009602704" calcext:value-type="float">
            <text:p>0.303543009602704</text:p>
          </table:table-cell>
          <table:table-cell/>
          <table:table-cell office:value-type="float" office:value="3932" calcext:value-type="float">
            <text:p>3932</text:p>
          </table:table-cell>
          <table:table-cell table:number-columns-repeated="3"/>
          <table:table-cell office:value-type="float" office:value="100.110652639195" calcext:value-type="float">
            <text:p>100.110652639195</text:p>
          </table:table-cell>
          <table:table-cell office:value-type="float" office:value="100.104814705281" calcext:value-type="float">
            <text:p>100.104814705281</text:p>
          </table:table-cell>
          <table:table-cell office:value-type="float" office:value="100.087165871291" calcext:value-type="float">
            <text:p>100.087165871291</text:p>
          </table:table-cell>
          <table:table-cell table:number-columns-repeated="2"/>
          <table:table-cell office:value-type="float" office:value="46120" calcext:value-type="float">
            <text:p>46120</text:p>
          </table:table-cell>
          <table:table-cell office:value-type="float" office:value="47323" calcext:value-type="float">
            <text:p>4732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8.4102795236989" calcext:value-type="float">
            <text:p>58.4102795236989</text:p>
          </table:table-cell>
          <table:table-cell/>
          <table:table-cell office:value-type="float" office:value="-1.72786635296341" calcext:value-type="float">
            <text:p>-1.7278663529634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95487830508" calcext:value-type="float">
            <text:p>100.095487830508</text:p>
          </table:table-cell>
          <table:table-cell/>
          <table:table-cell office:value-type="float" office:value="2.78072235402191" calcext:value-type="float">
            <text:p>2.78072235402191</text:p>
          </table:table-cell>
          <table:table-cell/>
          <table:table-cell office:value-type="float" office:value="49075" calcext:value-type="float">
            <text:p>49075</text:p>
          </table:table-cell>
          <table:table-cell table:number-columns-repeated="3"/>
          <table:table-cell office:value-type="float" office:value="8.60745711411357" calcext:value-type="float">
            <text:p>8.60745711411357</text:p>
          </table:table-cell>
          <table:table-cell/>
          <table:table-cell office:value-type="float" office:value="0.709520422460486" calcext:value-type="float">
            <text:p>0.709520422460486</text:p>
          </table:table-cell>
          <table:table-cell/>
          <table:table-cell office:value-type="float" office:value="7671" calcext:value-type="float">
            <text:p>7671</text:p>
          </table:table-cell>
          <table:table-cell table:number-columns-repeated="3"/>
          <table:table-cell office:value-type="float" office:value="100.110683749957" calcext:value-type="float">
            <text:p>100.110683749957</text:p>
          </table:table-cell>
          <table:table-cell office:value-type="float" office:value="100.104848348361" calcext:value-type="float">
            <text:p>100.104848348361</text:p>
          </table:table-cell>
          <table:table-cell office:value-type="float" office:value="100.087222693891" calcext:value-type="float">
            <text:p>100.087222693891</text:p>
          </table:table-cell>
          <table:table-cell table:number-columns-repeated="2"/>
          <table:table-cell office:value-type="float" office:value="46126" calcext:value-type="float">
            <text:p>46126</text:p>
          </table:table-cell>
          <table:table-cell office:value-type="float" office:value="47324" calcext:value-type="float">
            <text:p>4732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20845479928" calcext:value-type="float">
            <text:p>100.120845479928</text:p>
          </table:table-cell>
          <table:table-cell/>
          <table:table-cell office:value-type="float" office:value="-4.8072707360974" calcext:value-type="float">
            <text:p>-4.8072707360974</text:p>
          </table:table-cell>
          <table:table-cell/>
          <table:table-cell office:value-type="float" office:value="44185" calcext:value-type="float">
            <text:p>44185</text:p>
          </table:table-cell>
          <table:table-cell table:number-columns-repeated="3"/>
          <table:table-cell office:value-type="float" office:value="100.078193477543" calcext:value-type="float">
            <text:p>100.078193477543</text:p>
          </table:table-cell>
          <table:table-cell/>
          <table:table-cell office:value-type="float" office:value="3.89304852375447" calcext:value-type="float">
            <text:p>3.89304852375447</text:p>
          </table:table-cell>
          <table:table-cell/>
          <table:table-cell office:value-type="float" office:value="49197" calcext:value-type="float">
            <text:p>49197</text:p>
          </table:table-cell>
          <table:table-cell table:number-columns-repeated="3"/>
          <table:table-cell office:value-type="float" office:value="6.16845310223084" calcext:value-type="float">
            <text:p>6.16845310223084</text:p>
          </table:table-cell>
          <table:table-cell/>
          <table:table-cell office:value-type="float" office:value="-0.495483554168608" calcext:value-type="float">
            <text:p>-0.495483554168608</text:p>
          </table:table-cell>
          <table:table-cell/>
          <table:table-cell office:value-type="float" office:value="5005" calcext:value-type="float">
            <text:p>5005</text:p>
          </table:table-cell>
          <table:table-cell table:number-columns-repeated="3"/>
          <table:table-cell office:value-type="float" office:value="100.110688926413" calcext:value-type="float">
            <text:p>100.110688926413</text:p>
          </table:table-cell>
          <table:table-cell office:value-type="float" office:value="100.104895160038" calcext:value-type="float">
            <text:p>100.104895160038</text:p>
          </table:table-cell>
          <table:table-cell office:value-type="float" office:value="100.087240756633" calcext:value-type="float">
            <text:p>100.087240756633</text:p>
          </table:table-cell>
          <table:table-cell table:number-columns-repeated="2"/>
          <table:table-cell office:value-type="float" office:value="46144" calcext:value-type="float">
            <text:p>46144</text:p>
          </table:table-cell>
          <table:table-cell office:value-type="float" office:value="47329" calcext:value-type="float">
            <text:p>4732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171705309" calcext:value-type="float">
            <text:p>100.101171705309</text:p>
          </table:table-cell>
          <table:table-cell/>
          <table:table-cell office:value-type="float" office:value="-4.00957787017234" calcext:value-type="float">
            <text:p>-4.00957787017234</text:p>
          </table:table-cell>
          <table:table-cell/>
          <table:table-cell office:value-type="float" office:value="47677" calcext:value-type="float">
            <text:p>47677</text:p>
          </table:table-cell>
          <table:table-cell table:number-columns-repeated="3"/>
          <table:table-cell office:value-type="float" office:value="3.26255448969717" calcext:value-type="float">
            <text:p>3.26255448969717</text:p>
          </table:table-cell>
          <table:table-cell/>
          <table:table-cell office:value-type="float" office:value="-0.143981183593261" calcext:value-type="float">
            <text:p>-0.14398118359326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369095345901" calcext:value-type="float">
            <text:p>1.369095345901</text:p>
          </table:table-cell>
          <table:table-cell/>
          <table:table-cell office:value-type="float" office:value="-0.217685141888958" calcext:value-type="float">
            <text:p>-0.217685141888958</text:p>
          </table:table-cell>
          <table:table-cell/>
          <table:table-cell office:value-type="float" office:value="1736" calcext:value-type="float">
            <text:p>1736</text:p>
          </table:table-cell>
          <table:table-cell table:number-columns-repeated="3"/>
          <table:table-cell office:value-type="float" office:value="100.110696017606" calcext:value-type="float">
            <text:p>100.110696017606</text:p>
          </table:table-cell>
          <table:table-cell office:value-type="float" office:value="100.104907603816" calcext:value-type="float">
            <text:p>100.104907603816</text:p>
          </table:table-cell>
          <table:table-cell office:value-type="float" office:value="100.087252736717" calcext:value-type="float">
            <text:p>100.087252736717</text:p>
          </table:table-cell>
          <table:table-cell table:number-columns-repeated="2"/>
          <table:table-cell office:value-type="float" office:value="46146" calcext:value-type="float">
            <text:p>46146</text:p>
          </table:table-cell>
          <table:table-cell office:value-type="float" office:value="47346" calcext:value-type="float">
            <text:p>4734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26987236154336" calcext:value-type="float">
            <text:p>2.26987236154336</text:p>
          </table:table-cell>
          <table:table-cell/>
          <table:table-cell office:value-type="float" office:value="0.252131528224381" calcext:value-type="float">
            <text:p>0.252131528224381</text:p>
          </table:table-cell>
          <table:table-cell/>
          <table:table-cell office:value-type="float" office:value="1827" calcext:value-type="float">
            <text:p>1827</text:p>
          </table:table-cell>
          <table:table-cell table:number-columns-repeated="3"/>
          <table:table-cell office:value-type="float" office:value="0.182642024954163" calcext:value-type="float">
            <text:p>0.182642024954163</text:p>
          </table:table-cell>
          <table:table-cell/>
          <table:table-cell office:value-type="float" office:value="0.093826727481153" calcext:value-type="float">
            <text:p>0.093826727481153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2.73374758524863" calcext:value-type="float">
            <text:p>2.73374758524863</text:p>
          </table:table-cell>
          <table:table-cell/>
          <table:table-cell office:value-type="float" office:value="0.183748689991316" calcext:value-type="float">
            <text:p>0.183748689991316</text:p>
          </table:table-cell>
          <table:table-cell/>
          <table:table-cell office:value-type="float" office:value="1967" calcext:value-type="float">
            <text:p>1967</text:p>
          </table:table-cell>
          <table:table-cell table:number-columns-repeated="3"/>
          <table:table-cell office:value-type="float" office:value="100.110769314668" calcext:value-type="float">
            <text:p>100.110769314668</text:p>
          </table:table-cell>
          <table:table-cell office:value-type="float" office:value="100.105009134204" calcext:value-type="float">
            <text:p>100.105009134204</text:p>
          </table:table-cell>
          <table:table-cell office:value-type="float" office:value="100.087254844404" calcext:value-type="float">
            <text:p>100.087254844404</text:p>
          </table:table-cell>
          <table:table-cell table:number-columns-repeated="2"/>
          <table:table-cell office:value-type="float" office:value="46149" calcext:value-type="float">
            <text:p>46149</text:p>
          </table:table-cell>
          <table:table-cell office:value-type="float" office:value="47355" calcext:value-type="float">
            <text:p>4735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655624889856308" calcext:value-type="float">
            <text:p>0.655624889856308</text:p>
          </table:table-cell>
          <table:table-cell/>
          <table:table-cell office:value-type="float" office:value="0.0421036819389825" calcext:value-type="float">
            <text:p>0.042103681938983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3"/>
          <table:table-cell office:value-type="float" office:value="9.0102702004142" calcext:value-type="float">
            <text:p>9.0102702004142</text:p>
          </table:table-cell>
          <table:table-cell/>
          <table:table-cell office:value-type="float" office:value="0.18935471372228" calcext:value-type="float">
            <text:p>0.18935471372228</text:p>
          </table:table-cell>
          <table:table-cell/>
          <table:table-cell office:value-type="float" office:value="7405" calcext:value-type="float">
            <text:p>7405</text:p>
          </table:table-cell>
          <table:table-cell table:number-columns-repeated="3"/>
          <table:table-cell office:value-type="float" office:value="100.110250242462" calcext:value-type="float">
            <text:p>100.110250242462</text:p>
          </table:table-cell>
          <table:table-cell/>
          <table:table-cell office:value-type="float" office:value="2.30430523964757" calcext:value-type="float">
            <text:p>2.30430523964757</text:p>
          </table:table-cell>
          <table:table-cell/>
          <table:table-cell office:value-type="float" office:value="43276" calcext:value-type="float">
            <text:p>43276</text:p>
          </table:table-cell>
          <table:table-cell table:number-columns-repeated="3"/>
          <table:table-cell office:value-type="float" office:value="100.110825323128" calcext:value-type="float">
            <text:p>100.110825323128</text:p>
          </table:table-cell>
          <table:table-cell office:value-type="float" office:value="100.10505295573" calcext:value-type="float">
            <text:p>100.10505295573</text:p>
          </table:table-cell>
          <table:table-cell office:value-type="float" office:value="100.087267280921" calcext:value-type="float">
            <text:p>100.087267280921</text:p>
          </table:table-cell>
          <table:table-cell table:number-columns-repeated="2"/>
          <table:table-cell office:value-type="float" office:value="46167" calcext:value-type="float">
            <text:p>46167</text:p>
          </table:table-cell>
          <table:table-cell office:value-type="float" office:value="47356" calcext:value-type="float">
            <text:p>4735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49108310226002" calcext:value-type="float">
            <text:p>4.49108310226002</text:p>
          </table:table-cell>
          <table:table-cell/>
          <table:table-cell office:value-type="float" office:value="-0.315858334451417" calcext:value-type="float">
            <text:p>-0.315858334451417</text:p>
          </table:table-cell>
          <table:table-cell/>
          <table:table-cell office:value-type="float" office:value="4566" calcext:value-type="float">
            <text:p>4566</text:p>
          </table:table-cell>
          <table:table-cell table:number-columns-repeated="3"/>
          <table:table-cell office:value-type="float" office:value="100.090014289497" calcext:value-type="float">
            <text:p>100.090014289497</text:p>
          </table:table-cell>
          <table:table-cell/>
          <table:table-cell office:value-type="float" office:value="3.83062626493073" calcext:value-type="float">
            <text:p>3.83062626493073</text:p>
          </table:table-cell>
          <table:table-cell/>
          <table:table-cell office:value-type="float" office:value="46936" calcext:value-type="float">
            <text:p>46936</text:p>
          </table:table-cell>
          <table:table-cell table:number-columns-repeated="3"/>
          <table:table-cell office:value-type="float" office:value="2.86597999401795" calcext:value-type="float">
            <text:p>2.86597999401795</text:p>
          </table:table-cell>
          <table:table-cell/>
          <table:table-cell office:value-type="float" office:value="-0.138387774775384" calcext:value-type="float">
            <text:p>-0.138387774775384</text:p>
          </table:table-cell>
          <table:table-cell/>
          <table:table-cell office:value-type="float" office:value="2938" calcext:value-type="float">
            <text:p>2938</text:p>
          </table:table-cell>
          <table:table-cell table:number-columns-repeated="3"/>
          <table:table-cell office:value-type="float" office:value="100.110847410286" calcext:value-type="float">
            <text:p>100.110847410286</text:p>
          </table:table-cell>
          <table:table-cell office:value-type="float" office:value="100.105077192254" calcext:value-type="float">
            <text:p>100.105077192254</text:p>
          </table:table-cell>
          <table:table-cell office:value-type="float" office:value="100.08731216504" calcext:value-type="float">
            <text:p>100.08731216504</text:p>
          </table:table-cell>
          <table:table-cell table:number-columns-repeated="2"/>
          <table:table-cell office:value-type="float" office:value="46169" calcext:value-type="float">
            <text:p>46169</text:p>
          </table:table-cell>
          <table:table-cell office:value-type="float" office:value="47364" calcext:value-type="float">
            <text:p>4736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542121519" calcext:value-type="float">
            <text:p>100.104542121519</text:p>
          </table:table-cell>
          <table:table-cell/>
          <table:table-cell office:value-type="float" office:value="-3.27395508661119" calcext:value-type="float">
            <text:p>-3.27395508661119</text:p>
          </table:table-cell>
          <table:table-cell/>
          <table:table-cell office:value-type="float" office:value="47582" calcext:value-type="float">
            <text:p>47582</text:p>
          </table:table-cell>
          <table:table-cell table:number-columns-repeated="3"/>
          <table:table-cell office:value-type="float" office:value="3.98217591019174" calcext:value-type="float">
            <text:p>3.98217591019174</text:p>
          </table:table-cell>
          <table:table-cell/>
          <table:table-cell office:value-type="float" office:value="-0.769121750930435" calcext:value-type="float">
            <text:p>-0.769121750930435</text:p>
          </table:table-cell>
          <table:table-cell/>
          <table:table-cell office:value-type="float" office:value="3779" calcext:value-type="float">
            <text:p>3779</text:p>
          </table:table-cell>
          <table:table-cell table:number-columns-repeated="3"/>
          <table:table-cell office:value-type="float" office:value="100.119830922563" calcext:value-type="float">
            <text:p>100.119830922563</text:p>
          </table:table-cell>
          <table:table-cell/>
          <table:table-cell office:value-type="float" office:value="3.77415057130725" calcext:value-type="float">
            <text:p>3.77415057130725</text:p>
          </table:table-cell>
          <table:table-cell/>
          <table:table-cell office:value-type="float" office:value="44948" calcext:value-type="float">
            <text:p>44948</text:p>
          </table:table-cell>
          <table:table-cell table:number-columns-repeated="3"/>
          <table:table-cell office:value-type="float" office:value="100.110900768277" calcext:value-type="float">
            <text:p>100.110900768277</text:p>
          </table:table-cell>
          <table:table-cell office:value-type="float" office:value="100.105103605608" calcext:value-type="float">
            <text:p>100.105103605608</text:p>
          </table:table-cell>
          <table:table-cell office:value-type="float" office:value="100.08732033476" calcext:value-type="float">
            <text:p>100.08732033476</text:p>
          </table:table-cell>
          <table:table-cell table:number-columns-repeated="2"/>
          <table:table-cell office:value-type="float" office:value="46172" calcext:value-type="float">
            <text:p>46172</text:p>
          </table:table-cell>
          <table:table-cell office:value-type="float" office:value="47393" calcext:value-type="float">
            <text:p>4739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5009134204" calcext:value-type="float">
            <text:p>100.105009134204</text:p>
          </table:table-cell>
          <table:table-cell/>
          <table:table-cell office:value-type="float" office:value="-4.63031098504255" calcext:value-type="float">
            <text:p>-4.63031098504255</text:p>
          </table:table-cell>
          <table:table-cell/>
          <table:table-cell office:value-type="float" office:value="46898" calcext:value-type="float">
            <text:p>46898</text:p>
          </table:table-cell>
          <table:table-cell table:number-columns-repeated="3"/>
          <table:table-cell office:value-type="float" office:value="2.34997673215895" calcext:value-type="float">
            <text:p>2.34997673215895</text:p>
          </table:table-cell>
          <table:table-cell/>
          <table:table-cell office:value-type="float" office:value="-0.293560573471227" calcext:value-type="float">
            <text:p>-0.29356057347122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433981967" calcext:value-type="float">
            <text:p>100.105433981967</text:p>
          </table:table-cell>
          <table:table-cell/>
          <table:table-cell office:value-type="float" office:value="3.34362239657739" calcext:value-type="float">
            <text:p>3.34362239657739</text:p>
          </table:table-cell>
          <table:table-cell/>
          <table:table-cell office:value-type="float" office:value="44082" calcext:value-type="float">
            <text:p>44082</text:p>
          </table:table-cell>
          <table:table-cell table:number-columns-repeated="3"/>
          <table:table-cell office:value-type="float" office:value="100.110939882683" calcext:value-type="float">
            <text:p>100.110939882683</text:p>
          </table:table-cell>
          <table:table-cell office:value-type="float" office:value="100.105286263266" calcext:value-type="float">
            <text:p>100.105286263266</text:p>
          </table:table-cell>
          <table:table-cell office:value-type="float" office:value="100.087324463443" calcext:value-type="float">
            <text:p>100.087324463443</text:p>
          </table:table-cell>
          <table:table-cell table:number-columns-repeated="2"/>
          <table:table-cell office:value-type="float" office:value="46211" calcext:value-type="float">
            <text:p>46211</text:p>
          </table:table-cell>
          <table:table-cell office:value-type="float" office:value="47409" calcext:value-type="float">
            <text:p>4740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026096629" calcext:value-type="float">
            <text:p>100.100026096629</text:p>
          </table:table-cell>
          <table:table-cell/>
          <table:table-cell office:value-type="float" office:value="-5.22043870259484" calcext:value-type="float">
            <text:p>-5.22043870259484</text:p>
          </table:table-cell>
          <table:table-cell/>
          <table:table-cell office:value-type="float" office:value="45443" calcext:value-type="float">
            <text:p>45443</text:p>
          </table:table-cell>
          <table:table-cell table:number-columns-repeated="3"/>
          <table:table-cell office:value-type="float" office:value="8.98274390795368" calcext:value-type="float">
            <text:p>8.98274390795368</text:p>
          </table:table-cell>
          <table:table-cell/>
          <table:table-cell office:value-type="float" office:value="-0.288179438060283" calcext:value-type="float">
            <text:p>-0.288179438060283</text:p>
          </table:table-cell>
          <table:table-cell/>
          <table:table-cell office:value-type="float" office:value="6430" calcext:value-type="float">
            <text:p>6430</text:p>
          </table:table-cell>
          <table:table-cell table:number-columns-repeated="3"/>
          <table:table-cell office:value-type="float" office:value="100.110159292528" calcext:value-type="float">
            <text:p>100.110159292528</text:p>
          </table:table-cell>
          <table:table-cell/>
          <table:table-cell office:value-type="float" office:value="0.672104487224531" calcext:value-type="float">
            <text:p>0.672104487224531</text:p>
          </table:table-cell>
          <table:table-cell/>
          <table:table-cell office:value-type="float" office:value="44891" calcext:value-type="float">
            <text:p>44891</text:p>
          </table:table-cell>
          <table:table-cell table:number-columns-repeated="3"/>
          <table:table-cell office:value-type="float" office:value="100.111014469655" calcext:value-type="float">
            <text:p>100.111014469655</text:p>
          </table:table-cell>
          <table:table-cell office:value-type="float" office:value="100.105419606805" calcext:value-type="float">
            <text:p>100.105419606805</text:p>
          </table:table-cell>
          <table:table-cell office:value-type="float" office:value="100.087391036479" calcext:value-type="float">
            <text:p>100.087391036479</text:p>
          </table:table-cell>
          <table:table-cell table:number-columns-repeated="2"/>
          <table:table-cell office:value-type="float" office:value="46214" calcext:value-type="float">
            <text:p>46214</text:p>
          </table:table-cell>
          <table:table-cell office:value-type="float" office:value="47425" calcext:value-type="float">
            <text:p>4742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7778952428" calcext:value-type="float">
            <text:p>100.097778952428</text:p>
          </table:table-cell>
          <table:table-cell/>
          <table:table-cell office:value-type="float" office:value="-1.38367692826946" calcext:value-type="float">
            <text:p>-1.38367692826946</text:p>
          </table:table-cell>
          <table:table-cell/>
          <table:table-cell office:value-type="float" office:value="48003" calcext:value-type="float">
            <text:p>48003</text:p>
          </table:table-cell>
          <table:table-cell table:number-columns-repeated="3"/>
          <table:table-cell office:value-type="float" office:value="0.0923208359927039" calcext:value-type="float">
            <text:p>0.092320835992704</text:p>
          </table:table-cell>
          <table:table-cell/>
          <table:table-cell office:value-type="float" office:value="0.319929886540129" calcext:value-type="float">
            <text:p>0.319929886540129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100.110696017606" calcext:value-type="float">
            <text:p>100.110696017606</text:p>
          </table:table-cell>
          <table:table-cell/>
          <table:table-cell office:value-type="float" office:value="5.8367245500475" calcext:value-type="float">
            <text:p>5.8367245500475</text:p>
          </table:table-cell>
          <table:table-cell/>
          <table:table-cell office:value-type="float" office:value="47269" calcext:value-type="float">
            <text:p>47269</text:p>
          </table:table-cell>
          <table:table-cell table:number-columns-repeated="3"/>
          <table:table-cell office:value-type="float" office:value="100.111108199004" calcext:value-type="float">
            <text:p>100.111108199004</text:p>
          </table:table-cell>
          <table:table-cell office:value-type="float" office:value="100.105483356501" calcext:value-type="float">
            <text:p>100.105483356501</text:p>
          </table:table-cell>
          <table:table-cell office:value-type="float" office:value="100.087475466344" calcext:value-type="float">
            <text:p>100.087475466344</text:p>
          </table:table-cell>
          <table:table-cell table:number-columns-repeated="2"/>
          <table:table-cell office:value-type="float" office:value="46215" calcext:value-type="float">
            <text:p>46215</text:p>
          </table:table-cell>
          <table:table-cell office:value-type="float" office:value="47429" calcext:value-type="float">
            <text:p>4742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71731143504348" calcext:value-type="float">
            <text:p>7.71731143504348</text:p>
          </table:table-cell>
          <table:table-cell/>
          <table:table-cell office:value-type="float" office:value="-0.40814690049412" calcext:value-type="float">
            <text:p>-0.40814690049412</text:p>
          </table:table-cell>
          <table:table-cell/>
          <table:table-cell office:value-type="float" office:value="5984" calcext:value-type="float">
            <text:p>5984</text:p>
          </table:table-cell>
          <table:table-cell table:number-columns-repeated="3"/>
          <table:table-cell office:value-type="float" office:value="87.4175647633443" calcext:value-type="float">
            <text:p>87.4175647633443</text:p>
          </table:table-cell>
          <table:table-cell/>
          <table:table-cell office:value-type="float" office:value="-4.51170251680834" calcext:value-type="float">
            <text:p>-4.5117025168083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8.48398439348453" calcext:value-type="float">
            <text:p>8.48398439348453</text:p>
          </table:table-cell>
          <table:table-cell/>
          <table:table-cell office:value-type="float" office:value="0.14056763213472" calcext:value-type="float">
            <text:p>0.14056763213472</text:p>
          </table:table-cell>
          <table:table-cell/>
          <table:table-cell office:value-type="float" office:value="13915" calcext:value-type="float">
            <text:p>13915</text:p>
          </table:table-cell>
          <table:table-cell table:number-columns-repeated="3"/>
          <table:table-cell office:value-type="float" office:value="100.111125918723" calcext:value-type="float">
            <text:p>100.111125918723</text:p>
          </table:table-cell>
          <table:table-cell office:value-type="float" office:value="100.105539761764" calcext:value-type="float">
            <text:p>100.105539761764</text:p>
          </table:table-cell>
          <table:table-cell office:value-type="float" office:value="100.087561802873" calcext:value-type="float">
            <text:p>100.087561802873</text:p>
          </table:table-cell>
          <table:table-cell table:number-columns-repeated="2"/>
          <table:table-cell office:value-type="float" office:value="46219" calcext:value-type="float">
            <text:p>46219</text:p>
          </table:table-cell>
          <table:table-cell office:value-type="float" office:value="47450" calcext:value-type="float">
            <text:p>474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414351617" calcext:value-type="float">
            <text:p>100.100414351617</text:p>
          </table:table-cell>
          <table:table-cell/>
          <table:table-cell office:value-type="float" office:value="-6.39519240898767" calcext:value-type="float">
            <text:p>-6.39519240898767</text:p>
          </table:table-cell>
          <table:table-cell/>
          <table:table-cell office:value-type="float" office:value="45233" calcext:value-type="float">
            <text:p>45233</text:p>
          </table:table-cell>
          <table:table-cell table:number-columns-repeated="3"/>
          <table:table-cell office:value-type="float" office:value="94.2418406589688" calcext:value-type="float">
            <text:p>94.2418406589688</text:p>
          </table:table-cell>
          <table:table-cell/>
          <table:table-cell office:value-type="float" office:value="-1.14392049687812" calcext:value-type="float">
            <text:p>-1.1439204968781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4739982141" calcext:value-type="float">
            <text:p>100.104739982141</text:p>
          </table:table-cell>
          <table:table-cell/>
          <table:table-cell office:value-type="float" office:value="3.47053920422013" calcext:value-type="float">
            <text:p>3.47053920422013</text:p>
          </table:table-cell>
          <table:table-cell/>
          <table:table-cell office:value-type="float" office:value="45698" calcext:value-type="float">
            <text:p>45698</text:p>
          </table:table-cell>
          <table:table-cell table:number-columns-repeated="3"/>
          <table:table-cell office:value-type="float" office:value="100.111132973189" calcext:value-type="float">
            <text:p>100.111132973189</text:p>
          </table:table-cell>
          <table:table-cell office:value-type="float" office:value="100.105598105771" calcext:value-type="float">
            <text:p>100.105598105771</text:p>
          </table:table-cell>
          <table:table-cell office:value-type="float" office:value="100.087582097493" calcext:value-type="float">
            <text:p>100.087582097493</text:p>
          </table:table-cell>
          <table:table-cell table:number-columns-repeated="2"/>
          <table:table-cell office:value-type="float" office:value="46230" calcext:value-type="float">
            <text:p>46230</text:p>
          </table:table-cell>
          <table:table-cell office:value-type="float" office:value="47466" calcext:value-type="float">
            <text:p>4746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53430685929062" calcext:value-type="float">
            <text:p>1.53430685929062</text:p>
          </table:table-cell>
          <table:table-cell/>
          <table:table-cell office:value-type="float" office:value="0.207693581287223" calcext:value-type="float">
            <text:p>0.207693581287223</text:p>
          </table:table-cell>
          <table:table-cell/>
          <table:table-cell office:value-type="float" office:value="1674" calcext:value-type="float">
            <text:p>1674</text:p>
          </table:table-cell>
          <table:table-cell table:number-columns-repeated="3"/>
          <table:table-cell office:value-type="float" office:value="100.08492825485" calcext:value-type="float">
            <text:p>100.08492825485</text:p>
          </table:table-cell>
          <table:table-cell/>
          <table:table-cell office:value-type="float" office:value="3.09158276759757" calcext:value-type="float">
            <text:p>3.09158276759757</text:p>
          </table:table-cell>
          <table:table-cell/>
          <table:table-cell office:value-type="float" office:value="46666" calcext:value-type="float">
            <text:p>46666</text:p>
          </table:table-cell>
          <table:table-cell table:number-columns-repeated="3"/>
          <table:table-cell office:value-type="float" office:value="2.69048811212537" calcext:value-type="float">
            <text:p>2.69048811212537</text:p>
          </table:table-cell>
          <table:table-cell/>
          <table:table-cell office:value-type="float" office:value="0.201969161664878" calcext:value-type="float">
            <text:p>0.201969161664878</text:p>
          </table:table-cell>
          <table:table-cell/>
          <table:table-cell office:value-type="float" office:value="2525" calcext:value-type="float">
            <text:p>2525</text:p>
          </table:table-cell>
          <table:table-cell table:number-columns-repeated="3"/>
          <table:table-cell office:value-type="float" office:value="100.111181200007" calcext:value-type="float">
            <text:p>100.111181200007</text:p>
          </table:table-cell>
          <table:table-cell office:value-type="float" office:value="100.105680121508" calcext:value-type="float">
            <text:p>100.105680121508</text:p>
          </table:table-cell>
          <table:table-cell office:value-type="float" office:value="100.087601865366" calcext:value-type="float">
            <text:p>100.087601865366</text:p>
          </table:table-cell>
          <table:table-cell table:number-columns-repeated="2"/>
          <table:table-cell office:value-type="float" office:value="46262" calcext:value-type="float">
            <text:p>46262</text:p>
          </table:table-cell>
          <table:table-cell office:value-type="float" office:value="47505" calcext:value-type="float">
            <text:p>4750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97069673505434" calcext:value-type="float">
            <text:p>8.97069673505434</text:p>
          </table:table-cell>
          <table:table-cell/>
          <table:table-cell office:value-type="float" office:value="-0.85034267402854" calcext:value-type="float">
            <text:p>-0.85034267402854</text:p>
          </table:table-cell>
          <table:table-cell/>
          <table:table-cell office:value-type="float" office:value="7014" calcext:value-type="float">
            <text:p>7014</text:p>
          </table:table-cell>
          <table:table-cell table:number-columns-repeated="3"/>
          <table:table-cell office:value-type="float" office:value="100.083741574754" calcext:value-type="float">
            <text:p>100.083741574754</text:p>
          </table:table-cell>
          <table:table-cell/>
          <table:table-cell office:value-type="float" office:value="1.57344684118291" calcext:value-type="float">
            <text:p>1.57344684118291</text:p>
          </table:table-cell>
          <table:table-cell/>
          <table:table-cell office:value-type="float" office:value="49672" calcext:value-type="float">
            <text:p>49672</text:p>
          </table:table-cell>
          <table:table-cell table:number-columns-repeated="3"/>
          <table:table-cell office:value-type="float" office:value="100.100649458756" calcext:value-type="float">
            <text:p>100.100649458756</text:p>
          </table:table-cell>
          <table:table-cell/>
          <table:table-cell office:value-type="float" office:value="0.18215451227836" calcext:value-type="float">
            <text:p>0.18215451227836</text:p>
          </table:table-cell>
          <table:table-cell/>
          <table:table-cell office:value-type="float" office:value="44574" calcext:value-type="float">
            <text:p>44574</text:p>
          </table:table-cell>
          <table:table-cell table:number-columns-repeated="3"/>
          <table:table-cell office:value-type="float" office:value="100.11134244321" calcext:value-type="float">
            <text:p>100.11134244321</text:p>
          </table:table-cell>
          <table:table-cell office:value-type="float" office:value="100.105730701011" calcext:value-type="float">
            <text:p>100.105730701011</text:p>
          </table:table-cell>
          <table:table-cell office:value-type="float" office:value="100.087711877769" calcext:value-type="float">
            <text:p>100.087711877769</text:p>
          </table:table-cell>
          <table:table-cell table:number-columns-repeated="2"/>
          <table:table-cell office:value-type="float" office:value="46262" calcext:value-type="float">
            <text:p>46262</text:p>
          </table:table-cell>
          <table:table-cell office:value-type="float" office:value="47508" calcext:value-type="float">
            <text:p>4750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6504954475" calcext:value-type="float">
            <text:p>100.096504954475</text:p>
          </table:table-cell>
          <table:table-cell/>
          <table:table-cell office:value-type="float" office:value="-5.02834291794973" calcext:value-type="float">
            <text:p>-5.02834291794973</text:p>
          </table:table-cell>
          <table:table-cell/>
          <table:table-cell office:value-type="float" office:value="44812" calcext:value-type="float">
            <text:p>44812</text:p>
          </table:table-cell>
          <table:table-cell table:number-columns-repeated="3"/>
          <table:table-cell office:value-type="float" office:value="9.00466377673356" calcext:value-type="float">
            <text:p>9.00466377673356</text:p>
          </table:table-cell>
          <table:table-cell/>
          <table:table-cell office:value-type="float" office:value="-0.703115916398187" calcext:value-type="float">
            <text:p>-0.703115916398187</text:p>
          </table:table-cell>
          <table:table-cell/>
          <table:table-cell office:value-type="float" office:value="10690" calcext:value-type="float">
            <text:p>10690</text:p>
          </table:table-cell>
          <table:table-cell table:number-columns-repeated="3"/>
          <table:table-cell office:value-type="float" office:value="100.106110807694" calcext:value-type="float">
            <text:p>100.106110807694</text:p>
          </table:table-cell>
          <table:table-cell/>
          <table:table-cell office:value-type="float" office:value="6.73375016614687" calcext:value-type="float">
            <text:p>6.73375016614687</text:p>
          </table:table-cell>
          <table:table-cell/>
          <table:table-cell office:value-type="float" office:value="48246" calcext:value-type="float">
            <text:p>48246</text:p>
          </table:table-cell>
          <table:table-cell table:number-columns-repeated="3"/>
          <table:table-cell office:value-type="float" office:value="100.111400406273" calcext:value-type="float">
            <text:p>100.111400406273</text:p>
          </table:table-cell>
          <table:table-cell office:value-type="float" office:value="100.105746356958" calcext:value-type="float">
            <text:p>100.105746356958</text:p>
          </table:table-cell>
          <table:table-cell office:value-type="float" office:value="100.08781459198" calcext:value-type="float">
            <text:p>100.08781459198</text:p>
          </table:table-cell>
          <table:table-cell table:number-columns-repeated="2"/>
          <table:table-cell office:value-type="float" office:value="46267" calcext:value-type="float">
            <text:p>46267</text:p>
          </table:table-cell>
          <table:table-cell office:value-type="float" office:value="47509" calcext:value-type="float">
            <text:p>4750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45766253952675" calcext:value-type="float">
            <text:p>3.45766253952675</text:p>
          </table:table-cell>
          <table:table-cell/>
          <table:table-cell office:value-type="float" office:value="-0.303431827816812" calcext:value-type="float">
            <text:p>-0.303431827816812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3"/>
          <table:table-cell office:value-type="float" office:value="97.3440663464266" calcext:value-type="float">
            <text:p>97.3440663464266</text:p>
          </table:table-cell>
          <table:table-cell/>
          <table:table-cell office:value-type="float" office:value="1.38572498051087" calcext:value-type="float">
            <text:p>1.3857249805108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634718594220302" calcext:value-type="float">
            <text:p>0.634718594220302</text:p>
          </table:table-cell>
          <table:table-cell/>
          <table:table-cell office:value-type="float" office:value="0.0773824230115564" calcext:value-type="float">
            <text:p>0.077382423011557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100.111426010468" calcext:value-type="float">
            <text:p>100.111426010468</text:p>
          </table:table-cell>
          <table:table-cell office:value-type="float" office:value="100.10576737423" calcext:value-type="float">
            <text:p>100.10576737423</text:p>
          </table:table-cell>
          <table:table-cell office:value-type="float" office:value="100.087834050579" calcext:value-type="float">
            <text:p>100.087834050579</text:p>
          </table:table-cell>
          <table:table-cell table:number-columns-repeated="2"/>
          <table:table-cell office:value-type="float" office:value="46292" calcext:value-type="float">
            <text:p>46292</text:p>
          </table:table-cell>
          <table:table-cell office:value-type="float" office:value="47517" calcext:value-type="float">
            <text:p>4751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-0.117365434560383" calcext:value-type="float">
            <text:p>-0.117365434560383</text:p>
          </table:table-cell>
          <table:table-cell/>
          <table:table-cell office:value-type="float" office:value="0.190592084100499" calcext:value-type="float">
            <text:p>0.190592084100499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1.46542402205962" calcext:value-type="float">
            <text:p>1.46542402205962</text:p>
          </table:table-cell>
          <table:table-cell/>
          <table:table-cell office:value-type="float" office:value="0.149136740305208" calcext:value-type="float">
            <text:p>0.149136740305208</text:p>
          </table:table-cell>
          <table:table-cell/>
          <table:table-cell office:value-type="float" office:value="1173" calcext:value-type="float">
            <text:p>1173</text:p>
          </table:table-cell>
          <table:table-cell table:number-columns-repeated="3"/>
          <table:table-cell office:value-type="float" office:value="1.17895537541251" calcext:value-type="float">
            <text:p>1.17895537541251</text:p>
          </table:table-cell>
          <table:table-cell/>
          <table:table-cell office:value-type="float" office:value="0.145234693138713" calcext:value-type="float">
            <text:p>0.145234693138713</text:p>
          </table:table-cell>
          <table:table-cell/>
          <table:table-cell office:value-type="float" office:value="1168" calcext:value-type="float">
            <text:p>1168</text:p>
          </table:table-cell>
          <table:table-cell table:number-columns-repeated="3"/>
          <table:table-cell office:value-type="float" office:value="100.11144411023" calcext:value-type="float">
            <text:p>100.11144411023</text:p>
          </table:table-cell>
          <table:table-cell office:value-type="float" office:value="100.106003987285" calcext:value-type="float">
            <text:p>100.106003987285</text:p>
          </table:table-cell>
          <table:table-cell office:value-type="float" office:value="100.087835113041" calcext:value-type="float">
            <text:p>100.087835113041</text:p>
          </table:table-cell>
          <table:table-cell table:number-columns-repeated="2"/>
          <table:table-cell office:value-type="float" office:value="46303" calcext:value-type="float">
            <text:p>46303</text:p>
          </table:table-cell>
          <table:table-cell office:value-type="float" office:value="47535" calcext:value-type="float">
            <text:p>4753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79932708374472" calcext:value-type="float">
            <text:p>3.79932708374472</text:p>
          </table:table-cell>
          <table:table-cell/>
          <table:table-cell office:value-type="float" office:value="-0.177078684063332" calcext:value-type="float">
            <text:p>-0.177078684063332</text:p>
          </table:table-cell>
          <table:table-cell/>
          <table:table-cell office:value-type="float" office:value="2766" calcext:value-type="float">
            <text:p>2766</text:p>
          </table:table-cell>
          <table:table-cell table:number-columns-repeated="3"/>
          <table:table-cell office:value-type="float" office:value="4.32290098123038" calcext:value-type="float">
            <text:p>4.32290098123038</text:p>
          </table:table-cell>
          <table:table-cell/>
          <table:table-cell office:value-type="float" office:value="-0.0347636223487869" calcext:value-type="float">
            <text:p>-0.034763622348787</text:p>
          </table:table-cell>
          <table:table-cell/>
          <table:table-cell office:value-type="float" office:value="4642" calcext:value-type="float">
            <text:p>4642</text:p>
          </table:table-cell>
          <table:table-cell table:number-columns-repeated="3"/>
          <table:table-cell office:value-type="float" office:value="3.99760182587741" calcext:value-type="float">
            <text:p>3.99760182587741</text:p>
          </table:table-cell>
          <table:table-cell/>
          <table:table-cell office:value-type="float" office:value="0.195901685955661" calcext:value-type="float">
            <text:p>0.195901685955661</text:p>
          </table:table-cell>
          <table:table-cell/>
          <table:table-cell office:value-type="float" office:value="3153" calcext:value-type="float">
            <text:p>3153</text:p>
          </table:table-cell>
          <table:table-cell table:number-columns-repeated="3"/>
          <table:table-cell office:value-type="float" office:value="100.111518123479" calcext:value-type="float">
            <text:p>100.111518123479</text:p>
          </table:table-cell>
          <table:table-cell office:value-type="float" office:value="100.106034685094" calcext:value-type="float">
            <text:p>100.106034685094</text:p>
          </table:table-cell>
          <table:table-cell office:value-type="float" office:value="100.087875963256" calcext:value-type="float">
            <text:p>100.087875963256</text:p>
          </table:table-cell>
          <table:table-cell table:number-columns-repeated="2"/>
          <table:table-cell office:value-type="float" office:value="46306" calcext:value-type="float">
            <text:p>46306</text:p>
          </table:table-cell>
          <table:table-cell office:value-type="float" office:value="47539" calcext:value-type="float">
            <text:p>4753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75691506086" calcext:value-type="float">
            <text:p>100.075691506086</text:p>
          </table:table-cell>
          <table:table-cell/>
          <table:table-cell office:value-type="float" office:value="-2.96287196491073" calcext:value-type="float">
            <text:p>-2.96287196491073</text:p>
          </table:table-cell>
          <table:table-cell/>
          <table:table-cell office:value-type="float" office:value="47299" calcext:value-type="float">
            <text:p>47299</text:p>
          </table:table-cell>
          <table:table-cell table:number-columns-repeated="3"/>
          <table:table-cell office:value-type="float" office:value="9.00135652659832" calcext:value-type="float">
            <text:p>9.00135652659832</text:p>
          </table:table-cell>
          <table:table-cell/>
          <table:table-cell office:value-type="float" office:value="0.00200042494218559" calcext:value-type="float">
            <text:p>0.002000424942186</text:p>
          </table:table-cell>
          <table:table-cell/>
          <table:table-cell office:value-type="float" office:value="6692" calcext:value-type="float">
            <text:p>6692</text:p>
          </table:table-cell>
          <table:table-cell table:number-columns-repeated="3"/>
          <table:table-cell office:value-type="float" office:value="6.67070910676746" calcext:value-type="float">
            <text:p>6.67070910676746</text:p>
          </table:table-cell>
          <table:table-cell/>
          <table:table-cell office:value-type="float" office:value="0.0916995571342753" calcext:value-type="float">
            <text:p>0.091699557134275</text:p>
          </table:table-cell>
          <table:table-cell/>
          <table:table-cell office:value-type="float" office:value="5477" calcext:value-type="float">
            <text:p>5477</text:p>
          </table:table-cell>
          <table:table-cell table:number-columns-repeated="3"/>
          <table:table-cell office:value-type="float" office:value="100.111530001333" calcext:value-type="float">
            <text:p>100.111530001333</text:p>
          </table:table-cell>
          <table:table-cell office:value-type="float" office:value="100.106096866816" calcext:value-type="float">
            <text:p>100.106096866816</text:p>
          </table:table-cell>
          <table:table-cell office:value-type="float" office:value="100.087907032533" calcext:value-type="float">
            <text:p>100.087907032533</text:p>
          </table:table-cell>
          <table:table-cell table:number-columns-repeated="2"/>
          <table:table-cell office:value-type="float" office:value="46310" calcext:value-type="float">
            <text:p>46310</text:p>
          </table:table-cell>
          <table:table-cell office:value-type="float" office:value="47558" calcext:value-type="float">
            <text:p>4755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5077192254" calcext:value-type="float">
            <text:p>100.105077192254</text:p>
          </table:table-cell>
          <table:table-cell/>
          <table:table-cell office:value-type="float" office:value="-5.72115912805098" calcext:value-type="float">
            <text:p>-5.72115912805098</text:p>
          </table:table-cell>
          <table:table-cell/>
          <table:table-cell office:value-type="float" office:value="45724" calcext:value-type="float">
            <text:p>45724</text:p>
          </table:table-cell>
          <table:table-cell table:number-columns-repeated="3"/>
          <table:table-cell office:value-type="float" office:value="100.081529703512" calcext:value-type="float">
            <text:p>100.081529703512</text:p>
          </table:table-cell>
          <table:table-cell/>
          <table:table-cell office:value-type="float" office:value="-1.89085419926139" calcext:value-type="float">
            <text:p>-1.89085419926139</text:p>
          </table:table-cell>
          <table:table-cell/>
          <table:table-cell office:value-type="float" office:value="48516" calcext:value-type="float">
            <text:p>48516</text:p>
          </table:table-cell>
          <table:table-cell table:number-columns-repeated="3"/>
          <table:table-cell office:value-type="float" office:value="6.11415025102476" calcext:value-type="float">
            <text:p>6.11415025102476</text:p>
          </table:table-cell>
          <table:table-cell/>
          <table:table-cell office:value-type="float" office:value="0.276257042386124" calcext:value-type="float">
            <text:p>0.276257042386124</text:p>
          </table:table-cell>
          <table:table-cell/>
          <table:table-cell office:value-type="float" office:value="4414" calcext:value-type="float">
            <text:p>4414</text:p>
          </table:table-cell>
          <table:table-cell table:number-columns-repeated="3"/>
          <table:table-cell office:value-type="float" office:value="100.111567566832" calcext:value-type="float">
            <text:p>100.111567566832</text:p>
          </table:table-cell>
          <table:table-cell office:value-type="float" office:value="100.106110870567" calcext:value-type="float">
            <text:p>100.106110870567</text:p>
          </table:table-cell>
          <table:table-cell office:value-type="float" office:value="100.087909430513" calcext:value-type="float">
            <text:p>100.087909430513</text:p>
          </table:table-cell>
          <table:table-cell table:number-columns-repeated="2"/>
          <table:table-cell office:value-type="float" office:value="46337" calcext:value-type="float">
            <text:p>46337</text:p>
          </table:table-cell>
          <table:table-cell office:value-type="float" office:value="47564" calcext:value-type="float">
            <text:p>4756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60979777337134" calcext:value-type="float">
            <text:p>4.60979777337134</text:p>
          </table:table-cell>
          <table:table-cell/>
          <table:table-cell office:value-type="float" office:value="-0.351945319852382" calcext:value-type="float">
            <text:p>-0.351945319852382</text:p>
          </table:table-cell>
          <table:table-cell/>
          <table:table-cell office:value-type="float" office:value="6048" calcext:value-type="float">
            <text:p>6048</text:p>
          </table:table-cell>
          <table:table-cell table:number-columns-repeated="3"/>
          <table:table-cell office:value-type="float" office:value="1.2166143441115" calcext:value-type="float">
            <text:p>1.2166143441115</text:p>
          </table:table-cell>
          <table:table-cell/>
          <table:table-cell office:value-type="float" office:value="-0.118144156250819" calcext:value-type="float">
            <text:p>-0.11814415625081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.41597242420716" calcext:value-type="float">
            <text:p>1.41597242420716</text:p>
          </table:table-cell>
          <table:table-cell/>
          <table:table-cell office:value-type="float" office:value="-0.244332183607569" calcext:value-type="float">
            <text:p>-0.244332183607569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3"/>
          <table:table-cell office:value-type="float" office:value="100.111584369918" calcext:value-type="float">
            <text:p>100.111584369918</text:p>
          </table:table-cell>
          <table:table-cell office:value-type="float" office:value="100.106186720679" calcext:value-type="float">
            <text:p>100.106186720679</text:p>
          </table:table-cell>
          <table:table-cell office:value-type="float" office:value="100.087933240736" calcext:value-type="float">
            <text:p>100.087933240736</text:p>
          </table:table-cell>
          <table:table-cell table:number-columns-repeated="2"/>
          <table:table-cell office:value-type="float" office:value="46339" calcext:value-type="float">
            <text:p>46339</text:p>
          </table:table-cell>
          <table:table-cell office:value-type="float" office:value="47578" calcext:value-type="float">
            <text:p>4757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71649053701739" calcext:value-type="float">
            <text:p>2.71649053701739</text:p>
          </table:table-cell>
          <table:table-cell/>
          <table:table-cell office:value-type="float" office:value="-0.175799863763267" calcext:value-type="float">
            <text:p>-0.175799863763267</text:p>
          </table:table-cell>
          <table:table-cell/>
          <table:table-cell office:value-type="float" office:value="2590" calcext:value-type="float">
            <text:p>2590</text:p>
          </table:table-cell>
          <table:table-cell table:number-columns-repeated="3"/>
          <table:table-cell office:value-type="float" office:value="100.088398080606" calcext:value-type="float">
            <text:p>100.088398080606</text:p>
          </table:table-cell>
          <table:table-cell/>
          <table:table-cell office:value-type="float" office:value="-0.295676432762306" calcext:value-type="float">
            <text:p>-0.295676432762306</text:p>
          </table:table-cell>
          <table:table-cell/>
          <table:table-cell office:value-type="float" office:value="49414" calcext:value-type="float">
            <text:p>49414</text:p>
          </table:table-cell>
          <table:table-cell table:number-columns-repeated="3"/>
          <table:table-cell office:value-type="float" office:value="7.10435085643991" calcext:value-type="float">
            <text:p>7.10435085643991</text:p>
          </table:table-cell>
          <table:table-cell/>
          <table:table-cell office:value-type="float" office:value="0.525800291836602" calcext:value-type="float">
            <text:p>0.525800291836602</text:p>
          </table:table-cell>
          <table:table-cell/>
          <table:table-cell office:value-type="float" office:value="5706" calcext:value-type="float">
            <text:p>5706</text:p>
          </table:table-cell>
          <table:table-cell table:number-columns-repeated="3"/>
          <table:table-cell office:value-type="float" office:value="100.111620207388" calcext:value-type="float">
            <text:p>100.111620207388</text:p>
          </table:table-cell>
          <table:table-cell office:value-type="float" office:value="100.106187856809" calcext:value-type="float">
            <text:p>100.106187856809</text:p>
          </table:table-cell>
          <table:table-cell office:value-type="float" office:value="100.088012781163" calcext:value-type="float">
            <text:p>100.088012781163</text:p>
          </table:table-cell>
          <table:table-cell table:number-columns-repeated="2"/>
          <table:table-cell office:value-type="float" office:value="46343" calcext:value-type="float">
            <text:p>46343</text:p>
          </table:table-cell>
          <table:table-cell office:value-type="float" office:value="47582" calcext:value-type="float">
            <text:p>4758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3163381776" calcext:value-type="float">
            <text:p>100.103163381776</text:p>
          </table:table-cell>
          <table:table-cell/>
          <table:table-cell office:value-type="float" office:value="-6.30645704637929" calcext:value-type="float">
            <text:p>-6.30645704637929</text:p>
          </table:table-cell>
          <table:table-cell/>
          <table:table-cell office:value-type="float" office:value="46736" calcext:value-type="float">
            <text:p>46736</text:p>
          </table:table-cell>
          <table:table-cell table:number-columns-repeated="3"/>
          <table:table-cell office:value-type="float" office:value="99.6153061370556" calcext:value-type="float">
            <text:p>99.6153061370556</text:p>
          </table:table-cell>
          <table:table-cell/>
          <table:table-cell office:value-type="float" office:value="-0.853333696578956" calcext:value-type="float">
            <text:p>-0.85333369657895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93641041734072" calcext:value-type="float">
            <text:p>4.93641041734072</text:p>
          </table:table-cell>
          <table:table-cell/>
          <table:table-cell office:value-type="float" office:value="0.0157931372928492" calcext:value-type="float">
            <text:p>0.015793137292849</text:p>
          </table:table-cell>
          <table:table-cell/>
          <table:table-cell office:value-type="float" office:value="3906" calcext:value-type="float">
            <text:p>3906</text:p>
          </table:table-cell>
          <table:table-cell table:number-columns-repeated="3"/>
          <table:table-cell office:value-type="float" office:value="100.111716943647" calcext:value-type="float">
            <text:p>100.111716943647</text:p>
          </table:table-cell>
          <table:table-cell office:value-type="float" office:value="100.106295421106" calcext:value-type="float">
            <text:p>100.106295421106</text:p>
          </table:table-cell>
          <table:table-cell office:value-type="float" office:value="100.088041651517" calcext:value-type="float">
            <text:p>100.088041651517</text:p>
          </table:table-cell>
          <table:table-cell table:number-columns-repeated="2"/>
          <table:table-cell office:value-type="float" office:value="46354" calcext:value-type="float">
            <text:p>46354</text:p>
          </table:table-cell>
          <table:table-cell office:value-type="float" office:value="47602" calcext:value-type="float">
            <text:p>4760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649075962969841" calcext:value-type="float">
            <text:p>0.649075962969841</text:p>
          </table:table-cell>
          <table:table-cell/>
          <table:table-cell office:value-type="float" office:value="0.116394737454287" calcext:value-type="float">
            <text:p>0.116394737454287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.49248658780561" calcext:value-type="float">
            <text:p>4.49248658780561</text:p>
          </table:table-cell>
          <table:table-cell/>
          <table:table-cell office:value-type="float" office:value="-0.101068643447422" calcext:value-type="float">
            <text:p>-0.101068643447422</text:p>
          </table:table-cell>
          <table:table-cell/>
          <table:table-cell office:value-type="float" office:value="3994" calcext:value-type="float">
            <text:p>3994</text:p>
          </table:table-cell>
          <table:table-cell table:number-columns-repeated="3"/>
          <table:table-cell office:value-type="float" office:value="5.79611614810897" calcext:value-type="float">
            <text:p>5.79611614810897</text:p>
          </table:table-cell>
          <table:table-cell/>
          <table:table-cell office:value-type="float" office:value="0.55973721759106" calcext:value-type="float">
            <text:p>0.55973721759106</text:p>
          </table:table-cell>
          <table:table-cell/>
          <table:table-cell office:value-type="float" office:value="4777" calcext:value-type="float">
            <text:p>4777</text:p>
          </table:table-cell>
          <table:table-cell table:number-columns-repeated="3"/>
          <table:table-cell office:value-type="float" office:value="100.111745334184" calcext:value-type="float">
            <text:p>100.111745334184</text:p>
          </table:table-cell>
          <table:table-cell office:value-type="float" office:value="100.106455336525" calcext:value-type="float">
            <text:p>100.106455336525</text:p>
          </table:table-cell>
          <table:table-cell office:value-type="float" office:value="100.088044181364" calcext:value-type="float">
            <text:p>100.088044181364</text:p>
          </table:table-cell>
          <table:table-cell table:number-columns-repeated="2"/>
          <table:table-cell office:value-type="float" office:value="46356" calcext:value-type="float">
            <text:p>46356</text:p>
          </table:table-cell>
          <table:table-cell office:value-type="float" office:value="47604" calcext:value-type="float">
            <text:p>4760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4922221942" calcext:value-type="float">
            <text:p>100.114922221942</text:p>
          </table:table-cell>
          <table:table-cell/>
          <table:table-cell office:value-type="float" office:value="-4.95173672150619" calcext:value-type="float">
            <text:p>-4.95173672150619</text:p>
          </table:table-cell>
          <table:table-cell/>
          <table:table-cell office:value-type="float" office:value="44234" calcext:value-type="float">
            <text:p>44234</text:p>
          </table:table-cell>
          <table:table-cell table:number-columns-repeated="3"/>
          <table:table-cell office:value-type="float" office:value="7.40812580456007" calcext:value-type="float">
            <text:p>7.40812580456007</text:p>
          </table:table-cell>
          <table:table-cell/>
          <table:table-cell office:value-type="float" office:value="0.0378390063955566" calcext:value-type="float">
            <text:p>0.037839006395557</text:p>
          </table:table-cell>
          <table:table-cell/>
          <table:table-cell office:value-type="float" office:value="6688" calcext:value-type="float">
            <text:p>6688</text:p>
          </table:table-cell>
          <table:table-cell table:number-columns-repeated="3"/>
          <table:table-cell office:value-type="float" office:value="3.31914533216279" calcext:value-type="float">
            <text:p>3.31914533216279</text:p>
          </table:table-cell>
          <table:table-cell/>
          <table:table-cell office:value-type="float" office:value="0.251813983711628" calcext:value-type="float">
            <text:p>0.251813983711628</text:p>
          </table:table-cell>
          <table:table-cell/>
          <table:table-cell office:value-type="float" office:value="3356" calcext:value-type="float">
            <text:p>3356</text:p>
          </table:table-cell>
          <table:table-cell table:number-columns-repeated="3"/>
          <table:table-cell office:value-type="float" office:value="100.111814267018" calcext:value-type="float">
            <text:p>100.111814267018</text:p>
          </table:table-cell>
          <table:table-cell office:value-type="float" office:value="100.106473545038" calcext:value-type="float">
            <text:p>100.106473545038</text:p>
          </table:table-cell>
          <table:table-cell office:value-type="float" office:value="100.088069491661" calcext:value-type="float">
            <text:p>100.088069491661</text:p>
          </table:table-cell>
          <table:table-cell table:number-columns-repeated="2"/>
          <table:table-cell office:value-type="float" office:value="46388" calcext:value-type="float">
            <text:p>46388</text:p>
          </table:table-cell>
          <table:table-cell office:value-type="float" office:value="47604" calcext:value-type="float">
            <text:p>4760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624305521132911" calcext:value-type="float">
            <text:p>0.624305521132911</text:p>
          </table:table-cell>
          <table:table-cell/>
          <table:table-cell office:value-type="float" office:value="0.0165813334669973" calcext:value-type="float">
            <text:p>0.016581333466997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3"/>
          <table:table-cell office:value-type="float" office:value="5.26676025268071" calcext:value-type="float">
            <text:p>5.26676025268071</text:p>
          </table:table-cell>
          <table:table-cell/>
          <table:table-cell office:value-type="float" office:value="-0.0844309866903341" calcext:value-type="float">
            <text:p>-0.08443098669033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412617048757598" calcext:value-type="float">
            <text:p>0.412617048757598</text:p>
          </table:table-cell>
          <table:table-cell/>
          <table:table-cell office:value-type="float" office:value="0.0450968336468037" calcext:value-type="float">
            <text:p>0.045096833646804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100.111830788523" calcext:value-type="float">
            <text:p>100.111830788523</text:p>
          </table:table-cell>
          <table:table-cell office:value-type="float" office:value="100.106503375365" calcext:value-type="float">
            <text:p>100.106503375365</text:p>
          </table:table-cell>
          <table:table-cell office:value-type="float" office:value="100.088070389971" calcext:value-type="float">
            <text:p>100.088070389971</text:p>
          </table:table-cell>
          <table:table-cell table:number-columns-repeated="2"/>
          <table:table-cell office:value-type="float" office:value="46388" calcext:value-type="float">
            <text:p>46388</text:p>
          </table:table-cell>
          <table:table-cell office:value-type="float" office:value="47606" calcext:value-type="float">
            <text:p>4760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97026699563074" calcext:value-type="float">
            <text:p>8.97026699563074</text:p>
          </table:table-cell>
          <table:table-cell/>
          <table:table-cell office:value-type="float" office:value="-0.491306790037751" calcext:value-type="float">
            <text:p>-0.491306790037751</text:p>
          </table:table-cell>
          <table:table-cell/>
          <table:table-cell office:value-type="float" office:value="5755" calcext:value-type="float">
            <text:p>5755</text:p>
          </table:table-cell>
          <table:table-cell table:number-columns-repeated="3"/>
          <table:table-cell office:value-type="float" office:value="8.16490182888024" calcext:value-type="float">
            <text:p>8.16490182888024</text:p>
          </table:table-cell>
          <table:table-cell/>
          <table:table-cell office:value-type="float" office:value="-0.374587063104417" calcext:value-type="float">
            <text:p>-0.374587063104417</text:p>
          </table:table-cell>
          <table:table-cell/>
          <table:table-cell office:value-type="float" office:value="8622" calcext:value-type="float">
            <text:p>8622</text:p>
          </table:table-cell>
          <table:table-cell table:number-columns-repeated="3"/>
          <table:table-cell office:value-type="float" office:value="100.109242835316" calcext:value-type="float">
            <text:p>100.109242835316</text:p>
          </table:table-cell>
          <table:table-cell/>
          <table:table-cell office:value-type="float" office:value="-1.74702629632311" calcext:value-type="float">
            <text:p>-1.74702629632311</text:p>
          </table:table-cell>
          <table:table-cell/>
          <table:table-cell office:value-type="float" office:value="44409" calcext:value-type="float">
            <text:p>44409</text:p>
          </table:table-cell>
          <table:table-cell table:number-columns-repeated="3"/>
          <table:table-cell office:value-type="float" office:value="100.111980371953" calcext:value-type="float">
            <text:p>100.111980371953</text:p>
          </table:table-cell>
          <table:table-cell office:value-type="float" office:value="100.106509855257" calcext:value-type="float">
            <text:p>100.106509855257</text:p>
          </table:table-cell>
          <table:table-cell office:value-type="float" office:value="100.088113919399" calcext:value-type="float">
            <text:p>100.088113919399</text:p>
          </table:table-cell>
          <table:table-cell table:number-columns-repeated="2"/>
          <table:table-cell office:value-type="float" office:value="46400" calcext:value-type="float">
            <text:p>46400</text:p>
          </table:table-cell>
          <table:table-cell office:value-type="float" office:value="47606" calcext:value-type="float">
            <text:p>4760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77775013606743" calcext:value-type="float">
            <text:p>5.77775013606743</text:p>
          </table:table-cell>
          <table:table-cell/>
          <table:table-cell office:value-type="float" office:value="-0.414631270410012" calcext:value-type="float">
            <text:p>-0.414631270410012</text:p>
          </table:table-cell>
          <table:table-cell/>
          <table:table-cell office:value-type="float" office:value="5843" calcext:value-type="float">
            <text:p>5843</text:p>
          </table:table-cell>
          <table:table-cell table:number-columns-repeated="3"/>
          <table:table-cell office:value-type="float" office:value="7.6771181292095" calcext:value-type="float">
            <text:p>7.6771181292095</text:p>
          </table:table-cell>
          <table:table-cell/>
          <table:table-cell office:value-type="float" office:value="-1.05123549652557" calcext:value-type="float">
            <text:p>-1.05123549652557</text:p>
          </table:table-cell>
          <table:table-cell/>
          <table:table-cell office:value-type="float" office:value="6744" calcext:value-type="float">
            <text:p>6744</text:p>
          </table:table-cell>
          <table:table-cell table:number-columns-repeated="3"/>
          <table:table-cell office:value-type="float" office:value="3.7857265296661" calcext:value-type="float">
            <text:p>3.7857265296661</text:p>
          </table:table-cell>
          <table:table-cell/>
          <table:table-cell office:value-type="float" office:value="0.306802183202774" calcext:value-type="float">
            <text:p>0.306802183202774</text:p>
          </table:table-cell>
          <table:table-cell/>
          <table:table-cell office:value-type="float" office:value="3199" calcext:value-type="float">
            <text:p>3199</text:p>
          </table:table-cell>
          <table:table-cell table:number-columns-repeated="3"/>
          <table:table-cell office:value-type="float" office:value="100.112003219569" calcext:value-type="float">
            <text:p>100.112003219569</text:p>
          </table:table-cell>
          <table:table-cell office:value-type="float" office:value="100.106530381009" calcext:value-type="float">
            <text:p>100.106530381009</text:p>
          </table:table-cell>
          <table:table-cell office:value-type="float" office:value="100.088141317364" calcext:value-type="float">
            <text:p>100.088141317364</text:p>
          </table:table-cell>
          <table:table-cell table:number-columns-repeated="2"/>
          <table:table-cell office:value-type="float" office:value="46419" calcext:value-type="float">
            <text:p>46419</text:p>
          </table:table-cell>
          <table:table-cell office:value-type="float" office:value="47677" calcext:value-type="float">
            <text:p>4767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34486638418266" calcext:value-type="float">
            <text:p>4.34486638418266</text:p>
          </table:table-cell>
          <table:table-cell/>
          <table:table-cell office:value-type="float" office:value="0.0965978834541618" calcext:value-type="float">
            <text:p>0.096597883454162</text:p>
          </table:table-cell>
          <table:table-cell/>
          <table:table-cell office:value-type="float" office:value="3236" calcext:value-type="float">
            <text:p>3236</text:p>
          </table:table-cell>
          <table:table-cell table:number-columns-repeated="3"/>
          <table:table-cell office:value-type="float" office:value="0.334080763918648" calcext:value-type="float">
            <text:p>0.334080763918648</text:p>
          </table:table-cell>
          <table:table-cell/>
          <table:table-cell office:value-type="float" office:value="-0.166120492826182" calcext:value-type="float">
            <text:p>-0.166120492826182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0.83092868179767" calcext:value-type="float">
            <text:p>0.83092868179767</text:p>
          </table:table-cell>
          <table:table-cell/>
          <table:table-cell office:value-type="float" office:value="0.0526327872243567" calcext:value-type="float">
            <text:p>0.052632787224357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3"/>
          <table:table-cell office:value-type="float" office:value="100.11225677986" calcext:value-type="float">
            <text:p>100.11225677986</text:p>
          </table:table-cell>
          <table:table-cell office:value-type="float" office:value="100.106588823032" calcext:value-type="float">
            <text:p>100.106588823032</text:p>
          </table:table-cell>
          <table:table-cell office:value-type="float" office:value="100.088208555536" calcext:value-type="float">
            <text:p>100.088208555536</text:p>
          </table:table-cell>
          <table:table-cell table:number-columns-repeated="2"/>
          <table:table-cell office:value-type="float" office:value="46449" calcext:value-type="float">
            <text:p>46449</text:p>
          </table:table-cell>
          <table:table-cell office:value-type="float" office:value="47682" calcext:value-type="float">
            <text:p>4768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8623268582" calcext:value-type="float">
            <text:p>100.098623268582</text:p>
          </table:table-cell>
          <table:table-cell/>
          <table:table-cell office:value-type="float" office:value="-2.66843823676993" calcext:value-type="float">
            <text:p>-2.66843823676993</text:p>
          </table:table-cell>
          <table:table-cell/>
          <table:table-cell office:value-type="float" office:value="46567" calcext:value-type="float">
            <text:p>46567</text:p>
          </table:table-cell>
          <table:table-cell table:number-columns-repeated="3"/>
          <table:table-cell office:value-type="float" office:value="100.082666341498" calcext:value-type="float">
            <text:p>100.082666341498</text:p>
          </table:table-cell>
          <table:table-cell/>
          <table:table-cell office:value-type="float" office:value="2.77754718996764" calcext:value-type="float">
            <text:p>2.77754718996764</text:p>
          </table:table-cell>
          <table:table-cell/>
          <table:table-cell office:value-type="float" office:value="47651" calcext:value-type="float">
            <text:p>47651</text:p>
          </table:table-cell>
          <table:table-cell table:number-columns-repeated="3"/>
          <table:table-cell office:value-type="float" office:value="1.71463700143473" calcext:value-type="float">
            <text:p>1.71463700143473</text:p>
          </table:table-cell>
          <table:table-cell/>
          <table:table-cell office:value-type="float" office:value="-0.0821155724004856" calcext:value-type="float">
            <text:p>-0.082115572400486</text:p>
          </table:table-cell>
          <table:table-cell/>
          <table:table-cell office:value-type="float" office:value="1345" calcext:value-type="float">
            <text:p>1345</text:p>
          </table:table-cell>
          <table:table-cell table:number-columns-repeated="3"/>
          <table:table-cell office:value-type="float" office:value="100.112373105757" calcext:value-type="float">
            <text:p>100.112373105757</text:p>
          </table:table-cell>
          <table:table-cell office:value-type="float" office:value="100.106720130608" calcext:value-type="float">
            <text:p>100.106720130608</text:p>
          </table:table-cell>
          <table:table-cell office:value-type="float" office:value="100.088228594278" calcext:value-type="float">
            <text:p>100.088228594278</text:p>
          </table:table-cell>
          <table:table-cell table:number-columns-repeated="2"/>
          <table:table-cell office:value-type="float" office:value="46480" calcext:value-type="float">
            <text:p>46480</text:p>
          </table:table-cell>
          <table:table-cell office:value-type="float" office:value="47692" calcext:value-type="float">
            <text:p>4769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300159704" calcext:value-type="float">
            <text:p>100.100300159704</text:p>
          </table:table-cell>
          <table:table-cell/>
          <table:table-cell office:value-type="float" office:value="-6.1276479224504" calcext:value-type="float">
            <text:p>-6.1276479224504</text:p>
          </table:table-cell>
          <table:table-cell/>
          <table:table-cell office:value-type="float" office:value="44500" calcext:value-type="float">
            <text:p>44500</text:p>
          </table:table-cell>
          <table:table-cell table:number-columns-repeated="3"/>
          <table:table-cell office:value-type="float" office:value="100.087582097493" calcext:value-type="float">
            <text:p>100.087582097493</text:p>
          </table:table-cell>
          <table:table-cell/>
          <table:table-cell office:value-type="float" office:value="-3.76808043515756" calcext:value-type="float">
            <text:p>-3.76808043515756</text:p>
          </table:table-cell>
          <table:table-cell/>
          <table:table-cell office:value-type="float" office:value="49274" calcext:value-type="float">
            <text:p>49274</text:p>
          </table:table-cell>
          <table:table-cell table:number-columns-repeated="3"/>
          <table:table-cell office:value-type="float" office:value="100.091364337071" calcext:value-type="float">
            <text:p>100.091364337071</text:p>
          </table:table-cell>
          <table:table-cell/>
          <table:table-cell office:value-type="float" office:value="-6.11940582195889" calcext:value-type="float">
            <text:p>-6.11940582195889</text:p>
          </table:table-cell>
          <table:table-cell/>
          <table:table-cell office:value-type="float" office:value="46267" calcext:value-type="float">
            <text:p>46267</text:p>
          </table:table-cell>
          <table:table-cell table:number-columns-repeated="3"/>
          <table:table-cell office:value-type="float" office:value="100.112522166291" calcext:value-type="float">
            <text:p>100.112522166291</text:p>
          </table:table-cell>
          <table:table-cell office:value-type="float" office:value="100.106767107601" calcext:value-type="float">
            <text:p>100.106767107601</text:p>
          </table:table-cell>
          <table:table-cell office:value-type="float" office:value="100.088257324713" calcext:value-type="float">
            <text:p>100.088257324713</text:p>
          </table:table-cell>
          <table:table-cell table:number-columns-repeated="2"/>
          <table:table-cell office:value-type="float" office:value="46507" calcext:value-type="float">
            <text:p>46507</text:p>
          </table:table-cell>
          <table:table-cell office:value-type="float" office:value="47702" calcext:value-type="float">
            <text:p>4770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96096182202174" calcext:value-type="float">
            <text:p>7.96096182202174</text:p>
          </table:table-cell>
          <table:table-cell/>
          <table:table-cell office:value-type="float" office:value="-0.274655061656962" calcext:value-type="float">
            <text:p>-0.274655061656962</text:p>
          </table:table-cell>
          <table:table-cell/>
          <table:table-cell office:value-type="float" office:value="6265" calcext:value-type="float">
            <text:p>6265</text:p>
          </table:table-cell>
          <table:table-cell table:number-columns-repeated="3"/>
          <table:table-cell office:value-type="float" office:value="6.4305162507251" calcext:value-type="float">
            <text:p>6.4305162507251</text:p>
          </table:table-cell>
          <table:table-cell/>
          <table:table-cell office:value-type="float" office:value="-0.655352452535631" calcext:value-type="float">
            <text:p>-0.655352452535631</text:p>
          </table:table-cell>
          <table:table-cell/>
          <table:table-cell office:value-type="float" office:value="5448" calcext:value-type="float">
            <text:p>5448</text:p>
          </table:table-cell>
          <table:table-cell table:number-columns-repeated="3"/>
          <table:table-cell office:value-type="float" office:value="100.107569506972" calcext:value-type="float">
            <text:p>100.107569506972</text:p>
          </table:table-cell>
          <table:table-cell/>
          <table:table-cell office:value-type="float" office:value="-2.83859678615495" calcext:value-type="float">
            <text:p>-2.83859678615495</text:p>
          </table:table-cell>
          <table:table-cell/>
          <table:table-cell office:value-type="float" office:value="44783" calcext:value-type="float">
            <text:p>44783</text:p>
          </table:table-cell>
          <table:table-cell table:number-columns-repeated="3"/>
          <table:table-cell office:value-type="float" office:value="100.112522741139" calcext:value-type="float">
            <text:p>100.112522741139</text:p>
          </table:table-cell>
          <table:table-cell office:value-type="float" office:value="100.106823059277" calcext:value-type="float">
            <text:p>100.106823059277</text:p>
          </table:table-cell>
          <table:table-cell office:value-type="float" office:value="100.088260168531" calcext:value-type="float">
            <text:p>100.088260168531</text:p>
          </table:table-cell>
          <table:table-cell table:number-columns-repeated="2"/>
          <table:table-cell office:value-type="float" office:value="46523" calcext:value-type="float">
            <text:p>46523</text:p>
          </table:table-cell>
          <table:table-cell office:value-type="float" office:value="47723" calcext:value-type="float">
            <text:p>4772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9.00662832923582" calcext:value-type="float">
            <text:p>9.00662832923582</text:p>
          </table:table-cell>
          <table:table-cell/>
          <table:table-cell office:value-type="float" office:value="-0.373026549389221" calcext:value-type="float">
            <text:p>-0.373026549389221</text:p>
          </table:table-cell>
          <table:table-cell/>
          <table:table-cell office:value-type="float" office:value="6599" calcext:value-type="float">
            <text:p>6599</text:p>
          </table:table-cell>
          <table:table-cell table:number-columns-repeated="3"/>
          <table:table-cell office:value-type="float" office:value="100.080891128919" calcext:value-type="float">
            <text:p>100.080891128919</text:p>
          </table:table-cell>
          <table:table-cell/>
          <table:table-cell office:value-type="float" office:value="-0.985459507201305" calcext:value-type="float">
            <text:p>-0.985459507201305</text:p>
          </table:table-cell>
          <table:table-cell/>
          <table:table-cell office:value-type="float" office:value="48293" calcext:value-type="float">
            <text:p>48293</text:p>
          </table:table-cell>
          <table:table-cell table:number-columns-repeated="3"/>
          <table:table-cell office:value-type="float" office:value="0.366751367671479" calcext:value-type="float">
            <text:p>0.366751367671479</text:p>
          </table:table-cell>
          <table:table-cell/>
          <table:table-cell office:value-type="float" office:value="0.145700316976619" calcext:value-type="float">
            <text:p>0.145700316976619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100.112580414934" calcext:value-type="float">
            <text:p>100.112580414934</text:p>
          </table:table-cell>
          <table:table-cell office:value-type="float" office:value="100.106834995102" calcext:value-type="float">
            <text:p>100.106834995102</text:p>
          </table:table-cell>
          <table:table-cell office:value-type="float" office:value="100.088319609944" calcext:value-type="float">
            <text:p>100.088319609944</text:p>
          </table:table-cell>
          <table:table-cell table:number-columns-repeated="2"/>
          <table:table-cell office:value-type="float" office:value="46540" calcext:value-type="float">
            <text:p>46540</text:p>
          </table:table-cell>
          <table:table-cell office:value-type="float" office:value="47724" calcext:value-type="float">
            <text:p>4772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7137264925" calcext:value-type="float">
            <text:p>100.097137264925</text:p>
          </table:table-cell>
          <table:table-cell/>
          <table:table-cell office:value-type="float" office:value="-5.40009276184122" calcext:value-type="float">
            <text:p>-5.40009276184122</text:p>
          </table:table-cell>
          <table:table-cell/>
          <table:table-cell office:value-type="float" office:value="44970" calcext:value-type="float">
            <text:p>44970</text:p>
          </table:table-cell>
          <table:table-cell table:number-columns-repeated="3"/>
          <table:table-cell office:value-type="float" office:value="81.7895029725497" calcext:value-type="float">
            <text:p>81.7895029725497</text:p>
          </table:table-cell>
          <table:table-cell/>
          <table:table-cell office:value-type="float" office:value="-2.50068995218297" calcext:value-type="float">
            <text:p>-2.5006899521829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268564414462868" calcext:value-type="float">
            <text:p>0.268564414462868</text:p>
          </table:table-cell>
          <table:table-cell/>
          <table:table-cell office:value-type="float" office:value="0.115765125009242" calcext:value-type="float">
            <text:p>0.115765125009242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3"/>
          <table:table-cell office:value-type="float" office:value="100.112629307527" calcext:value-type="float">
            <text:p>100.112629307527</text:p>
          </table:table-cell>
          <table:table-cell office:value-type="float" office:value="100.106971150446" calcext:value-type="float">
            <text:p>100.106971150446</text:p>
          </table:table-cell>
          <table:table-cell office:value-type="float" office:value="100.088324735878" calcext:value-type="float">
            <text:p>100.088324735878</text:p>
          </table:table-cell>
          <table:table-cell table:number-columns-repeated="2"/>
          <table:table-cell office:value-type="float" office:value="46590" calcext:value-type="float">
            <text:p>46590</text:p>
          </table:table-cell>
          <table:table-cell office:value-type="float" office:value="47747" calcext:value-type="float">
            <text:p>4774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7488737179" calcext:value-type="float">
            <text:p>100.097488737179</text:p>
          </table:table-cell>
          <table:table-cell/>
          <table:table-cell office:value-type="float" office:value="-5.87828582237895" calcext:value-type="float">
            <text:p>-5.87828582237895</text:p>
          </table:table-cell>
          <table:table-cell/>
          <table:table-cell office:value-type="float" office:value="45983" calcext:value-type="float">
            <text:p>45983</text:p>
          </table:table-cell>
          <table:table-cell table:number-columns-repeated="3"/>
          <table:table-cell office:value-type="float" office:value="6.21185206526406" calcext:value-type="float">
            <text:p>6.21185206526406</text:p>
          </table:table-cell>
          <table:table-cell/>
          <table:table-cell office:value-type="float" office:value="0.250235780213917" calcext:value-type="float">
            <text:p>0.250235780213917</text:p>
          </table:table-cell>
          <table:table-cell/>
          <table:table-cell office:value-type="float" office:value="8975" calcext:value-type="float">
            <text:p>8975</text:p>
          </table:table-cell>
          <table:table-cell table:number-columns-repeated="3"/>
          <table:table-cell office:value-type="float" office:value="5.86672291032409" calcext:value-type="float">
            <text:p>5.86672291032409</text:p>
          </table:table-cell>
          <table:table-cell/>
          <table:table-cell office:value-type="float" office:value="-0.0989273973556107" calcext:value-type="float">
            <text:p>-0.098927397355611</text:p>
          </table:table-cell>
          <table:table-cell/>
          <table:table-cell office:value-type="float" office:value="4880" calcext:value-type="float">
            <text:p>4880</text:p>
          </table:table-cell>
          <table:table-cell table:number-columns-repeated="3"/>
          <table:table-cell office:value-type="float" office:value="100.112734351406" calcext:value-type="float">
            <text:p>100.112734351406</text:p>
          </table:table-cell>
          <table:table-cell office:value-type="float" office:value="100.106978347465" calcext:value-type="float">
            <text:p>100.106978347465</text:p>
          </table:table-cell>
          <table:table-cell office:value-type="float" office:value="100.088362644312" calcext:value-type="float">
            <text:p>100.088362644312</text:p>
          </table:table-cell>
          <table:table-cell table:number-columns-repeated="2"/>
          <table:table-cell office:value-type="float" office:value="46613" calcext:value-type="float">
            <text:p>46613</text:p>
          </table:table-cell>
          <table:table-cell office:value-type="float" office:value="47750" calcext:value-type="float">
            <text:p>477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94345495756595" calcext:value-type="float">
            <text:p>5.94345495756595</text:p>
          </table:table-cell>
          <table:table-cell/>
          <table:table-cell office:value-type="float" office:value="0.062062629354398" calcext:value-type="float">
            <text:p>0.062062629354398</text:p>
          </table:table-cell>
          <table:table-cell/>
          <table:table-cell office:value-type="float" office:value="4368" calcext:value-type="float">
            <text:p>4368</text:p>
          </table:table-cell>
          <table:table-cell table:number-columns-repeated="3"/>
          <table:table-cell office:value-type="float" office:value="7.29693036699436" calcext:value-type="float">
            <text:p>7.29693036699436</text:p>
          </table:table-cell>
          <table:table-cell/>
          <table:table-cell office:value-type="float" office:value="-0.749172369934065" calcext:value-type="float">
            <text:p>-0.749172369934065</text:p>
          </table:table-cell>
          <table:table-cell/>
          <table:table-cell office:value-type="float" office:value="7182" calcext:value-type="float">
            <text:p>7182</text:p>
          </table:table-cell>
          <table:table-cell table:number-columns-repeated="3"/>
          <table:table-cell office:value-type="float" office:value="1.09628406795744" calcext:value-type="float">
            <text:p>1.09628406795744</text:p>
          </table:table-cell>
          <table:table-cell/>
          <table:table-cell office:value-type="float" office:value="0.0500294893640479" calcext:value-type="float">
            <text:p>0.050029489364048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3"/>
          <table:table-cell office:value-type="float" office:value="100.112882223862" calcext:value-type="float">
            <text:p>100.112882223862</text:p>
          </table:table-cell>
          <table:table-cell office:value-type="float" office:value="100.106990776582" calcext:value-type="float">
            <text:p>100.106990776582</text:p>
          </table:table-cell>
          <table:table-cell office:value-type="float" office:value="100.088393487069" calcext:value-type="float">
            <text:p>100.088393487069</text:p>
          </table:table-cell>
          <table:table-cell table:number-columns-repeated="2"/>
          <table:table-cell office:value-type="float" office:value="46666" calcext:value-type="float">
            <text:p>46666</text:p>
          </table:table-cell>
          <table:table-cell office:value-type="float" office:value="47766" calcext:value-type="float">
            <text:p>4776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3562314117" calcext:value-type="float">
            <text:p>100.103562314117</text:p>
          </table:table-cell>
          <table:table-cell/>
          <table:table-cell office:value-type="float" office:value="-4.14166599541777" calcext:value-type="float">
            <text:p>-4.14166599541777</text:p>
          </table:table-cell>
          <table:table-cell/>
          <table:table-cell office:value-type="float" office:value="47602" calcext:value-type="float">
            <text:p>47602</text:p>
          </table:table-cell>
          <table:table-cell table:number-columns-repeated="3"/>
          <table:table-cell office:value-type="float" office:value="1.63721368507413" calcext:value-type="float">
            <text:p>1.63721368507413</text:p>
          </table:table-cell>
          <table:table-cell/>
          <table:table-cell office:value-type="float" office:value="0.474761976373764" calcext:value-type="float">
            <text:p>0.47476197637376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2.65854363222493" calcext:value-type="float">
            <text:p>2.65854363222493</text:p>
          </table:table-cell>
          <table:table-cell/>
          <table:table-cell office:value-type="float" office:value="-0.0970489874246213" calcext:value-type="float">
            <text:p>-0.097048987424621</text:p>
          </table:table-cell>
          <table:table-cell/>
          <table:table-cell office:value-type="float" office:value="2853" calcext:value-type="float">
            <text:p>2853</text:p>
          </table:table-cell>
          <table:table-cell table:number-columns-repeated="3"/>
          <table:table-cell office:value-type="float" office:value="100.112898501863" calcext:value-type="float">
            <text:p>100.112898501863</text:p>
          </table:table-cell>
          <table:table-cell office:value-type="float" office:value="100.107195293427" calcext:value-type="float">
            <text:p>100.107195293427</text:p>
          </table:table-cell>
          <table:table-cell office:value-type="float" office:value="100.088398080606" calcext:value-type="float">
            <text:p>100.088398080606</text:p>
          </table:table-cell>
          <table:table-cell table:number-columns-repeated="2"/>
          <table:table-cell office:value-type="float" office:value="46677" calcext:value-type="float">
            <text:p>46677</text:p>
          </table:table-cell>
          <table:table-cell office:value-type="float" office:value="47780" calcext:value-type="float">
            <text:p>4778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57053044997014" calcext:value-type="float">
            <text:p>1.57053044997014</text:p>
          </table:table-cell>
          <table:table-cell/>
          <table:table-cell office:value-type="float" office:value="-0.439789933608336" calcext:value-type="float">
            <text:p>-0.439789933608336</text:p>
          </table:table-cell>
          <table:table-cell/>
          <table:table-cell office:value-type="float" office:value="2594" calcext:value-type="float">
            <text:p>2594</text:p>
          </table:table-cell>
          <table:table-cell table:number-columns-repeated="3"/>
          <table:table-cell office:value-type="float" office:value="85.0053698099281" calcext:value-type="float">
            <text:p>85.0053698099281</text:p>
          </table:table-cell>
          <table:table-cell/>
          <table:table-cell office:value-type="float" office:value="0.927151991498738" calcext:value-type="float">
            <text:p>0.92715199149873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5105215244" calcext:value-type="float">
            <text:p>100.115105215244</text:p>
          </table:table-cell>
          <table:table-cell/>
          <table:table-cell office:value-type="float" office:value="-0.791473531367651" calcext:value-type="float">
            <text:p>-0.791473531367651</text:p>
          </table:table-cell>
          <table:table-cell/>
          <table:table-cell office:value-type="float" office:value="46008" calcext:value-type="float">
            <text:p>46008</text:p>
          </table:table-cell>
          <table:table-cell table:number-columns-repeated="3"/>
          <table:table-cell office:value-type="float" office:value="100.112980251744" calcext:value-type="float">
            <text:p>100.112980251744</text:p>
          </table:table-cell>
          <table:table-cell office:value-type="float" office:value="100.107327647478" calcext:value-type="float">
            <text:p>100.107327647478</text:p>
          </table:table-cell>
          <table:table-cell office:value-type="float" office:value="100.088492188468" calcext:value-type="float">
            <text:p>100.088492188468</text:p>
          </table:table-cell>
          <table:table-cell table:number-columns-repeated="2"/>
          <table:table-cell office:value-type="float" office:value="46683" calcext:value-type="float">
            <text:p>46683</text:p>
          </table:table-cell>
          <table:table-cell office:value-type="float" office:value="47785" calcext:value-type="float">
            <text:p>4778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659900819" calcext:value-type="float">
            <text:p>100.101659900819</text:p>
          </table:table-cell>
          <table:table-cell/>
          <table:table-cell office:value-type="float" office:value="-6.25390716423987" calcext:value-type="float">
            <text:p>-6.25390716423987</text:p>
          </table:table-cell>
          <table:table-cell/>
          <table:table-cell office:value-type="float" office:value="46285" calcext:value-type="float">
            <text:p>46285</text:p>
          </table:table-cell>
          <table:table-cell table:number-columns-repeated="3"/>
          <table:table-cell office:value-type="float" office:value="100.094743094024" calcext:value-type="float">
            <text:p>100.094743094024</text:p>
          </table:table-cell>
          <table:table-cell/>
          <table:table-cell office:value-type="float" office:value="-2.29457741810966" calcext:value-type="float">
            <text:p>-2.29457741810966</text:p>
          </table:table-cell>
          <table:table-cell/>
          <table:table-cell office:value-type="float" office:value="49418" calcext:value-type="float">
            <text:p>49418</text:p>
          </table:table-cell>
          <table:table-cell table:number-columns-repeated="3"/>
          <table:table-cell office:value-type="float" office:value="8.80139165445427" calcext:value-type="float">
            <text:p>8.80139165445427</text:p>
          </table:table-cell>
          <table:table-cell/>
          <table:table-cell office:value-type="float" office:value="0.721724706387453" calcext:value-type="float">
            <text:p>0.721724706387453</text:p>
          </table:table-cell>
          <table:table-cell/>
          <table:table-cell office:value-type="float" office:value="9367" calcext:value-type="float">
            <text:p>9367</text:p>
          </table:table-cell>
          <table:table-cell table:number-columns-repeated="3"/>
          <table:table-cell office:value-type="float" office:value="100.113013825449" calcext:value-type="float">
            <text:p>100.113013825449</text:p>
          </table:table-cell>
          <table:table-cell office:value-type="float" office:value="100.10735060298" calcext:value-type="float">
            <text:p>100.10735060298</text:p>
          </table:table-cell>
          <table:table-cell office:value-type="float" office:value="100.088535475771" calcext:value-type="float">
            <text:p>100.088535475771</text:p>
          </table:table-cell>
          <table:table-cell table:number-columns-repeated="2"/>
          <table:table-cell office:value-type="float" office:value="46683" calcext:value-type="float">
            <text:p>46683</text:p>
          </table:table-cell>
          <table:table-cell office:value-type="float" office:value="47814" calcext:value-type="float">
            <text:p>4781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1275637112" calcext:value-type="float">
            <text:p>100.111275637112</text:p>
          </table:table-cell>
          <table:table-cell/>
          <table:table-cell office:value-type="float" office:value="-3.24993242798375" calcext:value-type="float">
            <text:p>-3.24993242798375</text:p>
          </table:table-cell>
          <table:table-cell/>
          <table:table-cell office:value-type="float" office:value="47517" calcext:value-type="float">
            <text:p>47517</text:p>
          </table:table-cell>
          <table:table-cell table:number-columns-repeated="3"/>
          <table:table-cell office:value-type="float" office:value="100.079910824093" calcext:value-type="float">
            <text:p>100.079910824093</text:p>
          </table:table-cell>
          <table:table-cell/>
          <table:table-cell office:value-type="float" office:value="2.30375479140781" calcext:value-type="float">
            <text:p>2.30375479140781</text:p>
          </table:table-cell>
          <table:table-cell/>
          <table:table-cell office:value-type="float" office:value="48442" calcext:value-type="float">
            <text:p>48442</text:p>
          </table:table-cell>
          <table:table-cell table:number-columns-repeated="3"/>
          <table:table-cell office:value-type="float" office:value="100.108200569157" calcext:value-type="float">
            <text:p>100.108200569157</text:p>
          </table:table-cell>
          <table:table-cell/>
          <table:table-cell office:value-type="float" office:value="2.99945383996033" calcext:value-type="float">
            <text:p>2.99945383996033</text:p>
          </table:table-cell>
          <table:table-cell/>
          <table:table-cell office:value-type="float" office:value="43824" calcext:value-type="float">
            <text:p>43824</text:p>
          </table:table-cell>
          <table:table-cell table:number-columns-repeated="3"/>
          <table:table-cell office:value-type="float" office:value="100.113060175646" calcext:value-type="float">
            <text:p>100.113060175646</text:p>
          </table:table-cell>
          <table:table-cell office:value-type="float" office:value="100.107521737131" calcext:value-type="float">
            <text:p>100.107521737131</text:p>
          </table:table-cell>
          <table:table-cell office:value-type="float" office:value="100.08856600343" calcext:value-type="float">
            <text:p>100.08856600343</text:p>
          </table:table-cell>
          <table:table-cell table:number-columns-repeated="2"/>
          <table:table-cell office:value-type="float" office:value="46692" calcext:value-type="float">
            <text:p>46692</text:p>
          </table:table-cell>
          <table:table-cell office:value-type="float" office:value="47814" calcext:value-type="float">
            <text:p>4781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3557753639728" calcext:value-type="float">
            <text:p>1.3557753639728</text:p>
          </table:table-cell>
          <table:table-cell/>
          <table:table-cell office:value-type="float" office:value="-0.0951853773488692" calcext:value-type="float">
            <text:p>-0.095185377348869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6.35131808532207" calcext:value-type="float">
            <text:p>6.35131808532207</text:p>
          </table:table-cell>
          <table:table-cell/>
          <table:table-cell office:value-type="float" office:value="-0.206081419588038" calcext:value-type="float">
            <text:p>-0.206081419588038</text:p>
          </table:table-cell>
          <table:table-cell/>
          <table:table-cell office:value-type="float" office:value="10847" calcext:value-type="float">
            <text:p>10847</text:p>
          </table:table-cell>
          <table:table-cell table:number-columns-repeated="3"/>
          <table:table-cell office:value-type="float" office:value="4.95317791156361" calcext:value-type="float">
            <text:p>4.95317791156361</text:p>
          </table:table-cell>
          <table:table-cell/>
          <table:table-cell office:value-type="float" office:value="-0.0111608126882845" calcext:value-type="float">
            <text:p>-0.011160812688285</text:p>
          </table:table-cell>
          <table:table-cell/>
          <table:table-cell office:value-type="float" office:value="4076" calcext:value-type="float">
            <text:p>4076</text:p>
          </table:table-cell>
          <table:table-cell table:number-columns-repeated="3"/>
          <table:table-cell office:value-type="float" office:value="100.113099213308" calcext:value-type="float">
            <text:p>100.113099213308</text:p>
          </table:table-cell>
          <table:table-cell office:value-type="float" office:value="100.10752900439" calcext:value-type="float">
            <text:p>100.10752900439</text:p>
          </table:table-cell>
          <table:table-cell office:value-type="float" office:value="100.088710739527" calcext:value-type="float">
            <text:p>100.088710739527</text:p>
          </table:table-cell>
          <table:table-cell table:number-columns-repeated="2"/>
          <table:table-cell office:value-type="float" office:value="46712" calcext:value-type="float">
            <text:p>46712</text:p>
          </table:table-cell>
          <table:table-cell office:value-type="float" office:value="47819" calcext:value-type="float">
            <text:p>4781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51139993758123" calcext:value-type="float">
            <text:p>1.51139993758123</text:p>
          </table:table-cell>
          <table:table-cell/>
          <table:table-cell office:value-type="float" office:value="-0.138259593716603" calcext:value-type="float">
            <text:p>-0.138259593716603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78.2697982045287" calcext:value-type="float">
            <text:p>78.2697982045287</text:p>
          </table:table-cell>
          <table:table-cell/>
          <table:table-cell office:value-type="float" office:value="-3.37437961653224" calcext:value-type="float">
            <text:p>-3.374379616532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2684933039" calcext:value-type="float">
            <text:p>100.102684933039</text:p>
          </table:table-cell>
          <table:table-cell/>
          <table:table-cell office:value-type="float" office:value="3.89183674655788" calcext:value-type="float">
            <text:p>3.89183674655788</text:p>
          </table:table-cell>
          <table:table-cell/>
          <table:table-cell office:value-type="float" office:value="46795" calcext:value-type="float">
            <text:p>46795</text:p>
          </table:table-cell>
          <table:table-cell table:number-columns-repeated="3"/>
          <table:table-cell office:value-type="float" office:value="100.113105632267" calcext:value-type="float">
            <text:p>100.113105632267</text:p>
          </table:table-cell>
          <table:table-cell office:value-type="float" office:value="100.107656375821" calcext:value-type="float">
            <text:p>100.107656375821</text:p>
          </table:table-cell>
          <table:table-cell office:value-type="float" office:value="100.088720957876" calcext:value-type="float">
            <text:p>100.088720957876</text:p>
          </table:table-cell>
          <table:table-cell table:number-columns-repeated="2"/>
          <table:table-cell office:value-type="float" office:value="46739" calcext:value-type="float">
            <text:p>46739</text:p>
          </table:table-cell>
          <table:table-cell office:value-type="float" office:value="47833" calcext:value-type="float">
            <text:p>4783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782117864092903" calcext:value-type="float">
            <text:p>0.782117864092903</text:p>
          </table:table-cell>
          <table:table-cell/>
          <table:table-cell office:value-type="float" office:value="-0.0397255767114814" calcext:value-type="float">
            <text:p>-0.039725576711482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/>
          <table:table-cell office:value-type="float" office:value="94.6614997386772" calcext:value-type="float">
            <text:p>94.6614997386772</text:p>
          </table:table-cell>
          <table:table-cell/>
          <table:table-cell office:value-type="float" office:value="-1.19742221958852" calcext:value-type="float">
            <text:p>-1.1974222195885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240774612" calcext:value-type="float">
            <text:p>100.108240774612</text:p>
          </table:table-cell>
          <table:table-cell/>
          <table:table-cell office:value-type="float" office:value="-4.40427233339201" calcext:value-type="float">
            <text:p>-4.40427233339201</text:p>
          </table:table-cell>
          <table:table-cell/>
          <table:table-cell office:value-type="float" office:value="44934" calcext:value-type="float">
            <text:p>44934</text:p>
          </table:table-cell>
          <table:table-cell table:number-columns-repeated="3"/>
          <table:table-cell office:value-type="float" office:value="100.113204282867" calcext:value-type="float">
            <text:p>100.113204282867</text:p>
          </table:table-cell>
          <table:table-cell office:value-type="float" office:value="100.107714834097" calcext:value-type="float">
            <text:p>100.107714834097</text:p>
          </table:table-cell>
          <table:table-cell office:value-type="float" office:value="100.088750289584" calcext:value-type="float">
            <text:p>100.088750289584</text:p>
          </table:table-cell>
          <table:table-cell table:number-columns-repeated="2"/>
          <table:table-cell office:value-type="float" office:value="46762" calcext:value-type="float">
            <text:p>46762</text:p>
          </table:table-cell>
          <table:table-cell office:value-type="float" office:value="47879" calcext:value-type="float">
            <text:p>4787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06615282342914" calcext:value-type="float">
            <text:p>3.06615282342914</text:p>
          </table:table-cell>
          <table:table-cell/>
          <table:table-cell office:value-type="float" office:value="0.145918941109635" calcext:value-type="float">
            <text:p>0.145918941109635</text:p>
          </table:table-cell>
          <table:table-cell/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100.087158920683" calcext:value-type="float">
            <text:p>100.087158920683</text:p>
          </table:table-cell>
          <table:table-cell/>
          <table:table-cell office:value-type="float" office:value="-0.576234391963685" calcext:value-type="float">
            <text:p>-0.576234391963685</text:p>
          </table:table-cell>
          <table:table-cell/>
          <table:table-cell office:value-type="float" office:value="49472" calcext:value-type="float">
            <text:p>49472</text:p>
          </table:table-cell>
          <table:table-cell table:number-columns-repeated="3"/>
          <table:table-cell office:value-type="float" office:value="0.557365174180204" calcext:value-type="float">
            <text:p>0.557365174180204</text:p>
          </table:table-cell>
          <table:table-cell/>
          <table:table-cell office:value-type="float" office:value="0.289090825981712" calcext:value-type="float">
            <text:p>0.289090825981712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100.113305769944" calcext:value-type="float">
            <text:p>100.113305769944</text:p>
          </table:table-cell>
          <table:table-cell office:value-type="float" office:value="100.10772270136" calcext:value-type="float">
            <text:p>100.10772270136</text:p>
          </table:table-cell>
          <table:table-cell office:value-type="float" office:value="100.088792611043" calcext:value-type="float">
            <text:p>100.088792611043</text:p>
          </table:table-cell>
          <table:table-cell table:number-columns-repeated="2"/>
          <table:table-cell office:value-type="float" office:value="46762" calcext:value-type="float">
            <text:p>46762</text:p>
          </table:table-cell>
          <table:table-cell office:value-type="float" office:value="47893" calcext:value-type="float">
            <text:p>4789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62589258543431" calcext:value-type="float">
            <text:p>7.62589258543431</text:p>
          </table:table-cell>
          <table:table-cell/>
          <table:table-cell office:value-type="float" office:value="-0.766428346376197" calcext:value-type="float">
            <text:p>-0.766428346376197</text:p>
          </table:table-cell>
          <table:table-cell/>
          <table:table-cell office:value-type="float" office:value="5454" calcext:value-type="float">
            <text:p>5454</text:p>
          </table:table-cell>
          <table:table-cell table:number-columns-repeated="3"/>
          <table:table-cell office:value-type="float" office:value="100.085711403169" calcext:value-type="float">
            <text:p>100.085711403169</text:p>
          </table:table-cell>
          <table:table-cell/>
          <table:table-cell office:value-type="float" office:value="2.11533364436677" calcext:value-type="float">
            <text:p>2.11533364436677</text:p>
          </table:table-cell>
          <table:table-cell/>
          <table:table-cell office:value-type="float" office:value="46819" calcext:value-type="float">
            <text:p>46819</text:p>
          </table:table-cell>
          <table:table-cell table:number-columns-repeated="3"/>
          <table:table-cell office:value-type="float" office:value="3.69997158975499" calcext:value-type="float">
            <text:p>3.69997158975499</text:p>
          </table:table-cell>
          <table:table-cell/>
          <table:table-cell office:value-type="float" office:value="0.231338685994725" calcext:value-type="float">
            <text:p>0.231338685994725</text:p>
          </table:table-cell>
          <table:table-cell/>
          <table:table-cell office:value-type="float" office:value="3189" calcext:value-type="float">
            <text:p>3189</text:p>
          </table:table-cell>
          <table:table-cell table:number-columns-repeated="3"/>
          <table:table-cell office:value-type="float" office:value="100.113350386296" calcext:value-type="float">
            <text:p>100.113350386296</text:p>
          </table:table-cell>
          <table:table-cell office:value-type="float" office:value="100.107749673914" calcext:value-type="float">
            <text:p>100.107749673914</text:p>
          </table:table-cell>
          <table:table-cell office:value-type="float" office:value="100.088932394245" calcext:value-type="float">
            <text:p>100.088932394245</text:p>
          </table:table-cell>
          <table:table-cell table:number-columns-repeated="2"/>
          <table:table-cell office:value-type="float" office:value="46764" calcext:value-type="float">
            <text:p>46764</text:p>
          </table:table-cell>
          <table:table-cell office:value-type="float" office:value="47895" calcext:value-type="float">
            <text:p>4789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58211309557894" calcext:value-type="float">
            <text:p>1.58211309557894</text:p>
          </table:table-cell>
          <table:table-cell/>
          <table:table-cell office:value-type="float" office:value="-0.459292908894931" calcext:value-type="float">
            <text:p>-0.459292908894931</text:p>
          </table:table-cell>
          <table:table-cell/>
          <table:table-cell office:value-type="float" office:value="1098" calcext:value-type="float">
            <text:p>1098</text:p>
          </table:table-cell>
          <table:table-cell table:number-columns-repeated="3"/>
          <table:table-cell office:value-type="float" office:value="100.081492925421" calcext:value-type="float">
            <text:p>100.081492925421</text:p>
          </table:table-cell>
          <table:table-cell/>
          <table:table-cell office:value-type="float" office:value="-6.62184261734657" calcext:value-type="float">
            <text:p>-6.62184261734657</text:p>
          </table:table-cell>
          <table:table-cell/>
          <table:table-cell office:value-type="float" office:value="48801" calcext:value-type="float">
            <text:p>48801</text:p>
          </table:table-cell>
          <table:table-cell table:number-columns-repeated="3"/>
          <table:table-cell office:value-type="float" office:value="5.11209152391718" calcext:value-type="float">
            <text:p>5.11209152391718</text:p>
          </table:table-cell>
          <table:table-cell/>
          <table:table-cell office:value-type="float" office:value="-0.208489988071418" calcext:value-type="float">
            <text:p>-0.208489988071418</text:p>
          </table:table-cell>
          <table:table-cell/>
          <table:table-cell office:value-type="float" office:value="3989" calcext:value-type="float">
            <text:p>3989</text:p>
          </table:table-cell>
          <table:table-cell table:number-columns-repeated="3"/>
          <table:table-cell office:value-type="float" office:value="100.113430656726" calcext:value-type="float">
            <text:p>100.113430656726</text:p>
          </table:table-cell>
          <table:table-cell office:value-type="float" office:value="100.10781402515" calcext:value-type="float">
            <text:p>100.10781402515</text:p>
          </table:table-cell>
          <table:table-cell office:value-type="float" office:value="100.089099034543" calcext:value-type="float">
            <text:p>100.089099034543</text:p>
          </table:table-cell>
          <table:table-cell table:number-columns-repeated="2"/>
          <table:table-cell office:value-type="float" office:value="46795" calcext:value-type="float">
            <text:p>46795</text:p>
          </table:table-cell>
          <table:table-cell office:value-type="float" office:value="47913" calcext:value-type="float">
            <text:p>4791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554834629877658" calcext:value-type="float">
            <text:p>0.554834629877658</text:p>
          </table:table-cell>
          <table:table-cell/>
          <table:table-cell office:value-type="float" office:value="-0.0474166854494963" calcext:value-type="float">
            <text:p>-0.04741668544949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61595362298717" calcext:value-type="float">
            <text:p>5.61595362298717</text:p>
          </table:table-cell>
          <table:table-cell/>
          <table:table-cell office:value-type="float" office:value="0.309482746136485" calcext:value-type="float">
            <text:p>0.309482746136485</text:p>
          </table:table-cell>
          <table:table-cell/>
          <table:table-cell office:value-type="float" office:value="4836" calcext:value-type="float">
            <text:p>4836</text:p>
          </table:table-cell>
          <table:table-cell table:number-columns-repeated="3"/>
          <table:table-cell office:value-type="float" office:value="100.113436908871" calcext:value-type="float">
            <text:p>100.113436908871</text:p>
          </table:table-cell>
          <table:table-cell/>
          <table:table-cell office:value-type="float" office:value="-1.13912785366033" calcext:value-type="float">
            <text:p>-1.13912785366033</text:p>
          </table:table-cell>
          <table:table-cell/>
          <table:table-cell office:value-type="float" office:value="43329" calcext:value-type="float">
            <text:p>43329</text:p>
          </table:table-cell>
          <table:table-cell table:number-columns-repeated="3"/>
          <table:table-cell office:value-type="float" office:value="100.113436908871" calcext:value-type="float">
            <text:p>100.113436908871</text:p>
          </table:table-cell>
          <table:table-cell office:value-type="float" office:value="100.107814596917" calcext:value-type="float">
            <text:p>100.107814596917</text:p>
          </table:table-cell>
          <table:table-cell office:value-type="float" office:value="100.089105362798" calcext:value-type="float">
            <text:p>100.089105362798</text:p>
          </table:table-cell>
          <table:table-cell table:number-columns-repeated="2"/>
          <table:table-cell office:value-type="float" office:value="46802" calcext:value-type="float">
            <text:p>46802</text:p>
          </table:table-cell>
          <table:table-cell office:value-type="float" office:value="47937" calcext:value-type="float">
            <text:p>4793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904714392" calcext:value-type="float">
            <text:p>100.09904714392</text:p>
          </table:table-cell>
          <table:table-cell/>
          <table:table-cell office:value-type="float" office:value="-1.42347915537892" calcext:value-type="float">
            <text:p>-1.42347915537892</text:p>
          </table:table-cell>
          <table:table-cell/>
          <table:table-cell office:value-type="float" office:value="47271" calcext:value-type="float">
            <text:p>47271</text:p>
          </table:table-cell>
          <table:table-cell table:number-columns-repeated="3"/>
          <table:table-cell office:value-type="float" office:value="1.66839484666781" calcext:value-type="float">
            <text:p>1.66839484666781</text:p>
          </table:table-cell>
          <table:table-cell/>
          <table:table-cell office:value-type="float" office:value="0.242139142745645" calcext:value-type="float">
            <text:p>0.242139142745645</text:p>
          </table:table-cell>
          <table:table-cell/>
          <table:table-cell office:value-type="float" office:value="2667" calcext:value-type="float">
            <text:p>2667</text:p>
          </table:table-cell>
          <table:table-cell table:number-columns-repeated="3"/>
          <table:table-cell office:value-type="float" office:value="1.16233836856011" calcext:value-type="float">
            <text:p>1.16233836856011</text:p>
          </table:table-cell>
          <table:table-cell/>
          <table:table-cell office:value-type="float" office:value="0.176001810099903" calcext:value-type="float">
            <text:p>0.176001810099903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3"/>
          <table:table-cell office:value-type="float" office:value="100.11344667069" calcext:value-type="float">
            <text:p>100.11344667069</text:p>
          </table:table-cell>
          <table:table-cell office:value-type="float" office:value="100.10788935827" calcext:value-type="float">
            <text:p>100.10788935827</text:p>
          </table:table-cell>
          <table:table-cell office:value-type="float" office:value="100.089150712348" calcext:value-type="float">
            <text:p>100.089150712348</text:p>
          </table:table-cell>
          <table:table-cell table:number-columns-repeated="2"/>
          <table:table-cell office:value-type="float" office:value="46811" calcext:value-type="float">
            <text:p>46811</text:p>
          </table:table-cell>
          <table:table-cell office:value-type="float" office:value="47973" calcext:value-type="float">
            <text:p>4797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0240810731" calcext:value-type="float">
            <text:p>100.090240810731</text:p>
          </table:table-cell>
          <table:table-cell/>
          <table:table-cell office:value-type="float" office:value="-6.30357003385559" calcext:value-type="float">
            <text:p>-6.30357003385559</text:p>
          </table:table-cell>
          <table:table-cell/>
          <table:table-cell office:value-type="float" office:value="46363" calcext:value-type="float">
            <text:p>46363</text:p>
          </table:table-cell>
          <table:table-cell table:number-columns-repeated="3"/>
          <table:table-cell office:value-type="float" office:value="98.8751387462697" calcext:value-type="float">
            <text:p>98.8751387462697</text:p>
          </table:table-cell>
          <table:table-cell/>
          <table:table-cell office:value-type="float" office:value="-1.91247854766052" calcext:value-type="float">
            <text:p>-1.9124785476605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8594637275" calcext:value-type="float">
            <text:p>100.108594637275</text:p>
          </table:table-cell>
          <table:table-cell/>
          <table:table-cell office:value-type="float" office:value="1.09240780177413" calcext:value-type="float">
            <text:p>1.09240780177413</text:p>
          </table:table-cell>
          <table:table-cell/>
          <table:table-cell office:value-type="float" office:value="44144" calcext:value-type="float">
            <text:p>44144</text:p>
          </table:table-cell>
          <table:table-cell table:number-columns-repeated="3"/>
          <table:table-cell office:value-type="float" office:value="100.11353965749" calcext:value-type="float">
            <text:p>100.11353965749</text:p>
          </table:table-cell>
          <table:table-cell office:value-type="float" office:value="100.10791143379" calcext:value-type="float">
            <text:p>100.10791143379</text:p>
          </table:table-cell>
          <table:table-cell office:value-type="float" office:value="100.089160000131" calcext:value-type="float">
            <text:p>100.089160000131</text:p>
          </table:table-cell>
          <table:table-cell table:number-columns-repeated="2"/>
          <table:table-cell office:value-type="float" office:value="46816" calcext:value-type="float">
            <text:p>46816</text:p>
          </table:table-cell>
          <table:table-cell office:value-type="float" office:value="47974" calcext:value-type="float">
            <text:p>4797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0136597199" calcext:value-type="float">
            <text:p>100.110136597199</text:p>
          </table:table-cell>
          <table:table-cell/>
          <table:table-cell office:value-type="float" office:value="-2.41146749607092" calcext:value-type="float">
            <text:p>-2.41146749607092</text:p>
          </table:table-cell>
          <table:table-cell/>
          <table:table-cell office:value-type="float" office:value="45205" calcext:value-type="float">
            <text:p>45205</text:p>
          </table:table-cell>
          <table:table-cell table:number-columns-repeated="3"/>
          <table:table-cell office:value-type="float" office:value="100.095936713073" calcext:value-type="float">
            <text:p>100.095936713073</text:p>
          </table:table-cell>
          <table:table-cell/>
          <table:table-cell office:value-type="float" office:value="-0.726533030834135" calcext:value-type="float">
            <text:p>-0.726533030834135</text:p>
          </table:table-cell>
          <table:table-cell/>
          <table:table-cell office:value-type="float" office:value="48713" calcext:value-type="float">
            <text:p>48713</text:p>
          </table:table-cell>
          <table:table-cell table:number-columns-repeated="3"/>
          <table:table-cell office:value-type="float" office:value="100.112373105757" calcext:value-type="float">
            <text:p>100.112373105757</text:p>
          </table:table-cell>
          <table:table-cell/>
          <table:table-cell office:value-type="float" office:value="-0.677889971891599" calcext:value-type="float">
            <text:p>-0.677889971891599</text:p>
          </table:table-cell>
          <table:table-cell/>
          <table:table-cell office:value-type="float" office:value="44091" calcext:value-type="float">
            <text:p>44091</text:p>
          </table:table-cell>
          <table:table-cell table:number-columns-repeated="3"/>
          <table:table-cell office:value-type="float" office:value="100.113544586082" calcext:value-type="float">
            <text:p>100.113544586082</text:p>
          </table:table-cell>
          <table:table-cell office:value-type="float" office:value="100.108117625938" calcext:value-type="float">
            <text:p>100.108117625938</text:p>
          </table:table-cell>
          <table:table-cell office:value-type="float" office:value="100.089305665725" calcext:value-type="float">
            <text:p>100.089305665725</text:p>
          </table:table-cell>
          <table:table-cell table:number-columns-repeated="2"/>
          <table:table-cell office:value-type="float" office:value="46851" calcext:value-type="float">
            <text:p>46851</text:p>
          </table:table-cell>
          <table:table-cell office:value-type="float" office:value="48001" calcext:value-type="float">
            <text:p>4800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0584466457965085" calcext:value-type="float">
            <text:p>0.058446645796509</text:p>
          </table:table-cell>
          <table:table-cell/>
          <table:table-cell office:value-type="float" office:value="0.0467043189742619" calcext:value-type="float">
            <text:p>0.046704318974262</text:p>
          </table:table-cell>
          <table:table-cell/>
          <table:table-cell office:value-type="float" office:value="7147" calcext:value-type="float">
            <text:p>7147</text:p>
          </table:table-cell>
          <table:table-cell table:number-columns-repeated="3"/>
          <table:table-cell office:value-type="float" office:value="-0.0146831700189267" calcext:value-type="float">
            <text:p>-0.014683170018927</text:p>
          </table:table-cell>
          <table:table-cell/>
          <table:table-cell office:value-type="float" office:value="-0.00234192367153157" calcext:value-type="float">
            <text:p>-0.00234192367153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181733553792311" calcext:value-type="float">
            <text:p>0.181733553792311</text:p>
          </table:table-cell>
          <table:table-cell/>
          <table:table-cell office:value-type="float" office:value="-0.073908661149189" calcext:value-type="float">
            <text:p>-0.073908661149189</text:p>
          </table:table-cell>
          <table:table-cell/>
          <table:table-cell office:value-type="float" office:value="47195" calcext:value-type="float">
            <text:p>47195</text:p>
          </table:table-cell>
          <table:table-cell table:number-columns-repeated="3"/>
          <table:table-cell office:value-type="float" office:value="100.113545732061" calcext:value-type="float">
            <text:p>100.113545732061</text:p>
          </table:table-cell>
          <table:table-cell office:value-type="float" office:value="100.10817916608" calcext:value-type="float">
            <text:p>100.10817916608</text:p>
          </table:table-cell>
          <table:table-cell office:value-type="float" office:value="100.089331737612" calcext:value-type="float">
            <text:p>100.089331737612</text:p>
          </table:table-cell>
          <table:table-cell table:number-columns-repeated="2"/>
          <table:table-cell office:value-type="float" office:value="46873" calcext:value-type="float">
            <text:p>46873</text:p>
          </table:table-cell>
          <table:table-cell office:value-type="float" office:value="48003" calcext:value-type="float">
            <text:p>4800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895160038" calcext:value-type="float">
            <text:p>100.104895160038</text:p>
          </table:table-cell>
          <table:table-cell/>
          <table:table-cell office:value-type="float" office:value="-2.15288144333259" calcext:value-type="float">
            <text:p>-2.15288144333259</text:p>
          </table:table-cell>
          <table:table-cell/>
          <table:table-cell office:value-type="float" office:value="46361" calcext:value-type="float">
            <text:p>46361</text:p>
          </table:table-cell>
          <table:table-cell table:number-columns-repeated="3"/>
          <table:table-cell office:value-type="float" office:value="5.89526879369461" calcext:value-type="float">
            <text:p>5.89526879369461</text:p>
          </table:table-cell>
          <table:table-cell/>
          <table:table-cell office:value-type="float" office:value="-0.337925246271169" calcext:value-type="float">
            <text:p>-0.337925246271169</text:p>
          </table:table-cell>
          <table:table-cell/>
          <table:table-cell office:value-type="float" office:value="6815" calcext:value-type="float">
            <text:p>6815</text:p>
          </table:table-cell>
          <table:table-cell table:number-columns-repeated="3"/>
          <table:table-cell office:value-type="float" office:value="2.97367177758592" calcext:value-type="float">
            <text:p>2.97367177758592</text:p>
          </table:table-cell>
          <table:table-cell/>
          <table:table-cell office:value-type="float" office:value="0.494480565370723" calcext:value-type="float">
            <text:p>0.494480565370723</text:p>
          </table:table-cell>
          <table:table-cell/>
          <table:table-cell office:value-type="float" office:value="3058" calcext:value-type="float">
            <text:p>3058</text:p>
          </table:table-cell>
          <table:table-cell table:number-columns-repeated="3"/>
          <table:table-cell office:value-type="float" office:value="100.113697350606" calcext:value-type="float">
            <text:p>100.113697350606</text:p>
          </table:table-cell>
          <table:table-cell office:value-type="float" office:value="100.108298190692" calcext:value-type="float">
            <text:p>100.108298190692</text:p>
          </table:table-cell>
          <table:table-cell office:value-type="float" office:value="100.089335488607" calcext:value-type="float">
            <text:p>100.089335488607</text:p>
          </table:table-cell>
          <table:table-cell table:number-columns-repeated="2"/>
          <table:table-cell office:value-type="float" office:value="46903" calcext:value-type="float">
            <text:p>46903</text:p>
          </table:table-cell>
          <table:table-cell office:value-type="float" office:value="48006" calcext:value-type="float">
            <text:p>4800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6978347465" calcext:value-type="float">
            <text:p>100.106978347465</text:p>
          </table:table-cell>
          <table:table-cell/>
          <table:table-cell office:value-type="float" office:value="-6.62247883586062" calcext:value-type="float">
            <text:p>-6.62247883586062</text:p>
          </table:table-cell>
          <table:table-cell/>
          <table:table-cell office:value-type="float" office:value="46241" calcext:value-type="float">
            <text:p>46241</text:p>
          </table:table-cell>
          <table:table-cell table:number-columns-repeated="3"/>
          <table:table-cell office:value-type="float" office:value="100.079304123843" calcext:value-type="float">
            <text:p>100.079304123843</text:p>
          </table:table-cell>
          <table:table-cell/>
          <table:table-cell office:value-type="float" office:value="-4.00388485140442" calcext:value-type="float">
            <text:p>-4.00388485140442</text:p>
          </table:table-cell>
          <table:table-cell/>
          <table:table-cell office:value-type="float" office:value="49481" calcext:value-type="float">
            <text:p>49481</text:p>
          </table:table-cell>
          <table:table-cell table:number-columns-repeated="3"/>
          <table:table-cell office:value-type="float" office:value="0.882398431694118" calcext:value-type="float">
            <text:p>0.882398431694118</text:p>
          </table:table-cell>
          <table:table-cell/>
          <table:table-cell office:value-type="float" office:value="-0.0248171333112968" calcext:value-type="float">
            <text:p>-0.024817133311297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100.113725517241" calcext:value-type="float">
            <text:p>100.113725517241</text:p>
          </table:table-cell>
          <table:table-cell office:value-type="float" office:value="100.108415910032" calcext:value-type="float">
            <text:p>100.108415910032</text:p>
          </table:table-cell>
          <table:table-cell office:value-type="float" office:value="100.089405210452" calcext:value-type="float">
            <text:p>100.089405210452</text:p>
          </table:table-cell>
          <table:table-cell table:number-columns-repeated="2"/>
          <table:table-cell office:value-type="float" office:value="46905" calcext:value-type="float">
            <text:p>46905</text:p>
          </table:table-cell>
          <table:table-cell office:value-type="float" office:value="48029" calcext:value-type="float">
            <text:p>4802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16012504271154" calcext:value-type="float">
            <text:p>1.16012504271154</text:p>
          </table:table-cell>
          <table:table-cell/>
          <table:table-cell office:value-type="float" office:value="-0.241230870623821" calcext:value-type="float">
            <text:p>-0.241230870623821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71.7342372888621" calcext:value-type="float">
            <text:p>71.7342372888621</text:p>
          </table:table-cell>
          <table:table-cell/>
          <table:table-cell office:value-type="float" office:value="-2.12890948521337" calcext:value-type="float">
            <text:p>-2.1289094852133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2452491" calcext:value-type="float">
            <text:p>100.1052452491</text:p>
          </table:table-cell>
          <table:table-cell/>
          <table:table-cell office:value-type="float" office:value="1.19003176785679" calcext:value-type="float">
            <text:p>1.19003176785679</text:p>
          </table:table-cell>
          <table:table-cell/>
          <table:table-cell office:value-type="float" office:value="47159" calcext:value-type="float">
            <text:p>47159</text:p>
          </table:table-cell>
          <table:table-cell table:number-columns-repeated="3"/>
          <table:table-cell office:value-type="float" office:value="100.113842127358" calcext:value-type="float">
            <text:p>100.113842127358</text:p>
          </table:table-cell>
          <table:table-cell office:value-type="float" office:value="100.10861167066" calcext:value-type="float">
            <text:p>100.10861167066</text:p>
          </table:table-cell>
          <table:table-cell office:value-type="float" office:value="100.089513593861" calcext:value-type="float">
            <text:p>100.089513593861</text:p>
          </table:table-cell>
          <table:table-cell table:number-columns-repeated="2"/>
          <table:table-cell office:value-type="float" office:value="46925" calcext:value-type="float">
            <text:p>46925</text:p>
          </table:table-cell>
          <table:table-cell office:value-type="float" office:value="48052" calcext:value-type="float">
            <text:p>4805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49478561832012" calcext:value-type="float">
            <text:p>7.49478561832012</text:p>
          </table:table-cell>
          <table:table-cell/>
          <table:table-cell office:value-type="float" office:value="-0.771682166095683" calcext:value-type="float">
            <text:p>-0.771682166095683</text:p>
          </table:table-cell>
          <table:table-cell/>
          <table:table-cell office:value-type="float" office:value="5691" calcext:value-type="float">
            <text:p>5691</text:p>
          </table:table-cell>
          <table:table-cell table:number-columns-repeated="3"/>
          <table:table-cell office:value-type="float" office:value="100.084257744302" calcext:value-type="float">
            <text:p>100.084257744302</text:p>
          </table:table-cell>
          <table:table-cell/>
          <table:table-cell office:value-type="float" office:value="0.704790236636588" calcext:value-type="float">
            <text:p>0.704790236636588</text:p>
          </table:table-cell>
          <table:table-cell/>
          <table:table-cell office:value-type="float" office:value="49458" calcext:value-type="float">
            <text:p>49458</text:p>
          </table:table-cell>
          <table:table-cell table:number-columns-repeated="3"/>
          <table:table-cell office:value-type="float" office:value="4.88133555437144" calcext:value-type="float">
            <text:p>4.88133555437144</text:p>
          </table:table-cell>
          <table:table-cell/>
          <table:table-cell office:value-type="float" office:value="0.3961374886157" calcext:value-type="float">
            <text:p>0.3961374886157</text:p>
          </table:table-cell>
          <table:table-cell/>
          <table:table-cell office:value-type="float" office:value="5322" calcext:value-type="float">
            <text:p>5322</text:p>
          </table:table-cell>
          <table:table-cell table:number-columns-repeated="3"/>
          <table:table-cell office:value-type="float" office:value="100.113880438445" calcext:value-type="float">
            <text:p>100.113880438445</text:p>
          </table:table-cell>
          <table:table-cell office:value-type="float" office:value="100.108758756515" calcext:value-type="float">
            <text:p>100.108758756515</text:p>
          </table:table-cell>
          <table:table-cell office:value-type="float" office:value="100.089526332146" calcext:value-type="float">
            <text:p>100.089526332146</text:p>
          </table:table-cell>
          <table:table-cell table:number-columns-repeated="2"/>
          <table:table-cell office:value-type="float" office:value="46927" calcext:value-type="float">
            <text:p>46927</text:p>
          </table:table-cell>
          <table:table-cell office:value-type="float" office:value="48058" calcext:value-type="float">
            <text:p>4805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013838478193" calcext:value-type="float">
            <text:p>5.013838478193</text:p>
          </table:table-cell>
          <table:table-cell/>
          <table:table-cell office:value-type="float" office:value="-0.000413463640699886" calcext:value-type="float">
            <text:p>-0.0004134636407</text:p>
          </table:table-cell>
          <table:table-cell/>
          <table:table-cell office:value-type="float" office:value="4034" calcext:value-type="float">
            <text:p>4034</text:p>
          </table:table-cell>
          <table:table-cell table:number-columns-repeated="3"/>
          <table:table-cell office:value-type="float" office:value="5.63683870563135" calcext:value-type="float">
            <text:p>5.63683870563135</text:p>
          </table:table-cell>
          <table:table-cell/>
          <table:table-cell office:value-type="float" office:value="-0.144381663447265" calcext:value-type="float">
            <text:p>-0.144381663447265</text:p>
          </table:table-cell>
          <table:table-cell/>
          <table:table-cell office:value-type="float" office:value="15854" calcext:value-type="float">
            <text:p>15854</text:p>
          </table:table-cell>
          <table:table-cell table:number-columns-repeated="3"/>
          <table:table-cell office:value-type="float" office:value="7.63401655665193" calcext:value-type="float">
            <text:p>7.63401655665193</text:p>
          </table:table-cell>
          <table:table-cell/>
          <table:table-cell office:value-type="float" office:value="0.134886978401742" calcext:value-type="float">
            <text:p>0.134886978401742</text:p>
          </table:table-cell>
          <table:table-cell/>
          <table:table-cell office:value-type="float" office:value="5971" calcext:value-type="float">
            <text:p>5971</text:p>
          </table:table-cell>
          <table:table-cell table:number-columns-repeated="3"/>
          <table:table-cell office:value-type="float" office:value="100.113922139051" calcext:value-type="float">
            <text:p>100.113922139051</text:p>
          </table:table-cell>
          <table:table-cell office:value-type="float" office:value="100.108832056094" calcext:value-type="float">
            <text:p>100.108832056094</text:p>
          </table:table-cell>
          <table:table-cell office:value-type="float" office:value="100.08958702586" calcext:value-type="float">
            <text:p>100.08958702586</text:p>
          </table:table-cell>
          <table:table-cell table:number-columns-repeated="2"/>
          <table:table-cell office:value-type="float" office:value="46970" calcext:value-type="float">
            <text:p>46970</text:p>
          </table:table-cell>
          <table:table-cell office:value-type="float" office:value="48068" calcext:value-type="float">
            <text:p>4806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67071468682497" calcext:value-type="float">
            <text:p>7.67071468682497</text:p>
          </table:table-cell>
          <table:table-cell/>
          <table:table-cell office:value-type="float" office:value="0.0603125458622027" calcext:value-type="float">
            <text:p>0.060312545862203</text:p>
          </table:table-cell>
          <table:table-cell/>
          <table:table-cell office:value-type="float" office:value="5165" calcext:value-type="float">
            <text:p>5165</text:p>
          </table:table-cell>
          <table:table-cell table:number-columns-repeated="3"/>
          <table:table-cell office:value-type="float" office:value="98.801839876994" calcext:value-type="float">
            <text:p>98.801839876994</text:p>
          </table:table-cell>
          <table:table-cell/>
          <table:table-cell office:value-type="float" office:value="-4.71199615142571" calcext:value-type="float">
            <text:p>-4.7119961514257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1076888124748" calcext:value-type="float">
            <text:p>9.01076888124748</text:p>
          </table:table-cell>
          <table:table-cell/>
          <table:table-cell office:value-type="float" office:value="-0.702355278609888" calcext:value-type="float">
            <text:p>-0.702355278609888</text:p>
          </table:table-cell>
          <table:table-cell/>
          <table:table-cell office:value-type="float" office:value="6811" calcext:value-type="float">
            <text:p>6811</text:p>
          </table:table-cell>
          <table:table-cell table:number-columns-repeated="3"/>
          <table:table-cell office:value-type="float" office:value="100.114118222789" calcext:value-type="float">
            <text:p>100.114118222789</text:p>
          </table:table-cell>
          <table:table-cell office:value-type="float" office:value="100.10886905307" calcext:value-type="float">
            <text:p>100.10886905307</text:p>
          </table:table-cell>
          <table:table-cell office:value-type="float" office:value="100.08965570203" calcext:value-type="float">
            <text:p>100.08965570203</text:p>
          </table:table-cell>
          <table:table-cell table:number-columns-repeated="2"/>
          <table:table-cell office:value-type="float" office:value="46998" calcext:value-type="float">
            <text:p>46998</text:p>
          </table:table-cell>
          <table:table-cell office:value-type="float" office:value="48070" calcext:value-type="float">
            <text:p>4807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75313109915236" calcext:value-type="float">
            <text:p>0.75313109915236</text:p>
          </table:table-cell>
          <table:table-cell/>
          <table:table-cell office:value-type="float" office:value="-0.0470388174979871" calcext:value-type="float">
            <text:p>-0.047038817497987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97.0865595862289" calcext:value-type="float">
            <text:p>97.0865595862289</text:p>
          </table:table-cell>
          <table:table-cell/>
          <table:table-cell office:value-type="float" office:value="-2.11576818082119" calcext:value-type="float">
            <text:p>-2.1157681808211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09642874635735" calcext:value-type="float">
            <text:p>7.09642874635735</text:p>
          </table:table-cell>
          <table:table-cell/>
          <table:table-cell office:value-type="float" office:value="-0.21241103454869" calcext:value-type="float">
            <text:p>-0.21241103454869</text:p>
          </table:table-cell>
          <table:table-cell/>
          <table:table-cell office:value-type="float" office:value="5819" calcext:value-type="float">
            <text:p>5819</text:p>
          </table:table-cell>
          <table:table-cell table:number-columns-repeated="3"/>
          <table:table-cell office:value-type="float" office:value="100.114138384842" calcext:value-type="float">
            <text:p>100.114138384842</text:p>
          </table:table-cell>
          <table:table-cell office:value-type="float" office:value="100.109007374483" calcext:value-type="float">
            <text:p>100.109007374483</text:p>
          </table:table-cell>
          <table:table-cell office:value-type="float" office:value="100.089708573523" calcext:value-type="float">
            <text:p>100.089708573523</text:p>
          </table:table-cell>
          <table:table-cell table:number-columns-repeated="2"/>
          <table:table-cell office:value-type="float" office:value="47032" calcext:value-type="float">
            <text:p>47032</text:p>
          </table:table-cell>
          <table:table-cell office:value-type="float" office:value="48099" calcext:value-type="float">
            <text:p>4809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373156585" calcext:value-type="float">
            <text:p>100.100373156585</text:p>
          </table:table-cell>
          <table:table-cell/>
          <table:table-cell office:value-type="float" office:value="-4.0079702296638" calcext:value-type="float">
            <text:p>-4.0079702296638</text:p>
          </table:table-cell>
          <table:table-cell/>
          <table:table-cell office:value-type="float" office:value="46455" calcext:value-type="float">
            <text:p>46455</text:p>
          </table:table-cell>
          <table:table-cell table:number-columns-repeated="3"/>
          <table:table-cell office:value-type="float" office:value="6.39173390638579" calcext:value-type="float">
            <text:p>6.39173390638579</text:p>
          </table:table-cell>
          <table:table-cell/>
          <table:table-cell office:value-type="float" office:value="0.446583525832387" calcext:value-type="float">
            <text:p>0.446583525832387</text:p>
          </table:table-cell>
          <table:table-cell/>
          <table:table-cell office:value-type="float" office:value="4045" calcext:value-type="float">
            <text:p>4045</text:p>
          </table:table-cell>
          <table:table-cell table:number-columns-repeated="3"/>
          <table:table-cell office:value-type="float" office:value="6.50685751935409" calcext:value-type="float">
            <text:p>6.50685751935409</text:p>
          </table:table-cell>
          <table:table-cell/>
          <table:table-cell office:value-type="float" office:value="0.212470149396617" calcext:value-type="float">
            <text:p>0.212470149396617</text:p>
          </table:table-cell>
          <table:table-cell/>
          <table:table-cell office:value-type="float" office:value="6040" calcext:value-type="float">
            <text:p>6040</text:p>
          </table:table-cell>
          <table:table-cell table:number-columns-repeated="3"/>
          <table:table-cell office:value-type="float" office:value="100.114186445422" calcext:value-type="float">
            <text:p>100.114186445422</text:p>
          </table:table-cell>
          <table:table-cell office:value-type="float" office:value="100.109158546006" calcext:value-type="float">
            <text:p>100.109158546006</text:p>
          </table:table-cell>
          <table:table-cell office:value-type="float" office:value="100.089788233826" calcext:value-type="float">
            <text:p>100.089788233826</text:p>
          </table:table-cell>
          <table:table-cell table:number-columns-repeated="2"/>
          <table:table-cell office:value-type="float" office:value="47068" calcext:value-type="float">
            <text:p>47068</text:p>
          </table:table-cell>
          <table:table-cell office:value-type="float" office:value="48129" calcext:value-type="float">
            <text:p>4812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9616779548" calcext:value-type="float">
            <text:p>100.099616779548</text:p>
          </table:table-cell>
          <table:table-cell/>
          <table:table-cell office:value-type="float" office:value="-6.91638837129361" calcext:value-type="float">
            <text:p>-6.91638837129361</text:p>
          </table:table-cell>
          <table:table-cell/>
          <table:table-cell office:value-type="float" office:value="45884" calcext:value-type="float">
            <text:p>45884</text:p>
          </table:table-cell>
          <table:table-cell table:number-columns-repeated="3"/>
          <table:table-cell office:value-type="float" office:value="8.97373379357431" calcext:value-type="float">
            <text:p>8.97373379357431</text:p>
          </table:table-cell>
          <table:table-cell/>
          <table:table-cell office:value-type="float" office:value="-0.570404723942613" calcext:value-type="float">
            <text:p>-0.570404723942613</text:p>
          </table:table-cell>
          <table:table-cell/>
          <table:table-cell office:value-type="float" office:value="19103" calcext:value-type="float">
            <text:p>19103</text:p>
          </table:table-cell>
          <table:table-cell table:number-columns-repeated="3"/>
          <table:table-cell office:value-type="float" office:value="1.05445083358111" calcext:value-type="float">
            <text:p>1.05445083358111</text:p>
          </table:table-cell>
          <table:table-cell/>
          <table:table-cell office:value-type="float" office:value="-0.083995436829814" calcext:value-type="float">
            <text:p>-0.083995436829814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3"/>
          <table:table-cell office:value-type="float" office:value="100.114189956577" calcext:value-type="float">
            <text:p>100.114189956577</text:p>
          </table:table-cell>
          <table:table-cell office:value-type="float" office:value="100.109229271914" calcext:value-type="float">
            <text:p>100.109229271914</text:p>
          </table:table-cell>
          <table:table-cell office:value-type="float" office:value="100.089820059639" calcext:value-type="float">
            <text:p>100.089820059639</text:p>
          </table:table-cell>
          <table:table-cell table:number-columns-repeated="2"/>
          <table:table-cell office:value-type="float" office:value="47159" calcext:value-type="float">
            <text:p>47159</text:p>
          </table:table-cell>
          <table:table-cell office:value-type="float" office:value="48145" calcext:value-type="float">
            <text:p>4814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16342825856356" calcext:value-type="float">
            <text:p>7.16342825856356</text:p>
          </table:table-cell>
          <table:table-cell/>
          <table:table-cell office:value-type="float" office:value="-0.174273557936638" calcext:value-type="float">
            <text:p>-0.174273557936638</text:p>
          </table:table-cell>
          <table:table-cell/>
          <table:table-cell office:value-type="float" office:value="4960" calcext:value-type="float">
            <text:p>4960</text:p>
          </table:table-cell>
          <table:table-cell table:number-columns-repeated="3"/>
          <table:table-cell office:value-type="float" office:value="7.06684017950183" calcext:value-type="float">
            <text:p>7.06684017950183</text:p>
          </table:table-cell>
          <table:table-cell/>
          <table:table-cell office:value-type="float" office:value="-0.641766629875246" calcext:value-type="float">
            <text:p>-0.64176662987524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48503877904424" calcext:value-type="float">
            <text:p>5.48503877904424</text:p>
          </table:table-cell>
          <table:table-cell/>
          <table:table-cell office:value-type="float" office:value="0.878565934962175" calcext:value-type="float">
            <text:p>0.878565934962175</text:p>
          </table:table-cell>
          <table:table-cell/>
          <table:table-cell office:value-type="float" office:value="5627" calcext:value-type="float">
            <text:p>5627</text:p>
          </table:table-cell>
          <table:table-cell table:number-columns-repeated="3"/>
          <table:table-cell office:value-type="float" office:value="100.11420322535" calcext:value-type="float">
            <text:p>100.11420322535</text:p>
          </table:table-cell>
          <table:table-cell office:value-type="float" office:value="100.109321422051" calcext:value-type="float">
            <text:p>100.109321422051</text:p>
          </table:table-cell>
          <table:table-cell office:value-type="float" office:value="100.089836663797" calcext:value-type="float">
            <text:p>100.089836663797</text:p>
          </table:table-cell>
          <table:table-cell table:number-columns-repeated="2"/>
          <table:table-cell office:value-type="float" office:value="47171" calcext:value-type="float">
            <text:p>47171</text:p>
          </table:table-cell>
          <table:table-cell office:value-type="float" office:value="48165" calcext:value-type="float">
            <text:p>4816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01371892397384" calcext:value-type="float">
            <text:p>5.01371892397384</text:p>
          </table:table-cell>
          <table:table-cell/>
          <table:table-cell office:value-type="float" office:value="0.149945151873419" calcext:value-type="float">
            <text:p>0.149945151873419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3"/>
          <table:table-cell office:value-type="float" office:value="100.091160273731" calcext:value-type="float">
            <text:p>100.091160273731</text:p>
          </table:table-cell>
          <table:table-cell/>
          <table:table-cell office:value-type="float" office:value="-1.26904636554137" calcext:value-type="float">
            <text:p>-1.26904636554137</text:p>
          </table:table-cell>
          <table:table-cell/>
          <table:table-cell office:value-type="float" office:value="48596" calcext:value-type="float">
            <text:p>48596</text:p>
          </table:table-cell>
          <table:table-cell table:number-columns-repeated="3"/>
          <table:table-cell office:value-type="float" office:value="7.53036265609518" calcext:value-type="float">
            <text:p>7.53036265609518</text:p>
          </table:table-cell>
          <table:table-cell/>
          <table:table-cell office:value-type="float" office:value="0.232682870931326" calcext:value-type="float">
            <text:p>0.232682870931326</text:p>
          </table:table-cell>
          <table:table-cell/>
          <table:table-cell office:value-type="float" office:value="5758" calcext:value-type="float">
            <text:p>5758</text:p>
          </table:table-cell>
          <table:table-cell table:number-columns-repeated="3"/>
          <table:table-cell office:value-type="float" office:value="100.114360758812" calcext:value-type="float">
            <text:p>100.114360758812</text:p>
          </table:table-cell>
          <table:table-cell office:value-type="float" office:value="100.109339402791" calcext:value-type="float">
            <text:p>100.109339402791</text:p>
          </table:table-cell>
          <table:table-cell office:value-type="float" office:value="100.089878706548" calcext:value-type="float">
            <text:p>100.089878706548</text:p>
          </table:table-cell>
          <table:table-cell table:number-columns-repeated="2"/>
          <table:table-cell office:value-type="float" office:value="47184" calcext:value-type="float">
            <text:p>47184</text:p>
          </table:table-cell>
          <table:table-cell office:value-type="float" office:value="48210" calcext:value-type="float">
            <text:p>4821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2618061249" calcext:value-type="float">
            <text:p>100.092618061249</text:p>
          </table:table-cell>
          <table:table-cell/>
          <table:table-cell office:value-type="float" office:value="-3.47321235529525" calcext:value-type="float">
            <text:p>-3.47321235529525</text:p>
          </table:table-cell>
          <table:table-cell/>
          <table:table-cell office:value-type="float" office:value="46356" calcext:value-type="float">
            <text:p>46356</text:p>
          </table:table-cell>
          <table:table-cell table:number-columns-repeated="3"/>
          <table:table-cell office:value-type="float" office:value="9.00638354132496" calcext:value-type="float">
            <text:p>9.00638354132496</text:p>
          </table:table-cell>
          <table:table-cell/>
          <table:table-cell office:value-type="float" office:value="-0.434700413702129" calcext:value-type="float">
            <text:p>-0.434700413702129</text:p>
          </table:table-cell>
          <table:table-cell/>
          <table:table-cell office:value-type="float" office:value="9493" calcext:value-type="float">
            <text:p>9493</text:p>
          </table:table-cell>
          <table:table-cell table:number-columns-repeated="3"/>
          <table:table-cell office:value-type="float" office:value="100.106049816035" calcext:value-type="float">
            <text:p>100.106049816035</text:p>
          </table:table-cell>
          <table:table-cell/>
          <table:table-cell office:value-type="float" office:value="3.38834544595805" calcext:value-type="float">
            <text:p>3.38834544595805</text:p>
          </table:table-cell>
          <table:table-cell/>
          <table:table-cell office:value-type="float" office:value="44786" calcext:value-type="float">
            <text:p>44786</text:p>
          </table:table-cell>
          <table:table-cell table:number-columns-repeated="3"/>
          <table:table-cell office:value-type="float" office:value="100.114382010875" calcext:value-type="float">
            <text:p>100.114382010875</text:p>
          </table:table-cell>
          <table:table-cell office:value-type="float" office:value="100.109488937281" calcext:value-type="float">
            <text:p>100.109488937281</text:p>
          </table:table-cell>
          <table:table-cell office:value-type="float" office:value="100.08989751387" calcext:value-type="float">
            <text:p>100.08989751387</text:p>
          </table:table-cell>
          <table:table-cell table:number-columns-repeated="2"/>
          <table:table-cell office:value-type="float" office:value="47195" calcext:value-type="float">
            <text:p>47195</text:p>
          </table:table-cell>
          <table:table-cell office:value-type="float" office:value="48238" calcext:value-type="float">
            <text:p>4823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86344494134" calcext:value-type="float">
            <text:p>100.086344494134</text:p>
          </table:table-cell>
          <table:table-cell/>
          <table:table-cell office:value-type="float" office:value="-3.36681894274" calcext:value-type="float">
            <text:p>-3.36681894274</text:p>
          </table:table-cell>
          <table:table-cell/>
          <table:table-cell office:value-type="float" office:value="45191" calcext:value-type="float">
            <text:p>45191</text:p>
          </table:table-cell>
          <table:table-cell table:number-columns-repeated="3"/>
          <table:table-cell office:value-type="float" office:value="8.68793866134766" calcext:value-type="float">
            <text:p>8.68793866134766</text:p>
          </table:table-cell>
          <table:table-cell/>
          <table:table-cell office:value-type="float" office:value="0.351241697065072" calcext:value-type="float">
            <text:p>0.351241697065072</text:p>
          </table:table-cell>
          <table:table-cell/>
          <table:table-cell office:value-type="float" office:value="8123" calcext:value-type="float">
            <text:p>8123</text:p>
          </table:table-cell>
          <table:table-cell table:number-columns-repeated="3"/>
          <table:table-cell office:value-type="float" office:value="4.68874551343433" calcext:value-type="float">
            <text:p>4.68874551343433</text:p>
          </table:table-cell>
          <table:table-cell/>
          <table:table-cell office:value-type="float" office:value="0.237001998034335" calcext:value-type="float">
            <text:p>0.237001998034335</text:p>
          </table:table-cell>
          <table:table-cell/>
          <table:table-cell office:value-type="float" office:value="5160" calcext:value-type="float">
            <text:p>5160</text:p>
          </table:table-cell>
          <table:table-cell table:number-columns-repeated="3"/>
          <table:table-cell office:value-type="float" office:value="100.114385782111" calcext:value-type="float">
            <text:p>100.114385782111</text:p>
          </table:table-cell>
          <table:table-cell office:value-type="float" office:value="100.109583834214" calcext:value-type="float">
            <text:p>100.109583834214</text:p>
          </table:table-cell>
          <table:table-cell office:value-type="float" office:value="100.08991018716" calcext:value-type="float">
            <text:p>100.08991018716</text:p>
          </table:table-cell>
          <table:table-cell table:number-columns-repeated="2"/>
          <table:table-cell office:value-type="float" office:value="47201" calcext:value-type="float">
            <text:p>47201</text:p>
          </table:table-cell>
          <table:table-cell office:value-type="float" office:value="48257" calcext:value-type="float">
            <text:p>4825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58307194260502" calcext:value-type="float">
            <text:p>3.58307194260502</text:p>
          </table:table-cell>
          <table:table-cell/>
          <table:table-cell office:value-type="float" office:value="-0.574657416069644" calcext:value-type="float">
            <text:p>-0.574657416069644</text:p>
          </table:table-cell>
          <table:table-cell/>
          <table:table-cell office:value-type="float" office:value="3353" calcext:value-type="float">
            <text:p>3353</text:p>
          </table:table-cell>
          <table:table-cell table:number-columns-repeated="3"/>
          <table:table-cell office:value-type="float" office:value="4.21342391406193" calcext:value-type="float">
            <text:p>4.21342391406193</text:p>
          </table:table-cell>
          <table:table-cell/>
          <table:table-cell office:value-type="float" office:value="0.0295899464148898" calcext:value-type="float">
            <text:p>0.02958994641489</text:p>
          </table:table-cell>
          <table:table-cell/>
          <table:table-cell office:value-type="float" office:value="3891" calcext:value-type="float">
            <text:p>3891</text:p>
          </table:table-cell>
          <table:table-cell table:number-columns-repeated="3"/>
          <table:table-cell office:value-type="float" office:value="8.96197837926268" calcext:value-type="float">
            <text:p>8.96197837926268</text:p>
          </table:table-cell>
          <table:table-cell/>
          <table:table-cell office:value-type="float" office:value="-0.0312123517109095" calcext:value-type="float">
            <text:p>-0.03121235171091</text:p>
          </table:table-cell>
          <table:table-cell/>
          <table:table-cell office:value-type="float" office:value="10589" calcext:value-type="float">
            <text:p>10589</text:p>
          </table:table-cell>
          <table:table-cell table:number-columns-repeated="3"/>
          <table:table-cell office:value-type="float" office:value="100.114458445171" calcext:value-type="float">
            <text:p>100.114458445171</text:p>
          </table:table-cell>
          <table:table-cell office:value-type="float" office:value="100.109661345058" calcext:value-type="float">
            <text:p>100.109661345058</text:p>
          </table:table-cell>
          <table:table-cell office:value-type="float" office:value="100.090014289497" calcext:value-type="float">
            <text:p>100.090014289497</text:p>
          </table:table-cell>
          <table:table-cell table:number-columns-repeated="2"/>
          <table:table-cell office:value-type="float" office:value="47208" calcext:value-type="float">
            <text:p>47208</text:p>
          </table:table-cell>
          <table:table-cell office:value-type="float" office:value="48313" calcext:value-type="float">
            <text:p>4831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9.03865019564802" calcext:value-type="float">
            <text:p>9.03865019564802</text:p>
          </table:table-cell>
          <table:table-cell/>
          <table:table-cell office:value-type="float" office:value="0.0430569168674449" calcext:value-type="float">
            <text:p>0.043056916867445</text:p>
          </table:table-cell>
          <table:table-cell/>
          <table:table-cell office:value-type="float" office:value="6423" calcext:value-type="float">
            <text:p>6423</text:p>
          </table:table-cell>
          <table:table-cell table:number-columns-repeated="3"/>
          <table:table-cell office:value-type="float" office:value="100.089105362798" calcext:value-type="float">
            <text:p>100.089105362798</text:p>
          </table:table-cell>
          <table:table-cell/>
          <table:table-cell office:value-type="float" office:value="5.79078340075449" calcext:value-type="float">
            <text:p>5.79078340075449</text:p>
          </table:table-cell>
          <table:table-cell/>
          <table:table-cell office:value-type="float" office:value="48045" calcext:value-type="float">
            <text:p>48045</text:p>
          </table:table-cell>
          <table:table-cell table:number-columns-repeated="3"/>
          <table:table-cell office:value-type="float" office:value="8.5123335362028" calcext:value-type="float">
            <text:p>8.5123335362028</text:p>
          </table:table-cell>
          <table:table-cell/>
          <table:table-cell office:value-type="float" office:value="0.162581697390118" calcext:value-type="float">
            <text:p>0.162581697390118</text:p>
          </table:table-cell>
          <table:table-cell/>
          <table:table-cell office:value-type="float" office:value="7206" calcext:value-type="float">
            <text:p>7206</text:p>
          </table:table-cell>
          <table:table-cell table:number-columns-repeated="3"/>
          <table:table-cell office:value-type="float" office:value="100.114529227505" calcext:value-type="float">
            <text:p>100.114529227505</text:p>
          </table:table-cell>
          <table:table-cell office:value-type="float" office:value="100.109686291727" calcext:value-type="float">
            <text:p>100.109686291727</text:p>
          </table:table-cell>
          <table:table-cell office:value-type="float" office:value="100.090034672871" calcext:value-type="float">
            <text:p>100.090034672871</text:p>
          </table:table-cell>
          <table:table-cell table:number-columns-repeated="2"/>
          <table:table-cell office:value-type="float" office:value="47228" calcext:value-type="float">
            <text:p>47228</text:p>
          </table:table-cell>
          <table:table-cell office:value-type="float" office:value="48329" calcext:value-type="float">
            <text:p>4832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576737423" calcext:value-type="float">
            <text:p>100.10576737423</text:p>
          </table:table-cell>
          <table:table-cell/>
          <table:table-cell office:value-type="float" office:value="-3.29883679719435" calcext:value-type="float">
            <text:p>-3.29883679719435</text:p>
          </table:table-cell>
          <table:table-cell/>
          <table:table-cell office:value-type="float" office:value="46024" calcext:value-type="float">
            <text:p>46024</text:p>
          </table:table-cell>
          <table:table-cell table:number-columns-repeated="3"/>
          <table:table-cell office:value-type="float" office:value="6.00512750268511" calcext:value-type="float">
            <text:p>6.00512750268511</text:p>
          </table:table-cell>
          <table:table-cell/>
          <table:table-cell office:value-type="float" office:value="-0.966554724579744" calcext:value-type="float">
            <text:p>-0.966554724579744</text:p>
          </table:table-cell>
          <table:table-cell/>
          <table:table-cell office:value-type="float" office:value="6306" calcext:value-type="float">
            <text:p>6306</text:p>
          </table:table-cell>
          <table:table-cell table:number-columns-repeated="3"/>
          <table:table-cell office:value-type="float" office:value="4.71414407804745" calcext:value-type="float">
            <text:p>4.71414407804745</text:p>
          </table:table-cell>
          <table:table-cell/>
          <table:table-cell office:value-type="float" office:value="-0.190125375590704" calcext:value-type="float">
            <text:p>-0.190125375590704</text:p>
          </table:table-cell>
          <table:table-cell/>
          <table:table-cell office:value-type="float" office:value="3400" calcext:value-type="float">
            <text:p>3400</text:p>
          </table:table-cell>
          <table:table-cell table:number-columns-repeated="3"/>
          <table:table-cell office:value-type="float" office:value="100.114530725484" calcext:value-type="float">
            <text:p>100.114530725484</text:p>
          </table:table-cell>
          <table:table-cell office:value-type="float" office:value="100.109878997218" calcext:value-type="float">
            <text:p>100.109878997218</text:p>
          </table:table-cell>
          <table:table-cell office:value-type="float" office:value="100.090040029745" calcext:value-type="float">
            <text:p>100.090040029745</text:p>
          </table:table-cell>
          <table:table-cell table:number-columns-repeated="2"/>
          <table:table-cell office:value-type="float" office:value="47269" calcext:value-type="float">
            <text:p>47269</text:p>
          </table:table-cell>
          <table:table-cell office:value-type="float" office:value="48380" calcext:value-type="float">
            <text:p>4838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96692567961612" calcext:value-type="float">
            <text:p>8.96692567961612</text:p>
          </table:table-cell>
          <table:table-cell/>
          <table:table-cell office:value-type="float" office:value="-1.03257469052266" calcext:value-type="float">
            <text:p>-1.03257469052266</text:p>
          </table:table-cell>
          <table:table-cell/>
          <table:table-cell office:value-type="float" office:value="6621" calcext:value-type="float">
            <text:p>6621</text:p>
          </table:table-cell>
          <table:table-cell table:number-columns-repeated="3"/>
          <table:table-cell office:value-type="float" office:value="97.8042485804837" calcext:value-type="float">
            <text:p>97.8042485804837</text:p>
          </table:table-cell>
          <table:table-cell/>
          <table:table-cell office:value-type="float" office:value="4.47837544109928" calcext:value-type="float">
            <text:p>4.4783754410992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4.38734828226812" calcext:value-type="float">
            <text:p>4.38734828226812</text:p>
          </table:table-cell>
          <table:table-cell/>
          <table:table-cell office:value-type="float" office:value="0.0194519541199101" calcext:value-type="float">
            <text:p>0.01945195411991</text:p>
          </table:table-cell>
          <table:table-cell/>
          <table:table-cell office:value-type="float" office:value="3838" calcext:value-type="float">
            <text:p>3838</text:p>
          </table:table-cell>
          <table:table-cell table:number-columns-repeated="3"/>
          <table:table-cell office:value-type="float" office:value="100.11456336744" calcext:value-type="float">
            <text:p>100.11456336744</text:p>
          </table:table-cell>
          <table:table-cell office:value-type="float" office:value="100.109891555222" calcext:value-type="float">
            <text:p>100.109891555222</text:p>
          </table:table-cell>
          <table:table-cell office:value-type="float" office:value="100.090241502609" calcext:value-type="float">
            <text:p>100.090241502609</text:p>
          </table:table-cell>
          <table:table-cell table:number-columns-repeated="2"/>
          <table:table-cell office:value-type="float" office:value="47301" calcext:value-type="float">
            <text:p>47301</text:p>
          </table:table-cell>
          <table:table-cell office:value-type="float" office:value="48407" calcext:value-type="float">
            <text:p>4840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.06979722766757" calcext:value-type="float">
            <text:p>5.06979722766757</text:p>
          </table:table-cell>
          <table:table-cell/>
          <table:table-cell office:value-type="float" office:value="-0.244118753643555" calcext:value-type="float">
            <text:p>-0.244118753643555</text:p>
          </table:table-cell>
          <table:table-cell/>
          <table:table-cell office:value-type="float" office:value="3818" calcext:value-type="float">
            <text:p>3818</text:p>
          </table:table-cell>
          <table:table-cell table:number-columns-repeated="3"/>
          <table:table-cell office:value-type="float" office:value="4.43564742272674" calcext:value-type="float">
            <text:p>4.43564742272674</text:p>
          </table:table-cell>
          <table:table-cell/>
          <table:table-cell office:value-type="float" office:value="-0.175035198778164" calcext:value-type="float">
            <text:p>-0.175035198778164</text:p>
          </table:table-cell>
          <table:table-cell/>
          <table:table-cell office:value-type="float" office:value="3482" calcext:value-type="float">
            <text:p>3482</text:p>
          </table:table-cell>
          <table:table-cell table:number-columns-repeated="3"/>
          <table:table-cell office:value-type="float" office:value="8.76317027816752" calcext:value-type="float">
            <text:p>8.76317027816752</text:p>
          </table:table-cell>
          <table:table-cell/>
          <table:table-cell office:value-type="float" office:value="0.199309257672854" calcext:value-type="float">
            <text:p>0.19930925767285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4589082949" calcext:value-type="float">
            <text:p>100.114589082949</text:p>
          </table:table-cell>
          <table:table-cell office:value-type="float" office:value="100.109984090134" calcext:value-type="float">
            <text:p>100.109984090134</text:p>
          </table:table-cell>
          <table:table-cell office:value-type="float" office:value="100.09028910254" calcext:value-type="float">
            <text:p>100.09028910254</text:p>
          </table:table-cell>
          <table:table-cell table:number-columns-repeated="2"/>
          <table:table-cell office:value-type="float" office:value="47327" calcext:value-type="float">
            <text:p>47327</text:p>
          </table:table-cell>
          <table:table-cell office:value-type="float" office:value="48422" calcext:value-type="float">
            <text:p>48422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752900439" calcext:value-type="float">
            <text:p>100.10752900439</text:p>
          </table:table-cell>
          <table:table-cell/>
          <table:table-cell office:value-type="float" office:value="-4.56170553575574" calcext:value-type="float">
            <text:p>-4.56170553575574</text:p>
          </table:table-cell>
          <table:table-cell/>
          <table:table-cell office:value-type="float" office:value="44330" calcext:value-type="float">
            <text:p>44330</text:p>
          </table:table-cell>
          <table:table-cell table:number-columns-repeated="3"/>
          <table:table-cell office:value-type="float" office:value="91.07307938237" calcext:value-type="float">
            <text:p>91.07307938237</text:p>
          </table:table-cell>
          <table:table-cell/>
          <table:table-cell office:value-type="float" office:value="-0.438700973157193" calcext:value-type="float">
            <text:p>-0.43870097315719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7850776354941" calcext:value-type="float">
            <text:p>9.07850776354941</text:p>
          </table:table-cell>
          <table:table-cell/>
          <table:table-cell office:value-type="float" office:value="0.17458491007769" calcext:value-type="float">
            <text:p>0.17458491007769</text:p>
          </table:table-cell>
          <table:table-cell/>
          <table:table-cell office:value-type="float" office:value="7050" calcext:value-type="float">
            <text:p>7050</text:p>
          </table:table-cell>
          <table:table-cell table:number-columns-repeated="3"/>
          <table:table-cell office:value-type="float" office:value="100.114759220617" calcext:value-type="float">
            <text:p>100.114759220617</text:p>
          </table:table-cell>
          <table:table-cell office:value-type="float" office:value="100.110042000434" calcext:value-type="float">
            <text:p>100.110042000434</text:p>
          </table:table-cell>
          <table:table-cell office:value-type="float" office:value="100.090320352675" calcext:value-type="float">
            <text:p>100.090320352675</text:p>
          </table:table-cell>
          <table:table-cell table:number-columns-repeated="2"/>
          <table:table-cell office:value-type="float" office:value="47338" calcext:value-type="float">
            <text:p>47338</text:p>
          </table:table-cell>
          <table:table-cell office:value-type="float" office:value="48464" calcext:value-type="float">
            <text:p>4846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5212548021" calcext:value-type="float">
            <text:p>100.095212548021</text:p>
          </table:table-cell>
          <table:table-cell/>
          <table:table-cell office:value-type="float" office:value="-5.60456547556277" calcext:value-type="float">
            <text:p>-5.60456547556277</text:p>
          </table:table-cell>
          <table:table-cell/>
          <table:table-cell office:value-type="float" office:value="44248" calcext:value-type="float">
            <text:p>44248</text:p>
          </table:table-cell>
          <table:table-cell table:number-columns-repeated="3"/>
          <table:table-cell office:value-type="float" office:value="100.082668950526" calcext:value-type="float">
            <text:p>100.082668950526</text:p>
          </table:table-cell>
          <table:table-cell/>
          <table:table-cell office:value-type="float" office:value="2.40102560009333" calcext:value-type="float">
            <text:p>2.40102560009333</text:p>
          </table:table-cell>
          <table:table-cell/>
          <table:table-cell office:value-type="float" office:value="47321" calcext:value-type="float">
            <text:p>47321</text:p>
          </table:table-cell>
          <table:table-cell table:number-columns-repeated="3"/>
          <table:table-cell office:value-type="float" office:value="5.97790763410597" calcext:value-type="float">
            <text:p>5.97790763410597</text:p>
          </table:table-cell>
          <table:table-cell/>
          <table:table-cell office:value-type="float" office:value="0.271608199458258" calcext:value-type="float">
            <text:p>0.271608199458258</text:p>
          </table:table-cell>
          <table:table-cell/>
          <table:table-cell office:value-type="float" office:value="4559" calcext:value-type="float">
            <text:p>4559</text:p>
          </table:table-cell>
          <table:table-cell table:number-columns-repeated="3"/>
          <table:table-cell office:value-type="float" office:value="100.114822459386" calcext:value-type="float">
            <text:p>100.114822459386</text:p>
          </table:table-cell>
          <table:table-cell office:value-type="float" office:value="100.110136597199" calcext:value-type="float">
            <text:p>100.110136597199</text:p>
          </table:table-cell>
          <table:table-cell office:value-type="float" office:value="100.090408584823" calcext:value-type="float">
            <text:p>100.090408584823</text:p>
          </table:table-cell>
          <table:table-cell table:number-columns-repeated="2"/>
          <table:table-cell office:value-type="float" office:value="47371" calcext:value-type="float">
            <text:p>47371</text:p>
          </table:table-cell>
          <table:table-cell office:value-type="float" office:value="48475" calcext:value-type="float">
            <text:p>4847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37558727745162" calcext:value-type="float">
            <text:p>3.37558727745162</text:p>
          </table:table-cell>
          <table:table-cell/>
          <table:table-cell office:value-type="float" office:value="-0.136876777301115" calcext:value-type="float">
            <text:p>-0.136876777301115</text:p>
          </table:table-cell>
          <table:table-cell/>
          <table:table-cell office:value-type="float" office:value="2717" calcext:value-type="float">
            <text:p>2717</text:p>
          </table:table-cell>
          <table:table-cell table:number-columns-repeated="3"/>
          <table:table-cell office:value-type="float" office:value="1.23874020638089" calcext:value-type="float">
            <text:p>1.23874020638089</text:p>
          </table:table-cell>
          <table:table-cell/>
          <table:table-cell office:value-type="float" office:value="-0.0881483040537076" calcext:value-type="float">
            <text:p>-0.088148304053708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3.19593690680424" calcext:value-type="float">
            <text:p>3.19593690680424</text:p>
          </table:table-cell>
          <table:table-cell/>
          <table:table-cell office:value-type="float" office:value="0.0605913854009555" calcext:value-type="float">
            <text:p>0.060591385400956</text:p>
          </table:table-cell>
          <table:table-cell/>
          <table:table-cell office:value-type="float" office:value="3140" calcext:value-type="float">
            <text:p>3140</text:p>
          </table:table-cell>
          <table:table-cell table:number-columns-repeated="3"/>
          <table:table-cell office:value-type="float" office:value="100.114855678347" calcext:value-type="float">
            <text:p>100.114855678347</text:p>
          </table:table-cell>
          <table:table-cell office:value-type="float" office:value="100.110180129357" calcext:value-type="float">
            <text:p>100.110180129357</text:p>
          </table:table-cell>
          <table:table-cell office:value-type="float" office:value="100.090424243643" calcext:value-type="float">
            <text:p>100.090424243643</text:p>
          </table:table-cell>
          <table:table-cell table:number-columns-repeated="2"/>
          <table:table-cell office:value-type="float" office:value="47529" calcext:value-type="float">
            <text:p>47529</text:p>
          </table:table-cell>
          <table:table-cell office:value-type="float" office:value="48489" calcext:value-type="float">
            <text:p>4848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77786675084369" calcext:value-type="float">
            <text:p>7.77786675084369</text:p>
          </table:table-cell>
          <table:table-cell/>
          <table:table-cell office:value-type="float" office:value="-0.470359386639579" calcext:value-type="float">
            <text:p>-0.470359386639579</text:p>
          </table:table-cell>
          <table:table-cell/>
          <table:table-cell office:value-type="float" office:value="5062" calcext:value-type="float">
            <text:p>5062</text:p>
          </table:table-cell>
          <table:table-cell table:number-columns-repeated="3"/>
          <table:table-cell office:value-type="float" office:value="4.43657773358624" calcext:value-type="float">
            <text:p>4.43657773358624</text:p>
          </table:table-cell>
          <table:table-cell/>
          <table:table-cell office:value-type="float" office:value="-0.228696618155918" calcext:value-type="float">
            <text:p>-0.228696618155918</text:p>
          </table:table-cell>
          <table:table-cell/>
          <table:table-cell office:value-type="float" office:value="4338" calcext:value-type="float">
            <text:p>4338</text:p>
          </table:table-cell>
          <table:table-cell table:number-columns-repeated="3"/>
          <table:table-cell office:value-type="float" office:value="100.118645370106" calcext:value-type="float">
            <text:p>100.118645370106</text:p>
          </table:table-cell>
          <table:table-cell/>
          <table:table-cell office:value-type="float" office:value="-0.319658055215475" calcext:value-type="float">
            <text:p>-0.319658055215475</text:p>
          </table:table-cell>
          <table:table-cell/>
          <table:table-cell office:value-type="float" office:value="44424" calcext:value-type="float">
            <text:p>44424</text:p>
          </table:table-cell>
          <table:table-cell table:number-columns-repeated="3"/>
          <table:table-cell office:value-type="float" office:value="100.115105215244" calcext:value-type="float">
            <text:p>100.115105215244</text:p>
          </table:table-cell>
          <table:table-cell office:value-type="float" office:value="100.110437673953" calcext:value-type="float">
            <text:p>100.110437673953</text:p>
          </table:table-cell>
          <table:table-cell office:value-type="float" office:value="100.090460983841" calcext:value-type="float">
            <text:p>100.090460983841</text:p>
          </table:table-cell>
          <table:table-cell table:number-columns-repeated="2"/>
          <table:table-cell office:value-type="float" office:value="47700" calcext:value-type="float">
            <text:p>47700</text:p>
          </table:table-cell>
          <table:table-cell office:value-type="float" office:value="48718" calcext:value-type="float">
            <text:p>4871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6295421106" calcext:value-type="float">
            <text:p>100.106295421106</text:p>
          </table:table-cell>
          <table:table-cell/>
          <table:table-cell office:value-type="float" office:value="-3.4738666227612" calcext:value-type="float">
            <text:p>-3.4738666227612</text:p>
          </table:table-cell>
          <table:table-cell/>
          <table:table-cell office:value-type="float" office:value="47508" calcext:value-type="float">
            <text:p>47508</text:p>
          </table:table-cell>
          <table:table-cell table:number-columns-repeated="3"/>
          <table:table-cell office:value-type="float" office:value="100.098162558918" calcext:value-type="float">
            <text:p>100.098162558918</text:p>
          </table:table-cell>
          <table:table-cell/>
          <table:table-cell office:value-type="float" office:value="3.4927952864992" calcext:value-type="float">
            <text:p>3.4927952864992</text:p>
          </table:table-cell>
          <table:table-cell/>
          <table:table-cell office:value-type="float" office:value="47658" calcext:value-type="float">
            <text:p>47658</text:p>
          </table:table-cell>
          <table:table-cell table:number-columns-repeated="3"/>
          <table:table-cell office:value-type="float" office:value="100.109988331258" calcext:value-type="float">
            <text:p>100.109988331258</text:p>
          </table:table-cell>
          <table:table-cell/>
          <table:table-cell office:value-type="float" office:value="2.20441439455679" calcext:value-type="float">
            <text:p>2.20441439455679</text:p>
          </table:table-cell>
          <table:table-cell/>
          <table:table-cell office:value-type="float" office:value="44952" calcext:value-type="float">
            <text:p>44952</text:p>
          </table:table-cell>
          <table:table-cell table:number-columns-repeated="3"/>
          <table:table-cell office:value-type="float" office:value="100.115181495002" calcext:value-type="float">
            <text:p>100.115181495002</text:p>
          </table:table-cell>
          <table:table-cell office:value-type="float" office:value="100.110807244202" calcext:value-type="float">
            <text:p>100.110807244202</text:p>
          </table:table-cell>
          <table:table-cell office:value-type="float" office:value="100.090467644389" calcext:value-type="float">
            <text:p>100.090467644389</text:p>
          </table:table-cell>
          <table:table-cell table:number-columns-repeated="2"/>
          <table:table-cell office:value-type="float" office:value="47730" calcext:value-type="float">
            <text:p>47730</text:p>
          </table:table-cell>
          <table:table-cell office:value-type="float" office:value="48726" calcext:value-type="float">
            <text:p>4872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14566199021086" calcext:value-type="float">
            <text:p>3.14566199021086</text:p>
          </table:table-cell>
          <table:table-cell/>
          <table:table-cell office:value-type="float" office:value="0.215201882468342" calcext:value-type="float">
            <text:p>0.215201882468342</text:p>
          </table:table-cell>
          <table:table-cell/>
          <table:table-cell office:value-type="float" office:value="3262" calcext:value-type="float">
            <text:p>3262</text:p>
          </table:table-cell>
          <table:table-cell table:number-columns-repeated="3"/>
          <table:table-cell office:value-type="float" office:value="100.084397590296" calcext:value-type="float">
            <text:p>100.084397590296</text:p>
          </table:table-cell>
          <table:table-cell/>
          <table:table-cell office:value-type="float" office:value="-1.00702829309613" calcext:value-type="float">
            <text:p>-1.00702829309613</text:p>
          </table:table-cell>
          <table:table-cell/>
          <table:table-cell office:value-type="float" office:value="47015" calcext:value-type="float">
            <text:p>47015</text:p>
          </table:table-cell>
          <table:table-cell table:number-columns-repeated="3"/>
          <table:table-cell office:value-type="float" office:value="9.04111557944085" calcext:value-type="float">
            <text:p>9.04111557944085</text:p>
          </table:table-cell>
          <table:table-cell/>
          <table:table-cell office:value-type="float" office:value="0.635406224108609" calcext:value-type="float">
            <text:p>0.635406224108609</text:p>
          </table:table-cell>
          <table:table-cell/>
          <table:table-cell office:value-type="float" office:value="6766" calcext:value-type="float">
            <text:p>6766</text:p>
          </table:table-cell>
          <table:table-cell table:number-columns-repeated="3"/>
          <table:table-cell office:value-type="float" office:value="100.115250660594" calcext:value-type="float">
            <text:p>100.115250660594</text:p>
          </table:table-cell>
          <table:table-cell office:value-type="float" office:value="100.111110598899" calcext:value-type="float">
            <text:p>100.111110598899</text:p>
          </table:table-cell>
          <table:table-cell office:value-type="float" office:value="100.090494672508" calcext:value-type="float">
            <text:p>100.090494672508</text:p>
          </table:table-cell>
          <table:table-cell table:number-columns-repeated="2"/>
          <table:table-cell office:value-type="float" office:value="47740" calcext:value-type="float">
            <text:p>47740</text:p>
          </table:table-cell>
          <table:table-cell office:value-type="float" office:value="48756" calcext:value-type="float">
            <text:p>4875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2871935582" calcext:value-type="float">
            <text:p>100.102871935582</text:p>
          </table:table-cell>
          <table:table-cell/>
          <table:table-cell office:value-type="float" office:value="-7.21593259153268" calcext:value-type="float">
            <text:p>-7.21593259153268</text:p>
          </table:table-cell>
          <table:table-cell/>
          <table:table-cell office:value-type="float" office:value="45909" calcext:value-type="float">
            <text:p>45909</text:p>
          </table:table-cell>
          <table:table-cell table:number-columns-repeated="3"/>
          <table:table-cell office:value-type="float" office:value="100.085271992746" calcext:value-type="float">
            <text:p>100.085271992746</text:p>
          </table:table-cell>
          <table:table-cell/>
          <table:table-cell office:value-type="float" office:value="-0.931110818455894" calcext:value-type="float">
            <text:p>-0.931110818455894</text:p>
          </table:table-cell>
          <table:table-cell/>
          <table:table-cell office:value-type="float" office:value="47643" calcext:value-type="float">
            <text:p>47643</text:p>
          </table:table-cell>
          <table:table-cell table:number-columns-repeated="3"/>
          <table:table-cell office:value-type="float" office:value="3.00093619795695" calcext:value-type="float">
            <text:p>3.00093619795695</text:p>
          </table:table-cell>
          <table:table-cell/>
          <table:table-cell office:value-type="float" office:value="0.205900394971238" calcext:value-type="float">
            <text:p>0.205900394971238</text:p>
          </table:table-cell>
          <table:table-cell/>
          <table:table-cell office:value-type="float" office:value="2463" calcext:value-type="float">
            <text:p>2463</text:p>
          </table:table-cell>
          <table:table-cell table:number-columns-repeated="3"/>
          <table:table-cell office:value-type="float" office:value="100.115441465957" calcext:value-type="float">
            <text:p>100.115441465957</text:p>
          </table:table-cell>
          <table:table-cell office:value-type="float" office:value="100.111114656309" calcext:value-type="float">
            <text:p>100.111114656309</text:p>
          </table:table-cell>
          <table:table-cell office:value-type="float" office:value="100.090637179647" calcext:value-type="float">
            <text:p>100.090637179647</text:p>
          </table:table-cell>
          <table:table-cell table:number-columns-repeated="2"/>
          <table:table-cell office:value-type="float" office:value="47743" calcext:value-type="float">
            <text:p>47743</text:p>
          </table:table-cell>
          <table:table-cell office:value-type="float" office:value="48780" calcext:value-type="float">
            <text:p>4878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9002734672639" calcext:value-type="float">
            <text:p>1.9002734672639</text:p>
          </table:table-cell>
          <table:table-cell/>
          <table:table-cell office:value-type="float" office:value="0.572021092435124" calcext:value-type="float">
            <text:p>0.572021092435124</text:p>
          </table:table-cell>
          <table:table-cell/>
          <table:table-cell office:value-type="float" office:value="1884" calcext:value-type="float">
            <text:p>1884</text:p>
          </table:table-cell>
          <table:table-cell table:number-columns-repeated="3"/>
          <table:table-cell office:value-type="float" office:value="7.87697852921707" calcext:value-type="float">
            <text:p>7.87697852921707</text:p>
          </table:table-cell>
          <table:table-cell/>
          <table:table-cell office:value-type="float" office:value="-0.0592887266227339" calcext:value-type="float">
            <text:p>-0.059288726622734</text:p>
          </table:table-cell>
          <table:table-cell/>
          <table:table-cell office:value-type="float" office:value="7306" calcext:value-type="float">
            <text:p>7306</text:p>
          </table:table-cell>
          <table:table-cell table:number-columns-repeated="3"/>
          <table:table-cell office:value-type="float" office:value="4.63472154513093" calcext:value-type="float">
            <text:p>4.63472154513093</text:p>
          </table:table-cell>
          <table:table-cell/>
          <table:table-cell office:value-type="float" office:value="-0.130398229850049" calcext:value-type="float">
            <text:p>-0.130398229850049</text:p>
          </table:table-cell>
          <table:table-cell/>
          <table:table-cell office:value-type="float" office:value="3987" calcext:value-type="float">
            <text:p>3987</text:p>
          </table:table-cell>
          <table:table-cell table:number-columns-repeated="3"/>
          <table:table-cell office:value-type="float" office:value="100.115467166362" calcext:value-type="float">
            <text:p>100.115467166362</text:p>
          </table:table-cell>
          <table:table-cell office:value-type="float" office:value="100.111275637112" calcext:value-type="float">
            <text:p>100.111275637112</text:p>
          </table:table-cell>
          <table:table-cell office:value-type="float" office:value="100.090638996559" calcext:value-type="float">
            <text:p>100.090638996559</text:p>
          </table:table-cell>
          <table:table-cell table:number-columns-repeated="2"/>
          <table:table-cell office:value-type="float" office:value="47934" calcext:value-type="float">
            <text:p>47934</text:p>
          </table:table-cell>
          <table:table-cell office:value-type="float" office:value="48851" calcext:value-type="float">
            <text:p>4885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366088475544373" calcext:value-type="float">
            <text:p>0.366088475544373</text:p>
          </table:table-cell>
          <table:table-cell/>
          <table:table-cell office:value-type="float" office:value="0.375674469279198" calcext:value-type="float">
            <text:p>0.375674469279198</text:p>
          </table:table-cell>
          <table:table-cell/>
          <table:table-cell office:value-type="float" office:value="1231" calcext:value-type="float">
            <text:p>1231</text:p>
          </table:table-cell>
          <table:table-cell table:number-columns-repeated="3"/>
          <table:table-cell office:value-type="float" office:value="100.078996353479" calcext:value-type="float">
            <text:p>100.078996353479</text:p>
          </table:table-cell>
          <table:table-cell/>
          <table:table-cell office:value-type="float" office:value="2.41206171068101" calcext:value-type="float">
            <text:p>2.41206171068101</text:p>
          </table:table-cell>
          <table:table-cell/>
          <table:table-cell office:value-type="float" office:value="46472" calcext:value-type="float">
            <text:p>46472</text:p>
          </table:table-cell>
          <table:table-cell table:number-columns-repeated="3"/>
          <table:table-cell office:value-type="float" office:value="100.102939963463" calcext:value-type="float">
            <text:p>100.102939963463</text:p>
          </table:table-cell>
          <table:table-cell/>
          <table:table-cell office:value-type="float" office:value="-1.07840081072355" calcext:value-type="float">
            <text:p>-1.07840081072355</text:p>
          </table:table-cell>
          <table:table-cell/>
          <table:table-cell office:value-type="float" office:value="44459" calcext:value-type="float">
            <text:p>44459</text:p>
          </table:table-cell>
          <table:table-cell table:number-columns-repeated="3"/>
          <table:table-cell office:value-type="float" office:value="100.115500150519" calcext:value-type="float">
            <text:p>100.115500150519</text:p>
          </table:table-cell>
          <table:table-cell office:value-type="float" office:value="100.111454318372" calcext:value-type="float">
            <text:p>100.111454318372</text:p>
          </table:table-cell>
          <table:table-cell office:value-type="float" office:value="100.090664914697" calcext:value-type="float">
            <text:p>100.090664914697</text:p>
          </table:table-cell>
          <table:table-cell table:number-columns-repeated="2"/>
          <table:table-cell office:value-type="float" office:value="47960" calcext:value-type="float">
            <text:p>47960</text:p>
          </table:table-cell>
          <table:table-cell office:value-type="float" office:value="48887" calcext:value-type="float">
            <text:p>4888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996809967748" calcext:value-type="float">
            <text:p>8.996809967748</text:p>
          </table:table-cell>
          <table:table-cell/>
          <table:table-cell office:value-type="float" office:value="-0.564043061429692" calcext:value-type="float">
            <text:p>-0.564043061429692</text:p>
          </table:table-cell>
          <table:table-cell/>
          <table:table-cell office:value-type="float" office:value="6340" calcext:value-type="float">
            <text:p>6340</text:p>
          </table:table-cell>
          <table:table-cell table:number-columns-repeated="3"/>
          <table:table-cell office:value-type="float" office:value="100.087254844404" calcext:value-type="float">
            <text:p>100.087254844404</text:p>
          </table:table-cell>
          <table:table-cell/>
          <table:table-cell office:value-type="float" office:value="-2.97319048130139" calcext:value-type="float">
            <text:p>-2.97319048130139</text:p>
          </table:table-cell>
          <table:table-cell/>
          <table:table-cell office:value-type="float" office:value="48803" calcext:value-type="float">
            <text:p>48803</text:p>
          </table:table-cell>
          <table:table-cell table:number-columns-repeated="3"/>
          <table:table-cell office:value-type="float" office:value="100.109656871718" calcext:value-type="float">
            <text:p>100.109656871718</text:p>
          </table:table-cell>
          <table:table-cell/>
          <table:table-cell office:value-type="float" office:value="2.7375983322799" calcext:value-type="float">
            <text:p>2.7375983322799</text:p>
          </table:table-cell>
          <table:table-cell/>
          <table:table-cell office:value-type="float" office:value="45837" calcext:value-type="float">
            <text:p>45837</text:p>
          </table:table-cell>
          <table:table-cell table:number-columns-repeated="3"/>
          <table:table-cell office:value-type="float" office:value="100.115535605395" calcext:value-type="float">
            <text:p>100.115535605395</text:p>
          </table:table-cell>
          <table:table-cell office:value-type="float" office:value="100.111700030616" calcext:value-type="float">
            <text:p>100.111700030616</text:p>
          </table:table-cell>
          <table:table-cell office:value-type="float" office:value="100.090816886614" calcext:value-type="float">
            <text:p>100.090816886614</text:p>
          </table:table-cell>
          <table:table-cell table:number-columns-repeated="2"/>
          <table:table-cell office:value-type="float" office:value="47988" calcext:value-type="float">
            <text:p>47988</text:p>
          </table:table-cell>
          <table:table-cell office:value-type="float" office:value="48971" calcext:value-type="float">
            <text:p>4897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9.02850159569707" calcext:value-type="float">
            <text:p>9.02850159569707</text:p>
          </table:table-cell>
          <table:table-cell/>
          <table:table-cell office:value-type="float" office:value="-0.230776239898573" calcext:value-type="float">
            <text:p>-0.230776239898573</text:p>
          </table:table-cell>
          <table:table-cell/>
          <table:table-cell office:value-type="float" office:value="6631" calcext:value-type="float">
            <text:p>6631</text:p>
          </table:table-cell>
          <table:table-cell table:number-columns-repeated="3"/>
          <table:table-cell office:value-type="float" office:value="63.3066989630899" calcext:value-type="float">
            <text:p>63.3066989630899</text:p>
          </table:table-cell>
          <table:table-cell/>
          <table:table-cell office:value-type="float" office:value="3.44990652766781" calcext:value-type="float">
            <text:p>3.4499065276678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652681024570361" calcext:value-type="float">
            <text:p>0.652681024570361</text:p>
          </table:table-cell>
          <table:table-cell/>
          <table:table-cell office:value-type="float" office:value="0.0784776594456318" calcext:value-type="float">
            <text:p>0.078477659445632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100.115559595648" calcext:value-type="float">
            <text:p>100.115559595648</text:p>
          </table:table-cell>
          <table:table-cell office:value-type="float" office:value="100.111800722702" calcext:value-type="float">
            <text:p>100.111800722702</text:p>
          </table:table-cell>
          <table:table-cell office:value-type="float" office:value="100.09095467816" calcext:value-type="float">
            <text:p>100.09095467816</text:p>
          </table:table-cell>
          <table:table-cell table:number-columns-repeated="2"/>
          <table:table-cell office:value-type="float" office:value="48040" calcext:value-type="float">
            <text:p>48040</text:p>
          </table:table-cell>
          <table:table-cell office:value-type="float" office:value="49034" calcext:value-type="float">
            <text:p>4903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33707659868085" calcext:value-type="float">
            <text:p>7.33707659868085</text:p>
          </table:table-cell>
          <table:table-cell/>
          <table:table-cell office:value-type="float" office:value="-0.778881427906467" calcext:value-type="float">
            <text:p>-0.778881427906467</text:p>
          </table:table-cell>
          <table:table-cell/>
          <table:table-cell office:value-type="float" office:value="10606" calcext:value-type="float">
            <text:p>10606</text:p>
          </table:table-cell>
          <table:table-cell table:number-columns-repeated="3"/>
          <table:table-cell office:value-type="float" office:value="100.081098386052" calcext:value-type="float">
            <text:p>100.081098386052</text:p>
          </table:table-cell>
          <table:table-cell/>
          <table:table-cell office:value-type="float" office:value="-6.49294580347097" calcext:value-type="float">
            <text:p>-6.49294580347097</text:p>
          </table:table-cell>
          <table:table-cell/>
          <table:table-cell office:value-type="float" office:value="49906" calcext:value-type="float">
            <text:p>49906</text:p>
          </table:table-cell>
          <table:table-cell table:number-columns-repeated="3"/>
          <table:table-cell office:value-type="float" office:value="5.66155559900408" calcext:value-type="float">
            <text:p>5.66155559900408</text:p>
          </table:table-cell>
          <table:table-cell/>
          <table:table-cell office:value-type="float" office:value="-0.0650943026117226" calcext:value-type="float">
            <text:p>-0.065094302611723</text:p>
          </table:table-cell>
          <table:table-cell/>
          <table:table-cell office:value-type="float" office:value="5030" calcext:value-type="float">
            <text:p>5030</text:p>
          </table:table-cell>
          <table:table-cell table:number-columns-repeated="3"/>
          <table:table-cell office:value-type="float" office:value="100.115740536469" calcext:value-type="float">
            <text:p>100.115740536469</text:p>
          </table:table-cell>
          <table:table-cell office:value-type="float" office:value="100.111815142909" calcext:value-type="float">
            <text:p>100.111815142909</text:p>
          </table:table-cell>
          <table:table-cell office:value-type="float" office:value="100.091044087733" calcext:value-type="float">
            <text:p>100.091044087733</text:p>
          </table:table-cell>
          <table:table-cell table:number-columns-repeated="2"/>
          <table:table-cell office:value-type="float" office:value="48086" calcext:value-type="float">
            <text:p>48086</text:p>
          </table:table-cell>
          <table:table-cell office:value-type="float" office:value="49113" calcext:value-type="float">
            <text:p>4911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93278617895776" calcext:value-type="float">
            <text:p>4.93278617895776</text:p>
          </table:table-cell>
          <table:table-cell/>
          <table:table-cell office:value-type="float" office:value="-0.42927488165076" calcext:value-type="float">
            <text:p>-0.42927488165076</text:p>
          </table:table-cell>
          <table:table-cell/>
          <table:table-cell office:value-type="float" office:value="4916" calcext:value-type="float">
            <text:p>4916</text:p>
          </table:table-cell>
          <table:table-cell table:number-columns-repeated="3"/>
          <table:table-cell office:value-type="float" office:value="100.081584563702" calcext:value-type="float">
            <text:p>100.081584563702</text:p>
          </table:table-cell>
          <table:table-cell/>
          <table:table-cell office:value-type="float" office:value="-0.153169556637122" calcext:value-type="float">
            <text:p>-0.153169556637122</text:p>
          </table:table-cell>
          <table:table-cell/>
          <table:table-cell office:value-type="float" office:value="48917" calcext:value-type="float">
            <text:p>48917</text:p>
          </table:table-cell>
          <table:table-cell table:number-columns-repeated="3"/>
          <table:table-cell office:value-type="float" office:value="3.41213443087967" calcext:value-type="float">
            <text:p>3.41213443087967</text:p>
          </table:table-cell>
          <table:table-cell/>
          <table:table-cell office:value-type="float" office:value="0.189985823183442" calcext:value-type="float">
            <text:p>0.189985823183442</text:p>
          </table:table-cell>
          <table:table-cell/>
          <table:table-cell office:value-type="float" office:value="2965" calcext:value-type="float">
            <text:p>2965</text:p>
          </table:table-cell>
          <table:table-cell table:number-columns-repeated="3"/>
          <table:table-cell office:value-type="float" office:value="100.115746250915" calcext:value-type="float">
            <text:p>100.115746250915</text:p>
          </table:table-cell>
          <table:table-cell office:value-type="float" office:value="100.112139426311" calcext:value-type="float">
            <text:p>100.112139426311</text:p>
          </table:table-cell>
          <table:table-cell office:value-type="float" office:value="100.091069853562" calcext:value-type="float">
            <text:p>100.091069853562</text:p>
          </table:table-cell>
          <table:table-cell table:number-columns-repeated="2"/>
          <table:table-cell office:value-type="float" office:value="48246" calcext:value-type="float">
            <text:p>48246</text:p>
          </table:table-cell>
          <table:table-cell office:value-type="float" office:value="49349" calcext:value-type="float">
            <text:p>4934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22300503692" calcext:value-type="float">
            <text:p>100.122300503692</text:p>
          </table:table-cell>
          <table:table-cell/>
          <table:table-cell office:value-type="float" office:value="-5.61638200157511" calcext:value-type="float">
            <text:p>-5.61638200157511</text:p>
          </table:table-cell>
          <table:table-cell/>
          <table:table-cell office:value-type="float" office:value="44564" calcext:value-type="float">
            <text:p>44564</text:p>
          </table:table-cell>
          <table:table-cell table:number-columns-repeated="3"/>
          <table:table-cell office:value-type="float" office:value="7.39353460271439" calcext:value-type="float">
            <text:p>7.39353460271439</text:p>
          </table:table-cell>
          <table:table-cell/>
          <table:table-cell office:value-type="float" office:value="0.133234005719915" calcext:value-type="float">
            <text:p>0.133234005719915</text:p>
          </table:table-cell>
          <table:table-cell/>
          <table:table-cell office:value-type="float" office:value="5848" calcext:value-type="float">
            <text:p>5848</text:p>
          </table:table-cell>
          <table:table-cell table:number-columns-repeated="3"/>
          <table:table-cell office:value-type="float" office:value="9.14297258291024" calcext:value-type="float">
            <text:p>9.14297258291024</text:p>
          </table:table-cell>
          <table:table-cell/>
          <table:table-cell office:value-type="float" office:value="0.487988200463303" calcext:value-type="float">
            <text:p>0.487988200463303</text:p>
          </table:table-cell>
          <table:table-cell/>
          <table:table-cell office:value-type="float" office:value="5945" calcext:value-type="float">
            <text:p>5945</text:p>
          </table:table-cell>
          <table:table-cell table:number-columns-repeated="3"/>
          <table:table-cell office:value-type="float" office:value="100.115994209355" calcext:value-type="float">
            <text:p>100.115994209355</text:p>
          </table:table-cell>
          <table:table-cell office:value-type="float" office:value="100.112366888006" calcext:value-type="float">
            <text:p>100.112366888006</text:p>
          </table:table-cell>
          <table:table-cell office:value-type="float" office:value="100.09108515263" calcext:value-type="float">
            <text:p>100.09108515263</text:p>
          </table:table-cell>
          <table:table-cell table:number-columns-repeated="2"/>
          <table:table-cell office:value-type="float" office:value="48423" calcext:value-type="float">
            <text:p>48423</text:p>
          </table:table-cell>
          <table:table-cell office:value-type="float" office:value="49445" calcext:value-type="float">
            <text:p>4944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3827482349" calcext:value-type="float">
            <text:p>100.103827482349</text:p>
          </table:table-cell>
          <table:table-cell/>
          <table:table-cell office:value-type="float" office:value="-1.27321791033735" calcext:value-type="float">
            <text:p>-1.27321791033735</text:p>
          </table:table-cell>
          <table:table-cell/>
          <table:table-cell office:value-type="float" office:value="45864" calcext:value-type="float">
            <text:p>45864</text:p>
          </table:table-cell>
          <table:table-cell table:number-columns-repeated="3"/>
          <table:table-cell office:value-type="float" office:value="2.99777407031231" calcext:value-type="float">
            <text:p>2.99777407031231</text:p>
          </table:table-cell>
          <table:table-cell/>
          <table:table-cell office:value-type="float" office:value="0.0787649572625829" calcext:value-type="float">
            <text:p>0.07876495726258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6.0978667690129" calcext:value-type="float">
            <text:p>6.0978667690129</text:p>
          </table:table-cell>
          <table:table-cell/>
          <table:table-cell office:value-type="float" office:value="0.324293826941554" calcext:value-type="float">
            <text:p>0.324293826941554</text:p>
          </table:table-cell>
          <table:table-cell/>
          <table:table-cell office:value-type="float" office:value="4057" calcext:value-type="float">
            <text:p>4057</text:p>
          </table:table-cell>
          <table:table-cell table:number-columns-repeated="3"/>
          <table:table-cell office:value-type="float" office:value="100.116045790389" calcext:value-type="float">
            <text:p>100.116045790389</text:p>
          </table:table-cell>
          <table:table-cell office:value-type="float" office:value="100.112531667794" calcext:value-type="float">
            <text:p>100.112531667794</text:p>
          </table:table-cell>
          <table:table-cell office:value-type="float" office:value="100.091160273731" calcext:value-type="float">
            <text:p>100.091160273731</text:p>
          </table:table-cell>
          <table:table-cell table:number-columns-repeated="2"/>
          <table:table-cell office:value-type="float" office:value="48591" calcext:value-type="float">
            <text:p>48591</text:p>
          </table:table-cell>
          <table:table-cell office:value-type="float" office:value="49540" calcext:value-type="float">
            <text:p>4954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186067804" calcext:value-type="float">
            <text:p>100.101186067804</text:p>
          </table:table-cell>
          <table:table-cell/>
          <table:table-cell office:value-type="float" office:value="-1.93588160003193" calcext:value-type="float">
            <text:p>-1.93588160003193</text:p>
          </table:table-cell>
          <table:table-cell/>
          <table:table-cell office:value-type="float" office:value="47973" calcext:value-type="float">
            <text:p>47973</text:p>
          </table:table-cell>
          <table:table-cell table:number-columns-repeated="3"/>
          <table:table-cell office:value-type="float" office:value="2.30983522348484" calcext:value-type="float">
            <text:p>2.30983522348484</text:p>
          </table:table-cell>
          <table:table-cell/>
          <table:table-cell office:value-type="float" office:value="-0.25058417780461" calcext:value-type="float">
            <text:p>-0.25058417780461</text:p>
          </table:table-cell>
          <table:table-cell/>
          <table:table-cell office:value-type="float" office:value="1722" calcext:value-type="float">
            <text:p>1722</text:p>
          </table:table-cell>
          <table:table-cell table:number-columns-repeated="3"/>
          <table:table-cell office:value-type="float" office:value="9.06848442767643" calcext:value-type="float">
            <text:p>9.06848442767643</text:p>
          </table:table-cell>
          <table:table-cell/>
          <table:table-cell office:value-type="float" office:value="0.452497876061165" calcext:value-type="float">
            <text:p>0.452497876061165</text:p>
          </table:table-cell>
          <table:table-cell/>
          <table:table-cell office:value-type="float" office:value="6730" calcext:value-type="float">
            <text:p>6730</text:p>
          </table:table-cell>
          <table:table-cell table:number-columns-repeated="3"/>
          <table:table-cell office:value-type="float" office:value="100.116049604969" calcext:value-type="float">
            <text:p>100.116049604969</text:p>
          </table:table-cell>
          <table:table-cell office:value-type="float" office:value="100.11254968833" calcext:value-type="float">
            <text:p>100.11254968833</text:p>
          </table:table-cell>
          <table:table-cell office:value-type="float" office:value="100.091418995705" calcext:value-type="float">
            <text:p>100.091418995705</text:p>
          </table:table-cell>
          <table:table-cell table:number-columns-repeated="2"/>
          <table:table-cell office:value-type="float" office:value="48636" calcext:value-type="float">
            <text:p>48636</text:p>
          </table:table-cell>
          <table:table-cell office:value-type="float" office:value="49624" calcext:value-type="float">
            <text:p>4962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1157094276" calcext:value-type="float">
            <text:p>100.091157094276</text:p>
          </table:table-cell>
          <table:table-cell/>
          <table:table-cell office:value-type="float" office:value="-3.79717257475097" calcext:value-type="float">
            <text:p>-3.79717257475097</text:p>
          </table:table-cell>
          <table:table-cell/>
          <table:table-cell office:value-type="float" office:value="46080" calcext:value-type="float">
            <text:p>46080</text:p>
          </table:table-cell>
          <table:table-cell table:number-columns-repeated="3"/>
          <table:table-cell office:value-type="float" office:value="5.7504286138198" calcext:value-type="float">
            <text:p>5.7504286138198</text:p>
          </table:table-cell>
          <table:table-cell/>
          <table:table-cell office:value-type="float" office:value="0.148059836157483" calcext:value-type="float">
            <text:p>0.148059836157483</text:p>
          </table:table-cell>
          <table:table-cell/>
          <table:table-cell office:value-type="float" office:value="4316" calcext:value-type="float">
            <text:p>4316</text:p>
          </table:table-cell>
          <table:table-cell table:number-columns-repeated="3"/>
          <table:table-cell office:value-type="float" office:value="100.107381124301" calcext:value-type="float">
            <text:p>100.107381124301</text:p>
          </table:table-cell>
          <table:table-cell/>
          <table:table-cell office:value-type="float" office:value="6.58269001830753" calcext:value-type="float">
            <text:p>6.58269001830753</text:p>
          </table:table-cell>
          <table:table-cell/>
          <table:table-cell office:value-type="float" office:value="46339" calcext:value-type="float">
            <text:p>46339</text:p>
          </table:table-cell>
          <table:table-cell table:number-columns-repeated="3"/>
          <table:table-cell office:value-type="float" office:value="100.11622647261" calcext:value-type="float">
            <text:p>100.11622647261</text:p>
          </table:table-cell>
          <table:table-cell office:value-type="float" office:value="100.112929764715" calcext:value-type="float">
            <text:p>100.112929764715</text:p>
          </table:table-cell>
          <table:table-cell office:value-type="float" office:value="100.091489179113" calcext:value-type="float">
            <text:p>100.091489179113</text:p>
          </table:table-cell>
          <table:table-cell table:number-columns-repeated="2"/>
          <table:table-cell office:value-type="float" office:value="48639" calcext:value-type="float">
            <text:p>48639</text:p>
          </table:table-cell>
          <table:table-cell office:value-type="float" office:value="49737" calcext:value-type="float">
            <text:p>4973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.97736693087682" calcext:value-type="float">
            <text:p>8.97736693087682</text:p>
          </table:table-cell>
          <table:table-cell/>
          <table:table-cell office:value-type="float" office:value="-0.923919383584033" calcext:value-type="float">
            <text:p>-0.923919383584033</text:p>
          </table:table-cell>
          <table:table-cell/>
          <table:table-cell office:value-type="float" office:value="7654" calcext:value-type="float">
            <text:p>7654</text:p>
          </table:table-cell>
          <table:table-cell table:number-columns-repeated="3"/>
          <table:table-cell office:value-type="float" office:value="99.829747125142" calcext:value-type="float">
            <text:p>99.829747125142</text:p>
          </table:table-cell>
          <table:table-cell/>
          <table:table-cell office:value-type="float" office:value="0.469287041424187" calcext:value-type="float">
            <text:p>0.46928704142418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3939444178" calcext:value-type="float">
            <text:p>100.103939444178</text:p>
          </table:table-cell>
          <table:table-cell/>
          <table:table-cell office:value-type="float" office:value="-1.48594595695696" calcext:value-type="float">
            <text:p>-1.48594595695696</text:p>
          </table:table-cell>
          <table:table-cell/>
          <table:table-cell office:value-type="float" office:value="44219" calcext:value-type="float">
            <text:p>44219</text:p>
          </table:table-cell>
          <table:table-cell table:number-columns-repeated="3"/>
          <table:table-cell office:value-type="float" office:value="100.116250557508" calcext:value-type="float">
            <text:p>100.116250557508</text:p>
          </table:table-cell>
          <table:table-cell office:value-type="float" office:value="100.113058038005" calcext:value-type="float">
            <text:p>100.113058038005</text:p>
          </table:table-cell>
          <table:table-cell office:value-type="float" office:value="100.091566802473" calcext:value-type="float">
            <text:p>100.091566802473</text:p>
          </table:table-cell>
          <table:table-cell table:number-columns-repeated="2"/>
          <table:table-cell office:value-type="float" office:value="48689" calcext:value-type="float">
            <text:p>48689</text:p>
          </table:table-cell>
          <table:table-cell office:value-type="float" office:value="49856" calcext:value-type="float">
            <text:p>4985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1082644053327" calcext:value-type="float">
            <text:p>4.1082644053327</text:p>
          </table:table-cell>
          <table:table-cell/>
          <table:table-cell office:value-type="float" office:value="-0.63474095847405" calcext:value-type="float">
            <text:p>-0.63474095847405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3"/>
          <table:table-cell office:value-type="float" office:value="1.75925517679832" calcext:value-type="float">
            <text:p>1.75925517679832</text:p>
          </table:table-cell>
          <table:table-cell/>
          <table:table-cell office:value-type="float" office:value="-0.109687603891616" calcext:value-type="float">
            <text:p>-0.109687603891616</text:p>
          </table:table-cell>
          <table:table-cell/>
          <table:table-cell office:value-type="float" office:value="3424" calcext:value-type="float">
            <text:p>3424</text:p>
          </table:table-cell>
          <table:table-cell table:number-columns-repeated="3"/>
          <table:table-cell office:value-type="float" office:value="1.34980109403601" calcext:value-type="float">
            <text:p>1.34980109403601</text:p>
          </table:table-cell>
          <table:table-cell/>
          <table:table-cell office:value-type="float" office:value="0.656946244155418" calcext:value-type="float">
            <text:p>0.656946244155418</text:p>
          </table:table-cell>
          <table:table-cell/>
          <table:table-cell office:value-type="float" office:value="1799" calcext:value-type="float">
            <text:p>1799</text:p>
          </table:table-cell>
          <table:table-cell table:number-columns-repeated="3"/>
          <table:table-cell office:value-type="float" office:value="100.116347916441" calcext:value-type="float">
            <text:p>100.116347916441</text:p>
          </table:table-cell>
          <table:table-cell office:value-type="float" office:value="100.113244733015" calcext:value-type="float">
            <text:p>100.113244733015</text:p>
          </table:table-cell>
          <table:table-cell office:value-type="float" office:value="100.091674449538" calcext:value-type="float">
            <text:p>100.091674449538</text:p>
          </table:table-cell>
          <table:table-cell table:number-columns-repeated="2"/>
          <table:table-cell office:value-type="float" office:value="48695" calcext:value-type="float">
            <text:p>48695</text:p>
          </table:table-cell>
          <table:table-cell table:number-columns-repeated="2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366127735" calcext:value-type="float">
            <text:p>100.100366127735</text:p>
          </table:table-cell>
          <table:table-cell/>
          <table:table-cell office:value-type="float" office:value="-4.78107326589008" calcext:value-type="float">
            <text:p>-4.78107326589008</text:p>
          </table:table-cell>
          <table:table-cell/>
          <table:table-cell office:value-type="float" office:value="48851" calcext:value-type="float">
            <text:p>48851</text:p>
          </table:table-cell>
          <table:table-cell table:number-columns-repeated="3"/>
          <table:table-cell office:value-type="float" office:value="1.23409951385865" calcext:value-type="float">
            <text:p>1.23409951385865</text:p>
          </table:table-cell>
          <table:table-cell/>
          <table:table-cell office:value-type="float" office:value="-0.0832271089015218" calcext:value-type="float">
            <text:p>-0.08322710890152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427582151112523" calcext:value-type="float">
            <text:p>0.427582151112523</text:p>
          </table:table-cell>
          <table:table-cell/>
          <table:table-cell office:value-type="float" office:value="0.142682103404487" calcext:value-type="float">
            <text:p>0.142682103404487</text:p>
          </table:table-cell>
          <table:table-cell/>
          <table:table-cell office:value-type="float" office:value="1358" calcext:value-type="float">
            <text:p>1358</text:p>
          </table:table-cell>
          <table:table-cell table:number-columns-repeated="3"/>
          <table:table-cell office:value-type="float" office:value="100.116533840022" calcext:value-type="float">
            <text:p>100.116533840022</text:p>
          </table:table-cell>
          <table:table-cell office:value-type="float" office:value="100.113268136851" calcext:value-type="float">
            <text:p>100.113268136851</text:p>
          </table:table-cell>
          <table:table-cell office:value-type="float" office:value="100.092005469585" calcext:value-type="float">
            <text:p>100.092005469585</text:p>
          </table:table-cell>
          <table:table-cell table:number-columns-repeated="2"/>
          <table:table-cell office:value-type="float" office:value="48818" calcext:value-type="float">
            <text:p>48818</text:p>
          </table:table-cell>
          <table:table-cell table:number-columns-repeated="2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789446392" calcext:value-type="float">
            <text:p>100.11789446392</text:p>
          </table:table-cell>
          <table:table-cell/>
          <table:table-cell office:value-type="float" office:value="-3.30688497240906" calcext:value-type="float">
            <text:p>-3.30688497240906</text:p>
          </table:table-cell>
          <table:table-cell/>
          <table:table-cell office:value-type="float" office:value="48887" calcext:value-type="float">
            <text:p>48887</text:p>
          </table:table-cell>
          <table:table-cell table:number-columns-repeated="3"/>
          <table:table-cell office:value-type="float" office:value="100.090424243643" calcext:value-type="float">
            <text:p>100.090424243643</text:p>
          </table:table-cell>
          <table:table-cell/>
          <table:table-cell office:value-type="float" office:value="1.35252881624774" calcext:value-type="float">
            <text:p>1.35252881624774</text:p>
          </table:table-cell>
          <table:table-cell/>
          <table:table-cell office:value-type="float" office:value="47607" calcext:value-type="float">
            <text:p>47607</text:p>
          </table:table-cell>
          <table:table-cell table:number-columns-repeated="3"/>
          <table:table-cell office:value-type="float" office:value="6.35339271723175" calcext:value-type="float">
            <text:p>6.35339271723175</text:p>
          </table:table-cell>
          <table:table-cell/>
          <table:table-cell office:value-type="float" office:value="0.115852202622577" calcext:value-type="float">
            <text:p>0.115852202622577</text:p>
          </table:table-cell>
          <table:table-cell/>
          <table:table-cell office:value-type="float" office:value="4829" calcext:value-type="float">
            <text:p>4829</text:p>
          </table:table-cell>
          <table:table-cell table:number-columns-repeated="3"/>
          <table:table-cell office:value-type="float" office:value="100.116550864172" calcext:value-type="float">
            <text:p>100.116550864172</text:p>
          </table:table-cell>
          <table:table-cell office:value-type="float" office:value="100.113370849091" calcext:value-type="float">
            <text:p>100.113370849091</text:p>
          </table:table-cell>
          <table:table-cell office:value-type="float" office:value="100.092035089524" calcext:value-type="float">
            <text:p>100.092035089524</text:p>
          </table:table-cell>
          <table:table-cell table:number-columns-repeated="2"/>
          <table:table-cell office:value-type="float" office:value="49061" calcext:value-type="float">
            <text:p>49061</text:p>
          </table:table-cell>
          <table:table-cell table:number-columns-repeated="2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38158025978295" calcext:value-type="float">
            <text:p>7.38158025978295</text:p>
          </table:table-cell>
          <table:table-cell/>
          <table:table-cell office:value-type="float" office:value="-0.8328508327251" calcext:value-type="float">
            <text:p>-0.8328508327251</text:p>
          </table:table-cell>
          <table:table-cell/>
          <table:table-cell office:value-type="float" office:value="6247" calcext:value-type="float">
            <text:p>6247</text:p>
          </table:table-cell>
          <table:table-cell table:number-columns-repeated="3"/>
          <table:table-cell office:value-type="float" office:value="6.63783281121551" calcext:value-type="float">
            <text:p>6.63783281121551</text:p>
          </table:table-cell>
          <table:table-cell/>
          <table:table-cell office:value-type="float" office:value="-0.239445364013297" calcext:value-type="float">
            <text:p>-0.239445364013297</text:p>
          </table:table-cell>
          <table:table-cell/>
          <table:table-cell office:value-type="float" office:value="4863" calcext:value-type="float">
            <text:p>4863</text:p>
          </table:table-cell>
          <table:table-cell table:number-columns-repeated="3"/>
          <table:table-cell office:value-type="float" office:value="7.01848927242001" calcext:value-type="float">
            <text:p>7.01848927242001</text:p>
          </table:table-cell>
          <table:table-cell/>
          <table:table-cell office:value-type="float" office:value="-0.0433037577411418" calcext:value-type="float">
            <text:p>-0.043303757741142</text:p>
          </table:table-cell>
          <table:table-cell/>
          <table:table-cell office:value-type="float" office:value="7019" calcext:value-type="float">
            <text:p>7019</text:p>
          </table:table-cell>
          <table:table-cell table:number-columns-repeated="3"/>
          <table:table-cell office:value-type="float" office:value="100.116735289973" calcext:value-type="float">
            <text:p>100.116735289973</text:p>
          </table:table-cell>
          <table:table-cell office:value-type="float" office:value="100.113467976676" calcext:value-type="float">
            <text:p>100.113467976676</text:p>
          </table:table-cell>
          <table:table-cell office:value-type="float" office:value="100.092252178016" calcext:value-type="float">
            <text:p>100.092252178016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1815142909" calcext:value-type="float">
            <text:p>100.111815142909</text:p>
          </table:table-cell>
          <table:table-cell/>
          <table:table-cell office:value-type="float" office:value="-6.61924469069211" calcext:value-type="float">
            <text:p>-6.61924469069211</text:p>
          </table:table-cell>
          <table:table-cell/>
          <table:table-cell office:value-type="float" office:value="46665" calcext:value-type="float">
            <text:p>46665</text:p>
          </table:table-cell>
          <table:table-cell table:number-columns-repeated="3"/>
          <table:table-cell office:value-type="float" office:value="99.3401668360482" calcext:value-type="float">
            <text:p>99.3401668360482</text:p>
          </table:table-cell>
          <table:table-cell/>
          <table:table-cell office:value-type="float" office:value="-2.04047829196425" calcext:value-type="float">
            <text:p>-2.0404782919642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.23465539597506" calcext:value-type="float">
            <text:p>5.23465539597506</text:p>
          </table:table-cell>
          <table:table-cell/>
          <table:table-cell office:value-type="float" office:value="-0.192185728532246" calcext:value-type="float">
            <text:p>-0.192185728532246</text:p>
          </table:table-cell>
          <table:table-cell/>
          <table:table-cell office:value-type="float" office:value="5448" calcext:value-type="float">
            <text:p>5448</text:p>
          </table:table-cell>
          <table:table-cell table:number-columns-repeated="3"/>
          <table:table-cell office:value-type="float" office:value="100.116772615992" calcext:value-type="float">
            <text:p>100.116772615992</text:p>
          </table:table-cell>
          <table:table-cell office:value-type="float" office:value="100.113833335053" calcext:value-type="float">
            <text:p>100.113833335053</text:p>
          </table:table-cell>
          <table:table-cell office:value-type="float" office:value="100.092280981652" calcext:value-type="float">
            <text:p>100.092280981652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0403072378" calcext:value-type="float">
            <text:p>100.090403072378</text:p>
          </table:table-cell>
          <table:table-cell/>
          <table:table-cell office:value-type="float" office:value="-2.91709922894824" calcext:value-type="float">
            <text:p>-2.91709922894824</text:p>
          </table:table-cell>
          <table:table-cell/>
          <table:table-cell office:value-type="float" office:value="43685" calcext:value-type="float">
            <text:p>43685</text:p>
          </table:table-cell>
          <table:table-cell table:number-columns-repeated="3"/>
          <table:table-cell office:value-type="float" office:value="8.01010891834861" calcext:value-type="float">
            <text:p>8.01010891834861</text:p>
          </table:table-cell>
          <table:table-cell/>
          <table:table-cell office:value-type="float" office:value="0.146689534995176" calcext:value-type="float">
            <text:p>0.146689534995176</text:p>
          </table:table-cell>
          <table:table-cell/>
          <table:table-cell office:value-type="float" office:value="5705" calcext:value-type="float">
            <text:p>5705</text:p>
          </table:table-cell>
          <table:table-cell table:number-columns-repeated="3"/>
          <table:table-cell office:value-type="float" office:value="100.106030660889" calcext:value-type="float">
            <text:p>100.106030660889</text:p>
          </table:table-cell>
          <table:table-cell/>
          <table:table-cell office:value-type="float" office:value="-1.37623451664986" calcext:value-type="float">
            <text:p>-1.37623451664986</text:p>
          </table:table-cell>
          <table:table-cell/>
          <table:table-cell office:value-type="float" office:value="44299" calcext:value-type="float">
            <text:p>44299</text:p>
          </table:table-cell>
          <table:table-cell table:number-columns-repeated="3"/>
          <table:table-cell office:value-type="float" office:value="100.116881431893" calcext:value-type="float">
            <text:p>100.116881431893</text:p>
          </table:table-cell>
          <table:table-cell office:value-type="float" office:value="100.113838086774" calcext:value-type="float">
            <text:p>100.113838086774</text:p>
          </table:table-cell>
          <table:table-cell office:value-type="float" office:value="100.092592583789" calcext:value-type="float">
            <text:p>100.092592583789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536306458" calcext:value-type="float">
            <text:p>100.09536306458</text:p>
          </table:table-cell>
          <table:table-cell/>
          <table:table-cell office:value-type="float" office:value="-1.36326196661552" calcext:value-type="float">
            <text:p>-1.36326196661552</text:p>
          </table:table-cell>
          <table:table-cell/>
          <table:table-cell office:value-type="float" office:value="47814" calcext:value-type="float">
            <text:p>47814</text:p>
          </table:table-cell>
          <table:table-cell table:number-columns-repeated="3"/>
          <table:table-cell office:value-type="float" office:value="1.30512391854797" calcext:value-type="float">
            <text:p>1.30512391854797</text:p>
          </table:table-cell>
          <table:table-cell/>
          <table:table-cell office:value-type="float" office:value="-0.139143173572289" calcext:value-type="float">
            <text:p>-0.139143173572289</text:p>
          </table:table-cell>
          <table:table-cell/>
          <table:table-cell office:value-type="float" office:value="1944" calcext:value-type="float">
            <text:p>1944</text:p>
          </table:table-cell>
          <table:table-cell table:number-columns-repeated="3"/>
          <table:table-cell office:value-type="float" office:value="8.33519429896144" calcext:value-type="float">
            <text:p>8.33519429896144</text:p>
          </table:table-cell>
          <table:table-cell/>
          <table:table-cell office:value-type="float" office:value="0.000809076492921087" calcext:value-type="float">
            <text:p>0.000809076492921</text:p>
          </table:table-cell>
          <table:table-cell/>
          <table:table-cell office:value-type="float" office:value="7836" calcext:value-type="float">
            <text:p>7836</text:p>
          </table:table-cell>
          <table:table-cell table:number-columns-repeated="3"/>
          <table:table-cell office:value-type="float" office:value="100.116931241184" calcext:value-type="float">
            <text:p>100.116931241184</text:p>
          </table:table-cell>
          <table:table-cell office:value-type="float" office:value="100.11393105499" calcext:value-type="float">
            <text:p>100.11393105499</text:p>
          </table:table-cell>
          <table:table-cell office:value-type="float" office:value="100.092651537793" calcext:value-type="float">
            <text:p>100.092651537793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6448715106" calcext:value-type="float">
            <text:p>100.096448715106</text:p>
          </table:table-cell>
          <table:table-cell/>
          <table:table-cell office:value-type="float" office:value="-5.50171338206311" calcext:value-type="float">
            <text:p>-5.50171338206311</text:p>
          </table:table-cell>
          <table:table-cell/>
          <table:table-cell office:value-type="float" office:value="46641" calcext:value-type="float">
            <text:p>46641</text:p>
          </table:table-cell>
          <table:table-cell table:number-columns-repeated="3"/>
          <table:table-cell office:value-type="float" office:value="100.078214038729" calcext:value-type="float">
            <text:p>100.078214038729</text:p>
          </table:table-cell>
          <table:table-cell/>
          <table:table-cell office:value-type="float" office:value="-0.327217424115079" calcext:value-type="float">
            <text:p>-0.327217424115079</text:p>
          </table:table-cell>
          <table:table-cell/>
          <table:table-cell office:value-type="float" office:value="47081" calcext:value-type="float">
            <text:p>47081</text:p>
          </table:table-cell>
          <table:table-cell table:number-columns-repeated="3"/>
          <table:table-cell office:value-type="float" office:value="7.10792729060947" calcext:value-type="float">
            <text:p>7.10792729060947</text:p>
          </table:table-cell>
          <table:table-cell/>
          <table:table-cell office:value-type="float" office:value="0.52247158314707" calcext:value-type="float">
            <text:p>0.52247158314707</text:p>
          </table:table-cell>
          <table:table-cell/>
          <table:table-cell office:value-type="float" office:value="6125" calcext:value-type="float">
            <text:p>6125</text:p>
          </table:table-cell>
          <table:table-cell table:number-columns-repeated="3"/>
          <table:table-cell office:value-type="float" office:value="100.117575288741" calcext:value-type="float">
            <text:p>100.117575288741</text:p>
          </table:table-cell>
          <table:table-cell office:value-type="float" office:value="100.11397039338" calcext:value-type="float">
            <text:p>100.11397039338</text:p>
          </table:table-cell>
          <table:table-cell office:value-type="float" office:value="100.092657456915" calcext:value-type="float">
            <text:p>100.092657456915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.60845704508254" calcext:value-type="float">
            <text:p>7.60845704508254</text:p>
          </table:table-cell>
          <table:table-cell/>
          <table:table-cell office:value-type="float" office:value="-1.04036850775219" calcext:value-type="float">
            <text:p>-1.04036850775219</text:p>
          </table:table-cell>
          <table:table-cell/>
          <table:table-cell office:value-type="float" office:value="5513" calcext:value-type="float">
            <text:p>5513</text:p>
          </table:table-cell>
          <table:table-cell table:number-columns-repeated="3"/>
          <table:table-cell office:value-type="float" office:value="99.8378409122831" calcext:value-type="float">
            <text:p>99.8378409122831</text:p>
          </table:table-cell>
          <table:table-cell/>
          <table:table-cell office:value-type="float" office:value="-0.6742342928299" calcext:value-type="float">
            <text:p>-0.6742342928299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5433486363" calcext:value-type="float">
            <text:p>100.105433486363</text:p>
          </table:table-cell>
          <table:table-cell/>
          <table:table-cell office:value-type="float" office:value="1.82145568378373" calcext:value-type="float">
            <text:p>1.82145568378373</text:p>
          </table:table-cell>
          <table:table-cell/>
          <table:table-cell office:value-type="float" office:value="44081" calcext:value-type="float">
            <text:p>44081</text:p>
          </table:table-cell>
          <table:table-cell table:number-columns-repeated="3"/>
          <table:table-cell office:value-type="float" office:value="100.117752596691" calcext:value-type="float">
            <text:p>100.117752596691</text:p>
          </table:table-cell>
          <table:table-cell office:value-type="float" office:value="100.114014470675" calcext:value-type="float">
            <text:p>100.114014470675</text:p>
          </table:table-cell>
          <table:table-cell office:value-type="float" office:value="100.09267122972" calcext:value-type="float">
            <text:p>100.09267122972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088353787" calcext:value-type="float">
            <text:p>100.104088353787</text:p>
          </table:table-cell>
          <table:table-cell/>
          <table:table-cell office:value-type="float" office:value="-3.84368456151891" calcext:value-type="float">
            <text:p>-3.84368456151891</text:p>
          </table:table-cell>
          <table:table-cell/>
          <table:table-cell office:value-type="float" office:value="47277" calcext:value-type="float">
            <text:p>47277</text:p>
          </table:table-cell>
          <table:table-cell table:number-columns-repeated="3"/>
          <table:table-cell office:value-type="float" office:value="4.63717728189874" calcext:value-type="float">
            <text:p>4.63717728189874</text:p>
          </table:table-cell>
          <table:table-cell/>
          <table:table-cell office:value-type="float" office:value="0.00672041778839071" calcext:value-type="float">
            <text:p>0.006720417788391</text:p>
          </table:table-cell>
          <table:table-cell/>
          <table:table-cell office:value-type="float" office:value="6221" calcext:value-type="float">
            <text:p>6221</text:p>
          </table:table-cell>
          <table:table-cell table:number-columns-repeated="3"/>
          <table:table-cell office:value-type="float" office:value="100.112898501863" calcext:value-type="float">
            <text:p>100.112898501863</text:p>
          </table:table-cell>
          <table:table-cell/>
          <table:table-cell office:value-type="float" office:value="0.759658632209539" calcext:value-type="float">
            <text:p>0.759658632209539</text:p>
          </table:table-cell>
          <table:table-cell/>
          <table:table-cell office:value-type="float" office:value="46354" calcext:value-type="float">
            <text:p>46354</text:p>
          </table:table-cell>
          <table:table-cell table:number-columns-repeated="3"/>
          <table:table-cell office:value-type="float" office:value="100.11776078943" calcext:value-type="float">
            <text:p>100.11776078943</text:p>
          </table:table-cell>
          <table:table-cell office:value-type="float" office:value="100.114195618152" calcext:value-type="float">
            <text:p>100.114195618152</text:p>
          </table:table-cell>
          <table:table-cell office:value-type="float" office:value="100.092850582132" calcext:value-type="float">
            <text:p>100.092850582132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4580038927" calcext:value-type="float">
            <text:p>100.094580038927</text:p>
          </table:table-cell>
          <table:table-cell/>
          <table:table-cell office:value-type="float" office:value="-2.94035065861352" calcext:value-type="float">
            <text:p>-2.94035065861352</text:p>
          </table:table-cell>
          <table:table-cell/>
          <table:table-cell office:value-type="float" office:value="48099" calcext:value-type="float">
            <text:p>48099</text:p>
          </table:table-cell>
          <table:table-cell table:number-columns-repeated="3"/>
          <table:table-cell office:value-type="float" office:value="6.93784271735566" calcext:value-type="float">
            <text:p>6.93784271735566</text:p>
          </table:table-cell>
          <table:table-cell/>
          <table:table-cell office:value-type="float" office:value="-0.681675946851209" calcext:value-type="float">
            <text:p>-0.681675946851209</text:p>
          </table:table-cell>
          <table:table-cell/>
          <table:table-cell office:value-type="float" office:value="25229" calcext:value-type="float">
            <text:p>25229</text:p>
          </table:table-cell>
          <table:table-cell table:number-columns-repeated="3"/>
          <table:table-cell office:value-type="float" office:value="3.61051062073336" calcext:value-type="float">
            <text:p>3.61051062073336</text:p>
          </table:table-cell>
          <table:table-cell/>
          <table:table-cell office:value-type="float" office:value="-0.580245765666451" calcext:value-type="float">
            <text:p>-0.580245765666451</text:p>
          </table:table-cell>
          <table:table-cell/>
          <table:table-cell office:value-type="float" office:value="2969" calcext:value-type="float">
            <text:p>2969</text:p>
          </table:table-cell>
          <table:table-cell table:number-columns-repeated="3"/>
          <table:table-cell office:value-type="float" office:value="100.118001247463" calcext:value-type="float">
            <text:p>100.118001247463</text:p>
          </table:table-cell>
          <table:table-cell office:value-type="float" office:value="100.114220870162" calcext:value-type="float">
            <text:p>100.114220870162</text:p>
          </table:table-cell>
          <table:table-cell office:value-type="float" office:value="100.092870797387" calcext:value-type="float">
            <text:p>100.092870797387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28235171921946" calcext:value-type="float">
            <text:p>3.28235171921946</text:p>
          </table:table-cell>
          <table:table-cell/>
          <table:table-cell office:value-type="float" office:value="0.310032786186179" calcext:value-type="float">
            <text:p>0.310032786186179</text:p>
          </table:table-cell>
          <table:table-cell/>
          <table:table-cell office:value-type="float" office:value="2728" calcext:value-type="float">
            <text:p>2728</text:p>
          </table:table-cell>
          <table:table-cell table:number-columns-repeated="3"/>
          <table:table-cell office:value-type="float" office:value="2.20197074773436" calcext:value-type="float">
            <text:p>2.20197074773436</text:p>
          </table:table-cell>
          <table:table-cell/>
          <table:table-cell office:value-type="float" office:value="-0.0654948084332208" calcext:value-type="float">
            <text:p>-0.06549480843322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04156402518" calcext:value-type="float">
            <text:p>100.104156402518</text:p>
          </table:table-cell>
          <table:table-cell/>
          <table:table-cell office:value-type="float" office:value="-0.933653946305232" calcext:value-type="float">
            <text:p>-0.933653946305232</text:p>
          </table:table-cell>
          <table:table-cell/>
          <table:table-cell office:value-type="float" office:value="46507" calcext:value-type="float">
            <text:p>46507</text:p>
          </table:table-cell>
          <table:table-cell table:number-columns-repeated="3"/>
          <table:table-cell office:value-type="float" office:value="100.118211979638" calcext:value-type="float">
            <text:p>100.118211979638</text:p>
          </table:table-cell>
          <table:table-cell office:value-type="float" office:value="100.114578542751" calcext:value-type="float">
            <text:p>100.114578542751</text:p>
          </table:table-cell>
          <table:table-cell office:value-type="float" office:value="100.093022136579" calcext:value-type="float">
            <text:p>100.093022136579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1454318372" calcext:value-type="float">
            <text:p>100.111454318372</text:p>
          </table:table-cell>
          <table:table-cell/>
          <table:table-cell office:value-type="float" office:value="-0.238329211582266" calcext:value-type="float">
            <text:p>-0.238329211582266</text:p>
          </table:table-cell>
          <table:table-cell/>
          <table:table-cell office:value-type="float" office:value="47606" calcext:value-type="float">
            <text:p>47606</text:p>
          </table:table-cell>
          <table:table-cell table:number-columns-repeated="3"/>
          <table:table-cell office:value-type="float" office:value="100.089526332146" calcext:value-type="float">
            <text:p>100.089526332146</text:p>
          </table:table-cell>
          <table:table-cell/>
          <table:table-cell office:value-type="float" office:value="4.75183135234828" calcext:value-type="float">
            <text:p>4.75183135234828</text:p>
          </table:table-cell>
          <table:table-cell/>
          <table:table-cell office:value-type="float" office:value="47152" calcext:value-type="float">
            <text:p>47152</text:p>
          </table:table-cell>
          <table:table-cell table:number-columns-repeated="3"/>
          <table:table-cell office:value-type="float" office:value="100.107651386438" calcext:value-type="float">
            <text:p>100.107651386438</text:p>
          </table:table-cell>
          <table:table-cell/>
          <table:table-cell office:value-type="float" office:value="2.71321661111606" calcext:value-type="float">
            <text:p>2.71321661111606</text:p>
          </table:table-cell>
          <table:table-cell/>
          <table:table-cell office:value-type="float" office:value="42786" calcext:value-type="float">
            <text:p>42786</text:p>
          </table:table-cell>
          <table:table-cell table:number-columns-repeated="3"/>
          <table:table-cell office:value-type="float" office:value="100.118432344009" calcext:value-type="float">
            <text:p>100.118432344009</text:p>
          </table:table-cell>
          <table:table-cell office:value-type="float" office:value="100.114671961221" calcext:value-type="float">
            <text:p>100.114671961221</text:p>
          </table:table-cell>
          <table:table-cell office:value-type="float" office:value="100.093322525877" calcext:value-type="float">
            <text:p>100.093322525877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89482577754" calcext:value-type="float">
            <text:p>100.089482577754</text:p>
          </table:table-cell>
          <table:table-cell/>
          <table:table-cell office:value-type="float" office:value="-4.20439134739416" calcext:value-type="float">
            <text:p>-4.20439134739416</text:p>
          </table:table-cell>
          <table:table-cell/>
          <table:table-cell office:value-type="float" office:value="45236" calcext:value-type="float">
            <text:p>45236</text:p>
          </table:table-cell>
          <table:table-cell table:number-columns-repeated="3"/>
          <table:table-cell office:value-type="float" office:value="9.0487797168694" calcext:value-type="float">
            <text:p>9.0487797168694</text:p>
          </table:table-cell>
          <table:table-cell/>
          <table:table-cell office:value-type="float" office:value="-0.211703261816022" calcext:value-type="float">
            <text:p>-0.211703261816022</text:p>
          </table:table-cell>
          <table:table-cell/>
          <table:table-cell office:value-type="float" office:value="12154" calcext:value-type="float">
            <text:p>12154</text:p>
          </table:table-cell>
          <table:table-cell table:number-columns-repeated="3"/>
          <table:table-cell office:value-type="float" office:value="6.85447048191173" calcext:value-type="float">
            <text:p>6.85447048191173</text:p>
          </table:table-cell>
          <table:table-cell/>
          <table:table-cell office:value-type="float" office:value="0.953781055292463" calcext:value-type="float">
            <text:p>0.953781055292463</text:p>
          </table:table-cell>
          <table:table-cell/>
          <table:table-cell office:value-type="float" office:value="7614" calcext:value-type="float">
            <text:p>7614</text:p>
          </table:table-cell>
          <table:table-cell table:number-columns-repeated="3"/>
          <table:table-cell office:value-type="float" office:value="100.118487149082" calcext:value-type="float">
            <text:p>100.118487149082</text:p>
          </table:table-cell>
          <table:table-cell office:value-type="float" office:value="100.114868155533" calcext:value-type="float">
            <text:p>100.114868155533</text:p>
          </table:table-cell>
          <table:table-cell office:value-type="float" office:value="100.09335234735" calcext:value-type="float">
            <text:p>100.09335234735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8117848534143" calcext:value-type="float">
            <text:p>1.8117848534143</text:p>
          </table:table-cell>
          <table:table-cell/>
          <table:table-cell office:value-type="float" office:value="0.1304593729248" calcext:value-type="float">
            <text:p>0.1304593729248</text:p>
          </table:table-cell>
          <table:table-cell/>
          <table:table-cell office:value-type="float" office:value="1288" calcext:value-type="float">
            <text:p>1288</text:p>
          </table:table-cell>
          <table:table-cell table:number-columns-repeated="3"/>
          <table:table-cell office:value-type="float" office:value="100.085757689321" calcext:value-type="float">
            <text:p>100.085757689321</text:p>
          </table:table-cell>
          <table:table-cell/>
          <table:table-cell office:value-type="float" office:value="0.346704431774969" calcext:value-type="float">
            <text:p>0.346704431774969</text:p>
          </table:table-cell>
          <table:table-cell/>
          <table:table-cell office:value-type="float" office:value="48615" calcext:value-type="float">
            <text:p>48615</text:p>
          </table:table-cell>
          <table:table-cell table:number-columns-repeated="3"/>
          <table:table-cell office:value-type="float" office:value="5.73005110073878" calcext:value-type="float">
            <text:p>5.73005110073878</text:p>
          </table:table-cell>
          <table:table-cell/>
          <table:table-cell office:value-type="float" office:value="-0.011872430870968" calcext:value-type="float">
            <text:p>-0.011872430870968</text:p>
          </table:table-cell>
          <table:table-cell/>
          <table:table-cell office:value-type="float" office:value="4836" calcext:value-type="float">
            <text:p>4836</text:p>
          </table:table-cell>
          <table:table-cell table:number-columns-repeated="3"/>
          <table:table-cell office:value-type="float" office:value="100.118597330756" calcext:value-type="float">
            <text:p>100.118597330756</text:p>
          </table:table-cell>
          <table:table-cell office:value-type="float" office:value="100.114922221942" calcext:value-type="float">
            <text:p>100.114922221942</text:p>
          </table:table-cell>
          <table:table-cell office:value-type="float" office:value="100.093645396981" calcext:value-type="float">
            <text:p>100.093645396981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789891822" calcext:value-type="float">
            <text:p>100.100789891822</text:p>
          </table:table-cell>
          <table:table-cell/>
          <table:table-cell office:value-type="float" office:value="-4.28915924144366" calcext:value-type="float">
            <text:p>-4.28915924144366</text:p>
          </table:table-cell>
          <table:table-cell/>
          <table:table-cell office:value-type="float" office:value="45384" calcext:value-type="float">
            <text:p>45384</text:p>
          </table:table-cell>
          <table:table-cell table:number-columns-repeated="3"/>
          <table:table-cell office:value-type="float" office:value="8.58230291448945" calcext:value-type="float">
            <text:p>8.58230291448945</text:p>
          </table:table-cell>
          <table:table-cell/>
          <table:table-cell office:value-type="float" office:value="0.246235069734054" calcext:value-type="float">
            <text:p>0.246235069734054</text:p>
          </table:table-cell>
          <table:table-cell/>
          <table:table-cell office:value-type="float" office:value="9197" calcext:value-type="float">
            <text:p>9197</text:p>
          </table:table-cell>
          <table:table-cell table:number-columns-repeated="3"/>
          <table:table-cell office:value-type="float" office:value="0.663862385267298" calcext:value-type="float">
            <text:p>0.663862385267298</text:p>
          </table:table-cell>
          <table:table-cell/>
          <table:table-cell office:value-type="float" office:value="-0.0198501079277597" calcext:value-type="float">
            <text:p>-0.01985010792776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100.118637566149" calcext:value-type="float">
            <text:p>100.118637566149</text:p>
          </table:table-cell>
          <table:table-cell office:value-type="float" office:value="100.115038661991" calcext:value-type="float">
            <text:p>100.115038661991</text:p>
          </table:table-cell>
          <table:table-cell office:value-type="float" office:value="100.093972678899" calcext:value-type="float">
            <text:p>100.093972678899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1857810935" calcext:value-type="float">
            <text:p>100.091857810935</text:p>
          </table:table-cell>
          <table:table-cell/>
          <table:table-cell office:value-type="float" office:value="-5.98810205612895" calcext:value-type="float">
            <text:p>-5.98810205612895</text:p>
          </table:table-cell>
          <table:table-cell/>
          <table:table-cell office:value-type="float" office:value="46377" calcext:value-type="float">
            <text:p>46377</text:p>
          </table:table-cell>
          <table:table-cell table:number-columns-repeated="3"/>
          <table:table-cell office:value-type="float" office:value="6.4025352895246" calcext:value-type="float">
            <text:p>6.4025352895246</text:p>
          </table:table-cell>
          <table:table-cell/>
          <table:table-cell office:value-type="float" office:value="-0.38276374867116" calcext:value-type="float">
            <text:p>-0.38276374867116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9.01067772501457" calcext:value-type="float">
            <text:p>9.01067772501457</text:p>
          </table:table-cell>
          <table:table-cell/>
          <table:table-cell office:value-type="float" office:value="0.402352339378748" calcext:value-type="float">
            <text:p>0.402352339378748</text:p>
          </table:table-cell>
          <table:table-cell/>
          <table:table-cell office:value-type="float" office:value="7917" calcext:value-type="float">
            <text:p>7917</text:p>
          </table:table-cell>
          <table:table-cell table:number-columns-repeated="3"/>
          <table:table-cell office:value-type="float" office:value="100.118645370106" calcext:value-type="float">
            <text:p>100.118645370106</text:p>
          </table:table-cell>
          <table:table-cell office:value-type="float" office:value="100.115409341714" calcext:value-type="float">
            <text:p>100.115409341714</text:p>
          </table:table-cell>
          <table:table-cell office:value-type="float" office:value="100.094046638735" calcext:value-type="float">
            <text:p>100.094046638735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462842646" calcext:value-type="float">
            <text:p>100.10462842646</text:p>
          </table:table-cell>
          <table:table-cell/>
          <table:table-cell office:value-type="float" office:value="-1.95369518000384" calcext:value-type="float">
            <text:p>-1.95369518000384</text:p>
          </table:table-cell>
          <table:table-cell/>
          <table:table-cell office:value-type="float" office:value="47084" calcext:value-type="float">
            <text:p>47084</text:p>
          </table:table-cell>
          <table:table-cell table:number-columns-repeated="3"/>
          <table:table-cell office:value-type="float" office:value="100.086770649129" calcext:value-type="float">
            <text:p>100.086770649129</text:p>
          </table:table-cell>
          <table:table-cell/>
          <table:table-cell office:value-type="float" office:value="2.73759322932978" calcext:value-type="float">
            <text:p>2.73759322932978</text:p>
          </table:table-cell>
          <table:table-cell/>
          <table:table-cell office:value-type="float" office:value="48049" calcext:value-type="float">
            <text:p>48049</text:p>
          </table:table-cell>
          <table:table-cell table:number-columns-repeated="3"/>
          <table:table-cell office:value-type="float" office:value="3.08138233648439" calcext:value-type="float">
            <text:p>3.08138233648439</text:p>
          </table:table-cell>
          <table:table-cell/>
          <table:table-cell office:value-type="float" office:value="0.557063142168519" calcext:value-type="float">
            <text:p>0.557063142168519</text:p>
          </table:table-cell>
          <table:table-cell/>
          <table:table-cell office:value-type="float" office:value="2662" calcext:value-type="float">
            <text:p>2662</text:p>
          </table:table-cell>
          <table:table-cell table:number-columns-repeated="3"/>
          <table:table-cell office:value-type="float" office:value="100.118781900548" calcext:value-type="float">
            <text:p>100.118781900548</text:p>
          </table:table-cell>
          <table:table-cell office:value-type="float" office:value="100.115522047606" calcext:value-type="float">
            <text:p>100.115522047606</text:p>
          </table:table-cell>
          <table:table-cell office:value-type="float" office:value="100.094164049581" calcext:value-type="float">
            <text:p>100.094164049581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1152616962" calcext:value-type="float">
            <text:p>100.101152616962</text:p>
          </table:table-cell>
          <table:table-cell/>
          <table:table-cell office:value-type="float" office:value="-5.19012107254382" calcext:value-type="float">
            <text:p>-5.19012107254382</text:p>
          </table:table-cell>
          <table:table-cell/>
          <table:table-cell office:value-type="float" office:value="47056" calcext:value-type="float">
            <text:p>47056</text:p>
          </table:table-cell>
          <table:table-cell table:number-columns-repeated="3"/>
          <table:table-cell office:value-type="float" office:value="100.080283539734" calcext:value-type="float">
            <text:p>100.080283539734</text:p>
          </table:table-cell>
          <table:table-cell/>
          <table:table-cell office:value-type="float" office:value="-0.94015722957833" calcext:value-type="float">
            <text:p>-0.94015722957833</text:p>
          </table:table-cell>
          <table:table-cell/>
          <table:table-cell office:value-type="float" office:value="48493" calcext:value-type="float">
            <text:p>48493</text:p>
          </table:table-cell>
          <table:table-cell table:number-columns-repeated="3"/>
          <table:table-cell office:value-type="float" office:value="2.7395152381276" calcext:value-type="float">
            <text:p>2.7395152381276</text:p>
          </table:table-cell>
          <table:table-cell/>
          <table:table-cell office:value-type="float" office:value="-0.0767872033063236" calcext:value-type="float">
            <text:p>-0.076787203306324</text:p>
          </table:table-cell>
          <table:table-cell/>
          <table:table-cell office:value-type="float" office:value="2618" calcext:value-type="float">
            <text:p>2618</text:p>
          </table:table-cell>
          <table:table-cell table:number-columns-repeated="3"/>
          <table:table-cell office:value-type="float" office:value="100.119428759454" calcext:value-type="float">
            <text:p>100.119428759454</text:p>
          </table:table-cell>
          <table:table-cell office:value-type="float" office:value="100.116167430445" calcext:value-type="float">
            <text:p>100.116167430445</text:p>
          </table:table-cell>
          <table:table-cell office:value-type="float" office:value="100.094200537966" calcext:value-type="float">
            <text:p>100.094200537966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610565403882551" calcext:value-type="float">
            <text:p>0.610565403882551</text:p>
          </table:table-cell>
          <table:table-cell/>
          <table:table-cell office:value-type="float" office:value="-0.322874399575796" calcext:value-type="float">
            <text:p>-0.322874399575796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3"/>
          <table:table-cell office:value-type="float" office:value="90.4398999898546" calcext:value-type="float">
            <text:p>90.4398999898546</text:p>
          </table:table-cell>
          <table:table-cell/>
          <table:table-cell office:value-type="float" office:value="-1.53758105120905" calcext:value-type="float">
            <text:p>-1.53758105120905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7.6048322362297" calcext:value-type="float">
            <text:p>7.6048322362297</text:p>
          </table:table-cell>
          <table:table-cell/>
          <table:table-cell office:value-type="float" office:value="0.296606469320507" calcext:value-type="float">
            <text:p>0.296606469320507</text:p>
          </table:table-cell>
          <table:table-cell/>
          <table:table-cell office:value-type="float" office:value="6787" calcext:value-type="float">
            <text:p>6787</text:p>
          </table:table-cell>
          <table:table-cell table:number-columns-repeated="3"/>
          <table:table-cell office:value-type="float" office:value="100.119497104281" calcext:value-type="float">
            <text:p>100.119497104281</text:p>
          </table:table-cell>
          <table:table-cell office:value-type="float" office:value="100.117051779368" calcext:value-type="float">
            <text:p>100.117051779368</text:p>
          </table:table-cell>
          <table:table-cell office:value-type="float" office:value="100.094365921728" calcext:value-type="float">
            <text:p>100.094365921728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13132614982197" calcext:value-type="float">
            <text:p>4.13132614982197</text:p>
          </table:table-cell>
          <table:table-cell/>
          <table:table-cell office:value-type="float" office:value="0.0503456869741381" calcext:value-type="float">
            <text:p>0.050345686974138</text:p>
          </table:table-cell>
          <table:table-cell/>
          <table:table-cell office:value-type="float" office:value="3554" calcext:value-type="float">
            <text:p>3554</text:p>
          </table:table-cell>
          <table:table-cell table:number-columns-repeated="3"/>
          <table:table-cell office:value-type="float" office:value="100.086801114689" calcext:value-type="float">
            <text:p>100.086801114689</text:p>
          </table:table-cell>
          <table:table-cell/>
          <table:table-cell office:value-type="float" office:value="2.32169199249612" calcext:value-type="float">
            <text:p>2.32169199249612</text:p>
          </table:table-cell>
          <table:table-cell/>
          <table:table-cell office:value-type="float" office:value="46759" calcext:value-type="float">
            <text:p>46759</text:p>
          </table:table-cell>
          <table:table-cell table:number-columns-repeated="3"/>
          <table:table-cell office:value-type="float" office:value="4.06250447061105" calcext:value-type="float">
            <text:p>4.06250447061105</text:p>
          </table:table-cell>
          <table:table-cell/>
          <table:table-cell office:value-type="float" office:value="-0.316669970593727" calcext:value-type="float">
            <text:p>-0.316669970593727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3"/>
          <table:table-cell office:value-type="float" office:value="100.119772508597" calcext:value-type="float">
            <text:p>100.119772508597</text:p>
          </table:table-cell>
          <table:table-cell office:value-type="float" office:value="100.117233319782" calcext:value-type="float">
            <text:p>100.117233319782</text:p>
          </table:table-cell>
          <table:table-cell office:value-type="float" office:value="100.094702103996" calcext:value-type="float">
            <text:p>100.094702103996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.54032985968799" calcext:value-type="float">
            <text:p>2.54032985968799</text:p>
          </table:table-cell>
          <table:table-cell/>
          <table:table-cell office:value-type="float" office:value="-0.225274945553709" calcext:value-type="float">
            <text:p>-0.225274945553709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3"/>
          <table:table-cell office:value-type="float" office:value="5.67420874876651" calcext:value-type="float">
            <text:p>5.67420874876651</text:p>
          </table:table-cell>
          <table:table-cell/>
          <table:table-cell office:value-type="float" office:value="-0.101873948851638" calcext:value-type="float">
            <text:p>-0.101873948851638</text:p>
          </table:table-cell>
          <table:table-cell/>
          <table:table-cell office:value-type="float" office:value="5611" calcext:value-type="float">
            <text:p>5611</text:p>
          </table:table-cell>
          <table:table-cell table:number-columns-repeated="3"/>
          <table:table-cell office:value-type="float" office:value="1.70207236200139" calcext:value-type="float">
            <text:p>1.70207236200139</text:p>
          </table:table-cell>
          <table:table-cell/>
          <table:table-cell office:value-type="float" office:value="0.16859538434362" calcext:value-type="float">
            <text:p>0.16859538434362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119789626167" calcext:value-type="float">
            <text:p>100.119789626167</text:p>
          </table:table-cell>
          <table:table-cell office:value-type="float" office:value="100.11789446392" calcext:value-type="float">
            <text:p>100.11789446392</text:p>
          </table:table-cell>
          <table:table-cell office:value-type="float" office:value="100.094743094024" calcext:value-type="float">
            <text:p>100.094743094024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62470596841399" calcext:value-type="float">
            <text:p>3.62470596841399</text:p>
          </table:table-cell>
          <table:table-cell/>
          <table:table-cell office:value-type="float" office:value="-0.538956493085393" calcext:value-type="float">
            <text:p>-0.538956493085393</text:p>
          </table:table-cell>
          <table:table-cell/>
          <table:table-cell office:value-type="float" office:value="3376" calcext:value-type="float">
            <text:p>3376</text:p>
          </table:table-cell>
          <table:table-cell table:number-columns-repeated="3"/>
          <table:table-cell office:value-type="float" office:value="0.947494909119275" calcext:value-type="float">
            <text:p>0.947494909119275</text:p>
          </table:table-cell>
          <table:table-cell/>
          <table:table-cell office:value-type="float" office:value="0.183557563594883" calcext:value-type="float">
            <text:p>0.183557563594883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100.096272288533" calcext:value-type="float">
            <text:p>100.096272288533</text:p>
          </table:table-cell>
          <table:table-cell/>
          <table:table-cell office:value-type="float" office:value="2.26587582528305" calcext:value-type="float">
            <text:p>2.26587582528305</text:p>
          </table:table-cell>
          <table:table-cell/>
          <table:table-cell office:value-type="float" office:value="46739" calcext:value-type="float">
            <text:p>46739</text:p>
          </table:table-cell>
          <table:table-cell table:number-columns-repeated="3"/>
          <table:table-cell office:value-type="float" office:value="100.119810823187" calcext:value-type="float">
            <text:p>100.119810823187</text:p>
          </table:table-cell>
          <table:table-cell office:value-type="float" office:value="100.118399118516" calcext:value-type="float">
            <text:p>100.118399118516</text:p>
          </table:table-cell>
          <table:table-cell office:value-type="float" office:value="100.0947579579" calcext:value-type="float">
            <text:p>100.0947579579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.54916304674236" calcext:value-type="float">
            <text:p>6.54916304674236</text:p>
          </table:table-cell>
          <table:table-cell/>
          <table:table-cell office:value-type="float" office:value="0.0283908056751052" calcext:value-type="float">
            <text:p>0.028390805675105</text:p>
          </table:table-cell>
          <table:table-cell/>
          <table:table-cell office:value-type="float" office:value="4483" calcext:value-type="float">
            <text:p>4483</text:p>
          </table:table-cell>
          <table:table-cell table:number-columns-repeated="3"/>
          <table:table-cell office:value-type="float" office:value="3.53907978398078" calcext:value-type="float">
            <text:p>3.53907978398078</text:p>
          </table:table-cell>
          <table:table-cell/>
          <table:table-cell office:value-type="float" office:value="-0.0829808801583162" calcext:value-type="float">
            <text:p>-0.082980880158316</text:p>
          </table:table-cell>
          <table:table-cell/>
          <table:table-cell office:value-type="float" office:value="7381" calcext:value-type="float">
            <text:p>7381</text:p>
          </table:table-cell>
          <table:table-cell table:number-columns-repeated="3"/>
          <table:table-cell office:value-type="float" office:value="7.15662558108446" calcext:value-type="float">
            <text:p>7.15662558108446</text:p>
          </table:table-cell>
          <table:table-cell/>
          <table:table-cell office:value-type="float" office:value="0.392270712170313" calcext:value-type="float">
            <text:p>0.392270712170313</text:p>
          </table:table-cell>
          <table:table-cell/>
          <table:table-cell office:value-type="float" office:value="5765" calcext:value-type="float">
            <text:p>5765</text:p>
          </table:table-cell>
          <table:table-cell table:number-columns-repeated="3"/>
          <table:table-cell office:value-type="float" office:value="100.119830922563" calcext:value-type="float">
            <text:p>100.119830922563</text:p>
          </table:table-cell>
          <table:table-cell office:value-type="float" office:value="100.118550857803" calcext:value-type="float">
            <text:p>100.118550857803</text:p>
          </table:table-cell>
          <table:table-cell office:value-type="float" office:value="100.094942194801" calcext:value-type="float">
            <text:p>100.094942194801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3915181642" calcext:value-type="float">
            <text:p>100.093915181642</text:p>
          </table:table-cell>
          <table:table-cell/>
          <table:table-cell office:value-type="float" office:value="-3.61392674831495" calcext:value-type="float">
            <text:p>-3.61392674831495</text:p>
          </table:table-cell>
          <table:table-cell/>
          <table:table-cell office:value-type="float" office:value="45889" calcext:value-type="float">
            <text:p>45889</text:p>
          </table:table-cell>
          <table:table-cell table:number-columns-repeated="3"/>
          <table:table-cell office:value-type="float" office:value="9.00597176816672" calcext:value-type="float">
            <text:p>9.00597176816672</text:p>
          </table:table-cell>
          <table:table-cell/>
          <table:table-cell office:value-type="float" office:value="-0.193640643995561" calcext:value-type="float">
            <text:p>-0.193640643995561</text:p>
          </table:table-cell>
          <table:table-cell/>
          <table:table-cell office:value-type="float" office:value="9968" calcext:value-type="float">
            <text:p>9968</text:p>
          </table:table-cell>
          <table:table-cell table:number-columns-repeated="3"/>
          <table:table-cell office:value-type="float" office:value="5.49902067019818" calcext:value-type="float">
            <text:p>5.49902067019818</text:p>
          </table:table-cell>
          <table:table-cell/>
          <table:table-cell office:value-type="float" office:value="0.66102576791113" calcext:value-type="float">
            <text:p>0.66102576791113</text:p>
          </table:table-cell>
          <table:table-cell/>
          <table:table-cell office:value-type="float" office:value="4578" calcext:value-type="float">
            <text:p>4578</text:p>
          </table:table-cell>
          <table:table-cell table:number-columns-repeated="3"/>
          <table:table-cell office:value-type="float" office:value="100.119990365355" calcext:value-type="float">
            <text:p>100.119990365355</text:p>
          </table:table-cell>
          <table:table-cell office:value-type="float" office:value="100.119000191026" calcext:value-type="float">
            <text:p>100.119000191026</text:p>
          </table:table-cell>
          <table:table-cell office:value-type="float" office:value="100.095201240672" calcext:value-type="float">
            <text:p>100.095201240672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.93980338611845" calcext:value-type="float">
            <text:p>3.93980338611845</text:p>
          </table:table-cell>
          <table:table-cell/>
          <table:table-cell office:value-type="float" office:value="-0.019496881231628" calcext:value-type="float">
            <text:p>-0.019496881231628</text:p>
          </table:table-cell>
          <table:table-cell/>
          <table:table-cell office:value-type="float" office:value="2982" calcext:value-type="float">
            <text:p>2982</text:p>
          </table:table-cell>
          <table:table-cell table:number-columns-repeated="3"/>
          <table:table-cell office:value-type="float" office:value="8.96735427934355" calcext:value-type="float">
            <text:p>8.96735427934355</text:p>
          </table:table-cell>
          <table:table-cell/>
          <table:table-cell office:value-type="float" office:value="-0.561294897248383" calcext:value-type="float">
            <text:p>-0.561294897248383</text:p>
          </table:table-cell>
          <table:table-cell/>
          <table:table-cell office:value-type="float" office:value="8135" calcext:value-type="float">
            <text:p>8135</text:p>
          </table:table-cell>
          <table:table-cell table:number-columns-repeated="3"/>
          <table:table-cell office:value-type="float" office:value="6.57219939596106" calcext:value-type="float">
            <text:p>6.57219939596106</text:p>
          </table:table-cell>
          <table:table-cell/>
          <table:table-cell office:value-type="float" office:value="0.280988798813609" calcext:value-type="float">
            <text:p>0.280988798813609</text:p>
          </table:table-cell>
          <table:table-cell/>
          <table:table-cell office:value-type="float" office:value="4638" calcext:value-type="float">
            <text:p>4638</text:p>
          </table:table-cell>
          <table:table-cell table:number-columns-repeated="3"/>
          <table:table-cell office:value-type="float" office:value="100.120063484304" calcext:value-type="float">
            <text:p>100.120063484304</text:p>
          </table:table-cell>
          <table:table-cell office:value-type="float" office:value="100.119867219157" calcext:value-type="float">
            <text:p>100.119867219157</text:p>
          </table:table-cell>
          <table:table-cell office:value-type="float" office:value="100.095232808815" calcext:value-type="float">
            <text:p>100.095232808815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7656375821" calcext:value-type="float">
            <text:p>100.107656375821</text:p>
          </table:table-cell>
          <table:table-cell/>
          <table:table-cell office:value-type="float" office:value="-5.20187107222021" calcext:value-type="float">
            <text:p>-5.20187107222021</text:p>
          </table:table-cell>
          <table:table-cell/>
          <table:table-cell office:value-type="float" office:value="43560" calcext:value-type="float">
            <text:p>43560</text:p>
          </table:table-cell>
          <table:table-cell table:number-columns-repeated="3"/>
          <table:table-cell office:value-type="float" office:value="0.580200128073257" calcext:value-type="float">
            <text:p>0.580200128073257</text:p>
          </table:table-cell>
          <table:table-cell/>
          <table:table-cell office:value-type="float" office:value="0.0393941692104373" calcext:value-type="float">
            <text:p>0.039394169210437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8.99770092937954" calcext:value-type="float">
            <text:p>8.99770092937954</text:p>
          </table:table-cell>
          <table:table-cell/>
          <table:table-cell office:value-type="float" office:value="-0.426161807300191" calcext:value-type="float">
            <text:p>-0.426161807300191</text:p>
          </table:table-cell>
          <table:table-cell/>
          <table:table-cell office:value-type="float" office:value="6584" calcext:value-type="float">
            <text:p>6584</text:p>
          </table:table-cell>
          <table:table-cell table:number-columns-repeated="3"/>
          <table:table-cell office:value-type="float" office:value="100.120096111759" calcext:value-type="float">
            <text:p>100.120096111759</text:p>
          </table:table-cell>
          <table:table-cell office:value-type="float" office:value="100.120390113813" calcext:value-type="float">
            <text:p>100.120390113813</text:p>
          </table:table-cell>
          <table:table-cell office:value-type="float" office:value="100.095487830508" calcext:value-type="float">
            <text:p>100.095487830508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94311241509814" calcext:value-type="float">
            <text:p>1.94311241509814</text:p>
          </table:table-cell>
          <table:table-cell/>
          <table:table-cell office:value-type="float" office:value="0.164228323063623" calcext:value-type="float">
            <text:p>0.164228323063623</text:p>
          </table:table-cell>
          <table:table-cell/>
          <table:table-cell office:value-type="float" office:value="2078" calcext:value-type="float">
            <text:p>2078</text:p>
          </table:table-cell>
          <table:table-cell table:number-columns-repeated="3"/>
          <table:table-cell office:value-type="float" office:value="3.37810208160005" calcext:value-type="float">
            <text:p>3.37810208160005</text:p>
          </table:table-cell>
          <table:table-cell/>
          <table:table-cell office:value-type="float" office:value="-0.501941350244659" calcext:value-type="float">
            <text:p>-0.501941350244659</text:p>
          </table:table-cell>
          <table:table-cell/>
          <table:table-cell office:value-type="float" office:value="21142" calcext:value-type="float">
            <text:p>21142</text:p>
          </table:table-cell>
          <table:table-cell table:number-columns-repeated="3"/>
          <table:table-cell office:value-type="float" office:value="5.36967817658778" calcext:value-type="float">
            <text:p>5.36967817658778</text:p>
          </table:table-cell>
          <table:table-cell/>
          <table:table-cell office:value-type="float" office:value="-0.00539177574804661" calcext:value-type="float">
            <text:p>-0.005391775748047</text:p>
          </table:table-cell>
          <table:table-cell/>
          <table:table-cell office:value-type="float" office:value="4844" calcext:value-type="float">
            <text:p>4844</text:p>
          </table:table-cell>
          <table:table-cell table:number-columns-repeated="3"/>
          <table:table-cell office:value-type="float" office:value="100.120790294297" calcext:value-type="float">
            <text:p>100.120790294297</text:p>
          </table:table-cell>
          <table:table-cell office:value-type="float" office:value="100.120845479928" calcext:value-type="float">
            <text:p>100.120845479928</text:p>
          </table:table-cell>
          <table:table-cell office:value-type="float" office:value="100.095936713073" calcext:value-type="float">
            <text:p>100.095936713073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099062494416" calcext:value-type="float">
            <text:p>100.099062494416</text:p>
          </table:table-cell>
          <table:table-cell/>
          <table:table-cell office:value-type="float" office:value="-5.91910164104344" calcext:value-type="float">
            <text:p>-5.91910164104344</text:p>
          </table:table-cell>
          <table:table-cell/>
          <table:table-cell office:value-type="float" office:value="45091" calcext:value-type="float">
            <text:p>45091</text:p>
          </table:table-cell>
          <table:table-cell table:number-columns-repeated="3"/>
          <table:table-cell office:value-type="float" office:value="100.083133514844" calcext:value-type="float">
            <text:p>100.083133514844</text:p>
          </table:table-cell>
          <table:table-cell/>
          <table:table-cell office:value-type="float" office:value="0.168585190944956" calcext:value-type="float">
            <text:p>0.168585190944956</text:p>
          </table:table-cell>
          <table:table-cell/>
          <table:table-cell office:value-type="float" office:value="47605" calcext:value-type="float">
            <text:p>47605</text:p>
          </table:table-cell>
          <table:table-cell table:number-columns-repeated="3"/>
          <table:table-cell office:value-type="float" office:value="2.14091649695915" calcext:value-type="float">
            <text:p>2.14091649695915</text:p>
          </table:table-cell>
          <table:table-cell/>
          <table:table-cell office:value-type="float" office:value="0.395806879774639" calcext:value-type="float">
            <text:p>0.395806879774639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100.121433367296" calcext:value-type="float">
            <text:p>100.121433367296</text:p>
          </table:table-cell>
          <table:table-cell office:value-type="float" office:value="100.121750271493" calcext:value-type="float">
            <text:p>100.121750271493</text:p>
          </table:table-cell>
          <table:table-cell office:value-type="float" office:value="100.096195451393" calcext:value-type="float">
            <text:p>100.096195451393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.81742761179841" calcext:value-type="float">
            <text:p>4.81742761179841</text:p>
          </table:table-cell>
          <table:table-cell/>
          <table:table-cell office:value-type="float" office:value="0.56484814494273" calcext:value-type="float">
            <text:p>0.56484814494273</text:p>
          </table:table-cell>
          <table:table-cell/>
          <table:table-cell office:value-type="float" office:value="3704" calcext:value-type="float">
            <text:p>3704</text:p>
          </table:table-cell>
          <table:table-cell table:number-columns-repeated="3"/>
          <table:table-cell office:value-type="float" office:value="100.087027548802" calcext:value-type="float">
            <text:p>100.087027548802</text:p>
          </table:table-cell>
          <table:table-cell/>
          <table:table-cell office:value-type="float" office:value="4.10097934796417" calcext:value-type="float">
            <text:p>4.10097934796417</text:p>
          </table:table-cell>
          <table:table-cell/>
          <table:table-cell office:value-type="float" office:value="47525" calcext:value-type="float">
            <text:p>47525</text:p>
          </table:table-cell>
          <table:table-cell table:number-columns-repeated="3"/>
          <table:table-cell office:value-type="float" office:value="1.80312874574128" calcext:value-type="float">
            <text:p>1.80312874574128</text:p>
          </table:table-cell>
          <table:table-cell/>
          <table:table-cell office:value-type="float" office:value="0.0732372416198278" calcext:value-type="float">
            <text:p>0.073237241619828</text:p>
          </table:table-cell>
          <table:table-cell/>
          <table:table-cell office:value-type="float" office:value="2119" calcext:value-type="float">
            <text:p>2119</text:p>
          </table:table-cell>
          <table:table-cell table:number-columns-repeated="3"/>
          <table:table-cell office:value-type="float" office:value="100.121817140716" calcext:value-type="float">
            <text:p>100.121817140716</text:p>
          </table:table-cell>
          <table:table-cell office:value-type="float" office:value="100.122300503692" calcext:value-type="float">
            <text:p>100.122300503692</text:p>
          </table:table-cell>
          <table:table-cell office:value-type="float" office:value="100.096384129687" calcext:value-type="float">
            <text:p>100.096384129687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0.137089426435046" calcext:value-type="float">
            <text:p>0.137089426435046</text:p>
          </table:table-cell>
          <table:table-cell/>
          <table:table-cell office:value-type="float" office:value="-0.109598047349377" calcext:value-type="float">
            <text:p>-0.10959804734937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00.090034672871" calcext:value-type="float">
            <text:p>100.090034672871</text:p>
          </table:table-cell>
          <table:table-cell/>
          <table:table-cell office:value-type="float" office:value="1.57583647794215" calcext:value-type="float">
            <text:p>1.57583647794215</text:p>
          </table:table-cell>
          <table:table-cell/>
          <table:table-cell office:value-type="float" office:value="48630" calcext:value-type="float">
            <text:p>48630</text:p>
          </table:table-cell>
          <table:table-cell table:number-columns-repeated="3"/>
          <table:table-cell office:value-type="float" office:value="0.104486495360725" calcext:value-type="float">
            <text:p>0.104486495360725</text:p>
          </table:table-cell>
          <table:table-cell/>
          <table:table-cell office:value-type="float" office:value="-0.145299869253424" calcext:value-type="float">
            <text:p>-0.145299869253424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0.122078693749" calcext:value-type="float">
            <text:p>100.122078693749</text:p>
          </table:table-cell>
          <table:table-cell office:value-type="float" office:value="100.124234065242" calcext:value-type="float">
            <text:p>100.124234065242</text:p>
          </table:table-cell>
          <table:table-cell office:value-type="float" office:value="100.096592195457" calcext:value-type="float">
            <text:p>100.096592195457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00414256882" calcext:value-type="float">
            <text:p>100.100414256882</text:p>
          </table:table-cell>
          <table:table-cell/>
          <table:table-cell office:value-type="float" office:value="-3.65888866174904" calcext:value-type="float">
            <text:p>-3.65888866174904</text:p>
          </table:table-cell>
          <table:table-cell/>
          <table:table-cell office:value-type="float" office:value="44164" calcext:value-type="float">
            <text:p>44164</text:p>
          </table:table-cell>
          <table:table-cell table:number-columns-repeated="3"/>
          <table:table-cell office:value-type="float" office:value="100.088319609944" calcext:value-type="float">
            <text:p>100.088319609944</text:p>
          </table:table-cell>
          <table:table-cell/>
          <table:table-cell office:value-type="float" office:value="1.69300179115818" calcext:value-type="float">
            <text:p>1.69300179115818</text:p>
          </table:table-cell>
          <table:table-cell/>
          <table:table-cell office:value-type="float" office:value="48470" calcext:value-type="float">
            <text:p>48470</text:p>
          </table:table-cell>
          <table:table-cell table:number-columns-repeated="3"/>
          <table:table-cell office:value-type="float" office:value="8.70019021737196" calcext:value-type="float">
            <text:p>8.70019021737196</text:p>
          </table:table-cell>
          <table:table-cell/>
          <table:table-cell office:value-type="float" office:value="0.189073868911928" calcext:value-type="float">
            <text:p>0.189073868911928</text:p>
          </table:table-cell>
          <table:table-cell/>
          <table:table-cell office:value-type="float" office:value="6430" calcext:value-type="float">
            <text:p>6430</text:p>
          </table:table-cell>
          <table:table-cell table:number-columns-repeated="3"/>
          <table:table-cell office:value-type="float" office:value="100.123185889897" calcext:value-type="float">
            <text:p>100.123185889897</text:p>
          </table:table-cell>
          <table:table-cell office:value-type="float" office:value="100.126067201655" calcext:value-type="float">
            <text:p>100.126067201655</text:p>
          </table:table-cell>
          <table:table-cell office:value-type="float" office:value="100.098162558918" calcext:value-type="float">
            <text:p>100.098162558918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.33660517993573" calcext:value-type="float">
            <text:p>1.33660517993573</text:p>
          </table:table-cell>
          <table:table-cell/>
          <table:table-cell office:value-type="float" office:value="0.0217867095847545" calcext:value-type="float">
            <text:p>0.021786709584755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3"/>
          <table:table-cell office:value-type="float" office:value="100.08186484351" calcext:value-type="float">
            <text:p>100.08186484351</text:p>
          </table:table-cell>
          <table:table-cell/>
          <table:table-cell office:value-type="float" office:value="-4.70068723668774" calcext:value-type="float">
            <text:p>-4.70068723668774</text:p>
          </table:table-cell>
          <table:table-cell/>
          <table:table-cell office:value-type="float" office:value="48585" calcext:value-type="float">
            <text:p>48585</text:p>
          </table:table-cell>
          <table:table-cell table:number-columns-repeated="3"/>
          <table:table-cell office:value-type="float" office:value="100.098903523724" calcext:value-type="float">
            <text:p>100.098903523724</text:p>
          </table:table-cell>
          <table:table-cell/>
          <table:table-cell office:value-type="float" office:value="-0.573408252873597" calcext:value-type="float">
            <text:p>-0.573408252873597</text:p>
          </table:table-cell>
          <table:table-cell/>
          <table:table-cell office:value-type="float" office:value="45985" calcext:value-type="float">
            <text:p>45985</text:p>
          </table:table-cell>
          <table:table-cell table:number-columns-repeated="3"/>
          <table:table-cell office:value-type="float" office:value="100.123954764103" calcext:value-type="float">
            <text:p>100.123954764103</text:p>
          </table:table-cell>
          <table:table-cell office:value-type="float" office:value="100.127008331843" calcext:value-type="float">
            <text:p>100.127008331843</text:p>
          </table:table-cell>
          <table:table-cell office:value-type="float" office:value="100.099438041385" calcext:value-type="float">
            <text:p>100.099438041385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.112531667794" calcext:value-type="float">
            <text:p>100.112531667794</text:p>
          </table:table-cell>
          <table:table-cell/>
          <table:table-cell office:value-type="float" office:value="-0.783903655527937" calcext:value-type="float">
            <text:p>-0.783903655527937</text:p>
          </table:table-cell>
          <table:table-cell/>
          <table:table-cell office:value-type="float" office:value="46383" calcext:value-type="float">
            <text:p>46383</text:p>
          </table:table-cell>
          <table:table-cell table:number-columns-repeated="3"/>
          <table:table-cell office:value-type="float" office:value="1.4237612065057" calcext:value-type="float">
            <text:p>1.4237612065057</text:p>
          </table:table-cell>
          <table:table-cell/>
          <table:table-cell office:value-type="float" office:value="-0.101526585873387" calcext:value-type="float">
            <text:p>-0.101526585873387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100.102419557496" calcext:value-type="float">
            <text:p>100.102419557496</text:p>
          </table:table-cell>
          <table:table-cell/>
          <table:table-cell office:value-type="float" office:value="7.60383003870593" calcext:value-type="float">
            <text:p>7.60383003870593</text:p>
          </table:table-cell>
          <table:table-cell/>
          <table:table-cell office:value-type="float" office:value="48423" calcext:value-type="float">
            <text:p>48423</text:p>
          </table:table-cell>
          <table:table-cell table:number-columns-repeated="3"/>
          <table:table-cell office:value-type="float" office:value="100.125592130703" calcext:value-type="float">
            <text:p>100.125592130703</text:p>
          </table:table-cell>
          <table:table-cell office:value-type="float" office:value="100.127354693811" calcext:value-type="float">
            <text:p>100.127354693811</text:p>
          </table:table-cell>
          <table:table-cell office:value-type="float" office:value="100.100933721016" calcext:value-type="float">
            <text:p>100.100933721016</text:p>
          </table:table-cell>
          <table:table-cell table:number-columns-repeated="2"/>
          <table:table-cell table:number-columns-repeated="3" office:value-type="float" office:value="50000" calcext:value-type="float">
            <text:p>50000</text:p>
          </table:table-cell>
        </table:table-row>
      </table:table>
      <table:named-expressions/>
      <table:database-ranges>
        <table:database-range table:name="__Anonymous_Sheet_DB__0" table:target-range-address="Sheet1.AG1:Sheet1.A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04:08:36.430706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7T04:52:44.163017294</meta:creation-date>
    <meta:editing-duration>PT22S</meta:editing-duration>
    <meta:editing-cycles>2</meta:editing-cycles>
    <meta:generator>LibreOffice/6.0.7.3$Linux_X86_64 LibreOffice_project/00m0$Build-3</meta:generator>
    <dc:date>2025-02-18T00:11:29.668700203</dc:date>
    <meta:document-statistic meta:table-count="1" meta:cell-count="1500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72bf44" draw:fill-color="#72bf4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Survival_time</text:p>
        </chart:title>
        <chart:legend chart:legend-position="end" svg:x="13.181cm" svg:y="3.703cm" style:legend-expansion="high" chart:style-name="ch3"/>
        <chart:plot-area chart:style-name="ch4" table:cell-range-address="Sheet1.AE1:Sheet1.AG1000" chart:data-source-has-labels="row" svg:x="1.331cm" svg:y="1.275cm" svg:width="11.53cm" svg:height="6.564cm">
          <chartooo:coordinate-region svg:x="2.508cm" svg:y="1.275cm" svg:width="10.353cm" svg:height="5.441cm"/>
          <chart:axis chart:dimension="x" chart:name="primary-x" chart:style-name="ch5">
            <chart:title svg:x="6.364cm" svg:y="8.019cm" chart:style-name="ch6">
              <text:p>Episodes</text:p>
            </chart:title>
          </chart:axis>
          <chart:axis chart:dimension="y" chart:name="primary-y" chart:style-name="ch5">
            <chart:title svg:x="0.451cm" svg:y="5.593cm" chart:style-name="ch7">
              <text:p>Survival_time</text:p>
            </chart:title>
            <chart:grid chart:style-name="ch8" chart:class="major"/>
          </chart:axis>
          <chart:series chart:style-name="ch9" chart:values-cell-range-address="Sheet1.AE1:Sheet1.AE1000" loext:label-string="imu" chart:class="chart:line">
            <chart:data-point chart:repeated="1000"/>
          </chart:series>
          <chart:series chart:style-name="ch10" chart:values-cell-range-address="Sheet1.AF1:Sheet1.AF1000" loext:label-string="imu_contacts" chart:class="chart:line">
            <chart:data-point chart:repeated="1000"/>
          </chart:series>
          <chart:series chart:style-name="ch11" chart:values-cell-range-address="Sheet1.AG1:Sheet1.AG1000" loext:label-string="imu_force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u</text:p>
              </table:table-cell>
              <table:table-cell office:value-type="string">
                <text:p>imu_contacts</text:p>
              </table:table-cell>
              <table:table-cell office:value-type="string">
                <text:p>imu_for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  <draw:g>
                  <svg:desc>Sheet1.AE1:Sheet1.AE1000</svg:desc>
                </draw:g>
              </table:table-cell>
              <table:table-cell office:value-type="float" office:value="50">
                <text:p>50</text:p>
                <draw:g>
                  <svg:desc>Sheet1.AF1:Sheet1.AF1000</svg:desc>
                </draw:g>
              </table:table-cell>
              <table:table-cell office:value-type="float" office:value="48">
                <text:p>48</text:p>
                <draw:g>
                  <svg:desc>Sheet1.AG1:Sheet1.A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">
                <text:p>163</text:p>
              </table:table-cell>
              <table:table-cell office:value-type="float" office:value="69">
                <text:p>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">
                <text:p>166</text:p>
              </table:table-cell>
              <table:table-cell office:value-type="float" office:value="95">
                <text:p>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">
                <text:p>172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148">
                <text:p>1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154">
                <text:p>15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">
                <text:p>229</text:p>
              </table:table-cell>
              <table:table-cell office:value-type="float" office:value="175">
                <text:p>17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">
                <text:p>232</text:p>
              </table:table-cell>
              <table:table-cell office:value-type="float" office:value="197">
                <text:p>19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">
                <text:p>238</text:p>
              </table:table-cell>
              <table:table-cell office:value-type="float" office:value="204">
                <text:p>20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76">
                <text:p>27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">
                <text:p>264</text:p>
              </table:table-cell>
              <table:table-cell office:value-type="float" office:value="285">
                <text:p>28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343">
                <text:p>34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361">
                <text:p>36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">
                <text:p>317</text:p>
              </table:table-cell>
              <table:table-cell office:value-type="float" office:value="366">
                <text:p>36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">
                <text:p>324</text:p>
              </table:table-cell>
              <table:table-cell office:value-type="float" office:value="387">
                <text:p>38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">
                <text:p>334</text:p>
              </table:table-cell>
              <table:table-cell office:value-type="float" office:value="440">
                <text:p>44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2">
                <text:p>342</text:p>
              </table:table-cell>
              <table:table-cell office:value-type="float" office:value="480">
                <text:p>48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">
                <text:p>371</text:p>
              </table:table-cell>
              <table:table-cell office:value-type="float" office:value="513">
                <text:p>51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8">
                <text:p>378</text:p>
              </table:table-cell>
              <table:table-cell office:value-type="float" office:value="536">
                <text:p>53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3">
                <text:p>383</text:p>
              </table:table-cell>
              <table:table-cell office:value-type="float" office:value="549">
                <text:p>54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2">
                <text:p>392</text:p>
              </table:table-cell>
              <table:table-cell office:value-type="float" office:value="552">
                <text:p>55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9">
                <text:p>419</text:p>
              </table:table-cell>
              <table:table-cell office:value-type="float" office:value="554">
                <text:p>55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9">
                <text:p>419</text:p>
              </table:table-cell>
              <table:table-cell office:value-type="float" office:value="566">
                <text:p>56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">
                <text:p>430</text:p>
              </table:table-cell>
              <table:table-cell office:value-type="float" office:value="613">
                <text:p>61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">
                <text:p>433</text:p>
              </table:table-cell>
              <table:table-cell office:value-type="float" office:value="617">
                <text:p>61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5">
                <text:p>435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">
                <text:p>448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1">
                <text:p>461</text:p>
              </table:table-cell>
              <table:table-cell office:value-type="float" office:value="661">
                <text:p>66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8">
                <text:p>488</text:p>
              </table:table-cell>
              <table:table-cell office:value-type="float" office:value="665">
                <text:p>66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9">
                <text:p>489</text:p>
              </table:table-cell>
              <table:table-cell office:value-type="float" office:value="702">
                <text:p>702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9">
                <text:p>509</text:p>
              </table:table-cell>
              <table:table-cell office:value-type="float" office:value="734">
                <text:p>73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9">
                <text:p>509</text:p>
              </table:table-cell>
              <table:table-cell office:value-type="float" office:value="741">
                <text:p>74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6">
                <text:p>516</text:p>
              </table:table-cell>
              <table:table-cell office:value-type="float" office:value="763">
                <text:p>76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6">
                <text:p>546</text:p>
              </table:table-cell>
              <table:table-cell office:value-type="float" office:value="778">
                <text:p>77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8">
                <text:p>548</text:p>
              </table:table-cell>
              <table:table-cell office:value-type="float" office:value="793">
                <text:p>79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7">
                <text:p>557</text:p>
              </table:table-cell>
              <table:table-cell office:value-type="float" office:value="804">
                <text:p>80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8">
                <text:p>558</text:p>
              </table:table-cell>
              <table:table-cell office:value-type="float" office:value="809">
                <text:p>809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8">
                <text:p>558</text:p>
              </table:table-cell>
              <table:table-cell office:value-type="float" office:value="820">
                <text:p>820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1">
                <text:p>561</text:p>
              </table:table-cell>
              <table:table-cell office:value-type="float" office:value="841">
                <text:p>84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3">
                <text:p>573</text:p>
              </table:table-cell>
              <table:table-cell office:value-type="float" office:value="842">
                <text:p>84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8">
                <text:p>578</text:p>
              </table:table-cell>
              <table:table-cell office:value-type="float" office:value="859">
                <text:p>85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4">
                <text:p>594</text:p>
              </table:table-cell>
              <table:table-cell office:value-type="float" office:value="861">
                <text:p>861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9">
                <text:p>599</text:p>
              </table:table-cell>
              <table:table-cell office:value-type="float" office:value="863">
                <text:p>86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3">
                <text:p>603</text:p>
              </table:table-cell>
              <table:table-cell office:value-type="float" office:value="867">
                <text:p>86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3">
                <text:p>613</text:p>
              </table:table-cell>
              <table:table-cell office:value-type="float" office:value="888">
                <text:p>8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7">
                <text:p>617</text:p>
              </table:table-cell>
              <table:table-cell office:value-type="float" office:value="894">
                <text:p>89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8">
                <text:p>628</text:p>
              </table:table-cell>
              <table:table-cell office:value-type="float" office:value="922">
                <text:p>92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3">
                <text:p>643</text:p>
              </table:table-cell>
              <table:table-cell office:value-type="float" office:value="929">
                <text:p>92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">
                <text:p>650</text:p>
              </table:table-cell>
              <table:table-cell office:value-type="float" office:value="929">
                <text:p>92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8">
                <text:p>658</text:p>
              </table:table-cell>
              <table:table-cell office:value-type="float" office:value="940">
                <text:p>94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1">
                <text:p>681</text:p>
              </table:table-cell>
              <table:table-cell office:value-type="float" office:value="977">
                <text:p>977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2">
                <text:p>712</text:p>
              </table:table-cell>
              <table:table-cell office:value-type="float" office:value="981">
                <text:p>98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4">
                <text:p>714</text:p>
              </table:table-cell>
              <table:table-cell office:value-type="float" office:value="984">
                <text:p>984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5">
                <text:p>715</text:p>
              </table:table-cell>
              <table:table-cell office:value-type="float" office:value="986">
                <text:p>986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7">
                <text:p>717</text:p>
              </table:table-cell>
              <table:table-cell office:value-type="float" office:value="1013">
                <text:p>101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2">
                <text:p>742</text:p>
              </table:table-cell>
              <table:table-cell office:value-type="float" office:value="1022">
                <text:p>102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3">
                <text:p>773</text:p>
              </table:table-cell>
              <table:table-cell office:value-type="float" office:value="1032">
                <text:p>103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4">
                <text:p>804</text:p>
              </table:table-cell>
              <table:table-cell office:value-type="float" office:value="1056">
                <text:p>105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7">
                <text:p>807</text:p>
              </table:table-cell>
              <table:table-cell office:value-type="float" office:value="1067">
                <text:p>1067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0">
                <text:p>810</text:p>
              </table:table-cell>
              <table:table-cell office:value-type="float" office:value="1078">
                <text:p>107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3">
                <text:p>823</text:p>
              </table:table-cell>
              <table:table-cell office:value-type="float" office:value="1088">
                <text:p>1088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4">
                <text:p>834</text:p>
              </table:table-cell>
              <table:table-cell office:value-type="float" office:value="1098">
                <text:p>1098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2">
                <text:p>842</text:p>
              </table:table-cell>
              <table:table-cell office:value-type="float" office:value="1106">
                <text:p>1106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5">
                <text:p>845</text:p>
              </table:table-cell>
              <table:table-cell office:value-type="float" office:value="1129">
                <text:p>1129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0">
                <text:p>860</text:p>
              </table:table-cell>
              <table:table-cell office:value-type="float" office:value="1135">
                <text:p>113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2">
                <text:p>882</text:p>
              </table:table-cell>
              <table:table-cell office:value-type="float" office:value="1149">
                <text:p>114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5">
                <text:p>915</text:p>
              </table:table-cell>
              <table:table-cell office:value-type="float" office:value="1174">
                <text:p>1174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4">
                <text:p>934</text:p>
              </table:table-cell>
              <table:table-cell office:value-type="float" office:value="1187">
                <text:p>118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4">
                <text:p>934</text:p>
              </table:table-cell>
              <table:table-cell office:value-type="float" office:value="1215">
                <text:p>1215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5">
                <text:p>935</text:p>
              </table:table-cell>
              <table:table-cell office:value-type="float" office:value="1231">
                <text:p>1231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7">
                <text:p>937</text:p>
              </table:table-cell>
              <table:table-cell office:value-type="float" office:value="1252">
                <text:p>1252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2">
                <text:p>942</text:p>
              </table:table-cell>
              <table:table-cell office:value-type="float" office:value="1263">
                <text:p>126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4">
                <text:p>944</text:p>
              </table:table-cell>
              <table:table-cell office:value-type="float" office:value="1274">
                <text:p>1274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9">
                <text:p>949</text:p>
              </table:table-cell>
              <table:table-cell office:value-type="float" office:value="1288">
                <text:p>128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1">
                <text:p>961</text:p>
              </table:table-cell>
              <table:table-cell office:value-type="float" office:value="1295">
                <text:p>1295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5">
                <text:p>965</text:p>
              </table:table-cell>
              <table:table-cell office:value-type="float" office:value="1303">
                <text:p>130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0">
                <text:p>970</text:p>
              </table:table-cell>
              <table:table-cell office:value-type="float" office:value="1309">
                <text:p>1309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1">
                <text:p>971</text:p>
              </table:table-cell>
              <table:table-cell office:value-type="float" office:value="1355">
                <text:p>1355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4">
                <text:p>974</text:p>
              </table:table-cell>
              <table:table-cell office:value-type="float" office:value="1357">
                <text:p>1357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3">
                <text:p>1013</text:p>
              </table:table-cell>
              <table:table-cell office:value-type="float" office:value="1387">
                <text:p>1387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3">
                <text:p>1023</text:p>
              </table:table-cell>
              <table:table-cell office:value-type="float" office:value="1407">
                <text:p>140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3">
                <text:p>1023</text:p>
              </table:table-cell>
              <table:table-cell office:value-type="float" office:value="1440">
                <text:p>1440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4">
                <text:p>1024</text:p>
              </table:table-cell>
              <table:table-cell office:value-type="float" office:value="1463">
                <text:p>146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4">
                <text:p>1034</text:p>
              </table:table-cell>
              <table:table-cell office:value-type="float" office:value="1465">
                <text:p>1465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3">
                <text:p>1043</text:p>
              </table:table-cell>
              <table:table-cell office:value-type="float" office:value="1499">
                <text:p>1499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8">
                <text:p>1048</text:p>
              </table:table-cell>
              <table:table-cell office:value-type="float" office:value="1547">
                <text:p>1547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1">
                <text:p>1061</text:p>
              </table:table-cell>
              <table:table-cell office:value-type="float" office:value="1551">
                <text:p>1551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5">
                <text:p>1065</text:p>
              </table:table-cell>
              <table:table-cell office:value-type="float" office:value="1569">
                <text:p>1569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4">
                <text:p>1074</text:p>
              </table:table-cell>
              <table:table-cell office:value-type="float" office:value="1588">
                <text:p>1588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7">
                <text:p>1087</text:p>
              </table:table-cell>
              <table:table-cell office:value-type="float" office:value="1595">
                <text:p>1595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7">
                <text:p>1097</text:p>
              </table:table-cell>
              <table:table-cell office:value-type="float" office:value="1626">
                <text:p>162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7">
                <text:p>1107</text:p>
              </table:table-cell>
              <table:table-cell office:value-type="float" office:value="1627">
                <text:p>1627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6">
                <text:p>1116</text:p>
              </table:table-cell>
              <table:table-cell office:value-type="float" office:value="1635">
                <text:p>1635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6">
                <text:p>1116</text:p>
              </table:table-cell>
              <table:table-cell office:value-type="float" office:value="1640">
                <text:p>164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7">
                <text:p>1127</text:p>
              </table:table-cell>
              <table:table-cell office:value-type="float" office:value="1664">
                <text:p>1664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7">
                <text:p>1147</text:p>
              </table:table-cell>
              <table:table-cell office:value-type="float" office:value="1672">
                <text:p>1672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8">
                <text:p>1168</text:p>
              </table:table-cell>
              <table:table-cell office:value-type="float" office:value="1674">
                <text:p>1674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0">
                <text:p>1170</text:p>
              </table:table-cell>
              <table:table-cell office:value-type="float" office:value="1684">
                <text:p>1684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6">
                <text:p>1176</text:p>
              </table:table-cell>
              <table:table-cell office:value-type="float" office:value="1708">
                <text:p>1708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2">
                <text:p>1212</text:p>
              </table:table-cell>
              <table:table-cell office:value-type="float" office:value="1726">
                <text:p>172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7">
                <text:p>1237</text:p>
              </table:table-cell>
              <table:table-cell office:value-type="float" office:value="1730">
                <text:p>1730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4">
                <text:p>1254</text:p>
              </table:table-cell>
              <table:table-cell office:value-type="float" office:value="1732">
                <text:p>1732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61">
                <text:p>1261</text:p>
              </table:table-cell>
              <table:table-cell office:value-type="float" office:value="1753">
                <text:p>1753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1">
                <text:p>1281</text:p>
              </table:table-cell>
              <table:table-cell office:value-type="float" office:value="1754">
                <text:p>17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16">
                <text:p>1316</text:p>
              </table:table-cell>
              <table:table-cell office:value-type="float" office:value="1770">
                <text:p>177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16">
                <text:p>1316</text:p>
              </table:table-cell>
              <table:table-cell office:value-type="float" office:value="1781">
                <text:p>1781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23">
                <text:p>1323</text:p>
              </table:table-cell>
              <table:table-cell office:value-type="float" office:value="1805">
                <text:p>1805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25">
                <text:p>1325</text:p>
              </table:table-cell>
              <table:table-cell office:value-type="float" office:value="1815">
                <text:p>1815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45">
                <text:p>1345</text:p>
              </table:table-cell>
              <table:table-cell office:value-type="float" office:value="1824">
                <text:p>182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0">
                <text:p>1350</text:p>
              </table:table-cell>
              <table:table-cell office:value-type="float" office:value="1824">
                <text:p>1824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8">
                <text:p>1358</text:p>
              </table:table-cell>
              <table:table-cell office:value-type="float" office:value="1827">
                <text:p>1827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1">
                <text:p>1361</text:p>
              </table:table-cell>
              <table:table-cell office:value-type="float" office:value="1827">
                <text:p>1827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76">
                <text:p>1376</text:p>
              </table:table-cell>
              <table:table-cell office:value-type="float" office:value="1831">
                <text:p>1831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8">
                <text:p>1378</text:p>
              </table:table-cell>
              <table:table-cell office:value-type="float" office:value="1875">
                <text:p>1875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0">
                <text:p>1390</text:p>
              </table:table-cell>
              <table:table-cell office:value-type="float" office:value="1876">
                <text:p>1876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6">
                <text:p>1426</text:p>
              </table:table-cell>
              <table:table-cell office:value-type="float" office:value="1884">
                <text:p>1884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9">
                <text:p>1439</text:p>
              </table:table-cell>
              <table:table-cell office:value-type="float" office:value="1884">
                <text:p>188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0">
                <text:p>1440</text:p>
              </table:table-cell>
              <table:table-cell office:value-type="float" office:value="1925">
                <text:p>1925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1">
                <text:p>1441</text:p>
              </table:table-cell>
              <table:table-cell office:value-type="float" office:value="1932">
                <text:p>1932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3">
                <text:p>1443</text:p>
              </table:table-cell>
              <table:table-cell office:value-type="float" office:value="1958">
                <text:p>1958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5">
                <text:p>1445</text:p>
              </table:table-cell>
              <table:table-cell office:value-type="float" office:value="1984">
                <text:p>1984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1">
                <text:p>1491</text:p>
              </table:table-cell>
              <table:table-cell office:value-type="float" office:value="2015">
                <text:p>2015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91">
                <text:p>1491</text:p>
              </table:table-cell>
              <table:table-cell office:value-type="float" office:value="2038">
                <text:p>2038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6">
                <text:p>1496</text:p>
              </table:table-cell>
              <table:table-cell office:value-type="float" office:value="2045">
                <text:p>2045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6">
                <text:p>1496</text:p>
              </table:table-cell>
              <table:table-cell office:value-type="float" office:value="2076">
                <text:p>207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96">
                <text:p>1496</text:p>
              </table:table-cell>
              <table:table-cell office:value-type="float" office:value="2078">
                <text:p>207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7">
                <text:p>1497</text:p>
              </table:table-cell>
              <table:table-cell office:value-type="float" office:value="2080">
                <text:p>2080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8">
                <text:p>1498</text:p>
              </table:table-cell>
              <table:table-cell office:value-type="float" office:value="2087">
                <text:p>2087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2">
                <text:p>1502</text:p>
              </table:table-cell>
              <table:table-cell office:value-type="float" office:value="2094">
                <text:p>2094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0">
                <text:p>1510</text:p>
              </table:table-cell>
              <table:table-cell office:value-type="float" office:value="2100">
                <text:p>2100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3">
                <text:p>1513</text:p>
              </table:table-cell>
              <table:table-cell office:value-type="float" office:value="2114">
                <text:p>2114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8">
                <text:p>1518</text:p>
              </table:table-cell>
              <table:table-cell office:value-type="float" office:value="2117">
                <text:p>2117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86">
                <text:p>1586</text:p>
              </table:table-cell>
              <table:table-cell office:value-type="float" office:value="2119">
                <text:p>2119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93">
                <text:p>1593</text:p>
              </table:table-cell>
              <table:table-cell office:value-type="float" office:value="2121">
                <text:p>2121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06">
                <text:p>1606</text:p>
              </table:table-cell>
              <table:table-cell office:value-type="float" office:value="2127">
                <text:p>2127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10">
                <text:p>1610</text:p>
              </table:table-cell>
              <table:table-cell office:value-type="float" office:value="2158">
                <text:p>2158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37">
                <text:p>1637</text:p>
              </table:table-cell>
              <table:table-cell office:value-type="float" office:value="2176">
                <text:p>2176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41">
                <text:p>1641</text:p>
              </table:table-cell>
              <table:table-cell office:value-type="float" office:value="2187">
                <text:p>2187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7">
                <text:p>1647</text:p>
              </table:table-cell>
              <table:table-cell office:value-type="float" office:value="2219">
                <text:p>2219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1">
                <text:p>1651</text:p>
              </table:table-cell>
              <table:table-cell office:value-type="float" office:value="2221">
                <text:p>2221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60">
                <text:p>1660</text:p>
              </table:table-cell>
              <table:table-cell office:value-type="float" office:value="2234">
                <text:p>2234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74">
                <text:p>1674</text:p>
              </table:table-cell>
              <table:table-cell office:value-type="float" office:value="2248">
                <text:p>224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90">
                <text:p>1690</text:p>
              </table:table-cell>
              <table:table-cell office:value-type="float" office:value="2248">
                <text:p>2248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00">
                <text:p>1700</text:p>
              </table:table-cell>
              <table:table-cell office:value-type="float" office:value="2274">
                <text:p>2274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25">
                <text:p>1725</text:p>
              </table:table-cell>
              <table:table-cell office:value-type="float" office:value="2293">
                <text:p>2293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25">
                <text:p>1725</text:p>
              </table:table-cell>
              <table:table-cell office:value-type="float" office:value="2329">
                <text:p>2329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36">
                <text:p>1736</text:p>
              </table:table-cell>
              <table:table-cell office:value-type="float" office:value="2345">
                <text:p>2345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40">
                <text:p>1740</text:p>
              </table:table-cell>
              <table:table-cell office:value-type="float" office:value="2355">
                <text:p>2355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42">
                <text:p>1742</text:p>
              </table:table-cell>
              <table:table-cell office:value-type="float" office:value="2375">
                <text:p>2375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6">
                <text:p>1746</text:p>
              </table:table-cell>
              <table:table-cell office:value-type="float" office:value="2375">
                <text:p>2375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79">
                <text:p>1779</text:p>
              </table:table-cell>
              <table:table-cell office:value-type="float" office:value="2389">
                <text:p>2389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87">
                <text:p>1787</text:p>
              </table:table-cell>
              <table:table-cell office:value-type="float" office:value="2419">
                <text:p>2419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9">
                <text:p>1799</text:p>
              </table:table-cell>
              <table:table-cell office:value-type="float" office:value="2460">
                <text:p>2460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12">
                <text:p>1812</text:p>
              </table:table-cell>
              <table:table-cell office:value-type="float" office:value="2475">
                <text:p>2475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42">
                <text:p>1842</text:p>
              </table:table-cell>
              <table:table-cell office:value-type="float" office:value="2476">
                <text:p>2476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52">
                <text:p>1852</text:p>
              </table:table-cell>
              <table:table-cell office:value-type="float" office:value="2477">
                <text:p>2477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3">
                <text:p>1883</text:p>
              </table:table-cell>
              <table:table-cell office:value-type="float" office:value="2492">
                <text:p>2492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84">
                <text:p>1884</text:p>
              </table:table-cell>
              <table:table-cell office:value-type="float" office:value="2500">
                <text:p>250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85">
                <text:p>1885</text:p>
              </table:table-cell>
              <table:table-cell office:value-type="float" office:value="2508">
                <text:p>2508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98">
                <text:p>1898</text:p>
              </table:table-cell>
              <table:table-cell office:value-type="float" office:value="2519">
                <text:p>251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11">
                <text:p>1911</text:p>
              </table:table-cell>
              <table:table-cell office:value-type="float" office:value="2520">
                <text:p>2520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3">
                <text:p>1933</text:p>
              </table:table-cell>
              <table:table-cell office:value-type="float" office:value="2534">
                <text:p>2534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67">
                <text:p>1967</text:p>
              </table:table-cell>
              <table:table-cell office:value-type="float" office:value="2539">
                <text:p>2539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77">
                <text:p>1977</text:p>
              </table:table-cell>
              <table:table-cell office:value-type="float" office:value="2549">
                <text:p>254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13">
                <text:p>2013</text:p>
              </table:table-cell>
              <table:table-cell office:value-type="float" office:value="2552">
                <text:p>2552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15">
                <text:p>2015</text:p>
              </table:table-cell>
              <table:table-cell office:value-type="float" office:value="2556">
                <text:p>2556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21">
                <text:p>2021</text:p>
              </table:table-cell>
              <table:table-cell office:value-type="float" office:value="2584">
                <text:p>2584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62">
                <text:p>2062</text:p>
              </table:table-cell>
              <table:table-cell office:value-type="float" office:value="2590">
                <text:p>2590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76">
                <text:p>2076</text:p>
              </table:table-cell>
              <table:table-cell office:value-type="float" office:value="2594">
                <text:p>259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81">
                <text:p>2081</text:p>
              </table:table-cell>
              <table:table-cell office:value-type="float" office:value="2606">
                <text:p>2606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87">
                <text:p>2087</text:p>
              </table:table-cell>
              <table:table-cell office:value-type="float" office:value="2628">
                <text:p>2628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95">
                <text:p>2095</text:p>
              </table:table-cell>
              <table:table-cell office:value-type="float" office:value="2641">
                <text:p>2641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98">
                <text:p>2098</text:p>
              </table:table-cell>
              <table:table-cell office:value-type="float" office:value="2653">
                <text:p>2653</text:p>
              </table:table-cell>
              <table:table-cell office:value-type="float" office:value="4644">
                <text:p>46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17">
                <text:p>2117</text:p>
              </table:table-cell>
              <table:table-cell office:value-type="float" office:value="2673">
                <text:p>267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19">
                <text:p>2119</text:p>
              </table:table-cell>
              <table:table-cell office:value-type="float" office:value="2695">
                <text:p>2695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27">
                <text:p>2127</text:p>
              </table:table-cell>
              <table:table-cell office:value-type="float" office:value="2711">
                <text:p>2711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47">
                <text:p>2147</text:p>
              </table:table-cell>
              <table:table-cell office:value-type="float" office:value="2717">
                <text:p>2717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65">
                <text:p>2165</text:p>
              </table:table-cell>
              <table:table-cell office:value-type="float" office:value="2724">
                <text:p>2724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91">
                <text:p>2191</text:p>
              </table:table-cell>
              <table:table-cell office:value-type="float" office:value="2728">
                <text:p>2728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08">
                <text:p>2208</text:p>
              </table:table-cell>
              <table:table-cell office:value-type="float" office:value="2743">
                <text:p>2743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24">
                <text:p>2224</text:p>
              </table:table-cell>
              <table:table-cell office:value-type="float" office:value="2760">
                <text:p>276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40">
                <text:p>2240</text:p>
              </table:table-cell>
              <table:table-cell office:value-type="float" office:value="2763">
                <text:p>2763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46">
                <text:p>2246</text:p>
              </table:table-cell>
              <table:table-cell office:value-type="float" office:value="2766">
                <text:p>2766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49">
                <text:p>2249</text:p>
              </table:table-cell>
              <table:table-cell office:value-type="float" office:value="2767">
                <text:p>2767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99">
                <text:p>2299</text:p>
              </table:table-cell>
              <table:table-cell office:value-type="float" office:value="2783">
                <text:p>2783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05">
                <text:p>2305</text:p>
              </table:table-cell>
              <table:table-cell office:value-type="float" office:value="2820">
                <text:p>2820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23">
                <text:p>2323</text:p>
              </table:table-cell>
              <table:table-cell office:value-type="float" office:value="2822">
                <text:p>2822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27">
                <text:p>2327</text:p>
              </table:table-cell>
              <table:table-cell office:value-type="float" office:value="2860">
                <text:p>2860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31">
                <text:p>2331</text:p>
              </table:table-cell>
              <table:table-cell office:value-type="float" office:value="2861">
                <text:p>2861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36">
                <text:p>2336</text:p>
              </table:table-cell>
              <table:table-cell office:value-type="float" office:value="2879">
                <text:p>2879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41">
                <text:p>2341</text:p>
              </table:table-cell>
              <table:table-cell office:value-type="float" office:value="2897">
                <text:p>2897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44">
                <text:p>2344</text:p>
              </table:table-cell>
              <table:table-cell office:value-type="float" office:value="2913">
                <text:p>2913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01">
                <text:p>2401</text:p>
              </table:table-cell>
              <table:table-cell office:value-type="float" office:value="2915">
                <text:p>2915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02">
                <text:p>2402</text:p>
              </table:table-cell>
              <table:table-cell office:value-type="float" office:value="2982">
                <text:p>2982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07">
                <text:p>2407</text:p>
              </table:table-cell>
              <table:table-cell office:value-type="float" office:value="2985">
                <text:p>2985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09">
                <text:p>2409</text:p>
              </table:table-cell>
              <table:table-cell office:value-type="float" office:value="3009">
                <text:p>3009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19">
                <text:p>2419</text:p>
              </table:table-cell>
              <table:table-cell office:value-type="float" office:value="3013">
                <text:p>3013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39">
                <text:p>2439</text:p>
              </table:table-cell>
              <table:table-cell office:value-type="float" office:value="3017">
                <text:p>3017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63">
                <text:p>2463</text:p>
              </table:table-cell>
              <table:table-cell office:value-type="float" office:value="3048">
                <text:p>3048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63">
                <text:p>2463</text:p>
              </table:table-cell>
              <table:table-cell office:value-type="float" office:value="3053">
                <text:p>3053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96">
                <text:p>2496</text:p>
              </table:table-cell>
              <table:table-cell office:value-type="float" office:value="3062">
                <text:p>3062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13">
                <text:p>2513</text:p>
              </table:table-cell>
              <table:table-cell office:value-type="float" office:value="3082">
                <text:p>3082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17">
                <text:p>2517</text:p>
              </table:table-cell>
              <table:table-cell office:value-type="float" office:value="3087">
                <text:p>3087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18">
                <text:p>2518</text:p>
              </table:table-cell>
              <table:table-cell office:value-type="float" office:value="3141">
                <text:p>3141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25">
                <text:p>2525</text:p>
              </table:table-cell>
              <table:table-cell office:value-type="float" office:value="3193">
                <text:p>3193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35">
                <text:p>2535</text:p>
              </table:table-cell>
              <table:table-cell office:value-type="float" office:value="3201">
                <text:p>3201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84">
                <text:p>2584</text:p>
              </table:table-cell>
              <table:table-cell office:value-type="float" office:value="3202">
                <text:p>3202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84">
                <text:p>2584</text:p>
              </table:table-cell>
              <table:table-cell office:value-type="float" office:value="3210">
                <text:p>3210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17">
                <text:p>2617</text:p>
              </table:table-cell>
              <table:table-cell office:value-type="float" office:value="3216">
                <text:p>3216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18">
                <text:p>2618</text:p>
              </table:table-cell>
              <table:table-cell office:value-type="float" office:value="3219">
                <text:p>321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22">
                <text:p>2622</text:p>
              </table:table-cell>
              <table:table-cell office:value-type="float" office:value="3236">
                <text:p>3236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27">
                <text:p>2627</text:p>
              </table:table-cell>
              <table:table-cell office:value-type="float" office:value="3239">
                <text:p>3239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40">
                <text:p>2640</text:p>
              </table:table-cell>
              <table:table-cell office:value-type="float" office:value="3245">
                <text:p>3245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43">
                <text:p>2643</text:p>
              </table:table-cell>
              <table:table-cell office:value-type="float" office:value="3262">
                <text:p>3262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54">
                <text:p>2654</text:p>
              </table:table-cell>
              <table:table-cell office:value-type="float" office:value="3264">
                <text:p>3264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55">
                <text:p>2655</text:p>
              </table:table-cell>
              <table:table-cell office:value-type="float" office:value="3282">
                <text:p>3282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62">
                <text:p>2662</text:p>
              </table:table-cell>
              <table:table-cell office:value-type="float" office:value="3301">
                <text:p>3301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03">
                <text:p>2703</text:p>
              </table:table-cell>
              <table:table-cell office:value-type="float" office:value="3307">
                <text:p>3307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40">
                <text:p>2740</text:p>
              </table:table-cell>
              <table:table-cell office:value-type="float" office:value="3326">
                <text:p>3326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60">
                <text:p>2760</text:p>
              </table:table-cell>
              <table:table-cell office:value-type="float" office:value="3340">
                <text:p>334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66">
                <text:p>2766</text:p>
              </table:table-cell>
              <table:table-cell office:value-type="float" office:value="3353">
                <text:p>3353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00">
                <text:p>2800</text:p>
              </table:table-cell>
              <table:table-cell office:value-type="float" office:value="3353">
                <text:p>3353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22">
                <text:p>2822</text:p>
              </table:table-cell>
              <table:table-cell office:value-type="float" office:value="3356">
                <text:p>3356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53">
                <text:p>2853</text:p>
              </table:table-cell>
              <table:table-cell office:value-type="float" office:value="3369">
                <text:p>3369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62">
                <text:p>2862</text:p>
              </table:table-cell>
              <table:table-cell office:value-type="float" office:value="3376">
                <text:p>3376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64">
                <text:p>2864</text:p>
              </table:table-cell>
              <table:table-cell office:value-type="float" office:value="3379">
                <text:p>3379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74">
                <text:p>2874</text:p>
              </table:table-cell>
              <table:table-cell office:value-type="float" office:value="3387">
                <text:p>3387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90">
                <text:p>2890</text:p>
              </table:table-cell>
              <table:table-cell office:value-type="float" office:value="3406">
                <text:p>3406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90">
                <text:p>2890</text:p>
              </table:table-cell>
              <table:table-cell office:value-type="float" office:value="3409">
                <text:p>3409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17">
                <text:p>2917</text:p>
              </table:table-cell>
              <table:table-cell office:value-type="float" office:value="3433">
                <text:p>3433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38">
                <text:p>2938</text:p>
              </table:table-cell>
              <table:table-cell office:value-type="float" office:value="3443">
                <text:p>3443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46">
                <text:p>2946</text:p>
              </table:table-cell>
              <table:table-cell office:value-type="float" office:value="3445">
                <text:p>3445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60">
                <text:p>2960</text:p>
              </table:table-cell>
              <table:table-cell office:value-type="float" office:value="3448">
                <text:p>3448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63">
                <text:p>2963</text:p>
              </table:table-cell>
              <table:table-cell office:value-type="float" office:value="3500">
                <text:p>3500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64">
                <text:p>2964</text:p>
              </table:table-cell>
              <table:table-cell office:value-type="float" office:value="3511">
                <text:p>3511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65">
                <text:p>2965</text:p>
              </table:table-cell>
              <table:table-cell office:value-type="float" office:value="3524">
                <text:p>3524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68">
                <text:p>2968</text:p>
              </table:table-cell>
              <table:table-cell office:value-type="float" office:value="3546">
                <text:p>3546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69">
                <text:p>2969</text:p>
              </table:table-cell>
              <table:table-cell office:value-type="float" office:value="3554">
                <text:p>3554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88">
                <text:p>2988</text:p>
              </table:table-cell>
              <table:table-cell office:value-type="float" office:value="3560">
                <text:p>3560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99">
                <text:p>2999</text:p>
              </table:table-cell>
              <table:table-cell office:value-type="float" office:value="3578">
                <text:p>3578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22">
                <text:p>3022</text:p>
              </table:table-cell>
              <table:table-cell office:value-type="float" office:value="3579">
                <text:p>3579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31">
                <text:p>3031</text:p>
              </table:table-cell>
              <table:table-cell office:value-type="float" office:value="3601">
                <text:p>3601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34">
                <text:p>3034</text:p>
              </table:table-cell>
              <table:table-cell office:value-type="float" office:value="3602">
                <text:p>3602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44">
                <text:p>3044</text:p>
              </table:table-cell>
              <table:table-cell office:value-type="float" office:value="3610">
                <text:p>3610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46">
                <text:p>3046</text:p>
              </table:table-cell>
              <table:table-cell office:value-type="float" office:value="3646">
                <text:p>3646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56">
                <text:p>3056</text:p>
              </table:table-cell>
              <table:table-cell office:value-type="float" office:value="3647">
                <text:p>3647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58">
                <text:p>3058</text:p>
              </table:table-cell>
              <table:table-cell office:value-type="float" office:value="3667">
                <text:p>3667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87">
                <text:p>3087</text:p>
              </table:table-cell>
              <table:table-cell office:value-type="float" office:value="3688">
                <text:p>3688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01">
                <text:p>3101</text:p>
              </table:table-cell>
              <table:table-cell office:value-type="float" office:value="3704">
                <text:p>3704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12">
                <text:p>3112</text:p>
              </table:table-cell>
              <table:table-cell office:value-type="float" office:value="3705">
                <text:p>3705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13">
                <text:p>3113</text:p>
              </table:table-cell>
              <table:table-cell office:value-type="float" office:value="3730">
                <text:p>3730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23">
                <text:p>3123</text:p>
              </table:table-cell>
              <table:table-cell office:value-type="float" office:value="3750">
                <text:p>3750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34">
                <text:p>3134</text:p>
              </table:table-cell>
              <table:table-cell office:value-type="float" office:value="3763">
                <text:p>3763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40">
                <text:p>3140</text:p>
              </table:table-cell>
              <table:table-cell office:value-type="float" office:value="3808">
                <text:p>3808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46">
                <text:p>3146</text:p>
              </table:table-cell>
              <table:table-cell office:value-type="float" office:value="3818">
                <text:p>3818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46">
                <text:p>3146</text:p>
              </table:table-cell>
              <table:table-cell office:value-type="float" office:value="3841">
                <text:p>3841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53">
                <text:p>3153</text:p>
              </table:table-cell>
              <table:table-cell office:value-type="float" office:value="3883">
                <text:p>3883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85">
                <text:p>3185</text:p>
              </table:table-cell>
              <table:table-cell office:value-type="float" office:value="3918">
                <text:p>3918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89">
                <text:p>3189</text:p>
              </table:table-cell>
              <table:table-cell office:value-type="float" office:value="3923">
                <text:p>3923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97">
                <text:p>3197</text:p>
              </table:table-cell>
              <table:table-cell office:value-type="float" office:value="3942">
                <text:p>3942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97">
                <text:p>3197</text:p>
              </table:table-cell>
              <table:table-cell office:value-type="float" office:value="3957">
                <text:p>3957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98">
                <text:p>3198</text:p>
              </table:table-cell>
              <table:table-cell office:value-type="float" office:value="3969">
                <text:p>3969</text:p>
              </table:table-cell>
              <table:table-cell office:value-type="float" office:value="7164">
                <text:p>71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99">
                <text:p>3199</text:p>
              </table:table-cell>
              <table:table-cell office:value-type="float" office:value="3974">
                <text:p>3974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99">
                <text:p>3199</text:p>
              </table:table-cell>
              <table:table-cell office:value-type="float" office:value="3984">
                <text:p>3984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21">
                <text:p>3221</text:p>
              </table:table-cell>
              <table:table-cell office:value-type="float" office:value="3989">
                <text:p>3989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40">
                <text:p>3240</text:p>
              </table:table-cell>
              <table:table-cell office:value-type="float" office:value="4001">
                <text:p>4001</text:p>
              </table:table-cell>
              <table:table-cell office:value-type="float" office:value="7287">
                <text:p>7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55">
                <text:p>3255</text:p>
              </table:table-cell>
              <table:table-cell office:value-type="float" office:value="4034">
                <text:p>4034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94">
                <text:p>3294</text:p>
              </table:table-cell>
              <table:table-cell office:value-type="float" office:value="4056">
                <text:p>4056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09">
                <text:p>3309</text:p>
              </table:table-cell>
              <table:table-cell office:value-type="float" office:value="4176">
                <text:p>4176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40">
                <text:p>3340</text:p>
              </table:table-cell>
              <table:table-cell office:value-type="float" office:value="4226">
                <text:p>4226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42">
                <text:p>3342</text:p>
              </table:table-cell>
              <table:table-cell office:value-type="float" office:value="4228">
                <text:p>4228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56">
                <text:p>3356</text:p>
              </table:table-cell>
              <table:table-cell office:value-type="float" office:value="4274">
                <text:p>4274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56">
                <text:p>3356</text:p>
              </table:table-cell>
              <table:table-cell office:value-type="float" office:value="4283">
                <text:p>4283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78">
                <text:p>3378</text:p>
              </table:table-cell>
              <table:table-cell office:value-type="float" office:value="4368">
                <text:p>4368</text:p>
              </table:table-cell>
              <table:table-cell office:value-type="float" office:value="7405">
                <text:p>74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00">
                <text:p>3400</text:p>
              </table:table-cell>
              <table:table-cell office:value-type="float" office:value="4394">
                <text:p>4394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55">
                <text:p>3455</text:p>
              </table:table-cell>
              <table:table-cell office:value-type="float" office:value="4397">
                <text:p>4397</text:p>
              </table:table-cell>
              <table:table-cell office:value-type="float" office:value="7478">
                <text:p>74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73">
                <text:p>3473</text:p>
              </table:table-cell>
              <table:table-cell office:value-type="float" office:value="4403">
                <text:p>4403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04">
                <text:p>3504</text:p>
              </table:table-cell>
              <table:table-cell office:value-type="float" office:value="4405">
                <text:p>4405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08">
                <text:p>3508</text:p>
              </table:table-cell>
              <table:table-cell office:value-type="float" office:value="4421">
                <text:p>4421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09">
                <text:p>3509</text:p>
              </table:table-cell>
              <table:table-cell office:value-type="float" office:value="4467">
                <text:p>4467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44">
                <text:p>3544</text:p>
              </table:table-cell>
              <table:table-cell office:value-type="float" office:value="4469">
                <text:p>4469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48">
                <text:p>3548</text:p>
              </table:table-cell>
              <table:table-cell office:value-type="float" office:value="4483">
                <text:p>4483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76">
                <text:p>3576</text:p>
              </table:table-cell>
              <table:table-cell office:value-type="float" office:value="4503">
                <text:p>4503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04">
                <text:p>3604</text:p>
              </table:table-cell>
              <table:table-cell office:value-type="float" office:value="4543">
                <text:p>4543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30">
                <text:p>3630</text:p>
              </table:table-cell>
              <table:table-cell office:value-type="float" office:value="4566">
                <text:p>4566</text:p>
              </table:table-cell>
              <table:table-cell office:value-type="float" office:value="7687">
                <text:p>76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39">
                <text:p>3639</text:p>
              </table:table-cell>
              <table:table-cell office:value-type="float" office:value="4566">
                <text:p>4566</text:p>
              </table:table-cell>
              <table:table-cell office:value-type="float" office:value="7719">
                <text:p>77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45">
                <text:p>3645</text:p>
              </table:table-cell>
              <table:table-cell office:value-type="float" office:value="4576">
                <text:p>4576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15">
                <text:p>3715</text:p>
              </table:table-cell>
              <table:table-cell office:value-type="float" office:value="4576">
                <text:p>4576</text:p>
              </table:table-cell>
              <table:table-cell office:value-type="float" office:value="7874">
                <text:p>78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30">
                <text:p>3730</text:p>
              </table:table-cell>
              <table:table-cell office:value-type="float" office:value="4577">
                <text:p>4577</text:p>
              </table:table-cell>
              <table:table-cell office:value-type="float" office:value="7914">
                <text:p>79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56">
                <text:p>3756</text:p>
              </table:table-cell>
              <table:table-cell office:value-type="float" office:value="4578">
                <text:p>4578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78">
                <text:p>3778</text:p>
              </table:table-cell>
              <table:table-cell office:value-type="float" office:value="4593">
                <text:p>4593</text:p>
              </table:table-cell>
              <table:table-cell office:value-type="float" office:value="7948">
                <text:p>79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01">
                <text:p>3801</text:p>
              </table:table-cell>
              <table:table-cell office:value-type="float" office:value="4608">
                <text:p>4608</text:p>
              </table:table-cell>
              <table:table-cell office:value-type="float" office:value="7962">
                <text:p>79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29">
                <text:p>3829</text:p>
              </table:table-cell>
              <table:table-cell office:value-type="float" office:value="4612">
                <text:p>4612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38">
                <text:p>3838</text:p>
              </table:table-cell>
              <table:table-cell office:value-type="float" office:value="4657">
                <text:p>4657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77">
                <text:p>3877</text:p>
              </table:table-cell>
              <table:table-cell office:value-type="float" office:value="4739">
                <text:p>4739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95">
                <text:p>3895</text:p>
              </table:table-cell>
              <table:table-cell office:value-type="float" office:value="4763">
                <text:p>4763</text:p>
              </table:table-cell>
              <table:table-cell office:value-type="float" office:value="8123">
                <text:p>81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01">
                <text:p>3901</text:p>
              </table:table-cell>
              <table:table-cell office:value-type="float" office:value="4763">
                <text:p>4763</text:p>
              </table:table-cell>
              <table:table-cell office:value-type="float" office:value="8135">
                <text:p>81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06">
                <text:p>3906</text:p>
              </table:table-cell>
              <table:table-cell office:value-type="float" office:value="4786">
                <text:p>4786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09">
                <text:p>3909</text:p>
              </table:table-cell>
              <table:table-cell office:value-type="float" office:value="4789">
                <text:p>4789</text:p>
              </table:table-cell>
              <table:table-cell office:value-type="float" office:value="8246">
                <text:p>8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32">
                <text:p>3932</text:p>
              </table:table-cell>
              <table:table-cell office:value-type="float" office:value="4791">
                <text:p>4791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42">
                <text:p>3942</text:p>
              </table:table-cell>
              <table:table-cell office:value-type="float" office:value="4800">
                <text:p>4800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44">
                <text:p>3944</text:p>
              </table:table-cell>
              <table:table-cell office:value-type="float" office:value="4801">
                <text:p>4801</text:p>
              </table:table-cell>
              <table:table-cell office:value-type="float" office:value="8410">
                <text:p>84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87">
                <text:p>3987</text:p>
              </table:table-cell>
              <table:table-cell office:value-type="float" office:value="4802">
                <text:p>4802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89">
                <text:p>3989</text:p>
              </table:table-cell>
              <table:table-cell office:value-type="float" office:value="4825">
                <text:p>4825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02">
                <text:p>4002</text:p>
              </table:table-cell>
              <table:table-cell office:value-type="float" office:value="4826">
                <text:p>4826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27">
                <text:p>4027</text:p>
              </table:table-cell>
              <table:table-cell office:value-type="float" office:value="4829">
                <text:p>4829</text:p>
              </table:table-cell>
              <table:table-cell office:value-type="float" office:value="8479">
                <text:p>84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54">
                <text:p>4054</text:p>
              </table:table-cell>
              <table:table-cell office:value-type="float" office:value="4834">
                <text:p>4834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56">
                <text:p>4056</text:p>
              </table:table-cell>
              <table:table-cell office:value-type="float" office:value="4838">
                <text:p>4838</text:p>
              </table:table-cell>
              <table:table-cell office:value-type="float" office:value="8552">
                <text:p>85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57">
                <text:p>4057</text:p>
              </table:table-cell>
              <table:table-cell office:value-type="float" office:value="4841">
                <text:p>4841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76">
                <text:p>4076</text:p>
              </table:table-cell>
              <table:table-cell office:value-type="float" office:value="4863">
                <text:p>4863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82">
                <text:p>4082</text:p>
              </table:table-cell>
              <table:table-cell office:value-type="float" office:value="4916">
                <text:p>4916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22">
                <text:p>4122</text:p>
              </table:table-cell>
              <table:table-cell office:value-type="float" office:value="4960">
                <text:p>4960</text:p>
              </table:table-cell>
              <table:table-cell office:value-type="float" office:value="8711">
                <text:p>87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71">
                <text:p>4171</text:p>
              </table:table-cell>
              <table:table-cell office:value-type="float" office:value="4996">
                <text:p>4996</text:p>
              </table:table-cell>
              <table:table-cell office:value-type="float" office:value="8714">
                <text:p>87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82">
                <text:p>4182</text:p>
              </table:table-cell>
              <table:table-cell office:value-type="float" office:value="4999">
                <text:p>4999</text:p>
              </table:table-cell>
              <table:table-cell office:value-type="float" office:value="8786">
                <text:p>87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97">
                <text:p>4197</text:p>
              </table:table-cell>
              <table:table-cell office:value-type="float" office:value="5010">
                <text:p>5010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99">
                <text:p>4199</text:p>
              </table:table-cell>
              <table:table-cell office:value-type="float" office:value="5032">
                <text:p>5032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01">
                <text:p>4201</text:p>
              </table:table-cell>
              <table:table-cell office:value-type="float" office:value="5033">
                <text:p>5033</text:p>
              </table:table-cell>
              <table:table-cell office:value-type="float" office:value="8996">
                <text:p>89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12">
                <text:p>4212</text:p>
              </table:table-cell>
              <table:table-cell office:value-type="float" office:value="5038">
                <text:p>5038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2">
                <text:p>4212</text:p>
              </table:table-cell>
              <table:table-cell office:value-type="float" office:value="5051">
                <text:p>5051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19">
                <text:p>4219</text:p>
              </table:table-cell>
              <table:table-cell office:value-type="float" office:value="5053">
                <text:p>5053</text:p>
              </table:table-cell>
              <table:table-cell office:value-type="float" office:value="9197">
                <text:p>91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33">
                <text:p>4233</text:p>
              </table:table-cell>
              <table:table-cell office:value-type="float" office:value="5053">
                <text:p>5053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53">
                <text:p>4253</text:p>
              </table:table-cell>
              <table:table-cell office:value-type="float" office:value="5053">
                <text:p>5053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69">
                <text:p>4269</text:p>
              </table:table-cell>
              <table:table-cell office:value-type="float" office:value="5061">
                <text:p>5061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71">
                <text:p>4271</text:p>
              </table:table-cell>
              <table:table-cell office:value-type="float" office:value="5062">
                <text:p>5062</text:p>
              </table:table-cell>
              <table:table-cell office:value-type="float" office:value="9254">
                <text:p>92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79">
                <text:p>4279</text:p>
              </table:table-cell>
              <table:table-cell office:value-type="float" office:value="5108">
                <text:p>5108</text:p>
              </table:table-cell>
              <table:table-cell office:value-type="float" office:value="9315">
                <text:p>93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26">
                <text:p>4326</text:p>
              </table:table-cell>
              <table:table-cell office:value-type="float" office:value="5126">
                <text:p>5126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39">
                <text:p>4339</text:p>
              </table:table-cell>
              <table:table-cell office:value-type="float" office:value="5157">
                <text:p>5157</text:p>
              </table:table-cell>
              <table:table-cell office:value-type="float" office:value="9493">
                <text:p>94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71">
                <text:p>4371</text:p>
              </table:table-cell>
              <table:table-cell office:value-type="float" office:value="5165">
                <text:p>5165</text:p>
              </table:table-cell>
              <table:table-cell office:value-type="float" office:value="9692">
                <text:p>96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78">
                <text:p>4378</text:p>
              </table:table-cell>
              <table:table-cell office:value-type="float" office:value="5168">
                <text:p>5168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83">
                <text:p>4383</text:p>
              </table:table-cell>
              <table:table-cell office:value-type="float" office:value="5261">
                <text:p>5261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87">
                <text:p>4387</text:p>
              </table:table-cell>
              <table:table-cell office:value-type="float" office:value="5264">
                <text:p>5264</text:p>
              </table:table-cell>
              <table:table-cell office:value-type="float" office:value="9794">
                <text:p>97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95">
                <text:p>4395</text:p>
              </table:table-cell>
              <table:table-cell office:value-type="float" office:value="5307">
                <text:p>5307</text:p>
              </table:table-cell>
              <table:table-cell office:value-type="float" office:value="9858">
                <text:p>98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01">
                <text:p>4401</text:p>
              </table:table-cell>
              <table:table-cell office:value-type="float" office:value="5339">
                <text:p>5339</text:p>
              </table:table-cell>
              <table:table-cell office:value-type="float" office:value="9963">
                <text:p>9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07">
                <text:p>4407</text:p>
              </table:table-cell>
              <table:table-cell office:value-type="float" office:value="5340">
                <text:p>5340</text:p>
              </table:table-cell>
              <table:table-cell office:value-type="float" office:value="9968">
                <text:p>99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14">
                <text:p>4414</text:p>
              </table:table-cell>
              <table:table-cell office:value-type="float" office:value="5344">
                <text:p>5344</text:p>
              </table:table-cell>
              <table:table-cell office:value-type="float" office:value="10098">
                <text:p>100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18">
                <text:p>4418</text:p>
              </table:table-cell>
              <table:table-cell office:value-type="float" office:value="5395">
                <text:p>5395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30">
                <text:p>4430</text:p>
              </table:table-cell>
              <table:table-cell office:value-type="float" office:value="5398">
                <text:p>5398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75">
                <text:p>4475</text:p>
              </table:table-cell>
              <table:table-cell office:value-type="float" office:value="5417">
                <text:p>5417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78">
                <text:p>4478</text:p>
              </table:table-cell>
              <table:table-cell office:value-type="float" office:value="5453">
                <text:p>5453</text:p>
              </table:table-cell>
              <table:table-cell office:value-type="float" office:value="10690">
                <text:p>106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79">
                <text:p>4479</text:p>
              </table:table-cell>
              <table:table-cell office:value-type="float" office:value="5454">
                <text:p>5454</text:p>
              </table:table-cell>
              <table:table-cell office:value-type="float" office:value="10716">
                <text:p>10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04">
                <text:p>4504</text:p>
              </table:table-cell>
              <table:table-cell office:value-type="float" office:value="5460">
                <text:p>5460</text:p>
              </table:table-cell>
              <table:table-cell office:value-type="float" office:value="10799">
                <text:p>107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07">
                <text:p>4507</text:p>
              </table:table-cell>
              <table:table-cell office:value-type="float" office:value="5512">
                <text:p>5512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31">
                <text:p>4531</text:p>
              </table:table-cell>
              <table:table-cell office:value-type="float" office:value="5513">
                <text:p>5513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41">
                <text:p>4541</text:p>
              </table:table-cell>
              <table:table-cell office:value-type="float" office:value="5517">
                <text:p>5517</text:p>
              </table:table-cell>
              <table:table-cell office:value-type="float" office:value="11061">
                <text:p>110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52">
                <text:p>4552</text:p>
              </table:table-cell>
              <table:table-cell office:value-type="float" office:value="5536">
                <text:p>5536</text:p>
              </table:table-cell>
              <table:table-cell office:value-type="float" office:value="11332">
                <text:p>113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59">
                <text:p>4559</text:p>
              </table:table-cell>
              <table:table-cell office:value-type="float" office:value="5537">
                <text:p>5537</text:p>
              </table:table-cell>
              <table:table-cell office:value-type="float" office:value="11868">
                <text:p>118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78">
                <text:p>4578</text:p>
              </table:table-cell>
              <table:table-cell office:value-type="float" office:value="5557">
                <text:p>5557</text:p>
              </table:table-cell>
              <table:table-cell office:value-type="float" office:value="11999">
                <text:p>119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1">
                <text:p>4581</text:p>
              </table:table-cell>
              <table:table-cell office:value-type="float" office:value="5573">
                <text:p>5573</text:p>
              </table:table-cell>
              <table:table-cell office:value-type="float" office:value="12154">
                <text:p>121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00">
                <text:p>4600</text:p>
              </table:table-cell>
              <table:table-cell office:value-type="float" office:value="5582">
                <text:p>5582</text:p>
              </table:table-cell>
              <table:table-cell office:value-type="float" office:value="12354">
                <text:p>123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02">
                <text:p>4602</text:p>
              </table:table-cell>
              <table:table-cell office:value-type="float" office:value="5585">
                <text:p>5585</text:p>
              </table:table-cell>
              <table:table-cell office:value-type="float" office:value="12540">
                <text:p>125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30">
                <text:p>4630</text:p>
              </table:table-cell>
              <table:table-cell office:value-type="float" office:value="5602">
                <text:p>5602</text:p>
              </table:table-cell>
              <table:table-cell office:value-type="float" office:value="12610">
                <text:p>126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38">
                <text:p>4638</text:p>
              </table:table-cell>
              <table:table-cell office:value-type="float" office:value="5630">
                <text:p>5630</text:p>
              </table:table-cell>
              <table:table-cell office:value-type="float" office:value="13040">
                <text:p>130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49">
                <text:p>4649</text:p>
              </table:table-cell>
              <table:table-cell office:value-type="float" office:value="5633">
                <text:p>5633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49">
                <text:p>4649</text:p>
              </table:table-cell>
              <table:table-cell office:value-type="float" office:value="5635">
                <text:p>5635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69">
                <text:p>4669</text:p>
              </table:table-cell>
              <table:table-cell office:value-type="float" office:value="5653">
                <text:p>5653</text:p>
              </table:table-cell>
              <table:table-cell office:value-type="float" office:value="14318">
                <text:p>143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70">
                <text:p>4670</text:p>
              </table:table-cell>
              <table:table-cell office:value-type="float" office:value="5656">
                <text:p>5656</text:p>
              </table:table-cell>
              <table:table-cell office:value-type="float" office:value="14320">
                <text:p>143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71">
                <text:p>4671</text:p>
              </table:table-cell>
              <table:table-cell office:value-type="float" office:value="5687">
                <text:p>5687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03">
                <text:p>4703</text:p>
              </table:table-cell>
              <table:table-cell office:value-type="float" office:value="5691">
                <text:p>5691</text:p>
              </table:table-cell>
              <table:table-cell office:value-type="float" office:value="14588">
                <text:p>145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33">
                <text:p>4733</text:p>
              </table:table-cell>
              <table:table-cell office:value-type="float" office:value="5709">
                <text:p>5709</text:p>
              </table:table-cell>
              <table:table-cell office:value-type="float" office:value="14611">
                <text:p>146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33">
                <text:p>4733</text:p>
              </table:table-cell>
              <table:table-cell office:value-type="float" office:value="5753">
                <text:p>5753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62">
                <text:p>4762</text:p>
              </table:table-cell>
              <table:table-cell office:value-type="float" office:value="5755">
                <text:p>5755</text:p>
              </table:table-cell>
              <table:table-cell office:value-type="float" office:value="14926">
                <text:p>149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71">
                <text:p>4771</text:p>
              </table:table-cell>
              <table:table-cell office:value-type="float" office:value="5757">
                <text:p>5757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73">
                <text:p>4773</text:p>
              </table:table-cell>
              <table:table-cell office:value-type="float" office:value="5796">
                <text:p>5796</text:p>
              </table:table-cell>
              <table:table-cell office:value-type="float" office:value="15854">
                <text:p>158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77">
                <text:p>4777</text:p>
              </table:table-cell>
              <table:table-cell office:value-type="float" office:value="5807">
                <text:p>5807</text:p>
              </table:table-cell>
              <table:table-cell office:value-type="float" office:value="15951">
                <text:p>159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81">
                <text:p>4781</text:p>
              </table:table-cell>
              <table:table-cell office:value-type="float" office:value="5807">
                <text:p>5807</text:p>
              </table:table-cell>
              <table:table-cell office:value-type="float" office:value="16230">
                <text:p>1623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83">
                <text:p>4783</text:p>
              </table:table-cell>
              <table:table-cell office:value-type="float" office:value="5841">
                <text:p>5841</text:p>
              </table:table-cell>
              <table:table-cell office:value-type="float" office:value="16357">
                <text:p>163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86">
                <text:p>4786</text:p>
              </table:table-cell>
              <table:table-cell office:value-type="float" office:value="5843">
                <text:p>5843</text:p>
              </table:table-cell>
              <table:table-cell office:value-type="float" office:value="16523">
                <text:p>165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89">
                <text:p>4789</text:p>
              </table:table-cell>
              <table:table-cell office:value-type="float" office:value="5853">
                <text:p>5853</text:p>
              </table:table-cell>
              <table:table-cell office:value-type="float" office:value="16587">
                <text:p>165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89">
                <text:p>4789</text:p>
              </table:table-cell>
              <table:table-cell office:value-type="float" office:value="5870">
                <text:p>5870</text:p>
              </table:table-cell>
              <table:table-cell office:value-type="float" office:value="16784">
                <text:p>167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89">
                <text:p>4789</text:p>
              </table:table-cell>
              <table:table-cell office:value-type="float" office:value="5915">
                <text:p>5915</text:p>
              </table:table-cell>
              <table:table-cell office:value-type="float" office:value="16848">
                <text:p>168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97">
                <text:p>4797</text:p>
              </table:table-cell>
              <table:table-cell office:value-type="float" office:value="5918">
                <text:p>5918</text:p>
              </table:table-cell>
              <table:table-cell office:value-type="float" office:value="17561">
                <text:p>175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01">
                <text:p>4801</text:p>
              </table:table-cell>
              <table:table-cell office:value-type="float" office:value="5927">
                <text:p>5927</text:p>
              </table:table-cell>
              <table:table-cell office:value-type="float" office:value="18664">
                <text:p>186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10">
                <text:p>4810</text:p>
              </table:table-cell>
              <table:table-cell office:value-type="float" office:value="5964">
                <text:p>5964</text:p>
              </table:table-cell>
              <table:table-cell office:value-type="float" office:value="19103">
                <text:p>191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29">
                <text:p>4829</text:p>
              </table:table-cell>
              <table:table-cell office:value-type="float" office:value="5967">
                <text:p>5967</text:p>
              </table:table-cell>
              <table:table-cell office:value-type="float" office:value="19850">
                <text:p>198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836">
                <text:p>4836</text:p>
              </table:table-cell>
              <table:table-cell office:value-type="float" office:value="5972">
                <text:p>5972</text:p>
              </table:table-cell>
              <table:table-cell office:value-type="float" office:value="20274">
                <text:p>202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44">
                <text:p>4844</text:p>
              </table:table-cell>
              <table:table-cell office:value-type="float" office:value="5984">
                <text:p>5984</text:p>
              </table:table-cell>
              <table:table-cell office:value-type="float" office:value="20395">
                <text:p>203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869">
                <text:p>4869</text:p>
              </table:table-cell>
              <table:table-cell office:value-type="float" office:value="5997">
                <text:p>5997</text:p>
              </table:table-cell>
              <table:table-cell office:value-type="float" office:value="20458">
                <text:p>204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880">
                <text:p>4880</text:p>
              </table:table-cell>
              <table:table-cell office:value-type="float" office:value="6032">
                <text:p>6032</text:p>
              </table:table-cell>
              <table:table-cell office:value-type="float" office:value="20869">
                <text:p>208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02">
                <text:p>4902</text:p>
              </table:table-cell>
              <table:table-cell office:value-type="float" office:value="6047">
                <text:p>6047</text:p>
              </table:table-cell>
              <table:table-cell office:value-type="float" office:value="21106">
                <text:p>21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09">
                <text:p>4909</text:p>
              </table:table-cell>
              <table:table-cell office:value-type="float" office:value="6048">
                <text:p>6048</text:p>
              </table:table-cell>
              <table:table-cell office:value-type="float" office:value="21142">
                <text:p>211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22">
                <text:p>4922</text:p>
              </table:table-cell>
              <table:table-cell office:value-type="float" office:value="6107">
                <text:p>6107</text:p>
              </table:table-cell>
              <table:table-cell office:value-type="float" office:value="23265">
                <text:p>232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24">
                <text:p>4924</text:p>
              </table:table-cell>
              <table:table-cell office:value-type="float" office:value="6140">
                <text:p>6140</text:p>
              </table:table-cell>
              <table:table-cell office:value-type="float" office:value="24637">
                <text:p>246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05">
                <text:p>5005</text:p>
              </table:table-cell>
              <table:table-cell office:value-type="float" office:value="6147">
                <text:p>6147</text:p>
              </table:table-cell>
              <table:table-cell office:value-type="float" office:value="25020">
                <text:p>250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06">
                <text:p>5006</text:p>
              </table:table-cell>
              <table:table-cell office:value-type="float" office:value="6149">
                <text:p>6149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23">
                <text:p>5023</text:p>
              </table:table-cell>
              <table:table-cell office:value-type="float" office:value="6159">
                <text:p>6159</text:p>
              </table:table-cell>
              <table:table-cell office:value-type="float" office:value="26033">
                <text:p>260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30">
                <text:p>5030</text:p>
              </table:table-cell>
              <table:table-cell office:value-type="float" office:value="6171">
                <text:p>6171</text:p>
              </table:table-cell>
              <table:table-cell office:value-type="float" office:value="26363">
                <text:p>263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9">
                <text:p>5059</text:p>
              </table:table-cell>
              <table:table-cell office:value-type="float" office:value="6181">
                <text:p>6181</text:p>
              </table:table-cell>
              <table:table-cell office:value-type="float" office:value="26508">
                <text:p>265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63">
                <text:p>5063</text:p>
              </table:table-cell>
              <table:table-cell office:value-type="float" office:value="6208">
                <text:p>6208</text:p>
              </table:table-cell>
              <table:table-cell office:value-type="float" office:value="29091">
                <text:p>290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95">
                <text:p>5095</text:p>
              </table:table-cell>
              <table:table-cell office:value-type="float" office:value="6211">
                <text:p>6211</text:p>
              </table:table-cell>
              <table:table-cell office:value-type="float" office:value="30071">
                <text:p>300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95">
                <text:p>5095</text:p>
              </table:table-cell>
              <table:table-cell office:value-type="float" office:value="6246">
                <text:p>6246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13">
                <text:p>5113</text:p>
              </table:table-cell>
              <table:table-cell office:value-type="float" office:value="6247">
                <text:p>6247</text:p>
              </table:table-cell>
              <table:table-cell office:value-type="float" office:value="30838">
                <text:p>308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21">
                <text:p>5121</text:p>
              </table:table-cell>
              <table:table-cell office:value-type="float" office:value="6247">
                <text:p>6247</text:p>
              </table:table-cell>
              <table:table-cell office:value-type="float" office:value="32763">
                <text:p>327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29">
                <text:p>5129</text:p>
              </table:table-cell>
              <table:table-cell office:value-type="float" office:value="6247">
                <text:p>6247</text:p>
              </table:table-cell>
              <table:table-cell office:value-type="float" office:value="34420">
                <text:p>344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38">
                <text:p>5138</text:p>
              </table:table-cell>
              <table:table-cell office:value-type="float" office:value="6260">
                <text:p>6260</text:p>
              </table:table-cell>
              <table:table-cell office:value-type="float" office:value="36879">
                <text:p>36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60">
                <text:p>5160</text:p>
              </table:table-cell>
              <table:table-cell office:value-type="float" office:value="6265">
                <text:p>6265</text:p>
              </table:table-cell>
              <table:table-cell office:value-type="float" office:value="37348">
                <text:p>373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63">
                <text:p>5163</text:p>
              </table:table-cell>
              <table:table-cell office:value-type="float" office:value="6265">
                <text:p>6265</text:p>
              </table:table-cell>
              <table:table-cell office:value-type="float" office:value="38358">
                <text:p>383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72">
                <text:p>5172</text:p>
              </table:table-cell>
              <table:table-cell office:value-type="float" office:value="6271">
                <text:p>6271</text:p>
              </table:table-cell>
              <table:table-cell office:value-type="float" office:value="41490">
                <text:p>414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77">
                <text:p>5177</text:p>
              </table:table-cell>
              <table:table-cell office:value-type="float" office:value="6311">
                <text:p>6311</text:p>
              </table:table-cell>
              <table:table-cell office:value-type="float" office:value="42843">
                <text:p>428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87">
                <text:p>5187</text:p>
              </table:table-cell>
              <table:table-cell office:value-type="float" office:value="6312">
                <text:p>6312</text:p>
              </table:table-cell>
              <table:table-cell office:value-type="float" office:value="45925">
                <text:p>459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24">
                <text:p>5224</text:p>
              </table:table-cell>
              <table:table-cell office:value-type="float" office:value="6335">
                <text:p>6335</text:p>
              </table:table-cell>
              <table:table-cell office:value-type="float" office:value="45976">
                <text:p>459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41">
                <text:p>5241</text:p>
              </table:table-cell>
              <table:table-cell office:value-type="float" office:value="6340">
                <text:p>6340</text:p>
              </table:table-cell>
              <table:table-cell office:value-type="float" office:value="46008">
                <text:p>460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53">
                <text:p>5253</text:p>
              </table:table-cell>
              <table:table-cell office:value-type="float" office:value="6345">
                <text:p>6345</text:p>
              </table:table-cell>
              <table:table-cell office:value-type="float" office:value="46040">
                <text:p>460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57">
                <text:p>5257</text:p>
              </table:table-cell>
              <table:table-cell office:value-type="float" office:value="6348">
                <text:p>6348</text:p>
              </table:table-cell>
              <table:table-cell office:value-type="float" office:value="46125">
                <text:p>461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57">
                <text:p>5257</text:p>
              </table:table-cell>
              <table:table-cell office:value-type="float" office:value="6349">
                <text:p>6349</text:p>
              </table:table-cell>
              <table:table-cell office:value-type="float" office:value="46168">
                <text:p>461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279">
                <text:p>5279</text:p>
              </table:table-cell>
              <table:table-cell office:value-type="float" office:value="6355">
                <text:p>6355</text:p>
              </table:table-cell>
              <table:table-cell office:value-type="float" office:value="46184">
                <text:p>461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83">
                <text:p>5283</text:p>
              </table:table-cell>
              <table:table-cell office:value-type="float" office:value="6362">
                <text:p>6362</text:p>
              </table:table-cell>
              <table:table-cell office:value-type="float" office:value="46198">
                <text:p>461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98">
                <text:p>5298</text:p>
              </table:table-cell>
              <table:table-cell office:value-type="float" office:value="6362">
                <text:p>6362</text:p>
              </table:table-cell>
              <table:table-cell office:value-type="float" office:value="46244">
                <text:p>462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16">
                <text:p>5316</text:p>
              </table:table-cell>
              <table:table-cell office:value-type="float" office:value="6375">
                <text:p>6375</text:p>
              </table:table-cell>
              <table:table-cell office:value-type="float" office:value="46255">
                <text:p>462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22">
                <text:p>5322</text:p>
              </table:table-cell>
              <table:table-cell office:value-type="float" office:value="6377">
                <text:p>6377</text:p>
              </table:table-cell>
              <table:table-cell office:value-type="float" office:value="46315">
                <text:p>463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57">
                <text:p>5357</text:p>
              </table:table-cell>
              <table:table-cell office:value-type="float" office:value="6398">
                <text:p>6398</text:p>
              </table:table-cell>
              <table:table-cell office:value-type="float" office:value="46325">
                <text:p>463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82">
                <text:p>5382</text:p>
              </table:table-cell>
              <table:table-cell office:value-type="float" office:value="6423">
                <text:p>6423</text:p>
              </table:table-cell>
              <table:table-cell office:value-type="float" office:value="46334">
                <text:p>46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96">
                <text:p>5396</text:p>
              </table:table-cell>
              <table:table-cell office:value-type="float" office:value="6434">
                <text:p>6434</text:p>
              </table:table-cell>
              <table:table-cell office:value-type="float" office:value="46430">
                <text:p>4643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97">
                <text:p>5397</text:p>
              </table:table-cell>
              <table:table-cell office:value-type="float" office:value="6448">
                <text:p>6448</text:p>
              </table:table-cell>
              <table:table-cell office:value-type="float" office:value="46433">
                <text:p>464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04">
                <text:p>5404</text:p>
              </table:table-cell>
              <table:table-cell office:value-type="float" office:value="6516">
                <text:p>6516</text:p>
              </table:table-cell>
              <table:table-cell office:value-type="float" office:value="46472">
                <text:p>464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24">
                <text:p>5424</text:p>
              </table:table-cell>
              <table:table-cell office:value-type="float" office:value="6518">
                <text:p>6518</text:p>
              </table:table-cell>
              <table:table-cell office:value-type="float" office:value="46598">
                <text:p>465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27">
                <text:p>5427</text:p>
              </table:table-cell>
              <table:table-cell office:value-type="float" office:value="6528">
                <text:p>6528</text:p>
              </table:table-cell>
              <table:table-cell office:value-type="float" office:value="46666">
                <text:p>466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29">
                <text:p>5429</text:p>
              </table:table-cell>
              <table:table-cell office:value-type="float" office:value="6554">
                <text:p>6554</text:p>
              </table:table-cell>
              <table:table-cell office:value-type="float" office:value="46691">
                <text:p>466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47">
                <text:p>5447</text:p>
              </table:table-cell>
              <table:table-cell office:value-type="float" office:value="6575">
                <text:p>6575</text:p>
              </table:table-cell>
              <table:table-cell office:value-type="float" office:value="46751">
                <text:p>467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48">
                <text:p>5448</text:p>
              </table:table-cell>
              <table:table-cell office:value-type="float" office:value="6581">
                <text:p>6581</text:p>
              </table:table-cell>
              <table:table-cell office:value-type="float" office:value="46756">
                <text:p>467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51">
                <text:p>5451</text:p>
              </table:table-cell>
              <table:table-cell office:value-type="float" office:value="6589">
                <text:p>6589</text:p>
              </table:table-cell>
              <table:table-cell office:value-type="float" office:value="46759">
                <text:p>46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54">
                <text:p>5454</text:p>
              </table:table-cell>
              <table:table-cell office:value-type="float" office:value="6599">
                <text:p>6599</text:p>
              </table:table-cell>
              <table:table-cell office:value-type="float" office:value="46810">
                <text:p>468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64">
                <text:p>5464</text:p>
              </table:table-cell>
              <table:table-cell office:value-type="float" office:value="6605">
                <text:p>6605</text:p>
              </table:table-cell>
              <table:table-cell office:value-type="float" office:value="46819">
                <text:p>468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77">
                <text:p>5477</text:p>
              </table:table-cell>
              <table:table-cell office:value-type="float" office:value="6621">
                <text:p>6621</text:p>
              </table:table-cell>
              <table:table-cell office:value-type="float" office:value="46840">
                <text:p>468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491">
                <text:p>5491</text:p>
              </table:table-cell>
              <table:table-cell office:value-type="float" office:value="6624">
                <text:p>6624</text:p>
              </table:table-cell>
              <table:table-cell office:value-type="float" office:value="46852">
                <text:p>468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07">
                <text:p>5507</text:p>
              </table:table-cell>
              <table:table-cell office:value-type="float" office:value="6631">
                <text:p>6631</text:p>
              </table:table-cell>
              <table:table-cell office:value-type="float" office:value="46887">
                <text:p>468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21">
                <text:p>5521</text:p>
              </table:table-cell>
              <table:table-cell office:value-type="float" office:value="6681">
                <text:p>6681</text:p>
              </table:table-cell>
              <table:table-cell office:value-type="float" office:value="46894">
                <text:p>468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22">
                <text:p>5522</text:p>
              </table:table-cell>
              <table:table-cell office:value-type="float" office:value="6688">
                <text:p>6688</text:p>
              </table:table-cell>
              <table:table-cell office:value-type="float" office:value="46936">
                <text:p>469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63">
                <text:p>5563</text:p>
              </table:table-cell>
              <table:table-cell office:value-type="float" office:value="6692">
                <text:p>6692</text:p>
              </table:table-cell>
              <table:table-cell office:value-type="float" office:value="46965">
                <text:p>469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86">
                <text:p>5586</text:p>
              </table:table-cell>
              <table:table-cell office:value-type="float" office:value="6698">
                <text:p>6698</text:p>
              </table:table-cell>
              <table:table-cell office:value-type="float" office:value="46984">
                <text:p>469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05">
                <text:p>5605</text:p>
              </table:table-cell>
              <table:table-cell office:value-type="float" office:value="6700">
                <text:p>6700</text:p>
              </table:table-cell>
              <table:table-cell office:value-type="float" office:value="47015">
                <text:p>470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07">
                <text:p>5607</text:p>
              </table:table-cell>
              <table:table-cell office:value-type="float" office:value="6717">
                <text:p>6717</text:p>
              </table:table-cell>
              <table:table-cell office:value-type="float" office:value="47081">
                <text:p>470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15">
                <text:p>5615</text:p>
              </table:table-cell>
              <table:table-cell office:value-type="float" office:value="6724">
                <text:p>6724</text:p>
              </table:table-cell>
              <table:table-cell office:value-type="float" office:value="47088">
                <text:p>470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27">
                <text:p>5627</text:p>
              </table:table-cell>
              <table:table-cell office:value-type="float" office:value="6742">
                <text:p>6742</text:p>
              </table:table-cell>
              <table:table-cell office:value-type="float" office:value="47095">
                <text:p>470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49">
                <text:p>5649</text:p>
              </table:table-cell>
              <table:table-cell office:value-type="float" office:value="6747">
                <text:p>6747</text:p>
              </table:table-cell>
              <table:table-cell office:value-type="float" office:value="47101">
                <text:p>471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59">
                <text:p>5659</text:p>
              </table:table-cell>
              <table:table-cell office:value-type="float" office:value="6749">
                <text:p>6749</text:p>
              </table:table-cell>
              <table:table-cell office:value-type="float" office:value="47150">
                <text:p>4715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62">
                <text:p>5662</text:p>
              </table:table-cell>
              <table:table-cell office:value-type="float" office:value="6853">
                <text:p>6853</text:p>
              </table:table-cell>
              <table:table-cell office:value-type="float" office:value="47152">
                <text:p>471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69">
                <text:p>5669</text:p>
              </table:table-cell>
              <table:table-cell office:value-type="float" office:value="6858">
                <text:p>6858</text:p>
              </table:table-cell>
              <table:table-cell office:value-type="float" office:value="47183">
                <text:p>471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83">
                <text:p>5683</text:p>
              </table:table-cell>
              <table:table-cell office:value-type="float" office:value="6860">
                <text:p>6860</text:p>
              </table:table-cell>
              <table:table-cell office:value-type="float" office:value="47229">
                <text:p>472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83">
                <text:p>5683</text:p>
              </table:table-cell>
              <table:table-cell office:value-type="float" office:value="6887">
                <text:p>6887</text:p>
              </table:table-cell>
              <table:table-cell office:value-type="float" office:value="47247">
                <text:p>472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85">
                <text:p>5685</text:p>
              </table:table-cell>
              <table:table-cell office:value-type="float" office:value="6888">
                <text:p>6888</text:p>
              </table:table-cell>
              <table:table-cell office:value-type="float" office:value="47276">
                <text:p>472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93">
                <text:p>5693</text:p>
              </table:table-cell>
              <table:table-cell office:value-type="float" office:value="6935">
                <text:p>6935</text:p>
              </table:table-cell>
              <table:table-cell office:value-type="float" office:value="47293">
                <text:p>472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706">
                <text:p>5706</text:p>
              </table:table-cell>
              <table:table-cell office:value-type="float" office:value="7014">
                <text:p>7014</text:p>
              </table:table-cell>
              <table:table-cell office:value-type="float" office:value="47318">
                <text:p>473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708">
                <text:p>5708</text:p>
              </table:table-cell>
              <table:table-cell office:value-type="float" office:value="7025">
                <text:p>7025</text:p>
              </table:table-cell>
              <table:table-cell office:value-type="float" office:value="47321">
                <text:p>473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58">
                <text:p>5758</text:p>
              </table:table-cell>
              <table:table-cell office:value-type="float" office:value="7141">
                <text:p>7141</text:p>
              </table:table-cell>
              <table:table-cell office:value-type="float" office:value="47346">
                <text:p>473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65">
                <text:p>5765</text:p>
              </table:table-cell>
              <table:table-cell office:value-type="float" office:value="7147">
                <text:p>7147</text:p>
              </table:table-cell>
              <table:table-cell office:value-type="float" office:value="47358">
                <text:p>473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91">
                <text:p>5791</text:p>
              </table:table-cell>
              <table:table-cell office:value-type="float" office:value="7166">
                <text:p>7166</text:p>
              </table:table-cell>
              <table:table-cell office:value-type="float" office:value="47363">
                <text:p>473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96">
                <text:p>5796</text:p>
              </table:table-cell>
              <table:table-cell office:value-type="float" office:value="7254">
                <text:p>7254</text:p>
              </table:table-cell>
              <table:table-cell office:value-type="float" office:value="47363">
                <text:p>473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08">
                <text:p>5808</text:p>
              </table:table-cell>
              <table:table-cell office:value-type="float" office:value="7277">
                <text:p>7277</text:p>
              </table:table-cell>
              <table:table-cell office:value-type="float" office:value="47430">
                <text:p>4743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819">
                <text:p>5819</text:p>
              </table:table-cell>
              <table:table-cell office:value-type="float" office:value="7291">
                <text:p>7291</text:p>
              </table:table-cell>
              <table:table-cell office:value-type="float" office:value="47452">
                <text:p>474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60">
                <text:p>5860</text:p>
              </table:table-cell>
              <table:table-cell office:value-type="float" office:value="7353">
                <text:p>7353</text:p>
              </table:table-cell>
              <table:table-cell office:value-type="float" office:value="47453">
                <text:p>474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66">
                <text:p>5866</text:p>
              </table:table-cell>
              <table:table-cell office:value-type="float" office:value="7484">
                <text:p>7484</text:p>
              </table:table-cell>
              <table:table-cell office:value-type="float" office:value="47456">
                <text:p>474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82">
                <text:p>5882</text:p>
              </table:table-cell>
              <table:table-cell office:value-type="float" office:value="7515">
                <text:p>7515</text:p>
              </table:table-cell>
              <table:table-cell office:value-type="float" office:value="47511">
                <text:p>475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902">
                <text:p>5902</text:p>
              </table:table-cell>
              <table:table-cell office:value-type="float" office:value="7528">
                <text:p>7528</text:p>
              </table:table-cell>
              <table:table-cell office:value-type="float" office:value="47513">
                <text:p>475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907">
                <text:p>5907</text:p>
              </table:table-cell>
              <table:table-cell office:value-type="float" office:value="7536">
                <text:p>7536</text:p>
              </table:table-cell>
              <table:table-cell office:value-type="float" office:value="47525">
                <text:p>475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14">
                <text:p>5914</text:p>
              </table:table-cell>
              <table:table-cell office:value-type="float" office:value="7623">
                <text:p>7623</text:p>
              </table:table-cell>
              <table:table-cell office:value-type="float" office:value="47530">
                <text:p>475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917">
                <text:p>5917</text:p>
              </table:table-cell>
              <table:table-cell office:value-type="float" office:value="7654">
                <text:p>7654</text:p>
              </table:table-cell>
              <table:table-cell office:value-type="float" office:value="47534">
                <text:p>475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945">
                <text:p>5945</text:p>
              </table:table-cell>
              <table:table-cell office:value-type="float" office:value="7658">
                <text:p>7658</text:p>
              </table:table-cell>
              <table:table-cell office:value-type="float" office:value="47535">
                <text:p>475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53">
                <text:p>5953</text:p>
              </table:table-cell>
              <table:table-cell office:value-type="float" office:value="7716">
                <text:p>7716</text:p>
              </table:table-cell>
              <table:table-cell office:value-type="float" office:value="47545">
                <text:p>475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71">
                <text:p>5971</text:p>
              </table:table-cell>
              <table:table-cell office:value-type="float" office:value="7733">
                <text:p>7733</text:p>
              </table:table-cell>
              <table:table-cell office:value-type="float" office:value="47556">
                <text:p>475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972">
                <text:p>5972</text:p>
              </table:table-cell>
              <table:table-cell office:value-type="float" office:value="7798">
                <text:p>7798</text:p>
              </table:table-cell>
              <table:table-cell office:value-type="float" office:value="47560">
                <text:p>4756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93">
                <text:p>5993</text:p>
              </table:table-cell>
              <table:table-cell office:value-type="float" office:value="7848">
                <text:p>7848</text:p>
              </table:table-cell>
              <table:table-cell office:value-type="float" office:value="47594">
                <text:p>475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24">
                <text:p>6024</text:p>
              </table:table-cell>
              <table:table-cell office:value-type="float" office:value="7892">
                <text:p>7892</text:p>
              </table:table-cell>
              <table:table-cell office:value-type="float" office:value="47603">
                <text:p>476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40">
                <text:p>6040</text:p>
              </table:table-cell>
              <table:table-cell office:value-type="float" office:value="8077">
                <text:p>8077</text:p>
              </table:table-cell>
              <table:table-cell office:value-type="float" office:value="47605">
                <text:p>476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41">
                <text:p>6041</text:p>
              </table:table-cell>
              <table:table-cell office:value-type="float" office:value="9203">
                <text:p>9203</text:p>
              </table:table-cell>
              <table:table-cell office:value-type="float" office:value="47607">
                <text:p>476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72">
                <text:p>6072</text:p>
              </table:table-cell>
              <table:table-cell office:value-type="float" office:value="9375">
                <text:p>9375</text:p>
              </table:table-cell>
              <table:table-cell office:value-type="float" office:value="47643">
                <text:p>476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83">
                <text:p>6083</text:p>
              </table:table-cell>
              <table:table-cell office:value-type="float" office:value="9636">
                <text:p>9636</text:p>
              </table:table-cell>
              <table:table-cell office:value-type="float" office:value="47651">
                <text:p>476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85">
                <text:p>6085</text:p>
              </table:table-cell>
              <table:table-cell office:value-type="float" office:value="10139">
                <text:p>10139</text:p>
              </table:table-cell>
              <table:table-cell office:value-type="float" office:value="47653">
                <text:p>476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25">
                <text:p>6125</text:p>
              </table:table-cell>
              <table:table-cell office:value-type="float" office:value="10606">
                <text:p>10606</text:p>
              </table:table-cell>
              <table:table-cell office:value-type="float" office:value="47656">
                <text:p>476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51">
                <text:p>6151</text:p>
              </table:table-cell>
              <table:table-cell office:value-type="float" office:value="11450">
                <text:p>11450</text:p>
              </table:table-cell>
              <table:table-cell office:value-type="float" office:value="47658">
                <text:p>476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52">
                <text:p>6152</text:p>
              </table:table-cell>
              <table:table-cell office:value-type="float" office:value="13024">
                <text:p>13024</text:p>
              </table:table-cell>
              <table:table-cell office:value-type="float" office:value="47683">
                <text:p>476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63">
                <text:p>6163</text:p>
              </table:table-cell>
              <table:table-cell office:value-type="float" office:value="16333">
                <text:p>16333</text:p>
              </table:table-cell>
              <table:table-cell office:value-type="float" office:value="47688">
                <text:p>476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00">
                <text:p>6200</text:p>
              </table:table-cell>
              <table:table-cell office:value-type="float" office:value="16388">
                <text:p>16388</text:p>
              </table:table-cell>
              <table:table-cell office:value-type="float" office:value="47692">
                <text:p>476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02">
                <text:p>6202</text:p>
              </table:table-cell>
              <table:table-cell office:value-type="float" office:value="16586">
                <text:p>16586</text:p>
              </table:table-cell>
              <table:table-cell office:value-type="float" office:value="47714">
                <text:p>477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45">
                <text:p>6245</text:p>
              </table:table-cell>
              <table:table-cell office:value-type="float" office:value="17350">
                <text:p>17350</text:p>
              </table:table-cell>
              <table:table-cell office:value-type="float" office:value="47735">
                <text:p>477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48">
                <text:p>6248</text:p>
              </table:table-cell>
              <table:table-cell office:value-type="float" office:value="17893">
                <text:p>17893</text:p>
              </table:table-cell>
              <table:table-cell office:value-type="float" office:value="47749">
                <text:p>477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48">
                <text:p>6248</text:p>
              </table:table-cell>
              <table:table-cell office:value-type="float" office:value="18091">
                <text:p>18091</text:p>
              </table:table-cell>
              <table:table-cell office:value-type="float" office:value="47780">
                <text:p>477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63">
                <text:p>6263</text:p>
              </table:table-cell>
              <table:table-cell office:value-type="float" office:value="18932">
                <text:p>18932</text:p>
              </table:table-cell>
              <table:table-cell office:value-type="float" office:value="47812">
                <text:p>478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10">
                <text:p>6310</text:p>
              </table:table-cell>
              <table:table-cell office:value-type="float" office:value="42394">
                <text:p>42394</text:p>
              </table:table-cell>
              <table:table-cell office:value-type="float" office:value="47828">
                <text:p>478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312">
                <text:p>6312</text:p>
              </table:table-cell>
              <table:table-cell office:value-type="float" office:value="42498">
                <text:p>42498</text:p>
              </table:table-cell>
              <table:table-cell office:value-type="float" office:value="47833">
                <text:p>478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34">
                <text:p>6334</text:p>
              </table:table-cell>
              <table:table-cell office:value-type="float" office:value="42552">
                <text:p>42552</text:p>
              </table:table-cell>
              <table:table-cell office:value-type="float" office:value="47844">
                <text:p>478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37">
                <text:p>6337</text:p>
              </table:table-cell>
              <table:table-cell office:value-type="float" office:value="42595">
                <text:p>42595</text:p>
              </table:table-cell>
              <table:table-cell office:value-type="float" office:value="47845">
                <text:p>478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48">
                <text:p>6348</text:p>
              </table:table-cell>
              <table:table-cell office:value-type="float" office:value="42740">
                <text:p>42740</text:p>
              </table:table-cell>
              <table:table-cell office:value-type="float" office:value="47879">
                <text:p>478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64">
                <text:p>6364</text:p>
              </table:table-cell>
              <table:table-cell office:value-type="float" office:value="42786">
                <text:p>42786</text:p>
              </table:table-cell>
              <table:table-cell office:value-type="float" office:value="47900">
                <text:p>479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67">
                <text:p>6367</text:p>
              </table:table-cell>
              <table:table-cell office:value-type="float" office:value="42971">
                <text:p>42971</text:p>
              </table:table-cell>
              <table:table-cell office:value-type="float" office:value="47922">
                <text:p>479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406">
                <text:p>6406</text:p>
              </table:table-cell>
              <table:table-cell office:value-type="float" office:value="43084">
                <text:p>43084</text:p>
              </table:table-cell>
              <table:table-cell office:value-type="float" office:value="47940">
                <text:p>479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16">
                <text:p>6416</text:p>
              </table:table-cell>
              <table:table-cell office:value-type="float" office:value="43192">
                <text:p>43192</text:p>
              </table:table-cell>
              <table:table-cell office:value-type="float" office:value="47942">
                <text:p>479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418">
                <text:p>6418</text:p>
              </table:table-cell>
              <table:table-cell office:value-type="float" office:value="43201">
                <text:p>43201</text:p>
              </table:table-cell>
              <table:table-cell office:value-type="float" office:value="47954">
                <text:p>479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22">
                <text:p>6422</text:p>
              </table:table-cell>
              <table:table-cell office:value-type="float" office:value="43349">
                <text:p>43349</text:p>
              </table:table-cell>
              <table:table-cell office:value-type="float" office:value="47956">
                <text:p>479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30">
                <text:p>6430</text:p>
              </table:table-cell>
              <table:table-cell office:value-type="float" office:value="43352">
                <text:p>43352</text:p>
              </table:table-cell>
              <table:table-cell office:value-type="float" office:value="47971">
                <text:p>479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72">
                <text:p>6472</text:p>
              </table:table-cell>
              <table:table-cell office:value-type="float" office:value="43390">
                <text:p>43390</text:p>
              </table:table-cell>
              <table:table-cell office:value-type="float" office:value="47997">
                <text:p>479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81">
                <text:p>6481</text:p>
              </table:table-cell>
              <table:table-cell office:value-type="float" office:value="43429">
                <text:p>43429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493">
                <text:p>6493</text:p>
              </table:table-cell>
              <table:table-cell office:value-type="float" office:value="43467">
                <text:p>43467</text:p>
              </table:table-cell>
              <table:table-cell office:value-type="float" office:value="48002">
                <text:p>480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99">
                <text:p>6499</text:p>
              </table:table-cell>
              <table:table-cell office:value-type="float" office:value="43535">
                <text:p>43535</text:p>
              </table:table-cell>
              <table:table-cell office:value-type="float" office:value="48004">
                <text:p>480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04">
                <text:p>6504</text:p>
              </table:table-cell>
              <table:table-cell office:value-type="float" office:value="43557">
                <text:p>43557</text:p>
              </table:table-cell>
              <table:table-cell office:value-type="float" office:value="48023">
                <text:p>480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08">
                <text:p>6508</text:p>
              </table:table-cell>
              <table:table-cell office:value-type="float" office:value="43560">
                <text:p>43560</text:p>
              </table:table-cell>
              <table:table-cell office:value-type="float" office:value="48029">
                <text:p>480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35">
                <text:p>6535</text:p>
              </table:table-cell>
              <table:table-cell office:value-type="float" office:value="43601">
                <text:p>43601</text:p>
              </table:table-cell>
              <table:table-cell office:value-type="float" office:value="48045">
                <text:p>480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52">
                <text:p>6552</text:p>
              </table:table-cell>
              <table:table-cell office:value-type="float" office:value="43648">
                <text:p>43648</text:p>
              </table:table-cell>
              <table:table-cell office:value-type="float" office:value="48048">
                <text:p>480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74">
                <text:p>6574</text:p>
              </table:table-cell>
              <table:table-cell office:value-type="float" office:value="43650">
                <text:p>43650</text:p>
              </table:table-cell>
              <table:table-cell office:value-type="float" office:value="48049">
                <text:p>480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80">
                <text:p>6580</text:p>
              </table:table-cell>
              <table:table-cell office:value-type="float" office:value="43685">
                <text:p>43685</text:p>
              </table:table-cell>
              <table:table-cell office:value-type="float" office:value="48051">
                <text:p>480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84">
                <text:p>6584</text:p>
              </table:table-cell>
              <table:table-cell office:value-type="float" office:value="43688">
                <text:p>43688</text:p>
              </table:table-cell>
              <table:table-cell office:value-type="float" office:value="48070">
                <text:p>4807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589">
                <text:p>6589</text:p>
              </table:table-cell>
              <table:table-cell office:value-type="float" office:value="43727">
                <text:p>43727</text:p>
              </table:table-cell>
              <table:table-cell office:value-type="float" office:value="48076">
                <text:p>480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97">
                <text:p>6597</text:p>
              </table:table-cell>
              <table:table-cell office:value-type="float" office:value="43760">
                <text:p>43760</text:p>
              </table:table-cell>
              <table:table-cell office:value-type="float" office:value="48080">
                <text:p>480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02">
                <text:p>6602</text:p>
              </table:table-cell>
              <table:table-cell office:value-type="float" office:value="43765">
                <text:p>43765</text:p>
              </table:table-cell>
              <table:table-cell office:value-type="float" office:value="48089">
                <text:p>480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04">
                <text:p>6604</text:p>
              </table:table-cell>
              <table:table-cell office:value-type="float" office:value="43765">
                <text:p>43765</text:p>
              </table:table-cell>
              <table:table-cell office:value-type="float" office:value="48121">
                <text:p>481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26">
                <text:p>6626</text:p>
              </table:table-cell>
              <table:table-cell office:value-type="float" office:value="43814">
                <text:p>43814</text:p>
              </table:table-cell>
              <table:table-cell office:value-type="float" office:value="48121">
                <text:p>481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30">
                <text:p>6630</text:p>
              </table:table-cell>
              <table:table-cell office:value-type="float" office:value="43822">
                <text:p>43822</text:p>
              </table:table-cell>
              <table:table-cell office:value-type="float" office:value="48121">
                <text:p>481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77">
                <text:p>6677</text:p>
              </table:table-cell>
              <table:table-cell office:value-type="float" office:value="43836">
                <text:p>43836</text:p>
              </table:table-cell>
              <table:table-cell office:value-type="float" office:value="48138">
                <text:p>481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87">
                <text:p>6687</text:p>
              </table:table-cell>
              <table:table-cell office:value-type="float" office:value="43838">
                <text:p>43838</text:p>
              </table:table-cell>
              <table:table-cell office:value-type="float" office:value="48158">
                <text:p>481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95">
                <text:p>6695</text:p>
              </table:table-cell>
              <table:table-cell office:value-type="float" office:value="43849">
                <text:p>43849</text:p>
              </table:table-cell>
              <table:table-cell office:value-type="float" office:value="48158">
                <text:p>481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702">
                <text:p>6702</text:p>
              </table:table-cell>
              <table:table-cell office:value-type="float" office:value="43850">
                <text:p>43850</text:p>
              </table:table-cell>
              <table:table-cell office:value-type="float" office:value="48159">
                <text:p>481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30">
                <text:p>6730</text:p>
              </table:table-cell>
              <table:table-cell office:value-type="float" office:value="43891">
                <text:p>43891</text:p>
              </table:table-cell>
              <table:table-cell office:value-type="float" office:value="48165">
                <text:p>481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66">
                <text:p>6766</text:p>
              </table:table-cell>
              <table:table-cell office:value-type="float" office:value="43892">
                <text:p>43892</text:p>
              </table:table-cell>
              <table:table-cell office:value-type="float" office:value="48208">
                <text:p>482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87">
                <text:p>6787</text:p>
              </table:table-cell>
              <table:table-cell office:value-type="float" office:value="43906">
                <text:p>43906</text:p>
              </table:table-cell>
              <table:table-cell office:value-type="float" office:value="48214">
                <text:p>482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93">
                <text:p>6793</text:p>
              </table:table-cell>
              <table:table-cell office:value-type="float" office:value="43911">
                <text:p>43911</text:p>
              </table:table-cell>
              <table:table-cell office:value-type="float" office:value="48222">
                <text:p>482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810">
                <text:p>6810</text:p>
              </table:table-cell>
              <table:table-cell office:value-type="float" office:value="43935">
                <text:p>43935</text:p>
              </table:table-cell>
              <table:table-cell office:value-type="float" office:value="48238">
                <text:p>482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811">
                <text:p>6811</text:p>
              </table:table-cell>
              <table:table-cell office:value-type="float" office:value="43940">
                <text:p>43940</text:p>
              </table:table-cell>
              <table:table-cell office:value-type="float" office:value="48269">
                <text:p>482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16">
                <text:p>6816</text:p>
              </table:table-cell>
              <table:table-cell office:value-type="float" office:value="43945">
                <text:p>43945</text:p>
              </table:table-cell>
              <table:table-cell office:value-type="float" office:value="48293">
                <text:p>482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845">
                <text:p>6845</text:p>
              </table:table-cell>
              <table:table-cell office:value-type="float" office:value="43999">
                <text:p>43999</text:p>
              </table:table-cell>
              <table:table-cell office:value-type="float" office:value="48312">
                <text:p>483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851">
                <text:p>6851</text:p>
              </table:table-cell>
              <table:table-cell office:value-type="float" office:value="44005">
                <text:p>44005</text:p>
              </table:table-cell>
              <table:table-cell office:value-type="float" office:value="48312">
                <text:p>483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71">
                <text:p>6871</text:p>
              </table:table-cell>
              <table:table-cell office:value-type="float" office:value="44075">
                <text:p>44075</text:p>
              </table:table-cell>
              <table:table-cell office:value-type="float" office:value="48315">
                <text:p>483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90">
                <text:p>6890</text:p>
              </table:table-cell>
              <table:table-cell office:value-type="float" office:value="44089">
                <text:p>44089</text:p>
              </table:table-cell>
              <table:table-cell office:value-type="float" office:value="48317">
                <text:p>483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913">
                <text:p>6913</text:p>
              </table:table-cell>
              <table:table-cell office:value-type="float" office:value="44106">
                <text:p>44106</text:p>
              </table:table-cell>
              <table:table-cell office:value-type="float" office:value="48327">
                <text:p>483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933">
                <text:p>6933</text:p>
              </table:table-cell>
              <table:table-cell office:value-type="float" office:value="44122">
                <text:p>44122</text:p>
              </table:table-cell>
              <table:table-cell office:value-type="float" office:value="48328">
                <text:p>483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962">
                <text:p>6962</text:p>
              </table:table-cell>
              <table:table-cell office:value-type="float" office:value="44142">
                <text:p>44142</text:p>
              </table:table-cell>
              <table:table-cell office:value-type="float" office:value="48329">
                <text:p>483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965">
                <text:p>6965</text:p>
              </table:table-cell>
              <table:table-cell office:value-type="float" office:value="44142">
                <text:p>44142</text:p>
              </table:table-cell>
              <table:table-cell office:value-type="float" office:value="48336">
                <text:p>483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965">
                <text:p>6965</text:p>
              </table:table-cell>
              <table:table-cell office:value-type="float" office:value="44148">
                <text:p>44148</text:p>
              </table:table-cell>
              <table:table-cell office:value-type="float" office:value="48346">
                <text:p>483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977">
                <text:p>6977</text:p>
              </table:table-cell>
              <table:table-cell office:value-type="float" office:value="44152">
                <text:p>44152</text:p>
              </table:table-cell>
              <table:table-cell office:value-type="float" office:value="48348">
                <text:p>483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980">
                <text:p>6980</text:p>
              </table:table-cell>
              <table:table-cell office:value-type="float" office:value="44164">
                <text:p>44164</text:p>
              </table:table-cell>
              <table:table-cell office:value-type="float" office:value="48349">
                <text:p>483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991">
                <text:p>6991</text:p>
              </table:table-cell>
              <table:table-cell office:value-type="float" office:value="44168">
                <text:p>44168</text:p>
              </table:table-cell>
              <table:table-cell office:value-type="float" office:value="48368">
                <text:p>483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996">
                <text:p>6996</text:p>
              </table:table-cell>
              <table:table-cell office:value-type="float" office:value="44181">
                <text:p>44181</text:p>
              </table:table-cell>
              <table:table-cell office:value-type="float" office:value="48374">
                <text:p>483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000">
                <text:p>7000</text:p>
              </table:table-cell>
              <table:table-cell office:value-type="float" office:value="44185">
                <text:p>44185</text:p>
              </table:table-cell>
              <table:table-cell office:value-type="float" office:value="48375">
                <text:p>483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008">
                <text:p>7008</text:p>
              </table:table-cell>
              <table:table-cell office:value-type="float" office:value="44198">
                <text:p>44198</text:p>
              </table:table-cell>
              <table:table-cell office:value-type="float" office:value="48378">
                <text:p>483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019">
                <text:p>7019</text:p>
              </table:table-cell>
              <table:table-cell office:value-type="float" office:value="44220">
                <text:p>44220</text:p>
              </table:table-cell>
              <table:table-cell office:value-type="float" office:value="48395">
                <text:p>483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034">
                <text:p>7034</text:p>
              </table:table-cell>
              <table:table-cell office:value-type="float" office:value="44225">
                <text:p>44225</text:p>
              </table:table-cell>
              <table:table-cell office:value-type="float" office:value="48401">
                <text:p>484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048">
                <text:p>7048</text:p>
              </table:table-cell>
              <table:table-cell office:value-type="float" office:value="44234">
                <text:p>44234</text:p>
              </table:table-cell>
              <table:table-cell office:value-type="float" office:value="48421">
                <text:p>484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50">
                <text:p>7050</text:p>
              </table:table-cell>
              <table:table-cell office:value-type="float" office:value="44245">
                <text:p>44245</text:p>
              </table:table-cell>
              <table:table-cell office:value-type="float" office:value="48424">
                <text:p>484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055">
                <text:p>7055</text:p>
              </table:table-cell>
              <table:table-cell office:value-type="float" office:value="44246">
                <text:p>44246</text:p>
              </table:table-cell>
              <table:table-cell office:value-type="float" office:value="48438">
                <text:p>484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095">
                <text:p>7095</text:p>
              </table:table-cell>
              <table:table-cell office:value-type="float" office:value="44248">
                <text:p>44248</text:p>
              </table:table-cell>
              <table:table-cell office:value-type="float" office:value="48442">
                <text:p>484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101">
                <text:p>7101</text:p>
              </table:table-cell>
              <table:table-cell office:value-type="float" office:value="44260">
                <text:p>44260</text:p>
              </table:table-cell>
              <table:table-cell office:value-type="float" office:value="48445">
                <text:p>484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59">
                <text:p>7159</text:p>
              </table:table-cell>
              <table:table-cell office:value-type="float" office:value="44266">
                <text:p>44266</text:p>
              </table:table-cell>
              <table:table-cell office:value-type="float" office:value="48450">
                <text:p>4845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168">
                <text:p>7168</text:p>
              </table:table-cell>
              <table:table-cell office:value-type="float" office:value="44330">
                <text:p>44330</text:p>
              </table:table-cell>
              <table:table-cell office:value-type="float" office:value="48452">
                <text:p>484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175">
                <text:p>7175</text:p>
              </table:table-cell>
              <table:table-cell office:value-type="float" office:value="44335">
                <text:p>44335</text:p>
              </table:table-cell>
              <table:table-cell office:value-type="float" office:value="48464">
                <text:p>484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179">
                <text:p>7179</text:p>
              </table:table-cell>
              <table:table-cell office:value-type="float" office:value="44354">
                <text:p>44354</text:p>
              </table:table-cell>
              <table:table-cell office:value-type="float" office:value="48468">
                <text:p>484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82">
                <text:p>7182</text:p>
              </table:table-cell>
              <table:table-cell office:value-type="float" office:value="44357">
                <text:p>44357</text:p>
              </table:table-cell>
              <table:table-cell office:value-type="float" office:value="48470">
                <text:p>484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206">
                <text:p>7206</text:p>
              </table:table-cell>
              <table:table-cell office:value-type="float" office:value="44403">
                <text:p>44403</text:p>
              </table:table-cell>
              <table:table-cell office:value-type="float" office:value="48473">
                <text:p>484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208">
                <text:p>7208</text:p>
              </table:table-cell>
              <table:table-cell office:value-type="float" office:value="44403">
                <text:p>44403</text:p>
              </table:table-cell>
              <table:table-cell office:value-type="float" office:value="48474">
                <text:p>484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232">
                <text:p>7232</text:p>
              </table:table-cell>
              <table:table-cell office:value-type="float" office:value="44424">
                <text:p>44424</text:p>
              </table:table-cell>
              <table:table-cell office:value-type="float" office:value="48478">
                <text:p>484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277">
                <text:p>7277</text:p>
              </table:table-cell>
              <table:table-cell office:value-type="float" office:value="44451">
                <text:p>44451</text:p>
              </table:table-cell>
              <table:table-cell office:value-type="float" office:value="48493">
                <text:p>484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358">
                <text:p>7358</text:p>
              </table:table-cell>
              <table:table-cell office:value-type="float" office:value="44453">
                <text:p>44453</text:p>
              </table:table-cell>
              <table:table-cell office:value-type="float" office:value="48504">
                <text:p>485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380">
                <text:p>7380</text:p>
              </table:table-cell>
              <table:table-cell office:value-type="float" office:value="44474">
                <text:p>44474</text:p>
              </table:table-cell>
              <table:table-cell office:value-type="float" office:value="48516">
                <text:p>485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389">
                <text:p>7389</text:p>
              </table:table-cell>
              <table:table-cell office:value-type="float" office:value="44475">
                <text:p>44475</text:p>
              </table:table-cell>
              <table:table-cell office:value-type="float" office:value="48525">
                <text:p>485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398">
                <text:p>7398</text:p>
              </table:table-cell>
              <table:table-cell office:value-type="float" office:value="44496">
                <text:p>44496</text:p>
              </table:table-cell>
              <table:table-cell office:value-type="float" office:value="48533">
                <text:p>485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428">
                <text:p>7428</text:p>
              </table:table-cell>
              <table:table-cell office:value-type="float" office:value="44498">
                <text:p>44498</text:p>
              </table:table-cell>
              <table:table-cell office:value-type="float" office:value="48534">
                <text:p>485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475">
                <text:p>7475</text:p>
              </table:table-cell>
              <table:table-cell office:value-type="float" office:value="44500">
                <text:p>44500</text:p>
              </table:table-cell>
              <table:table-cell office:value-type="float" office:value="48536">
                <text:p>485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506">
                <text:p>7506</text:p>
              </table:table-cell>
              <table:table-cell office:value-type="float" office:value="44508">
                <text:p>44508</text:p>
              </table:table-cell>
              <table:table-cell office:value-type="float" office:value="48549">
                <text:p>485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512">
                <text:p>7512</text:p>
              </table:table-cell>
              <table:table-cell office:value-type="float" office:value="44542">
                <text:p>44542</text:p>
              </table:table-cell>
              <table:table-cell office:value-type="float" office:value="48558">
                <text:p>485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521">
                <text:p>7521</text:p>
              </table:table-cell>
              <table:table-cell office:value-type="float" office:value="44548">
                <text:p>44548</text:p>
              </table:table-cell>
              <table:table-cell office:value-type="float" office:value="48560">
                <text:p>485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531">
                <text:p>7531</text:p>
              </table:table-cell>
              <table:table-cell office:value-type="float" office:value="44551">
                <text:p>44551</text:p>
              </table:table-cell>
              <table:table-cell office:value-type="float" office:value="48583">
                <text:p>485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542">
                <text:p>7542</text:p>
              </table:table-cell>
              <table:table-cell office:value-type="float" office:value="44564">
                <text:p>44564</text:p>
              </table:table-cell>
              <table:table-cell office:value-type="float" office:value="48585">
                <text:p>485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577">
                <text:p>7577</text:p>
              </table:table-cell>
              <table:table-cell office:value-type="float" office:value="44614">
                <text:p>44614</text:p>
              </table:table-cell>
              <table:table-cell office:value-type="float" office:value="48587">
                <text:p>485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602">
                <text:p>7602</text:p>
              </table:table-cell>
              <table:table-cell office:value-type="float" office:value="44615">
                <text:p>44615</text:p>
              </table:table-cell>
              <table:table-cell office:value-type="float" office:value="48593">
                <text:p>485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614">
                <text:p>7614</text:p>
              </table:table-cell>
              <table:table-cell office:value-type="float" office:value="44622">
                <text:p>44622</text:p>
              </table:table-cell>
              <table:table-cell office:value-type="float" office:value="48594">
                <text:p>485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614">
                <text:p>7614</text:p>
              </table:table-cell>
              <table:table-cell office:value-type="float" office:value="44635">
                <text:p>44635</text:p>
              </table:table-cell>
              <table:table-cell office:value-type="float" office:value="48596">
                <text:p>485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671">
                <text:p>7671</text:p>
              </table:table-cell>
              <table:table-cell office:value-type="float" office:value="44636">
                <text:p>44636</text:p>
              </table:table-cell>
              <table:table-cell office:value-type="float" office:value="48608">
                <text:p>486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674">
                <text:p>7674</text:p>
              </table:table-cell>
              <table:table-cell office:value-type="float" office:value="44644">
                <text:p>44644</text:p>
              </table:table-cell>
              <table:table-cell office:value-type="float" office:value="48610">
                <text:p>486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700">
                <text:p>7700</text:p>
              </table:table-cell>
              <table:table-cell office:value-type="float" office:value="44651">
                <text:p>44651</text:p>
              </table:table-cell>
              <table:table-cell office:value-type="float" office:value="48613">
                <text:p>486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707">
                <text:p>7707</text:p>
              </table:table-cell>
              <table:table-cell office:value-type="float" office:value="44661">
                <text:p>44661</text:p>
              </table:table-cell>
              <table:table-cell office:value-type="float" office:value="48614">
                <text:p>486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15">
                <text:p>7715</text:p>
              </table:table-cell>
              <table:table-cell office:value-type="float" office:value="44664">
                <text:p>44664</text:p>
              </table:table-cell>
              <table:table-cell office:value-type="float" office:value="48615">
                <text:p>486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739">
                <text:p>7739</text:p>
              </table:table-cell>
              <table:table-cell office:value-type="float" office:value="44684">
                <text:p>44684</text:p>
              </table:table-cell>
              <table:table-cell office:value-type="float" office:value="48628">
                <text:p>486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753">
                <text:p>7753</text:p>
              </table:table-cell>
              <table:table-cell office:value-type="float" office:value="44712">
                <text:p>44712</text:p>
              </table:table-cell>
              <table:table-cell office:value-type="float" office:value="48630">
                <text:p>4863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793">
                <text:p>7793</text:p>
              </table:table-cell>
              <table:table-cell office:value-type="float" office:value="44714">
                <text:p>44714</text:p>
              </table:table-cell>
              <table:table-cell office:value-type="float" office:value="48630">
                <text:p>4863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834">
                <text:p>7834</text:p>
              </table:table-cell>
              <table:table-cell office:value-type="float" office:value="44746">
                <text:p>44746</text:p>
              </table:table-cell>
              <table:table-cell office:value-type="float" office:value="48655">
                <text:p>486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836">
                <text:p>7836</text:p>
              </table:table-cell>
              <table:table-cell office:value-type="float" office:value="44777">
                <text:p>44777</text:p>
              </table:table-cell>
              <table:table-cell office:value-type="float" office:value="48676">
                <text:p>486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849">
                <text:p>7849</text:p>
              </table:table-cell>
              <table:table-cell office:value-type="float" office:value="44804">
                <text:p>44804</text:p>
              </table:table-cell>
              <table:table-cell office:value-type="float" office:value="48676">
                <text:p>486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883">
                <text:p>7883</text:p>
              </table:table-cell>
              <table:table-cell office:value-type="float" office:value="44808">
                <text:p>44808</text:p>
              </table:table-cell>
              <table:table-cell office:value-type="float" office:value="48680">
                <text:p>486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891">
                <text:p>7891</text:p>
              </table:table-cell>
              <table:table-cell office:value-type="float" office:value="44812">
                <text:p>44812</text:p>
              </table:table-cell>
              <table:table-cell office:value-type="float" office:value="48713">
                <text:p>487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911">
                <text:p>7911</text:p>
              </table:table-cell>
              <table:table-cell office:value-type="float" office:value="44834">
                <text:p>44834</text:p>
              </table:table-cell>
              <table:table-cell office:value-type="float" office:value="48731">
                <text:p>487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912">
                <text:p>7912</text:p>
              </table:table-cell>
              <table:table-cell office:value-type="float" office:value="44850">
                <text:p>44850</text:p>
              </table:table-cell>
              <table:table-cell office:value-type="float" office:value="48731">
                <text:p>487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917">
                <text:p>7917</text:p>
              </table:table-cell>
              <table:table-cell office:value-type="float" office:value="44856">
                <text:p>44856</text:p>
              </table:table-cell>
              <table:table-cell office:value-type="float" office:value="48754">
                <text:p>487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927">
                <text:p>7927</text:p>
              </table:table-cell>
              <table:table-cell office:value-type="float" office:value="44881">
                <text:p>44881</text:p>
              </table:table-cell>
              <table:table-cell office:value-type="float" office:value="48773">
                <text:p>487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60">
                <text:p>8060</text:p>
              </table:table-cell>
              <table:table-cell office:value-type="float" office:value="44903">
                <text:p>44903</text:p>
              </table:table-cell>
              <table:table-cell office:value-type="float" office:value="48800">
                <text:p>488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074">
                <text:p>8074</text:p>
              </table:table-cell>
              <table:table-cell office:value-type="float" office:value="44911">
                <text:p>44911</text:p>
              </table:table-cell>
              <table:table-cell office:value-type="float" office:value="48801">
                <text:p>488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106">
                <text:p>8106</text:p>
              </table:table-cell>
              <table:table-cell office:value-type="float" office:value="44916">
                <text:p>44916</text:p>
              </table:table-cell>
              <table:table-cell office:value-type="float" office:value="48803">
                <text:p>488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16">
                <text:p>8116</text:p>
              </table:table-cell>
              <table:table-cell office:value-type="float" office:value="44919">
                <text:p>44919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119">
                <text:p>8119</text:p>
              </table:table-cell>
              <table:table-cell office:value-type="float" office:value="44940">
                <text:p>44940</text:p>
              </table:table-cell>
              <table:table-cell office:value-type="float" office:value="48820">
                <text:p>488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140">
                <text:p>8140</text:p>
              </table:table-cell>
              <table:table-cell office:value-type="float" office:value="44943">
                <text:p>44943</text:p>
              </table:table-cell>
              <table:table-cell office:value-type="float" office:value="48823">
                <text:p>488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207">
                <text:p>8207</text:p>
              </table:table-cell>
              <table:table-cell office:value-type="float" office:value="44943">
                <text:p>44943</text:p>
              </table:table-cell>
              <table:table-cell office:value-type="float" office:value="48823">
                <text:p>488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246">
                <text:p>8246</text:p>
              </table:table-cell>
              <table:table-cell office:value-type="float" office:value="44949">
                <text:p>44949</text:p>
              </table:table-cell>
              <table:table-cell office:value-type="float" office:value="48829">
                <text:p>488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299">
                <text:p>8299</text:p>
              </table:table-cell>
              <table:table-cell office:value-type="float" office:value="44955">
                <text:p>44955</text:p>
              </table:table-cell>
              <table:table-cell office:value-type="float" office:value="48831">
                <text:p>488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436">
                <text:p>8436</text:p>
              </table:table-cell>
              <table:table-cell office:value-type="float" office:value="44970">
                <text:p>44970</text:p>
              </table:table-cell>
              <table:table-cell office:value-type="float" office:value="48832">
                <text:p>488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445">
                <text:p>8445</text:p>
              </table:table-cell>
              <table:table-cell office:value-type="float" office:value="44996">
                <text:p>44996</text:p>
              </table:table-cell>
              <table:table-cell office:value-type="float" office:value="48840">
                <text:p>4884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525">
                <text:p>8525</text:p>
              </table:table-cell>
              <table:table-cell office:value-type="float" office:value="44998">
                <text:p>44998</text:p>
              </table:table-cell>
              <table:table-cell office:value-type="float" office:value="48840">
                <text:p>4884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543">
                <text:p>8543</text:p>
              </table:table-cell>
              <table:table-cell office:value-type="float" office:value="45006">
                <text:p>45006</text:p>
              </table:table-cell>
              <table:table-cell office:value-type="float" office:value="48841">
                <text:p>488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557">
                <text:p>8557</text:p>
              </table:table-cell>
              <table:table-cell office:value-type="float" office:value="45016">
                <text:p>45016</text:p>
              </table:table-cell>
              <table:table-cell office:value-type="float" office:value="48848">
                <text:p>488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566">
                <text:p>8566</text:p>
              </table:table-cell>
              <table:table-cell office:value-type="float" office:value="45049">
                <text:p>45049</text:p>
              </table:table-cell>
              <table:table-cell office:value-type="float" office:value="48848">
                <text:p>488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931">
                <text:p>8931</text:p>
              </table:table-cell>
              <table:table-cell office:value-type="float" office:value="45064">
                <text:p>45064</text:p>
              </table:table-cell>
              <table:table-cell office:value-type="float" office:value="48858">
                <text:p>488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63">
                <text:p>9063</text:p>
              </table:table-cell>
              <table:table-cell office:value-type="float" office:value="45085">
                <text:p>45085</text:p>
              </table:table-cell>
              <table:table-cell office:value-type="float" office:value="48871">
                <text:p>488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289">
                <text:p>9289</text:p>
              </table:table-cell>
              <table:table-cell office:value-type="float" office:value="45091">
                <text:p>45091</text:p>
              </table:table-cell>
              <table:table-cell office:value-type="float" office:value="48891">
                <text:p>488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367">
                <text:p>9367</text:p>
              </table:table-cell>
              <table:table-cell office:value-type="float" office:value="45119">
                <text:p>45119</text:p>
              </table:table-cell>
              <table:table-cell office:value-type="float" office:value="48892">
                <text:p>488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436">
                <text:p>9436</text:p>
              </table:table-cell>
              <table:table-cell office:value-type="float" office:value="45121">
                <text:p>45121</text:p>
              </table:table-cell>
              <table:table-cell office:value-type="float" office:value="48894">
                <text:p>488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98">
                <text:p>9498</text:p>
              </table:table-cell>
              <table:table-cell office:value-type="float" office:value="45130">
                <text:p>45130</text:p>
              </table:table-cell>
              <table:table-cell office:value-type="float" office:value="48910">
                <text:p>489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116">
                <text:p>10116</text:p>
              </table:table-cell>
              <table:table-cell office:value-type="float" office:value="45135">
                <text:p>45135</text:p>
              </table:table-cell>
              <table:table-cell office:value-type="float" office:value="48917">
                <text:p>489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348">
                <text:p>10348</text:p>
              </table:table-cell>
              <table:table-cell office:value-type="float" office:value="45138">
                <text:p>45138</text:p>
              </table:table-cell>
              <table:table-cell office:value-type="float" office:value="48920">
                <text:p>4892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589">
                <text:p>10589</text:p>
              </table:table-cell>
              <table:table-cell office:value-type="float" office:value="45145">
                <text:p>45145</text:p>
              </table:table-cell>
              <table:table-cell office:value-type="float" office:value="48923">
                <text:p>489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654">
                <text:p>10654</text:p>
              </table:table-cell>
              <table:table-cell office:value-type="float" office:value="45174">
                <text:p>45174</text:p>
              </table:table-cell>
              <table:table-cell office:value-type="float" office:value="48941">
                <text:p>489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104">
                <text:p>11104</text:p>
              </table:table-cell>
              <table:table-cell office:value-type="float" office:value="45176">
                <text:p>45176</text:p>
              </table:table-cell>
              <table:table-cell office:value-type="float" office:value="48953">
                <text:p>489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355">
                <text:p>11355</text:p>
              </table:table-cell>
              <table:table-cell office:value-type="float" office:value="45191">
                <text:p>45191</text:p>
              </table:table-cell>
              <table:table-cell office:value-type="float" office:value="48988">
                <text:p>489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750">
                <text:p>11750</text:p>
              </table:table-cell>
              <table:table-cell office:value-type="float" office:value="45205">
                <text:p>45205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908">
                <text:p>11908</text:p>
              </table:table-cell>
              <table:table-cell office:value-type="float" office:value="45215">
                <text:p>45215</text:p>
              </table:table-cell>
              <table:table-cell office:value-type="float" office:value="49008">
                <text:p>490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383">
                <text:p>12383</text:p>
              </table:table-cell>
              <table:table-cell office:value-type="float" office:value="45218">
                <text:p>45218</text:p>
              </table:table-cell>
              <table:table-cell office:value-type="float" office:value="49027">
                <text:p>49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04">
                <text:p>12504</text:p>
              </table:table-cell>
              <table:table-cell office:value-type="float" office:value="45231">
                <text:p>45231</text:p>
              </table:table-cell>
              <table:table-cell office:value-type="float" office:value="49033">
                <text:p>490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548">
                <text:p>13548</text:p>
              </table:table-cell>
              <table:table-cell office:value-type="float" office:value="45233">
                <text:p>45233</text:p>
              </table:table-cell>
              <table:table-cell office:value-type="float" office:value="49051">
                <text:p>490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915">
                <text:p>13915</text:p>
              </table:table-cell>
              <table:table-cell office:value-type="float" office:value="45233">
                <text:p>45233</text:p>
              </table:table-cell>
              <table:table-cell office:value-type="float" office:value="49075">
                <text:p>490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517">
                <text:p>17517</text:p>
              </table:table-cell>
              <table:table-cell office:value-type="float" office:value="45236">
                <text:p>45236</text:p>
              </table:table-cell>
              <table:table-cell office:value-type="float" office:value="49082">
                <text:p>490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670">
                <text:p>17670</text:p>
              </table:table-cell>
              <table:table-cell office:value-type="float" office:value="45240">
                <text:p>45240</text:p>
              </table:table-cell>
              <table:table-cell office:value-type="float" office:value="49104">
                <text:p>491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613">
                <text:p>20613</text:p>
              </table:table-cell>
              <table:table-cell office:value-type="float" office:value="45256">
                <text:p>45256</text:p>
              </table:table-cell>
              <table:table-cell office:value-type="float" office:value="49110">
                <text:p>4911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3825">
                <text:p>23825</text:p>
              </table:table-cell>
              <table:table-cell office:value-type="float" office:value="45275">
                <text:p>45275</text:p>
              </table:table-cell>
              <table:table-cell office:value-type="float" office:value="49111">
                <text:p>491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6853">
                <text:p>26853</text:p>
              </table:table-cell>
              <table:table-cell office:value-type="float" office:value="45287">
                <text:p>45287</text:p>
              </table:table-cell>
              <table:table-cell office:value-type="float" office:value="49117">
                <text:p>491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9483">
                <text:p>29483</text:p>
              </table:table-cell>
              <table:table-cell office:value-type="float" office:value="45301">
                <text:p>45301</text:p>
              </table:table-cell>
              <table:table-cell office:value-type="float" office:value="49134">
                <text:p>491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2613">
                <text:p>32613</text:p>
              </table:table-cell>
              <table:table-cell office:value-type="float" office:value="45317">
                <text:p>45317</text:p>
              </table:table-cell>
              <table:table-cell office:value-type="float" office:value="49135">
                <text:p>491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881">
                <text:p>41881</text:p>
              </table:table-cell>
              <table:table-cell office:value-type="float" office:value="45318">
                <text:p>45318</text:p>
              </table:table-cell>
              <table:table-cell office:value-type="float" office:value="49145">
                <text:p>4914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2673">
                <text:p>42673</text:p>
              </table:table-cell>
              <table:table-cell office:value-type="float" office:value="45369">
                <text:p>45369</text:p>
              </table:table-cell>
              <table:table-cell office:value-type="float" office:value="49149">
                <text:p>491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739">
                <text:p>42739</text:p>
              </table:table-cell>
              <table:table-cell office:value-type="float" office:value="45373">
                <text:p>45373</text:p>
              </table:table-cell>
              <table:table-cell office:value-type="float" office:value="49176">
                <text:p>491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786">
                <text:p>42786</text:p>
              </table:table-cell>
              <table:table-cell office:value-type="float" office:value="45373">
                <text:p>45373</text:p>
              </table:table-cell>
              <table:table-cell office:value-type="float" office:value="49187">
                <text:p>491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2855">
                <text:p>42855</text:p>
              </table:table-cell>
              <table:table-cell office:value-type="float" office:value="45376">
                <text:p>45376</text:p>
              </table:table-cell>
              <table:table-cell office:value-type="float" office:value="49190">
                <text:p>4919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2921">
                <text:p>42921</text:p>
              </table:table-cell>
              <table:table-cell office:value-type="float" office:value="45384">
                <text:p>45384</text:p>
              </table:table-cell>
              <table:table-cell office:value-type="float" office:value="49191">
                <text:p>491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2996">
                <text:p>42996</text:p>
              </table:table-cell>
              <table:table-cell office:value-type="float" office:value="45393">
                <text:p>45393</text:p>
              </table:table-cell>
              <table:table-cell office:value-type="float" office:value="49197">
                <text:p>491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3041">
                <text:p>43041</text:p>
              </table:table-cell>
              <table:table-cell office:value-type="float" office:value="45394">
                <text:p>45394</text:p>
              </table:table-cell>
              <table:table-cell office:value-type="float" office:value="49222">
                <text:p>492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3276">
                <text:p>43276</text:p>
              </table:table-cell>
              <table:table-cell office:value-type="float" office:value="45395">
                <text:p>45395</text:p>
              </table:table-cell>
              <table:table-cell office:value-type="float" office:value="49243">
                <text:p>492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3329">
                <text:p>43329</text:p>
              </table:table-cell>
              <table:table-cell office:value-type="float" office:value="45399">
                <text:p>45399</text:p>
              </table:table-cell>
              <table:table-cell office:value-type="float" office:value="49256">
                <text:p>492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495">
                <text:p>43495</text:p>
              </table:table-cell>
              <table:table-cell office:value-type="float" office:value="45424">
                <text:p>45424</text:p>
              </table:table-cell>
              <table:table-cell office:value-type="float" office:value="49274">
                <text:p>492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3536">
                <text:p>43536</text:p>
              </table:table-cell>
              <table:table-cell office:value-type="float" office:value="45425">
                <text:p>45425</text:p>
              </table:table-cell>
              <table:table-cell office:value-type="float" office:value="49298">
                <text:p>492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3609">
                <text:p>43609</text:p>
              </table:table-cell>
              <table:table-cell office:value-type="float" office:value="45429">
                <text:p>45429</text:p>
              </table:table-cell>
              <table:table-cell office:value-type="float" office:value="49301">
                <text:p>493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3627">
                <text:p>43627</text:p>
              </table:table-cell>
              <table:table-cell office:value-type="float" office:value="45439">
                <text:p>45439</text:p>
              </table:table-cell>
              <table:table-cell office:value-type="float" office:value="49337">
                <text:p>493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3635">
                <text:p>43635</text:p>
              </table:table-cell>
              <table:table-cell office:value-type="float" office:value="45443">
                <text:p>45443</text:p>
              </table:table-cell>
              <table:table-cell office:value-type="float" office:value="49357">
                <text:p>493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3673">
                <text:p>43673</text:p>
              </table:table-cell>
              <table:table-cell office:value-type="float" office:value="45444">
                <text:p>45444</text:p>
              </table:table-cell>
              <table:table-cell office:value-type="float" office:value="49365">
                <text:p>493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3693">
                <text:p>43693</text:p>
              </table:table-cell>
              <table:table-cell office:value-type="float" office:value="45445">
                <text:p>45445</text:p>
              </table:table-cell>
              <table:table-cell office:value-type="float" office:value="49365">
                <text:p>493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3704">
                <text:p>43704</text:p>
              </table:table-cell>
              <table:table-cell office:value-type="float" office:value="45461">
                <text:p>45461</text:p>
              </table:table-cell>
              <table:table-cell office:value-type="float" office:value="49387">
                <text:p>493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3704">
                <text:p>43704</text:p>
              </table:table-cell>
              <table:table-cell office:value-type="float" office:value="45467">
                <text:p>45467</text:p>
              </table:table-cell>
              <table:table-cell office:value-type="float" office:value="49393">
                <text:p>493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3728">
                <text:p>43728</text:p>
              </table:table-cell>
              <table:table-cell office:value-type="float" office:value="45483">
                <text:p>45483</text:p>
              </table:table-cell>
              <table:table-cell office:value-type="float" office:value="49410">
                <text:p>494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3820">
                <text:p>43820</text:p>
              </table:table-cell>
              <table:table-cell office:value-type="float" office:value="45488">
                <text:p>45488</text:p>
              </table:table-cell>
              <table:table-cell office:value-type="float" office:value="49414">
                <text:p>494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3824">
                <text:p>43824</text:p>
              </table:table-cell>
              <table:table-cell office:value-type="float" office:value="45502">
                <text:p>45502</text:p>
              </table:table-cell>
              <table:table-cell office:value-type="float" office:value="49414">
                <text:p>494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3863">
                <text:p>43863</text:p>
              </table:table-cell>
              <table:table-cell office:value-type="float" office:value="45515">
                <text:p>45515</text:p>
              </table:table-cell>
              <table:table-cell office:value-type="float" office:value="49417">
                <text:p>494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3867">
                <text:p>43867</text:p>
              </table:table-cell>
              <table:table-cell office:value-type="float" office:value="45528">
                <text:p>45528</text:p>
              </table:table-cell>
              <table:table-cell office:value-type="float" office:value="49418">
                <text:p>494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3896">
                <text:p>43896</text:p>
              </table:table-cell>
              <table:table-cell office:value-type="float" office:value="45530">
                <text:p>45530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3911">
                <text:p>43911</text:p>
              </table:table-cell>
              <table:table-cell office:value-type="float" office:value="45562">
                <text:p>45562</text:p>
              </table:table-cell>
              <table:table-cell office:value-type="float" office:value="49429">
                <text:p>494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3911">
                <text:p>43911</text:p>
              </table:table-cell>
              <table:table-cell office:value-type="float" office:value="45562">
                <text:p>45562</text:p>
              </table:table-cell>
              <table:table-cell office:value-type="float" office:value="49430">
                <text:p>494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3922">
                <text:p>43922</text:p>
              </table:table-cell>
              <table:table-cell office:value-type="float" office:value="45574">
                <text:p>45574</text:p>
              </table:table-cell>
              <table:table-cell office:value-type="float" office:value="49456">
                <text:p>494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3949">
                <text:p>43949</text:p>
              </table:table-cell>
              <table:table-cell office:value-type="float" office:value="45577">
                <text:p>45577</text:p>
              </table:table-cell>
              <table:table-cell office:value-type="float" office:value="49458">
                <text:p>494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3950">
                <text:p>43950</text:p>
              </table:table-cell>
              <table:table-cell office:value-type="float" office:value="45595">
                <text:p>45595</text:p>
              </table:table-cell>
              <table:table-cell office:value-type="float" office:value="49463">
                <text:p>494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3958">
                <text:p>43958</text:p>
              </table:table-cell>
              <table:table-cell office:value-type="float" office:value="45597">
                <text:p>45597</text:p>
              </table:table-cell>
              <table:table-cell office:value-type="float" office:value="49465">
                <text:p>494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3976">
                <text:p>43976</text:p>
              </table:table-cell>
              <table:table-cell office:value-type="float" office:value="45606">
                <text:p>45606</text:p>
              </table:table-cell>
              <table:table-cell office:value-type="float" office:value="49472">
                <text:p>4947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4070">
                <text:p>44070</text:p>
              </table:table-cell>
              <table:table-cell office:value-type="float" office:value="45607">
                <text:p>45607</text:p>
              </table:table-cell>
              <table:table-cell office:value-type="float" office:value="49481">
                <text:p>494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4081">
                <text:p>44081</text:p>
              </table:table-cell>
              <table:table-cell office:value-type="float" office:value="45611">
                <text:p>45611</text:p>
              </table:table-cell>
              <table:table-cell office:value-type="float" office:value="49493">
                <text:p>494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4082">
                <text:p>44082</text:p>
              </table:table-cell>
              <table:table-cell office:value-type="float" office:value="45616">
                <text:p>45616</text:p>
              </table:table-cell>
              <table:table-cell office:value-type="float" office:value="49504">
                <text:p>495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4091">
                <text:p>44091</text:p>
              </table:table-cell>
              <table:table-cell office:value-type="float" office:value="45626">
                <text:p>45626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4120">
                <text:p>44120</text:p>
              </table:table-cell>
              <table:table-cell office:value-type="float" office:value="45627">
                <text:p>45627</text:p>
              </table:table-cell>
              <table:table-cell office:value-type="float" office:value="49534">
                <text:p>495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4127">
                <text:p>44127</text:p>
              </table:table-cell>
              <table:table-cell office:value-type="float" office:value="45632">
                <text:p>45632</text:p>
              </table:table-cell>
              <table:table-cell office:value-type="float" office:value="49536">
                <text:p>495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4132">
                <text:p>44132</text:p>
              </table:table-cell>
              <table:table-cell office:value-type="float" office:value="45632">
                <text:p>45632</text:p>
              </table:table-cell>
              <table:table-cell office:value-type="float" office:value="49563">
                <text:p>495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4143">
                <text:p>44143</text:p>
              </table:table-cell>
              <table:table-cell office:value-type="float" office:value="45633">
                <text:p>45633</text:p>
              </table:table-cell>
              <table:table-cell office:value-type="float" office:value="49569">
                <text:p>495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4144">
                <text:p>44144</text:p>
              </table:table-cell>
              <table:table-cell office:value-type="float" office:value="45637">
                <text:p>45637</text:p>
              </table:table-cell>
              <table:table-cell office:value-type="float" office:value="49577">
                <text:p>495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145">
                <text:p>44145</text:p>
              </table:table-cell>
              <table:table-cell office:value-type="float" office:value="45641">
                <text:p>45641</text:p>
              </table:table-cell>
              <table:table-cell office:value-type="float" office:value="49577">
                <text:p>495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4147">
                <text:p>44147</text:p>
              </table:table-cell>
              <table:table-cell office:value-type="float" office:value="45649">
                <text:p>45649</text:p>
              </table:table-cell>
              <table:table-cell office:value-type="float" office:value="49581">
                <text:p>495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4148">
                <text:p>44148</text:p>
              </table:table-cell>
              <table:table-cell office:value-type="float" office:value="45650">
                <text:p>45650</text:p>
              </table:table-cell>
              <table:table-cell office:value-type="float" office:value="49627">
                <text:p>496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4151">
                <text:p>44151</text:p>
              </table:table-cell>
              <table:table-cell office:value-type="float" office:value="45652">
                <text:p>45652</text:p>
              </table:table-cell>
              <table:table-cell office:value-type="float" office:value="49632">
                <text:p>496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172">
                <text:p>44172</text:p>
              </table:table-cell>
              <table:table-cell office:value-type="float" office:value="45654">
                <text:p>45654</text:p>
              </table:table-cell>
              <table:table-cell office:value-type="float" office:value="49644">
                <text:p>496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172">
                <text:p>44172</text:p>
              </table:table-cell>
              <table:table-cell office:value-type="float" office:value="45654">
                <text:p>45654</text:p>
              </table:table-cell>
              <table:table-cell office:value-type="float" office:value="49672">
                <text:p>496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4183">
                <text:p>44183</text:p>
              </table:table-cell>
              <table:table-cell office:value-type="float" office:value="45657">
                <text:p>45657</text:p>
              </table:table-cell>
              <table:table-cell office:value-type="float" office:value="49673">
                <text:p>496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212">
                <text:p>44212</text:p>
              </table:table-cell>
              <table:table-cell office:value-type="float" office:value="45675">
                <text:p>45675</text:p>
              </table:table-cell>
              <table:table-cell office:value-type="float" office:value="49713">
                <text:p>497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4219">
                <text:p>44219</text:p>
              </table:table-cell>
              <table:table-cell office:value-type="float" office:value="45699">
                <text:p>45699</text:p>
              </table:table-cell>
              <table:table-cell office:value-type="float" office:value="49715">
                <text:p>497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4221">
                <text:p>44221</text:p>
              </table:table-cell>
              <table:table-cell office:value-type="float" office:value="45700">
                <text:p>45700</text:p>
              </table:table-cell>
              <table:table-cell office:value-type="float" office:value="49719">
                <text:p>497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4222">
                <text:p>44222</text:p>
              </table:table-cell>
              <table:table-cell office:value-type="float" office:value="45702">
                <text:p>45702</text:p>
              </table:table-cell>
              <table:table-cell office:value-type="float" office:value="49733">
                <text:p>497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4224">
                <text:p>44224</text:p>
              </table:table-cell>
              <table:table-cell office:value-type="float" office:value="45704">
                <text:p>45704</text:p>
              </table:table-cell>
              <table:table-cell office:value-type="float" office:value="49734">
                <text:p>4973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229">
                <text:p>44229</text:p>
              </table:table-cell>
              <table:table-cell office:value-type="float" office:value="45705">
                <text:p>45705</text:p>
              </table:table-cell>
              <table:table-cell office:value-type="float" office:value="49735">
                <text:p>497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258">
                <text:p>44258</text:p>
              </table:table-cell>
              <table:table-cell office:value-type="float" office:value="45706">
                <text:p>45706</text:p>
              </table:table-cell>
              <table:table-cell office:value-type="float" office:value="49740">
                <text:p>4974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259">
                <text:p>44259</text:p>
              </table:table-cell>
              <table:table-cell office:value-type="float" office:value="45709">
                <text:p>45709</text:p>
              </table:table-cell>
              <table:table-cell office:value-type="float" office:value="49769">
                <text:p>497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299">
                <text:p>44299</text:p>
              </table:table-cell>
              <table:table-cell office:value-type="float" office:value="45723">
                <text:p>45723</text:p>
              </table:table-cell>
              <table:table-cell office:value-type="float" office:value="49785">
                <text:p>497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311">
                <text:p>44311</text:p>
              </table:table-cell>
              <table:table-cell office:value-type="float" office:value="45724">
                <text:p>45724</text:p>
              </table:table-cell>
              <table:table-cell office:value-type="float" office:value="49790">
                <text:p>4979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315">
                <text:p>44315</text:p>
              </table:table-cell>
              <table:table-cell office:value-type="float" office:value="45737">
                <text:p>45737</text:p>
              </table:table-cell>
              <table:table-cell office:value-type="float" office:value="49811">
                <text:p>498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327">
                <text:p>44327</text:p>
              </table:table-cell>
              <table:table-cell office:value-type="float" office:value="45739">
                <text:p>45739</text:p>
              </table:table-cell>
              <table:table-cell office:value-type="float" office:value="49829">
                <text:p>498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328">
                <text:p>44328</text:p>
              </table:table-cell>
              <table:table-cell office:value-type="float" office:value="45753">
                <text:p>45753</text:p>
              </table:table-cell>
              <table:table-cell office:value-type="float" office:value="49833">
                <text:p>498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333">
                <text:p>44333</text:p>
              </table:table-cell>
              <table:table-cell office:value-type="float" office:value="45754">
                <text:p>45754</text:p>
              </table:table-cell>
              <table:table-cell office:value-type="float" office:value="49879">
                <text:p>498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337">
                <text:p>44337</text:p>
              </table:table-cell>
              <table:table-cell office:value-type="float" office:value="45771">
                <text:p>45771</text:p>
              </table:table-cell>
              <table:table-cell office:value-type="float" office:value="49881">
                <text:p>498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345">
                <text:p>44345</text:p>
              </table:table-cell>
              <table:table-cell office:value-type="float" office:value="45775">
                <text:p>45775</text:p>
              </table:table-cell>
              <table:table-cell office:value-type="float" office:value="49901">
                <text:p>499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362">
                <text:p>44362</text:p>
              </table:table-cell>
              <table:table-cell office:value-type="float" office:value="45779">
                <text:p>45779</text:p>
              </table:table-cell>
              <table:table-cell office:value-type="float" office:value="49906">
                <text:p>499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374">
                <text:p>44374</text:p>
              </table:table-cell>
              <table:table-cell office:value-type="float" office:value="45795">
                <text:p>45795</text:p>
              </table:table-cell>
              <table:table-cell office:value-type="float" office:value="49908">
                <text:p>499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409">
                <text:p>44409</text:p>
              </table:table-cell>
              <table:table-cell office:value-type="float" office:value="45795">
                <text:p>45795</text:p>
              </table:table-cell>
              <table:table-cell office:value-type="float" office:value="49911">
                <text:p>499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410">
                <text:p>44410</text:p>
              </table:table-cell>
              <table:table-cell office:value-type="float" office:value="45804">
                <text:p>45804</text:p>
              </table:table-cell>
              <table:table-cell office:value-type="float" office:value="49916">
                <text:p>499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424">
                <text:p>44424</text:p>
              </table:table-cell>
              <table:table-cell office:value-type="float" office:value="45821">
                <text:p>45821</text:p>
              </table:table-cell>
              <table:table-cell office:value-type="float" office:value="49946">
                <text:p>499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4427">
                <text:p>44427</text:p>
              </table:table-cell>
              <table:table-cell office:value-type="float" office:value="45821">
                <text:p>45821</text:p>
              </table:table-cell>
              <table:table-cell office:value-type="float" office:value="49956">
                <text:p>499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4429">
                <text:p>44429</text:p>
              </table:table-cell>
              <table:table-cell office:value-type="float" office:value="45846">
                <text:p>45846</text:p>
              </table:table-cell>
              <table:table-cell office:value-type="float" office:value="49968">
                <text:p>499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4457">
                <text:p>44457</text:p>
              </table:table-cell>
              <table:table-cell office:value-type="float" office:value="45851">
                <text:p>45851</text:p>
              </table:table-cell>
              <table:table-cell office:value-type="float" office:value="49969">
                <text:p>499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4457">
                <text:p>44457</text:p>
              </table:table-cell>
              <table:table-cell office:value-type="float" office:value="45854">
                <text:p>45854</text:p>
              </table:table-cell>
              <table:table-cell office:value-type="float" office:value="49982">
                <text:p>499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4459">
                <text:p>44459</text:p>
              </table:table-cell>
              <table:table-cell office:value-type="float" office:value="45859">
                <text:p>4585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4460">
                <text:p>44460</text:p>
              </table:table-cell>
              <table:table-cell office:value-type="float" office:value="45862">
                <text:p>4586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4477">
                <text:p>44477</text:p>
              </table:table-cell>
              <table:table-cell office:value-type="float" office:value="45864">
                <text:p>4586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4481">
                <text:p>44481</text:p>
              </table:table-cell>
              <table:table-cell office:value-type="float" office:value="45867">
                <text:p>4586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4499">
                <text:p>44499</text:p>
              </table:table-cell>
              <table:table-cell office:value-type="float" office:value="45867">
                <text:p>4586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4499">
                <text:p>44499</text:p>
              </table:table-cell>
              <table:table-cell office:value-type="float" office:value="45879">
                <text:p>4587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4524">
                <text:p>44524</text:p>
              </table:table-cell>
              <table:table-cell office:value-type="float" office:value="45883">
                <text:p>4588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4529">
                <text:p>44529</text:p>
              </table:table-cell>
              <table:table-cell office:value-type="float" office:value="45884">
                <text:p>4588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4569">
                <text:p>44569</text:p>
              </table:table-cell>
              <table:table-cell office:value-type="float" office:value="45884">
                <text:p>4588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4574">
                <text:p>44574</text:p>
              </table:table-cell>
              <table:table-cell office:value-type="float" office:value="45889">
                <text:p>4588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4598">
                <text:p>44598</text:p>
              </table:table-cell>
              <table:table-cell office:value-type="float" office:value="45898">
                <text:p>4589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603">
                <text:p>44603</text:p>
              </table:table-cell>
              <table:table-cell office:value-type="float" office:value="45907">
                <text:p>4590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4625">
                <text:p>44625</text:p>
              </table:table-cell>
              <table:table-cell office:value-type="float" office:value="45909">
                <text:p>4590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4635">
                <text:p>44635</text:p>
              </table:table-cell>
              <table:table-cell office:value-type="float" office:value="45914">
                <text:p>4591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4637">
                <text:p>44637</text:p>
              </table:table-cell>
              <table:table-cell office:value-type="float" office:value="45926">
                <text:p>4592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4638">
                <text:p>44638</text:p>
              </table:table-cell>
              <table:table-cell office:value-type="float" office:value="45928">
                <text:p>4592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663">
                <text:p>44663</text:p>
              </table:table-cell>
              <table:table-cell office:value-type="float" office:value="45938">
                <text:p>4593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4692">
                <text:p>44692</text:p>
              </table:table-cell>
              <table:table-cell office:value-type="float" office:value="45954">
                <text:p>4595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4699">
                <text:p>44699</text:p>
              </table:table-cell>
              <table:table-cell office:value-type="float" office:value="45961">
                <text:p>4596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4706">
                <text:p>44706</text:p>
              </table:table-cell>
              <table:table-cell office:value-type="float" office:value="45962">
                <text:p>4596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4709">
                <text:p>44709</text:p>
              </table:table-cell>
              <table:table-cell office:value-type="float" office:value="45969">
                <text:p>4596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4710">
                <text:p>44710</text:p>
              </table:table-cell>
              <table:table-cell office:value-type="float" office:value="45983">
                <text:p>4598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710">
                <text:p>44710</text:p>
              </table:table-cell>
              <table:table-cell office:value-type="float" office:value="46005">
                <text:p>4600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4717">
                <text:p>44717</text:p>
              </table:table-cell>
              <table:table-cell office:value-type="float" office:value="46010">
                <text:p>4601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4718">
                <text:p>44718</text:p>
              </table:table-cell>
              <table:table-cell office:value-type="float" office:value="46010">
                <text:p>4601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4733">
                <text:p>44733</text:p>
              </table:table-cell>
              <table:table-cell office:value-type="float" office:value="46024">
                <text:p>4602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4734">
                <text:p>44734</text:p>
              </table:table-cell>
              <table:table-cell office:value-type="float" office:value="46025">
                <text:p>4602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4739">
                <text:p>44739</text:p>
              </table:table-cell>
              <table:table-cell office:value-type="float" office:value="46029">
                <text:p>4602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4769">
                <text:p>44769</text:p>
              </table:table-cell>
              <table:table-cell office:value-type="float" office:value="46030">
                <text:p>4603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4775">
                <text:p>44775</text:p>
              </table:table-cell>
              <table:table-cell office:value-type="float" office:value="46049">
                <text:p>4604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776">
                <text:p>44776</text:p>
              </table:table-cell>
              <table:table-cell office:value-type="float" office:value="46051">
                <text:p>4605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4780">
                <text:p>44780</text:p>
              </table:table-cell>
              <table:table-cell office:value-type="float" office:value="46052">
                <text:p>4605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4783">
                <text:p>44783</text:p>
              </table:table-cell>
              <table:table-cell office:value-type="float" office:value="46052">
                <text:p>4605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4784">
                <text:p>44784</text:p>
              </table:table-cell>
              <table:table-cell office:value-type="float" office:value="46071">
                <text:p>4607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4785">
                <text:p>44785</text:p>
              </table:table-cell>
              <table:table-cell office:value-type="float" office:value="46080">
                <text:p>460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4786">
                <text:p>44786</text:p>
              </table:table-cell>
              <table:table-cell office:value-type="float" office:value="46112">
                <text:p>4611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4789">
                <text:p>44789</text:p>
              </table:table-cell>
              <table:table-cell office:value-type="float" office:value="46120">
                <text:p>4612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4810">
                <text:p>44810</text:p>
              </table:table-cell>
              <table:table-cell office:value-type="float" office:value="46123">
                <text:p>4612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4812">
                <text:p>44812</text:p>
              </table:table-cell>
              <table:table-cell office:value-type="float" office:value="46131">
                <text:p>4613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4830">
                <text:p>44830</text:p>
              </table:table-cell>
              <table:table-cell office:value-type="float" office:value="46131">
                <text:p>4613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4831">
                <text:p>44831</text:p>
              </table:table-cell>
              <table:table-cell office:value-type="float" office:value="46132">
                <text:p>4613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4832">
                <text:p>44832</text:p>
              </table:table-cell>
              <table:table-cell office:value-type="float" office:value="46140">
                <text:p>4614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4859">
                <text:p>44859</text:p>
              </table:table-cell>
              <table:table-cell office:value-type="float" office:value="46147">
                <text:p>4614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888">
                <text:p>44888</text:p>
              </table:table-cell>
              <table:table-cell office:value-type="float" office:value="46149">
                <text:p>4614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4891">
                <text:p>44891</text:p>
              </table:table-cell>
              <table:table-cell office:value-type="float" office:value="46154">
                <text:p>4615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4893">
                <text:p>44893</text:p>
              </table:table-cell>
              <table:table-cell office:value-type="float" office:value="46168">
                <text:p>4616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4896">
                <text:p>44896</text:p>
              </table:table-cell>
              <table:table-cell office:value-type="float" office:value="46189">
                <text:p>4618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4914">
                <text:p>44914</text:p>
              </table:table-cell>
              <table:table-cell office:value-type="float" office:value="46189">
                <text:p>4618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4930">
                <text:p>44930</text:p>
              </table:table-cell>
              <table:table-cell office:value-type="float" office:value="46190">
                <text:p>4619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4931">
                <text:p>44931</text:p>
              </table:table-cell>
              <table:table-cell office:value-type="float" office:value="46196">
                <text:p>4619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933">
                <text:p>44933</text:p>
              </table:table-cell>
              <table:table-cell office:value-type="float" office:value="46207">
                <text:p>4620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4934">
                <text:p>44934</text:p>
              </table:table-cell>
              <table:table-cell office:value-type="float" office:value="46236">
                <text:p>4623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4945">
                <text:p>44945</text:p>
              </table:table-cell>
              <table:table-cell office:value-type="float" office:value="46237">
                <text:p>4623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4948">
                <text:p>44948</text:p>
              </table:table-cell>
              <table:table-cell office:value-type="float" office:value="46238">
                <text:p>4623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4952">
                <text:p>44952</text:p>
              </table:table-cell>
              <table:table-cell office:value-type="float" office:value="46241">
                <text:p>4624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4954">
                <text:p>44954</text:p>
              </table:table-cell>
              <table:table-cell office:value-type="float" office:value="46246">
                <text:p>4624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4967">
                <text:p>44967</text:p>
              </table:table-cell>
              <table:table-cell office:value-type="float" office:value="46247">
                <text:p>4624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4969">
                <text:p>44969</text:p>
              </table:table-cell>
              <table:table-cell office:value-type="float" office:value="46264">
                <text:p>4626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4975">
                <text:p>44975</text:p>
              </table:table-cell>
              <table:table-cell office:value-type="float" office:value="46267">
                <text:p>4626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4987">
                <text:p>44987</text:p>
              </table:table-cell>
              <table:table-cell office:value-type="float" office:value="46280">
                <text:p>462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4988">
                <text:p>44988</text:p>
              </table:table-cell>
              <table:table-cell office:value-type="float" office:value="46284">
                <text:p>4628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4996">
                <text:p>44996</text:p>
              </table:table-cell>
              <table:table-cell office:value-type="float" office:value="46285">
                <text:p>4628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5008">
                <text:p>45008</text:p>
              </table:table-cell>
              <table:table-cell office:value-type="float" office:value="46285">
                <text:p>4628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5038">
                <text:p>45038</text:p>
              </table:table-cell>
              <table:table-cell office:value-type="float" office:value="46286">
                <text:p>4628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039">
                <text:p>45039</text:p>
              </table:table-cell>
              <table:table-cell office:value-type="float" office:value="46289">
                <text:p>4628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5039">
                <text:p>45039</text:p>
              </table:table-cell>
              <table:table-cell office:value-type="float" office:value="46312">
                <text:p>4631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050">
                <text:p>45050</text:p>
              </table:table-cell>
              <table:table-cell office:value-type="float" office:value="46314">
                <text:p>4631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059">
                <text:p>45059</text:p>
              </table:table-cell>
              <table:table-cell office:value-type="float" office:value="46318">
                <text:p>4631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5067">
                <text:p>45067</text:p>
              </table:table-cell>
              <table:table-cell office:value-type="float" office:value="46328">
                <text:p>4632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071">
                <text:p>45071</text:p>
              </table:table-cell>
              <table:table-cell office:value-type="float" office:value="46329">
                <text:p>4632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5071">
                <text:p>45071</text:p>
              </table:table-cell>
              <table:table-cell office:value-type="float" office:value="46331">
                <text:p>4633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5083">
                <text:p>45083</text:p>
              </table:table-cell>
              <table:table-cell office:value-type="float" office:value="46337">
                <text:p>4633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084">
                <text:p>45084</text:p>
              </table:table-cell>
              <table:table-cell office:value-type="float" office:value="46355">
                <text:p>4635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5090">
                <text:p>45090</text:p>
              </table:table-cell>
              <table:table-cell office:value-type="float" office:value="46356">
                <text:p>4635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5092">
                <text:p>45092</text:p>
              </table:table-cell>
              <table:table-cell office:value-type="float" office:value="46361">
                <text:p>4636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5106">
                <text:p>45106</text:p>
              </table:table-cell>
              <table:table-cell office:value-type="float" office:value="46363">
                <text:p>4636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5109">
                <text:p>45109</text:p>
              </table:table-cell>
              <table:table-cell office:value-type="float" office:value="46363">
                <text:p>4636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5118">
                <text:p>45118</text:p>
              </table:table-cell>
              <table:table-cell office:value-type="float" office:value="46377">
                <text:p>4637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5120">
                <text:p>45120</text:p>
              </table:table-cell>
              <table:table-cell office:value-type="float" office:value="46377">
                <text:p>4637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5137">
                <text:p>45137</text:p>
              </table:table-cell>
              <table:table-cell office:value-type="float" office:value="46378">
                <text:p>4637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5139">
                <text:p>45139</text:p>
              </table:table-cell>
              <table:table-cell office:value-type="float" office:value="46378">
                <text:p>4637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5146">
                <text:p>45146</text:p>
              </table:table-cell>
              <table:table-cell office:value-type="float" office:value="46381">
                <text:p>4638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5159">
                <text:p>45159</text:p>
              </table:table-cell>
              <table:table-cell office:value-type="float" office:value="46383">
                <text:p>4638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5162">
                <text:p>45162</text:p>
              </table:table-cell>
              <table:table-cell office:value-type="float" office:value="46383">
                <text:p>4638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5164">
                <text:p>45164</text:p>
              </table:table-cell>
              <table:table-cell office:value-type="float" office:value="46403">
                <text:p>4640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5164">
                <text:p>45164</text:p>
              </table:table-cell>
              <table:table-cell office:value-type="float" office:value="46409">
                <text:p>4640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169">
                <text:p>45169</text:p>
              </table:table-cell>
              <table:table-cell office:value-type="float" office:value="46419">
                <text:p>4641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169">
                <text:p>45169</text:p>
              </table:table-cell>
              <table:table-cell office:value-type="float" office:value="46425">
                <text:p>4642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208">
                <text:p>45208</text:p>
              </table:table-cell>
              <table:table-cell office:value-type="float" office:value="46430">
                <text:p>4643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223">
                <text:p>45223</text:p>
              </table:table-cell>
              <table:table-cell office:value-type="float" office:value="46431">
                <text:p>4643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232">
                <text:p>45232</text:p>
              </table:table-cell>
              <table:table-cell office:value-type="float" office:value="46452">
                <text:p>4645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243">
                <text:p>45243</text:p>
              </table:table-cell>
              <table:table-cell office:value-type="float" office:value="46453">
                <text:p>4645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254">
                <text:p>45254</text:p>
              </table:table-cell>
              <table:table-cell office:value-type="float" office:value="46455">
                <text:p>4645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278">
                <text:p>45278</text:p>
              </table:table-cell>
              <table:table-cell office:value-type="float" office:value="46472">
                <text:p>4647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281">
                <text:p>45281</text:p>
              </table:table-cell>
              <table:table-cell office:value-type="float" office:value="46480">
                <text:p>464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281">
                <text:p>45281</text:p>
              </table:table-cell>
              <table:table-cell office:value-type="float" office:value="46480">
                <text:p>464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296">
                <text:p>45296</text:p>
              </table:table-cell>
              <table:table-cell office:value-type="float" office:value="46486">
                <text:p>4648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297">
                <text:p>45297</text:p>
              </table:table-cell>
              <table:table-cell office:value-type="float" office:value="46494">
                <text:p>4649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302">
                <text:p>45302</text:p>
              </table:table-cell>
              <table:table-cell office:value-type="float" office:value="46498">
                <text:p>4649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306">
                <text:p>45306</text:p>
              </table:table-cell>
              <table:table-cell office:value-type="float" office:value="46501">
                <text:p>4650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310">
                <text:p>45310</text:p>
              </table:table-cell>
              <table:table-cell office:value-type="float" office:value="46524">
                <text:p>4652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319">
                <text:p>45319</text:p>
              </table:table-cell>
              <table:table-cell office:value-type="float" office:value="46524">
                <text:p>4652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327">
                <text:p>45327</text:p>
              </table:table-cell>
              <table:table-cell office:value-type="float" office:value="46525">
                <text:p>4652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5333">
                <text:p>45333</text:p>
              </table:table-cell>
              <table:table-cell office:value-type="float" office:value="46538">
                <text:p>4653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5340">
                <text:p>45340</text:p>
              </table:table-cell>
              <table:table-cell office:value-type="float" office:value="46547">
                <text:p>4654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5350">
                <text:p>45350</text:p>
              </table:table-cell>
              <table:table-cell office:value-type="float" office:value="46547">
                <text:p>4654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5351">
                <text:p>45351</text:p>
              </table:table-cell>
              <table:table-cell office:value-type="float" office:value="46548">
                <text:p>4654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5352">
                <text:p>45352</text:p>
              </table:table-cell>
              <table:table-cell office:value-type="float" office:value="46549">
                <text:p>4654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5353">
                <text:p>45353</text:p>
              </table:table-cell>
              <table:table-cell office:value-type="float" office:value="46550">
                <text:p>465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5370">
                <text:p>45370</text:p>
              </table:table-cell>
              <table:table-cell office:value-type="float" office:value="46551">
                <text:p>4655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5386">
                <text:p>45386</text:p>
              </table:table-cell>
              <table:table-cell office:value-type="float" office:value="46552">
                <text:p>4655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5417">
                <text:p>45417</text:p>
              </table:table-cell>
              <table:table-cell office:value-type="float" office:value="46566">
                <text:p>4656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5421">
                <text:p>45421</text:p>
              </table:table-cell>
              <table:table-cell office:value-type="float" office:value="46567">
                <text:p>4656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5423">
                <text:p>45423</text:p>
              </table:table-cell>
              <table:table-cell office:value-type="float" office:value="46571">
                <text:p>4657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5439">
                <text:p>45439</text:p>
              </table:table-cell>
              <table:table-cell office:value-type="float" office:value="46574">
                <text:p>4657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5466">
                <text:p>45466</text:p>
              </table:table-cell>
              <table:table-cell office:value-type="float" office:value="46583">
                <text:p>4658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5491">
                <text:p>45491</text:p>
              </table:table-cell>
              <table:table-cell office:value-type="float" office:value="46594">
                <text:p>4659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5494">
                <text:p>45494</text:p>
              </table:table-cell>
              <table:table-cell office:value-type="float" office:value="46597">
                <text:p>4659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5511">
                <text:p>45511</text:p>
              </table:table-cell>
              <table:table-cell office:value-type="float" office:value="46636">
                <text:p>4663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5516">
                <text:p>45516</text:p>
              </table:table-cell>
              <table:table-cell office:value-type="float" office:value="46641">
                <text:p>4664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5536">
                <text:p>45536</text:p>
              </table:table-cell>
              <table:table-cell office:value-type="float" office:value="46641">
                <text:p>4664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5549">
                <text:p>45549</text:p>
              </table:table-cell>
              <table:table-cell office:value-type="float" office:value="46641">
                <text:p>4664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5593">
                <text:p>45593</text:p>
              </table:table-cell>
              <table:table-cell office:value-type="float" office:value="46649">
                <text:p>4664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5600">
                <text:p>45600</text:p>
              </table:table-cell>
              <table:table-cell office:value-type="float" office:value="46650">
                <text:p>466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5602">
                <text:p>45602</text:p>
              </table:table-cell>
              <table:table-cell office:value-type="float" office:value="46651">
                <text:p>4665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5604">
                <text:p>45604</text:p>
              </table:table-cell>
              <table:table-cell office:value-type="float" office:value="46660">
                <text:p>4666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5606">
                <text:p>45606</text:p>
              </table:table-cell>
              <table:table-cell office:value-type="float" office:value="46665">
                <text:p>4666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5606">
                <text:p>45606</text:p>
              </table:table-cell>
              <table:table-cell office:value-type="float" office:value="46669">
                <text:p>4666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5609">
                <text:p>45609</text:p>
              </table:table-cell>
              <table:table-cell office:value-type="float" office:value="46707">
                <text:p>4670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5611">
                <text:p>45611</text:p>
              </table:table-cell>
              <table:table-cell office:value-type="float" office:value="46735">
                <text:p>4673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5616">
                <text:p>45616</text:p>
              </table:table-cell>
              <table:table-cell office:value-type="float" office:value="46736">
                <text:p>4673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5622">
                <text:p>45622</text:p>
              </table:table-cell>
              <table:table-cell office:value-type="float" office:value="46745">
                <text:p>4674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5630">
                <text:p>45630</text:p>
              </table:table-cell>
              <table:table-cell office:value-type="float" office:value="46752">
                <text:p>4675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5630">
                <text:p>45630</text:p>
              </table:table-cell>
              <table:table-cell office:value-type="float" office:value="46760">
                <text:p>4676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5632">
                <text:p>45632</text:p>
              </table:table-cell>
              <table:table-cell office:value-type="float" office:value="46763">
                <text:p>4676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5647">
                <text:p>45647</text:p>
              </table:table-cell>
              <table:table-cell office:value-type="float" office:value="46793">
                <text:p>4679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5664">
                <text:p>45664</text:p>
              </table:table-cell>
              <table:table-cell office:value-type="float" office:value="46799">
                <text:p>4679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5676">
                <text:p>45676</text:p>
              </table:table-cell>
              <table:table-cell office:value-type="float" office:value="46806">
                <text:p>4680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5683">
                <text:p>45683</text:p>
              </table:table-cell>
              <table:table-cell office:value-type="float" office:value="46811">
                <text:p>4681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5696">
                <text:p>45696</text:p>
              </table:table-cell>
              <table:table-cell office:value-type="float" office:value="46829">
                <text:p>4682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5698">
                <text:p>45698</text:p>
              </table:table-cell>
              <table:table-cell office:value-type="float" office:value="46830">
                <text:p>4683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5710">
                <text:p>45710</text:p>
              </table:table-cell>
              <table:table-cell office:value-type="float" office:value="46838">
                <text:p>4683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5721">
                <text:p>45721</text:p>
              </table:table-cell>
              <table:table-cell office:value-type="float" office:value="46847">
                <text:p>4684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5724">
                <text:p>45724</text:p>
              </table:table-cell>
              <table:table-cell office:value-type="float" office:value="46889">
                <text:p>4688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5730">
                <text:p>45730</text:p>
              </table:table-cell>
              <table:table-cell office:value-type="float" office:value="46893">
                <text:p>4689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5735">
                <text:p>45735</text:p>
              </table:table-cell>
              <table:table-cell office:value-type="float" office:value="46898">
                <text:p>4689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5744">
                <text:p>45744</text:p>
              </table:table-cell>
              <table:table-cell office:value-type="float" office:value="46901">
                <text:p>4690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5748">
                <text:p>45748</text:p>
              </table:table-cell>
              <table:table-cell office:value-type="float" office:value="46903">
                <text:p>4690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5767">
                <text:p>45767</text:p>
              </table:table-cell>
              <table:table-cell office:value-type="float" office:value="46919">
                <text:p>4691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5774">
                <text:p>45774</text:p>
              </table:table-cell>
              <table:table-cell office:value-type="float" office:value="46923">
                <text:p>4692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5818">
                <text:p>45818</text:p>
              </table:table-cell>
              <table:table-cell office:value-type="float" office:value="46932">
                <text:p>4693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5824">
                <text:p>45824</text:p>
              </table:table-cell>
              <table:table-cell office:value-type="float" office:value="46938">
                <text:p>4693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5837">
                <text:p>45837</text:p>
              </table:table-cell>
              <table:table-cell office:value-type="float" office:value="46942">
                <text:p>4694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5837">
                <text:p>45837</text:p>
              </table:table-cell>
              <table:table-cell office:value-type="float" office:value="46942">
                <text:p>4694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5861">
                <text:p>45861</text:p>
              </table:table-cell>
              <table:table-cell office:value-type="float" office:value="46946">
                <text:p>4694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862">
                <text:p>45862</text:p>
              </table:table-cell>
              <table:table-cell office:value-type="float" office:value="46949">
                <text:p>4694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868">
                <text:p>45868</text:p>
              </table:table-cell>
              <table:table-cell office:value-type="float" office:value="46968">
                <text:p>4696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5870">
                <text:p>45870</text:p>
              </table:table-cell>
              <table:table-cell office:value-type="float" office:value="46969">
                <text:p>4696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5882">
                <text:p>45882</text:p>
              </table:table-cell>
              <table:table-cell office:value-type="float" office:value="47036">
                <text:p>4703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5886">
                <text:p>45886</text:p>
              </table:table-cell>
              <table:table-cell office:value-type="float" office:value="47041">
                <text:p>4704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5907">
                <text:p>45907</text:p>
              </table:table-cell>
              <table:table-cell office:value-type="float" office:value="47056">
                <text:p>4705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5909">
                <text:p>45909</text:p>
              </table:table-cell>
              <table:table-cell office:value-type="float" office:value="47059">
                <text:p>4705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5962">
                <text:p>45962</text:p>
              </table:table-cell>
              <table:table-cell office:value-type="float" office:value="47066">
                <text:p>4706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5963">
                <text:p>45963</text:p>
              </table:table-cell>
              <table:table-cell office:value-type="float" office:value="47084">
                <text:p>4708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5964">
                <text:p>45964</text:p>
              </table:table-cell>
              <table:table-cell office:value-type="float" office:value="47086">
                <text:p>4708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5977">
                <text:p>45977</text:p>
              </table:table-cell>
              <table:table-cell office:value-type="float" office:value="47089">
                <text:p>4708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5985">
                <text:p>45985</text:p>
              </table:table-cell>
              <table:table-cell office:value-type="float" office:value="47108">
                <text:p>4710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5985">
                <text:p>45985</text:p>
              </table:table-cell>
              <table:table-cell office:value-type="float" office:value="47130">
                <text:p>4713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5986">
                <text:p>45986</text:p>
              </table:table-cell>
              <table:table-cell office:value-type="float" office:value="47199">
                <text:p>4719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004">
                <text:p>46004</text:p>
              </table:table-cell>
              <table:table-cell office:value-type="float" office:value="47203">
                <text:p>4720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6005">
                <text:p>46005</text:p>
              </table:table-cell>
              <table:table-cell office:value-type="float" office:value="47204">
                <text:p>4720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6008">
                <text:p>46008</text:p>
              </table:table-cell>
              <table:table-cell office:value-type="float" office:value="47206">
                <text:p>4720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6009">
                <text:p>46009</text:p>
              </table:table-cell>
              <table:table-cell office:value-type="float" office:value="47222">
                <text:p>4722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6010">
                <text:p>46010</text:p>
              </table:table-cell>
              <table:table-cell office:value-type="float" office:value="47227">
                <text:p>4722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014">
                <text:p>46014</text:p>
              </table:table-cell>
              <table:table-cell office:value-type="float" office:value="47250">
                <text:p>472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6022">
                <text:p>46022</text:p>
              </table:table-cell>
              <table:table-cell office:value-type="float" office:value="47265">
                <text:p>4726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6025">
                <text:p>46025</text:p>
              </table:table-cell>
              <table:table-cell office:value-type="float" office:value="47271">
                <text:p>4727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6051">
                <text:p>46051</text:p>
              </table:table-cell>
              <table:table-cell office:value-type="float" office:value="47277">
                <text:p>4727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6069">
                <text:p>46069</text:p>
              </table:table-cell>
              <table:table-cell office:value-type="float" office:value="47277">
                <text:p>4727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6070">
                <text:p>46070</text:p>
              </table:table-cell>
              <table:table-cell office:value-type="float" office:value="47278">
                <text:p>4727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6076">
                <text:p>46076</text:p>
              </table:table-cell>
              <table:table-cell office:value-type="float" office:value="47299">
                <text:p>4729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6080">
                <text:p>46080</text:p>
              </table:table-cell>
              <table:table-cell office:value-type="float" office:value="47300">
                <text:p>473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6120">
                <text:p>46120</text:p>
              </table:table-cell>
              <table:table-cell office:value-type="float" office:value="47323">
                <text:p>4732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6126">
                <text:p>46126</text:p>
              </table:table-cell>
              <table:table-cell office:value-type="float" office:value="47324">
                <text:p>4732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6144">
                <text:p>46144</text:p>
              </table:table-cell>
              <table:table-cell office:value-type="float" office:value="47329">
                <text:p>4732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146">
                <text:p>46146</text:p>
              </table:table-cell>
              <table:table-cell office:value-type="float" office:value="47346">
                <text:p>4734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6149">
                <text:p>46149</text:p>
              </table:table-cell>
              <table:table-cell office:value-type="float" office:value="47355">
                <text:p>4735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6167">
                <text:p>46167</text:p>
              </table:table-cell>
              <table:table-cell office:value-type="float" office:value="47356">
                <text:p>4735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6169">
                <text:p>46169</text:p>
              </table:table-cell>
              <table:table-cell office:value-type="float" office:value="47364">
                <text:p>4736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6172">
                <text:p>46172</text:p>
              </table:table-cell>
              <table:table-cell office:value-type="float" office:value="47393">
                <text:p>4739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6211">
                <text:p>46211</text:p>
              </table:table-cell>
              <table:table-cell office:value-type="float" office:value="47409">
                <text:p>4740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6214">
                <text:p>46214</text:p>
              </table:table-cell>
              <table:table-cell office:value-type="float" office:value="47425">
                <text:p>4742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6215">
                <text:p>46215</text:p>
              </table:table-cell>
              <table:table-cell office:value-type="float" office:value="47429">
                <text:p>4742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6219">
                <text:p>46219</text:p>
              </table:table-cell>
              <table:table-cell office:value-type="float" office:value="47450">
                <text:p>474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6230">
                <text:p>46230</text:p>
              </table:table-cell>
              <table:table-cell office:value-type="float" office:value="47466">
                <text:p>4746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6262">
                <text:p>46262</text:p>
              </table:table-cell>
              <table:table-cell office:value-type="float" office:value="47505">
                <text:p>4750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6262">
                <text:p>46262</text:p>
              </table:table-cell>
              <table:table-cell office:value-type="float" office:value="47508">
                <text:p>4750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6267">
                <text:p>46267</text:p>
              </table:table-cell>
              <table:table-cell office:value-type="float" office:value="47509">
                <text:p>4750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6292">
                <text:p>46292</text:p>
              </table:table-cell>
              <table:table-cell office:value-type="float" office:value="47517">
                <text:p>4751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6303">
                <text:p>46303</text:p>
              </table:table-cell>
              <table:table-cell office:value-type="float" office:value="47535">
                <text:p>4753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6306">
                <text:p>46306</text:p>
              </table:table-cell>
              <table:table-cell office:value-type="float" office:value="47539">
                <text:p>4753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6310">
                <text:p>46310</text:p>
              </table:table-cell>
              <table:table-cell office:value-type="float" office:value="47558">
                <text:p>4755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337">
                <text:p>46337</text:p>
              </table:table-cell>
              <table:table-cell office:value-type="float" office:value="47564">
                <text:p>4756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6339">
                <text:p>46339</text:p>
              </table:table-cell>
              <table:table-cell office:value-type="float" office:value="47578">
                <text:p>4757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6343">
                <text:p>46343</text:p>
              </table:table-cell>
              <table:table-cell office:value-type="float" office:value="47582">
                <text:p>4758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354">
                <text:p>46354</text:p>
              </table:table-cell>
              <table:table-cell office:value-type="float" office:value="47602">
                <text:p>4760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6356">
                <text:p>46356</text:p>
              </table:table-cell>
              <table:table-cell office:value-type="float" office:value="47604">
                <text:p>4760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6388">
                <text:p>46388</text:p>
              </table:table-cell>
              <table:table-cell office:value-type="float" office:value="47604">
                <text:p>4760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6388">
                <text:p>46388</text:p>
              </table:table-cell>
              <table:table-cell office:value-type="float" office:value="47606">
                <text:p>4760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6400">
                <text:p>46400</text:p>
              </table:table-cell>
              <table:table-cell office:value-type="float" office:value="47606">
                <text:p>4760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6419">
                <text:p>46419</text:p>
              </table:table-cell>
              <table:table-cell office:value-type="float" office:value="47677">
                <text:p>4767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6449">
                <text:p>46449</text:p>
              </table:table-cell>
              <table:table-cell office:value-type="float" office:value="47682">
                <text:p>4768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6480">
                <text:p>46480</text:p>
              </table:table-cell>
              <table:table-cell office:value-type="float" office:value="47692">
                <text:p>4769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6507">
                <text:p>46507</text:p>
              </table:table-cell>
              <table:table-cell office:value-type="float" office:value="47702">
                <text:p>4770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6523">
                <text:p>46523</text:p>
              </table:table-cell>
              <table:table-cell office:value-type="float" office:value="47723">
                <text:p>4772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6540">
                <text:p>46540</text:p>
              </table:table-cell>
              <table:table-cell office:value-type="float" office:value="47724">
                <text:p>4772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6590">
                <text:p>46590</text:p>
              </table:table-cell>
              <table:table-cell office:value-type="float" office:value="47747">
                <text:p>4774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6613">
                <text:p>46613</text:p>
              </table:table-cell>
              <table:table-cell office:value-type="float" office:value="47750">
                <text:p>477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6666">
                <text:p>46666</text:p>
              </table:table-cell>
              <table:table-cell office:value-type="float" office:value="47766">
                <text:p>4776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677">
                <text:p>46677</text:p>
              </table:table-cell>
              <table:table-cell office:value-type="float" office:value="47780">
                <text:p>477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6683">
                <text:p>46683</text:p>
              </table:table-cell>
              <table:table-cell office:value-type="float" office:value="47785">
                <text:p>4778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6683">
                <text:p>46683</text:p>
              </table:table-cell>
              <table:table-cell office:value-type="float" office:value="47814">
                <text:p>4781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6692">
                <text:p>46692</text:p>
              </table:table-cell>
              <table:table-cell office:value-type="float" office:value="47814">
                <text:p>4781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6712">
                <text:p>46712</text:p>
              </table:table-cell>
              <table:table-cell office:value-type="float" office:value="47819">
                <text:p>4781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739">
                <text:p>46739</text:p>
              </table:table-cell>
              <table:table-cell office:value-type="float" office:value="47833">
                <text:p>4783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762">
                <text:p>46762</text:p>
              </table:table-cell>
              <table:table-cell office:value-type="float" office:value="47879">
                <text:p>4787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762">
                <text:p>46762</text:p>
              </table:table-cell>
              <table:table-cell office:value-type="float" office:value="47893">
                <text:p>4789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764">
                <text:p>46764</text:p>
              </table:table-cell>
              <table:table-cell office:value-type="float" office:value="47895">
                <text:p>4789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795">
                <text:p>46795</text:p>
              </table:table-cell>
              <table:table-cell office:value-type="float" office:value="47913">
                <text:p>4791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802">
                <text:p>46802</text:p>
              </table:table-cell>
              <table:table-cell office:value-type="float" office:value="47937">
                <text:p>4793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811">
                <text:p>46811</text:p>
              </table:table-cell>
              <table:table-cell office:value-type="float" office:value="47973">
                <text:p>4797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816">
                <text:p>46816</text:p>
              </table:table-cell>
              <table:table-cell office:value-type="float" office:value="47974">
                <text:p>4797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851">
                <text:p>46851</text:p>
              </table:table-cell>
              <table:table-cell office:value-type="float" office:value="48001">
                <text:p>4800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873">
                <text:p>46873</text:p>
              </table:table-cell>
              <table:table-cell office:value-type="float" office:value="48003">
                <text:p>4800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903">
                <text:p>46903</text:p>
              </table:table-cell>
              <table:table-cell office:value-type="float" office:value="48006">
                <text:p>4800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905">
                <text:p>46905</text:p>
              </table:table-cell>
              <table:table-cell office:value-type="float" office:value="48029">
                <text:p>4802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925">
                <text:p>46925</text:p>
              </table:table-cell>
              <table:table-cell office:value-type="float" office:value="48052">
                <text:p>4805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927">
                <text:p>46927</text:p>
              </table:table-cell>
              <table:table-cell office:value-type="float" office:value="48058">
                <text:p>4805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970">
                <text:p>46970</text:p>
              </table:table-cell>
              <table:table-cell office:value-type="float" office:value="48068">
                <text:p>4806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998">
                <text:p>46998</text:p>
              </table:table-cell>
              <table:table-cell office:value-type="float" office:value="48070">
                <text:p>4807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7032">
                <text:p>47032</text:p>
              </table:table-cell>
              <table:table-cell office:value-type="float" office:value="48099">
                <text:p>4809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7068">
                <text:p>47068</text:p>
              </table:table-cell>
              <table:table-cell office:value-type="float" office:value="48129">
                <text:p>4812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7159">
                <text:p>47159</text:p>
              </table:table-cell>
              <table:table-cell office:value-type="float" office:value="48145">
                <text:p>4814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7171">
                <text:p>47171</text:p>
              </table:table-cell>
              <table:table-cell office:value-type="float" office:value="48165">
                <text:p>4816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184">
                <text:p>47184</text:p>
              </table:table-cell>
              <table:table-cell office:value-type="float" office:value="48210">
                <text:p>4821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195">
                <text:p>47195</text:p>
              </table:table-cell>
              <table:table-cell office:value-type="float" office:value="48238">
                <text:p>4823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201">
                <text:p>47201</text:p>
              </table:table-cell>
              <table:table-cell office:value-type="float" office:value="48257">
                <text:p>4825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208">
                <text:p>47208</text:p>
              </table:table-cell>
              <table:table-cell office:value-type="float" office:value="48313">
                <text:p>4831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228">
                <text:p>47228</text:p>
              </table:table-cell>
              <table:table-cell office:value-type="float" office:value="48329">
                <text:p>4832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69">
                <text:p>47269</text:p>
              </table:table-cell>
              <table:table-cell office:value-type="float" office:value="48380">
                <text:p>483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01">
                <text:p>47301</text:p>
              </table:table-cell>
              <table:table-cell office:value-type="float" office:value="48407">
                <text:p>4840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27">
                <text:p>47327</text:p>
              </table:table-cell>
              <table:table-cell office:value-type="float" office:value="48422">
                <text:p>4842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338">
                <text:p>47338</text:p>
              </table:table-cell>
              <table:table-cell office:value-type="float" office:value="48464">
                <text:p>4846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371">
                <text:p>47371</text:p>
              </table:table-cell>
              <table:table-cell office:value-type="float" office:value="48475">
                <text:p>4847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529">
                <text:p>47529</text:p>
              </table:table-cell>
              <table:table-cell office:value-type="float" office:value="48489">
                <text:p>4848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700">
                <text:p>47700</text:p>
              </table:table-cell>
              <table:table-cell office:value-type="float" office:value="48718">
                <text:p>4871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730">
                <text:p>47730</text:p>
              </table:table-cell>
              <table:table-cell office:value-type="float" office:value="48726">
                <text:p>4872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740">
                <text:p>47740</text:p>
              </table:table-cell>
              <table:table-cell office:value-type="float" office:value="48756">
                <text:p>4875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43">
                <text:p>47743</text:p>
              </table:table-cell>
              <table:table-cell office:value-type="float" office:value="48780">
                <text:p>487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934">
                <text:p>47934</text:p>
              </table:table-cell>
              <table:table-cell office:value-type="float" office:value="48851">
                <text:p>4885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960">
                <text:p>47960</text:p>
              </table:table-cell>
              <table:table-cell office:value-type="float" office:value="48887">
                <text:p>4888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988">
                <text:p>47988</text:p>
              </table:table-cell>
              <table:table-cell office:value-type="float" office:value="48971">
                <text:p>4897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8040">
                <text:p>48040</text:p>
              </table:table-cell>
              <table:table-cell office:value-type="float" office:value="49034">
                <text:p>4903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8086">
                <text:p>48086</text:p>
              </table:table-cell>
              <table:table-cell office:value-type="float" office:value="49113">
                <text:p>4911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246">
                <text:p>48246</text:p>
              </table:table-cell>
              <table:table-cell office:value-type="float" office:value="49349">
                <text:p>4934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423">
                <text:p>48423</text:p>
              </table:table-cell>
              <table:table-cell office:value-type="float" office:value="49445">
                <text:p>4944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591">
                <text:p>48591</text:p>
              </table:table-cell>
              <table:table-cell office:value-type="float" office:value="49540">
                <text:p>4954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636">
                <text:p>48636</text:p>
              </table:table-cell>
              <table:table-cell office:value-type="float" office:value="49624">
                <text:p>4962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639">
                <text:p>48639</text:p>
              </table:table-cell>
              <table:table-cell office:value-type="float" office:value="49737">
                <text:p>4973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689">
                <text:p>48689</text:p>
              </table:table-cell>
              <table:table-cell office:value-type="float" office:value="49856">
                <text:p>4985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695">
                <text:p>48695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818">
                <text:p>48818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061">
                <text:p>49061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